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3854in"/>
    </style:style>
    <style:style style:name="co4" style:family="table-column">
      <style:table-column-properties fo:break-before="auto" style:column-width="1.3181in"/>
    </style:style>
    <style:style style:name="co5" style:family="table-column">
      <style:table-column-properties fo:break-before="auto" style:column-width="0.45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1.8689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1283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00cc"/>
    </style:style>
    <style:style style:name="ta5" style:family="table" style:master-page-name="Default">
      <style:table-properties table:display="true" style:writing-mode="lr-tb" tableooo:tab-color="#ff3333"/>
    </style:style>
    <number:boolean-style style:name="N99">
      <number:boolean/>
    </number:boolean-style>
    <number:text-style style:name="N100">
      <number:text-content/>
    </number:text-style>
    <style:style style:name="ce14" style:family="table-cell" style:parent-style-name="Default">
      <style:text-properties style:use-window-font-color="true" style:text-position="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 style:data-style-name="N0"/>
    <style:style style:name="ce18" style:family="table-cell" style:parent-style-name="Default" style:data-style-name="N99"/>
    <style:style style:name="ce19" style:family="table-cell" style:parent-style-name="Default">
      <style:text-properties fo:color="#6666ff"/>
    </style:style>
    <style:style style:name="ce20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21" style:family="table-cell" style:parent-style-name="Default">
      <style:text-properties fo:color="#ff3333"/>
    </style:style>
    <style:style style:name="ce22" style:family="table-cell" style:parent-style-name="Default">
      <style:text-properties fo:color="#ff3333" style:font-name="Nimbus Sans L" style:font-name-asian="DejaVu Sans" style:font-name-complex="DejaVu Sans"/>
    </style:style>
    <style:style style:name="ce23" style:family="table-cell" style:parent-style-name="Default">
      <style:text-properties fo:color="#6666ff" style:font-name="Nimbus Sans L" style:font-name-asian="DejaVu Sans" style:font-name-complex="DejaVu Sans"/>
    </style:style>
    <style:style style:name="ce24" style:family="table-cell" style:parent-style-name="Default">
      <style:table-cell-properties fo:background-color="#dddddd"/>
      <style:text-properties fo:color="#6666ff"/>
    </style:style>
    <style:style style:name="ce25" style:family="table-cell" style:parent-style-name="Default" style:data-style-name="N99">
      <style:text-properties fo:color="#6666ff"/>
    </style:style>
    <style:style style:name="ce26" style:family="table-cell" style:parent-style-name="Default" style:data-style-name="N99">
      <style:table-cell-properties fo:background-color="#dddddd"/>
      <style:text-properties fo:color="#6666ff"/>
    </style:style>
    <style:style style:name="ce27" style:family="table-cell" style:parent-style-name="Default">
      <style:table-cell-properties fo:background-color="#dddddd"/>
      <style:text-properties fo:color="#6666ff" style:font-name="Nimbus Sans L" style:font-name-asian="DejaVu Sans" style:font-name-complex="DejaVu Sans"/>
    </style:style>
    <style:style style:name="ce28" style:family="table-cell" style:parent-style-name="Default" style:data-style-name="N100"/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cc"/>
    </style:style>
  </office:automatic-styles>
  <office:body>
    <office:spreadsheet>
      <table:table table:name="Recip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>
            <text:p>Dish</text:p>
          </table:table-cell>
          <table:table-cell table:style-name="ce2" office:value-type="string" calcext:value-type="string">
            <text:p>Ingredie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text:p>How many people the dish feeds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8"/>
        </table:table-row>
        <table:table-row table:style-name="ro1">
          <table:table-cell table:style-name="ce3" office:value-type="string" calcext:value-type="string">
            <text:p>Cereal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Joghu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lk (UHT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rnflak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us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Fruit</text:p>
          </table:table-cell>
          <table:table-cell table:style-name="ce3" table:number-columns-repeated="3"/>
          <table:table-cell table:style-name="ce3" office:value-type="float" office:value="1.5" calcext:value-type="float">
            <text:p>1.5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Banana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Oth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Bread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Brötchen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ze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eice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 table:style-name="ce3" office:value-type="string" calcext:value-type="string">
            <text:p>Drinks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- Orang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Apple juic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Te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g</text:p>
          </table:table-cell>
          <table:table-cell/>
          <table:table-cell table:style-name="ce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 Coffe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uga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 Mil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Egg sandwich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ucumber sandwich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rie / Apple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ratwurst / mustard / horseradish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5" table:formula="of:=[.C51]/200" office:value-type="float" office:value="0.375" calcext:value-type="float">
            <text:p>0.375</text:p>
          </table:table-cell>
          <table:table-cell table:style-name="ce5" office:value-type="string" calcext:value-type="string">
            <text:p>Should have 200g sides, 200g meat, per person</text:p>
          </table:table-cell>
          <table:table-cell table:style-name="ce10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Fish / Salmon</text:p>
          </table:table-cell>
          <table:table-cell table:style-name="ce6"/>
          <table:table-cell table:style-name="ce5" table:number-columns-repeated="2"/>
          <table:table-cell table:style-name="ce5" table:formula="of:=[.C54]/200" office:value-type="float" office:value="0.001" calcext:value-type="float">
            <text:p>0.001</text:p>
          </table:table-cell>
          <table:table-cell table:style-name="ce10"/>
          <table:table-cell table:style-name="ce13"/>
          <table:table-cell table:style-name="ce5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Haloumi</text:p>
          </table:table-cell>
          <table:table-cell table:style-name="ce5"/>
          <table:table-cell table:style-name="ce6" table:number-columns-repeated="2"/>
          <table:table-cell table:style-name="ce5" table:formula="of:=[.C57]/200" office:value-type="float" office:value="0.0015" calcext:value-type="float">
            <text:p>0.0015</text:p>
          </table:table-cell>
          <table:table-cell table:style-name="ce10"/>
          <table:table-cell table:style-name="ce15"/>
          <table:table-cell table:style-name="ce6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ried onions</text:p>
          </table:table-cell>
          <table:table-cell table:style-name="ce5" table:number-columns-repeated="4"/>
          <table:table-cell table:style-name="ce10"/>
          <table:table-cell table:style-name="ce13"/>
          <table:table-cell table:style-name="ce5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auerkraut</text:p>
          </table:table-cell>
          <table:table-cell table:style-name="ce6"/>
          <table:table-cell table:style-name="ce5" table:number-columns-repeated="3"/>
          <table:table-cell table:style-name="ce10"/>
          <table:table-cell table:style-name="ce13"/>
          <table:table-cell table:style-name="ce12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rn</text:p>
          </table:table-cell>
          <table:table-cell table:style-name="ce5" table:number-columns-repeated="4"/>
          <table:table-cell table:style-name="ce10"/>
          <table:table-cell table:style-name="ce13"/>
          <table:table-cell table:style-name="ce12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icken wings</text:p>
          </table:table-cell>
          <table:table-cell table:style-name="ce3" table:number-columns-repeated="3"/>
          <table:table-cell table:style-name="ce3" table:formula="of:=30*[.C69]/200" office:value-type="float" office:value="3.75" calcext:value-type="float">
            <text:p>3.75</text:p>
          </table:table-cell>
          <table:table-cell table:style-name="ce3" table:number-columns-repeated="3"/>
          <table:table-cell table:style-name="ce10" table:number-columns-repeated="1015"/>
          <table:table-cell/>
        </table:table-row>
        <table:table-row table:style-name="ro1">
          <table:table-cell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Veggies in Foil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ow do you do this in advance?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uscous salad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o either Potato or Couscous?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German Potato Salad</text:p>
          </table:table-cell>
          <table:table-cell table:style-name="ce3" table:number-columns-repeated="3"/>
          <table:table-cell table:style-name="ce5" office:value-type="float" office:value="16" calcext:value-type="float">
            <text:p>16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diced potatos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3 cups diced (can be unpeeled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i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mall onion, d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150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1/4 cup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Sweet Potato and Black bean chili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<text:s/>(/4 for main)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lafourtis</text:p>
          </table:table-cell>
          <table:table-cell table:style-name="ce3" table:number-columns-repeated="4"/>
          <table:table-cell table:style-name="ce3" office:value-type="string" calcext:value-type="string">
            <text:p>No oven - so this can't be done</text:p>
          </table:table-cell>
          <table:table-cell table:style-name="ce3" table:number-columns-repeated="1017"/>
          <table:table-cell/>
        </table:table-row>
        <table:table-row table:style-name="ro1">
          <table:table-cell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ustard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 table:style-name="ce3" table:number-columns-repeated="1018"/>
          <table:table-cell/>
        </table:table-row>
        <table:table-row table:style-name="ro1">
          <table:table-cell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Snack platter</text:p>
          </table:table-cell>
          <table:table-cell table:style-name="ce3" table:number-columns-repeated="1023"/>
        </table:table-row>
        <table:table-row table:style-name="ro1">
          <table:table-cell/>
          <table:table-cell table:style-name="ce2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17"/>
        <table:table-column table:style-name="co1" table:default-cell-style-name="ce16"/>
        <table:table-column table:style-name="co1" table:number-columns-repeated="3" table:default-cell-style-name="ce17"/>
        <table:table-column table:style-name="co1" table:number-columns-repeated="2" table:default-cell-style-name="ce18"/>
        <table:table-row table:style-name="ro1">
          <table:table-cell office:value-type="string" calcext:value-type="string">
            <text:p>Meal</text:p>
          </table:table-cell>
          <table:table-cell table:style-name="ce16" office:value-type="string" calcext:value-type="string">
            <text:p>Friday, 18 July</text:p>
          </table:table-cell>
          <table:table-cell table:style-name="ce16" office:value-type="string" calcext:value-type="string">
            <text:p>Saturday, 19 July</text:p>
          </table:table-cell>
          <table:table-cell table:style-name="ce16" office:value-type="string" calcext:value-type="string">
            <text:p>Sunday, 20 July</text:p>
          </table:table-cell>
          <table:table-cell table:style-name="ce16" office:value-type="string" calcext:value-type="string">
            <text:p>Monday, 21 July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Breakfa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ch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Q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/>
          <table:table-cell table:number-columns-repeated="4"/>
          <table:table-cell table:style-name="ce18"/>
          <table:table-cell table:style-name="ce17" table:number-columns-repeated="2"/>
        </table:table-row>
        <table:table-row table:style-name="ro1">
          <table:table-cell office:value-type="string" calcext:value-type="string">
            <text:p>Dinner</text:p>
          </table:table-cell>
          <table:table-cell table:style-name="ce18" table:number-columns-repeated="2"/>
          <table:table-cell office:value-type="float" office:value="1" calcext:value-type="float">
            <text:p>1</text:p>
          </table:table-cell>
          <table:table-cell table:style-name="ce18"/>
          <table:table-cell table:number-columns-repeated="6"/>
        </table:table-row>
        <table:table-row table:style-name="ro1">
          <table:table-cell office:value-type="string" calcext:value-type="string">
            <text:p>Dessert</text:p>
          </table:table-cell>
          <table:table-cell table:style-name="ce18" table:number-columns-repeated="2"/>
          <table:table-cell office:value-type="float" office:value="1" calcext:value-type="float">
            <text:p>1</text:p>
          </table:table-cell>
          <table:table-cell table:style-name="ce18"/>
          <table:table-cell table:style-name="Default" table:number-columns-repeated="6"/>
        </table:table-row>
      </table:table>
      <table:table table:name="Unit Recipes" table:style-name="ta3">
        <office:forms form:automatic-focus="false" form:apply-design-mode="false"/>
        <table:table-column table:style-name="co1" table:number-columns-repeated="5" table:default-cell-style-name="ce19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9"/>
        <table:table-column table:style-name="co1" table:default-cell-style-name="ce16"/>
        <table:table-column table:style-name="co1" table:number-columns-repeated="1012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office:value-type="string" calcext:value-type="string">
            <text:p>Dish, messy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6" office:value-type="string" calcext:value-type="string">
            <text:p>Measure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table:style-name="ce16" office:value-type="string" calcext:value-type="string">
            <text:p>Quantity to feed one person</text:p>
          </table:table-cell>
          <table:table-cell table:style-name="ce16" table:number-columns-repeated="1010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style-name="ce20" table:formula="of:=IF([.B2]=0;[.A2];[.F1])" office:value-type="string" office:string-value="Cereal" calcext:value-type="string">
            <text:p>Cereal</text:p>
          </table:table-cell>
          <table:table-cell table:style-name="ce21" table:formula="of:=IF([.B2]=0;&quot;&quot;;[.F2])">
            <text:p/>
          </table:table-cell>
          <table:table-cell table:style-name="ce21" table:formula="of:=[.B2]" office:value-type="float" office:value="0" calcext:value-type="float">
            <text:p>0</text:p>
          </table:table-cell>
          <table:table-cell table:style-name="ce22" table:formula="of:=[.D2]" office:value-type="float" office:value="0" calcext:value-type="float">
            <text:p>0</text:p>
          </table:table-cell>
          <table:table-cell table:formula="of:=IF([.E2]=0;[.J1];[.E2])" office:value-type="float" office:value="1" calcext:value-type="float">
            <text:p>1</text:p>
          </table:table-cell>
          <table:table-cell table:formula="of:=IF([.F2]=0;&quot;&quot;;[.J2])" office:value-type="float" office:value="1" calcext:value-type="float">
            <text:p>1</text:p>
          </table:table-cell>
          <table:table-cell table:style-name="ce21" table:formula="of:=IF([.K2]=&quot;&quot;;&quot;&quot;;[.C2]/[.K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]" office:value-type="float" office:value="0" calcext:value-type="float">
            <text:p>0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50" calcext:value-type="float">
            <text:p>50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IF([Recipes.E3]=&quot;&quot;;[.E2];[Recipes.E3])" office:value-type="float" office:value="1" calcext:value-type="float">
            <text:p>1</text:p>
          </table:table-cell>
          <table:table-cell table:style-name="ce20" table:formula="of:=IF([.B3]=0;[.A3];[.F2])" office:value-type="string" office:string-value="Cereal" calcext:value-type="string">
            <text:p>Cereal</text:p>
          </table:table-cell>
          <table:table-cell table:style-name="ce21" table:formula="of:=IF([.B3]=0;&quot;&quot;;[.F3])" office:value-type="string" office:string-value="Cereal" calcext:value-type="string">
            <text:p>Cereal</text:p>
          </table:table-cell>
          <table:table-cell table:style-name="ce21" table:formula="of:=[.B3]" office:value-type="string" office:string-value="Joghurt" calcext:value-type="string">
            <text:p>Joghurt</text:p>
          </table:table-cell>
          <table:table-cell table:style-name="ce22" table:formula="of:=[.D3]" office:value-type="string" office:string-value="ml" calcext:value-type="string">
            <text:p>ml</text:p>
          </table:table-cell>
          <table:table-cell table:formula="of:=IF([.E3]=0;[.J2];[.E3])" office:value-type="float" office:value="1" calcext:value-type="float">
            <text:p>1</text:p>
          </table:table-cell>
          <table:table-cell table:formula="of:=IF([.F3]=0;&quot;&quot;;[.J3])" office:value-type="float" office:value="1" calcext:value-type="float">
            <text:p>1</text:p>
          </table:table-cell>
          <table:table-cell table:style-name="ce21" table:formula="of:=IF([.K3]=&quot;&quot;;&quot;&quot;;[.C3]/[.K3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4]" office:value-type="float" office:value="0" calcext:value-type="float">
            <text:p>0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100" calcext:value-type="float">
            <text:p>100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IF([Recipes.E4]=&quot;&quot;;[.E3];[Recipes.E4])" office:value-type="float" office:value="1" calcext:value-type="float">
            <text:p>1</text:p>
          </table:table-cell>
          <table:table-cell table:style-name="ce20" table:formula="of:=IF([.B4]=0;[.A4];[.F3])" office:value-type="string" office:string-value="Cereal" calcext:value-type="string">
            <text:p>Cereal</text:p>
          </table:table-cell>
          <table:table-cell table:style-name="ce21" table:formula="of:=IF([.B4]=0;&quot;&quot;;[.F4])" office:value-type="string" office:string-value="Cereal" calcext:value-type="string">
            <text:p>Cereal</text:p>
          </table:table-cell>
          <table:table-cell table:style-name="ce21" table:formula="of:=[.B4]" office:value-type="string" office:string-value="Milk (UHT)" calcext:value-type="string">
            <text:p>Milk (UHT)</text:p>
          </table:table-cell>
          <table:table-cell table:style-name="ce22" table:formula="of:=[.D4]" office:value-type="string" office:string-value="ml" calcext:value-type="string">
            <text:p>ml</text:p>
          </table:table-cell>
          <table:table-cell table:formula="of:=IF([.E4]=0;[.J3];[.E4])" office:value-type="float" office:value="1" calcext:value-type="float">
            <text:p>1</text:p>
          </table:table-cell>
          <table:table-cell table:formula="of:=IF([.F4]=0;&quot;&quot;;[.J4])" office:value-type="float" office:value="1" calcext:value-type="float">
            <text:p>1</text:p>
          </table:table-cell>
          <table:table-cell table:style-name="ce21" table:formula="of:=IF([.K4]=&quot;&quot;;&quot;&quot;;[.C4]/[.K4])"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formula="of:=[Recipes.A5]" office:value-type="float" office:value="0" calcext:value-type="float">
            <text:p>0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10" calcext:value-type="float">
            <text:p>10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IF([Recipes.E5]=&quot;&quot;;[.E4];[Recipes.E5])" office:value-type="float" office:value="1" calcext:value-type="float">
            <text:p>1</text:p>
          </table:table-cell>
          <table:table-cell table:style-name="ce20" table:formula="of:=IF([.B5]=0;[.A5];[.F4])" office:value-type="string" office:string-value="Cereal" calcext:value-type="string">
            <text:p>Cereal</text:p>
          </table:table-cell>
          <table:table-cell table:style-name="ce21" table:formula="of:=IF([.B5]=0;&quot;&quot;;[.F5])" office:value-type="string" office:string-value="Cereal" calcext:value-type="string">
            <text:p>Cereal</text:p>
          </table:table-cell>
          <table:table-cell table:style-name="ce21" table:formula="of:=[.B5]" office:value-type="string" office:string-value="Cornflakes" calcext:value-type="string">
            <text:p>Cornflakes</text:p>
          </table:table-cell>
          <table:table-cell table:style-name="ce22" table:formula="of:=[.D5]" office:value-type="string" office:string-value="g" calcext:value-type="string">
            <text:p>g</text:p>
          </table:table-cell>
          <table:table-cell table:formula="of:=IF([.E5]=0;[.J4];[.E5])" office:value-type="float" office:value="1" calcext:value-type="float">
            <text:p>1</text:p>
          </table:table-cell>
          <table:table-cell table:formula="of:=IF([.F5]=0;&quot;&quot;;[.J5])" office:value-type="float" office:value="1" calcext:value-type="float">
            <text:p>1</text:p>
          </table:table-cell>
          <table:table-cell table:style-name="ce21" table:formula="of:=IF([.K5]=&quot;&quot;;&quot;&quot;;[.C5]/[.K5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6]" office:value-type="float" office:value="0" calcext:value-type="float">
            <text:p>0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10" calcext:value-type="float">
            <text:p>10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IF([Recipes.E6]=&quot;&quot;;[.E5];[Recipes.E6])" office:value-type="float" office:value="1" calcext:value-type="float">
            <text:p>1</text:p>
          </table:table-cell>
          <table:table-cell table:style-name="ce20" table:formula="of:=IF([.B6]=0;[.A6];[.F5])" office:value-type="string" office:string-value="Cereal" calcext:value-type="string">
            <text:p>Cereal</text:p>
          </table:table-cell>
          <table:table-cell table:style-name="ce21" table:formula="of:=IF([.B6]=0;&quot;&quot;;[.F6])" office:value-type="string" office:string-value="Cereal" calcext:value-type="string">
            <text:p>Cereal</text:p>
          </table:table-cell>
          <table:table-cell table:style-name="ce21" table:formula="of:=[.B6]" office:value-type="string" office:string-value="Musli" calcext:value-type="string">
            <text:p>Musli</text:p>
          </table:table-cell>
          <table:table-cell table:style-name="ce22" table:formula="of:=[.D6]" office:value-type="string" office:string-value="g" calcext:value-type="string">
            <text:p>g</text:p>
          </table:table-cell>
          <table:table-cell table:formula="of:=IF([.E6]=0;[.J5];[.E6])" office:value-type="float" office:value="1" calcext:value-type="float">
            <text:p>1</text:p>
          </table:table-cell>
          <table:table-cell table:formula="of:=IF([.F6]=0;&quot;&quot;;[.J6])" office:value-type="float" office:value="1" calcext:value-type="float">
            <text:p>1</text:p>
          </table:table-cell>
          <table:table-cell table:style-name="ce21" table:formula="of:=IF([.K6]=&quot;&quot;;&quot;&quot;;[.C6]/[.K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IF([Recipes.E7]=&quot;&quot;;[.E6];[Recipes.E7])" office:value-type="float" office:value="1" calcext:value-type="float">
            <text:p>1</text:p>
          </table:table-cell>
          <table:table-cell table:style-name="ce20" table:formula="of:=IF([.B7]=0;[.A7];[.F6])" office:value-type="float" office:value="0" calcext:value-type="float">
            <text:p>0</text:p>
          </table:table-cell>
          <table:table-cell table:style-name="ce21" table:formula="of:=IF([.B7]=0;&quot;&quot;;[.F7])">
            <text:p/>
          </table:table-cell>
          <table:table-cell table:style-name="ce21" table:formula="of:=[.B7]" office:value-type="float" office:value="0" calcext:value-type="float">
            <text:p>0</text:p>
          </table:table-cell>
          <table:table-cell table:style-name="ce22" table:formula="of:=[.D7]" office:value-type="float" office:value="0" calcext:value-type="float">
            <text:p>0</text:p>
          </table:table-cell>
          <table:table-cell table:formula="of:=IF([.E7]=0;[.J6];[.E7])" office:value-type="float" office:value="1" calcext:value-type="float">
            <text:p>1</text:p>
          </table:table-cell>
          <table:table-cell table:formula="of:=IF([.F7]=0;&quot;&quot;;[.J7])">
            <text:p/>
          </table:table-cell>
          <table:table-cell table:style-name="ce21" table:formula="of:=IF([.K7]=&quot;&quot;;&quot;&quot;;[.C7]/[.K7])">
            <text:p/>
          </table:table-cell>
          <table:table-cell table:number-columns-repeated="1010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IF([Recipes.E8]=&quot;&quot;;[.E7];[Recipes.E8])" office:value-type="float" office:value="1.5" calcext:value-type="float">
            <text:p>1.5</text:p>
          </table:table-cell>
          <table:table-cell table:style-name="ce20" table:formula="of:=IF([.B8]=0;[.A8];[.F7])" office:value-type="string" office:string-value="Fruit" calcext:value-type="string">
            <text:p>Fruit</text:p>
          </table:table-cell>
          <table:table-cell table:style-name="ce21" table:formula="of:=IF([.B8]=0;&quot;&quot;;[.F8])">
            <text:p/>
          </table:table-cell>
          <table:table-cell table:style-name="ce21" table:formula="of:=[.B8]" office:value-type="float" office:value="0" calcext:value-type="float">
            <text:p>0</text:p>
          </table:table-cell>
          <table:table-cell table:style-name="ce22" table:formula="of:=[.D8]" office:value-type="float" office:value="0" calcext:value-type="float">
            <text:p>0</text:p>
          </table:table-cell>
          <table:table-cell table:formula="of:=IF([.E8]=0;[.J7];[.E8])" office:value-type="float" office:value="1.5" calcext:value-type="float">
            <text:p>1.5</text:p>
          </table:table-cell>
          <table:table-cell table:formula="of:=IF([.F8]=0;&quot;&quot;;[.J8])" office:value-type="float" office:value="1.5" calcext:value-type="float">
            <text:p>1.5</text:p>
          </table:table-cell>
          <table:table-cell table:style-name="ce21" table:formula="of:=IF([.K8]=&quot;&quot;;&quot;&quot;;[.C8]/[.K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]" office:value-type="float" office:value="0" calcext:value-type="float">
            <text:p>0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0.5" calcext:value-type="float">
            <text:p>0.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IF([Recipes.E9]=&quot;&quot;;[.E8];[Recipes.E9])" office:value-type="float" office:value="1.5" calcext:value-type="float">
            <text:p>1.5</text:p>
          </table:table-cell>
          <table:table-cell table:style-name="ce20" table:formula="of:=IF([.B9]=0;[.A9];[.F8])" office:value-type="string" office:string-value="Fruit" calcext:value-type="string">
            <text:p>Fruit</text:p>
          </table:table-cell>
          <table:table-cell table:style-name="ce21" table:formula="of:=IF([.B9]=0;&quot;&quot;;[.F9])" office:value-type="string" office:string-value="Fruit" calcext:value-type="string">
            <text:p>Fruit</text:p>
          </table:table-cell>
          <table:table-cell table:style-name="ce21" table:formula="of:=[.B9]" office:value-type="string" office:string-value="- Bananas" calcext:value-type="string">
            <text:p>- Bananas</text:p>
          </table:table-cell>
          <table:table-cell table:style-name="ce22" table:formula="of:=[.D9]" office:value-type="string" office:string-value="peice" calcext:value-type="string">
            <text:p>peice</text:p>
          </table:table-cell>
          <table:table-cell table:formula="of:=IF([.E9]=0;[.J8];[.E9])" office:value-type="float" office:value="1.5" calcext:value-type="float">
            <text:p>1.5</text:p>
          </table:table-cell>
          <table:table-cell table:formula="of:=IF([.F9]=0;&quot;&quot;;[.J9])" office:value-type="float" office:value="1.5" calcext:value-type="float">
            <text:p>1.5</text:p>
          </table:table-cell>
          <table:table-cell table:style-name="ce21" table:formula="of:=IF([.K9]=&quot;&quot;;&quot;&quot;;[.C9]/[.K9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0]" office:value-type="float" office:value="0" calcext:value-type="float">
            <text:p>0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0.5" calcext:value-type="float">
            <text:p>0.5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IF([Recipes.E10]=&quot;&quot;;[.E9];[Recipes.E10])" office:value-type="float" office:value="1.5" calcext:value-type="float">
            <text:p>1.5</text:p>
          </table:table-cell>
          <table:table-cell table:style-name="ce20" table:formula="of:=IF([.B10]=0;[.A10];[.F9])" office:value-type="string" office:string-value="Fruit" calcext:value-type="string">
            <text:p>Fruit</text:p>
          </table:table-cell>
          <table:table-cell table:style-name="ce21" table:formula="of:=IF([.B10]=0;&quot;&quot;;[.F10])" office:value-type="string" office:string-value="Fruit" calcext:value-type="string">
            <text:p>Fruit</text:p>
          </table:table-cell>
          <table:table-cell table:style-name="ce21" table:formula="of:=[.B10]" office:value-type="string" office:string-value="- Apples" calcext:value-type="string">
            <text:p>- Apples</text:p>
          </table:table-cell>
          <table:table-cell table:style-name="ce22" table:formula="of:=[.D10]" office:value-type="string" office:string-value="peice" calcext:value-type="string">
            <text:p>peice</text:p>
          </table:table-cell>
          <table:table-cell table:formula="of:=IF([.E10]=0;[.J9];[.E10])" office:value-type="float" office:value="1.5" calcext:value-type="float">
            <text:p>1.5</text:p>
          </table:table-cell>
          <table:table-cell table:formula="of:=IF([.F10]=0;&quot;&quot;;[.J10])" office:value-type="float" office:value="1.5" calcext:value-type="float">
            <text:p>1.5</text:p>
          </table:table-cell>
          <table:table-cell table:style-name="ce21" table:formula="of:=IF([.K10]=&quot;&quot;;&quot;&quot;;[.C10]/[.K10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1]" office:value-type="float" office:value="0" calcext:value-type="float">
            <text:p>0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0.5" calcext:value-type="float">
            <text:p>0.5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IF([Recipes.E11]=&quot;&quot;;[.E10];[Recipes.E11])" office:value-type="float" office:value="1.5" calcext:value-type="float">
            <text:p>1.5</text:p>
          </table:table-cell>
          <table:table-cell table:style-name="ce20" table:formula="of:=IF([.B11]=0;[.A11];[.F10])" office:value-type="string" office:string-value="Fruit" calcext:value-type="string">
            <text:p>Fruit</text:p>
          </table:table-cell>
          <table:table-cell table:style-name="ce21" table:formula="of:=IF([.B11]=0;&quot;&quot;;[.F11])" office:value-type="string" office:string-value="Fruit" calcext:value-type="string">
            <text:p>Fruit</text:p>
          </table:table-cell>
          <table:table-cell table:style-name="ce21" table:formula="of:=[.B11]" office:value-type="string" office:string-value="- Other" calcext:value-type="string">
            <text:p>- Other</text:p>
          </table:table-cell>
          <table:table-cell table:style-name="ce22" table:formula="of:=[.D11]" office:value-type="string" office:string-value="peice" calcext:value-type="string">
            <text:p>peice</text:p>
          </table:table-cell>
          <table:table-cell table:formula="of:=IF([.E11]=0;[.J10];[.E11])" office:value-type="float" office:value="1.5" calcext:value-type="float">
            <text:p>1.5</text:p>
          </table:table-cell>
          <table:table-cell table:formula="of:=IF([.F11]=0;&quot;&quot;;[.J11])" office:value-type="float" office:value="1.5" calcext:value-type="float">
            <text:p>1.5</text:p>
          </table:table-cell>
          <table:table-cell table:style-name="ce21" table:formula="of:=IF([.K11]=&quot;&quot;;&quot;&quot;;[.C11]/[.K1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IF([Recipes.E12]=&quot;&quot;;[.E11];[Recipes.E12])" office:value-type="float" office:value="1.5" calcext:value-type="float">
            <text:p>1.5</text:p>
          </table:table-cell>
          <table:table-cell table:style-name="ce20" table:formula="of:=IF([.B12]=0;[.A12];[.F11])" office:value-type="float" office:value="0" calcext:value-type="float">
            <text:p>0</text:p>
          </table:table-cell>
          <table:table-cell table:style-name="ce21" table:formula="of:=IF([.B12]=0;&quot;&quot;;[.F12])">
            <text:p/>
          </table:table-cell>
          <table:table-cell table:style-name="ce21" table:formula="of:=[.B12]" office:value-type="float" office:value="0" calcext:value-type="float">
            <text:p>0</text:p>
          </table:table-cell>
          <table:table-cell table:style-name="ce22" table:formula="of:=[.D12]" office:value-type="float" office:value="0" calcext:value-type="float">
            <text:p>0</text:p>
          </table:table-cell>
          <table:table-cell table:formula="of:=IF([.E12]=0;[.J11];[.E12])" office:value-type="float" office:value="1.5" calcext:value-type="float">
            <text:p>1.5</text:p>
          </table:table-cell>
          <table:table-cell table:formula="of:=IF([.F12]=0;&quot;&quot;;[.J12])">
            <text:p/>
          </table:table-cell>
          <table:table-cell table:style-name="ce21" table:formula="of:=IF([.K12]=&quot;&quot;;&quot;&quot;;[.C12]/[.K12])">
            <text:p/>
          </table:table-cell>
          <table:table-cell table:number-columns-repeated="1010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IF([Recipes.E13]=&quot;&quot;;[.E12];[Recipes.E13])" office:value-type="float" office:value="2" calcext:value-type="float">
            <text:p>2</text:p>
          </table:table-cell>
          <table:table-cell table:style-name="ce20" table:formula="of:=IF([.B13]=0;[.A13];[.F12])" office:value-type="string" office:string-value="Bread" calcext:value-type="string">
            <text:p>Bread</text:p>
          </table:table-cell>
          <table:table-cell table:style-name="ce21" table:formula="of:=IF([.B13]=0;&quot;&quot;;[.F13])">
            <text:p/>
          </table:table-cell>
          <table:table-cell table:style-name="ce21" table:formula="of:=[.B13]" office:value-type="float" office:value="0" calcext:value-type="float">
            <text:p>0</text:p>
          </table:table-cell>
          <table:table-cell table:style-name="ce22" table:formula="of:=[.D13]" office:value-type="float" office:value="0" calcext:value-type="float">
            <text:p>0</text:p>
          </table:table-cell>
          <table:table-cell table:formula="of:=IF([.E13]=0;[.J12];[.E13])" office:value-type="float" office:value="2" calcext:value-type="float">
            <text:p>2</text:p>
          </table:table-cell>
          <table:table-cell table:formula="of:=IF([.F13]=0;&quot;&quot;;[.J13])" office:value-type="float" office:value="2" calcext:value-type="float">
            <text:p>2</text:p>
          </table:table-cell>
          <table:table-cell table:style-name="ce21" table:formula="of:=IF([.K13]=&quot;&quot;;&quot;&quot;;[.C13]/[.K1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]" office:value-type="float" office:value="0" calcext:value-type="float">
            <text:p>0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0.8" calcext:value-type="float">
            <text:p>0.8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IF([Recipes.E14]=&quot;&quot;;[.E13];[Recipes.E14])" office:value-type="float" office:value="2" calcext:value-type="float">
            <text:p>2</text:p>
          </table:table-cell>
          <table:table-cell table:style-name="ce20" table:formula="of:=IF([.B14]=0;[.A14];[.F13])" office:value-type="string" office:string-value="Bread" calcext:value-type="string">
            <text:p>Bread</text:p>
          </table:table-cell>
          <table:table-cell table:style-name="ce21" table:formula="of:=IF([.B14]=0;&quot;&quot;;[.F14])" office:value-type="string" office:string-value="Bread" calcext:value-type="string">
            <text:p>Bread</text:p>
          </table:table-cell>
          <table:table-cell table:style-name="ce21" table:formula="of:=[.B14]" office:value-type="string" office:string-value="Brötchen" calcext:value-type="string">
            <text:p>Brötchen</text:p>
          </table:table-cell>
          <table:table-cell table:style-name="ce22" table:formula="of:=[.D14]" office:value-type="string" office:string-value="peice" calcext:value-type="string">
            <text:p>peice</text:p>
          </table:table-cell>
          <table:table-cell table:formula="of:=IF([.E14]=0;[.J13];[.E14])" office:value-type="float" office:value="2" calcext:value-type="float">
            <text:p>2</text:p>
          </table:table-cell>
          <table:table-cell table:formula="of:=IF([.F14]=0;&quot;&quot;;[.J14])" office:value-type="float" office:value="2" calcext:value-type="float">
            <text:p>2</text:p>
          </table:table-cell>
          <table:table-cell table:style-name="ce21" table:formula="of:=IF([.K14]=&quot;&quot;;&quot;&quot;;[.C14]/[.K14])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table:formula="of:=[Recipes.A15]" office:value-type="float" office:value="0" calcext:value-type="float">
            <text:p>0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0.5" calcext:value-type="float">
            <text:p>0.5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IF([Recipes.E15]=&quot;&quot;;[.E14];[Recipes.E15])" office:value-type="float" office:value="2" calcext:value-type="float">
            <text:p>2</text:p>
          </table:table-cell>
          <table:table-cell table:style-name="ce20" table:formula="of:=IF([.B15]=0;[.A15];[.F14])" office:value-type="string" office:string-value="Bread" calcext:value-type="string">
            <text:p>Bread</text:p>
          </table:table-cell>
          <table:table-cell table:style-name="ce21" table:formula="of:=IF([.B15]=0;&quot;&quot;;[.F15])" office:value-type="string" office:string-value="Bread" calcext:value-type="string">
            <text:p>Bread</text:p>
          </table:table-cell>
          <table:table-cell table:style-name="ce21" table:formula="of:=[.B15]" office:value-type="string" office:string-value="Brezen" calcext:value-type="string">
            <text:p>Brezen</text:p>
          </table:table-cell>
          <table:table-cell table:style-name="ce22" table:formula="of:=[.D15]" office:value-type="string" office:string-value="peice" calcext:value-type="string">
            <text:p>peice</text:p>
          </table:table-cell>
          <table:table-cell table:formula="of:=IF([.E15]=0;[.J14];[.E15])" office:value-type="float" office:value="2" calcext:value-type="float">
            <text:p>2</text:p>
          </table:table-cell>
          <table:table-cell table:formula="of:=IF([.F15]=0;&quot;&quot;;[.J15])" office:value-type="float" office:value="2" calcext:value-type="float">
            <text:p>2</text:p>
          </table:table-cell>
          <table:table-cell table:style-name="ce21" table:formula="of:=IF([.K15]=&quot;&quot;;&quot;&quot;;[.C15]/[.K15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6]" office:value-type="float" office:value="0" calcext:value-type="float">
            <text:p>0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0" calcext:value-type="float">
            <text:p>10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IF([Recipes.E16]=&quot;&quot;;[.E15];[Recipes.E16])" office:value-type="float" office:value="2" calcext:value-type="float">
            <text:p>2</text:p>
          </table:table-cell>
          <table:table-cell table:style-name="ce20" table:formula="of:=IF([.B16]=0;[.A16];[.F15])" office:value-type="string" office:string-value="Bread" calcext:value-type="string">
            <text:p>Bread</text:p>
          </table:table-cell>
          <table:table-cell table:style-name="ce21" table:formula="of:=IF([.B16]=0;&quot;&quot;;[.F16])" office:value-type="string" office:string-value="Bread" calcext:value-type="string">
            <text:p>Bread</text:p>
          </table:table-cell>
          <table:table-cell table:style-name="ce21" table:formula="of:=[.B16]" office:value-type="string" office:string-value="Butter" calcext:value-type="string">
            <text:p>Butter</text:p>
          </table:table-cell>
          <table:table-cell table:style-name="ce22" table:formula="of:=[.D16]" office:value-type="string" office:string-value="g" calcext:value-type="string">
            <text:p>g</text:p>
          </table:table-cell>
          <table:table-cell table:formula="of:=IF([.E16]=0;[.J15];[.E16])" office:value-type="float" office:value="2" calcext:value-type="float">
            <text:p>2</text:p>
          </table:table-cell>
          <table:table-cell table:formula="of:=IF([.F16]=0;&quot;&quot;;[.J16])" office:value-type="float" office:value="2" calcext:value-type="float">
            <text:p>2</text:p>
          </table:table-cell>
          <table:table-cell table:style-name="ce21" table:formula="of:=IF([.K16]=&quot;&quot;;&quot;&quot;;[.C16]/[.K16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IF([Recipes.E17]=&quot;&quot;;[.E16];[Recipes.E17])" office:value-type="float" office:value="2" calcext:value-type="float">
            <text:p>2</text:p>
          </table:table-cell>
          <table:table-cell table:style-name="ce20" table:formula="of:=IF([.B17]=0;[.A17];[.F16])" office:value-type="float" office:value="0" calcext:value-type="float">
            <text:p>0</text:p>
          </table:table-cell>
          <table:table-cell table:style-name="ce21" table:formula="of:=IF([.B17]=0;&quot;&quot;;[.F17])">
            <text:p/>
          </table:table-cell>
          <table:table-cell table:style-name="ce21" table:formula="of:=[.B17]" office:value-type="float" office:value="0" calcext:value-type="float">
            <text:p>0</text:p>
          </table:table-cell>
          <table:table-cell table:style-name="ce22" table:formula="of:=[.D17]" office:value-type="float" office:value="0" calcext:value-type="float">
            <text:p>0</text:p>
          </table:table-cell>
          <table:table-cell table:formula="of:=IF([.E17]=0;[.J16];[.E17])" office:value-type="float" office:value="2" calcext:value-type="float">
            <text:p>2</text:p>
          </table:table-cell>
          <table:table-cell table:formula="of:=IF([.F17]=0;&quot;&quot;;[.J17])">
            <text:p/>
          </table:table-cell>
          <table:table-cell table:style-name="ce21" table:formula="of:=IF([.K17]=&quot;&quot;;&quot;&quot;;[.C17]/[.K17])">
            <text:p/>
          </table:table-cell>
          <table:table-cell table:number-columns-repeated="1010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IF([Recipes.E18]=&quot;&quot;;[.E17];[Recipes.E18])" office:value-type="float" office:value="1" calcext:value-type="float">
            <text:p>1</text:p>
          </table:table-cell>
          <table:table-cell table:style-name="ce20" table:formula="of:=IF([.B18]=0;[.A18];[.F17])" office:value-type="string" office:string-value="Drinks" calcext:value-type="string">
            <text:p>Drinks</text:p>
          </table:table-cell>
          <table:table-cell table:style-name="ce21" table:formula="of:=IF([.B18]=0;&quot;&quot;;[.F18])">
            <text:p/>
          </table:table-cell>
          <table:table-cell table:style-name="ce21" table:formula="of:=[.B18]" office:value-type="float" office:value="0" calcext:value-type="float">
            <text:p>0</text:p>
          </table:table-cell>
          <table:table-cell table:style-name="ce22" table:formula="of:=[.D18]" office:value-type="float" office:value="0" calcext:value-type="float">
            <text:p>0</text:p>
          </table:table-cell>
          <table:table-cell table:formula="of:=IF([.E18]=0;[.J17];[.E18])" office:value-type="float" office:value="1" calcext:value-type="float">
            <text:p>1</text:p>
          </table:table-cell>
          <table:table-cell table:formula="of:=IF([.F18]=0;&quot;&quot;;[.J18])" office:value-type="float" office:value="1" calcext:value-type="float">
            <text:p>1</text:p>
          </table:table-cell>
          <table:table-cell table:style-name="ce21" table:formula="of:=IF([.K18]=&quot;&quot;;&quot;&quot;;[.C18]/[.K1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9]" office:value-type="float" office:value="0" calcext:value-type="float">
            <text:p>0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45" calcext:value-type="float">
            <text:p>45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IF([Recipes.E19]=&quot;&quot;;[.E18];[Recipes.E19])" office:value-type="float" office:value="1" calcext:value-type="float">
            <text:p>1</text:p>
          </table:table-cell>
          <table:table-cell table:style-name="ce20" table:formula="of:=IF([.B19]=0;[.A19];[.F18])" office:value-type="string" office:string-value="Drinks" calcext:value-type="string">
            <text:p>Drinks</text:p>
          </table:table-cell>
          <table:table-cell table:style-name="ce21" table:formula="of:=IF([.B19]=0;&quot;&quot;;[.F19])" office:value-type="string" office:string-value="Drinks" calcext:value-type="string">
            <text:p>Drinks</text:p>
          </table:table-cell>
          <table:table-cell table:style-name="ce21" table:formula="of:=[.B19]" office:value-type="string" office:string-value="- Orange juice" calcext:value-type="string">
            <text:p>- Orange juice</text:p>
          </table:table-cell>
          <table:table-cell table:style-name="ce22" table:formula="of:=[.D19]" office:value-type="string" office:string-value="ml" calcext:value-type="string">
            <text:p>ml</text:p>
          </table:table-cell>
          <table:table-cell table:formula="of:=IF([.E19]=0;[.J18];[.E19])" office:value-type="float" office:value="1" calcext:value-type="float">
            <text:p>1</text:p>
          </table:table-cell>
          <table:table-cell table:formula="of:=IF([.F19]=0;&quot;&quot;;[.J19])" office:value-type="float" office:value="1" calcext:value-type="float">
            <text:p>1</text:p>
          </table:table-cell>
          <table:table-cell table:style-name="ce21" table:formula="of:=IF([.K19]=&quot;&quot;;&quot;&quot;;[.C19]/[.K19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0]" office:value-type="float" office:value="0" calcext:value-type="float">
            <text:p>0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45" calcext:value-type="float">
            <text:p>45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IF([Recipes.E20]=&quot;&quot;;[.E19];[Recipes.E20])" office:value-type="float" office:value="1" calcext:value-type="float">
            <text:p>1</text:p>
          </table:table-cell>
          <table:table-cell table:style-name="ce20" table:formula="of:=IF([.B20]=0;[.A20];[.F19])" office:value-type="string" office:string-value="Drinks" calcext:value-type="string">
            <text:p>Drinks</text:p>
          </table:table-cell>
          <table:table-cell table:style-name="ce21" table:formula="of:=IF([.B20]=0;&quot;&quot;;[.F20])" office:value-type="string" office:string-value="Drinks" calcext:value-type="string">
            <text:p>Drinks</text:p>
          </table:table-cell>
          <table:table-cell table:style-name="ce21" table:formula="of:=[.B20]" office:value-type="string" office:string-value="- Apple juice" calcext:value-type="string">
            <text:p>- Apple juice</text:p>
          </table:table-cell>
          <table:table-cell table:style-name="ce22" table:formula="of:=[.D20]" office:value-type="string" office:string-value="ml" calcext:value-type="string">
            <text:p>ml</text:p>
          </table:table-cell>
          <table:table-cell table:formula="of:=IF([.E20]=0;[.J19];[.E20])" office:value-type="float" office:value="1" calcext:value-type="float">
            <text:p>1</text:p>
          </table:table-cell>
          <table:table-cell table:formula="of:=IF([.F20]=0;&quot;&quot;;[.J20])" office:value-type="float" office:value="1" calcext:value-type="float">
            <text:p>1</text:p>
          </table:table-cell>
          <table:table-cell table:style-name="ce21" table:formula="of:=IF([.K20]=&quot;&quot;;&quot;&quot;;[.C20]/[.K20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formula="of:=[Recipes.A21]" office:value-type="float" office:value="0" calcext:value-type="float">
            <text:p>0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.6" calcext:value-type="float">
            <text:p>0.6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IF([Recipes.E21]=&quot;&quot;;[.E20];[Recipes.E21])" office:value-type="float" office:value="1" calcext:value-type="float">
            <text:p>1</text:p>
          </table:table-cell>
          <table:table-cell table:style-name="ce20" table:formula="of:=IF([.B21]=0;[.A21];[.F20])" office:value-type="string" office:string-value="Drinks" calcext:value-type="string">
            <text:p>Drinks</text:p>
          </table:table-cell>
          <table:table-cell table:style-name="ce21" table:formula="of:=IF([.B21]=0;&quot;&quot;;[.F21])" office:value-type="string" office:string-value="Drinks" calcext:value-type="string">
            <text:p>Drinks</text:p>
          </table:table-cell>
          <table:table-cell table:style-name="ce21" table:formula="of:=[.B21]" office:value-type="string" office:string-value="- Tea" calcext:value-type="string">
            <text:p>- Tea</text:p>
          </table:table-cell>
          <table:table-cell table:style-name="ce22" table:formula="of:=[.D21]" office:value-type="string" office:string-value="bag" calcext:value-type="string">
            <text:p>bag</text:p>
          </table:table-cell>
          <table:table-cell table:formula="of:=IF([.E21]=0;[.J20];[.E21])" office:value-type="float" office:value="1" calcext:value-type="float">
            <text:p>1</text:p>
          </table:table-cell>
          <table:table-cell table:formula="of:=IF([.F21]=0;&quot;&quot;;[.J21])" office:value-type="float" office:value="1" calcext:value-type="float">
            <text:p>1</text:p>
          </table:table-cell>
          <table:table-cell table:style-name="ce21" table:formula="of:=IF([.K21]=&quot;&quot;;&quot;&quot;;[.C21]/[.K21])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table:formula="of:=[Recipes.A22]" office:value-type="float" office:value="0" calcext:value-type="float">
            <text:p>0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IF([Recipes.E22]=&quot;&quot;;[.E21];[Recipes.E22])" office:value-type="float" office:value="1" calcext:value-type="float">
            <text:p>1</text:p>
          </table:table-cell>
          <table:table-cell table:style-name="ce20" table:formula="of:=IF([.B22]=0;[.A22];[.F21])" office:value-type="string" office:string-value="Drinks" calcext:value-type="string">
            <text:p>Drinks</text:p>
          </table:table-cell>
          <table:table-cell table:style-name="ce21" table:formula="of:=IF([.B22]=0;&quot;&quot;;[.F22])" office:value-type="string" office:string-value="Drinks" calcext:value-type="string">
            <text:p>Drinks</text:p>
          </table:table-cell>
          <table:table-cell table:style-name="ce21" table:formula="of:=[.B22]" office:value-type="string" office:string-value="- Coffee" calcext:value-type="string">
            <text:p>- Coffee</text:p>
          </table:table-cell>
          <table:table-cell table:style-name="ce22" table:formula="of:=[.D22]" office:value-type="float" office:value="0" calcext:value-type="float">
            <text:p>0</text:p>
          </table:table-cell>
          <table:table-cell table:formula="of:=IF([.E22]=0;[.J21];[.E22])" office:value-type="float" office:value="1" calcext:value-type="float">
            <text:p>1</text:p>
          </table:table-cell>
          <table:table-cell table:formula="of:=IF([.F22]=0;&quot;&quot;;[.J22])" office:value-type="float" office:value="1" calcext:value-type="float">
            <text:p>1</text:p>
          </table:table-cell>
          <table:table-cell table:style-name="ce21" table:formula="of:=IF([.K22]=&quot;&quot;;&quot;&quot;;[.C22]/[.K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3]" office:value-type="float" office:value="0" calcext:value-type="float">
            <text:p>0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.5" calcext:value-type="float">
            <text:p>0.5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IF([Recipes.E23]=&quot;&quot;;[.E22];[Recipes.E23])" office:value-type="float" office:value="1" calcext:value-type="float">
            <text:p>1</text:p>
          </table:table-cell>
          <table:table-cell table:style-name="ce20" table:formula="of:=IF([.B23]=0;[.A23];[.F22])" office:value-type="string" office:string-value="Drinks" calcext:value-type="string">
            <text:p>Drinks</text:p>
          </table:table-cell>
          <table:table-cell table:style-name="ce21" table:formula="of:=IF([.B23]=0;&quot;&quot;;[.F23])" office:value-type="string" office:string-value="Drinks" calcext:value-type="string">
            <text:p>Drinks</text:p>
          </table:table-cell>
          <table:table-cell table:style-name="ce21" table:formula="of:=[.B23]" office:value-type="string" office:string-value="- Sugar" calcext:value-type="string">
            <text:p>- Sugar</text:p>
          </table:table-cell>
          <table:table-cell table:style-name="ce22" table:formula="of:=[.D23]" office:value-type="string" office:string-value="g" calcext:value-type="string">
            <text:p>g</text:p>
          </table:table-cell>
          <table:table-cell table:formula="of:=IF([.E23]=0;[.J22];[.E23])" office:value-type="float" office:value="1" calcext:value-type="float">
            <text:p>1</text:p>
          </table:table-cell>
          <table:table-cell table:formula="of:=IF([.F23]=0;&quot;&quot;;[.J23])" office:value-type="float" office:value="1" calcext:value-type="float">
            <text:p>1</text:p>
          </table:table-cell>
          <table:table-cell table:style-name="ce21" table:formula="of:=IF([.K23]=&quot;&quot;;&quot;&quot;;[.C23]/[.K23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24]" office:value-type="float" office:value="0" calcext:value-type="float">
            <text:p>0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20" calcext:value-type="float">
            <text:p>20</text:p>
          </table:table-cell>
          <table:table-cell table:formula="of:=[Recipes.D24]" office:value-type="string" office:string-value="ml" calcext:value-type="string">
            <text:p>ml</text:p>
          </table:table-cell>
          <table:table-cell table:formula="of:=IF([Recipes.E24]=&quot;&quot;;[.E23];[Recipes.E24])" office:value-type="float" office:value="1" calcext:value-type="float">
            <text:p>1</text:p>
          </table:table-cell>
          <table:table-cell table:style-name="ce20" table:formula="of:=IF([.B24]=0;[.A24];[.F23])" office:value-type="string" office:string-value="Drinks" calcext:value-type="string">
            <text:p>Drinks</text:p>
          </table:table-cell>
          <table:table-cell table:style-name="ce21" table:formula="of:=IF([.B24]=0;&quot;&quot;;[.F24])" office:value-type="string" office:string-value="Drinks" calcext:value-type="string">
            <text:p>Drinks</text:p>
          </table:table-cell>
          <table:table-cell table:style-name="ce21" table:formula="of:=[.B24]" office:value-type="string" office:string-value="- Milk" calcext:value-type="string">
            <text:p>- Milk</text:p>
          </table:table-cell>
          <table:table-cell table:style-name="ce22" table:formula="of:=[.D24]" office:value-type="string" office:string-value="ml" calcext:value-type="string">
            <text:p>ml</text:p>
          </table:table-cell>
          <table:table-cell table:formula="of:=IF([.E24]=0;[.J23];[.E24])" office:value-type="float" office:value="1" calcext:value-type="float">
            <text:p>1</text:p>
          </table:table-cell>
          <table:table-cell table:formula="of:=IF([.F24]=0;&quot;&quot;;[.J24])" office:value-type="float" office:value="1" calcext:value-type="float">
            <text:p>1</text:p>
          </table:table-cell>
          <table:table-cell table:style-name="ce21" table:formula="of:=IF([.K24]=&quot;&quot;;&quot;&quot;;[.C24]/[.K24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IF([Recipes.E25]=&quot;&quot;;[.E24];[Recipes.E25])" office:value-type="float" office:value="1" calcext:value-type="float">
            <text:p>1</text:p>
          </table:table-cell>
          <table:table-cell table:style-name="ce20" table:formula="of:=IF([.B25]=0;[.A25];[.F24])" office:value-type="float" office:value="0" calcext:value-type="float">
            <text:p>0</text:p>
          </table:table-cell>
          <table:table-cell table:style-name="ce21" table:formula="of:=IF([.B25]=0;&quot;&quot;;[.F25])">
            <text:p/>
          </table:table-cell>
          <table:table-cell table:style-name="ce21" table:formula="of:=[.B25]" office:value-type="float" office:value="0" calcext:value-type="float">
            <text:p>0</text:p>
          </table:table-cell>
          <table:table-cell table:style-name="ce22" table:formula="of:=[.D25]" office:value-type="float" office:value="0" calcext:value-type="float">
            <text:p>0</text:p>
          </table:table-cell>
          <table:table-cell table:formula="of:=IF([.E25]=0;[.J24];[.E25])" office:value-type="float" office:value="1" calcext:value-type="float">
            <text:p>1</text:p>
          </table:table-cell>
          <table:table-cell table:formula="of:=IF([.F25]=0;&quot;&quot;;[.J25])">
            <text:p/>
          </table:table-cell>
          <table:table-cell table:style-name="ce21" table:formula="of:=IF([.K25]=&quot;&quot;;&quot;&quot;;[.C25]/[.K25])">
            <text:p/>
          </table:table-cell>
          <table:table-cell table:number-columns-repeated="1010"/>
        </table:table-row>
        <table:table-row table:style-name="ro1">
          <table:table-cell table:formula="of:=[Recipes.A26]" office:value-type="string" office:string-value="Egg sandwich" calcext:value-type="string">
            <text:p>Egg sandwich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IF([Recipes.E26]=&quot;&quot;;[.E25];[Recipes.E26])" office:value-type="float" office:value="3" calcext:value-type="float">
            <text:p>3</text:p>
          </table:table-cell>
          <table:table-cell table:style-name="ce20" table:formula="of:=IF([.B26]=0;[.A26];[.F25])" office:value-type="string" office:string-value="Egg sandwich" calcext:value-type="string">
            <text:p>Egg sandwich</text:p>
          </table:table-cell>
          <table:table-cell table:style-name="ce21" table:formula="of:=IF([.B26]=0;&quot;&quot;;[.F26])">
            <text:p/>
          </table:table-cell>
          <table:table-cell table:style-name="ce21" table:formula="of:=[.B26]" office:value-type="float" office:value="0" calcext:value-type="float">
            <text:p>0</text:p>
          </table:table-cell>
          <table:table-cell table:style-name="ce22" table:formula="of:=[.D26]" office:value-type="float" office:value="0" calcext:value-type="float">
            <text:p>0</text:p>
          </table:table-cell>
          <table:table-cell table:formula="of:=IF([.E26]=0;[.J25];[.E26])" office:value-type="float" office:value="3" calcext:value-type="float">
            <text:p>3</text:p>
          </table:table-cell>
          <table:table-cell table:formula="of:=IF([.F26]=0;&quot;&quot;;[.J26])" office:value-type="float" office:value="3" calcext:value-type="float">
            <text:p>3</text:p>
          </table:table-cell>
          <table:table-cell table:style-name="ce21" table:formula="of:=IF([.K26]=&quot;&quot;;&quot;&quot;;[.C26]/[.K2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27]" office:value-type="float" office:value="0" calcext:value-type="float">
            <text:p>0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IF([Recipes.E27]=&quot;&quot;;[.E26];[Recipes.E27])" office:value-type="float" office:value="3" calcext:value-type="float">
            <text:p>3</text:p>
          </table:table-cell>
          <table:table-cell table:style-name="ce20" table:formula="of:=IF([.B27]=0;[.A27];[.F26])" office:value-type="string" office:string-value="Egg sandwich" calcext:value-type="string">
            <text:p>Egg sandwich</text:p>
          </table:table-cell>
          <table:table-cell table:style-name="ce21" table:formula="of:=IF([.B27]=0;&quot;&quot;;[.F27])" office:value-type="string" office:string-value="Egg sandwich" calcext:value-type="string">
            <text:p>Egg sandwich</text:p>
          </table:table-cell>
          <table:table-cell table:style-name="ce21" table:formula="of:=[.B27]" office:value-type="string" office:string-value="3 hard-boiled eggs, chopped" calcext:value-type="string">
            <text:p>3 hard-boiled eggs, chopped</text:p>
          </table:table-cell>
          <table:table-cell table:style-name="ce22" table:formula="of:=[.D27]" office:value-type="string" office:string-value="egg" calcext:value-type="string">
            <text:p>egg</text:p>
          </table:table-cell>
          <table:table-cell table:formula="of:=IF([.E27]=0;[.J26];[.E27])" office:value-type="float" office:value="3" calcext:value-type="float">
            <text:p>3</text:p>
          </table:table-cell>
          <table:table-cell table:formula="of:=IF([.F27]=0;&quot;&quot;;[.J27])" office:value-type="float" office:value="3" calcext:value-type="float">
            <text:p>3</text:p>
          </table:table-cell>
          <table:table-cell table:style-name="ce21" table:formula="of:=IF([.K27]=&quot;&quot;;&quot;&quot;;[.C27]/[.K27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28]" office:value-type="float" office:value="0" calcext:value-type="float">
            <text:p>0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IF([Recipes.E28]=&quot;&quot;;[.E27];[Recipes.E28])" office:value-type="float" office:value="3" calcext:value-type="float">
            <text:p>3</text:p>
          </table:table-cell>
          <table:table-cell table:style-name="ce20" table:formula="of:=IF([.B28]=0;[.A28];[.F27])" office:value-type="string" office:string-value="Egg sandwich" calcext:value-type="string">
            <text:p>Egg sandwich</text:p>
          </table:table-cell>
          <table:table-cell table:style-name="ce21" table:formula="of:=IF([.B28]=0;&quot;&quot;;[.F28])" office:value-type="string" office:string-value="Egg sandwich" calcext:value-type="string">
            <text:p>Egg sandwich</text:p>
          </table:table-cell>
          <table:table-cell table:style-name="ce21" table:formula="of:=[.B28]" office:value-type="string" office:string-value="1/3 spring onion" calcext:value-type="string">
            <text:p>1/3 spring onion</text:p>
          </table:table-cell>
          <table:table-cell table:style-name="ce22" table:formula="of:=[.D28]" office:value-type="string" office:string-value="onion" calcext:value-type="string">
            <text:p>onion</text:p>
          </table:table-cell>
          <table:table-cell table:formula="of:=IF([.E28]=0;[.J27];[.E28])" office:value-type="float" office:value="3" calcext:value-type="float">
            <text:p>3</text:p>
          </table:table-cell>
          <table:table-cell table:formula="of:=IF([.F28]=0;&quot;&quot;;[.J28])" office:value-type="float" office:value="3" calcext:value-type="float">
            <text:p>3</text:p>
          </table:table-cell>
          <table:table-cell table:style-name="ce21" table:formula="of:=IF([.K28]=&quot;&quot;;&quot;&quot;;[.C28]/[.K28])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table:formula="of:=[Recipes.A29]" office:value-type="float" office:value="0" calcext:value-type="float">
            <text:p>0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IF([Recipes.E29]=&quot;&quot;;[.E28];[Recipes.E29])" office:value-type="float" office:value="3" calcext:value-type="float">
            <text:p>3</text:p>
          </table:table-cell>
          <table:table-cell table:style-name="ce20" table:formula="of:=IF([.B29]=0;[.A29];[.F28])" office:value-type="string" office:string-value="Egg sandwich" calcext:value-type="string">
            <text:p>Egg sandwich</text:p>
          </table:table-cell>
          <table:table-cell table:style-name="ce21" table:formula="of:=IF([.B29]=0;&quot;&quot;;[.F29])" office:value-type="string" office:string-value="Egg sandwich" calcext:value-type="string">
            <text:p>Egg sandwich</text:p>
          </table:table-cell>
          <table:table-cell table:style-name="ce21" table:formula="of:=[.B29]" office:value-type="string" office:string-value="3 lettuce leaves" calcext:value-type="string">
            <text:p>3 lettuce leaves</text:p>
          </table:table-cell>
          <table:table-cell table:style-name="ce22" table:formula="of:=[.D29]" office:value-type="string" office:string-value="leaves" calcext:value-type="string">
            <text:p>leaves</text:p>
          </table:table-cell>
          <table:table-cell table:formula="of:=IF([.E29]=0;[.J28];[.E29])" office:value-type="float" office:value="3" calcext:value-type="float">
            <text:p>3</text:p>
          </table:table-cell>
          <table:table-cell table:formula="of:=IF([.F29]=0;&quot;&quot;;[.J29])" office:value-type="float" office:value="3" calcext:value-type="float">
            <text:p>3</text:p>
          </table:table-cell>
          <table:table-cell table:style-name="ce21" table:formula="of:=IF([.K29]=&quot;&quot;;&quot;&quot;;[.C29]/[.K29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0]" office:value-type="float" office:value="0" calcext:value-type="float">
            <text:p>0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IF([Recipes.E30]=&quot;&quot;;[.E29];[Recipes.E30])" office:value-type="float" office:value="3" calcext:value-type="float">
            <text:p>3</text:p>
          </table:table-cell>
          <table:table-cell table:style-name="ce20" table:formula="of:=IF([.B30]=0;[.A30];[.F29])" office:value-type="string" office:string-value="Egg sandwich" calcext:value-type="string">
            <text:p>Egg sandwich</text:p>
          </table:table-cell>
          <table:table-cell table:style-name="ce21" table:formula="of:=IF([.B30]=0;&quot;&quot;;[.F30])" office:value-type="string" office:string-value="Egg sandwich" calcext:value-type="string">
            <text:p>Egg sandwich</text:p>
          </table:table-cell>
          <table:table-cell table:style-name="ce21" table:formula="of:=[.B30]" office:value-type="string" office:string-value="3 tbsp mayonnaise" calcext:value-type="string">
            <text:p>3 tbsp mayonnaise</text:p>
          </table:table-cell>
          <table:table-cell table:style-name="ce22" table:formula="of:=[.D30]" office:value-type="string" office:string-value="tbsp" calcext:value-type="string">
            <text:p>tbsp</text:p>
          </table:table-cell>
          <table:table-cell table:formula="of:=IF([.E30]=0;[.J29];[.E30])" office:value-type="float" office:value="3" calcext:value-type="float">
            <text:p>3</text:p>
          </table:table-cell>
          <table:table-cell table:formula="of:=IF([.F30]=0;&quot;&quot;;[.J30])" office:value-type="float" office:value="3" calcext:value-type="float">
            <text:p>3</text:p>
          </table:table-cell>
          <table:table-cell table:style-name="ce21" table:formula="of:=IF([.K30]=&quot;&quot;;&quot;&quot;;[.C30]/[.K30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formula="of:=[Recipes.A31]" office:value-type="float" office:value="0" calcext:value-type="float">
            <text:p>0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IF([Recipes.E31]=&quot;&quot;;[.E30];[Recipes.E31])" office:value-type="float" office:value="3" calcext:value-type="float">
            <text:p>3</text:p>
          </table:table-cell>
          <table:table-cell table:style-name="ce20" table:formula="of:=IF([.B31]=0;[.A31];[.F30])" office:value-type="string" office:string-value="Egg sandwich" calcext:value-type="string">
            <text:p>Egg sandwich</text:p>
          </table:table-cell>
          <table:table-cell table:style-name="ce21" table:formula="of:=IF([.B31]=0;&quot;&quot;;[.F31])" office:value-type="string" office:string-value="Egg sandwich" calcext:value-type="string">
            <text:p>Egg sandwich</text:p>
          </table:table-cell>
          <table:table-cell table:style-name="ce21" table:formula="of:=[.B31]" office:value-type="string" office:string-value="1 tsp mustard" calcext:value-type="string">
            <text:p>1 tsp mustard</text:p>
          </table:table-cell>
          <table:table-cell table:style-name="ce22" table:formula="of:=[.D31]" office:value-type="string" office:string-value="tsp" calcext:value-type="string">
            <text:p>tsp</text:p>
          </table:table-cell>
          <table:table-cell table:formula="of:=IF([.E31]=0;[.J30];[.E31])" office:value-type="float" office:value="3" calcext:value-type="float">
            <text:p>3</text:p>
          </table:table-cell>
          <table:table-cell table:formula="of:=IF([.F31]=0;&quot;&quot;;[.J31])" office:value-type="float" office:value="3" calcext:value-type="float">
            <text:p>3</text:p>
          </table:table-cell>
          <table:table-cell table:style-name="ce21" table:formula="of:=IF([.K31]=&quot;&quot;;&quot;&quot;;[.C31]/[.K31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string" office:string-value="bread" calcext:value-type="string">
            <text:p>bread</text:p>
          </table:table-cell>
          <table:table-cell table:formula="of:=[Recipes.C32]" office:value-type="float" office:value="6" calcext:value-type="float">
            <text:p>6</text:p>
          </table:table-cell>
          <table:table-cell table:formula="of:=[Recipes.D32]" office:value-type="string" office:string-value="slices" calcext:value-type="string">
            <text:p>slices</text:p>
          </table:table-cell>
          <table:table-cell table:formula="of:=IF([Recipes.E32]=&quot;&quot;;[.E31];[Recipes.E32])" office:value-type="float" office:value="3" calcext:value-type="float">
            <text:p>3</text:p>
          </table:table-cell>
          <table:table-cell table:style-name="ce20" table:formula="of:=IF([.B32]=0;[.A32];[.F31])" office:value-type="string" office:string-value="Egg sandwich" calcext:value-type="string">
            <text:p>Egg sandwich</text:p>
          </table:table-cell>
          <table:table-cell table:style-name="ce21" table:formula="of:=IF([.B32]=0;&quot;&quot;;[.F32])" office:value-type="string" office:string-value="Egg sandwich" calcext:value-type="string">
            <text:p>Egg sandwich</text:p>
          </table:table-cell>
          <table:table-cell table:style-name="ce21" table:formula="of:=[.B32]" office:value-type="string" office:string-value="bread" calcext:value-type="string">
            <text:p>bread</text:p>
          </table:table-cell>
          <table:table-cell table:style-name="ce22" table:formula="of:=[.D32]" office:value-type="string" office:string-value="slices" calcext:value-type="string">
            <text:p>slices</text:p>
          </table:table-cell>
          <table:table-cell table:formula="of:=IF([.E32]=0;[.J31];[.E32])" office:value-type="float" office:value="3" calcext:value-type="float">
            <text:p>3</text:p>
          </table:table-cell>
          <table:table-cell table:formula="of:=IF([.F32]=0;&quot;&quot;;[.J32])" office:value-type="float" office:value="3" calcext:value-type="float">
            <text:p>3</text:p>
          </table:table-cell>
          <table:table-cell table:style-name="ce21" table:formula="of:=IF([.K32]=&quot;&quot;;&quot;&quot;;[.C32]/[.K32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Recipes.A33]" office:value-type="float" office:value="0" calcext:value-type="float">
            <text:p>0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IF([Recipes.E33]=&quot;&quot;;[.E32];[Recipes.E33])" office:value-type="float" office:value="3" calcext:value-type="float">
            <text:p>3</text:p>
          </table:table-cell>
          <table:table-cell table:style-name="ce20" table:formula="of:=IF([.B33]=0;[.A33];[.F32])" office:value-type="float" office:value="0" calcext:value-type="float">
            <text:p>0</text:p>
          </table:table-cell>
          <table:table-cell table:style-name="ce21" table:formula="of:=IF([.B33]=0;&quot;&quot;;[.F33])">
            <text:p/>
          </table:table-cell>
          <table:table-cell table:style-name="ce21" table:formula="of:=[.B33]" office:value-type="float" office:value="0" calcext:value-type="float">
            <text:p>0</text:p>
          </table:table-cell>
          <table:table-cell table:style-name="ce22" table:formula="of:=[.D33]" office:value-type="float" office:value="0" calcext:value-type="float">
            <text:p>0</text:p>
          </table:table-cell>
          <table:table-cell table:formula="of:=IF([.E33]=0;[.J32];[.E33])" office:value-type="float" office:value="3" calcext:value-type="float">
            <text:p>3</text:p>
          </table:table-cell>
          <table:table-cell table:formula="of:=IF([.F33]=0;&quot;&quot;;[.J33])">
            <text:p/>
          </table:table-cell>
          <table:table-cell table:style-name="ce21" table:formula="of:=IF([.K33]=&quot;&quot;;&quot;&quot;;[.C33]/[.K33])">
            <text:p/>
          </table:table-cell>
          <table:table-cell table:number-columns-repeated="1010"/>
        </table:table-row>
        <table:table-row table:style-name="ro1">
          <table:table-cell table:formula="of:=[Recipes.A34]" office:value-type="string" office:string-value="Cucumber sandwich" calcext:value-type="string">
            <text:p>Cucumber sandwich</text:p>
          </table:table-cell>
          <table:table-cell table:formula="of:=[Recipes.B34]" office:value-type="float" office:value="0" calcext:value-type="float">
            <text:p>0</text:p>
          </table:table-cell>
          <table:table-cell table:formula="of:=[Recipes.C34]" office:value-type="float" office:value="0" calcext:value-type="float">
            <text:p>0</text:p>
          </table:table-cell>
          <table:table-cell table:formula="of:=[Recipes.D34]" office:value-type="float" office:value="0" calcext:value-type="float">
            <text:p>0</text:p>
          </table:table-cell>
          <table:table-cell table:formula="of:=IF([Recipes.E34]=&quot;&quot;;[.E33];[Recipes.E34])" office:value-type="float" office:value="5" calcext:value-type="float">
            <text:p>5</text:p>
          </table:table-cell>
          <table:table-cell table:style-name="ce20" table:formula="of:=IF([.B34]=0;[.A34];[.F33])" office:value-type="string" office:string-value="Cucumber sandwich" calcext:value-type="string">
            <text:p>Cucumber sandwich</text:p>
          </table:table-cell>
          <table:table-cell table:style-name="ce21" table:formula="of:=IF([.B34]=0;&quot;&quot;;[.F34])">
            <text:p/>
          </table:table-cell>
          <table:table-cell table:style-name="ce21" table:formula="of:=[.B34]" office:value-type="float" office:value="0" calcext:value-type="float">
            <text:p>0</text:p>
          </table:table-cell>
          <table:table-cell table:style-name="ce22" table:formula="of:=[.D34]" office:value-type="float" office:value="0" calcext:value-type="float">
            <text:p>0</text:p>
          </table:table-cell>
          <table:table-cell table:formula="of:=IF([.E34]=0;[.J33];[.E34])" office:value-type="float" office:value="5" calcext:value-type="float">
            <text:p>5</text:p>
          </table:table-cell>
          <table:table-cell table:formula="of:=IF([.F34]=0;&quot;&quot;;[.J34])" office:value-type="float" office:value="5" calcext:value-type="float">
            <text:p>5</text:p>
          </table:table-cell>
          <table:table-cell table:style-name="ce21" table:formula="of:=IF([.K34]=&quot;&quot;;&quot;&quot;;[.C34]/[.K3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35]" office:value-type="float" office:value="0" calcext:value-type="float">
            <text:p>0</text:p>
          </table:table-cell>
          <table:table-cell table:formula="of:=[Recipes.B35]" office:value-type="string" office:string-value="1 cucumber" calcext:value-type="string">
            <text:p>1 cucumber</text:p>
          </table:table-cell>
          <table:table-cell table:formula="of:=[Recipes.C35]" office:value-type="float" office:value="1" calcext:value-type="float">
            <text:p>1</text:p>
          </table:table-cell>
          <table:table-cell table:formula="of:=[Recipes.D35]" office:value-type="string" office:string-value="piece" calcext:value-type="string">
            <text:p>piece</text:p>
          </table:table-cell>
          <table:table-cell table:formula="of:=IF([Recipes.E35]=&quot;&quot;;[.E34];[Recipes.E35])" office:value-type="float" office:value="5" calcext:value-type="float">
            <text:p>5</text:p>
          </table:table-cell>
          <table:table-cell table:style-name="ce20" table:formula="of:=IF([.B35]=0;[.A35];[.F34])" office:value-type="string" office:string-value="Cucumber sandwich" calcext:value-type="string">
            <text:p>Cucumber sandwich</text:p>
          </table:table-cell>
          <table:table-cell table:style-name="ce21" table:formula="of:=IF([.B35]=0;&quot;&quot;;[.F35])" office:value-type="string" office:string-value="Cucumber sandwich" calcext:value-type="string">
            <text:p>Cucumber sandwich</text:p>
          </table:table-cell>
          <table:table-cell table:style-name="ce21" table:formula="of:=[.B35]" office:value-type="string" office:string-value="1 cucumber" calcext:value-type="string">
            <text:p>1 cucumber</text:p>
          </table:table-cell>
          <table:table-cell table:style-name="ce22" table:formula="of:=[.D35]" office:value-type="string" office:string-value="piece" calcext:value-type="string">
            <text:p>piece</text:p>
          </table:table-cell>
          <table:table-cell table:formula="of:=IF([.E35]=0;[.J34];[.E35])" office:value-type="float" office:value="5" calcext:value-type="float">
            <text:p>5</text:p>
          </table:table-cell>
          <table:table-cell table:formula="of:=IF([.F35]=0;&quot;&quot;;[.J35])" office:value-type="float" office:value="5" calcext:value-type="float">
            <text:p>5</text:p>
          </table:table-cell>
          <table:table-cell table:style-name="ce21" table:formula="of:=IF([.K35]=&quot;&quot;;&quot;&quot;;[.C35]/[.K35])" office:value-type="float" office:value="0.2" calcext:value-type="float">
            <text:p>0.2</text:p>
          </table:table-cell>
          <table:table-cell table:number-columns-repeated="1010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string" office:string-value="185g cream cheese" calcext:value-type="string">
            <text:p>185g cream cheese</text:p>
          </table:table-cell>
          <table:table-cell table:formula="of:=[Recipes.C36]" office:value-type="float" office:value="185" calcext:value-type="float">
            <text:p>185</text:p>
          </table:table-cell>
          <table:table-cell table:formula="of:=[Recipes.D36]" office:value-type="string" office:string-value="g" calcext:value-type="string">
            <text:p>g</text:p>
          </table:table-cell>
          <table:table-cell table:formula="of:=IF([Recipes.E36]=&quot;&quot;;[.E35];[Recipes.E36])" office:value-type="float" office:value="5" calcext:value-type="float">
            <text:p>5</text:p>
          </table:table-cell>
          <table:table-cell table:style-name="ce20" table:formula="of:=IF([.B36]=0;[.A36];[.F35])" office:value-type="string" office:string-value="Cucumber sandwich" calcext:value-type="string">
            <text:p>Cucumber sandwich</text:p>
          </table:table-cell>
          <table:table-cell table:style-name="ce21" table:formula="of:=IF([.B36]=0;&quot;&quot;;[.F36])" office:value-type="string" office:string-value="Cucumber sandwich" calcext:value-type="string">
            <text:p>Cucumber sandwich</text:p>
          </table:table-cell>
          <table:table-cell table:style-name="ce21" table:formula="of:=[.B36]" office:value-type="string" office:string-value="185g cream cheese" calcext:value-type="string">
            <text:p>185g cream cheese</text:p>
          </table:table-cell>
          <table:table-cell table:style-name="ce22" table:formula="of:=[.D36]" office:value-type="string" office:string-value="g" calcext:value-type="string">
            <text:p>g</text:p>
          </table:table-cell>
          <table:table-cell table:formula="of:=IF([.E36]=0;[.J35];[.E36])" office:value-type="float" office:value="5" calcext:value-type="float">
            <text:p>5</text:p>
          </table:table-cell>
          <table:table-cell table:formula="of:=IF([.F36]=0;&quot;&quot;;[.J36])" office:value-type="float" office:value="5" calcext:value-type="float">
            <text:p>5</text:p>
          </table:table-cell>
          <table:table-cell table:style-name="ce21" table:formula="of:=IF([.K36]=&quot;&quot;;&quot;&quot;;[.C36]/[.K36])" office:value-type="float" office:value="37" calcext:value-type="float">
            <text:p>37</text:p>
          </table:table-cell>
          <table:table-cell table:number-columns-repeated="1010"/>
        </table:table-row>
        <table:table-row table:style-name="ro1">
          <table:table-cell table:formula="of:=[Recipes.A37]" office:value-type="float" office:value="0" calcext:value-type="float">
            <text:p>0</text:p>
          </table:table-cell>
          <table:table-cell table:formula="of:=[Recipes.B37]" office:value-type="string" office:string-value="bread" calcext:value-type="string">
            <text:p>bread</text:p>
          </table:table-cell>
          <table:table-cell table:formula="of:=[Recipes.C37]" office:value-type="float" office:value="10" calcext:value-type="float">
            <text:p>10</text:p>
          </table:table-cell>
          <table:table-cell table:formula="of:=[Recipes.D37]" office:value-type="string" office:string-value="slices" calcext:value-type="string">
            <text:p>slices</text:p>
          </table:table-cell>
          <table:table-cell table:formula="of:=IF([Recipes.E37]=&quot;&quot;;[.E36];[Recipes.E37])" office:value-type="float" office:value="5" calcext:value-type="float">
            <text:p>5</text:p>
          </table:table-cell>
          <table:table-cell table:style-name="ce20" table:formula="of:=IF([.B37]=0;[.A37];[.F36])" office:value-type="string" office:string-value="Cucumber sandwich" calcext:value-type="string">
            <text:p>Cucumber sandwich</text:p>
          </table:table-cell>
          <table:table-cell table:style-name="ce21" table:formula="of:=IF([.B37]=0;&quot;&quot;;[.F37])" office:value-type="string" office:string-value="Cucumber sandwich" calcext:value-type="string">
            <text:p>Cucumber sandwich</text:p>
          </table:table-cell>
          <table:table-cell table:style-name="ce21" table:formula="of:=[.B37]" office:value-type="string" office:string-value="bread" calcext:value-type="string">
            <text:p>bread</text:p>
          </table:table-cell>
          <table:table-cell table:style-name="ce22" table:formula="of:=[.D37]" office:value-type="string" office:string-value="slices" calcext:value-type="string">
            <text:p>slices</text:p>
          </table:table-cell>
          <table:table-cell table:formula="of:=IF([.E37]=0;[.J36];[.E37])" office:value-type="float" office:value="5" calcext:value-type="float">
            <text:p>5</text:p>
          </table:table-cell>
          <table:table-cell table:formula="of:=IF([.F37]=0;&quot;&quot;;[.J37])" office:value-type="float" office:value="5" calcext:value-type="float">
            <text:p>5</text:p>
          </table:table-cell>
          <table:table-cell table:style-name="ce21" table:formula="of:=IF([.K37]=&quot;&quot;;&quot;&quot;;[.C37]/[.K37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Recipes.A38]" office:value-type="float" office:value="0" calcext:value-type="float">
            <text:p>0</text:p>
          </table:table-cell>
          <table:table-cell table:formula="of:=[Recipes.B38]" office:value-type="float" office:value="0" calcext:value-type="float">
            <text:p>0</text:p>
          </table:table-cell>
          <table:table-cell table:formula="of:=[Recipes.C38]" office:value-type="float" office:value="0" calcext:value-type="float">
            <text:p>0</text:p>
          </table:table-cell>
          <table:table-cell table:formula="of:=[Recipes.D38]" office:value-type="float" office:value="0" calcext:value-type="float">
            <text:p>0</text:p>
          </table:table-cell>
          <table:table-cell table:formula="of:=IF([Recipes.E38]=&quot;&quot;;[.E37];[Recipes.E38])" office:value-type="float" office:value="5" calcext:value-type="float">
            <text:p>5</text:p>
          </table:table-cell>
          <table:table-cell table:style-name="ce20" table:formula="of:=IF([.B38]=0;[.A38];[.F37])" office:value-type="float" office:value="0" calcext:value-type="float">
            <text:p>0</text:p>
          </table:table-cell>
          <table:table-cell table:style-name="ce21" table:formula="of:=IF([.B38]=0;&quot;&quot;;[.F38])">
            <text:p/>
          </table:table-cell>
          <table:table-cell table:style-name="ce21" table:formula="of:=[.B38]" office:value-type="float" office:value="0" calcext:value-type="float">
            <text:p>0</text:p>
          </table:table-cell>
          <table:table-cell table:style-name="ce22" table:formula="of:=[.D38]" office:value-type="float" office:value="0" calcext:value-type="float">
            <text:p>0</text:p>
          </table:table-cell>
          <table:table-cell table:formula="of:=IF([.E38]=0;[.J37];[.E38])" office:value-type="float" office:value="5" calcext:value-type="float">
            <text:p>5</text:p>
          </table:table-cell>
          <table:table-cell table:formula="of:=IF([.F38]=0;&quot;&quot;;[.J38])">
            <text:p/>
          </table:table-cell>
          <table:table-cell table:style-name="ce21" table:formula="of:=IF([.K38]=&quot;&quot;;&quot;&quot;;[.C38]/[.K38])">
            <text:p/>
          </table:table-cell>
          <table:table-cell table:number-columns-repeated="1010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float" office:value="0" calcext:value-type="float">
            <text:p>0</text:p>
          </table:table-cell>
          <table:table-cell table:formula="of:=[Recipes.C39]" office:value-type="float" office:value="0" calcext:value-type="float">
            <text:p>0</text:p>
          </table:table-cell>
          <table:table-cell table:formula="of:=[Recipes.D39]" office:value-type="float" office:value="0" calcext:value-type="float">
            <text:p>0</text:p>
          </table:table-cell>
          <table:table-cell table:formula="of:=IF([Recipes.E39]=&quot;&quot;;[.E38];[Recipes.E39])" office:value-type="float" office:value="4" calcext:value-type="float">
            <text:p>4</text:p>
          </table:table-cell>
          <table:table-cell table:style-name="ce20" table:formula="of:=IF([.B39]=0;[.A39];[.F38])" office:value-type="string" office:string-value="Brie / Apple" calcext:value-type="string">
            <text:p>Brie / Apple</text:p>
          </table:table-cell>
          <table:table-cell table:style-name="ce21" table:formula="of:=IF([.B39]=0;&quot;&quot;;[.F39])">
            <text:p/>
          </table:table-cell>
          <table:table-cell table:style-name="ce21" table:formula="of:=[.B39]" office:value-type="float" office:value="0" calcext:value-type="float">
            <text:p>0</text:p>
          </table:table-cell>
          <table:table-cell table:style-name="ce22" table:formula="of:=[.D39]" office:value-type="float" office:value="0" calcext:value-type="float">
            <text:p>0</text:p>
          </table:table-cell>
          <table:table-cell table:formula="of:=IF([.E39]=0;[.J38];[.E39])" office:value-type="float" office:value="4" calcext:value-type="float">
            <text:p>4</text:p>
          </table:table-cell>
          <table:table-cell table:formula="of:=IF([.F39]=0;&quot;&quot;;[.J39])" office:value-type="float" office:value="4" calcext:value-type="float">
            <text:p>4</text:p>
          </table:table-cell>
          <table:table-cell table:style-name="ce21" table:formula="of:=IF([.K39]=&quot;&quot;;&quot;&quot;;[.C39]/[.K3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string" office:string-value="1 apple" calcext:value-type="string">
            <text:p>1 apple</text:p>
          </table:table-cell>
          <table:table-cell table:formula="of:=[Recipes.C40]" office:value-type="float" office:value="1" calcext:value-type="float">
            <text:p>1</text:p>
          </table:table-cell>
          <table:table-cell table:formula="of:=[Recipes.D40]" office:value-type="string" office:string-value="piece" calcext:value-type="string">
            <text:p>piece</text:p>
          </table:table-cell>
          <table:table-cell table:formula="of:=IF([Recipes.E40]=&quot;&quot;;[.E39];[Recipes.E40])" office:value-type="float" office:value="4" calcext:value-type="float">
            <text:p>4</text:p>
          </table:table-cell>
          <table:table-cell table:style-name="ce20" table:formula="of:=IF([.B40]=0;[.A40];[.F39])" office:value-type="string" office:string-value="Brie / Apple" calcext:value-type="string">
            <text:p>Brie / Apple</text:p>
          </table:table-cell>
          <table:table-cell table:style-name="ce21" table:formula="of:=IF([.B40]=0;&quot;&quot;;[.F40])" office:value-type="string" office:string-value="Brie / Apple" calcext:value-type="string">
            <text:p>Brie / Apple</text:p>
          </table:table-cell>
          <table:table-cell table:style-name="ce21" table:formula="of:=[.B40]" office:value-type="string" office:string-value="1 apple" calcext:value-type="string">
            <text:p>1 apple</text:p>
          </table:table-cell>
          <table:table-cell table:style-name="ce22" table:formula="of:=[.D40]" office:value-type="string" office:string-value="piece" calcext:value-type="string">
            <text:p>piece</text:p>
          </table:table-cell>
          <table:table-cell table:formula="of:=IF([.E40]=0;[.J39];[.E40])" office:value-type="float" office:value="4" calcext:value-type="float">
            <text:p>4</text:p>
          </table:table-cell>
          <table:table-cell table:formula="of:=IF([.F40]=0;&quot;&quot;;[.J40])" office:value-type="float" office:value="4" calcext:value-type="float">
            <text:p>4</text:p>
          </table:table-cell>
          <table:table-cell table:style-name="ce21" table:formula="of:=IF([.K40]=&quot;&quot;;&quot;&quot;;[.C40]/[.K4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41]" office:value-type="float" office:value="0" calcext:value-type="float">
            <text:p>0</text:p>
          </table:table-cell>
          <table:table-cell table:formula="of:=[Recipes.B41]" office:value-type="string" office:string-value="230g brie" calcext:value-type="string">
            <text:p>230g brie</text:p>
          </table:table-cell>
          <table:table-cell table:formula="of:=[Recipes.C41]" office:value-type="float" office:value="230" calcext:value-type="float">
            <text:p>230</text:p>
          </table:table-cell>
          <table:table-cell table:formula="of:=[Recipes.D41]" office:value-type="string" office:string-value="g" calcext:value-type="string">
            <text:p>g</text:p>
          </table:table-cell>
          <table:table-cell table:formula="of:=IF([Recipes.E41]=&quot;&quot;;[.E40];[Recipes.E41])" office:value-type="float" office:value="4" calcext:value-type="float">
            <text:p>4</text:p>
          </table:table-cell>
          <table:table-cell table:style-name="ce20" table:formula="of:=IF([.B41]=0;[.A41];[.F40])" office:value-type="string" office:string-value="Brie / Apple" calcext:value-type="string">
            <text:p>Brie / Apple</text:p>
          </table:table-cell>
          <table:table-cell table:style-name="ce21" table:formula="of:=IF([.B41]=0;&quot;&quot;;[.F41])" office:value-type="string" office:string-value="Brie / Apple" calcext:value-type="string">
            <text:p>Brie / Apple</text:p>
          </table:table-cell>
          <table:table-cell table:style-name="ce21" table:formula="of:=[.B41]" office:value-type="string" office:string-value="230g brie" calcext:value-type="string">
            <text:p>230g brie</text:p>
          </table:table-cell>
          <table:table-cell table:style-name="ce22" table:formula="of:=[.D41]" office:value-type="string" office:string-value="g" calcext:value-type="string">
            <text:p>g</text:p>
          </table:table-cell>
          <table:table-cell table:formula="of:=IF([.E41]=0;[.J40];[.E41])" office:value-type="float" office:value="4" calcext:value-type="float">
            <text:p>4</text:p>
          </table:table-cell>
          <table:table-cell table:formula="of:=IF([.F41]=0;&quot;&quot;;[.J41])" office:value-type="float" office:value="4" calcext:value-type="float">
            <text:p>4</text:p>
          </table:table-cell>
          <table:table-cell table:style-name="ce21" table:formula="of:=IF([.K41]=&quot;&quot;;&quot;&quot;;[.C41]/[.K41])" office:value-type="float" office:value="57.5" calcext:value-type="float">
            <text:p>57.5</text:p>
          </table:table-cell>
          <table:table-cell table:number-columns-repeated="1010"/>
        </table:table-row>
        <table:table-row table:style-name="ro1">
          <table:table-cell table:formula="of:=[Recipes.A42]" office:value-type="float" office:value="0" calcext:value-type="float">
            <text:p>0</text:p>
          </table:table-cell>
          <table:table-cell table:formula="of:=[Recipes.B42]" office:value-type="string" office:string-value="bread" calcext:value-type="string">
            <text:p>bread</text:p>
          </table:table-cell>
          <table:table-cell table:formula="of:=[Recipes.C42]" office:value-type="float" office:value="8" calcext:value-type="float">
            <text:p>8</text:p>
          </table:table-cell>
          <table:table-cell table:formula="of:=[Recipes.D42]" office:value-type="string" office:string-value="slices" calcext:value-type="string">
            <text:p>slices</text:p>
          </table:table-cell>
          <table:table-cell table:formula="of:=IF([Recipes.E42]=&quot;&quot;;[.E41];[Recipes.E42])" office:value-type="float" office:value="4" calcext:value-type="float">
            <text:p>4</text:p>
          </table:table-cell>
          <table:table-cell table:style-name="ce20" table:formula="of:=IF([.B42]=0;[.A42];[.F41])" office:value-type="string" office:string-value="Brie / Apple" calcext:value-type="string">
            <text:p>Brie / Apple</text:p>
          </table:table-cell>
          <table:table-cell table:style-name="ce21" table:formula="of:=IF([.B42]=0;&quot;&quot;;[.F42])" office:value-type="string" office:string-value="Brie / Apple" calcext:value-type="string">
            <text:p>Brie / Apple</text:p>
          </table:table-cell>
          <table:table-cell table:style-name="ce21" table:formula="of:=[.B42]" office:value-type="string" office:string-value="bread" calcext:value-type="string">
            <text:p>bread</text:p>
          </table:table-cell>
          <table:table-cell table:style-name="ce22" table:formula="of:=[.D42]" office:value-type="string" office:string-value="slices" calcext:value-type="string">
            <text:p>slices</text:p>
          </table:table-cell>
          <table:table-cell table:formula="of:=IF([.E42]=0;[.J41];[.E42])" office:value-type="float" office:value="4" calcext:value-type="float">
            <text:p>4</text:p>
          </table:table-cell>
          <table:table-cell table:formula="of:=IF([.F42]=0;&quot;&quot;;[.J42])" office:value-type="float" office:value="4" calcext:value-type="float">
            <text:p>4</text:p>
          </table:table-cell>
          <table:table-cell table:style-name="ce21" table:formula="of:=IF([.K42]=&quot;&quot;;&quot;&quot;;[.C42]/[.K42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Recipes.A43]" office:value-type="float" office:value="0" calcext:value-type="float">
            <text:p>0</text:p>
          </table:table-cell>
          <table:table-cell table:formula="of:=[Recipes.B43]" office:value-type="float" office:value="0" calcext:value-type="float">
            <text:p>0</text:p>
          </table:table-cell>
          <table:table-cell table:formula="of:=[Recipes.C43]" office:value-type="float" office:value="0" calcext:value-type="float">
            <text:p>0</text:p>
          </table:table-cell>
          <table:table-cell table:formula="of:=[Recipes.D43]" office:value-type="float" office:value="0" calcext:value-type="float">
            <text:p>0</text:p>
          </table:table-cell>
          <table:table-cell table:formula="of:=IF([Recipes.E43]=&quot;&quot;;[.E42];[Recipes.E43])" office:value-type="float" office:value="4" calcext:value-type="float">
            <text:p>4</text:p>
          </table:table-cell>
          <table:table-cell table:style-name="ce20" table:formula="of:=IF([.B43]=0;[.A43];[.F42])" office:value-type="float" office:value="0" calcext:value-type="float">
            <text:p>0</text:p>
          </table:table-cell>
          <table:table-cell table:style-name="ce21" table:formula="of:=IF([.B43]=0;&quot;&quot;;[.F43])">
            <text:p/>
          </table:table-cell>
          <table:table-cell table:style-name="ce21" table:formula="of:=[.B43]" office:value-type="float" office:value="0" calcext:value-type="float">
            <text:p>0</text:p>
          </table:table-cell>
          <table:table-cell table:style-name="ce22" table:formula="of:=[.D43]" office:value-type="float" office:value="0" calcext:value-type="float">
            <text:p>0</text:p>
          </table:table-cell>
          <table:table-cell table:formula="of:=IF([.E43]=0;[.J42];[.E43])" office:value-type="float" office:value="4" calcext:value-type="float">
            <text:p>4</text:p>
          </table:table-cell>
          <table:table-cell table:formula="of:=IF([.F43]=0;&quot;&quot;;[.J43])">
            <text:p/>
          </table:table-cell>
          <table:table-cell table:style-name="ce21" table:formula="of:=IF([.K43]=&quot;&quot;;&quot;&quot;;[.C43]/[.K43])">
            <text:p/>
          </table:table-cell>
          <table:table-cell table:number-columns-repeated="1010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float" office:value="0" calcext:value-type="float">
            <text:p>0</text:p>
          </table:table-cell>
          <table:table-cell table:formula="of:=[Recipes.C44]" office:value-type="float" office:value="0" calcext:value-type="float">
            <text:p>0</text:p>
          </table:table-cell>
          <table:table-cell table:formula="of:=[Recipes.D44]" office:value-type="float" office:value="0" calcext:value-type="float">
            <text:p>0</text:p>
          </table:table-cell>
          <table:table-cell table:formula="of:=IF([Recipes.E44]=&quot;&quot;;[.E43];[Recipes.E44])" office:value-type="float" office:value="2" calcext:value-type="float">
            <text:p>2</text:p>
          </table:table-cell>
          <table:table-cell table:style-name="ce20" table:formula="of:=IF([.B44]=0;[.A44];[.F43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4]=0;&quot;&quot;;[.F44])">
            <text:p/>
          </table:table-cell>
          <table:table-cell table:style-name="ce21" table:formula="of:=[.B44]" office:value-type="float" office:value="0" calcext:value-type="float">
            <text:p>0</text:p>
          </table:table-cell>
          <table:table-cell table:style-name="ce22" table:formula="of:=[.D44]" office:value-type="float" office:value="0" calcext:value-type="float">
            <text:p>0</text:p>
          </table:table-cell>
          <table:table-cell table:formula="of:=IF([.E44]=0;[.J43];[.E44])" office:value-type="float" office:value="2" calcext:value-type="float">
            <text:p>2</text:p>
          </table:table-cell>
          <table:table-cell table:formula="of:=IF([.F44]=0;&quot;&quot;;[.J44])" office:value-type="float" office:value="2" calcext:value-type="float">
            <text:p>2</text:p>
          </table:table-cell>
          <table:table-cell table:style-name="ce21" table:formula="of:=IF([.K44]=&quot;&quot;;&quot;&quot;;[.C44]/[.K4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string" office:string-value="3 sausages" calcext:value-type="string">
            <text:p>3 sausages</text:p>
          </table:table-cell>
          <table:table-cell table:formula="of:=[Recipes.C45]" office:value-type="float" office:value="3" calcext:value-type="float">
            <text:p>3</text:p>
          </table:table-cell>
          <table:table-cell table:formula="of:=[Recipes.D45]" office:value-type="string" office:string-value="piece" calcext:value-type="string">
            <text:p>piece</text:p>
          </table:table-cell>
          <table:table-cell table:formula="of:=IF([Recipes.E45]=&quot;&quot;;[.E44];[Recipes.E45])" office:value-type="float" office:value="2" calcext:value-type="float">
            <text:p>2</text:p>
          </table:table-cell>
          <table:table-cell table:style-name="ce20" table:formula="of:=IF([.B45]=0;[.A45];[.F44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5]=0;&quot;&quot;;[.F45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5]" office:value-type="string" office:string-value="3 sausages" calcext:value-type="string">
            <text:p>3 sausages</text:p>
          </table:table-cell>
          <table:table-cell table:style-name="ce22" table:formula="of:=[.D45]" office:value-type="string" office:string-value="piece" calcext:value-type="string">
            <text:p>piece</text:p>
          </table:table-cell>
          <table:table-cell table:formula="of:=IF([.E45]=0;[.J44];[.E45])" office:value-type="float" office:value="2" calcext:value-type="float">
            <text:p>2</text:p>
          </table:table-cell>
          <table:table-cell table:formula="of:=IF([.F45]=0;&quot;&quot;;[.J45])" office:value-type="float" office:value="2" calcext:value-type="float">
            <text:p>2</text:p>
          </table:table-cell>
          <table:table-cell table:style-name="ce21" table:formula="of:=IF([.K45]=&quot;&quot;;&quot;&quot;;[.C45]/[.K45])" office:value-type="float" office:value="1.5" calcext:value-type="float">
            <text:p>1.5</text:p>
          </table:table-cell>
          <table:table-cell table:number-columns-repeated="1010"/>
        </table:table-row>
        <table:table-row table:style-name="ro1">
          <table:table-cell table:formula="of:=[Recipes.A46]" office:value-type="float" office:value="0" calcext:value-type="float">
            <text:p>0</text:p>
          </table:table-cell>
          <table:table-cell table:formula="of:=[Recipes.B46]" office:value-type="string" office:string-value="10ml mustard" calcext:value-type="string">
            <text:p>10ml mustard</text:p>
          </table:table-cell>
          <table:table-cell table:formula="of:=[Recipes.C46]" office:value-type="float" office:value="20" calcext:value-type="float">
            <text:p>20</text:p>
          </table:table-cell>
          <table:table-cell table:formula="of:=[Recipes.D46]" office:value-type="string" office:string-value="ml" calcext:value-type="string">
            <text:p>ml</text:p>
          </table:table-cell>
          <table:table-cell table:formula="of:=IF([Recipes.E46]=&quot;&quot;;[.E45];[Recipes.E46])" office:value-type="float" office:value="2" calcext:value-type="float">
            <text:p>2</text:p>
          </table:table-cell>
          <table:table-cell table:style-name="ce20" table:formula="of:=IF([.B46]=0;[.A46];[.F45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6]=0;&quot;&quot;;[.F46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6]" office:value-type="string" office:string-value="10ml mustard" calcext:value-type="string">
            <text:p>10ml mustard</text:p>
          </table:table-cell>
          <table:table-cell table:style-name="ce22" table:formula="of:=[.D46]" office:value-type="string" office:string-value="ml" calcext:value-type="string">
            <text:p>ml</text:p>
          </table:table-cell>
          <table:table-cell table:formula="of:=IF([.E46]=0;[.J45];[.E46])" office:value-type="float" office:value="2" calcext:value-type="float">
            <text:p>2</text:p>
          </table:table-cell>
          <table:table-cell table:formula="of:=IF([.F46]=0;&quot;&quot;;[.J46])" office:value-type="float" office:value="2" calcext:value-type="float">
            <text:p>2</text:p>
          </table:table-cell>
          <table:table-cell table:style-name="ce21" table:formula="of:=IF([.K46]=&quot;&quot;;&quot;&quot;;[.C46]/[.K46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7]" office:value-type="float" office:value="0" calcext:value-type="float">
            <text:p>0</text:p>
          </table:table-cell>
          <table:table-cell table:formula="of:=[Recipes.B47]" office:value-type="string" office:string-value="10ml horseradish" calcext:value-type="string">
            <text:p>10ml horseradish</text:p>
          </table:table-cell>
          <table:table-cell table:formula="of:=[Recipes.C47]" office:value-type="float" office:value="20" calcext:value-type="float">
            <text:p>20</text:p>
          </table:table-cell>
          <table:table-cell table:formula="of:=[Recipes.D47]" office:value-type="string" office:string-value="ml" calcext:value-type="string">
            <text:p>ml</text:p>
          </table:table-cell>
          <table:table-cell table:formula="of:=IF([Recipes.E47]=&quot;&quot;;[.E46];[Recipes.E47])" office:value-type="float" office:value="2" calcext:value-type="float">
            <text:p>2</text:p>
          </table:table-cell>
          <table:table-cell table:style-name="ce20" table:formula="of:=IF([.B47]=0;[.A47];[.F46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7]=0;&quot;&quot;;[.F47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7]" office:value-type="string" office:string-value="10ml horseradish" calcext:value-type="string">
            <text:p>10ml horseradish</text:p>
          </table:table-cell>
          <table:table-cell table:style-name="ce22" table:formula="of:=[.D47]" office:value-type="string" office:string-value="ml" calcext:value-type="string">
            <text:p>ml</text:p>
          </table:table-cell>
          <table:table-cell table:formula="of:=IF([.E47]=0;[.J46];[.E47])" office:value-type="float" office:value="2" calcext:value-type="float">
            <text:p>2</text:p>
          </table:table-cell>
          <table:table-cell table:formula="of:=IF([.F47]=0;&quot;&quot;;[.J47])" office:value-type="float" office:value="2" calcext:value-type="float">
            <text:p>2</text:p>
          </table:table-cell>
          <table:table-cell table:style-name="ce21" table:formula="of:=IF([.K47]=&quot;&quot;;&quot;&quot;;[.C47]/[.K47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string" office:string-value="bread" calcext:value-type="string">
            <text:p>bread</text:p>
          </table:table-cell>
          <table:table-cell table:formula="of:=[Recipes.C48]" office:value-type="float" office:value="4" calcext:value-type="float">
            <text:p>4</text:p>
          </table:table-cell>
          <table:table-cell table:formula="of:=[Recipes.D48]" office:value-type="string" office:string-value="slices" calcext:value-type="string">
            <text:p>slices</text:p>
          </table:table-cell>
          <table:table-cell table:formula="of:=IF([Recipes.E48]=&quot;&quot;;[.E47];[Recipes.E48])" office:value-type="float" office:value="2" calcext:value-type="float">
            <text:p>2</text:p>
          </table:table-cell>
          <table:table-cell table:style-name="ce20" table:formula="of:=IF([.B48]=0;[.A48];[.F47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IF([.B48]=0;&quot;&quot;;[.F48])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48]" office:value-type="string" office:string-value="bread" calcext:value-type="string">
            <text:p>bread</text:p>
          </table:table-cell>
          <table:table-cell table:style-name="ce22" table:formula="of:=[.D48]" office:value-type="string" office:string-value="slices" calcext:value-type="string">
            <text:p>slices</text:p>
          </table:table-cell>
          <table:table-cell table:formula="of:=IF([.E48]=0;[.J47];[.E48])" office:value-type="float" office:value="2" calcext:value-type="float">
            <text:p>2</text:p>
          </table:table-cell>
          <table:table-cell table:formula="of:=IF([.F48]=0;&quot;&quot;;[.J48])" office:value-type="float" office:value="2" calcext:value-type="float">
            <text:p>2</text:p>
          </table:table-cell>
          <table:table-cell table:style-name="ce21" table:formula="of:=IF([.K48]=&quot;&quot;;&quot;&quot;;[.C48]/[.K48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Recipes.A49]" office:value-type="float" office:value="0" calcext:value-type="float">
            <text:p>0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IF([Recipes.E49]=&quot;&quot;;[.E48];[Recipes.E49])" office:value-type="float" office:value="2" calcext:value-type="float">
            <text:p>2</text:p>
          </table:table-cell>
          <table:table-cell table:style-name="ce20" table:formula="of:=IF([.B49]=0;[.A49];[.F48])" office:value-type="float" office:value="0" calcext:value-type="float">
            <text:p>0</text:p>
          </table:table-cell>
          <table:table-cell table:style-name="ce21" table:formula="of:=IF([.B49]=0;&quot;&quot;;[.F49])">
            <text:p/>
          </table:table-cell>
          <table:table-cell table:style-name="ce21" table:formula="of:=[.B49]" office:value-type="float" office:value="0" calcext:value-type="float">
            <text:p>0</text:p>
          </table:table-cell>
          <table:table-cell table:style-name="ce22" table:formula="of:=[.D49]" office:value-type="float" office:value="0" calcext:value-type="float">
            <text:p>0</text:p>
          </table:table-cell>
          <table:table-cell table:formula="of:=IF([.E49]=0;[.J48];[.E49])" office:value-type="float" office:value="2" calcext:value-type="float">
            <text:p>2</text:p>
          </table:table-cell>
          <table:table-cell table:formula="of:=IF([.F49]=0;&quot;&quot;;[.J49])">
            <text:p/>
          </table:table-cell>
          <table:table-cell table:style-name="ce21" table:formula="of:=IF([.K49]=&quot;&quot;;&quot;&quot;;[.C49]/[.K49])">
            <text:p/>
          </table:table-cell>
          <table:table-cell table:number-columns-repeated="1010"/>
        </table:table-row>
        <table:table-row table:style-name="ro1">
          <table:table-cell table:formula="of:=[Recipes.A50]" office:value-type="string" office:string-value="Beef / Sausages / Bratwurst" calcext:value-type="string">
            <text:p>Beef / Sausages / Bratwurst</text:p>
          </table:table-cell>
          <table:table-cell table:formula="of:=[Recipes.B50]" office:value-type="float" office:value="0" calcext:value-type="float">
            <text:p>0</text:p>
          </table:table-cell>
          <table:table-cell table:formula="of:=[Recipes.C50]" office:value-type="float" office:value="0" calcext:value-type="float">
            <text:p>0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IF([Recipes.E50]=&quot;&quot;;[.E49];[Recipes.E50])" office:value-type="float" office:value="0.375" calcext:value-type="float">
            <text:p>0.375</text:p>
          </table:table-cell>
          <table:table-cell table:style-name="ce20" table:formula="of:=IF([.B50]=0;[.A50];[.F49])" office:value-type="string" office:string-value="Beef / Sausages / Bratwurst" calcext:value-type="string">
            <text:p>Beef / Sausages / Bratwurst</text:p>
          </table:table-cell>
          <table:table-cell table:style-name="ce21" table:formula="of:=IF([.B50]=0;&quot;&quot;;[.F50])">
            <text:p/>
          </table:table-cell>
          <table:table-cell table:style-name="ce21" table:formula="of:=[.B50]" office:value-type="float" office:value="0" calcext:value-type="float">
            <text:p>0</text:p>
          </table:table-cell>
          <table:table-cell table:style-name="ce22" table:formula="of:=[.D50]" office:value-type="float" office:value="0" calcext:value-type="float">
            <text:p>0</text:p>
          </table:table-cell>
          <table:table-cell table:formula="of:=IF([.E50]=0;[.J49];[.E50])" office:value-type="float" office:value="0.375" calcext:value-type="float">
            <text:p>0.375</text:p>
          </table:table-cell>
          <table:table-cell table:formula="of:=IF([.F50]=0;&quot;&quot;;[.J50])" office:value-type="float" office:value="0.375" calcext:value-type="float">
            <text:p>0.375</text:p>
          </table:table-cell>
          <table:table-cell table:style-name="ce21" table:formula="of:=IF([.K50]=&quot;&quot;;&quot;&quot;;[.C50]/[.K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string" office:string-value="1 sausage" calcext:value-type="string">
            <text:p>1 sausage</text:p>
          </table:table-cell>
          <table:table-cell table:formula="of:=[Recipes.C51]" office:value-type="float" office:value="75" calcext:value-type="float">
            <text:p>75</text:p>
          </table:table-cell>
          <table:table-cell table:formula="of:=[Recipes.D51]" office:value-type="string" office:string-value="g" calcext:value-type="string">
            <text:p>g</text:p>
          </table:table-cell>
          <table:table-cell table:formula="of:=IF([Recipes.E51]=&quot;&quot;;[.E50];[Recipes.E51])" office:value-type="float" office:value="0.375" calcext:value-type="float">
            <text:p>0.375</text:p>
          </table:table-cell>
          <table:table-cell table:style-name="ce20" table:formula="of:=IF([.B51]=0;[.A51];[.F50])" office:value-type="string" office:string-value="Beef / Sausages / Bratwurst" calcext:value-type="string">
            <text:p>Beef / Sausages / Bratwurst</text:p>
          </table:table-cell>
          <table:table-cell table:style-name="ce21" table:formula="of:=IF([.B51]=0;&quot;&quot;;[.F51])" office:value-type="string" office:string-value="Beef / Sausages / Bratwurst" calcext:value-type="string">
            <text:p>Beef / Sausages / Bratwurst</text:p>
          </table:table-cell>
          <table:table-cell table:style-name="ce21" table:formula="of:=[.B51]" office:value-type="string" office:string-value="1 sausage" calcext:value-type="string">
            <text:p>1 sausage</text:p>
          </table:table-cell>
          <table:table-cell table:style-name="ce22" table:formula="of:=[.D51]" office:value-type="string" office:string-value="g" calcext:value-type="string">
            <text:p>g</text:p>
          </table:table-cell>
          <table:table-cell table:formula="of:=IF([.E51]=0;[.J50];[.E51])" office:value-type="float" office:value="0.375" calcext:value-type="float">
            <text:p>0.375</text:p>
          </table:table-cell>
          <table:table-cell table:formula="of:=IF([.F51]=0;&quot;&quot;;[.J51])" office:value-type="float" office:value="0.375" calcext:value-type="float">
            <text:p>0.375</text:p>
          </table:table-cell>
          <table:table-cell table:style-name="ce21" table:formula="of:=IF([.K51]=&quot;&quot;;&quot;&quot;;[.C51]/[.K51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2]" office:value-type="float" office:value="0" calcext:value-type="float">
            <text:p>0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IF([Recipes.E52]=&quot;&quot;;[.E51];[Recipes.E52])" office:value-type="float" office:value="0.375" calcext:value-type="float">
            <text:p>0.375</text:p>
          </table:table-cell>
          <table:table-cell table:style-name="ce20" table:formula="of:=IF([.B52]=0;[.A52];[.F51])" office:value-type="float" office:value="0" calcext:value-type="float">
            <text:p>0</text:p>
          </table:table-cell>
          <table:table-cell table:style-name="ce21" table:formula="of:=IF([.B52]=0;&quot;&quot;;[.F52])">
            <text:p/>
          </table:table-cell>
          <table:table-cell table:style-name="ce21" table:formula="of:=[.B52]" office:value-type="float" office:value="0" calcext:value-type="float">
            <text:p>0</text:p>
          </table:table-cell>
          <table:table-cell table:style-name="ce22" table:formula="of:=[.D52]" office:value-type="float" office:value="0" calcext:value-type="float">
            <text:p>0</text:p>
          </table:table-cell>
          <table:table-cell table:formula="of:=IF([.E52]=0;[.J51];[.E52])" office:value-type="float" office:value="0.375" calcext:value-type="float">
            <text:p>0.375</text:p>
          </table:table-cell>
          <table:table-cell table:formula="of:=IF([.F52]=0;&quot;&quot;;[.J52])">
            <text:p/>
          </table:table-cell>
          <table:table-cell table:style-name="ce21" table:formula="of:=IF([.K52]=&quot;&quot;;&quot;&quot;;[.C52]/[.K52])">
            <text:p/>
          </table:table-cell>
          <table:table-cell table:number-columns-repeated="1010"/>
        </table:table-row>
        <table:table-row table:style-name="ro1">
          <table:table-cell table:formula="of:=[Recipes.A53]" office:value-type="string" office:string-value="Fish / Salmon" calcext:value-type="string">
            <text:p>Fish / Salmon</text:p>
          </table:table-cell>
          <table:table-cell table:formula="of:=[Recipes.B53]" office:value-type="float" office:value="0" calcext:value-type="float">
            <text:p>0</text:p>
          </table:table-cell>
          <table:table-cell table:formula="of:=[Recipes.C53]" office:value-type="float" office:value="0" calcext:value-type="float">
            <text:p>0</text:p>
          </table:table-cell>
          <table:table-cell table:formula="of:=[Recipes.D53]" office:value-type="float" office:value="0" calcext:value-type="float">
            <text:p>0</text:p>
          </table:table-cell>
          <table:table-cell table:formula="of:=IF([Recipes.E53]=&quot;&quot;;[.E52];[Recipes.E53])" office:value-type="float" office:value="0.001" calcext:value-type="float">
            <text:p>0.001</text:p>
          </table:table-cell>
          <table:table-cell table:style-name="ce20" table:formula="of:=IF([.B53]=0;[.A53];[.F52])" office:value-type="string" office:string-value="Fish / Salmon" calcext:value-type="string">
            <text:p>Fish / Salmon</text:p>
          </table:table-cell>
          <table:table-cell table:style-name="ce21" table:formula="of:=IF([.B53]=0;&quot;&quot;;[.F53])">
            <text:p/>
          </table:table-cell>
          <table:table-cell table:style-name="ce21" table:formula="of:=[.B53]" office:value-type="float" office:value="0" calcext:value-type="float">
            <text:p>0</text:p>
          </table:table-cell>
          <table:table-cell table:style-name="ce22" table:formula="of:=[.D53]" office:value-type="float" office:value="0" calcext:value-type="float">
            <text:p>0</text:p>
          </table:table-cell>
          <table:table-cell table:formula="of:=IF([.E53]=0;[.J52];[.E53])" office:value-type="float" office:value="0.001" calcext:value-type="float">
            <text:p>0.001</text:p>
          </table:table-cell>
          <table:table-cell table:formula="of:=IF([.F53]=0;&quot;&quot;;[.J53])" office:value-type="float" office:value="0.001" calcext:value-type="float">
            <text:p>0.001</text:p>
          </table:table-cell>
          <table:table-cell table:style-name="ce21" table:formula="of:=IF([.K53]=&quot;&quot;;&quot;&quot;;[.C53]/[.K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string" office:string-value="??" calcext:value-type="string">
            <text:p>??</text:p>
          </table:table-cell>
          <table:table-cell table:formula="of:=[Recipes.C54]" office:value-type="float" office:value="0.2" calcext:value-type="float">
            <text:p>0.2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IF([Recipes.E54]=&quot;&quot;;[.E53];[Recipes.E54])" office:value-type="float" office:value="0.001" calcext:value-type="float">
            <text:p>0.001</text:p>
          </table:table-cell>
          <table:table-cell table:style-name="ce20" table:formula="of:=IF([.B54]=0;[.A54];[.F53])" office:value-type="string" office:string-value="Fish / Salmon" calcext:value-type="string">
            <text:p>Fish / Salmon</text:p>
          </table:table-cell>
          <table:table-cell table:style-name="ce21" table:formula="of:=IF([.B54]=0;&quot;&quot;;[.F54])" office:value-type="string" office:string-value="Fish / Salmon" calcext:value-type="string">
            <text:p>Fish / Salmon</text:p>
          </table:table-cell>
          <table:table-cell table:style-name="ce21" table:formula="of:=[.B54]" office:value-type="string" office:string-value="??" calcext:value-type="string">
            <text:p>??</text:p>
          </table:table-cell>
          <table:table-cell table:style-name="ce22" table:formula="of:=[.D54]" office:value-type="float" office:value="0" calcext:value-type="float">
            <text:p>0</text:p>
          </table:table-cell>
          <table:table-cell table:formula="of:=IF([.E54]=0;[.J53];[.E54])" office:value-type="float" office:value="0.001" calcext:value-type="float">
            <text:p>0.001</text:p>
          </table:table-cell>
          <table:table-cell table:formula="of:=IF([.F54]=0;&quot;&quot;;[.J54])" office:value-type="float" office:value="0.001" calcext:value-type="float">
            <text:p>0.001</text:p>
          </table:table-cell>
          <table:table-cell table:style-name="ce21" table:formula="of:=IF([.K54]=&quot;&quot;;&quot;&quot;;[.C54]/[.K54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5]" office:value-type="float" office:value="0" calcext:value-type="float">
            <text:p>0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IF([Recipes.E55]=&quot;&quot;;[.E54];[Recipes.E55])" office:value-type="float" office:value="0.001" calcext:value-type="float">
            <text:p>0.001</text:p>
          </table:table-cell>
          <table:table-cell table:style-name="ce20" table:formula="of:=IF([.B55]=0;[.A55];[.F54])" office:value-type="float" office:value="0" calcext:value-type="float">
            <text:p>0</text:p>
          </table:table-cell>
          <table:table-cell table:style-name="ce21" table:formula="of:=IF([.B55]=0;&quot;&quot;;[.F55])">
            <text:p/>
          </table:table-cell>
          <table:table-cell table:style-name="ce21" table:formula="of:=[.B55]" office:value-type="float" office:value="0" calcext:value-type="float">
            <text:p>0</text:p>
          </table:table-cell>
          <table:table-cell table:style-name="ce22" table:formula="of:=[.D55]" office:value-type="float" office:value="0" calcext:value-type="float">
            <text:p>0</text:p>
          </table:table-cell>
          <table:table-cell table:formula="of:=IF([.E55]=0;[.J54];[.E55])" office:value-type="float" office:value="0.001" calcext:value-type="float">
            <text:p>0.001</text:p>
          </table:table-cell>
          <table:table-cell table:formula="of:=IF([.F55]=0;&quot;&quot;;[.J55])">
            <text:p/>
          </table:table-cell>
          <table:table-cell table:style-name="ce21" table:formula="of:=IF([.K55]=&quot;&quot;;&quot;&quot;;[.C55]/[.K55])">
            <text:p/>
          </table:table-cell>
          <table:table-cell table:number-columns-repeated="1010"/>
        </table:table-row>
        <table:table-row table:style-name="ro1">
          <table:table-cell table:formula="of:=[Recipes.A56]" office:value-type="string" office:string-value="Haloumi" calcext:value-type="string">
            <text:p>Haloumi</text:p>
          </table:table-cell>
          <table:table-cell table:formula="of:=[Recipes.B56]" office:value-type="float" office:value="0" calcext:value-type="float">
            <text:p>0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float" office:value="0" calcext:value-type="float">
            <text:p>0</text:p>
          </table:table-cell>
          <table:table-cell table:formula="of:=IF([Recipes.E56]=&quot;&quot;;[.E55];[Recipes.E56])" office:value-type="float" office:value="0.0015" calcext:value-type="float">
            <text:p>0.0015</text:p>
          </table:table-cell>
          <table:table-cell table:style-name="ce20" table:formula="of:=IF([.B56]=0;[.A56];[.F55])" office:value-type="string" office:string-value="Haloumi" calcext:value-type="string">
            <text:p>Haloumi</text:p>
          </table:table-cell>
          <table:table-cell table:style-name="ce21" table:formula="of:=IF([.B56]=0;&quot;&quot;;[.F56])">
            <text:p/>
          </table:table-cell>
          <table:table-cell table:style-name="ce21" table:formula="of:=[.B56]" office:value-type="float" office:value="0" calcext:value-type="float">
            <text:p>0</text:p>
          </table:table-cell>
          <table:table-cell table:style-name="ce22" table:formula="of:=[.D56]" office:value-type="float" office:value="0" calcext:value-type="float">
            <text:p>0</text:p>
          </table:table-cell>
          <table:table-cell table:formula="of:=IF([.E56]=0;[.J55];[.E56])" office:value-type="float" office:value="0.0015" calcext:value-type="float">
            <text:p>0.0015</text:p>
          </table:table-cell>
          <table:table-cell table:formula="of:=IF([.F56]=0;&quot;&quot;;[.J56])" office:value-type="float" office:value="0.0015" calcext:value-type="float">
            <text:p>0.0015</text:p>
          </table:table-cell>
          <table:table-cell table:style-name="ce21" table:formula="of:=IF([.K56]=&quot;&quot;;&quot;&quot;;[.C56]/[.K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string" office:string-value="??" calcext:value-type="string">
            <text:p>??</text:p>
          </table:table-cell>
          <table:table-cell table:formula="of:=[Recipes.C57]" office:value-type="float" office:value="0.3" calcext:value-type="float">
            <text:p>0.3</text:p>
          </table:table-cell>
          <table:table-cell table:formula="of:=[Recipes.D57]" office:value-type="string" office:string-value="g" calcext:value-type="string">
            <text:p>g</text:p>
          </table:table-cell>
          <table:table-cell table:formula="of:=IF([Recipes.E57]=&quot;&quot;;[.E56];[Recipes.E57])" office:value-type="float" office:value="0.0015" calcext:value-type="float">
            <text:p>0.0015</text:p>
          </table:table-cell>
          <table:table-cell table:style-name="ce20" table:formula="of:=IF([.B57]=0;[.A57];[.F56])" office:value-type="string" office:string-value="Haloumi" calcext:value-type="string">
            <text:p>Haloumi</text:p>
          </table:table-cell>
          <table:table-cell table:style-name="ce21" table:formula="of:=IF([.B57]=0;&quot;&quot;;[.F57])" office:value-type="string" office:string-value="Haloumi" calcext:value-type="string">
            <text:p>Haloumi</text:p>
          </table:table-cell>
          <table:table-cell table:style-name="ce21" table:formula="of:=[.B57]" office:value-type="string" office:string-value="??" calcext:value-type="string">
            <text:p>??</text:p>
          </table:table-cell>
          <table:table-cell table:style-name="ce22" table:formula="of:=[.D57]" office:value-type="string" office:string-value="g" calcext:value-type="string">
            <text:p>g</text:p>
          </table:table-cell>
          <table:table-cell table:formula="of:=IF([.E57]=0;[.J56];[.E57])" office:value-type="float" office:value="0.0015" calcext:value-type="float">
            <text:p>0.0015</text:p>
          </table:table-cell>
          <table:table-cell table:formula="of:=IF([.F57]=0;&quot;&quot;;[.J57])" office:value-type="float" office:value="0.0015" calcext:value-type="float">
            <text:p>0.0015</text:p>
          </table:table-cell>
          <table:table-cell table:style-name="ce21" table:formula="of:=IF([.K57]=&quot;&quot;;&quot;&quot;;[.C57]/[.K57])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formula="of:=[Recipes.A58]" office:value-type="float" office:value="0" calcext:value-type="float">
            <text:p>0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IF([Recipes.E58]=&quot;&quot;;[.E57];[Recipes.E58])" office:value-type="float" office:value="0.0015" calcext:value-type="float">
            <text:p>0.0015</text:p>
          </table:table-cell>
          <table:table-cell table:style-name="ce20" table:formula="of:=IF([.B58]=0;[.A58];[.F57])" office:value-type="float" office:value="0" calcext:value-type="float">
            <text:p>0</text:p>
          </table:table-cell>
          <table:table-cell table:style-name="ce21" table:formula="of:=IF([.B58]=0;&quot;&quot;;[.F58])">
            <text:p/>
          </table:table-cell>
          <table:table-cell table:style-name="ce21" table:formula="of:=[.B58]" office:value-type="float" office:value="0" calcext:value-type="float">
            <text:p>0</text:p>
          </table:table-cell>
          <table:table-cell table:style-name="ce22" table:formula="of:=[.D58]" office:value-type="float" office:value="0" calcext:value-type="float">
            <text:p>0</text:p>
          </table:table-cell>
          <table:table-cell table:formula="of:=IF([.E58]=0;[.J57];[.E58])" office:value-type="float" office:value="0.0015" calcext:value-type="float">
            <text:p>0.0015</text:p>
          </table:table-cell>
          <table:table-cell table:formula="of:=IF([.F58]=0;&quot;&quot;;[.J58])">
            <text:p/>
          </table:table-cell>
          <table:table-cell table:style-name="ce21" table:formula="of:=IF([.K58]=&quot;&quot;;&quot;&quot;;[.C58]/[.K58])">
            <text:p/>
          </table:table-cell>
          <table:table-cell table:number-columns-repeated="1010"/>
        </table:table-row>
        <table:table-row table:style-name="ro1">
          <table:table-cell table:formula="of:=[Recipes.A59]" office:value-type="string" office:string-value="Fried onions" calcext:value-type="string">
            <text:p>Fried onions</text:p>
          </table:table-cell>
          <table:table-cell table:formula="of:=[Recipes.B59]" office:value-type="float" office:value="0" calcext:value-type="float">
            <text:p>0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float" office:value="0" calcext:value-type="float">
            <text:p>0</text:p>
          </table:table-cell>
          <table:table-cell table:formula="of:=IF([Recipes.E59]=&quot;&quot;;[.E58];[Recipes.E59])" office:value-type="float" office:value="0.0015" calcext:value-type="float">
            <text:p>0.0015</text:p>
          </table:table-cell>
          <table:table-cell table:style-name="ce20" table:formula="of:=IF([.B59]=0;[.A59];[.F58])" office:value-type="string" office:string-value="Fried onions" calcext:value-type="string">
            <text:p>Fried onions</text:p>
          </table:table-cell>
          <table:table-cell table:style-name="ce21" table:formula="of:=IF([.B59]=0;&quot;&quot;;[.F59])">
            <text:p/>
          </table:table-cell>
          <table:table-cell table:style-name="ce21" table:formula="of:=[.B59]" office:value-type="float" office:value="0" calcext:value-type="float">
            <text:p>0</text:p>
          </table:table-cell>
          <table:table-cell table:style-name="ce22" table:formula="of:=[.D59]" office:value-type="float" office:value="0" calcext:value-type="float">
            <text:p>0</text:p>
          </table:table-cell>
          <table:table-cell table:formula="of:=IF([.E59]=0;[.J58];[.E59])" office:value-type="float" office:value="0.0015" calcext:value-type="float">
            <text:p>0.0015</text:p>
          </table:table-cell>
          <table:table-cell table:formula="of:=IF([.F59]=0;&quot;&quot;;[.J59])" office:value-type="float" office:value="0.0015" calcext:value-type="float">
            <text:p>0.0015</text:p>
          </table:table-cell>
          <table:table-cell table:style-name="ce21" table:formula="of:=IF([.K59]=&quot;&quot;;&quot;&quot;;[.C59]/[.K5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string" office:string-value="??" calcext:value-type="string">
            <text:p>??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string" office:string-value="g" calcext:value-type="string">
            <text:p>g</text:p>
          </table:table-cell>
          <table:table-cell table:formula="of:=IF([Recipes.E60]=&quot;&quot;;[.E59];[Recipes.E60])" office:value-type="float" office:value="0.0015" calcext:value-type="float">
            <text:p>0.0015</text:p>
          </table:table-cell>
          <table:table-cell table:style-name="ce20" table:formula="of:=IF([.B60]=0;[.A60];[.F59])" office:value-type="string" office:string-value="Fried onions" calcext:value-type="string">
            <text:p>Fried onions</text:p>
          </table:table-cell>
          <table:table-cell table:style-name="ce21" table:formula="of:=IF([.B60]=0;&quot;&quot;;[.F60])" office:value-type="string" office:string-value="Fried onions" calcext:value-type="string">
            <text:p>Fried onions</text:p>
          </table:table-cell>
          <table:table-cell table:style-name="ce21" table:formula="of:=[.B60]" office:value-type="string" office:string-value="??" calcext:value-type="string">
            <text:p>??</text:p>
          </table:table-cell>
          <table:table-cell table:style-name="ce22" table:formula="of:=[.D60]" office:value-type="string" office:string-value="g" calcext:value-type="string">
            <text:p>g</text:p>
          </table:table-cell>
          <table:table-cell table:formula="of:=IF([.E60]=0;[.J59];[.E60])" office:value-type="float" office:value="0.0015" calcext:value-type="float">
            <text:p>0.0015</text:p>
          </table:table-cell>
          <table:table-cell table:formula="of:=IF([.F60]=0;&quot;&quot;;[.J60])" office:value-type="float" office:value="0.0015" calcext:value-type="float">
            <text:p>0.0015</text:p>
          </table:table-cell>
          <table:table-cell table:style-name="ce21" table:formula="of:=IF([.K60]=&quot;&quot;;&quot;&quot;;[.C60]/[.K6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1]" office:value-type="float" office:value="0" calcext:value-type="float">
            <text:p>0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IF([Recipes.E61]=&quot;&quot;;[.E60];[Recipes.E61])" office:value-type="float" office:value="0.0015" calcext:value-type="float">
            <text:p>0.0015</text:p>
          </table:table-cell>
          <table:table-cell table:style-name="ce20" table:formula="of:=IF([.B61]=0;[.A61];[.F60])" office:value-type="float" office:value="0" calcext:value-type="float">
            <text:p>0</text:p>
          </table:table-cell>
          <table:table-cell table:style-name="ce21" table:formula="of:=IF([.B61]=0;&quot;&quot;;[.F61])">
            <text:p/>
          </table:table-cell>
          <table:table-cell table:style-name="ce21" table:formula="of:=[.B61]" office:value-type="float" office:value="0" calcext:value-type="float">
            <text:p>0</text:p>
          </table:table-cell>
          <table:table-cell table:style-name="ce22" table:formula="of:=[.D61]" office:value-type="float" office:value="0" calcext:value-type="float">
            <text:p>0</text:p>
          </table:table-cell>
          <table:table-cell table:formula="of:=IF([.E61]=0;[.J60];[.E61])" office:value-type="float" office:value="0.0015" calcext:value-type="float">
            <text:p>0.0015</text:p>
          </table:table-cell>
          <table:table-cell table:formula="of:=IF([.F61]=0;&quot;&quot;;[.J61])">
            <text:p/>
          </table:table-cell>
          <table:table-cell table:style-name="ce21" table:formula="of:=IF([.K61]=&quot;&quot;;&quot;&quot;;[.C61]/[.K61])">
            <text:p/>
          </table:table-cell>
          <table:table-cell table:number-columns-repeated="1010"/>
        </table:table-row>
        <table:table-row table:style-name="ro1">
          <table:table-cell table:formula="of:=[Recipes.A62]" office:value-type="string" office:string-value="Sauerkraut" calcext:value-type="string">
            <text:p>Sauerkraut</text:p>
          </table:table-cell>
          <table:table-cell table:formula="of:=[Recipes.B62]" office:value-type="float" office:value="0" calcext:value-type="float">
            <text:p>0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IF([Recipes.E62]=&quot;&quot;;[.E61];[Recipes.E62])" office:value-type="float" office:value="0.0015" calcext:value-type="float">
            <text:p>0.0015</text:p>
          </table:table-cell>
          <table:table-cell table:style-name="ce20" table:formula="of:=IF([.B62]=0;[.A62];[.F61])" office:value-type="string" office:string-value="Sauerkraut" calcext:value-type="string">
            <text:p>Sauerkraut</text:p>
          </table:table-cell>
          <table:table-cell table:style-name="ce21" table:formula="of:=IF([.B62]=0;&quot;&quot;;[.F62])">
            <text:p/>
          </table:table-cell>
          <table:table-cell table:style-name="ce21" table:formula="of:=[.B62]" office:value-type="float" office:value="0" calcext:value-type="float">
            <text:p>0</text:p>
          </table:table-cell>
          <table:table-cell table:style-name="ce22" table:formula="of:=[.D62]" office:value-type="float" office:value="0" calcext:value-type="float">
            <text:p>0</text:p>
          </table:table-cell>
          <table:table-cell table:formula="of:=IF([.E62]=0;[.J61];[.E62])" office:value-type="float" office:value="0.0015" calcext:value-type="float">
            <text:p>0.0015</text:p>
          </table:table-cell>
          <table:table-cell table:formula="of:=IF([.F62]=0;&quot;&quot;;[.J62])" office:value-type="float" office:value="0.0015" calcext:value-type="float">
            <text:p>0.0015</text:p>
          </table:table-cell>
          <table:table-cell table:style-name="ce21" table:formula="of:=IF([.K62]=&quot;&quot;;&quot;&quot;;[.C62]/[.K6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string" office:string-value="??" calcext:value-type="string">
            <text:p>??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string" office:string-value="g" calcext:value-type="string">
            <text:p>g</text:p>
          </table:table-cell>
          <table:table-cell table:formula="of:=IF([Recipes.E63]=&quot;&quot;;[.E62];[Recipes.E63])" office:value-type="float" office:value="0.0015" calcext:value-type="float">
            <text:p>0.0015</text:p>
          </table:table-cell>
          <table:table-cell table:style-name="ce20" table:formula="of:=IF([.B63]=0;[.A63];[.F62])" office:value-type="string" office:string-value="Sauerkraut" calcext:value-type="string">
            <text:p>Sauerkraut</text:p>
          </table:table-cell>
          <table:table-cell table:style-name="ce21" table:formula="of:=IF([.B63]=0;&quot;&quot;;[.F63])" office:value-type="string" office:string-value="Sauerkraut" calcext:value-type="string">
            <text:p>Sauerkraut</text:p>
          </table:table-cell>
          <table:table-cell table:style-name="ce21" table:formula="of:=[.B63]" office:value-type="string" office:string-value="??" calcext:value-type="string">
            <text:p>??</text:p>
          </table:table-cell>
          <table:table-cell table:style-name="ce22" table:formula="of:=[.D63]" office:value-type="string" office:string-value="g" calcext:value-type="string">
            <text:p>g</text:p>
          </table:table-cell>
          <table:table-cell table:formula="of:=IF([.E63]=0;[.J62];[.E63])" office:value-type="float" office:value="0.0015" calcext:value-type="float">
            <text:p>0.0015</text:p>
          </table:table-cell>
          <table:table-cell table:formula="of:=IF([.F63]=0;&quot;&quot;;[.J63])" office:value-type="float" office:value="0.0015" calcext:value-type="float">
            <text:p>0.0015</text:p>
          </table:table-cell>
          <table:table-cell table:style-name="ce21" table:formula="of:=IF([.K63]=&quot;&quot;;&quot;&quot;;[.C63]/[.K6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4]" office:value-type="float" office:value="0" calcext:value-type="float">
            <text:p>0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IF([Recipes.E64]=&quot;&quot;;[.E63];[Recipes.E64])" office:value-type="float" office:value="0.0015" calcext:value-type="float">
            <text:p>0.0015</text:p>
          </table:table-cell>
          <table:table-cell table:style-name="ce20" table:formula="of:=IF([.B64]=0;[.A64];[.F63])" office:value-type="float" office:value="0" calcext:value-type="float">
            <text:p>0</text:p>
          </table:table-cell>
          <table:table-cell table:style-name="ce21" table:formula="of:=IF([.B64]=0;&quot;&quot;;[.F64])">
            <text:p/>
          </table:table-cell>
          <table:table-cell table:style-name="ce21" table:formula="of:=[.B64]" office:value-type="float" office:value="0" calcext:value-type="float">
            <text:p>0</text:p>
          </table:table-cell>
          <table:table-cell table:style-name="ce22" table:formula="of:=[.D64]" office:value-type="float" office:value="0" calcext:value-type="float">
            <text:p>0</text:p>
          </table:table-cell>
          <table:table-cell table:formula="of:=IF([.E64]=0;[.J63];[.E64])" office:value-type="float" office:value="0.0015" calcext:value-type="float">
            <text:p>0.0015</text:p>
          </table:table-cell>
          <table:table-cell table:formula="of:=IF([.F64]=0;&quot;&quot;;[.J64])">
            <text:p/>
          </table:table-cell>
          <table:table-cell table:style-name="ce21" table:formula="of:=IF([.K64]=&quot;&quot;;&quot;&quot;;[.C64]/[.K64])">
            <text:p/>
          </table:table-cell>
          <table:table-cell table:number-columns-repeated="1010"/>
        </table:table-row>
        <table:table-row table:style-name="ro1">
          <table:table-cell table:formula="of:=[Recipes.A65]" office:value-type="string" office:string-value="Corn" calcext:value-type="string">
            <text:p>Corn</text:p>
          </table:table-cell>
          <table:table-cell table:formula="of:=[Recipes.B65]" office:value-type="float" office:value="0" calcext:value-type="float">
            <text:p>0</text:p>
          </table:table-cell>
          <table:table-cell table:formula="of:=[Recipes.C65]" office:value-type="float" office:value="0" calcext:value-type="float">
            <text:p>0</text:p>
          </table:table-cell>
          <table:table-cell table:formula="of:=[Recipes.D65]" office:value-type="float" office:value="0" calcext:value-type="float">
            <text:p>0</text:p>
          </table:table-cell>
          <table:table-cell table:formula="of:=IF([Recipes.E65]=&quot;&quot;;[.E64];[Recipes.E65])" office:value-type="float" office:value="0.0015" calcext:value-type="float">
            <text:p>0.0015</text:p>
          </table:table-cell>
          <table:table-cell table:style-name="ce20" table:formula="of:=IF([.B65]=0;[.A65];[.F64])" office:value-type="string" office:string-value="Corn" calcext:value-type="string">
            <text:p>Corn</text:p>
          </table:table-cell>
          <table:table-cell table:style-name="ce21" table:formula="of:=IF([.B65]=0;&quot;&quot;;[.F65])">
            <text:p/>
          </table:table-cell>
          <table:table-cell table:style-name="ce21" table:formula="of:=[.B65]" office:value-type="float" office:value="0" calcext:value-type="float">
            <text:p>0</text:p>
          </table:table-cell>
          <table:table-cell table:style-name="ce22" table:formula="of:=[.D65]" office:value-type="float" office:value="0" calcext:value-type="float">
            <text:p>0</text:p>
          </table:table-cell>
          <table:table-cell table:formula="of:=IF([.E65]=0;[.J64];[.E65])" office:value-type="float" office:value="0.0015" calcext:value-type="float">
            <text:p>0.0015</text:p>
          </table:table-cell>
          <table:table-cell table:formula="of:=IF([.F65]=0;&quot;&quot;;[.J65])" office:value-type="float" office:value="0.0015" calcext:value-type="float">
            <text:p>0.0015</text:p>
          </table:table-cell>
          <table:table-cell table:style-name="ce21" table:formula="of:=IF([.K65]=&quot;&quot;;&quot;&quot;;[.C65]/[.K6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6]" office:value-type="float" office:value="0" calcext:value-type="float">
            <text:p>0</text:p>
          </table:table-cell>
          <table:table-cell table:formula="of:=[Recipes.B66]" office:value-type="string" office:string-value="??" calcext:value-type="string">
            <text:p>??</text:p>
          </table:table-cell>
          <table:table-cell table:formula="of:=[Recipes.C66]" office:value-type="float" office:value="0" calcext:value-type="float">
            <text:p>0</text:p>
          </table:table-cell>
          <table:table-cell table:formula="of:=[Recipes.D66]" office:value-type="float" office:value="0" calcext:value-type="float">
            <text:p>0</text:p>
          </table:table-cell>
          <table:table-cell table:formula="of:=IF([Recipes.E66]=&quot;&quot;;[.E65];[Recipes.E66])" office:value-type="float" office:value="0.0015" calcext:value-type="float">
            <text:p>0.0015</text:p>
          </table:table-cell>
          <table:table-cell table:style-name="ce20" table:formula="of:=IF([.B66]=0;[.A66];[.F65])" office:value-type="string" office:string-value="Corn" calcext:value-type="string">
            <text:p>Corn</text:p>
          </table:table-cell>
          <table:table-cell table:style-name="ce21" table:formula="of:=IF([.B66]=0;&quot;&quot;;[.F66])" office:value-type="string" office:string-value="Corn" calcext:value-type="string">
            <text:p>Corn</text:p>
          </table:table-cell>
          <table:table-cell table:style-name="ce21" table:formula="of:=[.B66]" office:value-type="string" office:string-value="??" calcext:value-type="string">
            <text:p>??</text:p>
          </table:table-cell>
          <table:table-cell table:style-name="ce22" table:formula="of:=[.D66]" office:value-type="float" office:value="0" calcext:value-type="float">
            <text:p>0</text:p>
          </table:table-cell>
          <table:table-cell table:formula="of:=IF([.E66]=0;[.J65];[.E66])" office:value-type="float" office:value="0.0015" calcext:value-type="float">
            <text:p>0.0015</text:p>
          </table:table-cell>
          <table:table-cell table:formula="of:=IF([.F66]=0;&quot;&quot;;[.J66])" office:value-type="float" office:value="0.0015" calcext:value-type="float">
            <text:p>0.0015</text:p>
          </table:table-cell>
          <table:table-cell table:style-name="ce21" table:formula="of:=IF([.K66]=&quot;&quot;;&quot;&quot;;[.C66]/[.K6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7]" office:value-type="float" office:value="0" calcext:value-type="float">
            <text:p>0</text:p>
          </table:table-cell>
          <table:table-cell table:formula="of:=[Recipes.B67]" office:value-type="float" office:value="0" calcext:value-type="float">
            <text:p>0</text:p>
          </table:table-cell>
          <table:table-cell table:formula="of:=[Recipes.C67]" office:value-type="float" office:value="0" calcext:value-type="float">
            <text:p>0</text:p>
          </table:table-cell>
          <table:table-cell table:formula="of:=[Recipes.D67]" office:value-type="float" office:value="0" calcext:value-type="float">
            <text:p>0</text:p>
          </table:table-cell>
          <table:table-cell table:formula="of:=IF([Recipes.E67]=&quot;&quot;;[.E66];[Recipes.E67])" office:value-type="float" office:value="0.0015" calcext:value-type="float">
            <text:p>0.0015</text:p>
          </table:table-cell>
          <table:table-cell table:style-name="ce20" table:formula="of:=IF([.B67]=0;[.A67];[.F66])" office:value-type="float" office:value="0" calcext:value-type="float">
            <text:p>0</text:p>
          </table:table-cell>
          <table:table-cell table:style-name="ce21" table:formula="of:=IF([.B67]=0;&quot;&quot;;[.F67])">
            <text:p/>
          </table:table-cell>
          <table:table-cell table:style-name="ce21" table:formula="of:=[.B67]" office:value-type="float" office:value="0" calcext:value-type="float">
            <text:p>0</text:p>
          </table:table-cell>
          <table:table-cell table:style-name="ce22" table:formula="of:=[.D67]" office:value-type="float" office:value="0" calcext:value-type="float">
            <text:p>0</text:p>
          </table:table-cell>
          <table:table-cell table:formula="of:=IF([.E67]=0;[.J66];[.E67])" office:value-type="float" office:value="0.0015" calcext:value-type="float">
            <text:p>0.0015</text:p>
          </table:table-cell>
          <table:table-cell table:formula="of:=IF([.F67]=0;&quot;&quot;;[.J67])">
            <text:p/>
          </table:table-cell>
          <table:table-cell table:style-name="ce21" table:formula="of:=IF([.K67]=&quot;&quot;;&quot;&quot;;[.C67]/[.K67])">
            <text:p/>
          </table:table-cell>
          <table:table-cell table:number-columns-repeated="1010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float" office:value="0" calcext:value-type="float">
            <text:p>0</text:p>
          </table:table-cell>
          <table:table-cell table:formula="of:=[Recipes.C68]" office:value-type="float" office:value="0" calcext:value-type="float">
            <text:p>0</text:p>
          </table:table-cell>
          <table:table-cell table:formula="of:=[Recipes.D68]" office:value-type="float" office:value="0" calcext:value-type="float">
            <text:p>0</text:p>
          </table:table-cell>
          <table:table-cell table:formula="of:=IF([Recipes.E68]=&quot;&quot;;[.E67];[Recipes.E68])" office:value-type="float" office:value="3.75" calcext:value-type="float">
            <text:p>3.75</text:p>
          </table:table-cell>
          <table:table-cell table:style-name="ce20" table:formula="of:=IF([.B68]=0;[.A68];[.F67])" office:value-type="string" office:string-value="Chicken wings" calcext:value-type="string">
            <text:p>Chicken wings</text:p>
          </table:table-cell>
          <table:table-cell table:style-name="ce21" table:formula="of:=IF([.B68]=0;&quot;&quot;;[.F68])">
            <text:p/>
          </table:table-cell>
          <table:table-cell table:style-name="ce21" table:formula="of:=[.B68]" office:value-type="float" office:value="0" calcext:value-type="float">
            <text:p>0</text:p>
          </table:table-cell>
          <table:table-cell table:style-name="ce22" table:formula="of:=[.D68]" office:value-type="float" office:value="0" calcext:value-type="float">
            <text:p>0</text:p>
          </table:table-cell>
          <table:table-cell table:formula="of:=IF([.E68]=0;[.J67];[.E68])" office:value-type="float" office:value="3.75" calcext:value-type="float">
            <text:p>3.75</text:p>
          </table:table-cell>
          <table:table-cell table:formula="of:=IF([.F68]=0;&quot;&quot;;[.J68])" office:value-type="float" office:value="3.75" calcext:value-type="float">
            <text:p>3.75</text:p>
          </table:table-cell>
          <table:table-cell table:style-name="ce21" table:formula="of:=IF([.K68]=&quot;&quot;;&quot;&quot;;[.C68]/[.K6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69]" office:value-type="float" office:value="0" calcext:value-type="float">
            <text:p>0</text:p>
          </table:table-cell>
          <table:table-cell table:formula="of:=[Recipes.B69]" office:value-type="string" office:string-value="Chicken wings (1 is 30g)" calcext:value-type="string">
            <text:p>Chicken wings (1 is 30g)</text:p>
          </table:table-cell>
          <table:table-cell table:formula="of:=[Recipes.C69]" office:value-type="float" office:value="25" calcext:value-type="float">
            <text:p>25</text:p>
          </table:table-cell>
          <table:table-cell table:formula="of:=[Recipes.D69]" office:value-type="string" office:string-value="wings" calcext:value-type="string">
            <text:p>wings</text:p>
          </table:table-cell>
          <table:table-cell table:formula="of:=IF([Recipes.E69]=&quot;&quot;;[.E68];[Recipes.E69])" office:value-type="float" office:value="3.75" calcext:value-type="float">
            <text:p>3.75</text:p>
          </table:table-cell>
          <table:table-cell table:style-name="ce20" table:formula="of:=IF([.B69]=0;[.A69];[.F68])" office:value-type="string" office:string-value="Chicken wings" calcext:value-type="string">
            <text:p>Chicken wings</text:p>
          </table:table-cell>
          <table:table-cell table:style-name="ce21" table:formula="of:=IF([.B69]=0;&quot;&quot;;[.F69])" office:value-type="string" office:string-value="Chicken wings" calcext:value-type="string">
            <text:p>Chicken wings</text:p>
          </table:table-cell>
          <table:table-cell table:style-name="ce21" table:formula="of:=[.B69]" office:value-type="string" office:string-value="Chicken wings (1 is 30g)" calcext:value-type="string">
            <text:p>Chicken wings (1 is 30g)</text:p>
          </table:table-cell>
          <table:table-cell table:style-name="ce22" table:formula="of:=[.D69]" office:value-type="string" office:string-value="wings" calcext:value-type="string">
            <text:p>wings</text:p>
          </table:table-cell>
          <table:table-cell table:formula="of:=IF([.E69]=0;[.J68];[.E69])" office:value-type="float" office:value="3.75" calcext:value-type="float">
            <text:p>3.75</text:p>
          </table:table-cell>
          <table:table-cell table:formula="of:=IF([.F69]=0;&quot;&quot;;[.J69])" office:value-type="float" office:value="3.75" calcext:value-type="float">
            <text:p>3.75</text:p>
          </table:table-cell>
          <table:table-cell table:style-name="ce21" table:formula="of:=IF([.K69]=&quot;&quot;;&quot;&quot;;[.C69]/[.K69])" office:value-type="float" office:value="6.66666666666667" calcext:value-type="float">
            <text:p>6.6666666667</text:p>
          </table:table-cell>
          <table:table-cell table:number-columns-repeated="1010"/>
        </table:table-row>
        <table:table-row table:style-name="ro1">
          <table:table-cell table:formula="of:=[Recipes.A70]" office:value-type="float" office:value="0" calcext:value-type="float">
            <text:p>0</text:p>
          </table:table-cell>
          <table:table-cell table:formula="of:=[Recipes.B70]" office:value-type="string" office:string-value="5 spring onions, finely sliced" calcext:value-type="string">
            <text:p>5 spring onions, finely sliced</text:p>
          </table:table-cell>
          <table:table-cell table:formula="of:=[Recipes.C70]" office:value-type="float" office:value="5" calcext:value-type="float">
            <text:p>5</text:p>
          </table:table-cell>
          <table:table-cell table:formula="of:=[Recipes.D70]" office:value-type="string" office:string-value="piece" calcext:value-type="string">
            <text:p>piece</text:p>
          </table:table-cell>
          <table:table-cell table:formula="of:=IF([Recipes.E70]=&quot;&quot;;[.E69];[Recipes.E70])" office:value-type="float" office:value="3.75" calcext:value-type="float">
            <text:p>3.75</text:p>
          </table:table-cell>
          <table:table-cell table:style-name="ce20" table:formula="of:=IF([.B70]=0;[.A70];[.F69])" office:value-type="string" office:string-value="Chicken wings" calcext:value-type="string">
            <text:p>Chicken wings</text:p>
          </table:table-cell>
          <table:table-cell table:style-name="ce21" table:formula="of:=IF([.B70]=0;&quot;&quot;;[.F70])" office:value-type="string" office:string-value="Chicken wings" calcext:value-type="string">
            <text:p>Chicken wings</text:p>
          </table:table-cell>
          <table:table-cell table:style-name="ce21" table:formula="of:=[.B70]" office:value-type="string" office:string-value="5 spring onions, finely sliced" calcext:value-type="string">
            <text:p>5 spring onions, finely sliced</text:p>
          </table:table-cell>
          <table:table-cell table:style-name="ce22" table:formula="of:=[.D70]" office:value-type="string" office:string-value="piece" calcext:value-type="string">
            <text:p>piece</text:p>
          </table:table-cell>
          <table:table-cell table:formula="of:=IF([.E70]=0;[.J69];[.E70])" office:value-type="float" office:value="3.75" calcext:value-type="float">
            <text:p>3.75</text:p>
          </table:table-cell>
          <table:table-cell table:formula="of:=IF([.F70]=0;&quot;&quot;;[.J70])" office:value-type="float" office:value="3.75" calcext:value-type="float">
            <text:p>3.75</text:p>
          </table:table-cell>
          <table:table-cell table:style-name="ce21" table:formula="of:=IF([.K70]=&quot;&quot;;&quot;&quot;;[.C70]/[.K70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71]" office:value-type="float" office:value="0" calcext:value-type="float">
            <text:p>0</text:p>
          </table:table-cell>
          <table:table-cell table:formula="of:=[Recipes.B71]" office:value-type="string" office:string-value="5 tbsp honey" calcext:value-type="string">
            <text:p>5 tbsp honey</text:p>
          </table:table-cell>
          <table:table-cell table:formula="of:=[Recipes.C71]" office:value-type="float" office:value="5" calcext:value-type="float">
            <text:p>5</text:p>
          </table:table-cell>
          <table:table-cell table:formula="of:=[Recipes.D71]" office:value-type="string" office:string-value="tbsp" calcext:value-type="string">
            <text:p>tbsp</text:p>
          </table:table-cell>
          <table:table-cell table:formula="of:=IF([Recipes.E71]=&quot;&quot;;[.E70];[Recipes.E71])" office:value-type="float" office:value="3.75" calcext:value-type="float">
            <text:p>3.75</text:p>
          </table:table-cell>
          <table:table-cell table:style-name="ce20" table:formula="of:=IF([.B71]=0;[.A71];[.F70])" office:value-type="string" office:string-value="Chicken wings" calcext:value-type="string">
            <text:p>Chicken wings</text:p>
          </table:table-cell>
          <table:table-cell table:style-name="ce21" table:formula="of:=IF([.B71]=0;&quot;&quot;;[.F71])" office:value-type="string" office:string-value="Chicken wings" calcext:value-type="string">
            <text:p>Chicken wings</text:p>
          </table:table-cell>
          <table:table-cell table:style-name="ce21" table:formula="of:=[.B71]" office:value-type="string" office:string-value="5 tbsp honey" calcext:value-type="string">
            <text:p>5 tbsp honey</text:p>
          </table:table-cell>
          <table:table-cell table:style-name="ce22" table:formula="of:=[.D71]" office:value-type="string" office:string-value="tbsp" calcext:value-type="string">
            <text:p>tbsp</text:p>
          </table:table-cell>
          <table:table-cell table:formula="of:=IF([.E71]=0;[.J70];[.E71])" office:value-type="float" office:value="3.75" calcext:value-type="float">
            <text:p>3.75</text:p>
          </table:table-cell>
          <table:table-cell table:formula="of:=IF([.F71]=0;&quot;&quot;;[.J71])" office:value-type="float" office:value="3.75" calcext:value-type="float">
            <text:p>3.75</text:p>
          </table:table-cell>
          <table:table-cell table:style-name="ce21" table:formula="of:=IF([.K71]=&quot;&quot;;&quot;&quot;;[.C71]/[.K71])" office:value-type="float" office:value="1.33333333333333" calcext:value-type="float">
            <text:p>1.3333333333</text:p>
          </table:table-cell>
          <table:table-cell table:number-columns-repeated="1010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string" office:string-value="• 2 tbsp soy sauce" calcext:value-type="string">
            <text:p>• 2 tbsp soy sauce</text:p>
          </table:table-cell>
          <table:table-cell table:formula="of:=[Recipes.C72]" office:value-type="float" office:value="2" calcext:value-type="float">
            <text:p>2</text:p>
          </table:table-cell>
          <table:table-cell table:formula="of:=[Recipes.D72]" office:value-type="string" office:string-value="tbsp" calcext:value-type="string">
            <text:p>tbsp</text:p>
          </table:table-cell>
          <table:table-cell table:formula="of:=IF([Recipes.E72]=&quot;&quot;;[.E71];[Recipes.E72])" office:value-type="float" office:value="3.75" calcext:value-type="float">
            <text:p>3.75</text:p>
          </table:table-cell>
          <table:table-cell table:style-name="ce20" table:formula="of:=IF([.B72]=0;[.A72];[.F71])" office:value-type="string" office:string-value="Chicken wings" calcext:value-type="string">
            <text:p>Chicken wings</text:p>
          </table:table-cell>
          <table:table-cell table:style-name="ce21" table:formula="of:=IF([.B72]=0;&quot;&quot;;[.F72])" office:value-type="string" office:string-value="Chicken wings" calcext:value-type="string">
            <text:p>Chicken wings</text:p>
          </table:table-cell>
          <table:table-cell table:style-name="ce21" table:formula="of:=[.B72]" office:value-type="string" office:string-value="• 2 tbsp soy sauce" calcext:value-type="string">
            <text:p>• 2 tbsp soy sauce</text:p>
          </table:table-cell>
          <table:table-cell table:style-name="ce22" table:formula="of:=[.D72]" office:value-type="string" office:string-value="tbsp" calcext:value-type="string">
            <text:p>tbsp</text:p>
          </table:table-cell>
          <table:table-cell table:formula="of:=IF([.E72]=0;[.J71];[.E72])" office:value-type="float" office:value="3.75" calcext:value-type="float">
            <text:p>3.75</text:p>
          </table:table-cell>
          <table:table-cell table:formula="of:=IF([.F72]=0;&quot;&quot;;[.J72])" office:value-type="float" office:value="3.75" calcext:value-type="float">
            <text:p>3.75</text:p>
          </table:table-cell>
          <table:table-cell table:style-name="ce21" table:formula="of:=IF([.K72]=&quot;&quot;;&quot;&quot;;[.C72]/[.K72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3]" office:value-type="float" office:value="0" calcext:value-type="float">
            <text:p>0</text:p>
          </table:table-cell>
          <table:table-cell table:formula="of:=[Recipes.B73]" office:value-type="string" office:string-value="• 1 red chilli, sliced" calcext:value-type="string">
            <text:p>• 1 red chilli, sliced</text:p>
          </table:table-cell>
          <table:table-cell table:formula="of:=[Recipes.C73]" office:value-type="float" office:value="1" calcext:value-type="float">
            <text:p>1</text:p>
          </table:table-cell>
          <table:table-cell table:formula="of:=[Recipes.D73]" office:value-type="string" office:string-value="piece" calcext:value-type="string">
            <text:p>piece</text:p>
          </table:table-cell>
          <table:table-cell table:formula="of:=IF([Recipes.E73]=&quot;&quot;;[.E72];[Recipes.E73])" office:value-type="float" office:value="3.75" calcext:value-type="float">
            <text:p>3.75</text:p>
          </table:table-cell>
          <table:table-cell table:style-name="ce20" table:formula="of:=IF([.B73]=0;[.A73];[.F72])" office:value-type="string" office:string-value="Chicken wings" calcext:value-type="string">
            <text:p>Chicken wings</text:p>
          </table:table-cell>
          <table:table-cell table:style-name="ce21" table:formula="of:=IF([.B73]=0;&quot;&quot;;[.F73])" office:value-type="string" office:string-value="Chicken wings" calcext:value-type="string">
            <text:p>Chicken wings</text:p>
          </table:table-cell>
          <table:table-cell table:style-name="ce21" table:formula="of:=[.B73]" office:value-type="string" office:string-value="• 1 red chilli, sliced" calcext:value-type="string">
            <text:p>• 1 red chilli, sliced</text:p>
          </table:table-cell>
          <table:table-cell table:style-name="ce22" table:formula="of:=[.D73]" office:value-type="string" office:string-value="piece" calcext:value-type="string">
            <text:p>piece</text:p>
          </table:table-cell>
          <table:table-cell table:formula="of:=IF([.E73]=0;[.J72];[.E73])" office:value-type="float" office:value="3.75" calcext:value-type="float">
            <text:p>3.75</text:p>
          </table:table-cell>
          <table:table-cell table:formula="of:=IF([.F73]=0;&quot;&quot;;[.J73])" office:value-type="float" office:value="3.75" calcext:value-type="float">
            <text:p>3.75</text:p>
          </table:table-cell>
          <table:table-cell table:style-name="ce21" table:formula="of:=IF([.K73]=&quot;&quot;;&quot;&quot;;[.C73]/[.K73])" office:value-type="float" office:value="0.266666666666667" calcext:value-type="float">
            <text:p>0.2666666667</text:p>
          </table:table-cell>
          <table:table-cell table:number-columns-repeated="1010"/>
        </table:table-row>
        <table:table-row table:style-name="ro1">
          <table:table-cell table:formula="of:=[Recipes.A74]" office:value-type="float" office:value="0" calcext:value-type="float">
            <text:p>0</text:p>
          </table:table-cell>
          <table:table-cell table:formula="of:=[Recipes.B74]" office:value-type="string" office:string-value="• 1–2 cm ginger, grated" calcext:value-type="string">
            <text:p>• 1–2 cm ginger, grated</text:p>
          </table:table-cell>
          <table:table-cell table:formula="of:=[Recipes.C74]" office:value-type="float" office:value="2" calcext:value-type="float">
            <text:p>2</text:p>
          </table:table-cell>
          <table:table-cell table:formula="of:=[Recipes.D74]" office:value-type="string" office:string-value="cm piece" calcext:value-type="string">
            <text:p>cm piece</text:p>
          </table:table-cell>
          <table:table-cell table:formula="of:=IF([Recipes.E74]=&quot;&quot;;[.E73];[Recipes.E74])" office:value-type="float" office:value="3.75" calcext:value-type="float">
            <text:p>3.75</text:p>
          </table:table-cell>
          <table:table-cell table:style-name="ce20" table:formula="of:=IF([.B74]=0;[.A74];[.F73])" office:value-type="string" office:string-value="Chicken wings" calcext:value-type="string">
            <text:p>Chicken wings</text:p>
          </table:table-cell>
          <table:table-cell table:style-name="ce21" table:formula="of:=IF([.B74]=0;&quot;&quot;;[.F74])" office:value-type="string" office:string-value="Chicken wings" calcext:value-type="string">
            <text:p>Chicken wings</text:p>
          </table:table-cell>
          <table:table-cell table:style-name="ce21" table:formula="of:=[.B74]" office:value-type="string" office:string-value="• 1–2 cm ginger, grated" calcext:value-type="string">
            <text:p>• 1–2 cm ginger, grated</text:p>
          </table:table-cell>
          <table:table-cell table:style-name="ce22" table:formula="of:=[.D74]" office:value-type="string" office:string-value="cm piece" calcext:value-type="string">
            <text:p>cm piece</text:p>
          </table:table-cell>
          <table:table-cell table:formula="of:=IF([.E74]=0;[.J73];[.E74])" office:value-type="float" office:value="3.75" calcext:value-type="float">
            <text:p>3.75</text:p>
          </table:table-cell>
          <table:table-cell table:formula="of:=IF([.F74]=0;&quot;&quot;;[.J74])" office:value-type="float" office:value="3.75" calcext:value-type="float">
            <text:p>3.75</text:p>
          </table:table-cell>
          <table:table-cell table:style-name="ce21" table:formula="of:=IF([.K74]=&quot;&quot;;&quot;&quot;;[.C74]/[.K74])" office:value-type="float" office:value="0.533333333333333" calcext:value-type="float">
            <text:p>0.5333333333</text:p>
          </table:table-cell>
          <table:table-cell table:number-columns-repeated="1010"/>
        </table:table-row>
        <table:table-row table:style-name="ro1">
          <table:table-cell table:formula="of:=[Recipes.A75]" office:value-type="float" office:value="0" calcext:value-type="float">
            <text:p>0</text:p>
          </table:table-cell>
          <table:table-cell table:formula="of:=[Recipes.B75]" office:value-type="string" office:string-value="0.625 teaspoon thyme" calcext:value-type="string">
            <text:p>0.625 teaspoon thyme</text:p>
          </table:table-cell>
          <table:table-cell table:formula="of:=[Recipes.C75]" office:value-type="float" office:value="0.625" calcext:value-type="float">
            <text:p>0.625</text:p>
          </table:table-cell>
          <table:table-cell table:formula="of:=[Recipes.D75]" office:value-type="string" office:string-value="tsp" calcext:value-type="string">
            <text:p>tsp</text:p>
          </table:table-cell>
          <table:table-cell table:formula="of:=IF([Recipes.E75]=&quot;&quot;;[.E74];[Recipes.E75])" office:value-type="float" office:value="3.75" calcext:value-type="float">
            <text:p>3.75</text:p>
          </table:table-cell>
          <table:table-cell table:style-name="ce20" table:formula="of:=IF([.B75]=0;[.A75];[.F74])" office:value-type="string" office:string-value="Chicken wings" calcext:value-type="string">
            <text:p>Chicken wings</text:p>
          </table:table-cell>
          <table:table-cell table:style-name="ce21" table:formula="of:=IF([.B75]=0;&quot;&quot;;[.F75])" office:value-type="string" office:string-value="Chicken wings" calcext:value-type="string">
            <text:p>Chicken wings</text:p>
          </table:table-cell>
          <table:table-cell table:style-name="ce21" table:formula="of:=[.B75]" office:value-type="string" office:string-value="0.625 teaspoon thyme" calcext:value-type="string">
            <text:p>0.625 teaspoon thyme</text:p>
          </table:table-cell>
          <table:table-cell table:style-name="ce22" table:formula="of:=[.D75]" office:value-type="string" office:string-value="tsp" calcext:value-type="string">
            <text:p>tsp</text:p>
          </table:table-cell>
          <table:table-cell table:formula="of:=IF([.E75]=0;[.J74];[.E75])" office:value-type="float" office:value="3.75" calcext:value-type="float">
            <text:p>3.75</text:p>
          </table:table-cell>
          <table:table-cell table:formula="of:=IF([.F75]=0;&quot;&quot;;[.J75])" office:value-type="float" office:value="3.75" calcext:value-type="float">
            <text:p>3.75</text:p>
          </table:table-cell>
          <table:table-cell table:style-name="ce21" table:formula="of:=IF([.K75]=&quot;&quot;;&quot;&quot;;[.C75]/[.K75])" office:value-type="float" office:value="0.166666666666667" calcext:value-type="float">
            <text:p>0.1666666667</text:p>
          </table:table-cell>
          <table:table-cell table:number-columns-repeated="1010"/>
        </table:table-row>
        <table:table-row table:style-name="ro1">
          <table:table-cell table:formula="of:=[Recipes.A76]" office:value-type="float" office:value="0" calcext:value-type="float">
            <text:p>0</text:p>
          </table:table-cell>
          <table:table-cell table:formula="of:=[Recipes.B76]" office:value-type="float" office:value="0" calcext:value-type="float">
            <text:p>0</text:p>
          </table:table-cell>
          <table:table-cell table:formula="of:=[Recipes.C76]" office:value-type="float" office:value="0" calcext:value-type="float">
            <text:p>0</text:p>
          </table:table-cell>
          <table:table-cell table:formula="of:=[Recipes.D76]" office:value-type="float" office:value="0" calcext:value-type="float">
            <text:p>0</text:p>
          </table:table-cell>
          <table:table-cell table:formula="of:=IF([Recipes.E76]=&quot;&quot;;[.E75];[Recipes.E76])" office:value-type="float" office:value="3.75" calcext:value-type="float">
            <text:p>3.75</text:p>
          </table:table-cell>
          <table:table-cell table:style-name="ce20" table:formula="of:=IF([.B76]=0;[.A76];[.F75])" office:value-type="float" office:value="0" calcext:value-type="float">
            <text:p>0</text:p>
          </table:table-cell>
          <table:table-cell table:style-name="ce21" table:formula="of:=IF([.B76]=0;&quot;&quot;;[.F76])">
            <text:p/>
          </table:table-cell>
          <table:table-cell table:style-name="ce21" table:formula="of:=[.B76]" office:value-type="float" office:value="0" calcext:value-type="float">
            <text:p>0</text:p>
          </table:table-cell>
          <table:table-cell table:style-name="ce22" table:formula="of:=[.D76]" office:value-type="float" office:value="0" calcext:value-type="float">
            <text:p>0</text:p>
          </table:table-cell>
          <table:table-cell table:formula="of:=IF([.E76]=0;[.J75];[.E76])" office:value-type="float" office:value="3.75" calcext:value-type="float">
            <text:p>3.75</text:p>
          </table:table-cell>
          <table:table-cell table:formula="of:=IF([.F76]=0;&quot;&quot;;[.J76])">
            <text:p/>
          </table:table-cell>
          <table:table-cell table:style-name="ce21" table:formula="of:=IF([.K76]=&quot;&quot;;&quot;&quot;;[.C76]/[.K76])">
            <text:p/>
          </table:table-cell>
          <table:table-cell table:number-columns-repeated="1010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float" office:value="0" calcext:value-type="float">
            <text:p>0</text:p>
          </table:table-cell>
          <table:table-cell table:formula="of:=[Recipes.C77]" office:value-type="float" office:value="0" calcext:value-type="float">
            <text:p>0</text:p>
          </table:table-cell>
          <table:table-cell table:formula="of:=[Recipes.D77]" office:value-type="float" office:value="0" calcext:value-type="float">
            <text:p>0</text:p>
          </table:table-cell>
          <table:table-cell table:formula="of:=IF([Recipes.E77]=&quot;&quot;;[.E76];[Recipes.E77])" office:value-type="float" office:value="12" calcext:value-type="float">
            <text:p>12</text:p>
          </table:table-cell>
          <table:table-cell table:style-name="ce20" table:formula="of:=IF([.B77]=0;[.A77];[.F76])" office:value-type="string" office:string-value="Veggies in Foil" calcext:value-type="string">
            <text:p>Veggies in Foil</text:p>
          </table:table-cell>
          <table:table-cell table:style-name="ce21" table:formula="of:=IF([.B77]=0;&quot;&quot;;[.F77])">
            <text:p/>
          </table:table-cell>
          <table:table-cell table:style-name="ce21" table:formula="of:=[.B77]" office:value-type="float" office:value="0" calcext:value-type="float">
            <text:p>0</text:p>
          </table:table-cell>
          <table:table-cell table:style-name="ce22" table:formula="of:=[.D77]" office:value-type="float" office:value="0" calcext:value-type="float">
            <text:p>0</text:p>
          </table:table-cell>
          <table:table-cell table:formula="of:=IF([.E77]=0;[.J76];[.E77])" office:value-type="float" office:value="12" calcext:value-type="float">
            <text:p>12</text:p>
          </table:table-cell>
          <table:table-cell table:formula="of:=IF([.F77]=0;&quot;&quot;;[.J77])" office:value-type="float" office:value="12" calcext:value-type="float">
            <text:p>12</text:p>
          </table:table-cell>
          <table:table-cell table:style-name="ce21" table:formula="of:=IF([.K77]=&quot;&quot;;&quot;&quot;;[.C77]/[.K7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78]" office:value-type="float" office:value="0" calcext:value-type="float">
            <text:p>0</text:p>
          </table:table-cell>
          <table:table-cell table:formula="of:=[Recipes.B78]" office:value-type="string" office:string-value="2 potatoes cut in batons" calcext:value-type="string">
            <text:p>2 potatoes cut in batons</text:p>
          </table:table-cell>
          <table:table-cell table:formula="of:=[Recipes.C78]" office:value-type="float" office:value="360" calcext:value-type="float">
            <text:p>360</text:p>
          </table:table-cell>
          <table:table-cell table:formula="of:=[Recipes.D78]" office:value-type="string" office:string-value="g" calcext:value-type="string">
            <text:p>g</text:p>
          </table:table-cell>
          <table:table-cell table:formula="of:=IF([Recipes.E78]=&quot;&quot;;[.E77];[Recipes.E78])" office:value-type="float" office:value="12" calcext:value-type="float">
            <text:p>12</text:p>
          </table:table-cell>
          <table:table-cell table:style-name="ce20" table:formula="of:=IF([.B78]=0;[.A78];[.F77])" office:value-type="string" office:string-value="Veggies in Foil" calcext:value-type="string">
            <text:p>Veggies in Foil</text:p>
          </table:table-cell>
          <table:table-cell table:style-name="ce21" table:formula="of:=IF([.B78]=0;&quot;&quot;;[.F78])" office:value-type="string" office:string-value="Veggies in Foil" calcext:value-type="string">
            <text:p>Veggies in Foil</text:p>
          </table:table-cell>
          <table:table-cell table:style-name="ce21" table:formula="of:=[.B78]" office:value-type="string" office:string-value="2 potatoes cut in batons" calcext:value-type="string">
            <text:p>2 potatoes cut in batons</text:p>
          </table:table-cell>
          <table:table-cell table:style-name="ce22" table:formula="of:=[.D78]" office:value-type="string" office:string-value="g" calcext:value-type="string">
            <text:p>g</text:p>
          </table:table-cell>
          <table:table-cell table:formula="of:=IF([.E78]=0;[.J77];[.E78])" office:value-type="float" office:value="12" calcext:value-type="float">
            <text:p>12</text:p>
          </table:table-cell>
          <table:table-cell table:formula="of:=IF([.F78]=0;&quot;&quot;;[.J78])" office:value-type="float" office:value="12" calcext:value-type="float">
            <text:p>12</text:p>
          </table:table-cell>
          <table:table-cell table:style-name="ce21" table:formula="of:=IF([.K78]=&quot;&quot;;&quot;&quot;;[.C78]/[.K78])"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table:formula="of:=[Recipes.A79]" office:value-type="float" office:value="0" calcext:value-type="float">
            <text:p>0</text:p>
          </table:table-cell>
          <table:table-cell table:formula="of:=[Recipes.B79]" office:value-type="string" office:string-value="4 Carrots cut in batons" calcext:value-type="string">
            <text:p>4 Carrots cut in batons</text:p>
          </table:table-cell>
          <table:table-cell table:formula="of:=[Recipes.C79]" office:value-type="float" office:value="300" calcext:value-type="float">
            <text:p>300</text:p>
          </table:table-cell>
          <table:table-cell table:formula="of:=[Recipes.D79]" office:value-type="string" office:string-value="g" calcext:value-type="string">
            <text:p>g</text:p>
          </table:table-cell>
          <table:table-cell table:formula="of:=IF([Recipes.E79]=&quot;&quot;;[.E78];[Recipes.E79])" office:value-type="float" office:value="12" calcext:value-type="float">
            <text:p>12</text:p>
          </table:table-cell>
          <table:table-cell table:style-name="ce20" table:formula="of:=IF([.B79]=0;[.A79];[.F78])" office:value-type="string" office:string-value="Veggies in Foil" calcext:value-type="string">
            <text:p>Veggies in Foil</text:p>
          </table:table-cell>
          <table:table-cell table:style-name="ce21" table:formula="of:=IF([.B79]=0;&quot;&quot;;[.F79])" office:value-type="string" office:string-value="Veggies in Foil" calcext:value-type="string">
            <text:p>Veggies in Foil</text:p>
          </table:table-cell>
          <table:table-cell table:style-name="ce21" table:formula="of:=[.B79]" office:value-type="string" office:string-value="4 Carrots cut in batons" calcext:value-type="string">
            <text:p>4 Carrots cut in batons</text:p>
          </table:table-cell>
          <table:table-cell table:style-name="ce22" table:formula="of:=[.D79]" office:value-type="string" office:string-value="g" calcext:value-type="string">
            <text:p>g</text:p>
          </table:table-cell>
          <table:table-cell table:formula="of:=IF([.E79]=0;[.J78];[.E79])" office:value-type="float" office:value="12" calcext:value-type="float">
            <text:p>12</text:p>
          </table:table-cell>
          <table:table-cell table:formula="of:=IF([.F79]=0;&quot;&quot;;[.J79])" office:value-type="float" office:value="12" calcext:value-type="float">
            <text:p>12</text:p>
          </table:table-cell>
          <table:table-cell table:style-name="ce21" table:formula="of:=IF([.K79]=&quot;&quot;;&quot;&quot;;[.C79]/[.K79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80]" office:value-type="float" office:value="0" calcext:value-type="float">
            <text:p>0</text:p>
          </table:table-cell>
          <table:table-cell table:formula="of:=[Recipes.B80]" office:value-type="string" office:string-value="1 Onion" calcext:value-type="string">
            <text:p>1 Onion</text:p>
          </table:table-cell>
          <table:table-cell table:formula="of:=[Recipes.C80]" office:value-type="float" office:value="130" calcext:value-type="float">
            <text:p>13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IF([Recipes.E80]=&quot;&quot;;[.E79];[Recipes.E80])" office:value-type="float" office:value="12" calcext:value-type="float">
            <text:p>12</text:p>
          </table:table-cell>
          <table:table-cell table:style-name="ce20" table:formula="of:=IF([.B80]=0;[.A80];[.F79])" office:value-type="string" office:string-value="Veggies in Foil" calcext:value-type="string">
            <text:p>Veggies in Foil</text:p>
          </table:table-cell>
          <table:table-cell table:style-name="ce21" table:formula="of:=IF([.B80]=0;&quot;&quot;;[.F80])" office:value-type="string" office:string-value="Veggies in Foil" calcext:value-type="string">
            <text:p>Veggies in Foil</text:p>
          </table:table-cell>
          <table:table-cell table:style-name="ce21" table:formula="of:=[.B80]" office:value-type="string" office:string-value="1 Onion" calcext:value-type="string">
            <text:p>1 Onion</text:p>
          </table:table-cell>
          <table:table-cell table:style-name="ce22" table:formula="of:=[.D80]" office:value-type="string" office:string-value="g" calcext:value-type="string">
            <text:p>g</text:p>
          </table:table-cell>
          <table:table-cell table:formula="of:=IF([.E80]=0;[.J79];[.E80])" office:value-type="float" office:value="12" calcext:value-type="float">
            <text:p>12</text:p>
          </table:table-cell>
          <table:table-cell table:formula="of:=IF([.F80]=0;&quot;&quot;;[.J80])" office:value-type="float" office:value="12" calcext:value-type="float">
            <text:p>12</text:p>
          </table:table-cell>
          <table:table-cell table:style-name="ce21" table:formula="of:=IF([.K80]=&quot;&quot;;&quot;&quot;;[.C80]/[.K80])" office:value-type="float" office:value="10.8333333333333" calcext:value-type="float">
            <text:p>10.8333333333</text:p>
          </table:table-cell>
          <table:table-cell table:number-columns-repeated="1010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string" office:string-value="Parsley" calcext:value-type="string">
            <text:p>Parsley</text:p>
          </table:table-cell>
          <table:table-cell table:formula="of:=[Recipes.C81]" office:value-type="float" office:value="1" calcext:value-type="float">
            <text:p>1</text:p>
          </table:table-cell>
          <table:table-cell table:formula="of:=[Recipes.D81]" office:value-type="string" office:string-value="bunch" calcext:value-type="string">
            <text:p>bunch</text:p>
          </table:table-cell>
          <table:table-cell table:formula="of:=IF([Recipes.E81]=&quot;&quot;;[.E80];[Recipes.E81])" office:value-type="float" office:value="12" calcext:value-type="float">
            <text:p>12</text:p>
          </table:table-cell>
          <table:table-cell table:style-name="ce20" table:formula="of:=IF([.B81]=0;[.A81];[.F80])" office:value-type="string" office:string-value="Veggies in Foil" calcext:value-type="string">
            <text:p>Veggies in Foil</text:p>
          </table:table-cell>
          <table:table-cell table:style-name="ce21" table:formula="of:=IF([.B81]=0;&quot;&quot;;[.F81])" office:value-type="string" office:string-value="Veggies in Foil" calcext:value-type="string">
            <text:p>Veggies in Foil</text:p>
          </table:table-cell>
          <table:table-cell table:style-name="ce21" table:formula="of:=[.B81]" office:value-type="string" office:string-value="Parsley" calcext:value-type="string">
            <text:p>Parsley</text:p>
          </table:table-cell>
          <table:table-cell table:style-name="ce22" table:formula="of:=[.D81]" office:value-type="string" office:string-value="bunch" calcext:value-type="string">
            <text:p>bunch</text:p>
          </table:table-cell>
          <table:table-cell table:formula="of:=IF([.E81]=0;[.J80];[.E81])" office:value-type="float" office:value="12" calcext:value-type="float">
            <text:p>12</text:p>
          </table:table-cell>
          <table:table-cell table:formula="of:=IF([.F81]=0;&quot;&quot;;[.J81])" office:value-type="float" office:value="12" calcext:value-type="float">
            <text:p>12</text:p>
          </table:table-cell>
          <table:table-cell table:style-name="ce21" table:formula="of:=IF([.K81]=&quot;&quot;;&quot;&quot;;[.C81]/[.K81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2]" office:value-type="float" office:value="0" calcext:value-type="float">
            <text:p>0</text:p>
          </table:table-cell>
          <table:table-cell table:formula="of:=[Recipes.B82]" office:value-type="string" office:string-value="Salt" calcext:value-type="string">
            <text:p>Salt</text:p>
          </table:table-cell>
          <table:table-cell table:formula="of:=[Recipes.C82]" office:value-type="float" office:value="1" calcext:value-type="float">
            <text:p>1</text:p>
          </table:table-cell>
          <table:table-cell table:formula="of:=[Recipes.D82]" office:value-type="string" office:string-value="tsp" calcext:value-type="string">
            <text:p>tsp</text:p>
          </table:table-cell>
          <table:table-cell table:formula="of:=IF([Recipes.E82]=&quot;&quot;;[.E81];[Recipes.E82])" office:value-type="float" office:value="12" calcext:value-type="float">
            <text:p>12</text:p>
          </table:table-cell>
          <table:table-cell table:style-name="ce20" table:formula="of:=IF([.B82]=0;[.A82];[.F81])" office:value-type="string" office:string-value="Veggies in Foil" calcext:value-type="string">
            <text:p>Veggies in Foil</text:p>
          </table:table-cell>
          <table:table-cell table:style-name="ce21" table:formula="of:=IF([.B82]=0;&quot;&quot;;[.F82])" office:value-type="string" office:string-value="Veggies in Foil" calcext:value-type="string">
            <text:p>Veggies in Foil</text:p>
          </table:table-cell>
          <table:table-cell table:style-name="ce21" table:formula="of:=[.B82]" office:value-type="string" office:string-value="Salt" calcext:value-type="string">
            <text:p>Salt</text:p>
          </table:table-cell>
          <table:table-cell table:style-name="ce22" table:formula="of:=[.D82]" office:value-type="string" office:string-value="tsp" calcext:value-type="string">
            <text:p>tsp</text:p>
          </table:table-cell>
          <table:table-cell table:formula="of:=IF([.E82]=0;[.J81];[.E82])" office:value-type="float" office:value="12" calcext:value-type="float">
            <text:p>12</text:p>
          </table:table-cell>
          <table:table-cell table:formula="of:=IF([.F82]=0;&quot;&quot;;[.J82])" office:value-type="float" office:value="12" calcext:value-type="float">
            <text:p>12</text:p>
          </table:table-cell>
          <table:table-cell table:style-name="ce21" table:formula="of:=IF([.K82]=&quot;&quot;;&quot;&quot;;[.C82]/[.K82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3]" office:value-type="float" office:value="0" calcext:value-type="float">
            <text:p>0</text:p>
          </table:table-cell>
          <table:table-cell table:formula="of:=[Recipes.B83]" office:value-type="string" office:string-value="Pepper" calcext:value-type="string">
            <text:p>Pepper</text:p>
          </table:table-cell>
          <table:table-cell table:formula="of:=[Recipes.C83]" office:value-type="float" office:value="1" calcext:value-type="float">
            <text:p>1</text:p>
          </table:table-cell>
          <table:table-cell table:formula="of:=[Recipes.D83]" office:value-type="string" office:string-value="tsp" calcext:value-type="string">
            <text:p>tsp</text:p>
          </table:table-cell>
          <table:table-cell table:formula="of:=IF([Recipes.E83]=&quot;&quot;;[.E82];[Recipes.E83])" office:value-type="float" office:value="12" calcext:value-type="float">
            <text:p>12</text:p>
          </table:table-cell>
          <table:table-cell table:style-name="ce20" table:formula="of:=IF([.B83]=0;[.A83];[.F82])" office:value-type="string" office:string-value="Veggies in Foil" calcext:value-type="string">
            <text:p>Veggies in Foil</text:p>
          </table:table-cell>
          <table:table-cell table:style-name="ce21" table:formula="of:=IF([.B83]=0;&quot;&quot;;[.F83])" office:value-type="string" office:string-value="Veggies in Foil" calcext:value-type="string">
            <text:p>Veggies in Foil</text:p>
          </table:table-cell>
          <table:table-cell table:style-name="ce21" table:formula="of:=[.B83]" office:value-type="string" office:string-value="Pepper" calcext:value-type="string">
            <text:p>Pepper</text:p>
          </table:table-cell>
          <table:table-cell table:style-name="ce22" table:formula="of:=[.D83]" office:value-type="string" office:string-value="tsp" calcext:value-type="string">
            <text:p>tsp</text:p>
          </table:table-cell>
          <table:table-cell table:formula="of:=IF([.E83]=0;[.J82];[.E83])" office:value-type="float" office:value="12" calcext:value-type="float">
            <text:p>12</text:p>
          </table:table-cell>
          <table:table-cell table:formula="of:=IF([.F83]=0;&quot;&quot;;[.J83])" office:value-type="float" office:value="12" calcext:value-type="float">
            <text:p>12</text:p>
          </table:table-cell>
          <table:table-cell table:style-name="ce21" table:formula="of:=IF([.K83]=&quot;&quot;;&quot;&quot;;[.C83]/[.K83])" office:value-type="float" office:value="0.0833333333333333" calcext:value-type="float">
            <text:p>0.0833333333</text:p>
          </table:table-cell>
          <table:table-cell table:number-columns-repeated="1010"/>
        </table:table-row>
        <table:table-row table:style-name="ro1">
          <table:table-cell table:formula="of:=[Recipes.A84]" office:value-type="float" office:value="0" calcext:value-type="float">
            <text:p>0</text:p>
          </table:table-cell>
          <table:table-cell table:formula="of:=[Recipes.B84]" office:value-type="string" office:string-value="12 tbsp Butter" calcext:value-type="string">
            <text:p>12 tbsp Butter</text:p>
          </table:table-cell>
          <table:table-cell table:formula="of:=[Recipes.C84]" office:value-type="float" office:value="180" calcext:value-type="float">
            <text:p>180</text:p>
          </table:table-cell>
          <table:table-cell table:formula="of:=[Recipes.D84]" office:value-type="string" office:string-value="g" calcext:value-type="string">
            <text:p>g</text:p>
          </table:table-cell>
          <table:table-cell table:formula="of:=IF([Recipes.E84]=&quot;&quot;;[.E83];[Recipes.E84])" office:value-type="float" office:value="12" calcext:value-type="float">
            <text:p>12</text:p>
          </table:table-cell>
          <table:table-cell table:style-name="ce20" table:formula="of:=IF([.B84]=0;[.A84];[.F83])" office:value-type="string" office:string-value="Veggies in Foil" calcext:value-type="string">
            <text:p>Veggies in Foil</text:p>
          </table:table-cell>
          <table:table-cell table:style-name="ce21" table:formula="of:=IF([.B84]=0;&quot;&quot;;[.F84])" office:value-type="string" office:string-value="Veggies in Foil" calcext:value-type="string">
            <text:p>Veggies in Foil</text:p>
          </table:table-cell>
          <table:table-cell table:style-name="ce21" table:formula="of:=[.B84]" office:value-type="string" office:string-value="12 tbsp Butter" calcext:value-type="string">
            <text:p>12 tbsp Butter</text:p>
          </table:table-cell>
          <table:table-cell table:style-name="ce22" table:formula="of:=[.D84]" office:value-type="string" office:string-value="g" calcext:value-type="string">
            <text:p>g</text:p>
          </table:table-cell>
          <table:table-cell table:formula="of:=IF([.E84]=0;[.J83];[.E84])" office:value-type="float" office:value="12" calcext:value-type="float">
            <text:p>12</text:p>
          </table:table-cell>
          <table:table-cell table:formula="of:=IF([.F84]=0;&quot;&quot;;[.J84])" office:value-type="float" office:value="12" calcext:value-type="float">
            <text:p>12</text:p>
          </table:table-cell>
          <table:table-cell table:style-name="ce21" table:formula="of:=IF([.K84]=&quot;&quot;;&quot;&quot;;[.C84]/[.K84])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formula="of:=[Recipes.A85]" office:value-type="float" office:value="0" calcext:value-type="float">
            <text:p>0</text:p>
          </table:table-cell>
          <table:table-cell table:formula="of:=[Recipes.B85]" office:value-type="float" office:value="0" calcext:value-type="float">
            <text:p>0</text:p>
          </table:table-cell>
          <table:table-cell table:formula="of:=[Recipes.C85]" office:value-type="float" office:value="0" calcext:value-type="float">
            <text:p>0</text:p>
          </table:table-cell>
          <table:table-cell table:formula="of:=[Recipes.D85]" office:value-type="float" office:value="0" calcext:value-type="float">
            <text:p>0</text:p>
          </table:table-cell>
          <table:table-cell table:formula="of:=IF([Recipes.E85]=&quot;&quot;;[.E84];[Recipes.E85])" office:value-type="float" office:value="12" calcext:value-type="float">
            <text:p>12</text:p>
          </table:table-cell>
          <table:table-cell table:style-name="ce20" table:formula="of:=IF([.B85]=0;[.A85];[.F84])" office:value-type="float" office:value="0" calcext:value-type="float">
            <text:p>0</text:p>
          </table:table-cell>
          <table:table-cell table:style-name="ce21" table:formula="of:=IF([.B85]=0;&quot;&quot;;[.F85])">
            <text:p/>
          </table:table-cell>
          <table:table-cell table:style-name="ce21" table:formula="of:=[.B85]" office:value-type="float" office:value="0" calcext:value-type="float">
            <text:p>0</text:p>
          </table:table-cell>
          <table:table-cell table:style-name="ce22" table:formula="of:=[.D85]" office:value-type="float" office:value="0" calcext:value-type="float">
            <text:p>0</text:p>
          </table:table-cell>
          <table:table-cell table:formula="of:=IF([.E85]=0;[.J84];[.E85])" office:value-type="float" office:value="12" calcext:value-type="float">
            <text:p>12</text:p>
          </table:table-cell>
          <table:table-cell table:formula="of:=IF([.F85]=0;&quot;&quot;;[.J85])">
            <text:p/>
          </table:table-cell>
          <table:table-cell table:style-name="ce21" table:formula="of:=IF([.K85]=&quot;&quot;;&quot;&quot;;[.C85]/[.K85])">
            <text:p/>
          </table:table-cell>
          <table:table-cell table:number-columns-repeated="1010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float" office:value="0" calcext:value-type="float">
            <text:p>0</text:p>
          </table:table-cell>
          <table:table-cell table:formula="of:=[Recipes.C86]" office:value-type="float" office:value="0" calcext:value-type="float">
            <text:p>0</text:p>
          </table:table-cell>
          <table:table-cell table:formula="of:=[Recipes.D86]" office:value-type="float" office:value="0" calcext:value-type="float">
            <text:p>0</text:p>
          </table:table-cell>
          <table:table-cell table:formula="of:=IF([Recipes.E86]=&quot;&quot;;[.E85];[Recipes.E86])" office:value-type="float" office:value="8" calcext:value-type="float">
            <text:p>8</text:p>
          </table:table-cell>
          <table:table-cell table:style-name="ce20" table:formula="of:=IF([.B86]=0;[.A86];[.F85])" office:value-type="string" office:string-value="Couscous salad" calcext:value-type="string">
            <text:p>Couscous salad</text:p>
          </table:table-cell>
          <table:table-cell table:style-name="ce21" table:formula="of:=IF([.B86]=0;&quot;&quot;;[.F86])">
            <text:p/>
          </table:table-cell>
          <table:table-cell table:style-name="ce21" table:formula="of:=[.B86]" office:value-type="float" office:value="0" calcext:value-type="float">
            <text:p>0</text:p>
          </table:table-cell>
          <table:table-cell table:style-name="ce22" table:formula="of:=[.D86]" office:value-type="float" office:value="0" calcext:value-type="float">
            <text:p>0</text:p>
          </table:table-cell>
          <table:table-cell table:formula="of:=IF([.E86]=0;[.J85];[.E86])" office:value-type="float" office:value="8" calcext:value-type="float">
            <text:p>8</text:p>
          </table:table-cell>
          <table:table-cell table:formula="of:=IF([.F86]=0;&quot;&quot;;[.J86])" office:value-type="float" office:value="8" calcext:value-type="float">
            <text:p>8</text:p>
          </table:table-cell>
          <table:table-cell table:style-name="ce21" table:formula="of:=IF([.K86]=&quot;&quot;;&quot;&quot;;[.C86]/[.K8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87]" office:value-type="float" office:value="0" calcext:value-type="float">
            <text:p>0</text:p>
          </table:table-cell>
          <table:table-cell table:formula="of:=[Recipes.B87]" office:value-type="string" office:string-value="160g couscous" calcext:value-type="string">
            <text:p>160g couscous</text:p>
          </table:table-cell>
          <table:table-cell table:formula="of:=[Recipes.C87]" office:value-type="float" office:value="160" calcext:value-type="float">
            <text:p>16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IF([Recipes.E87]=&quot;&quot;;[.E86];[Recipes.E87])" office:value-type="float" office:value="8" calcext:value-type="float">
            <text:p>8</text:p>
          </table:table-cell>
          <table:table-cell table:style-name="ce20" table:formula="of:=IF([.B87]=0;[.A87];[.F86])" office:value-type="string" office:string-value="Couscous salad" calcext:value-type="string">
            <text:p>Couscous salad</text:p>
          </table:table-cell>
          <table:table-cell table:style-name="ce21" table:formula="of:=IF([.B87]=0;&quot;&quot;;[.F87])" office:value-type="string" office:string-value="Couscous salad" calcext:value-type="string">
            <text:p>Couscous salad</text:p>
          </table:table-cell>
          <table:table-cell table:style-name="ce21" table:formula="of:=[.B87]" office:value-type="string" office:string-value="160g couscous" calcext:value-type="string">
            <text:p>160g couscous</text:p>
          </table:table-cell>
          <table:table-cell table:style-name="ce22" table:formula="of:=[.D87]" office:value-type="string" office:string-value="g" calcext:value-type="string">
            <text:p>g</text:p>
          </table:table-cell>
          <table:table-cell table:formula="of:=IF([.E87]=0;[.J86];[.E87])" office:value-type="float" office:value="8" calcext:value-type="float">
            <text:p>8</text:p>
          </table:table-cell>
          <table:table-cell table:formula="of:=IF([.F87]=0;&quot;&quot;;[.J87])" office:value-type="float" office:value="8" calcext:value-type="float">
            <text:p>8</text:p>
          </table:table-cell>
          <table:table-cell table:style-name="ce21" table:formula="of:=IF([.K87]=&quot;&quot;;&quot;&quot;;[.C87]/[.K87])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formula="of:=[Recipes.A88]" office:value-type="float" office:value="0" calcext:value-type="float">
            <text:p>0</text:p>
          </table:table-cell>
          <table:table-cell table:formula="of:=[Recipes.B88]" office:value-type="string" office:string-value="500ml veggie stock" calcext:value-type="string">
            <text:p>500ml veggie stock</text:p>
          </table:table-cell>
          <table:table-cell table:formula="of:=[Recipes.C88]" office:value-type="float" office:value="500" calcext:value-type="float">
            <text:p>500</text:p>
          </table:table-cell>
          <table:table-cell table:formula="of:=[Recipes.D88]" office:value-type="string" office:string-value="ml" calcext:value-type="string">
            <text:p>ml</text:p>
          </table:table-cell>
          <table:table-cell table:formula="of:=IF([Recipes.E88]=&quot;&quot;;[.E87];[Recipes.E88])" office:value-type="float" office:value="8" calcext:value-type="float">
            <text:p>8</text:p>
          </table:table-cell>
          <table:table-cell table:style-name="ce20" table:formula="of:=IF([.B88]=0;[.A88];[.F87])" office:value-type="string" office:string-value="Couscous salad" calcext:value-type="string">
            <text:p>Couscous salad</text:p>
          </table:table-cell>
          <table:table-cell table:style-name="ce21" table:formula="of:=IF([.B88]=0;&quot;&quot;;[.F88])" office:value-type="string" office:string-value="Couscous salad" calcext:value-type="string">
            <text:p>Couscous salad</text:p>
          </table:table-cell>
          <table:table-cell table:style-name="ce21" table:formula="of:=[.B88]" office:value-type="string" office:string-value="500ml veggie stock" calcext:value-type="string">
            <text:p>500ml veggie stock</text:p>
          </table:table-cell>
          <table:table-cell table:style-name="ce22" table:formula="of:=[.D88]" office:value-type="string" office:string-value="ml" calcext:value-type="string">
            <text:p>ml</text:p>
          </table:table-cell>
          <table:table-cell table:formula="of:=IF([.E88]=0;[.J87];[.E88])" office:value-type="float" office:value="8" calcext:value-type="float">
            <text:p>8</text:p>
          </table:table-cell>
          <table:table-cell table:formula="of:=IF([.F88]=0;&quot;&quot;;[.J88])" office:value-type="float" office:value="8" calcext:value-type="float">
            <text:p>8</text:p>
          </table:table-cell>
          <table:table-cell table:style-name="ce21" table:formula="of:=IF([.K88]=&quot;&quot;;&quot;&quot;;[.C88]/[.K88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89]" office:value-type="float" office:value="0" calcext:value-type="float">
            <text:p>0</text:p>
          </table:table-cell>
          <table:table-cell table:formula="of:=[Recipes.B89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9]" office:value-type="float" office:value="200" calcext:value-type="float">
            <text:p>200</text:p>
          </table:table-cell>
          <table:table-cell table:formula="of:=[Recipes.D89]" office:value-type="string" office:string-value="g" calcext:value-type="string">
            <text:p>g</text:p>
          </table:table-cell>
          <table:table-cell table:formula="of:=IF([Recipes.E89]=&quot;&quot;;[.E88];[Recipes.E89])" office:value-type="float" office:value="8" calcext:value-type="float">
            <text:p>8</text:p>
          </table:table-cell>
          <table:table-cell table:style-name="ce20" table:formula="of:=IF([.B89]=0;[.A89];[.F88])" office:value-type="string" office:string-value="Couscous salad" calcext:value-type="string">
            <text:p>Couscous salad</text:p>
          </table:table-cell>
          <table:table-cell table:style-name="ce21" table:formula="of:=IF([.B89]=0;&quot;&quot;;[.F89])" office:value-type="string" office:string-value="Couscous salad" calcext:value-type="string">
            <text:p>Couscous salad</text:p>
          </table:table-cell>
          <table:table-cell table:style-name="ce21" table:formula="of:=[.B89]" office:value-type="string" office:string-value="200g dried apricots, chopped into quarters" calcext:value-type="string">
            <text:p>200g dried apricots, chopped into quarters</text:p>
          </table:table-cell>
          <table:table-cell table:style-name="ce22" table:formula="of:=[.D89]" office:value-type="string" office:string-value="g" calcext:value-type="string">
            <text:p>g</text:p>
          </table:table-cell>
          <table:table-cell table:formula="of:=IF([.E89]=0;[.J88];[.E89])" office:value-type="float" office:value="8" calcext:value-type="float">
            <text:p>8</text:p>
          </table:table-cell>
          <table:table-cell table:formula="of:=IF([.F89]=0;&quot;&quot;;[.J89])" office:value-type="float" office:value="8" calcext:value-type="float">
            <text:p>8</text:p>
          </table:table-cell>
          <table:table-cell table:style-name="ce21" table:formula="of:=IF([.K89]=&quot;&quot;;&quot;&quot;;[.C89]/[.K89])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formula="of:=[Recipes.A90]" office:value-type="float" office:value="0" calcext:value-type="float">
            <text:p>0</text:p>
          </table:table-cell>
          <table:table-cell table:formula="of:=[Recipes.B90]" office:value-type="string" office:string-value="100g walnuts, very roughly chopped" calcext:value-type="string">
            <text:p>100g walnuts, very roughly chopped</text:p>
          </table:table-cell>
          <table:table-cell table:formula="of:=[Recipes.C90]" office:value-type="float" office:value="100" calcext:value-type="float">
            <text:p>100</text:p>
          </table:table-cell>
          <table:table-cell table:formula="of:=[Recipes.D90]" office:value-type="string" office:string-value="g" calcext:value-type="string">
            <text:p>g</text:p>
          </table:table-cell>
          <table:table-cell table:formula="of:=IF([Recipes.E90]=&quot;&quot;;[.E89];[Recipes.E90])" office:value-type="float" office:value="8" calcext:value-type="float">
            <text:p>8</text:p>
          </table:table-cell>
          <table:table-cell table:style-name="ce20" table:formula="of:=IF([.B90]=0;[.A90];[.F89])" office:value-type="string" office:string-value="Couscous salad" calcext:value-type="string">
            <text:p>Couscous salad</text:p>
          </table:table-cell>
          <table:table-cell table:style-name="ce21" table:formula="of:=IF([.B90]=0;&quot;&quot;;[.F90])" office:value-type="string" office:string-value="Couscous salad" calcext:value-type="string">
            <text:p>Couscous salad</text:p>
          </table:table-cell>
          <table:table-cell table:style-name="ce21" table:formula="of:=[.B90]" office:value-type="string" office:string-value="100g walnuts, very roughly chopped" calcext:value-type="string">
            <text:p>100g walnuts, very roughly chopped</text:p>
          </table:table-cell>
          <table:table-cell table:style-name="ce22" table:formula="of:=[.D90]" office:value-type="string" office:string-value="g" calcext:value-type="string">
            <text:p>g</text:p>
          </table:table-cell>
          <table:table-cell table:formula="of:=IF([.E90]=0;[.J89];[.E90])" office:value-type="float" office:value="8" calcext:value-type="float">
            <text:p>8</text:p>
          </table:table-cell>
          <table:table-cell table:formula="of:=IF([.F90]=0;&quot;&quot;;[.J90])" office:value-type="float" office:value="8" calcext:value-type="float">
            <text:p>8</text:p>
          </table:table-cell>
          <table:table-cell table:style-name="ce21" table:formula="of:=IF([.K90]=&quot;&quot;;&quot;&quot;;[.C90]/[.K90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91]" office:value-type="float" office:value="0" calcext:value-type="float">
            <text:p>0</text:p>
          </table:table-cell>
          <table:table-cell table:formula="of:=[Recipes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91]" office:value-type="float" office:value="100" calcext:value-type="float">
            <text:p>100</text:p>
          </table:table-cell>
          <table:table-cell table:formula="of:=[Recipes.D91]" office:value-type="string" office:string-value="g" calcext:value-type="string">
            <text:p>g</text:p>
          </table:table-cell>
          <table:table-cell table:formula="of:=IF([Recipes.E91]=&quot;&quot;;[.E90];[Recipes.E91])" office:value-type="float" office:value="8" calcext:value-type="float">
            <text:p>8</text:p>
          </table:table-cell>
          <table:table-cell table:style-name="ce20" table:formula="of:=IF([.B91]=0;[.A91];[.F90])" office:value-type="string" office:string-value="Couscous salad" calcext:value-type="string">
            <text:p>Couscous salad</text:p>
          </table:table-cell>
          <table:table-cell table:style-name="ce21" table:formula="of:=IF([.B91]=0;&quot;&quot;;[.F91])" office:value-type="string" office:string-value="Couscous salad" calcext:value-type="string">
            <text:p>Couscous salad</text:p>
          </table:table-cell>
          <table:table-cell table:style-name="ce21" table:formula="of:=[.B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2" table:formula="of:=[.D91]" office:value-type="string" office:string-value="g" calcext:value-type="string">
            <text:p>g</text:p>
          </table:table-cell>
          <table:table-cell table:formula="of:=IF([.E91]=0;[.J90];[.E91])" office:value-type="float" office:value="8" calcext:value-type="float">
            <text:p>8</text:p>
          </table:table-cell>
          <table:table-cell table:formula="of:=IF([.F91]=0;&quot;&quot;;[.J91])" office:value-type="float" office:value="8" calcext:value-type="float">
            <text:p>8</text:p>
          </table:table-cell>
          <table:table-cell table:style-name="ce21" table:formula="of:=IF([.K91]=&quot;&quot;;&quot;&quot;;[.C91]/[.K91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string" office:string-value="2 spring onions (finely chopped)" calcext:value-type="string">
            <text:p>2 spring onions (finely chopped)</text:p>
          </table:table-cell>
          <table:table-cell table:formula="of:=[Recipes.C92]" office:value-type="float" office:value="2" calcext:value-type="float">
            <text:p>2</text:p>
          </table:table-cell>
          <table:table-cell table:formula="of:=[Recipes.D92]" office:value-type="string" office:string-value="piece" calcext:value-type="string">
            <text:p>piece</text:p>
          </table:table-cell>
          <table:table-cell table:formula="of:=IF([Recipes.E92]=&quot;&quot;;[.E91];[Recipes.E92])" office:value-type="float" office:value="8" calcext:value-type="float">
            <text:p>8</text:p>
          </table:table-cell>
          <table:table-cell table:style-name="ce20" table:formula="of:=IF([.B92]=0;[.A92];[.F91])" office:value-type="string" office:string-value="Couscous salad" calcext:value-type="string">
            <text:p>Couscous salad</text:p>
          </table:table-cell>
          <table:table-cell table:style-name="ce21" table:formula="of:=IF([.B92]=0;&quot;&quot;;[.F92])" office:value-type="string" office:string-value="Couscous salad" calcext:value-type="string">
            <text:p>Couscous salad</text:p>
          </table:table-cell>
          <table:table-cell table:style-name="ce21" table:formula="of:=[.B92]" office:value-type="string" office:string-value="2 spring onions (finely chopped)" calcext:value-type="string">
            <text:p>2 spring onions (finely chopped)</text:p>
          </table:table-cell>
          <table:table-cell table:style-name="ce22" table:formula="of:=[.D92]" office:value-type="string" office:string-value="piece" calcext:value-type="string">
            <text:p>piece</text:p>
          </table:table-cell>
          <table:table-cell table:formula="of:=IF([.E92]=0;[.J91];[.E92])" office:value-type="float" office:value="8" calcext:value-type="float">
            <text:p>8</text:p>
          </table:table-cell>
          <table:table-cell table:formula="of:=IF([.F92]=0;&quot;&quot;;[.J92])" office:value-type="float" office:value="8" calcext:value-type="float">
            <text:p>8</text:p>
          </table:table-cell>
          <table:table-cell table:style-name="ce21" table:formula="of:=IF([.K92]=&quot;&quot;;&quot;&quot;;[.C92]/[.K92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93]" office:value-type="float" office:value="0" calcext:value-type="float">
            <text:p>0</text:p>
          </table:table-cell>
          <table:table-cell table:formula="of:=[Recipes.B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93]" office:value-type="float" office:value="0.25" calcext:value-type="float">
            <text:p>0.25</text:p>
          </table:table-cell>
          <table:table-cell table:formula="of:=[Recipes.D93]" office:value-type="string" office:string-value="piece" calcext:value-type="string">
            <text:p>piece</text:p>
          </table:table-cell>
          <table:table-cell table:formula="of:=IF([Recipes.E93]=&quot;&quot;;[.E92];[Recipes.E93])" office:value-type="float" office:value="8" calcext:value-type="float">
            <text:p>8</text:p>
          </table:table-cell>
          <table:table-cell table:style-name="ce20" table:formula="of:=IF([.B93]=0;[.A93];[.F92])" office:value-type="string" office:string-value="Couscous salad" calcext:value-type="string">
            <text:p>Couscous salad</text:p>
          </table:table-cell>
          <table:table-cell table:style-name="ce21" table:formula="of:=IF([.B93]=0;&quot;&quot;;[.F93])" office:value-type="string" office:string-value="Couscous salad" calcext:value-type="string">
            <text:p>Couscous salad</text:p>
          </table:table-cell>
          <table:table-cell table:style-name="ce21" table:formula="of:=[.B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2" table:formula="of:=[.D93]" office:value-type="string" office:string-value="piece" calcext:value-type="string">
            <text:p>piece</text:p>
          </table:table-cell>
          <table:table-cell table:formula="of:=IF([.E93]=0;[.J92];[.E93])" office:value-type="float" office:value="8" calcext:value-type="float">
            <text:p>8</text:p>
          </table:table-cell>
          <table:table-cell table:formula="of:=IF([.F93]=0;&quot;&quot;;[.J93])" office:value-type="float" office:value="8" calcext:value-type="float">
            <text:p>8</text:p>
          </table:table-cell>
          <table:table-cell table:style-name="ce21" table:formula="of:=IF([.K93]=&quot;&quot;;&quot;&quot;;[.C93]/[.K93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94]" office:value-type="float" office:value="0" calcext:value-type="float">
            <text:p>0</text:p>
          </table:table-cell>
          <table:table-cell table:formula="of:=[Recipes.B94]" office:value-type="string" office:string-value="3 tbsp lemon juice" calcext:value-type="string">
            <text:p>3 tbsp lemon juice</text:p>
          </table:table-cell>
          <table:table-cell table:formula="of:=[Recipes.C94]" office:value-type="float" office:value="45" calcext:value-type="float">
            <text:p>45</text:p>
          </table:table-cell>
          <table:table-cell table:formula="of:=[Recipes.D94]" office:value-type="string" office:string-value="ml" calcext:value-type="string">
            <text:p>ml</text:p>
          </table:table-cell>
          <table:table-cell table:formula="of:=IF([Recipes.E94]=&quot;&quot;;[.E93];[Recipes.E94])" office:value-type="float" office:value="8" calcext:value-type="float">
            <text:p>8</text:p>
          </table:table-cell>
          <table:table-cell table:style-name="ce20" table:formula="of:=IF([.B94]=0;[.A94];[.F93])" office:value-type="string" office:string-value="Couscous salad" calcext:value-type="string">
            <text:p>Couscous salad</text:p>
          </table:table-cell>
          <table:table-cell table:style-name="ce21" table:formula="of:=IF([.B94]=0;&quot;&quot;;[.F94])" office:value-type="string" office:string-value="Couscous salad" calcext:value-type="string">
            <text:p>Couscous salad</text:p>
          </table:table-cell>
          <table:table-cell table:style-name="ce21" table:formula="of:=[.B94]" office:value-type="string" office:string-value="3 tbsp lemon juice" calcext:value-type="string">
            <text:p>3 tbsp lemon juice</text:p>
          </table:table-cell>
          <table:table-cell table:style-name="ce22" table:formula="of:=[.D94]" office:value-type="string" office:string-value="ml" calcext:value-type="string">
            <text:p>ml</text:p>
          </table:table-cell>
          <table:table-cell table:formula="of:=IF([.E94]=0;[.J93];[.E94])" office:value-type="float" office:value="8" calcext:value-type="float">
            <text:p>8</text:p>
          </table:table-cell>
          <table:table-cell table:formula="of:=IF([.F94]=0;&quot;&quot;;[.J94])" office:value-type="float" office:value="8" calcext:value-type="float">
            <text:p>8</text:p>
          </table:table-cell>
          <table:table-cell table:style-name="ce21" table:formula="of:=IF([.K94]=&quot;&quot;;&quot;&quot;;[.C94]/[.K94])" office:value-type="float" office:value="5.625" calcext:value-type="float">
            <text:p>5.625</text:p>
          </table:table-cell>
          <table:table-cell table:number-columns-repeated="1010"/>
        </table:table-row>
        <table:table-row table:style-name="ro1">
          <table:table-cell table:formula="of:=[Recipes.A95]" office:value-type="float" office:value="0" calcext:value-type="float">
            <text:p>0</text:p>
          </table:table-cell>
          <table:table-cell table:formula="of:=[Recipes.B95]" office:value-type="string" office:string-value="olive oil" calcext:value-type="string">
            <text:p>olive oil</text:p>
          </table:table-cell>
          <table:table-cell table:formula="of:=[Recipes.C95]" office:value-type="float" office:value="90" calcext:value-type="float">
            <text:p>90</text:p>
          </table:table-cell>
          <table:table-cell table:formula="of:=[Recipes.D95]" office:value-type="string" office:string-value="ml" calcext:value-type="string">
            <text:p>ml</text:p>
          </table:table-cell>
          <table:table-cell table:formula="of:=IF([Recipes.E95]=&quot;&quot;;[.E94];[Recipes.E95])" office:value-type="float" office:value="8" calcext:value-type="float">
            <text:p>8</text:p>
          </table:table-cell>
          <table:table-cell table:style-name="ce20" table:formula="of:=IF([.B95]=0;[.A95];[.F94])" office:value-type="string" office:string-value="Couscous salad" calcext:value-type="string">
            <text:p>Couscous salad</text:p>
          </table:table-cell>
          <table:table-cell table:style-name="ce21" table:formula="of:=IF([.B95]=0;&quot;&quot;;[.F95])" office:value-type="string" office:string-value="Couscous salad" calcext:value-type="string">
            <text:p>Couscous salad</text:p>
          </table:table-cell>
          <table:table-cell table:style-name="ce21" table:formula="of:=[.B95]" office:value-type="string" office:string-value="olive oil" calcext:value-type="string">
            <text:p>olive oil</text:p>
          </table:table-cell>
          <table:table-cell table:style-name="ce22" table:formula="of:=[.D95]" office:value-type="string" office:string-value="ml" calcext:value-type="string">
            <text:p>ml</text:p>
          </table:table-cell>
          <table:table-cell table:formula="of:=IF([.E95]=0;[.J94];[.E95])" office:value-type="float" office:value="8" calcext:value-type="float">
            <text:p>8</text:p>
          </table:table-cell>
          <table:table-cell table:formula="of:=IF([.F95]=0;&quot;&quot;;[.J95])" office:value-type="float" office:value="8" calcext:value-type="float">
            <text:p>8</text:p>
          </table:table-cell>
          <table:table-cell table:style-name="ce21" table:formula="of:=IF([.K95]=&quot;&quot;;&quot;&quot;;[.C95]/[.K95])" office:value-type="float" office:value="11.25" calcext:value-type="float">
            <text:p>11.25</text:p>
          </table:table-cell>
          <table:table-cell table:number-columns-repeated="1010"/>
        </table:table-row>
        <table:table-row table:style-name="ro1">
          <table:table-cell table:formula="of:=[Recipes.A96]" office:value-type="float" office:value="0" calcext:value-type="float">
            <text:p>0</text:p>
          </table:table-cell>
          <table:table-cell table:formula="of:=[Recipes.B96]" office:value-type="float" office:value="0" calcext:value-type="float">
            <text:p>0</text:p>
          </table:table-cell>
          <table:table-cell table:formula="of:=[Recipes.C96]" office:value-type="float" office:value="0" calcext:value-type="float">
            <text:p>0</text:p>
          </table:table-cell>
          <table:table-cell table:formula="of:=[Recipes.D96]" office:value-type="float" office:value="0" calcext:value-type="float">
            <text:p>0</text:p>
          </table:table-cell>
          <table:table-cell table:formula="of:=IF([Recipes.E96]=&quot;&quot;;[.E95];[Recipes.E96])" office:value-type="float" office:value="8" calcext:value-type="float">
            <text:p>8</text:p>
          </table:table-cell>
          <table:table-cell table:style-name="ce20" table:formula="of:=IF([.B96]=0;[.A96];[.F95])" office:value-type="float" office:value="0" calcext:value-type="float">
            <text:p>0</text:p>
          </table:table-cell>
          <table:table-cell table:style-name="ce21" table:formula="of:=IF([.B96]=0;&quot;&quot;;[.F96])">
            <text:p/>
          </table:table-cell>
          <table:table-cell table:style-name="ce21" table:formula="of:=[.B96]" office:value-type="float" office:value="0" calcext:value-type="float">
            <text:p>0</text:p>
          </table:table-cell>
          <table:table-cell table:style-name="ce22" table:formula="of:=[.D96]" office:value-type="float" office:value="0" calcext:value-type="float">
            <text:p>0</text:p>
          </table:table-cell>
          <table:table-cell table:formula="of:=IF([.E96]=0;[.J95];[.E96])" office:value-type="float" office:value="8" calcext:value-type="float">
            <text:p>8</text:p>
          </table:table-cell>
          <table:table-cell table:formula="of:=IF([.F96]=0;&quot;&quot;;[.J96])">
            <text:p/>
          </table:table-cell>
          <table:table-cell table:style-name="ce21" table:formula="of:=IF([.K96]=&quot;&quot;;&quot;&quot;;[.C96]/[.K96])">
            <text:p/>
          </table:table-cell>
          <table:table-cell table:number-columns-repeated="1010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float" office:value="0" calcext:value-type="float">
            <text:p>0</text:p>
          </table:table-cell>
          <table:table-cell table:formula="of:=[Recipes.C97]" office:value-type="float" office:value="0" calcext:value-type="float">
            <text:p>0</text:p>
          </table:table-cell>
          <table:table-cell table:formula="of:=[Recipes.D97]" office:value-type="float" office:value="0" calcext:value-type="float">
            <text:p>0</text:p>
          </table:table-cell>
          <table:table-cell table:formula="of:=IF([Recipes.E97]=&quot;&quot;;[.E96];[Recipes.E97])" office:value-type="float" office:value="16" calcext:value-type="float">
            <text:p>16</text:p>
          </table:table-cell>
          <table:table-cell table:style-name="ce20" table:formula="of:=IF([.B97]=0;[.A97];[.F96])" office:value-type="string" office:string-value="German Potato Salad" calcext:value-type="string">
            <text:p>German Potato Salad</text:p>
          </table:table-cell>
          <table:table-cell table:style-name="ce21" table:formula="of:=IF([.B97]=0;&quot;&quot;;[.F97])">
            <text:p/>
          </table:table-cell>
          <table:table-cell table:style-name="ce21" table:formula="of:=[.B97]" office:value-type="float" office:value="0" calcext:value-type="float">
            <text:p>0</text:p>
          </table:table-cell>
          <table:table-cell table:style-name="ce22" table:formula="of:=[.D97]" office:value-type="float" office:value="0" calcext:value-type="float">
            <text:p>0</text:p>
          </table:table-cell>
          <table:table-cell table:formula="of:=IF([.E97]=0;[.J96];[.E97])" office:value-type="float" office:value="16" calcext:value-type="float">
            <text:p>16</text:p>
          </table:table-cell>
          <table:table-cell table:formula="of:=IF([.F97]=0;&quot;&quot;;[.J97])" office:value-type="float" office:value="16" calcext:value-type="float">
            <text:p>16</text:p>
          </table:table-cell>
          <table:table-cell table:style-name="ce21" table:formula="of:=IF([.K97]=&quot;&quot;;&quot;&quot;;[.C97]/[.K9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98]" office:value-type="float" office:value="0" calcext:value-type="float">
            <text:p>0</text:p>
          </table:table-cell>
          <table:table-cell table:formula="of:=[Recipes.B98]" office:value-type="string" office:string-value="diced potatos" calcext:value-type="string">
            <text:p>diced potatos</text:p>
          </table:table-cell>
          <table:table-cell table:formula="of:=[Recipes.C98]" office:value-type="float" office:value="975" calcext:value-type="float">
            <text:p>975</text:p>
          </table:table-cell>
          <table:table-cell table:formula="of:=[Recipes.D98]" office:value-type="string" office:string-value="g" calcext:value-type="string">
            <text:p>g</text:p>
          </table:table-cell>
          <table:table-cell table:formula="of:=IF([Recipes.E98]=&quot;&quot;;[.E97];[Recipes.E98])" office:value-type="float" office:value="16" calcext:value-type="float">
            <text:p>16</text:p>
          </table:table-cell>
          <table:table-cell table:style-name="ce20" table:formula="of:=IF([.B98]=0;[.A98];[.F97])" office:value-type="string" office:string-value="German Potato Salad" calcext:value-type="string">
            <text:p>German Potato Salad</text:p>
          </table:table-cell>
          <table:table-cell table:style-name="ce21" table:formula="of:=IF([.B98]=0;&quot;&quot;;[.F98])" office:value-type="string" office:string-value="German Potato Salad" calcext:value-type="string">
            <text:p>German Potato Salad</text:p>
          </table:table-cell>
          <table:table-cell table:style-name="ce21" table:formula="of:=[.B98]" office:value-type="string" office:string-value="diced potatos" calcext:value-type="string">
            <text:p>diced potatos</text:p>
          </table:table-cell>
          <table:table-cell table:style-name="ce22" table:formula="of:=[.D98]" office:value-type="string" office:string-value="g" calcext:value-type="string">
            <text:p>g</text:p>
          </table:table-cell>
          <table:table-cell table:formula="of:=IF([.E98]=0;[.J97];[.E98])" office:value-type="float" office:value="16" calcext:value-type="float">
            <text:p>16</text:p>
          </table:table-cell>
          <table:table-cell table:formula="of:=IF([.F98]=0;&quot;&quot;;[.J98])" office:value-type="float" office:value="16" calcext:value-type="float">
            <text:p>16</text:p>
          </table:table-cell>
          <table:table-cell table:style-name="ce21" table:formula="of:=IF([.K98]=&quot;&quot;;&quot;&quot;;[.C98]/[.K98])" office:value-type="float" office:value="60.9375" calcext:value-type="float">
            <text:p>60.9375</text:p>
          </table:table-cell>
          <table:table-cell table:number-columns-repeated="1010"/>
        </table:table-row>
        <table:table-row table:style-name="ro1">
          <table:table-cell table:formula="of:=[Recipes.A99]" office:value-type="float" office:value="0" calcext:value-type="float">
            <text:p>0</text:p>
          </table:table-cell>
          <table:table-cell table:formula="of:=[Recipes.B99]" office:value-type="string" office:string-value="bacon" calcext:value-type="string">
            <text:p>bacon</text:p>
          </table:table-cell>
          <table:table-cell table:formula="of:=[Recipes.C99]" office:value-type="float" office:value="4" calcext:value-type="float">
            <text:p>4</text:p>
          </table:table-cell>
          <table:table-cell table:formula="of:=[Recipes.D99]" office:value-type="string" office:string-value="slice" calcext:value-type="string">
            <text:p>slice</text:p>
          </table:table-cell>
          <table:table-cell table:formula="of:=IF([Recipes.E99]=&quot;&quot;;[.E98];[Recipes.E99])" office:value-type="float" office:value="16" calcext:value-type="float">
            <text:p>16</text:p>
          </table:table-cell>
          <table:table-cell table:style-name="ce20" table:formula="of:=IF([.B99]=0;[.A99];[.F98])" office:value-type="string" office:string-value="German Potato Salad" calcext:value-type="string">
            <text:p>German Potato Salad</text:p>
          </table:table-cell>
          <table:table-cell table:style-name="ce21" table:formula="of:=IF([.B99]=0;&quot;&quot;;[.F99])" office:value-type="string" office:string-value="German Potato Salad" calcext:value-type="string">
            <text:p>German Potato Salad</text:p>
          </table:table-cell>
          <table:table-cell table:style-name="ce21" table:formula="of:=[.B99]" office:value-type="string" office:string-value="bacon" calcext:value-type="string">
            <text:p>bacon</text:p>
          </table:table-cell>
          <table:table-cell table:style-name="ce22" table:formula="of:=[.D99]" office:value-type="string" office:string-value="slice" calcext:value-type="string">
            <text:p>slice</text:p>
          </table:table-cell>
          <table:table-cell table:formula="of:=IF([.E99]=0;[.J98];[.E99])" office:value-type="float" office:value="16" calcext:value-type="float">
            <text:p>16</text:p>
          </table:table-cell>
          <table:table-cell table:formula="of:=IF([.F99]=0;&quot;&quot;;[.J99])" office:value-type="float" office:value="16" calcext:value-type="float">
            <text:p>16</text:p>
          </table:table-cell>
          <table:table-cell table:style-name="ce21" table:formula="of:=IF([.K99]=&quot;&quot;;&quot;&quot;;[.C99]/[.K99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00]" office:value-type="float" office:value="0" calcext:value-type="float">
            <text:p>0</text:p>
          </table:table-cell>
          <table:table-cell table:formula="of:=[Recipes.B100]" office:value-type="string" office:string-value="small onion, diced" calcext:value-type="string">
            <text:p>small onion, diced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onion" calcext:value-type="string">
            <text:p>onion</text:p>
          </table:table-cell>
          <table:table-cell table:formula="of:=IF([Recipes.E100]=&quot;&quot;;[.E99];[Recipes.E100])" office:value-type="float" office:value="16" calcext:value-type="float">
            <text:p>16</text:p>
          </table:table-cell>
          <table:table-cell table:style-name="ce20" table:formula="of:=IF([.B100]=0;[.A100];[.F99])" office:value-type="string" office:string-value="German Potato Salad" calcext:value-type="string">
            <text:p>German Potato Salad</text:p>
          </table:table-cell>
          <table:table-cell table:style-name="ce21" table:formula="of:=IF([.B100]=0;&quot;&quot;;[.F100])" office:value-type="string" office:string-value="German Potato Salad" calcext:value-type="string">
            <text:p>German Potato Salad</text:p>
          </table:table-cell>
          <table:table-cell table:style-name="ce21" table:formula="of:=[.B100]" office:value-type="string" office:string-value="small onion, diced" calcext:value-type="string">
            <text:p>small onion, diced</text:p>
          </table:table-cell>
          <table:table-cell table:style-name="ce22" table:formula="of:=[.D100]" office:value-type="string" office:string-value="onion" calcext:value-type="string">
            <text:p>onion</text:p>
          </table:table-cell>
          <table:table-cell table:formula="of:=IF([.E100]=0;[.J99];[.E100])" office:value-type="float" office:value="16" calcext:value-type="float">
            <text:p>16</text:p>
          </table:table-cell>
          <table:table-cell table:formula="of:=IF([.F100]=0;&quot;&quot;;[.J100])" office:value-type="float" office:value="16" calcext:value-type="float">
            <text:p>16</text:p>
          </table:table-cell>
          <table:table-cell table:style-name="ce21" table:formula="of:=IF([.K100]=&quot;&quot;;&quot;&quot;;[.C100]/[.K100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1]" office:value-type="float" office:value="0" calcext:value-type="float">
            <text:p>0</text:p>
          </table:table-cell>
          <table:table-cell table:formula="of:=[Recipes.B101]" office:value-type="string" office:string-value="white vinegar" calcext:value-type="string">
            <text:p>white vinegar</text:p>
          </table:table-cell>
          <table:table-cell table:formula="of:=[Recipes.C101]" office:value-type="float" office:value="62.5" calcext:value-type="float">
            <text:p>62.5</text:p>
          </table:table-cell>
          <table:table-cell table:formula="of:=[Recipes.D101]" office:value-type="string" office:string-value="ml" calcext:value-type="string">
            <text:p>ml</text:p>
          </table:table-cell>
          <table:table-cell table:formula="of:=IF([Recipes.E101]=&quot;&quot;;[.E100];[Recipes.E101])" office:value-type="float" office:value="16" calcext:value-type="float">
            <text:p>16</text:p>
          </table:table-cell>
          <table:table-cell table:style-name="ce20" table:formula="of:=IF([.B101]=0;[.A101];[.F100])" office:value-type="string" office:string-value="German Potato Salad" calcext:value-type="string">
            <text:p>German Potato Salad</text:p>
          </table:table-cell>
          <table:table-cell table:style-name="ce21" table:formula="of:=IF([.B101]=0;&quot;&quot;;[.F101])" office:value-type="string" office:string-value="German Potato Salad" calcext:value-type="string">
            <text:p>German Potato Salad</text:p>
          </table:table-cell>
          <table:table-cell table:style-name="ce21" table:formula="of:=[.B101]" office:value-type="string" office:string-value="white vinegar" calcext:value-type="string">
            <text:p>white vinegar</text:p>
          </table:table-cell>
          <table:table-cell table:style-name="ce22" table:formula="of:=[.D101]" office:value-type="string" office:string-value="ml" calcext:value-type="string">
            <text:p>ml</text:p>
          </table:table-cell>
          <table:table-cell table:formula="of:=IF([.E101]=0;[.J100];[.E101])" office:value-type="float" office:value="16" calcext:value-type="float">
            <text:p>16</text:p>
          </table:table-cell>
          <table:table-cell table:formula="of:=IF([.F101]=0;&quot;&quot;;[.J101])" office:value-type="float" office:value="16" calcext:value-type="float">
            <text:p>16</text:p>
          </table:table-cell>
          <table:table-cell table:style-name="ce21" table:formula="of:=IF([.K101]=&quot;&quot;;&quot;&quot;;[.C101]/[.K101])" office:value-type="float" office:value="3.90625" calcext:value-type="float">
            <text:p>3.90625</text:p>
          </table:table-cell>
          <table:table-cell table:number-columns-repeated="1010"/>
        </table:table-row>
        <table:table-row table:style-name="ro1">
          <table:table-cell table:formula="of:=[Recipes.A102]" office:value-type="float" office:value="0" calcext:value-type="float">
            <text:p>0</text:p>
          </table:table-cell>
          <table:table-cell table:formula="of:=[Recipes.B102]" office:value-type="string" office:string-value="water" calcext:value-type="string">
            <text:p>water</text:p>
          </table:table-cell>
          <table:table-cell table:formula="of:=[Recipes.C102]" office:value-type="float" office:value="2" calcext:value-type="float">
            <text:p>2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IF([Recipes.E102]=&quot;&quot;;[.E101];[Recipes.E102])" office:value-type="float" office:value="16" calcext:value-type="float">
            <text:p>16</text:p>
          </table:table-cell>
          <table:table-cell table:style-name="ce20" table:formula="of:=IF([.B102]=0;[.A102];[.F101])" office:value-type="string" office:string-value="German Potato Salad" calcext:value-type="string">
            <text:p>German Potato Salad</text:p>
          </table:table-cell>
          <table:table-cell table:style-name="ce21" table:formula="of:=IF([.B102]=0;&quot;&quot;;[.F102])" office:value-type="string" office:string-value="German Potato Salad" calcext:value-type="string">
            <text:p>German Potato Salad</text:p>
          </table:table-cell>
          <table:table-cell table:style-name="ce21" table:formula="of:=[.B102]" office:value-type="string" office:string-value="water" calcext:value-type="string">
            <text:p>water</text:p>
          </table:table-cell>
          <table:table-cell table:style-name="ce22" table:formula="of:=[.D102]" office:value-type="string" office:string-value="tbsp" calcext:value-type="string">
            <text:p>tbsp</text:p>
          </table:table-cell>
          <table:table-cell table:formula="of:=IF([.E102]=0;[.J101];[.E102])" office:value-type="float" office:value="16" calcext:value-type="float">
            <text:p>16</text:p>
          </table:table-cell>
          <table:table-cell table:formula="of:=IF([.F102]=0;&quot;&quot;;[.J102])" office:value-type="float" office:value="16" calcext:value-type="float">
            <text:p>16</text:p>
          </table:table-cell>
          <table:table-cell table:style-name="ce21" table:formula="of:=IF([.K102]=&quot;&quot;;&quot;&quot;;[.C102]/[.K102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string" office:string-value="white sugar" calcext:value-type="string">
            <text:p>white sugar</text:p>
          </table:table-cell>
          <table:table-cell table:formula="of:=[Recipes.C103]" office:value-type="float" office:value="1" calcext:value-type="float">
            <text:p>1</text:p>
          </table:table-cell>
          <table:table-cell table:formula="of:=[Recipes.D103]" office:value-type="string" office:string-value="tbsp" calcext:value-type="string">
            <text:p>tbsp</text:p>
          </table:table-cell>
          <table:table-cell table:formula="of:=IF([Recipes.E103]=&quot;&quot;;[.E102];[Recipes.E103])" office:value-type="float" office:value="16" calcext:value-type="float">
            <text:p>16</text:p>
          </table:table-cell>
          <table:table-cell table:style-name="ce20" table:formula="of:=IF([.B103]=0;[.A103];[.F102])" office:value-type="string" office:string-value="German Potato Salad" calcext:value-type="string">
            <text:p>German Potato Salad</text:p>
          </table:table-cell>
          <table:table-cell table:style-name="ce21" table:formula="of:=IF([.B103]=0;&quot;&quot;;[.F103])" office:value-type="string" office:string-value="German Potato Salad" calcext:value-type="string">
            <text:p>German Potato Salad</text:p>
          </table:table-cell>
          <table:table-cell table:style-name="ce21" table:formula="of:=[.B103]" office:value-type="string" office:string-value="white sugar" calcext:value-type="string">
            <text:p>white sugar</text:p>
          </table:table-cell>
          <table:table-cell table:style-name="ce22" table:formula="of:=[.D103]" office:value-type="string" office:string-value="tbsp" calcext:value-type="string">
            <text:p>tbsp</text:p>
          </table:table-cell>
          <table:table-cell table:formula="of:=IF([.E103]=0;[.J102];[.E103])" office:value-type="float" office:value="16" calcext:value-type="float">
            <text:p>16</text:p>
          </table:table-cell>
          <table:table-cell table:formula="of:=IF([.F103]=0;&quot;&quot;;[.J103])" office:value-type="float" office:value="16" calcext:value-type="float">
            <text:p>16</text:p>
          </table:table-cell>
          <table:table-cell table:style-name="ce21" table:formula="of:=IF([.K103]=&quot;&quot;;&quot;&quot;;[.C103]/[.K103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4]" office:value-type="float" office:value="0" calcext:value-type="float">
            <text:p>0</text:p>
          </table:table-cell>
          <table:table-cell table:formula="of:=[Recipes.B104]" office:value-type="string" office:string-value="Salt" calcext:value-type="string">
            <text:p>Salt</text:p>
          </table:table-cell>
          <table:table-cell table:formula="of:=[Recipes.C104]" office:value-type="float" office:value="1" calcext:value-type="float">
            <text:p>1</text:p>
          </table:table-cell>
          <table:table-cell table:formula="of:=[Recipes.D104]" office:value-type="string" office:string-value="tsp" calcext:value-type="string">
            <text:p>tsp</text:p>
          </table:table-cell>
          <table:table-cell table:formula="of:=IF([Recipes.E104]=&quot;&quot;;[.E103];[Recipes.E104])" office:value-type="float" office:value="16" calcext:value-type="float">
            <text:p>16</text:p>
          </table:table-cell>
          <table:table-cell table:style-name="ce20" table:formula="of:=IF([.B104]=0;[.A104];[.F103])" office:value-type="string" office:string-value="German Potato Salad" calcext:value-type="string">
            <text:p>German Potato Salad</text:p>
          </table:table-cell>
          <table:table-cell table:style-name="ce21" table:formula="of:=IF([.B104]=0;&quot;&quot;;[.F104])" office:value-type="string" office:string-value="German Potato Salad" calcext:value-type="string">
            <text:p>German Potato Salad</text:p>
          </table:table-cell>
          <table:table-cell table:style-name="ce21" table:formula="of:=[.B104]" office:value-type="string" office:string-value="Salt" calcext:value-type="string">
            <text:p>Salt</text:p>
          </table:table-cell>
          <table:table-cell table:style-name="ce22" table:formula="of:=[.D104]" office:value-type="string" office:string-value="tsp" calcext:value-type="string">
            <text:p>tsp</text:p>
          </table:table-cell>
          <table:table-cell table:formula="of:=IF([.E104]=0;[.J103];[.E104])" office:value-type="float" office:value="16" calcext:value-type="float">
            <text:p>16</text:p>
          </table:table-cell>
          <table:table-cell table:formula="of:=IF([.F104]=0;&quot;&quot;;[.J104])" office:value-type="float" office:value="16" calcext:value-type="float">
            <text:p>16</text:p>
          </table:table-cell>
          <table:table-cell table:style-name="ce21" table:formula="of:=IF([.K104]=&quot;&quot;;&quot;&quot;;[.C104]/[.K104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5]" office:value-type="float" office:value="0" calcext:value-type="float">
            <text:p>0</text:p>
          </table:table-cell>
          <table:table-cell table:formula="of:=[Recipes.B105]" office:value-type="string" office:string-value="ground black pepper" calcext:value-type="string">
            <text:p>ground black pepper</text:p>
          </table:table-cell>
          <table:table-cell table:formula="of:=[Recipes.C105]" office:value-type="float" office:value="0.125" calcext:value-type="float">
            <text:p>0.125</text:p>
          </table:table-cell>
          <table:table-cell table:formula="of:=[Recipes.D105]" office:value-type="string" office:string-value="tsp" calcext:value-type="string">
            <text:p>tsp</text:p>
          </table:table-cell>
          <table:table-cell table:formula="of:=IF([Recipes.E105]=&quot;&quot;;[.E104];[Recipes.E105])" office:value-type="float" office:value="16" calcext:value-type="float">
            <text:p>16</text:p>
          </table:table-cell>
          <table:table-cell table:style-name="ce20" table:formula="of:=IF([.B105]=0;[.A105];[.F104])" office:value-type="string" office:string-value="German Potato Salad" calcext:value-type="string">
            <text:p>German Potato Salad</text:p>
          </table:table-cell>
          <table:table-cell table:style-name="ce21" table:formula="of:=IF([.B105]=0;&quot;&quot;;[.F105])" office:value-type="string" office:string-value="German Potato Salad" calcext:value-type="string">
            <text:p>German Potato Salad</text:p>
          </table:table-cell>
          <table:table-cell table:style-name="ce21" table:formula="of:=[.B105]" office:value-type="string" office:string-value="ground black pepper" calcext:value-type="string">
            <text:p>ground black pepper</text:p>
          </table:table-cell>
          <table:table-cell table:style-name="ce22" table:formula="of:=[.D105]" office:value-type="string" office:string-value="tsp" calcext:value-type="string">
            <text:p>tsp</text:p>
          </table:table-cell>
          <table:table-cell table:formula="of:=IF([.E105]=0;[.J104];[.E105])" office:value-type="float" office:value="16" calcext:value-type="float">
            <text:p>16</text:p>
          </table:table-cell>
          <table:table-cell table:formula="of:=IF([.F105]=0;&quot;&quot;;[.J105])" office:value-type="float" office:value="16" calcext:value-type="float">
            <text:p>16</text:p>
          </table:table-cell>
          <table:table-cell table:style-name="ce21" table:formula="of:=IF([.K105]=&quot;&quot;;&quot;&quot;;[.C105]/[.K105])" office:value-type="float" office:value="0.0078125" calcext:value-type="float">
            <text:p>0.0078125</text:p>
          </table:table-cell>
          <table:table-cell table:number-columns-repeated="1010"/>
        </table:table-row>
        <table:table-row table:style-name="ro1">
          <table:table-cell table:formula="of:=[Recipes.A106]" office:value-type="float" office:value="0" calcext:value-type="float">
            <text:p>0</text:p>
          </table:table-cell>
          <table:table-cell table:formula="of:=[Recipes.B106]" office:value-type="string" office:string-value="chopped fresh parsley" calcext:value-type="string">
            <text:p>chopped fresh parsley</text:p>
          </table:table-cell>
          <table:table-cell table:formula="of:=[Recipes.C106]" office:value-type="float" office:value="1" calcext:value-type="float">
            <text:p>1</text:p>
          </table:table-cell>
          <table:table-cell table:formula="of:=[Recipes.D106]" office:value-type="string" office:string-value="tbsp" calcext:value-type="string">
            <text:p>tbsp</text:p>
          </table:table-cell>
          <table:table-cell table:formula="of:=IF([Recipes.E106]=&quot;&quot;;[.E105];[Recipes.E106])" office:value-type="float" office:value="16" calcext:value-type="float">
            <text:p>16</text:p>
          </table:table-cell>
          <table:table-cell table:style-name="ce20" table:formula="of:=IF([.B106]=0;[.A106];[.F105])" office:value-type="string" office:string-value="German Potato Salad" calcext:value-type="string">
            <text:p>German Potato Salad</text:p>
          </table:table-cell>
          <table:table-cell table:style-name="ce21" table:formula="of:=IF([.B106]=0;&quot;&quot;;[.F106])" office:value-type="string" office:string-value="German Potato Salad" calcext:value-type="string">
            <text:p>German Potato Salad</text:p>
          </table:table-cell>
          <table:table-cell table:style-name="ce21" table:formula="of:=[.B106]" office:value-type="string" office:string-value="chopped fresh parsley" calcext:value-type="string">
            <text:p>chopped fresh parsley</text:p>
          </table:table-cell>
          <table:table-cell table:style-name="ce22" table:formula="of:=[.D106]" office:value-type="string" office:string-value="tbsp" calcext:value-type="string">
            <text:p>tbsp</text:p>
          </table:table-cell>
          <table:table-cell table:formula="of:=IF([.E106]=0;[.J105];[.E106])" office:value-type="float" office:value="16" calcext:value-type="float">
            <text:p>16</text:p>
          </table:table-cell>
          <table:table-cell table:formula="of:=IF([.F106]=0;&quot;&quot;;[.J106])" office:value-type="float" office:value="16" calcext:value-type="float">
            <text:p>16</text:p>
          </table:table-cell>
          <table:table-cell table:style-name="ce21" table:formula="of:=IF([.K106]=&quot;&quot;;&quot;&quot;;[.C106]/[.K106])" office:value-type="float" office:value="0.0625" calcext:value-type="float">
            <text:p>0.0625</text:p>
          </table:table-cell>
          <table:table-cell table:number-columns-repeated="1010"/>
        </table:table-row>
        <table:table-row table:style-name="ro1">
          <table:table-cell table:formula="of:=[Recipes.A107]" office:value-type="float" office:value="0" calcext:value-type="float">
            <text:p>0</text:p>
          </table:table-cell>
          <table:table-cell table:formula="of:=[Recipes.B107]" office:value-type="float" office:value="0" calcext:value-type="float">
            <text:p>0</text:p>
          </table:table-cell>
          <table:table-cell table:formula="of:=[Recipes.C107]" office:value-type="float" office:value="0" calcext:value-type="float">
            <text:p>0</text:p>
          </table:table-cell>
          <table:table-cell table:formula="of:=[Recipes.D107]" office:value-type="float" office:value="0" calcext:value-type="float">
            <text:p>0</text:p>
          </table:table-cell>
          <table:table-cell table:formula="of:=IF([Recipes.E107]=&quot;&quot;;[.E106];[Recipes.E107])" office:value-type="float" office:value="16" calcext:value-type="float">
            <text:p>16</text:p>
          </table:table-cell>
          <table:table-cell table:style-name="ce20" table:formula="of:=IF([.B107]=0;[.A107];[.F106])" office:value-type="float" office:value="0" calcext:value-type="float">
            <text:p>0</text:p>
          </table:table-cell>
          <table:table-cell table:style-name="ce21" table:formula="of:=IF([.B107]=0;&quot;&quot;;[.F107])">
            <text:p/>
          </table:table-cell>
          <table:table-cell table:style-name="ce21" table:formula="of:=[.B107]" office:value-type="float" office:value="0" calcext:value-type="float">
            <text:p>0</text:p>
          </table:table-cell>
          <table:table-cell table:style-name="ce22" table:formula="of:=[.D107]" office:value-type="float" office:value="0" calcext:value-type="float">
            <text:p>0</text:p>
          </table:table-cell>
          <table:table-cell table:formula="of:=IF([.E107]=0;[.J106];[.E107])" office:value-type="float" office:value="16" calcext:value-type="float">
            <text:p>16</text:p>
          </table:table-cell>
          <table:table-cell table:formula="of:=IF([.F107]=0;&quot;&quot;;[.J107])">
            <text:p/>
          </table:table-cell>
          <table:table-cell table:style-name="ce21" table:formula="of:=IF([.K107]=&quot;&quot;;&quot;&quot;;[.C107]/[.K107])">
            <text:p/>
          </table:table-cell>
          <table:table-cell table:number-columns-repeated="1010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float" office:value="0" calcext:value-type="float">
            <text:p>0</text:p>
          </table:table-cell>
          <table:table-cell table:formula="of:=[Recipes.C108]" office:value-type="float" office:value="0" calcext:value-type="float">
            <text:p>0</text:p>
          </table:table-cell>
          <table:table-cell table:formula="of:=[Recipes.D108]" office:value-type="float" office:value="0" calcext:value-type="float">
            <text:p>0</text:p>
          </table:table-cell>
          <table:table-cell table:formula="of:=IF([Recipes.E108]=&quot;&quot;;[.E107];[Recipes.E108])" office:value-type="float" office:value="4" calcext:value-type="float">
            <text:p>4</text:p>
          </table:table-cell>
          <table:table-cell table:style-name="ce20" table:formula="of:=IF([.B108]=0;[.A108];[.F10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8]=0;&quot;&quot;;[.F108])">
            <text:p/>
          </table:table-cell>
          <table:table-cell table:style-name="ce21" table:formula="of:=[.B108]" office:value-type="float" office:value="0" calcext:value-type="float">
            <text:p>0</text:p>
          </table:table-cell>
          <table:table-cell table:style-name="ce22" table:formula="of:=[.D108]" office:value-type="float" office:value="0" calcext:value-type="float">
            <text:p>0</text:p>
          </table:table-cell>
          <table:table-cell table:formula="of:=IF([.E108]=0;[.J107];[.E108])" office:value-type="float" office:value="4" calcext:value-type="float">
            <text:p>4</text:p>
          </table:table-cell>
          <table:table-cell table:formula="of:=IF([.F108]=0;&quot;&quot;;[.J108])" office:value-type="float" office:value="4" calcext:value-type="float">
            <text:p>4</text:p>
          </table:table-cell>
          <table:table-cell table:style-name="ce21" table:formula="of:=IF([.K108]=&quot;&quot;;&quot;&quot;;[.C108]/[.K10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09]" office:value-type="float" office:value="0" calcext:value-type="float">
            <text:p>0</text:p>
          </table:table-cell>
          <table:table-cell table:formula="of:=[Recipes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9]" office:value-type="float" office:value="3.75" calcext:value-type="float">
            <text:p>3.75</text:p>
          </table:table-cell>
          <table:table-cell table:formula="of:=[Recipes.D109]" office:value-type="string" office:string-value="ml" calcext:value-type="string">
            <text:p>ml</text:p>
          </table:table-cell>
          <table:table-cell table:formula="of:=IF([Recipes.E109]=&quot;&quot;;[.E108];[Recipes.E109])" office:value-type="float" office:value="4" calcext:value-type="float">
            <text:p>4</text:p>
          </table:table-cell>
          <table:table-cell table:style-name="ce20" table:formula="of:=IF([.B109]=0;[.A109];[.F10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09]=0;&quot;&quot;;[.F10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2" table:formula="of:=[.D109]" office:value-type="string" office:string-value="ml" calcext:value-type="string">
            <text:p>ml</text:p>
          </table:table-cell>
          <table:table-cell table:formula="of:=IF([.E109]=0;[.J108];[.E109])" office:value-type="float" office:value="4" calcext:value-type="float">
            <text:p>4</text:p>
          </table:table-cell>
          <table:table-cell table:formula="of:=IF([.F109]=0;&quot;&quot;;[.J109])" office:value-type="float" office:value="4" calcext:value-type="float">
            <text:p>4</text:p>
          </table:table-cell>
          <table:table-cell table:style-name="ce21" table:formula="of:=IF([.K109]=&quot;&quot;;&quot;&quot;;[.C109]/[.K109])" office:value-type="float" office:value="0.9375" calcext:value-type="float">
            <text:p>0.9375</text:p>
          </table:table-cell>
          <table:table-cell table:number-columns-repeated="1010"/>
        </table:table-row>
        <table:table-row table:style-name="ro1">
          <table:table-cell table:formula="of:=[Recipes.A110]" office:value-type="float" office:value="0" calcext:value-type="float">
            <text:p>0</text:p>
          </table:table-cell>
          <table:table-cell table:formula="of:=[Recipes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10]" office:value-type="float" office:value="62.5" calcext:value-type="float">
            <text:p>62.5</text:p>
          </table:table-cell>
          <table:table-cell table:formula="of:=[Recipes.D110]" office:value-type="string" office:string-value="g" calcext:value-type="string">
            <text:p>g</text:p>
          </table:table-cell>
          <table:table-cell table:formula="of:=IF([Recipes.E110]=&quot;&quot;;[.E109];[Recipes.E110])" office:value-type="float" office:value="4" calcext:value-type="float">
            <text:p>4</text:p>
          </table:table-cell>
          <table:table-cell table:style-name="ce20" table:formula="of:=IF([.B110]=0;[.A110];[.F10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0]=0;&quot;&quot;;[.F11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2" table:formula="of:=[.D110]" office:value-type="string" office:string-value="g" calcext:value-type="string">
            <text:p>g</text:p>
          </table:table-cell>
          <table:table-cell table:formula="of:=IF([.E110]=0;[.J109];[.E110])" office:value-type="float" office:value="4" calcext:value-type="float">
            <text:p>4</text:p>
          </table:table-cell>
          <table:table-cell table:formula="of:=IF([.F110]=0;&quot;&quot;;[.J110])" office:value-type="float" office:value="4" calcext:value-type="float">
            <text:p>4</text:p>
          </table:table-cell>
          <table:table-cell table:style-name="ce21" table:formula="of:=IF([.K110]=&quot;&quot;;&quot;&quot;;[.C110]/[.K110])" office:value-type="float" office:value="15.625" calcext:value-type="float">
            <text:p>15.625</text:p>
          </table:table-cell>
          <table:table-cell table:number-columns-repeated="1010"/>
        </table:table-row>
        <table:table-row table:style-name="ro1">
          <table:table-cell table:formula="of:=[Recipes.A111]" office:value-type="float" office:value="0" calcext:value-type="float">
            <text:p>0</text:p>
          </table:table-cell>
          <table:table-cell table:formula="of:=[Recipes.B111]" office:value-type="string" office:string-value="1 large onion, diced" calcext:value-type="string">
            <text:p>1 large onion, diced</text:p>
          </table:table-cell>
          <table:table-cell table:formula="of:=[Recipes.C111]" office:value-type="float" office:value="32.5" calcext:value-type="float">
            <text:p>32.5</text:p>
          </table:table-cell>
          <table:table-cell table:formula="of:=[Recipes.D111]" office:value-type="string" office:string-value="g" calcext:value-type="string">
            <text:p>g</text:p>
          </table:table-cell>
          <table:table-cell table:formula="of:=IF([Recipes.E111]=&quot;&quot;;[.E110];[Recipes.E111])" office:value-type="float" office:value="4" calcext:value-type="float">
            <text:p>4</text:p>
          </table:table-cell>
          <table:table-cell table:style-name="ce20" table:formula="of:=IF([.B111]=0;[.A111];[.F11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1]=0;&quot;&quot;;[.F11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1]" office:value-type="string" office:string-value="1 large onion, diced" calcext:value-type="string">
            <text:p>1 large onion, diced</text:p>
          </table:table-cell>
          <table:table-cell table:style-name="ce22" table:formula="of:=[.D111]" office:value-type="string" office:string-value="g" calcext:value-type="string">
            <text:p>g</text:p>
          </table:table-cell>
          <table:table-cell table:formula="of:=IF([.E111]=0;[.J110];[.E111])" office:value-type="float" office:value="4" calcext:value-type="float">
            <text:p>4</text:p>
          </table:table-cell>
          <table:table-cell table:formula="of:=IF([.F111]=0;&quot;&quot;;[.J111])" office:value-type="float" office:value="4" calcext:value-type="float">
            <text:p>4</text:p>
          </table:table-cell>
          <table:table-cell table:style-name="ce21" table:formula="of:=IF([.K111]=&quot;&quot;;&quot;&quot;;[.C111]/[.K111])" office:value-type="float" office:value="8.125" calcext:value-type="float">
            <text:p>8.125</text:p>
          </table:table-cell>
          <table:table-cell table:number-columns-repeated="1010"/>
        </table:table-row>
        <table:table-row table:style-name="ro1">
          <table:table-cell table:formula="of:=[Recipes.A112]" office:value-type="float" office:value="0" calcext:value-type="float">
            <text:p>0</text:p>
          </table:table-cell>
          <table:table-cell table:formula="of:=[Recipes.B112]" office:value-type="string" office:string-value="4 cloves garlic, minced" calcext:value-type="string">
            <text:p>4 cloves garlic, minced</text:p>
          </table:table-cell>
          <table:table-cell table:formula="of:=[Recipes.C112]" office:value-type="float" office:value="1" calcext:value-type="float">
            <text:p>1</text:p>
          </table:table-cell>
          <table:table-cell table:formula="of:=[Recipes.D112]" office:value-type="string" office:string-value="cloves" calcext:value-type="string">
            <text:p>cloves</text:p>
          </table:table-cell>
          <table:table-cell table:formula="of:=IF([Recipes.E112]=&quot;&quot;;[.E111];[Recipes.E112])" office:value-type="float" office:value="4" calcext:value-type="float">
            <text:p>4</text:p>
          </table:table-cell>
          <table:table-cell table:style-name="ce20" table:formula="of:=IF([.B112]=0;[.A112];[.F11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2]=0;&quot;&quot;;[.F11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2]" office:value-type="string" office:string-value="4 cloves garlic, minced" calcext:value-type="string">
            <text:p>4 cloves garlic, minced</text:p>
          </table:table-cell>
          <table:table-cell table:style-name="ce22" table:formula="of:=[.D112]" office:value-type="string" office:string-value="cloves" calcext:value-type="string">
            <text:p>cloves</text:p>
          </table:table-cell>
          <table:table-cell table:formula="of:=IF([.E112]=0;[.J111];[.E112])" office:value-type="float" office:value="4" calcext:value-type="float">
            <text:p>4</text:p>
          </table:table-cell>
          <table:table-cell table:formula="of:=IF([.F112]=0;&quot;&quot;;[.J112])" office:value-type="float" office:value="4" calcext:value-type="float">
            <text:p>4</text:p>
          </table:table-cell>
          <table:table-cell table:style-name="ce21" table:formula="of:=IF([.K112]=&quot;&quot;;&quot;&quot;;[.C112]/[.K112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3]" office:value-type="float" office:value="0" calcext:value-type="float">
            <text:p>0</text:p>
          </table:table-cell>
          <table:table-cell table:formula="of:=[Recipes.B113]" office:value-type="string" office:string-value="2 tablespoons chili powder" calcext:value-type="string">
            <text:p>2 tablespoons chili powder</text:p>
          </table:table-cell>
          <table:table-cell table:formula="of:=[Recipes.C113]" office:value-type="float" office:value="0.5" calcext:value-type="float">
            <text:p>0.5</text:p>
          </table:table-cell>
          <table:table-cell table:formula="of:=[Recipes.D113]" office:value-type="string" office:string-value="tbsp" calcext:value-type="string">
            <text:p>tbsp</text:p>
          </table:table-cell>
          <table:table-cell table:formula="of:=IF([Recipes.E113]=&quot;&quot;;[.E112];[Recipes.E113])" office:value-type="float" office:value="4" calcext:value-type="float">
            <text:p>4</text:p>
          </table:table-cell>
          <table:table-cell table:style-name="ce20" table:formula="of:=IF([.B113]=0;[.A113];[.F11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3]=0;&quot;&quot;;[.F11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3]" office:value-type="string" office:string-value="2 tablespoons chili powder" calcext:value-type="string">
            <text:p>2 tablespoons chili powder</text:p>
          </table:table-cell>
          <table:table-cell table:style-name="ce22" table:formula="of:=[.D113]" office:value-type="string" office:string-value="tbsp" calcext:value-type="string">
            <text:p>tbsp</text:p>
          </table:table-cell>
          <table:table-cell table:formula="of:=IF([.E113]=0;[.J112];[.E113])" office:value-type="float" office:value="4" calcext:value-type="float">
            <text:p>4</text:p>
          </table:table-cell>
          <table:table-cell table:formula="of:=IF([.F113]=0;&quot;&quot;;[.J113])" office:value-type="float" office:value="4" calcext:value-type="float">
            <text:p>4</text:p>
          </table:table-cell>
          <table:table-cell table:style-name="ce21" table:formula="of:=IF([.K113]=&quot;&quot;;&quot;&quot;;[.C113]/[.K113])" office:value-type="float" office:value="0.125" calcext:value-type="float">
            <text:p>0.125</text:p>
          </table:table-cell>
          <table:table-cell table:number-columns-repeated="1010"/>
        </table:table-row>
        <table:table-row table:style-name="ro1">
          <table:table-cell table:formula="of:=[Recipes.A114]" office:value-type="float" office:value="0" calcext:value-type="float">
            <text:p>0</text:p>
          </table:table-cell>
          <table:table-cell table:formula="of:=[Recipes.B114]" office:value-type="string" office:string-value="4 teaspoons ground cumin" calcext:value-type="string">
            <text:p>4 teaspoons ground cumin</text:p>
          </table:table-cell>
          <table:table-cell table:formula="of:=[Recipes.C114]" office:value-type="float" office:value="1" calcext:value-type="float">
            <text:p>1</text:p>
          </table:table-cell>
          <table:table-cell table:formula="of:=[Recipes.D114]" office:value-type="string" office:string-value="tsp" calcext:value-type="string">
            <text:p>tsp</text:p>
          </table:table-cell>
          <table:table-cell table:formula="of:=IF([Recipes.E114]=&quot;&quot;;[.E113];[Recipes.E114])" office:value-type="float" office:value="4" calcext:value-type="float">
            <text:p>4</text:p>
          </table:table-cell>
          <table:table-cell table:style-name="ce20" table:formula="of:=IF([.B114]=0;[.A114];[.F11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4]=0;&quot;&quot;;[.F11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4]" office:value-type="string" office:string-value="4 teaspoons ground cumin" calcext:value-type="string">
            <text:p>4 teaspoons ground cumin</text:p>
          </table:table-cell>
          <table:table-cell table:style-name="ce22" table:formula="of:=[.D114]" office:value-type="string" office:string-value="tsp" calcext:value-type="string">
            <text:p>tsp</text:p>
          </table:table-cell>
          <table:table-cell table:formula="of:=IF([.E114]=0;[.J113];[.E114])" office:value-type="float" office:value="4" calcext:value-type="float">
            <text:p>4</text:p>
          </table:table-cell>
          <table:table-cell table:formula="of:=IF([.F114]=0;&quot;&quot;;[.J114])" office:value-type="float" office:value="4" calcext:value-type="float">
            <text:p>4</text:p>
          </table:table-cell>
          <table:table-cell table:style-name="ce21" table:formula="of:=IF([.K114]=&quot;&quot;;&quot;&quot;;[.C114]/[.K11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15]" office:value-type="float" office:value="0" calcext:value-type="float">
            <text:p>0</text:p>
          </table:table-cell>
          <table:table-cell table:formula="of:=[Recipes.B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5]" office:value-type="float" office:value="0.125" calcext:value-type="float">
            <text:p>0.125</text:p>
          </table:table-cell>
          <table:table-cell table:formula="of:=[Recipes.D115]" office:value-type="string" office:string-value="tsp" calcext:value-type="string">
            <text:p>tsp</text:p>
          </table:table-cell>
          <table:table-cell table:formula="of:=IF([Recipes.E115]=&quot;&quot;;[.E114];[Recipes.E115])" office:value-type="float" office:value="4" calcext:value-type="float">
            <text:p>4</text:p>
          </table:table-cell>
          <table:table-cell table:style-name="ce20" table:formula="of:=IF([.B115]=0;[.A115];[.F11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5]=0;&quot;&quot;;[.F11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2" table:formula="of:=[.D115]" office:value-type="string" office:string-value="tsp" calcext:value-type="string">
            <text:p>tsp</text:p>
          </table:table-cell>
          <table:table-cell table:formula="of:=IF([.E115]=0;[.J114];[.E115])" office:value-type="float" office:value="4" calcext:value-type="float">
            <text:p>4</text:p>
          </table:table-cell>
          <table:table-cell table:formula="of:=IF([.F115]=0;&quot;&quot;;[.J115])" office:value-type="float" office:value="4" calcext:value-type="float">
            <text:p>4</text:p>
          </table:table-cell>
          <table:table-cell table:style-name="ce21" table:formula="of:=IF([.K115]=&quot;&quot;;&quot;&quot;;[.C115]/[.K115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16]" office:value-type="float" office:value="0" calcext:value-type="float">
            <text:p>0</text:p>
          </table:table-cell>
          <table:table-cell table:formula="of:=[Recipes.B116]" office:value-type="string" office:string-value="1/4 teaspoon salt" calcext:value-type="string">
            <text:p>1/4 teaspoon salt</text:p>
          </table:table-cell>
          <table:table-cell table:formula="of:=[Recipes.C116]" office:value-type="float" office:value="0.0625" calcext:value-type="float">
            <text:p>0.0625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IF([Recipes.E116]=&quot;&quot;;[.E115];[Recipes.E116])" office:value-type="float" office:value="4" calcext:value-type="float">
            <text:p>4</text:p>
          </table:table-cell>
          <table:table-cell table:style-name="ce20" table:formula="of:=IF([.B116]=0;[.A116];[.F11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6]=0;&quot;&quot;;[.F11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6]" office:value-type="string" office:string-value="1/4 teaspoon salt" calcext:value-type="string">
            <text:p>1/4 teaspoon salt</text:p>
          </table:table-cell>
          <table:table-cell table:style-name="ce22" table:formula="of:=[.D116]" office:value-type="string" office:string-value="tsp" calcext:value-type="string">
            <text:p>tsp</text:p>
          </table:table-cell>
          <table:table-cell table:formula="of:=IF([.E116]=0;[.J115];[.E116])" office:value-type="float" office:value="4" calcext:value-type="float">
            <text:p>4</text:p>
          </table:table-cell>
          <table:table-cell table:formula="of:=IF([.F116]=0;&quot;&quot;;[.J116])" office:value-type="float" office:value="4" calcext:value-type="float">
            <text:p>4</text:p>
          </table:table-cell>
          <table:table-cell table:style-name="ce21" table:formula="of:=IF([.K116]=&quot;&quot;;&quot;&quot;;[.C116]/[.K116])" office:value-type="float" office:value="0.015625" calcext:value-type="float">
            <text:p>0.015625</text:p>
          </table:table-cell>
          <table:table-cell table:number-columns-repeated="1010"/>
        </table:table-row>
        <table:table-row table:style-name="ro1">
          <table:table-cell table:formula="of:=[Recipes.A117]" office:value-type="float" office:value="0" calcext:value-type="float">
            <text:p>0</text:p>
          </table:table-cell>
          <table:table-cell table:formula="of:=[Recipes.B117]" office:value-type="string" office:string-value="2 1/2 cups water" calcext:value-type="string">
            <text:p>2 1/2 cups water</text:p>
          </table:table-cell>
          <table:table-cell table:formula="of:=[Recipes.C117]" office:value-type="float" office:value="0.625" calcext:value-type="float">
            <text:p>0.625</text:p>
          </table:table-cell>
          <table:table-cell table:formula="of:=[Recipes.D117]" office:value-type="string" office:string-value="cups" calcext:value-type="string">
            <text:p>cups</text:p>
          </table:table-cell>
          <table:table-cell table:formula="of:=IF([Recipes.E117]=&quot;&quot;;[.E116];[Recipes.E117])" office:value-type="float" office:value="4" calcext:value-type="float">
            <text:p>4</text:p>
          </table:table-cell>
          <table:table-cell table:style-name="ce20" table:formula="of:=IF([.B117]=0;[.A117];[.F11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7]=0;&quot;&quot;;[.F11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7]" office:value-type="string" office:string-value="2 1/2 cups water" calcext:value-type="string">
            <text:p>2 1/2 cups water</text:p>
          </table:table-cell>
          <table:table-cell table:style-name="ce22" table:formula="of:=[.D117]" office:value-type="string" office:string-value="cups" calcext:value-type="string">
            <text:p>cups</text:p>
          </table:table-cell>
          <table:table-cell table:formula="of:=IF([.E117]=0;[.J116];[.E117])" office:value-type="float" office:value="4" calcext:value-type="float">
            <text:p>4</text:p>
          </table:table-cell>
          <table:table-cell table:formula="of:=IF([.F117]=0;&quot;&quot;;[.J117])" office:value-type="float" office:value="4" calcext:value-type="float">
            <text:p>4</text:p>
          </table:table-cell>
          <table:table-cell table:style-name="ce21" table:formula="of:=IF([.K117]=&quot;&quot;;&quot;&quot;;[.C117]/[.K117])" office:value-type="float" office:value="0.15625" calcext:value-type="float">
            <text:p>0.15625</text:p>
          </table:table-cell>
          <table:table-cell table:number-columns-repeated="1010"/>
        </table:table-row>
        <table:table-row table:style-name="ro1">
          <table:table-cell table:formula="of:=[Recipes.A118]" office:value-type="float" office:value="0" calcext:value-type="float">
            <text:p>0</text:p>
          </table:table-cell>
          <table:table-cell table:formula="of:=[Recipes.B118]" office:value-type="string" office:string-value="2 15-ounce cans black beans, rinsed" calcext:value-type="string">
            <text:p>2 15-ounce cans black beans, rinsed</text:p>
          </table:table-cell>
          <table:table-cell table:formula="of:=[Recipes.C118]" office:value-type="float" office:value="212.6215" calcext:value-type="float">
            <text:p>212.6215</text:p>
          </table:table-cell>
          <table:table-cell table:formula="of:=[Recipes.D118]" office:value-type="string" office:string-value="g" calcext:value-type="string">
            <text:p>g</text:p>
          </table:table-cell>
          <table:table-cell table:formula="of:=IF([Recipes.E118]=&quot;&quot;;[.E117];[Recipes.E118])" office:value-type="float" office:value="4" calcext:value-type="float">
            <text:p>4</text:p>
          </table:table-cell>
          <table:table-cell table:style-name="ce20" table:formula="of:=IF([.B118]=0;[.A118];[.F11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8]=0;&quot;&quot;;[.F11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8]" office:value-type="string" office:string-value="2 15-ounce cans black beans, rinsed" calcext:value-type="string">
            <text:p>2 15-ounce cans black beans, rinsed</text:p>
          </table:table-cell>
          <table:table-cell table:style-name="ce22" table:formula="of:=[.D118]" office:value-type="string" office:string-value="g" calcext:value-type="string">
            <text:p>g</text:p>
          </table:table-cell>
          <table:table-cell table:formula="of:=IF([.E118]=0;[.J117];[.E118])" office:value-type="float" office:value="4" calcext:value-type="float">
            <text:p>4</text:p>
          </table:table-cell>
          <table:table-cell table:formula="of:=IF([.F118]=0;&quot;&quot;;[.J118])" office:value-type="float" office:value="4" calcext:value-type="float">
            <text:p>4</text:p>
          </table:table-cell>
          <table:table-cell table:style-name="ce21" table:formula="of:=IF([.K118]=&quot;&quot;;&quot;&quot;;[.C118]/[.K118])" office:value-type="float" office:value="53.155375" calcext:value-type="float">
            <text:p>53.155375</text:p>
          </table:table-cell>
          <table:table-cell table:number-columns-repeated="1010"/>
        </table:table-row>
        <table:table-row table:style-name="ro1">
          <table:table-cell table:formula="of:=[Recipes.A119]" office:value-type="float" office:value="0" calcext:value-type="float">
            <text:p>0</text:p>
          </table:table-cell>
          <table:table-cell table:formula="of:=[Recipes.B119]" office:value-type="string" office:string-value="1 14-ounce can diced tomatoes" calcext:value-type="string">
            <text:p>1 14-ounce can diced tomatoes</text:p>
          </table:table-cell>
          <table:table-cell table:formula="of:=[Recipes.C119]" office:value-type="float" office:value="99.2" calcext:value-type="float">
            <text:p>99.2</text:p>
          </table:table-cell>
          <table:table-cell table:formula="of:=[Recipes.D119]" office:value-type="string" office:string-value="g" calcext:value-type="string">
            <text:p>g</text:p>
          </table:table-cell>
          <table:table-cell table:formula="of:=IF([Recipes.E119]=&quot;&quot;;[.E118];[Recipes.E119])" office:value-type="float" office:value="4" calcext:value-type="float">
            <text:p>4</text:p>
          </table:table-cell>
          <table:table-cell table:style-name="ce20" table:formula="of:=IF([.B119]=0;[.A119];[.F118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19]=0;&quot;&quot;;[.F11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19]" office:value-type="string" office:string-value="1 14-ounce can diced tomatoes" calcext:value-type="string">
            <text:p>1 14-ounce can diced tomatoes</text:p>
          </table:table-cell>
          <table:table-cell table:style-name="ce22" table:formula="of:=[.D119]" office:value-type="string" office:string-value="g" calcext:value-type="string">
            <text:p>g</text:p>
          </table:table-cell>
          <table:table-cell table:formula="of:=IF([.E119]=0;[.J118];[.E119])" office:value-type="float" office:value="4" calcext:value-type="float">
            <text:p>4</text:p>
          </table:table-cell>
          <table:table-cell table:formula="of:=IF([.F119]=0;&quot;&quot;;[.J119])" office:value-type="float" office:value="4" calcext:value-type="float">
            <text:p>4</text:p>
          </table:table-cell>
          <table:table-cell table:style-name="ce21" table:formula="of:=IF([.K119]=&quot;&quot;;&quot;&quot;;[.C119]/[.K119])" office:value-type="float" office:value="24.8" calcext:value-type="float">
            <text:p>24.8</text:p>
          </table:table-cell>
          <table:table-cell table:number-columns-repeated="1010"/>
        </table:table-row>
        <table:table-row table:style-name="ro1">
          <table:table-cell table:formula="of:=[Recipes.A120]" office:value-type="float" office:value="0" calcext:value-type="float">
            <text:p>0</text:p>
          </table:table-cell>
          <table:table-cell table:formula="of:=[Recipes.B120]" office:value-type="string" office:string-value="4 teaspoons lime juice" calcext:value-type="string">
            <text:p>4 teaspoons lime juice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tsp" calcext:value-type="string">
            <text:p>tsp</text:p>
          </table:table-cell>
          <table:table-cell table:formula="of:=IF([Recipes.E120]=&quot;&quot;;[.E119];[Recipes.E120])" office:value-type="float" office:value="4" calcext:value-type="float">
            <text:p>4</text:p>
          </table:table-cell>
          <table:table-cell table:style-name="ce20" table:formula="of:=IF([.B120]=0;[.A120];[.F119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0]=0;&quot;&quot;;[.F12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0]" office:value-type="string" office:string-value="4 teaspoons lime juice" calcext:value-type="string">
            <text:p>4 teaspoons lime juice</text:p>
          </table:table-cell>
          <table:table-cell table:style-name="ce22" table:formula="of:=[.D120]" office:value-type="string" office:string-value="tsp" calcext:value-type="string">
            <text:p>tsp</text:p>
          </table:table-cell>
          <table:table-cell table:formula="of:=IF([.E120]=0;[.J119];[.E120])" office:value-type="float" office:value="4" calcext:value-type="float">
            <text:p>4</text:p>
          </table:table-cell>
          <table:table-cell table:formula="of:=IF([.F120]=0;&quot;&quot;;[.J120])" office:value-type="float" office:value="4" calcext:value-type="float">
            <text:p>4</text:p>
          </table:table-cell>
          <table:table-cell table:style-name="ce21" table:formula="of:=IF([.K120]=&quot;&quot;;&quot;&quot;;[.C120]/[.K120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1]" office:value-type="float" office:value="0" calcext:value-type="float">
            <text:p>0</text:p>
          </table:table-cell>
          <table:table-cell table:formula="of:=[Recipes.B121]" office:value-type="string" office:string-value="1/2 cup chopped fresh cilantro" calcext:value-type="string">
            <text:p>1/2 cup chopped fresh cilantro</text:p>
          </table:table-cell>
          <table:table-cell table:formula="of:=[Recipes.C121]" office:value-type="float" office:value="0.125" calcext:value-type="float">
            <text:p>0.125</text:p>
          </table:table-cell>
          <table:table-cell table:formula="of:=[Recipes.D121]" office:value-type="string" office:string-value="cup" calcext:value-type="string">
            <text:p>cup</text:p>
          </table:table-cell>
          <table:table-cell table:formula="of:=IF([Recipes.E121]=&quot;&quot;;[.E120];[Recipes.E121])" office:value-type="float" office:value="4" calcext:value-type="float">
            <text:p>4</text:p>
          </table:table-cell>
          <table:table-cell table:style-name="ce20" table:formula="of:=IF([.B121]=0;[.A121];[.F120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1]=0;&quot;&quot;;[.F12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1]" office:value-type="string" office:string-value="1/2 cup chopped fresh cilantro" calcext:value-type="string">
            <text:p>1/2 cup chopped fresh cilantro</text:p>
          </table:table-cell>
          <table:table-cell table:style-name="ce22" table:formula="of:=[.D121]" office:value-type="string" office:string-value="cup" calcext:value-type="string">
            <text:p>cup</text:p>
          </table:table-cell>
          <table:table-cell table:formula="of:=IF([.E121]=0;[.J120];[.E121])" office:value-type="float" office:value="4" calcext:value-type="float">
            <text:p>4</text:p>
          </table:table-cell>
          <table:table-cell table:formula="of:=IF([.F121]=0;&quot;&quot;;[.J121])" office:value-type="float" office:value="4" calcext:value-type="float">
            <text:p>4</text:p>
          </table:table-cell>
          <table:table-cell table:style-name="ce21" table:formula="of:=IF([.K121]=&quot;&quot;;&quot;&quot;;[.C121]/[.K121])" office:value-type="float" office:value="0.03125" calcext:value-type="float">
            <text:p>0.03125</text:p>
          </table:table-cell>
          <table:table-cell table:number-columns-repeated="1010"/>
        </table:table-row>
        <table:table-row table:style-name="ro1">
          <table:table-cell table:formula="of:=[Recipes.A122]" office:value-type="float" office:value="0" calcext:value-type="float">
            <text:p>0</text:p>
          </table:table-cell>
          <table:table-cell table:formula="of:=[Recipes.B122]" office:value-type="string" office:string-value="2 teaspoons unsweetened cocoa powder" calcext:value-type="string">
            <text:p>2 teaspoons unsweetened cocoa powder</text:p>
          </table:table-cell>
          <table:table-cell table:formula="of:=[Recipes.C122]" office:value-type="float" office:value="0" calcext:value-type="float">
            <text:p>0</text:p>
          </table:table-cell>
          <table:table-cell table:formula="of:=[Recipes.D122]" office:value-type="float" office:value="0" calcext:value-type="float">
            <text:p>0</text:p>
          </table:table-cell>
          <table:table-cell table:formula="of:=IF([Recipes.E122]=&quot;&quot;;[.E121];[Recipes.E122])" office:value-type="float" office:value="4" calcext:value-type="float">
            <text:p>4</text:p>
          </table:table-cell>
          <table:table-cell table:style-name="ce20" table:formula="of:=IF([.B122]=0;[.A122];[.F121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2]=0;&quot;&quot;;[.F12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2]" office:value-type="string" office:string-value="2 teaspoons unsweetened cocoa powder" calcext:value-type="string">
            <text:p>2 teaspoons unsweetened cocoa powder</text:p>
          </table:table-cell>
          <table:table-cell table:style-name="ce22" table:formula="of:=[.D122]" office:value-type="float" office:value="0" calcext:value-type="float">
            <text:p>0</text:p>
          </table:table-cell>
          <table:table-cell table:formula="of:=IF([.E122]=0;[.J121];[.E122])" office:value-type="float" office:value="4" calcext:value-type="float">
            <text:p>4</text:p>
          </table:table-cell>
          <table:table-cell table:formula="of:=IF([.F122]=0;&quot;&quot;;[.J122])" office:value-type="float" office:value="4" calcext:value-type="float">
            <text:p>4</text:p>
          </table:table-cell>
          <table:table-cell table:style-name="ce21" table:formula="of:=IF([.K122]=&quot;&quot;;&quot;&quot;;[.C122]/[.K12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3]" office:value-type="float" office:value="0" calcext:value-type="float">
            <text:p>0</text:p>
          </table:table-cell>
          <table:table-cell table:formula="of:=[Recipes.B123]" office:value-type="string" office:string-value="¼ teaspoon ground cinnamon" calcext:value-type="string">
            <text:p>¼ teaspoon ground cinnamon</text:p>
          </table:table-cell>
          <table:table-cell table:formula="of:=[Recipes.C123]" office:value-type="float" office:value="0" calcext:value-type="float">
            <text:p>0</text:p>
          </table:table-cell>
          <table:table-cell table:formula="of:=[Recipes.D123]" office:value-type="float" office:value="0" calcext:value-type="float">
            <text:p>0</text:p>
          </table:table-cell>
          <table:table-cell table:formula="of:=IF([Recipes.E123]=&quot;&quot;;[.E122];[Recipes.E123])" office:value-type="float" office:value="4" calcext:value-type="float">
            <text:p>4</text:p>
          </table:table-cell>
          <table:table-cell table:style-name="ce20" table:formula="of:=IF([.B123]=0;[.A123];[.F122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3]=0;&quot;&quot;;[.F12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3]" office:value-type="string" office:string-value="¼ teaspoon ground cinnamon" calcext:value-type="string">
            <text:p>¼ teaspoon ground cinnamon</text:p>
          </table:table-cell>
          <table:table-cell table:style-name="ce22" table:formula="of:=[.D123]" office:value-type="float" office:value="0" calcext:value-type="float">
            <text:p>0</text:p>
          </table:table-cell>
          <table:table-cell table:formula="of:=IF([.E123]=0;[.J122];[.E123])" office:value-type="float" office:value="4" calcext:value-type="float">
            <text:p>4</text:p>
          </table:table-cell>
          <table:table-cell table:formula="of:=IF([.F123]=0;&quot;&quot;;[.J123])" office:value-type="float" office:value="4" calcext:value-type="float">
            <text:p>4</text:p>
          </table:table-cell>
          <table:table-cell table:style-name="ce21" table:formula="of:=IF([.K123]=&quot;&quot;;&quot;&quot;;[.C123]/[.K12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string" office:string-value="avocado" calcext:value-type="string">
            <text:p>avocado</text:p>
          </table:table-cell>
          <table:table-cell table:formula="of:=[Recipes.C124]" office:value-type="float" office:value="1" calcext:value-type="float">
            <text:p>1</text:p>
          </table:table-cell>
          <table:table-cell table:formula="of:=[Recipes.D124]" office:value-type="string" office:string-value="piece" calcext:value-type="string">
            <text:p>piece</text:p>
          </table:table-cell>
          <table:table-cell table:formula="of:=IF([Recipes.E124]=&quot;&quot;;[.E123];[Recipes.E124])" office:value-type="float" office:value="4" calcext:value-type="float">
            <text:p>4</text:p>
          </table:table-cell>
          <table:table-cell table:style-name="ce20" table:formula="of:=IF([.B124]=0;[.A124];[.F123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4]=0;&quot;&quot;;[.F12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4]" office:value-type="string" office:string-value="avocado" calcext:value-type="string">
            <text:p>avocado</text:p>
          </table:table-cell>
          <table:table-cell table:style-name="ce22" table:formula="of:=[.D124]" office:value-type="string" office:string-value="piece" calcext:value-type="string">
            <text:p>piece</text:p>
          </table:table-cell>
          <table:table-cell table:formula="of:=IF([.E124]=0;[.J123];[.E124])" office:value-type="float" office:value="4" calcext:value-type="float">
            <text:p>4</text:p>
          </table:table-cell>
          <table:table-cell table:formula="of:=IF([.F124]=0;&quot;&quot;;[.J124])" office:value-type="float" office:value="4" calcext:value-type="float">
            <text:p>4</text:p>
          </table:table-cell>
          <table:table-cell table:style-name="ce21" table:formula="of:=IF([.K124]=&quot;&quot;;&quot;&quot;;[.C124]/[.K124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string" office:string-value="crema" calcext:value-type="string">
            <text:p>crema</text:p>
          </table:table-cell>
          <table:table-cell table:formula="of:=[Recipes.C125]" office:value-type="float" office:value="50" calcext:value-type="float">
            <text:p>50</text:p>
          </table:table-cell>
          <table:table-cell table:formula="of:=[Recipes.D125]" office:value-type="string" office:string-value="g" calcext:value-type="string">
            <text:p>g</text:p>
          </table:table-cell>
          <table:table-cell table:formula="of:=IF([Recipes.E125]=&quot;&quot;;[.E124];[Recipes.E125])" office:value-type="float" office:value="4" calcext:value-type="float">
            <text:p>4</text:p>
          </table:table-cell>
          <table:table-cell table:style-name="ce20" table:formula="of:=IF([.B125]=0;[.A125];[.F124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5]=0;&quot;&quot;;[.F12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5]" office:value-type="string" office:string-value="crema" calcext:value-type="string">
            <text:p>crema</text:p>
          </table:table-cell>
          <table:table-cell table:style-name="ce22" table:formula="of:=[.D125]" office:value-type="string" office:string-value="g" calcext:value-type="string">
            <text:p>g</text:p>
          </table:table-cell>
          <table:table-cell table:formula="of:=IF([.E125]=0;[.J124];[.E125])" office:value-type="float" office:value="4" calcext:value-type="float">
            <text:p>4</text:p>
          </table:table-cell>
          <table:table-cell table:formula="of:=IF([.F125]=0;&quot;&quot;;[.J125])" office:value-type="float" office:value="4" calcext:value-type="float">
            <text:p>4</text:p>
          </table:table-cell>
          <table:table-cell table:style-name="ce21" table:formula="of:=IF([.K125]=&quot;&quot;;&quot;&quot;;[.C125]/[.K125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26]" office:value-type="float" office:value="0" calcext:value-type="float">
            <text:p>0</text:p>
          </table:table-cell>
          <table:table-cell table:formula="of:=[Recipes.B126]" office:value-type="string" office:string-value="Rice" calcext:value-type="string">
            <text:p>Rice</text:p>
          </table:table-cell>
          <table:table-cell table:formula="of:=[Recipes.C126]" office:value-type="float" office:value="75" calcext:value-type="float">
            <text:p>75</text:p>
          </table:table-cell>
          <table:table-cell table:formula="of:=[Recipes.D126]" office:value-type="string" office:string-value="g" calcext:value-type="string">
            <text:p>g</text:p>
          </table:table-cell>
          <table:table-cell table:formula="of:=IF([Recipes.E126]=&quot;&quot;;[.E125];[Recipes.E126])" office:value-type="float" office:value="4" calcext:value-type="float">
            <text:p>4</text:p>
          </table:table-cell>
          <table:table-cell table:style-name="ce20" table:formula="of:=IF([.B126]=0;[.A126];[.F125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6]=0;&quot;&quot;;[.F12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6]" office:value-type="string" office:string-value="Rice" calcext:value-type="string">
            <text:p>Rice</text:p>
          </table:table-cell>
          <table:table-cell table:style-name="ce22" table:formula="of:=[.D126]" office:value-type="string" office:string-value="g" calcext:value-type="string">
            <text:p>g</text:p>
          </table:table-cell>
          <table:table-cell table:formula="of:=IF([.E126]=0;[.J125];[.E126])" office:value-type="float" office:value="4" calcext:value-type="float">
            <text:p>4</text:p>
          </table:table-cell>
          <table:table-cell table:formula="of:=IF([.F126]=0;&quot;&quot;;[.J126])" office:value-type="float" office:value="4" calcext:value-type="float">
            <text:p>4</text:p>
          </table:table-cell>
          <table:table-cell table:style-name="ce21" table:formula="of:=IF([.K126]=&quot;&quot;;&quot;&quot;;[.C126]/[.K126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27]" office:value-type="float" office:value="0" calcext:value-type="float">
            <text:p>0</text:p>
          </table:table-cell>
          <table:table-cell table:formula="of:=[Recipes.B127]" office:value-type="string" office:string-value="bread" calcext:value-type="string">
            <text:p>bread</text:p>
          </table:table-cell>
          <table:table-cell table:formula="of:=[Recipes.C127]" office:value-type="float" office:value="0.123" calcext:value-type="float">
            <text:p>0.123</text:p>
          </table:table-cell>
          <table:table-cell table:formula="of:=[Recipes.D127]" office:value-type="string" office:string-value="loaf" calcext:value-type="string">
            <text:p>loaf</text:p>
          </table:table-cell>
          <table:table-cell table:formula="of:=IF([Recipes.E127]=&quot;&quot;;[.E126];[Recipes.E127])" office:value-type="float" office:value="4" calcext:value-type="float">
            <text:p>4</text:p>
          </table:table-cell>
          <table:table-cell table:style-name="ce20" table:formula="of:=IF([.B127]=0;[.A127];[.F126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IF([.B127]=0;&quot;&quot;;[.F127])" office:value-type="string" office:string-value="Sweet Potato and Black bean chili" calcext:value-type="string">
            <text:p>Sweet Potato and Black bean chili</text:p>
          </table:table-cell>
          <table:table-cell table:style-name="ce21" table:formula="of:=[.B127]" office:value-type="string" office:string-value="bread" calcext:value-type="string">
            <text:p>bread</text:p>
          </table:table-cell>
          <table:table-cell table:style-name="ce22" table:formula="of:=[.D127]" office:value-type="string" office:string-value="loaf" calcext:value-type="string">
            <text:p>loaf</text:p>
          </table:table-cell>
          <table:table-cell table:formula="of:=IF([.E127]=0;[.J126];[.E127])" office:value-type="float" office:value="4" calcext:value-type="float">
            <text:p>4</text:p>
          </table:table-cell>
          <table:table-cell table:formula="of:=IF([.F127]=0;&quot;&quot;;[.J127])" office:value-type="float" office:value="4" calcext:value-type="float">
            <text:p>4</text:p>
          </table:table-cell>
          <table:table-cell table:style-name="ce21" table:formula="of:=IF([.K127]=&quot;&quot;;&quot;&quot;;[.C127]/[.K127])" office:value-type="float" office:value="0.03075" calcext:value-type="float">
            <text:p>0.03075</text:p>
          </table:table-cell>
          <table:table-cell table:number-columns-repeated="1010"/>
        </table:table-row>
        <table:table-row table:style-name="ro1">
          <table:table-cell table:formula="of:=[Recipes.A128]" office:value-type="float" office:value="0" calcext:value-type="float">
            <text:p>0</text:p>
          </table:table-cell>
          <table:table-cell table:formula="of:=[Recipes.B128]" office:value-type="float" office:value="0" calcext:value-type="float">
            <text:p>0</text:p>
          </table:table-cell>
          <table:table-cell table:formula="of:=[Recipes.C128]" office:value-type="float" office:value="0" calcext:value-type="float">
            <text:p>0</text:p>
          </table:table-cell>
          <table:table-cell table:formula="of:=[Recipes.D128]" office:value-type="float" office:value="0" calcext:value-type="float">
            <text:p>0</text:p>
          </table:table-cell>
          <table:table-cell table:formula="of:=IF([Recipes.E128]=&quot;&quot;;[.E127];[Recipes.E128])" office:value-type="float" office:value="4" calcext:value-type="float">
            <text:p>4</text:p>
          </table:table-cell>
          <table:table-cell table:style-name="ce20" table:formula="of:=IF([.B128]=0;[.A128];[.F127])" office:value-type="float" office:value="0" calcext:value-type="float">
            <text:p>0</text:p>
          </table:table-cell>
          <table:table-cell table:style-name="ce21" table:formula="of:=IF([.B128]=0;&quot;&quot;;[.F128])">
            <text:p/>
          </table:table-cell>
          <table:table-cell table:style-name="ce21" table:formula="of:=[.B128]" office:value-type="float" office:value="0" calcext:value-type="float">
            <text:p>0</text:p>
          </table:table-cell>
          <table:table-cell table:style-name="ce22" table:formula="of:=[.D128]" office:value-type="float" office:value="0" calcext:value-type="float">
            <text:p>0</text:p>
          </table:table-cell>
          <table:table-cell table:formula="of:=IF([.E128]=0;[.J127];[.E128])" office:value-type="float" office:value="4" calcext:value-type="float">
            <text:p>4</text:p>
          </table:table-cell>
          <table:table-cell table:formula="of:=IF([.F128]=0;&quot;&quot;;[.J128])">
            <text:p/>
          </table:table-cell>
          <table:table-cell table:style-name="ce21" table:formula="of:=IF([.K128]=&quot;&quot;;&quot;&quot;;[.C128]/[.K128])">
            <text:p/>
          </table:table-cell>
          <table:table-cell table:number-columns-repeated="1010"/>
        </table:table-row>
        <table:table-row table:style-name="ro1">
          <table:table-cell table:formula="of:=[Recipes.A129]" office:value-type="float" office:value="0" calcext:value-type="float">
            <text:p>0</text:p>
          </table:table-cell>
          <table:table-cell table:formula="of:=[Recipes.B129]" office:value-type="float" office:value="0" calcext:value-type="float">
            <text:p>0</text:p>
          </table:table-cell>
          <table:table-cell table:formula="of:=[Recipes.C129]" office:value-type="float" office:value="0" calcext:value-type="float">
            <text:p>0</text:p>
          </table:table-cell>
          <table:table-cell table:formula="of:=[Recipes.D129]" office:value-type="float" office:value="0" calcext:value-type="float">
            <text:p>0</text:p>
          </table:table-cell>
          <table:table-cell table:formula="of:=IF([Recipes.E129]=&quot;&quot;;[.E128];[Recipes.E129])" office:value-type="float" office:value="4" calcext:value-type="float">
            <text:p>4</text:p>
          </table:table-cell>
          <table:table-cell table:style-name="ce20" table:formula="of:=IF([.B129]=0;[.A129];[.F128])" office:value-type="float" office:value="0" calcext:value-type="float">
            <text:p>0</text:p>
          </table:table-cell>
          <table:table-cell table:style-name="ce21" table:formula="of:=IF([.B129]=0;&quot;&quot;;[.F129])">
            <text:p/>
          </table:table-cell>
          <table:table-cell table:style-name="ce21" table:formula="of:=[.B129]" office:value-type="float" office:value="0" calcext:value-type="float">
            <text:p>0</text:p>
          </table:table-cell>
          <table:table-cell table:style-name="ce22" table:formula="of:=[.D129]" office:value-type="float" office:value="0" calcext:value-type="float">
            <text:p>0</text:p>
          </table:table-cell>
          <table:table-cell table:formula="of:=IF([.E129]=0;[.J128];[.E129])" office:value-type="float" office:value="4" calcext:value-type="float">
            <text:p>4</text:p>
          </table:table-cell>
          <table:table-cell table:formula="of:=IF([.F129]=0;&quot;&quot;;[.J129])">
            <text:p/>
          </table:table-cell>
          <table:table-cell table:style-name="ce21" table:formula="of:=IF([.K129]=&quot;&quot;;&quot;&quot;;[.C129]/[.K129])">
            <text:p/>
          </table:table-cell>
          <table:table-cell table:number-columns-repeated="1010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float" office:value="0" calcext:value-type="float">
            <text:p>0</text:p>
          </table:table-cell>
          <table:table-cell table:formula="of:=[Recipes.C130]" office:value-type="float" office:value="0" calcext:value-type="float">
            <text:p>0</text:p>
          </table:table-cell>
          <table:table-cell table:formula="of:=[Recipes.D130]" office:value-type="float" office:value="0" calcext:value-type="float">
            <text:p>0</text:p>
          </table:table-cell>
          <table:table-cell table:formula="of:=IF([Recipes.E130]=&quot;&quot;;[.E129];[Recipes.E130])" office:value-type="float" office:value="4" calcext:value-type="float">
            <text:p>4</text:p>
          </table:table-cell>
          <table:table-cell table:style-name="ce20" table:formula="of:=IF([.B130]=0;[.A130];[.F129])" office:value-type="string" office:string-value="Clafourtis" calcext:value-type="string">
            <text:p>Clafourtis</text:p>
          </table:table-cell>
          <table:table-cell table:style-name="ce21" table:formula="of:=IF([.B130]=0;&quot;&quot;;[.F130])">
            <text:p/>
          </table:table-cell>
          <table:table-cell table:style-name="ce21" table:formula="of:=[.B130]" office:value-type="float" office:value="0" calcext:value-type="float">
            <text:p>0</text:p>
          </table:table-cell>
          <table:table-cell table:style-name="ce22" table:formula="of:=[.D130]" office:value-type="float" office:value="0" calcext:value-type="float">
            <text:p>0</text:p>
          </table:table-cell>
          <table:table-cell table:formula="of:=IF([.E130]=0;[.J129];[.E130])" office:value-type="float" office:value="4" calcext:value-type="float">
            <text:p>4</text:p>
          </table:table-cell>
          <table:table-cell table:formula="of:=IF([.F130]=0;&quot;&quot;;[.J130])" office:value-type="float" office:value="4" calcext:value-type="float">
            <text:p>4</text:p>
          </table:table-cell>
          <table:table-cell table:style-name="ce21" table:formula="of:=IF([.K130]=&quot;&quot;;&quot;&quot;;[.C130]/[.K13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31]" office:value-type="float" office:value="0" calcext:value-type="float">
            <text:p>0</text:p>
          </table:table-cell>
          <table:table-cell table:formula="of:=[Recipes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31]" office:value-type="float" office:value="250" calcext:value-type="float">
            <text:p>250</text:p>
          </table:table-cell>
          <table:table-cell table:formula="of:=[Recipes.D131]" office:value-type="string" office:string-value="g" calcext:value-type="string">
            <text:p>g</text:p>
          </table:table-cell>
          <table:table-cell table:formula="of:=IF([Recipes.E131]=&quot;&quot;;[.E130];[Recipes.E131])" office:value-type="float" office:value="4" calcext:value-type="float">
            <text:p>4</text:p>
          </table:table-cell>
          <table:table-cell table:style-name="ce20" table:formula="of:=IF([.B131]=0;[.A131];[.F130])" office:value-type="string" office:string-value="Clafourtis" calcext:value-type="string">
            <text:p>Clafourtis</text:p>
          </table:table-cell>
          <table:table-cell table:style-name="ce21" table:formula="of:=IF([.B131]=0;&quot;&quot;;[.F131])" office:value-type="string" office:string-value="Clafourtis" calcext:value-type="string">
            <text:p>Clafourtis</text:p>
          </table:table-cell>
          <table:table-cell table:style-name="ce21" table:formula="of:=[.B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2" table:formula="of:=[.D131]" office:value-type="string" office:string-value="g" calcext:value-type="string">
            <text:p>g</text:p>
          </table:table-cell>
          <table:table-cell table:formula="of:=IF([.E131]=0;[.J130];[.E131])" office:value-type="float" office:value="4" calcext:value-type="float">
            <text:p>4</text:p>
          </table:table-cell>
          <table:table-cell table:formula="of:=IF([.F131]=0;&quot;&quot;;[.J131])" office:value-type="float" office:value="4" calcext:value-type="float">
            <text:p>4</text:p>
          </table:table-cell>
          <table:table-cell table:style-name="ce21" table:formula="of:=IF([.K131]=&quot;&quot;;&quot;&quot;;[.C131]/[.K131])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formula="of:=[Recipes.A132]" office:value-type="float" office:value="0" calcext:value-type="float">
            <text:p>0</text:p>
          </table:table-cell>
          <table:table-cell table:formula="of:=[Recipes.B132]" office:value-type="string" office:string-value="75g sugar powder" calcext:value-type="string">
            <text:p>75g sugar powder</text:p>
          </table:table-cell>
          <table:table-cell table:formula="of:=[Recipes.C132]" office:value-type="float" office:value="75" calcext:value-type="float">
            <text:p>75</text:p>
          </table:table-cell>
          <table:table-cell table:formula="of:=[Recipes.D132]" office:value-type="string" office:string-value="g" calcext:value-type="string">
            <text:p>g</text:p>
          </table:table-cell>
          <table:table-cell table:formula="of:=IF([Recipes.E132]=&quot;&quot;;[.E131];[Recipes.E132])" office:value-type="float" office:value="4" calcext:value-type="float">
            <text:p>4</text:p>
          </table:table-cell>
          <table:table-cell table:style-name="ce20" table:formula="of:=IF([.B132]=0;[.A132];[.F131])" office:value-type="string" office:string-value="Clafourtis" calcext:value-type="string">
            <text:p>Clafourtis</text:p>
          </table:table-cell>
          <table:table-cell table:style-name="ce21" table:formula="of:=IF([.B132]=0;&quot;&quot;;[.F132])" office:value-type="string" office:string-value="Clafourtis" calcext:value-type="string">
            <text:p>Clafourtis</text:p>
          </table:table-cell>
          <table:table-cell table:style-name="ce21" table:formula="of:=[.B132]" office:value-type="string" office:string-value="75g sugar powder" calcext:value-type="string">
            <text:p>75g sugar powder</text:p>
          </table:table-cell>
          <table:table-cell table:style-name="ce22" table:formula="of:=[.D132]" office:value-type="string" office:string-value="g" calcext:value-type="string">
            <text:p>g</text:p>
          </table:table-cell>
          <table:table-cell table:formula="of:=IF([.E132]=0;[.J131];[.E132])" office:value-type="float" office:value="4" calcext:value-type="float">
            <text:p>4</text:p>
          </table:table-cell>
          <table:table-cell table:formula="of:=IF([.F132]=0;&quot;&quot;;[.J132])" office:value-type="float" office:value="4" calcext:value-type="float">
            <text:p>4</text:p>
          </table:table-cell>
          <table:table-cell table:style-name="ce21" table:formula="of:=IF([.K132]=&quot;&quot;;&quot;&quot;;[.C132]/[.K132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3]" office:value-type="float" office:value="0" calcext:value-type="float">
            <text:p>0</text:p>
          </table:table-cell>
          <table:table-cell table:formula="of:=[Recipes.B133]" office:value-type="string" office:string-value="75g flour" calcext:value-type="string">
            <text:p>75g flour</text:p>
          </table:table-cell>
          <table:table-cell table:formula="of:=[Recipes.C133]" office:value-type="float" office:value="75" calcext:value-type="float">
            <text:p>75</text:p>
          </table:table-cell>
          <table:table-cell table:formula="of:=[Recipes.D133]" office:value-type="string" office:string-value="g" calcext:value-type="string">
            <text:p>g</text:p>
          </table:table-cell>
          <table:table-cell table:formula="of:=IF([Recipes.E133]=&quot;&quot;;[.E132];[Recipes.E133])" office:value-type="float" office:value="4" calcext:value-type="float">
            <text:p>4</text:p>
          </table:table-cell>
          <table:table-cell table:style-name="ce20" table:formula="of:=IF([.B133]=0;[.A133];[.F132])" office:value-type="string" office:string-value="Clafourtis" calcext:value-type="string">
            <text:p>Clafourtis</text:p>
          </table:table-cell>
          <table:table-cell table:style-name="ce21" table:formula="of:=IF([.B133]=0;&quot;&quot;;[.F133])" office:value-type="string" office:string-value="Clafourtis" calcext:value-type="string">
            <text:p>Clafourtis</text:p>
          </table:table-cell>
          <table:table-cell table:style-name="ce21" table:formula="of:=[.B133]" office:value-type="string" office:string-value="75g flour" calcext:value-type="string">
            <text:p>75g flour</text:p>
          </table:table-cell>
          <table:table-cell table:style-name="ce22" table:formula="of:=[.D133]" office:value-type="string" office:string-value="g" calcext:value-type="string">
            <text:p>g</text:p>
          </table:table-cell>
          <table:table-cell table:formula="of:=IF([.E133]=0;[.J132];[.E133])" office:value-type="float" office:value="4" calcext:value-type="float">
            <text:p>4</text:p>
          </table:table-cell>
          <table:table-cell table:formula="of:=IF([.F133]=0;&quot;&quot;;[.J133])" office:value-type="float" office:value="4" calcext:value-type="float">
            <text:p>4</text:p>
          </table:table-cell>
          <table:table-cell table:style-name="ce21" table:formula="of:=IF([.K133]=&quot;&quot;;&quot;&quot;;[.C133]/[.K133])" office:value-type="float" office:value="18.75" calcext:value-type="float">
            <text:p>18.75</text:p>
          </table:table-cell>
          <table:table-cell table:number-columns-repeated="1010"/>
        </table:table-row>
        <table:table-row table:style-name="ro1">
          <table:table-cell table:formula="of:=[Recipes.A134]" office:value-type="float" office:value="0" calcext:value-type="float">
            <text:p>0</text:p>
          </table:table-cell>
          <table:table-cell table:formula="of:=[Recipes.B134]" office:value-type="string" office:string-value="50g butter" calcext:value-type="string">
            <text:p>50g butter</text:p>
          </table:table-cell>
          <table:table-cell table:formula="of:=[Recipes.C134]" office:value-type="float" office:value="50" calcext:value-type="float">
            <text:p>50</text:p>
          </table:table-cell>
          <table:table-cell table:formula="of:=[Recipes.D134]" office:value-type="string" office:string-value="g" calcext:value-type="string">
            <text:p>g</text:p>
          </table:table-cell>
          <table:table-cell table:formula="of:=IF([Recipes.E134]=&quot;&quot;;[.E133];[Recipes.E134])" office:value-type="float" office:value="4" calcext:value-type="float">
            <text:p>4</text:p>
          </table:table-cell>
          <table:table-cell table:style-name="ce20" table:formula="of:=IF([.B134]=0;[.A134];[.F133])" office:value-type="string" office:string-value="Clafourtis" calcext:value-type="string">
            <text:p>Clafourtis</text:p>
          </table:table-cell>
          <table:table-cell table:style-name="ce21" table:formula="of:=IF([.B134]=0;&quot;&quot;;[.F134])" office:value-type="string" office:string-value="Clafourtis" calcext:value-type="string">
            <text:p>Clafourtis</text:p>
          </table:table-cell>
          <table:table-cell table:style-name="ce21" table:formula="of:=[.B134]" office:value-type="string" office:string-value="50g butter" calcext:value-type="string">
            <text:p>50g butter</text:p>
          </table:table-cell>
          <table:table-cell table:style-name="ce22" table:formula="of:=[.D134]" office:value-type="string" office:string-value="g" calcext:value-type="string">
            <text:p>g</text:p>
          </table:table-cell>
          <table:table-cell table:formula="of:=IF([.E134]=0;[.J133];[.E134])" office:value-type="float" office:value="4" calcext:value-type="float">
            <text:p>4</text:p>
          </table:table-cell>
          <table:table-cell table:formula="of:=IF([.F134]=0;&quot;&quot;;[.J134])" office:value-type="float" office:value="4" calcext:value-type="float">
            <text:p>4</text:p>
          </table:table-cell>
          <table:table-cell table:style-name="ce21" table:formula="of:=IF([.K134]=&quot;&quot;;&quot;&quot;;[.C134]/[.K134])" office:value-type="float" office:value="12.5" calcext:value-type="float">
            <text:p>12.5</text:p>
          </table:table-cell>
          <table:table-cell table:number-columns-repeated="1010"/>
        </table:table-row>
        <table:table-row table:style-name="ro1">
          <table:table-cell table:formula="of:=[Recipes.A135]" office:value-type="float" office:value="0" calcext:value-type="float">
            <text:p>0</text:p>
          </table:table-cell>
          <table:table-cell table:formula="of:=[Recipes.B135]" office:value-type="string" office:string-value="2 egg" calcext:value-type="string">
            <text:p>2 egg</text:p>
          </table:table-cell>
          <table:table-cell table:formula="of:=[Recipes.C135]" office:value-type="float" office:value="2" calcext:value-type="float">
            <text:p>2</text:p>
          </table:table-cell>
          <table:table-cell table:formula="of:=[Recipes.D135]" office:value-type="string" office:string-value="egg" calcext:value-type="string">
            <text:p>egg</text:p>
          </table:table-cell>
          <table:table-cell table:formula="of:=IF([Recipes.E135]=&quot;&quot;;[.E134];[Recipes.E135])" office:value-type="float" office:value="4" calcext:value-type="float">
            <text:p>4</text:p>
          </table:table-cell>
          <table:table-cell table:style-name="ce20" table:formula="of:=IF([.B135]=0;[.A135];[.F134])" office:value-type="string" office:string-value="Clafourtis" calcext:value-type="string">
            <text:p>Clafourtis</text:p>
          </table:table-cell>
          <table:table-cell table:style-name="ce21" table:formula="of:=IF([.B135]=0;&quot;&quot;;[.F135])" office:value-type="string" office:string-value="Clafourtis" calcext:value-type="string">
            <text:p>Clafourtis</text:p>
          </table:table-cell>
          <table:table-cell table:style-name="ce21" table:formula="of:=[.B135]" office:value-type="string" office:string-value="2 egg" calcext:value-type="string">
            <text:p>2 egg</text:p>
          </table:table-cell>
          <table:table-cell table:style-name="ce22" table:formula="of:=[.D135]" office:value-type="string" office:string-value="egg" calcext:value-type="string">
            <text:p>egg</text:p>
          </table:table-cell>
          <table:table-cell table:formula="of:=IF([.E135]=0;[.J134];[.E135])" office:value-type="float" office:value="4" calcext:value-type="float">
            <text:p>4</text:p>
          </table:table-cell>
          <table:table-cell table:formula="of:=IF([.F135]=0;&quot;&quot;;[.J135])" office:value-type="float" office:value="4" calcext:value-type="float">
            <text:p>4</text:p>
          </table:table-cell>
          <table:table-cell table:style-name="ce21" table:formula="of:=IF([.K135]=&quot;&quot;;&quot;&quot;;[.C135]/[.K135]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string" office:string-value="33 ml milk" calcext:value-type="string">
            <text:p>33 ml milk</text:p>
          </table:table-cell>
          <table:table-cell table:formula="of:=[Recipes.C136]" office:value-type="float" office:value="33" calcext:value-type="float">
            <text:p>33</text:p>
          </table:table-cell>
          <table:table-cell table:formula="of:=[Recipes.D136]" office:value-type="string" office:string-value="ml" calcext:value-type="string">
            <text:p>ml</text:p>
          </table:table-cell>
          <table:table-cell table:formula="of:=IF([Recipes.E136]=&quot;&quot;;[.E135];[Recipes.E136])" office:value-type="float" office:value="4" calcext:value-type="float">
            <text:p>4</text:p>
          </table:table-cell>
          <table:table-cell table:style-name="ce20" table:formula="of:=IF([.B136]=0;[.A136];[.F135])" office:value-type="string" office:string-value="Clafourtis" calcext:value-type="string">
            <text:p>Clafourtis</text:p>
          </table:table-cell>
          <table:table-cell table:style-name="ce21" table:formula="of:=IF([.B136]=0;&quot;&quot;;[.F136])" office:value-type="string" office:string-value="Clafourtis" calcext:value-type="string">
            <text:p>Clafourtis</text:p>
          </table:table-cell>
          <table:table-cell table:style-name="ce21" table:formula="of:=[.B136]" office:value-type="string" office:string-value="33 ml milk" calcext:value-type="string">
            <text:p>33 ml milk</text:p>
          </table:table-cell>
          <table:table-cell table:style-name="ce22" table:formula="of:=[.D136]" office:value-type="string" office:string-value="ml" calcext:value-type="string">
            <text:p>ml</text:p>
          </table:table-cell>
          <table:table-cell table:formula="of:=IF([.E136]=0;[.J135];[.E136])" office:value-type="float" office:value="4" calcext:value-type="float">
            <text:p>4</text:p>
          </table:table-cell>
          <table:table-cell table:formula="of:=IF([.F136]=0;&quot;&quot;;[.J136])" office:value-type="float" office:value="4" calcext:value-type="float">
            <text:p>4</text:p>
          </table:table-cell>
          <table:table-cell table:style-name="ce21" table:formula="of:=IF([.K136]=&quot;&quot;;&quot;&quot;;[.C136]/[.K136])" office:value-type="float" office:value="8.25" calcext:value-type="float">
            <text:p>8.25</text:p>
          </table:table-cell>
          <table:table-cell table:number-columns-repeated="1010"/>
        </table:table-row>
        <table:table-row table:style-name="ro1">
          <table:table-cell table:formula="of:=[Recipes.A137]" office:value-type="float" office:value="0" calcext:value-type="float">
            <text:p>0</text:p>
          </table:table-cell>
          <table:table-cell table:formula="of:=[Recipes.B137]" office:value-type="string" office:string-value="200 ml creme fraiche" calcext:value-type="string">
            <text:p>200 ml creme fraiche</text:p>
          </table:table-cell>
          <table:table-cell table:formula="of:=[Recipes.C137]" office:value-type="float" office:value="200" calcext:value-type="float">
            <text:p>200</text:p>
          </table:table-cell>
          <table:table-cell table:formula="of:=[Recipes.D137]" office:value-type="string" office:string-value="ml" calcext:value-type="string">
            <text:p>ml</text:p>
          </table:table-cell>
          <table:table-cell table:formula="of:=IF([Recipes.E137]=&quot;&quot;;[.E136];[Recipes.E137])" office:value-type="float" office:value="4" calcext:value-type="float">
            <text:p>4</text:p>
          </table:table-cell>
          <table:table-cell table:style-name="ce20" table:formula="of:=IF([.B137]=0;[.A137];[.F136])" office:value-type="string" office:string-value="Clafourtis" calcext:value-type="string">
            <text:p>Clafourtis</text:p>
          </table:table-cell>
          <table:table-cell table:style-name="ce21" table:formula="of:=IF([.B137]=0;&quot;&quot;;[.F137])" office:value-type="string" office:string-value="Clafourtis" calcext:value-type="string">
            <text:p>Clafourtis</text:p>
          </table:table-cell>
          <table:table-cell table:style-name="ce21" table:formula="of:=[.B137]" office:value-type="string" office:string-value="200 ml creme fraiche" calcext:value-type="string">
            <text:p>200 ml creme fraiche</text:p>
          </table:table-cell>
          <table:table-cell table:style-name="ce22" table:formula="of:=[.D137]" office:value-type="string" office:string-value="ml" calcext:value-type="string">
            <text:p>ml</text:p>
          </table:table-cell>
          <table:table-cell table:formula="of:=IF([.E137]=0;[.J136];[.E137])" office:value-type="float" office:value="4" calcext:value-type="float">
            <text:p>4</text:p>
          </table:table-cell>
          <table:table-cell table:formula="of:=IF([.F137]=0;&quot;&quot;;[.J137])" office:value-type="float" office:value="4" calcext:value-type="float">
            <text:p>4</text:p>
          </table:table-cell>
          <table:table-cell table:style-name="ce21" table:formula="of:=IF([.K137]=&quot;&quot;;&quot;&quot;;[.C137]/[.K137])"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formula="of:=[Recipes.A138]" office:value-type="float" office:value="0" calcext:value-type="float">
            <text:p>0</text:p>
          </table:table-cell>
          <table:table-cell table:formula="of:=[Recipes.B138]" office:value-type="string" office:string-value="1 pinch salt" calcext:value-type="string">
            <text:p>1 pinch salt</text:p>
          </table:table-cell>
          <table:table-cell table:formula="of:=[Recipes.C138]" office:value-type="float" office:value="1" calcext:value-type="float">
            <text:p>1</text:p>
          </table:table-cell>
          <table:table-cell table:formula="of:=[Recipes.D138]" office:value-type="string" office:string-value="pinch" calcext:value-type="string">
            <text:p>pinch</text:p>
          </table:table-cell>
          <table:table-cell table:formula="of:=IF([Recipes.E138]=&quot;&quot;;[.E137];[Recipes.E138])" office:value-type="float" office:value="4" calcext:value-type="float">
            <text:p>4</text:p>
          </table:table-cell>
          <table:table-cell table:style-name="ce20" table:formula="of:=IF([.B138]=0;[.A138];[.F137])" office:value-type="string" office:string-value="Clafourtis" calcext:value-type="string">
            <text:p>Clafourtis</text:p>
          </table:table-cell>
          <table:table-cell table:style-name="ce21" table:formula="of:=IF([.B138]=0;&quot;&quot;;[.F138])" office:value-type="string" office:string-value="Clafourtis" calcext:value-type="string">
            <text:p>Clafourtis</text:p>
          </table:table-cell>
          <table:table-cell table:style-name="ce21" table:formula="of:=[.B138]" office:value-type="string" office:string-value="1 pinch salt" calcext:value-type="string">
            <text:p>1 pinch salt</text:p>
          </table:table-cell>
          <table:table-cell table:style-name="ce22" table:formula="of:=[.D138]" office:value-type="string" office:string-value="pinch" calcext:value-type="string">
            <text:p>pinch</text:p>
          </table:table-cell>
          <table:table-cell table:formula="of:=IF([.E138]=0;[.J137];[.E138])" office:value-type="float" office:value="4" calcext:value-type="float">
            <text:p>4</text:p>
          </table:table-cell>
          <table:table-cell table:formula="of:=IF([.F138]=0;&quot;&quot;;[.J138])" office:value-type="float" office:value="4" calcext:value-type="float">
            <text:p>4</text:p>
          </table:table-cell>
          <table:table-cell table:style-name="ce21" table:formula="of:=IF([.K138]=&quot;&quot;;&quot;&quot;;[.C138]/[.K138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39]" office:value-type="float" office:value="0" calcext:value-type="float">
            <text:p>0</text:p>
          </table:table-cell>
          <table:table-cell table:formula="of:=[Recipes.B139]" office:value-type="string" office:string-value="1 sachet vanilla " calcext:value-type="string">
            <text:p>1 sachet vanilla 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sachet" calcext:value-type="string">
            <text:p>sachet</text:p>
          </table:table-cell>
          <table:table-cell table:formula="of:=IF([Recipes.E139]=&quot;&quot;;[.E138];[Recipes.E139])" office:value-type="float" office:value="4" calcext:value-type="float">
            <text:p>4</text:p>
          </table:table-cell>
          <table:table-cell table:style-name="ce20" table:formula="of:=IF([.B139]=0;[.A139];[.F138])" office:value-type="string" office:string-value="Clafourtis" calcext:value-type="string">
            <text:p>Clafourtis</text:p>
          </table:table-cell>
          <table:table-cell table:style-name="ce21" table:formula="of:=IF([.B139]=0;&quot;&quot;;[.F139])" office:value-type="string" office:string-value="Clafourtis" calcext:value-type="string">
            <text:p>Clafourtis</text:p>
          </table:table-cell>
          <table:table-cell table:style-name="ce21" table:formula="of:=[.B139]" office:value-type="string" office:string-value="1 sachet vanilla " calcext:value-type="string">
            <text:p>1 sachet vanilla </text:p>
          </table:table-cell>
          <table:table-cell table:style-name="ce22" table:formula="of:=[.D139]" office:value-type="string" office:string-value="sachet" calcext:value-type="string">
            <text:p>sachet</text:p>
          </table:table-cell>
          <table:table-cell table:formula="of:=IF([.E139]=0;[.J138];[.E139])" office:value-type="float" office:value="4" calcext:value-type="float">
            <text:p>4</text:p>
          </table:table-cell>
          <table:table-cell table:formula="of:=IF([.F139]=0;&quot;&quot;;[.J139])" office:value-type="float" office:value="4" calcext:value-type="float">
            <text:p>4</text:p>
          </table:table-cell>
          <table:table-cell table:style-name="ce21" table:formula="of:=IF([.K139]=&quot;&quot;;&quot;&quot;;[.C139]/[.K139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0]" office:value-type="float" office:value="0" calcext:value-type="float">
            <text:p>0</text:p>
          </table:table-cell>
          <table:table-cell table:formula="of:=[Recipes.B140]" office:value-type="float" office:value="0" calcext:value-type="float">
            <text:p>0</text:p>
          </table:table-cell>
          <table:table-cell table:formula="of:=[Recipes.C140]" office:value-type="float" office:value="0" calcext:value-type="float">
            <text:p>0</text:p>
          </table:table-cell>
          <table:table-cell table:formula="of:=[Recipes.D140]" office:value-type="float" office:value="0" calcext:value-type="float">
            <text:p>0</text:p>
          </table:table-cell>
          <table:table-cell table:formula="of:=IF([Recipes.E140]=&quot;&quot;;[.E139];[Recipes.E140])" office:value-type="float" office:value="4" calcext:value-type="float">
            <text:p>4</text:p>
          </table:table-cell>
          <table:table-cell table:style-name="ce20" table:formula="of:=IF([.B140]=0;[.A140];[.F139])" office:value-type="float" office:value="0" calcext:value-type="float">
            <text:p>0</text:p>
          </table:table-cell>
          <table:table-cell table:style-name="ce21" table:formula="of:=IF([.B140]=0;&quot;&quot;;[.F140])">
            <text:p/>
          </table:table-cell>
          <table:table-cell table:style-name="ce21" table:formula="of:=[.B140]" office:value-type="float" office:value="0" calcext:value-type="float">
            <text:p>0</text:p>
          </table:table-cell>
          <table:table-cell table:style-name="ce22" table:formula="of:=[.D140]" office:value-type="float" office:value="0" calcext:value-type="float">
            <text:p>0</text:p>
          </table:table-cell>
          <table:table-cell table:formula="of:=IF([.E140]=0;[.J139];[.E140])" office:value-type="float" office:value="4" calcext:value-type="float">
            <text:p>4</text:p>
          </table:table-cell>
          <table:table-cell table:formula="of:=IF([.F140]=0;&quot;&quot;;[.J140])">
            <text:p/>
          </table:table-cell>
          <table:table-cell table:style-name="ce21" table:formula="of:=IF([.K140]=&quot;&quot;;&quot;&quot;;[.C140]/[.K140])">
            <text:p/>
          </table:table-cell>
          <table:table-cell table:number-columns-repeated="1010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float" office:value="0" calcext:value-type="float">
            <text:p>0</text:p>
          </table:table-cell>
          <table:table-cell table:formula="of:=[Recipes.C141]" office:value-type="float" office:value="0" calcext:value-type="float">
            <text:p>0</text:p>
          </table:table-cell>
          <table:table-cell table:formula="of:=[Recipes.D141]" office:value-type="float" office:value="0" calcext:value-type="float">
            <text:p>0</text:p>
          </table:table-cell>
          <table:table-cell table:formula="of:=IF([Recipes.E141]=&quot;&quot;;[.E140];[Recipes.E141])" office:value-type="float" office:value="3" calcext:value-type="float">
            <text:p>3</text:p>
          </table:table-cell>
          <table:table-cell table:style-name="ce20" table:formula="of:=IF([.B141]=0;[.A141];[.F140])" office:value-type="string" office:string-value="Custard" calcext:value-type="string">
            <text:p>Custard</text:p>
          </table:table-cell>
          <table:table-cell table:style-name="ce21" table:formula="of:=IF([.B141]=0;&quot;&quot;;[.F141])">
            <text:p/>
          </table:table-cell>
          <table:table-cell table:style-name="ce21" table:formula="of:=[.B141]" office:value-type="float" office:value="0" calcext:value-type="float">
            <text:p>0</text:p>
          </table:table-cell>
          <table:table-cell table:style-name="ce22" table:formula="of:=[.D141]" office:value-type="float" office:value="0" calcext:value-type="float">
            <text:p>0</text:p>
          </table:table-cell>
          <table:table-cell table:formula="of:=IF([.E141]=0;[.J140];[.E141])" office:value-type="float" office:value="3" calcext:value-type="float">
            <text:p>3</text:p>
          </table:table-cell>
          <table:table-cell table:formula="of:=IF([.F141]=0;&quot;&quot;;[.J141])" office:value-type="float" office:value="3" calcext:value-type="float">
            <text:p>3</text:p>
          </table:table-cell>
          <table:table-cell table:style-name="ce21" table:formula="of:=IF([.K141]=&quot;&quot;;&quot;&quot;;[.C141]/[.K14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42]" office:value-type="float" office:value="0" calcext:value-type="float">
            <text:p>0</text:p>
          </table:table-cell>
          <table:table-cell table:formula="of:=[Recipes.B142]" office:value-type="string" office:string-value="1 cup (250ml) milk" calcext:value-type="string">
            <text:p>1 cup (250ml) milk</text:p>
          </table:table-cell>
          <table:table-cell table:formula="of:=[Recipes.C142]" office:value-type="float" office:value="250" calcext:value-type="float">
            <text:p>250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IF([Recipes.E142]=&quot;&quot;;[.E141];[Recipes.E142])" office:value-type="float" office:value="3" calcext:value-type="float">
            <text:p>3</text:p>
          </table:table-cell>
          <table:table-cell table:style-name="ce20" table:formula="of:=IF([.B142]=0;[.A142];[.F141])" office:value-type="string" office:string-value="Custard" calcext:value-type="string">
            <text:p>Custard</text:p>
          </table:table-cell>
          <table:table-cell table:style-name="ce21" table:formula="of:=IF([.B142]=0;&quot;&quot;;[.F142])" office:value-type="string" office:string-value="Custard" calcext:value-type="string">
            <text:p>Custard</text:p>
          </table:table-cell>
          <table:table-cell table:style-name="ce21" table:formula="of:=[.B142]" office:value-type="string" office:string-value="1 cup (250ml) milk" calcext:value-type="string">
            <text:p>1 cup (250ml) milk</text:p>
          </table:table-cell>
          <table:table-cell table:style-name="ce22" table:formula="of:=[.D142]" office:value-type="string" office:string-value="ml" calcext:value-type="string">
            <text:p>ml</text:p>
          </table:table-cell>
          <table:table-cell table:formula="of:=IF([.E142]=0;[.J141];[.E142])" office:value-type="float" office:value="3" calcext:value-type="float">
            <text:p>3</text:p>
          </table:table-cell>
          <table:table-cell table:formula="of:=IF([.F142]=0;&quot;&quot;;[.J142])" office:value-type="float" office:value="3" calcext:value-type="float">
            <text:p>3</text:p>
          </table:table-cell>
          <table:table-cell table:style-name="ce21" table:formula="of:=IF([.K142]=&quot;&quot;;&quot;&quot;;[.C142]/[.K142])"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formula="of:=[Recipes.A143]" office:value-type="float" office:value="0" calcext:value-type="float">
            <text:p>0</text:p>
          </table:table-cell>
          <table:table-cell table:formula="of:=[Recipes.B143]" office:value-type="string" office:string-value="1 egg" calcext:value-type="string">
            <text:p>1 egg</text:p>
          </table:table-cell>
          <table:table-cell table:formula="of:=[Recipes.C143]" office:value-type="float" office:value="1" calcext:value-type="float">
            <text:p>1</text:p>
          </table:table-cell>
          <table:table-cell table:formula="of:=[Recipes.D143]" office:value-type="string" office:string-value="eggs" calcext:value-type="string">
            <text:p>eggs</text:p>
          </table:table-cell>
          <table:table-cell table:formula="of:=IF([Recipes.E143]=&quot;&quot;;[.E142];[Recipes.E143])" office:value-type="float" office:value="3" calcext:value-type="float">
            <text:p>3</text:p>
          </table:table-cell>
          <table:table-cell table:style-name="ce20" table:formula="of:=IF([.B143]=0;[.A143];[.F142])" office:value-type="string" office:string-value="Custard" calcext:value-type="string">
            <text:p>Custard</text:p>
          </table:table-cell>
          <table:table-cell table:style-name="ce21" table:formula="of:=IF([.B143]=0;&quot;&quot;;[.F143])" office:value-type="string" office:string-value="Custard" calcext:value-type="string">
            <text:p>Custard</text:p>
          </table:table-cell>
          <table:table-cell table:style-name="ce21" table:formula="of:=[.B143]" office:value-type="string" office:string-value="1 egg" calcext:value-type="string">
            <text:p>1 egg</text:p>
          </table:table-cell>
          <table:table-cell table:style-name="ce22" table:formula="of:=[.D143]" office:value-type="string" office:string-value="eggs" calcext:value-type="string">
            <text:p>eggs</text:p>
          </table:table-cell>
          <table:table-cell table:formula="of:=IF([.E143]=0;[.J142];[.E143])" office:value-type="float" office:value="3" calcext:value-type="float">
            <text:p>3</text:p>
          </table:table-cell>
          <table:table-cell table:formula="of:=IF([.F143]=0;&quot;&quot;;[.J143])" office:value-type="float" office:value="3" calcext:value-type="float">
            <text:p>3</text:p>
          </table:table-cell>
          <table:table-cell table:style-name="ce21" table:formula="of:=IF([.K143]=&quot;&quot;;&quot;&quot;;[.C143]/[.K143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string" office:string-value="2 tbsps CSR Golden Syrup" calcext:value-type="string">
            <text:p>2 tbsps CSR Golden Syrup</text:p>
          </table:table-cell>
          <table:table-cell table:formula="of:=[Recipes.C144]" office:value-type="float" office:value="30" calcext:value-type="float">
            <text:p>30</text:p>
          </table:table-cell>
          <table:table-cell table:formula="of:=[Recipes.D144]" office:value-type="string" office:string-value="ml" calcext:value-type="string">
            <text:p>ml</text:p>
          </table:table-cell>
          <table:table-cell table:formula="of:=IF([Recipes.E144]=&quot;&quot;;[.E143];[Recipes.E144])" office:value-type="float" office:value="3" calcext:value-type="float">
            <text:p>3</text:p>
          </table:table-cell>
          <table:table-cell table:style-name="ce20" table:formula="of:=IF([.B144]=0;[.A144];[.F143])" office:value-type="string" office:string-value="Custard" calcext:value-type="string">
            <text:p>Custard</text:p>
          </table:table-cell>
          <table:table-cell table:style-name="ce21" table:formula="of:=IF([.B144]=0;&quot;&quot;;[.F144])" office:value-type="string" office:string-value="Custard" calcext:value-type="string">
            <text:p>Custard</text:p>
          </table:table-cell>
          <table:table-cell table:style-name="ce21" table:formula="of:=[.B144]" office:value-type="string" office:string-value="2 tbsps CSR Golden Syrup" calcext:value-type="string">
            <text:p>2 tbsps CSR Golden Syrup</text:p>
          </table:table-cell>
          <table:table-cell table:style-name="ce22" table:formula="of:=[.D144]" office:value-type="string" office:string-value="ml" calcext:value-type="string">
            <text:p>ml</text:p>
          </table:table-cell>
          <table:table-cell table:formula="of:=IF([.E144]=0;[.J143];[.E144])" office:value-type="float" office:value="3" calcext:value-type="float">
            <text:p>3</text:p>
          </table:table-cell>
          <table:table-cell table:formula="of:=IF([.F144]=0;&quot;&quot;;[.J144])" office:value-type="float" office:value="3" calcext:value-type="float">
            <text:p>3</text:p>
          </table:table-cell>
          <table:table-cell table:style-name="ce21" table:formula="of:=IF([.K144]=&quot;&quot;;&quot;&quot;;[.C144]/[.K144])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formula="of:=[Recipes.A145]" office:value-type="float" office:value="0" calcext:value-type="float">
            <text:p>0</text:p>
          </table:table-cell>
          <table:table-cell table:formula="of:=[Recipes.B145]" office:value-type="string" office:string-value="1 tbsp cornflour" calcext:value-type="string">
            <text:p>1 tbsp cornflour</text:p>
          </table:table-cell>
          <table:table-cell table:formula="of:=[Recipes.C145]" office:value-type="float" office:value="1" calcext:value-type="float">
            <text:p>1</text:p>
          </table:table-cell>
          <table:table-cell table:formula="of:=[Recipes.D145]" office:value-type="string" office:string-value="tbsp" calcext:value-type="string">
            <text:p>tbsp</text:p>
          </table:table-cell>
          <table:table-cell table:formula="of:=IF([Recipes.E145]=&quot;&quot;;[.E144];[Recipes.E145])" office:value-type="float" office:value="3" calcext:value-type="float">
            <text:p>3</text:p>
          </table:table-cell>
          <table:table-cell table:style-name="ce20" table:formula="of:=IF([.B145]=0;[.A145];[.F144])" office:value-type="string" office:string-value="Custard" calcext:value-type="string">
            <text:p>Custard</text:p>
          </table:table-cell>
          <table:table-cell table:style-name="ce21" table:formula="of:=IF([.B145]=0;&quot;&quot;;[.F145])" office:value-type="string" office:string-value="Custard" calcext:value-type="string">
            <text:p>Custard</text:p>
          </table:table-cell>
          <table:table-cell table:style-name="ce21" table:formula="of:=[.B145]" office:value-type="string" office:string-value="1 tbsp cornflour" calcext:value-type="string">
            <text:p>1 tbsp cornflour</text:p>
          </table:table-cell>
          <table:table-cell table:style-name="ce22" table:formula="of:=[.D145]" office:value-type="string" office:string-value="tbsp" calcext:value-type="string">
            <text:p>tbsp</text:p>
          </table:table-cell>
          <table:table-cell table:formula="of:=IF([.E145]=0;[.J144];[.E145])" office:value-type="float" office:value="3" calcext:value-type="float">
            <text:p>3</text:p>
          </table:table-cell>
          <table:table-cell table:formula="of:=IF([.F145]=0;&quot;&quot;;[.J145])" office:value-type="float" office:value="3" calcext:value-type="float">
            <text:p>3</text:p>
          </table:table-cell>
          <table:table-cell table:style-name="ce21" table:formula="of:=IF([.K145]=&quot;&quot;;&quot;&quot;;[.C145]/[.K145])" office:value-type="float" office:value="0.333333333333333" calcext:value-type="float">
            <text:p>0.3333333333</text:p>
          </table:table-cell>
          <table:table-cell table:number-columns-repeated="1010"/>
        </table:table-row>
        <table:table-row table:style-name="ro1">
          <table:table-cell table:formula="of:=[Recipes.A146]" office:value-type="float" office:value="0" calcext:value-type="float">
            <text:p>0</text:p>
          </table:table-cell>
          <table:table-cell table:formula="of:=[Recipes.B146]" office:value-type="string" office:string-value="1/2 tsp vanilla" calcext:value-type="string">
            <text:p>1/2 tsp vanilla</text:p>
          </table:table-cell>
          <table:table-cell table:formula="of:=[Recipes.C146]" office:value-type="float" office:value="5" calcext:value-type="float">
            <text:p>5</text:p>
          </table:table-cell>
          <table:table-cell table:formula="of:=[Recipes.D146]" office:value-type="string" office:string-value="ml" calcext:value-type="string">
            <text:p>ml</text:p>
          </table:table-cell>
          <table:table-cell table:formula="of:=IF([Recipes.E146]=&quot;&quot;;[.E145];[Recipes.E146])" office:value-type="float" office:value="3" calcext:value-type="float">
            <text:p>3</text:p>
          </table:table-cell>
          <table:table-cell table:style-name="ce20" table:formula="of:=IF([.B146]=0;[.A146];[.F145])" office:value-type="string" office:string-value="Custard" calcext:value-type="string">
            <text:p>Custard</text:p>
          </table:table-cell>
          <table:table-cell table:style-name="ce21" table:formula="of:=IF([.B146]=0;&quot;&quot;;[.F146])" office:value-type="string" office:string-value="Custard" calcext:value-type="string">
            <text:p>Custard</text:p>
          </table:table-cell>
          <table:table-cell table:style-name="ce21" table:formula="of:=[.B146]" office:value-type="string" office:string-value="1/2 tsp vanilla" calcext:value-type="string">
            <text:p>1/2 tsp vanilla</text:p>
          </table:table-cell>
          <table:table-cell table:style-name="ce22" table:formula="of:=[.D146]" office:value-type="string" office:string-value="ml" calcext:value-type="string">
            <text:p>ml</text:p>
          </table:table-cell>
          <table:table-cell table:formula="of:=IF([.E146]=0;[.J145];[.E146])" office:value-type="float" office:value="3" calcext:value-type="float">
            <text:p>3</text:p>
          </table:table-cell>
          <table:table-cell table:formula="of:=IF([.F146]=0;&quot;&quot;;[.J146])" office:value-type="float" office:value="3" calcext:value-type="float">
            <text:p>3</text:p>
          </table:table-cell>
          <table:table-cell table:style-name="ce21" table:formula="of:=IF([.K146]=&quot;&quot;;&quot;&quot;;[.C146]/[.K146])" office:value-type="float" office:value="1.66666666666667" calcext:value-type="float">
            <text:p>1.6666666667</text:p>
          </table:table-cell>
          <table:table-cell table:number-columns-repeated="1010"/>
        </table:table-row>
        <table:table-row table:style-name="ro1">
          <table:table-cell table:formula="of:=[Recipes.A147]" office:value-type="float" office:value="0" calcext:value-type="float">
            <text:p>0</text:p>
          </table:table-cell>
          <table:table-cell table:formula="of:=[Recipes.B147]" office:value-type="string" office:string-value="3/4 banana" calcext:value-type="string">
            <text:p>3/4 banana</text:p>
          </table:table-cell>
          <table:table-cell table:formula="of:=[Recipes.C147]" office:value-type="float" office:value="0.75" calcext:value-type="float">
            <text:p>0.75</text:p>
          </table:table-cell>
          <table:table-cell table:formula="of:=[Recipes.D147]" office:value-type="string" office:string-value="each" calcext:value-type="string">
            <text:p>each</text:p>
          </table:table-cell>
          <table:table-cell table:formula="of:=IF([Recipes.E147]=&quot;&quot;;[.E146];[Recipes.E147])" office:value-type="float" office:value="3" calcext:value-type="float">
            <text:p>3</text:p>
          </table:table-cell>
          <table:table-cell table:style-name="ce20" table:formula="of:=IF([.B147]=0;[.A147];[.F146])" office:value-type="string" office:string-value="Custard" calcext:value-type="string">
            <text:p>Custard</text:p>
          </table:table-cell>
          <table:table-cell table:style-name="ce21" table:formula="of:=IF([.B147]=0;&quot;&quot;;[.F147])" office:value-type="string" office:string-value="Custard" calcext:value-type="string">
            <text:p>Custard</text:p>
          </table:table-cell>
          <table:table-cell table:style-name="ce21" table:formula="of:=[.B147]" office:value-type="string" office:string-value="3/4 banana" calcext:value-type="string">
            <text:p>3/4 banana</text:p>
          </table:table-cell>
          <table:table-cell table:style-name="ce22" table:formula="of:=[.D147]" office:value-type="string" office:string-value="each" calcext:value-type="string">
            <text:p>each</text:p>
          </table:table-cell>
          <table:table-cell table:formula="of:=IF([.E147]=0;[.J146];[.E147])" office:value-type="float" office:value="3" calcext:value-type="float">
            <text:p>3</text:p>
          </table:table-cell>
          <table:table-cell table:formula="of:=IF([.F147]=0;&quot;&quot;;[.J147])" office:value-type="float" office:value="3" calcext:value-type="float">
            <text:p>3</text:p>
          </table:table-cell>
          <table:table-cell table:style-name="ce21" table:formula="of:=IF([.K147]=&quot;&quot;;&quot;&quot;;[.C147]/[.K147])" office:value-type="float" office:value="0.25" calcext:value-type="float">
            <text:p>0.25</text:p>
          </table:table-cell>
          <table:table-cell table:number-columns-repeated="1010"/>
        </table:table-row>
        <table:table-row table:style-name="ro1">
          <table:table-cell table:formula="of:=[Recipes.A148]" office:value-type="float" office:value="0" calcext:value-type="float">
            <text:p>0</text:p>
          </table:table-cell>
          <table:table-cell table:formula="of:=[Recipes.B148]" office:value-type="float" office:value="0" calcext:value-type="float">
            <text:p>0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IF([Recipes.E148]=&quot;&quot;;[.E147];[Recipes.E148])" office:value-type="float" office:value="3" calcext:value-type="float">
            <text:p>3</text:p>
          </table:table-cell>
          <table:table-cell table:style-name="ce20" table:formula="of:=IF([.B148]=0;[.A148];[.F147])" office:value-type="float" office:value="0" calcext:value-type="float">
            <text:p>0</text:p>
          </table:table-cell>
          <table:table-cell table:style-name="ce21" table:formula="of:=IF([.B148]=0;&quot;&quot;;[.F148])">
            <text:p/>
          </table:table-cell>
          <table:table-cell table:style-name="ce21" table:formula="of:=[.B148]" office:value-type="float" office:value="0" calcext:value-type="float">
            <text:p>0</text:p>
          </table:table-cell>
          <table:table-cell table:style-name="ce22" table:formula="of:=[.D148]" office:value-type="float" office:value="0" calcext:value-type="float">
            <text:p>0</text:p>
          </table:table-cell>
          <table:table-cell table:formula="of:=IF([.E148]=0;[.J147];[.E148])" office:value-type="float" office:value="3" calcext:value-type="float">
            <text:p>3</text:p>
          </table:table-cell>
          <table:table-cell table:formula="of:=IF([.F148]=0;&quot;&quot;;[.J148])">
            <text:p/>
          </table:table-cell>
          <table:table-cell table:style-name="ce21" table:formula="of:=IF([.K148]=&quot;&quot;;&quot;&quot;;[.C148]/[.K148])">
            <text:p/>
          </table:table-cell>
          <table:table-cell table:number-columns-repeated="1010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float" office:value="0" calcext:value-type="float">
            <text:p>0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IF([Recipes.E149]=&quot;&quot;;[.E148];[Recipes.E149])" office:value-type="float" office:value="3" calcext:value-type="float">
            <text:p>3</text:p>
          </table:table-cell>
          <table:table-cell table:style-name="ce20" table:formula="of:=IF([.B149]=0;[.A149];[.F148])" office:value-type="string" office:string-value="Snack platter" calcext:value-type="string">
            <text:p>Snack platter</text:p>
          </table:table-cell>
          <table:table-cell table:style-name="ce21" table:formula="of:=IF([.B149]=0;&quot;&quot;;[.F149])">
            <text:p/>
          </table:table-cell>
          <table:table-cell table:style-name="ce21" table:formula="of:=[.B149]" office:value-type="float" office:value="0" calcext:value-type="float">
            <text:p>0</text:p>
          </table:table-cell>
          <table:table-cell table:style-name="ce22" table:formula="of:=[.D149]" office:value-type="float" office:value="0" calcext:value-type="float">
            <text:p>0</text:p>
          </table:table-cell>
          <table:table-cell table:formula="of:=IF([.E149]=0;[.J148];[.E149])" office:value-type="float" office:value="3" calcext:value-type="float">
            <text:p>3</text:p>
          </table:table-cell>
          <table:table-cell table:formula="of:=IF([.F149]=0;&quot;&quot;;[.J149])" office:value-type="float" office:value="3" calcext:value-type="float">
            <text:p>3</text:p>
          </table:table-cell>
          <table:table-cell table:style-name="ce21" table:formula="of:=IF([.K149]=&quot;&quot;;&quot;&quot;;[.C149]/[.K149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0]" office:value-type="float" office:value="0" calcext:value-type="float">
            <text:p>0</text:p>
          </table:table-cell>
          <table:table-cell table:formula="of:=[Recipes.B150]" office:value-type="string" office:string-value="hummus " calcext:value-type="string">
            <text:p>hummus 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IF([Recipes.E150]=&quot;&quot;;[.E149];[Recipes.E150])" office:value-type="float" office:value="3" calcext:value-type="float">
            <text:p>3</text:p>
          </table:table-cell>
          <table:table-cell table:style-name="ce20" table:formula="of:=IF([.B150]=0;[.A150];[.F149])" office:value-type="string" office:string-value="Snack platter" calcext:value-type="string">
            <text:p>Snack platter</text:p>
          </table:table-cell>
          <table:table-cell table:style-name="ce21" table:formula="of:=IF([.B150]=0;&quot;&quot;;[.F150])" office:value-type="string" office:string-value="Snack platter" calcext:value-type="string">
            <text:p>Snack platter</text:p>
          </table:table-cell>
          <table:table-cell table:style-name="ce21" table:formula="of:=[.B150]" office:value-type="string" office:string-value="hummus " calcext:value-type="string">
            <text:p>hummus </text:p>
          </table:table-cell>
          <table:table-cell table:style-name="ce22" table:formula="of:=[.D150]" office:value-type="float" office:value="0" calcext:value-type="float">
            <text:p>0</text:p>
          </table:table-cell>
          <table:table-cell table:formula="of:=IF([.E150]=0;[.J149];[.E150])" office:value-type="float" office:value="3" calcext:value-type="float">
            <text:p>3</text:p>
          </table:table-cell>
          <table:table-cell table:formula="of:=IF([.F150]=0;&quot;&quot;;[.J150])" office:value-type="float" office:value="3" calcext:value-type="float">
            <text:p>3</text:p>
          </table:table-cell>
          <table:table-cell table:style-name="ce21" table:formula="of:=IF([.K150]=&quot;&quot;;&quot;&quot;;[.C150]/[.K15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1]" office:value-type="float" office:value="0" calcext:value-type="float">
            <text:p>0</text:p>
          </table:table-cell>
          <table:table-cell table:formula="of:=[Recipes.B151]" office:value-type="string" office:string-value="pita" calcext:value-type="string">
            <text:p>pita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IF([Recipes.E151]=&quot;&quot;;[.E150];[Recipes.E151])" office:value-type="float" office:value="3" calcext:value-type="float">
            <text:p>3</text:p>
          </table:table-cell>
          <table:table-cell table:style-name="ce20" table:formula="of:=IF([.B151]=0;[.A151];[.F150])" office:value-type="string" office:string-value="Snack platter" calcext:value-type="string">
            <text:p>Snack platter</text:p>
          </table:table-cell>
          <table:table-cell table:style-name="ce21" table:formula="of:=IF([.B151]=0;&quot;&quot;;[.F151])" office:value-type="string" office:string-value="Snack platter" calcext:value-type="string">
            <text:p>Snack platter</text:p>
          </table:table-cell>
          <table:table-cell table:style-name="ce21" table:formula="of:=[.B151]" office:value-type="string" office:string-value="pita" calcext:value-type="string">
            <text:p>pita</text:p>
          </table:table-cell>
          <table:table-cell table:style-name="ce22" table:formula="of:=[.D151]" office:value-type="float" office:value="0" calcext:value-type="float">
            <text:p>0</text:p>
          </table:table-cell>
          <table:table-cell table:formula="of:=IF([.E151]=0;[.J150];[.E151])" office:value-type="float" office:value="3" calcext:value-type="float">
            <text:p>3</text:p>
          </table:table-cell>
          <table:table-cell table:formula="of:=IF([.F151]=0;&quot;&quot;;[.J151])" office:value-type="float" office:value="3" calcext:value-type="float">
            <text:p>3</text:p>
          </table:table-cell>
          <table:table-cell table:style-name="ce21" table:formula="of:=IF([.K151]=&quot;&quot;;&quot;&quot;;[.C151]/[.K151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2]" office:value-type="float" office:value="0" calcext:value-type="float">
            <text:p>0</text:p>
          </table:table-cell>
          <table:table-cell table:formula="of:=[Recipes.B152]" office:value-type="string" office:string-value="veggies" calcext:value-type="string">
            <text:p>veggies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IF([Recipes.E152]=&quot;&quot;;[.E151];[Recipes.E152])" office:value-type="float" office:value="3" calcext:value-type="float">
            <text:p>3</text:p>
          </table:table-cell>
          <table:table-cell table:style-name="ce20" table:formula="of:=IF([.B152]=0;[.A152];[.F151])" office:value-type="string" office:string-value="Snack platter" calcext:value-type="string">
            <text:p>Snack platter</text:p>
          </table:table-cell>
          <table:table-cell table:style-name="ce21" table:formula="of:=IF([.B152]=0;&quot;&quot;;[.F152])" office:value-type="string" office:string-value="Snack platter" calcext:value-type="string">
            <text:p>Snack platter</text:p>
          </table:table-cell>
          <table:table-cell table:style-name="ce21" table:formula="of:=[.B152]" office:value-type="string" office:string-value="veggies" calcext:value-type="string">
            <text:p>veggies</text:p>
          </table:table-cell>
          <table:table-cell table:style-name="ce22" table:formula="of:=[.D152]" office:value-type="float" office:value="0" calcext:value-type="float">
            <text:p>0</text:p>
          </table:table-cell>
          <table:table-cell table:formula="of:=IF([.E152]=0;[.J151];[.E152])" office:value-type="float" office:value="3" calcext:value-type="float">
            <text:p>3</text:p>
          </table:table-cell>
          <table:table-cell table:formula="of:=IF([.F152]=0;&quot;&quot;;[.J152])" office:value-type="float" office:value="3" calcext:value-type="float">
            <text:p>3</text:p>
          </table:table-cell>
          <table:table-cell table:style-name="ce21" table:formula="of:=IF([.K152]=&quot;&quot;;&quot;&quot;;[.C152]/[.K15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3]" office:value-type="float" office:value="0" calcext:value-type="float">
            <text:p>0</text:p>
          </table:table-cell>
          <table:table-cell table:formula="of:=[Recipes.B153]" office:value-type="string" office:string-value="fruit" calcext:value-type="string">
            <text:p>fruit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IF([Recipes.E153]=&quot;&quot;;[.E152];[Recipes.E153])" office:value-type="float" office:value="3" calcext:value-type="float">
            <text:p>3</text:p>
          </table:table-cell>
          <table:table-cell table:style-name="ce20" table:formula="of:=IF([.B153]=0;[.A153];[.F152])" office:value-type="string" office:string-value="Snack platter" calcext:value-type="string">
            <text:p>Snack platter</text:p>
          </table:table-cell>
          <table:table-cell table:style-name="ce21" table:formula="of:=IF([.B153]=0;&quot;&quot;;[.F153])" office:value-type="string" office:string-value="Snack platter" calcext:value-type="string">
            <text:p>Snack platter</text:p>
          </table:table-cell>
          <table:table-cell table:style-name="ce21" table:formula="of:=[.B153]" office:value-type="string" office:string-value="fruit" calcext:value-type="string">
            <text:p>fruit</text:p>
          </table:table-cell>
          <table:table-cell table:style-name="ce22" table:formula="of:=[.D153]" office:value-type="float" office:value="0" calcext:value-type="float">
            <text:p>0</text:p>
          </table:table-cell>
          <table:table-cell table:formula="of:=IF([.E153]=0;[.J152];[.E153])" office:value-type="float" office:value="3" calcext:value-type="float">
            <text:p>3</text:p>
          </table:table-cell>
          <table:table-cell table:formula="of:=IF([.F153]=0;&quot;&quot;;[.J153])" office:value-type="float" office:value="3" calcext:value-type="float">
            <text:p>3</text:p>
          </table:table-cell>
          <table:table-cell table:style-name="ce21" table:formula="of:=IF([.K153]=&quot;&quot;;&quot;&quot;;[.C153]/[.K15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4]" office:value-type="float" office:value="0" calcext:value-type="float">
            <text:p>0</text:p>
          </table:table-cell>
          <table:table-cell table:formula="of:=[Recipes.B154]" office:value-type="string" office:string-value="cookies" calcext:value-type="string">
            <text:p>cookies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IF([Recipes.E154]=&quot;&quot;;[.E153];[Recipes.E154])" office:value-type="float" office:value="3" calcext:value-type="float">
            <text:p>3</text:p>
          </table:table-cell>
          <table:table-cell table:style-name="ce20" table:formula="of:=IF([.B154]=0;[.A154];[.F153])" office:value-type="string" office:string-value="Snack platter" calcext:value-type="string">
            <text:p>Snack platter</text:p>
          </table:table-cell>
          <table:table-cell table:style-name="ce21" table:formula="of:=IF([.B154]=0;&quot;&quot;;[.F154])" office:value-type="string" office:string-value="Snack platter" calcext:value-type="string">
            <text:p>Snack platter</text:p>
          </table:table-cell>
          <table:table-cell table:style-name="ce21" table:formula="of:=[.B154]" office:value-type="string" office:string-value="cookies" calcext:value-type="string">
            <text:p>cookies</text:p>
          </table:table-cell>
          <table:table-cell table:style-name="ce22" table:formula="of:=[.D154]" office:value-type="float" office:value="0" calcext:value-type="float">
            <text:p>0</text:p>
          </table:table-cell>
          <table:table-cell table:formula="of:=IF([.E154]=0;[.J153];[.E154])" office:value-type="float" office:value="3" calcext:value-type="float">
            <text:p>3</text:p>
          </table:table-cell>
          <table:table-cell table:formula="of:=IF([.F154]=0;&quot;&quot;;[.J154])" office:value-type="float" office:value="3" calcext:value-type="float">
            <text:p>3</text:p>
          </table:table-cell>
          <table:table-cell table:style-name="ce21" table:formula="of:=IF([.K154]=&quot;&quot;;&quot;&quot;;[.C154]/[.K15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string" office:string-value="crisp" calcext:value-type="string">
            <text:p>crisp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IF([Recipes.E155]=&quot;&quot;;[.E154];[Recipes.E155])" office:value-type="float" office:value="3" calcext:value-type="float">
            <text:p>3</text:p>
          </table:table-cell>
          <table:table-cell table:style-name="ce20" table:formula="of:=IF([.B155]=0;[.A155];[.F154])" office:value-type="string" office:string-value="Snack platter" calcext:value-type="string">
            <text:p>Snack platter</text:p>
          </table:table-cell>
          <table:table-cell table:style-name="ce21" table:formula="of:=IF([.B155]=0;&quot;&quot;;[.F155])" office:value-type="string" office:string-value="Snack platter" calcext:value-type="string">
            <text:p>Snack platter</text:p>
          </table:table-cell>
          <table:table-cell table:style-name="ce21" table:formula="of:=[.B155]" office:value-type="string" office:string-value="crisp" calcext:value-type="string">
            <text:p>crisp</text:p>
          </table:table-cell>
          <table:table-cell table:style-name="ce22" table:formula="of:=[.D155]" office:value-type="float" office:value="0" calcext:value-type="float">
            <text:p>0</text:p>
          </table:table-cell>
          <table:table-cell table:formula="of:=IF([.E155]=0;[.J154];[.E155])" office:value-type="float" office:value="3" calcext:value-type="float">
            <text:p>3</text:p>
          </table:table-cell>
          <table:table-cell table:formula="of:=IF([.F155]=0;&quot;&quot;;[.J155])" office:value-type="float" office:value="3" calcext:value-type="float">
            <text:p>3</text:p>
          </table:table-cell>
          <table:table-cell table:style-name="ce21" table:formula="of:=IF([.K155]=&quot;&quot;;&quot;&quot;;[.C155]/[.K15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6]" office:value-type="float" office:value="0" calcext:value-type="float">
            <text:p>0</text:p>
          </table:table-cell>
          <table:table-cell table:formula="of:=[Recipes.B156]" office:value-type="string" office:string-value="brezeln" calcext:value-type="string">
            <text:p>brezeln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IF([Recipes.E156]=&quot;&quot;;[.E155];[Recipes.E156])" office:value-type="float" office:value="3" calcext:value-type="float">
            <text:p>3</text:p>
          </table:table-cell>
          <table:table-cell table:style-name="ce20" table:formula="of:=IF([.B156]=0;[.A156];[.F155])" office:value-type="string" office:string-value="Snack platter" calcext:value-type="string">
            <text:p>Snack platter</text:p>
          </table:table-cell>
          <table:table-cell table:style-name="ce21" table:formula="of:=IF([.B156]=0;&quot;&quot;;[.F156])" office:value-type="string" office:string-value="Snack platter" calcext:value-type="string">
            <text:p>Snack platter</text:p>
          </table:table-cell>
          <table:table-cell table:style-name="ce21" table:formula="of:=[.B156]" office:value-type="string" office:string-value="brezeln" calcext:value-type="string">
            <text:p>brezeln</text:p>
          </table:table-cell>
          <table:table-cell table:style-name="ce22" table:formula="of:=[.D156]" office:value-type="float" office:value="0" calcext:value-type="float">
            <text:p>0</text:p>
          </table:table-cell>
          <table:table-cell table:formula="of:=IF([.E156]=0;[.J155];[.E156])" office:value-type="float" office:value="3" calcext:value-type="float">
            <text:p>3</text:p>
          </table:table-cell>
          <table:table-cell table:formula="of:=IF([.F156]=0;&quot;&quot;;[.J156])" office:value-type="float" office:value="3" calcext:value-type="float">
            <text:p>3</text:p>
          </table:table-cell>
          <table:table-cell table:style-name="ce21" table:formula="of:=IF([.K156]=&quot;&quot;;&quot;&quot;;[.C156]/[.K156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string" office:string-value="salz stangen" calcext:value-type="string">
            <text:p>salz stangen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IF([Recipes.E157]=&quot;&quot;;[.E156];[Recipes.E157])" office:value-type="float" office:value="3" calcext:value-type="float">
            <text:p>3</text:p>
          </table:table-cell>
          <table:table-cell table:style-name="ce20" table:formula="of:=IF([.B157]=0;[.A157];[.F156])" office:value-type="string" office:string-value="Snack platter" calcext:value-type="string">
            <text:p>Snack platter</text:p>
          </table:table-cell>
          <table:table-cell table:style-name="ce21" table:formula="of:=IF([.B157]=0;&quot;&quot;;[.F157])" office:value-type="string" office:string-value="Snack platter" calcext:value-type="string">
            <text:p>Snack platter</text:p>
          </table:table-cell>
          <table:table-cell table:style-name="ce21" table:formula="of:=[.B157]" office:value-type="string" office:string-value="salz stangen" calcext:value-type="string">
            <text:p>salz stangen</text:p>
          </table:table-cell>
          <table:table-cell table:style-name="ce22" table:formula="of:=[.D157]" office:value-type="float" office:value="0" calcext:value-type="float">
            <text:p>0</text:p>
          </table:table-cell>
          <table:table-cell table:formula="of:=IF([.E157]=0;[.J156];[.E157])" office:value-type="float" office:value="3" calcext:value-type="float">
            <text:p>3</text:p>
          </table:table-cell>
          <table:table-cell table:formula="of:=IF([.F157]=0;&quot;&quot;;[.J157])" office:value-type="float" office:value="3" calcext:value-type="float">
            <text:p>3</text:p>
          </table:table-cell>
          <table:table-cell table:style-name="ce21" table:formula="of:=IF([.K157]=&quot;&quot;;&quot;&quot;;[.C157]/[.K157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string" office:string-value="frischekäse" calcext:value-type="string">
            <text:p>frischekäse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IF([Recipes.E158]=&quot;&quot;;[.E157];[Recipes.E158])" office:value-type="float" office:value="3" calcext:value-type="float">
            <text:p>3</text:p>
          </table:table-cell>
          <table:table-cell table:style-name="ce20" table:formula="of:=IF([.B158]=0;[.A158];[.F157])" office:value-type="string" office:string-value="Snack platter" calcext:value-type="string">
            <text:p>Snack platter</text:p>
          </table:table-cell>
          <table:table-cell table:style-name="ce21" table:formula="of:=IF([.B158]=0;&quot;&quot;;[.F158])" office:value-type="string" office:string-value="Snack platter" calcext:value-type="string">
            <text:p>Snack platter</text:p>
          </table:table-cell>
          <table:table-cell table:style-name="ce21" table:formula="of:=[.B158]" office:value-type="string" office:string-value="frischekäse" calcext:value-type="string">
            <text:p>frischekäse</text:p>
          </table:table-cell>
          <table:table-cell table:style-name="ce22" table:formula="of:=[.D158]" office:value-type="float" office:value="0" calcext:value-type="float">
            <text:p>0</text:p>
          </table:table-cell>
          <table:table-cell table:formula="of:=IF([.E158]=0;[.J157];[.E158])" office:value-type="float" office:value="3" calcext:value-type="float">
            <text:p>3</text:p>
          </table:table-cell>
          <table:table-cell table:formula="of:=IF([.F158]=0;&quot;&quot;;[.J158])" office:value-type="float" office:value="3" calcext:value-type="float">
            <text:p>3</text:p>
          </table:table-cell>
          <table:table-cell table:style-name="ce21" table:formula="of:=IF([.K158]=&quot;&quot;;&quot;&quot;;[.C158]/[.K158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IF([Recipes.E159]=&quot;&quot;;[.E158];[Recipes.E159])" office:value-type="float" office:value="3" calcext:value-type="float">
            <text:p>3</text:p>
          </table:table-cell>
          <table:table-cell table:style-name="ce20" table:formula="of:=IF([.B159]=0;[.A159];[.F158])" office:value-type="float" office:value="0" calcext:value-type="float">
            <text:p>0</text:p>
          </table:table-cell>
          <table:table-cell table:style-name="ce21" table:formula="of:=IF([.B159]=0;&quot;&quot;;[.F159])">
            <text:p/>
          </table:table-cell>
          <table:table-cell table:style-name="ce21" table:formula="of:=[.B159]" office:value-type="float" office:value="0" calcext:value-type="float">
            <text:p>0</text:p>
          </table:table-cell>
          <table:table-cell table:style-name="ce22" table:formula="of:=[.D159]" office:value-type="float" office:value="0" calcext:value-type="float">
            <text:p>0</text:p>
          </table:table-cell>
          <table:table-cell table:formula="of:=IF([.E159]=0;[.J158];[.E159])" office:value-type="float" office:value="3" calcext:value-type="float">
            <text:p>3</text:p>
          </table:table-cell>
          <table:table-cell table:formula="of:=IF([.F159]=0;&quot;&quot;;[.J159])">
            <text:p/>
          </table:table-cell>
          <table:table-cell table:style-name="ce21" table:formula="of:=IF([.K159]=&quot;&quot;;&quot;&quot;;[.C159]/[.K159])">
            <text:p/>
          </table:table-cell>
          <table:table-cell table:number-columns-repeated="1010"/>
        </table:table-row>
        <table:table-row table:style-name="ro1">
          <table:table-cell table:formula="of:=[Recipes.A160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IF([Recipes.E160]=&quot;&quot;;[.E159];[Recipes.E160])" office:value-type="float" office:value="3" calcext:value-type="float">
            <text:p>3</text:p>
          </table:table-cell>
          <table:table-cell table:style-name="ce20" table:formula="of:=IF([.B160]=0;[.A160];[.F159])" office:value-type="string" office:string-value="XXX Constraint: Dishes should not be listed twice." calcext:value-type="string">
            <text:p>XXX Constraint: Dishes should not be listed twice.</text:p>
          </table:table-cell>
          <table:table-cell table:style-name="ce21" table:formula="of:=IF([.B160]=0;&quot;&quot;;[.F160])">
            <text:p/>
          </table:table-cell>
          <table:table-cell table:style-name="ce21" table:formula="of:=[.B160]" office:value-type="float" office:value="0" calcext:value-type="float">
            <text:p>0</text:p>
          </table:table-cell>
          <table:table-cell table:style-name="ce22" table:formula="of:=[.D160]" office:value-type="float" office:value="0" calcext:value-type="float">
            <text:p>0</text:p>
          </table:table-cell>
          <table:table-cell table:formula="of:=IF([.E160]=0;[.J159];[.E160])" office:value-type="float" office:value="3" calcext:value-type="float">
            <text:p>3</text:p>
          </table:table-cell>
          <table:table-cell table:formula="of:=IF([.F160]=0;&quot;&quot;;[.J160])" office:value-type="float" office:value="3" calcext:value-type="float">
            <text:p>3</text:p>
          </table:table-cell>
          <table:table-cell table:style-name="ce21" table:formula="of:=IF([.K160]=&quot;&quot;;&quot;&quot;;[.C160]/[.K160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IF([Recipes.E161]=&quot;&quot;;[.E160];[Recipes.E161])" office:value-type="float" office:value="3" calcext:value-type="float">
            <text:p>3</text:p>
          </table:table-cell>
          <table:table-cell table:style-name="ce20" table:formula="of:=IF([.B161]=0;[.A161];[.F160])" office:value-type="float" office:value="0" calcext:value-type="float">
            <text:p>0</text:p>
          </table:table-cell>
          <table:table-cell table:style-name="ce21" table:formula="of:=IF([.B161]=0;&quot;&quot;;[.F161])">
            <text:p/>
          </table:table-cell>
          <table:table-cell table:style-name="ce21" table:formula="of:=[.B161]" office:value-type="float" office:value="0" calcext:value-type="float">
            <text:p>0</text:p>
          </table:table-cell>
          <table:table-cell table:style-name="ce22" table:formula="of:=[.D161]" office:value-type="float" office:value="0" calcext:value-type="float">
            <text:p>0</text:p>
          </table:table-cell>
          <table:table-cell table:formula="of:=IF([.E161]=0;[.J160];[.E161])" office:value-type="float" office:value="3" calcext:value-type="float">
            <text:p>3</text:p>
          </table:table-cell>
          <table:table-cell table:formula="of:=IF([.F161]=0;&quot;&quot;;[.J161])">
            <text:p/>
          </table:table-cell>
          <table:table-cell table:style-name="ce21" table:formula="of:=IF([.K161]=&quot;&quot;;&quot;&quot;;[.C161]/[.K161])">
            <text:p/>
          </table:table-cell>
          <table:table-cell table:number-columns-repeated="1010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IF([Recipes.E162]=&quot;&quot;;[.E161];[Recipes.E162])" office:value-type="float" office:value="3" calcext:value-type="float">
            <text:p>3</text:p>
          </table:table-cell>
          <table:table-cell table:style-name="ce20" table:formula="of:=IF([.B162]=0;[.A162];[.F161])" office:value-type="float" office:value="0" calcext:value-type="float">
            <text:p>0</text:p>
          </table:table-cell>
          <table:table-cell table:style-name="ce21" table:formula="of:=IF([.B162]=0;&quot;&quot;;[.F162])">
            <text:p/>
          </table:table-cell>
          <table:table-cell table:style-name="ce21" table:formula="of:=[.B162]" office:value-type="float" office:value="0" calcext:value-type="float">
            <text:p>0</text:p>
          </table:table-cell>
          <table:table-cell table:style-name="ce22" table:formula="of:=[.D162]" office:value-type="float" office:value="0" calcext:value-type="float">
            <text:p>0</text:p>
          </table:table-cell>
          <table:table-cell table:formula="of:=IF([.E162]=0;[.J161];[.E162])" office:value-type="float" office:value="3" calcext:value-type="float">
            <text:p>3</text:p>
          </table:table-cell>
          <table:table-cell table:formula="of:=IF([.F162]=0;&quot;&quot;;[.J162])">
            <text:p/>
          </table:table-cell>
          <table:table-cell table:style-name="ce21" table:formula="of:=IF([.K162]=&quot;&quot;;&quot;&quot;;[.C162]/[.K162])">
            <text:p/>
          </table:table-cell>
          <table:table-cell table:number-columns-repeated="1010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IF([Recipes.E163]=&quot;&quot;;[.E162];[Recipes.E163])" office:value-type="float" office:value="3" calcext:value-type="float">
            <text:p>3</text:p>
          </table:table-cell>
          <table:table-cell table:style-name="ce20" table:formula="of:=IF([.B163]=0;[.A163];[.F162])" office:value-type="float" office:value="0" calcext:value-type="float">
            <text:p>0</text:p>
          </table:table-cell>
          <table:table-cell table:style-name="ce21" table:formula="of:=IF([.B163]=0;&quot;&quot;;[.F163])">
            <text:p/>
          </table:table-cell>
          <table:table-cell table:style-name="ce21" table:formula="of:=[.B163]" office:value-type="float" office:value="0" calcext:value-type="float">
            <text:p>0</text:p>
          </table:table-cell>
          <table:table-cell table:style-name="ce22" table:formula="of:=[.D163]" office:value-type="float" office:value="0" calcext:value-type="float">
            <text:p>0</text:p>
          </table:table-cell>
          <table:table-cell table:formula="of:=IF([.E163]=0;[.J162];[.E163])" office:value-type="float" office:value="3" calcext:value-type="float">
            <text:p>3</text:p>
          </table:table-cell>
          <table:table-cell table:formula="of:=IF([.F163]=0;&quot;&quot;;[.J163])">
            <text:p/>
          </table:table-cell>
          <table:table-cell table:style-name="ce21" table:formula="of:=IF([.K163]=&quot;&quot;;&quot;&quot;;[.C163]/[.K163])">
            <text:p/>
          </table:table-cell>
          <table:table-cell table:number-columns-repeated="1010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IF([Recipes.E164]=&quot;&quot;;[.E163];[Recipes.E164])" office:value-type="float" office:value="3" calcext:value-type="float">
            <text:p>3</text:p>
          </table:table-cell>
          <table:table-cell table:style-name="ce20" table:formula="of:=IF([.B164]=0;[.A164];[.F163])" office:value-type="float" office:value="0" calcext:value-type="float">
            <text:p>0</text:p>
          </table:table-cell>
          <table:table-cell table:style-name="ce21" table:formula="of:=IF([.B164]=0;&quot;&quot;;[.F164])">
            <text:p/>
          </table:table-cell>
          <table:table-cell table:style-name="ce21" table:formula="of:=[.B164]" office:value-type="float" office:value="0" calcext:value-type="float">
            <text:p>0</text:p>
          </table:table-cell>
          <table:table-cell table:style-name="ce22" table:formula="of:=[.D164]" office:value-type="float" office:value="0" calcext:value-type="float">
            <text:p>0</text:p>
          </table:table-cell>
          <table:table-cell table:formula="of:=IF([.E164]=0;[.J163];[.E164])" office:value-type="float" office:value="3" calcext:value-type="float">
            <text:p>3</text:p>
          </table:table-cell>
          <table:table-cell table:formula="of:=IF([.F164]=0;&quot;&quot;;[.J164])">
            <text:p/>
          </table:table-cell>
          <table:table-cell table:style-name="ce21" table:formula="of:=IF([.K164]=&quot;&quot;;&quot;&quot;;[.C164]/[.K164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IF([Recipes.E165]=&quot;&quot;;[.E164];[Recipes.E165])" office:value-type="float" office:value="3" calcext:value-type="float">
            <text:p>3</text:p>
          </table:table-cell>
          <table:table-cell table:style-name="ce20" table:formula="of:=IF([.B165]=0;[.A165];[.F164])" office:value-type="float" office:value="0" calcext:value-type="float">
            <text:p>0</text:p>
          </table:table-cell>
          <table:table-cell table:style-name="ce21" table:formula="of:=IF([.B165]=0;&quot;&quot;;[.F165])">
            <text:p/>
          </table:table-cell>
          <table:table-cell table:style-name="ce21" table:formula="of:=[.B165]" office:value-type="float" office:value="0" calcext:value-type="float">
            <text:p>0</text:p>
          </table:table-cell>
          <table:table-cell table:style-name="ce22" table:formula="of:=[.D165]" office:value-type="float" office:value="0" calcext:value-type="float">
            <text:p>0</text:p>
          </table:table-cell>
          <table:table-cell table:formula="of:=IF([.E165]=0;[.J164];[.E165])" office:value-type="float" office:value="3" calcext:value-type="float">
            <text:p>3</text:p>
          </table:table-cell>
          <table:table-cell table:formula="of:=IF([.F165]=0;&quot;&quot;;[.J165])">
            <text:p/>
          </table:table-cell>
          <table:table-cell table:style-name="ce21" table:formula="of:=IF([.K165]=&quot;&quot;;&quot;&quot;;[.C165]/[.K165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IF([Recipes.E166]=&quot;&quot;;[.E165];[Recipes.E166])" office:value-type="float" office:value="3" calcext:value-type="float">
            <text:p>3</text:p>
          </table:table-cell>
          <table:table-cell table:style-name="ce20" table:formula="of:=IF([.B166]=0;[.A166];[.F165])" office:value-type="float" office:value="0" calcext:value-type="float">
            <text:p>0</text:p>
          </table:table-cell>
          <table:table-cell table:style-name="ce21" table:formula="of:=IF([.B166]=0;&quot;&quot;;[.F166])">
            <text:p/>
          </table:table-cell>
          <table:table-cell table:style-name="ce21" table:formula="of:=[.B166]" office:value-type="float" office:value="0" calcext:value-type="float">
            <text:p>0</text:p>
          </table:table-cell>
          <table:table-cell table:style-name="ce22" table:formula="of:=[.D166]" office:value-type="float" office:value="0" calcext:value-type="float">
            <text:p>0</text:p>
          </table:table-cell>
          <table:table-cell table:formula="of:=IF([.E166]=0;[.J165];[.E166])" office:value-type="float" office:value="3" calcext:value-type="float">
            <text:p>3</text:p>
          </table:table-cell>
          <table:table-cell table:formula="of:=IF([.F166]=0;&quot;&quot;;[.J166])">
            <text:p/>
          </table:table-cell>
          <table:table-cell table:style-name="ce21" table:formula="of:=IF([.K166]=&quot;&quot;;&quot;&quot;;[.C166]/[.K166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IF([Recipes.E167]=&quot;&quot;;[.E166];[Recipes.E167])" office:value-type="float" office:value="3" calcext:value-type="float">
            <text:p>3</text:p>
          </table:table-cell>
          <table:table-cell table:style-name="ce20" table:formula="of:=IF([.B167]=0;[.A167];[.F166])" office:value-type="float" office:value="0" calcext:value-type="float">
            <text:p>0</text:p>
          </table:table-cell>
          <table:table-cell table:style-name="ce21" table:formula="of:=IF([.B167]=0;&quot;&quot;;[.F167])">
            <text:p/>
          </table:table-cell>
          <table:table-cell table:style-name="ce21" table:formula="of:=[.B167]" office:value-type="float" office:value="0" calcext:value-type="float">
            <text:p>0</text:p>
          </table:table-cell>
          <table:table-cell table:style-name="ce22" table:formula="of:=[.D167]" office:value-type="float" office:value="0" calcext:value-type="float">
            <text:p>0</text:p>
          </table:table-cell>
          <table:table-cell table:formula="of:=IF([.E167]=0;[.J166];[.E167])" office:value-type="float" office:value="3" calcext:value-type="float">
            <text:p>3</text:p>
          </table:table-cell>
          <table:table-cell table:formula="of:=IF([.F167]=0;&quot;&quot;;[.J167])">
            <text:p/>
          </table:table-cell>
          <table:table-cell table:style-name="ce21" table:formula="of:=IF([.K167]=&quot;&quot;;&quot;&quot;;[.C167]/[.K167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IF([Recipes.E168]=&quot;&quot;;[.E167];[Recipes.E168])" office:value-type="float" office:value="3" calcext:value-type="float">
            <text:p>3</text:p>
          </table:table-cell>
          <table:table-cell table:style-name="ce20" table:formula="of:=IF([.B168]=0;[.A168];[.F167])" office:value-type="float" office:value="0" calcext:value-type="float">
            <text:p>0</text:p>
          </table:table-cell>
          <table:table-cell table:style-name="ce21" table:formula="of:=IF([.B168]=0;&quot;&quot;;[.F168])">
            <text:p/>
          </table:table-cell>
          <table:table-cell table:style-name="ce21" table:formula="of:=[.B168]" office:value-type="float" office:value="0" calcext:value-type="float">
            <text:p>0</text:p>
          </table:table-cell>
          <table:table-cell table:style-name="ce22" table:formula="of:=[.D168]" office:value-type="float" office:value="0" calcext:value-type="float">
            <text:p>0</text:p>
          </table:table-cell>
          <table:table-cell table:formula="of:=IF([.E168]=0;[.J167];[.E168])" office:value-type="float" office:value="3" calcext:value-type="float">
            <text:p>3</text:p>
          </table:table-cell>
          <table:table-cell table:formula="of:=IF([.F168]=0;&quot;&quot;;[.J168])">
            <text:p/>
          </table:table-cell>
          <table:table-cell table:style-name="ce21" table:formula="of:=IF([.K168]=&quot;&quot;;&quot;&quot;;[.C168]/[.K168])">
            <text:p/>
          </table:table-cell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IF([Recipes.E169]=&quot;&quot;;[.E168];[Recipes.E169])" office:value-type="float" office:value="3" calcext:value-type="float">
            <text:p>3</text:p>
          </table:table-cell>
          <table:table-cell table:style-name="ce20" table:formula="of:=IF([.B169]=0;[.A169];[.F168])" office:value-type="float" office:value="0" calcext:value-type="float">
            <text:p>0</text:p>
          </table:table-cell>
          <table:table-cell table:style-name="ce21" table:formula="of:=IF([.B169]=0;&quot;&quot;;[.F169])">
            <text:p/>
          </table:table-cell>
          <table:table-cell table:style-name="ce21" table:formula="of:=[.B169]" office:value-type="float" office:value="0" calcext:value-type="float">
            <text:p>0</text:p>
          </table:table-cell>
          <table:table-cell table:style-name="ce22" table:formula="of:=[.D169]" office:value-type="float" office:value="0" calcext:value-type="float">
            <text:p>0</text:p>
          </table:table-cell>
          <table:table-cell table:formula="of:=IF([.E169]=0;[.J168];[.E169])" office:value-type="float" office:value="3" calcext:value-type="float">
            <text:p>3</text:p>
          </table:table-cell>
          <table:table-cell table:formula="of:=IF([.F169]=0;&quot;&quot;;[.J169])">
            <text:p/>
          </table:table-cell>
          <table:table-cell table:style-name="ce21" table:formula="of:=IF([.K169]=&quot;&quot;;&quot;&quot;;[.C169]/[.K169])">
            <text:p/>
          </table:table-cell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IF([Recipes.E170]=&quot;&quot;;[.E169];[Recipes.E170])" office:value-type="float" office:value="3" calcext:value-type="float">
            <text:p>3</text:p>
          </table:table-cell>
          <table:table-cell table:style-name="ce20" table:formula="of:=IF([.B170]=0;[.A170];[.F169])" office:value-type="float" office:value="0" calcext:value-type="float">
            <text:p>0</text:p>
          </table:table-cell>
          <table:table-cell table:style-name="ce21" table:formula="of:=IF([.B170]=0;&quot;&quot;;[.F170])">
            <text:p/>
          </table:table-cell>
          <table:table-cell table:style-name="ce21" table:formula="of:=[.B170]" office:value-type="float" office:value="0" calcext:value-type="float">
            <text:p>0</text:p>
          </table:table-cell>
          <table:table-cell table:style-name="ce22" table:formula="of:=[.D170]" office:value-type="float" office:value="0" calcext:value-type="float">
            <text:p>0</text:p>
          </table:table-cell>
          <table:table-cell table:formula="of:=IF([.E170]=0;[.J169];[.E170])" office:value-type="float" office:value="3" calcext:value-type="float">
            <text:p>3</text:p>
          </table:table-cell>
          <table:table-cell table:formula="of:=IF([.F170]=0;&quot;&quot;;[.J170])">
            <text:p/>
          </table:table-cell>
          <table:table-cell table:style-name="ce21" table:formula="of:=IF([.K170]=&quot;&quot;;&quot;&quot;;[.C170]/[.K170])">
            <text:p/>
          </table:table-cell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IF([Recipes.E171]=&quot;&quot;;[.E170];[Recipes.E171])" office:value-type="float" office:value="3" calcext:value-type="float">
            <text:p>3</text:p>
          </table:table-cell>
          <table:table-cell table:style-name="ce20" table:formula="of:=IF([.B171]=0;[.A171];[.F170])" office:value-type="float" office:value="0" calcext:value-type="float">
            <text:p>0</text:p>
          </table:table-cell>
          <table:table-cell table:style-name="ce21" table:formula="of:=IF([.B171]=0;&quot;&quot;;[.F171])">
            <text:p/>
          </table:table-cell>
          <table:table-cell table:style-name="ce21" table:formula="of:=[.B171]" office:value-type="float" office:value="0" calcext:value-type="float">
            <text:p>0</text:p>
          </table:table-cell>
          <table:table-cell table:style-name="ce22" table:formula="of:=[.D171]" office:value-type="float" office:value="0" calcext:value-type="float">
            <text:p>0</text:p>
          </table:table-cell>
          <table:table-cell table:formula="of:=IF([.E171]=0;[.J170];[.E171])" office:value-type="float" office:value="3" calcext:value-type="float">
            <text:p>3</text:p>
          </table:table-cell>
          <table:table-cell table:formula="of:=IF([.F171]=0;&quot;&quot;;[.J171])">
            <text:p/>
          </table:table-cell>
          <table:table-cell table:style-name="ce21" table:formula="of:=IF([.K171]=&quot;&quot;;&quot;&quot;;[.C171]/[.K171])">
            <text:p/>
          </table:table-cell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IF([Recipes.E172]=&quot;&quot;;[.E171];[Recipes.E172])" office:value-type="float" office:value="3" calcext:value-type="float">
            <text:p>3</text:p>
          </table:table-cell>
          <table:table-cell table:style-name="ce20" table:formula="of:=IF([.B172]=0;[.A172];[.F171])" office:value-type="float" office:value="0" calcext:value-type="float">
            <text:p>0</text:p>
          </table:table-cell>
          <table:table-cell table:style-name="ce21" table:formula="of:=IF([.B172]=0;&quot;&quot;;[.F172])">
            <text:p/>
          </table:table-cell>
          <table:table-cell table:style-name="ce21" table:formula="of:=[.B172]" office:value-type="float" office:value="0" calcext:value-type="float">
            <text:p>0</text:p>
          </table:table-cell>
          <table:table-cell table:style-name="ce22" table:formula="of:=[.D172]" office:value-type="float" office:value="0" calcext:value-type="float">
            <text:p>0</text:p>
          </table:table-cell>
          <table:table-cell table:formula="of:=IF([.E172]=0;[.J171];[.E172])" office:value-type="float" office:value="3" calcext:value-type="float">
            <text:p>3</text:p>
          </table:table-cell>
          <table:table-cell table:formula="of:=IF([.F172]=0;&quot;&quot;;[.J172])">
            <text:p/>
          </table:table-cell>
          <table:table-cell table:style-name="ce21" table:formula="of:=IF([.K172]=&quot;&quot;;&quot;&quot;;[.C172]/[.K172])">
            <text:p/>
          </table:table-cell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IF([Recipes.E173]=&quot;&quot;;[.E172];[Recipes.E173])" office:value-type="float" office:value="3" calcext:value-type="float">
            <text:p>3</text:p>
          </table:table-cell>
          <table:table-cell table:style-name="ce20" table:formula="of:=IF([.B173]=0;[.A173];[.F172])" office:value-type="float" office:value="0" calcext:value-type="float">
            <text:p>0</text:p>
          </table:table-cell>
          <table:table-cell table:style-name="ce21" table:formula="of:=IF([.B173]=0;&quot;&quot;;[.F173])">
            <text:p/>
          </table:table-cell>
          <table:table-cell table:style-name="ce21" table:formula="of:=[.B173]" office:value-type="float" office:value="0" calcext:value-type="float">
            <text:p>0</text:p>
          </table:table-cell>
          <table:table-cell table:style-name="ce22" table:formula="of:=[.D173]" office:value-type="float" office:value="0" calcext:value-type="float">
            <text:p>0</text:p>
          </table:table-cell>
          <table:table-cell table:formula="of:=IF([.E173]=0;[.J172];[.E173])" office:value-type="float" office:value="3" calcext:value-type="float">
            <text:p>3</text:p>
          </table:table-cell>
          <table:table-cell table:formula="of:=IF([.F173]=0;&quot;&quot;;[.J173])">
            <text:p/>
          </table:table-cell>
          <table:table-cell table:style-name="ce21" table:formula="of:=IF([.K173]=&quot;&quot;;&quot;&quot;;[.C173]/[.K173])">
            <text:p/>
          </table:table-cell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IF([Recipes.E174]=&quot;&quot;;[.E173];[Recipes.E174])" office:value-type="float" office:value="3" calcext:value-type="float">
            <text:p>3</text:p>
          </table:table-cell>
          <table:table-cell table:style-name="ce20" table:formula="of:=IF([.B174]=0;[.A174];[.F173])" office:value-type="float" office:value="0" calcext:value-type="float">
            <text:p>0</text:p>
          </table:table-cell>
          <table:table-cell table:style-name="ce21" table:formula="of:=IF([.B174]=0;&quot;&quot;;[.F174])">
            <text:p/>
          </table:table-cell>
          <table:table-cell table:style-name="ce21" table:formula="of:=[.B174]" office:value-type="float" office:value="0" calcext:value-type="float">
            <text:p>0</text:p>
          </table:table-cell>
          <table:table-cell table:style-name="ce22" table:formula="of:=[.D174]" office:value-type="float" office:value="0" calcext:value-type="float">
            <text:p>0</text:p>
          </table:table-cell>
          <table:table-cell table:formula="of:=IF([.E174]=0;[.J173];[.E174])" office:value-type="float" office:value="3" calcext:value-type="float">
            <text:p>3</text:p>
          </table:table-cell>
          <table:table-cell table:formula="of:=IF([.F174]=0;&quot;&quot;;[.J174])">
            <text:p/>
          </table:table-cell>
          <table:table-cell table:style-name="ce21" table:formula="of:=IF([.K174]=&quot;&quot;;&quot;&quot;;[.C174]/[.K174])">
            <text:p/>
          </table:table-cell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IF([Recipes.E175]=&quot;&quot;;[.E174];[Recipes.E175])" office:value-type="float" office:value="3" calcext:value-type="float">
            <text:p>3</text:p>
          </table:table-cell>
          <table:table-cell table:style-name="ce20" table:formula="of:=IF([.B175]=0;[.A175];[.F174])" office:value-type="float" office:value="0" calcext:value-type="float">
            <text:p>0</text:p>
          </table:table-cell>
          <table:table-cell table:style-name="ce21" table:formula="of:=IF([.B175]=0;&quot;&quot;;[.F175])">
            <text:p/>
          </table:table-cell>
          <table:table-cell table:style-name="ce21" table:formula="of:=[.B175]" office:value-type="float" office:value="0" calcext:value-type="float">
            <text:p>0</text:p>
          </table:table-cell>
          <table:table-cell table:style-name="ce22" table:formula="of:=[.D175]" office:value-type="float" office:value="0" calcext:value-type="float">
            <text:p>0</text:p>
          </table:table-cell>
          <table:table-cell table:formula="of:=IF([.E175]=0;[.J174];[.E175])" office:value-type="float" office:value="3" calcext:value-type="float">
            <text:p>3</text:p>
          </table:table-cell>
          <table:table-cell table:formula="of:=IF([.F175]=0;&quot;&quot;;[.J175])">
            <text:p/>
          </table:table-cell>
          <table:table-cell table:style-name="ce21" table:formula="of:=IF([.K175]=&quot;&quot;;&quot;&quot;;[.C175]/[.K175])">
            <text:p/>
          </table:table-cell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IF([Recipes.E176]=&quot;&quot;;[.E175];[Recipes.E176])" office:value-type="float" office:value="3" calcext:value-type="float">
            <text:p>3</text:p>
          </table:table-cell>
          <table:table-cell table:style-name="ce20" table:formula="of:=IF([.B176]=0;[.A176];[.F175])" office:value-type="float" office:value="0" calcext:value-type="float">
            <text:p>0</text:p>
          </table:table-cell>
          <table:table-cell table:style-name="ce21" table:formula="of:=IF([.B176]=0;&quot;&quot;;[.F176])">
            <text:p/>
          </table:table-cell>
          <table:table-cell table:style-name="ce21" table:formula="of:=[.B176]" office:value-type="float" office:value="0" calcext:value-type="float">
            <text:p>0</text:p>
          </table:table-cell>
          <table:table-cell table:style-name="ce22" table:formula="of:=[.D176]" office:value-type="float" office:value="0" calcext:value-type="float">
            <text:p>0</text:p>
          </table:table-cell>
          <table:table-cell table:formula="of:=IF([.E176]=0;[.J175];[.E176])" office:value-type="float" office:value="3" calcext:value-type="float">
            <text:p>3</text:p>
          </table:table-cell>
          <table:table-cell table:formula="of:=IF([.F176]=0;&quot;&quot;;[.J176])">
            <text:p/>
          </table:table-cell>
          <table:table-cell table:style-name="ce21" table:formula="of:=IF([.K176]=&quot;&quot;;&quot;&quot;;[.C176]/[.K176])">
            <text:p/>
          </table:table-cell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IF([Recipes.E177]=&quot;&quot;;[.E176];[Recipes.E177])" office:value-type="float" office:value="3" calcext:value-type="float">
            <text:p>3</text:p>
          </table:table-cell>
          <table:table-cell table:style-name="ce20" table:formula="of:=IF([.B177]=0;[.A177];[.F176])" office:value-type="float" office:value="0" calcext:value-type="float">
            <text:p>0</text:p>
          </table:table-cell>
          <table:table-cell table:style-name="ce21" table:formula="of:=IF([.B177]=0;&quot;&quot;;[.F177])">
            <text:p/>
          </table:table-cell>
          <table:table-cell table:style-name="ce21" table:formula="of:=[.B177]" office:value-type="float" office:value="0" calcext:value-type="float">
            <text:p>0</text:p>
          </table:table-cell>
          <table:table-cell table:style-name="ce22" table:formula="of:=[.D177]" office:value-type="float" office:value="0" calcext:value-type="float">
            <text:p>0</text:p>
          </table:table-cell>
          <table:table-cell table:formula="of:=IF([.E177]=0;[.J176];[.E177])" office:value-type="float" office:value="3" calcext:value-type="float">
            <text:p>3</text:p>
          </table:table-cell>
          <table:table-cell table:formula="of:=IF([.F177]=0;&quot;&quot;;[.J177])">
            <text:p/>
          </table:table-cell>
          <table:table-cell table:style-name="ce21" table:formula="of:=IF([.K177]=&quot;&quot;;&quot;&quot;;[.C177]/[.K177])">
            <text:p/>
          </table:table-cell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IF([Recipes.E178]=&quot;&quot;;[.E177];[Recipes.E178])" office:value-type="float" office:value="3" calcext:value-type="float">
            <text:p>3</text:p>
          </table:table-cell>
          <table:table-cell table:style-name="ce20" table:formula="of:=IF([.B178]=0;[.A178];[.F177])" office:value-type="float" office:value="0" calcext:value-type="float">
            <text:p>0</text:p>
          </table:table-cell>
          <table:table-cell table:style-name="ce21" table:formula="of:=IF([.B178]=0;&quot;&quot;;[.F178])">
            <text:p/>
          </table:table-cell>
          <table:table-cell table:style-name="ce21" table:formula="of:=[.B178]" office:value-type="float" office:value="0" calcext:value-type="float">
            <text:p>0</text:p>
          </table:table-cell>
          <table:table-cell table:style-name="ce22" table:formula="of:=[.D178]" office:value-type="float" office:value="0" calcext:value-type="float">
            <text:p>0</text:p>
          </table:table-cell>
          <table:table-cell table:formula="of:=IF([.E178]=0;[.J177];[.E178])" office:value-type="float" office:value="3" calcext:value-type="float">
            <text:p>3</text:p>
          </table:table-cell>
          <table:table-cell table:formula="of:=IF([.F178]=0;&quot;&quot;;[.J178])">
            <text:p/>
          </table:table-cell>
          <table:table-cell table:style-name="ce21" table:formula="of:=IF([.K178]=&quot;&quot;;&quot;&quot;;[.C178]/[.K178])">
            <text:p/>
          </table:table-cell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IF([Recipes.E179]=&quot;&quot;;[.E178];[Recipes.E179])" office:value-type="float" office:value="3" calcext:value-type="float">
            <text:p>3</text:p>
          </table:table-cell>
          <table:table-cell table:style-name="ce20" table:formula="of:=IF([.B179]=0;[.A179];[.F178])" office:value-type="float" office:value="0" calcext:value-type="float">
            <text:p>0</text:p>
          </table:table-cell>
          <table:table-cell table:style-name="ce21" table:formula="of:=IF([.B179]=0;&quot;&quot;;[.F179])">
            <text:p/>
          </table:table-cell>
          <table:table-cell table:style-name="ce21" table:formula="of:=[.B179]" office:value-type="float" office:value="0" calcext:value-type="float">
            <text:p>0</text:p>
          </table:table-cell>
          <table:table-cell table:style-name="ce22" table:formula="of:=[.D179]" office:value-type="float" office:value="0" calcext:value-type="float">
            <text:p>0</text:p>
          </table:table-cell>
          <table:table-cell table:formula="of:=IF([.E179]=0;[.J178];[.E179])" office:value-type="float" office:value="3" calcext:value-type="float">
            <text:p>3</text:p>
          </table:table-cell>
          <table:table-cell table:formula="of:=IF([.F179]=0;&quot;&quot;;[.J179])">
            <text:p/>
          </table:table-cell>
          <table:table-cell table:style-name="ce21" table:formula="of:=IF([.K179]=&quot;&quot;;&quot;&quot;;[.C179]/[.K179])">
            <text:p/>
          </table:table-cell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IF([Recipes.E180]=&quot;&quot;;[.E179];[Recipes.E180])" office:value-type="float" office:value="3" calcext:value-type="float">
            <text:p>3</text:p>
          </table:table-cell>
          <table:table-cell table:style-name="ce20" table:formula="of:=IF([.B180]=0;[.A180];[.F179])" office:value-type="float" office:value="0" calcext:value-type="float">
            <text:p>0</text:p>
          </table:table-cell>
          <table:table-cell table:style-name="ce21" table:formula="of:=IF([.B180]=0;&quot;&quot;;[.F180])">
            <text:p/>
          </table:table-cell>
          <table:table-cell table:style-name="ce21" table:formula="of:=[.B180]" office:value-type="float" office:value="0" calcext:value-type="float">
            <text:p>0</text:p>
          </table:table-cell>
          <table:table-cell table:style-name="ce22" table:formula="of:=[.D180]" office:value-type="float" office:value="0" calcext:value-type="float">
            <text:p>0</text:p>
          </table:table-cell>
          <table:table-cell table:formula="of:=IF([.E180]=0;[.J179];[.E180])" office:value-type="float" office:value="3" calcext:value-type="float">
            <text:p>3</text:p>
          </table:table-cell>
          <table:table-cell table:formula="of:=IF([.F180]=0;&quot;&quot;;[.J180])">
            <text:p/>
          </table:table-cell>
          <table:table-cell table:style-name="ce21" table:formula="of:=IF([.K180]=&quot;&quot;;&quot;&quot;;[.C180]/[.K180])">
            <text:p/>
          </table:table-cell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IF([Recipes.E181]=&quot;&quot;;[.E180];[Recipes.E181])" office:value-type="float" office:value="3" calcext:value-type="float">
            <text:p>3</text:p>
          </table:table-cell>
          <table:table-cell table:style-name="ce20" table:formula="of:=IF([.B181]=0;[.A181];[.F180])" office:value-type="float" office:value="0" calcext:value-type="float">
            <text:p>0</text:p>
          </table:table-cell>
          <table:table-cell table:style-name="ce21" table:formula="of:=IF([.B181]=0;&quot;&quot;;[.F181])">
            <text:p/>
          </table:table-cell>
          <table:table-cell table:style-name="ce21" table:formula="of:=[.B181]" office:value-type="float" office:value="0" calcext:value-type="float">
            <text:p>0</text:p>
          </table:table-cell>
          <table:table-cell table:style-name="ce22" table:formula="of:=[.D181]" office:value-type="float" office:value="0" calcext:value-type="float">
            <text:p>0</text:p>
          </table:table-cell>
          <table:table-cell table:formula="of:=IF([.E181]=0;[.J180];[.E181])" office:value-type="float" office:value="3" calcext:value-type="float">
            <text:p>3</text:p>
          </table:table-cell>
          <table:table-cell table:formula="of:=IF([.F181]=0;&quot;&quot;;[.J181])">
            <text:p/>
          </table:table-cell>
          <table:table-cell table:style-name="ce21" table:formula="of:=IF([.K181]=&quot;&quot;;&quot;&quot;;[.C181]/[.K181])">
            <text:p/>
          </table:table-cell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IF([Recipes.E182]=&quot;&quot;;[.E181];[Recipes.E182])" office:value-type="float" office:value="3" calcext:value-type="float">
            <text:p>3</text:p>
          </table:table-cell>
          <table:table-cell table:style-name="ce20" table:formula="of:=IF([.B182]=0;[.A182];[.F181])" office:value-type="float" office:value="0" calcext:value-type="float">
            <text:p>0</text:p>
          </table:table-cell>
          <table:table-cell table:style-name="ce21" table:formula="of:=IF([.B182]=0;&quot;&quot;;[.F182])">
            <text:p/>
          </table:table-cell>
          <table:table-cell table:style-name="ce21" table:formula="of:=[.B182]" office:value-type="float" office:value="0" calcext:value-type="float">
            <text:p>0</text:p>
          </table:table-cell>
          <table:table-cell table:style-name="ce22" table:formula="of:=[.D182]" office:value-type="float" office:value="0" calcext:value-type="float">
            <text:p>0</text:p>
          </table:table-cell>
          <table:table-cell table:formula="of:=IF([.E182]=0;[.J181];[.E182])" office:value-type="float" office:value="3" calcext:value-type="float">
            <text:p>3</text:p>
          </table:table-cell>
          <table:table-cell table:formula="of:=IF([.F182]=0;&quot;&quot;;[.J182])">
            <text:p/>
          </table:table-cell>
          <table:table-cell table:style-name="ce21" table:formula="of:=IF([.K182]=&quot;&quot;;&quot;&quot;;[.C182]/[.K182])">
            <text:p/>
          </table:table-cell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IF([Recipes.E183]=&quot;&quot;;[.E182];[Recipes.E183])" office:value-type="float" office:value="3" calcext:value-type="float">
            <text:p>3</text:p>
          </table:table-cell>
          <table:table-cell table:style-name="ce20" table:formula="of:=IF([.B183]=0;[.A183];[.F182])" office:value-type="float" office:value="0" calcext:value-type="float">
            <text:p>0</text:p>
          </table:table-cell>
          <table:table-cell table:style-name="ce21" table:formula="of:=IF([.B183]=0;&quot;&quot;;[.F183])">
            <text:p/>
          </table:table-cell>
          <table:table-cell table:style-name="ce21" table:formula="of:=[.B183]" office:value-type="float" office:value="0" calcext:value-type="float">
            <text:p>0</text:p>
          </table:table-cell>
          <table:table-cell table:style-name="ce22" table:formula="of:=[.D183]" office:value-type="float" office:value="0" calcext:value-type="float">
            <text:p>0</text:p>
          </table:table-cell>
          <table:table-cell table:formula="of:=IF([.E183]=0;[.J182];[.E183])" office:value-type="float" office:value="3" calcext:value-type="float">
            <text:p>3</text:p>
          </table:table-cell>
          <table:table-cell table:formula="of:=IF([.F183]=0;&quot;&quot;;[.J183])">
            <text:p/>
          </table:table-cell>
          <table:table-cell table:style-name="ce21" table:formula="of:=IF([.K183]=&quot;&quot;;&quot;&quot;;[.C183]/[.K183])">
            <text:p/>
          </table:table-cell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IF([Recipes.E184]=&quot;&quot;;[.E183];[Recipes.E184])" office:value-type="float" office:value="3" calcext:value-type="float">
            <text:p>3</text:p>
          </table:table-cell>
          <table:table-cell table:style-name="ce20" table:formula="of:=IF([.B184]=0;[.A184];[.F183])" office:value-type="float" office:value="0" calcext:value-type="float">
            <text:p>0</text:p>
          </table:table-cell>
          <table:table-cell table:style-name="ce21" table:formula="of:=IF([.B184]=0;&quot;&quot;;[.F184])">
            <text:p/>
          </table:table-cell>
          <table:table-cell table:style-name="ce21" table:formula="of:=[.B184]" office:value-type="float" office:value="0" calcext:value-type="float">
            <text:p>0</text:p>
          </table:table-cell>
          <table:table-cell table:style-name="ce22" table:formula="of:=[.D184]" office:value-type="float" office:value="0" calcext:value-type="float">
            <text:p>0</text:p>
          </table:table-cell>
          <table:table-cell table:formula="of:=IF([.E184]=0;[.J183];[.E184])" office:value-type="float" office:value="3" calcext:value-type="float">
            <text:p>3</text:p>
          </table:table-cell>
          <table:table-cell table:formula="of:=IF([.F184]=0;&quot;&quot;;[.J184])">
            <text:p/>
          </table:table-cell>
          <table:table-cell table:style-name="ce21" table:formula="of:=IF([.K184]=&quot;&quot;;&quot;&quot;;[.C184]/[.K184])">
            <text:p/>
          </table:table-cell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IF([Recipes.E185]=&quot;&quot;;[.E184];[Recipes.E185])" office:value-type="float" office:value="3" calcext:value-type="float">
            <text:p>3</text:p>
          </table:table-cell>
          <table:table-cell table:style-name="ce20" table:formula="of:=IF([.B185]=0;[.A185];[.F184])" office:value-type="float" office:value="0" calcext:value-type="float">
            <text:p>0</text:p>
          </table:table-cell>
          <table:table-cell table:style-name="ce21" table:formula="of:=IF([.B185]=0;&quot;&quot;;[.F185])">
            <text:p/>
          </table:table-cell>
          <table:table-cell table:style-name="ce21" table:formula="of:=[.B185]" office:value-type="float" office:value="0" calcext:value-type="float">
            <text:p>0</text:p>
          </table:table-cell>
          <table:table-cell table:style-name="ce22" table:formula="of:=[.D185]" office:value-type="float" office:value="0" calcext:value-type="float">
            <text:p>0</text:p>
          </table:table-cell>
          <table:table-cell table:formula="of:=IF([.E185]=0;[.J184];[.E185])" office:value-type="float" office:value="3" calcext:value-type="float">
            <text:p>3</text:p>
          </table:table-cell>
          <table:table-cell table:formula="of:=IF([.F185]=0;&quot;&quot;;[.J185])">
            <text:p/>
          </table:table-cell>
          <table:table-cell table:style-name="ce21" table:formula="of:=IF([.K185]=&quot;&quot;;&quot;&quot;;[.C185]/[.K185])">
            <text:p/>
          </table:table-cell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IF([Recipes.E186]=&quot;&quot;;[.E185];[Recipes.E186])" office:value-type="float" office:value="3" calcext:value-type="float">
            <text:p>3</text:p>
          </table:table-cell>
          <table:table-cell table:style-name="ce20" table:formula="of:=IF([.B186]=0;[.A186];[.F185])" office:value-type="float" office:value="0" calcext:value-type="float">
            <text:p>0</text:p>
          </table:table-cell>
          <table:table-cell table:style-name="ce21" table:formula="of:=IF([.B186]=0;&quot;&quot;;[.F186])">
            <text:p/>
          </table:table-cell>
          <table:table-cell table:style-name="ce21" table:formula="of:=[.B186]" office:value-type="float" office:value="0" calcext:value-type="float">
            <text:p>0</text:p>
          </table:table-cell>
          <table:table-cell table:style-name="ce22" table:formula="of:=[.D186]" office:value-type="float" office:value="0" calcext:value-type="float">
            <text:p>0</text:p>
          </table:table-cell>
          <table:table-cell table:formula="of:=IF([.E186]=0;[.J185];[.E186])" office:value-type="float" office:value="3" calcext:value-type="float">
            <text:p>3</text:p>
          </table:table-cell>
          <table:table-cell table:formula="of:=IF([.F186]=0;&quot;&quot;;[.J186])">
            <text:p/>
          </table:table-cell>
          <table:table-cell table:style-name="ce21" table:formula="of:=IF([.K186]=&quot;&quot;;&quot;&quot;;[.C186]/[.K186])">
            <text:p/>
          </table:table-cell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IF([Recipes.E187]=&quot;&quot;;[.E186];[Recipes.E187])" office:value-type="float" office:value="3" calcext:value-type="float">
            <text:p>3</text:p>
          </table:table-cell>
          <table:table-cell table:style-name="ce20" table:formula="of:=IF([.B187]=0;[.A187];[.F186])" office:value-type="float" office:value="0" calcext:value-type="float">
            <text:p>0</text:p>
          </table:table-cell>
          <table:table-cell table:style-name="ce21" table:formula="of:=IF([.B187]=0;&quot;&quot;;[.F187])">
            <text:p/>
          </table:table-cell>
          <table:table-cell table:style-name="ce21" table:formula="of:=[.B187]" office:value-type="float" office:value="0" calcext:value-type="float">
            <text:p>0</text:p>
          </table:table-cell>
          <table:table-cell table:style-name="ce22" table:formula="of:=[.D187]" office:value-type="float" office:value="0" calcext:value-type="float">
            <text:p>0</text:p>
          </table:table-cell>
          <table:table-cell table:formula="of:=IF([.E187]=0;[.J186];[.E187])" office:value-type="float" office:value="3" calcext:value-type="float">
            <text:p>3</text:p>
          </table:table-cell>
          <table:table-cell table:formula="of:=IF([.F187]=0;&quot;&quot;;[.J187])">
            <text:p/>
          </table:table-cell>
          <table:table-cell table:style-name="ce21" table:formula="of:=IF([.K187]=&quot;&quot;;&quot;&quot;;[.C187]/[.K187])">
            <text:p/>
          </table:table-cell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IF([Recipes.E188]=&quot;&quot;;[.E187];[Recipes.E188])" office:value-type="float" office:value="3" calcext:value-type="float">
            <text:p>3</text:p>
          </table:table-cell>
          <table:table-cell table:style-name="ce20" table:formula="of:=IF([.B188]=0;[.A188];[.F187])" office:value-type="float" office:value="0" calcext:value-type="float">
            <text:p>0</text:p>
          </table:table-cell>
          <table:table-cell table:style-name="ce21" table:formula="of:=IF([.B188]=0;&quot;&quot;;[.F188])">
            <text:p/>
          </table:table-cell>
          <table:table-cell table:style-name="ce21" table:formula="of:=[.B188]" office:value-type="float" office:value="0" calcext:value-type="float">
            <text:p>0</text:p>
          </table:table-cell>
          <table:table-cell table:style-name="ce22" table:formula="of:=[.D188]" office:value-type="float" office:value="0" calcext:value-type="float">
            <text:p>0</text:p>
          </table:table-cell>
          <table:table-cell table:formula="of:=IF([.E188]=0;[.J187];[.E188])" office:value-type="float" office:value="3" calcext:value-type="float">
            <text:p>3</text:p>
          </table:table-cell>
          <table:table-cell table:formula="of:=IF([.F188]=0;&quot;&quot;;[.J188])">
            <text:p/>
          </table:table-cell>
          <table:table-cell table:style-name="ce21" table:formula="of:=IF([.K188]=&quot;&quot;;&quot;&quot;;[.C188]/[.K188])">
            <text:p/>
          </table:table-cell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IF([Recipes.E189]=&quot;&quot;;[.E188];[Recipes.E189])" office:value-type="float" office:value="3" calcext:value-type="float">
            <text:p>3</text:p>
          </table:table-cell>
          <table:table-cell table:style-name="ce20" table:formula="of:=IF([.B189]=0;[.A189];[.F188])" office:value-type="float" office:value="0" calcext:value-type="float">
            <text:p>0</text:p>
          </table:table-cell>
          <table:table-cell table:style-name="ce21" table:formula="of:=IF([.B189]=0;&quot;&quot;;[.F189])">
            <text:p/>
          </table:table-cell>
          <table:table-cell table:style-name="ce21" table:formula="of:=[.B189]" office:value-type="float" office:value="0" calcext:value-type="float">
            <text:p>0</text:p>
          </table:table-cell>
          <table:table-cell table:style-name="ce22" table:formula="of:=[.D189]" office:value-type="float" office:value="0" calcext:value-type="float">
            <text:p>0</text:p>
          </table:table-cell>
          <table:table-cell table:formula="of:=IF([.E189]=0;[.J188];[.E189])" office:value-type="float" office:value="3" calcext:value-type="float">
            <text:p>3</text:p>
          </table:table-cell>
          <table:table-cell table:formula="of:=IF([.F189]=0;&quot;&quot;;[.J189])">
            <text:p/>
          </table:table-cell>
          <table:table-cell table:style-name="ce21" table:formula="of:=IF([.K189]=&quot;&quot;;&quot;&quot;;[.C189]/[.K189])">
            <text:p/>
          </table:table-cell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IF([Recipes.E190]=&quot;&quot;;[.E189];[Recipes.E190])" office:value-type="float" office:value="3" calcext:value-type="float">
            <text:p>3</text:p>
          </table:table-cell>
          <table:table-cell table:style-name="ce20" table:formula="of:=IF([.B190]=0;[.A190];[.F189])" office:value-type="float" office:value="0" calcext:value-type="float">
            <text:p>0</text:p>
          </table:table-cell>
          <table:table-cell table:style-name="ce21" table:formula="of:=IF([.B190]=0;&quot;&quot;;[.F190])">
            <text:p/>
          </table:table-cell>
          <table:table-cell table:style-name="ce21" table:formula="of:=[.B190]" office:value-type="float" office:value="0" calcext:value-type="float">
            <text:p>0</text:p>
          </table:table-cell>
          <table:table-cell table:style-name="ce22" table:formula="of:=[.D190]" office:value-type="float" office:value="0" calcext:value-type="float">
            <text:p>0</text:p>
          </table:table-cell>
          <table:table-cell table:formula="of:=IF([.E190]=0;[.J189];[.E190])" office:value-type="float" office:value="3" calcext:value-type="float">
            <text:p>3</text:p>
          </table:table-cell>
          <table:table-cell table:formula="of:=IF([.F190]=0;&quot;&quot;;[.J190])">
            <text:p/>
          </table:table-cell>
          <table:table-cell table:style-name="ce21" table:formula="of:=IF([.K190]=&quot;&quot;;&quot;&quot;;[.C190]/[.K190])">
            <text:p/>
          </table:table-cell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IF([Recipes.E191]=&quot;&quot;;[.E190];[Recipes.E191])" office:value-type="float" office:value="3" calcext:value-type="float">
            <text:p>3</text:p>
          </table:table-cell>
          <table:table-cell table:style-name="ce20" table:formula="of:=IF([.B191]=0;[.A191];[.F190])" office:value-type="float" office:value="0" calcext:value-type="float">
            <text:p>0</text:p>
          </table:table-cell>
          <table:table-cell table:style-name="ce21" table:formula="of:=IF([.B191]=0;&quot;&quot;;[.F191])">
            <text:p/>
          </table:table-cell>
          <table:table-cell table:style-name="ce21" table:formula="of:=[.B191]" office:value-type="float" office:value="0" calcext:value-type="float">
            <text:p>0</text:p>
          </table:table-cell>
          <table:table-cell table:style-name="ce22" table:formula="of:=[.D191]" office:value-type="float" office:value="0" calcext:value-type="float">
            <text:p>0</text:p>
          </table:table-cell>
          <table:table-cell table:formula="of:=IF([.E191]=0;[.J190];[.E191])" office:value-type="float" office:value="3" calcext:value-type="float">
            <text:p>3</text:p>
          </table:table-cell>
          <table:table-cell table:formula="of:=IF([.F191]=0;&quot;&quot;;[.J191])">
            <text:p/>
          </table:table-cell>
          <table:table-cell table:style-name="ce21" table:formula="of:=IF([.K191]=&quot;&quot;;&quot;&quot;;[.C191]/[.K191])">
            <text:p/>
          </table:table-cell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IF([Recipes.E192]=&quot;&quot;;[.E191];[Recipes.E192])" office:value-type="float" office:value="3" calcext:value-type="float">
            <text:p>3</text:p>
          </table:table-cell>
          <table:table-cell table:style-name="ce20" table:formula="of:=IF([.B192]=0;[.A192];[.F191])" office:value-type="float" office:value="0" calcext:value-type="float">
            <text:p>0</text:p>
          </table:table-cell>
          <table:table-cell table:style-name="ce21" table:formula="of:=IF([.B192]=0;&quot;&quot;;[.F192])">
            <text:p/>
          </table:table-cell>
          <table:table-cell table:style-name="ce21" table:formula="of:=[.B192]" office:value-type="float" office:value="0" calcext:value-type="float">
            <text:p>0</text:p>
          </table:table-cell>
          <table:table-cell table:style-name="ce22" table:formula="of:=[.D192]" office:value-type="float" office:value="0" calcext:value-type="float">
            <text:p>0</text:p>
          </table:table-cell>
          <table:table-cell table:formula="of:=IF([.E192]=0;[.J191];[.E192])" office:value-type="float" office:value="3" calcext:value-type="float">
            <text:p>3</text:p>
          </table:table-cell>
          <table:table-cell table:formula="of:=IF([.F192]=0;&quot;&quot;;[.J192])">
            <text:p/>
          </table:table-cell>
          <table:table-cell table:style-name="ce21" table:formula="of:=IF([.K192]=&quot;&quot;;&quot;&quot;;[.C192]/[.K192])">
            <text:p/>
          </table:table-cell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IF([Recipes.E193]=&quot;&quot;;[.E192];[Recipes.E193])" office:value-type="float" office:value="3" calcext:value-type="float">
            <text:p>3</text:p>
          </table:table-cell>
          <table:table-cell table:style-name="ce20" table:formula="of:=IF([.B193]=0;[.A193];[.F192])" office:value-type="float" office:value="0" calcext:value-type="float">
            <text:p>0</text:p>
          </table:table-cell>
          <table:table-cell table:style-name="ce21" table:formula="of:=IF([.B193]=0;&quot;&quot;;[.F193])">
            <text:p/>
          </table:table-cell>
          <table:table-cell table:style-name="ce21" table:formula="of:=[.B193]" office:value-type="float" office:value="0" calcext:value-type="float">
            <text:p>0</text:p>
          </table:table-cell>
          <table:table-cell table:style-name="ce22" table:formula="of:=[.D193]" office:value-type="float" office:value="0" calcext:value-type="float">
            <text:p>0</text:p>
          </table:table-cell>
          <table:table-cell table:formula="of:=IF([.E193]=0;[.J192];[.E193])" office:value-type="float" office:value="3" calcext:value-type="float">
            <text:p>3</text:p>
          </table:table-cell>
          <table:table-cell table:formula="of:=IF([.F193]=0;&quot;&quot;;[.J193])">
            <text:p/>
          </table:table-cell>
          <table:table-cell table:style-name="ce21" table:formula="of:=IF([.K193]=&quot;&quot;;&quot;&quot;;[.C193]/[.K193])">
            <text:p/>
          </table:table-cell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IF([Recipes.E194]=&quot;&quot;;[.E193];[Recipes.E194])" office:value-type="float" office:value="3" calcext:value-type="float">
            <text:p>3</text:p>
          </table:table-cell>
          <table:table-cell table:style-name="ce20" table:formula="of:=IF([.B194]=0;[.A194];[.F193])" office:value-type="float" office:value="0" calcext:value-type="float">
            <text:p>0</text:p>
          </table:table-cell>
          <table:table-cell table:style-name="ce21" table:formula="of:=IF([.B194]=0;&quot;&quot;;[.F194])">
            <text:p/>
          </table:table-cell>
          <table:table-cell table:style-name="ce21" table:formula="of:=[.B194]" office:value-type="float" office:value="0" calcext:value-type="float">
            <text:p>0</text:p>
          </table:table-cell>
          <table:table-cell table:style-name="ce22" table:formula="of:=[.D194]" office:value-type="float" office:value="0" calcext:value-type="float">
            <text:p>0</text:p>
          </table:table-cell>
          <table:table-cell table:formula="of:=IF([.E194]=0;[.J193];[.E194])" office:value-type="float" office:value="3" calcext:value-type="float">
            <text:p>3</text:p>
          </table:table-cell>
          <table:table-cell table:formula="of:=IF([.F194]=0;&quot;&quot;;[.J194])">
            <text:p/>
          </table:table-cell>
          <table:table-cell table:style-name="ce21" table:formula="of:=IF([.K194]=&quot;&quot;;&quot;&quot;;[.C194]/[.K194])">
            <text:p/>
          </table:table-cell>
          <table:table-cell table:number-columns-repeated="1010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IF([Recipes.E195]=&quot;&quot;;[.E194];[Recipes.E195])" office:value-type="float" office:value="3" calcext:value-type="float">
            <text:p>3</text:p>
          </table:table-cell>
          <table:table-cell table:style-name="ce20" table:formula="of:=IF([.B195]=0;[.A195];[.F194])" office:value-type="float" office:value="0" calcext:value-type="float">
            <text:p>0</text:p>
          </table:table-cell>
          <table:table-cell table:style-name="ce21" table:formula="of:=IF([.B195]=0;&quot;&quot;;[.F195])">
            <text:p/>
          </table:table-cell>
          <table:table-cell table:style-name="ce21" table:formula="of:=[.B195]" office:value-type="float" office:value="0" calcext:value-type="float">
            <text:p>0</text:p>
          </table:table-cell>
          <table:table-cell table:style-name="ce22" table:formula="of:=[.D195]" office:value-type="float" office:value="0" calcext:value-type="float">
            <text:p>0</text:p>
          </table:table-cell>
          <table:table-cell table:formula="of:=IF([.E195]=0;[.J194];[.E195])" office:value-type="float" office:value="3" calcext:value-type="float">
            <text:p>3</text:p>
          </table:table-cell>
          <table:table-cell table:formula="of:=IF([.F195]=0;&quot;&quot;;[.J195])">
            <text:p/>
          </table:table-cell>
          <table:table-cell table:style-name="ce21" table:formula="of:=IF([.K195]=&quot;&quot;;&quot;&quot;;[.C195]/[.K195])">
            <text:p/>
          </table:table-cell>
          <table:table-cell table:number-columns-repeated="1010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IF([Recipes.E196]=&quot;&quot;;[.E195];[Recipes.E196])" office:value-type="float" office:value="3" calcext:value-type="float">
            <text:p>3</text:p>
          </table:table-cell>
          <table:table-cell table:style-name="ce20" table:formula="of:=IF([.B196]=0;[.A196];[.F195])" office:value-type="float" office:value="0" calcext:value-type="float">
            <text:p>0</text:p>
          </table:table-cell>
          <table:table-cell table:style-name="ce21" table:formula="of:=IF([.B196]=0;&quot;&quot;;[.F196])">
            <text:p/>
          </table:table-cell>
          <table:table-cell table:style-name="ce21" table:formula="of:=[.B196]" office:value-type="float" office:value="0" calcext:value-type="float">
            <text:p>0</text:p>
          </table:table-cell>
          <table:table-cell table:style-name="ce22" table:formula="of:=[.D196]" office:value-type="float" office:value="0" calcext:value-type="float">
            <text:p>0</text:p>
          </table:table-cell>
          <table:table-cell table:formula="of:=IF([.E196]=0;[.J195];[.E196])" office:value-type="float" office:value="3" calcext:value-type="float">
            <text:p>3</text:p>
          </table:table-cell>
          <table:table-cell table:formula="of:=IF([.F196]=0;&quot;&quot;;[.J196])">
            <text:p/>
          </table:table-cell>
          <table:table-cell table:style-name="ce21" table:formula="of:=IF([.K196]=&quot;&quot;;&quot;&quot;;[.C196]/[.K196])">
            <text:p/>
          </table:table-cell>
          <table:table-cell table:number-columns-repeated="1010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IF([Recipes.E197]=&quot;&quot;;[.E196];[Recipes.E197])" office:value-type="float" office:value="3" calcext:value-type="float">
            <text:p>3</text:p>
          </table:table-cell>
          <table:table-cell table:style-name="ce20" table:formula="of:=IF([.B197]=0;[.A197];[.F196])" office:value-type="float" office:value="0" calcext:value-type="float">
            <text:p>0</text:p>
          </table:table-cell>
          <table:table-cell table:style-name="ce21" table:formula="of:=IF([.B197]=0;&quot;&quot;;[.F197])">
            <text:p/>
          </table:table-cell>
          <table:table-cell table:style-name="ce21" table:formula="of:=[.B197]" office:value-type="float" office:value="0" calcext:value-type="float">
            <text:p>0</text:p>
          </table:table-cell>
          <table:table-cell table:style-name="ce22" table:formula="of:=[.D197]" office:value-type="float" office:value="0" calcext:value-type="float">
            <text:p>0</text:p>
          </table:table-cell>
          <table:table-cell table:formula="of:=IF([.E197]=0;[.J196];[.E197])" office:value-type="float" office:value="3" calcext:value-type="float">
            <text:p>3</text:p>
          </table:table-cell>
          <table:table-cell table:formula="of:=IF([.F197]=0;&quot;&quot;;[.J197])">
            <text:p/>
          </table:table-cell>
          <table:table-cell table:style-name="ce21" table:formula="of:=IF([.K197]=&quot;&quot;;&quot;&quot;;[.C197]/[.K197])">
            <text:p/>
          </table:table-cell>
          <table:table-cell table:number-columns-repeated="1010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IF([Recipes.E198]=&quot;&quot;;[.E197];[Recipes.E198])" office:value-type="float" office:value="3" calcext:value-type="float">
            <text:p>3</text:p>
          </table:table-cell>
          <table:table-cell table:style-name="ce20" table:formula="of:=IF([.B198]=0;[.A198];[.F197])" office:value-type="float" office:value="0" calcext:value-type="float">
            <text:p>0</text:p>
          </table:table-cell>
          <table:table-cell table:style-name="ce21" table:formula="of:=IF([.B198]=0;&quot;&quot;;[.F198])">
            <text:p/>
          </table:table-cell>
          <table:table-cell table:style-name="ce21" table:formula="of:=[.B198]" office:value-type="float" office:value="0" calcext:value-type="float">
            <text:p>0</text:p>
          </table:table-cell>
          <table:table-cell table:style-name="ce22" table:formula="of:=[.D198]" office:value-type="float" office:value="0" calcext:value-type="float">
            <text:p>0</text:p>
          </table:table-cell>
          <table:table-cell table:formula="of:=IF([.E198]=0;[.J197];[.E198])" office:value-type="float" office:value="3" calcext:value-type="float">
            <text:p>3</text:p>
          </table:table-cell>
          <table:table-cell table:formula="of:=IF([.F198]=0;&quot;&quot;;[.J198])">
            <text:p/>
          </table:table-cell>
          <table:table-cell table:style-name="ce21" table:formula="of:=IF([.K198]=&quot;&quot;;&quot;&quot;;[.C198]/[.K198])">
            <text:p/>
          </table:table-cell>
          <table:table-cell table:number-columns-repeated="1010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IF([Recipes.E199]=&quot;&quot;;[.E198];[Recipes.E199])" office:value-type="float" office:value="3" calcext:value-type="float">
            <text:p>3</text:p>
          </table:table-cell>
          <table:table-cell table:style-name="ce20" table:formula="of:=IF([.B199]=0;[.A199];[.F198])" office:value-type="float" office:value="0" calcext:value-type="float">
            <text:p>0</text:p>
          </table:table-cell>
          <table:table-cell table:style-name="ce21" table:formula="of:=IF([.B199]=0;&quot;&quot;;[.F199])">
            <text:p/>
          </table:table-cell>
          <table:table-cell table:style-name="ce21" table:formula="of:=[.B199]" office:value-type="float" office:value="0" calcext:value-type="float">
            <text:p>0</text:p>
          </table:table-cell>
          <table:table-cell table:style-name="ce22" table:formula="of:=[.D199]" office:value-type="float" office:value="0" calcext:value-type="float">
            <text:p>0</text:p>
          </table:table-cell>
          <table:table-cell table:formula="of:=IF([.E199]=0;[.J198];[.E199])" office:value-type="float" office:value="3" calcext:value-type="float">
            <text:p>3</text:p>
          </table:table-cell>
          <table:table-cell table:formula="of:=IF([.F199]=0;&quot;&quot;;[.J199])">
            <text:p/>
          </table:table-cell>
          <table:table-cell table:style-name="ce21" table:formula="of:=IF([.K199]=&quot;&quot;;&quot;&quot;;[.C199]/[.K199])">
            <text:p/>
          </table:table-cell>
          <table:table-cell table:number-columns-repeated="1010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IF([Recipes.E200]=&quot;&quot;;[.E199];[Recipes.E200])" office:value-type="float" office:value="3" calcext:value-type="float">
            <text:p>3</text:p>
          </table:table-cell>
          <table:table-cell table:style-name="ce20" table:formula="of:=IF([.B200]=0;[.A200];[.F199])" office:value-type="float" office:value="0" calcext:value-type="float">
            <text:p>0</text:p>
          </table:table-cell>
          <table:table-cell table:style-name="ce21" table:formula="of:=IF([.B200]=0;&quot;&quot;;[.F200])">
            <text:p/>
          </table:table-cell>
          <table:table-cell table:style-name="ce21" table:formula="of:=[.B200]" office:value-type="float" office:value="0" calcext:value-type="float">
            <text:p>0</text:p>
          </table:table-cell>
          <table:table-cell table:style-name="ce22" table:formula="of:=[.D200]" office:value-type="float" office:value="0" calcext:value-type="float">
            <text:p>0</text:p>
          </table:table-cell>
          <table:table-cell table:formula="of:=IF([.E200]=0;[.J199];[.E200])" office:value-type="float" office:value="3" calcext:value-type="float">
            <text:p>3</text:p>
          </table:table-cell>
          <table:table-cell table:formula="of:=IF([.F200]=0;&quot;&quot;;[.J200])">
            <text:p/>
          </table:table-cell>
          <table:table-cell table:style-name="ce21" table:formula="of:=IF([.K200]=&quot;&quot;;&quot;&quot;;[.C200]/[.K200])">
            <text:p/>
          </table:table-cell>
          <table:table-cell table:number-columns-repeated="1010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IF([Recipes.E201]=&quot;&quot;;[.E200];[Recipes.E201])" office:value-type="float" office:value="3" calcext:value-type="float">
            <text:p>3</text:p>
          </table:table-cell>
          <table:table-cell table:style-name="ce20" table:formula="of:=IF([.B201]=0;[.A201];[.F200])" office:value-type="float" office:value="0" calcext:value-type="float">
            <text:p>0</text:p>
          </table:table-cell>
          <table:table-cell table:style-name="ce21" table:formula="of:=IF([.B201]=0;&quot;&quot;;[.F201])">
            <text:p/>
          </table:table-cell>
          <table:table-cell table:style-name="ce21" table:formula="of:=[.B201]" office:value-type="float" office:value="0" calcext:value-type="float">
            <text:p>0</text:p>
          </table:table-cell>
          <table:table-cell table:style-name="ce22" table:formula="of:=[.D201]" office:value-type="float" office:value="0" calcext:value-type="float">
            <text:p>0</text:p>
          </table:table-cell>
          <table:table-cell table:formula="of:=IF([.E201]=0;[.J200];[.E201])" office:value-type="float" office:value="3" calcext:value-type="float">
            <text:p>3</text:p>
          </table:table-cell>
          <table:table-cell table:formula="of:=IF([.F201]=0;&quot;&quot;;[.J201])">
            <text:p/>
          </table:table-cell>
          <table:table-cell table:style-name="ce21" table:formula="of:=IF([.K201]=&quot;&quot;;&quot;&quot;;[.C201]/[.K201])">
            <text:p/>
          </table:table-cell>
          <table:table-cell table:number-columns-repeated="1010"/>
        </table:table-row>
        <table:table-row table:style-name="ro1">
          <table:table-cell table:formula="of:=[Recipes.A202]" office:value-type="float" office:value="0" calcext:value-type="float">
            <text:p>0</text:p>
          </table:table-cell>
          <table:table-cell table:formula="of:=[Recipes.B202]" office:value-type="float" office:value="0" calcext:value-type="float">
            <text:p>0</text:p>
          </table:table-cell>
          <table:table-cell table:formula="of:=[Recipes.C202]" office:value-type="float" office:value="0" calcext:value-type="float">
            <text:p>0</text:p>
          </table:table-cell>
          <table:table-cell table:formula="of:=[Recipes.D202]" office:value-type="float" office:value="0" calcext:value-type="float">
            <text:p>0</text:p>
          </table:table-cell>
          <table:table-cell table:formula="of:=IF([Recipes.E202]=&quot;&quot;;[.E201];[Recipes.E202])" office:value-type="float" office:value="3" calcext:value-type="float">
            <text:p>3</text:p>
          </table:table-cell>
          <table:table-cell table:style-name="ce20" table:formula="of:=IF([.B202]=0;[.A202];[.F201])" office:value-type="float" office:value="0" calcext:value-type="float">
            <text:p>0</text:p>
          </table:table-cell>
          <table:table-cell table:style-name="ce21" table:formula="of:=IF([.B202]=0;&quot;&quot;;[.F202])">
            <text:p/>
          </table:table-cell>
          <table:table-cell table:style-name="ce21" table:formula="of:=[.B202]" office:value-type="float" office:value="0" calcext:value-type="float">
            <text:p>0</text:p>
          </table:table-cell>
          <table:table-cell table:style-name="ce22" table:formula="of:=[.D202]" office:value-type="float" office:value="0" calcext:value-type="float">
            <text:p>0</text:p>
          </table:table-cell>
          <table:table-cell table:formula="of:=IF([.E202]=0;[.J201];[.E202])" office:value-type="float" office:value="3" calcext:value-type="float">
            <text:p>3</text:p>
          </table:table-cell>
          <table:table-cell table:formula="of:=IF([.F202]=0;&quot;&quot;;[.J202])">
            <text:p/>
          </table:table-cell>
          <table:table-cell table:style-name="ce21" table:formula="of:=IF([.K202]=&quot;&quot;;&quot;&quot;;[.C202]/[.K202])">
            <text:p/>
          </table:table-cell>
          <table:table-cell table:number-columns-repeated="1010"/>
        </table:table-row>
        <table:table-row table:style-name="ro1">
          <table:table-cell table:formula="of:=[Recipes.A203]" office:value-type="float" office:value="0" calcext:value-type="float">
            <text:p>0</text:p>
          </table:table-cell>
          <table:table-cell table:formula="of:=[Recipes.B203]" office:value-type="float" office:value="0" calcext:value-type="float">
            <text:p>0</text:p>
          </table:table-cell>
          <table:table-cell table:formula="of:=[Recipes.C203]" office:value-type="float" office:value="0" calcext:value-type="float">
            <text:p>0</text:p>
          </table:table-cell>
          <table:table-cell table:formula="of:=[Recipes.D203]" office:value-type="float" office:value="0" calcext:value-type="float">
            <text:p>0</text:p>
          </table:table-cell>
          <table:table-cell table:formula="of:=IF([Recipes.E203]=&quot;&quot;;[.E202];[Recipes.E203])" office:value-type="float" office:value="3" calcext:value-type="float">
            <text:p>3</text:p>
          </table:table-cell>
          <table:table-cell table:style-name="ce20" table:formula="of:=IF([.B203]=0;[.A203];[.F202])" office:value-type="float" office:value="0" calcext:value-type="float">
            <text:p>0</text:p>
          </table:table-cell>
          <table:table-cell table:style-name="ce21" table:formula="of:=IF([.B203]=0;&quot;&quot;;[.F203])">
            <text:p/>
          </table:table-cell>
          <table:table-cell table:style-name="ce21" table:formula="of:=[.B203]" office:value-type="float" office:value="0" calcext:value-type="float">
            <text:p>0</text:p>
          </table:table-cell>
          <table:table-cell table:style-name="ce22" table:formula="of:=[.D203]" office:value-type="float" office:value="0" calcext:value-type="float">
            <text:p>0</text:p>
          </table:table-cell>
          <table:table-cell table:formula="of:=IF([.E203]=0;[.J202];[.E203])" office:value-type="float" office:value="3" calcext:value-type="float">
            <text:p>3</text:p>
          </table:table-cell>
          <table:table-cell table:formula="of:=IF([.F203]=0;&quot;&quot;;[.J203])">
            <text:p/>
          </table:table-cell>
          <table:table-cell table:style-name="ce21" table:formula="of:=IF([.K203]=&quot;&quot;;&quot;&quot;;[.C203]/[.K203])">
            <text:p/>
          </table:table-cell>
          <table:table-cell table:number-columns-repeated="1010"/>
        </table:table-row>
        <table:table-row table:style-name="ro1">
          <table:table-cell table:formula="of:=[Recipes.A204]" office:value-type="float" office:value="0" calcext:value-type="float">
            <text:p>0</text:p>
          </table:table-cell>
          <table:table-cell table:formula="of:=[Recipes.B204]" office:value-type="float" office:value="0" calcext:value-type="float">
            <text:p>0</text:p>
          </table:table-cell>
          <table:table-cell table:formula="of:=[Recipes.C204]" office:value-type="float" office:value="0" calcext:value-type="float">
            <text:p>0</text:p>
          </table:table-cell>
          <table:table-cell table:formula="of:=[Recipes.D204]" office:value-type="float" office:value="0" calcext:value-type="float">
            <text:p>0</text:p>
          </table:table-cell>
          <table:table-cell table:formula="of:=IF([Recipes.E204]=&quot;&quot;;[.E203];[Recipes.E204])" office:value-type="float" office:value="3" calcext:value-type="float">
            <text:p>3</text:p>
          </table:table-cell>
          <table:table-cell table:style-name="ce20" table:formula="of:=IF([.B204]=0;[.A204];[.F203])" office:value-type="float" office:value="0" calcext:value-type="float">
            <text:p>0</text:p>
          </table:table-cell>
          <table:table-cell table:style-name="ce21" table:formula="of:=IF([.B204]=0;&quot;&quot;;[.F204])">
            <text:p/>
          </table:table-cell>
          <table:table-cell table:style-name="ce21" table:formula="of:=[.B204]" office:value-type="float" office:value="0" calcext:value-type="float">
            <text:p>0</text:p>
          </table:table-cell>
          <table:table-cell table:style-name="ce22" table:formula="of:=[.D204]" office:value-type="float" office:value="0" calcext:value-type="float">
            <text:p>0</text:p>
          </table:table-cell>
          <table:table-cell table:formula="of:=IF([.E204]=0;[.J203];[.E204])" office:value-type="float" office:value="3" calcext:value-type="float">
            <text:p>3</text:p>
          </table:table-cell>
          <table:table-cell table:formula="of:=IF([.F204]=0;&quot;&quot;;[.J204])">
            <text:p/>
          </table:table-cell>
          <table:table-cell table:style-name="ce21" table:formula="of:=IF([.K204]=&quot;&quot;;&quot;&quot;;[.C204]/[.K204])">
            <text:p/>
          </table:table-cell>
          <table:table-cell table:number-columns-repeated="1010"/>
        </table:table-row>
        <table:table-row table:style-name="ro1">
          <table:table-cell table:formula="of:=[Recipes.A205]" office:value-type="float" office:value="0" calcext:value-type="float">
            <text:p>0</text:p>
          </table:table-cell>
          <table:table-cell table:formula="of:=[Recipes.B205]" office:value-type="float" office:value="0" calcext:value-type="float">
            <text:p>0</text:p>
          </table:table-cell>
          <table:table-cell table:formula="of:=[Recipes.C205]" office:value-type="float" office:value="0" calcext:value-type="float">
            <text:p>0</text:p>
          </table:table-cell>
          <table:table-cell table:formula="of:=[Recipes.D205]" office:value-type="float" office:value="0" calcext:value-type="float">
            <text:p>0</text:p>
          </table:table-cell>
          <table:table-cell table:formula="of:=IF([Recipes.E205]=&quot;&quot;;[.E204];[Recipes.E205])" office:value-type="float" office:value="3" calcext:value-type="float">
            <text:p>3</text:p>
          </table:table-cell>
          <table:table-cell table:style-name="ce20" table:formula="of:=IF([.B205]=0;[.A205];[.F204])" office:value-type="float" office:value="0" calcext:value-type="float">
            <text:p>0</text:p>
          </table:table-cell>
          <table:table-cell table:style-name="ce21" table:formula="of:=IF([.B205]=0;&quot;&quot;;[.F205])">
            <text:p/>
          </table:table-cell>
          <table:table-cell table:style-name="ce21" table:formula="of:=[.B205]" office:value-type="float" office:value="0" calcext:value-type="float">
            <text:p>0</text:p>
          </table:table-cell>
          <table:table-cell table:style-name="ce22" table:formula="of:=[.D205]" office:value-type="float" office:value="0" calcext:value-type="float">
            <text:p>0</text:p>
          </table:table-cell>
          <table:table-cell table:formula="of:=IF([.E205]=0;[.J204];[.E205])" office:value-type="float" office:value="3" calcext:value-type="float">
            <text:p>3</text:p>
          </table:table-cell>
          <table:table-cell table:formula="of:=IF([.F205]=0;&quot;&quot;;[.J205])">
            <text:p/>
          </table:table-cell>
          <table:table-cell table:style-name="ce21" table:formula="of:=IF([.K205]=&quot;&quot;;&quot;&quot;;[.C205]/[.K205])">
            <text:p/>
          </table:table-cell>
          <table:table-cell table:number-columns-repeated="1010"/>
        </table:table-row>
        <table:table-row table:style-name="ro1">
          <table:table-cell table:formula="of:=[Recipes.A206]" office:value-type="float" office:value="0" calcext:value-type="float">
            <text:p>0</text:p>
          </table:table-cell>
          <table:table-cell table:formula="of:=[Recipes.B206]" office:value-type="float" office:value="0" calcext:value-type="float">
            <text:p>0</text:p>
          </table:table-cell>
          <table:table-cell table:formula="of:=[Recipes.C206]" office:value-type="float" office:value="0" calcext:value-type="float">
            <text:p>0</text:p>
          </table:table-cell>
          <table:table-cell table:formula="of:=[Recipes.D206]" office:value-type="float" office:value="0" calcext:value-type="float">
            <text:p>0</text:p>
          </table:table-cell>
          <table:table-cell table:formula="of:=IF([Recipes.E206]=&quot;&quot;;[.E205];[Recipes.E206])" office:value-type="float" office:value="3" calcext:value-type="float">
            <text:p>3</text:p>
          </table:table-cell>
          <table:table-cell table:style-name="ce20" table:formula="of:=IF([.B206]=0;[.A206];[.F205])" office:value-type="float" office:value="0" calcext:value-type="float">
            <text:p>0</text:p>
          </table:table-cell>
          <table:table-cell table:style-name="ce21" table:formula="of:=IF([.B206]=0;&quot;&quot;;[.F206])">
            <text:p/>
          </table:table-cell>
          <table:table-cell table:style-name="ce21" table:formula="of:=[.B206]" office:value-type="float" office:value="0" calcext:value-type="float">
            <text:p>0</text:p>
          </table:table-cell>
          <table:table-cell table:style-name="ce22" table:formula="of:=[.D206]" office:value-type="float" office:value="0" calcext:value-type="float">
            <text:p>0</text:p>
          </table:table-cell>
          <table:table-cell table:formula="of:=IF([.E206]=0;[.J205];[.E206])" office:value-type="float" office:value="3" calcext:value-type="float">
            <text:p>3</text:p>
          </table:table-cell>
          <table:table-cell table:formula="of:=IF([.F206]=0;&quot;&quot;;[.J206])">
            <text:p/>
          </table:table-cell>
          <table:table-cell table:style-name="ce21" table:formula="of:=IF([.K206]=&quot;&quot;;&quot;&quot;;[.C206]/[.K206])">
            <text:p/>
          </table:table-cell>
          <table:table-cell table:number-columns-repeated="1010"/>
        </table:table-row>
        <table:table-row table:style-name="ro1">
          <table:table-cell table:formula="of:=[Recipes.A207]" office:value-type="float" office:value="0" calcext:value-type="float">
            <text:p>0</text:p>
          </table:table-cell>
          <table:table-cell table:formula="of:=[Recipes.B207]" office:value-type="float" office:value="0" calcext:value-type="float">
            <text:p>0</text:p>
          </table:table-cell>
          <table:table-cell table:formula="of:=[Recipes.C207]" office:value-type="float" office:value="0" calcext:value-type="float">
            <text:p>0</text:p>
          </table:table-cell>
          <table:table-cell table:formula="of:=[Recipes.D207]" office:value-type="float" office:value="0" calcext:value-type="float">
            <text:p>0</text:p>
          </table:table-cell>
          <table:table-cell table:formula="of:=IF([Recipes.E207]=&quot;&quot;;[.E206];[Recipes.E207])" office:value-type="float" office:value="3" calcext:value-type="float">
            <text:p>3</text:p>
          </table:table-cell>
          <table:table-cell table:style-name="ce20" table:formula="of:=IF([.B207]=0;[.A207];[.F206])" office:value-type="float" office:value="0" calcext:value-type="float">
            <text:p>0</text:p>
          </table:table-cell>
          <table:table-cell table:style-name="ce21" table:formula="of:=IF([.B207]=0;&quot;&quot;;[.F207])">
            <text:p/>
          </table:table-cell>
          <table:table-cell table:style-name="ce21" table:formula="of:=[.B207]" office:value-type="float" office:value="0" calcext:value-type="float">
            <text:p>0</text:p>
          </table:table-cell>
          <table:table-cell table:style-name="ce22" table:formula="of:=[.D207]" office:value-type="float" office:value="0" calcext:value-type="float">
            <text:p>0</text:p>
          </table:table-cell>
          <table:table-cell table:formula="of:=IF([.E207]=0;[.J206];[.E207])" office:value-type="float" office:value="3" calcext:value-type="float">
            <text:p>3</text:p>
          </table:table-cell>
          <table:table-cell table:formula="of:=IF([.F207]=0;&quot;&quot;;[.J207])">
            <text:p/>
          </table:table-cell>
          <table:table-cell table:style-name="ce21" table:formula="of:=IF([.K207]=&quot;&quot;;&quot;&quot;;[.C207]/[.K207])">
            <text:p/>
          </table:table-cell>
          <table:table-cell table:number-columns-repeated="1010"/>
        </table:table-row>
        <table:table-row table:style-name="ro1">
          <table:table-cell table:formula="of:=[Recipes.A208]" office:value-type="float" office:value="0" calcext:value-type="float">
            <text:p>0</text:p>
          </table:table-cell>
          <table:table-cell table:formula="of:=[Recipes.B208]" office:value-type="float" office:value="0" calcext:value-type="float">
            <text:p>0</text:p>
          </table:table-cell>
          <table:table-cell table:formula="of:=[Recipes.C208]" office:value-type="float" office:value="0" calcext:value-type="float">
            <text:p>0</text:p>
          </table:table-cell>
          <table:table-cell table:formula="of:=[Recipes.D208]" office:value-type="float" office:value="0" calcext:value-type="float">
            <text:p>0</text:p>
          </table:table-cell>
          <table:table-cell table:formula="of:=IF([Recipes.E208]=&quot;&quot;;[.E207];[Recipes.E208])" office:value-type="float" office:value="3" calcext:value-type="float">
            <text:p>3</text:p>
          </table:table-cell>
          <table:table-cell table:style-name="ce20" table:formula="of:=IF([.B208]=0;[.A208];[.F207])" office:value-type="float" office:value="0" calcext:value-type="float">
            <text:p>0</text:p>
          </table:table-cell>
          <table:table-cell table:style-name="ce21" table:formula="of:=IF([.B208]=0;&quot;&quot;;[.F208])">
            <text:p/>
          </table:table-cell>
          <table:table-cell table:style-name="ce21" table:formula="of:=[.B208]" office:value-type="float" office:value="0" calcext:value-type="float">
            <text:p>0</text:p>
          </table:table-cell>
          <table:table-cell table:style-name="ce22" table:formula="of:=[.D208]" office:value-type="float" office:value="0" calcext:value-type="float">
            <text:p>0</text:p>
          </table:table-cell>
          <table:table-cell table:formula="of:=IF([.E208]=0;[.J207];[.E208])" office:value-type="float" office:value="3" calcext:value-type="float">
            <text:p>3</text:p>
          </table:table-cell>
          <table:table-cell table:formula="of:=IF([.F208]=0;&quot;&quot;;[.J208])">
            <text:p/>
          </table:table-cell>
          <table:table-cell table:style-name="ce21" table:formula="of:=IF([.K208]=&quot;&quot;;&quot;&quot;;[.C208]/[.K208])">
            <text:p/>
          </table:table-cell>
          <table:table-cell table:number-columns-repeated="1010"/>
        </table:table-row>
        <table:table-row table:style-name="ro1">
          <table:table-cell table:formula="of:=[Recipes.A209]" office:value-type="float" office:value="0" calcext:value-type="float">
            <text:p>0</text:p>
          </table:table-cell>
          <table:table-cell table:formula="of:=[Recipes.B209]" office:value-type="float" office:value="0" calcext:value-type="float">
            <text:p>0</text:p>
          </table:table-cell>
          <table:table-cell table:formula="of:=[Recipes.C209]" office:value-type="float" office:value="0" calcext:value-type="float">
            <text:p>0</text:p>
          </table:table-cell>
          <table:table-cell table:formula="of:=[Recipes.D209]" office:value-type="float" office:value="0" calcext:value-type="float">
            <text:p>0</text:p>
          </table:table-cell>
          <table:table-cell table:formula="of:=IF([Recipes.E209]=&quot;&quot;;[.E208];[Recipes.E209])" office:value-type="float" office:value="3" calcext:value-type="float">
            <text:p>3</text:p>
          </table:table-cell>
          <table:table-cell table:style-name="ce20" table:formula="of:=IF([.B209]=0;[.A209];[.F208])" office:value-type="float" office:value="0" calcext:value-type="float">
            <text:p>0</text:p>
          </table:table-cell>
          <table:table-cell table:style-name="ce21" table:formula="of:=IF([.B209]=0;&quot;&quot;;[.F209])">
            <text:p/>
          </table:table-cell>
          <table:table-cell table:style-name="ce21" table:formula="of:=[.B209]" office:value-type="float" office:value="0" calcext:value-type="float">
            <text:p>0</text:p>
          </table:table-cell>
          <table:table-cell table:style-name="ce22" table:formula="of:=[.D209]" office:value-type="float" office:value="0" calcext:value-type="float">
            <text:p>0</text:p>
          </table:table-cell>
          <table:table-cell table:formula="of:=IF([.E209]=0;[.J208];[.E209])" office:value-type="float" office:value="3" calcext:value-type="float">
            <text:p>3</text:p>
          </table:table-cell>
          <table:table-cell table:formula="of:=IF([.F209]=0;&quot;&quot;;[.J209])">
            <text:p/>
          </table:table-cell>
          <table:table-cell table:style-name="ce21" table:formula="of:=IF([.K209]=&quot;&quot;;&quot;&quot;;[.C209]/[.K209])">
            <text:p/>
          </table:table-cell>
          <table:table-cell table:number-columns-repeated="1010"/>
        </table:table-row>
        <table:table-row table:style-name="ro1">
          <table:table-cell table:formula="of:=[Recipes.A210]" office:value-type="float" office:value="0" calcext:value-type="float">
            <text:p>0</text:p>
          </table:table-cell>
          <table:table-cell table:formula="of:=[Recipes.B210]" office:value-type="float" office:value="0" calcext:value-type="float">
            <text:p>0</text:p>
          </table:table-cell>
          <table:table-cell table:formula="of:=[Recipes.C210]" office:value-type="float" office:value="0" calcext:value-type="float">
            <text:p>0</text:p>
          </table:table-cell>
          <table:table-cell table:formula="of:=[Recipes.D210]" office:value-type="float" office:value="0" calcext:value-type="float">
            <text:p>0</text:p>
          </table:table-cell>
          <table:table-cell table:formula="of:=IF([Recipes.E210]=&quot;&quot;;[.E209];[Recipes.E210])" office:value-type="float" office:value="3" calcext:value-type="float">
            <text:p>3</text:p>
          </table:table-cell>
          <table:table-cell table:style-name="ce20" table:formula="of:=IF([.B210]=0;[.A210];[.F209])" office:value-type="float" office:value="0" calcext:value-type="float">
            <text:p>0</text:p>
          </table:table-cell>
          <table:table-cell table:style-name="ce21" table:formula="of:=IF([.B210]=0;&quot;&quot;;[.F210])">
            <text:p/>
          </table:table-cell>
          <table:table-cell table:style-name="ce21" table:formula="of:=[.B210]" office:value-type="float" office:value="0" calcext:value-type="float">
            <text:p>0</text:p>
          </table:table-cell>
          <table:table-cell table:style-name="ce22" table:formula="of:=[.D210]" office:value-type="float" office:value="0" calcext:value-type="float">
            <text:p>0</text:p>
          </table:table-cell>
          <table:table-cell table:formula="of:=IF([.E210]=0;[.J209];[.E210])" office:value-type="float" office:value="3" calcext:value-type="float">
            <text:p>3</text:p>
          </table:table-cell>
          <table:table-cell table:formula="of:=IF([.F210]=0;&quot;&quot;;[.J210])">
            <text:p/>
          </table:table-cell>
          <table:table-cell table:style-name="ce21" table:formula="of:=IF([.K210]=&quot;&quot;;&quot;&quot;;[.C210]/[.K210])">
            <text:p/>
          </table:table-cell>
          <table:table-cell table:number-columns-repeated="1010"/>
        </table:table-row>
        <table:table-row table:style-name="ro1">
          <table:table-cell table:formula="of:=[Recipes.A211]" office:value-type="float" office:value="0" calcext:value-type="float">
            <text:p>0</text:p>
          </table:table-cell>
          <table:table-cell table:formula="of:=[Recipes.B211]" office:value-type="float" office:value="0" calcext:value-type="float">
            <text:p>0</text:p>
          </table:table-cell>
          <table:table-cell table:formula="of:=[Recipes.C211]" office:value-type="float" office:value="0" calcext:value-type="float">
            <text:p>0</text:p>
          </table:table-cell>
          <table:table-cell table:formula="of:=[Recipes.D211]" office:value-type="float" office:value="0" calcext:value-type="float">
            <text:p>0</text:p>
          </table:table-cell>
          <table:table-cell table:formula="of:=IF([Recipes.E211]=&quot;&quot;;[.E210];[Recipes.E211])" office:value-type="float" office:value="3" calcext:value-type="float">
            <text:p>3</text:p>
          </table:table-cell>
          <table:table-cell table:style-name="ce20" table:formula="of:=IF([.B211]=0;[.A211];[.F210])" office:value-type="float" office:value="0" calcext:value-type="float">
            <text:p>0</text:p>
          </table:table-cell>
          <table:table-cell table:style-name="ce21" table:formula="of:=IF([.B211]=0;&quot;&quot;;[.F211])">
            <text:p/>
          </table:table-cell>
          <table:table-cell table:style-name="ce21" table:formula="of:=[.B211]" office:value-type="float" office:value="0" calcext:value-type="float">
            <text:p>0</text:p>
          </table:table-cell>
          <table:table-cell table:style-name="ce22" table:formula="of:=[.D211]" office:value-type="float" office:value="0" calcext:value-type="float">
            <text:p>0</text:p>
          </table:table-cell>
          <table:table-cell table:formula="of:=IF([.E211]=0;[.J210];[.E211])" office:value-type="float" office:value="3" calcext:value-type="float">
            <text:p>3</text:p>
          </table:table-cell>
          <table:table-cell table:formula="of:=IF([.F211]=0;&quot;&quot;;[.J211])">
            <text:p/>
          </table:table-cell>
          <table:table-cell table:style-name="ce21" table:formula="of:=IF([.K211]=&quot;&quot;;&quot;&quot;;[.C211]/[.K211])">
            <text:p/>
          </table:table-cell>
          <table:table-cell table:number-columns-repeated="1010"/>
        </table:table-row>
        <table:table-row table:style-name="ro1">
          <table:table-cell table:formula="of:=[Recipes.A212]" office:value-type="float" office:value="0" calcext:value-type="float">
            <text:p>0</text:p>
          </table:table-cell>
          <table:table-cell table:formula="of:=[Recipes.B212]" office:value-type="float" office:value="0" calcext:value-type="float">
            <text:p>0</text:p>
          </table:table-cell>
          <table:table-cell table:formula="of:=[Recipes.C212]" office:value-type="float" office:value="0" calcext:value-type="float">
            <text:p>0</text:p>
          </table:table-cell>
          <table:table-cell table:formula="of:=[Recipes.D212]" office:value-type="float" office:value="0" calcext:value-type="float">
            <text:p>0</text:p>
          </table:table-cell>
          <table:table-cell table:formula="of:=IF([Recipes.E212]=&quot;&quot;;[.E211];[Recipes.E212])" office:value-type="float" office:value="3" calcext:value-type="float">
            <text:p>3</text:p>
          </table:table-cell>
          <table:table-cell table:style-name="ce20" table:formula="of:=IF([.B212]=0;[.A212];[.F211])" office:value-type="float" office:value="0" calcext:value-type="float">
            <text:p>0</text:p>
          </table:table-cell>
          <table:table-cell table:style-name="ce21" table:formula="of:=IF([.B212]=0;&quot;&quot;;[.F212])">
            <text:p/>
          </table:table-cell>
          <table:table-cell table:style-name="ce21" table:formula="of:=[.B212]" office:value-type="float" office:value="0" calcext:value-type="float">
            <text:p>0</text:p>
          </table:table-cell>
          <table:table-cell table:style-name="ce22" table:formula="of:=[.D212]" office:value-type="float" office:value="0" calcext:value-type="float">
            <text:p>0</text:p>
          </table:table-cell>
          <table:table-cell table:formula="of:=IF([.E212]=0;[.J211];[.E212])" office:value-type="float" office:value="3" calcext:value-type="float">
            <text:p>3</text:p>
          </table:table-cell>
          <table:table-cell table:formula="of:=IF([.F212]=0;&quot;&quot;;[.J212])">
            <text:p/>
          </table:table-cell>
          <table:table-cell table:style-name="ce21" table:formula="of:=IF([.K212]=&quot;&quot;;&quot;&quot;;[.C212]/[.K212])">
            <text:p/>
          </table:table-cell>
          <table:table-cell table:number-columns-repeated="1010"/>
        </table:table-row>
        <table:table-row table:style-name="ro1">
          <table:table-cell table:formula="of:=[Recipes.A213]" office:value-type="float" office:value="0" calcext:value-type="float">
            <text:p>0</text:p>
          </table:table-cell>
          <table:table-cell table:formula="of:=[Recipes.B213]" office:value-type="float" office:value="0" calcext:value-type="float">
            <text:p>0</text:p>
          </table:table-cell>
          <table:table-cell table:formula="of:=[Recipes.C213]" office:value-type="float" office:value="0" calcext:value-type="float">
            <text:p>0</text:p>
          </table:table-cell>
          <table:table-cell table:formula="of:=[Recipes.D213]" office:value-type="float" office:value="0" calcext:value-type="float">
            <text:p>0</text:p>
          </table:table-cell>
          <table:table-cell table:formula="of:=IF([Recipes.E213]=&quot;&quot;;[.E212];[Recipes.E213])" office:value-type="float" office:value="3" calcext:value-type="float">
            <text:p>3</text:p>
          </table:table-cell>
          <table:table-cell table:style-name="ce20" table:formula="of:=IF([.B213]=0;[.A213];[.F212])" office:value-type="float" office:value="0" calcext:value-type="float">
            <text:p>0</text:p>
          </table:table-cell>
          <table:table-cell table:style-name="ce21" table:formula="of:=IF([.B213]=0;&quot;&quot;;[.F213])">
            <text:p/>
          </table:table-cell>
          <table:table-cell table:style-name="ce21" table:formula="of:=[.B213]" office:value-type="float" office:value="0" calcext:value-type="float">
            <text:p>0</text:p>
          </table:table-cell>
          <table:table-cell table:style-name="ce22" table:formula="of:=[.D213]" office:value-type="float" office:value="0" calcext:value-type="float">
            <text:p>0</text:p>
          </table:table-cell>
          <table:table-cell table:formula="of:=IF([.E213]=0;[.J212];[.E213])" office:value-type="float" office:value="3" calcext:value-type="float">
            <text:p>3</text:p>
          </table:table-cell>
          <table:table-cell table:formula="of:=IF([.F213]=0;&quot;&quot;;[.J213])">
            <text:p/>
          </table:table-cell>
          <table:table-cell table:style-name="ce21" table:formula="of:=IF([.K213]=&quot;&quot;;&quot;&quot;;[.C213]/[.K213])">
            <text:p/>
          </table:table-cell>
          <table:table-cell table:number-columns-repeated="1010"/>
        </table:table-row>
        <table:table-row table:style-name="ro1" table:number-rows-repeated="104836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Unit meals" table:style-name="ta3">
        <office:forms form:automatic-focus="false" form:apply-design-mode="false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2" table:default-cell-style-name="Default"/>
        <table:table-column table:style-name="co1" table:default-cell-style-name="ce16"/>
        <table:table-column table:style-name="co2" table:default-cell-style-name="ce16"/>
        <table:table-column table:style-name="co3" table:default-cell-style-name="ce3"/>
        <table:table-column table:style-name="co4" table:default-cell-style-name="ce19"/>
        <table:table-column table:style-name="co1" table:number-columns-repeated="3" table:default-cell-style-name="ce19"/>
        <table:table-column table:style-name="co5" table:default-cell-style-name="ce24"/>
        <table:table-column table:style-name="co1" table:number-columns-repeated="3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row table:style-name="ro1">
          <table:table-cell table:style-name="ce23" table:formula="of:=IF([Meals.A1]=&quot;&quot;;&quot;&quot;;[Meals.A1])" office:value-type="string" office:string-value="Meal" calcext:value-type="string">
            <text:p>Meal</text:p>
          </table:table-cell>
          <table:table-cell table:style-name="ce23" table:formula="of:=IF([Meals.B1]=&quot;&quot;;&quot;&quot;;[Meals.B1])" office:value-type="string" office:string-value="Course" calcext:value-type="string">
            <text:p>Course</text:p>
          </table:table-cell>
          <table:table-cell table:style-name="ce23" table:formula="of:=IF([Meals.C1]=&quot;&quot;;&quot;&quot;;[Meals.C1])" office:value-type="string" office:string-value="Dish" calcext:value-type="string">
            <text:p>Dish</text:p>
          </table:table-cell>
          <table:table-cell table:style-name="ce23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20" office:value-type="string" calcext:value-type="string">
            <text:p>Meal</text:p>
          </table:table-cell>
          <table:table-cell table:style-name="ce20" office:value-type="string" calcext:value-type="string">
            <text:p>MealDish</text:p>
          </table:table-cell>
          <table:table-cell/>
          <table:table-cell table:style-name="ce23" table:formula="of:=['Unit Recipes'.G1]" office:value-type="string" office:string-value="Dish" calcext:value-type="string">
            <text:p>Dish</text:p>
          </table:table-cell>
          <table:table-cell table:style-name="ce23" table:formula="of:=['Unit Recipes'.H1]" office:value-type="string" office:string-value="Ingredient" calcext:value-type="string">
            <text:p>Ingredient</text:p>
          </table:table-cell>
          <table:table-cell table:style-name="ce23" table:formula="of:=['Unit Recipes'.I1]" office:value-type="string" office:string-value="Measure" calcext:value-type="string">
            <text:p>Measure</text:p>
          </table:table-cell>
          <table:table-cell table:style-name="ce23" table:formula="of:=['Unit Recipes'.L1]" office:value-type="string" office:string-value="Quantity to feed one person" calcext:value-type="string">
            <text:p>Quantity to feed one person</text:p>
          </table:table-cell>
          <table:table-cell/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 Quantity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BQ Quantity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Dinner Quantit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sert Quantity</text:p>
          </table:table-cell>
          <table:table-cell office:value-type="string" calcext:value-type="string">
            <text:p>Snack break</text:p>
          </table:table-cell>
          <table:table-cell office:value-type="string" calcext:value-type="string">
            <text:p>Snack break Quantity</text:p>
          </table:table-cell>
        </table:table-row>
        <table:table-row table:style-name="ro1">
          <table:table-cell table:style-name="ce23" table:formula="of:=IF([Meals.A2]=&quot;&quot;;&quot;&quot;;[Meals.A2])" office:value-type="string" office:string-value="Breakfast" calcext:value-type="string">
            <text:p>Breakfast</text:p>
          </table:table-cell>
          <table:table-cell table:style-name="ce23" table:formula="of:=IF([Meals.B2]=&quot;&quot;;&quot;&quot;;[Meals.B2])" office:value-type="string" office:string-value="Food" calcext:value-type="string">
            <text:p>Food</text:p>
          </table:table-cell>
          <table:table-cell table:style-name="ce23" table:formula="of:=IF([Meals.C2]=&quot;&quot;;&quot;&quot;;[Meals.C2])" office:value-type="string" office:string-value="Cereal" calcext:value-type="string">
            <text:p>Cereal</text:p>
          </table:table-cell>
          <table:table-cell table:style-name="ce23" table:formula="of:=IF([Meals.D2]=&quot;&quot;;&quot;&quot;;[Meals.D2])" office:value-type="float" office:value="0.25" calcext:value-type="float">
            <text:p>0.25</text:p>
          </table:table-cell>
          <table:table-cell table:style-name="ce20" table:formula="of:=IF([.A2]=0;[.E1];[.A2])" office:value-type="string" office:string-value="Breakfast" calcext:value-type="string">
            <text:p>Breakfast</text:p>
          </table:table-cell>
          <table:table-cell table:style-name="ce20" table:formula="of:=IF([.C2]=&quot;&quot;;&quot;&quot;;CONCATENATE([.E2];[.C2]))" office:value-type="string" office:string-value="BreakfastCereal" calcext:value-type="string">
            <text:p>BreakfastCereal</text:p>
          </table:table-cell>
          <table:table-cell/>
          <table:table-cell table:style-name="ce23" table:formula="of:=['Unit Recipes'.G2]">
            <text:p/>
          </table:table-cell>
          <table:table-cell table:style-name="ce23" table:formula="of:=['Unit Recipes'.H2]" office:value-type="float" office:value="0" calcext:value-type="float">
            <text:p>0</text:p>
          </table:table-cell>
          <table:table-cell table:style-name="ce23" table:formula="of:=['Unit Recipes'.I2]" office:value-type="float" office:value="0" calcext:value-type="float">
            <text:p>0</text:p>
          </table:table-cell>
          <table:table-cell table:style-name="ce23" table:formula="of:=['Unit Recipes'.J2]" office:value-type="float" office:value="1" calcext:value-type="float">
            <text:p>1</text:p>
          </table:table-cell>
          <table:table-cell/>
          <table:table-cell table:formula="of:=[.H2]">
            <text:p/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formula="of:=SUMIF([.$F$2:.$F$39];CONCATENATE([.P$1];[.$H2]);[.$D$2:.$D$46])" office:value-type="float" office:value="0" calcext:value-type="float">
            <text:p>0</text:p>
          </table:table-cell>
          <table:table-cell table:formula="of:=IF([.P2]=0;0;[.P2]*[.$K2])" office:value-type="float" office:value="0" calcext:value-type="float">
            <text:p>0</text:p>
          </table:table-cell>
          <table:table-cell table:style-name="ce16" table:formula="of:=SUMIF([.$F$2:.$F$39];CONCATENATE([.R$1];[.$H2]);[.$D$2:.$D$46])" office:value-type="float" office:value="0" calcext:value-type="float">
            <text:p>0</text:p>
          </table:table-cell>
          <table:table-cell table:formula="of:=IF([.R2]=0;0;[.R2]*[.$K2])" office:value-type="float" office:value="0" calcext:value-type="float">
            <text:p>0</text:p>
          </table:table-cell>
          <table:table-cell table:style-name="ce16" table:formula="of:=SUMIF([.$F$2:.$F$39];CONCATENATE([.T$1];[.$H2]);[.$D$2:.$D$46])" office:value-type="float" office:value="0" calcext:value-type="float">
            <text:p>0</text:p>
          </table:table-cell>
          <table:table-cell table:formula="of:=IF([.T2]=0;0;[.T2]*[.$K2])" office:value-type="float" office:value="0" calcext:value-type="float">
            <text:p>0</text:p>
          </table:table-cell>
          <table:table-cell table:style-name="ce16" table:formula="of:=SUMIF([.$F$2:.$F$39];CONCATENATE([.V$1];[.$H2]);[.$D$2:.$D$46])" office:value-type="float" office:value="0" calcext:value-type="float">
            <text:p>0</text:p>
          </table:table-cell>
          <table:table-cell table:formula="of:=IF([.V2]=0;0;[.V2]*[.$K2])" office:value-type="float" office:value="0" calcext:value-type="float">
            <text:p>0</text:p>
          </table:table-cell>
          <table:table-cell table:style-name="ce16" table:formula="of:=SUMIF([.$F$2:.$F$39];CONCATENATE([.X$1];[.$H2]);[.$D$2:.$D$46])" office:value-type="float" office:value="0" calcext:value-type="float">
            <text:p>0</text:p>
          </table:table-cell>
          <table:table-cell table:formula="of:=IF([.X2]=0;0;[.X2]*[.$K2])" office:value-type="float" office:value="0" calcext:value-type="float">
            <text:p>0</text:p>
          </table:table-cell>
          <table:table-cell table:style-name="ce16" table:formula="of:=SUMIF([.$F$2:.$F$39];CONCATENATE([.Z$1];[.$H2]);[.$D$2:.$D$46])" office:value-type="float" office:value="0" calcext:value-type="float">
            <text:p>0</text:p>
          </table:table-cell>
          <table:table-cell table:formula="of:=IF([.Z2]=0;0;[.Z2]*[.$K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3" table:formula="of:=IF([Meals.B3]=&quot;&quot;;&quot;&quot;;[Meals.B3])" office:value-type="string" office:string-value="Food" calcext:value-type="string">
            <text:p>Food</text:p>
          </table:table-cell>
          <table:table-cell table:style-name="ce23" table:formula="of:=IF([Meals.C3]=&quot;&quot;;&quot;&quot;;[Meals.C3])" office:value-type="string" office:string-value="Fruit" calcext:value-type="string">
            <text:p>Fruit</text:p>
          </table:table-cell>
          <table:table-cell table:style-name="ce23" table:formula="of:=IF([Meals.D3]=&quot;&quot;;&quot;&quot;;[Meals.D3])" office:value-type="float" office:value="0.5" calcext:value-type="float">
            <text:p>0.5</text:p>
          </table:table-cell>
          <table:table-cell table:style-name="ce20" table:formula="of:=IF([.A3]=&quot;&quot;;[.E2];[.A3])" office:value-type="string" office:string-value="Breakfast" calcext:value-type="string">
            <text:p>Breakfast</text:p>
          </table:table-cell>
          <table:table-cell table:style-name="ce20" table:formula="of:=IF([.C3]=&quot;&quot;;&quot;&quot;;CONCATENATE([.E3];[.C3]))" office:value-type="string" office:string-value="BreakfastFruit" calcext:value-type="string">
            <text:p>BreakfastFruit</text:p>
          </table:table-cell>
          <table:table-cell/>
          <table:table-cell table:style-name="ce23" table:formula="of:=['Unit Recipes'.G3]" office:value-type="string" office:string-value="Cereal" calcext:value-type="string">
            <text:p>Cereal</text:p>
          </table:table-cell>
          <table:table-cell table:style-name="ce23" table:formula="of:=['Unit Recipes'.H3]" office:value-type="string" office:string-value="Joghurt" calcext:value-type="string">
            <text:p>Joghurt</text:p>
          </table:table-cell>
          <table:table-cell table:style-name="ce23" table:formula="of:=['Unit Recipes'.I3]" office:value-type="string" office:string-value="ml" calcext:value-type="string">
            <text:p>ml</text:p>
          </table:table-cell>
          <table:table-cell table:style-name="ce23" table:formula="of:=['Unit Recipes'.J3]" office:value-type="float" office:value="1" calcext:value-type="float">
            <text:p>1</text:p>
          </table:table-cell>
          <table:table-cell/>
          <table:table-cell table:formula="of:=[.H3]" office:value-type="string" office:string-value="Cereal" calcext:value-type="string">
            <text:p>Cereal</text:p>
          </table:table-cell>
          <table:table-cell table:formula="of:=[.I3]" office:value-type="string" office:string-value="Joghurt" calcext:value-type="string">
            <text:p>Joghurt</text:p>
          </table:table-cell>
          <table:table-cell table:formula="of:=[.J3]" office:value-type="string" office:string-value="ml" calcext:value-type="string">
            <text:p>ml</text:p>
          </table:table-cell>
          <table:table-cell table:formula="of:=SUMIF([.$F$2:.$F$39];CONCATENATE([.P$1];[.$H3]);[.$D$2:.$D$46])" office:value-type="float" office:value="0.25" calcext:value-type="float">
            <text:p>0.25</text:p>
          </table:table-cell>
          <table:table-cell table:formula="of:=IF([.P3]=0;0;[.P3]*[.$K3])" office:value-type="float" office:value="0.25" calcext:value-type="float">
            <text:p>0.25</text:p>
          </table:table-cell>
          <table:table-cell table:style-name="ce16" table:formula="of:=SUMIF([.$F$2:.$F$39];CONCATENATE([.R$1];[.$H3]);[.$D$2:.$D$46])" office:value-type="float" office:value="0" calcext:value-type="float">
            <text:p>0</text:p>
          </table:table-cell>
          <table:table-cell table:formula="of:=IF([.R3]=0;0;[.R3]*[.$K3])" office:value-type="float" office:value="0" calcext:value-type="float">
            <text:p>0</text:p>
          </table:table-cell>
          <table:table-cell table:style-name="ce16" table:formula="of:=SUMIF([.$F$2:.$F$39];CONCATENATE([.T$1];[.$H3]);[.$D$2:.$D$46])" office:value-type="float" office:value="0" calcext:value-type="float">
            <text:p>0</text:p>
          </table:table-cell>
          <table:table-cell table:formula="of:=IF([.T3]=0;0;[.T3]*[.$K3])" office:value-type="float" office:value="0" calcext:value-type="float">
            <text:p>0</text:p>
          </table:table-cell>
          <table:table-cell table:style-name="ce16" table:formula="of:=SUMIF([.$F$2:.$F$39];CONCATENATE([.V$1];[.$H3]);[.$D$2:.$D$46])" office:value-type="float" office:value="0" calcext:value-type="float">
            <text:p>0</text:p>
          </table:table-cell>
          <table:table-cell table:formula="of:=IF([.V3]=0;0;[.V3]*[.$K3])" office:value-type="float" office:value="0" calcext:value-type="float">
            <text:p>0</text:p>
          </table:table-cell>
          <table:table-cell table:style-name="ce16" table:formula="of:=SUMIF([.$F$2:.$F$39];CONCATENATE([.X$1];[.$H3]);[.$D$2:.$D$46])" office:value-type="float" office:value="0" calcext:value-type="float">
            <text:p>0</text:p>
          </table:table-cell>
          <table:table-cell table:formula="of:=IF([.X3]=0;0;[.X3]*[.$K3])" office:value-type="float" office:value="0" calcext:value-type="float">
            <text:p>0</text:p>
          </table:table-cell>
          <table:table-cell table:style-name="ce16" table:formula="of:=SUMIF([.$F$2:.$F$39];CONCATENATE([.Z$1];[.$H3]);[.$D$2:.$D$46])" office:value-type="float" office:value="0" calcext:value-type="float">
            <text:p>0</text:p>
          </table:table-cell>
          <table:table-cell table:formula="of:=IF([.Z3]=0;0;[.Z3]*[.$K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]=&quot;&quot;;&quot;&quot;;[Meals.A4])">
            <text:p/>
          </table:table-cell>
          <table:table-cell table:style-name="ce23" table:formula="of:=IF([Meals.B4]=&quot;&quot;;&quot;&quot;;[Meals.B4])" office:value-type="string" office:string-value="Food" calcext:value-type="string">
            <text:p>Food</text:p>
          </table:table-cell>
          <table:table-cell table:style-name="ce23" table:formula="of:=IF([Meals.C4]=&quot;&quot;;&quot;&quot;;[Meals.C4])" office:value-type="string" office:string-value="Bread" calcext:value-type="string">
            <text:p>Bread</text:p>
          </table:table-cell>
          <table:table-cell table:style-name="ce23" table:formula="of:=IF([Meals.D4]=&quot;&quot;;&quot;&quot;;[Meals.D4])" office:value-type="float" office:value="0.25" calcext:value-type="float">
            <text:p>0.25</text:p>
          </table:table-cell>
          <table:table-cell table:style-name="ce20" table:formula="of:=IF([.A4]=&quot;&quot;;[.E3];[.A4])" office:value-type="string" office:string-value="Breakfast" calcext:value-type="string">
            <text:p>Breakfast</text:p>
          </table:table-cell>
          <table:table-cell table:style-name="ce20" table:formula="of:=IF([.C4]=&quot;&quot;;&quot;&quot;;CONCATENATE([.E4];[.C4]))" office:value-type="string" office:string-value="BreakfastBread" calcext:value-type="string">
            <text:p>BreakfastBread</text:p>
          </table:table-cell>
          <table:table-cell/>
          <table:table-cell table:style-name="ce23" table:formula="of:=['Unit Recipes'.G4]" office:value-type="string" office:string-value="Cereal" calcext:value-type="string">
            <text:p>Cereal</text:p>
          </table:table-cell>
          <table:table-cell table:style-name="ce23" table:formula="of:=['Unit Recipes'.H4]" office:value-type="string" office:string-value="Milk (UHT)" calcext:value-type="string">
            <text:p>Milk (UHT)</text:p>
          </table:table-cell>
          <table:table-cell table:style-name="ce23" table:formula="of:=['Unit Recipes'.I4]" office:value-type="string" office:string-value="ml" calcext:value-type="string">
            <text:p>ml</text:p>
          </table:table-cell>
          <table:table-cell table:style-name="ce23" table:formula="of:=['Unit Recipes'.J4]" office:value-type="float" office:value="1" calcext:value-type="float">
            <text:p>1</text:p>
          </table:table-cell>
          <table:table-cell/>
          <table:table-cell table:formula="of:=[.H4]" office:value-type="string" office:string-value="Cereal" calcext:value-type="string">
            <text:p>Cereal</text:p>
          </table:table-cell>
          <table:table-cell table:formula="of:=[.I4]" office:value-type="string" office:string-value="Milk (UHT)" calcext:value-type="string">
            <text:p>Milk (UHT)</text:p>
          </table:table-cell>
          <table:table-cell table:formula="of:=[.J4]" office:value-type="string" office:string-value="ml" calcext:value-type="string">
            <text:p>ml</text:p>
          </table:table-cell>
          <table:table-cell table:formula="of:=SUMIF([.$F$2:.$F$39];CONCATENATE([.P$1];[.$H4]);[.$D$2:.$D$46])" office:value-type="float" office:value="0.25" calcext:value-type="float">
            <text:p>0.25</text:p>
          </table:table-cell>
          <table:table-cell table:formula="of:=IF([.P4]=0;0;[.P4]*[.$K4])" office:value-type="float" office:value="0.25" calcext:value-type="float">
            <text:p>0.25</text:p>
          </table:table-cell>
          <table:table-cell table:style-name="ce16" table:formula="of:=SUMIF([.$F$2:.$F$39];CONCATENATE([.R$1];[.$H4]);[.$D$2:.$D$46])" office:value-type="float" office:value="0" calcext:value-type="float">
            <text:p>0</text:p>
          </table:table-cell>
          <table:table-cell table:formula="of:=IF([.R4]=0;0;[.R4]*[.$K4])" office:value-type="float" office:value="0" calcext:value-type="float">
            <text:p>0</text:p>
          </table:table-cell>
          <table:table-cell table:style-name="ce16" table:formula="of:=SUMIF([.$F$2:.$F$39];CONCATENATE([.T$1];[.$H4]);[.$D$2:.$D$46])" office:value-type="float" office:value="0" calcext:value-type="float">
            <text:p>0</text:p>
          </table:table-cell>
          <table:table-cell table:formula="of:=IF([.T4]=0;0;[.T4]*[.$K4])" office:value-type="float" office:value="0" calcext:value-type="float">
            <text:p>0</text:p>
          </table:table-cell>
          <table:table-cell table:style-name="ce16" table:formula="of:=SUMIF([.$F$2:.$F$39];CONCATENATE([.V$1];[.$H4]);[.$D$2:.$D$46])" office:value-type="float" office:value="0" calcext:value-type="float">
            <text:p>0</text:p>
          </table:table-cell>
          <table:table-cell table:formula="of:=IF([.V4]=0;0;[.V4]*[.$K4])" office:value-type="float" office:value="0" calcext:value-type="float">
            <text:p>0</text:p>
          </table:table-cell>
          <table:table-cell table:style-name="ce16" table:formula="of:=SUMIF([.$F$2:.$F$39];CONCATENATE([.X$1];[.$H4]);[.$D$2:.$D$46])" office:value-type="float" office:value="0" calcext:value-type="float">
            <text:p>0</text:p>
          </table:table-cell>
          <table:table-cell table:formula="of:=IF([.X4]=0;0;[.X4]*[.$K4])" office:value-type="float" office:value="0" calcext:value-type="float">
            <text:p>0</text:p>
          </table:table-cell>
          <table:table-cell table:style-name="ce16" table:formula="of:=SUMIF([.$F$2:.$F$39];CONCATENATE([.Z$1];[.$H4]);[.$D$2:.$D$46])" office:value-type="float" office:value="0" calcext:value-type="float">
            <text:p>0</text:p>
          </table:table-cell>
          <table:table-cell table:formula="of:=IF([.Z4]=0;0;[.Z4]*[.$K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]=&quot;&quot;;&quot;&quot;;[Meals.A5])">
            <text:p/>
          </table:table-cell>
          <table:table-cell table:style-name="ce23" table:formula="of:=IF([Meals.B5]=&quot;&quot;;&quot;&quot;;[Meals.B5])" office:value-type="string" office:string-value="Drink" calcext:value-type="string">
            <text:p>Drink</text:p>
          </table:table-cell>
          <table:table-cell table:style-name="ce23" table:formula="of:=IF([Meals.C5]=&quot;&quot;;&quot;&quot;;[Meals.C5])" office:value-type="string" office:string-value="Drinks" calcext:value-type="string">
            <text:p>Drinks</text:p>
          </table:table-cell>
          <table:table-cell table:style-name="ce23" table:formula="of:=IF([Meals.D5]=&quot;&quot;;&quot;&quot;;[Meals.D5])" office:value-type="float" office:value="1" calcext:value-type="float">
            <text:p>1</text:p>
          </table:table-cell>
          <table:table-cell table:style-name="ce20" table:formula="of:=IF([.A5]=&quot;&quot;;[.E4];[.A5])" office:value-type="string" office:string-value="Breakfast" calcext:value-type="string">
            <text:p>Breakfast</text:p>
          </table:table-cell>
          <table:table-cell table:style-name="ce20" table:formula="of:=IF([.C5]=&quot;&quot;;&quot;&quot;;CONCATENATE([.E5];[.C5]))" office:value-type="string" office:string-value="BreakfastDrinks" calcext:value-type="string">
            <text:p>BreakfastDrinks</text:p>
          </table:table-cell>
          <table:table-cell/>
          <table:table-cell table:style-name="ce23" table:formula="of:=['Unit Recipes'.G5]" office:value-type="string" office:string-value="Cereal" calcext:value-type="string">
            <text:p>Cereal</text:p>
          </table:table-cell>
          <table:table-cell table:style-name="ce23" table:formula="of:=['Unit Recipes'.H5]" office:value-type="string" office:string-value="Cornflakes" calcext:value-type="string">
            <text:p>Cornflakes</text:p>
          </table:table-cell>
          <table:table-cell table:style-name="ce23" table:formula="of:=['Unit Recipes'.I5]" office:value-type="string" office:string-value="g" calcext:value-type="string">
            <text:p>g</text:p>
          </table:table-cell>
          <table:table-cell table:style-name="ce23" table:formula="of:=['Unit Recipes'.J5]" office:value-type="float" office:value="1" calcext:value-type="float">
            <text:p>1</text:p>
          </table:table-cell>
          <table:table-cell/>
          <table:table-cell table:formula="of:=[.H5]" office:value-type="string" office:string-value="Cereal" calcext:value-type="string">
            <text:p>Cereal</text:p>
          </table:table-cell>
          <table:table-cell table:formula="of:=[.I5]" office:value-type="string" office:string-value="Cornflakes" calcext:value-type="string">
            <text:p>Cornflakes</text:p>
          </table:table-cell>
          <table:table-cell table:formula="of:=[.J5]" office:value-type="string" office:string-value="g" calcext:value-type="string">
            <text:p>g</text:p>
          </table:table-cell>
          <table:table-cell table:formula="of:=SUMIF([.$F$2:.$F$39];CONCATENATE([.P$1];[.$H5]);[.$D$2:.$D$46])" office:value-type="float" office:value="0.25" calcext:value-type="float">
            <text:p>0.25</text:p>
          </table:table-cell>
          <table:table-cell table:formula="of:=IF([.P5]=0;0;[.P5]*[.$K5])" office:value-type="float" office:value="0.25" calcext:value-type="float">
            <text:p>0.25</text:p>
          </table:table-cell>
          <table:table-cell table:style-name="ce16" table:formula="of:=SUMIF([.$F$2:.$F$39];CONCATENATE([.R$1];[.$H5]);[.$D$2:.$D$46])" office:value-type="float" office:value="0" calcext:value-type="float">
            <text:p>0</text:p>
          </table:table-cell>
          <table:table-cell table:formula="of:=IF([.R5]=0;0;[.R5]*[.$K5])" office:value-type="float" office:value="0" calcext:value-type="float">
            <text:p>0</text:p>
          </table:table-cell>
          <table:table-cell table:style-name="ce16" table:formula="of:=SUMIF([.$F$2:.$F$39];CONCATENATE([.T$1];[.$H5]);[.$D$2:.$D$46])" office:value-type="float" office:value="0" calcext:value-type="float">
            <text:p>0</text:p>
          </table:table-cell>
          <table:table-cell table:formula="of:=IF([.T5]=0;0;[.T5]*[.$K5])" office:value-type="float" office:value="0" calcext:value-type="float">
            <text:p>0</text:p>
          </table:table-cell>
          <table:table-cell table:style-name="ce16" table:formula="of:=SUMIF([.$F$2:.$F$39];CONCATENATE([.V$1];[.$H5]);[.$D$2:.$D$46])" office:value-type="float" office:value="0" calcext:value-type="float">
            <text:p>0</text:p>
          </table:table-cell>
          <table:table-cell table:formula="of:=IF([.V5]=0;0;[.V5]*[.$K5])" office:value-type="float" office:value="0" calcext:value-type="float">
            <text:p>0</text:p>
          </table:table-cell>
          <table:table-cell table:style-name="ce16" table:formula="of:=SUMIF([.$F$2:.$F$39];CONCATENATE([.X$1];[.$H5]);[.$D$2:.$D$46])" office:value-type="float" office:value="0" calcext:value-type="float">
            <text:p>0</text:p>
          </table:table-cell>
          <table:table-cell table:formula="of:=IF([.X5]=0;0;[.X5]*[.$K5])" office:value-type="float" office:value="0" calcext:value-type="float">
            <text:p>0</text:p>
          </table:table-cell>
          <table:table-cell table:style-name="ce16" table:formula="of:=SUMIF([.$F$2:.$F$39];CONCATENATE([.Z$1];[.$H5]);[.$D$2:.$D$46])" office:value-type="float" office:value="0" calcext:value-type="float">
            <text:p>0</text:p>
          </table:table-cell>
          <table:table-cell table:formula="of:=IF([.Z5]=0;0;[.Z5]*[.$K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6]=&quot;&quot;;&quot;&quot;;[Meals.A6])">
            <text:p/>
          </table:table-cell>
          <table:table-cell table:style-name="ce23" table:formula="of:=IF([Meals.B6]=&quot;&quot;;&quot;&quot;;[Meals.B6])">
            <text:p/>
          </table:table-cell>
          <table:table-cell table:style-name="ce23" table:formula="of:=IF([Meals.C6]=&quot;&quot;;&quot;&quot;;[Meals.C6])">
            <text:p/>
          </table:table-cell>
          <table:table-cell table:style-name="ce23" table:formula="of:=IF([Meals.D6]=&quot;&quot;;&quot;&quot;;[Meals.D6])">
            <text:p/>
          </table:table-cell>
          <table:table-cell table:style-name="ce20" table:formula="of:=IF([.A6]=&quot;&quot;;[.E5];[.A6])" office:value-type="string" office:string-value="Breakfast" calcext:value-type="string">
            <text:p>Breakfast</text:p>
          </table:table-cell>
          <table:table-cell table:style-name="ce20" table:formula="of:=IF([.C6]=&quot;&quot;;&quot;&quot;;CONCATENATE([.E6];[.C6]))">
            <text:p/>
          </table:table-cell>
          <table:table-cell/>
          <table:table-cell table:style-name="ce23" table:formula="of:=['Unit Recipes'.G6]" office:value-type="string" office:string-value="Cereal" calcext:value-type="string">
            <text:p>Cereal</text:p>
          </table:table-cell>
          <table:table-cell table:style-name="ce23" table:formula="of:=['Unit Recipes'.H6]" office:value-type="string" office:string-value="Musli" calcext:value-type="string">
            <text:p>Musli</text:p>
          </table:table-cell>
          <table:table-cell table:style-name="ce23" table:formula="of:=['Unit Recipes'.I6]" office:value-type="string" office:string-value="g" calcext:value-type="string">
            <text:p>g</text:p>
          </table:table-cell>
          <table:table-cell table:style-name="ce23" table:formula="of:=['Unit Recipes'.J6]" office:value-type="float" office:value="1" calcext:value-type="float">
            <text:p>1</text:p>
          </table:table-cell>
          <table:table-cell/>
          <table:table-cell table:formula="of:=[.H6]" office:value-type="string" office:string-value="Cereal" calcext:value-type="string">
            <text:p>Cereal</text:p>
          </table:table-cell>
          <table:table-cell table:formula="of:=[.I6]" office:value-type="string" office:string-value="Musli" calcext:value-type="string">
            <text:p>Musli</text:p>
          </table:table-cell>
          <table:table-cell table:formula="of:=[.J6]" office:value-type="string" office:string-value="g" calcext:value-type="string">
            <text:p>g</text:p>
          </table:table-cell>
          <table:table-cell table:formula="of:=SUMIF([.$F$2:.$F$39];CONCATENATE([.P$1];[.$H6]);[.$D$2:.$D$46])" office:value-type="float" office:value="0.25" calcext:value-type="float">
            <text:p>0.25</text:p>
          </table:table-cell>
          <table:table-cell table:formula="of:=IF([.P6]=0;0;[.P6]*[.$K6])" office:value-type="float" office:value="0.25" calcext:value-type="float">
            <text:p>0.25</text:p>
          </table:table-cell>
          <table:table-cell table:style-name="ce16" table:formula="of:=SUMIF([.$F$2:.$F$39];CONCATENATE([.R$1];[.$H6]);[.$D$2:.$D$46])" office:value-type="float" office:value="0" calcext:value-type="float">
            <text:p>0</text:p>
          </table:table-cell>
          <table:table-cell table:formula="of:=IF([.R6]=0;0;[.R6]*[.$K6])" office:value-type="float" office:value="0" calcext:value-type="float">
            <text:p>0</text:p>
          </table:table-cell>
          <table:table-cell table:style-name="ce16" table:formula="of:=SUMIF([.$F$2:.$F$39];CONCATENATE([.T$1];[.$H6]);[.$D$2:.$D$46])" office:value-type="float" office:value="0" calcext:value-type="float">
            <text:p>0</text:p>
          </table:table-cell>
          <table:table-cell table:formula="of:=IF([.T6]=0;0;[.T6]*[.$K6])" office:value-type="float" office:value="0" calcext:value-type="float">
            <text:p>0</text:p>
          </table:table-cell>
          <table:table-cell table:style-name="ce16" table:formula="of:=SUMIF([.$F$2:.$F$39];CONCATENATE([.V$1];[.$H6]);[.$D$2:.$D$46])" office:value-type="float" office:value="0" calcext:value-type="float">
            <text:p>0</text:p>
          </table:table-cell>
          <table:table-cell table:formula="of:=IF([.V6]=0;0;[.V6]*[.$K6])" office:value-type="float" office:value="0" calcext:value-type="float">
            <text:p>0</text:p>
          </table:table-cell>
          <table:table-cell table:style-name="ce16" table:formula="of:=SUMIF([.$F$2:.$F$39];CONCATENATE([.X$1];[.$H6]);[.$D$2:.$D$46])" office:value-type="float" office:value="0" calcext:value-type="float">
            <text:p>0</text:p>
          </table:table-cell>
          <table:table-cell table:formula="of:=IF([.X6]=0;0;[.X6]*[.$K6])" office:value-type="float" office:value="0" calcext:value-type="float">
            <text:p>0</text:p>
          </table:table-cell>
          <table:table-cell table:style-name="ce16" table:formula="of:=SUMIF([.$F$2:.$F$39];CONCATENATE([.Z$1];[.$H6]);[.$D$2:.$D$46])" office:value-type="float" office:value="0" calcext:value-type="float">
            <text:p>0</text:p>
          </table:table-cell>
          <table:table-cell table:formula="of:=IF([.Z6]=0;0;[.Z6]*[.$K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7]=&quot;&quot;;&quot;&quot;;[Meals.A7])" office:value-type="string" office:string-value="Lunch" calcext:value-type="string">
            <text:p>Lunch</text:p>
          </table:table-cell>
          <table:table-cell table:style-name="ce23" table:formula="of:=IF([Meals.B7]=&quot;&quot;;&quot;&quot;;[Meals.B7])" office:value-type="string" office:string-value="Sandwich" calcext:value-type="string">
            <text:p>Sandwich</text:p>
          </table:table-cell>
          <table:table-cell table:style-name="ce23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23" table:formula="of:=IF([Meals.D7]=&quot;&quot;;&quot;&quot;;[Meals.D7])" office:value-type="float" office:value="0.25" calcext:value-type="float">
            <text:p>0.25</text:p>
          </table:table-cell>
          <table:table-cell table:style-name="ce20" table:formula="of:=IF([.A7]=&quot;&quot;;[.E6];[.A7])" office:value-type="string" office:string-value="Lunch" calcext:value-type="string">
            <text:p>Lunch</text:p>
          </table:table-cell>
          <table:table-cell table:style-name="ce20" table:formula="of:=IF([.C7]=&quot;&quot;;&quot;&quot;;CONCATENATE([.E7];[.C7]))" office:value-type="string" office:string-value="LunchEgg sandwiches" calcext:value-type="string">
            <text:p>LunchEgg sandwiches</text:p>
          </table:table-cell>
          <table:table-cell/>
          <table:table-cell table:style-name="ce23" table:formula="of:=['Unit Recipes'.G7]">
            <text:p/>
          </table:table-cell>
          <table:table-cell table:style-name="ce23" table:formula="of:=['Unit Recipes'.H7]" office:value-type="float" office:value="0" calcext:value-type="float">
            <text:p>0</text:p>
          </table:table-cell>
          <table:table-cell table:style-name="ce23" table:formula="of:=['Unit Recipes'.I7]" office:value-type="float" office:value="0" calcext:value-type="float">
            <text:p>0</text:p>
          </table:table-cell>
          <table:table-cell table:style-name="ce23" table:formula="of:=['Unit Recipes'.J7]" office:value-type="float" office:value="1" calcext:value-type="float">
            <text:p>1</text:p>
          </table:table-cell>
          <table:table-cell/>
          <table:table-cell table:formula="of:=[.H7]">
            <text:p/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0" calcext:value-type="float">
            <text:p>0</text:p>
          </table:table-cell>
          <table:table-cell table:formula="of:=SUMIF([.$F$2:.$F$39];CONCATENATE([.P$1];[.$H7]);[.$D$2:.$D$46])" office:value-type="float" office:value="0" calcext:value-type="float">
            <text:p>0</text:p>
          </table:table-cell>
          <table:table-cell table:formula="of:=IF([.P7]=0;0;[.P7]*[.$K7])" office:value-type="float" office:value="0" calcext:value-type="float">
            <text:p>0</text:p>
          </table:table-cell>
          <table:table-cell table:style-name="ce16" table:formula="of:=SUMIF([.$F$2:.$F$39];CONCATENATE([.R$1];[.$H7]);[.$D$2:.$D$46])" office:value-type="float" office:value="0" calcext:value-type="float">
            <text:p>0</text:p>
          </table:table-cell>
          <table:table-cell table:formula="of:=IF([.R7]=0;0;[.R7]*[.$K7])" office:value-type="float" office:value="0" calcext:value-type="float">
            <text:p>0</text:p>
          </table:table-cell>
          <table:table-cell table:style-name="ce16" table:formula="of:=SUMIF([.$F$2:.$F$39];CONCATENATE([.T$1];[.$H7]);[.$D$2:.$D$46])" office:value-type="float" office:value="0" calcext:value-type="float">
            <text:p>0</text:p>
          </table:table-cell>
          <table:table-cell table:formula="of:=IF([.T7]=0;0;[.T7]*[.$K7])" office:value-type="float" office:value="0" calcext:value-type="float">
            <text:p>0</text:p>
          </table:table-cell>
          <table:table-cell table:style-name="ce16" table:formula="of:=SUMIF([.$F$2:.$F$39];CONCATENATE([.V$1];[.$H7]);[.$D$2:.$D$46])" office:value-type="float" office:value="0" calcext:value-type="float">
            <text:p>0</text:p>
          </table:table-cell>
          <table:table-cell table:formula="of:=IF([.V7]=0;0;[.V7]*[.$K7])" office:value-type="float" office:value="0" calcext:value-type="float">
            <text:p>0</text:p>
          </table:table-cell>
          <table:table-cell table:style-name="ce16" table:formula="of:=SUMIF([.$F$2:.$F$39];CONCATENATE([.X$1];[.$H7]);[.$D$2:.$D$46])" office:value-type="float" office:value="0" calcext:value-type="float">
            <text:p>0</text:p>
          </table:table-cell>
          <table:table-cell table:formula="of:=IF([.X7]=0;0;[.X7]*[.$K7])" office:value-type="float" office:value="0" calcext:value-type="float">
            <text:p>0</text:p>
          </table:table-cell>
          <table:table-cell table:style-name="ce16" table:formula="of:=SUMIF([.$F$2:.$F$39];CONCATENATE([.Z$1];[.$H7]);[.$D$2:.$D$46])" office:value-type="float" office:value="0" calcext:value-type="float">
            <text:p>0</text:p>
          </table:table-cell>
          <table:table-cell table:formula="of:=IF([.Z7]=0;0;[.Z7]*[.$K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8]=&quot;&quot;;&quot;&quot;;[Meals.A8])">
            <text:p/>
          </table:table-cell>
          <table:table-cell table:style-name="ce23" table:formula="of:=IF([Meals.B8]=&quot;&quot;;&quot;&quot;;[Meals.B8])" office:value-type="string" office:string-value="Sandwich" calcext:value-type="string">
            <text:p>Sandwich</text:p>
          </table:table-cell>
          <table:table-cell table:style-name="ce23" table:formula="of:=IF([Meals.C8]=&quot;&quot;;&quot;&quot;;[Meals.C8])" office:value-type="string" office:string-value="Cucumber" calcext:value-type="string">
            <text:p>Cucumber</text:p>
          </table:table-cell>
          <table:table-cell table:style-name="ce23" table:formula="of:=IF([Meals.D8]=&quot;&quot;;&quot;&quot;;[Meals.D8])" office:value-type="float" office:value="0.25" calcext:value-type="float">
            <text:p>0.25</text:p>
          </table:table-cell>
          <table:table-cell table:style-name="ce20" table:formula="of:=IF([.A8]=&quot;&quot;;[.E7];[.A8])" office:value-type="string" office:string-value="Lunch" calcext:value-type="string">
            <text:p>Lunch</text:p>
          </table:table-cell>
          <table:table-cell table:style-name="ce20" table:formula="of:=IF([.C8]=&quot;&quot;;&quot;&quot;;CONCATENATE([.E8];[.C8]))" office:value-type="string" office:string-value="LunchCucumber" calcext:value-type="string">
            <text:p>LunchCucumber</text:p>
          </table:table-cell>
          <table:table-cell/>
          <table:table-cell table:style-name="ce23" table:formula="of:=['Unit Recipes'.G8]">
            <text:p/>
          </table:table-cell>
          <table:table-cell table:style-name="ce23" table:formula="of:=['Unit Recipes'.H8]" office:value-type="float" office:value="0" calcext:value-type="float">
            <text:p>0</text:p>
          </table:table-cell>
          <table:table-cell table:style-name="ce23" table:formula="of:=['Unit Recipes'.I8]" office:value-type="float" office:value="0" calcext:value-type="float">
            <text:p>0</text:p>
          </table:table-cell>
          <table:table-cell table:style-name="ce23" table:formula="of:=['Unit Recipes'.J8]" office:value-type="float" office:value="1.5" calcext:value-type="float">
            <text:p>1.5</text:p>
          </table:table-cell>
          <table:table-cell/>
          <table:table-cell table:formula="of:=[.H8]">
            <text:p/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0" calcext:value-type="float">
            <text:p>0</text:p>
          </table:table-cell>
          <table:table-cell table:formula="of:=SUMIF([.$F$2:.$F$39];CONCATENATE([.P$1];[.$H8]);[.$D$2:.$D$46])" office:value-type="float" office:value="0" calcext:value-type="float">
            <text:p>0</text:p>
          </table:table-cell>
          <table:table-cell table:formula="of:=IF([.P8]=0;0;[.P8]*[.$K8])" office:value-type="float" office:value="0" calcext:value-type="float">
            <text:p>0</text:p>
          </table:table-cell>
          <table:table-cell table:style-name="ce16" table:formula="of:=SUMIF([.$F$2:.$F$39];CONCATENATE([.R$1];[.$H8]);[.$D$2:.$D$46])" office:value-type="float" office:value="0" calcext:value-type="float">
            <text:p>0</text:p>
          </table:table-cell>
          <table:table-cell table:formula="of:=IF([.R8]=0;0;[.R8]*[.$K8])" office:value-type="float" office:value="0" calcext:value-type="float">
            <text:p>0</text:p>
          </table:table-cell>
          <table:table-cell table:style-name="ce16" table:formula="of:=SUMIF([.$F$2:.$F$39];CONCATENATE([.T$1];[.$H8]);[.$D$2:.$D$46])" office:value-type="float" office:value="0" calcext:value-type="float">
            <text:p>0</text:p>
          </table:table-cell>
          <table:table-cell table:formula="of:=IF([.T8]=0;0;[.T8]*[.$K8])" office:value-type="float" office:value="0" calcext:value-type="float">
            <text:p>0</text:p>
          </table:table-cell>
          <table:table-cell table:style-name="ce16" table:formula="of:=SUMIF([.$F$2:.$F$39];CONCATENATE([.V$1];[.$H8]);[.$D$2:.$D$46])" office:value-type="float" office:value="0" calcext:value-type="float">
            <text:p>0</text:p>
          </table:table-cell>
          <table:table-cell table:formula="of:=IF([.V8]=0;0;[.V8]*[.$K8])" office:value-type="float" office:value="0" calcext:value-type="float">
            <text:p>0</text:p>
          </table:table-cell>
          <table:table-cell table:style-name="ce16" table:formula="of:=SUMIF([.$F$2:.$F$39];CONCATENATE([.X$1];[.$H8]);[.$D$2:.$D$46])" office:value-type="float" office:value="0" calcext:value-type="float">
            <text:p>0</text:p>
          </table:table-cell>
          <table:table-cell table:formula="of:=IF([.X8]=0;0;[.X8]*[.$K8])" office:value-type="float" office:value="0" calcext:value-type="float">
            <text:p>0</text:p>
          </table:table-cell>
          <table:table-cell table:style-name="ce16" table:formula="of:=SUMIF([.$F$2:.$F$39];CONCATENATE([.Z$1];[.$H8]);[.$D$2:.$D$46])" office:value-type="float" office:value="0" calcext:value-type="float">
            <text:p>0</text:p>
          </table:table-cell>
          <table:table-cell table:formula="of:=IF([.Z8]=0;0;[.Z8]*[.$K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9]=&quot;&quot;;&quot;&quot;;[Meals.A9])">
            <text:p/>
          </table:table-cell>
          <table:table-cell table:style-name="ce23" table:formula="of:=IF([Meals.B9]=&quot;&quot;;&quot;&quot;;[Meals.B9])" office:value-type="string" office:string-value="Sandwich" calcext:value-type="string">
            <text:p>Sandwich</text:p>
          </table:table-cell>
          <table:table-cell table:style-name="ce23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23" table:formula="of:=IF([Meals.D9]=&quot;&quot;;&quot;&quot;;[Meals.D9])" office:value-type="float" office:value="0.25" calcext:value-type="float">
            <text:p>0.25</text:p>
          </table:table-cell>
          <table:table-cell table:style-name="ce20" table:formula="of:=IF([.A9]=&quot;&quot;;[.E8];[.A9])" office:value-type="string" office:string-value="Lunch" calcext:value-type="string">
            <text:p>Lunch</text:p>
          </table:table-cell>
          <table:table-cell table:style-name="ce20" table:formula="of:=IF([.C9]=&quot;&quot;;&quot;&quot;;CONCATENATE([.E9];[.C9]))" office:value-type="string" office:string-value="LunchBrie / Apple" calcext:value-type="string">
            <text:p>LunchBrie / Apple</text:p>
          </table:table-cell>
          <table:table-cell/>
          <table:table-cell table:style-name="ce23" table:formula="of:=['Unit Recipes'.G9]" office:value-type="string" office:string-value="Fruit" calcext:value-type="string">
            <text:p>Fruit</text:p>
          </table:table-cell>
          <table:table-cell table:style-name="ce23" table:formula="of:=['Unit Recipes'.H9]" office:value-type="string" office:string-value="- Bananas" calcext:value-type="string">
            <text:p>- Bananas</text:p>
          </table:table-cell>
          <table:table-cell table:style-name="ce23" table:formula="of:=['Unit Recipes'.I9]" office:value-type="string" office:string-value="peice" calcext:value-type="string">
            <text:p>peice</text:p>
          </table:table-cell>
          <table:table-cell table:style-name="ce23" table:formula="of:=['Unit Recipes'.J9]" office:value-type="float" office:value="1.5" calcext:value-type="float">
            <text:p>1.5</text:p>
          </table:table-cell>
          <table:table-cell/>
          <table:table-cell table:formula="of:=[.H9]" office:value-type="string" office:string-value="Fruit" calcext:value-type="string">
            <text:p>Fruit</text:p>
          </table:table-cell>
          <table:table-cell table:formula="of:=[.I9]" office:value-type="string" office:string-value="- Bananas" calcext:value-type="string">
            <text:p>- Bananas</text:p>
          </table:table-cell>
          <table:table-cell table:formula="of:=[.J9]" office:value-type="string" office:string-value="peice" calcext:value-type="string">
            <text:p>peice</text:p>
          </table:table-cell>
          <table:table-cell table:formula="of:=SUMIF([.$F$2:.$F$39];CONCATENATE([.P$1];[.$H9]);[.$D$2:.$D$46])" office:value-type="float" office:value="0.5" calcext:value-type="float">
            <text:p>0.5</text:p>
          </table:table-cell>
          <table:table-cell table:formula="of:=IF([.P9]=0;0;[.P9]*[.$K9])" office:value-type="float" office:value="0.75" calcext:value-type="float">
            <text:p>0.75</text:p>
          </table:table-cell>
          <table:table-cell table:style-name="ce16" table:formula="of:=SUMIF([.$F$2:.$F$39];CONCATENATE([.R$1];[.$H9]);[.$D$2:.$D$46])" office:value-type="float" office:value="0" calcext:value-type="float">
            <text:p>0</text:p>
          </table:table-cell>
          <table:table-cell table:formula="of:=IF([.R9]=0;0;[.R9]*[.$K9])" office:value-type="float" office:value="0" calcext:value-type="float">
            <text:p>0</text:p>
          </table:table-cell>
          <table:table-cell table:style-name="ce16" table:formula="of:=SUMIF([.$F$2:.$F$39];CONCATENATE([.T$1];[.$H9]);[.$D$2:.$D$46])" office:value-type="float" office:value="0" calcext:value-type="float">
            <text:p>0</text:p>
          </table:table-cell>
          <table:table-cell table:formula="of:=IF([.T9]=0;0;[.T9]*[.$K9])" office:value-type="float" office:value="0" calcext:value-type="float">
            <text:p>0</text:p>
          </table:table-cell>
          <table:table-cell table:style-name="ce16" table:formula="of:=SUMIF([.$F$2:.$F$39];CONCATENATE([.V$1];[.$H9]);[.$D$2:.$D$46])" office:value-type="float" office:value="0" calcext:value-type="float">
            <text:p>0</text:p>
          </table:table-cell>
          <table:table-cell table:formula="of:=IF([.V9]=0;0;[.V9]*[.$K9])" office:value-type="float" office:value="0" calcext:value-type="float">
            <text:p>0</text:p>
          </table:table-cell>
          <table:table-cell table:style-name="ce16" table:formula="of:=SUMIF([.$F$2:.$F$39];CONCATENATE([.X$1];[.$H9]);[.$D$2:.$D$46])" office:value-type="float" office:value="0" calcext:value-type="float">
            <text:p>0</text:p>
          </table:table-cell>
          <table:table-cell table:formula="of:=IF([.X9]=0;0;[.X9]*[.$K9])" office:value-type="float" office:value="0" calcext:value-type="float">
            <text:p>0</text:p>
          </table:table-cell>
          <table:table-cell table:style-name="ce16" table:formula="of:=SUMIF([.$F$2:.$F$39];CONCATENATE([.Z$1];[.$H9]);[.$D$2:.$D$46])" office:value-type="float" office:value="0" calcext:value-type="float">
            <text:p>0</text:p>
          </table:table-cell>
          <table:table-cell table:formula="of:=IF([.Z9]=0;0;[.Z9]*[.$K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0]=&quot;&quot;;&quot;&quot;;[Meals.A10])">
            <text:p/>
          </table:table-cell>
          <table:table-cell table:style-name="ce23" table:formula="of:=IF([Meals.B10]=&quot;&quot;;&quot;&quot;;[Meals.B10])" office:value-type="string" office:string-value="Sandwich" calcext:value-type="string">
            <text:p>Sandwich</text:p>
          </table:table-cell>
          <table:table-cell table:style-name="ce23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23" table:formula="of:=IF([Meals.D10]=&quot;&quot;;&quot;&quot;;[Meals.D10])" office:value-type="float" office:value="0.25" calcext:value-type="float">
            <text:p>0.25</text:p>
          </table:table-cell>
          <table:table-cell table:style-name="ce20" table:formula="of:=IF([.A10]=&quot;&quot;;[.E9];[.A10])" office:value-type="string" office:string-value="Lunch" calcext:value-type="string">
            <text:p>Lunch</text:p>
          </table:table-cell>
          <table:table-cell table:style-name="ce20" table:formula="of:=IF([.C10]=&quot;&quot;;&quot;&quot;;CONCATENATE([.E10];[.C10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style-name="ce23" table:formula="of:=['Unit Recipes'.G10]" office:value-type="string" office:string-value="Fruit" calcext:value-type="string">
            <text:p>Fruit</text:p>
          </table:table-cell>
          <table:table-cell table:style-name="ce23" table:formula="of:=['Unit Recipes'.H10]" office:value-type="string" office:string-value="- Apples" calcext:value-type="string">
            <text:p>- Apples</text:p>
          </table:table-cell>
          <table:table-cell table:style-name="ce23" table:formula="of:=['Unit Recipes'.I10]" office:value-type="string" office:string-value="peice" calcext:value-type="string">
            <text:p>peice</text:p>
          </table:table-cell>
          <table:table-cell table:style-name="ce23" table:formula="of:=['Unit Recipes'.J10]" office:value-type="float" office:value="1.5" calcext:value-type="float">
            <text:p>1.5</text:p>
          </table:table-cell>
          <table:table-cell/>
          <table:table-cell table:formula="of:=[.H10]" office:value-type="string" office:string-value="Fruit" calcext:value-type="string">
            <text:p>Fruit</text:p>
          </table:table-cell>
          <table:table-cell table:formula="of:=[.I10]" office:value-type="string" office:string-value="- Apples" calcext:value-type="string">
            <text:p>- Apples</text:p>
          </table:table-cell>
          <table:table-cell table:formula="of:=[.J10]" office:value-type="string" office:string-value="peice" calcext:value-type="string">
            <text:p>peice</text:p>
          </table:table-cell>
          <table:table-cell table:formula="of:=SUMIF([.$F$2:.$F$39];CONCATENATE([.P$1];[.$H10]);[.$D$2:.$D$46])" office:value-type="float" office:value="0.5" calcext:value-type="float">
            <text:p>0.5</text:p>
          </table:table-cell>
          <table:table-cell table:formula="of:=IF([.P10]=0;0;[.P10]*[.$K10])" office:value-type="float" office:value="0.75" calcext:value-type="float">
            <text:p>0.75</text:p>
          </table:table-cell>
          <table:table-cell table:style-name="ce16" table:formula="of:=SUMIF([.$F$2:.$F$39];CONCATENATE([.R$1];[.$H10]);[.$D$2:.$D$46])" office:value-type="float" office:value="0" calcext:value-type="float">
            <text:p>0</text:p>
          </table:table-cell>
          <table:table-cell table:formula="of:=IF([.R10]=0;0;[.R10]*[.$K10])" office:value-type="float" office:value="0" calcext:value-type="float">
            <text:p>0</text:p>
          </table:table-cell>
          <table:table-cell table:style-name="ce16" table:formula="of:=SUMIF([.$F$2:.$F$39];CONCATENATE([.T$1];[.$H10]);[.$D$2:.$D$46])" office:value-type="float" office:value="0" calcext:value-type="float">
            <text:p>0</text:p>
          </table:table-cell>
          <table:table-cell table:formula="of:=IF([.T10]=0;0;[.T10]*[.$K10])" office:value-type="float" office:value="0" calcext:value-type="float">
            <text:p>0</text:p>
          </table:table-cell>
          <table:table-cell table:style-name="ce16" table:formula="of:=SUMIF([.$F$2:.$F$39];CONCATENATE([.V$1];[.$H10]);[.$D$2:.$D$46])" office:value-type="float" office:value="0" calcext:value-type="float">
            <text:p>0</text:p>
          </table:table-cell>
          <table:table-cell table:formula="of:=IF([.V10]=0;0;[.V10]*[.$K10])" office:value-type="float" office:value="0" calcext:value-type="float">
            <text:p>0</text:p>
          </table:table-cell>
          <table:table-cell table:style-name="ce16" table:formula="of:=SUMIF([.$F$2:.$F$39];CONCATENATE([.X$1];[.$H10]);[.$D$2:.$D$46])" office:value-type="float" office:value="0" calcext:value-type="float">
            <text:p>0</text:p>
          </table:table-cell>
          <table:table-cell table:formula="of:=IF([.X10]=0;0;[.X10]*[.$K10])" office:value-type="float" office:value="0" calcext:value-type="float">
            <text:p>0</text:p>
          </table:table-cell>
          <table:table-cell table:style-name="ce16" table:formula="of:=SUMIF([.$F$2:.$F$39];CONCATENATE([.Z$1];[.$H10]);[.$D$2:.$D$46])" office:value-type="float" office:value="0" calcext:value-type="float">
            <text:p>0</text:p>
          </table:table-cell>
          <table:table-cell table:formula="of:=IF([.Z10]=0;0;[.Z10]*[.$K1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1]=&quot;&quot;;&quot;&quot;;[Meals.A11])">
            <text:p/>
          </table:table-cell>
          <table:table-cell table:style-name="ce23" table:formula="of:=IF([Meals.B11]=&quot;&quot;;&quot;&quot;;[Meals.B11])">
            <text:p/>
          </table:table-cell>
          <table:table-cell table:style-name="ce23" table:formula="of:=IF([Meals.C11]=&quot;&quot;;&quot;&quot;;[Meals.C11])">
            <text:p/>
          </table:table-cell>
          <table:table-cell table:style-name="ce23" table:formula="of:=IF([Meals.D11]=&quot;&quot;;&quot;&quot;;[Meals.D11])">
            <text:p/>
          </table:table-cell>
          <table:table-cell table:style-name="ce20" table:formula="of:=IF([.A11]=&quot;&quot;;[.E10];[.A11])" office:value-type="string" office:string-value="Lunch" calcext:value-type="string">
            <text:p>Lunch</text:p>
          </table:table-cell>
          <table:table-cell table:style-name="ce20" table:formula="of:=IF([.C11]=&quot;&quot;;&quot;&quot;;CONCATENATE([.E11];[.C11]))">
            <text:p/>
          </table:table-cell>
          <table:table-cell/>
          <table:table-cell table:style-name="ce23" table:formula="of:=['Unit Recipes'.G11]" office:value-type="string" office:string-value="Fruit" calcext:value-type="string">
            <text:p>Fruit</text:p>
          </table:table-cell>
          <table:table-cell table:style-name="ce23" table:formula="of:=['Unit Recipes'.H11]" office:value-type="string" office:string-value="- Other" calcext:value-type="string">
            <text:p>- Other</text:p>
          </table:table-cell>
          <table:table-cell table:style-name="ce23" table:formula="of:=['Unit Recipes'.I11]" office:value-type="string" office:string-value="peice" calcext:value-type="string">
            <text:p>peice</text:p>
          </table:table-cell>
          <table:table-cell table:style-name="ce23" table:formula="of:=['Unit Recipes'.J11]" office:value-type="float" office:value="1.5" calcext:value-type="float">
            <text:p>1.5</text:p>
          </table:table-cell>
          <table:table-cell/>
          <table:table-cell table:formula="of:=[.H11]" office:value-type="string" office:string-value="Fruit" calcext:value-type="string">
            <text:p>Fruit</text:p>
          </table:table-cell>
          <table:table-cell table:formula="of:=[.I11]" office:value-type="string" office:string-value="- Other" calcext:value-type="string">
            <text:p>- Other</text:p>
          </table:table-cell>
          <table:table-cell table:formula="of:=[.J11]" office:value-type="string" office:string-value="peice" calcext:value-type="string">
            <text:p>peice</text:p>
          </table:table-cell>
          <table:table-cell table:formula="of:=SUMIF([.$F$2:.$F$39];CONCATENATE([.P$1];[.$H11]);[.$D$2:.$D$46])" office:value-type="float" office:value="0.5" calcext:value-type="float">
            <text:p>0.5</text:p>
          </table:table-cell>
          <table:table-cell table:formula="of:=IF([.P11]=0;0;[.P11]*[.$K11])" office:value-type="float" office:value="0.75" calcext:value-type="float">
            <text:p>0.75</text:p>
          </table:table-cell>
          <table:table-cell table:style-name="ce16" table:formula="of:=SUMIF([.$F$2:.$F$39];CONCATENATE([.R$1];[.$H11]);[.$D$2:.$D$46])" office:value-type="float" office:value="0" calcext:value-type="float">
            <text:p>0</text:p>
          </table:table-cell>
          <table:table-cell table:formula="of:=IF([.R11]=0;0;[.R11]*[.$K11])" office:value-type="float" office:value="0" calcext:value-type="float">
            <text:p>0</text:p>
          </table:table-cell>
          <table:table-cell table:style-name="ce16" table:formula="of:=SUMIF([.$F$2:.$F$39];CONCATENATE([.T$1];[.$H11]);[.$D$2:.$D$46])" office:value-type="float" office:value="0" calcext:value-type="float">
            <text:p>0</text:p>
          </table:table-cell>
          <table:table-cell table:formula="of:=IF([.T11]=0;0;[.T11]*[.$K11])" office:value-type="float" office:value="0" calcext:value-type="float">
            <text:p>0</text:p>
          </table:table-cell>
          <table:table-cell table:style-name="ce16" table:formula="of:=SUMIF([.$F$2:.$F$39];CONCATENATE([.V$1];[.$H11]);[.$D$2:.$D$46])" office:value-type="float" office:value="0" calcext:value-type="float">
            <text:p>0</text:p>
          </table:table-cell>
          <table:table-cell table:formula="of:=IF([.V11]=0;0;[.V11]*[.$K11])" office:value-type="float" office:value="0" calcext:value-type="float">
            <text:p>0</text:p>
          </table:table-cell>
          <table:table-cell table:style-name="ce16" table:formula="of:=SUMIF([.$F$2:.$F$39];CONCATENATE([.X$1];[.$H11]);[.$D$2:.$D$46])" office:value-type="float" office:value="0" calcext:value-type="float">
            <text:p>0</text:p>
          </table:table-cell>
          <table:table-cell table:formula="of:=IF([.X11]=0;0;[.X11]*[.$K11])" office:value-type="float" office:value="0" calcext:value-type="float">
            <text:p>0</text:p>
          </table:table-cell>
          <table:table-cell table:style-name="ce16" table:formula="of:=SUMIF([.$F$2:.$F$39];CONCATENATE([.Z$1];[.$H11]);[.$D$2:.$D$46])" office:value-type="float" office:value="0" calcext:value-type="float">
            <text:p>0</text:p>
          </table:table-cell>
          <table:table-cell table:formula="of:=IF([.Z11]=0;0;[.Z11]*[.$K1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2]=&quot;&quot;;&quot;&quot;;[Meals.A12])" office:value-type="string" office:string-value="BBQ" calcext:value-type="string">
            <text:p>BBQ</text:p>
          </table:table-cell>
          <table:table-cell table:style-name="ce23" table:formula="of:=IF([Meals.B12]=&quot;&quot;;&quot;&quot;;[Meals.B12])" office:value-type="string" office:string-value="Meat" calcext:value-type="string">
            <text:p>Meat</text:p>
          </table:table-cell>
          <table:table-cell table:style-name="ce23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23" table:formula="of:=IF([Meals.D12]=&quot;&quot;;&quot;&quot;;[Meals.D12])" office:value-type="float" office:value="0.25" calcext:value-type="float">
            <text:p>0.25</text:p>
          </table:table-cell>
          <table:table-cell table:style-name="ce20" table:formula="of:=IF([.A12]=&quot;&quot;;[.E11];[.A12])" office:value-type="string" office:string-value="BBQ" calcext:value-type="string">
            <text:p>BBQ</text:p>
          </table:table-cell>
          <table:table-cell table:style-name="ce20" table:formula="of:=IF([.C12]=&quot;&quot;;&quot;&quot;;CONCATENATE([.E12];[.C12]))" office:value-type="string" office:string-value="BBQBeef / Sausages / Bratwurst" calcext:value-type="string">
            <text:p>BBQBeef / Sausages / Bratwurst</text:p>
          </table:table-cell>
          <table:table-cell/>
          <table:table-cell table:style-name="ce23" table:formula="of:=['Unit Recipes'.G12]">
            <text:p/>
          </table:table-cell>
          <table:table-cell table:style-name="ce23" table:formula="of:=['Unit Recipes'.H12]" office:value-type="float" office:value="0" calcext:value-type="float">
            <text:p>0</text:p>
          </table:table-cell>
          <table:table-cell table:style-name="ce23" table:formula="of:=['Unit Recipes'.I12]" office:value-type="float" office:value="0" calcext:value-type="float">
            <text:p>0</text:p>
          </table:table-cell>
          <table:table-cell table:style-name="ce23" table:formula="of:=['Unit Recipes'.J12]" office:value-type="float" office:value="1.5" calcext:value-type="float">
            <text:p>1.5</text:p>
          </table:table-cell>
          <table:table-cell/>
          <table:table-cell table:formula="of:=[.H12]">
            <text:p/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SUMIF([.$F$2:.$F$39];CONCATENATE([.P$1];[.$H12]);[.$D$2:.$D$46])" office:value-type="float" office:value="0" calcext:value-type="float">
            <text:p>0</text:p>
          </table:table-cell>
          <table:table-cell table:formula="of:=IF([.P12]=0;0;[.P12]*[.$K12])" office:value-type="float" office:value="0" calcext:value-type="float">
            <text:p>0</text:p>
          </table:table-cell>
          <table:table-cell table:style-name="ce16" table:formula="of:=SUMIF([.$F$2:.$F$39];CONCATENATE([.R$1];[.$H12]);[.$D$2:.$D$46])" office:value-type="float" office:value="0" calcext:value-type="float">
            <text:p>0</text:p>
          </table:table-cell>
          <table:table-cell table:formula="of:=IF([.R12]=0;0;[.R12]*[.$K12])" office:value-type="float" office:value="0" calcext:value-type="float">
            <text:p>0</text:p>
          </table:table-cell>
          <table:table-cell table:style-name="ce16" table:formula="of:=SUMIF([.$F$2:.$F$39];CONCATENATE([.T$1];[.$H12]);[.$D$2:.$D$46])" office:value-type="float" office:value="0" calcext:value-type="float">
            <text:p>0</text:p>
          </table:table-cell>
          <table:table-cell table:formula="of:=IF([.T12]=0;0;[.T12]*[.$K12])" office:value-type="float" office:value="0" calcext:value-type="float">
            <text:p>0</text:p>
          </table:table-cell>
          <table:table-cell table:style-name="ce16" table:formula="of:=SUMIF([.$F$2:.$F$39];CONCATENATE([.V$1];[.$H12]);[.$D$2:.$D$46])" office:value-type="float" office:value="0" calcext:value-type="float">
            <text:p>0</text:p>
          </table:table-cell>
          <table:table-cell table:formula="of:=IF([.V12]=0;0;[.V12]*[.$K12])" office:value-type="float" office:value="0" calcext:value-type="float">
            <text:p>0</text:p>
          </table:table-cell>
          <table:table-cell table:style-name="ce16" table:formula="of:=SUMIF([.$F$2:.$F$39];CONCATENATE([.X$1];[.$H12]);[.$D$2:.$D$46])" office:value-type="float" office:value="0" calcext:value-type="float">
            <text:p>0</text:p>
          </table:table-cell>
          <table:table-cell table:formula="of:=IF([.X12]=0;0;[.X12]*[.$K12])" office:value-type="float" office:value="0" calcext:value-type="float">
            <text:p>0</text:p>
          </table:table-cell>
          <table:table-cell table:style-name="ce16" table:formula="of:=SUMIF([.$F$2:.$F$39];CONCATENATE([.Z$1];[.$H12]);[.$D$2:.$D$46])" office:value-type="float" office:value="0" calcext:value-type="float">
            <text:p>0</text:p>
          </table:table-cell>
          <table:table-cell table:formula="of:=IF([.Z12]=0;0;[.Z12]*[.$K1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3]=&quot;&quot;;&quot;&quot;;[Meals.A13])">
            <text:p/>
          </table:table-cell>
          <table:table-cell table:style-name="ce23" table:formula="of:=IF([Meals.B13]=&quot;&quot;;&quot;&quot;;[Meals.B13])" office:value-type="string" office:string-value="Meat" calcext:value-type="string">
            <text:p>Meat</text:p>
          </table:table-cell>
          <table:table-cell table:style-name="ce23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23" table:formula="of:=IF([Meals.D13]=&quot;&quot;;&quot;&quot;;[Meals.D13])" office:value-type="float" office:value="0" calcext:value-type="float">
            <text:p>0</text:p>
          </table:table-cell>
          <table:table-cell table:style-name="ce20" table:formula="of:=IF([.A13]=&quot;&quot;;[.E12];[.A13])" office:value-type="string" office:string-value="BBQ" calcext:value-type="string">
            <text:p>BBQ</text:p>
          </table:table-cell>
          <table:table-cell table:style-name="ce20" table:formula="of:=IF([.C13]=&quot;&quot;;&quot;&quot;;CONCATENATE([.E13];[.C13]))" office:value-type="string" office:string-value="BBQFish / Salmon" calcext:value-type="string">
            <text:p>BBQFish / Salmon</text:p>
          </table:table-cell>
          <table:table-cell/>
          <table:table-cell table:style-name="ce23" table:formula="of:=['Unit Recipes'.G13]">
            <text:p/>
          </table:table-cell>
          <table:table-cell table:style-name="ce23" table:formula="of:=['Unit Recipes'.H13]" office:value-type="float" office:value="0" calcext:value-type="float">
            <text:p>0</text:p>
          </table:table-cell>
          <table:table-cell table:style-name="ce23" table:formula="of:=['Unit Recipes'.I13]" office:value-type="float" office:value="0" calcext:value-type="float">
            <text:p>0</text:p>
          </table:table-cell>
          <table:table-cell table:style-name="ce23" table:formula="of:=['Unit Recipes'.J13]" office:value-type="float" office:value="2" calcext:value-type="float">
            <text:p>2</text:p>
          </table:table-cell>
          <table:table-cell/>
          <table:table-cell table:formula="of:=[.H13]">
            <text:p/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0" calcext:value-type="float">
            <text:p>0</text:p>
          </table:table-cell>
          <table:table-cell table:formula="of:=SUMIF([.$F$2:.$F$39];CONCATENATE([.P$1];[.$H13]);[.$D$2:.$D$46])" office:value-type="float" office:value="0" calcext:value-type="float">
            <text:p>0</text:p>
          </table:table-cell>
          <table:table-cell table:formula="of:=IF([.P13]=0;0;[.P13]*[.$K13])" office:value-type="float" office:value="0" calcext:value-type="float">
            <text:p>0</text:p>
          </table:table-cell>
          <table:table-cell table:style-name="ce16" table:formula="of:=SUMIF([.$F$2:.$F$39];CONCATENATE([.R$1];[.$H13]);[.$D$2:.$D$46])" office:value-type="float" office:value="0" calcext:value-type="float">
            <text:p>0</text:p>
          </table:table-cell>
          <table:table-cell table:formula="of:=IF([.R13]=0;0;[.R13]*[.$K13])" office:value-type="float" office:value="0" calcext:value-type="float">
            <text:p>0</text:p>
          </table:table-cell>
          <table:table-cell table:style-name="ce16" table:formula="of:=SUMIF([.$F$2:.$F$39];CONCATENATE([.T$1];[.$H13]);[.$D$2:.$D$46])" office:value-type="float" office:value="0" calcext:value-type="float">
            <text:p>0</text:p>
          </table:table-cell>
          <table:table-cell table:formula="of:=IF([.T13]=0;0;[.T13]*[.$K13])" office:value-type="float" office:value="0" calcext:value-type="float">
            <text:p>0</text:p>
          </table:table-cell>
          <table:table-cell table:style-name="ce16" table:formula="of:=SUMIF([.$F$2:.$F$39];CONCATENATE([.V$1];[.$H13]);[.$D$2:.$D$46])" office:value-type="float" office:value="0" calcext:value-type="float">
            <text:p>0</text:p>
          </table:table-cell>
          <table:table-cell table:formula="of:=IF([.V13]=0;0;[.V13]*[.$K13])" office:value-type="float" office:value="0" calcext:value-type="float">
            <text:p>0</text:p>
          </table:table-cell>
          <table:table-cell table:style-name="ce16" table:formula="of:=SUMIF([.$F$2:.$F$39];CONCATENATE([.X$1];[.$H13]);[.$D$2:.$D$46])" office:value-type="float" office:value="0" calcext:value-type="float">
            <text:p>0</text:p>
          </table:table-cell>
          <table:table-cell table:formula="of:=IF([.X13]=0;0;[.X13]*[.$K13])" office:value-type="float" office:value="0" calcext:value-type="float">
            <text:p>0</text:p>
          </table:table-cell>
          <table:table-cell table:style-name="ce16" table:formula="of:=SUMIF([.$F$2:.$F$39];CONCATENATE([.Z$1];[.$H13]);[.$D$2:.$D$46])" office:value-type="float" office:value="0" calcext:value-type="float">
            <text:p>0</text:p>
          </table:table-cell>
          <table:table-cell table:formula="of:=IF([.Z13]=0;0;[.Z13]*[.$K1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4]=&quot;&quot;;&quot;&quot;;[Meals.A14])">
            <text:p/>
          </table:table-cell>
          <table:table-cell table:style-name="ce23" table:formula="of:=IF([Meals.B14]=&quot;&quot;;&quot;&quot;;[Meals.B14])" office:value-type="string" office:string-value="Meat" calcext:value-type="string">
            <text:p>Meat</text:p>
          </table:table-cell>
          <table:table-cell table:style-name="ce23" table:formula="of:=IF([Meals.C14]=&quot;&quot;;&quot;&quot;;[Meals.C14])" office:value-type="string" office:string-value="Haloumi" calcext:value-type="string">
            <text:p>Haloumi</text:p>
          </table:table-cell>
          <table:table-cell table:style-name="ce23" table:formula="of:=IF([Meals.D14]=&quot;&quot;;&quot;&quot;;[Meals.D14])" office:value-type="float" office:value="0.25" calcext:value-type="float">
            <text:p>0.25</text:p>
          </table:table-cell>
          <table:table-cell table:style-name="ce20" table:formula="of:=IF([.A14]=&quot;&quot;;[.E13];[.A14])" office:value-type="string" office:string-value="BBQ" calcext:value-type="string">
            <text:p>BBQ</text:p>
          </table:table-cell>
          <table:table-cell table:style-name="ce20" table:formula="of:=IF([.C14]=&quot;&quot;;&quot;&quot;;CONCATENATE([.E14];[.C14]))" office:value-type="string" office:string-value="BBQHaloumi" calcext:value-type="string">
            <text:p>BBQHaloumi</text:p>
          </table:table-cell>
          <table:table-cell/>
          <table:table-cell table:style-name="ce23" table:formula="of:=['Unit Recipes'.G14]" office:value-type="string" office:string-value="Bread" calcext:value-type="string">
            <text:p>Bread</text:p>
          </table:table-cell>
          <table:table-cell table:style-name="ce23" table:formula="of:=['Unit Recipes'.H14]" office:value-type="string" office:string-value="Brötchen" calcext:value-type="string">
            <text:p>Brötchen</text:p>
          </table:table-cell>
          <table:table-cell table:style-name="ce23" table:formula="of:=['Unit Recipes'.I14]" office:value-type="string" office:string-value="peice" calcext:value-type="string">
            <text:p>peice</text:p>
          </table:table-cell>
          <table:table-cell table:style-name="ce23" table:formula="of:=['Unit Recipes'.J14]" office:value-type="float" office:value="2" calcext:value-type="float">
            <text:p>2</text:p>
          </table:table-cell>
          <table:table-cell/>
          <table:table-cell table:formula="of:=[.H14]" office:value-type="string" office:string-value="Bread" calcext:value-type="string">
            <text:p>Bread</text:p>
          </table:table-cell>
          <table:table-cell table:formula="of:=[.I14]" office:value-type="string" office:string-value="Brötchen" calcext:value-type="string">
            <text:p>Brötchen</text:p>
          </table:table-cell>
          <table:table-cell table:formula="of:=[.J14]" office:value-type="string" office:string-value="peice" calcext:value-type="string">
            <text:p>peice</text:p>
          </table:table-cell>
          <table:table-cell table:formula="of:=SUMIF([.$F$2:.$F$39];CONCATENATE([.P$1];[.$H14]);[.$D$2:.$D$46])" office:value-type="float" office:value="0.25" calcext:value-type="float">
            <text:p>0.25</text:p>
          </table:table-cell>
          <table:table-cell table:formula="of:=IF([.P14]=0;0;[.P14]*[.$K14])" office:value-type="float" office:value="0.5" calcext:value-type="float">
            <text:p>0.5</text:p>
          </table:table-cell>
          <table:table-cell table:style-name="ce16" table:formula="of:=SUMIF([.$F$2:.$F$39];CONCATENATE([.R$1];[.$H14]);[.$D$2:.$D$46])" office:value-type="float" office:value="0" calcext:value-type="float">
            <text:p>0</text:p>
          </table:table-cell>
          <table:table-cell table:formula="of:=IF([.R14]=0;0;[.R14]*[.$K14])" office:value-type="float" office:value="0" calcext:value-type="float">
            <text:p>0</text:p>
          </table:table-cell>
          <table:table-cell table:style-name="ce16" table:formula="of:=SUMIF([.$F$2:.$F$39];CONCATENATE([.T$1];[.$H14]);[.$D$2:.$D$46])" office:value-type="float" office:value="0" calcext:value-type="float">
            <text:p>0</text:p>
          </table:table-cell>
          <table:table-cell table:formula="of:=IF([.T14]=0;0;[.T14]*[.$K14])" office:value-type="float" office:value="0" calcext:value-type="float">
            <text:p>0</text:p>
          </table:table-cell>
          <table:table-cell table:style-name="ce16" table:formula="of:=SUMIF([.$F$2:.$F$39];CONCATENATE([.V$1];[.$H14]);[.$D$2:.$D$46])" office:value-type="float" office:value="0" calcext:value-type="float">
            <text:p>0</text:p>
          </table:table-cell>
          <table:table-cell table:formula="of:=IF([.V14]=0;0;[.V14]*[.$K14])" office:value-type="float" office:value="0" calcext:value-type="float">
            <text:p>0</text:p>
          </table:table-cell>
          <table:table-cell table:style-name="ce16" table:formula="of:=SUMIF([.$F$2:.$F$39];CONCATENATE([.X$1];[.$H14]);[.$D$2:.$D$46])" office:value-type="float" office:value="0" calcext:value-type="float">
            <text:p>0</text:p>
          </table:table-cell>
          <table:table-cell table:formula="of:=IF([.X14]=0;0;[.X14]*[.$K14])" office:value-type="float" office:value="0" calcext:value-type="float">
            <text:p>0</text:p>
          </table:table-cell>
          <table:table-cell table:style-name="ce16" table:formula="of:=SUMIF([.$F$2:.$F$39];CONCATENATE([.Z$1];[.$H14]);[.$D$2:.$D$46])" office:value-type="float" office:value="0" calcext:value-type="float">
            <text:p>0</text:p>
          </table:table-cell>
          <table:table-cell table:formula="of:=IF([.Z14]=0;0;[.Z14]*[.$K1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5]=&quot;&quot;;&quot;&quot;;[Meals.A15])">
            <text:p/>
          </table:table-cell>
          <table:table-cell table:style-name="ce23" table:formula="of:=IF([Meals.B15]=&quot;&quot;;&quot;&quot;;[Meals.B15])" office:value-type="string" office:string-value="Meat" calcext:value-type="string">
            <text:p>Meat</text:p>
          </table:table-cell>
          <table:table-cell table:style-name="ce23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23" table:formula="of:=IF([Meals.D15]=&quot;&quot;;&quot;&quot;;[Meals.D15])">
            <text:p/>
          </table:table-cell>
          <table:table-cell table:style-name="ce20" table:formula="of:=IF([.A15]=&quot;&quot;;[.E14];[.A15])" office:value-type="string" office:string-value="BBQ" calcext:value-type="string">
            <text:p>BBQ</text:p>
          </table:table-cell>
          <table:table-cell table:style-name="ce20" table:formula="of:=IF([.C15]=&quot;&quot;;&quot;&quot;;CONCATENATE([.E15];[.C15]))" office:value-type="string" office:string-value="BBQChicken wings" calcext:value-type="string">
            <text:p>BBQChicken wings</text:p>
          </table:table-cell>
          <table:table-cell/>
          <table:table-cell table:style-name="ce23" table:formula="of:=['Unit Recipes'.G15]" office:value-type="string" office:string-value="Bread" calcext:value-type="string">
            <text:p>Bread</text:p>
          </table:table-cell>
          <table:table-cell table:style-name="ce23" table:formula="of:=['Unit Recipes'.H15]" office:value-type="string" office:string-value="Brezen" calcext:value-type="string">
            <text:p>Brezen</text:p>
          </table:table-cell>
          <table:table-cell table:style-name="ce23" table:formula="of:=['Unit Recipes'.I15]" office:value-type="string" office:string-value="peice" calcext:value-type="string">
            <text:p>peice</text:p>
          </table:table-cell>
          <table:table-cell table:style-name="ce23" table:formula="of:=['Unit Recipes'.J15]" office:value-type="float" office:value="2" calcext:value-type="float">
            <text:p>2</text:p>
          </table:table-cell>
          <table:table-cell/>
          <table:table-cell table:formula="of:=[.H15]" office:value-type="string" office:string-value="Bread" calcext:value-type="string">
            <text:p>Bread</text:p>
          </table:table-cell>
          <table:table-cell table:formula="of:=[.I15]" office:value-type="string" office:string-value="Brezen" calcext:value-type="string">
            <text:p>Brezen</text:p>
          </table:table-cell>
          <table:table-cell table:formula="of:=[.J15]" office:value-type="string" office:string-value="peice" calcext:value-type="string">
            <text:p>peice</text:p>
          </table:table-cell>
          <table:table-cell table:formula="of:=SUMIF([.$F$2:.$F$39];CONCATENATE([.P$1];[.$H15]);[.$D$2:.$D$46])" office:value-type="float" office:value="0.25" calcext:value-type="float">
            <text:p>0.25</text:p>
          </table:table-cell>
          <table:table-cell table:formula="of:=IF([.P15]=0;0;[.P15]*[.$K15])" office:value-type="float" office:value="0.5" calcext:value-type="float">
            <text:p>0.5</text:p>
          </table:table-cell>
          <table:table-cell table:style-name="ce16" table:formula="of:=SUMIF([.$F$2:.$F$39];CONCATENATE([.R$1];[.$H15]);[.$D$2:.$D$46])" office:value-type="float" office:value="0" calcext:value-type="float">
            <text:p>0</text:p>
          </table:table-cell>
          <table:table-cell table:formula="of:=IF([.R15]=0;0;[.R15]*[.$K15])" office:value-type="float" office:value="0" calcext:value-type="float">
            <text:p>0</text:p>
          </table:table-cell>
          <table:table-cell table:style-name="ce16" table:formula="of:=SUMIF([.$F$2:.$F$39];CONCATENATE([.T$1];[.$H15]);[.$D$2:.$D$46])" office:value-type="float" office:value="0" calcext:value-type="float">
            <text:p>0</text:p>
          </table:table-cell>
          <table:table-cell table:formula="of:=IF([.T15]=0;0;[.T15]*[.$K15])" office:value-type="float" office:value="0" calcext:value-type="float">
            <text:p>0</text:p>
          </table:table-cell>
          <table:table-cell table:style-name="ce16" table:formula="of:=SUMIF([.$F$2:.$F$39];CONCATENATE([.V$1];[.$H15]);[.$D$2:.$D$46])" office:value-type="float" office:value="0" calcext:value-type="float">
            <text:p>0</text:p>
          </table:table-cell>
          <table:table-cell table:formula="of:=IF([.V15]=0;0;[.V15]*[.$K15])" office:value-type="float" office:value="0" calcext:value-type="float">
            <text:p>0</text:p>
          </table:table-cell>
          <table:table-cell table:style-name="ce16" table:formula="of:=SUMIF([.$F$2:.$F$39];CONCATENATE([.X$1];[.$H15]);[.$D$2:.$D$46])" office:value-type="float" office:value="0" calcext:value-type="float">
            <text:p>0</text:p>
          </table:table-cell>
          <table:table-cell table:formula="of:=IF([.X15]=0;0;[.X15]*[.$K15])" office:value-type="float" office:value="0" calcext:value-type="float">
            <text:p>0</text:p>
          </table:table-cell>
          <table:table-cell table:style-name="ce16" table:formula="of:=SUMIF([.$F$2:.$F$39];CONCATENATE([.Z$1];[.$H15]);[.$D$2:.$D$46])" office:value-type="float" office:value="0" calcext:value-type="float">
            <text:p>0</text:p>
          </table:table-cell>
          <table:table-cell table:formula="of:=IF([.Z15]=0;0;[.Z15]*[.$K1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6]=&quot;&quot;;&quot;&quot;;[Meals.A16])">
            <text:p/>
          </table:table-cell>
          <table:table-cell table:style-name="ce23" table:formula="of:=IF([Meals.B16]=&quot;&quot;;&quot;&quot;;[Meals.B16])" office:value-type="string" office:string-value="Side" calcext:value-type="string">
            <text:p>Side</text:p>
          </table:table-cell>
          <table:table-cell table:style-name="ce23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3" table:formula="of:=IF([Meals.D16]=&quot;&quot;;&quot;&quot;;[Meals.D16])" office:value-type="float" office:value="0" calcext:value-type="float">
            <text:p>0</text:p>
          </table:table-cell>
          <table:table-cell table:style-name="ce20" table:formula="of:=IF([.A16]=&quot;&quot;;[.E15];[.A16])" office:value-type="string" office:string-value="BBQ" calcext:value-type="string">
            <text:p>BBQ</text:p>
          </table:table-cell>
          <table:table-cell table:style-name="ce20" table:formula="of:=IF([.C16]=&quot;&quot;;&quot;&quot;;CONCATENATE([.E16];[.C16]))" office:value-type="string" office:string-value="BBQSauerkraut" calcext:value-type="string">
            <text:p>BBQSauerkraut</text:p>
          </table:table-cell>
          <table:table-cell/>
          <table:table-cell table:style-name="ce23" table:formula="of:=['Unit Recipes'.G16]" office:value-type="string" office:string-value="Bread" calcext:value-type="string">
            <text:p>Bread</text:p>
          </table:table-cell>
          <table:table-cell table:style-name="ce23" table:formula="of:=['Unit Recipes'.H16]" office:value-type="string" office:string-value="Butter" calcext:value-type="string">
            <text:p>Butter</text:p>
          </table:table-cell>
          <table:table-cell table:style-name="ce23" table:formula="of:=['Unit Recipes'.I16]" office:value-type="string" office:string-value="g" calcext:value-type="string">
            <text:p>g</text:p>
          </table:table-cell>
          <table:table-cell table:style-name="ce23" table:formula="of:=['Unit Recipes'.J16]" office:value-type="float" office:value="2" calcext:value-type="float">
            <text:p>2</text:p>
          </table:table-cell>
          <table:table-cell/>
          <table:table-cell table:formula="of:=[.H16]" office:value-type="string" office:string-value="Bread" calcext:value-type="string">
            <text:p>Bread</text:p>
          </table:table-cell>
          <table:table-cell table:formula="of:=[.I16]" office:value-type="string" office:string-value="Butter" calcext:value-type="string">
            <text:p>Butter</text:p>
          </table:table-cell>
          <table:table-cell table:formula="of:=[.J16]" office:value-type="string" office:string-value="g" calcext:value-type="string">
            <text:p>g</text:p>
          </table:table-cell>
          <table:table-cell table:formula="of:=SUMIF([.$F$2:.$F$39];CONCATENATE([.P$1];[.$H16]);[.$D$2:.$D$46])" office:value-type="float" office:value="0.25" calcext:value-type="float">
            <text:p>0.25</text:p>
          </table:table-cell>
          <table:table-cell table:formula="of:=IF([.P16]=0;0;[.P16]*[.$K16])" office:value-type="float" office:value="0.5" calcext:value-type="float">
            <text:p>0.5</text:p>
          </table:table-cell>
          <table:table-cell table:style-name="ce16" table:formula="of:=SUMIF([.$F$2:.$F$39];CONCATENATE([.R$1];[.$H16]);[.$D$2:.$D$46])" office:value-type="float" office:value="0" calcext:value-type="float">
            <text:p>0</text:p>
          </table:table-cell>
          <table:table-cell table:formula="of:=IF([.R16]=0;0;[.R16]*[.$K16])" office:value-type="float" office:value="0" calcext:value-type="float">
            <text:p>0</text:p>
          </table:table-cell>
          <table:table-cell table:style-name="ce16" table:formula="of:=SUMIF([.$F$2:.$F$39];CONCATENATE([.T$1];[.$H16]);[.$D$2:.$D$46])" office:value-type="float" office:value="0" calcext:value-type="float">
            <text:p>0</text:p>
          </table:table-cell>
          <table:table-cell table:formula="of:=IF([.T16]=0;0;[.T16]*[.$K16])" office:value-type="float" office:value="0" calcext:value-type="float">
            <text:p>0</text:p>
          </table:table-cell>
          <table:table-cell table:style-name="ce16" table:formula="of:=SUMIF([.$F$2:.$F$39];CONCATENATE([.V$1];[.$H16]);[.$D$2:.$D$46])" office:value-type="float" office:value="0" calcext:value-type="float">
            <text:p>0</text:p>
          </table:table-cell>
          <table:table-cell table:formula="of:=IF([.V16]=0;0;[.V16]*[.$K16])" office:value-type="float" office:value="0" calcext:value-type="float">
            <text:p>0</text:p>
          </table:table-cell>
          <table:table-cell table:style-name="ce16" table:formula="of:=SUMIF([.$F$2:.$F$39];CONCATENATE([.X$1];[.$H16]);[.$D$2:.$D$46])" office:value-type="float" office:value="0" calcext:value-type="float">
            <text:p>0</text:p>
          </table:table-cell>
          <table:table-cell table:formula="of:=IF([.X16]=0;0;[.X16]*[.$K16])" office:value-type="float" office:value="0" calcext:value-type="float">
            <text:p>0</text:p>
          </table:table-cell>
          <table:table-cell table:style-name="ce16" table:formula="of:=SUMIF([.$F$2:.$F$39];CONCATENATE([.Z$1];[.$H16]);[.$D$2:.$D$46])" office:value-type="float" office:value="0" calcext:value-type="float">
            <text:p>0</text:p>
          </table:table-cell>
          <table:table-cell table:formula="of:=IF([.Z16]=0;0;[.Z16]*[.$K1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6]=&quot;&quot;;&quot;&quot;;[Meals.A16])">
            <text:p/>
          </table:table-cell>
          <table:table-cell table:style-name="ce23" table:formula="of:=IF([Meals.B16]=&quot;&quot;;&quot;&quot;;[Meals.B16])" office:value-type="string" office:string-value="Side" calcext:value-type="string">
            <text:p>Side</text:p>
          </table:table-cell>
          <table:table-cell table:style-name="ce23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3" table:formula="of:=IF([Meals.D16]=&quot;&quot;;&quot;&quot;;[Meals.D16])" office:value-type="float" office:value="0" calcext:value-type="float">
            <text:p>0</text:p>
          </table:table-cell>
          <table:table-cell table:style-name="ce20" table:formula="of:=IF([.A17]=&quot;&quot;;[.E16];[.A17])" office:value-type="string" office:string-value="BBQ" calcext:value-type="string">
            <text:p>BBQ</text:p>
          </table:table-cell>
          <table:table-cell table:style-name="ce20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style-name="ce23" table:formula="of:=['Unit Recipes'.G17]">
            <text:p/>
          </table:table-cell>
          <table:table-cell table:style-name="ce23" table:formula="of:=['Unit Recipes'.H17]" office:value-type="float" office:value="0" calcext:value-type="float">
            <text:p>0</text:p>
          </table:table-cell>
          <table:table-cell table:style-name="ce23" table:formula="of:=['Unit Recipes'.I17]" office:value-type="float" office:value="0" calcext:value-type="float">
            <text:p>0</text:p>
          </table:table-cell>
          <table:table-cell table:style-name="ce23" table:formula="of:=['Unit Recipes'.J17]" office:value-type="float" office:value="2" calcext:value-type="float">
            <text:p>2</text:p>
          </table:table-cell>
          <table:table-cell/>
          <table:table-cell table:formula="of:=[.H17]">
            <text:p/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SUMIF([.$F$2:.$F$39];CONCATENATE([.P$1];[.$H17]);[.$D$2:.$D$46])" office:value-type="float" office:value="0" calcext:value-type="float">
            <text:p>0</text:p>
          </table:table-cell>
          <table:table-cell table:formula="of:=IF([.P17]=0;0;[.P17]*[.$K17])" office:value-type="float" office:value="0" calcext:value-type="float">
            <text:p>0</text:p>
          </table:table-cell>
          <table:table-cell table:style-name="ce16" table:formula="of:=SUMIF([.$F$2:.$F$39];CONCATENATE([.R$1];[.$H17]);[.$D$2:.$D$46])" office:value-type="float" office:value="0" calcext:value-type="float">
            <text:p>0</text:p>
          </table:table-cell>
          <table:table-cell table:formula="of:=IF([.R17]=0;0;[.R17]*[.$K17])" office:value-type="float" office:value="0" calcext:value-type="float">
            <text:p>0</text:p>
          </table:table-cell>
          <table:table-cell table:style-name="ce16" table:formula="of:=SUMIF([.$F$2:.$F$39];CONCATENATE([.T$1];[.$H17]);[.$D$2:.$D$46])" office:value-type="float" office:value="0" calcext:value-type="float">
            <text:p>0</text:p>
          </table:table-cell>
          <table:table-cell table:formula="of:=IF([.T17]=0;0;[.T17]*[.$K17])" office:value-type="float" office:value="0" calcext:value-type="float">
            <text:p>0</text:p>
          </table:table-cell>
          <table:table-cell table:style-name="ce16" table:formula="of:=SUMIF([.$F$2:.$F$39];CONCATENATE([.V$1];[.$H17]);[.$D$2:.$D$46])" office:value-type="float" office:value="0" calcext:value-type="float">
            <text:p>0</text:p>
          </table:table-cell>
          <table:table-cell table:formula="of:=IF([.V17]=0;0;[.V17]*[.$K17])" office:value-type="float" office:value="0" calcext:value-type="float">
            <text:p>0</text:p>
          </table:table-cell>
          <table:table-cell table:style-name="ce16" table:formula="of:=SUMIF([.$F$2:.$F$39];CONCATENATE([.X$1];[.$H17]);[.$D$2:.$D$46])" office:value-type="float" office:value="0" calcext:value-type="float">
            <text:p>0</text:p>
          </table:table-cell>
          <table:table-cell table:formula="of:=IF([.X17]=0;0;[.X17]*[.$K17])" office:value-type="float" office:value="0" calcext:value-type="float">
            <text:p>0</text:p>
          </table:table-cell>
          <table:table-cell table:style-name="ce16" table:formula="of:=SUMIF([.$F$2:.$F$39];CONCATENATE([.Z$1];[.$H17]);[.$D$2:.$D$46])" office:value-type="float" office:value="0" calcext:value-type="float">
            <text:p>0</text:p>
          </table:table-cell>
          <table:table-cell table:formula="of:=IF([.Z17]=0;0;[.Z17]*[.$K1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7]=&quot;&quot;;&quot;&quot;;[Meals.A17])">
            <text:p/>
          </table:table-cell>
          <table:table-cell table:style-name="ce23" table:formula="of:=IF([Meals.B17]=&quot;&quot;;&quot;&quot;;[Meals.B17])" office:value-type="string" office:string-value="Side" calcext:value-type="string">
            <text:p>Side</text:p>
          </table:table-cell>
          <table:table-cell table:style-name="ce23" table:formula="of:=IF([Meals.C17]=&quot;&quot;;&quot;&quot;;[Meals.C17])" office:value-type="string" office:string-value="Corn" calcext:value-type="string">
            <text:p>Corn</text:p>
          </table:table-cell>
          <table:table-cell table:style-name="ce23" table:formula="of:=IF([Meals.D17]=&quot;&quot;;&quot;&quot;;[Meals.D17])" office:value-type="float" office:value="0" calcext:value-type="float">
            <text:p>0</text:p>
          </table:table-cell>
          <table:table-cell table:style-name="ce20" table:formula="of:=IF([.A18]=&quot;&quot;;[.E17];[.A18])" office:value-type="string" office:string-value="BBQ" calcext:value-type="string">
            <text:p>BBQ</text:p>
          </table:table-cell>
          <table:table-cell table:style-name="ce20" table:formula="of:=IF([.C18]=&quot;&quot;;&quot;&quot;;CONCATENATE([.E18];[.C18]))" office:value-type="string" office:string-value="BBQCorn" calcext:value-type="string">
            <text:p>BBQCorn</text:p>
          </table:table-cell>
          <table:table-cell/>
          <table:table-cell table:style-name="ce23" table:formula="of:=['Unit Recipes'.G18]">
            <text:p/>
          </table:table-cell>
          <table:table-cell table:style-name="ce23" table:formula="of:=['Unit Recipes'.H18]" office:value-type="float" office:value="0" calcext:value-type="float">
            <text:p>0</text:p>
          </table:table-cell>
          <table:table-cell table:style-name="ce23" table:formula="of:=['Unit Recipes'.I18]" office:value-type="float" office:value="0" calcext:value-type="float">
            <text:p>0</text:p>
          </table:table-cell>
          <table:table-cell table:style-name="ce23" table:formula="of:=['Unit Recipes'.J18]" office:value-type="float" office:value="1" calcext:value-type="float">
            <text:p>1</text:p>
          </table:table-cell>
          <table:table-cell/>
          <table:table-cell table:formula="of:=[.H18]">
            <text:p/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0" calcext:value-type="float">
            <text:p>0</text:p>
          </table:table-cell>
          <table:table-cell table:formula="of:=SUMIF([.$F$2:.$F$39];CONCATENATE([.P$1];[.$H18]);[.$D$2:.$D$46])" office:value-type="float" office:value="0" calcext:value-type="float">
            <text:p>0</text:p>
          </table:table-cell>
          <table:table-cell table:formula="of:=IF([.P18]=0;0;[.P18]*[.$K18])" office:value-type="float" office:value="0" calcext:value-type="float">
            <text:p>0</text:p>
          </table:table-cell>
          <table:table-cell table:style-name="ce16" table:formula="of:=SUMIF([.$F$2:.$F$39];CONCATENATE([.R$1];[.$H18]);[.$D$2:.$D$46])" office:value-type="float" office:value="0" calcext:value-type="float">
            <text:p>0</text:p>
          </table:table-cell>
          <table:table-cell table:formula="of:=IF([.R18]=0;0;[.R18]*[.$K18])" office:value-type="float" office:value="0" calcext:value-type="float">
            <text:p>0</text:p>
          </table:table-cell>
          <table:table-cell table:style-name="ce16" table:formula="of:=SUMIF([.$F$2:.$F$39];CONCATENATE([.T$1];[.$H18]);[.$D$2:.$D$46])" office:value-type="float" office:value="0" calcext:value-type="float">
            <text:p>0</text:p>
          </table:table-cell>
          <table:table-cell table:formula="of:=IF([.T18]=0;0;[.T18]*[.$K18])" office:value-type="float" office:value="0" calcext:value-type="float">
            <text:p>0</text:p>
          </table:table-cell>
          <table:table-cell table:style-name="ce16" table:formula="of:=SUMIF([.$F$2:.$F$39];CONCATENATE([.V$1];[.$H18]);[.$D$2:.$D$46])" office:value-type="float" office:value="0" calcext:value-type="float">
            <text:p>0</text:p>
          </table:table-cell>
          <table:table-cell table:formula="of:=IF([.V18]=0;0;[.V18]*[.$K18])" office:value-type="float" office:value="0" calcext:value-type="float">
            <text:p>0</text:p>
          </table:table-cell>
          <table:table-cell table:style-name="ce16" table:formula="of:=SUMIF([.$F$2:.$F$39];CONCATENATE([.X$1];[.$H18]);[.$D$2:.$D$46])" office:value-type="float" office:value="0" calcext:value-type="float">
            <text:p>0</text:p>
          </table:table-cell>
          <table:table-cell table:formula="of:=IF([.X18]=0;0;[.X18]*[.$K18])" office:value-type="float" office:value="0" calcext:value-type="float">
            <text:p>0</text:p>
          </table:table-cell>
          <table:table-cell table:style-name="ce16" table:formula="of:=SUMIF([.$F$2:.$F$39];CONCATENATE([.Z$1];[.$H18]);[.$D$2:.$D$46])" office:value-type="float" office:value="0" calcext:value-type="float">
            <text:p>0</text:p>
          </table:table-cell>
          <table:table-cell table:formula="of:=IF([.Z18]=0;0;[.Z18]*[.$K1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8]=&quot;&quot;;&quot;&quot;;[Meals.A18])">
            <text:p/>
          </table:table-cell>
          <table:table-cell table:style-name="ce23" table:formula="of:=IF([Meals.B18]=&quot;&quot;;&quot;&quot;;[Meals.B18])" office:value-type="string" office:string-value="Side" calcext:value-type="string">
            <text:p>Side</text:p>
          </table:table-cell>
          <table:table-cell table:style-name="ce23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23" table:formula="of:=IF([Meals.D18]=&quot;&quot;;&quot;&quot;;[Meals.D18])" office:value-type="float" office:value="0.25" calcext:value-type="float">
            <text:p>0.25</text:p>
          </table:table-cell>
          <table:table-cell table:style-name="ce20" table:formula="of:=IF([.A19]=&quot;&quot;;[.E18];[.A19])" office:value-type="string" office:string-value="BBQ" calcext:value-type="string">
            <text:p>BBQ</text:p>
          </table:table-cell>
          <table:table-cell table:style-name="ce20" table:formula="of:=IF([.C19]=&quot;&quot;;&quot;&quot;;CONCATENATE([.E19];[.C19]))" office:value-type="string" office:string-value="BBQFried onions" calcext:value-type="string">
            <text:p>BBQFried onions</text:p>
          </table:table-cell>
          <table:table-cell/>
          <table:table-cell table:style-name="ce23" table:formula="of:=['Unit Recipes'.G19]" office:value-type="string" office:string-value="Drinks" calcext:value-type="string">
            <text:p>Drinks</text:p>
          </table:table-cell>
          <table:table-cell table:style-name="ce23" table:formula="of:=['Unit Recipes'.H19]" office:value-type="string" office:string-value="- Orange juice" calcext:value-type="string">
            <text:p>- Orange juice</text:p>
          </table:table-cell>
          <table:table-cell table:style-name="ce23" table:formula="of:=['Unit Recipes'.I19]" office:value-type="string" office:string-value="ml" calcext:value-type="string">
            <text:p>ml</text:p>
          </table:table-cell>
          <table:table-cell table:style-name="ce23" table:formula="of:=['Unit Recipes'.J19]" office:value-type="float" office:value="1" calcext:value-type="float">
            <text:p>1</text:p>
          </table:table-cell>
          <table:table-cell/>
          <table:table-cell table:formula="of:=[.H19]" office:value-type="string" office:string-value="Drinks" calcext:value-type="string">
            <text:p>Drinks</text:p>
          </table:table-cell>
          <table:table-cell table:formula="of:=[.I19]" office:value-type="string" office:string-value="- Orange juice" calcext:value-type="string">
            <text:p>- Orange juice</text:p>
          </table:table-cell>
          <table:table-cell table:formula="of:=[.J19]" office:value-type="string" office:string-value="ml" calcext:value-type="string">
            <text:p>ml</text:p>
          </table:table-cell>
          <table:table-cell table:formula="of:=SUMIF([.$F$2:.$F$39];CONCATENATE([.P$1];[.$H19]);[.$D$2:.$D$46])" office:value-type="float" office:value="1" calcext:value-type="float">
            <text:p>1</text:p>
          </table:table-cell>
          <table:table-cell table:formula="of:=IF([.P19]=0;0;[.P19]*[.$K19])" office:value-type="float" office:value="1" calcext:value-type="float">
            <text:p>1</text:p>
          </table:table-cell>
          <table:table-cell table:style-name="ce16" table:formula="of:=SUMIF([.$F$2:.$F$39];CONCATENATE([.R$1];[.$H19]);[.$D$2:.$D$46])" office:value-type="float" office:value="0" calcext:value-type="float">
            <text:p>0</text:p>
          </table:table-cell>
          <table:table-cell table:formula="of:=IF([.R19]=0;0;[.R19]*[.$K19])" office:value-type="float" office:value="0" calcext:value-type="float">
            <text:p>0</text:p>
          </table:table-cell>
          <table:table-cell table:style-name="ce16" table:formula="of:=SUMIF([.$F$2:.$F$39];CONCATENATE([.T$1];[.$H19]);[.$D$2:.$D$46])" office:value-type="float" office:value="0" calcext:value-type="float">
            <text:p>0</text:p>
          </table:table-cell>
          <table:table-cell table:formula="of:=IF([.T19]=0;0;[.T19]*[.$K19])" office:value-type="float" office:value="0" calcext:value-type="float">
            <text:p>0</text:p>
          </table:table-cell>
          <table:table-cell table:style-name="ce16" table:formula="of:=SUMIF([.$F$2:.$F$39];CONCATENATE([.V$1];[.$H19]);[.$D$2:.$D$46])" office:value-type="float" office:value="0" calcext:value-type="float">
            <text:p>0</text:p>
          </table:table-cell>
          <table:table-cell table:formula="of:=IF([.V19]=0;0;[.V19]*[.$K19])" office:value-type="float" office:value="0" calcext:value-type="float">
            <text:p>0</text:p>
          </table:table-cell>
          <table:table-cell table:style-name="ce16" table:formula="of:=SUMIF([.$F$2:.$F$39];CONCATENATE([.X$1];[.$H19]);[.$D$2:.$D$46])" office:value-type="float" office:value="0" calcext:value-type="float">
            <text:p>0</text:p>
          </table:table-cell>
          <table:table-cell table:formula="of:=IF([.X19]=0;0;[.X19]*[.$K19])" office:value-type="float" office:value="0" calcext:value-type="float">
            <text:p>0</text:p>
          </table:table-cell>
          <table:table-cell table:style-name="ce16" table:formula="of:=SUMIF([.$F$2:.$F$39];CONCATENATE([.Z$1];[.$H19]);[.$D$2:.$D$46])" office:value-type="float" office:value="0" calcext:value-type="float">
            <text:p>0</text:p>
          </table:table-cell>
          <table:table-cell table:formula="of:=IF([.Z19]=0;0;[.Z19]*[.$K1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19]=&quot;&quot;;&quot;&quot;;[Meals.A19])">
            <text:p/>
          </table:table-cell>
          <table:table-cell table:style-name="ce23" table:formula="of:=IF([Meals.B19]=&quot;&quot;;&quot;&quot;;[Meals.B19])" office:value-type="string" office:string-value="Side" calcext:value-type="string">
            <text:p>Side</text:p>
          </table:table-cell>
          <table:table-cell table:style-name="ce23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23" table:formula="of:=IF([Meals.D19]=&quot;&quot;;&quot;&quot;;[Meals.D19])" office:value-type="float" office:value="0.25" calcext:value-type="float">
            <text:p>0.25</text:p>
          </table:table-cell>
          <table:table-cell table:style-name="ce20" table:formula="of:=IF([.A20]=&quot;&quot;;[.E19];[.A20])" office:value-type="string" office:string-value="BBQ" calcext:value-type="string">
            <text:p>BBQ</text:p>
          </table:table-cell>
          <table:table-cell table:style-name="ce20" table:formula="of:=IF([.C20]=&quot;&quot;;&quot;&quot;;CONCATENATE([.E20];[.C20]))" office:value-type="string" office:string-value="BBQVeggies in Foil" calcext:value-type="string">
            <text:p>BBQVeggies in Foil</text:p>
          </table:table-cell>
          <table:table-cell/>
          <table:table-cell table:style-name="ce23" table:formula="of:=['Unit Recipes'.G20]" office:value-type="string" office:string-value="Drinks" calcext:value-type="string">
            <text:p>Drinks</text:p>
          </table:table-cell>
          <table:table-cell table:style-name="ce23" table:formula="of:=['Unit Recipes'.H20]" office:value-type="string" office:string-value="- Apple juice" calcext:value-type="string">
            <text:p>- Apple juice</text:p>
          </table:table-cell>
          <table:table-cell table:style-name="ce23" table:formula="of:=['Unit Recipes'.I20]" office:value-type="string" office:string-value="ml" calcext:value-type="string">
            <text:p>ml</text:p>
          </table:table-cell>
          <table:table-cell table:style-name="ce23" table:formula="of:=['Unit Recipes'.J20]" office:value-type="float" office:value="1" calcext:value-type="float">
            <text:p>1</text:p>
          </table:table-cell>
          <table:table-cell/>
          <table:table-cell table:formula="of:=[.H20]" office:value-type="string" office:string-value="Drinks" calcext:value-type="string">
            <text:p>Drinks</text:p>
          </table:table-cell>
          <table:table-cell table:formula="of:=[.I20]" office:value-type="string" office:string-value="- Apple juice" calcext:value-type="string">
            <text:p>- Apple juice</text:p>
          </table:table-cell>
          <table:table-cell table:formula="of:=[.J20]" office:value-type="string" office:string-value="ml" calcext:value-type="string">
            <text:p>ml</text:p>
          </table:table-cell>
          <table:table-cell table:formula="of:=SUMIF([.$F$2:.$F$39];CONCATENATE([.P$1];[.$H20]);[.$D$2:.$D$46])" office:value-type="float" office:value="1" calcext:value-type="float">
            <text:p>1</text:p>
          </table:table-cell>
          <table:table-cell table:formula="of:=IF([.P20]=0;0;[.P20]*[.$K20])" office:value-type="float" office:value="1" calcext:value-type="float">
            <text:p>1</text:p>
          </table:table-cell>
          <table:table-cell table:style-name="ce16" table:formula="of:=SUMIF([.$F$2:.$F$39];CONCATENATE([.R$1];[.$H20]);[.$D$2:.$D$46])" office:value-type="float" office:value="0" calcext:value-type="float">
            <text:p>0</text:p>
          </table:table-cell>
          <table:table-cell table:formula="of:=IF([.R20]=0;0;[.R20]*[.$K20])" office:value-type="float" office:value="0" calcext:value-type="float">
            <text:p>0</text:p>
          </table:table-cell>
          <table:table-cell table:style-name="ce16" table:formula="of:=SUMIF([.$F$2:.$F$39];CONCATENATE([.T$1];[.$H20]);[.$D$2:.$D$46])" office:value-type="float" office:value="0" calcext:value-type="float">
            <text:p>0</text:p>
          </table:table-cell>
          <table:table-cell table:formula="of:=IF([.T20]=0;0;[.T20]*[.$K20])" office:value-type="float" office:value="0" calcext:value-type="float">
            <text:p>0</text:p>
          </table:table-cell>
          <table:table-cell table:style-name="ce16" table:formula="of:=SUMIF([.$F$2:.$F$39];CONCATENATE([.V$1];[.$H20]);[.$D$2:.$D$46])" office:value-type="float" office:value="0" calcext:value-type="float">
            <text:p>0</text:p>
          </table:table-cell>
          <table:table-cell table:formula="of:=IF([.V20]=0;0;[.V20]*[.$K20])" office:value-type="float" office:value="0" calcext:value-type="float">
            <text:p>0</text:p>
          </table:table-cell>
          <table:table-cell table:style-name="ce16" table:formula="of:=SUMIF([.$F$2:.$F$39];CONCATENATE([.X$1];[.$H20]);[.$D$2:.$D$46])" office:value-type="float" office:value="0" calcext:value-type="float">
            <text:p>0</text:p>
          </table:table-cell>
          <table:table-cell table:formula="of:=IF([.X20]=0;0;[.X20]*[.$K20])" office:value-type="float" office:value="0" calcext:value-type="float">
            <text:p>0</text:p>
          </table:table-cell>
          <table:table-cell table:style-name="ce16" table:formula="of:=SUMIF([.$F$2:.$F$39];CONCATENATE([.Z$1];[.$H20]);[.$D$2:.$D$46])" office:value-type="float" office:value="0" calcext:value-type="float">
            <text:p>0</text:p>
          </table:table-cell>
          <table:table-cell table:formula="of:=IF([.Z20]=0;0;[.Z20]*[.$K2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0]=&quot;&quot;;&quot;&quot;;[Meals.A20])">
            <text:p/>
          </table:table-cell>
          <table:table-cell table:style-name="ce23" table:formula="of:=IF([Meals.B20]=&quot;&quot;;&quot;&quot;;[Meals.B20])" office:value-type="string" office:string-value="Side" calcext:value-type="string">
            <text:p>Side</text:p>
          </table:table-cell>
          <table:table-cell table:style-name="ce23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23" table:formula="of:=IF([Meals.D20]=&quot;&quot;;&quot;&quot;;[Meals.D20])" office:value-type="float" office:value="0.25" calcext:value-type="float">
            <text:p>0.25</text:p>
          </table:table-cell>
          <table:table-cell table:style-name="ce20" table:formula="of:=IF([.A21]=&quot;&quot;;[.E20];[.A21])" office:value-type="string" office:string-value="BBQ" calcext:value-type="string">
            <text:p>BBQ</text:p>
          </table:table-cell>
          <table:table-cell table:style-name="ce20" table:formula="of:=IF([.C21]=&quot;&quot;;&quot;&quot;;CONCATENATE([.E21];[.C21]))" office:value-type="string" office:string-value="BBQCouscous salad" calcext:value-type="string">
            <text:p>BBQCouscous salad</text:p>
          </table:table-cell>
          <table:table-cell/>
          <table:table-cell table:style-name="ce23" table:formula="of:=['Unit Recipes'.G21]" office:value-type="string" office:string-value="Drinks" calcext:value-type="string">
            <text:p>Drinks</text:p>
          </table:table-cell>
          <table:table-cell table:style-name="ce23" table:formula="of:=['Unit Recipes'.H21]" office:value-type="string" office:string-value="- Tea" calcext:value-type="string">
            <text:p>- Tea</text:p>
          </table:table-cell>
          <table:table-cell table:style-name="ce23" table:formula="of:=['Unit Recipes'.I21]" office:value-type="string" office:string-value="bag" calcext:value-type="string">
            <text:p>bag</text:p>
          </table:table-cell>
          <table:table-cell table:style-name="ce23" table:formula="of:=['Unit Recipes'.J21]" office:value-type="float" office:value="1" calcext:value-type="float">
            <text:p>1</text:p>
          </table:table-cell>
          <table:table-cell/>
          <table:table-cell table:formula="of:=[.H21]" office:value-type="string" office:string-value="Drinks" calcext:value-type="string">
            <text:p>Drinks</text:p>
          </table:table-cell>
          <table:table-cell table:formula="of:=[.I21]" office:value-type="string" office:string-value="- Tea" calcext:value-type="string">
            <text:p>- Tea</text:p>
          </table:table-cell>
          <table:table-cell table:formula="of:=[.J21]" office:value-type="string" office:string-value="bag" calcext:value-type="string">
            <text:p>bag</text:p>
          </table:table-cell>
          <table:table-cell table:formula="of:=SUMIF([.$F$2:.$F$39];CONCATENATE([.P$1];[.$H21]);[.$D$2:.$D$46])" office:value-type="float" office:value="1" calcext:value-type="float">
            <text:p>1</text:p>
          </table:table-cell>
          <table:table-cell table:formula="of:=IF([.P21]=0;0;[.P21]*[.$K21])" office:value-type="float" office:value="1" calcext:value-type="float">
            <text:p>1</text:p>
          </table:table-cell>
          <table:table-cell table:style-name="ce16" table:formula="of:=SUMIF([.$F$2:.$F$39];CONCATENATE([.R$1];[.$H21]);[.$D$2:.$D$46])" office:value-type="float" office:value="0" calcext:value-type="float">
            <text:p>0</text:p>
          </table:table-cell>
          <table:table-cell table:formula="of:=IF([.R21]=0;0;[.R21]*[.$K21])" office:value-type="float" office:value="0" calcext:value-type="float">
            <text:p>0</text:p>
          </table:table-cell>
          <table:table-cell table:style-name="ce16" table:formula="of:=SUMIF([.$F$2:.$F$39];CONCATENATE([.T$1];[.$H21]);[.$D$2:.$D$46])" office:value-type="float" office:value="0" calcext:value-type="float">
            <text:p>0</text:p>
          </table:table-cell>
          <table:table-cell table:formula="of:=IF([.T21]=0;0;[.T21]*[.$K21])" office:value-type="float" office:value="0" calcext:value-type="float">
            <text:p>0</text:p>
          </table:table-cell>
          <table:table-cell table:style-name="ce16" table:formula="of:=SUMIF([.$F$2:.$F$39];CONCATENATE([.V$1];[.$H21]);[.$D$2:.$D$46])" office:value-type="float" office:value="0" calcext:value-type="float">
            <text:p>0</text:p>
          </table:table-cell>
          <table:table-cell table:formula="of:=IF([.V21]=0;0;[.V21]*[.$K21])" office:value-type="float" office:value="0" calcext:value-type="float">
            <text:p>0</text:p>
          </table:table-cell>
          <table:table-cell table:style-name="ce16" table:formula="of:=SUMIF([.$F$2:.$F$39];CONCATENATE([.X$1];[.$H21]);[.$D$2:.$D$46])" office:value-type="float" office:value="0" calcext:value-type="float">
            <text:p>0</text:p>
          </table:table-cell>
          <table:table-cell table:formula="of:=IF([.X21]=0;0;[.X21]*[.$K21])" office:value-type="float" office:value="0" calcext:value-type="float">
            <text:p>0</text:p>
          </table:table-cell>
          <table:table-cell table:style-name="ce16" table:formula="of:=SUMIF([.$F$2:.$F$39];CONCATENATE([.Z$1];[.$H21]);[.$D$2:.$D$46])" office:value-type="float" office:value="0" calcext:value-type="float">
            <text:p>0</text:p>
          </table:table-cell>
          <table:table-cell table:formula="of:=IF([.Z21]=0;0;[.Z21]*[.$K2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1]=&quot;&quot;;&quot;&quot;;[Meals.A21])">
            <text:p/>
          </table:table-cell>
          <table:table-cell table:style-name="ce23" table:formula="of:=IF([Meals.B21]=&quot;&quot;;&quot;&quot;;[Meals.B21])" office:value-type="string" office:string-value="Side" calcext:value-type="string">
            <text:p>Side</text:p>
          </table:table-cell>
          <table:table-cell table:style-name="ce23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23" table:formula="of:=IF([Meals.D21]=&quot;&quot;;&quot;&quot;;[Meals.D21])" office:value-type="float" office:value="0.25" calcext:value-type="float">
            <text:p>0.25</text:p>
          </table:table-cell>
          <table:table-cell table:style-name="ce20" table:formula="of:=IF([.A22]=&quot;&quot;;[.E21];[.A22])" office:value-type="string" office:string-value="BBQ" calcext:value-type="string">
            <text:p>BBQ</text:p>
          </table:table-cell>
          <table:table-cell table:style-name="ce20" table:formula="of:=IF([.C22]=&quot;&quot;;&quot;&quot;;CONCATENATE([.E22];[.C22]))" office:value-type="string" office:string-value="BBQGerman Potato Salad" calcext:value-type="string">
            <text:p>BBQGerman Potato Salad</text:p>
          </table:table-cell>
          <table:table-cell/>
          <table:table-cell table:style-name="ce23" table:formula="of:=['Unit Recipes'.G22]" office:value-type="string" office:string-value="Drinks" calcext:value-type="string">
            <text:p>Drinks</text:p>
          </table:table-cell>
          <table:table-cell table:style-name="ce23" table:formula="of:=['Unit Recipes'.H22]" office:value-type="string" office:string-value="- Coffee" calcext:value-type="string">
            <text:p>- Coffee</text:p>
          </table:table-cell>
          <table:table-cell table:style-name="ce23" table:formula="of:=['Unit Recipes'.I22]" office:value-type="float" office:value="0" calcext:value-type="float">
            <text:p>0</text:p>
          </table:table-cell>
          <table:table-cell table:style-name="ce23" table:formula="of:=['Unit Recipes'.J22]" office:value-type="float" office:value="1" calcext:value-type="float">
            <text:p>1</text:p>
          </table:table-cell>
          <table:table-cell/>
          <table:table-cell table:formula="of:=[.H22]" office:value-type="string" office:string-value="Drinks" calcext:value-type="string">
            <text:p>Drinks</text:p>
          </table:table-cell>
          <table:table-cell table:formula="of:=[.I22]" office:value-type="string" office:string-value="- Coffee" calcext:value-type="string">
            <text:p>- Coffee</text:p>
          </table:table-cell>
          <table:table-cell table:formula="of:=[.J22]" office:value-type="float" office:value="0" calcext:value-type="float">
            <text:p>0</text:p>
          </table:table-cell>
          <table:table-cell table:formula="of:=SUMIF([.$F$2:.$F$39];CONCATENATE([.P$1];[.$H22]);[.$D$2:.$D$46])" office:value-type="float" office:value="1" calcext:value-type="float">
            <text:p>1</text:p>
          </table:table-cell>
          <table:table-cell table:formula="of:=IF([.P22]=0;0;[.P22]*[.$K22])" office:value-type="float" office:value="1" calcext:value-type="float">
            <text:p>1</text:p>
          </table:table-cell>
          <table:table-cell table:style-name="ce16" table:formula="of:=SUMIF([.$F$2:.$F$39];CONCATENATE([.R$1];[.$H22]);[.$D$2:.$D$46])" office:value-type="float" office:value="0" calcext:value-type="float">
            <text:p>0</text:p>
          </table:table-cell>
          <table:table-cell table:formula="of:=IF([.R22]=0;0;[.R22]*[.$K22])" office:value-type="float" office:value="0" calcext:value-type="float">
            <text:p>0</text:p>
          </table:table-cell>
          <table:table-cell table:style-name="ce16" table:formula="of:=SUMIF([.$F$2:.$F$39];CONCATENATE([.T$1];[.$H22]);[.$D$2:.$D$46])" office:value-type="float" office:value="0" calcext:value-type="float">
            <text:p>0</text:p>
          </table:table-cell>
          <table:table-cell table:formula="of:=IF([.T22]=0;0;[.T22]*[.$K22])" office:value-type="float" office:value="0" calcext:value-type="float">
            <text:p>0</text:p>
          </table:table-cell>
          <table:table-cell table:style-name="ce16" table:formula="of:=SUMIF([.$F$2:.$F$39];CONCATENATE([.V$1];[.$H22]);[.$D$2:.$D$46])" office:value-type="float" office:value="0" calcext:value-type="float">
            <text:p>0</text:p>
          </table:table-cell>
          <table:table-cell table:formula="of:=IF([.V22]=0;0;[.V22]*[.$K22])" office:value-type="float" office:value="0" calcext:value-type="float">
            <text:p>0</text:p>
          </table:table-cell>
          <table:table-cell table:style-name="ce16" table:formula="of:=SUMIF([.$F$2:.$F$39];CONCATENATE([.X$1];[.$H22]);[.$D$2:.$D$46])" office:value-type="float" office:value="0" calcext:value-type="float">
            <text:p>0</text:p>
          </table:table-cell>
          <table:table-cell table:formula="of:=IF([.X22]=0;0;[.X22]*[.$K22])" office:value-type="float" office:value="0" calcext:value-type="float">
            <text:p>0</text:p>
          </table:table-cell>
          <table:table-cell table:style-name="ce16" table:formula="of:=SUMIF([.$F$2:.$F$39];CONCATENATE([.Z$1];[.$H22]);[.$D$2:.$D$46])" office:value-type="float" office:value="0" calcext:value-type="float">
            <text:p>0</text:p>
          </table:table-cell>
          <table:table-cell table:formula="of:=IF([.Z22]=0;0;[.Z22]*[.$K2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2]=&quot;&quot;;&quot;&quot;;[Meals.A22])">
            <text:p/>
          </table:table-cell>
          <table:table-cell table:style-name="ce23" table:formula="of:=IF([Meals.B22]=&quot;&quot;;&quot;&quot;;[Meals.B22])">
            <text:p/>
          </table:table-cell>
          <table:table-cell table:style-name="ce23" table:formula="of:=IF([Meals.C22]=&quot;&quot;;&quot;&quot;;[Meals.C22])">
            <text:p/>
          </table:table-cell>
          <table:table-cell table:style-name="ce23" table:formula="of:=IF([Meals.D22]=&quot;&quot;;&quot;&quot;;[Meals.D22])">
            <text:p/>
          </table:table-cell>
          <table:table-cell table:style-name="ce20" table:formula="of:=IF([.A23]=&quot;&quot;;[.E22];[.A23])" office:value-type="string" office:string-value="BBQ" calcext:value-type="string">
            <text:p>BBQ</text:p>
          </table:table-cell>
          <table:table-cell table:style-name="ce20" table:formula="of:=IF([.C23]=&quot;&quot;;&quot;&quot;;CONCATENATE([.E23];[.C23]))">
            <text:p/>
          </table:table-cell>
          <table:table-cell/>
          <table:table-cell table:style-name="ce23" table:formula="of:=['Unit Recipes'.G23]" office:value-type="string" office:string-value="Drinks" calcext:value-type="string">
            <text:p>Drinks</text:p>
          </table:table-cell>
          <table:table-cell table:style-name="ce23" table:formula="of:=['Unit Recipes'.H23]" office:value-type="string" office:string-value="- Sugar" calcext:value-type="string">
            <text:p>- Sugar</text:p>
          </table:table-cell>
          <table:table-cell table:style-name="ce23" table:formula="of:=['Unit Recipes'.I23]" office:value-type="string" office:string-value="g" calcext:value-type="string">
            <text:p>g</text:p>
          </table:table-cell>
          <table:table-cell table:style-name="ce23" table:formula="of:=['Unit Recipes'.J23]" office:value-type="float" office:value="1" calcext:value-type="float">
            <text:p>1</text:p>
          </table:table-cell>
          <table:table-cell/>
          <table:table-cell table:formula="of:=[.H23]" office:value-type="string" office:string-value="Drinks" calcext:value-type="string">
            <text:p>Drinks</text:p>
          </table:table-cell>
          <table:table-cell table:formula="of:=[.I23]" office:value-type="string" office:string-value="- Sugar" calcext:value-type="string">
            <text:p>- Sugar</text:p>
          </table:table-cell>
          <table:table-cell table:formula="of:=[.J23]" office:value-type="string" office:string-value="g" calcext:value-type="string">
            <text:p>g</text:p>
          </table:table-cell>
          <table:table-cell table:formula="of:=SUMIF([.$F$2:.$F$39];CONCATENATE([.P$1];[.$H23]);[.$D$2:.$D$46])" office:value-type="float" office:value="1" calcext:value-type="float">
            <text:p>1</text:p>
          </table:table-cell>
          <table:table-cell table:formula="of:=IF([.P23]=0;0;[.P23]*[.$K23])" office:value-type="float" office:value="1" calcext:value-type="float">
            <text:p>1</text:p>
          </table:table-cell>
          <table:table-cell table:style-name="ce16" table:formula="of:=SUMIF([.$F$2:.$F$39];CONCATENATE([.R$1];[.$H23]);[.$D$2:.$D$46])" office:value-type="float" office:value="0" calcext:value-type="float">
            <text:p>0</text:p>
          </table:table-cell>
          <table:table-cell table:formula="of:=IF([.R23]=0;0;[.R23]*[.$K23])" office:value-type="float" office:value="0" calcext:value-type="float">
            <text:p>0</text:p>
          </table:table-cell>
          <table:table-cell table:style-name="ce16" table:formula="of:=SUMIF([.$F$2:.$F$39];CONCATENATE([.T$1];[.$H23]);[.$D$2:.$D$46])" office:value-type="float" office:value="0" calcext:value-type="float">
            <text:p>0</text:p>
          </table:table-cell>
          <table:table-cell table:formula="of:=IF([.T23]=0;0;[.T23]*[.$K23])" office:value-type="float" office:value="0" calcext:value-type="float">
            <text:p>0</text:p>
          </table:table-cell>
          <table:table-cell table:style-name="ce16" table:formula="of:=SUMIF([.$F$2:.$F$39];CONCATENATE([.V$1];[.$H23]);[.$D$2:.$D$46])" office:value-type="float" office:value="0" calcext:value-type="float">
            <text:p>0</text:p>
          </table:table-cell>
          <table:table-cell table:formula="of:=IF([.V23]=0;0;[.V23]*[.$K23])" office:value-type="float" office:value="0" calcext:value-type="float">
            <text:p>0</text:p>
          </table:table-cell>
          <table:table-cell table:style-name="ce16" table:formula="of:=SUMIF([.$F$2:.$F$39];CONCATENATE([.X$1];[.$H23]);[.$D$2:.$D$46])" office:value-type="float" office:value="0" calcext:value-type="float">
            <text:p>0</text:p>
          </table:table-cell>
          <table:table-cell table:formula="of:=IF([.X23]=0;0;[.X23]*[.$K23])" office:value-type="float" office:value="0" calcext:value-type="float">
            <text:p>0</text:p>
          </table:table-cell>
          <table:table-cell table:style-name="ce16" table:formula="of:=SUMIF([.$F$2:.$F$39];CONCATENATE([.Z$1];[.$H23]);[.$D$2:.$D$46])" office:value-type="float" office:value="0" calcext:value-type="float">
            <text:p>0</text:p>
          </table:table-cell>
          <table:table-cell table:formula="of:=IF([.Z23]=0;0;[.Z23]*[.$K2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3]=&quot;&quot;;&quot;&quot;;[Meals.A23])" office:value-type="string" office:string-value="Dinner" calcext:value-type="string">
            <text:p>Dinner</text:p>
          </table:table-cell>
          <table:table-cell table:style-name="ce23" table:formula="of:=IF([Meals.B23]=&quot;&quot;;&quot;&quot;;[Meals.B23])" office:value-type="string" office:string-value="Main" calcext:value-type="string">
            <text:p>Main</text:p>
          </table:table-cell>
          <table:table-cell table:style-name="ce23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23" table:formula="of:=IF([Meals.D23]=&quot;&quot;;&quot;&quot;;[Meals.D23])" office:value-type="float" office:value="1" calcext:value-type="float">
            <text:p>1</text:p>
          </table:table-cell>
          <table:table-cell table:style-name="ce20" table:formula="of:=IF([.A24]=&quot;&quot;;[.E23];[.A24])" office:value-type="string" office:string-value="Dinner" calcext:value-type="string">
            <text:p>Dinner</text:p>
          </table:table-cell>
          <table:table-cell table:style-name="ce20" table:formula="of:=IF([.C24]=&quot;&quot;;&quot;&quot;;CONCATENATE([.E24];[.C24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style-name="ce23" table:formula="of:=['Unit Recipes'.G24]" office:value-type="string" office:string-value="Drinks" calcext:value-type="string">
            <text:p>Drinks</text:p>
          </table:table-cell>
          <table:table-cell table:style-name="ce23" table:formula="of:=['Unit Recipes'.H24]" office:value-type="string" office:string-value="- Milk" calcext:value-type="string">
            <text:p>- Milk</text:p>
          </table:table-cell>
          <table:table-cell table:style-name="ce23" table:formula="of:=['Unit Recipes'.I24]" office:value-type="string" office:string-value="ml" calcext:value-type="string">
            <text:p>ml</text:p>
          </table:table-cell>
          <table:table-cell table:style-name="ce23" table:formula="of:=['Unit Recipes'.J24]" office:value-type="float" office:value="1" calcext:value-type="float">
            <text:p>1</text:p>
          </table:table-cell>
          <table:table-cell/>
          <table:table-cell table:formula="of:=[.H24]" office:value-type="string" office:string-value="Drinks" calcext:value-type="string">
            <text:p>Drinks</text:p>
          </table:table-cell>
          <table:table-cell table:formula="of:=[.I24]" office:value-type="string" office:string-value="- Milk" calcext:value-type="string">
            <text:p>- Milk</text:p>
          </table:table-cell>
          <table:table-cell table:formula="of:=[.J24]" office:value-type="string" office:string-value="ml" calcext:value-type="string">
            <text:p>ml</text:p>
          </table:table-cell>
          <table:table-cell table:formula="of:=SUMIF([.$F$2:.$F$39];CONCATENATE([.P$1];[.$H24]);[.$D$2:.$D$46])" office:value-type="float" office:value="1" calcext:value-type="float">
            <text:p>1</text:p>
          </table:table-cell>
          <table:table-cell table:formula="of:=IF([.P24]=0;0;[.P24]*[.$K24])" office:value-type="float" office:value="1" calcext:value-type="float">
            <text:p>1</text:p>
          </table:table-cell>
          <table:table-cell table:style-name="ce16" table:formula="of:=SUMIF([.$F$2:.$F$39];CONCATENATE([.R$1];[.$H24]);[.$D$2:.$D$46])" office:value-type="float" office:value="0" calcext:value-type="float">
            <text:p>0</text:p>
          </table:table-cell>
          <table:table-cell table:formula="of:=IF([.R24]=0;0;[.R24]*[.$K24])" office:value-type="float" office:value="0" calcext:value-type="float">
            <text:p>0</text:p>
          </table:table-cell>
          <table:table-cell table:style-name="ce16" table:formula="of:=SUMIF([.$F$2:.$F$39];CONCATENATE([.T$1];[.$H24]);[.$D$2:.$D$46])" office:value-type="float" office:value="0" calcext:value-type="float">
            <text:p>0</text:p>
          </table:table-cell>
          <table:table-cell table:formula="of:=IF([.T24]=0;0;[.T24]*[.$K24])" office:value-type="float" office:value="0" calcext:value-type="float">
            <text:p>0</text:p>
          </table:table-cell>
          <table:table-cell table:style-name="ce16" table:formula="of:=SUMIF([.$F$2:.$F$39];CONCATENATE([.V$1];[.$H24]);[.$D$2:.$D$46])" office:value-type="float" office:value="0" calcext:value-type="float">
            <text:p>0</text:p>
          </table:table-cell>
          <table:table-cell table:formula="of:=IF([.V24]=0;0;[.V24]*[.$K24])" office:value-type="float" office:value="0" calcext:value-type="float">
            <text:p>0</text:p>
          </table:table-cell>
          <table:table-cell table:style-name="ce16" table:formula="of:=SUMIF([.$F$2:.$F$39];CONCATENATE([.X$1];[.$H24]);[.$D$2:.$D$46])" office:value-type="float" office:value="0" calcext:value-type="float">
            <text:p>0</text:p>
          </table:table-cell>
          <table:table-cell table:formula="of:=IF([.X24]=0;0;[.X24]*[.$K24])" office:value-type="float" office:value="0" calcext:value-type="float">
            <text:p>0</text:p>
          </table:table-cell>
          <table:table-cell table:style-name="ce16" table:formula="of:=SUMIF([.$F$2:.$F$39];CONCATENATE([.Z$1];[.$H24]);[.$D$2:.$D$46])" office:value-type="float" office:value="0" calcext:value-type="float">
            <text:p>0</text:p>
          </table:table-cell>
          <table:table-cell table:formula="of:=IF([.Z24]=0;0;[.Z24]*[.$K2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4]=&quot;&quot;;&quot;&quot;;[Meals.A24])">
            <text:p/>
          </table:table-cell>
          <table:table-cell table:style-name="ce23" table:formula="of:=IF([Meals.B24]=&quot;&quot;;&quot;&quot;;[Meals.B24])">
            <text:p/>
          </table:table-cell>
          <table:table-cell table:style-name="ce23" table:formula="of:=IF([Meals.C24]=&quot;&quot;;&quot;&quot;;[Meals.C24])">
            <text:p/>
          </table:table-cell>
          <table:table-cell table:style-name="ce23" table:formula="of:=IF([Meals.D24]=&quot;&quot;;&quot;&quot;;[Meals.D24])">
            <text:p/>
          </table:table-cell>
          <table:table-cell table:style-name="ce20" table:formula="of:=IF([.A25]=&quot;&quot;;[.E24];[.A25])" office:value-type="string" office:string-value="Dinner" calcext:value-type="string">
            <text:p>Dinner</text:p>
          </table:table-cell>
          <table:table-cell table:style-name="ce20" table:formula="of:=IF([.C25]=&quot;&quot;;&quot;&quot;;CONCATENATE([.E25];[.C25]))">
            <text:p/>
          </table:table-cell>
          <table:table-cell/>
          <table:table-cell table:style-name="ce23" table:formula="of:=['Unit Recipes'.G25]">
            <text:p/>
          </table:table-cell>
          <table:table-cell table:style-name="ce23" table:formula="of:=['Unit Recipes'.H25]" office:value-type="float" office:value="0" calcext:value-type="float">
            <text:p>0</text:p>
          </table:table-cell>
          <table:table-cell table:style-name="ce23" table:formula="of:=['Unit Recipes'.I25]" office:value-type="float" office:value="0" calcext:value-type="float">
            <text:p>0</text:p>
          </table:table-cell>
          <table:table-cell table:style-name="ce23" table:formula="of:=['Unit Recipes'.J25]" office:value-type="float" office:value="1" calcext:value-type="float">
            <text:p>1</text:p>
          </table:table-cell>
          <table:table-cell/>
          <table:table-cell table:formula="of:=[.H25]">
            <text:p/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SUMIF([.$F$2:.$F$39];CONCATENATE([.P$1];[.$H25]);[.$D$2:.$D$46])" office:value-type="float" office:value="0" calcext:value-type="float">
            <text:p>0</text:p>
          </table:table-cell>
          <table:table-cell table:formula="of:=IF([.P25]=0;0;[.P25]*[.$K25])" office:value-type="float" office:value="0" calcext:value-type="float">
            <text:p>0</text:p>
          </table:table-cell>
          <table:table-cell table:style-name="ce16" table:formula="of:=SUMIF([.$F$2:.$F$39];CONCATENATE([.R$1];[.$H25]);[.$D$2:.$D$46])" office:value-type="float" office:value="0" calcext:value-type="float">
            <text:p>0</text:p>
          </table:table-cell>
          <table:table-cell table:formula="of:=IF([.R25]=0;0;[.R25]*[.$K25])" office:value-type="float" office:value="0" calcext:value-type="float">
            <text:p>0</text:p>
          </table:table-cell>
          <table:table-cell table:style-name="ce16" table:formula="of:=SUMIF([.$F$2:.$F$39];CONCATENATE([.T$1];[.$H25]);[.$D$2:.$D$46])" office:value-type="float" office:value="0" calcext:value-type="float">
            <text:p>0</text:p>
          </table:table-cell>
          <table:table-cell table:formula="of:=IF([.T25]=0;0;[.T25]*[.$K25])" office:value-type="float" office:value="0" calcext:value-type="float">
            <text:p>0</text:p>
          </table:table-cell>
          <table:table-cell table:style-name="ce16" table:formula="of:=SUMIF([.$F$2:.$F$39];CONCATENATE([.V$1];[.$H25]);[.$D$2:.$D$46])" office:value-type="float" office:value="0" calcext:value-type="float">
            <text:p>0</text:p>
          </table:table-cell>
          <table:table-cell table:formula="of:=IF([.V25]=0;0;[.V25]*[.$K25])" office:value-type="float" office:value="0" calcext:value-type="float">
            <text:p>0</text:p>
          </table:table-cell>
          <table:table-cell table:style-name="ce16" table:formula="of:=SUMIF([.$F$2:.$F$39];CONCATENATE([.X$1];[.$H25]);[.$D$2:.$D$46])" office:value-type="float" office:value="0" calcext:value-type="float">
            <text:p>0</text:p>
          </table:table-cell>
          <table:table-cell table:formula="of:=IF([.X25]=0;0;[.X25]*[.$K25])" office:value-type="float" office:value="0" calcext:value-type="float">
            <text:p>0</text:p>
          </table:table-cell>
          <table:table-cell table:style-name="ce16" table:formula="of:=SUMIF([.$F$2:.$F$39];CONCATENATE([.Z$1];[.$H25]);[.$D$2:.$D$46])" office:value-type="float" office:value="0" calcext:value-type="float">
            <text:p>0</text:p>
          </table:table-cell>
          <table:table-cell table:formula="of:=IF([.Z25]=0;0;[.Z25]*[.$K2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5]=&quot;&quot;;&quot;&quot;;[Meals.A25])" office:value-type="string" office:string-value="Dessert" calcext:value-type="string">
            <text:p>Dessert</text:p>
          </table:table-cell>
          <table:table-cell table:style-name="ce23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23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23" table:formula="of:=IF([Meals.D25]=&quot;&quot;;&quot;&quot;;[Meals.D25])" office:value-type="float" office:value="0" calcext:value-type="float">
            <text:p>0</text:p>
          </table:table-cell>
          <table:table-cell table:style-name="ce20" table:formula="of:=IF([.A26]=&quot;&quot;;[.E25];[.A26])" office:value-type="string" office:string-value="Dessert" calcext:value-type="string">
            <text:p>Dessert</text:p>
          </table:table-cell>
          <table:table-cell table:style-name="ce20" table:formula="of:=IF([.C26]=&quot;&quot;;&quot;&quot;;CONCATENATE([.E26];[.C26]))" office:value-type="string" office:string-value="DessertClafourtis" calcext:value-type="string">
            <text:p>DessertClafourtis</text:p>
          </table:table-cell>
          <table:table-cell/>
          <table:table-cell table:style-name="ce23" table:formula="of:=['Unit Recipes'.G26]">
            <text:p/>
          </table:table-cell>
          <table:table-cell table:style-name="ce23" table:formula="of:=['Unit Recipes'.H26]" office:value-type="float" office:value="0" calcext:value-type="float">
            <text:p>0</text:p>
          </table:table-cell>
          <table:table-cell table:style-name="ce23" table:formula="of:=['Unit Recipes'.I26]" office:value-type="float" office:value="0" calcext:value-type="float">
            <text:p>0</text:p>
          </table:table-cell>
          <table:table-cell table:style-name="ce23" table:formula="of:=['Unit Recipes'.J26]" office:value-type="float" office:value="3" calcext:value-type="float">
            <text:p>3</text:p>
          </table:table-cell>
          <table:table-cell/>
          <table:table-cell table:formula="of:=[.H26]">
            <text:p/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SUMIF([.$F$2:.$F$39];CONCATENATE([.P$1];[.$H26]);[.$D$2:.$D$46])" office:value-type="float" office:value="0" calcext:value-type="float">
            <text:p>0</text:p>
          </table:table-cell>
          <table:table-cell table:formula="of:=IF([.P26]=0;0;[.P26]*[.$K26])" office:value-type="float" office:value="0" calcext:value-type="float">
            <text:p>0</text:p>
          </table:table-cell>
          <table:table-cell table:style-name="ce16" table:formula="of:=SUMIF([.$F$2:.$F$39];CONCATENATE([.R$1];[.$H26]);[.$D$2:.$D$46])" office:value-type="float" office:value="0" calcext:value-type="float">
            <text:p>0</text:p>
          </table:table-cell>
          <table:table-cell table:formula="of:=IF([.R26]=0;0;[.R26]*[.$K26])" office:value-type="float" office:value="0" calcext:value-type="float">
            <text:p>0</text:p>
          </table:table-cell>
          <table:table-cell table:style-name="ce16" table:formula="of:=SUMIF([.$F$2:.$F$39];CONCATENATE([.T$1];[.$H26]);[.$D$2:.$D$46])" office:value-type="float" office:value="0" calcext:value-type="float">
            <text:p>0</text:p>
          </table:table-cell>
          <table:table-cell table:formula="of:=IF([.T26]=0;0;[.T26]*[.$K26])" office:value-type="float" office:value="0" calcext:value-type="float">
            <text:p>0</text:p>
          </table:table-cell>
          <table:table-cell table:style-name="ce16" table:formula="of:=SUMIF([.$F$2:.$F$39];CONCATENATE([.V$1];[.$H26]);[.$D$2:.$D$46])" office:value-type="float" office:value="0" calcext:value-type="float">
            <text:p>0</text:p>
          </table:table-cell>
          <table:table-cell table:formula="of:=IF([.V26]=0;0;[.V26]*[.$K26])" office:value-type="float" office:value="0" calcext:value-type="float">
            <text:p>0</text:p>
          </table:table-cell>
          <table:table-cell table:style-name="ce16" table:formula="of:=SUMIF([.$F$2:.$F$39];CONCATENATE([.X$1];[.$H26]);[.$D$2:.$D$46])" office:value-type="float" office:value="0" calcext:value-type="float">
            <text:p>0</text:p>
          </table:table-cell>
          <table:table-cell table:formula="of:=IF([.X26]=0;0;[.X26]*[.$K26])" office:value-type="float" office:value="0" calcext:value-type="float">
            <text:p>0</text:p>
          </table:table-cell>
          <table:table-cell table:style-name="ce16" table:formula="of:=SUMIF([.$F$2:.$F$39];CONCATENATE([.Z$1];[.$H26]);[.$D$2:.$D$46])" office:value-type="float" office:value="0" calcext:value-type="float">
            <text:p>0</text:p>
          </table:table-cell>
          <table:table-cell table:formula="of:=IF([.Z26]=0;0;[.Z26]*[.$K2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6]=&quot;&quot;;&quot;&quot;;[Meals.A26])">
            <text:p/>
          </table:table-cell>
          <table:table-cell table:style-name="ce23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23" table:formula="of:=IF([Meals.C26]=&quot;&quot;;&quot;&quot;;[Meals.C26])" office:value-type="string" office:string-value="Custard" calcext:value-type="string">
            <text:p>Custard</text:p>
          </table:table-cell>
          <table:table-cell table:style-name="ce23" table:formula="of:=IF([Meals.D26]=&quot;&quot;;&quot;&quot;;[Meals.D26])" office:value-type="float" office:value="1" calcext:value-type="float">
            <text:p>1</text:p>
          </table:table-cell>
          <table:table-cell table:style-name="ce20" table:formula="of:=IF([.A27]=&quot;&quot;;[.E26];[.A27])" office:value-type="string" office:string-value="Dessert" calcext:value-type="string">
            <text:p>Dessert</text:p>
          </table:table-cell>
          <table:table-cell table:style-name="ce20" table:formula="of:=IF([.C27]=&quot;&quot;;&quot;&quot;;CONCATENATE([.E27];[.C27]))" office:value-type="string" office:string-value="DessertCustard" calcext:value-type="string">
            <text:p>DessertCustard</text:p>
          </table:table-cell>
          <table:table-cell/>
          <table:table-cell table:style-name="ce23" table:formula="of:=['Unit Recipes'.G27]" office:value-type="string" office:string-value="Egg sandwich" calcext:value-type="string">
            <text:p>Egg sandwich</text:p>
          </table:table-cell>
          <table:table-cell table:style-name="ce23" table:formula="of:=['Unit Recipes'.H27]" office:value-type="string" office:string-value="3 hard-boiled eggs, chopped" calcext:value-type="string">
            <text:p>3 hard-boiled eggs, chopped</text:p>
          </table:table-cell>
          <table:table-cell table:style-name="ce23" table:formula="of:=['Unit Recipes'.I27]" office:value-type="string" office:string-value="egg" calcext:value-type="string">
            <text:p>egg</text:p>
          </table:table-cell>
          <table:table-cell table:style-name="ce23" table:formula="of:=['Unit Recipes'.J27]" office:value-type="float" office:value="3" calcext:value-type="float">
            <text:p>3</text:p>
          </table:table-cell>
          <table:table-cell/>
          <table:table-cell table:formula="of:=[.H27]" office:value-type="string" office:string-value="Egg sandwich" calcext:value-type="string">
            <text:p>Egg sandwich</text:p>
          </table:table-cell>
          <table:table-cell table:formula="of:=[.I27]" office:value-type="string" office:string-value="3 hard-boiled eggs, chopped" calcext:value-type="string">
            <text:p>3 hard-boiled eggs, chopped</text:p>
          </table:table-cell>
          <table:table-cell table:formula="of:=[.J27]" office:value-type="string" office:string-value="egg" calcext:value-type="string">
            <text:p>egg</text:p>
          </table:table-cell>
          <table:table-cell table:formula="of:=SUMIF([.$F$2:.$F$39];CONCATENATE([.P$1];[.$H27]);[.$D$2:.$D$46])" office:value-type="float" office:value="0" calcext:value-type="float">
            <text:p>0</text:p>
          </table:table-cell>
          <table:table-cell table:formula="of:=IF([.P27]=0;0;[.P27]*[.$K27])" office:value-type="float" office:value="0" calcext:value-type="float">
            <text:p>0</text:p>
          </table:table-cell>
          <table:table-cell table:style-name="ce16" table:formula="of:=SUMIF([.$F$2:.$F$39];CONCATENATE([.R$1];[.$H27]);[.$D$2:.$D$46])" office:value-type="float" office:value="0" calcext:value-type="float">
            <text:p>0</text:p>
          </table:table-cell>
          <table:table-cell table:formula="of:=IF([.R27]=0;0;[.R27]*[.$K27])" office:value-type="float" office:value="0" calcext:value-type="float">
            <text:p>0</text:p>
          </table:table-cell>
          <table:table-cell table:style-name="ce16" table:formula="of:=SUMIF([.$F$2:.$F$39];CONCATENATE([.T$1];[.$H27]);[.$D$2:.$D$46])" office:value-type="float" office:value="0" calcext:value-type="float">
            <text:p>0</text:p>
          </table:table-cell>
          <table:table-cell table:formula="of:=IF([.T27]=0;0;[.T27]*[.$K27])" office:value-type="float" office:value="0" calcext:value-type="float">
            <text:p>0</text:p>
          </table:table-cell>
          <table:table-cell table:style-name="ce16" table:formula="of:=SUMIF([.$F$2:.$F$39];CONCATENATE([.V$1];[.$H27]);[.$D$2:.$D$46])" office:value-type="float" office:value="0" calcext:value-type="float">
            <text:p>0</text:p>
          </table:table-cell>
          <table:table-cell table:formula="of:=IF([.V27]=0;0;[.V27]*[.$K27])" office:value-type="float" office:value="0" calcext:value-type="float">
            <text:p>0</text:p>
          </table:table-cell>
          <table:table-cell table:style-name="ce16" table:formula="of:=SUMIF([.$F$2:.$F$39];CONCATENATE([.X$1];[.$H27]);[.$D$2:.$D$46])" office:value-type="float" office:value="0" calcext:value-type="float">
            <text:p>0</text:p>
          </table:table-cell>
          <table:table-cell table:formula="of:=IF([.X27]=0;0;[.X27]*[.$K27])" office:value-type="float" office:value="0" calcext:value-type="float">
            <text:p>0</text:p>
          </table:table-cell>
          <table:table-cell table:style-name="ce16" table:formula="of:=SUMIF([.$F$2:.$F$39];CONCATENATE([.Z$1];[.$H27]);[.$D$2:.$D$46])" office:value-type="float" office:value="0" calcext:value-type="float">
            <text:p>0</text:p>
          </table:table-cell>
          <table:table-cell table:formula="of:=IF([.Z27]=0;0;[.Z27]*[.$K2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7]=&quot;&quot;;&quot;&quot;;[Meals.A27])">
            <text:p/>
          </table:table-cell>
          <table:table-cell table:style-name="ce23" table:formula="of:=IF([Meals.B27]=&quot;&quot;;&quot;&quot;;[Meals.B27])" office:value-type="string" office:string-value="Drinks?" calcext:value-type="string">
            <text:p>Drinks?</text:p>
          </table:table-cell>
          <table:table-cell table:style-name="ce23" table:formula="of:=IF([Meals.C27]=&quot;&quot;;&quot;&quot;;[Meals.C27])" office:value-type="string" office:string-value="???" calcext:value-type="string">
            <text:p>???</text:p>
          </table:table-cell>
          <table:table-cell table:style-name="ce23" table:formula="of:=IF([Meals.D27]=&quot;&quot;;&quot;&quot;;[Meals.D27])">
            <text:p/>
          </table:table-cell>
          <table:table-cell table:style-name="ce20" table:formula="of:=IF([.A28]=&quot;&quot;;[.E27];[.A28])" office:value-type="string" office:string-value="Dessert" calcext:value-type="string">
            <text:p>Dessert</text:p>
          </table:table-cell>
          <table:table-cell table:style-name="ce20" table:formula="of:=IF([.C28]=&quot;&quot;;&quot;&quot;;CONCATENATE([.E28];[.C28]))" office:value-type="string" office:string-value="Dessert???" calcext:value-type="string">
            <text:p>Dessert???</text:p>
          </table:table-cell>
          <table:table-cell/>
          <table:table-cell table:style-name="ce23" table:formula="of:=['Unit Recipes'.G28]" office:value-type="string" office:string-value="Egg sandwich" calcext:value-type="string">
            <text:p>Egg sandwich</text:p>
          </table:table-cell>
          <table:table-cell table:style-name="ce23" table:formula="of:=['Unit Recipes'.H28]" office:value-type="string" office:string-value="1/3 spring onion" calcext:value-type="string">
            <text:p>1/3 spring onion</text:p>
          </table:table-cell>
          <table:table-cell table:style-name="ce23" table:formula="of:=['Unit Recipes'.I28]" office:value-type="string" office:string-value="onion" calcext:value-type="string">
            <text:p>onion</text:p>
          </table:table-cell>
          <table:table-cell table:style-name="ce23" table:formula="of:=['Unit Recipes'.J28]" office:value-type="float" office:value="3" calcext:value-type="float">
            <text:p>3</text:p>
          </table:table-cell>
          <table:table-cell/>
          <table:table-cell table:formula="of:=[.H28]" office:value-type="string" office:string-value="Egg sandwich" calcext:value-type="string">
            <text:p>Egg sandwich</text:p>
          </table:table-cell>
          <table:table-cell table:formula="of:=[.I28]" office:value-type="string" office:string-value="1/3 spring onion" calcext:value-type="string">
            <text:p>1/3 spring onion</text:p>
          </table:table-cell>
          <table:table-cell table:formula="of:=[.J28]" office:value-type="string" office:string-value="onion" calcext:value-type="string">
            <text:p>onion</text:p>
          </table:table-cell>
          <table:table-cell table:formula="of:=SUMIF([.$F$2:.$F$39];CONCATENATE([.P$1];[.$H28]);[.$D$2:.$D$46])" office:value-type="float" office:value="0" calcext:value-type="float">
            <text:p>0</text:p>
          </table:table-cell>
          <table:table-cell table:formula="of:=IF([.P28]=0;0;[.P28]*[.$K28])" office:value-type="float" office:value="0" calcext:value-type="float">
            <text:p>0</text:p>
          </table:table-cell>
          <table:table-cell table:style-name="ce16" table:formula="of:=SUMIF([.$F$2:.$F$39];CONCATENATE([.R$1];[.$H28]);[.$D$2:.$D$46])" office:value-type="float" office:value="0" calcext:value-type="float">
            <text:p>0</text:p>
          </table:table-cell>
          <table:table-cell table:formula="of:=IF([.R28]=0;0;[.R28]*[.$K28])" office:value-type="float" office:value="0" calcext:value-type="float">
            <text:p>0</text:p>
          </table:table-cell>
          <table:table-cell table:style-name="ce16" table:formula="of:=SUMIF([.$F$2:.$F$39];CONCATENATE([.T$1];[.$H28]);[.$D$2:.$D$46])" office:value-type="float" office:value="0" calcext:value-type="float">
            <text:p>0</text:p>
          </table:table-cell>
          <table:table-cell table:formula="of:=IF([.T28]=0;0;[.T28]*[.$K28])" office:value-type="float" office:value="0" calcext:value-type="float">
            <text:p>0</text:p>
          </table:table-cell>
          <table:table-cell table:style-name="ce16" table:formula="of:=SUMIF([.$F$2:.$F$39];CONCATENATE([.V$1];[.$H28]);[.$D$2:.$D$46])" office:value-type="float" office:value="0" calcext:value-type="float">
            <text:p>0</text:p>
          </table:table-cell>
          <table:table-cell table:formula="of:=IF([.V28]=0;0;[.V28]*[.$K28])" office:value-type="float" office:value="0" calcext:value-type="float">
            <text:p>0</text:p>
          </table:table-cell>
          <table:table-cell table:style-name="ce16" table:formula="of:=SUMIF([.$F$2:.$F$39];CONCATENATE([.X$1];[.$H28]);[.$D$2:.$D$46])" office:value-type="float" office:value="0" calcext:value-type="float">
            <text:p>0</text:p>
          </table:table-cell>
          <table:table-cell table:formula="of:=IF([.X28]=0;0;[.X28]*[.$K28])" office:value-type="float" office:value="0" calcext:value-type="float">
            <text:p>0</text:p>
          </table:table-cell>
          <table:table-cell table:style-name="ce16" table:formula="of:=SUMIF([.$F$2:.$F$39];CONCATENATE([.Z$1];[.$H28]);[.$D$2:.$D$46])" office:value-type="float" office:value="0" calcext:value-type="float">
            <text:p>0</text:p>
          </table:table-cell>
          <table:table-cell table:formula="of:=IF([.Z28]=0;0;[.Z28]*[.$K2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8]=&quot;&quot;;&quot;&quot;;[Meals.A28])">
            <text:p/>
          </table:table-cell>
          <table:table-cell table:style-name="ce23" table:formula="of:=IF([Meals.B28]=&quot;&quot;;&quot;&quot;;[Meals.B28])">
            <text:p/>
          </table:table-cell>
          <table:table-cell table:style-name="ce23" table:formula="of:=IF([Meals.C28]=&quot;&quot;;&quot;&quot;;[Meals.C28])">
            <text:p/>
          </table:table-cell>
          <table:table-cell table:style-name="ce23" table:formula="of:=IF([Meals.D28]=&quot;&quot;;&quot;&quot;;[Meals.D28])">
            <text:p/>
          </table:table-cell>
          <table:table-cell table:style-name="ce20" table:formula="of:=IF([.A29]=&quot;&quot;;[.E28];[.A29])" office:value-type="string" office:string-value="Dessert" calcext:value-type="string">
            <text:p>Dessert</text:p>
          </table:table-cell>
          <table:table-cell table:style-name="ce20" table:formula="of:=IF([.C29]=&quot;&quot;;&quot;&quot;;CONCATENATE([.E29];[.C29]))">
            <text:p/>
          </table:table-cell>
          <table:table-cell/>
          <table:table-cell table:style-name="ce23" table:formula="of:=['Unit Recipes'.G29]" office:value-type="string" office:string-value="Egg sandwich" calcext:value-type="string">
            <text:p>Egg sandwich</text:p>
          </table:table-cell>
          <table:table-cell table:style-name="ce23" table:formula="of:=['Unit Recipes'.H29]" office:value-type="string" office:string-value="3 lettuce leaves" calcext:value-type="string">
            <text:p>3 lettuce leaves</text:p>
          </table:table-cell>
          <table:table-cell table:style-name="ce23" table:formula="of:=['Unit Recipes'.I29]" office:value-type="string" office:string-value="leaves" calcext:value-type="string">
            <text:p>leaves</text:p>
          </table:table-cell>
          <table:table-cell table:style-name="ce23" table:formula="of:=['Unit Recipes'.J29]" office:value-type="float" office:value="3" calcext:value-type="float">
            <text:p>3</text:p>
          </table:table-cell>
          <table:table-cell/>
          <table:table-cell table:formula="of:=[.H29]" office:value-type="string" office:string-value="Egg sandwich" calcext:value-type="string">
            <text:p>Egg sandwich</text:p>
          </table:table-cell>
          <table:table-cell table:formula="of:=[.I29]" office:value-type="string" office:string-value="3 lettuce leaves" calcext:value-type="string">
            <text:p>3 lettuce leaves</text:p>
          </table:table-cell>
          <table:table-cell table:formula="of:=[.J29]" office:value-type="string" office:string-value="leaves" calcext:value-type="string">
            <text:p>leaves</text:p>
          </table:table-cell>
          <table:table-cell table:formula="of:=SUMIF([.$F$2:.$F$39];CONCATENATE([.P$1];[.$H29]);[.$D$2:.$D$46])" office:value-type="float" office:value="0" calcext:value-type="float">
            <text:p>0</text:p>
          </table:table-cell>
          <table:table-cell table:formula="of:=IF([.P29]=0;0;[.P29]*[.$K29])" office:value-type="float" office:value="0" calcext:value-type="float">
            <text:p>0</text:p>
          </table:table-cell>
          <table:table-cell table:style-name="ce16" table:formula="of:=SUMIF([.$F$2:.$F$39];CONCATENATE([.R$1];[.$H29]);[.$D$2:.$D$46])" office:value-type="float" office:value="0" calcext:value-type="float">
            <text:p>0</text:p>
          </table:table-cell>
          <table:table-cell table:formula="of:=IF([.R29]=0;0;[.R29]*[.$K29])" office:value-type="float" office:value="0" calcext:value-type="float">
            <text:p>0</text:p>
          </table:table-cell>
          <table:table-cell table:style-name="ce16" table:formula="of:=SUMIF([.$F$2:.$F$39];CONCATENATE([.T$1];[.$H29]);[.$D$2:.$D$46])" office:value-type="float" office:value="0" calcext:value-type="float">
            <text:p>0</text:p>
          </table:table-cell>
          <table:table-cell table:formula="of:=IF([.T29]=0;0;[.T29]*[.$K29])" office:value-type="float" office:value="0" calcext:value-type="float">
            <text:p>0</text:p>
          </table:table-cell>
          <table:table-cell table:style-name="ce16" table:formula="of:=SUMIF([.$F$2:.$F$39];CONCATENATE([.V$1];[.$H29]);[.$D$2:.$D$46])" office:value-type="float" office:value="0" calcext:value-type="float">
            <text:p>0</text:p>
          </table:table-cell>
          <table:table-cell table:formula="of:=IF([.V29]=0;0;[.V29]*[.$K29])" office:value-type="float" office:value="0" calcext:value-type="float">
            <text:p>0</text:p>
          </table:table-cell>
          <table:table-cell table:style-name="ce16" table:formula="of:=SUMIF([.$F$2:.$F$39];CONCATENATE([.X$1];[.$H29]);[.$D$2:.$D$46])" office:value-type="float" office:value="0" calcext:value-type="float">
            <text:p>0</text:p>
          </table:table-cell>
          <table:table-cell table:formula="of:=IF([.X29]=0;0;[.X29]*[.$K29])" office:value-type="float" office:value="0" calcext:value-type="float">
            <text:p>0</text:p>
          </table:table-cell>
          <table:table-cell table:style-name="ce16" table:formula="of:=SUMIF([.$F$2:.$F$39];CONCATENATE([.Z$1];[.$H29]);[.$D$2:.$D$46])" office:value-type="float" office:value="0" calcext:value-type="float">
            <text:p>0</text:p>
          </table:table-cell>
          <table:table-cell table:formula="of:=IF([.Z29]=0;0;[.Z29]*[.$K2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23" table:formula="of:=IF([Meals.B29]=&quot;&quot;;&quot;&quot;;[Meals.B29])">
            <text:p/>
          </table:table-cell>
          <table:table-cell table:style-name="ce23" table:formula="of:=IF([Meals.C29]=&quot;&quot;;&quot;&quot;;[Meals.C29])">
            <text:p/>
          </table:table-cell>
          <table:table-cell table:style-name="ce23" table:formula="of:=IF([Meals.D29]=&quot;&quot;;&quot;&quot;;[Meals.D29])">
            <text:p/>
          </table:table-cell>
          <table:table-cell table:style-name="ce20" table:formula="of:=IF([.A30]=&quot;&quot;;[.E29];[.A30])" office:value-type="string" office:string-value="Snack break" calcext:value-type="string">
            <text:p>Snack break</text:p>
          </table:table-cell>
          <table:table-cell table:style-name="ce20" table:formula="of:=IF([.C30]=&quot;&quot;;&quot;&quot;;CONCATENATE([.E30];[.C30]))">
            <text:p/>
          </table:table-cell>
          <table:table-cell/>
          <table:table-cell table:style-name="ce23" table:formula="of:=['Unit Recipes'.G30]" office:value-type="string" office:string-value="Egg sandwich" calcext:value-type="string">
            <text:p>Egg sandwich</text:p>
          </table:table-cell>
          <table:table-cell table:style-name="ce23" table:formula="of:=['Unit Recipes'.H30]" office:value-type="string" office:string-value="3 tbsp mayonnaise" calcext:value-type="string">
            <text:p>3 tbsp mayonnaise</text:p>
          </table:table-cell>
          <table:table-cell table:style-name="ce23" table:formula="of:=['Unit Recipes'.I30]" office:value-type="string" office:string-value="tbsp" calcext:value-type="string">
            <text:p>tbsp</text:p>
          </table:table-cell>
          <table:table-cell table:style-name="ce23" table:formula="of:=['Unit Recipes'.J30]" office:value-type="float" office:value="3" calcext:value-type="float">
            <text:p>3</text:p>
          </table:table-cell>
          <table:table-cell/>
          <table:table-cell table:formula="of:=[.H30]" office:value-type="string" office:string-value="Egg sandwich" calcext:value-type="string">
            <text:p>Egg sandwich</text:p>
          </table:table-cell>
          <table:table-cell table:formula="of:=[.I30]" office:value-type="string" office:string-value="3 tbsp mayonnaise" calcext:value-type="string">
            <text:p>3 tbsp mayonnaise</text:p>
          </table:table-cell>
          <table:table-cell table:formula="of:=[.J30]" office:value-type="string" office:string-value="tbsp" calcext:value-type="string">
            <text:p>tbsp</text:p>
          </table:table-cell>
          <table:table-cell table:formula="of:=SUMIF([.$F$2:.$F$39];CONCATENATE([.P$1];[.$H30]);[.$D$2:.$D$46])" office:value-type="float" office:value="0" calcext:value-type="float">
            <text:p>0</text:p>
          </table:table-cell>
          <table:table-cell table:formula="of:=IF([.P30]=0;0;[.P30]*[.$K30])" office:value-type="float" office:value="0" calcext:value-type="float">
            <text:p>0</text:p>
          </table:table-cell>
          <table:table-cell table:style-name="ce16" table:formula="of:=SUMIF([.$F$2:.$F$39];CONCATENATE([.R$1];[.$H30]);[.$D$2:.$D$46])" office:value-type="float" office:value="0" calcext:value-type="float">
            <text:p>0</text:p>
          </table:table-cell>
          <table:table-cell table:formula="of:=IF([.R30]=0;0;[.R30]*[.$K30])" office:value-type="float" office:value="0" calcext:value-type="float">
            <text:p>0</text:p>
          </table:table-cell>
          <table:table-cell table:style-name="ce16" table:formula="of:=SUMIF([.$F$2:.$F$39];CONCATENATE([.T$1];[.$H30]);[.$D$2:.$D$46])" office:value-type="float" office:value="0" calcext:value-type="float">
            <text:p>0</text:p>
          </table:table-cell>
          <table:table-cell table:formula="of:=IF([.T30]=0;0;[.T30]*[.$K30])" office:value-type="float" office:value="0" calcext:value-type="float">
            <text:p>0</text:p>
          </table:table-cell>
          <table:table-cell table:style-name="ce16" table:formula="of:=SUMIF([.$F$2:.$F$39];CONCATENATE([.V$1];[.$H30]);[.$D$2:.$D$46])" office:value-type="float" office:value="0" calcext:value-type="float">
            <text:p>0</text:p>
          </table:table-cell>
          <table:table-cell table:formula="of:=IF([.V30]=0;0;[.V30]*[.$K30])" office:value-type="float" office:value="0" calcext:value-type="float">
            <text:p>0</text:p>
          </table:table-cell>
          <table:table-cell table:style-name="ce16" table:formula="of:=SUMIF([.$F$2:.$F$39];CONCATENATE([.X$1];[.$H30]);[.$D$2:.$D$46])" office:value-type="float" office:value="0" calcext:value-type="float">
            <text:p>0</text:p>
          </table:table-cell>
          <table:table-cell table:formula="of:=IF([.X30]=0;0;[.X30]*[.$K30])" office:value-type="float" office:value="0" calcext:value-type="float">
            <text:p>0</text:p>
          </table:table-cell>
          <table:table-cell table:style-name="ce16" table:formula="of:=SUMIF([.$F$2:.$F$39];CONCATENATE([.Z$1];[.$H30]);[.$D$2:.$D$46])" office:value-type="float" office:value="0" calcext:value-type="float">
            <text:p>0</text:p>
          </table:table-cell>
          <table:table-cell table:formula="of:=IF([.Z30]=0;0;[.Z30]*[.$K3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0]=&quot;&quot;;&quot;&quot;;[Meals.A30])">
            <text:p/>
          </table:table-cell>
          <table:table-cell table:style-name="ce23" table:formula="of:=IF([Meals.B30]=&quot;&quot;;&quot;&quot;;[Meals.B30])">
            <text:p/>
          </table:table-cell>
          <table:table-cell table:style-name="ce23" table:formula="of:=IF([Meals.C30]=&quot;&quot;;&quot;&quot;;[Meals.C30])">
            <text:p/>
          </table:table-cell>
          <table:table-cell table:style-name="ce23" table:formula="of:=IF([Meals.D30]=&quot;&quot;;&quot;&quot;;[Meals.D30])">
            <text:p/>
          </table:table-cell>
          <table:table-cell table:style-name="ce20" table:formula="of:=IF([.A31]=&quot;&quot;;[.E30];[.A31])" office:value-type="string" office:string-value="Snack break" calcext:value-type="string">
            <text:p>Snack break</text:p>
          </table:table-cell>
          <table:table-cell table:style-name="ce20" table:formula="of:=IF([.C31]=&quot;&quot;;&quot;&quot;;CONCATENATE([.E31];[.C31]))">
            <text:p/>
          </table:table-cell>
          <table:table-cell/>
          <table:table-cell table:style-name="ce23" table:formula="of:=['Unit Recipes'.G31]" office:value-type="string" office:string-value="Egg sandwich" calcext:value-type="string">
            <text:p>Egg sandwich</text:p>
          </table:table-cell>
          <table:table-cell table:style-name="ce23" table:formula="of:=['Unit Recipes'.H31]" office:value-type="string" office:string-value="1 tsp mustard" calcext:value-type="string">
            <text:p>1 tsp mustard</text:p>
          </table:table-cell>
          <table:table-cell table:style-name="ce23" table:formula="of:=['Unit Recipes'.I31]" office:value-type="string" office:string-value="tsp" calcext:value-type="string">
            <text:p>tsp</text:p>
          </table:table-cell>
          <table:table-cell table:style-name="ce23" table:formula="of:=['Unit Recipes'.J31]" office:value-type="float" office:value="3" calcext:value-type="float">
            <text:p>3</text:p>
          </table:table-cell>
          <table:table-cell/>
          <table:table-cell table:formula="of:=[.H31]" office:value-type="string" office:string-value="Egg sandwich" calcext:value-type="string">
            <text:p>Egg sandwich</text:p>
          </table:table-cell>
          <table:table-cell table:formula="of:=[.I31]" office:value-type="string" office:string-value="1 tsp mustard" calcext:value-type="string">
            <text:p>1 tsp mustard</text:p>
          </table:table-cell>
          <table:table-cell table:formula="of:=[.J31]" office:value-type="string" office:string-value="tsp" calcext:value-type="string">
            <text:p>tsp</text:p>
          </table:table-cell>
          <table:table-cell table:formula="of:=SUMIF([.$F$2:.$F$39];CONCATENATE([.P$1];[.$H31]);[.$D$2:.$D$46])" office:value-type="float" office:value="0" calcext:value-type="float">
            <text:p>0</text:p>
          </table:table-cell>
          <table:table-cell table:formula="of:=IF([.P31]=0;0;[.P31]*[.$K31])" office:value-type="float" office:value="0" calcext:value-type="float">
            <text:p>0</text:p>
          </table:table-cell>
          <table:table-cell table:style-name="ce16" table:formula="of:=SUMIF([.$F$2:.$F$39];CONCATENATE([.R$1];[.$H31]);[.$D$2:.$D$46])" office:value-type="float" office:value="0" calcext:value-type="float">
            <text:p>0</text:p>
          </table:table-cell>
          <table:table-cell table:formula="of:=IF([.R31]=0;0;[.R31]*[.$K31])" office:value-type="float" office:value="0" calcext:value-type="float">
            <text:p>0</text:p>
          </table:table-cell>
          <table:table-cell table:style-name="ce16" table:formula="of:=SUMIF([.$F$2:.$F$39];CONCATENATE([.T$1];[.$H31]);[.$D$2:.$D$46])" office:value-type="float" office:value="0" calcext:value-type="float">
            <text:p>0</text:p>
          </table:table-cell>
          <table:table-cell table:formula="of:=IF([.T31]=0;0;[.T31]*[.$K31])" office:value-type="float" office:value="0" calcext:value-type="float">
            <text:p>0</text:p>
          </table:table-cell>
          <table:table-cell table:style-name="ce16" table:formula="of:=SUMIF([.$F$2:.$F$39];CONCATENATE([.V$1];[.$H31]);[.$D$2:.$D$46])" office:value-type="float" office:value="0" calcext:value-type="float">
            <text:p>0</text:p>
          </table:table-cell>
          <table:table-cell table:formula="of:=IF([.V31]=0;0;[.V31]*[.$K31])" office:value-type="float" office:value="0" calcext:value-type="float">
            <text:p>0</text:p>
          </table:table-cell>
          <table:table-cell table:style-name="ce16" table:formula="of:=SUMIF([.$F$2:.$F$39];CONCATENATE([.X$1];[.$H31]);[.$D$2:.$D$46])" office:value-type="float" office:value="0" calcext:value-type="float">
            <text:p>0</text:p>
          </table:table-cell>
          <table:table-cell table:formula="of:=IF([.X31]=0;0;[.X31]*[.$K31])" office:value-type="float" office:value="0" calcext:value-type="float">
            <text:p>0</text:p>
          </table:table-cell>
          <table:table-cell table:style-name="ce16" table:formula="of:=SUMIF([.$F$2:.$F$39];CONCATENATE([.Z$1];[.$H31]);[.$D$2:.$D$46])" office:value-type="float" office:value="0" calcext:value-type="float">
            <text:p>0</text:p>
          </table:table-cell>
          <table:table-cell table:formula="of:=IF([.Z31]=0;0;[.Z31]*[.$K3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1]=&quot;&quot;;&quot;&quot;;[Meals.A31])">
            <text:p/>
          </table:table-cell>
          <table:table-cell table:style-name="ce23" table:formula="of:=IF([Meals.B31]=&quot;&quot;;&quot;&quot;;[Meals.B31])">
            <text:p/>
          </table:table-cell>
          <table:table-cell table:style-name="ce23" table:formula="of:=IF([Meals.C31]=&quot;&quot;;&quot;&quot;;[Meals.C31])">
            <text:p/>
          </table:table-cell>
          <table:table-cell table:style-name="ce23" table:formula="of:=IF([Meals.D31]=&quot;&quot;;&quot;&quot;;[Meals.D31])">
            <text:p/>
          </table:table-cell>
          <table:table-cell table:style-name="ce20" table:formula="of:=IF([.A32]=&quot;&quot;;[.E31];[.A32])" office:value-type="string" office:string-value="Snack break" calcext:value-type="string">
            <text:p>Snack break</text:p>
          </table:table-cell>
          <table:table-cell table:style-name="ce20" table:formula="of:=IF([.C32]=&quot;&quot;;&quot;&quot;;CONCATENATE([.E32];[.C32]))">
            <text:p/>
          </table:table-cell>
          <table:table-cell/>
          <table:table-cell table:style-name="ce23" table:formula="of:=['Unit Recipes'.G32]" office:value-type="string" office:string-value="Egg sandwich" calcext:value-type="string">
            <text:p>Egg sandwich</text:p>
          </table:table-cell>
          <table:table-cell table:style-name="ce23" table:formula="of:=['Unit Recipes'.H32]" office:value-type="string" office:string-value="bread" calcext:value-type="string">
            <text:p>bread</text:p>
          </table:table-cell>
          <table:table-cell table:style-name="ce23" table:formula="of:=['Unit Recipes'.I32]" office:value-type="string" office:string-value="slices" calcext:value-type="string">
            <text:p>slices</text:p>
          </table:table-cell>
          <table:table-cell table:style-name="ce23" table:formula="of:=['Unit Recipes'.J32]" office:value-type="float" office:value="3" calcext:value-type="float">
            <text:p>3</text:p>
          </table:table-cell>
          <table:table-cell/>
          <table:table-cell table:formula="of:=[.H32]" office:value-type="string" office:string-value="Egg sandwich" calcext:value-type="string">
            <text:p>Egg sandwich</text:p>
          </table:table-cell>
          <table:table-cell table:formula="of:=[.I32]" office:value-type="string" office:string-value="bread" calcext:value-type="string">
            <text:p>bread</text:p>
          </table:table-cell>
          <table:table-cell table:formula="of:=[.J32]" office:value-type="string" office:string-value="slices" calcext:value-type="string">
            <text:p>slices</text:p>
          </table:table-cell>
          <table:table-cell table:formula="of:=SUMIF([.$F$2:.$F$39];CONCATENATE([.P$1];[.$H32]);[.$D$2:.$D$46])" office:value-type="float" office:value="0" calcext:value-type="float">
            <text:p>0</text:p>
          </table:table-cell>
          <table:table-cell table:formula="of:=IF([.P32]=0;0;[.P32]*[.$K32])" office:value-type="float" office:value="0" calcext:value-type="float">
            <text:p>0</text:p>
          </table:table-cell>
          <table:table-cell table:style-name="ce16" table:formula="of:=SUMIF([.$F$2:.$F$39];CONCATENATE([.R$1];[.$H32]);[.$D$2:.$D$46])" office:value-type="float" office:value="0" calcext:value-type="float">
            <text:p>0</text:p>
          </table:table-cell>
          <table:table-cell table:formula="of:=IF([.R32]=0;0;[.R32]*[.$K32])" office:value-type="float" office:value="0" calcext:value-type="float">
            <text:p>0</text:p>
          </table:table-cell>
          <table:table-cell table:style-name="ce16" table:formula="of:=SUMIF([.$F$2:.$F$39];CONCATENATE([.T$1];[.$H32]);[.$D$2:.$D$46])" office:value-type="float" office:value="0" calcext:value-type="float">
            <text:p>0</text:p>
          </table:table-cell>
          <table:table-cell table:formula="of:=IF([.T32]=0;0;[.T32]*[.$K32])" office:value-type="float" office:value="0" calcext:value-type="float">
            <text:p>0</text:p>
          </table:table-cell>
          <table:table-cell table:style-name="ce16" table:formula="of:=SUMIF([.$F$2:.$F$39];CONCATENATE([.V$1];[.$H32]);[.$D$2:.$D$46])" office:value-type="float" office:value="0" calcext:value-type="float">
            <text:p>0</text:p>
          </table:table-cell>
          <table:table-cell table:formula="of:=IF([.V32]=0;0;[.V32]*[.$K32])" office:value-type="float" office:value="0" calcext:value-type="float">
            <text:p>0</text:p>
          </table:table-cell>
          <table:table-cell table:style-name="ce16" table:formula="of:=SUMIF([.$F$2:.$F$39];CONCATENATE([.X$1];[.$H32]);[.$D$2:.$D$46])" office:value-type="float" office:value="0" calcext:value-type="float">
            <text:p>0</text:p>
          </table:table-cell>
          <table:table-cell table:formula="of:=IF([.X32]=0;0;[.X32]*[.$K32])" office:value-type="float" office:value="0" calcext:value-type="float">
            <text:p>0</text:p>
          </table:table-cell>
          <table:table-cell table:style-name="ce16" table:formula="of:=SUMIF([.$F$2:.$F$39];CONCATENATE([.Z$1];[.$H32]);[.$D$2:.$D$46])" office:value-type="float" office:value="0" calcext:value-type="float">
            <text:p>0</text:p>
          </table:table-cell>
          <table:table-cell table:formula="of:=IF([.Z32]=0;0;[.Z32]*[.$K3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2]=&quot;&quot;;&quot;&quot;;[Meals.A32])">
            <text:p/>
          </table:table-cell>
          <table:table-cell table:style-name="ce23" table:formula="of:=IF([Meals.B32]=&quot;&quot;;&quot;&quot;;[Meals.B32])">
            <text:p/>
          </table:table-cell>
          <table:table-cell table:style-name="ce23" table:formula="of:=IF([Meals.C32]=&quot;&quot;;&quot;&quot;;[Meals.C32])">
            <text:p/>
          </table:table-cell>
          <table:table-cell table:style-name="ce23" table:formula="of:=IF([Meals.D32]=&quot;&quot;;&quot;&quot;;[Meals.D32])">
            <text:p/>
          </table:table-cell>
          <table:table-cell table:style-name="ce20" table:formula="of:=IF([.A33]=&quot;&quot;;[.E32];[.A33])" office:value-type="string" office:string-value="Snack break" calcext:value-type="string">
            <text:p>Snack break</text:p>
          </table:table-cell>
          <table:table-cell table:style-name="ce20" table:formula="of:=IF([.C33]=&quot;&quot;;&quot;&quot;;CONCATENATE([.E33];[.C33]))">
            <text:p/>
          </table:table-cell>
          <table:table-cell/>
          <table:table-cell table:style-name="ce23" table:formula="of:=['Unit Recipes'.G33]">
            <text:p/>
          </table:table-cell>
          <table:table-cell table:style-name="ce23" table:formula="of:=['Unit Recipes'.H33]" office:value-type="float" office:value="0" calcext:value-type="float">
            <text:p>0</text:p>
          </table:table-cell>
          <table:table-cell table:style-name="ce23" table:formula="of:=['Unit Recipes'.I33]" office:value-type="float" office:value="0" calcext:value-type="float">
            <text:p>0</text:p>
          </table:table-cell>
          <table:table-cell table:style-name="ce23" table:formula="of:=['Unit Recipes'.J33]" office:value-type="float" office:value="3" calcext:value-type="float">
            <text:p>3</text:p>
          </table:table-cell>
          <table:table-cell/>
          <table:table-cell table:formula="of:=[.H33]">
            <text:p/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SUMIF([.$F$2:.$F$39];CONCATENATE([.P$1];[.$H33]);[.$D$2:.$D$46])" office:value-type="float" office:value="0" calcext:value-type="float">
            <text:p>0</text:p>
          </table:table-cell>
          <table:table-cell table:formula="of:=IF([.P33]=0;0;[.P33]*[.$K33])" office:value-type="float" office:value="0" calcext:value-type="float">
            <text:p>0</text:p>
          </table:table-cell>
          <table:table-cell table:style-name="ce16" table:formula="of:=SUMIF([.$F$2:.$F$39];CONCATENATE([.R$1];[.$H33]);[.$D$2:.$D$46])" office:value-type="float" office:value="0" calcext:value-type="float">
            <text:p>0</text:p>
          </table:table-cell>
          <table:table-cell table:formula="of:=IF([.R33]=0;0;[.R33]*[.$K33])" office:value-type="float" office:value="0" calcext:value-type="float">
            <text:p>0</text:p>
          </table:table-cell>
          <table:table-cell table:style-name="ce16" table:formula="of:=SUMIF([.$F$2:.$F$39];CONCATENATE([.T$1];[.$H33]);[.$D$2:.$D$46])" office:value-type="float" office:value="0" calcext:value-type="float">
            <text:p>0</text:p>
          </table:table-cell>
          <table:table-cell table:formula="of:=IF([.T33]=0;0;[.T33]*[.$K33])" office:value-type="float" office:value="0" calcext:value-type="float">
            <text:p>0</text:p>
          </table:table-cell>
          <table:table-cell table:style-name="ce16" table:formula="of:=SUMIF([.$F$2:.$F$39];CONCATENATE([.V$1];[.$H33]);[.$D$2:.$D$46])" office:value-type="float" office:value="0" calcext:value-type="float">
            <text:p>0</text:p>
          </table:table-cell>
          <table:table-cell table:formula="of:=IF([.V33]=0;0;[.V33]*[.$K33])" office:value-type="float" office:value="0" calcext:value-type="float">
            <text:p>0</text:p>
          </table:table-cell>
          <table:table-cell table:style-name="ce16" table:formula="of:=SUMIF([.$F$2:.$F$39];CONCATENATE([.X$1];[.$H33]);[.$D$2:.$D$46])" office:value-type="float" office:value="0" calcext:value-type="float">
            <text:p>0</text:p>
          </table:table-cell>
          <table:table-cell table:formula="of:=IF([.X33]=0;0;[.X33]*[.$K33])" office:value-type="float" office:value="0" calcext:value-type="float">
            <text:p>0</text:p>
          </table:table-cell>
          <table:table-cell table:style-name="ce16" table:formula="of:=SUMIF([.$F$2:.$F$39];CONCATENATE([.Z$1];[.$H33]);[.$D$2:.$D$46])" office:value-type="float" office:value="0" calcext:value-type="float">
            <text:p>0</text:p>
          </table:table-cell>
          <table:table-cell table:formula="of:=IF([.Z33]=0;0;[.Z33]*[.$K3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3]=&quot;&quot;;&quot;&quot;;[Meals.A33])">
            <text:p/>
          </table:table-cell>
          <table:table-cell table:style-name="ce23" table:formula="of:=IF([Meals.B33]=&quot;&quot;;&quot;&quot;;[Meals.B33])">
            <text:p/>
          </table:table-cell>
          <table:table-cell table:style-name="ce23" table:formula="of:=IF([Meals.C33]=&quot;&quot;;&quot;&quot;;[Meals.C33])">
            <text:p/>
          </table:table-cell>
          <table:table-cell table:style-name="ce23" table:formula="of:=IF([Meals.D33]=&quot;&quot;;&quot;&quot;;[Meals.D33])">
            <text:p/>
          </table:table-cell>
          <table:table-cell table:style-name="ce20" table:formula="of:=IF([.A34]=&quot;&quot;;[.E33];[.A34])" office:value-type="string" office:string-value="Snack break" calcext:value-type="string">
            <text:p>Snack break</text:p>
          </table:table-cell>
          <table:table-cell table:style-name="ce20" table:formula="of:=IF([.C34]=&quot;&quot;;&quot;&quot;;CONCATENATE([.E34];[.C34]))">
            <text:p/>
          </table:table-cell>
          <table:table-cell/>
          <table:table-cell table:style-name="ce23" table:formula="of:=['Unit Recipes'.G34]">
            <text:p/>
          </table:table-cell>
          <table:table-cell table:style-name="ce23" table:formula="of:=['Unit Recipes'.H34]" office:value-type="float" office:value="0" calcext:value-type="float">
            <text:p>0</text:p>
          </table:table-cell>
          <table:table-cell table:style-name="ce23" table:formula="of:=['Unit Recipes'.I34]" office:value-type="float" office:value="0" calcext:value-type="float">
            <text:p>0</text:p>
          </table:table-cell>
          <table:table-cell table:style-name="ce23" table:formula="of:=['Unit Recipes'.J34]" office:value-type="float" office:value="5" calcext:value-type="float">
            <text:p>5</text:p>
          </table:table-cell>
          <table:table-cell/>
          <table:table-cell table:formula="of:=[.H34]">
            <text:p/>
          </table:table-cell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SUMIF([.$F$2:.$F$39];CONCATENATE([.P$1];[.$H34]);[.$D$2:.$D$46])" office:value-type="float" office:value="0" calcext:value-type="float">
            <text:p>0</text:p>
          </table:table-cell>
          <table:table-cell table:formula="of:=IF([.P34]=0;0;[.P34]*[.$K34])" office:value-type="float" office:value="0" calcext:value-type="float">
            <text:p>0</text:p>
          </table:table-cell>
          <table:table-cell table:style-name="ce16" table:formula="of:=SUMIF([.$F$2:.$F$39];CONCATENATE([.R$1];[.$H34]);[.$D$2:.$D$46])" office:value-type="float" office:value="0" calcext:value-type="float">
            <text:p>0</text:p>
          </table:table-cell>
          <table:table-cell table:formula="of:=IF([.R34]=0;0;[.R34]*[.$K34])" office:value-type="float" office:value="0" calcext:value-type="float">
            <text:p>0</text:p>
          </table:table-cell>
          <table:table-cell table:style-name="ce16" table:formula="of:=SUMIF([.$F$2:.$F$39];CONCATENATE([.T$1];[.$H34]);[.$D$2:.$D$46])" office:value-type="float" office:value="0" calcext:value-type="float">
            <text:p>0</text:p>
          </table:table-cell>
          <table:table-cell table:formula="of:=IF([.T34]=0;0;[.T34]*[.$K34])" office:value-type="float" office:value="0" calcext:value-type="float">
            <text:p>0</text:p>
          </table:table-cell>
          <table:table-cell table:style-name="ce16" table:formula="of:=SUMIF([.$F$2:.$F$39];CONCATENATE([.V$1];[.$H34]);[.$D$2:.$D$46])" office:value-type="float" office:value="0" calcext:value-type="float">
            <text:p>0</text:p>
          </table:table-cell>
          <table:table-cell table:formula="of:=IF([.V34]=0;0;[.V34]*[.$K34])" office:value-type="float" office:value="0" calcext:value-type="float">
            <text:p>0</text:p>
          </table:table-cell>
          <table:table-cell table:style-name="ce16" table:formula="of:=SUMIF([.$F$2:.$F$39];CONCATENATE([.X$1];[.$H34]);[.$D$2:.$D$46])" office:value-type="float" office:value="0" calcext:value-type="float">
            <text:p>0</text:p>
          </table:table-cell>
          <table:table-cell table:formula="of:=IF([.X34]=0;0;[.X34]*[.$K34])" office:value-type="float" office:value="0" calcext:value-type="float">
            <text:p>0</text:p>
          </table:table-cell>
          <table:table-cell table:style-name="ce16" table:formula="of:=SUMIF([.$F$2:.$F$39];CONCATENATE([.Z$1];[.$H34]);[.$D$2:.$D$46])" office:value-type="float" office:value="0" calcext:value-type="float">
            <text:p>0</text:p>
          </table:table-cell>
          <table:table-cell table:formula="of:=IF([.Z34]=0;0;[.Z34]*[.$K3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4]=&quot;&quot;;&quot;&quot;;[Meals.A34])">
            <text:p/>
          </table:table-cell>
          <table:table-cell table:style-name="ce23" table:formula="of:=IF([Meals.B34]=&quot;&quot;;&quot;&quot;;[Meals.B34])">
            <text:p/>
          </table:table-cell>
          <table:table-cell table:style-name="ce23" table:formula="of:=IF([Meals.C34]=&quot;&quot;;&quot;&quot;;[Meals.C34])">
            <text:p/>
          </table:table-cell>
          <table:table-cell table:style-name="ce23" table:formula="of:=IF([Meals.D34]=&quot;&quot;;&quot;&quot;;[Meals.D34])">
            <text:p/>
          </table:table-cell>
          <table:table-cell table:style-name="ce20" table:formula="of:=IF([.A35]=&quot;&quot;;[.E34];[.A35])" office:value-type="string" office:string-value="Snack break" calcext:value-type="string">
            <text:p>Snack break</text:p>
          </table:table-cell>
          <table:table-cell table:style-name="ce20" table:formula="of:=IF([.C35]=&quot;&quot;;&quot;&quot;;CONCATENATE([.E35];[.C35]))">
            <text:p/>
          </table:table-cell>
          <table:table-cell/>
          <table:table-cell table:style-name="ce23" table:formula="of:=['Unit Recipes'.G35]" office:value-type="string" office:string-value="Cucumber sandwich" calcext:value-type="string">
            <text:p>Cucumber sandwich</text:p>
          </table:table-cell>
          <table:table-cell table:style-name="ce23" table:formula="of:=['Unit Recipes'.H35]" office:value-type="string" office:string-value="1 cucumber" calcext:value-type="string">
            <text:p>1 cucumber</text:p>
          </table:table-cell>
          <table:table-cell table:style-name="ce23" table:formula="of:=['Unit Recipes'.I35]" office:value-type="string" office:string-value="piece" calcext:value-type="string">
            <text:p>piece</text:p>
          </table:table-cell>
          <table:table-cell table:style-name="ce23" table:formula="of:=['Unit Recipes'.J35]" office:value-type="float" office:value="5" calcext:value-type="float">
            <text:p>5</text:p>
          </table:table-cell>
          <table:table-cell/>
          <table:table-cell table:formula="of:=[.H35]" office:value-type="string" office:string-value="Cucumber sandwich" calcext:value-type="string">
            <text:p>Cucumber sandwich</text:p>
          </table:table-cell>
          <table:table-cell table:formula="of:=[.I35]" office:value-type="string" office:string-value="1 cucumber" calcext:value-type="string">
            <text:p>1 cucumber</text:p>
          </table:table-cell>
          <table:table-cell table:formula="of:=[.J35]" office:value-type="string" office:string-value="piece" calcext:value-type="string">
            <text:p>piece</text:p>
          </table:table-cell>
          <table:table-cell table:formula="of:=SUMIF([.$F$2:.$F$39];CONCATENATE([.P$1];[.$H35]);[.$D$2:.$D$46])" office:value-type="float" office:value="0" calcext:value-type="float">
            <text:p>0</text:p>
          </table:table-cell>
          <table:table-cell table:formula="of:=IF([.P35]=0;0;[.P35]*[.$K35])" office:value-type="float" office:value="0" calcext:value-type="float">
            <text:p>0</text:p>
          </table:table-cell>
          <table:table-cell table:style-name="ce16" table:formula="of:=SUMIF([.$F$2:.$F$39];CONCATENATE([.R$1];[.$H35]);[.$D$2:.$D$46])" office:value-type="float" office:value="0" calcext:value-type="float">
            <text:p>0</text:p>
          </table:table-cell>
          <table:table-cell table:formula="of:=IF([.R35]=0;0;[.R35]*[.$K35])" office:value-type="float" office:value="0" calcext:value-type="float">
            <text:p>0</text:p>
          </table:table-cell>
          <table:table-cell table:style-name="ce16" table:formula="of:=SUMIF([.$F$2:.$F$39];CONCATENATE([.T$1];[.$H35]);[.$D$2:.$D$46])" office:value-type="float" office:value="0" calcext:value-type="float">
            <text:p>0</text:p>
          </table:table-cell>
          <table:table-cell table:formula="of:=IF([.T35]=0;0;[.T35]*[.$K35])" office:value-type="float" office:value="0" calcext:value-type="float">
            <text:p>0</text:p>
          </table:table-cell>
          <table:table-cell table:style-name="ce16" table:formula="of:=SUMIF([.$F$2:.$F$39];CONCATENATE([.V$1];[.$H35]);[.$D$2:.$D$46])" office:value-type="float" office:value="0" calcext:value-type="float">
            <text:p>0</text:p>
          </table:table-cell>
          <table:table-cell table:formula="of:=IF([.V35]=0;0;[.V35]*[.$K35])" office:value-type="float" office:value="0" calcext:value-type="float">
            <text:p>0</text:p>
          </table:table-cell>
          <table:table-cell table:style-name="ce16" table:formula="of:=SUMIF([.$F$2:.$F$39];CONCATENATE([.X$1];[.$H35]);[.$D$2:.$D$46])" office:value-type="float" office:value="0" calcext:value-type="float">
            <text:p>0</text:p>
          </table:table-cell>
          <table:table-cell table:formula="of:=IF([.X35]=0;0;[.X35]*[.$K35])" office:value-type="float" office:value="0" calcext:value-type="float">
            <text:p>0</text:p>
          </table:table-cell>
          <table:table-cell table:style-name="ce16" table:formula="of:=SUMIF([.$F$2:.$F$39];CONCATENATE([.Z$1];[.$H35]);[.$D$2:.$D$46])" office:value-type="float" office:value="0" calcext:value-type="float">
            <text:p>0</text:p>
          </table:table-cell>
          <table:table-cell table:formula="of:=IF([.Z35]=0;0;[.Z35]*[.$K3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5]=&quot;&quot;;&quot;&quot;;[Meals.A35])">
            <text:p/>
          </table:table-cell>
          <table:table-cell table:style-name="ce23" table:formula="of:=IF([Meals.B35]=&quot;&quot;;&quot;&quot;;[Meals.B35])">
            <text:p/>
          </table:table-cell>
          <table:table-cell table:style-name="ce23" table:formula="of:=IF([Meals.C35]=&quot;&quot;;&quot;&quot;;[Meals.C35])">
            <text:p/>
          </table:table-cell>
          <table:table-cell table:style-name="ce23" table:formula="of:=IF([Meals.D35]=&quot;&quot;;&quot;&quot;;[Meals.D35])">
            <text:p/>
          </table:table-cell>
          <table:table-cell table:style-name="ce20" table:formula="of:=IF([.A36]=&quot;&quot;;[.E35];[.A36])" office:value-type="string" office:string-value="Snack break" calcext:value-type="string">
            <text:p>Snack break</text:p>
          </table:table-cell>
          <table:table-cell table:style-name="ce20" table:formula="of:=IF([.C36]=&quot;&quot;;&quot;&quot;;CONCATENATE([.E36];[.C36]))">
            <text:p/>
          </table:table-cell>
          <table:table-cell/>
          <table:table-cell table:style-name="ce23" table:formula="of:=['Unit Recipes'.G36]" office:value-type="string" office:string-value="Cucumber sandwich" calcext:value-type="string">
            <text:p>Cucumber sandwich</text:p>
          </table:table-cell>
          <table:table-cell table:style-name="ce23" table:formula="of:=['Unit Recipes'.H36]" office:value-type="string" office:string-value="185g cream cheese" calcext:value-type="string">
            <text:p>185g cream cheese</text:p>
          </table:table-cell>
          <table:table-cell table:style-name="ce23" table:formula="of:=['Unit Recipes'.I36]" office:value-type="string" office:string-value="g" calcext:value-type="string">
            <text:p>g</text:p>
          </table:table-cell>
          <table:table-cell table:style-name="ce23" table:formula="of:=['Unit Recipes'.J36]" office:value-type="float" office:value="5" calcext:value-type="float">
            <text:p>5</text:p>
          </table:table-cell>
          <table:table-cell/>
          <table:table-cell table:formula="of:=[.H36]" office:value-type="string" office:string-value="Cucumber sandwich" calcext:value-type="string">
            <text:p>Cucumber sandwich</text:p>
          </table:table-cell>
          <table:table-cell table:formula="of:=[.I36]" office:value-type="string" office:string-value="185g cream cheese" calcext:value-type="string">
            <text:p>185g cream cheese</text:p>
          </table:table-cell>
          <table:table-cell table:formula="of:=[.J36]" office:value-type="string" office:string-value="g" calcext:value-type="string">
            <text:p>g</text:p>
          </table:table-cell>
          <table:table-cell table:formula="of:=SUMIF([.$F$2:.$F$39];CONCATENATE([.P$1];[.$H36]);[.$D$2:.$D$46])" office:value-type="float" office:value="0" calcext:value-type="float">
            <text:p>0</text:p>
          </table:table-cell>
          <table:table-cell table:formula="of:=IF([.P36]=0;0;[.P36]*[.$K36])" office:value-type="float" office:value="0" calcext:value-type="float">
            <text:p>0</text:p>
          </table:table-cell>
          <table:table-cell table:style-name="ce16" table:formula="of:=SUMIF([.$F$2:.$F$39];CONCATENATE([.R$1];[.$H36]);[.$D$2:.$D$46])" office:value-type="float" office:value="0" calcext:value-type="float">
            <text:p>0</text:p>
          </table:table-cell>
          <table:table-cell table:formula="of:=IF([.R36]=0;0;[.R36]*[.$K36])" office:value-type="float" office:value="0" calcext:value-type="float">
            <text:p>0</text:p>
          </table:table-cell>
          <table:table-cell table:style-name="ce16" table:formula="of:=SUMIF([.$F$2:.$F$39];CONCATENATE([.T$1];[.$H36]);[.$D$2:.$D$46])" office:value-type="float" office:value="0" calcext:value-type="float">
            <text:p>0</text:p>
          </table:table-cell>
          <table:table-cell table:formula="of:=IF([.T36]=0;0;[.T36]*[.$K36])" office:value-type="float" office:value="0" calcext:value-type="float">
            <text:p>0</text:p>
          </table:table-cell>
          <table:table-cell table:style-name="ce16" table:formula="of:=SUMIF([.$F$2:.$F$39];CONCATENATE([.V$1];[.$H36]);[.$D$2:.$D$46])" office:value-type="float" office:value="0" calcext:value-type="float">
            <text:p>0</text:p>
          </table:table-cell>
          <table:table-cell table:formula="of:=IF([.V36]=0;0;[.V36]*[.$K36])" office:value-type="float" office:value="0" calcext:value-type="float">
            <text:p>0</text:p>
          </table:table-cell>
          <table:table-cell table:style-name="ce16" table:formula="of:=SUMIF([.$F$2:.$F$39];CONCATENATE([.X$1];[.$H36]);[.$D$2:.$D$46])" office:value-type="float" office:value="0" calcext:value-type="float">
            <text:p>0</text:p>
          </table:table-cell>
          <table:table-cell table:formula="of:=IF([.X36]=0;0;[.X36]*[.$K36])" office:value-type="float" office:value="0" calcext:value-type="float">
            <text:p>0</text:p>
          </table:table-cell>
          <table:table-cell table:style-name="ce16" table:formula="of:=SUMIF([.$F$2:.$F$39];CONCATENATE([.Z$1];[.$H36]);[.$D$2:.$D$46])" office:value-type="float" office:value="0" calcext:value-type="float">
            <text:p>0</text:p>
          </table:table-cell>
          <table:table-cell table:formula="of:=IF([.Z36]=0;0;[.Z36]*[.$K3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6]=&quot;&quot;;&quot;&quot;;[Meals.A36])">
            <text:p/>
          </table:table-cell>
          <table:table-cell table:style-name="ce23" table:formula="of:=IF([Meals.B36]=&quot;&quot;;&quot;&quot;;[Meals.B36])">
            <text:p/>
          </table:table-cell>
          <table:table-cell table:style-name="ce23" table:formula="of:=IF([Meals.C36]=&quot;&quot;;&quot;&quot;;[Meals.C36])">
            <text:p/>
          </table:table-cell>
          <table:table-cell table:style-name="ce23" table:formula="of:=IF([Meals.D36]=&quot;&quot;;&quot;&quot;;[Meals.D36])">
            <text:p/>
          </table:table-cell>
          <table:table-cell table:style-name="ce20" table:formula="of:=IF([.A37]=&quot;&quot;;[.E36];[.A37])" office:value-type="string" office:string-value="Snack break" calcext:value-type="string">
            <text:p>Snack break</text:p>
          </table:table-cell>
          <table:table-cell table:style-name="ce20" table:formula="of:=IF([.C37]=&quot;&quot;;&quot;&quot;;CONCATENATE([.E37];[.C37]))">
            <text:p/>
          </table:table-cell>
          <table:table-cell/>
          <table:table-cell table:style-name="ce23" table:formula="of:=['Unit Recipes'.G37]" office:value-type="string" office:string-value="Cucumber sandwich" calcext:value-type="string">
            <text:p>Cucumber sandwich</text:p>
          </table:table-cell>
          <table:table-cell table:style-name="ce23" table:formula="of:=['Unit Recipes'.H37]" office:value-type="string" office:string-value="bread" calcext:value-type="string">
            <text:p>bread</text:p>
          </table:table-cell>
          <table:table-cell table:style-name="ce23" table:formula="of:=['Unit Recipes'.I37]" office:value-type="string" office:string-value="slices" calcext:value-type="string">
            <text:p>slices</text:p>
          </table:table-cell>
          <table:table-cell table:style-name="ce23" table:formula="of:=['Unit Recipes'.J37]" office:value-type="float" office:value="5" calcext:value-type="float">
            <text:p>5</text:p>
          </table:table-cell>
          <table:table-cell/>
          <table:table-cell table:formula="of:=[.H37]" office:value-type="string" office:string-value="Cucumber sandwich" calcext:value-type="string">
            <text:p>Cucumber sandwich</text:p>
          </table:table-cell>
          <table:table-cell table:formula="of:=[.I37]" office:value-type="string" office:string-value="bread" calcext:value-type="string">
            <text:p>bread</text:p>
          </table:table-cell>
          <table:table-cell table:formula="of:=[.J37]" office:value-type="string" office:string-value="slices" calcext:value-type="string">
            <text:p>slices</text:p>
          </table:table-cell>
          <table:table-cell table:formula="of:=SUMIF([.$F$2:.$F$39];CONCATENATE([.P$1];[.$H37]);[.$D$2:.$D$46])" office:value-type="float" office:value="0" calcext:value-type="float">
            <text:p>0</text:p>
          </table:table-cell>
          <table:table-cell table:formula="of:=IF([.P37]=0;0;[.P37]*[.$K37])" office:value-type="float" office:value="0" calcext:value-type="float">
            <text:p>0</text:p>
          </table:table-cell>
          <table:table-cell table:style-name="ce16" table:formula="of:=SUMIF([.$F$2:.$F$39];CONCATENATE([.R$1];[.$H37]);[.$D$2:.$D$46])" office:value-type="float" office:value="0" calcext:value-type="float">
            <text:p>0</text:p>
          </table:table-cell>
          <table:table-cell table:formula="of:=IF([.R37]=0;0;[.R37]*[.$K37])" office:value-type="float" office:value="0" calcext:value-type="float">
            <text:p>0</text:p>
          </table:table-cell>
          <table:table-cell table:style-name="ce16" table:formula="of:=SUMIF([.$F$2:.$F$39];CONCATENATE([.T$1];[.$H37]);[.$D$2:.$D$46])" office:value-type="float" office:value="0" calcext:value-type="float">
            <text:p>0</text:p>
          </table:table-cell>
          <table:table-cell table:formula="of:=IF([.T37]=0;0;[.T37]*[.$K37])" office:value-type="float" office:value="0" calcext:value-type="float">
            <text:p>0</text:p>
          </table:table-cell>
          <table:table-cell table:style-name="ce16" table:formula="of:=SUMIF([.$F$2:.$F$39];CONCATENATE([.V$1];[.$H37]);[.$D$2:.$D$46])" office:value-type="float" office:value="0" calcext:value-type="float">
            <text:p>0</text:p>
          </table:table-cell>
          <table:table-cell table:formula="of:=IF([.V37]=0;0;[.V37]*[.$K37])" office:value-type="float" office:value="0" calcext:value-type="float">
            <text:p>0</text:p>
          </table:table-cell>
          <table:table-cell table:style-name="ce16" table:formula="of:=SUMIF([.$F$2:.$F$39];CONCATENATE([.X$1];[.$H37]);[.$D$2:.$D$46])" office:value-type="float" office:value="0" calcext:value-type="float">
            <text:p>0</text:p>
          </table:table-cell>
          <table:table-cell table:formula="of:=IF([.X37]=0;0;[.X37]*[.$K37])" office:value-type="float" office:value="0" calcext:value-type="float">
            <text:p>0</text:p>
          </table:table-cell>
          <table:table-cell table:style-name="ce16" table:formula="of:=SUMIF([.$F$2:.$F$39];CONCATENATE([.Z$1];[.$H37]);[.$D$2:.$D$46])" office:value-type="float" office:value="0" calcext:value-type="float">
            <text:p>0</text:p>
          </table:table-cell>
          <table:table-cell table:formula="of:=IF([.Z37]=0;0;[.Z37]*[.$K3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7]=&quot;&quot;;&quot;&quot;;[Meals.A37])">
            <text:p/>
          </table:table-cell>
          <table:table-cell table:style-name="ce23" table:formula="of:=IF([Meals.B37]=&quot;&quot;;&quot;&quot;;[Meals.B37])">
            <text:p/>
          </table:table-cell>
          <table:table-cell table:style-name="ce23" table:formula="of:=IF([Meals.C37]=&quot;&quot;;&quot;&quot;;[Meals.C37])">
            <text:p/>
          </table:table-cell>
          <table:table-cell table:style-name="ce23" table:formula="of:=IF([Meals.D37]=&quot;&quot;;&quot;&quot;;[Meals.D37])">
            <text:p/>
          </table:table-cell>
          <table:table-cell table:style-name="ce20" table:formula="of:=IF([.A38]=&quot;&quot;;[.E37];[.A38])" office:value-type="string" office:string-value="Snack break" calcext:value-type="string">
            <text:p>Snack break</text:p>
          </table:table-cell>
          <table:table-cell table:style-name="ce20" table:formula="of:=IF([.C38]=&quot;&quot;;&quot;&quot;;CONCATENATE([.E38];[.C38]))">
            <text:p/>
          </table:table-cell>
          <table:table-cell/>
          <table:table-cell table:style-name="ce23" table:formula="of:=['Unit Recipes'.G38]">
            <text:p/>
          </table:table-cell>
          <table:table-cell table:style-name="ce23" table:formula="of:=['Unit Recipes'.H38]" office:value-type="float" office:value="0" calcext:value-type="float">
            <text:p>0</text:p>
          </table:table-cell>
          <table:table-cell table:style-name="ce23" table:formula="of:=['Unit Recipes'.I38]" office:value-type="float" office:value="0" calcext:value-type="float">
            <text:p>0</text:p>
          </table:table-cell>
          <table:table-cell table:style-name="ce23" table:formula="of:=['Unit Recipes'.J38]" office:value-type="float" office:value="5" calcext:value-type="float">
            <text:p>5</text:p>
          </table:table-cell>
          <table:table-cell/>
          <table:table-cell table:formula="of:=[.H38]">
            <text:p/>
          </table:table-cell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SUMIF([.$F$2:.$F$39];CONCATENATE([.P$1];[.$H38]);[.$D$2:.$D$46])" office:value-type="float" office:value="0" calcext:value-type="float">
            <text:p>0</text:p>
          </table:table-cell>
          <table:table-cell table:formula="of:=IF([.P38]=0;0;[.P38]*[.$K38])" office:value-type="float" office:value="0" calcext:value-type="float">
            <text:p>0</text:p>
          </table:table-cell>
          <table:table-cell table:style-name="ce16" table:formula="of:=SUMIF([.$F$2:.$F$39];CONCATENATE([.R$1];[.$H38]);[.$D$2:.$D$46])" office:value-type="float" office:value="0" calcext:value-type="float">
            <text:p>0</text:p>
          </table:table-cell>
          <table:table-cell table:formula="of:=IF([.R38]=0;0;[.R38]*[.$K38])" office:value-type="float" office:value="0" calcext:value-type="float">
            <text:p>0</text:p>
          </table:table-cell>
          <table:table-cell table:style-name="ce16" table:formula="of:=SUMIF([.$F$2:.$F$39];CONCATENATE([.T$1];[.$H38]);[.$D$2:.$D$46])" office:value-type="float" office:value="0" calcext:value-type="float">
            <text:p>0</text:p>
          </table:table-cell>
          <table:table-cell table:formula="of:=IF([.T38]=0;0;[.T38]*[.$K38])" office:value-type="float" office:value="0" calcext:value-type="float">
            <text:p>0</text:p>
          </table:table-cell>
          <table:table-cell table:style-name="ce16" table:formula="of:=SUMIF([.$F$2:.$F$39];CONCATENATE([.V$1];[.$H38]);[.$D$2:.$D$46])" office:value-type="float" office:value="0" calcext:value-type="float">
            <text:p>0</text:p>
          </table:table-cell>
          <table:table-cell table:formula="of:=IF([.V38]=0;0;[.V38]*[.$K38])" office:value-type="float" office:value="0" calcext:value-type="float">
            <text:p>0</text:p>
          </table:table-cell>
          <table:table-cell table:style-name="ce16" table:formula="of:=SUMIF([.$F$2:.$F$39];CONCATENATE([.X$1];[.$H38]);[.$D$2:.$D$46])" office:value-type="float" office:value="0" calcext:value-type="float">
            <text:p>0</text:p>
          </table:table-cell>
          <table:table-cell table:formula="of:=IF([.X38]=0;0;[.X38]*[.$K38])" office:value-type="float" office:value="0" calcext:value-type="float">
            <text:p>0</text:p>
          </table:table-cell>
          <table:table-cell table:style-name="ce16" table:formula="of:=SUMIF([.$F$2:.$F$39];CONCATENATE([.Z$1];[.$H38]);[.$D$2:.$D$46])" office:value-type="float" office:value="0" calcext:value-type="float">
            <text:p>0</text:p>
          </table:table-cell>
          <table:table-cell table:formula="of:=IF([.Z38]=0;0;[.Z38]*[.$K3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8]=&quot;&quot;;&quot;&quot;;[Meals.A38])">
            <text:p/>
          </table:table-cell>
          <table:table-cell table:style-name="ce23" table:formula="of:=IF([Meals.B38]=&quot;&quot;;&quot;&quot;;[Meals.B38])">
            <text:p/>
          </table:table-cell>
          <table:table-cell table:style-name="ce23" table:formula="of:=IF([Meals.C38]=&quot;&quot;;&quot;&quot;;[Meals.C38])">
            <text:p/>
          </table:table-cell>
          <table:table-cell table:style-name="ce23" table:formula="of:=IF([Meals.D38]=&quot;&quot;;&quot;&quot;;[Meals.D38])">
            <text:p/>
          </table:table-cell>
          <table:table-cell table:style-name="ce20" table:formula="of:=CONCATENATE([.A39];[.C39])">
            <text:p/>
          </table:table-cell>
          <table:table-cell table:style-name="ce20" table:formula="of:=IF([.C39]=&quot;&quot;;&quot;&quot;;CONCATENATE([.E39];[.C39]))">
            <text:p/>
          </table:table-cell>
          <table:table-cell/>
          <table:table-cell table:style-name="ce23" table:formula="of:=['Unit Recipes'.G39]">
            <text:p/>
          </table:table-cell>
          <table:table-cell table:style-name="ce23" table:formula="of:=['Unit Recipes'.H39]" office:value-type="float" office:value="0" calcext:value-type="float">
            <text:p>0</text:p>
          </table:table-cell>
          <table:table-cell table:style-name="ce23" table:formula="of:=['Unit Recipes'.I39]" office:value-type="float" office:value="0" calcext:value-type="float">
            <text:p>0</text:p>
          </table:table-cell>
          <table:table-cell table:style-name="ce23" table:formula="of:=['Unit Recipes'.J39]" office:value-type="float" office:value="4" calcext:value-type="float">
            <text:p>4</text:p>
          </table:table-cell>
          <table:table-cell/>
          <table:table-cell table:formula="of:=[.H39]">
            <text:p/>
          </table:table-cell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SUMIF([.$F$2:.$F$39];CONCATENATE([.P$1];[.$H39]);[.$D$2:.$D$46])" office:value-type="float" office:value="0" calcext:value-type="float">
            <text:p>0</text:p>
          </table:table-cell>
          <table:table-cell table:formula="of:=IF([.P39]=0;0;[.P39]*[.$K39])" office:value-type="float" office:value="0" calcext:value-type="float">
            <text:p>0</text:p>
          </table:table-cell>
          <table:table-cell table:style-name="ce16" table:formula="of:=SUMIF([.$F$2:.$F$39];CONCATENATE([.R$1];[.$H39]);[.$D$2:.$D$46])" office:value-type="float" office:value="0" calcext:value-type="float">
            <text:p>0</text:p>
          </table:table-cell>
          <table:table-cell table:formula="of:=IF([.R39]=0;0;[.R39]*[.$K39])" office:value-type="float" office:value="0" calcext:value-type="float">
            <text:p>0</text:p>
          </table:table-cell>
          <table:table-cell table:style-name="ce16" table:formula="of:=SUMIF([.$F$2:.$F$39];CONCATENATE([.T$1];[.$H39]);[.$D$2:.$D$46])" office:value-type="float" office:value="0" calcext:value-type="float">
            <text:p>0</text:p>
          </table:table-cell>
          <table:table-cell table:formula="of:=IF([.T39]=0;0;[.T39]*[.$K39])" office:value-type="float" office:value="0" calcext:value-type="float">
            <text:p>0</text:p>
          </table:table-cell>
          <table:table-cell table:style-name="ce16" table:formula="of:=SUMIF([.$F$2:.$F$39];CONCATENATE([.V$1];[.$H39]);[.$D$2:.$D$46])" office:value-type="float" office:value="0" calcext:value-type="float">
            <text:p>0</text:p>
          </table:table-cell>
          <table:table-cell table:formula="of:=IF([.V39]=0;0;[.V39]*[.$K39])" office:value-type="float" office:value="0" calcext:value-type="float">
            <text:p>0</text:p>
          </table:table-cell>
          <table:table-cell table:style-name="ce16" table:formula="of:=SUMIF([.$F$2:.$F$39];CONCATENATE([.X$1];[.$H39]);[.$D$2:.$D$46])" office:value-type="float" office:value="0" calcext:value-type="float">
            <text:p>0</text:p>
          </table:table-cell>
          <table:table-cell table:formula="of:=IF([.X39]=0;0;[.X39]*[.$K39])" office:value-type="float" office:value="0" calcext:value-type="float">
            <text:p>0</text:p>
          </table:table-cell>
          <table:table-cell table:style-name="ce16" table:formula="of:=SUMIF([.$F$2:.$F$39];CONCATENATE([.Z$1];[.$H39]);[.$D$2:.$D$46])" office:value-type="float" office:value="0" calcext:value-type="float">
            <text:p>0</text:p>
          </table:table-cell>
          <table:table-cell table:formula="of:=IF([.Z39]=0;0;[.Z39]*[.$K3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39]=&quot;&quot;;&quot;&quot;;[Meals.A39])">
            <text:p/>
          </table:table-cell>
          <table:table-cell table:style-name="ce23" table:formula="of:=IF([Meals.B39]=&quot;&quot;;&quot;&quot;;[Meals.B39])">
            <text:p/>
          </table:table-cell>
          <table:table-cell table:style-name="ce23" table:formula="of:=IF([Meals.C39]=&quot;&quot;;&quot;&quot;;[Meals.C39])">
            <text:p/>
          </table:table-cell>
          <table:table-cell table:style-name="ce23" table:formula="of:=IF([Meals.D39]=&quot;&quot;;&quot;&quot;;[Meals.D39])">
            <text:p/>
          </table:table-cell>
          <table:table-cell table:style-name="ce20" table:formula="of:=CONCATENATE([.A40];[.C40])">
            <text:p/>
          </table:table-cell>
          <table:table-cell table:style-name="ce20" table:formula="of:=IF([.C40]=&quot;&quot;;&quot;&quot;;CONCATENATE([.E40];[.C40]))">
            <text:p/>
          </table:table-cell>
          <table:table-cell/>
          <table:table-cell table:style-name="ce23" table:formula="of:=['Unit Recipes'.G40]" office:value-type="string" office:string-value="Brie / Apple" calcext:value-type="string">
            <text:p>Brie / Apple</text:p>
          </table:table-cell>
          <table:table-cell table:style-name="ce23" table:formula="of:=['Unit Recipes'.H40]" office:value-type="string" office:string-value="1 apple" calcext:value-type="string">
            <text:p>1 apple</text:p>
          </table:table-cell>
          <table:table-cell table:style-name="ce23" table:formula="of:=['Unit Recipes'.I40]" office:value-type="string" office:string-value="piece" calcext:value-type="string">
            <text:p>piece</text:p>
          </table:table-cell>
          <table:table-cell table:style-name="ce23" table:formula="of:=['Unit Recipes'.J40]" office:value-type="float" office:value="4" calcext:value-type="float">
            <text:p>4</text:p>
          </table:table-cell>
          <table:table-cell/>
          <table:table-cell table:formula="of:=[.H40]" office:value-type="string" office:string-value="Brie / Apple" calcext:value-type="string">
            <text:p>Brie / Apple</text:p>
          </table:table-cell>
          <table:table-cell table:formula="of:=[.I40]" office:value-type="string" office:string-value="1 apple" calcext:value-type="string">
            <text:p>1 apple</text:p>
          </table:table-cell>
          <table:table-cell table:formula="of:=[.J40]" office:value-type="string" office:string-value="piece" calcext:value-type="string">
            <text:p>piece</text:p>
          </table:table-cell>
          <table:table-cell table:formula="of:=SUMIF([.$F$2:.$F$39];CONCATENATE([.P$1];[.$H40]);[.$D$2:.$D$46])" office:value-type="float" office:value="0" calcext:value-type="float">
            <text:p>0</text:p>
          </table:table-cell>
          <table:table-cell table:formula="of:=IF([.P40]=0;0;[.P40]*[.$K40])" office:value-type="float" office:value="0" calcext:value-type="float">
            <text:p>0</text:p>
          </table:table-cell>
          <table:table-cell table:style-name="ce16" table:formula="of:=SUMIF([.$F$2:.$F$39];CONCATENATE([.R$1];[.$H40]);[.$D$2:.$D$46])" office:value-type="float" office:value="0.25" calcext:value-type="float">
            <text:p>0.25</text:p>
          </table:table-cell>
          <table:table-cell table:formula="of:=IF([.R40]=0;0;[.R40]*[.$K40])" office:value-type="float" office:value="1" calcext:value-type="float">
            <text:p>1</text:p>
          </table:table-cell>
          <table:table-cell table:style-name="ce16" table:formula="of:=SUMIF([.$F$2:.$F$39];CONCATENATE([.T$1];[.$H40]);[.$D$2:.$D$46])" office:value-type="float" office:value="0" calcext:value-type="float">
            <text:p>0</text:p>
          </table:table-cell>
          <table:table-cell table:formula="of:=IF([.T40]=0;0;[.T40]*[.$K40])" office:value-type="float" office:value="0" calcext:value-type="float">
            <text:p>0</text:p>
          </table:table-cell>
          <table:table-cell table:style-name="ce16" table:formula="of:=SUMIF([.$F$2:.$F$39];CONCATENATE([.V$1];[.$H40]);[.$D$2:.$D$46])" office:value-type="float" office:value="0" calcext:value-type="float">
            <text:p>0</text:p>
          </table:table-cell>
          <table:table-cell table:formula="of:=IF([.V40]=0;0;[.V40]*[.$K40])" office:value-type="float" office:value="0" calcext:value-type="float">
            <text:p>0</text:p>
          </table:table-cell>
          <table:table-cell table:style-name="ce16" table:formula="of:=SUMIF([.$F$2:.$F$39];CONCATENATE([.X$1];[.$H40]);[.$D$2:.$D$46])" office:value-type="float" office:value="0" calcext:value-type="float">
            <text:p>0</text:p>
          </table:table-cell>
          <table:table-cell table:formula="of:=IF([.X40]=0;0;[.X40]*[.$K40])" office:value-type="float" office:value="0" calcext:value-type="float">
            <text:p>0</text:p>
          </table:table-cell>
          <table:table-cell table:style-name="ce16" table:formula="of:=SUMIF([.$F$2:.$F$39];CONCATENATE([.Z$1];[.$H40]);[.$D$2:.$D$46])" office:value-type="float" office:value="0" calcext:value-type="float">
            <text:p>0</text:p>
          </table:table-cell>
          <table:table-cell table:formula="of:=IF([.Z40]=0;0;[.Z40]*[.$K4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0]=&quot;&quot;;&quot;&quot;;[Meals.A40])">
            <text:p/>
          </table:table-cell>
          <table:table-cell table:style-name="ce23" table:formula="of:=IF([Meals.B40]=&quot;&quot;;&quot;&quot;;[Meals.B40])">
            <text:p/>
          </table:table-cell>
          <table:table-cell table:style-name="ce23" table:formula="of:=IF([Meals.C40]=&quot;&quot;;&quot;&quot;;[Meals.C40])">
            <text:p/>
          </table:table-cell>
          <table:table-cell table:style-name="ce23" table:formula="of:=IF([Meals.D40]=&quot;&quot;;&quot;&quot;;[Meals.D40])">
            <text:p/>
          </table:table-cell>
          <table:table-cell table:style-name="ce20" table:formula="of:=CONCATENATE([.A41];[.C41])">
            <text:p/>
          </table:table-cell>
          <table:table-cell table:style-name="ce20" table:formula="of:=IF([.C41]=&quot;&quot;;&quot;&quot;;CONCATENATE([.E41];[.C41]))">
            <text:p/>
          </table:table-cell>
          <table:table-cell/>
          <table:table-cell table:style-name="ce23" table:formula="of:=['Unit Recipes'.G41]" office:value-type="string" office:string-value="Brie / Apple" calcext:value-type="string">
            <text:p>Brie / Apple</text:p>
          </table:table-cell>
          <table:table-cell table:style-name="ce23" table:formula="of:=['Unit Recipes'.H41]" office:value-type="string" office:string-value="230g brie" calcext:value-type="string">
            <text:p>230g brie</text:p>
          </table:table-cell>
          <table:table-cell table:style-name="ce23" table:formula="of:=['Unit Recipes'.I41]" office:value-type="string" office:string-value="g" calcext:value-type="string">
            <text:p>g</text:p>
          </table:table-cell>
          <table:table-cell table:style-name="ce23" table:formula="of:=['Unit Recipes'.J41]" office:value-type="float" office:value="4" calcext:value-type="float">
            <text:p>4</text:p>
          </table:table-cell>
          <table:table-cell/>
          <table:table-cell table:formula="of:=[.H41]" office:value-type="string" office:string-value="Brie / Apple" calcext:value-type="string">
            <text:p>Brie / Apple</text:p>
          </table:table-cell>
          <table:table-cell table:formula="of:=[.I41]" office:value-type="string" office:string-value="230g brie" calcext:value-type="string">
            <text:p>230g brie</text:p>
          </table:table-cell>
          <table:table-cell table:formula="of:=[.J41]" office:value-type="string" office:string-value="g" calcext:value-type="string">
            <text:p>g</text:p>
          </table:table-cell>
          <table:table-cell table:formula="of:=SUMIF([.$F$2:.$F$39];CONCATENATE([.P$1];[.$H41]);[.$D$2:.$D$46])" office:value-type="float" office:value="0" calcext:value-type="float">
            <text:p>0</text:p>
          </table:table-cell>
          <table:table-cell table:formula="of:=IF([.P41]=0;0;[.P41]*[.$K41])" office:value-type="float" office:value="0" calcext:value-type="float">
            <text:p>0</text:p>
          </table:table-cell>
          <table:table-cell table:style-name="ce16" table:formula="of:=SUMIF([.$F$2:.$F$39];CONCATENATE([.R$1];[.$H41]);[.$D$2:.$D$46])" office:value-type="float" office:value="0.25" calcext:value-type="float">
            <text:p>0.25</text:p>
          </table:table-cell>
          <table:table-cell table:formula="of:=IF([.R41]=0;0;[.R41]*[.$K41])" office:value-type="float" office:value="1" calcext:value-type="float">
            <text:p>1</text:p>
          </table:table-cell>
          <table:table-cell table:style-name="ce16" table:formula="of:=SUMIF([.$F$2:.$F$39];CONCATENATE([.T$1];[.$H41]);[.$D$2:.$D$46])" office:value-type="float" office:value="0" calcext:value-type="float">
            <text:p>0</text:p>
          </table:table-cell>
          <table:table-cell table:formula="of:=IF([.T41]=0;0;[.T41]*[.$K41])" office:value-type="float" office:value="0" calcext:value-type="float">
            <text:p>0</text:p>
          </table:table-cell>
          <table:table-cell table:style-name="ce16" table:formula="of:=SUMIF([.$F$2:.$F$39];CONCATENATE([.V$1];[.$H41]);[.$D$2:.$D$46])" office:value-type="float" office:value="0" calcext:value-type="float">
            <text:p>0</text:p>
          </table:table-cell>
          <table:table-cell table:formula="of:=IF([.V41]=0;0;[.V41]*[.$K41])" office:value-type="float" office:value="0" calcext:value-type="float">
            <text:p>0</text:p>
          </table:table-cell>
          <table:table-cell table:style-name="ce16" table:formula="of:=SUMIF([.$F$2:.$F$39];CONCATENATE([.X$1];[.$H41]);[.$D$2:.$D$46])" office:value-type="float" office:value="0" calcext:value-type="float">
            <text:p>0</text:p>
          </table:table-cell>
          <table:table-cell table:formula="of:=IF([.X41]=0;0;[.X41]*[.$K41])" office:value-type="float" office:value="0" calcext:value-type="float">
            <text:p>0</text:p>
          </table:table-cell>
          <table:table-cell table:style-name="ce16" table:formula="of:=SUMIF([.$F$2:.$F$39];CONCATENATE([.Z$1];[.$H41]);[.$D$2:.$D$46])" office:value-type="float" office:value="0" calcext:value-type="float">
            <text:p>0</text:p>
          </table:table-cell>
          <table:table-cell table:formula="of:=IF([.Z41]=0;0;[.Z41]*[.$K4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1]=&quot;&quot;;&quot;&quot;;[Meals.A41])">
            <text:p/>
          </table:table-cell>
          <table:table-cell table:style-name="ce23" table:formula="of:=IF([Meals.B41]=&quot;&quot;;&quot;&quot;;[Meals.B41])">
            <text:p/>
          </table:table-cell>
          <table:table-cell table:style-name="ce23" table:formula="of:=IF([Meals.C41]=&quot;&quot;;&quot;&quot;;[Meals.C41])">
            <text:p/>
          </table:table-cell>
          <table:table-cell table:style-name="ce23" table:formula="of:=IF([Meals.D41]=&quot;&quot;;&quot;&quot;;[Meals.D41])">
            <text:p/>
          </table:table-cell>
          <table:table-cell table:style-name="ce20"/>
          <table:table-cell table:style-name="ce20" table:formula="of:=IF([.C42]=&quot;&quot;;&quot;&quot;;CONCATENATE([.E42];[.C42]))">
            <text:p/>
          </table:table-cell>
          <table:table-cell/>
          <table:table-cell table:style-name="ce23" table:formula="of:=['Unit Recipes'.G42]" office:value-type="string" office:string-value="Brie / Apple" calcext:value-type="string">
            <text:p>Brie / Apple</text:p>
          </table:table-cell>
          <table:table-cell table:style-name="ce23" table:formula="of:=['Unit Recipes'.H42]" office:value-type="string" office:string-value="bread" calcext:value-type="string">
            <text:p>bread</text:p>
          </table:table-cell>
          <table:table-cell table:style-name="ce23" table:formula="of:=['Unit Recipes'.I42]" office:value-type="string" office:string-value="slices" calcext:value-type="string">
            <text:p>slices</text:p>
          </table:table-cell>
          <table:table-cell table:style-name="ce23" table:formula="of:=['Unit Recipes'.J42]" office:value-type="float" office:value="4" calcext:value-type="float">
            <text:p>4</text:p>
          </table:table-cell>
          <table:table-cell/>
          <table:table-cell table:formula="of:=[.H42]" office:value-type="string" office:string-value="Brie / Apple" calcext:value-type="string">
            <text:p>Brie / Apple</text:p>
          </table:table-cell>
          <table:table-cell table:formula="of:=[.I42]" office:value-type="string" office:string-value="bread" calcext:value-type="string">
            <text:p>bread</text:p>
          </table:table-cell>
          <table:table-cell table:formula="of:=[.J42]" office:value-type="string" office:string-value="slices" calcext:value-type="string">
            <text:p>slices</text:p>
          </table:table-cell>
          <table:table-cell table:formula="of:=SUMIF([.$F$2:.$F$39];CONCATENATE([.P$1];[.$H42]);[.$D$2:.$D$46])" office:value-type="float" office:value="0" calcext:value-type="float">
            <text:p>0</text:p>
          </table:table-cell>
          <table:table-cell table:formula="of:=IF([.P42]=0;0;[.P42]*[.$K42])" office:value-type="float" office:value="0" calcext:value-type="float">
            <text:p>0</text:p>
          </table:table-cell>
          <table:table-cell table:style-name="ce16" table:formula="of:=SUMIF([.$F$2:.$F$39];CONCATENATE([.R$1];[.$H42]);[.$D$2:.$D$46])" office:value-type="float" office:value="0.25" calcext:value-type="float">
            <text:p>0.25</text:p>
          </table:table-cell>
          <table:table-cell table:formula="of:=IF([.R42]=0;0;[.R42]*[.$K42])" office:value-type="float" office:value="1" calcext:value-type="float">
            <text:p>1</text:p>
          </table:table-cell>
          <table:table-cell table:style-name="ce16" table:formula="of:=SUMIF([.$F$2:.$F$39];CONCATENATE([.T$1];[.$H42]);[.$D$2:.$D$46])" office:value-type="float" office:value="0" calcext:value-type="float">
            <text:p>0</text:p>
          </table:table-cell>
          <table:table-cell table:formula="of:=IF([.T42]=0;0;[.T42]*[.$K42])" office:value-type="float" office:value="0" calcext:value-type="float">
            <text:p>0</text:p>
          </table:table-cell>
          <table:table-cell table:style-name="ce16" table:formula="of:=SUMIF([.$F$2:.$F$39];CONCATENATE([.V$1];[.$H42]);[.$D$2:.$D$46])" office:value-type="float" office:value="0" calcext:value-type="float">
            <text:p>0</text:p>
          </table:table-cell>
          <table:table-cell table:formula="of:=IF([.V42]=0;0;[.V42]*[.$K42])" office:value-type="float" office:value="0" calcext:value-type="float">
            <text:p>0</text:p>
          </table:table-cell>
          <table:table-cell table:style-name="ce16" table:formula="of:=SUMIF([.$F$2:.$F$39];CONCATENATE([.X$1];[.$H42]);[.$D$2:.$D$46])" office:value-type="float" office:value="0" calcext:value-type="float">
            <text:p>0</text:p>
          </table:table-cell>
          <table:table-cell table:formula="of:=IF([.X42]=0;0;[.X42]*[.$K42])" office:value-type="float" office:value="0" calcext:value-type="float">
            <text:p>0</text:p>
          </table:table-cell>
          <table:table-cell table:style-name="ce16" table:formula="of:=SUMIF([.$F$2:.$F$39];CONCATENATE([.Z$1];[.$H42]);[.$D$2:.$D$46])" office:value-type="float" office:value="0" calcext:value-type="float">
            <text:p>0</text:p>
          </table:table-cell>
          <table:table-cell table:formula="of:=IF([.Z42]=0;0;[.Z42]*[.$K4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2]=&quot;&quot;;&quot;&quot;;[Meals.A42])">
            <text:p/>
          </table:table-cell>
          <table:table-cell table:style-name="ce23" table:formula="of:=IF([Meals.B42]=&quot;&quot;;&quot;&quot;;[Meals.B42])">
            <text:p/>
          </table:table-cell>
          <table:table-cell table:style-name="ce23" table:formula="of:=IF([Meals.C42]=&quot;&quot;;&quot;&quot;;[Meals.C42])">
            <text:p/>
          </table:table-cell>
          <table:table-cell table:style-name="ce23" table:formula="of:=IF([Meals.D42]=&quot;&quot;;&quot;&quot;;[Meals.D42])">
            <text:p/>
          </table:table-cell>
          <table:table-cell table:style-name="ce20"/>
          <table:table-cell table:style-name="ce20" table:formula="of:=IF([.C43]=&quot;&quot;;&quot;&quot;;CONCATENATE([.E43];[.C43]))">
            <text:p/>
          </table:table-cell>
          <table:table-cell/>
          <table:table-cell table:style-name="ce23" table:formula="of:=['Unit Recipes'.G43]">
            <text:p/>
          </table:table-cell>
          <table:table-cell table:style-name="ce23" table:formula="of:=['Unit Recipes'.H43]" office:value-type="float" office:value="0" calcext:value-type="float">
            <text:p>0</text:p>
          </table:table-cell>
          <table:table-cell table:style-name="ce23" table:formula="of:=['Unit Recipes'.I43]" office:value-type="float" office:value="0" calcext:value-type="float">
            <text:p>0</text:p>
          </table:table-cell>
          <table:table-cell table:style-name="ce23" table:formula="of:=['Unit Recipes'.J43]" office:value-type="float" office:value="4" calcext:value-type="float">
            <text:p>4</text:p>
          </table:table-cell>
          <table:table-cell/>
          <table:table-cell table:formula="of:=[.H43]">
            <text:p/>
          </table:table-cell>
          <table:table-cell table:formula="of:=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SUMIF([.$F$2:.$F$39];CONCATENATE([.P$1];[.$H43]);[.$D$2:.$D$46])" office:value-type="float" office:value="0" calcext:value-type="float">
            <text:p>0</text:p>
          </table:table-cell>
          <table:table-cell table:formula="of:=IF([.P43]=0;0;[.P43]*[.$K43])" office:value-type="float" office:value="0" calcext:value-type="float">
            <text:p>0</text:p>
          </table:table-cell>
          <table:table-cell table:style-name="ce16" table:formula="of:=SUMIF([.$F$2:.$F$39];CONCATENATE([.R$1];[.$H43]);[.$D$2:.$D$46])" office:value-type="float" office:value="0" calcext:value-type="float">
            <text:p>0</text:p>
          </table:table-cell>
          <table:table-cell table:formula="of:=IF([.R43]=0;0;[.R43]*[.$K43])" office:value-type="float" office:value="0" calcext:value-type="float">
            <text:p>0</text:p>
          </table:table-cell>
          <table:table-cell table:style-name="ce16" table:formula="of:=SUMIF([.$F$2:.$F$39];CONCATENATE([.T$1];[.$H43]);[.$D$2:.$D$46])" office:value-type="float" office:value="0" calcext:value-type="float">
            <text:p>0</text:p>
          </table:table-cell>
          <table:table-cell table:formula="of:=IF([.T43]=0;0;[.T43]*[.$K43])" office:value-type="float" office:value="0" calcext:value-type="float">
            <text:p>0</text:p>
          </table:table-cell>
          <table:table-cell table:style-name="ce16" table:formula="of:=SUMIF([.$F$2:.$F$39];CONCATENATE([.V$1];[.$H43]);[.$D$2:.$D$46])" office:value-type="float" office:value="0" calcext:value-type="float">
            <text:p>0</text:p>
          </table:table-cell>
          <table:table-cell table:formula="of:=IF([.V43]=0;0;[.V43]*[.$K43])" office:value-type="float" office:value="0" calcext:value-type="float">
            <text:p>0</text:p>
          </table:table-cell>
          <table:table-cell table:style-name="ce16" table:formula="of:=SUMIF([.$F$2:.$F$39];CONCATENATE([.X$1];[.$H43]);[.$D$2:.$D$46])" office:value-type="float" office:value="0" calcext:value-type="float">
            <text:p>0</text:p>
          </table:table-cell>
          <table:table-cell table:formula="of:=IF([.X43]=0;0;[.X43]*[.$K43])" office:value-type="float" office:value="0" calcext:value-type="float">
            <text:p>0</text:p>
          </table:table-cell>
          <table:table-cell table:style-name="ce16" table:formula="of:=SUMIF([.$F$2:.$F$39];CONCATENATE([.Z$1];[.$H43]);[.$D$2:.$D$46])" office:value-type="float" office:value="0" calcext:value-type="float">
            <text:p>0</text:p>
          </table:table-cell>
          <table:table-cell table:formula="of:=IF([.Z43]=0;0;[.Z43]*[.$K4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3]=&quot;&quot;;&quot;&quot;;[Meals.A43])">
            <text:p/>
          </table:table-cell>
          <table:table-cell table:style-name="ce23" table:formula="of:=IF([Meals.B43]=&quot;&quot;;&quot;&quot;;[Meals.B43])">
            <text:p/>
          </table:table-cell>
          <table:table-cell table:style-name="ce23" table:formula="of:=IF([Meals.C43]=&quot;&quot;;&quot;&quot;;[Meals.C43])">
            <text:p/>
          </table:table-cell>
          <table:table-cell table:style-name="ce23" table:formula="of:=IF([Meals.D43]=&quot;&quot;;&quot;&quot;;[Meals.D43])">
            <text:p/>
          </table:table-cell>
          <table:table-cell table:style-name="ce20"/>
          <table:table-cell table:style-name="ce20" table:formula="of:=IF([.C44]=&quot;&quot;;&quot;&quot;;CONCATENATE([.E44];[.C44]))">
            <text:p/>
          </table:table-cell>
          <table:table-cell/>
          <table:table-cell table:style-name="ce23" table:formula="of:=['Unit Recipes'.G44]">
            <text:p/>
          </table:table-cell>
          <table:table-cell table:style-name="ce23" table:formula="of:=['Unit Recipes'.H44]" office:value-type="float" office:value="0" calcext:value-type="float">
            <text:p>0</text:p>
          </table:table-cell>
          <table:table-cell table:style-name="ce23" table:formula="of:=['Unit Recipes'.I44]" office:value-type="float" office:value="0" calcext:value-type="float">
            <text:p>0</text:p>
          </table:table-cell>
          <table:table-cell table:style-name="ce23" table:formula="of:=['Unit Recipes'.J44]" office:value-type="float" office:value="2" calcext:value-type="float">
            <text:p>2</text:p>
          </table:table-cell>
          <table:table-cell/>
          <table:table-cell table:formula="of:=[.H44]">
            <text:p/>
          </table:table-cell>
          <table:table-cell table:formula="of:=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SUMIF([.$F$2:.$F$39];CONCATENATE([.P$1];[.$H44]);[.$D$2:.$D$46])" office:value-type="float" office:value="0" calcext:value-type="float">
            <text:p>0</text:p>
          </table:table-cell>
          <table:table-cell table:formula="of:=IF([.P44]=0;0;[.P44]*[.$K44])" office:value-type="float" office:value="0" calcext:value-type="float">
            <text:p>0</text:p>
          </table:table-cell>
          <table:table-cell table:style-name="ce16" table:formula="of:=SUMIF([.$F$2:.$F$39];CONCATENATE([.R$1];[.$H44]);[.$D$2:.$D$46])" office:value-type="float" office:value="0" calcext:value-type="float">
            <text:p>0</text:p>
          </table:table-cell>
          <table:table-cell table:formula="of:=IF([.R44]=0;0;[.R44]*[.$K44])" office:value-type="float" office:value="0" calcext:value-type="float">
            <text:p>0</text:p>
          </table:table-cell>
          <table:table-cell table:style-name="ce16" table:formula="of:=SUMIF([.$F$2:.$F$39];CONCATENATE([.T$1];[.$H44]);[.$D$2:.$D$46])" office:value-type="float" office:value="0" calcext:value-type="float">
            <text:p>0</text:p>
          </table:table-cell>
          <table:table-cell table:formula="of:=IF([.T44]=0;0;[.T44]*[.$K44])" office:value-type="float" office:value="0" calcext:value-type="float">
            <text:p>0</text:p>
          </table:table-cell>
          <table:table-cell table:style-name="ce16" table:formula="of:=SUMIF([.$F$2:.$F$39];CONCATENATE([.V$1];[.$H44]);[.$D$2:.$D$46])" office:value-type="float" office:value="0" calcext:value-type="float">
            <text:p>0</text:p>
          </table:table-cell>
          <table:table-cell table:formula="of:=IF([.V44]=0;0;[.V44]*[.$K44])" office:value-type="float" office:value="0" calcext:value-type="float">
            <text:p>0</text:p>
          </table:table-cell>
          <table:table-cell table:style-name="ce16" table:formula="of:=SUMIF([.$F$2:.$F$39];CONCATENATE([.X$1];[.$H44]);[.$D$2:.$D$46])" office:value-type="float" office:value="0" calcext:value-type="float">
            <text:p>0</text:p>
          </table:table-cell>
          <table:table-cell table:formula="of:=IF([.X44]=0;0;[.X44]*[.$K44])" office:value-type="float" office:value="0" calcext:value-type="float">
            <text:p>0</text:p>
          </table:table-cell>
          <table:table-cell table:style-name="ce16" table:formula="of:=SUMIF([.$F$2:.$F$39];CONCATENATE([.Z$1];[.$H44]);[.$D$2:.$D$46])" office:value-type="float" office:value="0" calcext:value-type="float">
            <text:p>0</text:p>
          </table:table-cell>
          <table:table-cell table:formula="of:=IF([.Z44]=0;0;[.Z44]*[.$K44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4]=&quot;&quot;;&quot;&quot;;[Meals.A44])">
            <text:p/>
          </table:table-cell>
          <table:table-cell table:style-name="ce23" table:formula="of:=IF([Meals.B44]=&quot;&quot;;&quot;&quot;;[Meals.B44])">
            <text:p/>
          </table:table-cell>
          <table:table-cell table:style-name="ce23" table:formula="of:=IF([Meals.C44]=&quot;&quot;;&quot;&quot;;[Meals.C44])">
            <text:p/>
          </table:table-cell>
          <table:table-cell table:style-name="ce23" table:formula="of:=IF([Meals.D44]=&quot;&quot;;&quot;&quot;;[Meals.D44])">
            <text:p/>
          </table:table-cell>
          <table:table-cell table:style-name="ce20"/>
          <table:table-cell table:style-name="ce20" table:formula="of:=IF([.C45]=&quot;&quot;;&quot;&quot;;CONCATENATE([.E45];[.C45]))">
            <text:p/>
          </table:table-cell>
          <table:table-cell/>
          <table:table-cell table:style-name="ce23" table:formula="of:=['Unit Recipes'.G45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5]" office:value-type="string" office:string-value="3 sausages" calcext:value-type="string">
            <text:p>3 sausages</text:p>
          </table:table-cell>
          <table:table-cell table:style-name="ce23" table:formula="of:=['Unit Recipes'.I45]" office:value-type="string" office:string-value="piece" calcext:value-type="string">
            <text:p>piece</text:p>
          </table:table-cell>
          <table:table-cell table:style-name="ce23" table:formula="of:=['Unit Recipes'.J45]" office:value-type="float" office:value="2" calcext:value-type="float">
            <text:p>2</text:p>
          </table:table-cell>
          <table:table-cell/>
          <table:table-cell table:formula="of:=[.H45]" office:value-type="string" office:string-value="Bratwurst / mustard / horseradish" calcext:value-type="string">
            <text:p>Bratwurst / mustard / horseradish</text:p>
          </table:table-cell>
          <table:table-cell table:formula="of:=[.I45]" office:value-type="string" office:string-value="3 sausages" calcext:value-type="string">
            <text:p>3 sausages</text:p>
          </table:table-cell>
          <table:table-cell table:formula="of:=[.J45]" office:value-type="string" office:string-value="piece" calcext:value-type="string">
            <text:p>piece</text:p>
          </table:table-cell>
          <table:table-cell table:formula="of:=SUMIF([.$F$2:.$F$39];CONCATENATE([.P$1];[.$H45]);[.$D$2:.$D$46])" office:value-type="float" office:value="0" calcext:value-type="float">
            <text:p>0</text:p>
          </table:table-cell>
          <table:table-cell table:formula="of:=IF([.P45]=0;0;[.P45]*[.$K45])" office:value-type="float" office:value="0" calcext:value-type="float">
            <text:p>0</text:p>
          </table:table-cell>
          <table:table-cell table:style-name="ce16" table:formula="of:=SUMIF([.$F$2:.$F$39];CONCATENATE([.R$1];[.$H45]);[.$D$2:.$D$46])" office:value-type="float" office:value="0.25" calcext:value-type="float">
            <text:p>0.25</text:p>
          </table:table-cell>
          <table:table-cell table:formula="of:=IF([.R45]=0;0;[.R45]*[.$K45])" office:value-type="float" office:value="0.5" calcext:value-type="float">
            <text:p>0.5</text:p>
          </table:table-cell>
          <table:table-cell table:style-name="ce16" table:formula="of:=SUMIF([.$F$2:.$F$39];CONCATENATE([.T$1];[.$H45]);[.$D$2:.$D$46])" office:value-type="float" office:value="0" calcext:value-type="float">
            <text:p>0</text:p>
          </table:table-cell>
          <table:table-cell table:formula="of:=IF([.T45]=0;0;[.T45]*[.$K45])" office:value-type="float" office:value="0" calcext:value-type="float">
            <text:p>0</text:p>
          </table:table-cell>
          <table:table-cell table:style-name="ce16" table:formula="of:=SUMIF([.$F$2:.$F$39];CONCATENATE([.V$1];[.$H45]);[.$D$2:.$D$46])" office:value-type="float" office:value="0" calcext:value-type="float">
            <text:p>0</text:p>
          </table:table-cell>
          <table:table-cell table:formula="of:=IF([.V45]=0;0;[.V45]*[.$K45])" office:value-type="float" office:value="0" calcext:value-type="float">
            <text:p>0</text:p>
          </table:table-cell>
          <table:table-cell table:style-name="ce16" table:formula="of:=SUMIF([.$F$2:.$F$39];CONCATENATE([.X$1];[.$H45]);[.$D$2:.$D$46])" office:value-type="float" office:value="0" calcext:value-type="float">
            <text:p>0</text:p>
          </table:table-cell>
          <table:table-cell table:formula="of:=IF([.X45]=0;0;[.X45]*[.$K45])" office:value-type="float" office:value="0" calcext:value-type="float">
            <text:p>0</text:p>
          </table:table-cell>
          <table:table-cell table:style-name="ce16" table:formula="of:=SUMIF([.$F$2:.$F$39];CONCATENATE([.Z$1];[.$H45]);[.$D$2:.$D$46])" office:value-type="float" office:value="0" calcext:value-type="float">
            <text:p>0</text:p>
          </table:table-cell>
          <table:table-cell table:formula="of:=IF([.Z45]=0;0;[.Z45]*[.$K45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5]=&quot;&quot;;&quot;&quot;;[Meals.A45])">
            <text:p/>
          </table:table-cell>
          <table:table-cell table:style-name="ce23" table:formula="of:=IF([Meals.B45]=&quot;&quot;;&quot;&quot;;[Meals.B45])">
            <text:p/>
          </table:table-cell>
          <table:table-cell table:style-name="ce23" table:formula="of:=IF([Meals.C45]=&quot;&quot;;&quot;&quot;;[Meals.C45])">
            <text:p/>
          </table:table-cell>
          <table:table-cell table:style-name="ce23" table:formula="of:=IF([Meals.D45]=&quot;&quot;;&quot;&quot;;[Meals.D45])">
            <text:p/>
          </table:table-cell>
          <table:table-cell table:style-name="ce20"/>
          <table:table-cell table:style-name="ce20" table:formula="of:=IF([.C46]=&quot;&quot;;&quot;&quot;;CONCATENATE([.E46];[.C46]))">
            <text:p/>
          </table:table-cell>
          <table:table-cell/>
          <table:table-cell table:style-name="ce23" table:formula="of:=['Unit Recipes'.G46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6]" office:value-type="string" office:string-value="10ml mustard" calcext:value-type="string">
            <text:p>10ml mustard</text:p>
          </table:table-cell>
          <table:table-cell table:style-name="ce23" table:formula="of:=['Unit Recipes'.I46]" office:value-type="string" office:string-value="ml" calcext:value-type="string">
            <text:p>ml</text:p>
          </table:table-cell>
          <table:table-cell table:style-name="ce23" table:formula="of:=['Unit Recipes'.J46]" office:value-type="float" office:value="2" calcext:value-type="float">
            <text:p>2</text:p>
          </table:table-cell>
          <table:table-cell/>
          <table:table-cell table:formula="of:=[.H46]" office:value-type="string" office:string-value="Bratwurst / mustard / horseradish" calcext:value-type="string">
            <text:p>Bratwurst / mustard / horseradish</text:p>
          </table:table-cell>
          <table:table-cell table:formula="of:=[.I46]" office:value-type="string" office:string-value="10ml mustard" calcext:value-type="string">
            <text:p>10ml mustard</text:p>
          </table:table-cell>
          <table:table-cell table:formula="of:=[.J46]" office:value-type="string" office:string-value="ml" calcext:value-type="string">
            <text:p>ml</text:p>
          </table:table-cell>
          <table:table-cell table:formula="of:=SUMIF([.$F$2:.$F$39];CONCATENATE([.P$1];[.$H46]);[.$D$2:.$D$46])" office:value-type="float" office:value="0" calcext:value-type="float">
            <text:p>0</text:p>
          </table:table-cell>
          <table:table-cell table:formula="of:=IF([.P46]=0;0;[.P46]*[.$K46])" office:value-type="float" office:value="0" calcext:value-type="float">
            <text:p>0</text:p>
          </table:table-cell>
          <table:table-cell table:style-name="ce16" table:formula="of:=SUMIF([.$F$2:.$F$39];CONCATENATE([.R$1];[.$H46]);[.$D$2:.$D$46])" office:value-type="float" office:value="0.25" calcext:value-type="float">
            <text:p>0.25</text:p>
          </table:table-cell>
          <table:table-cell table:formula="of:=IF([.R46]=0;0;[.R46]*[.$K46])" office:value-type="float" office:value="0.5" calcext:value-type="float">
            <text:p>0.5</text:p>
          </table:table-cell>
          <table:table-cell table:style-name="ce16" table:formula="of:=SUMIF([.$F$2:.$F$39];CONCATENATE([.T$1];[.$H46]);[.$D$2:.$D$46])" office:value-type="float" office:value="0" calcext:value-type="float">
            <text:p>0</text:p>
          </table:table-cell>
          <table:table-cell table:formula="of:=IF([.T46]=0;0;[.T46]*[.$K46])" office:value-type="float" office:value="0" calcext:value-type="float">
            <text:p>0</text:p>
          </table:table-cell>
          <table:table-cell table:style-name="ce16" table:formula="of:=SUMIF([.$F$2:.$F$39];CONCATENATE([.V$1];[.$H46]);[.$D$2:.$D$46])" office:value-type="float" office:value="0" calcext:value-type="float">
            <text:p>0</text:p>
          </table:table-cell>
          <table:table-cell table:formula="of:=IF([.V46]=0;0;[.V46]*[.$K46])" office:value-type="float" office:value="0" calcext:value-type="float">
            <text:p>0</text:p>
          </table:table-cell>
          <table:table-cell table:style-name="ce16" table:formula="of:=SUMIF([.$F$2:.$F$39];CONCATENATE([.X$1];[.$H46]);[.$D$2:.$D$46])" office:value-type="float" office:value="0" calcext:value-type="float">
            <text:p>0</text:p>
          </table:table-cell>
          <table:table-cell table:formula="of:=IF([.X46]=0;0;[.X46]*[.$K46])" office:value-type="float" office:value="0" calcext:value-type="float">
            <text:p>0</text:p>
          </table:table-cell>
          <table:table-cell table:style-name="ce16" table:formula="of:=SUMIF([.$F$2:.$F$39];CONCATENATE([.Z$1];[.$H46]);[.$D$2:.$D$46])" office:value-type="float" office:value="0" calcext:value-type="float">
            <text:p>0</text:p>
          </table:table-cell>
          <table:table-cell table:formula="of:=IF([.Z46]=0;0;[.Z46]*[.$K46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6]=&quot;&quot;;&quot;&quot;;[Meals.A46])">
            <text:p/>
          </table:table-cell>
          <table:table-cell table:style-name="ce23" table:formula="of:=IF([Meals.B46]=&quot;&quot;;&quot;&quot;;[Meals.B46])">
            <text:p/>
          </table:table-cell>
          <table:table-cell table:style-name="ce23" table:formula="of:=IF([Meals.C46]=&quot;&quot;;&quot;&quot;;[Meals.C46])">
            <text:p/>
          </table:table-cell>
          <table:table-cell table:style-name="ce23" table:formula="of:=IF([Meals.D46]=&quot;&quot;;&quot;&quot;;[Meals.D46])">
            <text:p/>
          </table:table-cell>
          <table:table-cell table:style-name="ce20" table:number-columns-repeated="2"/>
          <table:table-cell/>
          <table:table-cell table:style-name="ce23" table:formula="of:=['Unit Recipes'.G47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7]" office:value-type="string" office:string-value="10ml horseradish" calcext:value-type="string">
            <text:p>10ml horseradish</text:p>
          </table:table-cell>
          <table:table-cell table:style-name="ce23" table:formula="of:=['Unit Recipes'.I47]" office:value-type="string" office:string-value="ml" calcext:value-type="string">
            <text:p>ml</text:p>
          </table:table-cell>
          <table:table-cell table:style-name="ce23" table:formula="of:=['Unit Recipes'.J47]" office:value-type="float" office:value="2" calcext:value-type="float">
            <text:p>2</text:p>
          </table:table-cell>
          <table:table-cell/>
          <table:table-cell table:formula="of:=[.H47]" office:value-type="string" office:string-value="Bratwurst / mustard / horseradish" calcext:value-type="string">
            <text:p>Bratwurst / mustard / horseradish</text:p>
          </table:table-cell>
          <table:table-cell table:formula="of:=[.I47]" office:value-type="string" office:string-value="10ml horseradish" calcext:value-type="string">
            <text:p>10ml horseradish</text:p>
          </table:table-cell>
          <table:table-cell table:formula="of:=[.J47]" office:value-type="string" office:string-value="ml" calcext:value-type="string">
            <text:p>ml</text:p>
          </table:table-cell>
          <table:table-cell table:formula="of:=SUMIF([.$F$2:.$F$39];CONCATENATE([.P$1];[.$H47]);[.$D$2:.$D$46])" office:value-type="float" office:value="0" calcext:value-type="float">
            <text:p>0</text:p>
          </table:table-cell>
          <table:table-cell table:formula="of:=IF([.P47]=0;0;[.P47]*[.$K47])" office:value-type="float" office:value="0" calcext:value-type="float">
            <text:p>0</text:p>
          </table:table-cell>
          <table:table-cell table:style-name="ce16" table:formula="of:=SUMIF([.$F$2:.$F$39];CONCATENATE([.R$1];[.$H47]);[.$D$2:.$D$46])" office:value-type="float" office:value="0.25" calcext:value-type="float">
            <text:p>0.25</text:p>
          </table:table-cell>
          <table:table-cell table:formula="of:=IF([.R47]=0;0;[.R47]*[.$K47])" office:value-type="float" office:value="0.5" calcext:value-type="float">
            <text:p>0.5</text:p>
          </table:table-cell>
          <table:table-cell table:style-name="ce16" table:formula="of:=SUMIF([.$F$2:.$F$39];CONCATENATE([.T$1];[.$H47]);[.$D$2:.$D$46])" office:value-type="float" office:value="0" calcext:value-type="float">
            <text:p>0</text:p>
          </table:table-cell>
          <table:table-cell table:formula="of:=IF([.T47]=0;0;[.T47]*[.$K47])" office:value-type="float" office:value="0" calcext:value-type="float">
            <text:p>0</text:p>
          </table:table-cell>
          <table:table-cell table:style-name="ce16" table:formula="of:=SUMIF([.$F$2:.$F$39];CONCATENATE([.V$1];[.$H47]);[.$D$2:.$D$46])" office:value-type="float" office:value="0" calcext:value-type="float">
            <text:p>0</text:p>
          </table:table-cell>
          <table:table-cell table:formula="of:=IF([.V47]=0;0;[.V47]*[.$K47])" office:value-type="float" office:value="0" calcext:value-type="float">
            <text:p>0</text:p>
          </table:table-cell>
          <table:table-cell table:style-name="ce16" table:formula="of:=SUMIF([.$F$2:.$F$39];CONCATENATE([.X$1];[.$H47]);[.$D$2:.$D$46])" office:value-type="float" office:value="0" calcext:value-type="float">
            <text:p>0</text:p>
          </table:table-cell>
          <table:table-cell table:formula="of:=IF([.X47]=0;0;[.X47]*[.$K47])" office:value-type="float" office:value="0" calcext:value-type="float">
            <text:p>0</text:p>
          </table:table-cell>
          <table:table-cell table:style-name="ce16" table:formula="of:=SUMIF([.$F$2:.$F$39];CONCATENATE([.Z$1];[.$H47]);[.$D$2:.$D$46])" office:value-type="float" office:value="0" calcext:value-type="float">
            <text:p>0</text:p>
          </table:table-cell>
          <table:table-cell table:formula="of:=IF([.Z47]=0;0;[.Z47]*[.$K47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7]=&quot;&quot;;&quot;&quot;;[Meals.A47])">
            <text:p/>
          </table:table-cell>
          <table:table-cell table:style-name="ce23" table:formula="of:=IF([Meals.B47]=&quot;&quot;;&quot;&quot;;[Meals.B47])">
            <text:p/>
          </table:table-cell>
          <table:table-cell table:style-name="ce23" table:formula="of:=IF([Meals.C47]=&quot;&quot;;&quot;&quot;;[Meals.C47])">
            <text:p/>
          </table:table-cell>
          <table:table-cell table:style-name="ce23" table:formula="of:=IF([Meals.D47]=&quot;&quot;;&quot;&quot;;[Meals.D47])">
            <text:p/>
          </table:table-cell>
          <table:table-cell table:style-name="ce20" table:number-columns-repeated="2"/>
          <table:table-cell/>
          <table:table-cell table:style-name="ce23" table:formula="of:=['Unit Recipes'.G48]" office:value-type="string" office:string-value="Bratwurst / mustard / horseradish" calcext:value-type="string">
            <text:p>Bratwurst / mustard / horseradish</text:p>
          </table:table-cell>
          <table:table-cell table:style-name="ce23" table:formula="of:=['Unit Recipes'.H48]" office:value-type="string" office:string-value="bread" calcext:value-type="string">
            <text:p>bread</text:p>
          </table:table-cell>
          <table:table-cell table:style-name="ce23" table:formula="of:=['Unit Recipes'.I48]" office:value-type="string" office:string-value="slices" calcext:value-type="string">
            <text:p>slices</text:p>
          </table:table-cell>
          <table:table-cell table:style-name="ce23" table:formula="of:=['Unit Recipes'.J48]" office:value-type="float" office:value="2" calcext:value-type="float">
            <text:p>2</text:p>
          </table:table-cell>
          <table:table-cell/>
          <table:table-cell table:formula="of:=[.H48]" office:value-type="string" office:string-value="Bratwurst / mustard / horseradish" calcext:value-type="string">
            <text:p>Bratwurst / mustard / horseradish</text:p>
          </table:table-cell>
          <table:table-cell table:formula="of:=[.I48]" office:value-type="string" office:string-value="bread" calcext:value-type="string">
            <text:p>bread</text:p>
          </table:table-cell>
          <table:table-cell table:formula="of:=[.J48]" office:value-type="string" office:string-value="slices" calcext:value-type="string">
            <text:p>slices</text:p>
          </table:table-cell>
          <table:table-cell table:formula="of:=SUMIF([.$F$2:.$F$39];CONCATENATE([.P$1];[.$H48]);[.$D$2:.$D$46])" office:value-type="float" office:value="0" calcext:value-type="float">
            <text:p>0</text:p>
          </table:table-cell>
          <table:table-cell table:formula="of:=IF([.P48]=0;0;[.P48]*[.$K48])" office:value-type="float" office:value="0" calcext:value-type="float">
            <text:p>0</text:p>
          </table:table-cell>
          <table:table-cell table:style-name="ce16" table:formula="of:=SUMIF([.$F$2:.$F$39];CONCATENATE([.R$1];[.$H48]);[.$D$2:.$D$46])" office:value-type="float" office:value="0.25" calcext:value-type="float">
            <text:p>0.25</text:p>
          </table:table-cell>
          <table:table-cell table:formula="of:=IF([.R48]=0;0;[.R48]*[.$K48])" office:value-type="float" office:value="0.5" calcext:value-type="float">
            <text:p>0.5</text:p>
          </table:table-cell>
          <table:table-cell table:style-name="ce16" table:formula="of:=SUMIF([.$F$2:.$F$39];CONCATENATE([.T$1];[.$H48]);[.$D$2:.$D$46])" office:value-type="float" office:value="0" calcext:value-type="float">
            <text:p>0</text:p>
          </table:table-cell>
          <table:table-cell table:formula="of:=IF([.T48]=0;0;[.T48]*[.$K48])" office:value-type="float" office:value="0" calcext:value-type="float">
            <text:p>0</text:p>
          </table:table-cell>
          <table:table-cell table:style-name="ce16" table:formula="of:=SUMIF([.$F$2:.$F$39];CONCATENATE([.V$1];[.$H48]);[.$D$2:.$D$46])" office:value-type="float" office:value="0" calcext:value-type="float">
            <text:p>0</text:p>
          </table:table-cell>
          <table:table-cell table:formula="of:=IF([.V48]=0;0;[.V48]*[.$K48])" office:value-type="float" office:value="0" calcext:value-type="float">
            <text:p>0</text:p>
          </table:table-cell>
          <table:table-cell table:style-name="ce16" table:formula="of:=SUMIF([.$F$2:.$F$39];CONCATENATE([.X$1];[.$H48]);[.$D$2:.$D$46])" office:value-type="float" office:value="0" calcext:value-type="float">
            <text:p>0</text:p>
          </table:table-cell>
          <table:table-cell table:formula="of:=IF([.X48]=0;0;[.X48]*[.$K48])" office:value-type="float" office:value="0" calcext:value-type="float">
            <text:p>0</text:p>
          </table:table-cell>
          <table:table-cell table:style-name="ce16" table:formula="of:=SUMIF([.$F$2:.$F$39];CONCATENATE([.Z$1];[.$H48]);[.$D$2:.$D$46])" office:value-type="float" office:value="0" calcext:value-type="float">
            <text:p>0</text:p>
          </table:table-cell>
          <table:table-cell table:formula="of:=IF([.Z48]=0;0;[.Z48]*[.$K48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8]=&quot;&quot;;&quot;&quot;;[Meals.A48])">
            <text:p/>
          </table:table-cell>
          <table:table-cell table:style-name="ce23" table:formula="of:=IF([Meals.B48]=&quot;&quot;;&quot;&quot;;[Meals.B48])">
            <text:p/>
          </table:table-cell>
          <table:table-cell table:style-name="ce23" table:formula="of:=IF([Meals.C48]=&quot;&quot;;&quot;&quot;;[Meals.C48])">
            <text:p/>
          </table:table-cell>
          <table:table-cell table:style-name="ce23" table:formula="of:=IF([Meals.D48]=&quot;&quot;;&quot;&quot;;[Meals.D48])">
            <text:p/>
          </table:table-cell>
          <table:table-cell table:style-name="ce20" table:number-columns-repeated="2"/>
          <table:table-cell/>
          <table:table-cell table:style-name="ce23" table:formula="of:=['Unit Recipes'.G49]">
            <text:p/>
          </table:table-cell>
          <table:table-cell table:style-name="ce23" table:formula="of:=['Unit Recipes'.H49]" office:value-type="float" office:value="0" calcext:value-type="float">
            <text:p>0</text:p>
          </table:table-cell>
          <table:table-cell table:style-name="ce23" table:formula="of:=['Unit Recipes'.I49]" office:value-type="float" office:value="0" calcext:value-type="float">
            <text:p>0</text:p>
          </table:table-cell>
          <table:table-cell table:style-name="ce23" table:formula="of:=['Unit Recipes'.J49]" office:value-type="float" office:value="2" calcext:value-type="float">
            <text:p>2</text:p>
          </table:table-cell>
          <table:table-cell/>
          <table:table-cell table:formula="of:=[.H49]">
            <text:p/>
          </table:table-cell>
          <table:table-cell table:formula="of:=[.I49]" office:value-type="float" office:value="0" calcext:value-type="float">
            <text:p>0</text:p>
          </table:table-cell>
          <table:table-cell table:formula="of:=[.J49]" office:value-type="float" office:value="0" calcext:value-type="float">
            <text:p>0</text:p>
          </table:table-cell>
          <table:table-cell table:formula="of:=SUMIF([.$F$2:.$F$39];CONCATENATE([.P$1];[.$H49]);[.$D$2:.$D$46])" office:value-type="float" office:value="0" calcext:value-type="float">
            <text:p>0</text:p>
          </table:table-cell>
          <table:table-cell table:formula="of:=IF([.P49]=0;0;[.P49]*[.$K49])" office:value-type="float" office:value="0" calcext:value-type="float">
            <text:p>0</text:p>
          </table:table-cell>
          <table:table-cell table:style-name="ce16" table:formula="of:=SUMIF([.$F$2:.$F$39];CONCATENATE([.R$1];[.$H49]);[.$D$2:.$D$46])" office:value-type="float" office:value="0" calcext:value-type="float">
            <text:p>0</text:p>
          </table:table-cell>
          <table:table-cell table:formula="of:=IF([.R49]=0;0;[.R49]*[.$K49])" office:value-type="float" office:value="0" calcext:value-type="float">
            <text:p>0</text:p>
          </table:table-cell>
          <table:table-cell table:style-name="ce16" table:formula="of:=SUMIF([.$F$2:.$F$39];CONCATENATE([.T$1];[.$H49]);[.$D$2:.$D$46])" office:value-type="float" office:value="0" calcext:value-type="float">
            <text:p>0</text:p>
          </table:table-cell>
          <table:table-cell table:formula="of:=IF([.T49]=0;0;[.T49]*[.$K49])" office:value-type="float" office:value="0" calcext:value-type="float">
            <text:p>0</text:p>
          </table:table-cell>
          <table:table-cell table:style-name="ce16" table:formula="of:=SUMIF([.$F$2:.$F$39];CONCATENATE([.V$1];[.$H49]);[.$D$2:.$D$46])" office:value-type="float" office:value="0" calcext:value-type="float">
            <text:p>0</text:p>
          </table:table-cell>
          <table:table-cell table:formula="of:=IF([.V49]=0;0;[.V49]*[.$K49])" office:value-type="float" office:value="0" calcext:value-type="float">
            <text:p>0</text:p>
          </table:table-cell>
          <table:table-cell table:style-name="ce16" table:formula="of:=SUMIF([.$F$2:.$F$39];CONCATENATE([.X$1];[.$H49]);[.$D$2:.$D$46])" office:value-type="float" office:value="0" calcext:value-type="float">
            <text:p>0</text:p>
          </table:table-cell>
          <table:table-cell table:formula="of:=IF([.X49]=0;0;[.X49]*[.$K49])" office:value-type="float" office:value="0" calcext:value-type="float">
            <text:p>0</text:p>
          </table:table-cell>
          <table:table-cell table:style-name="ce16" table:formula="of:=SUMIF([.$F$2:.$F$39];CONCATENATE([.Z$1];[.$H49]);[.$D$2:.$D$46])" office:value-type="float" office:value="0" calcext:value-type="float">
            <text:p>0</text:p>
          </table:table-cell>
          <table:table-cell table:formula="of:=IF([.Z49]=0;0;[.Z49]*[.$K49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49]=&quot;&quot;;&quot;&quot;;[Meals.A49])">
            <text:p/>
          </table:table-cell>
          <table:table-cell table:style-name="ce23" table:formula="of:=IF([Meals.B49]=&quot;&quot;;&quot;&quot;;[Meals.B49])">
            <text:p/>
          </table:table-cell>
          <table:table-cell table:style-name="ce23" table:formula="of:=IF([Meals.C49]=&quot;&quot;;&quot;&quot;;[Meals.C49])">
            <text:p/>
          </table:table-cell>
          <table:table-cell table:style-name="ce23" table:formula="of:=IF([Meals.D49]=&quot;&quot;;&quot;&quot;;[Meals.D49])">
            <text:p/>
          </table:table-cell>
          <table:table-cell table:style-name="ce20" table:number-columns-repeated="2"/>
          <table:table-cell/>
          <table:table-cell table:style-name="ce23" table:formula="of:=['Unit Recipes'.G50]">
            <text:p/>
          </table:table-cell>
          <table:table-cell table:style-name="ce23" table:formula="of:=['Unit Recipes'.H50]" office:value-type="float" office:value="0" calcext:value-type="float">
            <text:p>0</text:p>
          </table:table-cell>
          <table:table-cell table:style-name="ce23" table:formula="of:=['Unit Recipes'.I50]" office:value-type="float" office:value="0" calcext:value-type="float">
            <text:p>0</text:p>
          </table:table-cell>
          <table:table-cell table:style-name="ce23" table:formula="of:=['Unit Recipes'.J50]" office:value-type="float" office:value="0.375" calcext:value-type="float">
            <text:p>0.375</text:p>
          </table:table-cell>
          <table:table-cell/>
          <table:table-cell table:formula="of:=[.H50]">
            <text:p/>
          </table:table-cell>
          <table:table-cell table:formula="of:=[.I50]" office:value-type="float" office:value="0" calcext:value-type="float">
            <text:p>0</text:p>
          </table:table-cell>
          <table:table-cell table:formula="of:=[.J50]" office:value-type="float" office:value="0" calcext:value-type="float">
            <text:p>0</text:p>
          </table:table-cell>
          <table:table-cell table:formula="of:=SUMIF([.$F$2:.$F$39];CONCATENATE([.P$1];[.$H50]);[.$D$2:.$D$46])" office:value-type="float" office:value="0" calcext:value-type="float">
            <text:p>0</text:p>
          </table:table-cell>
          <table:table-cell table:formula="of:=IF([.P50]=0;0;[.P50]*[.$K50])" office:value-type="float" office:value="0" calcext:value-type="float">
            <text:p>0</text:p>
          </table:table-cell>
          <table:table-cell table:style-name="ce16" table:formula="of:=SUMIF([.$F$2:.$F$39];CONCATENATE([.R$1];[.$H50]);[.$D$2:.$D$46])" office:value-type="float" office:value="0" calcext:value-type="float">
            <text:p>0</text:p>
          </table:table-cell>
          <table:table-cell table:formula="of:=IF([.R50]=0;0;[.R50]*[.$K50])" office:value-type="float" office:value="0" calcext:value-type="float">
            <text:p>0</text:p>
          </table:table-cell>
          <table:table-cell table:style-name="ce16" table:formula="of:=SUMIF([.$F$2:.$F$39];CONCATENATE([.T$1];[.$H50]);[.$D$2:.$D$46])" office:value-type="float" office:value="0" calcext:value-type="float">
            <text:p>0</text:p>
          </table:table-cell>
          <table:table-cell table:formula="of:=IF([.T50]=0;0;[.T50]*[.$K50])" office:value-type="float" office:value="0" calcext:value-type="float">
            <text:p>0</text:p>
          </table:table-cell>
          <table:table-cell table:style-name="ce16" table:formula="of:=SUMIF([.$F$2:.$F$39];CONCATENATE([.V$1];[.$H50]);[.$D$2:.$D$46])" office:value-type="float" office:value="0" calcext:value-type="float">
            <text:p>0</text:p>
          </table:table-cell>
          <table:table-cell table:formula="of:=IF([.V50]=0;0;[.V50]*[.$K50])" office:value-type="float" office:value="0" calcext:value-type="float">
            <text:p>0</text:p>
          </table:table-cell>
          <table:table-cell table:style-name="ce16" table:formula="of:=SUMIF([.$F$2:.$F$39];CONCATENATE([.X$1];[.$H50]);[.$D$2:.$D$46])" office:value-type="float" office:value="0" calcext:value-type="float">
            <text:p>0</text:p>
          </table:table-cell>
          <table:table-cell table:formula="of:=IF([.X50]=0;0;[.X50]*[.$K50])" office:value-type="float" office:value="0" calcext:value-type="float">
            <text:p>0</text:p>
          </table:table-cell>
          <table:table-cell table:style-name="ce16" table:formula="of:=SUMIF([.$F$2:.$F$39];CONCATENATE([.Z$1];[.$H50]);[.$D$2:.$D$46])" office:value-type="float" office:value="0" calcext:value-type="float">
            <text:p>0</text:p>
          </table:table-cell>
          <table:table-cell table:formula="of:=IF([.Z50]=0;0;[.Z50]*[.$K50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0]=&quot;&quot;;&quot;&quot;;[Meals.A50])">
            <text:p/>
          </table:table-cell>
          <table:table-cell table:style-name="ce23" table:formula="of:=IF([Meals.B50]=&quot;&quot;;&quot;&quot;;[Meals.B50])">
            <text:p/>
          </table:table-cell>
          <table:table-cell table:style-name="ce23" table:formula="of:=IF([Meals.C50]=&quot;&quot;;&quot;&quot;;[Meals.C50])">
            <text:p/>
          </table:table-cell>
          <table:table-cell table:style-name="ce23" table:formula="of:=IF([Meals.D50]=&quot;&quot;;&quot;&quot;;[Meals.D50])">
            <text:p/>
          </table:table-cell>
          <table:table-cell table:style-name="ce20" table:number-columns-repeated="2"/>
          <table:table-cell/>
          <table:table-cell table:style-name="ce23" table:formula="of:=['Unit Recipes'.G51]" office:value-type="string" office:string-value="Beef / Sausages / Bratwurst" calcext:value-type="string">
            <text:p>Beef / Sausages / Bratwurst</text:p>
          </table:table-cell>
          <table:table-cell table:style-name="ce23" table:formula="of:=['Unit Recipes'.H51]" office:value-type="string" office:string-value="1 sausage" calcext:value-type="string">
            <text:p>1 sausage</text:p>
          </table:table-cell>
          <table:table-cell table:style-name="ce23" table:formula="of:=['Unit Recipes'.I51]" office:value-type="string" office:string-value="g" calcext:value-type="string">
            <text:p>g</text:p>
          </table:table-cell>
          <table:table-cell table:style-name="ce23" table:formula="of:=['Unit Recipes'.J51]" office:value-type="float" office:value="0.375" calcext:value-type="float">
            <text:p>0.375</text:p>
          </table:table-cell>
          <table:table-cell/>
          <table:table-cell table:formula="of:=[.H51]" office:value-type="string" office:string-value="Beef / Sausages / Bratwurst" calcext:value-type="string">
            <text:p>Beef / Sausages / Bratwurst</text:p>
          </table:table-cell>
          <table:table-cell table:formula="of:=[.I51]" office:value-type="string" office:string-value="1 sausage" calcext:value-type="string">
            <text:p>1 sausage</text:p>
          </table:table-cell>
          <table:table-cell table:formula="of:=[.J51]" office:value-type="string" office:string-value="g" calcext:value-type="string">
            <text:p>g</text:p>
          </table:table-cell>
          <table:table-cell table:formula="of:=SUMIF([.$F$2:.$F$39];CONCATENATE([.P$1];[.$H51]);[.$D$2:.$D$46])" office:value-type="float" office:value="0" calcext:value-type="float">
            <text:p>0</text:p>
          </table:table-cell>
          <table:table-cell table:formula="of:=IF([.P51]=0;0;[.P51]*[.$K51])" office:value-type="float" office:value="0" calcext:value-type="float">
            <text:p>0</text:p>
          </table:table-cell>
          <table:table-cell table:style-name="ce16" table:formula="of:=SUMIF([.$F$2:.$F$39];CONCATENATE([.R$1];[.$H51]);[.$D$2:.$D$46])" office:value-type="float" office:value="0" calcext:value-type="float">
            <text:p>0</text:p>
          </table:table-cell>
          <table:table-cell table:formula="of:=IF([.R51]=0;0;[.R51]*[.$K51])" office:value-type="float" office:value="0" calcext:value-type="float">
            <text:p>0</text:p>
          </table:table-cell>
          <table:table-cell table:style-name="ce16" table:formula="of:=SUMIF([.$F$2:.$F$39];CONCATENATE([.T$1];[.$H51]);[.$D$2:.$D$46])" office:value-type="float" office:value="0.25" calcext:value-type="float">
            <text:p>0.25</text:p>
          </table:table-cell>
          <table:table-cell table:formula="of:=IF([.T51]=0;0;[.T51]*[.$K51])" office:value-type="float" office:value="0.09375" calcext:value-type="float">
            <text:p>0.09375</text:p>
          </table:table-cell>
          <table:table-cell table:style-name="ce16" table:formula="of:=SUMIF([.$F$2:.$F$39];CONCATENATE([.V$1];[.$H51]);[.$D$2:.$D$46])" office:value-type="float" office:value="0" calcext:value-type="float">
            <text:p>0</text:p>
          </table:table-cell>
          <table:table-cell table:formula="of:=IF([.V51]=0;0;[.V51]*[.$K51])" office:value-type="float" office:value="0" calcext:value-type="float">
            <text:p>0</text:p>
          </table:table-cell>
          <table:table-cell table:style-name="ce16" table:formula="of:=SUMIF([.$F$2:.$F$39];CONCATENATE([.X$1];[.$H51]);[.$D$2:.$D$46])" office:value-type="float" office:value="0" calcext:value-type="float">
            <text:p>0</text:p>
          </table:table-cell>
          <table:table-cell table:formula="of:=IF([.X51]=0;0;[.X51]*[.$K51])" office:value-type="float" office:value="0" calcext:value-type="float">
            <text:p>0</text:p>
          </table:table-cell>
          <table:table-cell table:style-name="ce16" table:formula="of:=SUMIF([.$F$2:.$F$39];CONCATENATE([.Z$1];[.$H51]);[.$D$2:.$D$46])" office:value-type="float" office:value="0" calcext:value-type="float">
            <text:p>0</text:p>
          </table:table-cell>
          <table:table-cell table:formula="of:=IF([.Z51]=0;0;[.Z51]*[.$K51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1]=&quot;&quot;;&quot;&quot;;[Meals.A51])">
            <text:p/>
          </table:table-cell>
          <table:table-cell table:style-name="ce23" table:formula="of:=IF([Meals.B51]=&quot;&quot;;&quot;&quot;;[Meals.B51])">
            <text:p/>
          </table:table-cell>
          <table:table-cell table:style-name="ce23" table:formula="of:=IF([Meals.C51]=&quot;&quot;;&quot;&quot;;[Meals.C51])">
            <text:p/>
          </table:table-cell>
          <table:table-cell table:style-name="ce23" table:formula="of:=IF([Meals.D51]=&quot;&quot;;&quot;&quot;;[Meals.D51])">
            <text:p/>
          </table:table-cell>
          <table:table-cell table:style-name="ce20" table:number-columns-repeated="2"/>
          <table:table-cell/>
          <table:table-cell table:style-name="ce23" table:formula="of:=['Unit Recipes'.G52]">
            <text:p/>
          </table:table-cell>
          <table:table-cell table:style-name="ce23" table:formula="of:=['Unit Recipes'.H52]" office:value-type="float" office:value="0" calcext:value-type="float">
            <text:p>0</text:p>
          </table:table-cell>
          <table:table-cell table:style-name="ce23" table:formula="of:=['Unit Recipes'.I52]" office:value-type="float" office:value="0" calcext:value-type="float">
            <text:p>0</text:p>
          </table:table-cell>
          <table:table-cell table:style-name="ce23" table:formula="of:=['Unit Recipes'.J52]" office:value-type="float" office:value="0.375" calcext:value-type="float">
            <text:p>0.375</text:p>
          </table:table-cell>
          <table:table-cell/>
          <table:table-cell table:formula="of:=[.H52]">
            <text:p/>
          </table:table-cell>
          <table:table-cell table:formula="of:=[.I52]" office:value-type="float" office:value="0" calcext:value-type="float">
            <text:p>0</text:p>
          </table:table-cell>
          <table:table-cell table:formula="of:=[.J52]" office:value-type="float" office:value="0" calcext:value-type="float">
            <text:p>0</text:p>
          </table:table-cell>
          <table:table-cell table:formula="of:=SUMIF([.$F$2:.$F$39];CONCATENATE([.P$1];[.$H52]);[.$D$2:.$D$46])" office:value-type="float" office:value="0" calcext:value-type="float">
            <text:p>0</text:p>
          </table:table-cell>
          <table:table-cell table:formula="of:=IF([.P52]=0;0;[.P52]*[.$K52])" office:value-type="float" office:value="0" calcext:value-type="float">
            <text:p>0</text:p>
          </table:table-cell>
          <table:table-cell table:style-name="ce16" table:formula="of:=SUMIF([.$F$2:.$F$39];CONCATENATE([.R$1];[.$H52]);[.$D$2:.$D$46])" office:value-type="float" office:value="0" calcext:value-type="float">
            <text:p>0</text:p>
          </table:table-cell>
          <table:table-cell table:formula="of:=IF([.R52]=0;0;[.R52]*[.$K52])" office:value-type="float" office:value="0" calcext:value-type="float">
            <text:p>0</text:p>
          </table:table-cell>
          <table:table-cell table:style-name="ce16" table:formula="of:=SUMIF([.$F$2:.$F$39];CONCATENATE([.T$1];[.$H52]);[.$D$2:.$D$46])" office:value-type="float" office:value="0" calcext:value-type="float">
            <text:p>0</text:p>
          </table:table-cell>
          <table:table-cell table:formula="of:=IF([.T52]=0;0;[.T52]*[.$K52])" office:value-type="float" office:value="0" calcext:value-type="float">
            <text:p>0</text:p>
          </table:table-cell>
          <table:table-cell table:style-name="ce16" table:formula="of:=SUMIF([.$F$2:.$F$39];CONCATENATE([.V$1];[.$H52]);[.$D$2:.$D$46])" office:value-type="float" office:value="0" calcext:value-type="float">
            <text:p>0</text:p>
          </table:table-cell>
          <table:table-cell table:formula="of:=IF([.V52]=0;0;[.V52]*[.$K52])" office:value-type="float" office:value="0" calcext:value-type="float">
            <text:p>0</text:p>
          </table:table-cell>
          <table:table-cell table:style-name="ce16" table:formula="of:=SUMIF([.$F$2:.$F$39];CONCATENATE([.X$1];[.$H52]);[.$D$2:.$D$46])" office:value-type="float" office:value="0" calcext:value-type="float">
            <text:p>0</text:p>
          </table:table-cell>
          <table:table-cell table:formula="of:=IF([.X52]=0;0;[.X52]*[.$K52])" office:value-type="float" office:value="0" calcext:value-type="float">
            <text:p>0</text:p>
          </table:table-cell>
          <table:table-cell table:style-name="ce16" table:formula="of:=SUMIF([.$F$2:.$F$39];CONCATENATE([.Z$1];[.$H52]);[.$D$2:.$D$46])" office:value-type="float" office:value="0" calcext:value-type="float">
            <text:p>0</text:p>
          </table:table-cell>
          <table:table-cell table:formula="of:=IF([.Z52]=0;0;[.Z52]*[.$K52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2]=&quot;&quot;;&quot;&quot;;[Meals.A52])">
            <text:p/>
          </table:table-cell>
          <table:table-cell table:style-name="ce23" table:formula="of:=IF([Meals.B52]=&quot;&quot;;&quot;&quot;;[Meals.B52])">
            <text:p/>
          </table:table-cell>
          <table:table-cell table:style-name="ce23" table:formula="of:=IF([Meals.C52]=&quot;&quot;;&quot;&quot;;[Meals.C52])">
            <text:p/>
          </table:table-cell>
          <table:table-cell table:style-name="ce23" table:formula="of:=IF([Meals.D52]=&quot;&quot;;&quot;&quot;;[Meals.D52])">
            <text:p/>
          </table:table-cell>
          <table:table-cell table:style-name="ce20" table:number-columns-repeated="2"/>
          <table:table-cell/>
          <table:table-cell table:style-name="ce23" table:formula="of:=['Unit Recipes'.G53]">
            <text:p/>
          </table:table-cell>
          <table:table-cell table:style-name="ce23" table:formula="of:=['Unit Recipes'.H53]" office:value-type="float" office:value="0" calcext:value-type="float">
            <text:p>0</text:p>
          </table:table-cell>
          <table:table-cell table:style-name="ce23" table:formula="of:=['Unit Recipes'.I53]" office:value-type="float" office:value="0" calcext:value-type="float">
            <text:p>0</text:p>
          </table:table-cell>
          <table:table-cell table:style-name="ce23" table:formula="of:=['Unit Recipes'.J53]" office:value-type="float" office:value="0.001" calcext:value-type="float">
            <text:p>0.001</text:p>
          </table:table-cell>
          <table:table-cell/>
          <table:table-cell table:formula="of:=[.H53]">
            <text:p/>
          </table:table-cell>
          <table:table-cell table:formula="of:=[.I53]" office:value-type="float" office:value="0" calcext:value-type="float">
            <text:p>0</text:p>
          </table:table-cell>
          <table:table-cell table:formula="of:=[.J53]" office:value-type="float" office:value="0" calcext:value-type="float">
            <text:p>0</text:p>
          </table:table-cell>
          <table:table-cell table:formula="of:=SUMIF([.$F$2:.$F$39];CONCATENATE([.P$1];[.$H53]);[.$D$2:.$D$46])" office:value-type="float" office:value="0" calcext:value-type="float">
            <text:p>0</text:p>
          </table:table-cell>
          <table:table-cell table:formula="of:=IF([.P53]=0;0;[.P53]*[.$K53])" office:value-type="float" office:value="0" calcext:value-type="float">
            <text:p>0</text:p>
          </table:table-cell>
          <table:table-cell table:style-name="ce16" table:formula="of:=SUMIF([.$F$2:.$F$39];CONCATENATE([.R$1];[.$H53]);[.$D$2:.$D$46])" office:value-type="float" office:value="0" calcext:value-type="float">
            <text:p>0</text:p>
          </table:table-cell>
          <table:table-cell table:formula="of:=IF([.R53]=0;0;[.R53]*[.$K53])" office:value-type="float" office:value="0" calcext:value-type="float">
            <text:p>0</text:p>
          </table:table-cell>
          <table:table-cell table:style-name="ce16" table:formula="of:=SUMIF([.$F$2:.$F$39];CONCATENATE([.T$1];[.$H53]);[.$D$2:.$D$46])" office:value-type="float" office:value="0" calcext:value-type="float">
            <text:p>0</text:p>
          </table:table-cell>
          <table:table-cell table:formula="of:=IF([.T53]=0;0;[.T53]*[.$K53])" office:value-type="float" office:value="0" calcext:value-type="float">
            <text:p>0</text:p>
          </table:table-cell>
          <table:table-cell table:style-name="ce16" table:formula="of:=SUMIF([.$F$2:.$F$39];CONCATENATE([.V$1];[.$H53]);[.$D$2:.$D$46])" office:value-type="float" office:value="0" calcext:value-type="float">
            <text:p>0</text:p>
          </table:table-cell>
          <table:table-cell table:formula="of:=IF([.V53]=0;0;[.V53]*[.$K53])" office:value-type="float" office:value="0" calcext:value-type="float">
            <text:p>0</text:p>
          </table:table-cell>
          <table:table-cell table:style-name="ce16" table:formula="of:=SUMIF([.$F$2:.$F$39];CONCATENATE([.X$1];[.$H53]);[.$D$2:.$D$46])" office:value-type="float" office:value="0" calcext:value-type="float">
            <text:p>0</text:p>
          </table:table-cell>
          <table:table-cell table:formula="of:=IF([.X53]=0;0;[.X53]*[.$K53])" office:value-type="float" office:value="0" calcext:value-type="float">
            <text:p>0</text:p>
          </table:table-cell>
          <table:table-cell table:style-name="ce16" table:formula="of:=SUMIF([.$F$2:.$F$39];CONCATENATE([.Z$1];[.$H53]);[.$D$2:.$D$46])" office:value-type="float" office:value="0" calcext:value-type="float">
            <text:p>0</text:p>
          </table:table-cell>
          <table:table-cell table:formula="of:=IF([.Z53]=0;0;[.Z53]*[.$K53])" office:value-type="float" office:value="0" calcext:value-type="float">
            <text:p>0</text:p>
          </table:table-cell>
        </table:table-row>
        <table:table-row table:style-name="ro1">
          <table:table-cell table:style-name="ce23" table:formula="of:=IF([Meals.A53]=&quot;&quot;;&quot;&quot;;[Meals.A53])">
            <text:p/>
          </table:table-cell>
          <table:table-cell table:style-name="ce23" table:formula="of:=IF([Meals.B53]=&quot;&quot;;&quot;&quot;;[Meals.B53])">
            <text:p/>
          </table:table-cell>
          <table:table-cell table:style-name="ce23" table:formula="of:=IF([Meals.C53]=&quot;&quot;;&quot;&quot;;[Meals.C53])">
            <text:p/>
          </table:table-cell>
          <table:table-cell table:style-name="ce23" table:formula="of:=IF([Meals.D53]=&quot;&quot;;&quot;&quot;;[Meals.D53])">
            <text:p/>
          </table:table-cell>
          <table:table-cell table:style-name="ce20" table:number-columns-repeated="2"/>
          <table:table-cell/>
          <table:table-cell table:style-name="ce23" table:formula="of:=['Unit Recipes'.G54]" office:value-type="string" office:string-value="Fish / Salmon" calcext:value-type="string">
            <text:p>Fish / Salmon</text:p>
          </table:table-cell>
          <table:table-cell table:style-name="ce23" table:formula="of:=['Unit Recipes'.H54]" office:value-type="string" office:string-value="??" calcext:value-type="string">
            <text:p>??</text:p>
          </table:table-cell>
          <table:table-cell table:style-name="ce23" table:formula="of:=['Unit Recipes'.I54]" office:value-type="float" office:value="0" calcext:value-type="float">
            <text:p>0</text:p>
          </table:table-cell>
          <table:table-cell table:style-name="ce23" table:formula="of:=['Unit Recipes'.J54]" office:value-type="float" office:value="0.001" calcext:value-type="float">
            <text:p>0.001</text:p>
          </table:table-cell>
          <table:table-cell/>
          <table:table-cell table:formula="of:=[.H54]" office:value-type="string" office:string-value="Fish / Salmon" calcext:value-type="string">
            <text:p>Fish / Salmon</text:p>
          </table:table-cell>
          <table:table-cell table:formula="of:=[.I54]" office:value-type="string" office:string-value="??" calcext:value-type="string">
            <text:p>??</text:p>
          </table:table-cell>
          <table:table-cell table:formula="of:=[.J54]" office:value-type="float" office:value="0" calcext:value-type="float">
            <text:p>0</text:p>
          </table:table-cell>
          <table:table-cell table:formula="of:=SUMIF([.$F$2:.$F$39];CONCATENATE([.P$1];[.$H54]);[.$D$2:.$D$46])" office:value-type="float" office:value="0" calcext:value-type="float">
            <text:p>0</text:p>
          </table:table-cell>
          <table:table-cell table:formula="of:=IF([.P54]=0;0;[.P54]*[.$K54])" office:value-type="float" office:value="0" calcext:value-type="float">
            <text:p>0</text:p>
          </table:table-cell>
          <table:table-cell table:style-name="ce16" table:formula="of:=SUMIF([.$F$2:.$F$39];CONCATENATE([.R$1];[.$H54]);[.$D$2:.$D$46])" office:value-type="float" office:value="0" calcext:value-type="float">
            <text:p>0</text:p>
          </table:table-cell>
          <table:table-cell table:formula="of:=IF([.R54]=0;0;[.R54]*[.$K54])" office:value-type="float" office:value="0" calcext:value-type="float">
            <text:p>0</text:p>
          </table:table-cell>
          <table:table-cell table:style-name="ce16" table:formula="of:=SUMIF([.$F$2:.$F$39];CONCATENATE([.T$1];[.$H54]);[.$D$2:.$D$46])" office:value-type="float" office:value="0" calcext:value-type="float">
            <text:p>0</text:p>
          </table:table-cell>
          <table:table-cell table:formula="of:=IF([.T54]=0;0;[.T54]*[.$K54])" office:value-type="float" office:value="0" calcext:value-type="float">
            <text:p>0</text:p>
          </table:table-cell>
          <table:table-cell table:style-name="ce16" table:formula="of:=SUMIF([.$F$2:.$F$39];CONCATENATE([.V$1];[.$H54]);[.$D$2:.$D$46])" office:value-type="float" office:value="0" calcext:value-type="float">
            <text:p>0</text:p>
          </table:table-cell>
          <table:table-cell table:formula="of:=IF([.V54]=0;0;[.V54]*[.$K54])" office:value-type="float" office:value="0" calcext:value-type="float">
            <text:p>0</text:p>
          </table:table-cell>
          <table:table-cell table:style-name="ce16" table:formula="of:=SUMIF([.$F$2:.$F$39];CONCATENATE([.X$1];[.$H54]);[.$D$2:.$D$46])" office:value-type="float" office:value="0" calcext:value-type="float">
            <text:p>0</text:p>
          </table:table-cell>
          <table:table-cell table:formula="of:=IF([.X54]=0;0;[.X54]*[.$K54])" office:value-type="float" office:value="0" calcext:value-type="float">
            <text:p>0</text:p>
          </table:table-cell>
          <table:table-cell table:style-name="ce16" table:formula="of:=SUMIF([.$F$2:.$F$39];CONCATENATE([.Z$1];[.$H54]);[.$D$2:.$D$46])" office:value-type="float" office:value="0" calcext:value-type="float">
            <text:p>0</text:p>
          </table:table-cell>
          <table:table-cell table:formula="of:=IF([.Z54]=0;0;[.Z54]*[.$K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5]">
            <text:p/>
          </table:table-cell>
          <table:table-cell table:style-name="ce23" table:formula="of:=['Unit Recipes'.H55]" office:value-type="float" office:value="0" calcext:value-type="float">
            <text:p>0</text:p>
          </table:table-cell>
          <table:table-cell table:style-name="ce23" table:formula="of:=['Unit Recipes'.I55]" office:value-type="float" office:value="0" calcext:value-type="float">
            <text:p>0</text:p>
          </table:table-cell>
          <table:table-cell table:style-name="ce23" table:formula="of:=['Unit Recipes'.J55]" office:value-type="float" office:value="0.001" calcext:value-type="float">
            <text:p>0.001</text:p>
          </table:table-cell>
          <table:table-cell/>
          <table:table-cell table:formula="of:=[.H55]">
            <text:p/>
          </table:table-cell>
          <table:table-cell table:formula="of:=[.I55]" office:value-type="float" office:value="0" calcext:value-type="float">
            <text:p>0</text:p>
          </table:table-cell>
          <table:table-cell table:formula="of:=[.J55]" office:value-type="float" office:value="0" calcext:value-type="float">
            <text:p>0</text:p>
          </table:table-cell>
          <table:table-cell table:formula="of:=SUMIF([.$F$2:.$F$39];CONCATENATE([.P$1];[.$H55]);[.$D$2:.$D$46])" office:value-type="float" office:value="0" calcext:value-type="float">
            <text:p>0</text:p>
          </table:table-cell>
          <table:table-cell table:formula="of:=IF([.P55]=0;0;[.P55]*[.$K55])" office:value-type="float" office:value="0" calcext:value-type="float">
            <text:p>0</text:p>
          </table:table-cell>
          <table:table-cell table:style-name="ce16" table:formula="of:=SUMIF([.$F$2:.$F$39];CONCATENATE([.R$1];[.$H55]);[.$D$2:.$D$46])" office:value-type="float" office:value="0" calcext:value-type="float">
            <text:p>0</text:p>
          </table:table-cell>
          <table:table-cell table:formula="of:=IF([.R55]=0;0;[.R55]*[.$K55])" office:value-type="float" office:value="0" calcext:value-type="float">
            <text:p>0</text:p>
          </table:table-cell>
          <table:table-cell table:style-name="ce16" table:formula="of:=SUMIF([.$F$2:.$F$39];CONCATENATE([.T$1];[.$H55]);[.$D$2:.$D$46])" office:value-type="float" office:value="0" calcext:value-type="float">
            <text:p>0</text:p>
          </table:table-cell>
          <table:table-cell table:formula="of:=IF([.T55]=0;0;[.T55]*[.$K55])" office:value-type="float" office:value="0" calcext:value-type="float">
            <text:p>0</text:p>
          </table:table-cell>
          <table:table-cell table:style-name="ce16" table:formula="of:=SUMIF([.$F$2:.$F$39];CONCATENATE([.V$1];[.$H55]);[.$D$2:.$D$46])" office:value-type="float" office:value="0" calcext:value-type="float">
            <text:p>0</text:p>
          </table:table-cell>
          <table:table-cell table:formula="of:=IF([.V55]=0;0;[.V55]*[.$K55])" office:value-type="float" office:value="0" calcext:value-type="float">
            <text:p>0</text:p>
          </table:table-cell>
          <table:table-cell table:style-name="ce16" table:formula="of:=SUMIF([.$F$2:.$F$39];CONCATENATE([.X$1];[.$H55]);[.$D$2:.$D$46])" office:value-type="float" office:value="0" calcext:value-type="float">
            <text:p>0</text:p>
          </table:table-cell>
          <table:table-cell table:formula="of:=IF([.X55]=0;0;[.X55]*[.$K55])" office:value-type="float" office:value="0" calcext:value-type="float">
            <text:p>0</text:p>
          </table:table-cell>
          <table:table-cell table:style-name="ce16" table:formula="of:=SUMIF([.$F$2:.$F$39];CONCATENATE([.Z$1];[.$H55]);[.$D$2:.$D$46])" office:value-type="float" office:value="0" calcext:value-type="float">
            <text:p>0</text:p>
          </table:table-cell>
          <table:table-cell table:formula="of:=IF([.Z55]=0;0;[.Z55]*[.$K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6]">
            <text:p/>
          </table:table-cell>
          <table:table-cell table:style-name="ce23" table:formula="of:=['Unit Recipes'.H56]" office:value-type="float" office:value="0" calcext:value-type="float">
            <text:p>0</text:p>
          </table:table-cell>
          <table:table-cell table:style-name="ce23" table:formula="of:=['Unit Recipes'.I56]" office:value-type="float" office:value="0" calcext:value-type="float">
            <text:p>0</text:p>
          </table:table-cell>
          <table:table-cell table:style-name="ce23" table:formula="of:=['Unit Recipes'.J56]" office:value-type="float" office:value="0.0015" calcext:value-type="float">
            <text:p>0.0015</text:p>
          </table:table-cell>
          <table:table-cell/>
          <table:table-cell table:formula="of:=[.H56]">
            <text:p/>
          </table:table-cell>
          <table:table-cell table:formula="of:=[.I56]" office:value-type="float" office:value="0" calcext:value-type="float">
            <text:p>0</text:p>
          </table:table-cell>
          <table:table-cell table:formula="of:=[.J56]" office:value-type="float" office:value="0" calcext:value-type="float">
            <text:p>0</text:p>
          </table:table-cell>
          <table:table-cell table:formula="of:=SUMIF([.$F$2:.$F$39];CONCATENATE([.P$1];[.$H56]);[.$D$2:.$D$46])" office:value-type="float" office:value="0" calcext:value-type="float">
            <text:p>0</text:p>
          </table:table-cell>
          <table:table-cell table:formula="of:=IF([.P56]=0;0;[.P56]*[.$K56])" office:value-type="float" office:value="0" calcext:value-type="float">
            <text:p>0</text:p>
          </table:table-cell>
          <table:table-cell table:style-name="ce16" table:formula="of:=SUMIF([.$F$2:.$F$39];CONCATENATE([.R$1];[.$H56]);[.$D$2:.$D$46])" office:value-type="float" office:value="0" calcext:value-type="float">
            <text:p>0</text:p>
          </table:table-cell>
          <table:table-cell table:formula="of:=IF([.R56]=0;0;[.R56]*[.$K56])" office:value-type="float" office:value="0" calcext:value-type="float">
            <text:p>0</text:p>
          </table:table-cell>
          <table:table-cell table:style-name="ce16" table:formula="of:=SUMIF([.$F$2:.$F$39];CONCATENATE([.T$1];[.$H56]);[.$D$2:.$D$46])" office:value-type="float" office:value="0" calcext:value-type="float">
            <text:p>0</text:p>
          </table:table-cell>
          <table:table-cell table:formula="of:=IF([.T56]=0;0;[.T56]*[.$K56])" office:value-type="float" office:value="0" calcext:value-type="float">
            <text:p>0</text:p>
          </table:table-cell>
          <table:table-cell table:style-name="ce16" table:formula="of:=SUMIF([.$F$2:.$F$39];CONCATENATE([.V$1];[.$H56]);[.$D$2:.$D$46])" office:value-type="float" office:value="0" calcext:value-type="float">
            <text:p>0</text:p>
          </table:table-cell>
          <table:table-cell table:formula="of:=IF([.V56]=0;0;[.V56]*[.$K56])" office:value-type="float" office:value="0" calcext:value-type="float">
            <text:p>0</text:p>
          </table:table-cell>
          <table:table-cell table:style-name="ce16" table:formula="of:=SUMIF([.$F$2:.$F$39];CONCATENATE([.X$1];[.$H56]);[.$D$2:.$D$46])" office:value-type="float" office:value="0" calcext:value-type="float">
            <text:p>0</text:p>
          </table:table-cell>
          <table:table-cell table:formula="of:=IF([.X56]=0;0;[.X56]*[.$K56])" office:value-type="float" office:value="0" calcext:value-type="float">
            <text:p>0</text:p>
          </table:table-cell>
          <table:table-cell table:style-name="ce16" table:formula="of:=SUMIF([.$F$2:.$F$39];CONCATENATE([.Z$1];[.$H56]);[.$D$2:.$D$46])" office:value-type="float" office:value="0" calcext:value-type="float">
            <text:p>0</text:p>
          </table:table-cell>
          <table:table-cell table:formula="of:=IF([.Z56]=0;0;[.Z56]*[.$K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7]" office:value-type="string" office:string-value="Haloumi" calcext:value-type="string">
            <text:p>Haloumi</text:p>
          </table:table-cell>
          <table:table-cell table:style-name="ce23" table:formula="of:=['Unit Recipes'.H57]" office:value-type="string" office:string-value="??" calcext:value-type="string">
            <text:p>??</text:p>
          </table:table-cell>
          <table:table-cell table:style-name="ce23" table:formula="of:=['Unit Recipes'.I57]" office:value-type="string" office:string-value="g" calcext:value-type="string">
            <text:p>g</text:p>
          </table:table-cell>
          <table:table-cell table:style-name="ce23" table:formula="of:=['Unit Recipes'.J57]" office:value-type="float" office:value="0.0015" calcext:value-type="float">
            <text:p>0.0015</text:p>
          </table:table-cell>
          <table:table-cell/>
          <table:table-cell table:formula="of:=[.H57]" office:value-type="string" office:string-value="Haloumi" calcext:value-type="string">
            <text:p>Haloumi</text:p>
          </table:table-cell>
          <table:table-cell table:formula="of:=[.I57]" office:value-type="string" office:string-value="??" calcext:value-type="string">
            <text:p>??</text:p>
          </table:table-cell>
          <table:table-cell table:formula="of:=[.J57]" office:value-type="string" office:string-value="g" calcext:value-type="string">
            <text:p>g</text:p>
          </table:table-cell>
          <table:table-cell table:formula="of:=SUMIF([.$F$2:.$F$39];CONCATENATE([.P$1];[.$H57]);[.$D$2:.$D$46])" office:value-type="float" office:value="0" calcext:value-type="float">
            <text:p>0</text:p>
          </table:table-cell>
          <table:table-cell table:formula="of:=IF([.P57]=0;0;[.P57]*[.$K57])" office:value-type="float" office:value="0" calcext:value-type="float">
            <text:p>0</text:p>
          </table:table-cell>
          <table:table-cell table:style-name="ce16" table:formula="of:=SUMIF([.$F$2:.$F$39];CONCATENATE([.R$1];[.$H57]);[.$D$2:.$D$46])" office:value-type="float" office:value="0" calcext:value-type="float">
            <text:p>0</text:p>
          </table:table-cell>
          <table:table-cell table:formula="of:=IF([.R57]=0;0;[.R57]*[.$K57])" office:value-type="float" office:value="0" calcext:value-type="float">
            <text:p>0</text:p>
          </table:table-cell>
          <table:table-cell table:style-name="ce16" table:formula="of:=SUMIF([.$F$2:.$F$39];CONCATENATE([.T$1];[.$H57]);[.$D$2:.$D$46])" office:value-type="float" office:value="0.25" calcext:value-type="float">
            <text:p>0.25</text:p>
          </table:table-cell>
          <table:table-cell table:formula="of:=IF([.T57]=0;0;[.T57]*[.$K57])" office:value-type="float" office:value="0.000375" calcext:value-type="float">
            <text:p>0.000375</text:p>
          </table:table-cell>
          <table:table-cell table:style-name="ce16" table:formula="of:=SUMIF([.$F$2:.$F$39];CONCATENATE([.V$1];[.$H57]);[.$D$2:.$D$46])" office:value-type="float" office:value="0" calcext:value-type="float">
            <text:p>0</text:p>
          </table:table-cell>
          <table:table-cell table:formula="of:=IF([.V57]=0;0;[.V57]*[.$K57])" office:value-type="float" office:value="0" calcext:value-type="float">
            <text:p>0</text:p>
          </table:table-cell>
          <table:table-cell table:style-name="ce16" table:formula="of:=SUMIF([.$F$2:.$F$39];CONCATENATE([.X$1];[.$H57]);[.$D$2:.$D$46])" office:value-type="float" office:value="0" calcext:value-type="float">
            <text:p>0</text:p>
          </table:table-cell>
          <table:table-cell table:formula="of:=IF([.X57]=0;0;[.X57]*[.$K57])" office:value-type="float" office:value="0" calcext:value-type="float">
            <text:p>0</text:p>
          </table:table-cell>
          <table:table-cell table:style-name="ce16" table:formula="of:=SUMIF([.$F$2:.$F$39];CONCATENATE([.Z$1];[.$H57]);[.$D$2:.$D$46])" office:value-type="float" office:value="0" calcext:value-type="float">
            <text:p>0</text:p>
          </table:table-cell>
          <table:table-cell table:formula="of:=IF([.Z57]=0;0;[.Z57]*[.$K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8]">
            <text:p/>
          </table:table-cell>
          <table:table-cell table:style-name="ce23" table:formula="of:=['Unit Recipes'.H58]" office:value-type="float" office:value="0" calcext:value-type="float">
            <text:p>0</text:p>
          </table:table-cell>
          <table:table-cell table:style-name="ce23" table:formula="of:=['Unit Recipes'.I58]" office:value-type="float" office:value="0" calcext:value-type="float">
            <text:p>0</text:p>
          </table:table-cell>
          <table:table-cell table:style-name="ce23" table:formula="of:=['Unit Recipes'.J58]" office:value-type="float" office:value="0.0015" calcext:value-type="float">
            <text:p>0.0015</text:p>
          </table:table-cell>
          <table:table-cell/>
          <table:table-cell table:formula="of:=[.H58]">
            <text:p/>
          </table:table-cell>
          <table:table-cell table:formula="of:=[.I58]" office:value-type="float" office:value="0" calcext:value-type="float">
            <text:p>0</text:p>
          </table:table-cell>
          <table:table-cell table:formula="of:=[.J58]" office:value-type="float" office:value="0" calcext:value-type="float">
            <text:p>0</text:p>
          </table:table-cell>
          <table:table-cell table:formula="of:=SUMIF([.$F$2:.$F$39];CONCATENATE([.P$1];[.$H58]);[.$D$2:.$D$46])" office:value-type="float" office:value="0" calcext:value-type="float">
            <text:p>0</text:p>
          </table:table-cell>
          <table:table-cell table:formula="of:=IF([.P58]=0;0;[.P58]*[.$K58])" office:value-type="float" office:value="0" calcext:value-type="float">
            <text:p>0</text:p>
          </table:table-cell>
          <table:table-cell table:style-name="ce16" table:formula="of:=SUMIF([.$F$2:.$F$39];CONCATENATE([.R$1];[.$H58]);[.$D$2:.$D$46])" office:value-type="float" office:value="0" calcext:value-type="float">
            <text:p>0</text:p>
          </table:table-cell>
          <table:table-cell table:formula="of:=IF([.R58]=0;0;[.R58]*[.$K58])" office:value-type="float" office:value="0" calcext:value-type="float">
            <text:p>0</text:p>
          </table:table-cell>
          <table:table-cell table:style-name="ce16" table:formula="of:=SUMIF([.$F$2:.$F$39];CONCATENATE([.T$1];[.$H58]);[.$D$2:.$D$46])" office:value-type="float" office:value="0" calcext:value-type="float">
            <text:p>0</text:p>
          </table:table-cell>
          <table:table-cell table:formula="of:=IF([.T58]=0;0;[.T58]*[.$K58])" office:value-type="float" office:value="0" calcext:value-type="float">
            <text:p>0</text:p>
          </table:table-cell>
          <table:table-cell table:style-name="ce16" table:formula="of:=SUMIF([.$F$2:.$F$39];CONCATENATE([.V$1];[.$H58]);[.$D$2:.$D$46])" office:value-type="float" office:value="0" calcext:value-type="float">
            <text:p>0</text:p>
          </table:table-cell>
          <table:table-cell table:formula="of:=IF([.V58]=0;0;[.V58]*[.$K58])" office:value-type="float" office:value="0" calcext:value-type="float">
            <text:p>0</text:p>
          </table:table-cell>
          <table:table-cell table:style-name="ce16" table:formula="of:=SUMIF([.$F$2:.$F$39];CONCATENATE([.X$1];[.$H58]);[.$D$2:.$D$46])" office:value-type="float" office:value="0" calcext:value-type="float">
            <text:p>0</text:p>
          </table:table-cell>
          <table:table-cell table:formula="of:=IF([.X58]=0;0;[.X58]*[.$K58])" office:value-type="float" office:value="0" calcext:value-type="float">
            <text:p>0</text:p>
          </table:table-cell>
          <table:table-cell table:style-name="ce16" table:formula="of:=SUMIF([.$F$2:.$F$39];CONCATENATE([.Z$1];[.$H58]);[.$D$2:.$D$46])" office:value-type="float" office:value="0" calcext:value-type="float">
            <text:p>0</text:p>
          </table:table-cell>
          <table:table-cell table:formula="of:=IF([.Z58]=0;0;[.Z58]*[.$K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59]">
            <text:p/>
          </table:table-cell>
          <table:table-cell table:style-name="ce23" table:formula="of:=['Unit Recipes'.H59]" office:value-type="float" office:value="0" calcext:value-type="float">
            <text:p>0</text:p>
          </table:table-cell>
          <table:table-cell table:style-name="ce23" table:formula="of:=['Unit Recipes'.I59]" office:value-type="float" office:value="0" calcext:value-type="float">
            <text:p>0</text:p>
          </table:table-cell>
          <table:table-cell table:style-name="ce23" table:formula="of:=['Unit Recipes'.J59]" office:value-type="float" office:value="0.0015" calcext:value-type="float">
            <text:p>0.0015</text:p>
          </table:table-cell>
          <table:table-cell/>
          <table:table-cell table:formula="of:=[.H59]">
            <text:p/>
          </table:table-cell>
          <table:table-cell table:formula="of:=[.I59]" office:value-type="float" office:value="0" calcext:value-type="float">
            <text:p>0</text:p>
          </table:table-cell>
          <table:table-cell table:formula="of:=[.J59]" office:value-type="float" office:value="0" calcext:value-type="float">
            <text:p>0</text:p>
          </table:table-cell>
          <table:table-cell table:formula="of:=SUMIF([.$F$2:.$F$39];CONCATENATE([.P$1];[.$H59]);[.$D$2:.$D$46])" office:value-type="float" office:value="0" calcext:value-type="float">
            <text:p>0</text:p>
          </table:table-cell>
          <table:table-cell table:formula="of:=IF([.P59]=0;0;[.P59]*[.$K59])" office:value-type="float" office:value="0" calcext:value-type="float">
            <text:p>0</text:p>
          </table:table-cell>
          <table:table-cell table:style-name="ce16" table:formula="of:=SUMIF([.$F$2:.$F$39];CONCATENATE([.R$1];[.$H59]);[.$D$2:.$D$46])" office:value-type="float" office:value="0" calcext:value-type="float">
            <text:p>0</text:p>
          </table:table-cell>
          <table:table-cell table:formula="of:=IF([.R59]=0;0;[.R59]*[.$K59])" office:value-type="float" office:value="0" calcext:value-type="float">
            <text:p>0</text:p>
          </table:table-cell>
          <table:table-cell table:style-name="ce16" table:formula="of:=SUMIF([.$F$2:.$F$39];CONCATENATE([.T$1];[.$H59]);[.$D$2:.$D$46])" office:value-type="float" office:value="0" calcext:value-type="float">
            <text:p>0</text:p>
          </table:table-cell>
          <table:table-cell table:formula="of:=IF([.T59]=0;0;[.T59]*[.$K59])" office:value-type="float" office:value="0" calcext:value-type="float">
            <text:p>0</text:p>
          </table:table-cell>
          <table:table-cell table:style-name="ce16" table:formula="of:=SUMIF([.$F$2:.$F$39];CONCATENATE([.V$1];[.$H59]);[.$D$2:.$D$46])" office:value-type="float" office:value="0" calcext:value-type="float">
            <text:p>0</text:p>
          </table:table-cell>
          <table:table-cell table:formula="of:=IF([.V59]=0;0;[.V59]*[.$K59])" office:value-type="float" office:value="0" calcext:value-type="float">
            <text:p>0</text:p>
          </table:table-cell>
          <table:table-cell table:style-name="ce16" table:formula="of:=SUMIF([.$F$2:.$F$39];CONCATENATE([.X$1];[.$H59]);[.$D$2:.$D$46])" office:value-type="float" office:value="0" calcext:value-type="float">
            <text:p>0</text:p>
          </table:table-cell>
          <table:table-cell table:formula="of:=IF([.X59]=0;0;[.X59]*[.$K59])" office:value-type="float" office:value="0" calcext:value-type="float">
            <text:p>0</text:p>
          </table:table-cell>
          <table:table-cell table:style-name="ce16" table:formula="of:=SUMIF([.$F$2:.$F$39];CONCATENATE([.Z$1];[.$H59]);[.$D$2:.$D$46])" office:value-type="float" office:value="0" calcext:value-type="float">
            <text:p>0</text:p>
          </table:table-cell>
          <table:table-cell table:formula="of:=IF([.Z59]=0;0;[.Z59]*[.$K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0]" office:value-type="string" office:string-value="Fried onions" calcext:value-type="string">
            <text:p>Fried onions</text:p>
          </table:table-cell>
          <table:table-cell table:style-name="ce23" table:formula="of:=['Unit Recipes'.H60]" office:value-type="string" office:string-value="??" calcext:value-type="string">
            <text:p>??</text:p>
          </table:table-cell>
          <table:table-cell table:style-name="ce23" table:formula="of:=['Unit Recipes'.I60]" office:value-type="string" office:string-value="g" calcext:value-type="string">
            <text:p>g</text:p>
          </table:table-cell>
          <table:table-cell table:style-name="ce23" table:formula="of:=['Unit Recipes'.J60]" office:value-type="float" office:value="0.0015" calcext:value-type="float">
            <text:p>0.0015</text:p>
          </table:table-cell>
          <table:table-cell/>
          <table:table-cell table:formula="of:=[.H60]" office:value-type="string" office:string-value="Fried onions" calcext:value-type="string">
            <text:p>Fried onions</text:p>
          </table:table-cell>
          <table:table-cell table:formula="of:=[.I60]" office:value-type="string" office:string-value="??" calcext:value-type="string">
            <text:p>??</text:p>
          </table:table-cell>
          <table:table-cell table:formula="of:=[.J60]" office:value-type="string" office:string-value="g" calcext:value-type="string">
            <text:p>g</text:p>
          </table:table-cell>
          <table:table-cell table:formula="of:=SUMIF([.$F$2:.$F$39];CONCATENATE([.P$1];[.$H60]);[.$D$2:.$D$46])" office:value-type="float" office:value="0" calcext:value-type="float">
            <text:p>0</text:p>
          </table:table-cell>
          <table:table-cell table:formula="of:=IF([.P60]=0;0;[.P60]*[.$K60])" office:value-type="float" office:value="0" calcext:value-type="float">
            <text:p>0</text:p>
          </table:table-cell>
          <table:table-cell table:style-name="ce16" table:formula="of:=SUMIF([.$F$2:.$F$39];CONCATENATE([.R$1];[.$H60]);[.$D$2:.$D$46])" office:value-type="float" office:value="0" calcext:value-type="float">
            <text:p>0</text:p>
          </table:table-cell>
          <table:table-cell table:formula="of:=IF([.R60]=0;0;[.R60]*[.$K60])" office:value-type="float" office:value="0" calcext:value-type="float">
            <text:p>0</text:p>
          </table:table-cell>
          <table:table-cell table:style-name="ce16" table:formula="of:=SUMIF([.$F$2:.$F$39];CONCATENATE([.T$1];[.$H60]);[.$D$2:.$D$46])" office:value-type="float" office:value="0.25" calcext:value-type="float">
            <text:p>0.25</text:p>
          </table:table-cell>
          <table:table-cell table:formula="of:=IF([.T60]=0;0;[.T60]*[.$K60])" office:value-type="float" office:value="0.000375" calcext:value-type="float">
            <text:p>0.000375</text:p>
          </table:table-cell>
          <table:table-cell table:style-name="ce16" table:formula="of:=SUMIF([.$F$2:.$F$39];CONCATENATE([.V$1];[.$H60]);[.$D$2:.$D$46])" office:value-type="float" office:value="0" calcext:value-type="float">
            <text:p>0</text:p>
          </table:table-cell>
          <table:table-cell table:formula="of:=IF([.V60]=0;0;[.V60]*[.$K60])" office:value-type="float" office:value="0" calcext:value-type="float">
            <text:p>0</text:p>
          </table:table-cell>
          <table:table-cell table:style-name="ce16" table:formula="of:=SUMIF([.$F$2:.$F$39];CONCATENATE([.X$1];[.$H60]);[.$D$2:.$D$46])" office:value-type="float" office:value="0" calcext:value-type="float">
            <text:p>0</text:p>
          </table:table-cell>
          <table:table-cell table:formula="of:=IF([.X60]=0;0;[.X60]*[.$K60])" office:value-type="float" office:value="0" calcext:value-type="float">
            <text:p>0</text:p>
          </table:table-cell>
          <table:table-cell table:style-name="ce16" table:formula="of:=SUMIF([.$F$2:.$F$39];CONCATENATE([.Z$1];[.$H60]);[.$D$2:.$D$46])" office:value-type="float" office:value="0" calcext:value-type="float">
            <text:p>0</text:p>
          </table:table-cell>
          <table:table-cell table:formula="of:=IF([.Z60]=0;0;[.Z60]*[.$K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1]">
            <text:p/>
          </table:table-cell>
          <table:table-cell table:style-name="ce23" table:formula="of:=['Unit Recipes'.H61]" office:value-type="float" office:value="0" calcext:value-type="float">
            <text:p>0</text:p>
          </table:table-cell>
          <table:table-cell table:style-name="ce23" table:formula="of:=['Unit Recipes'.I61]" office:value-type="float" office:value="0" calcext:value-type="float">
            <text:p>0</text:p>
          </table:table-cell>
          <table:table-cell table:style-name="ce23" table:formula="of:=['Unit Recipes'.J61]" office:value-type="float" office:value="0.0015" calcext:value-type="float">
            <text:p>0.0015</text:p>
          </table:table-cell>
          <table:table-cell/>
          <table:table-cell table:formula="of:=[.H61]">
            <text:p/>
          </table:table-cell>
          <table:table-cell table:formula="of:=[.I61]" office:value-type="float" office:value="0" calcext:value-type="float">
            <text:p>0</text:p>
          </table:table-cell>
          <table:table-cell table:formula="of:=[.J61]" office:value-type="float" office:value="0" calcext:value-type="float">
            <text:p>0</text:p>
          </table:table-cell>
          <table:table-cell table:formula="of:=SUMIF([.$F$2:.$F$39];CONCATENATE([.P$1];[.$H61]);[.$D$2:.$D$46])" office:value-type="float" office:value="0" calcext:value-type="float">
            <text:p>0</text:p>
          </table:table-cell>
          <table:table-cell table:formula="of:=IF([.P61]=0;0;[.P61]*[.$K61])" office:value-type="float" office:value="0" calcext:value-type="float">
            <text:p>0</text:p>
          </table:table-cell>
          <table:table-cell table:style-name="ce16" table:formula="of:=SUMIF([.$F$2:.$F$39];CONCATENATE([.R$1];[.$H61]);[.$D$2:.$D$46])" office:value-type="float" office:value="0" calcext:value-type="float">
            <text:p>0</text:p>
          </table:table-cell>
          <table:table-cell table:formula="of:=IF([.R61]=0;0;[.R61]*[.$K61])" office:value-type="float" office:value="0" calcext:value-type="float">
            <text:p>0</text:p>
          </table:table-cell>
          <table:table-cell table:style-name="ce16" table:formula="of:=SUMIF([.$F$2:.$F$39];CONCATENATE([.T$1];[.$H61]);[.$D$2:.$D$46])" office:value-type="float" office:value="0" calcext:value-type="float">
            <text:p>0</text:p>
          </table:table-cell>
          <table:table-cell table:formula="of:=IF([.T61]=0;0;[.T61]*[.$K61])" office:value-type="float" office:value="0" calcext:value-type="float">
            <text:p>0</text:p>
          </table:table-cell>
          <table:table-cell table:style-name="ce16" table:formula="of:=SUMIF([.$F$2:.$F$39];CONCATENATE([.V$1];[.$H61]);[.$D$2:.$D$46])" office:value-type="float" office:value="0" calcext:value-type="float">
            <text:p>0</text:p>
          </table:table-cell>
          <table:table-cell table:formula="of:=IF([.V61]=0;0;[.V61]*[.$K61])" office:value-type="float" office:value="0" calcext:value-type="float">
            <text:p>0</text:p>
          </table:table-cell>
          <table:table-cell table:style-name="ce16" table:formula="of:=SUMIF([.$F$2:.$F$39];CONCATENATE([.X$1];[.$H61]);[.$D$2:.$D$46])" office:value-type="float" office:value="0" calcext:value-type="float">
            <text:p>0</text:p>
          </table:table-cell>
          <table:table-cell table:formula="of:=IF([.X61]=0;0;[.X61]*[.$K61])" office:value-type="float" office:value="0" calcext:value-type="float">
            <text:p>0</text:p>
          </table:table-cell>
          <table:table-cell table:style-name="ce16" table:formula="of:=SUMIF([.$F$2:.$F$39];CONCATENATE([.Z$1];[.$H61]);[.$D$2:.$D$46])" office:value-type="float" office:value="0" calcext:value-type="float">
            <text:p>0</text:p>
          </table:table-cell>
          <table:table-cell table:formula="of:=IF([.Z61]=0;0;[.Z61]*[.$K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2]">
            <text:p/>
          </table:table-cell>
          <table:table-cell table:style-name="ce23" table:formula="of:=['Unit Recipes'.H62]" office:value-type="float" office:value="0" calcext:value-type="float">
            <text:p>0</text:p>
          </table:table-cell>
          <table:table-cell table:style-name="ce23" table:formula="of:=['Unit Recipes'.I62]" office:value-type="float" office:value="0" calcext:value-type="float">
            <text:p>0</text:p>
          </table:table-cell>
          <table:table-cell table:style-name="ce23" table:formula="of:=['Unit Recipes'.J62]" office:value-type="float" office:value="0.0015" calcext:value-type="float">
            <text:p>0.0015</text:p>
          </table:table-cell>
          <table:table-cell/>
          <table:table-cell table:formula="of:=[.H62]">
            <text:p/>
          </table:table-cell>
          <table:table-cell table:formula="of:=[.I62]" office:value-type="float" office:value="0" calcext:value-type="float">
            <text:p>0</text:p>
          </table:table-cell>
          <table:table-cell table:formula="of:=[.J62]" office:value-type="float" office:value="0" calcext:value-type="float">
            <text:p>0</text:p>
          </table:table-cell>
          <table:table-cell table:formula="of:=SUMIF([.$F$2:.$F$39];CONCATENATE([.P$1];[.$H62]);[.$D$2:.$D$46])" office:value-type="float" office:value="0" calcext:value-type="float">
            <text:p>0</text:p>
          </table:table-cell>
          <table:table-cell table:formula="of:=IF([.P62]=0;0;[.P62]*[.$K62])" office:value-type="float" office:value="0" calcext:value-type="float">
            <text:p>0</text:p>
          </table:table-cell>
          <table:table-cell table:style-name="ce16" table:formula="of:=SUMIF([.$F$2:.$F$39];CONCATENATE([.R$1];[.$H62]);[.$D$2:.$D$46])" office:value-type="float" office:value="0" calcext:value-type="float">
            <text:p>0</text:p>
          </table:table-cell>
          <table:table-cell table:formula="of:=IF([.R62]=0;0;[.R62]*[.$K62])" office:value-type="float" office:value="0" calcext:value-type="float">
            <text:p>0</text:p>
          </table:table-cell>
          <table:table-cell table:style-name="ce16" table:formula="of:=SUMIF([.$F$2:.$F$39];CONCATENATE([.T$1];[.$H62]);[.$D$2:.$D$46])" office:value-type="float" office:value="0" calcext:value-type="float">
            <text:p>0</text:p>
          </table:table-cell>
          <table:table-cell table:formula="of:=IF([.T62]=0;0;[.T62]*[.$K62])" office:value-type="float" office:value="0" calcext:value-type="float">
            <text:p>0</text:p>
          </table:table-cell>
          <table:table-cell table:style-name="ce16" table:formula="of:=SUMIF([.$F$2:.$F$39];CONCATENATE([.V$1];[.$H62]);[.$D$2:.$D$46])" office:value-type="float" office:value="0" calcext:value-type="float">
            <text:p>0</text:p>
          </table:table-cell>
          <table:table-cell table:formula="of:=IF([.V62]=0;0;[.V62]*[.$K62])" office:value-type="float" office:value="0" calcext:value-type="float">
            <text:p>0</text:p>
          </table:table-cell>
          <table:table-cell table:style-name="ce16" table:formula="of:=SUMIF([.$F$2:.$F$39];CONCATENATE([.X$1];[.$H62]);[.$D$2:.$D$46])" office:value-type="float" office:value="0" calcext:value-type="float">
            <text:p>0</text:p>
          </table:table-cell>
          <table:table-cell table:formula="of:=IF([.X62]=0;0;[.X62]*[.$K62])" office:value-type="float" office:value="0" calcext:value-type="float">
            <text:p>0</text:p>
          </table:table-cell>
          <table:table-cell table:style-name="ce16" table:formula="of:=SUMIF([.$F$2:.$F$39];CONCATENATE([.Z$1];[.$H62]);[.$D$2:.$D$46])" office:value-type="float" office:value="0" calcext:value-type="float">
            <text:p>0</text:p>
          </table:table-cell>
          <table:table-cell table:formula="of:=IF([.Z62]=0;0;[.Z62]*[.$K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3]" office:value-type="string" office:string-value="Sauerkraut" calcext:value-type="string">
            <text:p>Sauerkraut</text:p>
          </table:table-cell>
          <table:table-cell table:style-name="ce23" table:formula="of:=['Unit Recipes'.H63]" office:value-type="string" office:string-value="??" calcext:value-type="string">
            <text:p>??</text:p>
          </table:table-cell>
          <table:table-cell table:style-name="ce23" table:formula="of:=['Unit Recipes'.I63]" office:value-type="string" office:string-value="g" calcext:value-type="string">
            <text:p>g</text:p>
          </table:table-cell>
          <table:table-cell table:style-name="ce23" table:formula="of:=['Unit Recipes'.J63]" office:value-type="float" office:value="0.0015" calcext:value-type="float">
            <text:p>0.0015</text:p>
          </table:table-cell>
          <table:table-cell/>
          <table:table-cell table:formula="of:=[.H63]" office:value-type="string" office:string-value="Sauerkraut" calcext:value-type="string">
            <text:p>Sauerkraut</text:p>
          </table:table-cell>
          <table:table-cell table:formula="of:=[.I63]" office:value-type="string" office:string-value="??" calcext:value-type="string">
            <text:p>??</text:p>
          </table:table-cell>
          <table:table-cell table:formula="of:=[.J63]" office:value-type="string" office:string-value="g" calcext:value-type="string">
            <text:p>g</text:p>
          </table:table-cell>
          <table:table-cell table:formula="of:=SUMIF([.$F$2:.$F$39];CONCATENATE([.P$1];[.$H63]);[.$D$2:.$D$46])" office:value-type="float" office:value="0" calcext:value-type="float">
            <text:p>0</text:p>
          </table:table-cell>
          <table:table-cell table:formula="of:=IF([.P63]=0;0;[.P63]*[.$K63])" office:value-type="float" office:value="0" calcext:value-type="float">
            <text:p>0</text:p>
          </table:table-cell>
          <table:table-cell table:style-name="ce16" table:formula="of:=SUMIF([.$F$2:.$F$39];CONCATENATE([.R$1];[.$H63]);[.$D$2:.$D$46])" office:value-type="float" office:value="0" calcext:value-type="float">
            <text:p>0</text:p>
          </table:table-cell>
          <table:table-cell table:formula="of:=IF([.R63]=0;0;[.R63]*[.$K63])" office:value-type="float" office:value="0" calcext:value-type="float">
            <text:p>0</text:p>
          </table:table-cell>
          <table:table-cell table:style-name="ce16" table:formula="of:=SUMIF([.$F$2:.$F$39];CONCATENATE([.T$1];[.$H63]);[.$D$2:.$D$46])" office:value-type="float" office:value="0" calcext:value-type="float">
            <text:p>0</text:p>
          </table:table-cell>
          <table:table-cell table:formula="of:=IF([.T63]=0;0;[.T63]*[.$K63])" office:value-type="float" office:value="0" calcext:value-type="float">
            <text:p>0</text:p>
          </table:table-cell>
          <table:table-cell table:style-name="ce16" table:formula="of:=SUMIF([.$F$2:.$F$39];CONCATENATE([.V$1];[.$H63]);[.$D$2:.$D$46])" office:value-type="float" office:value="0" calcext:value-type="float">
            <text:p>0</text:p>
          </table:table-cell>
          <table:table-cell table:formula="of:=IF([.V63]=0;0;[.V63]*[.$K63])" office:value-type="float" office:value="0" calcext:value-type="float">
            <text:p>0</text:p>
          </table:table-cell>
          <table:table-cell table:style-name="ce16" table:formula="of:=SUMIF([.$F$2:.$F$39];CONCATENATE([.X$1];[.$H63]);[.$D$2:.$D$46])" office:value-type="float" office:value="0" calcext:value-type="float">
            <text:p>0</text:p>
          </table:table-cell>
          <table:table-cell table:formula="of:=IF([.X63]=0;0;[.X63]*[.$K63])" office:value-type="float" office:value="0" calcext:value-type="float">
            <text:p>0</text:p>
          </table:table-cell>
          <table:table-cell table:style-name="ce16" table:formula="of:=SUMIF([.$F$2:.$F$39];CONCATENATE([.Z$1];[.$H63]);[.$D$2:.$D$46])" office:value-type="float" office:value="0" calcext:value-type="float">
            <text:p>0</text:p>
          </table:table-cell>
          <table:table-cell table:formula="of:=IF([.Z63]=0;0;[.Z63]*[.$K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4]">
            <text:p/>
          </table:table-cell>
          <table:table-cell table:style-name="ce23" table:formula="of:=['Unit Recipes'.H64]" office:value-type="float" office:value="0" calcext:value-type="float">
            <text:p>0</text:p>
          </table:table-cell>
          <table:table-cell table:style-name="ce23" table:formula="of:=['Unit Recipes'.I64]" office:value-type="float" office:value="0" calcext:value-type="float">
            <text:p>0</text:p>
          </table:table-cell>
          <table:table-cell table:style-name="ce23" table:formula="of:=['Unit Recipes'.J64]" office:value-type="float" office:value="0.0015" calcext:value-type="float">
            <text:p>0.0015</text:p>
          </table:table-cell>
          <table:table-cell/>
          <table:table-cell table:formula="of:=[.H64]">
            <text:p/>
          </table:table-cell>
          <table:table-cell table:formula="of:=[.I64]" office:value-type="float" office:value="0" calcext:value-type="float">
            <text:p>0</text:p>
          </table:table-cell>
          <table:table-cell table:formula="of:=[.J64]" office:value-type="float" office:value="0" calcext:value-type="float">
            <text:p>0</text:p>
          </table:table-cell>
          <table:table-cell table:formula="of:=SUMIF([.$F$2:.$F$39];CONCATENATE([.P$1];[.$H64]);[.$D$2:.$D$46])" office:value-type="float" office:value="0" calcext:value-type="float">
            <text:p>0</text:p>
          </table:table-cell>
          <table:table-cell table:formula="of:=IF([.P64]=0;0;[.P64]*[.$K64])" office:value-type="float" office:value="0" calcext:value-type="float">
            <text:p>0</text:p>
          </table:table-cell>
          <table:table-cell table:style-name="ce16" table:formula="of:=SUMIF([.$F$2:.$F$39];CONCATENATE([.R$1];[.$H64]);[.$D$2:.$D$46])" office:value-type="float" office:value="0" calcext:value-type="float">
            <text:p>0</text:p>
          </table:table-cell>
          <table:table-cell table:formula="of:=IF([.R64]=0;0;[.R64]*[.$K64])" office:value-type="float" office:value="0" calcext:value-type="float">
            <text:p>0</text:p>
          </table:table-cell>
          <table:table-cell table:style-name="ce16" table:formula="of:=SUMIF([.$F$2:.$F$39];CONCATENATE([.T$1];[.$H64]);[.$D$2:.$D$46])" office:value-type="float" office:value="0" calcext:value-type="float">
            <text:p>0</text:p>
          </table:table-cell>
          <table:table-cell table:formula="of:=IF([.T64]=0;0;[.T64]*[.$K64])" office:value-type="float" office:value="0" calcext:value-type="float">
            <text:p>0</text:p>
          </table:table-cell>
          <table:table-cell table:style-name="ce16" table:formula="of:=SUMIF([.$F$2:.$F$39];CONCATENATE([.V$1];[.$H64]);[.$D$2:.$D$46])" office:value-type="float" office:value="0" calcext:value-type="float">
            <text:p>0</text:p>
          </table:table-cell>
          <table:table-cell table:formula="of:=IF([.V64]=0;0;[.V64]*[.$K64])" office:value-type="float" office:value="0" calcext:value-type="float">
            <text:p>0</text:p>
          </table:table-cell>
          <table:table-cell table:style-name="ce16" table:formula="of:=SUMIF([.$F$2:.$F$39];CONCATENATE([.X$1];[.$H64]);[.$D$2:.$D$46])" office:value-type="float" office:value="0" calcext:value-type="float">
            <text:p>0</text:p>
          </table:table-cell>
          <table:table-cell table:formula="of:=IF([.X64]=0;0;[.X64]*[.$K64])" office:value-type="float" office:value="0" calcext:value-type="float">
            <text:p>0</text:p>
          </table:table-cell>
          <table:table-cell table:style-name="ce16" table:formula="of:=SUMIF([.$F$2:.$F$39];CONCATENATE([.Z$1];[.$H64]);[.$D$2:.$D$46])" office:value-type="float" office:value="0" calcext:value-type="float">
            <text:p>0</text:p>
          </table:table-cell>
          <table:table-cell table:formula="of:=IF([.Z64]=0;0;[.Z64]*[.$K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5]">
            <text:p/>
          </table:table-cell>
          <table:table-cell table:style-name="ce23" table:formula="of:=['Unit Recipes'.H65]" office:value-type="float" office:value="0" calcext:value-type="float">
            <text:p>0</text:p>
          </table:table-cell>
          <table:table-cell table:style-name="ce23" table:formula="of:=['Unit Recipes'.I65]" office:value-type="float" office:value="0" calcext:value-type="float">
            <text:p>0</text:p>
          </table:table-cell>
          <table:table-cell table:style-name="ce23" table:formula="of:=['Unit Recipes'.J65]" office:value-type="float" office:value="0.0015" calcext:value-type="float">
            <text:p>0.0015</text:p>
          </table:table-cell>
          <table:table-cell/>
          <table:table-cell table:formula="of:=[.H65]">
            <text:p/>
          </table:table-cell>
          <table:table-cell table:formula="of:=[.I65]" office:value-type="float" office:value="0" calcext:value-type="float">
            <text:p>0</text:p>
          </table:table-cell>
          <table:table-cell table:formula="of:=[.J65]" office:value-type="float" office:value="0" calcext:value-type="float">
            <text:p>0</text:p>
          </table:table-cell>
          <table:table-cell table:formula="of:=SUMIF([.$F$2:.$F$39];CONCATENATE([.P$1];[.$H65]);[.$D$2:.$D$46])" office:value-type="float" office:value="0" calcext:value-type="float">
            <text:p>0</text:p>
          </table:table-cell>
          <table:table-cell table:formula="of:=IF([.P65]=0;0;[.P65]*[.$K65])" office:value-type="float" office:value="0" calcext:value-type="float">
            <text:p>0</text:p>
          </table:table-cell>
          <table:table-cell table:style-name="ce16" table:formula="of:=SUMIF([.$F$2:.$F$39];CONCATENATE([.R$1];[.$H65]);[.$D$2:.$D$46])" office:value-type="float" office:value="0" calcext:value-type="float">
            <text:p>0</text:p>
          </table:table-cell>
          <table:table-cell table:formula="of:=IF([.R65]=0;0;[.R65]*[.$K65])" office:value-type="float" office:value="0" calcext:value-type="float">
            <text:p>0</text:p>
          </table:table-cell>
          <table:table-cell table:style-name="ce16" table:formula="of:=SUMIF([.$F$2:.$F$39];CONCATENATE([.T$1];[.$H65]);[.$D$2:.$D$46])" office:value-type="float" office:value="0" calcext:value-type="float">
            <text:p>0</text:p>
          </table:table-cell>
          <table:table-cell table:formula="of:=IF([.T65]=0;0;[.T65]*[.$K65])" office:value-type="float" office:value="0" calcext:value-type="float">
            <text:p>0</text:p>
          </table:table-cell>
          <table:table-cell table:style-name="ce16" table:formula="of:=SUMIF([.$F$2:.$F$39];CONCATENATE([.V$1];[.$H65]);[.$D$2:.$D$46])" office:value-type="float" office:value="0" calcext:value-type="float">
            <text:p>0</text:p>
          </table:table-cell>
          <table:table-cell table:formula="of:=IF([.V65]=0;0;[.V65]*[.$K65])" office:value-type="float" office:value="0" calcext:value-type="float">
            <text:p>0</text:p>
          </table:table-cell>
          <table:table-cell table:style-name="ce16" table:formula="of:=SUMIF([.$F$2:.$F$39];CONCATENATE([.X$1];[.$H65]);[.$D$2:.$D$46])" office:value-type="float" office:value="0" calcext:value-type="float">
            <text:p>0</text:p>
          </table:table-cell>
          <table:table-cell table:formula="of:=IF([.X65]=0;0;[.X65]*[.$K65])" office:value-type="float" office:value="0" calcext:value-type="float">
            <text:p>0</text:p>
          </table:table-cell>
          <table:table-cell table:style-name="ce16" table:formula="of:=SUMIF([.$F$2:.$F$39];CONCATENATE([.Z$1];[.$H65]);[.$D$2:.$D$46])" office:value-type="float" office:value="0" calcext:value-type="float">
            <text:p>0</text:p>
          </table:table-cell>
          <table:table-cell table:formula="of:=IF([.Z65]=0;0;[.Z65]*[.$K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6]" office:value-type="string" office:string-value="Corn" calcext:value-type="string">
            <text:p>Corn</text:p>
          </table:table-cell>
          <table:table-cell table:style-name="ce23" table:formula="of:=['Unit Recipes'.H66]" office:value-type="string" office:string-value="??" calcext:value-type="string">
            <text:p>??</text:p>
          </table:table-cell>
          <table:table-cell table:style-name="ce23" table:formula="of:=['Unit Recipes'.I66]" office:value-type="float" office:value="0" calcext:value-type="float">
            <text:p>0</text:p>
          </table:table-cell>
          <table:table-cell table:style-name="ce23" table:formula="of:=['Unit Recipes'.J66]" office:value-type="float" office:value="0.0015" calcext:value-type="float">
            <text:p>0.0015</text:p>
          </table:table-cell>
          <table:table-cell/>
          <table:table-cell table:formula="of:=[.H66]" office:value-type="string" office:string-value="Corn" calcext:value-type="string">
            <text:p>Corn</text:p>
          </table:table-cell>
          <table:table-cell table:formula="of:=[.I66]" office:value-type="string" office:string-value="??" calcext:value-type="string">
            <text:p>??</text:p>
          </table:table-cell>
          <table:table-cell table:formula="of:=[.J66]" office:value-type="float" office:value="0" calcext:value-type="float">
            <text:p>0</text:p>
          </table:table-cell>
          <table:table-cell table:formula="of:=SUMIF([.$F$2:.$F$39];CONCATENATE([.P$1];[.$H66]);[.$D$2:.$D$46])" office:value-type="float" office:value="0" calcext:value-type="float">
            <text:p>0</text:p>
          </table:table-cell>
          <table:table-cell table:formula="of:=IF([.P66]=0;0;[.P66]*[.$K66])" office:value-type="float" office:value="0" calcext:value-type="float">
            <text:p>0</text:p>
          </table:table-cell>
          <table:table-cell table:style-name="ce16" table:formula="of:=SUMIF([.$F$2:.$F$39];CONCATENATE([.R$1];[.$H66]);[.$D$2:.$D$46])" office:value-type="float" office:value="0" calcext:value-type="float">
            <text:p>0</text:p>
          </table:table-cell>
          <table:table-cell table:formula="of:=IF([.R66]=0;0;[.R66]*[.$K66])" office:value-type="float" office:value="0" calcext:value-type="float">
            <text:p>0</text:p>
          </table:table-cell>
          <table:table-cell table:style-name="ce16" table:formula="of:=SUMIF([.$F$2:.$F$39];CONCATENATE([.T$1];[.$H66]);[.$D$2:.$D$46])" office:value-type="float" office:value="0" calcext:value-type="float">
            <text:p>0</text:p>
          </table:table-cell>
          <table:table-cell table:formula="of:=IF([.T66]=0;0;[.T66]*[.$K66])" office:value-type="float" office:value="0" calcext:value-type="float">
            <text:p>0</text:p>
          </table:table-cell>
          <table:table-cell table:style-name="ce16" table:formula="of:=SUMIF([.$F$2:.$F$39];CONCATENATE([.V$1];[.$H66]);[.$D$2:.$D$46])" office:value-type="float" office:value="0" calcext:value-type="float">
            <text:p>0</text:p>
          </table:table-cell>
          <table:table-cell table:formula="of:=IF([.V66]=0;0;[.V66]*[.$K66])" office:value-type="float" office:value="0" calcext:value-type="float">
            <text:p>0</text:p>
          </table:table-cell>
          <table:table-cell table:style-name="ce16" table:formula="of:=SUMIF([.$F$2:.$F$39];CONCATENATE([.X$1];[.$H66]);[.$D$2:.$D$46])" office:value-type="float" office:value="0" calcext:value-type="float">
            <text:p>0</text:p>
          </table:table-cell>
          <table:table-cell table:formula="of:=IF([.X66]=0;0;[.X66]*[.$K66])" office:value-type="float" office:value="0" calcext:value-type="float">
            <text:p>0</text:p>
          </table:table-cell>
          <table:table-cell table:style-name="ce16" table:formula="of:=SUMIF([.$F$2:.$F$39];CONCATENATE([.Z$1];[.$H66]);[.$D$2:.$D$46])" office:value-type="float" office:value="0" calcext:value-type="float">
            <text:p>0</text:p>
          </table:table-cell>
          <table:table-cell table:formula="of:=IF([.Z66]=0;0;[.Z66]*[.$K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7]">
            <text:p/>
          </table:table-cell>
          <table:table-cell table:style-name="ce23" table:formula="of:=['Unit Recipes'.H67]" office:value-type="float" office:value="0" calcext:value-type="float">
            <text:p>0</text:p>
          </table:table-cell>
          <table:table-cell table:style-name="ce23" table:formula="of:=['Unit Recipes'.I67]" office:value-type="float" office:value="0" calcext:value-type="float">
            <text:p>0</text:p>
          </table:table-cell>
          <table:table-cell table:style-name="ce23" table:formula="of:=['Unit Recipes'.J67]" office:value-type="float" office:value="0.0015" calcext:value-type="float">
            <text:p>0.0015</text:p>
          </table:table-cell>
          <table:table-cell/>
          <table:table-cell table:formula="of:=[.H67]">
            <text:p/>
          </table:table-cell>
          <table:table-cell table:formula="of:=[.I67]" office:value-type="float" office:value="0" calcext:value-type="float">
            <text:p>0</text:p>
          </table:table-cell>
          <table:table-cell table:formula="of:=[.J67]" office:value-type="float" office:value="0" calcext:value-type="float">
            <text:p>0</text:p>
          </table:table-cell>
          <table:table-cell table:formula="of:=SUMIF([.$F$2:.$F$39];CONCATENATE([.P$1];[.$H67]);[.$D$2:.$D$46])" office:value-type="float" office:value="0" calcext:value-type="float">
            <text:p>0</text:p>
          </table:table-cell>
          <table:table-cell table:formula="of:=IF([.P67]=0;0;[.P67]*[.$K67])" office:value-type="float" office:value="0" calcext:value-type="float">
            <text:p>0</text:p>
          </table:table-cell>
          <table:table-cell table:style-name="ce16" table:formula="of:=SUMIF([.$F$2:.$F$39];CONCATENATE([.R$1];[.$H67]);[.$D$2:.$D$46])" office:value-type="float" office:value="0" calcext:value-type="float">
            <text:p>0</text:p>
          </table:table-cell>
          <table:table-cell table:formula="of:=IF([.R67]=0;0;[.R67]*[.$K67])" office:value-type="float" office:value="0" calcext:value-type="float">
            <text:p>0</text:p>
          </table:table-cell>
          <table:table-cell table:style-name="ce16" table:formula="of:=SUMIF([.$F$2:.$F$39];CONCATENATE([.T$1];[.$H67]);[.$D$2:.$D$46])" office:value-type="float" office:value="0" calcext:value-type="float">
            <text:p>0</text:p>
          </table:table-cell>
          <table:table-cell table:formula="of:=IF([.T67]=0;0;[.T67]*[.$K67])" office:value-type="float" office:value="0" calcext:value-type="float">
            <text:p>0</text:p>
          </table:table-cell>
          <table:table-cell table:style-name="ce16" table:formula="of:=SUMIF([.$F$2:.$F$39];CONCATENATE([.V$1];[.$H67]);[.$D$2:.$D$46])" office:value-type="float" office:value="0" calcext:value-type="float">
            <text:p>0</text:p>
          </table:table-cell>
          <table:table-cell table:formula="of:=IF([.V67]=0;0;[.V67]*[.$K67])" office:value-type="float" office:value="0" calcext:value-type="float">
            <text:p>0</text:p>
          </table:table-cell>
          <table:table-cell table:style-name="ce16" table:formula="of:=SUMIF([.$F$2:.$F$39];CONCATENATE([.X$1];[.$H67]);[.$D$2:.$D$46])" office:value-type="float" office:value="0" calcext:value-type="float">
            <text:p>0</text:p>
          </table:table-cell>
          <table:table-cell table:formula="of:=IF([.X67]=0;0;[.X67]*[.$K67])" office:value-type="float" office:value="0" calcext:value-type="float">
            <text:p>0</text:p>
          </table:table-cell>
          <table:table-cell table:style-name="ce16" table:formula="of:=SUMIF([.$F$2:.$F$39];CONCATENATE([.Z$1];[.$H67]);[.$D$2:.$D$46])" office:value-type="float" office:value="0" calcext:value-type="float">
            <text:p>0</text:p>
          </table:table-cell>
          <table:table-cell table:formula="of:=IF([.Z67]=0;0;[.Z67]*[.$K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8]">
            <text:p/>
          </table:table-cell>
          <table:table-cell table:style-name="ce23" table:formula="of:=['Unit Recipes'.H68]" office:value-type="float" office:value="0" calcext:value-type="float">
            <text:p>0</text:p>
          </table:table-cell>
          <table:table-cell table:style-name="ce23" table:formula="of:=['Unit Recipes'.I68]" office:value-type="float" office:value="0" calcext:value-type="float">
            <text:p>0</text:p>
          </table:table-cell>
          <table:table-cell table:style-name="ce23" table:formula="of:=['Unit Recipes'.J68]" office:value-type="float" office:value="3.75" calcext:value-type="float">
            <text:p>3.75</text:p>
          </table:table-cell>
          <table:table-cell/>
          <table:table-cell table:formula="of:=[.H68]">
            <text:p/>
          </table:table-cell>
          <table:table-cell table:formula="of:=[.I68]" office:value-type="float" office:value="0" calcext:value-type="float">
            <text:p>0</text:p>
          </table:table-cell>
          <table:table-cell table:formula="of:=[.J68]" office:value-type="float" office:value="0" calcext:value-type="float">
            <text:p>0</text:p>
          </table:table-cell>
          <table:table-cell table:formula="of:=SUMIF([.$F$2:.$F$39];CONCATENATE([.P$1];[.$H68]);[.$D$2:.$D$46])" office:value-type="float" office:value="0" calcext:value-type="float">
            <text:p>0</text:p>
          </table:table-cell>
          <table:table-cell table:formula="of:=IF([.P68]=0;0;[.P68]*[.$K68])" office:value-type="float" office:value="0" calcext:value-type="float">
            <text:p>0</text:p>
          </table:table-cell>
          <table:table-cell table:style-name="ce16" table:formula="of:=SUMIF([.$F$2:.$F$39];CONCATENATE([.R$1];[.$H68]);[.$D$2:.$D$46])" office:value-type="float" office:value="0" calcext:value-type="float">
            <text:p>0</text:p>
          </table:table-cell>
          <table:table-cell table:formula="of:=IF([.R68]=0;0;[.R68]*[.$K68])" office:value-type="float" office:value="0" calcext:value-type="float">
            <text:p>0</text:p>
          </table:table-cell>
          <table:table-cell table:style-name="ce16" table:formula="of:=SUMIF([.$F$2:.$F$39];CONCATENATE([.T$1];[.$H68]);[.$D$2:.$D$46])" office:value-type="float" office:value="0" calcext:value-type="float">
            <text:p>0</text:p>
          </table:table-cell>
          <table:table-cell table:formula="of:=IF([.T68]=0;0;[.T68]*[.$K68])" office:value-type="float" office:value="0" calcext:value-type="float">
            <text:p>0</text:p>
          </table:table-cell>
          <table:table-cell table:style-name="ce16" table:formula="of:=SUMIF([.$F$2:.$F$39];CONCATENATE([.V$1];[.$H68]);[.$D$2:.$D$46])" office:value-type="float" office:value="0" calcext:value-type="float">
            <text:p>0</text:p>
          </table:table-cell>
          <table:table-cell table:formula="of:=IF([.V68]=0;0;[.V68]*[.$K68])" office:value-type="float" office:value="0" calcext:value-type="float">
            <text:p>0</text:p>
          </table:table-cell>
          <table:table-cell table:style-name="ce16" table:formula="of:=SUMIF([.$F$2:.$F$39];CONCATENATE([.X$1];[.$H68]);[.$D$2:.$D$46])" office:value-type="float" office:value="0" calcext:value-type="float">
            <text:p>0</text:p>
          </table:table-cell>
          <table:table-cell table:formula="of:=IF([.X68]=0;0;[.X68]*[.$K68])" office:value-type="float" office:value="0" calcext:value-type="float">
            <text:p>0</text:p>
          </table:table-cell>
          <table:table-cell table:style-name="ce16" table:formula="of:=SUMIF([.$F$2:.$F$39];CONCATENATE([.Z$1];[.$H68]);[.$D$2:.$D$46])" office:value-type="float" office:value="0" calcext:value-type="float">
            <text:p>0</text:p>
          </table:table-cell>
          <table:table-cell table:formula="of:=IF([.Z68]=0;0;[.Z68]*[.$K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69]" office:value-type="string" office:string-value="Chicken wings" calcext:value-type="string">
            <text:p>Chicken wings</text:p>
          </table:table-cell>
          <table:table-cell table:style-name="ce23" table:formula="of:=['Unit Recipes'.H69]" office:value-type="string" office:string-value="Chicken wings (1 is 30g)" calcext:value-type="string">
            <text:p>Chicken wings (1 is 30g)</text:p>
          </table:table-cell>
          <table:table-cell table:style-name="ce23" table:formula="of:=['Unit Recipes'.I69]" office:value-type="string" office:string-value="wings" calcext:value-type="string">
            <text:p>wings</text:p>
          </table:table-cell>
          <table:table-cell table:style-name="ce23" table:formula="of:=['Unit Recipes'.J69]" office:value-type="float" office:value="3.75" calcext:value-type="float">
            <text:p>3.75</text:p>
          </table:table-cell>
          <table:table-cell/>
          <table:table-cell table:formula="of:=[.H69]" office:value-type="string" office:string-value="Chicken wings" calcext:value-type="string">
            <text:p>Chicken wings</text:p>
          </table:table-cell>
          <table:table-cell table:formula="of:=[.I69]" office:value-type="string" office:string-value="Chicken wings (1 is 30g)" calcext:value-type="string">
            <text:p>Chicken wings (1 is 30g)</text:p>
          </table:table-cell>
          <table:table-cell table:formula="of:=[.J69]" office:value-type="string" office:string-value="wings" calcext:value-type="string">
            <text:p>wings</text:p>
          </table:table-cell>
          <table:table-cell table:formula="of:=SUMIF([.$F$2:.$F$39];CONCATENATE([.P$1];[.$H69]);[.$D$2:.$D$46])" office:value-type="float" office:value="0" calcext:value-type="float">
            <text:p>0</text:p>
          </table:table-cell>
          <table:table-cell table:formula="of:=IF([.P69]=0;0;[.P69]*[.$K69])" office:value-type="float" office:value="0" calcext:value-type="float">
            <text:p>0</text:p>
          </table:table-cell>
          <table:table-cell table:style-name="ce16" table:formula="of:=SUMIF([.$F$2:.$F$39];CONCATENATE([.R$1];[.$H69]);[.$D$2:.$D$46])" office:value-type="float" office:value="0" calcext:value-type="float">
            <text:p>0</text:p>
          </table:table-cell>
          <table:table-cell table:formula="of:=IF([.R69]=0;0;[.R69]*[.$K69])" office:value-type="float" office:value="0" calcext:value-type="float">
            <text:p>0</text:p>
          </table:table-cell>
          <table:table-cell table:style-name="ce16" table:formula="of:=SUMIF([.$F$2:.$F$39];CONCATENATE([.T$1];[.$H69]);[.$D$2:.$D$46])" office:value-type="float" office:value="0" calcext:value-type="float">
            <text:p>0</text:p>
          </table:table-cell>
          <table:table-cell table:formula="of:=IF([.T69]=0;0;[.T69]*[.$K69])" office:value-type="float" office:value="0" calcext:value-type="float">
            <text:p>0</text:p>
          </table:table-cell>
          <table:table-cell table:style-name="ce16" table:formula="of:=SUMIF([.$F$2:.$F$39];CONCATENATE([.V$1];[.$H69]);[.$D$2:.$D$46])" office:value-type="float" office:value="0" calcext:value-type="float">
            <text:p>0</text:p>
          </table:table-cell>
          <table:table-cell table:formula="of:=IF([.V69]=0;0;[.V69]*[.$K69])" office:value-type="float" office:value="0" calcext:value-type="float">
            <text:p>0</text:p>
          </table:table-cell>
          <table:table-cell table:style-name="ce16" table:formula="of:=SUMIF([.$F$2:.$F$39];CONCATENATE([.X$1];[.$H69]);[.$D$2:.$D$46])" office:value-type="float" office:value="0" calcext:value-type="float">
            <text:p>0</text:p>
          </table:table-cell>
          <table:table-cell table:formula="of:=IF([.X69]=0;0;[.X69]*[.$K69])" office:value-type="float" office:value="0" calcext:value-type="float">
            <text:p>0</text:p>
          </table:table-cell>
          <table:table-cell table:style-name="ce16" table:formula="of:=SUMIF([.$F$2:.$F$39];CONCATENATE([.Z$1];[.$H69]);[.$D$2:.$D$46])" office:value-type="float" office:value="0" calcext:value-type="float">
            <text:p>0</text:p>
          </table:table-cell>
          <table:table-cell table:formula="of:=IF([.Z69]=0;0;[.Z69]*[.$K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0]" office:value-type="string" office:string-value="Chicken wings" calcext:value-type="string">
            <text:p>Chicken wings</text:p>
          </table:table-cell>
          <table:table-cell table:style-name="ce23" table:formula="of:=['Unit Recipes'.H70]" office:value-type="string" office:string-value="5 spring onions, finely sliced" calcext:value-type="string">
            <text:p>5 spring onions, finely sliced</text:p>
          </table:table-cell>
          <table:table-cell table:style-name="ce23" table:formula="of:=['Unit Recipes'.I70]" office:value-type="string" office:string-value="piece" calcext:value-type="string">
            <text:p>piece</text:p>
          </table:table-cell>
          <table:table-cell table:style-name="ce23" table:formula="of:=['Unit Recipes'.J70]" office:value-type="float" office:value="3.75" calcext:value-type="float">
            <text:p>3.75</text:p>
          </table:table-cell>
          <table:table-cell/>
          <table:table-cell table:formula="of:=[.H70]" office:value-type="string" office:string-value="Chicken wings" calcext:value-type="string">
            <text:p>Chicken wings</text:p>
          </table:table-cell>
          <table:table-cell table:formula="of:=[.I70]" office:value-type="string" office:string-value="5 spring onions, finely sliced" calcext:value-type="string">
            <text:p>5 spring onions, finely sliced</text:p>
          </table:table-cell>
          <table:table-cell table:formula="of:=[.J70]" office:value-type="string" office:string-value="piece" calcext:value-type="string">
            <text:p>piece</text:p>
          </table:table-cell>
          <table:table-cell table:formula="of:=SUMIF([.$F$2:.$F$39];CONCATENATE([.P$1];[.$H70]);[.$D$2:.$D$46])" office:value-type="float" office:value="0" calcext:value-type="float">
            <text:p>0</text:p>
          </table:table-cell>
          <table:table-cell table:formula="of:=IF([.P70]=0;0;[.P70]*[.$K70])" office:value-type="float" office:value="0" calcext:value-type="float">
            <text:p>0</text:p>
          </table:table-cell>
          <table:table-cell table:style-name="ce16" table:formula="of:=SUMIF([.$F$2:.$F$39];CONCATENATE([.R$1];[.$H70]);[.$D$2:.$D$46])" office:value-type="float" office:value="0" calcext:value-type="float">
            <text:p>0</text:p>
          </table:table-cell>
          <table:table-cell table:formula="of:=IF([.R70]=0;0;[.R70]*[.$K70])" office:value-type="float" office:value="0" calcext:value-type="float">
            <text:p>0</text:p>
          </table:table-cell>
          <table:table-cell table:style-name="ce16" table:formula="of:=SUMIF([.$F$2:.$F$39];CONCATENATE([.T$1];[.$H70]);[.$D$2:.$D$46])" office:value-type="float" office:value="0" calcext:value-type="float">
            <text:p>0</text:p>
          </table:table-cell>
          <table:table-cell table:formula="of:=IF([.T70]=0;0;[.T70]*[.$K70])" office:value-type="float" office:value="0" calcext:value-type="float">
            <text:p>0</text:p>
          </table:table-cell>
          <table:table-cell table:style-name="ce16" table:formula="of:=SUMIF([.$F$2:.$F$39];CONCATENATE([.V$1];[.$H70]);[.$D$2:.$D$46])" office:value-type="float" office:value="0" calcext:value-type="float">
            <text:p>0</text:p>
          </table:table-cell>
          <table:table-cell table:formula="of:=IF([.V70]=0;0;[.V70]*[.$K70])" office:value-type="float" office:value="0" calcext:value-type="float">
            <text:p>0</text:p>
          </table:table-cell>
          <table:table-cell table:style-name="ce16" table:formula="of:=SUMIF([.$F$2:.$F$39];CONCATENATE([.X$1];[.$H70]);[.$D$2:.$D$46])" office:value-type="float" office:value="0" calcext:value-type="float">
            <text:p>0</text:p>
          </table:table-cell>
          <table:table-cell table:formula="of:=IF([.X70]=0;0;[.X70]*[.$K70])" office:value-type="float" office:value="0" calcext:value-type="float">
            <text:p>0</text:p>
          </table:table-cell>
          <table:table-cell table:style-name="ce16" table:formula="of:=SUMIF([.$F$2:.$F$39];CONCATENATE([.Z$1];[.$H70]);[.$D$2:.$D$46])" office:value-type="float" office:value="0" calcext:value-type="float">
            <text:p>0</text:p>
          </table:table-cell>
          <table:table-cell table:formula="of:=IF([.Z70]=0;0;[.Z70]*[.$K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1]" office:value-type="string" office:string-value="Chicken wings" calcext:value-type="string">
            <text:p>Chicken wings</text:p>
          </table:table-cell>
          <table:table-cell table:style-name="ce23" table:formula="of:=['Unit Recipes'.H71]" office:value-type="string" office:string-value="5 tbsp honey" calcext:value-type="string">
            <text:p>5 tbsp honey</text:p>
          </table:table-cell>
          <table:table-cell table:style-name="ce23" table:formula="of:=['Unit Recipes'.I71]" office:value-type="string" office:string-value="tbsp" calcext:value-type="string">
            <text:p>tbsp</text:p>
          </table:table-cell>
          <table:table-cell table:style-name="ce23" table:formula="of:=['Unit Recipes'.J71]" office:value-type="float" office:value="3.75" calcext:value-type="float">
            <text:p>3.75</text:p>
          </table:table-cell>
          <table:table-cell/>
          <table:table-cell table:formula="of:=[.H71]" office:value-type="string" office:string-value="Chicken wings" calcext:value-type="string">
            <text:p>Chicken wings</text:p>
          </table:table-cell>
          <table:table-cell table:formula="of:=[.I71]" office:value-type="string" office:string-value="5 tbsp honey" calcext:value-type="string">
            <text:p>5 tbsp honey</text:p>
          </table:table-cell>
          <table:table-cell table:formula="of:=[.J71]" office:value-type="string" office:string-value="tbsp" calcext:value-type="string">
            <text:p>tbsp</text:p>
          </table:table-cell>
          <table:table-cell table:formula="of:=SUMIF([.$F$2:.$F$39];CONCATENATE([.P$1];[.$H71]);[.$D$2:.$D$46])" office:value-type="float" office:value="0" calcext:value-type="float">
            <text:p>0</text:p>
          </table:table-cell>
          <table:table-cell table:formula="of:=IF([.P71]=0;0;[.P71]*[.$K71])" office:value-type="float" office:value="0" calcext:value-type="float">
            <text:p>0</text:p>
          </table:table-cell>
          <table:table-cell table:style-name="ce16" table:formula="of:=SUMIF([.$F$2:.$F$39];CONCATENATE([.R$1];[.$H71]);[.$D$2:.$D$46])" office:value-type="float" office:value="0" calcext:value-type="float">
            <text:p>0</text:p>
          </table:table-cell>
          <table:table-cell table:formula="of:=IF([.R71]=0;0;[.R71]*[.$K71])" office:value-type="float" office:value="0" calcext:value-type="float">
            <text:p>0</text:p>
          </table:table-cell>
          <table:table-cell table:style-name="ce16" table:formula="of:=SUMIF([.$F$2:.$F$39];CONCATENATE([.T$1];[.$H71]);[.$D$2:.$D$46])" office:value-type="float" office:value="0" calcext:value-type="float">
            <text:p>0</text:p>
          </table:table-cell>
          <table:table-cell table:formula="of:=IF([.T71]=0;0;[.T71]*[.$K71])" office:value-type="float" office:value="0" calcext:value-type="float">
            <text:p>0</text:p>
          </table:table-cell>
          <table:table-cell table:style-name="ce16" table:formula="of:=SUMIF([.$F$2:.$F$39];CONCATENATE([.V$1];[.$H71]);[.$D$2:.$D$46])" office:value-type="float" office:value="0" calcext:value-type="float">
            <text:p>0</text:p>
          </table:table-cell>
          <table:table-cell table:formula="of:=IF([.V71]=0;0;[.V71]*[.$K71])" office:value-type="float" office:value="0" calcext:value-type="float">
            <text:p>0</text:p>
          </table:table-cell>
          <table:table-cell table:style-name="ce16" table:formula="of:=SUMIF([.$F$2:.$F$39];CONCATENATE([.X$1];[.$H71]);[.$D$2:.$D$46])" office:value-type="float" office:value="0" calcext:value-type="float">
            <text:p>0</text:p>
          </table:table-cell>
          <table:table-cell table:formula="of:=IF([.X71]=0;0;[.X71]*[.$K71])" office:value-type="float" office:value="0" calcext:value-type="float">
            <text:p>0</text:p>
          </table:table-cell>
          <table:table-cell table:style-name="ce16" table:formula="of:=SUMIF([.$F$2:.$F$39];CONCATENATE([.Z$1];[.$H71]);[.$D$2:.$D$46])" office:value-type="float" office:value="0" calcext:value-type="float">
            <text:p>0</text:p>
          </table:table-cell>
          <table:table-cell table:formula="of:=IF([.Z71]=0;0;[.Z71]*[.$K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2]" office:value-type="string" office:string-value="Chicken wings" calcext:value-type="string">
            <text:p>Chicken wings</text:p>
          </table:table-cell>
          <table:table-cell table:style-name="ce23" table:formula="of:=['Unit Recipes'.H72]" office:value-type="string" office:string-value="• 2 tbsp soy sauce" calcext:value-type="string">
            <text:p>• 2 tbsp soy sauce</text:p>
          </table:table-cell>
          <table:table-cell table:style-name="ce23" table:formula="of:=['Unit Recipes'.I72]" office:value-type="string" office:string-value="tbsp" calcext:value-type="string">
            <text:p>tbsp</text:p>
          </table:table-cell>
          <table:table-cell table:style-name="ce23" table:formula="of:=['Unit Recipes'.J72]" office:value-type="float" office:value="3.75" calcext:value-type="float">
            <text:p>3.75</text:p>
          </table:table-cell>
          <table:table-cell/>
          <table:table-cell table:formula="of:=[.H72]" office:value-type="string" office:string-value="Chicken wings" calcext:value-type="string">
            <text:p>Chicken wings</text:p>
          </table:table-cell>
          <table:table-cell table:formula="of:=[.I72]" office:value-type="string" office:string-value="• 2 tbsp soy sauce" calcext:value-type="string">
            <text:p>• 2 tbsp soy sauce</text:p>
          </table:table-cell>
          <table:table-cell table:formula="of:=[.J72]" office:value-type="string" office:string-value="tbsp" calcext:value-type="string">
            <text:p>tbsp</text:p>
          </table:table-cell>
          <table:table-cell table:formula="of:=SUMIF([.$F$2:.$F$39];CONCATENATE([.P$1];[.$H72]);[.$D$2:.$D$46])" office:value-type="float" office:value="0" calcext:value-type="float">
            <text:p>0</text:p>
          </table:table-cell>
          <table:table-cell table:formula="of:=IF([.P72]=0;0;[.P72]*[.$K72])" office:value-type="float" office:value="0" calcext:value-type="float">
            <text:p>0</text:p>
          </table:table-cell>
          <table:table-cell table:style-name="ce16" table:formula="of:=SUMIF([.$F$2:.$F$39];CONCATENATE([.R$1];[.$H72]);[.$D$2:.$D$46])" office:value-type="float" office:value="0" calcext:value-type="float">
            <text:p>0</text:p>
          </table:table-cell>
          <table:table-cell table:formula="of:=IF([.R72]=0;0;[.R72]*[.$K72])" office:value-type="float" office:value="0" calcext:value-type="float">
            <text:p>0</text:p>
          </table:table-cell>
          <table:table-cell table:style-name="ce16" table:formula="of:=SUMIF([.$F$2:.$F$39];CONCATENATE([.T$1];[.$H72]);[.$D$2:.$D$46])" office:value-type="float" office:value="0" calcext:value-type="float">
            <text:p>0</text:p>
          </table:table-cell>
          <table:table-cell table:formula="of:=IF([.T72]=0;0;[.T72]*[.$K72])" office:value-type="float" office:value="0" calcext:value-type="float">
            <text:p>0</text:p>
          </table:table-cell>
          <table:table-cell table:style-name="ce16" table:formula="of:=SUMIF([.$F$2:.$F$39];CONCATENATE([.V$1];[.$H72]);[.$D$2:.$D$46])" office:value-type="float" office:value="0" calcext:value-type="float">
            <text:p>0</text:p>
          </table:table-cell>
          <table:table-cell table:formula="of:=IF([.V72]=0;0;[.V72]*[.$K72])" office:value-type="float" office:value="0" calcext:value-type="float">
            <text:p>0</text:p>
          </table:table-cell>
          <table:table-cell table:style-name="ce16" table:formula="of:=SUMIF([.$F$2:.$F$39];CONCATENATE([.X$1];[.$H72]);[.$D$2:.$D$46])" office:value-type="float" office:value="0" calcext:value-type="float">
            <text:p>0</text:p>
          </table:table-cell>
          <table:table-cell table:formula="of:=IF([.X72]=0;0;[.X72]*[.$K72])" office:value-type="float" office:value="0" calcext:value-type="float">
            <text:p>0</text:p>
          </table:table-cell>
          <table:table-cell table:style-name="ce16" table:formula="of:=SUMIF([.$F$2:.$F$39];CONCATENATE([.Z$1];[.$H72]);[.$D$2:.$D$46])" office:value-type="float" office:value="0" calcext:value-type="float">
            <text:p>0</text:p>
          </table:table-cell>
          <table:table-cell table:formula="of:=IF([.Z72]=0;0;[.Z72]*[.$K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3]" office:value-type="string" office:string-value="Chicken wings" calcext:value-type="string">
            <text:p>Chicken wings</text:p>
          </table:table-cell>
          <table:table-cell table:style-name="ce23" table:formula="of:=['Unit Recipes'.H73]" office:value-type="string" office:string-value="• 1 red chilli, sliced" calcext:value-type="string">
            <text:p>• 1 red chilli, sliced</text:p>
          </table:table-cell>
          <table:table-cell table:style-name="ce23" table:formula="of:=['Unit Recipes'.I73]" office:value-type="string" office:string-value="piece" calcext:value-type="string">
            <text:p>piece</text:p>
          </table:table-cell>
          <table:table-cell table:style-name="ce23" table:formula="of:=['Unit Recipes'.J73]" office:value-type="float" office:value="3.75" calcext:value-type="float">
            <text:p>3.75</text:p>
          </table:table-cell>
          <table:table-cell/>
          <table:table-cell table:formula="of:=[.H73]" office:value-type="string" office:string-value="Chicken wings" calcext:value-type="string">
            <text:p>Chicken wings</text:p>
          </table:table-cell>
          <table:table-cell table:formula="of:=[.I73]" office:value-type="string" office:string-value="• 1 red chilli, sliced" calcext:value-type="string">
            <text:p>• 1 red chilli, sliced</text:p>
          </table:table-cell>
          <table:table-cell table:formula="of:=[.J73]" office:value-type="string" office:string-value="piece" calcext:value-type="string">
            <text:p>piece</text:p>
          </table:table-cell>
          <table:table-cell table:formula="of:=SUMIF([.$F$2:.$F$39];CONCATENATE([.P$1];[.$H73]);[.$D$2:.$D$46])" office:value-type="float" office:value="0" calcext:value-type="float">
            <text:p>0</text:p>
          </table:table-cell>
          <table:table-cell table:formula="of:=IF([.P73]=0;0;[.P73]*[.$K73])" office:value-type="float" office:value="0" calcext:value-type="float">
            <text:p>0</text:p>
          </table:table-cell>
          <table:table-cell table:style-name="ce16" table:formula="of:=SUMIF([.$F$2:.$F$39];CONCATENATE([.R$1];[.$H73]);[.$D$2:.$D$46])" office:value-type="float" office:value="0" calcext:value-type="float">
            <text:p>0</text:p>
          </table:table-cell>
          <table:table-cell table:formula="of:=IF([.R73]=0;0;[.R73]*[.$K73])" office:value-type="float" office:value="0" calcext:value-type="float">
            <text:p>0</text:p>
          </table:table-cell>
          <table:table-cell table:style-name="ce16" table:formula="of:=SUMIF([.$F$2:.$F$39];CONCATENATE([.T$1];[.$H73]);[.$D$2:.$D$46])" office:value-type="float" office:value="0" calcext:value-type="float">
            <text:p>0</text:p>
          </table:table-cell>
          <table:table-cell table:formula="of:=IF([.T73]=0;0;[.T73]*[.$K73])" office:value-type="float" office:value="0" calcext:value-type="float">
            <text:p>0</text:p>
          </table:table-cell>
          <table:table-cell table:style-name="ce16" table:formula="of:=SUMIF([.$F$2:.$F$39];CONCATENATE([.V$1];[.$H73]);[.$D$2:.$D$46])" office:value-type="float" office:value="0" calcext:value-type="float">
            <text:p>0</text:p>
          </table:table-cell>
          <table:table-cell table:formula="of:=IF([.V73]=0;0;[.V73]*[.$K73])" office:value-type="float" office:value="0" calcext:value-type="float">
            <text:p>0</text:p>
          </table:table-cell>
          <table:table-cell table:style-name="ce16" table:formula="of:=SUMIF([.$F$2:.$F$39];CONCATENATE([.X$1];[.$H73]);[.$D$2:.$D$46])" office:value-type="float" office:value="0" calcext:value-type="float">
            <text:p>0</text:p>
          </table:table-cell>
          <table:table-cell table:formula="of:=IF([.X73]=0;0;[.X73]*[.$K73])" office:value-type="float" office:value="0" calcext:value-type="float">
            <text:p>0</text:p>
          </table:table-cell>
          <table:table-cell table:style-name="ce16" table:formula="of:=SUMIF([.$F$2:.$F$39];CONCATENATE([.Z$1];[.$H73]);[.$D$2:.$D$46])" office:value-type="float" office:value="0" calcext:value-type="float">
            <text:p>0</text:p>
          </table:table-cell>
          <table:table-cell table:formula="of:=IF([.Z73]=0;0;[.Z73]*[.$K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4]" office:value-type="string" office:string-value="Chicken wings" calcext:value-type="string">
            <text:p>Chicken wings</text:p>
          </table:table-cell>
          <table:table-cell table:style-name="ce23" table:formula="of:=['Unit Recipes'.H74]" office:value-type="string" office:string-value="• 1–2 cm ginger, grated" calcext:value-type="string">
            <text:p>• 1–2 cm ginger, grated</text:p>
          </table:table-cell>
          <table:table-cell table:style-name="ce23" table:formula="of:=['Unit Recipes'.I74]" office:value-type="string" office:string-value="cm piece" calcext:value-type="string">
            <text:p>cm piece</text:p>
          </table:table-cell>
          <table:table-cell table:style-name="ce23" table:formula="of:=['Unit Recipes'.J74]" office:value-type="float" office:value="3.75" calcext:value-type="float">
            <text:p>3.75</text:p>
          </table:table-cell>
          <table:table-cell/>
          <table:table-cell table:formula="of:=[.H74]" office:value-type="string" office:string-value="Chicken wings" calcext:value-type="string">
            <text:p>Chicken wings</text:p>
          </table:table-cell>
          <table:table-cell table:formula="of:=[.I74]" office:value-type="string" office:string-value="• 1–2 cm ginger, grated" calcext:value-type="string">
            <text:p>• 1–2 cm ginger, grated</text:p>
          </table:table-cell>
          <table:table-cell table:formula="of:=[.J74]" office:value-type="string" office:string-value="cm piece" calcext:value-type="string">
            <text:p>cm piece</text:p>
          </table:table-cell>
          <table:table-cell table:formula="of:=SUMIF([.$F$2:.$F$39];CONCATENATE([.P$1];[.$H74]);[.$D$2:.$D$46])" office:value-type="float" office:value="0" calcext:value-type="float">
            <text:p>0</text:p>
          </table:table-cell>
          <table:table-cell table:formula="of:=IF([.P74]=0;0;[.P74]*[.$K74])" office:value-type="float" office:value="0" calcext:value-type="float">
            <text:p>0</text:p>
          </table:table-cell>
          <table:table-cell table:style-name="ce16" table:formula="of:=SUMIF([.$F$2:.$F$39];CONCATENATE([.R$1];[.$H74]);[.$D$2:.$D$46])" office:value-type="float" office:value="0" calcext:value-type="float">
            <text:p>0</text:p>
          </table:table-cell>
          <table:table-cell table:formula="of:=IF([.R74]=0;0;[.R74]*[.$K74])" office:value-type="float" office:value="0" calcext:value-type="float">
            <text:p>0</text:p>
          </table:table-cell>
          <table:table-cell table:style-name="ce16" table:formula="of:=SUMIF([.$F$2:.$F$39];CONCATENATE([.T$1];[.$H74]);[.$D$2:.$D$46])" office:value-type="float" office:value="0" calcext:value-type="float">
            <text:p>0</text:p>
          </table:table-cell>
          <table:table-cell table:formula="of:=IF([.T74]=0;0;[.T74]*[.$K74])" office:value-type="float" office:value="0" calcext:value-type="float">
            <text:p>0</text:p>
          </table:table-cell>
          <table:table-cell table:style-name="ce16" table:formula="of:=SUMIF([.$F$2:.$F$39];CONCATENATE([.V$1];[.$H74]);[.$D$2:.$D$46])" office:value-type="float" office:value="0" calcext:value-type="float">
            <text:p>0</text:p>
          </table:table-cell>
          <table:table-cell table:formula="of:=IF([.V74]=0;0;[.V74]*[.$K74])" office:value-type="float" office:value="0" calcext:value-type="float">
            <text:p>0</text:p>
          </table:table-cell>
          <table:table-cell table:style-name="ce16" table:formula="of:=SUMIF([.$F$2:.$F$39];CONCATENATE([.X$1];[.$H74]);[.$D$2:.$D$46])" office:value-type="float" office:value="0" calcext:value-type="float">
            <text:p>0</text:p>
          </table:table-cell>
          <table:table-cell table:formula="of:=IF([.X74]=0;0;[.X74]*[.$K74])" office:value-type="float" office:value="0" calcext:value-type="float">
            <text:p>0</text:p>
          </table:table-cell>
          <table:table-cell table:style-name="ce16" table:formula="of:=SUMIF([.$F$2:.$F$39];CONCATENATE([.Z$1];[.$H74]);[.$D$2:.$D$46])" office:value-type="float" office:value="0" calcext:value-type="float">
            <text:p>0</text:p>
          </table:table-cell>
          <table:table-cell table:formula="of:=IF([.Z74]=0;0;[.Z74]*[.$K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5]" office:value-type="string" office:string-value="Chicken wings" calcext:value-type="string">
            <text:p>Chicken wings</text:p>
          </table:table-cell>
          <table:table-cell table:style-name="ce23" table:formula="of:=['Unit Recipes'.H75]" office:value-type="string" office:string-value="0.625 teaspoon thyme" calcext:value-type="string">
            <text:p>0.625 teaspoon thyme</text:p>
          </table:table-cell>
          <table:table-cell table:style-name="ce23" table:formula="of:=['Unit Recipes'.I75]" office:value-type="string" office:string-value="tsp" calcext:value-type="string">
            <text:p>tsp</text:p>
          </table:table-cell>
          <table:table-cell table:style-name="ce23" table:formula="of:=['Unit Recipes'.J75]" office:value-type="float" office:value="3.75" calcext:value-type="float">
            <text:p>3.75</text:p>
          </table:table-cell>
          <table:table-cell/>
          <table:table-cell table:formula="of:=[.H75]" office:value-type="string" office:string-value="Chicken wings" calcext:value-type="string">
            <text:p>Chicken wings</text:p>
          </table:table-cell>
          <table:table-cell table:formula="of:=[.I75]" office:value-type="string" office:string-value="0.625 teaspoon thyme" calcext:value-type="string">
            <text:p>0.625 teaspoon thyme</text:p>
          </table:table-cell>
          <table:table-cell table:formula="of:=[.J75]" office:value-type="string" office:string-value="tsp" calcext:value-type="string">
            <text:p>tsp</text:p>
          </table:table-cell>
          <table:table-cell table:formula="of:=SUMIF([.$F$2:.$F$39];CONCATENATE([.P$1];[.$H75]);[.$D$2:.$D$46])" office:value-type="float" office:value="0" calcext:value-type="float">
            <text:p>0</text:p>
          </table:table-cell>
          <table:table-cell table:formula="of:=IF([.P75]=0;0;[.P75]*[.$K75])" office:value-type="float" office:value="0" calcext:value-type="float">
            <text:p>0</text:p>
          </table:table-cell>
          <table:table-cell table:style-name="ce16" table:formula="of:=SUMIF([.$F$2:.$F$39];CONCATENATE([.R$1];[.$H75]);[.$D$2:.$D$46])" office:value-type="float" office:value="0" calcext:value-type="float">
            <text:p>0</text:p>
          </table:table-cell>
          <table:table-cell table:formula="of:=IF([.R75]=0;0;[.R75]*[.$K75])" office:value-type="float" office:value="0" calcext:value-type="float">
            <text:p>0</text:p>
          </table:table-cell>
          <table:table-cell table:style-name="ce16" table:formula="of:=SUMIF([.$F$2:.$F$39];CONCATENATE([.T$1];[.$H75]);[.$D$2:.$D$46])" office:value-type="float" office:value="0" calcext:value-type="float">
            <text:p>0</text:p>
          </table:table-cell>
          <table:table-cell table:formula="of:=IF([.T75]=0;0;[.T75]*[.$K75])" office:value-type="float" office:value="0" calcext:value-type="float">
            <text:p>0</text:p>
          </table:table-cell>
          <table:table-cell table:style-name="ce16" table:formula="of:=SUMIF([.$F$2:.$F$39];CONCATENATE([.V$1];[.$H75]);[.$D$2:.$D$46])" office:value-type="float" office:value="0" calcext:value-type="float">
            <text:p>0</text:p>
          </table:table-cell>
          <table:table-cell table:formula="of:=IF([.V75]=0;0;[.V75]*[.$K75])" office:value-type="float" office:value="0" calcext:value-type="float">
            <text:p>0</text:p>
          </table:table-cell>
          <table:table-cell table:style-name="ce16" table:formula="of:=SUMIF([.$F$2:.$F$39];CONCATENATE([.X$1];[.$H75]);[.$D$2:.$D$46])" office:value-type="float" office:value="0" calcext:value-type="float">
            <text:p>0</text:p>
          </table:table-cell>
          <table:table-cell table:formula="of:=IF([.X75]=0;0;[.X75]*[.$K75])" office:value-type="float" office:value="0" calcext:value-type="float">
            <text:p>0</text:p>
          </table:table-cell>
          <table:table-cell table:style-name="ce16" table:formula="of:=SUMIF([.$F$2:.$F$39];CONCATENATE([.Z$1];[.$H75]);[.$D$2:.$D$46])" office:value-type="float" office:value="0" calcext:value-type="float">
            <text:p>0</text:p>
          </table:table-cell>
          <table:table-cell table:formula="of:=IF([.Z75]=0;0;[.Z75]*[.$K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6]">
            <text:p/>
          </table:table-cell>
          <table:table-cell table:style-name="ce23" table:formula="of:=['Unit Recipes'.H76]" office:value-type="float" office:value="0" calcext:value-type="float">
            <text:p>0</text:p>
          </table:table-cell>
          <table:table-cell table:style-name="ce23" table:formula="of:=['Unit Recipes'.I76]" office:value-type="float" office:value="0" calcext:value-type="float">
            <text:p>0</text:p>
          </table:table-cell>
          <table:table-cell table:style-name="ce23" table:formula="of:=['Unit Recipes'.J76]" office:value-type="float" office:value="3.75" calcext:value-type="float">
            <text:p>3.75</text:p>
          </table:table-cell>
          <table:table-cell/>
          <table:table-cell table:formula="of:=[.H76]">
            <text:p/>
          </table:table-cell>
          <table:table-cell table:formula="of:=[.I76]" office:value-type="float" office:value="0" calcext:value-type="float">
            <text:p>0</text:p>
          </table:table-cell>
          <table:table-cell table:formula="of:=[.J76]" office:value-type="float" office:value="0" calcext:value-type="float">
            <text:p>0</text:p>
          </table:table-cell>
          <table:table-cell table:formula="of:=SUMIF([.$F$2:.$F$39];CONCATENATE([.P$1];[.$H76]);[.$D$2:.$D$46])" office:value-type="float" office:value="0" calcext:value-type="float">
            <text:p>0</text:p>
          </table:table-cell>
          <table:table-cell table:formula="of:=IF([.P76]=0;0;[.P76]*[.$K76])" office:value-type="float" office:value="0" calcext:value-type="float">
            <text:p>0</text:p>
          </table:table-cell>
          <table:table-cell table:style-name="ce16" table:formula="of:=SUMIF([.$F$2:.$F$39];CONCATENATE([.R$1];[.$H76]);[.$D$2:.$D$46])" office:value-type="float" office:value="0" calcext:value-type="float">
            <text:p>0</text:p>
          </table:table-cell>
          <table:table-cell table:formula="of:=IF([.R76]=0;0;[.R76]*[.$K76])" office:value-type="float" office:value="0" calcext:value-type="float">
            <text:p>0</text:p>
          </table:table-cell>
          <table:table-cell table:style-name="ce16" table:formula="of:=SUMIF([.$F$2:.$F$39];CONCATENATE([.T$1];[.$H76]);[.$D$2:.$D$46])" office:value-type="float" office:value="0" calcext:value-type="float">
            <text:p>0</text:p>
          </table:table-cell>
          <table:table-cell table:formula="of:=IF([.T76]=0;0;[.T76]*[.$K76])" office:value-type="float" office:value="0" calcext:value-type="float">
            <text:p>0</text:p>
          </table:table-cell>
          <table:table-cell table:style-name="ce16" table:formula="of:=SUMIF([.$F$2:.$F$39];CONCATENATE([.V$1];[.$H76]);[.$D$2:.$D$46])" office:value-type="float" office:value="0" calcext:value-type="float">
            <text:p>0</text:p>
          </table:table-cell>
          <table:table-cell table:formula="of:=IF([.V76]=0;0;[.V76]*[.$K76])" office:value-type="float" office:value="0" calcext:value-type="float">
            <text:p>0</text:p>
          </table:table-cell>
          <table:table-cell table:style-name="ce16" table:formula="of:=SUMIF([.$F$2:.$F$39];CONCATENATE([.X$1];[.$H76]);[.$D$2:.$D$46])" office:value-type="float" office:value="0" calcext:value-type="float">
            <text:p>0</text:p>
          </table:table-cell>
          <table:table-cell table:formula="of:=IF([.X76]=0;0;[.X76]*[.$K76])" office:value-type="float" office:value="0" calcext:value-type="float">
            <text:p>0</text:p>
          </table:table-cell>
          <table:table-cell table:style-name="ce16" table:formula="of:=SUMIF([.$F$2:.$F$39];CONCATENATE([.Z$1];[.$H76]);[.$D$2:.$D$46])" office:value-type="float" office:value="0" calcext:value-type="float">
            <text:p>0</text:p>
          </table:table-cell>
          <table:table-cell table:formula="of:=IF([.Z76]=0;0;[.Z76]*[.$K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7]">
            <text:p/>
          </table:table-cell>
          <table:table-cell table:style-name="ce23" table:formula="of:=['Unit Recipes'.H77]" office:value-type="float" office:value="0" calcext:value-type="float">
            <text:p>0</text:p>
          </table:table-cell>
          <table:table-cell table:style-name="ce23" table:formula="of:=['Unit Recipes'.I77]" office:value-type="float" office:value="0" calcext:value-type="float">
            <text:p>0</text:p>
          </table:table-cell>
          <table:table-cell table:style-name="ce23" table:formula="of:=['Unit Recipes'.J77]" office:value-type="float" office:value="12" calcext:value-type="float">
            <text:p>12</text:p>
          </table:table-cell>
          <table:table-cell/>
          <table:table-cell table:formula="of:=[.H77]">
            <text:p/>
          </table:table-cell>
          <table:table-cell table:formula="of:=[.I77]" office:value-type="float" office:value="0" calcext:value-type="float">
            <text:p>0</text:p>
          </table:table-cell>
          <table:table-cell table:formula="of:=[.J77]" office:value-type="float" office:value="0" calcext:value-type="float">
            <text:p>0</text:p>
          </table:table-cell>
          <table:table-cell table:formula="of:=SUMIF([.$F$2:.$F$39];CONCATENATE([.P$1];[.$H77]);[.$D$2:.$D$46])" office:value-type="float" office:value="0" calcext:value-type="float">
            <text:p>0</text:p>
          </table:table-cell>
          <table:table-cell table:formula="of:=IF([.P77]=0;0;[.P77]*[.$K77])" office:value-type="float" office:value="0" calcext:value-type="float">
            <text:p>0</text:p>
          </table:table-cell>
          <table:table-cell table:style-name="ce16" table:formula="of:=SUMIF([.$F$2:.$F$39];CONCATENATE([.R$1];[.$H77]);[.$D$2:.$D$46])" office:value-type="float" office:value="0" calcext:value-type="float">
            <text:p>0</text:p>
          </table:table-cell>
          <table:table-cell table:formula="of:=IF([.R77]=0;0;[.R77]*[.$K77])" office:value-type="float" office:value="0" calcext:value-type="float">
            <text:p>0</text:p>
          </table:table-cell>
          <table:table-cell table:style-name="ce16" table:formula="of:=SUMIF([.$F$2:.$F$39];CONCATENATE([.T$1];[.$H77]);[.$D$2:.$D$46])" office:value-type="float" office:value="0" calcext:value-type="float">
            <text:p>0</text:p>
          </table:table-cell>
          <table:table-cell table:formula="of:=IF([.T77]=0;0;[.T77]*[.$K77])" office:value-type="float" office:value="0" calcext:value-type="float">
            <text:p>0</text:p>
          </table:table-cell>
          <table:table-cell table:style-name="ce16" table:formula="of:=SUMIF([.$F$2:.$F$39];CONCATENATE([.V$1];[.$H77]);[.$D$2:.$D$46])" office:value-type="float" office:value="0" calcext:value-type="float">
            <text:p>0</text:p>
          </table:table-cell>
          <table:table-cell table:formula="of:=IF([.V77]=0;0;[.V77]*[.$K77])" office:value-type="float" office:value="0" calcext:value-type="float">
            <text:p>0</text:p>
          </table:table-cell>
          <table:table-cell table:style-name="ce16" table:formula="of:=SUMIF([.$F$2:.$F$39];CONCATENATE([.X$1];[.$H77]);[.$D$2:.$D$46])" office:value-type="float" office:value="0" calcext:value-type="float">
            <text:p>0</text:p>
          </table:table-cell>
          <table:table-cell table:formula="of:=IF([.X77]=0;0;[.X77]*[.$K77])" office:value-type="float" office:value="0" calcext:value-type="float">
            <text:p>0</text:p>
          </table:table-cell>
          <table:table-cell table:style-name="ce16" table:formula="of:=SUMIF([.$F$2:.$F$39];CONCATENATE([.Z$1];[.$H77]);[.$D$2:.$D$46])" office:value-type="float" office:value="0" calcext:value-type="float">
            <text:p>0</text:p>
          </table:table-cell>
          <table:table-cell table:formula="of:=IF([.Z77]=0;0;[.Z77]*[.$K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8]" office:value-type="string" office:string-value="Veggies in Foil" calcext:value-type="string">
            <text:p>Veggies in Foil</text:p>
          </table:table-cell>
          <table:table-cell table:style-name="ce23" table:formula="of:=['Unit Recipes'.H78]" office:value-type="string" office:string-value="2 potatoes cut in batons" calcext:value-type="string">
            <text:p>2 potatoes cut in batons</text:p>
          </table:table-cell>
          <table:table-cell table:style-name="ce23" table:formula="of:=['Unit Recipes'.I78]" office:value-type="string" office:string-value="g" calcext:value-type="string">
            <text:p>g</text:p>
          </table:table-cell>
          <table:table-cell table:style-name="ce23" table:formula="of:=['Unit Recipes'.J78]" office:value-type="float" office:value="12" calcext:value-type="float">
            <text:p>12</text:p>
          </table:table-cell>
          <table:table-cell/>
          <table:table-cell table:formula="of:=[.H78]" office:value-type="string" office:string-value="Veggies in Foil" calcext:value-type="string">
            <text:p>Veggies in Foil</text:p>
          </table:table-cell>
          <table:table-cell table:formula="of:=[.I78]" office:value-type="string" office:string-value="2 potatoes cut in batons" calcext:value-type="string">
            <text:p>2 potatoes cut in batons</text:p>
          </table:table-cell>
          <table:table-cell table:formula="of:=[.J78]" office:value-type="string" office:string-value="g" calcext:value-type="string">
            <text:p>g</text:p>
          </table:table-cell>
          <table:table-cell table:formula="of:=SUMIF([.$F$2:.$F$39];CONCATENATE([.P$1];[.$H78]);[.$D$2:.$D$46])" office:value-type="float" office:value="0" calcext:value-type="float">
            <text:p>0</text:p>
          </table:table-cell>
          <table:table-cell table:formula="of:=IF([.P78]=0;0;[.P78]*[.$K78])" office:value-type="float" office:value="0" calcext:value-type="float">
            <text:p>0</text:p>
          </table:table-cell>
          <table:table-cell table:style-name="ce16" table:formula="of:=SUMIF([.$F$2:.$F$39];CONCATENATE([.R$1];[.$H78]);[.$D$2:.$D$46])" office:value-type="float" office:value="0" calcext:value-type="float">
            <text:p>0</text:p>
          </table:table-cell>
          <table:table-cell table:formula="of:=IF([.R78]=0;0;[.R78]*[.$K78])" office:value-type="float" office:value="0" calcext:value-type="float">
            <text:p>0</text:p>
          </table:table-cell>
          <table:table-cell table:style-name="ce16" table:formula="of:=SUMIF([.$F$2:.$F$39];CONCATENATE([.T$1];[.$H78]);[.$D$2:.$D$46])" office:value-type="float" office:value="0.25" calcext:value-type="float">
            <text:p>0.25</text:p>
          </table:table-cell>
          <table:table-cell table:formula="of:=IF([.T78]=0;0;[.T78]*[.$K78])" office:value-type="float" office:value="3" calcext:value-type="float">
            <text:p>3</text:p>
          </table:table-cell>
          <table:table-cell table:style-name="ce16" table:formula="of:=SUMIF([.$F$2:.$F$39];CONCATENATE([.V$1];[.$H78]);[.$D$2:.$D$46])" office:value-type="float" office:value="0" calcext:value-type="float">
            <text:p>0</text:p>
          </table:table-cell>
          <table:table-cell table:formula="of:=IF([.V78]=0;0;[.V78]*[.$K78])" office:value-type="float" office:value="0" calcext:value-type="float">
            <text:p>0</text:p>
          </table:table-cell>
          <table:table-cell table:style-name="ce16" table:formula="of:=SUMIF([.$F$2:.$F$39];CONCATENATE([.X$1];[.$H78]);[.$D$2:.$D$46])" office:value-type="float" office:value="0" calcext:value-type="float">
            <text:p>0</text:p>
          </table:table-cell>
          <table:table-cell table:formula="of:=IF([.X78]=0;0;[.X78]*[.$K78])" office:value-type="float" office:value="0" calcext:value-type="float">
            <text:p>0</text:p>
          </table:table-cell>
          <table:table-cell table:style-name="ce16" table:formula="of:=SUMIF([.$F$2:.$F$39];CONCATENATE([.Z$1];[.$H78]);[.$D$2:.$D$46])" office:value-type="float" office:value="0" calcext:value-type="float">
            <text:p>0</text:p>
          </table:table-cell>
          <table:table-cell table:formula="of:=IF([.Z78]=0;0;[.Z78]*[.$K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79]" office:value-type="string" office:string-value="Veggies in Foil" calcext:value-type="string">
            <text:p>Veggies in Foil</text:p>
          </table:table-cell>
          <table:table-cell table:style-name="ce23" table:formula="of:=['Unit Recipes'.H79]" office:value-type="string" office:string-value="4 Carrots cut in batons" calcext:value-type="string">
            <text:p>4 Carrots cut in batons</text:p>
          </table:table-cell>
          <table:table-cell table:style-name="ce23" table:formula="of:=['Unit Recipes'.I79]" office:value-type="string" office:string-value="g" calcext:value-type="string">
            <text:p>g</text:p>
          </table:table-cell>
          <table:table-cell table:style-name="ce23" table:formula="of:=['Unit Recipes'.J79]" office:value-type="float" office:value="12" calcext:value-type="float">
            <text:p>12</text:p>
          </table:table-cell>
          <table:table-cell/>
          <table:table-cell table:formula="of:=[.H79]" office:value-type="string" office:string-value="Veggies in Foil" calcext:value-type="string">
            <text:p>Veggies in Foil</text:p>
          </table:table-cell>
          <table:table-cell table:formula="of:=[.I79]" office:value-type="string" office:string-value="4 Carrots cut in batons" calcext:value-type="string">
            <text:p>4 Carrots cut in batons</text:p>
          </table:table-cell>
          <table:table-cell table:formula="of:=[.J79]" office:value-type="string" office:string-value="g" calcext:value-type="string">
            <text:p>g</text:p>
          </table:table-cell>
          <table:table-cell table:formula="of:=SUMIF([.$F$2:.$F$39];CONCATENATE([.P$1];[.$H79]);[.$D$2:.$D$46])" office:value-type="float" office:value="0" calcext:value-type="float">
            <text:p>0</text:p>
          </table:table-cell>
          <table:table-cell table:formula="of:=IF([.P79]=0;0;[.P79]*[.$K79])" office:value-type="float" office:value="0" calcext:value-type="float">
            <text:p>0</text:p>
          </table:table-cell>
          <table:table-cell table:style-name="ce16" table:formula="of:=SUMIF([.$F$2:.$F$39];CONCATENATE([.R$1];[.$H79]);[.$D$2:.$D$46])" office:value-type="float" office:value="0" calcext:value-type="float">
            <text:p>0</text:p>
          </table:table-cell>
          <table:table-cell table:formula="of:=IF([.R79]=0;0;[.R79]*[.$K79])" office:value-type="float" office:value="0" calcext:value-type="float">
            <text:p>0</text:p>
          </table:table-cell>
          <table:table-cell table:style-name="ce16" table:formula="of:=SUMIF([.$F$2:.$F$39];CONCATENATE([.T$1];[.$H79]);[.$D$2:.$D$46])" office:value-type="float" office:value="0.25" calcext:value-type="float">
            <text:p>0.25</text:p>
          </table:table-cell>
          <table:table-cell table:formula="of:=IF([.T79]=0;0;[.T79]*[.$K79])" office:value-type="float" office:value="3" calcext:value-type="float">
            <text:p>3</text:p>
          </table:table-cell>
          <table:table-cell table:style-name="ce16" table:formula="of:=SUMIF([.$F$2:.$F$39];CONCATENATE([.V$1];[.$H79]);[.$D$2:.$D$46])" office:value-type="float" office:value="0" calcext:value-type="float">
            <text:p>0</text:p>
          </table:table-cell>
          <table:table-cell table:formula="of:=IF([.V79]=0;0;[.V79]*[.$K79])" office:value-type="float" office:value="0" calcext:value-type="float">
            <text:p>0</text:p>
          </table:table-cell>
          <table:table-cell table:style-name="ce16" table:formula="of:=SUMIF([.$F$2:.$F$39];CONCATENATE([.X$1];[.$H79]);[.$D$2:.$D$46])" office:value-type="float" office:value="0" calcext:value-type="float">
            <text:p>0</text:p>
          </table:table-cell>
          <table:table-cell table:formula="of:=IF([.X79]=0;0;[.X79]*[.$K79])" office:value-type="float" office:value="0" calcext:value-type="float">
            <text:p>0</text:p>
          </table:table-cell>
          <table:table-cell table:style-name="ce16" table:formula="of:=SUMIF([.$F$2:.$F$39];CONCATENATE([.Z$1];[.$H79]);[.$D$2:.$D$46])" office:value-type="float" office:value="0" calcext:value-type="float">
            <text:p>0</text:p>
          </table:table-cell>
          <table:table-cell table:formula="of:=IF([.Z79]=0;0;[.Z79]*[.$K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0]" office:value-type="string" office:string-value="Veggies in Foil" calcext:value-type="string">
            <text:p>Veggies in Foil</text:p>
          </table:table-cell>
          <table:table-cell table:style-name="ce23" table:formula="of:=['Unit Recipes'.H80]" office:value-type="string" office:string-value="1 Onion" calcext:value-type="string">
            <text:p>1 Onion</text:p>
          </table:table-cell>
          <table:table-cell table:style-name="ce23" table:formula="of:=['Unit Recipes'.I80]" office:value-type="string" office:string-value="g" calcext:value-type="string">
            <text:p>g</text:p>
          </table:table-cell>
          <table:table-cell table:style-name="ce23" table:formula="of:=['Unit Recipes'.J80]" office:value-type="float" office:value="12" calcext:value-type="float">
            <text:p>12</text:p>
          </table:table-cell>
          <table:table-cell/>
          <table:table-cell table:formula="of:=[.H80]" office:value-type="string" office:string-value="Veggies in Foil" calcext:value-type="string">
            <text:p>Veggies in Foil</text:p>
          </table:table-cell>
          <table:table-cell table:formula="of:=[.I80]" office:value-type="string" office:string-value="1 Onion" calcext:value-type="string">
            <text:p>1 Onion</text:p>
          </table:table-cell>
          <table:table-cell table:formula="of:=[.J80]" office:value-type="string" office:string-value="g" calcext:value-type="string">
            <text:p>g</text:p>
          </table:table-cell>
          <table:table-cell table:formula="of:=SUMIF([.$F$2:.$F$39];CONCATENATE([.P$1];[.$H80]);[.$D$2:.$D$46])" office:value-type="float" office:value="0" calcext:value-type="float">
            <text:p>0</text:p>
          </table:table-cell>
          <table:table-cell table:formula="of:=IF([.P80]=0;0;[.P80]*[.$K80])" office:value-type="float" office:value="0" calcext:value-type="float">
            <text:p>0</text:p>
          </table:table-cell>
          <table:table-cell table:style-name="ce16" table:formula="of:=SUMIF([.$F$2:.$F$39];CONCATENATE([.R$1];[.$H80]);[.$D$2:.$D$46])" office:value-type="float" office:value="0" calcext:value-type="float">
            <text:p>0</text:p>
          </table:table-cell>
          <table:table-cell table:formula="of:=IF([.R80]=0;0;[.R80]*[.$K80])" office:value-type="float" office:value="0" calcext:value-type="float">
            <text:p>0</text:p>
          </table:table-cell>
          <table:table-cell table:style-name="ce16" table:formula="of:=SUMIF([.$F$2:.$F$39];CONCATENATE([.T$1];[.$H80]);[.$D$2:.$D$46])" office:value-type="float" office:value="0.25" calcext:value-type="float">
            <text:p>0.25</text:p>
          </table:table-cell>
          <table:table-cell table:formula="of:=IF([.T80]=0;0;[.T80]*[.$K80])" office:value-type="float" office:value="3" calcext:value-type="float">
            <text:p>3</text:p>
          </table:table-cell>
          <table:table-cell table:style-name="ce16" table:formula="of:=SUMIF([.$F$2:.$F$39];CONCATENATE([.V$1];[.$H80]);[.$D$2:.$D$46])" office:value-type="float" office:value="0" calcext:value-type="float">
            <text:p>0</text:p>
          </table:table-cell>
          <table:table-cell table:formula="of:=IF([.V80]=0;0;[.V80]*[.$K80])" office:value-type="float" office:value="0" calcext:value-type="float">
            <text:p>0</text:p>
          </table:table-cell>
          <table:table-cell table:style-name="ce16" table:formula="of:=SUMIF([.$F$2:.$F$39];CONCATENATE([.X$1];[.$H80]);[.$D$2:.$D$46])" office:value-type="float" office:value="0" calcext:value-type="float">
            <text:p>0</text:p>
          </table:table-cell>
          <table:table-cell table:formula="of:=IF([.X80]=0;0;[.X80]*[.$K80])" office:value-type="float" office:value="0" calcext:value-type="float">
            <text:p>0</text:p>
          </table:table-cell>
          <table:table-cell table:style-name="ce16" table:formula="of:=SUMIF([.$F$2:.$F$39];CONCATENATE([.Z$1];[.$H80]);[.$D$2:.$D$46])" office:value-type="float" office:value="0" calcext:value-type="float">
            <text:p>0</text:p>
          </table:table-cell>
          <table:table-cell table:formula="of:=IF([.Z80]=0;0;[.Z80]*[.$K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1]" office:value-type="string" office:string-value="Veggies in Foil" calcext:value-type="string">
            <text:p>Veggies in Foil</text:p>
          </table:table-cell>
          <table:table-cell table:style-name="ce23" table:formula="of:=['Unit Recipes'.H81]" office:value-type="string" office:string-value="Parsley" calcext:value-type="string">
            <text:p>Parsley</text:p>
          </table:table-cell>
          <table:table-cell table:style-name="ce23" table:formula="of:=['Unit Recipes'.I81]" office:value-type="string" office:string-value="bunch" calcext:value-type="string">
            <text:p>bunch</text:p>
          </table:table-cell>
          <table:table-cell table:style-name="ce23" table:formula="of:=['Unit Recipes'.J81]" office:value-type="float" office:value="12" calcext:value-type="float">
            <text:p>12</text:p>
          </table:table-cell>
          <table:table-cell/>
          <table:table-cell table:formula="of:=[.H81]" office:value-type="string" office:string-value="Veggies in Foil" calcext:value-type="string">
            <text:p>Veggies in Foil</text:p>
          </table:table-cell>
          <table:table-cell table:formula="of:=[.I81]" office:value-type="string" office:string-value="Parsley" calcext:value-type="string">
            <text:p>Parsley</text:p>
          </table:table-cell>
          <table:table-cell table:formula="of:=[.J81]" office:value-type="string" office:string-value="bunch" calcext:value-type="string">
            <text:p>bunch</text:p>
          </table:table-cell>
          <table:table-cell table:formula="of:=SUMIF([.$F$2:.$F$39];CONCATENATE([.P$1];[.$H81]);[.$D$2:.$D$46])" office:value-type="float" office:value="0" calcext:value-type="float">
            <text:p>0</text:p>
          </table:table-cell>
          <table:table-cell table:formula="of:=IF([.P81]=0;0;[.P81]*[.$K81])" office:value-type="float" office:value="0" calcext:value-type="float">
            <text:p>0</text:p>
          </table:table-cell>
          <table:table-cell table:style-name="ce16" table:formula="of:=SUMIF([.$F$2:.$F$39];CONCATENATE([.R$1];[.$H81]);[.$D$2:.$D$46])" office:value-type="float" office:value="0" calcext:value-type="float">
            <text:p>0</text:p>
          </table:table-cell>
          <table:table-cell table:formula="of:=IF([.R81]=0;0;[.R81]*[.$K81])" office:value-type="float" office:value="0" calcext:value-type="float">
            <text:p>0</text:p>
          </table:table-cell>
          <table:table-cell table:style-name="ce16" table:formula="of:=SUMIF([.$F$2:.$F$39];CONCATENATE([.T$1];[.$H81]);[.$D$2:.$D$46])" office:value-type="float" office:value="0.25" calcext:value-type="float">
            <text:p>0.25</text:p>
          </table:table-cell>
          <table:table-cell table:formula="of:=IF([.T81]=0;0;[.T81]*[.$K81])" office:value-type="float" office:value="3" calcext:value-type="float">
            <text:p>3</text:p>
          </table:table-cell>
          <table:table-cell table:style-name="ce16" table:formula="of:=SUMIF([.$F$2:.$F$39];CONCATENATE([.V$1];[.$H81]);[.$D$2:.$D$46])" office:value-type="float" office:value="0" calcext:value-type="float">
            <text:p>0</text:p>
          </table:table-cell>
          <table:table-cell table:formula="of:=IF([.V81]=0;0;[.V81]*[.$K81])" office:value-type="float" office:value="0" calcext:value-type="float">
            <text:p>0</text:p>
          </table:table-cell>
          <table:table-cell table:style-name="ce16" table:formula="of:=SUMIF([.$F$2:.$F$39];CONCATENATE([.X$1];[.$H81]);[.$D$2:.$D$46])" office:value-type="float" office:value="0" calcext:value-type="float">
            <text:p>0</text:p>
          </table:table-cell>
          <table:table-cell table:formula="of:=IF([.X81]=0;0;[.X81]*[.$K81])" office:value-type="float" office:value="0" calcext:value-type="float">
            <text:p>0</text:p>
          </table:table-cell>
          <table:table-cell table:style-name="ce16" table:formula="of:=SUMIF([.$F$2:.$F$39];CONCATENATE([.Z$1];[.$H81]);[.$D$2:.$D$46])" office:value-type="float" office:value="0" calcext:value-type="float">
            <text:p>0</text:p>
          </table:table-cell>
          <table:table-cell table:formula="of:=IF([.Z81]=0;0;[.Z81]*[.$K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2]" office:value-type="string" office:string-value="Veggies in Foil" calcext:value-type="string">
            <text:p>Veggies in Foil</text:p>
          </table:table-cell>
          <table:table-cell table:style-name="ce23" table:formula="of:=['Unit Recipes'.H82]" office:value-type="string" office:string-value="Salt" calcext:value-type="string">
            <text:p>Salt</text:p>
          </table:table-cell>
          <table:table-cell table:style-name="ce23" table:formula="of:=['Unit Recipes'.I82]" office:value-type="string" office:string-value="tsp" calcext:value-type="string">
            <text:p>tsp</text:p>
          </table:table-cell>
          <table:table-cell table:style-name="ce23" table:formula="of:=['Unit Recipes'.J82]" office:value-type="float" office:value="12" calcext:value-type="float">
            <text:p>12</text:p>
          </table:table-cell>
          <table:table-cell/>
          <table:table-cell table:formula="of:=[.H82]" office:value-type="string" office:string-value="Veggies in Foil" calcext:value-type="string">
            <text:p>Veggies in Foil</text:p>
          </table:table-cell>
          <table:table-cell table:formula="of:=[.I82]" office:value-type="string" office:string-value="Salt" calcext:value-type="string">
            <text:p>Salt</text:p>
          </table:table-cell>
          <table:table-cell table:formula="of:=[.J82]" office:value-type="string" office:string-value="tsp" calcext:value-type="string">
            <text:p>tsp</text:p>
          </table:table-cell>
          <table:table-cell table:formula="of:=SUMIF([.$F$2:.$F$39];CONCATENATE([.P$1];[.$H82]);[.$D$2:.$D$46])" office:value-type="float" office:value="0" calcext:value-type="float">
            <text:p>0</text:p>
          </table:table-cell>
          <table:table-cell table:formula="of:=IF([.P82]=0;0;[.P82]*[.$K82])" office:value-type="float" office:value="0" calcext:value-type="float">
            <text:p>0</text:p>
          </table:table-cell>
          <table:table-cell table:style-name="ce16" table:formula="of:=SUMIF([.$F$2:.$F$39];CONCATENATE([.R$1];[.$H82]);[.$D$2:.$D$46])" office:value-type="float" office:value="0" calcext:value-type="float">
            <text:p>0</text:p>
          </table:table-cell>
          <table:table-cell table:formula="of:=IF([.R82]=0;0;[.R82]*[.$K82])" office:value-type="float" office:value="0" calcext:value-type="float">
            <text:p>0</text:p>
          </table:table-cell>
          <table:table-cell table:style-name="ce16" table:formula="of:=SUMIF([.$F$2:.$F$39];CONCATENATE([.T$1];[.$H82]);[.$D$2:.$D$46])" office:value-type="float" office:value="0.25" calcext:value-type="float">
            <text:p>0.25</text:p>
          </table:table-cell>
          <table:table-cell table:formula="of:=IF([.T82]=0;0;[.T82]*[.$K82])" office:value-type="float" office:value="3" calcext:value-type="float">
            <text:p>3</text:p>
          </table:table-cell>
          <table:table-cell table:style-name="ce16" table:formula="of:=SUMIF([.$F$2:.$F$39];CONCATENATE([.V$1];[.$H82]);[.$D$2:.$D$46])" office:value-type="float" office:value="0" calcext:value-type="float">
            <text:p>0</text:p>
          </table:table-cell>
          <table:table-cell table:formula="of:=IF([.V82]=0;0;[.V82]*[.$K82])" office:value-type="float" office:value="0" calcext:value-type="float">
            <text:p>0</text:p>
          </table:table-cell>
          <table:table-cell table:style-name="ce16" table:formula="of:=SUMIF([.$F$2:.$F$39];CONCATENATE([.X$1];[.$H82]);[.$D$2:.$D$46])" office:value-type="float" office:value="0" calcext:value-type="float">
            <text:p>0</text:p>
          </table:table-cell>
          <table:table-cell table:formula="of:=IF([.X82]=0;0;[.X82]*[.$K82])" office:value-type="float" office:value="0" calcext:value-type="float">
            <text:p>0</text:p>
          </table:table-cell>
          <table:table-cell table:style-name="ce16" table:formula="of:=SUMIF([.$F$2:.$F$39];CONCATENATE([.Z$1];[.$H82]);[.$D$2:.$D$46])" office:value-type="float" office:value="0" calcext:value-type="float">
            <text:p>0</text:p>
          </table:table-cell>
          <table:table-cell table:formula="of:=IF([.Z82]=0;0;[.Z82]*[.$K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3]" office:value-type="string" office:string-value="Veggies in Foil" calcext:value-type="string">
            <text:p>Veggies in Foil</text:p>
          </table:table-cell>
          <table:table-cell table:style-name="ce23" table:formula="of:=['Unit Recipes'.H83]" office:value-type="string" office:string-value="Pepper" calcext:value-type="string">
            <text:p>Pepper</text:p>
          </table:table-cell>
          <table:table-cell table:style-name="ce23" table:formula="of:=['Unit Recipes'.I83]" office:value-type="string" office:string-value="tsp" calcext:value-type="string">
            <text:p>tsp</text:p>
          </table:table-cell>
          <table:table-cell table:style-name="ce23" table:formula="of:=['Unit Recipes'.J83]" office:value-type="float" office:value="12" calcext:value-type="float">
            <text:p>12</text:p>
          </table:table-cell>
          <table:table-cell/>
          <table:table-cell table:formula="of:=[.H83]" office:value-type="string" office:string-value="Veggies in Foil" calcext:value-type="string">
            <text:p>Veggies in Foil</text:p>
          </table:table-cell>
          <table:table-cell table:formula="of:=[.I83]" office:value-type="string" office:string-value="Pepper" calcext:value-type="string">
            <text:p>Pepper</text:p>
          </table:table-cell>
          <table:table-cell table:formula="of:=[.J83]" office:value-type="string" office:string-value="tsp" calcext:value-type="string">
            <text:p>tsp</text:p>
          </table:table-cell>
          <table:table-cell table:formula="of:=SUMIF([.$F$2:.$F$39];CONCATENATE([.P$1];[.$H83]);[.$D$2:.$D$46])" office:value-type="float" office:value="0" calcext:value-type="float">
            <text:p>0</text:p>
          </table:table-cell>
          <table:table-cell table:formula="of:=IF([.P83]=0;0;[.P83]*[.$K83])" office:value-type="float" office:value="0" calcext:value-type="float">
            <text:p>0</text:p>
          </table:table-cell>
          <table:table-cell table:style-name="ce16" table:formula="of:=SUMIF([.$F$2:.$F$39];CONCATENATE([.R$1];[.$H83]);[.$D$2:.$D$46])" office:value-type="float" office:value="0" calcext:value-type="float">
            <text:p>0</text:p>
          </table:table-cell>
          <table:table-cell table:formula="of:=IF([.R83]=0;0;[.R83]*[.$K83])" office:value-type="float" office:value="0" calcext:value-type="float">
            <text:p>0</text:p>
          </table:table-cell>
          <table:table-cell table:style-name="ce16" table:formula="of:=SUMIF([.$F$2:.$F$39];CONCATENATE([.T$1];[.$H83]);[.$D$2:.$D$46])" office:value-type="float" office:value="0.25" calcext:value-type="float">
            <text:p>0.25</text:p>
          </table:table-cell>
          <table:table-cell table:formula="of:=IF([.T83]=0;0;[.T83]*[.$K83])" office:value-type="float" office:value="3" calcext:value-type="float">
            <text:p>3</text:p>
          </table:table-cell>
          <table:table-cell table:style-name="ce16" table:formula="of:=SUMIF([.$F$2:.$F$39];CONCATENATE([.V$1];[.$H83]);[.$D$2:.$D$46])" office:value-type="float" office:value="0" calcext:value-type="float">
            <text:p>0</text:p>
          </table:table-cell>
          <table:table-cell table:formula="of:=IF([.V83]=0;0;[.V83]*[.$K83])" office:value-type="float" office:value="0" calcext:value-type="float">
            <text:p>0</text:p>
          </table:table-cell>
          <table:table-cell table:style-name="ce16" table:formula="of:=SUMIF([.$F$2:.$F$39];CONCATENATE([.X$1];[.$H83]);[.$D$2:.$D$46])" office:value-type="float" office:value="0" calcext:value-type="float">
            <text:p>0</text:p>
          </table:table-cell>
          <table:table-cell table:formula="of:=IF([.X83]=0;0;[.X83]*[.$K83])" office:value-type="float" office:value="0" calcext:value-type="float">
            <text:p>0</text:p>
          </table:table-cell>
          <table:table-cell table:style-name="ce16" table:formula="of:=SUMIF([.$F$2:.$F$39];CONCATENATE([.Z$1];[.$H83]);[.$D$2:.$D$46])" office:value-type="float" office:value="0" calcext:value-type="float">
            <text:p>0</text:p>
          </table:table-cell>
          <table:table-cell table:formula="of:=IF([.Z83]=0;0;[.Z83]*[.$K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4]" office:value-type="string" office:string-value="Veggies in Foil" calcext:value-type="string">
            <text:p>Veggies in Foil</text:p>
          </table:table-cell>
          <table:table-cell table:style-name="ce23" table:formula="of:=['Unit Recipes'.H84]" office:value-type="string" office:string-value="12 tbsp Butter" calcext:value-type="string">
            <text:p>12 tbsp Butter</text:p>
          </table:table-cell>
          <table:table-cell table:style-name="ce23" table:formula="of:=['Unit Recipes'.I84]" office:value-type="string" office:string-value="g" calcext:value-type="string">
            <text:p>g</text:p>
          </table:table-cell>
          <table:table-cell table:style-name="ce23" table:formula="of:=['Unit Recipes'.J84]" office:value-type="float" office:value="12" calcext:value-type="float">
            <text:p>12</text:p>
          </table:table-cell>
          <table:table-cell/>
          <table:table-cell table:formula="of:=[.H84]" office:value-type="string" office:string-value="Veggies in Foil" calcext:value-type="string">
            <text:p>Veggies in Foil</text:p>
          </table:table-cell>
          <table:table-cell table:formula="of:=[.I84]" office:value-type="string" office:string-value="12 tbsp Butter" calcext:value-type="string">
            <text:p>12 tbsp Butter</text:p>
          </table:table-cell>
          <table:table-cell table:formula="of:=[.J84]" office:value-type="string" office:string-value="g" calcext:value-type="string">
            <text:p>g</text:p>
          </table:table-cell>
          <table:table-cell table:formula="of:=SUMIF([.$F$2:.$F$39];CONCATENATE([.P$1];[.$H84]);[.$D$2:.$D$46])" office:value-type="float" office:value="0" calcext:value-type="float">
            <text:p>0</text:p>
          </table:table-cell>
          <table:table-cell table:formula="of:=IF([.P84]=0;0;[.P84]*[.$K84])" office:value-type="float" office:value="0" calcext:value-type="float">
            <text:p>0</text:p>
          </table:table-cell>
          <table:table-cell table:style-name="ce16" table:formula="of:=SUMIF([.$F$2:.$F$39];CONCATENATE([.R$1];[.$H84]);[.$D$2:.$D$46])" office:value-type="float" office:value="0" calcext:value-type="float">
            <text:p>0</text:p>
          </table:table-cell>
          <table:table-cell table:formula="of:=IF([.R84]=0;0;[.R84]*[.$K84])" office:value-type="float" office:value="0" calcext:value-type="float">
            <text:p>0</text:p>
          </table:table-cell>
          <table:table-cell table:style-name="ce16" table:formula="of:=SUMIF([.$F$2:.$F$39];CONCATENATE([.T$1];[.$H84]);[.$D$2:.$D$46])" office:value-type="float" office:value="0.25" calcext:value-type="float">
            <text:p>0.25</text:p>
          </table:table-cell>
          <table:table-cell table:formula="of:=IF([.T84]=0;0;[.T84]*[.$K84])" office:value-type="float" office:value="3" calcext:value-type="float">
            <text:p>3</text:p>
          </table:table-cell>
          <table:table-cell table:style-name="ce16" table:formula="of:=SUMIF([.$F$2:.$F$39];CONCATENATE([.V$1];[.$H84]);[.$D$2:.$D$46])" office:value-type="float" office:value="0" calcext:value-type="float">
            <text:p>0</text:p>
          </table:table-cell>
          <table:table-cell table:formula="of:=IF([.V84]=0;0;[.V84]*[.$K84])" office:value-type="float" office:value="0" calcext:value-type="float">
            <text:p>0</text:p>
          </table:table-cell>
          <table:table-cell table:style-name="ce16" table:formula="of:=SUMIF([.$F$2:.$F$39];CONCATENATE([.X$1];[.$H84]);[.$D$2:.$D$46])" office:value-type="float" office:value="0" calcext:value-type="float">
            <text:p>0</text:p>
          </table:table-cell>
          <table:table-cell table:formula="of:=IF([.X84]=0;0;[.X84]*[.$K84])" office:value-type="float" office:value="0" calcext:value-type="float">
            <text:p>0</text:p>
          </table:table-cell>
          <table:table-cell table:style-name="ce16" table:formula="of:=SUMIF([.$F$2:.$F$39];CONCATENATE([.Z$1];[.$H84]);[.$D$2:.$D$46])" office:value-type="float" office:value="0" calcext:value-type="float">
            <text:p>0</text:p>
          </table:table-cell>
          <table:table-cell table:formula="of:=IF([.Z84]=0;0;[.Z84]*[.$K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5]">
            <text:p/>
          </table:table-cell>
          <table:table-cell table:style-name="ce23" table:formula="of:=['Unit Recipes'.H85]" office:value-type="float" office:value="0" calcext:value-type="float">
            <text:p>0</text:p>
          </table:table-cell>
          <table:table-cell table:style-name="ce23" table:formula="of:=['Unit Recipes'.I85]" office:value-type="float" office:value="0" calcext:value-type="float">
            <text:p>0</text:p>
          </table:table-cell>
          <table:table-cell table:style-name="ce23" table:formula="of:=['Unit Recipes'.J85]" office:value-type="float" office:value="12" calcext:value-type="float">
            <text:p>12</text:p>
          </table:table-cell>
          <table:table-cell/>
          <table:table-cell table:formula="of:=[.H85]">
            <text:p/>
          </table:table-cell>
          <table:table-cell table:formula="of:=[.I85]" office:value-type="float" office:value="0" calcext:value-type="float">
            <text:p>0</text:p>
          </table:table-cell>
          <table:table-cell table:formula="of:=[.J85]" office:value-type="float" office:value="0" calcext:value-type="float">
            <text:p>0</text:p>
          </table:table-cell>
          <table:table-cell table:formula="of:=SUMIF([.$F$2:.$F$39];CONCATENATE([.P$1];[.$H85]);[.$D$2:.$D$46])" office:value-type="float" office:value="0" calcext:value-type="float">
            <text:p>0</text:p>
          </table:table-cell>
          <table:table-cell table:formula="of:=IF([.P85]=0;0;[.P85]*[.$K85])" office:value-type="float" office:value="0" calcext:value-type="float">
            <text:p>0</text:p>
          </table:table-cell>
          <table:table-cell table:style-name="ce16" table:formula="of:=SUMIF([.$F$2:.$F$39];CONCATENATE([.R$1];[.$H85]);[.$D$2:.$D$46])" office:value-type="float" office:value="0" calcext:value-type="float">
            <text:p>0</text:p>
          </table:table-cell>
          <table:table-cell table:formula="of:=IF([.R85]=0;0;[.R85]*[.$K85])" office:value-type="float" office:value="0" calcext:value-type="float">
            <text:p>0</text:p>
          </table:table-cell>
          <table:table-cell table:style-name="ce16" table:formula="of:=SUMIF([.$F$2:.$F$39];CONCATENATE([.T$1];[.$H85]);[.$D$2:.$D$46])" office:value-type="float" office:value="0" calcext:value-type="float">
            <text:p>0</text:p>
          </table:table-cell>
          <table:table-cell table:formula="of:=IF([.T85]=0;0;[.T85]*[.$K85])" office:value-type="float" office:value="0" calcext:value-type="float">
            <text:p>0</text:p>
          </table:table-cell>
          <table:table-cell table:style-name="ce16" table:formula="of:=SUMIF([.$F$2:.$F$39];CONCATENATE([.V$1];[.$H85]);[.$D$2:.$D$46])" office:value-type="float" office:value="0" calcext:value-type="float">
            <text:p>0</text:p>
          </table:table-cell>
          <table:table-cell table:formula="of:=IF([.V85]=0;0;[.V85]*[.$K85])" office:value-type="float" office:value="0" calcext:value-type="float">
            <text:p>0</text:p>
          </table:table-cell>
          <table:table-cell table:style-name="ce16" table:formula="of:=SUMIF([.$F$2:.$F$39];CONCATENATE([.X$1];[.$H85]);[.$D$2:.$D$46])" office:value-type="float" office:value="0" calcext:value-type="float">
            <text:p>0</text:p>
          </table:table-cell>
          <table:table-cell table:formula="of:=IF([.X85]=0;0;[.X85]*[.$K85])" office:value-type="float" office:value="0" calcext:value-type="float">
            <text:p>0</text:p>
          </table:table-cell>
          <table:table-cell table:style-name="ce16" table:formula="of:=SUMIF([.$F$2:.$F$39];CONCATENATE([.Z$1];[.$H85]);[.$D$2:.$D$46])" office:value-type="float" office:value="0" calcext:value-type="float">
            <text:p>0</text:p>
          </table:table-cell>
          <table:table-cell table:formula="of:=IF([.Z85]=0;0;[.Z85]*[.$K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6]">
            <text:p/>
          </table:table-cell>
          <table:table-cell table:style-name="ce23" table:formula="of:=['Unit Recipes'.H86]" office:value-type="float" office:value="0" calcext:value-type="float">
            <text:p>0</text:p>
          </table:table-cell>
          <table:table-cell table:style-name="ce23" table:formula="of:=['Unit Recipes'.I86]" office:value-type="float" office:value="0" calcext:value-type="float">
            <text:p>0</text:p>
          </table:table-cell>
          <table:table-cell table:style-name="ce23" table:formula="of:=['Unit Recipes'.J86]" office:value-type="float" office:value="8" calcext:value-type="float">
            <text:p>8</text:p>
          </table:table-cell>
          <table:table-cell/>
          <table:table-cell table:formula="of:=[.H86]">
            <text:p/>
          </table:table-cell>
          <table:table-cell table:formula="of:=[.I86]" office:value-type="float" office:value="0" calcext:value-type="float">
            <text:p>0</text:p>
          </table:table-cell>
          <table:table-cell table:formula="of:=[.J86]" office:value-type="float" office:value="0" calcext:value-type="float">
            <text:p>0</text:p>
          </table:table-cell>
          <table:table-cell table:formula="of:=SUMIF([.$F$2:.$F$39];CONCATENATE([.P$1];[.$H86]);[.$D$2:.$D$46])" office:value-type="float" office:value="0" calcext:value-type="float">
            <text:p>0</text:p>
          </table:table-cell>
          <table:table-cell table:formula="of:=IF([.P86]=0;0;[.P86]*[.$K86])" office:value-type="float" office:value="0" calcext:value-type="float">
            <text:p>0</text:p>
          </table:table-cell>
          <table:table-cell table:style-name="ce16" table:formula="of:=SUMIF([.$F$2:.$F$39];CONCATENATE([.R$1];[.$H86]);[.$D$2:.$D$46])" office:value-type="float" office:value="0" calcext:value-type="float">
            <text:p>0</text:p>
          </table:table-cell>
          <table:table-cell table:formula="of:=IF([.R86]=0;0;[.R86]*[.$K86])" office:value-type="float" office:value="0" calcext:value-type="float">
            <text:p>0</text:p>
          </table:table-cell>
          <table:table-cell table:style-name="ce16" table:formula="of:=SUMIF([.$F$2:.$F$39];CONCATENATE([.T$1];[.$H86]);[.$D$2:.$D$46])" office:value-type="float" office:value="0" calcext:value-type="float">
            <text:p>0</text:p>
          </table:table-cell>
          <table:table-cell table:formula="of:=IF([.T86]=0;0;[.T86]*[.$K86])" office:value-type="float" office:value="0" calcext:value-type="float">
            <text:p>0</text:p>
          </table:table-cell>
          <table:table-cell table:style-name="ce16" table:formula="of:=SUMIF([.$F$2:.$F$39];CONCATENATE([.V$1];[.$H86]);[.$D$2:.$D$46])" office:value-type="float" office:value="0" calcext:value-type="float">
            <text:p>0</text:p>
          </table:table-cell>
          <table:table-cell table:formula="of:=IF([.V86]=0;0;[.V86]*[.$K86])" office:value-type="float" office:value="0" calcext:value-type="float">
            <text:p>0</text:p>
          </table:table-cell>
          <table:table-cell table:style-name="ce16" table:formula="of:=SUMIF([.$F$2:.$F$39];CONCATENATE([.X$1];[.$H86]);[.$D$2:.$D$46])" office:value-type="float" office:value="0" calcext:value-type="float">
            <text:p>0</text:p>
          </table:table-cell>
          <table:table-cell table:formula="of:=IF([.X86]=0;0;[.X86]*[.$K86])" office:value-type="float" office:value="0" calcext:value-type="float">
            <text:p>0</text:p>
          </table:table-cell>
          <table:table-cell table:style-name="ce16" table:formula="of:=SUMIF([.$F$2:.$F$39];CONCATENATE([.Z$1];[.$H86]);[.$D$2:.$D$46])" office:value-type="float" office:value="0" calcext:value-type="float">
            <text:p>0</text:p>
          </table:table-cell>
          <table:table-cell table:formula="of:=IF([.Z86]=0;0;[.Z86]*[.$K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7]" office:value-type="string" office:string-value="Couscous salad" calcext:value-type="string">
            <text:p>Couscous salad</text:p>
          </table:table-cell>
          <table:table-cell table:style-name="ce23" table:formula="of:=['Unit Recipes'.H87]" office:value-type="string" office:string-value="160g couscous" calcext:value-type="string">
            <text:p>160g couscous</text:p>
          </table:table-cell>
          <table:table-cell table:style-name="ce23" table:formula="of:=['Unit Recipes'.I87]" office:value-type="string" office:string-value="g" calcext:value-type="string">
            <text:p>g</text:p>
          </table:table-cell>
          <table:table-cell table:style-name="ce23" table:formula="of:=['Unit Recipes'.J87]" office:value-type="float" office:value="8" calcext:value-type="float">
            <text:p>8</text:p>
          </table:table-cell>
          <table:table-cell/>
          <table:table-cell table:formula="of:=[.H87]" office:value-type="string" office:string-value="Couscous salad" calcext:value-type="string">
            <text:p>Couscous salad</text:p>
          </table:table-cell>
          <table:table-cell table:formula="of:=[.I87]" office:value-type="string" office:string-value="160g couscous" calcext:value-type="string">
            <text:p>160g couscous</text:p>
          </table:table-cell>
          <table:table-cell table:formula="of:=[.J87]" office:value-type="string" office:string-value="g" calcext:value-type="string">
            <text:p>g</text:p>
          </table:table-cell>
          <table:table-cell table:formula="of:=SUMIF([.$F$2:.$F$39];CONCATENATE([.P$1];[.$H87]);[.$D$2:.$D$46])" office:value-type="float" office:value="0" calcext:value-type="float">
            <text:p>0</text:p>
          </table:table-cell>
          <table:table-cell table:formula="of:=IF([.P87]=0;0;[.P87]*[.$K87])" office:value-type="float" office:value="0" calcext:value-type="float">
            <text:p>0</text:p>
          </table:table-cell>
          <table:table-cell table:style-name="ce16" table:formula="of:=SUMIF([.$F$2:.$F$39];CONCATENATE([.R$1];[.$H87]);[.$D$2:.$D$46])" office:value-type="float" office:value="0" calcext:value-type="float">
            <text:p>0</text:p>
          </table:table-cell>
          <table:table-cell table:formula="of:=IF([.R87]=0;0;[.R87]*[.$K87])" office:value-type="float" office:value="0" calcext:value-type="float">
            <text:p>0</text:p>
          </table:table-cell>
          <table:table-cell table:style-name="ce16" table:formula="of:=SUMIF([.$F$2:.$F$39];CONCATENATE([.T$1];[.$H87]);[.$D$2:.$D$46])" office:value-type="float" office:value="0.25" calcext:value-type="float">
            <text:p>0.25</text:p>
          </table:table-cell>
          <table:table-cell table:formula="of:=IF([.T87]=0;0;[.T87]*[.$K87])" office:value-type="float" office:value="2" calcext:value-type="float">
            <text:p>2</text:p>
          </table:table-cell>
          <table:table-cell table:style-name="ce16" table:formula="of:=SUMIF([.$F$2:.$F$39];CONCATENATE([.V$1];[.$H87]);[.$D$2:.$D$46])" office:value-type="float" office:value="0" calcext:value-type="float">
            <text:p>0</text:p>
          </table:table-cell>
          <table:table-cell table:formula="of:=IF([.V87]=0;0;[.V87]*[.$K87])" office:value-type="float" office:value="0" calcext:value-type="float">
            <text:p>0</text:p>
          </table:table-cell>
          <table:table-cell table:style-name="ce16" table:formula="of:=SUMIF([.$F$2:.$F$39];CONCATENATE([.X$1];[.$H87]);[.$D$2:.$D$46])" office:value-type="float" office:value="0" calcext:value-type="float">
            <text:p>0</text:p>
          </table:table-cell>
          <table:table-cell table:formula="of:=IF([.X87]=0;0;[.X87]*[.$K87])" office:value-type="float" office:value="0" calcext:value-type="float">
            <text:p>0</text:p>
          </table:table-cell>
          <table:table-cell table:style-name="ce16" table:formula="of:=SUMIF([.$F$2:.$F$39];CONCATENATE([.Z$1];[.$H87]);[.$D$2:.$D$46])" office:value-type="float" office:value="0" calcext:value-type="float">
            <text:p>0</text:p>
          </table:table-cell>
          <table:table-cell table:formula="of:=IF([.Z87]=0;0;[.Z87]*[.$K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8]" office:value-type="string" office:string-value="Couscous salad" calcext:value-type="string">
            <text:p>Couscous salad</text:p>
          </table:table-cell>
          <table:table-cell table:style-name="ce23" table:formula="of:=['Unit Recipes'.H88]" office:value-type="string" office:string-value="500ml veggie stock" calcext:value-type="string">
            <text:p>500ml veggie stock</text:p>
          </table:table-cell>
          <table:table-cell table:style-name="ce23" table:formula="of:=['Unit Recipes'.I88]" office:value-type="string" office:string-value="ml" calcext:value-type="string">
            <text:p>ml</text:p>
          </table:table-cell>
          <table:table-cell table:style-name="ce23" table:formula="of:=['Unit Recipes'.J88]" office:value-type="float" office:value="8" calcext:value-type="float">
            <text:p>8</text:p>
          </table:table-cell>
          <table:table-cell/>
          <table:table-cell table:formula="of:=[.H88]" office:value-type="string" office:string-value="Couscous salad" calcext:value-type="string">
            <text:p>Couscous salad</text:p>
          </table:table-cell>
          <table:table-cell table:formula="of:=[.I88]" office:value-type="string" office:string-value="500ml veggie stock" calcext:value-type="string">
            <text:p>500ml veggie stock</text:p>
          </table:table-cell>
          <table:table-cell table:formula="of:=[.J88]" office:value-type="string" office:string-value="ml" calcext:value-type="string">
            <text:p>ml</text:p>
          </table:table-cell>
          <table:table-cell table:formula="of:=SUMIF([.$F$2:.$F$39];CONCATENATE([.P$1];[.$H88]);[.$D$2:.$D$46])" office:value-type="float" office:value="0" calcext:value-type="float">
            <text:p>0</text:p>
          </table:table-cell>
          <table:table-cell table:formula="of:=IF([.P88]=0;0;[.P88]*[.$K88])" office:value-type="float" office:value="0" calcext:value-type="float">
            <text:p>0</text:p>
          </table:table-cell>
          <table:table-cell table:style-name="ce16" table:formula="of:=SUMIF([.$F$2:.$F$39];CONCATENATE([.R$1];[.$H88]);[.$D$2:.$D$46])" office:value-type="float" office:value="0" calcext:value-type="float">
            <text:p>0</text:p>
          </table:table-cell>
          <table:table-cell table:formula="of:=IF([.R88]=0;0;[.R88]*[.$K88])" office:value-type="float" office:value="0" calcext:value-type="float">
            <text:p>0</text:p>
          </table:table-cell>
          <table:table-cell table:style-name="ce16" table:formula="of:=SUMIF([.$F$2:.$F$39];CONCATENATE([.T$1];[.$H88]);[.$D$2:.$D$46])" office:value-type="float" office:value="0.25" calcext:value-type="float">
            <text:p>0.25</text:p>
          </table:table-cell>
          <table:table-cell table:formula="of:=IF([.T88]=0;0;[.T88]*[.$K88])" office:value-type="float" office:value="2" calcext:value-type="float">
            <text:p>2</text:p>
          </table:table-cell>
          <table:table-cell table:style-name="ce16" table:formula="of:=SUMIF([.$F$2:.$F$39];CONCATENATE([.V$1];[.$H88]);[.$D$2:.$D$46])" office:value-type="float" office:value="0" calcext:value-type="float">
            <text:p>0</text:p>
          </table:table-cell>
          <table:table-cell table:formula="of:=IF([.V88]=0;0;[.V88]*[.$K88])" office:value-type="float" office:value="0" calcext:value-type="float">
            <text:p>0</text:p>
          </table:table-cell>
          <table:table-cell table:style-name="ce16" table:formula="of:=SUMIF([.$F$2:.$F$39];CONCATENATE([.X$1];[.$H88]);[.$D$2:.$D$46])" office:value-type="float" office:value="0" calcext:value-type="float">
            <text:p>0</text:p>
          </table:table-cell>
          <table:table-cell table:formula="of:=IF([.X88]=0;0;[.X88]*[.$K88])" office:value-type="float" office:value="0" calcext:value-type="float">
            <text:p>0</text:p>
          </table:table-cell>
          <table:table-cell table:style-name="ce16" table:formula="of:=SUMIF([.$F$2:.$F$39];CONCATENATE([.Z$1];[.$H88]);[.$D$2:.$D$46])" office:value-type="float" office:value="0" calcext:value-type="float">
            <text:p>0</text:p>
          </table:table-cell>
          <table:table-cell table:formula="of:=IF([.Z88]=0;0;[.Z88]*[.$K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89]" office:value-type="string" office:string-value="Couscous salad" calcext:value-type="string">
            <text:p>Couscous salad</text:p>
          </table:table-cell>
          <table:table-cell table:style-name="ce23" table:formula="of:=['Unit Recipes'.H89]" office:value-type="string" office:string-value="200g dried apricots, chopped into quarters" calcext:value-type="string">
            <text:p>200g dried apricots, chopped into quarters</text:p>
          </table:table-cell>
          <table:table-cell table:style-name="ce23" table:formula="of:=['Unit Recipes'.I89]" office:value-type="string" office:string-value="g" calcext:value-type="string">
            <text:p>g</text:p>
          </table:table-cell>
          <table:table-cell table:style-name="ce23" table:formula="of:=['Unit Recipes'.J89]" office:value-type="float" office:value="8" calcext:value-type="float">
            <text:p>8</text:p>
          </table:table-cell>
          <table:table-cell/>
          <table:table-cell table:formula="of:=[.H89]" office:value-type="string" office:string-value="Couscous salad" calcext:value-type="string">
            <text:p>Couscous salad</text:p>
          </table:table-cell>
          <table:table-cell table:formula="of:=[.I89]" office:value-type="string" office:string-value="200g dried apricots, chopped into quarters" calcext:value-type="string">
            <text:p>200g dried apricots, chopped into quarters</text:p>
          </table:table-cell>
          <table:table-cell table:formula="of:=[.J89]" office:value-type="string" office:string-value="g" calcext:value-type="string">
            <text:p>g</text:p>
          </table:table-cell>
          <table:table-cell table:formula="of:=SUMIF([.$F$2:.$F$39];CONCATENATE([.P$1];[.$H89]);[.$D$2:.$D$46])" office:value-type="float" office:value="0" calcext:value-type="float">
            <text:p>0</text:p>
          </table:table-cell>
          <table:table-cell table:formula="of:=IF([.P89]=0;0;[.P89]*[.$K89])" office:value-type="float" office:value="0" calcext:value-type="float">
            <text:p>0</text:p>
          </table:table-cell>
          <table:table-cell table:style-name="ce16" table:formula="of:=SUMIF([.$F$2:.$F$39];CONCATENATE([.R$1];[.$H89]);[.$D$2:.$D$46])" office:value-type="float" office:value="0" calcext:value-type="float">
            <text:p>0</text:p>
          </table:table-cell>
          <table:table-cell table:formula="of:=IF([.R89]=0;0;[.R89]*[.$K89])" office:value-type="float" office:value="0" calcext:value-type="float">
            <text:p>0</text:p>
          </table:table-cell>
          <table:table-cell table:style-name="ce16" table:formula="of:=SUMIF([.$F$2:.$F$39];CONCATENATE([.T$1];[.$H89]);[.$D$2:.$D$46])" office:value-type="float" office:value="0.25" calcext:value-type="float">
            <text:p>0.25</text:p>
          </table:table-cell>
          <table:table-cell table:formula="of:=IF([.T89]=0;0;[.T89]*[.$K89])" office:value-type="float" office:value="2" calcext:value-type="float">
            <text:p>2</text:p>
          </table:table-cell>
          <table:table-cell table:style-name="ce16" table:formula="of:=SUMIF([.$F$2:.$F$39];CONCATENATE([.V$1];[.$H89]);[.$D$2:.$D$46])" office:value-type="float" office:value="0" calcext:value-type="float">
            <text:p>0</text:p>
          </table:table-cell>
          <table:table-cell table:formula="of:=IF([.V89]=0;0;[.V89]*[.$K89])" office:value-type="float" office:value="0" calcext:value-type="float">
            <text:p>0</text:p>
          </table:table-cell>
          <table:table-cell table:style-name="ce16" table:formula="of:=SUMIF([.$F$2:.$F$39];CONCATENATE([.X$1];[.$H89]);[.$D$2:.$D$46])" office:value-type="float" office:value="0" calcext:value-type="float">
            <text:p>0</text:p>
          </table:table-cell>
          <table:table-cell table:formula="of:=IF([.X89]=0;0;[.X89]*[.$K89])" office:value-type="float" office:value="0" calcext:value-type="float">
            <text:p>0</text:p>
          </table:table-cell>
          <table:table-cell table:style-name="ce16" table:formula="of:=SUMIF([.$F$2:.$F$39];CONCATENATE([.Z$1];[.$H89]);[.$D$2:.$D$46])" office:value-type="float" office:value="0" calcext:value-type="float">
            <text:p>0</text:p>
          </table:table-cell>
          <table:table-cell table:formula="of:=IF([.Z89]=0;0;[.Z89]*[.$K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0]" office:value-type="string" office:string-value="Couscous salad" calcext:value-type="string">
            <text:p>Couscous salad</text:p>
          </table:table-cell>
          <table:table-cell table:style-name="ce23" table:formula="of:=['Unit Recipes'.H90]" office:value-type="string" office:string-value="100g walnuts, very roughly chopped" calcext:value-type="string">
            <text:p>100g walnuts, very roughly chopped</text:p>
          </table:table-cell>
          <table:table-cell table:style-name="ce23" table:formula="of:=['Unit Recipes'.I90]" office:value-type="string" office:string-value="g" calcext:value-type="string">
            <text:p>g</text:p>
          </table:table-cell>
          <table:table-cell table:style-name="ce23" table:formula="of:=['Unit Recipes'.J90]" office:value-type="float" office:value="8" calcext:value-type="float">
            <text:p>8</text:p>
          </table:table-cell>
          <table:table-cell/>
          <table:table-cell table:formula="of:=[.H90]" office:value-type="string" office:string-value="Couscous salad" calcext:value-type="string">
            <text:p>Couscous salad</text:p>
          </table:table-cell>
          <table:table-cell table:formula="of:=[.I90]" office:value-type="string" office:string-value="100g walnuts, very roughly chopped" calcext:value-type="string">
            <text:p>100g walnuts, very roughly chopped</text:p>
          </table:table-cell>
          <table:table-cell table:formula="of:=[.J90]" office:value-type="string" office:string-value="g" calcext:value-type="string">
            <text:p>g</text:p>
          </table:table-cell>
          <table:table-cell table:formula="of:=SUMIF([.$F$2:.$F$39];CONCATENATE([.P$1];[.$H90]);[.$D$2:.$D$46])" office:value-type="float" office:value="0" calcext:value-type="float">
            <text:p>0</text:p>
          </table:table-cell>
          <table:table-cell table:formula="of:=IF([.P90]=0;0;[.P90]*[.$K90])" office:value-type="float" office:value="0" calcext:value-type="float">
            <text:p>0</text:p>
          </table:table-cell>
          <table:table-cell table:style-name="ce16" table:formula="of:=SUMIF([.$F$2:.$F$39];CONCATENATE([.R$1];[.$H90]);[.$D$2:.$D$46])" office:value-type="float" office:value="0" calcext:value-type="float">
            <text:p>0</text:p>
          </table:table-cell>
          <table:table-cell table:formula="of:=IF([.R90]=0;0;[.R90]*[.$K90])" office:value-type="float" office:value="0" calcext:value-type="float">
            <text:p>0</text:p>
          </table:table-cell>
          <table:table-cell table:style-name="ce16" table:formula="of:=SUMIF([.$F$2:.$F$39];CONCATENATE([.T$1];[.$H90]);[.$D$2:.$D$46])" office:value-type="float" office:value="0.25" calcext:value-type="float">
            <text:p>0.25</text:p>
          </table:table-cell>
          <table:table-cell table:formula="of:=IF([.T90]=0;0;[.T90]*[.$K90])" office:value-type="float" office:value="2" calcext:value-type="float">
            <text:p>2</text:p>
          </table:table-cell>
          <table:table-cell table:style-name="ce16" table:formula="of:=SUMIF([.$F$2:.$F$39];CONCATENATE([.V$1];[.$H90]);[.$D$2:.$D$46])" office:value-type="float" office:value="0" calcext:value-type="float">
            <text:p>0</text:p>
          </table:table-cell>
          <table:table-cell table:formula="of:=IF([.V90]=0;0;[.V90]*[.$K90])" office:value-type="float" office:value="0" calcext:value-type="float">
            <text:p>0</text:p>
          </table:table-cell>
          <table:table-cell table:style-name="ce16" table:formula="of:=SUMIF([.$F$2:.$F$39];CONCATENATE([.X$1];[.$H90]);[.$D$2:.$D$46])" office:value-type="float" office:value="0" calcext:value-type="float">
            <text:p>0</text:p>
          </table:table-cell>
          <table:table-cell table:formula="of:=IF([.X90]=0;0;[.X90]*[.$K90])" office:value-type="float" office:value="0" calcext:value-type="float">
            <text:p>0</text:p>
          </table:table-cell>
          <table:table-cell table:style-name="ce16" table:formula="of:=SUMIF([.$F$2:.$F$39];CONCATENATE([.Z$1];[.$H90]);[.$D$2:.$D$46])" office:value-type="float" office:value="0" calcext:value-type="float">
            <text:p>0</text:p>
          </table:table-cell>
          <table:table-cell table:formula="of:=IF([.Z90]=0;0;[.Z90]*[.$K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1]" office:value-type="string" office:string-value="Couscous salad" calcext:value-type="string">
            <text:p>Couscous salad</text:p>
          </table:table-cell>
          <table:table-cell table:style-name="ce23" table:formula="of:=['Unit Recipes'.H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3" table:formula="of:=['Unit Recipes'.I91]" office:value-type="string" office:string-value="g" calcext:value-type="string">
            <text:p>g</text:p>
          </table:table-cell>
          <table:table-cell table:style-name="ce23" table:formula="of:=['Unit Recipes'.J91]" office:value-type="float" office:value="8" calcext:value-type="float">
            <text:p>8</text:p>
          </table:table-cell>
          <table:table-cell/>
          <table:table-cell table:formula="of:=[.H91]" office:value-type="string" office:string-value="Couscous salad" calcext:value-type="string">
            <text:p>Couscous salad</text:p>
          </table:table-cell>
          <table:table-cell table:formula="of:=[.I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.J91]" office:value-type="string" office:string-value="g" calcext:value-type="string">
            <text:p>g</text:p>
          </table:table-cell>
          <table:table-cell table:formula="of:=SUMIF([.$F$2:.$F$39];CONCATENATE([.P$1];[.$H91]);[.$D$2:.$D$46])" office:value-type="float" office:value="0" calcext:value-type="float">
            <text:p>0</text:p>
          </table:table-cell>
          <table:table-cell table:formula="of:=IF([.P91]=0;0;[.P91]*[.$K91])" office:value-type="float" office:value="0" calcext:value-type="float">
            <text:p>0</text:p>
          </table:table-cell>
          <table:table-cell table:style-name="ce16" table:formula="of:=SUMIF([.$F$2:.$F$39];CONCATENATE([.R$1];[.$H91]);[.$D$2:.$D$46])" office:value-type="float" office:value="0" calcext:value-type="float">
            <text:p>0</text:p>
          </table:table-cell>
          <table:table-cell table:formula="of:=IF([.R91]=0;0;[.R91]*[.$K91])" office:value-type="float" office:value="0" calcext:value-type="float">
            <text:p>0</text:p>
          </table:table-cell>
          <table:table-cell table:style-name="ce16" table:formula="of:=SUMIF([.$F$2:.$F$39];CONCATENATE([.T$1];[.$H91]);[.$D$2:.$D$46])" office:value-type="float" office:value="0.25" calcext:value-type="float">
            <text:p>0.25</text:p>
          </table:table-cell>
          <table:table-cell table:formula="of:=IF([.T91]=0;0;[.T91]*[.$K91])" office:value-type="float" office:value="2" calcext:value-type="float">
            <text:p>2</text:p>
          </table:table-cell>
          <table:table-cell table:style-name="ce16" table:formula="of:=SUMIF([.$F$2:.$F$39];CONCATENATE([.V$1];[.$H91]);[.$D$2:.$D$46])" office:value-type="float" office:value="0" calcext:value-type="float">
            <text:p>0</text:p>
          </table:table-cell>
          <table:table-cell table:formula="of:=IF([.V91]=0;0;[.V91]*[.$K91])" office:value-type="float" office:value="0" calcext:value-type="float">
            <text:p>0</text:p>
          </table:table-cell>
          <table:table-cell table:style-name="ce16" table:formula="of:=SUMIF([.$F$2:.$F$39];CONCATENATE([.X$1];[.$H91]);[.$D$2:.$D$46])" office:value-type="float" office:value="0" calcext:value-type="float">
            <text:p>0</text:p>
          </table:table-cell>
          <table:table-cell table:formula="of:=IF([.X91]=0;0;[.X91]*[.$K91])" office:value-type="float" office:value="0" calcext:value-type="float">
            <text:p>0</text:p>
          </table:table-cell>
          <table:table-cell table:style-name="ce16" table:formula="of:=SUMIF([.$F$2:.$F$39];CONCATENATE([.Z$1];[.$H91]);[.$D$2:.$D$46])" office:value-type="float" office:value="0" calcext:value-type="float">
            <text:p>0</text:p>
          </table:table-cell>
          <table:table-cell table:formula="of:=IF([.Z91]=0;0;[.Z91]*[.$K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2]" office:value-type="string" office:string-value="Couscous salad" calcext:value-type="string">
            <text:p>Couscous salad</text:p>
          </table:table-cell>
          <table:table-cell table:style-name="ce23" table:formula="of:=['Unit Recipes'.H92]" office:value-type="string" office:string-value="2 spring onions (finely chopped)" calcext:value-type="string">
            <text:p>2 spring onions (finely chopped)</text:p>
          </table:table-cell>
          <table:table-cell table:style-name="ce23" table:formula="of:=['Unit Recipes'.I92]" office:value-type="string" office:string-value="piece" calcext:value-type="string">
            <text:p>piece</text:p>
          </table:table-cell>
          <table:table-cell table:style-name="ce23" table:formula="of:=['Unit Recipes'.J92]" office:value-type="float" office:value="8" calcext:value-type="float">
            <text:p>8</text:p>
          </table:table-cell>
          <table:table-cell/>
          <table:table-cell table:formula="of:=[.H92]" office:value-type="string" office:string-value="Couscous salad" calcext:value-type="string">
            <text:p>Couscous salad</text:p>
          </table:table-cell>
          <table:table-cell table:formula="of:=[.I92]" office:value-type="string" office:string-value="2 spring onions (finely chopped)" calcext:value-type="string">
            <text:p>2 spring onions (finely chopped)</text:p>
          </table:table-cell>
          <table:table-cell table:formula="of:=[.J92]" office:value-type="string" office:string-value="piece" calcext:value-type="string">
            <text:p>piece</text:p>
          </table:table-cell>
          <table:table-cell table:formula="of:=SUMIF([.$F$2:.$F$39];CONCATENATE([.P$1];[.$H92]);[.$D$2:.$D$46])" office:value-type="float" office:value="0" calcext:value-type="float">
            <text:p>0</text:p>
          </table:table-cell>
          <table:table-cell table:formula="of:=IF([.P92]=0;0;[.P92]*[.$K92])" office:value-type="float" office:value="0" calcext:value-type="float">
            <text:p>0</text:p>
          </table:table-cell>
          <table:table-cell table:style-name="ce16" table:formula="of:=SUMIF([.$F$2:.$F$39];CONCATENATE([.R$1];[.$H92]);[.$D$2:.$D$46])" office:value-type="float" office:value="0" calcext:value-type="float">
            <text:p>0</text:p>
          </table:table-cell>
          <table:table-cell table:formula="of:=IF([.R92]=0;0;[.R92]*[.$K92])" office:value-type="float" office:value="0" calcext:value-type="float">
            <text:p>0</text:p>
          </table:table-cell>
          <table:table-cell table:style-name="ce16" table:formula="of:=SUMIF([.$F$2:.$F$39];CONCATENATE([.T$1];[.$H92]);[.$D$2:.$D$46])" office:value-type="float" office:value="0.25" calcext:value-type="float">
            <text:p>0.25</text:p>
          </table:table-cell>
          <table:table-cell table:formula="of:=IF([.T92]=0;0;[.T92]*[.$K92])" office:value-type="float" office:value="2" calcext:value-type="float">
            <text:p>2</text:p>
          </table:table-cell>
          <table:table-cell table:style-name="ce16" table:formula="of:=SUMIF([.$F$2:.$F$39];CONCATENATE([.V$1];[.$H92]);[.$D$2:.$D$46])" office:value-type="float" office:value="0" calcext:value-type="float">
            <text:p>0</text:p>
          </table:table-cell>
          <table:table-cell table:formula="of:=IF([.V92]=0;0;[.V92]*[.$K92])" office:value-type="float" office:value="0" calcext:value-type="float">
            <text:p>0</text:p>
          </table:table-cell>
          <table:table-cell table:style-name="ce16" table:formula="of:=SUMIF([.$F$2:.$F$39];CONCATENATE([.X$1];[.$H92]);[.$D$2:.$D$46])" office:value-type="float" office:value="0" calcext:value-type="float">
            <text:p>0</text:p>
          </table:table-cell>
          <table:table-cell table:formula="of:=IF([.X92]=0;0;[.X92]*[.$K92])" office:value-type="float" office:value="0" calcext:value-type="float">
            <text:p>0</text:p>
          </table:table-cell>
          <table:table-cell table:style-name="ce16" table:formula="of:=SUMIF([.$F$2:.$F$39];CONCATENATE([.Z$1];[.$H92]);[.$D$2:.$D$46])" office:value-type="float" office:value="0" calcext:value-type="float">
            <text:p>0</text:p>
          </table:table-cell>
          <table:table-cell table:formula="of:=IF([.Z92]=0;0;[.Z92]*[.$K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3]" office:value-type="string" office:string-value="Couscous salad" calcext:value-type="string">
            <text:p>Couscous salad</text:p>
          </table:table-cell>
          <table:table-cell table:style-name="ce23" table:formula="of:=['Unit Recipes'.H93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3" table:formula="of:=['Unit Recipes'.I93]" office:value-type="string" office:string-value="piece" calcext:value-type="string">
            <text:p>piece</text:p>
          </table:table-cell>
          <table:table-cell table:style-name="ce23" table:formula="of:=['Unit Recipes'.J93]" office:value-type="float" office:value="8" calcext:value-type="float">
            <text:p>8</text:p>
          </table:table-cell>
          <table:table-cell/>
          <table:table-cell table:formula="of:=[.H93]" office:value-type="string" office:string-value="Couscous salad" calcext:value-type="string">
            <text:p>Couscous salad</text:p>
          </table:table-cell>
          <table:table-cell table:formula="of:=[.I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.J93]" office:value-type="string" office:string-value="piece" calcext:value-type="string">
            <text:p>piece</text:p>
          </table:table-cell>
          <table:table-cell table:formula="of:=SUMIF([.$F$2:.$F$39];CONCATENATE([.P$1];[.$H93]);[.$D$2:.$D$46])" office:value-type="float" office:value="0" calcext:value-type="float">
            <text:p>0</text:p>
          </table:table-cell>
          <table:table-cell table:formula="of:=IF([.P93]=0;0;[.P93]*[.$K93])" office:value-type="float" office:value="0" calcext:value-type="float">
            <text:p>0</text:p>
          </table:table-cell>
          <table:table-cell table:style-name="ce16" table:formula="of:=SUMIF([.$F$2:.$F$39];CONCATENATE([.R$1];[.$H93]);[.$D$2:.$D$46])" office:value-type="float" office:value="0" calcext:value-type="float">
            <text:p>0</text:p>
          </table:table-cell>
          <table:table-cell table:formula="of:=IF([.R93]=0;0;[.R93]*[.$K93])" office:value-type="float" office:value="0" calcext:value-type="float">
            <text:p>0</text:p>
          </table:table-cell>
          <table:table-cell table:style-name="ce16" table:formula="of:=SUMIF([.$F$2:.$F$39];CONCATENATE([.T$1];[.$H93]);[.$D$2:.$D$46])" office:value-type="float" office:value="0.25" calcext:value-type="float">
            <text:p>0.25</text:p>
          </table:table-cell>
          <table:table-cell table:formula="of:=IF([.T93]=0;0;[.T93]*[.$K93])" office:value-type="float" office:value="2" calcext:value-type="float">
            <text:p>2</text:p>
          </table:table-cell>
          <table:table-cell table:style-name="ce16" table:formula="of:=SUMIF([.$F$2:.$F$39];CONCATENATE([.V$1];[.$H93]);[.$D$2:.$D$46])" office:value-type="float" office:value="0" calcext:value-type="float">
            <text:p>0</text:p>
          </table:table-cell>
          <table:table-cell table:formula="of:=IF([.V93]=0;0;[.V93]*[.$K93])" office:value-type="float" office:value="0" calcext:value-type="float">
            <text:p>0</text:p>
          </table:table-cell>
          <table:table-cell table:style-name="ce16" table:formula="of:=SUMIF([.$F$2:.$F$39];CONCATENATE([.X$1];[.$H93]);[.$D$2:.$D$46])" office:value-type="float" office:value="0" calcext:value-type="float">
            <text:p>0</text:p>
          </table:table-cell>
          <table:table-cell table:formula="of:=IF([.X93]=0;0;[.X93]*[.$K93])" office:value-type="float" office:value="0" calcext:value-type="float">
            <text:p>0</text:p>
          </table:table-cell>
          <table:table-cell table:style-name="ce16" table:formula="of:=SUMIF([.$F$2:.$F$39];CONCATENATE([.Z$1];[.$H93]);[.$D$2:.$D$46])" office:value-type="float" office:value="0" calcext:value-type="float">
            <text:p>0</text:p>
          </table:table-cell>
          <table:table-cell table:formula="of:=IF([.Z93]=0;0;[.Z93]*[.$K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4]" office:value-type="string" office:string-value="Couscous salad" calcext:value-type="string">
            <text:p>Couscous salad</text:p>
          </table:table-cell>
          <table:table-cell table:style-name="ce23" table:formula="of:=['Unit Recipes'.H94]" office:value-type="string" office:string-value="3 tbsp lemon juice" calcext:value-type="string">
            <text:p>3 tbsp lemon juice</text:p>
          </table:table-cell>
          <table:table-cell table:style-name="ce23" table:formula="of:=['Unit Recipes'.I94]" office:value-type="string" office:string-value="ml" calcext:value-type="string">
            <text:p>ml</text:p>
          </table:table-cell>
          <table:table-cell table:style-name="ce23" table:formula="of:=['Unit Recipes'.J94]" office:value-type="float" office:value="8" calcext:value-type="float">
            <text:p>8</text:p>
          </table:table-cell>
          <table:table-cell/>
          <table:table-cell table:formula="of:=[.H94]" office:value-type="string" office:string-value="Couscous salad" calcext:value-type="string">
            <text:p>Couscous salad</text:p>
          </table:table-cell>
          <table:table-cell table:formula="of:=[.I94]" office:value-type="string" office:string-value="3 tbsp lemon juice" calcext:value-type="string">
            <text:p>3 tbsp lemon juice</text:p>
          </table:table-cell>
          <table:table-cell table:formula="of:=[.J94]" office:value-type="string" office:string-value="ml" calcext:value-type="string">
            <text:p>ml</text:p>
          </table:table-cell>
          <table:table-cell table:formula="of:=SUMIF([.$F$2:.$F$39];CONCATENATE([.P$1];[.$H94]);[.$D$2:.$D$46])" office:value-type="float" office:value="0" calcext:value-type="float">
            <text:p>0</text:p>
          </table:table-cell>
          <table:table-cell table:formula="of:=IF([.P94]=0;0;[.P94]*[.$K94])" office:value-type="float" office:value="0" calcext:value-type="float">
            <text:p>0</text:p>
          </table:table-cell>
          <table:table-cell table:style-name="ce16" table:formula="of:=SUMIF([.$F$2:.$F$39];CONCATENATE([.R$1];[.$H94]);[.$D$2:.$D$46])" office:value-type="float" office:value="0" calcext:value-type="float">
            <text:p>0</text:p>
          </table:table-cell>
          <table:table-cell table:formula="of:=IF([.R94]=0;0;[.R94]*[.$K94])" office:value-type="float" office:value="0" calcext:value-type="float">
            <text:p>0</text:p>
          </table:table-cell>
          <table:table-cell table:style-name="ce16" table:formula="of:=SUMIF([.$F$2:.$F$39];CONCATENATE([.T$1];[.$H94]);[.$D$2:.$D$46])" office:value-type="float" office:value="0.25" calcext:value-type="float">
            <text:p>0.25</text:p>
          </table:table-cell>
          <table:table-cell table:formula="of:=IF([.T94]=0;0;[.T94]*[.$K94])" office:value-type="float" office:value="2" calcext:value-type="float">
            <text:p>2</text:p>
          </table:table-cell>
          <table:table-cell table:style-name="ce16" table:formula="of:=SUMIF([.$F$2:.$F$39];CONCATENATE([.V$1];[.$H94]);[.$D$2:.$D$46])" office:value-type="float" office:value="0" calcext:value-type="float">
            <text:p>0</text:p>
          </table:table-cell>
          <table:table-cell table:formula="of:=IF([.V94]=0;0;[.V94]*[.$K94])" office:value-type="float" office:value="0" calcext:value-type="float">
            <text:p>0</text:p>
          </table:table-cell>
          <table:table-cell table:style-name="ce16" table:formula="of:=SUMIF([.$F$2:.$F$39];CONCATENATE([.X$1];[.$H94]);[.$D$2:.$D$46])" office:value-type="float" office:value="0" calcext:value-type="float">
            <text:p>0</text:p>
          </table:table-cell>
          <table:table-cell table:formula="of:=IF([.X94]=0;0;[.X94]*[.$K94])" office:value-type="float" office:value="0" calcext:value-type="float">
            <text:p>0</text:p>
          </table:table-cell>
          <table:table-cell table:style-name="ce16" table:formula="of:=SUMIF([.$F$2:.$F$39];CONCATENATE([.Z$1];[.$H94]);[.$D$2:.$D$46])" office:value-type="float" office:value="0" calcext:value-type="float">
            <text:p>0</text:p>
          </table:table-cell>
          <table:table-cell table:formula="of:=IF([.Z94]=0;0;[.Z94]*[.$K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5]" office:value-type="string" office:string-value="Couscous salad" calcext:value-type="string">
            <text:p>Couscous salad</text:p>
          </table:table-cell>
          <table:table-cell table:style-name="ce23" table:formula="of:=['Unit Recipes'.H95]" office:value-type="string" office:string-value="olive oil" calcext:value-type="string">
            <text:p>olive oil</text:p>
          </table:table-cell>
          <table:table-cell table:style-name="ce23" table:formula="of:=['Unit Recipes'.I95]" office:value-type="string" office:string-value="ml" calcext:value-type="string">
            <text:p>ml</text:p>
          </table:table-cell>
          <table:table-cell table:style-name="ce23" table:formula="of:=['Unit Recipes'.J95]" office:value-type="float" office:value="8" calcext:value-type="float">
            <text:p>8</text:p>
          </table:table-cell>
          <table:table-cell/>
          <table:table-cell table:formula="of:=[.H95]" office:value-type="string" office:string-value="Couscous salad" calcext:value-type="string">
            <text:p>Couscous salad</text:p>
          </table:table-cell>
          <table:table-cell table:formula="of:=[.I95]" office:value-type="string" office:string-value="olive oil" calcext:value-type="string">
            <text:p>olive oil</text:p>
          </table:table-cell>
          <table:table-cell table:formula="of:=[.J95]" office:value-type="string" office:string-value="ml" calcext:value-type="string">
            <text:p>ml</text:p>
          </table:table-cell>
          <table:table-cell table:formula="of:=SUMIF([.$F$2:.$F$39];CONCATENATE([.P$1];[.$H95]);[.$D$2:.$D$46])" office:value-type="float" office:value="0" calcext:value-type="float">
            <text:p>0</text:p>
          </table:table-cell>
          <table:table-cell table:formula="of:=IF([.P95]=0;0;[.P95]*[.$K95])" office:value-type="float" office:value="0" calcext:value-type="float">
            <text:p>0</text:p>
          </table:table-cell>
          <table:table-cell table:style-name="ce16" table:formula="of:=SUMIF([.$F$2:.$F$39];CONCATENATE([.R$1];[.$H95]);[.$D$2:.$D$46])" office:value-type="float" office:value="0" calcext:value-type="float">
            <text:p>0</text:p>
          </table:table-cell>
          <table:table-cell table:formula="of:=IF([.R95]=0;0;[.R95]*[.$K95])" office:value-type="float" office:value="0" calcext:value-type="float">
            <text:p>0</text:p>
          </table:table-cell>
          <table:table-cell table:style-name="ce16" table:formula="of:=SUMIF([.$F$2:.$F$39];CONCATENATE([.T$1];[.$H95]);[.$D$2:.$D$46])" office:value-type="float" office:value="0.25" calcext:value-type="float">
            <text:p>0.25</text:p>
          </table:table-cell>
          <table:table-cell table:formula="of:=IF([.T95]=0;0;[.T95]*[.$K95])" office:value-type="float" office:value="2" calcext:value-type="float">
            <text:p>2</text:p>
          </table:table-cell>
          <table:table-cell table:style-name="ce16" table:formula="of:=SUMIF([.$F$2:.$F$39];CONCATENATE([.V$1];[.$H95]);[.$D$2:.$D$46])" office:value-type="float" office:value="0" calcext:value-type="float">
            <text:p>0</text:p>
          </table:table-cell>
          <table:table-cell table:formula="of:=IF([.V95]=0;0;[.V95]*[.$K95])" office:value-type="float" office:value="0" calcext:value-type="float">
            <text:p>0</text:p>
          </table:table-cell>
          <table:table-cell table:style-name="ce16" table:formula="of:=SUMIF([.$F$2:.$F$39];CONCATENATE([.X$1];[.$H95]);[.$D$2:.$D$46])" office:value-type="float" office:value="0" calcext:value-type="float">
            <text:p>0</text:p>
          </table:table-cell>
          <table:table-cell table:formula="of:=IF([.X95]=0;0;[.X95]*[.$K95])" office:value-type="float" office:value="0" calcext:value-type="float">
            <text:p>0</text:p>
          </table:table-cell>
          <table:table-cell table:style-name="ce16" table:formula="of:=SUMIF([.$F$2:.$F$39];CONCATENATE([.Z$1];[.$H95]);[.$D$2:.$D$46])" office:value-type="float" office:value="0" calcext:value-type="float">
            <text:p>0</text:p>
          </table:table-cell>
          <table:table-cell table:formula="of:=IF([.Z95]=0;0;[.Z95]*[.$K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6]">
            <text:p/>
          </table:table-cell>
          <table:table-cell table:style-name="ce23" table:formula="of:=['Unit Recipes'.H96]" office:value-type="float" office:value="0" calcext:value-type="float">
            <text:p>0</text:p>
          </table:table-cell>
          <table:table-cell table:style-name="ce23" table:formula="of:=['Unit Recipes'.I96]" office:value-type="float" office:value="0" calcext:value-type="float">
            <text:p>0</text:p>
          </table:table-cell>
          <table:table-cell table:style-name="ce23" table:formula="of:=['Unit Recipes'.J96]" office:value-type="float" office:value="8" calcext:value-type="float">
            <text:p>8</text:p>
          </table:table-cell>
          <table:table-cell/>
          <table:table-cell table:formula="of:=[.H96]">
            <text:p/>
          </table:table-cell>
          <table:table-cell table:formula="of:=[.I96]" office:value-type="float" office:value="0" calcext:value-type="float">
            <text:p>0</text:p>
          </table:table-cell>
          <table:table-cell table:formula="of:=[.J96]" office:value-type="float" office:value="0" calcext:value-type="float">
            <text:p>0</text:p>
          </table:table-cell>
          <table:table-cell table:formula="of:=SUMIF([.$F$2:.$F$39];CONCATENATE([.P$1];[.$H96]);[.$D$2:.$D$46])" office:value-type="float" office:value="0" calcext:value-type="float">
            <text:p>0</text:p>
          </table:table-cell>
          <table:table-cell table:formula="of:=IF([.P96]=0;0;[.P96]*[.$K96])" office:value-type="float" office:value="0" calcext:value-type="float">
            <text:p>0</text:p>
          </table:table-cell>
          <table:table-cell table:style-name="ce16" table:formula="of:=SUMIF([.$F$2:.$F$39];CONCATENATE([.R$1];[.$H96]);[.$D$2:.$D$46])" office:value-type="float" office:value="0" calcext:value-type="float">
            <text:p>0</text:p>
          </table:table-cell>
          <table:table-cell table:formula="of:=IF([.R96]=0;0;[.R96]*[.$K96])" office:value-type="float" office:value="0" calcext:value-type="float">
            <text:p>0</text:p>
          </table:table-cell>
          <table:table-cell table:style-name="ce16" table:formula="of:=SUMIF([.$F$2:.$F$39];CONCATENATE([.T$1];[.$H96]);[.$D$2:.$D$46])" office:value-type="float" office:value="0" calcext:value-type="float">
            <text:p>0</text:p>
          </table:table-cell>
          <table:table-cell table:formula="of:=IF([.T96]=0;0;[.T96]*[.$K96])" office:value-type="float" office:value="0" calcext:value-type="float">
            <text:p>0</text:p>
          </table:table-cell>
          <table:table-cell table:style-name="ce16" table:formula="of:=SUMIF([.$F$2:.$F$39];CONCATENATE([.V$1];[.$H96]);[.$D$2:.$D$46])" office:value-type="float" office:value="0" calcext:value-type="float">
            <text:p>0</text:p>
          </table:table-cell>
          <table:table-cell table:formula="of:=IF([.V96]=0;0;[.V96]*[.$K96])" office:value-type="float" office:value="0" calcext:value-type="float">
            <text:p>0</text:p>
          </table:table-cell>
          <table:table-cell table:style-name="ce16" table:formula="of:=SUMIF([.$F$2:.$F$39];CONCATENATE([.X$1];[.$H96]);[.$D$2:.$D$46])" office:value-type="float" office:value="0" calcext:value-type="float">
            <text:p>0</text:p>
          </table:table-cell>
          <table:table-cell table:formula="of:=IF([.X96]=0;0;[.X96]*[.$K96])" office:value-type="float" office:value="0" calcext:value-type="float">
            <text:p>0</text:p>
          </table:table-cell>
          <table:table-cell table:style-name="ce16" table:formula="of:=SUMIF([.$F$2:.$F$39];CONCATENATE([.Z$1];[.$H96]);[.$D$2:.$D$46])" office:value-type="float" office:value="0" calcext:value-type="float">
            <text:p>0</text:p>
          </table:table-cell>
          <table:table-cell table:formula="of:=IF([.Z96]=0;0;[.Z96]*[.$K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7]">
            <text:p/>
          </table:table-cell>
          <table:table-cell table:style-name="ce23" table:formula="of:=['Unit Recipes'.H97]" office:value-type="float" office:value="0" calcext:value-type="float">
            <text:p>0</text:p>
          </table:table-cell>
          <table:table-cell table:style-name="ce23" table:formula="of:=['Unit Recipes'.I97]" office:value-type="float" office:value="0" calcext:value-type="float">
            <text:p>0</text:p>
          </table:table-cell>
          <table:table-cell table:style-name="ce23" table:formula="of:=['Unit Recipes'.J97]" office:value-type="float" office:value="16" calcext:value-type="float">
            <text:p>16</text:p>
          </table:table-cell>
          <table:table-cell/>
          <table:table-cell table:formula="of:=[.H97]">
            <text:p/>
          </table:table-cell>
          <table:table-cell table:formula="of:=[.I97]" office:value-type="float" office:value="0" calcext:value-type="float">
            <text:p>0</text:p>
          </table:table-cell>
          <table:table-cell table:formula="of:=[.J97]" office:value-type="float" office:value="0" calcext:value-type="float">
            <text:p>0</text:p>
          </table:table-cell>
          <table:table-cell table:formula="of:=SUMIF([.$F$2:.$F$39];CONCATENATE([.P$1];[.$H97]);[.$D$2:.$D$46])" office:value-type="float" office:value="0" calcext:value-type="float">
            <text:p>0</text:p>
          </table:table-cell>
          <table:table-cell table:formula="of:=IF([.P97]=0;0;[.P97]*[.$K97])" office:value-type="float" office:value="0" calcext:value-type="float">
            <text:p>0</text:p>
          </table:table-cell>
          <table:table-cell table:style-name="ce16" table:formula="of:=SUMIF([.$F$2:.$F$39];CONCATENATE([.R$1];[.$H97]);[.$D$2:.$D$46])" office:value-type="float" office:value="0" calcext:value-type="float">
            <text:p>0</text:p>
          </table:table-cell>
          <table:table-cell table:formula="of:=IF([.R97]=0;0;[.R97]*[.$K97])" office:value-type="float" office:value="0" calcext:value-type="float">
            <text:p>0</text:p>
          </table:table-cell>
          <table:table-cell table:style-name="ce16" table:formula="of:=SUMIF([.$F$2:.$F$39];CONCATENATE([.T$1];[.$H97]);[.$D$2:.$D$46])" office:value-type="float" office:value="0" calcext:value-type="float">
            <text:p>0</text:p>
          </table:table-cell>
          <table:table-cell table:formula="of:=IF([.T97]=0;0;[.T97]*[.$K97])" office:value-type="float" office:value="0" calcext:value-type="float">
            <text:p>0</text:p>
          </table:table-cell>
          <table:table-cell table:style-name="ce16" table:formula="of:=SUMIF([.$F$2:.$F$39];CONCATENATE([.V$1];[.$H97]);[.$D$2:.$D$46])" office:value-type="float" office:value="0" calcext:value-type="float">
            <text:p>0</text:p>
          </table:table-cell>
          <table:table-cell table:formula="of:=IF([.V97]=0;0;[.V97]*[.$K97])" office:value-type="float" office:value="0" calcext:value-type="float">
            <text:p>0</text:p>
          </table:table-cell>
          <table:table-cell table:style-name="ce16" table:formula="of:=SUMIF([.$F$2:.$F$39];CONCATENATE([.X$1];[.$H97]);[.$D$2:.$D$46])" office:value-type="float" office:value="0" calcext:value-type="float">
            <text:p>0</text:p>
          </table:table-cell>
          <table:table-cell table:formula="of:=IF([.X97]=0;0;[.X97]*[.$K97])" office:value-type="float" office:value="0" calcext:value-type="float">
            <text:p>0</text:p>
          </table:table-cell>
          <table:table-cell table:style-name="ce16" table:formula="of:=SUMIF([.$F$2:.$F$39];CONCATENATE([.Z$1];[.$H97]);[.$D$2:.$D$46])" office:value-type="float" office:value="0" calcext:value-type="float">
            <text:p>0</text:p>
          </table:table-cell>
          <table:table-cell table:formula="of:=IF([.Z97]=0;0;[.Z97]*[.$K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8]" office:value-type="string" office:string-value="German Potato Salad" calcext:value-type="string">
            <text:p>German Potato Salad</text:p>
          </table:table-cell>
          <table:table-cell table:style-name="ce23" table:formula="of:=['Unit Recipes'.H98]" office:value-type="string" office:string-value="diced potatos" calcext:value-type="string">
            <text:p>diced potatos</text:p>
          </table:table-cell>
          <table:table-cell table:style-name="ce23" table:formula="of:=['Unit Recipes'.I98]" office:value-type="string" office:string-value="g" calcext:value-type="string">
            <text:p>g</text:p>
          </table:table-cell>
          <table:table-cell table:style-name="ce23" table:formula="of:=['Unit Recipes'.J98]" office:value-type="float" office:value="16" calcext:value-type="float">
            <text:p>16</text:p>
          </table:table-cell>
          <table:table-cell/>
          <table:table-cell table:formula="of:=[.H98]" office:value-type="string" office:string-value="German Potato Salad" calcext:value-type="string">
            <text:p>German Potato Salad</text:p>
          </table:table-cell>
          <table:table-cell table:formula="of:=[.I98]" office:value-type="string" office:string-value="diced potatos" calcext:value-type="string">
            <text:p>diced potatos</text:p>
          </table:table-cell>
          <table:table-cell table:formula="of:=[.J98]" office:value-type="string" office:string-value="g" calcext:value-type="string">
            <text:p>g</text:p>
          </table:table-cell>
          <table:table-cell table:formula="of:=SUMIF([.$F$2:.$F$39];CONCATENATE([.P$1];[.$H98]);[.$D$2:.$D$46])" office:value-type="float" office:value="0" calcext:value-type="float">
            <text:p>0</text:p>
          </table:table-cell>
          <table:table-cell table:formula="of:=IF([.P98]=0;0;[.P98]*[.$K98])" office:value-type="float" office:value="0" calcext:value-type="float">
            <text:p>0</text:p>
          </table:table-cell>
          <table:table-cell table:style-name="ce16" table:formula="of:=SUMIF([.$F$2:.$F$39];CONCATENATE([.R$1];[.$H98]);[.$D$2:.$D$46])" office:value-type="float" office:value="0" calcext:value-type="float">
            <text:p>0</text:p>
          </table:table-cell>
          <table:table-cell table:formula="of:=IF([.R98]=0;0;[.R98]*[.$K98])" office:value-type="float" office:value="0" calcext:value-type="float">
            <text:p>0</text:p>
          </table:table-cell>
          <table:table-cell table:style-name="ce16" table:formula="of:=SUMIF([.$F$2:.$F$39];CONCATENATE([.T$1];[.$H98]);[.$D$2:.$D$46])" office:value-type="float" office:value="0.25" calcext:value-type="float">
            <text:p>0.25</text:p>
          </table:table-cell>
          <table:table-cell table:formula="of:=IF([.T98]=0;0;[.T98]*[.$K98])" office:value-type="float" office:value="4" calcext:value-type="float">
            <text:p>4</text:p>
          </table:table-cell>
          <table:table-cell table:style-name="ce16" table:formula="of:=SUMIF([.$F$2:.$F$39];CONCATENATE([.V$1];[.$H98]);[.$D$2:.$D$46])" office:value-type="float" office:value="0" calcext:value-type="float">
            <text:p>0</text:p>
          </table:table-cell>
          <table:table-cell table:formula="of:=IF([.V98]=0;0;[.V98]*[.$K98])" office:value-type="float" office:value="0" calcext:value-type="float">
            <text:p>0</text:p>
          </table:table-cell>
          <table:table-cell table:style-name="ce16" table:formula="of:=SUMIF([.$F$2:.$F$39];CONCATENATE([.X$1];[.$H98]);[.$D$2:.$D$46])" office:value-type="float" office:value="0" calcext:value-type="float">
            <text:p>0</text:p>
          </table:table-cell>
          <table:table-cell table:formula="of:=IF([.X98]=0;0;[.X98]*[.$K98])" office:value-type="float" office:value="0" calcext:value-type="float">
            <text:p>0</text:p>
          </table:table-cell>
          <table:table-cell table:style-name="ce16" table:formula="of:=SUMIF([.$F$2:.$F$39];CONCATENATE([.Z$1];[.$H98]);[.$D$2:.$D$46])" office:value-type="float" office:value="0" calcext:value-type="float">
            <text:p>0</text:p>
          </table:table-cell>
          <table:table-cell table:formula="of:=IF([.Z98]=0;0;[.Z98]*[.$K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99]" office:value-type="string" office:string-value="German Potato Salad" calcext:value-type="string">
            <text:p>German Potato Salad</text:p>
          </table:table-cell>
          <table:table-cell table:style-name="ce23" table:formula="of:=['Unit Recipes'.H99]" office:value-type="string" office:string-value="bacon" calcext:value-type="string">
            <text:p>bacon</text:p>
          </table:table-cell>
          <table:table-cell table:style-name="ce23" table:formula="of:=['Unit Recipes'.I99]" office:value-type="string" office:string-value="slice" calcext:value-type="string">
            <text:p>slice</text:p>
          </table:table-cell>
          <table:table-cell table:style-name="ce23" table:formula="of:=['Unit Recipes'.J99]" office:value-type="float" office:value="16" calcext:value-type="float">
            <text:p>16</text:p>
          </table:table-cell>
          <table:table-cell/>
          <table:table-cell table:formula="of:=[.H99]" office:value-type="string" office:string-value="German Potato Salad" calcext:value-type="string">
            <text:p>German Potato Salad</text:p>
          </table:table-cell>
          <table:table-cell table:formula="of:=[.I99]" office:value-type="string" office:string-value="bacon" calcext:value-type="string">
            <text:p>bacon</text:p>
          </table:table-cell>
          <table:table-cell table:formula="of:=[.J99]" office:value-type="string" office:string-value="slice" calcext:value-type="string">
            <text:p>slice</text:p>
          </table:table-cell>
          <table:table-cell table:formula="of:=SUMIF([.$F$2:.$F$39];CONCATENATE([.P$1];[.$H99]);[.$D$2:.$D$46])" office:value-type="float" office:value="0" calcext:value-type="float">
            <text:p>0</text:p>
          </table:table-cell>
          <table:table-cell table:formula="of:=IF([.P99]=0;0;[.P99]*[.$K99])" office:value-type="float" office:value="0" calcext:value-type="float">
            <text:p>0</text:p>
          </table:table-cell>
          <table:table-cell table:style-name="ce16" table:formula="of:=SUMIF([.$F$2:.$F$39];CONCATENATE([.R$1];[.$H99]);[.$D$2:.$D$46])" office:value-type="float" office:value="0" calcext:value-type="float">
            <text:p>0</text:p>
          </table:table-cell>
          <table:table-cell table:formula="of:=IF([.R99]=0;0;[.R99]*[.$K99])" office:value-type="float" office:value="0" calcext:value-type="float">
            <text:p>0</text:p>
          </table:table-cell>
          <table:table-cell table:style-name="ce16" table:formula="of:=SUMIF([.$F$2:.$F$39];CONCATENATE([.T$1];[.$H99]);[.$D$2:.$D$46])" office:value-type="float" office:value="0.25" calcext:value-type="float">
            <text:p>0.25</text:p>
          </table:table-cell>
          <table:table-cell table:formula="of:=IF([.T99]=0;0;[.T99]*[.$K99])" office:value-type="float" office:value="4" calcext:value-type="float">
            <text:p>4</text:p>
          </table:table-cell>
          <table:table-cell table:style-name="ce16" table:formula="of:=SUMIF([.$F$2:.$F$39];CONCATENATE([.V$1];[.$H99]);[.$D$2:.$D$46])" office:value-type="float" office:value="0" calcext:value-type="float">
            <text:p>0</text:p>
          </table:table-cell>
          <table:table-cell table:formula="of:=IF([.V99]=0;0;[.V99]*[.$K99])" office:value-type="float" office:value="0" calcext:value-type="float">
            <text:p>0</text:p>
          </table:table-cell>
          <table:table-cell table:style-name="ce16" table:formula="of:=SUMIF([.$F$2:.$F$39];CONCATENATE([.X$1];[.$H99]);[.$D$2:.$D$46])" office:value-type="float" office:value="0" calcext:value-type="float">
            <text:p>0</text:p>
          </table:table-cell>
          <table:table-cell table:formula="of:=IF([.X99]=0;0;[.X99]*[.$K99])" office:value-type="float" office:value="0" calcext:value-type="float">
            <text:p>0</text:p>
          </table:table-cell>
          <table:table-cell table:style-name="ce16" table:formula="of:=SUMIF([.$F$2:.$F$39];CONCATENATE([.Z$1];[.$H99]);[.$D$2:.$D$46])" office:value-type="float" office:value="0" calcext:value-type="float">
            <text:p>0</text:p>
          </table:table-cell>
          <table:table-cell table:formula="of:=IF([.Z99]=0;0;[.Z99]*[.$K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0]" office:value-type="string" office:string-value="German Potato Salad" calcext:value-type="string">
            <text:p>German Potato Salad</text:p>
          </table:table-cell>
          <table:table-cell table:style-name="ce23" table:formula="of:=['Unit Recipes'.H100]" office:value-type="string" office:string-value="small onion, diced" calcext:value-type="string">
            <text:p>small onion, diced</text:p>
          </table:table-cell>
          <table:table-cell table:style-name="ce23" table:formula="of:=['Unit Recipes'.I100]" office:value-type="string" office:string-value="onion" calcext:value-type="string">
            <text:p>onion</text:p>
          </table:table-cell>
          <table:table-cell table:style-name="ce23" table:formula="of:=['Unit Recipes'.J100]" office:value-type="float" office:value="16" calcext:value-type="float">
            <text:p>16</text:p>
          </table:table-cell>
          <table:table-cell/>
          <table:table-cell table:formula="of:=[.H100]" office:value-type="string" office:string-value="German Potato Salad" calcext:value-type="string">
            <text:p>German Potato Salad</text:p>
          </table:table-cell>
          <table:table-cell table:formula="of:=[.I100]" office:value-type="string" office:string-value="small onion, diced" calcext:value-type="string">
            <text:p>small onion, diced</text:p>
          </table:table-cell>
          <table:table-cell table:formula="of:=[.J100]" office:value-type="string" office:string-value="onion" calcext:value-type="string">
            <text:p>onion</text:p>
          </table:table-cell>
          <table:table-cell table:formula="of:=SUMIF([.$F$2:.$F$39];CONCATENATE([.P$1];[.$H100]);[.$D$2:.$D$46])" office:value-type="float" office:value="0" calcext:value-type="float">
            <text:p>0</text:p>
          </table:table-cell>
          <table:table-cell table:formula="of:=IF([.P100]=0;0;[.P100]*[.$K100])" office:value-type="float" office:value="0" calcext:value-type="float">
            <text:p>0</text:p>
          </table:table-cell>
          <table:table-cell table:style-name="ce16" table:formula="of:=SUMIF([.$F$2:.$F$39];CONCATENATE([.R$1];[.$H100]);[.$D$2:.$D$46])" office:value-type="float" office:value="0" calcext:value-type="float">
            <text:p>0</text:p>
          </table:table-cell>
          <table:table-cell table:formula="of:=IF([.R100]=0;0;[.R100]*[.$K100])" office:value-type="float" office:value="0" calcext:value-type="float">
            <text:p>0</text:p>
          </table:table-cell>
          <table:table-cell table:style-name="ce16" table:formula="of:=SUMIF([.$F$2:.$F$39];CONCATENATE([.T$1];[.$H100]);[.$D$2:.$D$46])" office:value-type="float" office:value="0.25" calcext:value-type="float">
            <text:p>0.25</text:p>
          </table:table-cell>
          <table:table-cell table:formula="of:=IF([.T100]=0;0;[.T100]*[.$K100])" office:value-type="float" office:value="4" calcext:value-type="float">
            <text:p>4</text:p>
          </table:table-cell>
          <table:table-cell table:style-name="ce16" table:formula="of:=SUMIF([.$F$2:.$F$39];CONCATENATE([.V$1];[.$H100]);[.$D$2:.$D$46])" office:value-type="float" office:value="0" calcext:value-type="float">
            <text:p>0</text:p>
          </table:table-cell>
          <table:table-cell table:formula="of:=IF([.V100]=0;0;[.V100]*[.$K100])" office:value-type="float" office:value="0" calcext:value-type="float">
            <text:p>0</text:p>
          </table:table-cell>
          <table:table-cell table:style-name="ce16" table:formula="of:=SUMIF([.$F$2:.$F$39];CONCATENATE([.X$1];[.$H100]);[.$D$2:.$D$46])" office:value-type="float" office:value="0" calcext:value-type="float">
            <text:p>0</text:p>
          </table:table-cell>
          <table:table-cell table:formula="of:=IF([.X100]=0;0;[.X100]*[.$K100])" office:value-type="float" office:value="0" calcext:value-type="float">
            <text:p>0</text:p>
          </table:table-cell>
          <table:table-cell table:style-name="ce16" table:formula="of:=SUMIF([.$F$2:.$F$39];CONCATENATE([.Z$1];[.$H100]);[.$D$2:.$D$46])" office:value-type="float" office:value="0" calcext:value-type="float">
            <text:p>0</text:p>
          </table:table-cell>
          <table:table-cell table:formula="of:=IF([.Z100]=0;0;[.Z100]*[.$K1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1]" office:value-type="string" office:string-value="German Potato Salad" calcext:value-type="string">
            <text:p>German Potato Salad</text:p>
          </table:table-cell>
          <table:table-cell table:style-name="ce23" table:formula="of:=['Unit Recipes'.H101]" office:value-type="string" office:string-value="white vinegar" calcext:value-type="string">
            <text:p>white vinegar</text:p>
          </table:table-cell>
          <table:table-cell table:style-name="ce23" table:formula="of:=['Unit Recipes'.I101]" office:value-type="string" office:string-value="ml" calcext:value-type="string">
            <text:p>ml</text:p>
          </table:table-cell>
          <table:table-cell table:style-name="ce23" table:formula="of:=['Unit Recipes'.J101]" office:value-type="float" office:value="16" calcext:value-type="float">
            <text:p>16</text:p>
          </table:table-cell>
          <table:table-cell/>
          <table:table-cell table:formula="of:=[.H101]" office:value-type="string" office:string-value="German Potato Salad" calcext:value-type="string">
            <text:p>German Potato Salad</text:p>
          </table:table-cell>
          <table:table-cell table:formula="of:=[.I101]" office:value-type="string" office:string-value="white vinegar" calcext:value-type="string">
            <text:p>white vinegar</text:p>
          </table:table-cell>
          <table:table-cell table:formula="of:=[.J101]" office:value-type="string" office:string-value="ml" calcext:value-type="string">
            <text:p>ml</text:p>
          </table:table-cell>
          <table:table-cell table:formula="of:=SUMIF([.$F$2:.$F$39];CONCATENATE([.P$1];[.$H101]);[.$D$2:.$D$46])" office:value-type="float" office:value="0" calcext:value-type="float">
            <text:p>0</text:p>
          </table:table-cell>
          <table:table-cell table:formula="of:=IF([.P101]=0;0;[.P101]*[.$K101])" office:value-type="float" office:value="0" calcext:value-type="float">
            <text:p>0</text:p>
          </table:table-cell>
          <table:table-cell table:style-name="ce16" table:formula="of:=SUMIF([.$F$2:.$F$39];CONCATENATE([.R$1];[.$H101]);[.$D$2:.$D$46])" office:value-type="float" office:value="0" calcext:value-type="float">
            <text:p>0</text:p>
          </table:table-cell>
          <table:table-cell table:formula="of:=IF([.R101]=0;0;[.R101]*[.$K101])" office:value-type="float" office:value="0" calcext:value-type="float">
            <text:p>0</text:p>
          </table:table-cell>
          <table:table-cell table:style-name="ce16" table:formula="of:=SUMIF([.$F$2:.$F$39];CONCATENATE([.T$1];[.$H101]);[.$D$2:.$D$46])" office:value-type="float" office:value="0.25" calcext:value-type="float">
            <text:p>0.25</text:p>
          </table:table-cell>
          <table:table-cell table:formula="of:=IF([.T101]=0;0;[.T101]*[.$K101])" office:value-type="float" office:value="4" calcext:value-type="float">
            <text:p>4</text:p>
          </table:table-cell>
          <table:table-cell table:style-name="ce16" table:formula="of:=SUMIF([.$F$2:.$F$39];CONCATENATE([.V$1];[.$H101]);[.$D$2:.$D$46])" office:value-type="float" office:value="0" calcext:value-type="float">
            <text:p>0</text:p>
          </table:table-cell>
          <table:table-cell table:formula="of:=IF([.V101]=0;0;[.V101]*[.$K101])" office:value-type="float" office:value="0" calcext:value-type="float">
            <text:p>0</text:p>
          </table:table-cell>
          <table:table-cell table:style-name="ce16" table:formula="of:=SUMIF([.$F$2:.$F$39];CONCATENATE([.X$1];[.$H101]);[.$D$2:.$D$46])" office:value-type="float" office:value="0" calcext:value-type="float">
            <text:p>0</text:p>
          </table:table-cell>
          <table:table-cell table:formula="of:=IF([.X101]=0;0;[.X101]*[.$K101])" office:value-type="float" office:value="0" calcext:value-type="float">
            <text:p>0</text:p>
          </table:table-cell>
          <table:table-cell table:style-name="ce16" table:formula="of:=SUMIF([.$F$2:.$F$39];CONCATENATE([.Z$1];[.$H101]);[.$D$2:.$D$46])" office:value-type="float" office:value="0" calcext:value-type="float">
            <text:p>0</text:p>
          </table:table-cell>
          <table:table-cell table:formula="of:=IF([.Z101]=0;0;[.Z101]*[.$K1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2]" office:value-type="string" office:string-value="German Potato Salad" calcext:value-type="string">
            <text:p>German Potato Salad</text:p>
          </table:table-cell>
          <table:table-cell table:style-name="ce23" table:formula="of:=['Unit Recipes'.H102]" office:value-type="string" office:string-value="water" calcext:value-type="string">
            <text:p>water</text:p>
          </table:table-cell>
          <table:table-cell table:style-name="ce23" table:formula="of:=['Unit Recipes'.I102]" office:value-type="string" office:string-value="tbsp" calcext:value-type="string">
            <text:p>tbsp</text:p>
          </table:table-cell>
          <table:table-cell table:style-name="ce23" table:formula="of:=['Unit Recipes'.J102]" office:value-type="float" office:value="16" calcext:value-type="float">
            <text:p>16</text:p>
          </table:table-cell>
          <table:table-cell/>
          <table:table-cell table:formula="of:=[.H102]" office:value-type="string" office:string-value="German Potato Salad" calcext:value-type="string">
            <text:p>German Potato Salad</text:p>
          </table:table-cell>
          <table:table-cell table:formula="of:=[.I102]" office:value-type="string" office:string-value="water" calcext:value-type="string">
            <text:p>water</text:p>
          </table:table-cell>
          <table:table-cell table:formula="of:=[.J102]" office:value-type="string" office:string-value="tbsp" calcext:value-type="string">
            <text:p>tbsp</text:p>
          </table:table-cell>
          <table:table-cell table:formula="of:=SUMIF([.$F$2:.$F$39];CONCATENATE([.P$1];[.$H102]);[.$D$2:.$D$46])" office:value-type="float" office:value="0" calcext:value-type="float">
            <text:p>0</text:p>
          </table:table-cell>
          <table:table-cell table:formula="of:=IF([.P102]=0;0;[.P102]*[.$K102])" office:value-type="float" office:value="0" calcext:value-type="float">
            <text:p>0</text:p>
          </table:table-cell>
          <table:table-cell table:style-name="ce16" table:formula="of:=SUMIF([.$F$2:.$F$39];CONCATENATE([.R$1];[.$H102]);[.$D$2:.$D$46])" office:value-type="float" office:value="0" calcext:value-type="float">
            <text:p>0</text:p>
          </table:table-cell>
          <table:table-cell table:formula="of:=IF([.R102]=0;0;[.R102]*[.$K102])" office:value-type="float" office:value="0" calcext:value-type="float">
            <text:p>0</text:p>
          </table:table-cell>
          <table:table-cell table:style-name="ce16" table:formula="of:=SUMIF([.$F$2:.$F$39];CONCATENATE([.T$1];[.$H102]);[.$D$2:.$D$46])" office:value-type="float" office:value="0.25" calcext:value-type="float">
            <text:p>0.25</text:p>
          </table:table-cell>
          <table:table-cell table:formula="of:=IF([.T102]=0;0;[.T102]*[.$K102])" office:value-type="float" office:value="4" calcext:value-type="float">
            <text:p>4</text:p>
          </table:table-cell>
          <table:table-cell table:style-name="ce16" table:formula="of:=SUMIF([.$F$2:.$F$39];CONCATENATE([.V$1];[.$H102]);[.$D$2:.$D$46])" office:value-type="float" office:value="0" calcext:value-type="float">
            <text:p>0</text:p>
          </table:table-cell>
          <table:table-cell table:formula="of:=IF([.V102]=0;0;[.V102]*[.$K102])" office:value-type="float" office:value="0" calcext:value-type="float">
            <text:p>0</text:p>
          </table:table-cell>
          <table:table-cell table:style-name="ce16" table:formula="of:=SUMIF([.$F$2:.$F$39];CONCATENATE([.X$1];[.$H102]);[.$D$2:.$D$46])" office:value-type="float" office:value="0" calcext:value-type="float">
            <text:p>0</text:p>
          </table:table-cell>
          <table:table-cell table:formula="of:=IF([.X102]=0;0;[.X102]*[.$K102])" office:value-type="float" office:value="0" calcext:value-type="float">
            <text:p>0</text:p>
          </table:table-cell>
          <table:table-cell table:style-name="ce16" table:formula="of:=SUMIF([.$F$2:.$F$39];CONCATENATE([.Z$1];[.$H102]);[.$D$2:.$D$46])" office:value-type="float" office:value="0" calcext:value-type="float">
            <text:p>0</text:p>
          </table:table-cell>
          <table:table-cell table:formula="of:=IF([.Z102]=0;0;[.Z102]*[.$K10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3]" office:value-type="string" office:string-value="German Potato Salad" calcext:value-type="string">
            <text:p>German Potato Salad</text:p>
          </table:table-cell>
          <table:table-cell table:style-name="ce23" table:formula="of:=['Unit Recipes'.H103]" office:value-type="string" office:string-value="white sugar" calcext:value-type="string">
            <text:p>white sugar</text:p>
          </table:table-cell>
          <table:table-cell table:style-name="ce23" table:formula="of:=['Unit Recipes'.I103]" office:value-type="string" office:string-value="tbsp" calcext:value-type="string">
            <text:p>tbsp</text:p>
          </table:table-cell>
          <table:table-cell table:style-name="ce23" table:formula="of:=['Unit Recipes'.J103]" office:value-type="float" office:value="16" calcext:value-type="float">
            <text:p>16</text:p>
          </table:table-cell>
          <table:table-cell/>
          <table:table-cell table:formula="of:=[.H103]" office:value-type="string" office:string-value="German Potato Salad" calcext:value-type="string">
            <text:p>German Potato Salad</text:p>
          </table:table-cell>
          <table:table-cell table:formula="of:=[.I103]" office:value-type="string" office:string-value="white sugar" calcext:value-type="string">
            <text:p>white sugar</text:p>
          </table:table-cell>
          <table:table-cell table:formula="of:=[.J103]" office:value-type="string" office:string-value="tbsp" calcext:value-type="string">
            <text:p>tbsp</text:p>
          </table:table-cell>
          <table:table-cell table:formula="of:=SUMIF([.$F$2:.$F$39];CONCATENATE([.P$1];[.$H103]);[.$D$2:.$D$46])" office:value-type="float" office:value="0" calcext:value-type="float">
            <text:p>0</text:p>
          </table:table-cell>
          <table:table-cell table:formula="of:=IF([.P103]=0;0;[.P103]*[.$K103])" office:value-type="float" office:value="0" calcext:value-type="float">
            <text:p>0</text:p>
          </table:table-cell>
          <table:table-cell table:style-name="ce16" table:formula="of:=SUMIF([.$F$2:.$F$39];CONCATENATE([.R$1];[.$H103]);[.$D$2:.$D$46])" office:value-type="float" office:value="0" calcext:value-type="float">
            <text:p>0</text:p>
          </table:table-cell>
          <table:table-cell table:formula="of:=IF([.R103]=0;0;[.R103]*[.$K103])" office:value-type="float" office:value="0" calcext:value-type="float">
            <text:p>0</text:p>
          </table:table-cell>
          <table:table-cell table:style-name="ce16" table:formula="of:=SUMIF([.$F$2:.$F$39];CONCATENATE([.T$1];[.$H103]);[.$D$2:.$D$46])" office:value-type="float" office:value="0.25" calcext:value-type="float">
            <text:p>0.25</text:p>
          </table:table-cell>
          <table:table-cell table:formula="of:=IF([.T103]=0;0;[.T103]*[.$K103])" office:value-type="float" office:value="4" calcext:value-type="float">
            <text:p>4</text:p>
          </table:table-cell>
          <table:table-cell table:style-name="ce16" table:formula="of:=SUMIF([.$F$2:.$F$39];CONCATENATE([.V$1];[.$H103]);[.$D$2:.$D$46])" office:value-type="float" office:value="0" calcext:value-type="float">
            <text:p>0</text:p>
          </table:table-cell>
          <table:table-cell table:formula="of:=IF([.V103]=0;0;[.V103]*[.$K103])" office:value-type="float" office:value="0" calcext:value-type="float">
            <text:p>0</text:p>
          </table:table-cell>
          <table:table-cell table:style-name="ce16" table:formula="of:=SUMIF([.$F$2:.$F$39];CONCATENATE([.X$1];[.$H103]);[.$D$2:.$D$46])" office:value-type="float" office:value="0" calcext:value-type="float">
            <text:p>0</text:p>
          </table:table-cell>
          <table:table-cell table:formula="of:=IF([.X103]=0;0;[.X103]*[.$K103])" office:value-type="float" office:value="0" calcext:value-type="float">
            <text:p>0</text:p>
          </table:table-cell>
          <table:table-cell table:style-name="ce16" table:formula="of:=SUMIF([.$F$2:.$F$39];CONCATENATE([.Z$1];[.$H103]);[.$D$2:.$D$46])" office:value-type="float" office:value="0" calcext:value-type="float">
            <text:p>0</text:p>
          </table:table-cell>
          <table:table-cell table:formula="of:=IF([.Z103]=0;0;[.Z103]*[.$K10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4]" office:value-type="string" office:string-value="German Potato Salad" calcext:value-type="string">
            <text:p>German Potato Salad</text:p>
          </table:table-cell>
          <table:table-cell table:style-name="ce23" table:formula="of:=['Unit Recipes'.H104]" office:value-type="string" office:string-value="Salt" calcext:value-type="string">
            <text:p>Salt</text:p>
          </table:table-cell>
          <table:table-cell table:style-name="ce23" table:formula="of:=['Unit Recipes'.I104]" office:value-type="string" office:string-value="tsp" calcext:value-type="string">
            <text:p>tsp</text:p>
          </table:table-cell>
          <table:table-cell table:style-name="ce23" table:formula="of:=['Unit Recipes'.J104]" office:value-type="float" office:value="16" calcext:value-type="float">
            <text:p>16</text:p>
          </table:table-cell>
          <table:table-cell/>
          <table:table-cell table:formula="of:=[.H104]" office:value-type="string" office:string-value="German Potato Salad" calcext:value-type="string">
            <text:p>German Potato Salad</text:p>
          </table:table-cell>
          <table:table-cell table:formula="of:=[.I104]" office:value-type="string" office:string-value="Salt" calcext:value-type="string">
            <text:p>Salt</text:p>
          </table:table-cell>
          <table:table-cell table:formula="of:=[.J104]" office:value-type="string" office:string-value="tsp" calcext:value-type="string">
            <text:p>tsp</text:p>
          </table:table-cell>
          <table:table-cell table:formula="of:=SUMIF([.$F$2:.$F$39];CONCATENATE([.P$1];[.$H104]);[.$D$2:.$D$46])" office:value-type="float" office:value="0" calcext:value-type="float">
            <text:p>0</text:p>
          </table:table-cell>
          <table:table-cell table:formula="of:=IF([.P104]=0;0;[.P104]*[.$K104])" office:value-type="float" office:value="0" calcext:value-type="float">
            <text:p>0</text:p>
          </table:table-cell>
          <table:table-cell table:style-name="ce16" table:formula="of:=SUMIF([.$F$2:.$F$39];CONCATENATE([.R$1];[.$H104]);[.$D$2:.$D$46])" office:value-type="float" office:value="0" calcext:value-type="float">
            <text:p>0</text:p>
          </table:table-cell>
          <table:table-cell table:formula="of:=IF([.R104]=0;0;[.R104]*[.$K104])" office:value-type="float" office:value="0" calcext:value-type="float">
            <text:p>0</text:p>
          </table:table-cell>
          <table:table-cell table:style-name="ce16" table:formula="of:=SUMIF([.$F$2:.$F$39];CONCATENATE([.T$1];[.$H104]);[.$D$2:.$D$46])" office:value-type="float" office:value="0.25" calcext:value-type="float">
            <text:p>0.25</text:p>
          </table:table-cell>
          <table:table-cell table:formula="of:=IF([.T104]=0;0;[.T104]*[.$K104])" office:value-type="float" office:value="4" calcext:value-type="float">
            <text:p>4</text:p>
          </table:table-cell>
          <table:table-cell table:style-name="ce16" table:formula="of:=SUMIF([.$F$2:.$F$39];CONCATENATE([.V$1];[.$H104]);[.$D$2:.$D$46])" office:value-type="float" office:value="0" calcext:value-type="float">
            <text:p>0</text:p>
          </table:table-cell>
          <table:table-cell table:formula="of:=IF([.V104]=0;0;[.V104]*[.$K104])" office:value-type="float" office:value="0" calcext:value-type="float">
            <text:p>0</text:p>
          </table:table-cell>
          <table:table-cell table:style-name="ce16" table:formula="of:=SUMIF([.$F$2:.$F$39];CONCATENATE([.X$1];[.$H104]);[.$D$2:.$D$46])" office:value-type="float" office:value="0" calcext:value-type="float">
            <text:p>0</text:p>
          </table:table-cell>
          <table:table-cell table:formula="of:=IF([.X104]=0;0;[.X104]*[.$K104])" office:value-type="float" office:value="0" calcext:value-type="float">
            <text:p>0</text:p>
          </table:table-cell>
          <table:table-cell table:style-name="ce16" table:formula="of:=SUMIF([.$F$2:.$F$39];CONCATENATE([.Z$1];[.$H104]);[.$D$2:.$D$46])" office:value-type="float" office:value="0" calcext:value-type="float">
            <text:p>0</text:p>
          </table:table-cell>
          <table:table-cell table:formula="of:=IF([.Z104]=0;0;[.Z104]*[.$K10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5]" office:value-type="string" office:string-value="German Potato Salad" calcext:value-type="string">
            <text:p>German Potato Salad</text:p>
          </table:table-cell>
          <table:table-cell table:style-name="ce23" table:formula="of:=['Unit Recipes'.H105]" office:value-type="string" office:string-value="ground black pepper" calcext:value-type="string">
            <text:p>ground black pepper</text:p>
          </table:table-cell>
          <table:table-cell table:style-name="ce23" table:formula="of:=['Unit Recipes'.I105]" office:value-type="string" office:string-value="tsp" calcext:value-type="string">
            <text:p>tsp</text:p>
          </table:table-cell>
          <table:table-cell table:style-name="ce23" table:formula="of:=['Unit Recipes'.J105]" office:value-type="float" office:value="16" calcext:value-type="float">
            <text:p>16</text:p>
          </table:table-cell>
          <table:table-cell/>
          <table:table-cell table:formula="of:=[.H105]" office:value-type="string" office:string-value="German Potato Salad" calcext:value-type="string">
            <text:p>German Potato Salad</text:p>
          </table:table-cell>
          <table:table-cell table:formula="of:=[.I105]" office:value-type="string" office:string-value="ground black pepper" calcext:value-type="string">
            <text:p>ground black pepper</text:p>
          </table:table-cell>
          <table:table-cell table:formula="of:=[.J105]" office:value-type="string" office:string-value="tsp" calcext:value-type="string">
            <text:p>tsp</text:p>
          </table:table-cell>
          <table:table-cell table:formula="of:=SUMIF([.$F$2:.$F$39];CONCATENATE([.P$1];[.$H105]);[.$D$2:.$D$46])" office:value-type="float" office:value="0" calcext:value-type="float">
            <text:p>0</text:p>
          </table:table-cell>
          <table:table-cell table:formula="of:=IF([.P105]=0;0;[.P105]*[.$K105])" office:value-type="float" office:value="0" calcext:value-type="float">
            <text:p>0</text:p>
          </table:table-cell>
          <table:table-cell table:style-name="ce16" table:formula="of:=SUMIF([.$F$2:.$F$39];CONCATENATE([.R$1];[.$H105]);[.$D$2:.$D$46])" office:value-type="float" office:value="0" calcext:value-type="float">
            <text:p>0</text:p>
          </table:table-cell>
          <table:table-cell table:formula="of:=IF([.R105]=0;0;[.R105]*[.$K105])" office:value-type="float" office:value="0" calcext:value-type="float">
            <text:p>0</text:p>
          </table:table-cell>
          <table:table-cell table:style-name="ce16" table:formula="of:=SUMIF([.$F$2:.$F$39];CONCATENATE([.T$1];[.$H105]);[.$D$2:.$D$46])" office:value-type="float" office:value="0.25" calcext:value-type="float">
            <text:p>0.25</text:p>
          </table:table-cell>
          <table:table-cell table:formula="of:=IF([.T105]=0;0;[.T105]*[.$K105])" office:value-type="float" office:value="4" calcext:value-type="float">
            <text:p>4</text:p>
          </table:table-cell>
          <table:table-cell table:style-name="ce16" table:formula="of:=SUMIF([.$F$2:.$F$39];CONCATENATE([.V$1];[.$H105]);[.$D$2:.$D$46])" office:value-type="float" office:value="0" calcext:value-type="float">
            <text:p>0</text:p>
          </table:table-cell>
          <table:table-cell table:formula="of:=IF([.V105]=0;0;[.V105]*[.$K105])" office:value-type="float" office:value="0" calcext:value-type="float">
            <text:p>0</text:p>
          </table:table-cell>
          <table:table-cell table:style-name="ce16" table:formula="of:=SUMIF([.$F$2:.$F$39];CONCATENATE([.X$1];[.$H105]);[.$D$2:.$D$46])" office:value-type="float" office:value="0" calcext:value-type="float">
            <text:p>0</text:p>
          </table:table-cell>
          <table:table-cell table:formula="of:=IF([.X105]=0;0;[.X105]*[.$K105])" office:value-type="float" office:value="0" calcext:value-type="float">
            <text:p>0</text:p>
          </table:table-cell>
          <table:table-cell table:style-name="ce16" table:formula="of:=SUMIF([.$F$2:.$F$39];CONCATENATE([.Z$1];[.$H105]);[.$D$2:.$D$46])" office:value-type="float" office:value="0" calcext:value-type="float">
            <text:p>0</text:p>
          </table:table-cell>
          <table:table-cell table:formula="of:=IF([.Z105]=0;0;[.Z105]*[.$K10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6]" office:value-type="string" office:string-value="German Potato Salad" calcext:value-type="string">
            <text:p>German Potato Salad</text:p>
          </table:table-cell>
          <table:table-cell table:style-name="ce23" table:formula="of:=['Unit Recipes'.H106]" office:value-type="string" office:string-value="chopped fresh parsley" calcext:value-type="string">
            <text:p>chopped fresh parsley</text:p>
          </table:table-cell>
          <table:table-cell table:style-name="ce23" table:formula="of:=['Unit Recipes'.I106]" office:value-type="string" office:string-value="tbsp" calcext:value-type="string">
            <text:p>tbsp</text:p>
          </table:table-cell>
          <table:table-cell table:style-name="ce23" table:formula="of:=['Unit Recipes'.J106]" office:value-type="float" office:value="16" calcext:value-type="float">
            <text:p>16</text:p>
          </table:table-cell>
          <table:table-cell/>
          <table:table-cell table:formula="of:=[.H106]" office:value-type="string" office:string-value="German Potato Salad" calcext:value-type="string">
            <text:p>German Potato Salad</text:p>
          </table:table-cell>
          <table:table-cell table:formula="of:=[.I106]" office:value-type="string" office:string-value="chopped fresh parsley" calcext:value-type="string">
            <text:p>chopped fresh parsley</text:p>
          </table:table-cell>
          <table:table-cell table:formula="of:=[.J106]" office:value-type="string" office:string-value="tbsp" calcext:value-type="string">
            <text:p>tbsp</text:p>
          </table:table-cell>
          <table:table-cell table:formula="of:=SUMIF([.$F$2:.$F$39];CONCATENATE([.P$1];[.$H106]);[.$D$2:.$D$46])" office:value-type="float" office:value="0" calcext:value-type="float">
            <text:p>0</text:p>
          </table:table-cell>
          <table:table-cell table:formula="of:=IF([.P106]=0;0;[.P106]*[.$K106])" office:value-type="float" office:value="0" calcext:value-type="float">
            <text:p>0</text:p>
          </table:table-cell>
          <table:table-cell table:style-name="ce16" table:formula="of:=SUMIF([.$F$2:.$F$39];CONCATENATE([.R$1];[.$H106]);[.$D$2:.$D$46])" office:value-type="float" office:value="0" calcext:value-type="float">
            <text:p>0</text:p>
          </table:table-cell>
          <table:table-cell table:formula="of:=IF([.R106]=0;0;[.R106]*[.$K106])" office:value-type="float" office:value="0" calcext:value-type="float">
            <text:p>0</text:p>
          </table:table-cell>
          <table:table-cell table:style-name="ce16" table:formula="of:=SUMIF([.$F$2:.$F$39];CONCATENATE([.T$1];[.$H106]);[.$D$2:.$D$46])" office:value-type="float" office:value="0.25" calcext:value-type="float">
            <text:p>0.25</text:p>
          </table:table-cell>
          <table:table-cell table:formula="of:=IF([.T106]=0;0;[.T106]*[.$K106])" office:value-type="float" office:value="4" calcext:value-type="float">
            <text:p>4</text:p>
          </table:table-cell>
          <table:table-cell table:style-name="ce16" table:formula="of:=SUMIF([.$F$2:.$F$39];CONCATENATE([.V$1];[.$H106]);[.$D$2:.$D$46])" office:value-type="float" office:value="0" calcext:value-type="float">
            <text:p>0</text:p>
          </table:table-cell>
          <table:table-cell table:formula="of:=IF([.V106]=0;0;[.V106]*[.$K106])" office:value-type="float" office:value="0" calcext:value-type="float">
            <text:p>0</text:p>
          </table:table-cell>
          <table:table-cell table:style-name="ce16" table:formula="of:=SUMIF([.$F$2:.$F$39];CONCATENATE([.X$1];[.$H106]);[.$D$2:.$D$46])" office:value-type="float" office:value="0" calcext:value-type="float">
            <text:p>0</text:p>
          </table:table-cell>
          <table:table-cell table:formula="of:=IF([.X106]=0;0;[.X106]*[.$K106])" office:value-type="float" office:value="0" calcext:value-type="float">
            <text:p>0</text:p>
          </table:table-cell>
          <table:table-cell table:style-name="ce16" table:formula="of:=SUMIF([.$F$2:.$F$39];CONCATENATE([.Z$1];[.$H106]);[.$D$2:.$D$46])" office:value-type="float" office:value="0" calcext:value-type="float">
            <text:p>0</text:p>
          </table:table-cell>
          <table:table-cell table:formula="of:=IF([.Z106]=0;0;[.Z106]*[.$K10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7]">
            <text:p/>
          </table:table-cell>
          <table:table-cell table:style-name="ce23" table:formula="of:=['Unit Recipes'.H107]" office:value-type="float" office:value="0" calcext:value-type="float">
            <text:p>0</text:p>
          </table:table-cell>
          <table:table-cell table:style-name="ce23" table:formula="of:=['Unit Recipes'.I107]" office:value-type="float" office:value="0" calcext:value-type="float">
            <text:p>0</text:p>
          </table:table-cell>
          <table:table-cell table:style-name="ce23" table:formula="of:=['Unit Recipes'.J107]" office:value-type="float" office:value="16" calcext:value-type="float">
            <text:p>16</text:p>
          </table:table-cell>
          <table:table-cell/>
          <table:table-cell table:formula="of:=[.H107]">
            <text:p/>
          </table:table-cell>
          <table:table-cell table:formula="of:=[.I107]" office:value-type="float" office:value="0" calcext:value-type="float">
            <text:p>0</text:p>
          </table:table-cell>
          <table:table-cell table:formula="of:=[.J107]" office:value-type="float" office:value="0" calcext:value-type="float">
            <text:p>0</text:p>
          </table:table-cell>
          <table:table-cell table:formula="of:=SUMIF([.$F$2:.$F$39];CONCATENATE([.P$1];[.$H107]);[.$D$2:.$D$46])" office:value-type="float" office:value="0" calcext:value-type="float">
            <text:p>0</text:p>
          </table:table-cell>
          <table:table-cell table:formula="of:=IF([.P107]=0;0;[.P107]*[.$K107])" office:value-type="float" office:value="0" calcext:value-type="float">
            <text:p>0</text:p>
          </table:table-cell>
          <table:table-cell table:style-name="ce16" table:formula="of:=SUMIF([.$F$2:.$F$39];CONCATENATE([.R$1];[.$H107]);[.$D$2:.$D$46])" office:value-type="float" office:value="0" calcext:value-type="float">
            <text:p>0</text:p>
          </table:table-cell>
          <table:table-cell table:formula="of:=IF([.R107]=0;0;[.R107]*[.$K107])" office:value-type="float" office:value="0" calcext:value-type="float">
            <text:p>0</text:p>
          </table:table-cell>
          <table:table-cell table:style-name="ce16" table:formula="of:=SUMIF([.$F$2:.$F$39];CONCATENATE([.T$1];[.$H107]);[.$D$2:.$D$46])" office:value-type="float" office:value="0" calcext:value-type="float">
            <text:p>0</text:p>
          </table:table-cell>
          <table:table-cell table:formula="of:=IF([.T107]=0;0;[.T107]*[.$K107])" office:value-type="float" office:value="0" calcext:value-type="float">
            <text:p>0</text:p>
          </table:table-cell>
          <table:table-cell table:style-name="ce16" table:formula="of:=SUMIF([.$F$2:.$F$39];CONCATENATE([.V$1];[.$H107]);[.$D$2:.$D$46])" office:value-type="float" office:value="0" calcext:value-type="float">
            <text:p>0</text:p>
          </table:table-cell>
          <table:table-cell table:formula="of:=IF([.V107]=0;0;[.V107]*[.$K107])" office:value-type="float" office:value="0" calcext:value-type="float">
            <text:p>0</text:p>
          </table:table-cell>
          <table:table-cell table:style-name="ce16" table:formula="of:=SUMIF([.$F$2:.$F$39];CONCATENATE([.X$1];[.$H107]);[.$D$2:.$D$46])" office:value-type="float" office:value="0" calcext:value-type="float">
            <text:p>0</text:p>
          </table:table-cell>
          <table:table-cell table:formula="of:=IF([.X107]=0;0;[.X107]*[.$K107])" office:value-type="float" office:value="0" calcext:value-type="float">
            <text:p>0</text:p>
          </table:table-cell>
          <table:table-cell table:style-name="ce16" table:formula="of:=SUMIF([.$F$2:.$F$39];CONCATENATE([.Z$1];[.$H107]);[.$D$2:.$D$46])" office:value-type="float" office:value="0" calcext:value-type="float">
            <text:p>0</text:p>
          </table:table-cell>
          <table:table-cell table:formula="of:=IF([.Z107]=0;0;[.Z107]*[.$K10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8]">
            <text:p/>
          </table:table-cell>
          <table:table-cell table:style-name="ce23" table:formula="of:=['Unit Recipes'.H108]" office:value-type="float" office:value="0" calcext:value-type="float">
            <text:p>0</text:p>
          </table:table-cell>
          <table:table-cell table:style-name="ce23" table:formula="of:=['Unit Recipes'.I108]" office:value-type="float" office:value="0" calcext:value-type="float">
            <text:p>0</text:p>
          </table:table-cell>
          <table:table-cell table:style-name="ce23" table:formula="of:=['Unit Recipes'.J108]" office:value-type="float" office:value="4" calcext:value-type="float">
            <text:p>4</text:p>
          </table:table-cell>
          <table:table-cell/>
          <table:table-cell table:formula="of:=[.H108]">
            <text:p/>
          </table:table-cell>
          <table:table-cell table:formula="of:=[.I108]" office:value-type="float" office:value="0" calcext:value-type="float">
            <text:p>0</text:p>
          </table:table-cell>
          <table:table-cell table:formula="of:=[.J108]" office:value-type="float" office:value="0" calcext:value-type="float">
            <text:p>0</text:p>
          </table:table-cell>
          <table:table-cell table:formula="of:=SUMIF([.$F$2:.$F$39];CONCATENATE([.P$1];[.$H108]);[.$D$2:.$D$46])" office:value-type="float" office:value="0" calcext:value-type="float">
            <text:p>0</text:p>
          </table:table-cell>
          <table:table-cell table:formula="of:=IF([.P108]=0;0;[.P108]*[.$K108])" office:value-type="float" office:value="0" calcext:value-type="float">
            <text:p>0</text:p>
          </table:table-cell>
          <table:table-cell table:style-name="ce16" table:formula="of:=SUMIF([.$F$2:.$F$39];CONCATENATE([.R$1];[.$H108]);[.$D$2:.$D$46])" office:value-type="float" office:value="0" calcext:value-type="float">
            <text:p>0</text:p>
          </table:table-cell>
          <table:table-cell table:formula="of:=IF([.R108]=0;0;[.R108]*[.$K108])" office:value-type="float" office:value="0" calcext:value-type="float">
            <text:p>0</text:p>
          </table:table-cell>
          <table:table-cell table:style-name="ce16" table:formula="of:=SUMIF([.$F$2:.$F$39];CONCATENATE([.T$1];[.$H108]);[.$D$2:.$D$46])" office:value-type="float" office:value="0" calcext:value-type="float">
            <text:p>0</text:p>
          </table:table-cell>
          <table:table-cell table:formula="of:=IF([.T108]=0;0;[.T108]*[.$K108])" office:value-type="float" office:value="0" calcext:value-type="float">
            <text:p>0</text:p>
          </table:table-cell>
          <table:table-cell table:style-name="ce16" table:formula="of:=SUMIF([.$F$2:.$F$39];CONCATENATE([.V$1];[.$H108]);[.$D$2:.$D$46])" office:value-type="float" office:value="0" calcext:value-type="float">
            <text:p>0</text:p>
          </table:table-cell>
          <table:table-cell table:formula="of:=IF([.V108]=0;0;[.V108]*[.$K108])" office:value-type="float" office:value="0" calcext:value-type="float">
            <text:p>0</text:p>
          </table:table-cell>
          <table:table-cell table:style-name="ce16" table:formula="of:=SUMIF([.$F$2:.$F$39];CONCATENATE([.X$1];[.$H108]);[.$D$2:.$D$46])" office:value-type="float" office:value="0" calcext:value-type="float">
            <text:p>0</text:p>
          </table:table-cell>
          <table:table-cell table:formula="of:=IF([.X108]=0;0;[.X108]*[.$K108])" office:value-type="float" office:value="0" calcext:value-type="float">
            <text:p>0</text:p>
          </table:table-cell>
          <table:table-cell table:style-name="ce16" table:formula="of:=SUMIF([.$F$2:.$F$39];CONCATENATE([.Z$1];[.$H108]);[.$D$2:.$D$46])" office:value-type="float" office:value="0" calcext:value-type="float">
            <text:p>0</text:p>
          </table:table-cell>
          <table:table-cell table:formula="of:=IF([.Z108]=0;0;[.Z108]*[.$K10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09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23" table:formula="of:=['Unit Recipes'.I109]" office:value-type="string" office:string-value="ml" calcext:value-type="string">
            <text:p>ml</text:p>
          </table:table-cell>
          <table:table-cell table:style-name="ce23" table:formula="of:=['Unit Recipes'.J109]" office:value-type="float" office:value="4" calcext:value-type="float">
            <text:p>4</text:p>
          </table:table-cell>
          <table:table-cell/>
          <table:table-cell table:formula="of:=[.H109]" office:value-type="string" office:string-value="Sweet Potato and Black bean chili" calcext:value-type="string">
            <text:p>Sweet Potato and Black bean chili</text:p>
          </table:table-cell>
          <table:table-cell table:formula="of:=[.I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.J109]" office:value-type="string" office:string-value="ml" calcext:value-type="string">
            <text:p>ml</text:p>
          </table:table-cell>
          <table:table-cell table:formula="of:=SUMIF([.$F$2:.$F$39];CONCATENATE([.P$1];[.$H109]);[.$D$2:.$D$46])" office:value-type="float" office:value="0" calcext:value-type="float">
            <text:p>0</text:p>
          </table:table-cell>
          <table:table-cell table:formula="of:=IF([.P109]=0;0;[.P109]*[.$K109])" office:value-type="float" office:value="0" calcext:value-type="float">
            <text:p>0</text:p>
          </table:table-cell>
          <table:table-cell table:style-name="ce16" table:formula="of:=SUMIF([.$F$2:.$F$39];CONCATENATE([.R$1];[.$H109]);[.$D$2:.$D$46])" office:value-type="float" office:value="0" calcext:value-type="float">
            <text:p>0</text:p>
          </table:table-cell>
          <table:table-cell table:formula="of:=IF([.R109]=0;0;[.R109]*[.$K109])" office:value-type="float" office:value="0" calcext:value-type="float">
            <text:p>0</text:p>
          </table:table-cell>
          <table:table-cell table:style-name="ce16" table:formula="of:=SUMIF([.$F$2:.$F$39];CONCATENATE([.T$1];[.$H109]);[.$D$2:.$D$46])" office:value-type="float" office:value="0" calcext:value-type="float">
            <text:p>0</text:p>
          </table:table-cell>
          <table:table-cell table:formula="of:=IF([.T109]=0;0;[.T109]*[.$K109])" office:value-type="float" office:value="0" calcext:value-type="float">
            <text:p>0</text:p>
          </table:table-cell>
          <table:table-cell table:style-name="ce16" table:formula="of:=SUMIF([.$F$2:.$F$39];CONCATENATE([.V$1];[.$H109]);[.$D$2:.$D$46])" office:value-type="float" office:value="1" calcext:value-type="float">
            <text:p>1</text:p>
          </table:table-cell>
          <table:table-cell table:formula="of:=IF([.V109]=0;0;[.V109]*[.$K109])" office:value-type="float" office:value="4" calcext:value-type="float">
            <text:p>4</text:p>
          </table:table-cell>
          <table:table-cell table:style-name="ce16" table:formula="of:=SUMIF([.$F$2:.$F$39];CONCATENATE([.X$1];[.$H109]);[.$D$2:.$D$46])" office:value-type="float" office:value="0" calcext:value-type="float">
            <text:p>0</text:p>
          </table:table-cell>
          <table:table-cell table:formula="of:=IF([.X109]=0;0;[.X109]*[.$K109])" office:value-type="float" office:value="0" calcext:value-type="float">
            <text:p>0</text:p>
          </table:table-cell>
          <table:table-cell table:style-name="ce16" table:formula="of:=SUMIF([.$F$2:.$F$39];CONCATENATE([.Z$1];[.$H109]);[.$D$2:.$D$46])" office:value-type="float" office:value="0" calcext:value-type="float">
            <text:p>0</text:p>
          </table:table-cell>
          <table:table-cell table:formula="of:=IF([.Z109]=0;0;[.Z109]*[.$K10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0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23" table:formula="of:=['Unit Recipes'.I110]" office:value-type="string" office:string-value="g" calcext:value-type="string">
            <text:p>g</text:p>
          </table:table-cell>
          <table:table-cell table:style-name="ce23" table:formula="of:=['Unit Recipes'.J110]" office:value-type="float" office:value="4" calcext:value-type="float">
            <text:p>4</text:p>
          </table:table-cell>
          <table:table-cell/>
          <table:table-cell table:formula="of:=[.H110]" office:value-type="string" office:string-value="Sweet Potato and Black bean chili" calcext:value-type="string">
            <text:p>Sweet Potato and Black bean chili</text:p>
          </table:table-cell>
          <table:table-cell table:formula="of:=[.I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.J110]" office:value-type="string" office:string-value="g" calcext:value-type="string">
            <text:p>g</text:p>
          </table:table-cell>
          <table:table-cell table:formula="of:=SUMIF([.$F$2:.$F$39];CONCATENATE([.P$1];[.$H110]);[.$D$2:.$D$46])" office:value-type="float" office:value="0" calcext:value-type="float">
            <text:p>0</text:p>
          </table:table-cell>
          <table:table-cell table:formula="of:=IF([.P110]=0;0;[.P110]*[.$K110])" office:value-type="float" office:value="0" calcext:value-type="float">
            <text:p>0</text:p>
          </table:table-cell>
          <table:table-cell table:style-name="ce16" table:formula="of:=SUMIF([.$F$2:.$F$39];CONCATENATE([.R$1];[.$H110]);[.$D$2:.$D$46])" office:value-type="float" office:value="0" calcext:value-type="float">
            <text:p>0</text:p>
          </table:table-cell>
          <table:table-cell table:formula="of:=IF([.R110]=0;0;[.R110]*[.$K110])" office:value-type="float" office:value="0" calcext:value-type="float">
            <text:p>0</text:p>
          </table:table-cell>
          <table:table-cell table:style-name="ce16" table:formula="of:=SUMIF([.$F$2:.$F$39];CONCATENATE([.T$1];[.$H110]);[.$D$2:.$D$46])" office:value-type="float" office:value="0" calcext:value-type="float">
            <text:p>0</text:p>
          </table:table-cell>
          <table:table-cell table:formula="of:=IF([.T110]=0;0;[.T110]*[.$K110])" office:value-type="float" office:value="0" calcext:value-type="float">
            <text:p>0</text:p>
          </table:table-cell>
          <table:table-cell table:style-name="ce16" table:formula="of:=SUMIF([.$F$2:.$F$39];CONCATENATE([.V$1];[.$H110]);[.$D$2:.$D$46])" office:value-type="float" office:value="1" calcext:value-type="float">
            <text:p>1</text:p>
          </table:table-cell>
          <table:table-cell table:formula="of:=IF([.V110]=0;0;[.V110]*[.$K110])" office:value-type="float" office:value="4" calcext:value-type="float">
            <text:p>4</text:p>
          </table:table-cell>
          <table:table-cell table:style-name="ce16" table:formula="of:=SUMIF([.$F$2:.$F$39];CONCATENATE([.X$1];[.$H110]);[.$D$2:.$D$46])" office:value-type="float" office:value="0" calcext:value-type="float">
            <text:p>0</text:p>
          </table:table-cell>
          <table:table-cell table:formula="of:=IF([.X110]=0;0;[.X110]*[.$K110])" office:value-type="float" office:value="0" calcext:value-type="float">
            <text:p>0</text:p>
          </table:table-cell>
          <table:table-cell table:style-name="ce16" table:formula="of:=SUMIF([.$F$2:.$F$39];CONCATENATE([.Z$1];[.$H110]);[.$D$2:.$D$46])" office:value-type="float" office:value="0" calcext:value-type="float">
            <text:p>0</text:p>
          </table:table-cell>
          <table:table-cell table:formula="of:=IF([.Z110]=0;0;[.Z110]*[.$K1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1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1]" office:value-type="string" office:string-value="1 large onion, diced" calcext:value-type="string">
            <text:p>1 large onion, diced</text:p>
          </table:table-cell>
          <table:table-cell table:style-name="ce23" table:formula="of:=['Unit Recipes'.I111]" office:value-type="string" office:string-value="g" calcext:value-type="string">
            <text:p>g</text:p>
          </table:table-cell>
          <table:table-cell table:style-name="ce23" table:formula="of:=['Unit Recipes'.J111]" office:value-type="float" office:value="4" calcext:value-type="float">
            <text:p>4</text:p>
          </table:table-cell>
          <table:table-cell/>
          <table:table-cell table:formula="of:=[.H111]" office:value-type="string" office:string-value="Sweet Potato and Black bean chili" calcext:value-type="string">
            <text:p>Sweet Potato and Black bean chili</text:p>
          </table:table-cell>
          <table:table-cell table:formula="of:=[.I111]" office:value-type="string" office:string-value="1 large onion, diced" calcext:value-type="string">
            <text:p>1 large onion, diced</text:p>
          </table:table-cell>
          <table:table-cell table:formula="of:=[.J111]" office:value-type="string" office:string-value="g" calcext:value-type="string">
            <text:p>g</text:p>
          </table:table-cell>
          <table:table-cell table:formula="of:=SUMIF([.$F$2:.$F$39];CONCATENATE([.P$1];[.$H111]);[.$D$2:.$D$46])" office:value-type="float" office:value="0" calcext:value-type="float">
            <text:p>0</text:p>
          </table:table-cell>
          <table:table-cell table:formula="of:=IF([.P111]=0;0;[.P111]*[.$K111])" office:value-type="float" office:value="0" calcext:value-type="float">
            <text:p>0</text:p>
          </table:table-cell>
          <table:table-cell table:style-name="ce16" table:formula="of:=SUMIF([.$F$2:.$F$39];CONCATENATE([.R$1];[.$H111]);[.$D$2:.$D$46])" office:value-type="float" office:value="0" calcext:value-type="float">
            <text:p>0</text:p>
          </table:table-cell>
          <table:table-cell table:formula="of:=IF([.R111]=0;0;[.R111]*[.$K111])" office:value-type="float" office:value="0" calcext:value-type="float">
            <text:p>0</text:p>
          </table:table-cell>
          <table:table-cell table:style-name="ce16" table:formula="of:=SUMIF([.$F$2:.$F$39];CONCATENATE([.T$1];[.$H111]);[.$D$2:.$D$46])" office:value-type="float" office:value="0" calcext:value-type="float">
            <text:p>0</text:p>
          </table:table-cell>
          <table:table-cell table:formula="of:=IF([.T111]=0;0;[.T111]*[.$K111])" office:value-type="float" office:value="0" calcext:value-type="float">
            <text:p>0</text:p>
          </table:table-cell>
          <table:table-cell table:style-name="ce16" table:formula="of:=SUMIF([.$F$2:.$F$39];CONCATENATE([.V$1];[.$H111]);[.$D$2:.$D$46])" office:value-type="float" office:value="1" calcext:value-type="float">
            <text:p>1</text:p>
          </table:table-cell>
          <table:table-cell table:formula="of:=IF([.V111]=0;0;[.V111]*[.$K111])" office:value-type="float" office:value="4" calcext:value-type="float">
            <text:p>4</text:p>
          </table:table-cell>
          <table:table-cell table:style-name="ce16" table:formula="of:=SUMIF([.$F$2:.$F$39];CONCATENATE([.X$1];[.$H111]);[.$D$2:.$D$46])" office:value-type="float" office:value="0" calcext:value-type="float">
            <text:p>0</text:p>
          </table:table-cell>
          <table:table-cell table:formula="of:=IF([.X111]=0;0;[.X111]*[.$K111])" office:value-type="float" office:value="0" calcext:value-type="float">
            <text:p>0</text:p>
          </table:table-cell>
          <table:table-cell table:style-name="ce16" table:formula="of:=SUMIF([.$F$2:.$F$39];CONCATENATE([.Z$1];[.$H111]);[.$D$2:.$D$46])" office:value-type="float" office:value="0" calcext:value-type="float">
            <text:p>0</text:p>
          </table:table-cell>
          <table:table-cell table:formula="of:=IF([.Z111]=0;0;[.Z111]*[.$K1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2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2]" office:value-type="string" office:string-value="4 cloves garlic, minced" calcext:value-type="string">
            <text:p>4 cloves garlic, minced</text:p>
          </table:table-cell>
          <table:table-cell table:style-name="ce23" table:formula="of:=['Unit Recipes'.I112]" office:value-type="string" office:string-value="cloves" calcext:value-type="string">
            <text:p>cloves</text:p>
          </table:table-cell>
          <table:table-cell table:style-name="ce23" table:formula="of:=['Unit Recipes'.J112]" office:value-type="float" office:value="4" calcext:value-type="float">
            <text:p>4</text:p>
          </table:table-cell>
          <table:table-cell/>
          <table:table-cell table:formula="of:=[.H112]" office:value-type="string" office:string-value="Sweet Potato and Black bean chili" calcext:value-type="string">
            <text:p>Sweet Potato and Black bean chili</text:p>
          </table:table-cell>
          <table:table-cell table:formula="of:=[.I112]" office:value-type="string" office:string-value="4 cloves garlic, minced" calcext:value-type="string">
            <text:p>4 cloves garlic, minced</text:p>
          </table:table-cell>
          <table:table-cell table:formula="of:=[.J112]" office:value-type="string" office:string-value="cloves" calcext:value-type="string">
            <text:p>cloves</text:p>
          </table:table-cell>
          <table:table-cell table:formula="of:=SUMIF([.$F$2:.$F$39];CONCATENATE([.P$1];[.$H112]);[.$D$2:.$D$46])" office:value-type="float" office:value="0" calcext:value-type="float">
            <text:p>0</text:p>
          </table:table-cell>
          <table:table-cell table:formula="of:=IF([.P112]=0;0;[.P112]*[.$K112])" office:value-type="float" office:value="0" calcext:value-type="float">
            <text:p>0</text:p>
          </table:table-cell>
          <table:table-cell table:style-name="ce16" table:formula="of:=SUMIF([.$F$2:.$F$39];CONCATENATE([.R$1];[.$H112]);[.$D$2:.$D$46])" office:value-type="float" office:value="0" calcext:value-type="float">
            <text:p>0</text:p>
          </table:table-cell>
          <table:table-cell table:formula="of:=IF([.R112]=0;0;[.R112]*[.$K112])" office:value-type="float" office:value="0" calcext:value-type="float">
            <text:p>0</text:p>
          </table:table-cell>
          <table:table-cell table:style-name="ce16" table:formula="of:=SUMIF([.$F$2:.$F$39];CONCATENATE([.T$1];[.$H112]);[.$D$2:.$D$46])" office:value-type="float" office:value="0" calcext:value-type="float">
            <text:p>0</text:p>
          </table:table-cell>
          <table:table-cell table:formula="of:=IF([.T112]=0;0;[.T112]*[.$K112])" office:value-type="float" office:value="0" calcext:value-type="float">
            <text:p>0</text:p>
          </table:table-cell>
          <table:table-cell table:style-name="ce16" table:formula="of:=SUMIF([.$F$2:.$F$39];CONCATENATE([.V$1];[.$H112]);[.$D$2:.$D$46])" office:value-type="float" office:value="1" calcext:value-type="float">
            <text:p>1</text:p>
          </table:table-cell>
          <table:table-cell table:formula="of:=IF([.V112]=0;0;[.V112]*[.$K112])" office:value-type="float" office:value="4" calcext:value-type="float">
            <text:p>4</text:p>
          </table:table-cell>
          <table:table-cell table:style-name="ce16" table:formula="of:=SUMIF([.$F$2:.$F$39];CONCATENATE([.X$1];[.$H112]);[.$D$2:.$D$46])" office:value-type="float" office:value="0" calcext:value-type="float">
            <text:p>0</text:p>
          </table:table-cell>
          <table:table-cell table:formula="of:=IF([.X112]=0;0;[.X112]*[.$K112])" office:value-type="float" office:value="0" calcext:value-type="float">
            <text:p>0</text:p>
          </table:table-cell>
          <table:table-cell table:style-name="ce16" table:formula="of:=SUMIF([.$F$2:.$F$39];CONCATENATE([.Z$1];[.$H112]);[.$D$2:.$D$46])" office:value-type="float" office:value="0" calcext:value-type="float">
            <text:p>0</text:p>
          </table:table-cell>
          <table:table-cell table:formula="of:=IF([.Z112]=0;0;[.Z112]*[.$K1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3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3]" office:value-type="string" office:string-value="2 tablespoons chili powder" calcext:value-type="string">
            <text:p>2 tablespoons chili powder</text:p>
          </table:table-cell>
          <table:table-cell table:style-name="ce23" table:formula="of:=['Unit Recipes'.I113]" office:value-type="string" office:string-value="tbsp" calcext:value-type="string">
            <text:p>tbsp</text:p>
          </table:table-cell>
          <table:table-cell table:style-name="ce23" table:formula="of:=['Unit Recipes'.J113]" office:value-type="float" office:value="4" calcext:value-type="float">
            <text:p>4</text:p>
          </table:table-cell>
          <table:table-cell/>
          <table:table-cell table:formula="of:=[.H113]" office:value-type="string" office:string-value="Sweet Potato and Black bean chili" calcext:value-type="string">
            <text:p>Sweet Potato and Black bean chili</text:p>
          </table:table-cell>
          <table:table-cell table:formula="of:=[.I113]" office:value-type="string" office:string-value="2 tablespoons chili powder" calcext:value-type="string">
            <text:p>2 tablespoons chili powder</text:p>
          </table:table-cell>
          <table:table-cell table:formula="of:=[.J113]" office:value-type="string" office:string-value="tbsp" calcext:value-type="string">
            <text:p>tbsp</text:p>
          </table:table-cell>
          <table:table-cell table:formula="of:=SUMIF([.$F$2:.$F$39];CONCATENATE([.P$1];[.$H113]);[.$D$2:.$D$46])" office:value-type="float" office:value="0" calcext:value-type="float">
            <text:p>0</text:p>
          </table:table-cell>
          <table:table-cell table:formula="of:=IF([.P113]=0;0;[.P113]*[.$K113])" office:value-type="float" office:value="0" calcext:value-type="float">
            <text:p>0</text:p>
          </table:table-cell>
          <table:table-cell table:style-name="ce16" table:formula="of:=SUMIF([.$F$2:.$F$39];CONCATENATE([.R$1];[.$H113]);[.$D$2:.$D$46])" office:value-type="float" office:value="0" calcext:value-type="float">
            <text:p>0</text:p>
          </table:table-cell>
          <table:table-cell table:formula="of:=IF([.R113]=0;0;[.R113]*[.$K113])" office:value-type="float" office:value="0" calcext:value-type="float">
            <text:p>0</text:p>
          </table:table-cell>
          <table:table-cell table:style-name="ce16" table:formula="of:=SUMIF([.$F$2:.$F$39];CONCATENATE([.T$1];[.$H113]);[.$D$2:.$D$46])" office:value-type="float" office:value="0" calcext:value-type="float">
            <text:p>0</text:p>
          </table:table-cell>
          <table:table-cell table:formula="of:=IF([.T113]=0;0;[.T113]*[.$K113])" office:value-type="float" office:value="0" calcext:value-type="float">
            <text:p>0</text:p>
          </table:table-cell>
          <table:table-cell table:style-name="ce16" table:formula="of:=SUMIF([.$F$2:.$F$39];CONCATENATE([.V$1];[.$H113]);[.$D$2:.$D$46])" office:value-type="float" office:value="1" calcext:value-type="float">
            <text:p>1</text:p>
          </table:table-cell>
          <table:table-cell table:formula="of:=IF([.V113]=0;0;[.V113]*[.$K113])" office:value-type="float" office:value="4" calcext:value-type="float">
            <text:p>4</text:p>
          </table:table-cell>
          <table:table-cell table:style-name="ce16" table:formula="of:=SUMIF([.$F$2:.$F$39];CONCATENATE([.X$1];[.$H113]);[.$D$2:.$D$46])" office:value-type="float" office:value="0" calcext:value-type="float">
            <text:p>0</text:p>
          </table:table-cell>
          <table:table-cell table:formula="of:=IF([.X113]=0;0;[.X113]*[.$K113])" office:value-type="float" office:value="0" calcext:value-type="float">
            <text:p>0</text:p>
          </table:table-cell>
          <table:table-cell table:style-name="ce16" table:formula="of:=SUMIF([.$F$2:.$F$39];CONCATENATE([.Z$1];[.$H113]);[.$D$2:.$D$46])" office:value-type="float" office:value="0" calcext:value-type="float">
            <text:p>0</text:p>
          </table:table-cell>
          <table:table-cell table:formula="of:=IF([.Z113]=0;0;[.Z113]*[.$K1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4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4]" office:value-type="string" office:string-value="4 teaspoons ground cumin" calcext:value-type="string">
            <text:p>4 teaspoons ground cumin</text:p>
          </table:table-cell>
          <table:table-cell table:style-name="ce23" table:formula="of:=['Unit Recipes'.I114]" office:value-type="string" office:string-value="tsp" calcext:value-type="string">
            <text:p>tsp</text:p>
          </table:table-cell>
          <table:table-cell table:style-name="ce23" table:formula="of:=['Unit Recipes'.J114]" office:value-type="float" office:value="4" calcext:value-type="float">
            <text:p>4</text:p>
          </table:table-cell>
          <table:table-cell/>
          <table:table-cell table:formula="of:=[.H114]" office:value-type="string" office:string-value="Sweet Potato and Black bean chili" calcext:value-type="string">
            <text:p>Sweet Potato and Black bean chili</text:p>
          </table:table-cell>
          <table:table-cell table:formula="of:=[.I114]" office:value-type="string" office:string-value="4 teaspoons ground cumin" calcext:value-type="string">
            <text:p>4 teaspoons ground cumin</text:p>
          </table:table-cell>
          <table:table-cell table:formula="of:=[.J114]" office:value-type="string" office:string-value="tsp" calcext:value-type="string">
            <text:p>tsp</text:p>
          </table:table-cell>
          <table:table-cell table:formula="of:=SUMIF([.$F$2:.$F$39];CONCATENATE([.P$1];[.$H114]);[.$D$2:.$D$46])" office:value-type="float" office:value="0" calcext:value-type="float">
            <text:p>0</text:p>
          </table:table-cell>
          <table:table-cell table:formula="of:=IF([.P114]=0;0;[.P114]*[.$K114])" office:value-type="float" office:value="0" calcext:value-type="float">
            <text:p>0</text:p>
          </table:table-cell>
          <table:table-cell table:style-name="ce16" table:formula="of:=SUMIF([.$F$2:.$F$39];CONCATENATE([.R$1];[.$H114]);[.$D$2:.$D$46])" office:value-type="float" office:value="0" calcext:value-type="float">
            <text:p>0</text:p>
          </table:table-cell>
          <table:table-cell table:formula="of:=IF([.R114]=0;0;[.R114]*[.$K114])" office:value-type="float" office:value="0" calcext:value-type="float">
            <text:p>0</text:p>
          </table:table-cell>
          <table:table-cell table:style-name="ce16" table:formula="of:=SUMIF([.$F$2:.$F$39];CONCATENATE([.T$1];[.$H114]);[.$D$2:.$D$46])" office:value-type="float" office:value="0" calcext:value-type="float">
            <text:p>0</text:p>
          </table:table-cell>
          <table:table-cell table:formula="of:=IF([.T114]=0;0;[.T114]*[.$K114])" office:value-type="float" office:value="0" calcext:value-type="float">
            <text:p>0</text:p>
          </table:table-cell>
          <table:table-cell table:style-name="ce16" table:formula="of:=SUMIF([.$F$2:.$F$39];CONCATENATE([.V$1];[.$H114]);[.$D$2:.$D$46])" office:value-type="float" office:value="1" calcext:value-type="float">
            <text:p>1</text:p>
          </table:table-cell>
          <table:table-cell table:formula="of:=IF([.V114]=0;0;[.V114]*[.$K114])" office:value-type="float" office:value="4" calcext:value-type="float">
            <text:p>4</text:p>
          </table:table-cell>
          <table:table-cell table:style-name="ce16" table:formula="of:=SUMIF([.$F$2:.$F$39];CONCATENATE([.X$1];[.$H114]);[.$D$2:.$D$46])" office:value-type="float" office:value="0" calcext:value-type="float">
            <text:p>0</text:p>
          </table:table-cell>
          <table:table-cell table:formula="of:=IF([.X114]=0;0;[.X114]*[.$K114])" office:value-type="float" office:value="0" calcext:value-type="float">
            <text:p>0</text:p>
          </table:table-cell>
          <table:table-cell table:style-name="ce16" table:formula="of:=SUMIF([.$F$2:.$F$39];CONCATENATE([.Z$1];[.$H114]);[.$D$2:.$D$46])" office:value-type="float" office:value="0" calcext:value-type="float">
            <text:p>0</text:p>
          </table:table-cell>
          <table:table-cell table:formula="of:=IF([.Z114]=0;0;[.Z114]*[.$K1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5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5]" office:value-type="string" office:string-value="1/2 teaspoon ground chipotle chile (see Note)" calcext:value-type="string">
            <text:p>1/2 teaspoon ground chipotle chile (see Note)</text:p>
          </table:table-cell>
          <table:table-cell table:style-name="ce23" table:formula="of:=['Unit Recipes'.I115]" office:value-type="string" office:string-value="tsp" calcext:value-type="string">
            <text:p>tsp</text:p>
          </table:table-cell>
          <table:table-cell table:style-name="ce23" table:formula="of:=['Unit Recipes'.J115]" office:value-type="float" office:value="4" calcext:value-type="float">
            <text:p>4</text:p>
          </table:table-cell>
          <table:table-cell/>
          <table:table-cell table:formula="of:=[.H115]" office:value-type="string" office:string-value="Sweet Potato and Black bean chili" calcext:value-type="string">
            <text:p>Sweet Potato and Black bean chili</text:p>
          </table:table-cell>
          <table:table-cell table:formula="of:=[.I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.J115]" office:value-type="string" office:string-value="tsp" calcext:value-type="string">
            <text:p>tsp</text:p>
          </table:table-cell>
          <table:table-cell table:formula="of:=SUMIF([.$F$2:.$F$39];CONCATENATE([.P$1];[.$H115]);[.$D$2:.$D$46])" office:value-type="float" office:value="0" calcext:value-type="float">
            <text:p>0</text:p>
          </table:table-cell>
          <table:table-cell table:formula="of:=IF([.P115]=0;0;[.P115]*[.$K115])" office:value-type="float" office:value="0" calcext:value-type="float">
            <text:p>0</text:p>
          </table:table-cell>
          <table:table-cell table:style-name="ce16" table:formula="of:=SUMIF([.$F$2:.$F$39];CONCATENATE([.R$1];[.$H115]);[.$D$2:.$D$46])" office:value-type="float" office:value="0" calcext:value-type="float">
            <text:p>0</text:p>
          </table:table-cell>
          <table:table-cell table:formula="of:=IF([.R115]=0;0;[.R115]*[.$K115])" office:value-type="float" office:value="0" calcext:value-type="float">
            <text:p>0</text:p>
          </table:table-cell>
          <table:table-cell table:style-name="ce16" table:formula="of:=SUMIF([.$F$2:.$F$39];CONCATENATE([.T$1];[.$H115]);[.$D$2:.$D$46])" office:value-type="float" office:value="0" calcext:value-type="float">
            <text:p>0</text:p>
          </table:table-cell>
          <table:table-cell table:formula="of:=IF([.T115]=0;0;[.T115]*[.$K115])" office:value-type="float" office:value="0" calcext:value-type="float">
            <text:p>0</text:p>
          </table:table-cell>
          <table:table-cell table:style-name="ce16" table:formula="of:=SUMIF([.$F$2:.$F$39];CONCATENATE([.V$1];[.$H115]);[.$D$2:.$D$46])" office:value-type="float" office:value="1" calcext:value-type="float">
            <text:p>1</text:p>
          </table:table-cell>
          <table:table-cell table:formula="of:=IF([.V115]=0;0;[.V115]*[.$K115])" office:value-type="float" office:value="4" calcext:value-type="float">
            <text:p>4</text:p>
          </table:table-cell>
          <table:table-cell table:style-name="ce16" table:formula="of:=SUMIF([.$F$2:.$F$39];CONCATENATE([.X$1];[.$H115]);[.$D$2:.$D$46])" office:value-type="float" office:value="0" calcext:value-type="float">
            <text:p>0</text:p>
          </table:table-cell>
          <table:table-cell table:formula="of:=IF([.X115]=0;0;[.X115]*[.$K115])" office:value-type="float" office:value="0" calcext:value-type="float">
            <text:p>0</text:p>
          </table:table-cell>
          <table:table-cell table:style-name="ce16" table:formula="of:=SUMIF([.$F$2:.$F$39];CONCATENATE([.Z$1];[.$H115]);[.$D$2:.$D$46])" office:value-type="float" office:value="0" calcext:value-type="float">
            <text:p>0</text:p>
          </table:table-cell>
          <table:table-cell table:formula="of:=IF([.Z115]=0;0;[.Z115]*[.$K1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6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6]" office:value-type="string" office:string-value="1/4 teaspoon salt" calcext:value-type="string">
            <text:p>1/4 teaspoon salt</text:p>
          </table:table-cell>
          <table:table-cell table:style-name="ce23" table:formula="of:=['Unit Recipes'.I116]" office:value-type="string" office:string-value="tsp" calcext:value-type="string">
            <text:p>tsp</text:p>
          </table:table-cell>
          <table:table-cell table:style-name="ce23" table:formula="of:=['Unit Recipes'.J116]" office:value-type="float" office:value="4" calcext:value-type="float">
            <text:p>4</text:p>
          </table:table-cell>
          <table:table-cell/>
          <table:table-cell table:formula="of:=[.H116]" office:value-type="string" office:string-value="Sweet Potato and Black bean chili" calcext:value-type="string">
            <text:p>Sweet Potato and Black bean chili</text:p>
          </table:table-cell>
          <table:table-cell table:formula="of:=[.I116]" office:value-type="string" office:string-value="1/4 teaspoon salt" calcext:value-type="string">
            <text:p>1/4 teaspoon salt</text:p>
          </table:table-cell>
          <table:table-cell table:formula="of:=[.J116]" office:value-type="string" office:string-value="tsp" calcext:value-type="string">
            <text:p>tsp</text:p>
          </table:table-cell>
          <table:table-cell table:formula="of:=SUMIF([.$F$2:.$F$39];CONCATENATE([.P$1];[.$H116]);[.$D$2:.$D$46])" office:value-type="float" office:value="0" calcext:value-type="float">
            <text:p>0</text:p>
          </table:table-cell>
          <table:table-cell table:formula="of:=IF([.P116]=0;0;[.P116]*[.$K116])" office:value-type="float" office:value="0" calcext:value-type="float">
            <text:p>0</text:p>
          </table:table-cell>
          <table:table-cell table:style-name="ce16" table:formula="of:=SUMIF([.$F$2:.$F$39];CONCATENATE([.R$1];[.$H116]);[.$D$2:.$D$46])" office:value-type="float" office:value="0" calcext:value-type="float">
            <text:p>0</text:p>
          </table:table-cell>
          <table:table-cell table:formula="of:=IF([.R116]=0;0;[.R116]*[.$K116])" office:value-type="float" office:value="0" calcext:value-type="float">
            <text:p>0</text:p>
          </table:table-cell>
          <table:table-cell table:style-name="ce16" table:formula="of:=SUMIF([.$F$2:.$F$39];CONCATENATE([.T$1];[.$H116]);[.$D$2:.$D$46])" office:value-type="float" office:value="0" calcext:value-type="float">
            <text:p>0</text:p>
          </table:table-cell>
          <table:table-cell table:formula="of:=IF([.T116]=0;0;[.T116]*[.$K116])" office:value-type="float" office:value="0" calcext:value-type="float">
            <text:p>0</text:p>
          </table:table-cell>
          <table:table-cell table:style-name="ce16" table:formula="of:=SUMIF([.$F$2:.$F$39];CONCATENATE([.V$1];[.$H116]);[.$D$2:.$D$46])" office:value-type="float" office:value="1" calcext:value-type="float">
            <text:p>1</text:p>
          </table:table-cell>
          <table:table-cell table:formula="of:=IF([.V116]=0;0;[.V116]*[.$K116])" office:value-type="float" office:value="4" calcext:value-type="float">
            <text:p>4</text:p>
          </table:table-cell>
          <table:table-cell table:style-name="ce16" table:formula="of:=SUMIF([.$F$2:.$F$39];CONCATENATE([.X$1];[.$H116]);[.$D$2:.$D$46])" office:value-type="float" office:value="0" calcext:value-type="float">
            <text:p>0</text:p>
          </table:table-cell>
          <table:table-cell table:formula="of:=IF([.X116]=0;0;[.X116]*[.$K116])" office:value-type="float" office:value="0" calcext:value-type="float">
            <text:p>0</text:p>
          </table:table-cell>
          <table:table-cell table:style-name="ce16" table:formula="of:=SUMIF([.$F$2:.$F$39];CONCATENATE([.Z$1];[.$H116]);[.$D$2:.$D$46])" office:value-type="float" office:value="0" calcext:value-type="float">
            <text:p>0</text:p>
          </table:table-cell>
          <table:table-cell table:formula="of:=IF([.Z116]=0;0;[.Z116]*[.$K11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7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7]" office:value-type="string" office:string-value="2 1/2 cups water" calcext:value-type="string">
            <text:p>2 1/2 cups water</text:p>
          </table:table-cell>
          <table:table-cell table:style-name="ce23" table:formula="of:=['Unit Recipes'.I117]" office:value-type="string" office:string-value="cups" calcext:value-type="string">
            <text:p>cups</text:p>
          </table:table-cell>
          <table:table-cell table:style-name="ce23" table:formula="of:=['Unit Recipes'.J117]" office:value-type="float" office:value="4" calcext:value-type="float">
            <text:p>4</text:p>
          </table:table-cell>
          <table:table-cell/>
          <table:table-cell table:formula="of:=[.H117]" office:value-type="string" office:string-value="Sweet Potato and Black bean chili" calcext:value-type="string">
            <text:p>Sweet Potato and Black bean chili</text:p>
          </table:table-cell>
          <table:table-cell table:formula="of:=[.I117]" office:value-type="string" office:string-value="2 1/2 cups water" calcext:value-type="string">
            <text:p>2 1/2 cups water</text:p>
          </table:table-cell>
          <table:table-cell table:formula="of:=[.J117]" office:value-type="string" office:string-value="cups" calcext:value-type="string">
            <text:p>cups</text:p>
          </table:table-cell>
          <table:table-cell table:formula="of:=SUMIF([.$F$2:.$F$39];CONCATENATE([.P$1];[.$H117]);[.$D$2:.$D$46])" office:value-type="float" office:value="0" calcext:value-type="float">
            <text:p>0</text:p>
          </table:table-cell>
          <table:table-cell table:formula="of:=IF([.P117]=0;0;[.P117]*[.$K117])" office:value-type="float" office:value="0" calcext:value-type="float">
            <text:p>0</text:p>
          </table:table-cell>
          <table:table-cell table:style-name="ce16" table:formula="of:=SUMIF([.$F$2:.$F$39];CONCATENATE([.R$1];[.$H117]);[.$D$2:.$D$46])" office:value-type="float" office:value="0" calcext:value-type="float">
            <text:p>0</text:p>
          </table:table-cell>
          <table:table-cell table:formula="of:=IF([.R117]=0;0;[.R117]*[.$K117])" office:value-type="float" office:value="0" calcext:value-type="float">
            <text:p>0</text:p>
          </table:table-cell>
          <table:table-cell table:style-name="ce16" table:formula="of:=SUMIF([.$F$2:.$F$39];CONCATENATE([.T$1];[.$H117]);[.$D$2:.$D$46])" office:value-type="float" office:value="0" calcext:value-type="float">
            <text:p>0</text:p>
          </table:table-cell>
          <table:table-cell table:formula="of:=IF([.T117]=0;0;[.T117]*[.$K117])" office:value-type="float" office:value="0" calcext:value-type="float">
            <text:p>0</text:p>
          </table:table-cell>
          <table:table-cell table:style-name="ce16" table:formula="of:=SUMIF([.$F$2:.$F$39];CONCATENATE([.V$1];[.$H117]);[.$D$2:.$D$46])" office:value-type="float" office:value="1" calcext:value-type="float">
            <text:p>1</text:p>
          </table:table-cell>
          <table:table-cell table:formula="of:=IF([.V117]=0;0;[.V117]*[.$K117])" office:value-type="float" office:value="4" calcext:value-type="float">
            <text:p>4</text:p>
          </table:table-cell>
          <table:table-cell table:style-name="ce16" table:formula="of:=SUMIF([.$F$2:.$F$39];CONCATENATE([.X$1];[.$H117]);[.$D$2:.$D$46])" office:value-type="float" office:value="0" calcext:value-type="float">
            <text:p>0</text:p>
          </table:table-cell>
          <table:table-cell table:formula="of:=IF([.X117]=0;0;[.X117]*[.$K117])" office:value-type="float" office:value="0" calcext:value-type="float">
            <text:p>0</text:p>
          </table:table-cell>
          <table:table-cell table:style-name="ce16" table:formula="of:=SUMIF([.$F$2:.$F$39];CONCATENATE([.Z$1];[.$H117]);[.$D$2:.$D$46])" office:value-type="float" office:value="0" calcext:value-type="float">
            <text:p>0</text:p>
          </table:table-cell>
          <table:table-cell table:formula="of:=IF([.Z117]=0;0;[.Z117]*[.$K11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8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8]" office:value-type="string" office:string-value="2 15-ounce cans black beans, rinsed" calcext:value-type="string">
            <text:p>2 15-ounce cans black beans, rinsed</text:p>
          </table:table-cell>
          <table:table-cell table:style-name="ce23" table:formula="of:=['Unit Recipes'.I118]" office:value-type="string" office:string-value="g" calcext:value-type="string">
            <text:p>g</text:p>
          </table:table-cell>
          <table:table-cell table:style-name="ce23" table:formula="of:=['Unit Recipes'.J118]" office:value-type="float" office:value="4" calcext:value-type="float">
            <text:p>4</text:p>
          </table:table-cell>
          <table:table-cell/>
          <table:table-cell table:formula="of:=[.H118]" office:value-type="string" office:string-value="Sweet Potato and Black bean chili" calcext:value-type="string">
            <text:p>Sweet Potato and Black bean chili</text:p>
          </table:table-cell>
          <table:table-cell table:formula="of:=[.I118]" office:value-type="string" office:string-value="2 15-ounce cans black beans, rinsed" calcext:value-type="string">
            <text:p>2 15-ounce cans black beans, rinsed</text:p>
          </table:table-cell>
          <table:table-cell table:formula="of:=[.J118]" office:value-type="string" office:string-value="g" calcext:value-type="string">
            <text:p>g</text:p>
          </table:table-cell>
          <table:table-cell table:formula="of:=SUMIF([.$F$2:.$F$39];CONCATENATE([.P$1];[.$H118]);[.$D$2:.$D$46])" office:value-type="float" office:value="0" calcext:value-type="float">
            <text:p>0</text:p>
          </table:table-cell>
          <table:table-cell table:formula="of:=IF([.P118]=0;0;[.P118]*[.$K118])" office:value-type="float" office:value="0" calcext:value-type="float">
            <text:p>0</text:p>
          </table:table-cell>
          <table:table-cell table:style-name="ce16" table:formula="of:=SUMIF([.$F$2:.$F$39];CONCATENATE([.R$1];[.$H118]);[.$D$2:.$D$46])" office:value-type="float" office:value="0" calcext:value-type="float">
            <text:p>0</text:p>
          </table:table-cell>
          <table:table-cell table:formula="of:=IF([.R118]=0;0;[.R118]*[.$K118])" office:value-type="float" office:value="0" calcext:value-type="float">
            <text:p>0</text:p>
          </table:table-cell>
          <table:table-cell table:style-name="ce16" table:formula="of:=SUMIF([.$F$2:.$F$39];CONCATENATE([.T$1];[.$H118]);[.$D$2:.$D$46])" office:value-type="float" office:value="0" calcext:value-type="float">
            <text:p>0</text:p>
          </table:table-cell>
          <table:table-cell table:formula="of:=IF([.T118]=0;0;[.T118]*[.$K118])" office:value-type="float" office:value="0" calcext:value-type="float">
            <text:p>0</text:p>
          </table:table-cell>
          <table:table-cell table:style-name="ce16" table:formula="of:=SUMIF([.$F$2:.$F$39];CONCATENATE([.V$1];[.$H118]);[.$D$2:.$D$46])" office:value-type="float" office:value="1" calcext:value-type="float">
            <text:p>1</text:p>
          </table:table-cell>
          <table:table-cell table:formula="of:=IF([.V118]=0;0;[.V118]*[.$K118])" office:value-type="float" office:value="4" calcext:value-type="float">
            <text:p>4</text:p>
          </table:table-cell>
          <table:table-cell table:style-name="ce16" table:formula="of:=SUMIF([.$F$2:.$F$39];CONCATENATE([.X$1];[.$H118]);[.$D$2:.$D$46])" office:value-type="float" office:value="0" calcext:value-type="float">
            <text:p>0</text:p>
          </table:table-cell>
          <table:table-cell table:formula="of:=IF([.X118]=0;0;[.X118]*[.$K118])" office:value-type="float" office:value="0" calcext:value-type="float">
            <text:p>0</text:p>
          </table:table-cell>
          <table:table-cell table:style-name="ce16" table:formula="of:=SUMIF([.$F$2:.$F$39];CONCATENATE([.Z$1];[.$H118]);[.$D$2:.$D$46])" office:value-type="float" office:value="0" calcext:value-type="float">
            <text:p>0</text:p>
          </table:table-cell>
          <table:table-cell table:formula="of:=IF([.Z118]=0;0;[.Z118]*[.$K1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19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19]" office:value-type="string" office:string-value="1 14-ounce can diced tomatoes" calcext:value-type="string">
            <text:p>1 14-ounce can diced tomatoes</text:p>
          </table:table-cell>
          <table:table-cell table:style-name="ce23" table:formula="of:=['Unit Recipes'.I119]" office:value-type="string" office:string-value="g" calcext:value-type="string">
            <text:p>g</text:p>
          </table:table-cell>
          <table:table-cell table:style-name="ce23" table:formula="of:=['Unit Recipes'.J119]" office:value-type="float" office:value="4" calcext:value-type="float">
            <text:p>4</text:p>
          </table:table-cell>
          <table:table-cell/>
          <table:table-cell table:formula="of:=[.H119]" office:value-type="string" office:string-value="Sweet Potato and Black bean chili" calcext:value-type="string">
            <text:p>Sweet Potato and Black bean chili</text:p>
          </table:table-cell>
          <table:table-cell table:formula="of:=[.I119]" office:value-type="string" office:string-value="1 14-ounce can diced tomatoes" calcext:value-type="string">
            <text:p>1 14-ounce can diced tomatoes</text:p>
          </table:table-cell>
          <table:table-cell table:formula="of:=[.J119]" office:value-type="string" office:string-value="g" calcext:value-type="string">
            <text:p>g</text:p>
          </table:table-cell>
          <table:table-cell table:formula="of:=SUMIF([.$F$2:.$F$39];CONCATENATE([.P$1];[.$H119]);[.$D$2:.$D$46])" office:value-type="float" office:value="0" calcext:value-type="float">
            <text:p>0</text:p>
          </table:table-cell>
          <table:table-cell table:formula="of:=IF([.P119]=0;0;[.P119]*[.$K119])" office:value-type="float" office:value="0" calcext:value-type="float">
            <text:p>0</text:p>
          </table:table-cell>
          <table:table-cell table:style-name="ce16" table:formula="of:=SUMIF([.$F$2:.$F$39];CONCATENATE([.R$1];[.$H119]);[.$D$2:.$D$46])" office:value-type="float" office:value="0" calcext:value-type="float">
            <text:p>0</text:p>
          </table:table-cell>
          <table:table-cell table:formula="of:=IF([.R119]=0;0;[.R119]*[.$K119])" office:value-type="float" office:value="0" calcext:value-type="float">
            <text:p>0</text:p>
          </table:table-cell>
          <table:table-cell table:style-name="ce16" table:formula="of:=SUMIF([.$F$2:.$F$39];CONCATENATE([.T$1];[.$H119]);[.$D$2:.$D$46])" office:value-type="float" office:value="0" calcext:value-type="float">
            <text:p>0</text:p>
          </table:table-cell>
          <table:table-cell table:formula="of:=IF([.T119]=0;0;[.T119]*[.$K119])" office:value-type="float" office:value="0" calcext:value-type="float">
            <text:p>0</text:p>
          </table:table-cell>
          <table:table-cell table:style-name="ce16" table:formula="of:=SUMIF([.$F$2:.$F$39];CONCATENATE([.V$1];[.$H119]);[.$D$2:.$D$46])" office:value-type="float" office:value="1" calcext:value-type="float">
            <text:p>1</text:p>
          </table:table-cell>
          <table:table-cell table:formula="of:=IF([.V119]=0;0;[.V119]*[.$K119])" office:value-type="float" office:value="4" calcext:value-type="float">
            <text:p>4</text:p>
          </table:table-cell>
          <table:table-cell table:style-name="ce16" table:formula="of:=SUMIF([.$F$2:.$F$39];CONCATENATE([.X$1];[.$H119]);[.$D$2:.$D$46])" office:value-type="float" office:value="0" calcext:value-type="float">
            <text:p>0</text:p>
          </table:table-cell>
          <table:table-cell table:formula="of:=IF([.X119]=0;0;[.X119]*[.$K119])" office:value-type="float" office:value="0" calcext:value-type="float">
            <text:p>0</text:p>
          </table:table-cell>
          <table:table-cell table:style-name="ce16" table:formula="of:=SUMIF([.$F$2:.$F$39];CONCATENATE([.Z$1];[.$H119]);[.$D$2:.$D$46])" office:value-type="float" office:value="0" calcext:value-type="float">
            <text:p>0</text:p>
          </table:table-cell>
          <table:table-cell table:formula="of:=IF([.Z119]=0;0;[.Z119]*[.$K1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0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0]" office:value-type="string" office:string-value="4 teaspoons lime juice" calcext:value-type="string">
            <text:p>4 teaspoons lime juice</text:p>
          </table:table-cell>
          <table:table-cell table:style-name="ce23" table:formula="of:=['Unit Recipes'.I120]" office:value-type="string" office:string-value="tsp" calcext:value-type="string">
            <text:p>tsp</text:p>
          </table:table-cell>
          <table:table-cell table:style-name="ce23" table:formula="of:=['Unit Recipes'.J120]" office:value-type="float" office:value="4" calcext:value-type="float">
            <text:p>4</text:p>
          </table:table-cell>
          <table:table-cell/>
          <table:table-cell table:formula="of:=[.H120]" office:value-type="string" office:string-value="Sweet Potato and Black bean chili" calcext:value-type="string">
            <text:p>Sweet Potato and Black bean chili</text:p>
          </table:table-cell>
          <table:table-cell table:formula="of:=[.I120]" office:value-type="string" office:string-value="4 teaspoons lime juice" calcext:value-type="string">
            <text:p>4 teaspoons lime juice</text:p>
          </table:table-cell>
          <table:table-cell table:formula="of:=[.J120]" office:value-type="string" office:string-value="tsp" calcext:value-type="string">
            <text:p>tsp</text:p>
          </table:table-cell>
          <table:table-cell table:formula="of:=SUMIF([.$F$2:.$F$39];CONCATENATE([.P$1];[.$H120]);[.$D$2:.$D$46])" office:value-type="float" office:value="0" calcext:value-type="float">
            <text:p>0</text:p>
          </table:table-cell>
          <table:table-cell table:formula="of:=IF([.P120]=0;0;[.P120]*[.$K120])" office:value-type="float" office:value="0" calcext:value-type="float">
            <text:p>0</text:p>
          </table:table-cell>
          <table:table-cell table:style-name="ce16" table:formula="of:=SUMIF([.$F$2:.$F$39];CONCATENATE([.R$1];[.$H120]);[.$D$2:.$D$46])" office:value-type="float" office:value="0" calcext:value-type="float">
            <text:p>0</text:p>
          </table:table-cell>
          <table:table-cell table:formula="of:=IF([.R120]=0;0;[.R120]*[.$K120])" office:value-type="float" office:value="0" calcext:value-type="float">
            <text:p>0</text:p>
          </table:table-cell>
          <table:table-cell table:style-name="ce16" table:formula="of:=SUMIF([.$F$2:.$F$39];CONCATENATE([.T$1];[.$H120]);[.$D$2:.$D$46])" office:value-type="float" office:value="0" calcext:value-type="float">
            <text:p>0</text:p>
          </table:table-cell>
          <table:table-cell table:formula="of:=IF([.T120]=0;0;[.T120]*[.$K120])" office:value-type="float" office:value="0" calcext:value-type="float">
            <text:p>0</text:p>
          </table:table-cell>
          <table:table-cell table:style-name="ce16" table:formula="of:=SUMIF([.$F$2:.$F$39];CONCATENATE([.V$1];[.$H120]);[.$D$2:.$D$46])" office:value-type="float" office:value="1" calcext:value-type="float">
            <text:p>1</text:p>
          </table:table-cell>
          <table:table-cell table:formula="of:=IF([.V120]=0;0;[.V120]*[.$K120])" office:value-type="float" office:value="4" calcext:value-type="float">
            <text:p>4</text:p>
          </table:table-cell>
          <table:table-cell table:style-name="ce16" table:formula="of:=SUMIF([.$F$2:.$F$39];CONCATENATE([.X$1];[.$H120]);[.$D$2:.$D$46])" office:value-type="float" office:value="0" calcext:value-type="float">
            <text:p>0</text:p>
          </table:table-cell>
          <table:table-cell table:formula="of:=IF([.X120]=0;0;[.X120]*[.$K120])" office:value-type="float" office:value="0" calcext:value-type="float">
            <text:p>0</text:p>
          </table:table-cell>
          <table:table-cell table:style-name="ce16" table:formula="of:=SUMIF([.$F$2:.$F$39];CONCATENATE([.Z$1];[.$H120]);[.$D$2:.$D$46])" office:value-type="float" office:value="0" calcext:value-type="float">
            <text:p>0</text:p>
          </table:table-cell>
          <table:table-cell table:formula="of:=IF([.Z120]=0;0;[.Z120]*[.$K12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1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1]" office:value-type="string" office:string-value="1/2 cup chopped fresh cilantro" calcext:value-type="string">
            <text:p>1/2 cup chopped fresh cilantro</text:p>
          </table:table-cell>
          <table:table-cell table:style-name="ce23" table:formula="of:=['Unit Recipes'.I121]" office:value-type="string" office:string-value="cup" calcext:value-type="string">
            <text:p>cup</text:p>
          </table:table-cell>
          <table:table-cell table:style-name="ce23" table:formula="of:=['Unit Recipes'.J121]" office:value-type="float" office:value="4" calcext:value-type="float">
            <text:p>4</text:p>
          </table:table-cell>
          <table:table-cell/>
          <table:table-cell table:formula="of:=[.H121]" office:value-type="string" office:string-value="Sweet Potato and Black bean chili" calcext:value-type="string">
            <text:p>Sweet Potato and Black bean chili</text:p>
          </table:table-cell>
          <table:table-cell table:formula="of:=[.I121]" office:value-type="string" office:string-value="1/2 cup chopped fresh cilantro" calcext:value-type="string">
            <text:p>1/2 cup chopped fresh cilantro</text:p>
          </table:table-cell>
          <table:table-cell table:formula="of:=[.J121]" office:value-type="string" office:string-value="cup" calcext:value-type="string">
            <text:p>cup</text:p>
          </table:table-cell>
          <table:table-cell table:formula="of:=SUMIF([.$F$2:.$F$39];CONCATENATE([.P$1];[.$H121]);[.$D$2:.$D$46])" office:value-type="float" office:value="0" calcext:value-type="float">
            <text:p>0</text:p>
          </table:table-cell>
          <table:table-cell table:formula="of:=IF([.P121]=0;0;[.P121]*[.$K121])" office:value-type="float" office:value="0" calcext:value-type="float">
            <text:p>0</text:p>
          </table:table-cell>
          <table:table-cell table:style-name="ce16" table:formula="of:=SUMIF([.$F$2:.$F$39];CONCATENATE([.R$1];[.$H121]);[.$D$2:.$D$46])" office:value-type="float" office:value="0" calcext:value-type="float">
            <text:p>0</text:p>
          </table:table-cell>
          <table:table-cell table:formula="of:=IF([.R121]=0;0;[.R121]*[.$K121])" office:value-type="float" office:value="0" calcext:value-type="float">
            <text:p>0</text:p>
          </table:table-cell>
          <table:table-cell table:style-name="ce16" table:formula="of:=SUMIF([.$F$2:.$F$39];CONCATENATE([.T$1];[.$H121]);[.$D$2:.$D$46])" office:value-type="float" office:value="0" calcext:value-type="float">
            <text:p>0</text:p>
          </table:table-cell>
          <table:table-cell table:formula="of:=IF([.T121]=0;0;[.T121]*[.$K121])" office:value-type="float" office:value="0" calcext:value-type="float">
            <text:p>0</text:p>
          </table:table-cell>
          <table:table-cell table:style-name="ce16" table:formula="of:=SUMIF([.$F$2:.$F$39];CONCATENATE([.V$1];[.$H121]);[.$D$2:.$D$46])" office:value-type="float" office:value="1" calcext:value-type="float">
            <text:p>1</text:p>
          </table:table-cell>
          <table:table-cell table:formula="of:=IF([.V121]=0;0;[.V121]*[.$K121])" office:value-type="float" office:value="4" calcext:value-type="float">
            <text:p>4</text:p>
          </table:table-cell>
          <table:table-cell table:style-name="ce16" table:formula="of:=SUMIF([.$F$2:.$F$39];CONCATENATE([.X$1];[.$H121]);[.$D$2:.$D$46])" office:value-type="float" office:value="0" calcext:value-type="float">
            <text:p>0</text:p>
          </table:table-cell>
          <table:table-cell table:formula="of:=IF([.X121]=0;0;[.X121]*[.$K121])" office:value-type="float" office:value="0" calcext:value-type="float">
            <text:p>0</text:p>
          </table:table-cell>
          <table:table-cell table:style-name="ce16" table:formula="of:=SUMIF([.$F$2:.$F$39];CONCATENATE([.Z$1];[.$H121]);[.$D$2:.$D$46])" office:value-type="float" office:value="0" calcext:value-type="float">
            <text:p>0</text:p>
          </table:table-cell>
          <table:table-cell table:formula="of:=IF([.Z121]=0;0;[.Z121]*[.$K1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2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2]" office:value-type="string" office:string-value="2 teaspoons unsweetened cocoa powder" calcext:value-type="string">
            <text:p>2 teaspoons unsweetened cocoa powder</text:p>
          </table:table-cell>
          <table:table-cell table:style-name="ce23" table:formula="of:=['Unit Recipes'.I122]" office:value-type="float" office:value="0" calcext:value-type="float">
            <text:p>0</text:p>
          </table:table-cell>
          <table:table-cell table:style-name="ce23" table:formula="of:=['Unit Recipes'.J122]" office:value-type="float" office:value="4" calcext:value-type="float">
            <text:p>4</text:p>
          </table:table-cell>
          <table:table-cell/>
          <table:table-cell table:formula="of:=[.H122]" office:value-type="string" office:string-value="Sweet Potato and Black bean chili" calcext:value-type="string">
            <text:p>Sweet Potato and Black bean chili</text:p>
          </table:table-cell>
          <table:table-cell table:formula="of:=[.I122]" office:value-type="string" office:string-value="2 teaspoons unsweetened cocoa powder" calcext:value-type="string">
            <text:p>2 teaspoons unsweetened cocoa powder</text:p>
          </table:table-cell>
          <table:table-cell table:formula="of:=[.J122]" office:value-type="float" office:value="0" calcext:value-type="float">
            <text:p>0</text:p>
          </table:table-cell>
          <table:table-cell table:formula="of:=SUMIF([.$F$2:.$F$39];CONCATENATE([.P$1];[.$H122]);[.$D$2:.$D$46])" office:value-type="float" office:value="0" calcext:value-type="float">
            <text:p>0</text:p>
          </table:table-cell>
          <table:table-cell table:formula="of:=IF([.P122]=0;0;[.P122]*[.$K122])" office:value-type="float" office:value="0" calcext:value-type="float">
            <text:p>0</text:p>
          </table:table-cell>
          <table:table-cell table:style-name="ce16" table:formula="of:=SUMIF([.$F$2:.$F$39];CONCATENATE([.R$1];[.$H122]);[.$D$2:.$D$46])" office:value-type="float" office:value="0" calcext:value-type="float">
            <text:p>0</text:p>
          </table:table-cell>
          <table:table-cell table:formula="of:=IF([.R122]=0;0;[.R122]*[.$K122])" office:value-type="float" office:value="0" calcext:value-type="float">
            <text:p>0</text:p>
          </table:table-cell>
          <table:table-cell table:style-name="ce16" table:formula="of:=SUMIF([.$F$2:.$F$39];CONCATENATE([.T$1];[.$H122]);[.$D$2:.$D$46])" office:value-type="float" office:value="0" calcext:value-type="float">
            <text:p>0</text:p>
          </table:table-cell>
          <table:table-cell table:formula="of:=IF([.T122]=0;0;[.T122]*[.$K122])" office:value-type="float" office:value="0" calcext:value-type="float">
            <text:p>0</text:p>
          </table:table-cell>
          <table:table-cell table:style-name="ce16" table:formula="of:=SUMIF([.$F$2:.$F$39];CONCATENATE([.V$1];[.$H122]);[.$D$2:.$D$46])" office:value-type="float" office:value="1" calcext:value-type="float">
            <text:p>1</text:p>
          </table:table-cell>
          <table:table-cell table:formula="of:=IF([.V122]=0;0;[.V122]*[.$K122])" office:value-type="float" office:value="4" calcext:value-type="float">
            <text:p>4</text:p>
          </table:table-cell>
          <table:table-cell table:style-name="ce16" table:formula="of:=SUMIF([.$F$2:.$F$39];CONCATENATE([.X$1];[.$H122]);[.$D$2:.$D$46])" office:value-type="float" office:value="0" calcext:value-type="float">
            <text:p>0</text:p>
          </table:table-cell>
          <table:table-cell table:formula="of:=IF([.X122]=0;0;[.X122]*[.$K122])" office:value-type="float" office:value="0" calcext:value-type="float">
            <text:p>0</text:p>
          </table:table-cell>
          <table:table-cell table:style-name="ce16" table:formula="of:=SUMIF([.$F$2:.$F$39];CONCATENATE([.Z$1];[.$H122]);[.$D$2:.$D$46])" office:value-type="float" office:value="0" calcext:value-type="float">
            <text:p>0</text:p>
          </table:table-cell>
          <table:table-cell table:formula="of:=IF([.Z122]=0;0;[.Z122]*[.$K1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3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3]" office:value-type="string" office:string-value="¼ teaspoon ground cinnamon" calcext:value-type="string">
            <text:p>¼ teaspoon ground cinnamon</text:p>
          </table:table-cell>
          <table:table-cell table:style-name="ce23" table:formula="of:=['Unit Recipes'.I123]" office:value-type="float" office:value="0" calcext:value-type="float">
            <text:p>0</text:p>
          </table:table-cell>
          <table:table-cell table:style-name="ce23" table:formula="of:=['Unit Recipes'.J123]" office:value-type="float" office:value="4" calcext:value-type="float">
            <text:p>4</text:p>
          </table:table-cell>
          <table:table-cell/>
          <table:table-cell table:formula="of:=[.H123]" office:value-type="string" office:string-value="Sweet Potato and Black bean chili" calcext:value-type="string">
            <text:p>Sweet Potato and Black bean chili</text:p>
          </table:table-cell>
          <table:table-cell table:formula="of:=[.I123]" office:value-type="string" office:string-value="¼ teaspoon ground cinnamon" calcext:value-type="string">
            <text:p>¼ teaspoon ground cinnamon</text:p>
          </table:table-cell>
          <table:table-cell table:formula="of:=[.J123]" office:value-type="float" office:value="0" calcext:value-type="float">
            <text:p>0</text:p>
          </table:table-cell>
          <table:table-cell table:formula="of:=SUMIF([.$F$2:.$F$39];CONCATENATE([.P$1];[.$H123]);[.$D$2:.$D$46])" office:value-type="float" office:value="0" calcext:value-type="float">
            <text:p>0</text:p>
          </table:table-cell>
          <table:table-cell table:formula="of:=IF([.P123]=0;0;[.P123]*[.$K123])" office:value-type="float" office:value="0" calcext:value-type="float">
            <text:p>0</text:p>
          </table:table-cell>
          <table:table-cell table:style-name="ce16" table:formula="of:=SUMIF([.$F$2:.$F$39];CONCATENATE([.R$1];[.$H123]);[.$D$2:.$D$46])" office:value-type="float" office:value="0" calcext:value-type="float">
            <text:p>0</text:p>
          </table:table-cell>
          <table:table-cell table:formula="of:=IF([.R123]=0;0;[.R123]*[.$K123])" office:value-type="float" office:value="0" calcext:value-type="float">
            <text:p>0</text:p>
          </table:table-cell>
          <table:table-cell table:style-name="ce16" table:formula="of:=SUMIF([.$F$2:.$F$39];CONCATENATE([.T$1];[.$H123]);[.$D$2:.$D$46])" office:value-type="float" office:value="0" calcext:value-type="float">
            <text:p>0</text:p>
          </table:table-cell>
          <table:table-cell table:formula="of:=IF([.T123]=0;0;[.T123]*[.$K123])" office:value-type="float" office:value="0" calcext:value-type="float">
            <text:p>0</text:p>
          </table:table-cell>
          <table:table-cell table:style-name="ce16" table:formula="of:=SUMIF([.$F$2:.$F$39];CONCATENATE([.V$1];[.$H123]);[.$D$2:.$D$46])" office:value-type="float" office:value="1" calcext:value-type="float">
            <text:p>1</text:p>
          </table:table-cell>
          <table:table-cell table:formula="of:=IF([.V123]=0;0;[.V123]*[.$K123])" office:value-type="float" office:value="4" calcext:value-type="float">
            <text:p>4</text:p>
          </table:table-cell>
          <table:table-cell table:style-name="ce16" table:formula="of:=SUMIF([.$F$2:.$F$39];CONCATENATE([.X$1];[.$H123]);[.$D$2:.$D$46])" office:value-type="float" office:value="0" calcext:value-type="float">
            <text:p>0</text:p>
          </table:table-cell>
          <table:table-cell table:formula="of:=IF([.X123]=0;0;[.X123]*[.$K123])" office:value-type="float" office:value="0" calcext:value-type="float">
            <text:p>0</text:p>
          </table:table-cell>
          <table:table-cell table:style-name="ce16" table:formula="of:=SUMIF([.$F$2:.$F$39];CONCATENATE([.Z$1];[.$H123]);[.$D$2:.$D$46])" office:value-type="float" office:value="0" calcext:value-type="float">
            <text:p>0</text:p>
          </table:table-cell>
          <table:table-cell table:formula="of:=IF([.Z123]=0;0;[.Z123]*[.$K1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4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4]" office:value-type="string" office:string-value="avocado" calcext:value-type="string">
            <text:p>avocado</text:p>
          </table:table-cell>
          <table:table-cell table:style-name="ce23" table:formula="of:=['Unit Recipes'.I124]" office:value-type="string" office:string-value="piece" calcext:value-type="string">
            <text:p>piece</text:p>
          </table:table-cell>
          <table:table-cell table:style-name="ce23" table:formula="of:=['Unit Recipes'.J124]" office:value-type="float" office:value="4" calcext:value-type="float">
            <text:p>4</text:p>
          </table:table-cell>
          <table:table-cell/>
          <table:table-cell table:formula="of:=[.H124]" office:value-type="string" office:string-value="Sweet Potato and Black bean chili" calcext:value-type="string">
            <text:p>Sweet Potato and Black bean chili</text:p>
          </table:table-cell>
          <table:table-cell table:formula="of:=[.I124]" office:value-type="string" office:string-value="avocado" calcext:value-type="string">
            <text:p>avocado</text:p>
          </table:table-cell>
          <table:table-cell table:formula="of:=[.J124]" office:value-type="string" office:string-value="piece" calcext:value-type="string">
            <text:p>piece</text:p>
          </table:table-cell>
          <table:table-cell table:formula="of:=SUMIF([.$F$2:.$F$39];CONCATENATE([.P$1];[.$H124]);[.$D$2:.$D$46])" office:value-type="float" office:value="0" calcext:value-type="float">
            <text:p>0</text:p>
          </table:table-cell>
          <table:table-cell table:formula="of:=IF([.P124]=0;0;[.P124]*[.$K124])" office:value-type="float" office:value="0" calcext:value-type="float">
            <text:p>0</text:p>
          </table:table-cell>
          <table:table-cell table:style-name="ce16" table:formula="of:=SUMIF([.$F$2:.$F$39];CONCATENATE([.R$1];[.$H124]);[.$D$2:.$D$46])" office:value-type="float" office:value="0" calcext:value-type="float">
            <text:p>0</text:p>
          </table:table-cell>
          <table:table-cell table:formula="of:=IF([.R124]=0;0;[.R124]*[.$K124])" office:value-type="float" office:value="0" calcext:value-type="float">
            <text:p>0</text:p>
          </table:table-cell>
          <table:table-cell table:style-name="ce16" table:formula="of:=SUMIF([.$F$2:.$F$39];CONCATENATE([.T$1];[.$H124]);[.$D$2:.$D$46])" office:value-type="float" office:value="0" calcext:value-type="float">
            <text:p>0</text:p>
          </table:table-cell>
          <table:table-cell table:formula="of:=IF([.T124]=0;0;[.T124]*[.$K124])" office:value-type="float" office:value="0" calcext:value-type="float">
            <text:p>0</text:p>
          </table:table-cell>
          <table:table-cell table:style-name="ce16" table:formula="of:=SUMIF([.$F$2:.$F$39];CONCATENATE([.V$1];[.$H124]);[.$D$2:.$D$46])" office:value-type="float" office:value="1" calcext:value-type="float">
            <text:p>1</text:p>
          </table:table-cell>
          <table:table-cell table:formula="of:=IF([.V124]=0;0;[.V124]*[.$K124])" office:value-type="float" office:value="4" calcext:value-type="float">
            <text:p>4</text:p>
          </table:table-cell>
          <table:table-cell table:style-name="ce16" table:formula="of:=SUMIF([.$F$2:.$F$39];CONCATENATE([.X$1];[.$H124]);[.$D$2:.$D$46])" office:value-type="float" office:value="0" calcext:value-type="float">
            <text:p>0</text:p>
          </table:table-cell>
          <table:table-cell table:formula="of:=IF([.X124]=0;0;[.X124]*[.$K124])" office:value-type="float" office:value="0" calcext:value-type="float">
            <text:p>0</text:p>
          </table:table-cell>
          <table:table-cell table:style-name="ce16" table:formula="of:=SUMIF([.$F$2:.$F$39];CONCATENATE([.Z$1];[.$H124]);[.$D$2:.$D$46])" office:value-type="float" office:value="0" calcext:value-type="float">
            <text:p>0</text:p>
          </table:table-cell>
          <table:table-cell table:formula="of:=IF([.Z124]=0;0;[.Z124]*[.$K1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5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5]" office:value-type="string" office:string-value="crema" calcext:value-type="string">
            <text:p>crema</text:p>
          </table:table-cell>
          <table:table-cell table:style-name="ce23" table:formula="of:=['Unit Recipes'.I125]" office:value-type="string" office:string-value="g" calcext:value-type="string">
            <text:p>g</text:p>
          </table:table-cell>
          <table:table-cell table:style-name="ce23" table:formula="of:=['Unit Recipes'.J125]" office:value-type="float" office:value="4" calcext:value-type="float">
            <text:p>4</text:p>
          </table:table-cell>
          <table:table-cell/>
          <table:table-cell table:formula="of:=[.H125]" office:value-type="string" office:string-value="Sweet Potato and Black bean chili" calcext:value-type="string">
            <text:p>Sweet Potato and Black bean chili</text:p>
          </table:table-cell>
          <table:table-cell table:formula="of:=[.I125]" office:value-type="string" office:string-value="crema" calcext:value-type="string">
            <text:p>crema</text:p>
          </table:table-cell>
          <table:table-cell table:formula="of:=[.J125]" office:value-type="string" office:string-value="g" calcext:value-type="string">
            <text:p>g</text:p>
          </table:table-cell>
          <table:table-cell table:formula="of:=SUMIF([.$F$2:.$F$39];CONCATENATE([.P$1];[.$H125]);[.$D$2:.$D$46])" office:value-type="float" office:value="0" calcext:value-type="float">
            <text:p>0</text:p>
          </table:table-cell>
          <table:table-cell table:formula="of:=IF([.P125]=0;0;[.P125]*[.$K125])" office:value-type="float" office:value="0" calcext:value-type="float">
            <text:p>0</text:p>
          </table:table-cell>
          <table:table-cell table:style-name="ce16" table:formula="of:=SUMIF([.$F$2:.$F$39];CONCATENATE([.R$1];[.$H125]);[.$D$2:.$D$46])" office:value-type="float" office:value="0" calcext:value-type="float">
            <text:p>0</text:p>
          </table:table-cell>
          <table:table-cell table:formula="of:=IF([.R125]=0;0;[.R125]*[.$K125])" office:value-type="float" office:value="0" calcext:value-type="float">
            <text:p>0</text:p>
          </table:table-cell>
          <table:table-cell table:style-name="ce16" table:formula="of:=SUMIF([.$F$2:.$F$39];CONCATENATE([.T$1];[.$H125]);[.$D$2:.$D$46])" office:value-type="float" office:value="0" calcext:value-type="float">
            <text:p>0</text:p>
          </table:table-cell>
          <table:table-cell table:formula="of:=IF([.T125]=0;0;[.T125]*[.$K125])" office:value-type="float" office:value="0" calcext:value-type="float">
            <text:p>0</text:p>
          </table:table-cell>
          <table:table-cell table:style-name="ce16" table:formula="of:=SUMIF([.$F$2:.$F$39];CONCATENATE([.V$1];[.$H125]);[.$D$2:.$D$46])" office:value-type="float" office:value="1" calcext:value-type="float">
            <text:p>1</text:p>
          </table:table-cell>
          <table:table-cell table:formula="of:=IF([.V125]=0;0;[.V125]*[.$K125])" office:value-type="float" office:value="4" calcext:value-type="float">
            <text:p>4</text:p>
          </table:table-cell>
          <table:table-cell table:style-name="ce16" table:formula="of:=SUMIF([.$F$2:.$F$39];CONCATENATE([.X$1];[.$H125]);[.$D$2:.$D$46])" office:value-type="float" office:value="0" calcext:value-type="float">
            <text:p>0</text:p>
          </table:table-cell>
          <table:table-cell table:formula="of:=IF([.X125]=0;0;[.X125]*[.$K125])" office:value-type="float" office:value="0" calcext:value-type="float">
            <text:p>0</text:p>
          </table:table-cell>
          <table:table-cell table:style-name="ce16" table:formula="of:=SUMIF([.$F$2:.$F$39];CONCATENATE([.Z$1];[.$H125]);[.$D$2:.$D$46])" office:value-type="float" office:value="0" calcext:value-type="float">
            <text:p>0</text:p>
          </table:table-cell>
          <table:table-cell table:formula="of:=IF([.Z125]=0;0;[.Z125]*[.$K1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6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6]" office:value-type="string" office:string-value="Rice" calcext:value-type="string">
            <text:p>Rice</text:p>
          </table:table-cell>
          <table:table-cell table:style-name="ce23" table:formula="of:=['Unit Recipes'.I126]" office:value-type="string" office:string-value="g" calcext:value-type="string">
            <text:p>g</text:p>
          </table:table-cell>
          <table:table-cell table:style-name="ce23" table:formula="of:=['Unit Recipes'.J126]" office:value-type="float" office:value="4" calcext:value-type="float">
            <text:p>4</text:p>
          </table:table-cell>
          <table:table-cell/>
          <table:table-cell table:formula="of:=[.H126]" office:value-type="string" office:string-value="Sweet Potato and Black bean chili" calcext:value-type="string">
            <text:p>Sweet Potato and Black bean chili</text:p>
          </table:table-cell>
          <table:table-cell table:formula="of:=[.I126]" office:value-type="string" office:string-value="Rice" calcext:value-type="string">
            <text:p>Rice</text:p>
          </table:table-cell>
          <table:table-cell table:formula="of:=[.J126]" office:value-type="string" office:string-value="g" calcext:value-type="string">
            <text:p>g</text:p>
          </table:table-cell>
          <table:table-cell table:formula="of:=SUMIF([.$F$2:.$F$39];CONCATENATE([.P$1];[.$H126]);[.$D$2:.$D$46])" office:value-type="float" office:value="0" calcext:value-type="float">
            <text:p>0</text:p>
          </table:table-cell>
          <table:table-cell table:formula="of:=IF([.P126]=0;0;[.P126]*[.$K126])" office:value-type="float" office:value="0" calcext:value-type="float">
            <text:p>0</text:p>
          </table:table-cell>
          <table:table-cell table:style-name="ce16" table:formula="of:=SUMIF([.$F$2:.$F$39];CONCATENATE([.R$1];[.$H126]);[.$D$2:.$D$46])" office:value-type="float" office:value="0" calcext:value-type="float">
            <text:p>0</text:p>
          </table:table-cell>
          <table:table-cell table:formula="of:=IF([.R126]=0;0;[.R126]*[.$K126])" office:value-type="float" office:value="0" calcext:value-type="float">
            <text:p>0</text:p>
          </table:table-cell>
          <table:table-cell table:style-name="ce16" table:formula="of:=SUMIF([.$F$2:.$F$39];CONCATENATE([.T$1];[.$H126]);[.$D$2:.$D$46])" office:value-type="float" office:value="0" calcext:value-type="float">
            <text:p>0</text:p>
          </table:table-cell>
          <table:table-cell table:formula="of:=IF([.T126]=0;0;[.T126]*[.$K126])" office:value-type="float" office:value="0" calcext:value-type="float">
            <text:p>0</text:p>
          </table:table-cell>
          <table:table-cell table:style-name="ce16" table:formula="of:=SUMIF([.$F$2:.$F$39];CONCATENATE([.V$1];[.$H126]);[.$D$2:.$D$46])" office:value-type="float" office:value="1" calcext:value-type="float">
            <text:p>1</text:p>
          </table:table-cell>
          <table:table-cell table:formula="of:=IF([.V126]=0;0;[.V126]*[.$K126])" office:value-type="float" office:value="4" calcext:value-type="float">
            <text:p>4</text:p>
          </table:table-cell>
          <table:table-cell table:style-name="ce16" table:formula="of:=SUMIF([.$F$2:.$F$39];CONCATENATE([.X$1];[.$H126]);[.$D$2:.$D$46])" office:value-type="float" office:value="0" calcext:value-type="float">
            <text:p>0</text:p>
          </table:table-cell>
          <table:table-cell table:formula="of:=IF([.X126]=0;0;[.X126]*[.$K126])" office:value-type="float" office:value="0" calcext:value-type="float">
            <text:p>0</text:p>
          </table:table-cell>
          <table:table-cell table:style-name="ce16" table:formula="of:=SUMIF([.$F$2:.$F$39];CONCATENATE([.Z$1];[.$H126]);[.$D$2:.$D$46])" office:value-type="float" office:value="0" calcext:value-type="float">
            <text:p>0</text:p>
          </table:table-cell>
          <table:table-cell table:formula="of:=IF([.Z126]=0;0;[.Z126]*[.$K1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7]" office:value-type="string" office:string-value="Sweet Potato and Black bean chili" calcext:value-type="string">
            <text:p>Sweet Potato and Black bean chili</text:p>
          </table:table-cell>
          <table:table-cell table:style-name="ce23" table:formula="of:=['Unit Recipes'.H127]" office:value-type="string" office:string-value="bread" calcext:value-type="string">
            <text:p>bread</text:p>
          </table:table-cell>
          <table:table-cell table:style-name="ce23" table:formula="of:=['Unit Recipes'.I127]" office:value-type="string" office:string-value="loaf" calcext:value-type="string">
            <text:p>loaf</text:p>
          </table:table-cell>
          <table:table-cell table:style-name="ce23" table:formula="of:=['Unit Recipes'.J127]" office:value-type="float" office:value="4" calcext:value-type="float">
            <text:p>4</text:p>
          </table:table-cell>
          <table:table-cell/>
          <table:table-cell table:formula="of:=[.H127]" office:value-type="string" office:string-value="Sweet Potato and Black bean chili" calcext:value-type="string">
            <text:p>Sweet Potato and Black bean chili</text:p>
          </table:table-cell>
          <table:table-cell table:formula="of:=[.I127]" office:value-type="string" office:string-value="bread" calcext:value-type="string">
            <text:p>bread</text:p>
          </table:table-cell>
          <table:table-cell table:formula="of:=[.J127]" office:value-type="string" office:string-value="loaf" calcext:value-type="string">
            <text:p>loaf</text:p>
          </table:table-cell>
          <table:table-cell table:formula="of:=SUMIF([.$F$2:.$F$39];CONCATENATE([.P$1];[.$H127]);[.$D$2:.$D$46])" office:value-type="float" office:value="0" calcext:value-type="float">
            <text:p>0</text:p>
          </table:table-cell>
          <table:table-cell table:formula="of:=IF([.P127]=0;0;[.P127]*[.$K127])" office:value-type="float" office:value="0" calcext:value-type="float">
            <text:p>0</text:p>
          </table:table-cell>
          <table:table-cell table:style-name="ce16" table:formula="of:=SUMIF([.$F$2:.$F$39];CONCATENATE([.R$1];[.$H127]);[.$D$2:.$D$46])" office:value-type="float" office:value="0" calcext:value-type="float">
            <text:p>0</text:p>
          </table:table-cell>
          <table:table-cell table:formula="of:=IF([.R127]=0;0;[.R127]*[.$K127])" office:value-type="float" office:value="0" calcext:value-type="float">
            <text:p>0</text:p>
          </table:table-cell>
          <table:table-cell table:style-name="ce16" table:formula="of:=SUMIF([.$F$2:.$F$39];CONCATENATE([.T$1];[.$H127]);[.$D$2:.$D$46])" office:value-type="float" office:value="0" calcext:value-type="float">
            <text:p>0</text:p>
          </table:table-cell>
          <table:table-cell table:formula="of:=IF([.T127]=0;0;[.T127]*[.$K127])" office:value-type="float" office:value="0" calcext:value-type="float">
            <text:p>0</text:p>
          </table:table-cell>
          <table:table-cell table:style-name="ce16" table:formula="of:=SUMIF([.$F$2:.$F$39];CONCATENATE([.V$1];[.$H127]);[.$D$2:.$D$46])" office:value-type="float" office:value="1" calcext:value-type="float">
            <text:p>1</text:p>
          </table:table-cell>
          <table:table-cell table:formula="of:=IF([.V127]=0;0;[.V127]*[.$K127])" office:value-type="float" office:value="4" calcext:value-type="float">
            <text:p>4</text:p>
          </table:table-cell>
          <table:table-cell table:style-name="ce16" table:formula="of:=SUMIF([.$F$2:.$F$39];CONCATENATE([.X$1];[.$H127]);[.$D$2:.$D$46])" office:value-type="float" office:value="0" calcext:value-type="float">
            <text:p>0</text:p>
          </table:table-cell>
          <table:table-cell table:formula="of:=IF([.X127]=0;0;[.X127]*[.$K127])" office:value-type="float" office:value="0" calcext:value-type="float">
            <text:p>0</text:p>
          </table:table-cell>
          <table:table-cell table:style-name="ce16" table:formula="of:=SUMIF([.$F$2:.$F$39];CONCATENATE([.Z$1];[.$H127]);[.$D$2:.$D$46])" office:value-type="float" office:value="0" calcext:value-type="float">
            <text:p>0</text:p>
          </table:table-cell>
          <table:table-cell table:formula="of:=IF([.Z127]=0;0;[.Z127]*[.$K1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8]">
            <text:p/>
          </table:table-cell>
          <table:table-cell table:style-name="ce23" table:formula="of:=['Unit Recipes'.H128]" office:value-type="float" office:value="0" calcext:value-type="float">
            <text:p>0</text:p>
          </table:table-cell>
          <table:table-cell table:style-name="ce23" table:formula="of:=['Unit Recipes'.I128]" office:value-type="float" office:value="0" calcext:value-type="float">
            <text:p>0</text:p>
          </table:table-cell>
          <table:table-cell table:style-name="ce23" table:formula="of:=['Unit Recipes'.J128]" office:value-type="float" office:value="4" calcext:value-type="float">
            <text:p>4</text:p>
          </table:table-cell>
          <table:table-cell/>
          <table:table-cell table:formula="of:=[.H128]">
            <text:p/>
          </table:table-cell>
          <table:table-cell table:formula="of:=[.I128]" office:value-type="float" office:value="0" calcext:value-type="float">
            <text:p>0</text:p>
          </table:table-cell>
          <table:table-cell table:formula="of:=[.J128]" office:value-type="float" office:value="0" calcext:value-type="float">
            <text:p>0</text:p>
          </table:table-cell>
          <table:table-cell table:formula="of:=SUMIF([.$F$2:.$F$39];CONCATENATE([.P$1];[.$H128]);[.$D$2:.$D$46])" office:value-type="float" office:value="0" calcext:value-type="float">
            <text:p>0</text:p>
          </table:table-cell>
          <table:table-cell table:formula="of:=IF([.P128]=0;0;[.P128]*[.$K128])" office:value-type="float" office:value="0" calcext:value-type="float">
            <text:p>0</text:p>
          </table:table-cell>
          <table:table-cell table:style-name="ce16" table:formula="of:=SUMIF([.$F$2:.$F$39];CONCATENATE([.R$1];[.$H128]);[.$D$2:.$D$46])" office:value-type="float" office:value="0" calcext:value-type="float">
            <text:p>0</text:p>
          </table:table-cell>
          <table:table-cell table:formula="of:=IF([.R128]=0;0;[.R128]*[.$K128])" office:value-type="float" office:value="0" calcext:value-type="float">
            <text:p>0</text:p>
          </table:table-cell>
          <table:table-cell table:style-name="ce16" table:formula="of:=SUMIF([.$F$2:.$F$39];CONCATENATE([.T$1];[.$H128]);[.$D$2:.$D$46])" office:value-type="float" office:value="0" calcext:value-type="float">
            <text:p>0</text:p>
          </table:table-cell>
          <table:table-cell table:formula="of:=IF([.T128]=0;0;[.T128]*[.$K128])" office:value-type="float" office:value="0" calcext:value-type="float">
            <text:p>0</text:p>
          </table:table-cell>
          <table:table-cell table:style-name="ce16" table:formula="of:=SUMIF([.$F$2:.$F$39];CONCATENATE([.V$1];[.$H128]);[.$D$2:.$D$46])" office:value-type="float" office:value="0" calcext:value-type="float">
            <text:p>0</text:p>
          </table:table-cell>
          <table:table-cell table:formula="of:=IF([.V128]=0;0;[.V128]*[.$K128])" office:value-type="float" office:value="0" calcext:value-type="float">
            <text:p>0</text:p>
          </table:table-cell>
          <table:table-cell table:style-name="ce16" table:formula="of:=SUMIF([.$F$2:.$F$39];CONCATENATE([.X$1];[.$H128]);[.$D$2:.$D$46])" office:value-type="float" office:value="0" calcext:value-type="float">
            <text:p>0</text:p>
          </table:table-cell>
          <table:table-cell table:formula="of:=IF([.X128]=0;0;[.X128]*[.$K128])" office:value-type="float" office:value="0" calcext:value-type="float">
            <text:p>0</text:p>
          </table:table-cell>
          <table:table-cell table:style-name="ce16" table:formula="of:=SUMIF([.$F$2:.$F$39];CONCATENATE([.Z$1];[.$H128]);[.$D$2:.$D$46])" office:value-type="float" office:value="0" calcext:value-type="float">
            <text:p>0</text:p>
          </table:table-cell>
          <table:table-cell table:formula="of:=IF([.Z128]=0;0;[.Z128]*[.$K1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29]">
            <text:p/>
          </table:table-cell>
          <table:table-cell table:style-name="ce23" table:formula="of:=['Unit Recipes'.H129]" office:value-type="float" office:value="0" calcext:value-type="float">
            <text:p>0</text:p>
          </table:table-cell>
          <table:table-cell table:style-name="ce23" table:formula="of:=['Unit Recipes'.I129]" office:value-type="float" office:value="0" calcext:value-type="float">
            <text:p>0</text:p>
          </table:table-cell>
          <table:table-cell table:style-name="ce23" table:formula="of:=['Unit Recipes'.J129]" office:value-type="float" office:value="4" calcext:value-type="float">
            <text:p>4</text:p>
          </table:table-cell>
          <table:table-cell/>
          <table:table-cell table:formula="of:=[.H129]">
            <text:p/>
          </table:table-cell>
          <table:table-cell table:formula="of:=[.I129]" office:value-type="float" office:value="0" calcext:value-type="float">
            <text:p>0</text:p>
          </table:table-cell>
          <table:table-cell table:formula="of:=[.J129]" office:value-type="float" office:value="0" calcext:value-type="float">
            <text:p>0</text:p>
          </table:table-cell>
          <table:table-cell table:formula="of:=SUMIF([.$F$2:.$F$39];CONCATENATE([.P$1];[.$H129]);[.$D$2:.$D$46])" office:value-type="float" office:value="0" calcext:value-type="float">
            <text:p>0</text:p>
          </table:table-cell>
          <table:table-cell table:formula="of:=IF([.P129]=0;0;[.P129]*[.$K129])" office:value-type="float" office:value="0" calcext:value-type="float">
            <text:p>0</text:p>
          </table:table-cell>
          <table:table-cell table:style-name="ce16" table:formula="of:=SUMIF([.$F$2:.$F$39];CONCATENATE([.R$1];[.$H129]);[.$D$2:.$D$46])" office:value-type="float" office:value="0" calcext:value-type="float">
            <text:p>0</text:p>
          </table:table-cell>
          <table:table-cell table:formula="of:=IF([.R129]=0;0;[.R129]*[.$K129])" office:value-type="float" office:value="0" calcext:value-type="float">
            <text:p>0</text:p>
          </table:table-cell>
          <table:table-cell table:style-name="ce16" table:formula="of:=SUMIF([.$F$2:.$F$39];CONCATENATE([.T$1];[.$H129]);[.$D$2:.$D$46])" office:value-type="float" office:value="0" calcext:value-type="float">
            <text:p>0</text:p>
          </table:table-cell>
          <table:table-cell table:formula="of:=IF([.T129]=0;0;[.T129]*[.$K129])" office:value-type="float" office:value="0" calcext:value-type="float">
            <text:p>0</text:p>
          </table:table-cell>
          <table:table-cell table:style-name="ce16" table:formula="of:=SUMIF([.$F$2:.$F$39];CONCATENATE([.V$1];[.$H129]);[.$D$2:.$D$46])" office:value-type="float" office:value="0" calcext:value-type="float">
            <text:p>0</text:p>
          </table:table-cell>
          <table:table-cell table:formula="of:=IF([.V129]=0;0;[.V129]*[.$K129])" office:value-type="float" office:value="0" calcext:value-type="float">
            <text:p>0</text:p>
          </table:table-cell>
          <table:table-cell table:style-name="ce16" table:formula="of:=SUMIF([.$F$2:.$F$39];CONCATENATE([.X$1];[.$H129]);[.$D$2:.$D$46])" office:value-type="float" office:value="0" calcext:value-type="float">
            <text:p>0</text:p>
          </table:table-cell>
          <table:table-cell table:formula="of:=IF([.X129]=0;0;[.X129]*[.$K129])" office:value-type="float" office:value="0" calcext:value-type="float">
            <text:p>0</text:p>
          </table:table-cell>
          <table:table-cell table:style-name="ce16" table:formula="of:=SUMIF([.$F$2:.$F$39];CONCATENATE([.Z$1];[.$H129]);[.$D$2:.$D$46])" office:value-type="float" office:value="0" calcext:value-type="float">
            <text:p>0</text:p>
          </table:table-cell>
          <table:table-cell table:formula="of:=IF([.Z129]=0;0;[.Z129]*[.$K1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0]">
            <text:p/>
          </table:table-cell>
          <table:table-cell table:style-name="ce23" table:formula="of:=['Unit Recipes'.H130]" office:value-type="float" office:value="0" calcext:value-type="float">
            <text:p>0</text:p>
          </table:table-cell>
          <table:table-cell table:style-name="ce23" table:formula="of:=['Unit Recipes'.I130]" office:value-type="float" office:value="0" calcext:value-type="float">
            <text:p>0</text:p>
          </table:table-cell>
          <table:table-cell table:style-name="ce23" table:formula="of:=['Unit Recipes'.J130]" office:value-type="float" office:value="4" calcext:value-type="float">
            <text:p>4</text:p>
          </table:table-cell>
          <table:table-cell/>
          <table:table-cell table:formula="of:=[.H130]">
            <text:p/>
          </table:table-cell>
          <table:table-cell table:formula="of:=[.I130]" office:value-type="float" office:value="0" calcext:value-type="float">
            <text:p>0</text:p>
          </table:table-cell>
          <table:table-cell table:formula="of:=[.J130]" office:value-type="float" office:value="0" calcext:value-type="float">
            <text:p>0</text:p>
          </table:table-cell>
          <table:table-cell table:formula="of:=SUMIF([.$F$2:.$F$39];CONCATENATE([.P$1];[.$H130]);[.$D$2:.$D$46])" office:value-type="float" office:value="0" calcext:value-type="float">
            <text:p>0</text:p>
          </table:table-cell>
          <table:table-cell table:formula="of:=IF([.P130]=0;0;[.P130]*[.$K130])" office:value-type="float" office:value="0" calcext:value-type="float">
            <text:p>0</text:p>
          </table:table-cell>
          <table:table-cell table:style-name="ce16" table:formula="of:=SUMIF([.$F$2:.$F$39];CONCATENATE([.R$1];[.$H130]);[.$D$2:.$D$46])" office:value-type="float" office:value="0" calcext:value-type="float">
            <text:p>0</text:p>
          </table:table-cell>
          <table:table-cell table:formula="of:=IF([.R130]=0;0;[.R130]*[.$K130])" office:value-type="float" office:value="0" calcext:value-type="float">
            <text:p>0</text:p>
          </table:table-cell>
          <table:table-cell table:style-name="ce16" table:formula="of:=SUMIF([.$F$2:.$F$39];CONCATENATE([.T$1];[.$H130]);[.$D$2:.$D$46])" office:value-type="float" office:value="0" calcext:value-type="float">
            <text:p>0</text:p>
          </table:table-cell>
          <table:table-cell table:formula="of:=IF([.T130]=0;0;[.T130]*[.$K130])" office:value-type="float" office:value="0" calcext:value-type="float">
            <text:p>0</text:p>
          </table:table-cell>
          <table:table-cell table:style-name="ce16" table:formula="of:=SUMIF([.$F$2:.$F$39];CONCATENATE([.V$1];[.$H130]);[.$D$2:.$D$46])" office:value-type="float" office:value="0" calcext:value-type="float">
            <text:p>0</text:p>
          </table:table-cell>
          <table:table-cell table:formula="of:=IF([.V130]=0;0;[.V130]*[.$K130])" office:value-type="float" office:value="0" calcext:value-type="float">
            <text:p>0</text:p>
          </table:table-cell>
          <table:table-cell table:style-name="ce16" table:formula="of:=SUMIF([.$F$2:.$F$39];CONCATENATE([.X$1];[.$H130]);[.$D$2:.$D$46])" office:value-type="float" office:value="0" calcext:value-type="float">
            <text:p>0</text:p>
          </table:table-cell>
          <table:table-cell table:formula="of:=IF([.X130]=0;0;[.X130]*[.$K130])" office:value-type="float" office:value="0" calcext:value-type="float">
            <text:p>0</text:p>
          </table:table-cell>
          <table:table-cell table:style-name="ce16" table:formula="of:=SUMIF([.$F$2:.$F$39];CONCATENATE([.Z$1];[.$H130]);[.$D$2:.$D$46])" office:value-type="float" office:value="0" calcext:value-type="float">
            <text:p>0</text:p>
          </table:table-cell>
          <table:table-cell table:formula="of:=IF([.Z130]=0;0;[.Z130]*[.$K1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1]" office:value-type="string" office:string-value="Clafourtis" calcext:value-type="string">
            <text:p>Clafourtis</text:p>
          </table:table-cell>
          <table:table-cell table:style-name="ce23" table:formula="of:=['Unit Recipes'.H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style-name="ce23" table:formula="of:=['Unit Recipes'.I131]" office:value-type="string" office:string-value="g" calcext:value-type="string">
            <text:p>g</text:p>
          </table:table-cell>
          <table:table-cell table:style-name="ce23" table:formula="of:=['Unit Recipes'.J131]" office:value-type="float" office:value="4" calcext:value-type="float">
            <text:p>4</text:p>
          </table:table-cell>
          <table:table-cell/>
          <table:table-cell table:formula="of:=[.H131]" office:value-type="string" office:string-value="Clafourtis" calcext:value-type="string">
            <text:p>Clafourtis</text:p>
          </table:table-cell>
          <table:table-cell table:formula="of:=[.I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.J131]" office:value-type="string" office:string-value="g" calcext:value-type="string">
            <text:p>g</text:p>
          </table:table-cell>
          <table:table-cell table:formula="of:=SUMIF([.$F$2:.$F$39];CONCATENATE([.P$1];[.$H131]);[.$D$2:.$D$46])" office:value-type="float" office:value="0" calcext:value-type="float">
            <text:p>0</text:p>
          </table:table-cell>
          <table:table-cell table:formula="of:=IF([.P131]=0;0;[.P131]*[.$K131])" office:value-type="float" office:value="0" calcext:value-type="float">
            <text:p>0</text:p>
          </table:table-cell>
          <table:table-cell table:style-name="ce16" table:formula="of:=SUMIF([.$F$2:.$F$39];CONCATENATE([.R$1];[.$H131]);[.$D$2:.$D$46])" office:value-type="float" office:value="0" calcext:value-type="float">
            <text:p>0</text:p>
          </table:table-cell>
          <table:table-cell table:formula="of:=IF([.R131]=0;0;[.R131]*[.$K131])" office:value-type="float" office:value="0" calcext:value-type="float">
            <text:p>0</text:p>
          </table:table-cell>
          <table:table-cell table:style-name="ce16" table:formula="of:=SUMIF([.$F$2:.$F$39];CONCATENATE([.T$1];[.$H131]);[.$D$2:.$D$46])" office:value-type="float" office:value="0" calcext:value-type="float">
            <text:p>0</text:p>
          </table:table-cell>
          <table:table-cell table:formula="of:=IF([.T131]=0;0;[.T131]*[.$K131])" office:value-type="float" office:value="0" calcext:value-type="float">
            <text:p>0</text:p>
          </table:table-cell>
          <table:table-cell table:style-name="ce16" table:formula="of:=SUMIF([.$F$2:.$F$39];CONCATENATE([.V$1];[.$H131]);[.$D$2:.$D$46])" office:value-type="float" office:value="0" calcext:value-type="float">
            <text:p>0</text:p>
          </table:table-cell>
          <table:table-cell table:formula="of:=IF([.V131]=0;0;[.V131]*[.$K131])" office:value-type="float" office:value="0" calcext:value-type="float">
            <text:p>0</text:p>
          </table:table-cell>
          <table:table-cell table:style-name="ce16" table:formula="of:=SUMIF([.$F$2:.$F$39];CONCATENATE([.X$1];[.$H131]);[.$D$2:.$D$46])" office:value-type="float" office:value="0" calcext:value-type="float">
            <text:p>0</text:p>
          </table:table-cell>
          <table:table-cell table:formula="of:=IF([.X131]=0;0;[.X131]*[.$K131])" office:value-type="float" office:value="0" calcext:value-type="float">
            <text:p>0</text:p>
          </table:table-cell>
          <table:table-cell table:style-name="ce16" table:formula="of:=SUMIF([.$F$2:.$F$39];CONCATENATE([.Z$1];[.$H131]);[.$D$2:.$D$46])" office:value-type="float" office:value="0" calcext:value-type="float">
            <text:p>0</text:p>
          </table:table-cell>
          <table:table-cell table:formula="of:=IF([.Z131]=0;0;[.Z131]*[.$K1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2]" office:value-type="string" office:string-value="Clafourtis" calcext:value-type="string">
            <text:p>Clafourtis</text:p>
          </table:table-cell>
          <table:table-cell table:style-name="ce23" table:formula="of:=['Unit Recipes'.H132]" office:value-type="string" office:string-value="75g sugar powder" calcext:value-type="string">
            <text:p>75g sugar powder</text:p>
          </table:table-cell>
          <table:table-cell table:style-name="ce23" table:formula="of:=['Unit Recipes'.I132]" office:value-type="string" office:string-value="g" calcext:value-type="string">
            <text:p>g</text:p>
          </table:table-cell>
          <table:table-cell table:style-name="ce23" table:formula="of:=['Unit Recipes'.J132]" office:value-type="float" office:value="4" calcext:value-type="float">
            <text:p>4</text:p>
          </table:table-cell>
          <table:table-cell/>
          <table:table-cell table:formula="of:=[.H132]" office:value-type="string" office:string-value="Clafourtis" calcext:value-type="string">
            <text:p>Clafourtis</text:p>
          </table:table-cell>
          <table:table-cell table:formula="of:=[.I132]" office:value-type="string" office:string-value="75g sugar powder" calcext:value-type="string">
            <text:p>75g sugar powder</text:p>
          </table:table-cell>
          <table:table-cell table:formula="of:=[.J132]" office:value-type="string" office:string-value="g" calcext:value-type="string">
            <text:p>g</text:p>
          </table:table-cell>
          <table:table-cell table:formula="of:=SUMIF([.$F$2:.$F$39];CONCATENATE([.P$1];[.$H132]);[.$D$2:.$D$46])" office:value-type="float" office:value="0" calcext:value-type="float">
            <text:p>0</text:p>
          </table:table-cell>
          <table:table-cell table:formula="of:=IF([.P132]=0;0;[.P132]*[.$K132])" office:value-type="float" office:value="0" calcext:value-type="float">
            <text:p>0</text:p>
          </table:table-cell>
          <table:table-cell table:style-name="ce16" table:formula="of:=SUMIF([.$F$2:.$F$39];CONCATENATE([.R$1];[.$H132]);[.$D$2:.$D$46])" office:value-type="float" office:value="0" calcext:value-type="float">
            <text:p>0</text:p>
          </table:table-cell>
          <table:table-cell table:formula="of:=IF([.R132]=0;0;[.R132]*[.$K132])" office:value-type="float" office:value="0" calcext:value-type="float">
            <text:p>0</text:p>
          </table:table-cell>
          <table:table-cell table:style-name="ce16" table:formula="of:=SUMIF([.$F$2:.$F$39];CONCATENATE([.T$1];[.$H132]);[.$D$2:.$D$46])" office:value-type="float" office:value="0" calcext:value-type="float">
            <text:p>0</text:p>
          </table:table-cell>
          <table:table-cell table:formula="of:=IF([.T132]=0;0;[.T132]*[.$K132])" office:value-type="float" office:value="0" calcext:value-type="float">
            <text:p>0</text:p>
          </table:table-cell>
          <table:table-cell table:style-name="ce16" table:formula="of:=SUMIF([.$F$2:.$F$39];CONCATENATE([.V$1];[.$H132]);[.$D$2:.$D$46])" office:value-type="float" office:value="0" calcext:value-type="float">
            <text:p>0</text:p>
          </table:table-cell>
          <table:table-cell table:formula="of:=IF([.V132]=0;0;[.V132]*[.$K132])" office:value-type="float" office:value="0" calcext:value-type="float">
            <text:p>0</text:p>
          </table:table-cell>
          <table:table-cell table:style-name="ce16" table:formula="of:=SUMIF([.$F$2:.$F$39];CONCATENATE([.X$1];[.$H132]);[.$D$2:.$D$46])" office:value-type="float" office:value="0" calcext:value-type="float">
            <text:p>0</text:p>
          </table:table-cell>
          <table:table-cell table:formula="of:=IF([.X132]=0;0;[.X132]*[.$K132])" office:value-type="float" office:value="0" calcext:value-type="float">
            <text:p>0</text:p>
          </table:table-cell>
          <table:table-cell table:style-name="ce16" table:formula="of:=SUMIF([.$F$2:.$F$39];CONCATENATE([.Z$1];[.$H132]);[.$D$2:.$D$46])" office:value-type="float" office:value="0" calcext:value-type="float">
            <text:p>0</text:p>
          </table:table-cell>
          <table:table-cell table:formula="of:=IF([.Z132]=0;0;[.Z132]*[.$K1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3]" office:value-type="string" office:string-value="Clafourtis" calcext:value-type="string">
            <text:p>Clafourtis</text:p>
          </table:table-cell>
          <table:table-cell table:style-name="ce23" table:formula="of:=['Unit Recipes'.H133]" office:value-type="string" office:string-value="75g flour" calcext:value-type="string">
            <text:p>75g flour</text:p>
          </table:table-cell>
          <table:table-cell table:style-name="ce23" table:formula="of:=['Unit Recipes'.I133]" office:value-type="string" office:string-value="g" calcext:value-type="string">
            <text:p>g</text:p>
          </table:table-cell>
          <table:table-cell table:style-name="ce23" table:formula="of:=['Unit Recipes'.J133]" office:value-type="float" office:value="4" calcext:value-type="float">
            <text:p>4</text:p>
          </table:table-cell>
          <table:table-cell/>
          <table:table-cell table:formula="of:=[.H133]" office:value-type="string" office:string-value="Clafourtis" calcext:value-type="string">
            <text:p>Clafourtis</text:p>
          </table:table-cell>
          <table:table-cell table:formula="of:=[.I133]" office:value-type="string" office:string-value="75g flour" calcext:value-type="string">
            <text:p>75g flour</text:p>
          </table:table-cell>
          <table:table-cell table:formula="of:=[.J133]" office:value-type="string" office:string-value="g" calcext:value-type="string">
            <text:p>g</text:p>
          </table:table-cell>
          <table:table-cell table:formula="of:=SUMIF([.$F$2:.$F$39];CONCATENATE([.P$1];[.$H133]);[.$D$2:.$D$46])" office:value-type="float" office:value="0" calcext:value-type="float">
            <text:p>0</text:p>
          </table:table-cell>
          <table:table-cell table:formula="of:=IF([.P133]=0;0;[.P133]*[.$K133])" office:value-type="float" office:value="0" calcext:value-type="float">
            <text:p>0</text:p>
          </table:table-cell>
          <table:table-cell table:style-name="ce16" table:formula="of:=SUMIF([.$F$2:.$F$39];CONCATENATE([.R$1];[.$H133]);[.$D$2:.$D$46])" office:value-type="float" office:value="0" calcext:value-type="float">
            <text:p>0</text:p>
          </table:table-cell>
          <table:table-cell table:formula="of:=IF([.R133]=0;0;[.R133]*[.$K133])" office:value-type="float" office:value="0" calcext:value-type="float">
            <text:p>0</text:p>
          </table:table-cell>
          <table:table-cell table:style-name="ce16" table:formula="of:=SUMIF([.$F$2:.$F$39];CONCATENATE([.T$1];[.$H133]);[.$D$2:.$D$46])" office:value-type="float" office:value="0" calcext:value-type="float">
            <text:p>0</text:p>
          </table:table-cell>
          <table:table-cell table:formula="of:=IF([.T133]=0;0;[.T133]*[.$K133])" office:value-type="float" office:value="0" calcext:value-type="float">
            <text:p>0</text:p>
          </table:table-cell>
          <table:table-cell table:style-name="ce16" table:formula="of:=SUMIF([.$F$2:.$F$39];CONCATENATE([.V$1];[.$H133]);[.$D$2:.$D$46])" office:value-type="float" office:value="0" calcext:value-type="float">
            <text:p>0</text:p>
          </table:table-cell>
          <table:table-cell table:formula="of:=IF([.V133]=0;0;[.V133]*[.$K133])" office:value-type="float" office:value="0" calcext:value-type="float">
            <text:p>0</text:p>
          </table:table-cell>
          <table:table-cell table:style-name="ce16" table:formula="of:=SUMIF([.$F$2:.$F$39];CONCATENATE([.X$1];[.$H133]);[.$D$2:.$D$46])" office:value-type="float" office:value="0" calcext:value-type="float">
            <text:p>0</text:p>
          </table:table-cell>
          <table:table-cell table:formula="of:=IF([.X133]=0;0;[.X133]*[.$K133])" office:value-type="float" office:value="0" calcext:value-type="float">
            <text:p>0</text:p>
          </table:table-cell>
          <table:table-cell table:style-name="ce16" table:formula="of:=SUMIF([.$F$2:.$F$39];CONCATENATE([.Z$1];[.$H133]);[.$D$2:.$D$46])" office:value-type="float" office:value="0" calcext:value-type="float">
            <text:p>0</text:p>
          </table:table-cell>
          <table:table-cell table:formula="of:=IF([.Z133]=0;0;[.Z133]*[.$K1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4]" office:value-type="string" office:string-value="Clafourtis" calcext:value-type="string">
            <text:p>Clafourtis</text:p>
          </table:table-cell>
          <table:table-cell table:style-name="ce23" table:formula="of:=['Unit Recipes'.H134]" office:value-type="string" office:string-value="50g butter" calcext:value-type="string">
            <text:p>50g butter</text:p>
          </table:table-cell>
          <table:table-cell table:style-name="ce23" table:formula="of:=['Unit Recipes'.I134]" office:value-type="string" office:string-value="g" calcext:value-type="string">
            <text:p>g</text:p>
          </table:table-cell>
          <table:table-cell table:style-name="ce23" table:formula="of:=['Unit Recipes'.J134]" office:value-type="float" office:value="4" calcext:value-type="float">
            <text:p>4</text:p>
          </table:table-cell>
          <table:table-cell/>
          <table:table-cell table:formula="of:=[.H134]" office:value-type="string" office:string-value="Clafourtis" calcext:value-type="string">
            <text:p>Clafourtis</text:p>
          </table:table-cell>
          <table:table-cell table:formula="of:=[.I134]" office:value-type="string" office:string-value="50g butter" calcext:value-type="string">
            <text:p>50g butter</text:p>
          </table:table-cell>
          <table:table-cell table:formula="of:=[.J134]" office:value-type="string" office:string-value="g" calcext:value-type="string">
            <text:p>g</text:p>
          </table:table-cell>
          <table:table-cell table:formula="of:=SUMIF([.$F$2:.$F$39];CONCATENATE([.P$1];[.$H134]);[.$D$2:.$D$46])" office:value-type="float" office:value="0" calcext:value-type="float">
            <text:p>0</text:p>
          </table:table-cell>
          <table:table-cell table:formula="of:=IF([.P134]=0;0;[.P134]*[.$K134])" office:value-type="float" office:value="0" calcext:value-type="float">
            <text:p>0</text:p>
          </table:table-cell>
          <table:table-cell table:style-name="ce16" table:formula="of:=SUMIF([.$F$2:.$F$39];CONCATENATE([.R$1];[.$H134]);[.$D$2:.$D$46])" office:value-type="float" office:value="0" calcext:value-type="float">
            <text:p>0</text:p>
          </table:table-cell>
          <table:table-cell table:formula="of:=IF([.R134]=0;0;[.R134]*[.$K134])" office:value-type="float" office:value="0" calcext:value-type="float">
            <text:p>0</text:p>
          </table:table-cell>
          <table:table-cell table:style-name="ce16" table:formula="of:=SUMIF([.$F$2:.$F$39];CONCATENATE([.T$1];[.$H134]);[.$D$2:.$D$46])" office:value-type="float" office:value="0" calcext:value-type="float">
            <text:p>0</text:p>
          </table:table-cell>
          <table:table-cell table:formula="of:=IF([.T134]=0;0;[.T134]*[.$K134])" office:value-type="float" office:value="0" calcext:value-type="float">
            <text:p>0</text:p>
          </table:table-cell>
          <table:table-cell table:style-name="ce16" table:formula="of:=SUMIF([.$F$2:.$F$39];CONCATENATE([.V$1];[.$H134]);[.$D$2:.$D$46])" office:value-type="float" office:value="0" calcext:value-type="float">
            <text:p>0</text:p>
          </table:table-cell>
          <table:table-cell table:formula="of:=IF([.V134]=0;0;[.V134]*[.$K134])" office:value-type="float" office:value="0" calcext:value-type="float">
            <text:p>0</text:p>
          </table:table-cell>
          <table:table-cell table:style-name="ce16" table:formula="of:=SUMIF([.$F$2:.$F$39];CONCATENATE([.X$1];[.$H134]);[.$D$2:.$D$46])" office:value-type="float" office:value="0" calcext:value-type="float">
            <text:p>0</text:p>
          </table:table-cell>
          <table:table-cell table:formula="of:=IF([.X134]=0;0;[.X134]*[.$K134])" office:value-type="float" office:value="0" calcext:value-type="float">
            <text:p>0</text:p>
          </table:table-cell>
          <table:table-cell table:style-name="ce16" table:formula="of:=SUMIF([.$F$2:.$F$39];CONCATENATE([.Z$1];[.$H134]);[.$D$2:.$D$46])" office:value-type="float" office:value="0" calcext:value-type="float">
            <text:p>0</text:p>
          </table:table-cell>
          <table:table-cell table:formula="of:=IF([.Z134]=0;0;[.Z134]*[.$K1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5]" office:value-type="string" office:string-value="Clafourtis" calcext:value-type="string">
            <text:p>Clafourtis</text:p>
          </table:table-cell>
          <table:table-cell table:style-name="ce23" table:formula="of:=['Unit Recipes'.H135]" office:value-type="string" office:string-value="2 egg" calcext:value-type="string">
            <text:p>2 egg</text:p>
          </table:table-cell>
          <table:table-cell table:style-name="ce23" table:formula="of:=['Unit Recipes'.I135]" office:value-type="string" office:string-value="egg" calcext:value-type="string">
            <text:p>egg</text:p>
          </table:table-cell>
          <table:table-cell table:style-name="ce23" table:formula="of:=['Unit Recipes'.J135]" office:value-type="float" office:value="4" calcext:value-type="float">
            <text:p>4</text:p>
          </table:table-cell>
          <table:table-cell/>
          <table:table-cell table:formula="of:=[.H135]" office:value-type="string" office:string-value="Clafourtis" calcext:value-type="string">
            <text:p>Clafourtis</text:p>
          </table:table-cell>
          <table:table-cell table:formula="of:=[.I135]" office:value-type="string" office:string-value="2 egg" calcext:value-type="string">
            <text:p>2 egg</text:p>
          </table:table-cell>
          <table:table-cell table:formula="of:=[.J135]" office:value-type="string" office:string-value="egg" calcext:value-type="string">
            <text:p>egg</text:p>
          </table:table-cell>
          <table:table-cell table:formula="of:=SUMIF([.$F$2:.$F$39];CONCATENATE([.P$1];[.$H135]);[.$D$2:.$D$46])" office:value-type="float" office:value="0" calcext:value-type="float">
            <text:p>0</text:p>
          </table:table-cell>
          <table:table-cell table:formula="of:=IF([.P135]=0;0;[.P135]*[.$K135])" office:value-type="float" office:value="0" calcext:value-type="float">
            <text:p>0</text:p>
          </table:table-cell>
          <table:table-cell table:style-name="ce16" table:formula="of:=SUMIF([.$F$2:.$F$39];CONCATENATE([.R$1];[.$H135]);[.$D$2:.$D$46])" office:value-type="float" office:value="0" calcext:value-type="float">
            <text:p>0</text:p>
          </table:table-cell>
          <table:table-cell table:formula="of:=IF([.R135]=0;0;[.R135]*[.$K135])" office:value-type="float" office:value="0" calcext:value-type="float">
            <text:p>0</text:p>
          </table:table-cell>
          <table:table-cell table:style-name="ce16" table:formula="of:=SUMIF([.$F$2:.$F$39];CONCATENATE([.T$1];[.$H135]);[.$D$2:.$D$46])" office:value-type="float" office:value="0" calcext:value-type="float">
            <text:p>0</text:p>
          </table:table-cell>
          <table:table-cell table:formula="of:=IF([.T135]=0;0;[.T135]*[.$K135])" office:value-type="float" office:value="0" calcext:value-type="float">
            <text:p>0</text:p>
          </table:table-cell>
          <table:table-cell table:style-name="ce16" table:formula="of:=SUMIF([.$F$2:.$F$39];CONCATENATE([.V$1];[.$H135]);[.$D$2:.$D$46])" office:value-type="float" office:value="0" calcext:value-type="float">
            <text:p>0</text:p>
          </table:table-cell>
          <table:table-cell table:formula="of:=IF([.V135]=0;0;[.V135]*[.$K135])" office:value-type="float" office:value="0" calcext:value-type="float">
            <text:p>0</text:p>
          </table:table-cell>
          <table:table-cell table:style-name="ce16" table:formula="of:=SUMIF([.$F$2:.$F$39];CONCATENATE([.X$1];[.$H135]);[.$D$2:.$D$46])" office:value-type="float" office:value="0" calcext:value-type="float">
            <text:p>0</text:p>
          </table:table-cell>
          <table:table-cell table:formula="of:=IF([.X135]=0;0;[.X135]*[.$K135])" office:value-type="float" office:value="0" calcext:value-type="float">
            <text:p>0</text:p>
          </table:table-cell>
          <table:table-cell table:style-name="ce16" table:formula="of:=SUMIF([.$F$2:.$F$39];CONCATENATE([.Z$1];[.$H135]);[.$D$2:.$D$46])" office:value-type="float" office:value="0" calcext:value-type="float">
            <text:p>0</text:p>
          </table:table-cell>
          <table:table-cell table:formula="of:=IF([.Z135]=0;0;[.Z135]*[.$K1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6]" office:value-type="string" office:string-value="Clafourtis" calcext:value-type="string">
            <text:p>Clafourtis</text:p>
          </table:table-cell>
          <table:table-cell table:style-name="ce23" table:formula="of:=['Unit Recipes'.H136]" office:value-type="string" office:string-value="33 ml milk" calcext:value-type="string">
            <text:p>33 ml milk</text:p>
          </table:table-cell>
          <table:table-cell table:style-name="ce23" table:formula="of:=['Unit Recipes'.I136]" office:value-type="string" office:string-value="ml" calcext:value-type="string">
            <text:p>ml</text:p>
          </table:table-cell>
          <table:table-cell table:style-name="ce23" table:formula="of:=['Unit Recipes'.J136]" office:value-type="float" office:value="4" calcext:value-type="float">
            <text:p>4</text:p>
          </table:table-cell>
          <table:table-cell/>
          <table:table-cell table:formula="of:=[.H136]" office:value-type="string" office:string-value="Clafourtis" calcext:value-type="string">
            <text:p>Clafourtis</text:p>
          </table:table-cell>
          <table:table-cell table:formula="of:=[.I136]" office:value-type="string" office:string-value="33 ml milk" calcext:value-type="string">
            <text:p>33 ml milk</text:p>
          </table:table-cell>
          <table:table-cell table:formula="of:=[.J136]" office:value-type="string" office:string-value="ml" calcext:value-type="string">
            <text:p>ml</text:p>
          </table:table-cell>
          <table:table-cell table:formula="of:=SUMIF([.$F$2:.$F$39];CONCATENATE([.P$1];[.$H136]);[.$D$2:.$D$46])" office:value-type="float" office:value="0" calcext:value-type="float">
            <text:p>0</text:p>
          </table:table-cell>
          <table:table-cell table:formula="of:=IF([.P136]=0;0;[.P136]*[.$K136])" office:value-type="float" office:value="0" calcext:value-type="float">
            <text:p>0</text:p>
          </table:table-cell>
          <table:table-cell table:style-name="ce16" table:formula="of:=SUMIF([.$F$2:.$F$39];CONCATENATE([.R$1];[.$H136]);[.$D$2:.$D$46])" office:value-type="float" office:value="0" calcext:value-type="float">
            <text:p>0</text:p>
          </table:table-cell>
          <table:table-cell table:formula="of:=IF([.R136]=0;0;[.R136]*[.$K136])" office:value-type="float" office:value="0" calcext:value-type="float">
            <text:p>0</text:p>
          </table:table-cell>
          <table:table-cell table:style-name="ce16" table:formula="of:=SUMIF([.$F$2:.$F$39];CONCATENATE([.T$1];[.$H136]);[.$D$2:.$D$46])" office:value-type="float" office:value="0" calcext:value-type="float">
            <text:p>0</text:p>
          </table:table-cell>
          <table:table-cell table:formula="of:=IF([.T136]=0;0;[.T136]*[.$K136])" office:value-type="float" office:value="0" calcext:value-type="float">
            <text:p>0</text:p>
          </table:table-cell>
          <table:table-cell table:style-name="ce16" table:formula="of:=SUMIF([.$F$2:.$F$39];CONCATENATE([.V$1];[.$H136]);[.$D$2:.$D$46])" office:value-type="float" office:value="0" calcext:value-type="float">
            <text:p>0</text:p>
          </table:table-cell>
          <table:table-cell table:formula="of:=IF([.V136]=0;0;[.V136]*[.$K136])" office:value-type="float" office:value="0" calcext:value-type="float">
            <text:p>0</text:p>
          </table:table-cell>
          <table:table-cell table:style-name="ce16" table:formula="of:=SUMIF([.$F$2:.$F$39];CONCATENATE([.X$1];[.$H136]);[.$D$2:.$D$46])" office:value-type="float" office:value="0" calcext:value-type="float">
            <text:p>0</text:p>
          </table:table-cell>
          <table:table-cell table:formula="of:=IF([.X136]=0;0;[.X136]*[.$K136])" office:value-type="float" office:value="0" calcext:value-type="float">
            <text:p>0</text:p>
          </table:table-cell>
          <table:table-cell table:style-name="ce16" table:formula="of:=SUMIF([.$F$2:.$F$39];CONCATENATE([.Z$1];[.$H136]);[.$D$2:.$D$46])" office:value-type="float" office:value="0" calcext:value-type="float">
            <text:p>0</text:p>
          </table:table-cell>
          <table:table-cell table:formula="of:=IF([.Z136]=0;0;[.Z136]*[.$K1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7]" office:value-type="string" office:string-value="Clafourtis" calcext:value-type="string">
            <text:p>Clafourtis</text:p>
          </table:table-cell>
          <table:table-cell table:style-name="ce23" table:formula="of:=['Unit Recipes'.H137]" office:value-type="string" office:string-value="200 ml creme fraiche" calcext:value-type="string">
            <text:p>200 ml creme fraiche</text:p>
          </table:table-cell>
          <table:table-cell table:style-name="ce23" table:formula="of:=['Unit Recipes'.I137]" office:value-type="string" office:string-value="ml" calcext:value-type="string">
            <text:p>ml</text:p>
          </table:table-cell>
          <table:table-cell table:style-name="ce23" table:formula="of:=['Unit Recipes'.J137]" office:value-type="float" office:value="4" calcext:value-type="float">
            <text:p>4</text:p>
          </table:table-cell>
          <table:table-cell/>
          <table:table-cell table:formula="of:=[.H137]" office:value-type="string" office:string-value="Clafourtis" calcext:value-type="string">
            <text:p>Clafourtis</text:p>
          </table:table-cell>
          <table:table-cell table:formula="of:=[.I137]" office:value-type="string" office:string-value="200 ml creme fraiche" calcext:value-type="string">
            <text:p>200 ml creme fraiche</text:p>
          </table:table-cell>
          <table:table-cell table:formula="of:=[.J137]" office:value-type="string" office:string-value="ml" calcext:value-type="string">
            <text:p>ml</text:p>
          </table:table-cell>
          <table:table-cell table:formula="of:=SUMIF([.$F$2:.$F$39];CONCATENATE([.P$1];[.$H137]);[.$D$2:.$D$46])" office:value-type="float" office:value="0" calcext:value-type="float">
            <text:p>0</text:p>
          </table:table-cell>
          <table:table-cell table:formula="of:=IF([.P137]=0;0;[.P137]*[.$K137])" office:value-type="float" office:value="0" calcext:value-type="float">
            <text:p>0</text:p>
          </table:table-cell>
          <table:table-cell table:style-name="ce16" table:formula="of:=SUMIF([.$F$2:.$F$39];CONCATENATE([.R$1];[.$H137]);[.$D$2:.$D$46])" office:value-type="float" office:value="0" calcext:value-type="float">
            <text:p>0</text:p>
          </table:table-cell>
          <table:table-cell table:formula="of:=IF([.R137]=0;0;[.R137]*[.$K137])" office:value-type="float" office:value="0" calcext:value-type="float">
            <text:p>0</text:p>
          </table:table-cell>
          <table:table-cell table:style-name="ce16" table:formula="of:=SUMIF([.$F$2:.$F$39];CONCATENATE([.T$1];[.$H137]);[.$D$2:.$D$46])" office:value-type="float" office:value="0" calcext:value-type="float">
            <text:p>0</text:p>
          </table:table-cell>
          <table:table-cell table:formula="of:=IF([.T137]=0;0;[.T137]*[.$K137])" office:value-type="float" office:value="0" calcext:value-type="float">
            <text:p>0</text:p>
          </table:table-cell>
          <table:table-cell table:style-name="ce16" table:formula="of:=SUMIF([.$F$2:.$F$39];CONCATENATE([.V$1];[.$H137]);[.$D$2:.$D$46])" office:value-type="float" office:value="0" calcext:value-type="float">
            <text:p>0</text:p>
          </table:table-cell>
          <table:table-cell table:formula="of:=IF([.V137]=0;0;[.V137]*[.$K137])" office:value-type="float" office:value="0" calcext:value-type="float">
            <text:p>0</text:p>
          </table:table-cell>
          <table:table-cell table:style-name="ce16" table:formula="of:=SUMIF([.$F$2:.$F$39];CONCATENATE([.X$1];[.$H137]);[.$D$2:.$D$46])" office:value-type="float" office:value="0" calcext:value-type="float">
            <text:p>0</text:p>
          </table:table-cell>
          <table:table-cell table:formula="of:=IF([.X137]=0;0;[.X137]*[.$K137])" office:value-type="float" office:value="0" calcext:value-type="float">
            <text:p>0</text:p>
          </table:table-cell>
          <table:table-cell table:style-name="ce16" table:formula="of:=SUMIF([.$F$2:.$F$39];CONCATENATE([.Z$1];[.$H137]);[.$D$2:.$D$46])" office:value-type="float" office:value="0" calcext:value-type="float">
            <text:p>0</text:p>
          </table:table-cell>
          <table:table-cell table:formula="of:=IF([.Z137]=0;0;[.Z137]*[.$K1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8]" office:value-type="string" office:string-value="Clafourtis" calcext:value-type="string">
            <text:p>Clafourtis</text:p>
          </table:table-cell>
          <table:table-cell table:style-name="ce23" table:formula="of:=['Unit Recipes'.H138]" office:value-type="string" office:string-value="1 pinch salt" calcext:value-type="string">
            <text:p>1 pinch salt</text:p>
          </table:table-cell>
          <table:table-cell table:style-name="ce23" table:formula="of:=['Unit Recipes'.I138]" office:value-type="string" office:string-value="pinch" calcext:value-type="string">
            <text:p>pinch</text:p>
          </table:table-cell>
          <table:table-cell table:style-name="ce23" table:formula="of:=['Unit Recipes'.J138]" office:value-type="float" office:value="4" calcext:value-type="float">
            <text:p>4</text:p>
          </table:table-cell>
          <table:table-cell/>
          <table:table-cell table:formula="of:=[.H138]" office:value-type="string" office:string-value="Clafourtis" calcext:value-type="string">
            <text:p>Clafourtis</text:p>
          </table:table-cell>
          <table:table-cell table:formula="of:=[.I138]" office:value-type="string" office:string-value="1 pinch salt" calcext:value-type="string">
            <text:p>1 pinch salt</text:p>
          </table:table-cell>
          <table:table-cell table:formula="of:=[.J138]" office:value-type="string" office:string-value="pinch" calcext:value-type="string">
            <text:p>pinch</text:p>
          </table:table-cell>
          <table:table-cell table:formula="of:=SUMIF([.$F$2:.$F$39];CONCATENATE([.P$1];[.$H138]);[.$D$2:.$D$46])" office:value-type="float" office:value="0" calcext:value-type="float">
            <text:p>0</text:p>
          </table:table-cell>
          <table:table-cell table:formula="of:=IF([.P138]=0;0;[.P138]*[.$K138])" office:value-type="float" office:value="0" calcext:value-type="float">
            <text:p>0</text:p>
          </table:table-cell>
          <table:table-cell table:style-name="ce16" table:formula="of:=SUMIF([.$F$2:.$F$39];CONCATENATE([.R$1];[.$H138]);[.$D$2:.$D$46])" office:value-type="float" office:value="0" calcext:value-type="float">
            <text:p>0</text:p>
          </table:table-cell>
          <table:table-cell table:formula="of:=IF([.R138]=0;0;[.R138]*[.$K138])" office:value-type="float" office:value="0" calcext:value-type="float">
            <text:p>0</text:p>
          </table:table-cell>
          <table:table-cell table:style-name="ce16" table:formula="of:=SUMIF([.$F$2:.$F$39];CONCATENATE([.T$1];[.$H138]);[.$D$2:.$D$46])" office:value-type="float" office:value="0" calcext:value-type="float">
            <text:p>0</text:p>
          </table:table-cell>
          <table:table-cell table:formula="of:=IF([.T138]=0;0;[.T138]*[.$K138])" office:value-type="float" office:value="0" calcext:value-type="float">
            <text:p>0</text:p>
          </table:table-cell>
          <table:table-cell table:style-name="ce16" table:formula="of:=SUMIF([.$F$2:.$F$39];CONCATENATE([.V$1];[.$H138]);[.$D$2:.$D$46])" office:value-type="float" office:value="0" calcext:value-type="float">
            <text:p>0</text:p>
          </table:table-cell>
          <table:table-cell table:formula="of:=IF([.V138]=0;0;[.V138]*[.$K138])" office:value-type="float" office:value="0" calcext:value-type="float">
            <text:p>0</text:p>
          </table:table-cell>
          <table:table-cell table:style-name="ce16" table:formula="of:=SUMIF([.$F$2:.$F$39];CONCATENATE([.X$1];[.$H138]);[.$D$2:.$D$46])" office:value-type="float" office:value="0" calcext:value-type="float">
            <text:p>0</text:p>
          </table:table-cell>
          <table:table-cell table:formula="of:=IF([.X138]=0;0;[.X138]*[.$K138])" office:value-type="float" office:value="0" calcext:value-type="float">
            <text:p>0</text:p>
          </table:table-cell>
          <table:table-cell table:style-name="ce16" table:formula="of:=SUMIF([.$F$2:.$F$39];CONCATENATE([.Z$1];[.$H138]);[.$D$2:.$D$46])" office:value-type="float" office:value="0" calcext:value-type="float">
            <text:p>0</text:p>
          </table:table-cell>
          <table:table-cell table:formula="of:=IF([.Z138]=0;0;[.Z138]*[.$K1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39]" office:value-type="string" office:string-value="Clafourtis" calcext:value-type="string">
            <text:p>Clafourtis</text:p>
          </table:table-cell>
          <table:table-cell table:style-name="ce23" table:formula="of:=['Unit Recipes'.H139]" office:value-type="string" office:string-value="1 sachet vanilla " calcext:value-type="string">
            <text:p>1 sachet vanilla </text:p>
          </table:table-cell>
          <table:table-cell table:style-name="ce23" table:formula="of:=['Unit Recipes'.I139]" office:value-type="string" office:string-value="sachet" calcext:value-type="string">
            <text:p>sachet</text:p>
          </table:table-cell>
          <table:table-cell table:style-name="ce23" table:formula="of:=['Unit Recipes'.J139]" office:value-type="float" office:value="4" calcext:value-type="float">
            <text:p>4</text:p>
          </table:table-cell>
          <table:table-cell/>
          <table:table-cell table:formula="of:=[.H139]" office:value-type="string" office:string-value="Clafourtis" calcext:value-type="string">
            <text:p>Clafourtis</text:p>
          </table:table-cell>
          <table:table-cell table:formula="of:=[.I139]" office:value-type="string" office:string-value="1 sachet vanilla " calcext:value-type="string">
            <text:p>1 sachet vanilla </text:p>
          </table:table-cell>
          <table:table-cell table:formula="of:=[.J139]" office:value-type="string" office:string-value="sachet" calcext:value-type="string">
            <text:p>sachet</text:p>
          </table:table-cell>
          <table:table-cell table:formula="of:=SUMIF([.$F$2:.$F$39];CONCATENATE([.P$1];[.$H139]);[.$D$2:.$D$46])" office:value-type="float" office:value="0" calcext:value-type="float">
            <text:p>0</text:p>
          </table:table-cell>
          <table:table-cell table:formula="of:=IF([.P139]=0;0;[.P139]*[.$K139])" office:value-type="float" office:value="0" calcext:value-type="float">
            <text:p>0</text:p>
          </table:table-cell>
          <table:table-cell table:style-name="ce16" table:formula="of:=SUMIF([.$F$2:.$F$39];CONCATENATE([.R$1];[.$H139]);[.$D$2:.$D$46])" office:value-type="float" office:value="0" calcext:value-type="float">
            <text:p>0</text:p>
          </table:table-cell>
          <table:table-cell table:formula="of:=IF([.R139]=0;0;[.R139]*[.$K139])" office:value-type="float" office:value="0" calcext:value-type="float">
            <text:p>0</text:p>
          </table:table-cell>
          <table:table-cell table:style-name="ce16" table:formula="of:=SUMIF([.$F$2:.$F$39];CONCATENATE([.T$1];[.$H139]);[.$D$2:.$D$46])" office:value-type="float" office:value="0" calcext:value-type="float">
            <text:p>0</text:p>
          </table:table-cell>
          <table:table-cell table:formula="of:=IF([.T139]=0;0;[.T139]*[.$K139])" office:value-type="float" office:value="0" calcext:value-type="float">
            <text:p>0</text:p>
          </table:table-cell>
          <table:table-cell table:style-name="ce16" table:formula="of:=SUMIF([.$F$2:.$F$39];CONCATENATE([.V$1];[.$H139]);[.$D$2:.$D$46])" office:value-type="float" office:value="0" calcext:value-type="float">
            <text:p>0</text:p>
          </table:table-cell>
          <table:table-cell table:formula="of:=IF([.V139]=0;0;[.V139]*[.$K139])" office:value-type="float" office:value="0" calcext:value-type="float">
            <text:p>0</text:p>
          </table:table-cell>
          <table:table-cell table:style-name="ce16" table:formula="of:=SUMIF([.$F$2:.$F$39];CONCATENATE([.X$1];[.$H139]);[.$D$2:.$D$46])" office:value-type="float" office:value="0" calcext:value-type="float">
            <text:p>0</text:p>
          </table:table-cell>
          <table:table-cell table:formula="of:=IF([.X139]=0;0;[.X139]*[.$K139])" office:value-type="float" office:value="0" calcext:value-type="float">
            <text:p>0</text:p>
          </table:table-cell>
          <table:table-cell table:style-name="ce16" table:formula="of:=SUMIF([.$F$2:.$F$39];CONCATENATE([.Z$1];[.$H139]);[.$D$2:.$D$46])" office:value-type="float" office:value="0" calcext:value-type="float">
            <text:p>0</text:p>
          </table:table-cell>
          <table:table-cell table:formula="of:=IF([.Z139]=0;0;[.Z139]*[.$K1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0]">
            <text:p/>
          </table:table-cell>
          <table:table-cell table:style-name="ce23" table:formula="of:=['Unit Recipes'.H140]" office:value-type="float" office:value="0" calcext:value-type="float">
            <text:p>0</text:p>
          </table:table-cell>
          <table:table-cell table:style-name="ce23" table:formula="of:=['Unit Recipes'.I140]" office:value-type="float" office:value="0" calcext:value-type="float">
            <text:p>0</text:p>
          </table:table-cell>
          <table:table-cell table:style-name="ce23" table:formula="of:=['Unit Recipes'.J140]" office:value-type="float" office:value="4" calcext:value-type="float">
            <text:p>4</text:p>
          </table:table-cell>
          <table:table-cell/>
          <table:table-cell table:formula="of:=[.H140]">
            <text:p/>
          </table:table-cell>
          <table:table-cell table:formula="of:=[.I140]" office:value-type="float" office:value="0" calcext:value-type="float">
            <text:p>0</text:p>
          </table:table-cell>
          <table:table-cell table:formula="of:=[.J140]" office:value-type="float" office:value="0" calcext:value-type="float">
            <text:p>0</text:p>
          </table:table-cell>
          <table:table-cell table:formula="of:=SUMIF([.$F$2:.$F$39];CONCATENATE([.P$1];[.$H140]);[.$D$2:.$D$46])" office:value-type="float" office:value="0" calcext:value-type="float">
            <text:p>0</text:p>
          </table:table-cell>
          <table:table-cell table:formula="of:=IF([.P140]=0;0;[.P140]*[.$K140])" office:value-type="float" office:value="0" calcext:value-type="float">
            <text:p>0</text:p>
          </table:table-cell>
          <table:table-cell table:style-name="ce16" table:formula="of:=SUMIF([.$F$2:.$F$39];CONCATENATE([.R$1];[.$H140]);[.$D$2:.$D$46])" office:value-type="float" office:value="0" calcext:value-type="float">
            <text:p>0</text:p>
          </table:table-cell>
          <table:table-cell table:formula="of:=IF([.R140]=0;0;[.R140]*[.$K140])" office:value-type="float" office:value="0" calcext:value-type="float">
            <text:p>0</text:p>
          </table:table-cell>
          <table:table-cell table:style-name="ce16" table:formula="of:=SUMIF([.$F$2:.$F$39];CONCATENATE([.T$1];[.$H140]);[.$D$2:.$D$46])" office:value-type="float" office:value="0" calcext:value-type="float">
            <text:p>0</text:p>
          </table:table-cell>
          <table:table-cell table:formula="of:=IF([.T140]=0;0;[.T140]*[.$K140])" office:value-type="float" office:value="0" calcext:value-type="float">
            <text:p>0</text:p>
          </table:table-cell>
          <table:table-cell table:style-name="ce16" table:formula="of:=SUMIF([.$F$2:.$F$39];CONCATENATE([.V$1];[.$H140]);[.$D$2:.$D$46])" office:value-type="float" office:value="0" calcext:value-type="float">
            <text:p>0</text:p>
          </table:table-cell>
          <table:table-cell table:formula="of:=IF([.V140]=0;0;[.V140]*[.$K140])" office:value-type="float" office:value="0" calcext:value-type="float">
            <text:p>0</text:p>
          </table:table-cell>
          <table:table-cell table:style-name="ce16" table:formula="of:=SUMIF([.$F$2:.$F$39];CONCATENATE([.X$1];[.$H140]);[.$D$2:.$D$46])" office:value-type="float" office:value="0" calcext:value-type="float">
            <text:p>0</text:p>
          </table:table-cell>
          <table:table-cell table:formula="of:=IF([.X140]=0;0;[.X140]*[.$K140])" office:value-type="float" office:value="0" calcext:value-type="float">
            <text:p>0</text:p>
          </table:table-cell>
          <table:table-cell table:style-name="ce16" table:formula="of:=SUMIF([.$F$2:.$F$39];CONCATENATE([.Z$1];[.$H140]);[.$D$2:.$D$46])" office:value-type="float" office:value="0" calcext:value-type="float">
            <text:p>0</text:p>
          </table:table-cell>
          <table:table-cell table:formula="of:=IF([.Z140]=0;0;[.Z140]*[.$K1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1]">
            <text:p/>
          </table:table-cell>
          <table:table-cell table:style-name="ce23" table:formula="of:=['Unit Recipes'.H141]" office:value-type="float" office:value="0" calcext:value-type="float">
            <text:p>0</text:p>
          </table:table-cell>
          <table:table-cell table:style-name="ce23" table:formula="of:=['Unit Recipes'.I141]" office:value-type="float" office:value="0" calcext:value-type="float">
            <text:p>0</text:p>
          </table:table-cell>
          <table:table-cell table:style-name="ce23" table:formula="of:=['Unit Recipes'.J141]" office:value-type="float" office:value="3" calcext:value-type="float">
            <text:p>3</text:p>
          </table:table-cell>
          <table:table-cell/>
          <table:table-cell table:formula="of:=[.H141]">
            <text:p/>
          </table:table-cell>
          <table:table-cell table:formula="of:=[.I141]" office:value-type="float" office:value="0" calcext:value-type="float">
            <text:p>0</text:p>
          </table:table-cell>
          <table:table-cell table:formula="of:=[.J141]" office:value-type="float" office:value="0" calcext:value-type="float">
            <text:p>0</text:p>
          </table:table-cell>
          <table:table-cell table:formula="of:=SUMIF([.$F$2:.$F$39];CONCATENATE([.P$1];[.$H141]);[.$D$2:.$D$46])" office:value-type="float" office:value="0" calcext:value-type="float">
            <text:p>0</text:p>
          </table:table-cell>
          <table:table-cell table:formula="of:=IF([.P141]=0;0;[.P141]*[.$K141])" office:value-type="float" office:value="0" calcext:value-type="float">
            <text:p>0</text:p>
          </table:table-cell>
          <table:table-cell table:style-name="ce16" table:formula="of:=SUMIF([.$F$2:.$F$39];CONCATENATE([.R$1];[.$H141]);[.$D$2:.$D$46])" office:value-type="float" office:value="0" calcext:value-type="float">
            <text:p>0</text:p>
          </table:table-cell>
          <table:table-cell table:formula="of:=IF([.R141]=0;0;[.R141]*[.$K141])" office:value-type="float" office:value="0" calcext:value-type="float">
            <text:p>0</text:p>
          </table:table-cell>
          <table:table-cell table:style-name="ce16" table:formula="of:=SUMIF([.$F$2:.$F$39];CONCATENATE([.T$1];[.$H141]);[.$D$2:.$D$46])" office:value-type="float" office:value="0" calcext:value-type="float">
            <text:p>0</text:p>
          </table:table-cell>
          <table:table-cell table:formula="of:=IF([.T141]=0;0;[.T141]*[.$K141])" office:value-type="float" office:value="0" calcext:value-type="float">
            <text:p>0</text:p>
          </table:table-cell>
          <table:table-cell table:style-name="ce16" table:formula="of:=SUMIF([.$F$2:.$F$39];CONCATENATE([.V$1];[.$H141]);[.$D$2:.$D$46])" office:value-type="float" office:value="0" calcext:value-type="float">
            <text:p>0</text:p>
          </table:table-cell>
          <table:table-cell table:formula="of:=IF([.V141]=0;0;[.V141]*[.$K141])" office:value-type="float" office:value="0" calcext:value-type="float">
            <text:p>0</text:p>
          </table:table-cell>
          <table:table-cell table:style-name="ce16" table:formula="of:=SUMIF([.$F$2:.$F$39];CONCATENATE([.X$1];[.$H141]);[.$D$2:.$D$46])" office:value-type="float" office:value="0" calcext:value-type="float">
            <text:p>0</text:p>
          </table:table-cell>
          <table:table-cell table:formula="of:=IF([.X141]=0;0;[.X141]*[.$K141])" office:value-type="float" office:value="0" calcext:value-type="float">
            <text:p>0</text:p>
          </table:table-cell>
          <table:table-cell table:style-name="ce16" table:formula="of:=SUMIF([.$F$2:.$F$39];CONCATENATE([.Z$1];[.$H141]);[.$D$2:.$D$46])" office:value-type="float" office:value="0" calcext:value-type="float">
            <text:p>0</text:p>
          </table:table-cell>
          <table:table-cell table:formula="of:=IF([.Z141]=0;0;[.Z141]*[.$K1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2]" office:value-type="string" office:string-value="Custard" calcext:value-type="string">
            <text:p>Custard</text:p>
          </table:table-cell>
          <table:table-cell table:style-name="ce23" table:formula="of:=['Unit Recipes'.H142]" office:value-type="string" office:string-value="1 cup (250ml) milk" calcext:value-type="string">
            <text:p>1 cup (250ml) milk</text:p>
          </table:table-cell>
          <table:table-cell table:style-name="ce23" table:formula="of:=['Unit Recipes'.I142]" office:value-type="string" office:string-value="ml" calcext:value-type="string">
            <text:p>ml</text:p>
          </table:table-cell>
          <table:table-cell table:style-name="ce23" table:formula="of:=['Unit Recipes'.J142]" office:value-type="float" office:value="3" calcext:value-type="float">
            <text:p>3</text:p>
          </table:table-cell>
          <table:table-cell/>
          <table:table-cell table:formula="of:=[.H142]" office:value-type="string" office:string-value="Custard" calcext:value-type="string">
            <text:p>Custard</text:p>
          </table:table-cell>
          <table:table-cell table:formula="of:=[.I142]" office:value-type="string" office:string-value="1 cup (250ml) milk" calcext:value-type="string">
            <text:p>1 cup (250ml) milk</text:p>
          </table:table-cell>
          <table:table-cell table:formula="of:=[.J142]" office:value-type="string" office:string-value="ml" calcext:value-type="string">
            <text:p>ml</text:p>
          </table:table-cell>
          <table:table-cell table:formula="of:=SUMIF([.$F$2:.$F$39];CONCATENATE([.P$1];[.$H142]);[.$D$2:.$D$46])" office:value-type="float" office:value="0" calcext:value-type="float">
            <text:p>0</text:p>
          </table:table-cell>
          <table:table-cell table:formula="of:=IF([.P142]=0;0;[.P142]*[.$K142])" office:value-type="float" office:value="0" calcext:value-type="float">
            <text:p>0</text:p>
          </table:table-cell>
          <table:table-cell table:style-name="ce16" table:formula="of:=SUMIF([.$F$2:.$F$39];CONCATENATE([.R$1];[.$H142]);[.$D$2:.$D$46])" office:value-type="float" office:value="0" calcext:value-type="float">
            <text:p>0</text:p>
          </table:table-cell>
          <table:table-cell table:formula="of:=IF([.R142]=0;0;[.R142]*[.$K142])" office:value-type="float" office:value="0" calcext:value-type="float">
            <text:p>0</text:p>
          </table:table-cell>
          <table:table-cell table:style-name="ce16" table:formula="of:=SUMIF([.$F$2:.$F$39];CONCATENATE([.T$1];[.$H142]);[.$D$2:.$D$46])" office:value-type="float" office:value="0" calcext:value-type="float">
            <text:p>0</text:p>
          </table:table-cell>
          <table:table-cell table:formula="of:=IF([.T142]=0;0;[.T142]*[.$K142])" office:value-type="float" office:value="0" calcext:value-type="float">
            <text:p>0</text:p>
          </table:table-cell>
          <table:table-cell table:style-name="ce16" table:formula="of:=SUMIF([.$F$2:.$F$39];CONCATENATE([.V$1];[.$H142]);[.$D$2:.$D$46])" office:value-type="float" office:value="0" calcext:value-type="float">
            <text:p>0</text:p>
          </table:table-cell>
          <table:table-cell table:formula="of:=IF([.V142]=0;0;[.V142]*[.$K142])" office:value-type="float" office:value="0" calcext:value-type="float">
            <text:p>0</text:p>
          </table:table-cell>
          <table:table-cell table:style-name="ce16" table:formula="of:=SUMIF([.$F$2:.$F$39];CONCATENATE([.X$1];[.$H142]);[.$D$2:.$D$46])" office:value-type="float" office:value="1" calcext:value-type="float">
            <text:p>1</text:p>
          </table:table-cell>
          <table:table-cell table:formula="of:=IF([.X142]=0;0;[.X142]*[.$K142])" office:value-type="float" office:value="3" calcext:value-type="float">
            <text:p>3</text:p>
          </table:table-cell>
          <table:table-cell table:style-name="ce16" table:formula="of:=SUMIF([.$F$2:.$F$39];CONCATENATE([.Z$1];[.$H142]);[.$D$2:.$D$46])" office:value-type="float" office:value="0" calcext:value-type="float">
            <text:p>0</text:p>
          </table:table-cell>
          <table:table-cell table:formula="of:=IF([.Z142]=0;0;[.Z142]*[.$K14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3]" office:value-type="string" office:string-value="Custard" calcext:value-type="string">
            <text:p>Custard</text:p>
          </table:table-cell>
          <table:table-cell table:style-name="ce23" table:formula="of:=['Unit Recipes'.H143]" office:value-type="string" office:string-value="1 egg" calcext:value-type="string">
            <text:p>1 egg</text:p>
          </table:table-cell>
          <table:table-cell table:style-name="ce23" table:formula="of:=['Unit Recipes'.I143]" office:value-type="string" office:string-value="eggs" calcext:value-type="string">
            <text:p>eggs</text:p>
          </table:table-cell>
          <table:table-cell table:style-name="ce23" table:formula="of:=['Unit Recipes'.J143]" office:value-type="float" office:value="3" calcext:value-type="float">
            <text:p>3</text:p>
          </table:table-cell>
          <table:table-cell/>
          <table:table-cell table:formula="of:=[.H143]" office:value-type="string" office:string-value="Custard" calcext:value-type="string">
            <text:p>Custard</text:p>
          </table:table-cell>
          <table:table-cell table:formula="of:=[.I143]" office:value-type="string" office:string-value="1 egg" calcext:value-type="string">
            <text:p>1 egg</text:p>
          </table:table-cell>
          <table:table-cell table:formula="of:=[.J143]" office:value-type="string" office:string-value="eggs" calcext:value-type="string">
            <text:p>eggs</text:p>
          </table:table-cell>
          <table:table-cell table:formula="of:=SUMIF([.$F$2:.$F$39];CONCATENATE([.P$1];[.$H143]);[.$D$2:.$D$46])" office:value-type="float" office:value="0" calcext:value-type="float">
            <text:p>0</text:p>
          </table:table-cell>
          <table:table-cell table:formula="of:=IF([.P143]=0;0;[.P143]*[.$K143])" office:value-type="float" office:value="0" calcext:value-type="float">
            <text:p>0</text:p>
          </table:table-cell>
          <table:table-cell table:style-name="ce16" table:formula="of:=SUMIF([.$F$2:.$F$39];CONCATENATE([.R$1];[.$H143]);[.$D$2:.$D$46])" office:value-type="float" office:value="0" calcext:value-type="float">
            <text:p>0</text:p>
          </table:table-cell>
          <table:table-cell table:formula="of:=IF([.R143]=0;0;[.R143]*[.$K143])" office:value-type="float" office:value="0" calcext:value-type="float">
            <text:p>0</text:p>
          </table:table-cell>
          <table:table-cell table:style-name="ce16" table:formula="of:=SUMIF([.$F$2:.$F$39];CONCATENATE([.T$1];[.$H143]);[.$D$2:.$D$46])" office:value-type="float" office:value="0" calcext:value-type="float">
            <text:p>0</text:p>
          </table:table-cell>
          <table:table-cell table:formula="of:=IF([.T143]=0;0;[.T143]*[.$K143])" office:value-type="float" office:value="0" calcext:value-type="float">
            <text:p>0</text:p>
          </table:table-cell>
          <table:table-cell table:style-name="ce16" table:formula="of:=SUMIF([.$F$2:.$F$39];CONCATENATE([.V$1];[.$H143]);[.$D$2:.$D$46])" office:value-type="float" office:value="0" calcext:value-type="float">
            <text:p>0</text:p>
          </table:table-cell>
          <table:table-cell table:formula="of:=IF([.V143]=0;0;[.V143]*[.$K143])" office:value-type="float" office:value="0" calcext:value-type="float">
            <text:p>0</text:p>
          </table:table-cell>
          <table:table-cell table:style-name="ce16" table:formula="of:=SUMIF([.$F$2:.$F$39];CONCATENATE([.X$1];[.$H143]);[.$D$2:.$D$46])" office:value-type="float" office:value="1" calcext:value-type="float">
            <text:p>1</text:p>
          </table:table-cell>
          <table:table-cell table:formula="of:=IF([.X143]=0;0;[.X143]*[.$K143])" office:value-type="float" office:value="3" calcext:value-type="float">
            <text:p>3</text:p>
          </table:table-cell>
          <table:table-cell table:style-name="ce16" table:formula="of:=SUMIF([.$F$2:.$F$39];CONCATENATE([.Z$1];[.$H143]);[.$D$2:.$D$46])" office:value-type="float" office:value="0" calcext:value-type="float">
            <text:p>0</text:p>
          </table:table-cell>
          <table:table-cell table:formula="of:=IF([.Z143]=0;0;[.Z143]*[.$K14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4]" office:value-type="string" office:string-value="Custard" calcext:value-type="string">
            <text:p>Custard</text:p>
          </table:table-cell>
          <table:table-cell table:style-name="ce23" table:formula="of:=['Unit Recipes'.H144]" office:value-type="string" office:string-value="2 tbsps CSR Golden Syrup" calcext:value-type="string">
            <text:p>2 tbsps CSR Golden Syrup</text:p>
          </table:table-cell>
          <table:table-cell table:style-name="ce23" table:formula="of:=['Unit Recipes'.I144]" office:value-type="string" office:string-value="ml" calcext:value-type="string">
            <text:p>ml</text:p>
          </table:table-cell>
          <table:table-cell table:style-name="ce23" table:formula="of:=['Unit Recipes'.J144]" office:value-type="float" office:value="3" calcext:value-type="float">
            <text:p>3</text:p>
          </table:table-cell>
          <table:table-cell/>
          <table:table-cell table:formula="of:=[.H144]" office:value-type="string" office:string-value="Custard" calcext:value-type="string">
            <text:p>Custard</text:p>
          </table:table-cell>
          <table:table-cell table:formula="of:=[.I144]" office:value-type="string" office:string-value="2 tbsps CSR Golden Syrup" calcext:value-type="string">
            <text:p>2 tbsps CSR Golden Syrup</text:p>
          </table:table-cell>
          <table:table-cell table:formula="of:=[.J144]" office:value-type="string" office:string-value="ml" calcext:value-type="string">
            <text:p>ml</text:p>
          </table:table-cell>
          <table:table-cell table:formula="of:=SUMIF([.$F$2:.$F$39];CONCATENATE([.P$1];[.$H144]);[.$D$2:.$D$46])" office:value-type="float" office:value="0" calcext:value-type="float">
            <text:p>0</text:p>
          </table:table-cell>
          <table:table-cell table:formula="of:=IF([.P144]=0;0;[.P144]*[.$K144])" office:value-type="float" office:value="0" calcext:value-type="float">
            <text:p>0</text:p>
          </table:table-cell>
          <table:table-cell table:style-name="ce16" table:formula="of:=SUMIF([.$F$2:.$F$39];CONCATENATE([.R$1];[.$H144]);[.$D$2:.$D$46])" office:value-type="float" office:value="0" calcext:value-type="float">
            <text:p>0</text:p>
          </table:table-cell>
          <table:table-cell table:formula="of:=IF([.R144]=0;0;[.R144]*[.$K144])" office:value-type="float" office:value="0" calcext:value-type="float">
            <text:p>0</text:p>
          </table:table-cell>
          <table:table-cell table:style-name="ce16" table:formula="of:=SUMIF([.$F$2:.$F$39];CONCATENATE([.T$1];[.$H144]);[.$D$2:.$D$46])" office:value-type="float" office:value="0" calcext:value-type="float">
            <text:p>0</text:p>
          </table:table-cell>
          <table:table-cell table:formula="of:=IF([.T144]=0;0;[.T144]*[.$K144])" office:value-type="float" office:value="0" calcext:value-type="float">
            <text:p>0</text:p>
          </table:table-cell>
          <table:table-cell table:style-name="ce16" table:formula="of:=SUMIF([.$F$2:.$F$39];CONCATENATE([.V$1];[.$H144]);[.$D$2:.$D$46])" office:value-type="float" office:value="0" calcext:value-type="float">
            <text:p>0</text:p>
          </table:table-cell>
          <table:table-cell table:formula="of:=IF([.V144]=0;0;[.V144]*[.$K144])" office:value-type="float" office:value="0" calcext:value-type="float">
            <text:p>0</text:p>
          </table:table-cell>
          <table:table-cell table:style-name="ce16" table:formula="of:=SUMIF([.$F$2:.$F$39];CONCATENATE([.X$1];[.$H144]);[.$D$2:.$D$46])" office:value-type="float" office:value="1" calcext:value-type="float">
            <text:p>1</text:p>
          </table:table-cell>
          <table:table-cell table:formula="of:=IF([.X144]=0;0;[.X144]*[.$K144])" office:value-type="float" office:value="3" calcext:value-type="float">
            <text:p>3</text:p>
          </table:table-cell>
          <table:table-cell table:style-name="ce16" table:formula="of:=SUMIF([.$F$2:.$F$39];CONCATENATE([.Z$1];[.$H144]);[.$D$2:.$D$46])" office:value-type="float" office:value="0" calcext:value-type="float">
            <text:p>0</text:p>
          </table:table-cell>
          <table:table-cell table:formula="of:=IF([.Z144]=0;0;[.Z144]*[.$K14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5]" office:value-type="string" office:string-value="Custard" calcext:value-type="string">
            <text:p>Custard</text:p>
          </table:table-cell>
          <table:table-cell table:style-name="ce23" table:formula="of:=['Unit Recipes'.H145]" office:value-type="string" office:string-value="1 tbsp cornflour" calcext:value-type="string">
            <text:p>1 tbsp cornflour</text:p>
          </table:table-cell>
          <table:table-cell table:style-name="ce23" table:formula="of:=['Unit Recipes'.I145]" office:value-type="string" office:string-value="tbsp" calcext:value-type="string">
            <text:p>tbsp</text:p>
          </table:table-cell>
          <table:table-cell table:style-name="ce23" table:formula="of:=['Unit Recipes'.J145]" office:value-type="float" office:value="3" calcext:value-type="float">
            <text:p>3</text:p>
          </table:table-cell>
          <table:table-cell/>
          <table:table-cell table:formula="of:=[.H145]" office:value-type="string" office:string-value="Custard" calcext:value-type="string">
            <text:p>Custard</text:p>
          </table:table-cell>
          <table:table-cell table:formula="of:=[.I145]" office:value-type="string" office:string-value="1 tbsp cornflour" calcext:value-type="string">
            <text:p>1 tbsp cornflour</text:p>
          </table:table-cell>
          <table:table-cell table:formula="of:=[.J145]" office:value-type="string" office:string-value="tbsp" calcext:value-type="string">
            <text:p>tbsp</text:p>
          </table:table-cell>
          <table:table-cell table:formula="of:=SUMIF([.$F$2:.$F$39];CONCATENATE([.P$1];[.$H145]);[.$D$2:.$D$46])" office:value-type="float" office:value="0" calcext:value-type="float">
            <text:p>0</text:p>
          </table:table-cell>
          <table:table-cell table:formula="of:=IF([.P145]=0;0;[.P145]*[.$K145])" office:value-type="float" office:value="0" calcext:value-type="float">
            <text:p>0</text:p>
          </table:table-cell>
          <table:table-cell table:style-name="ce16" table:formula="of:=SUMIF([.$F$2:.$F$39];CONCATENATE([.R$1];[.$H145]);[.$D$2:.$D$46])" office:value-type="float" office:value="0" calcext:value-type="float">
            <text:p>0</text:p>
          </table:table-cell>
          <table:table-cell table:formula="of:=IF([.R145]=0;0;[.R145]*[.$K145])" office:value-type="float" office:value="0" calcext:value-type="float">
            <text:p>0</text:p>
          </table:table-cell>
          <table:table-cell table:style-name="ce16" table:formula="of:=SUMIF([.$F$2:.$F$39];CONCATENATE([.T$1];[.$H145]);[.$D$2:.$D$46])" office:value-type="float" office:value="0" calcext:value-type="float">
            <text:p>0</text:p>
          </table:table-cell>
          <table:table-cell table:formula="of:=IF([.T145]=0;0;[.T145]*[.$K145])" office:value-type="float" office:value="0" calcext:value-type="float">
            <text:p>0</text:p>
          </table:table-cell>
          <table:table-cell table:style-name="ce16" table:formula="of:=SUMIF([.$F$2:.$F$39];CONCATENATE([.V$1];[.$H145]);[.$D$2:.$D$46])" office:value-type="float" office:value="0" calcext:value-type="float">
            <text:p>0</text:p>
          </table:table-cell>
          <table:table-cell table:formula="of:=IF([.V145]=0;0;[.V145]*[.$K145])" office:value-type="float" office:value="0" calcext:value-type="float">
            <text:p>0</text:p>
          </table:table-cell>
          <table:table-cell table:style-name="ce16" table:formula="of:=SUMIF([.$F$2:.$F$39];CONCATENATE([.X$1];[.$H145]);[.$D$2:.$D$46])" office:value-type="float" office:value="1" calcext:value-type="float">
            <text:p>1</text:p>
          </table:table-cell>
          <table:table-cell table:formula="of:=IF([.X145]=0;0;[.X145]*[.$K145])" office:value-type="float" office:value="3" calcext:value-type="float">
            <text:p>3</text:p>
          </table:table-cell>
          <table:table-cell table:style-name="ce16" table:formula="of:=SUMIF([.$F$2:.$F$39];CONCATENATE([.Z$1];[.$H145]);[.$D$2:.$D$46])" office:value-type="float" office:value="0" calcext:value-type="float">
            <text:p>0</text:p>
          </table:table-cell>
          <table:table-cell table:formula="of:=IF([.Z145]=0;0;[.Z145]*[.$K14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6]" office:value-type="string" office:string-value="Custard" calcext:value-type="string">
            <text:p>Custard</text:p>
          </table:table-cell>
          <table:table-cell table:style-name="ce23" table:formula="of:=['Unit Recipes'.H146]" office:value-type="string" office:string-value="1/2 tsp vanilla" calcext:value-type="string">
            <text:p>1/2 tsp vanilla</text:p>
          </table:table-cell>
          <table:table-cell table:style-name="ce23" table:formula="of:=['Unit Recipes'.I146]" office:value-type="string" office:string-value="ml" calcext:value-type="string">
            <text:p>ml</text:p>
          </table:table-cell>
          <table:table-cell table:style-name="ce23" table:formula="of:=['Unit Recipes'.J146]" office:value-type="float" office:value="3" calcext:value-type="float">
            <text:p>3</text:p>
          </table:table-cell>
          <table:table-cell/>
          <table:table-cell table:formula="of:=[.H146]" office:value-type="string" office:string-value="Custard" calcext:value-type="string">
            <text:p>Custard</text:p>
          </table:table-cell>
          <table:table-cell table:formula="of:=[.I146]" office:value-type="string" office:string-value="1/2 tsp vanilla" calcext:value-type="string">
            <text:p>1/2 tsp vanilla</text:p>
          </table:table-cell>
          <table:table-cell table:formula="of:=[.J146]" office:value-type="string" office:string-value="ml" calcext:value-type="string">
            <text:p>ml</text:p>
          </table:table-cell>
          <table:table-cell table:formula="of:=SUMIF([.$F$2:.$F$39];CONCATENATE([.P$1];[.$H146]);[.$D$2:.$D$46])" office:value-type="float" office:value="0" calcext:value-type="float">
            <text:p>0</text:p>
          </table:table-cell>
          <table:table-cell table:formula="of:=IF([.P146]=0;0;[.P146]*[.$K146])" office:value-type="float" office:value="0" calcext:value-type="float">
            <text:p>0</text:p>
          </table:table-cell>
          <table:table-cell table:style-name="ce16" table:formula="of:=SUMIF([.$F$2:.$F$39];CONCATENATE([.R$1];[.$H146]);[.$D$2:.$D$46])" office:value-type="float" office:value="0" calcext:value-type="float">
            <text:p>0</text:p>
          </table:table-cell>
          <table:table-cell table:formula="of:=IF([.R146]=0;0;[.R146]*[.$K146])" office:value-type="float" office:value="0" calcext:value-type="float">
            <text:p>0</text:p>
          </table:table-cell>
          <table:table-cell table:style-name="ce16" table:formula="of:=SUMIF([.$F$2:.$F$39];CONCATENATE([.T$1];[.$H146]);[.$D$2:.$D$46])" office:value-type="float" office:value="0" calcext:value-type="float">
            <text:p>0</text:p>
          </table:table-cell>
          <table:table-cell table:formula="of:=IF([.T146]=0;0;[.T146]*[.$K146])" office:value-type="float" office:value="0" calcext:value-type="float">
            <text:p>0</text:p>
          </table:table-cell>
          <table:table-cell table:style-name="ce16" table:formula="of:=SUMIF([.$F$2:.$F$39];CONCATENATE([.V$1];[.$H146]);[.$D$2:.$D$46])" office:value-type="float" office:value="0" calcext:value-type="float">
            <text:p>0</text:p>
          </table:table-cell>
          <table:table-cell table:formula="of:=IF([.V146]=0;0;[.V146]*[.$K146])" office:value-type="float" office:value="0" calcext:value-type="float">
            <text:p>0</text:p>
          </table:table-cell>
          <table:table-cell table:style-name="ce16" table:formula="of:=SUMIF([.$F$2:.$F$39];CONCATENATE([.X$1];[.$H146]);[.$D$2:.$D$46])" office:value-type="float" office:value="1" calcext:value-type="float">
            <text:p>1</text:p>
          </table:table-cell>
          <table:table-cell table:formula="of:=IF([.X146]=0;0;[.X146]*[.$K146])" office:value-type="float" office:value="3" calcext:value-type="float">
            <text:p>3</text:p>
          </table:table-cell>
          <table:table-cell table:style-name="ce16" table:formula="of:=SUMIF([.$F$2:.$F$39];CONCATENATE([.Z$1];[.$H146]);[.$D$2:.$D$46])" office:value-type="float" office:value="0" calcext:value-type="float">
            <text:p>0</text:p>
          </table:table-cell>
          <table:table-cell table:formula="of:=IF([.Z146]=0;0;[.Z146]*[.$K14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7]" office:value-type="string" office:string-value="Custard" calcext:value-type="string">
            <text:p>Custard</text:p>
          </table:table-cell>
          <table:table-cell table:style-name="ce23" table:formula="of:=['Unit Recipes'.H147]" office:value-type="string" office:string-value="3/4 banana" calcext:value-type="string">
            <text:p>3/4 banana</text:p>
          </table:table-cell>
          <table:table-cell table:style-name="ce23" table:formula="of:=['Unit Recipes'.I147]" office:value-type="string" office:string-value="each" calcext:value-type="string">
            <text:p>each</text:p>
          </table:table-cell>
          <table:table-cell table:style-name="ce23" table:formula="of:=['Unit Recipes'.J147]" office:value-type="float" office:value="3" calcext:value-type="float">
            <text:p>3</text:p>
          </table:table-cell>
          <table:table-cell/>
          <table:table-cell table:formula="of:=[.H147]" office:value-type="string" office:string-value="Custard" calcext:value-type="string">
            <text:p>Custard</text:p>
          </table:table-cell>
          <table:table-cell table:formula="of:=[.I147]" office:value-type="string" office:string-value="3/4 banana" calcext:value-type="string">
            <text:p>3/4 banana</text:p>
          </table:table-cell>
          <table:table-cell table:formula="of:=[.J147]" office:value-type="string" office:string-value="each" calcext:value-type="string">
            <text:p>each</text:p>
          </table:table-cell>
          <table:table-cell table:formula="of:=SUMIF([.$F$2:.$F$39];CONCATENATE([.P$1];[.$H147]);[.$D$2:.$D$46])" office:value-type="float" office:value="0" calcext:value-type="float">
            <text:p>0</text:p>
          </table:table-cell>
          <table:table-cell table:formula="of:=IF([.P147]=0;0;[.P147]*[.$K147])" office:value-type="float" office:value="0" calcext:value-type="float">
            <text:p>0</text:p>
          </table:table-cell>
          <table:table-cell table:style-name="ce16" table:formula="of:=SUMIF([.$F$2:.$F$39];CONCATENATE([.R$1];[.$H147]);[.$D$2:.$D$46])" office:value-type="float" office:value="0" calcext:value-type="float">
            <text:p>0</text:p>
          </table:table-cell>
          <table:table-cell table:formula="of:=IF([.R147]=0;0;[.R147]*[.$K147])" office:value-type="float" office:value="0" calcext:value-type="float">
            <text:p>0</text:p>
          </table:table-cell>
          <table:table-cell table:style-name="ce16" table:formula="of:=SUMIF([.$F$2:.$F$39];CONCATENATE([.T$1];[.$H147]);[.$D$2:.$D$46])" office:value-type="float" office:value="0" calcext:value-type="float">
            <text:p>0</text:p>
          </table:table-cell>
          <table:table-cell table:formula="of:=IF([.T147]=0;0;[.T147]*[.$K147])" office:value-type="float" office:value="0" calcext:value-type="float">
            <text:p>0</text:p>
          </table:table-cell>
          <table:table-cell table:style-name="ce16" table:formula="of:=SUMIF([.$F$2:.$F$39];CONCATENATE([.V$1];[.$H147]);[.$D$2:.$D$46])" office:value-type="float" office:value="0" calcext:value-type="float">
            <text:p>0</text:p>
          </table:table-cell>
          <table:table-cell table:formula="of:=IF([.V147]=0;0;[.V147]*[.$K147])" office:value-type="float" office:value="0" calcext:value-type="float">
            <text:p>0</text:p>
          </table:table-cell>
          <table:table-cell table:style-name="ce16" table:formula="of:=SUMIF([.$F$2:.$F$39];CONCATENATE([.X$1];[.$H147]);[.$D$2:.$D$46])" office:value-type="float" office:value="1" calcext:value-type="float">
            <text:p>1</text:p>
          </table:table-cell>
          <table:table-cell table:formula="of:=IF([.X147]=0;0;[.X147]*[.$K147])" office:value-type="float" office:value="3" calcext:value-type="float">
            <text:p>3</text:p>
          </table:table-cell>
          <table:table-cell table:style-name="ce16" table:formula="of:=SUMIF([.$F$2:.$F$39];CONCATENATE([.Z$1];[.$H147]);[.$D$2:.$D$46])" office:value-type="float" office:value="0" calcext:value-type="float">
            <text:p>0</text:p>
          </table:table-cell>
          <table:table-cell table:formula="of:=IF([.Z147]=0;0;[.Z147]*[.$K14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8]">
            <text:p/>
          </table:table-cell>
          <table:table-cell table:style-name="ce23" table:formula="of:=['Unit Recipes'.H148]" office:value-type="float" office:value="0" calcext:value-type="float">
            <text:p>0</text:p>
          </table:table-cell>
          <table:table-cell table:style-name="ce23" table:formula="of:=['Unit Recipes'.I148]" office:value-type="float" office:value="0" calcext:value-type="float">
            <text:p>0</text:p>
          </table:table-cell>
          <table:table-cell table:style-name="ce23" table:formula="of:=['Unit Recipes'.J148]" office:value-type="float" office:value="3" calcext:value-type="float">
            <text:p>3</text:p>
          </table:table-cell>
          <table:table-cell/>
          <table:table-cell table:formula="of:=[.H148]">
            <text:p/>
          </table:table-cell>
          <table:table-cell table:formula="of:=[.I148]" office:value-type="float" office:value="0" calcext:value-type="float">
            <text:p>0</text:p>
          </table:table-cell>
          <table:table-cell table:formula="of:=[.J148]" office:value-type="float" office:value="0" calcext:value-type="float">
            <text:p>0</text:p>
          </table:table-cell>
          <table:table-cell table:formula="of:=SUMIF([.$F$2:.$F$39];CONCATENATE([.P$1];[.$H148]);[.$D$2:.$D$46])" office:value-type="float" office:value="0" calcext:value-type="float">
            <text:p>0</text:p>
          </table:table-cell>
          <table:table-cell table:formula="of:=IF([.P148]=0;0;[.P148]*[.$K148])" office:value-type="float" office:value="0" calcext:value-type="float">
            <text:p>0</text:p>
          </table:table-cell>
          <table:table-cell table:style-name="ce16" table:formula="of:=SUMIF([.$F$2:.$F$39];CONCATENATE([.R$1];[.$H148]);[.$D$2:.$D$46])" office:value-type="float" office:value="0" calcext:value-type="float">
            <text:p>0</text:p>
          </table:table-cell>
          <table:table-cell table:formula="of:=IF([.R148]=0;0;[.R148]*[.$K148])" office:value-type="float" office:value="0" calcext:value-type="float">
            <text:p>0</text:p>
          </table:table-cell>
          <table:table-cell table:style-name="ce16" table:formula="of:=SUMIF([.$F$2:.$F$39];CONCATENATE([.T$1];[.$H148]);[.$D$2:.$D$46])" office:value-type="float" office:value="0" calcext:value-type="float">
            <text:p>0</text:p>
          </table:table-cell>
          <table:table-cell table:formula="of:=IF([.T148]=0;0;[.T148]*[.$K148])" office:value-type="float" office:value="0" calcext:value-type="float">
            <text:p>0</text:p>
          </table:table-cell>
          <table:table-cell table:style-name="ce16" table:formula="of:=SUMIF([.$F$2:.$F$39];CONCATENATE([.V$1];[.$H148]);[.$D$2:.$D$46])" office:value-type="float" office:value="0" calcext:value-type="float">
            <text:p>0</text:p>
          </table:table-cell>
          <table:table-cell table:formula="of:=IF([.V148]=0;0;[.V148]*[.$K148])" office:value-type="float" office:value="0" calcext:value-type="float">
            <text:p>0</text:p>
          </table:table-cell>
          <table:table-cell table:style-name="ce16" table:formula="of:=SUMIF([.$F$2:.$F$39];CONCATENATE([.X$1];[.$H148]);[.$D$2:.$D$46])" office:value-type="float" office:value="0" calcext:value-type="float">
            <text:p>0</text:p>
          </table:table-cell>
          <table:table-cell table:formula="of:=IF([.X148]=0;0;[.X148]*[.$K148])" office:value-type="float" office:value="0" calcext:value-type="float">
            <text:p>0</text:p>
          </table:table-cell>
          <table:table-cell table:style-name="ce16" table:formula="of:=SUMIF([.$F$2:.$F$39];CONCATENATE([.Z$1];[.$H148]);[.$D$2:.$D$46])" office:value-type="float" office:value="0" calcext:value-type="float">
            <text:p>0</text:p>
          </table:table-cell>
          <table:table-cell table:formula="of:=IF([.Z148]=0;0;[.Z148]*[.$K14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49]">
            <text:p/>
          </table:table-cell>
          <table:table-cell table:style-name="ce23" table:formula="of:=['Unit Recipes'.H149]" office:value-type="float" office:value="0" calcext:value-type="float">
            <text:p>0</text:p>
          </table:table-cell>
          <table:table-cell table:style-name="ce23" table:formula="of:=['Unit Recipes'.I149]" office:value-type="float" office:value="0" calcext:value-type="float">
            <text:p>0</text:p>
          </table:table-cell>
          <table:table-cell table:style-name="ce23" table:formula="of:=['Unit Recipes'.J149]" office:value-type="float" office:value="3" calcext:value-type="float">
            <text:p>3</text:p>
          </table:table-cell>
          <table:table-cell/>
          <table:table-cell table:formula="of:=[.H149]">
            <text:p/>
          </table:table-cell>
          <table:table-cell table:formula="of:=[.I149]" office:value-type="float" office:value="0" calcext:value-type="float">
            <text:p>0</text:p>
          </table:table-cell>
          <table:table-cell table:formula="of:=[.J149]" office:value-type="float" office:value="0" calcext:value-type="float">
            <text:p>0</text:p>
          </table:table-cell>
          <table:table-cell table:formula="of:=SUMIF([.$F$2:.$F$39];CONCATENATE([.P$1];[.$H149]);[.$D$2:.$D$46])" office:value-type="float" office:value="0" calcext:value-type="float">
            <text:p>0</text:p>
          </table:table-cell>
          <table:table-cell table:formula="of:=IF([.P149]=0;0;[.P149]*[.$K149])" office:value-type="float" office:value="0" calcext:value-type="float">
            <text:p>0</text:p>
          </table:table-cell>
          <table:table-cell table:style-name="ce16" table:formula="of:=SUMIF([.$F$2:.$F$39];CONCATENATE([.R$1];[.$H149]);[.$D$2:.$D$46])" office:value-type="float" office:value="0" calcext:value-type="float">
            <text:p>0</text:p>
          </table:table-cell>
          <table:table-cell table:formula="of:=IF([.R149]=0;0;[.R149]*[.$K149])" office:value-type="float" office:value="0" calcext:value-type="float">
            <text:p>0</text:p>
          </table:table-cell>
          <table:table-cell table:style-name="ce16" table:formula="of:=SUMIF([.$F$2:.$F$39];CONCATENATE([.T$1];[.$H149]);[.$D$2:.$D$46])" office:value-type="float" office:value="0" calcext:value-type="float">
            <text:p>0</text:p>
          </table:table-cell>
          <table:table-cell table:formula="of:=IF([.T149]=0;0;[.T149]*[.$K149])" office:value-type="float" office:value="0" calcext:value-type="float">
            <text:p>0</text:p>
          </table:table-cell>
          <table:table-cell table:style-name="ce16" table:formula="of:=SUMIF([.$F$2:.$F$39];CONCATENATE([.V$1];[.$H149]);[.$D$2:.$D$46])" office:value-type="float" office:value="0" calcext:value-type="float">
            <text:p>0</text:p>
          </table:table-cell>
          <table:table-cell table:formula="of:=IF([.V149]=0;0;[.V149]*[.$K149])" office:value-type="float" office:value="0" calcext:value-type="float">
            <text:p>0</text:p>
          </table:table-cell>
          <table:table-cell table:style-name="ce16" table:formula="of:=SUMIF([.$F$2:.$F$39];CONCATENATE([.X$1];[.$H149]);[.$D$2:.$D$46])" office:value-type="float" office:value="0" calcext:value-type="float">
            <text:p>0</text:p>
          </table:table-cell>
          <table:table-cell table:formula="of:=IF([.X149]=0;0;[.X149]*[.$K149])" office:value-type="float" office:value="0" calcext:value-type="float">
            <text:p>0</text:p>
          </table:table-cell>
          <table:table-cell table:style-name="ce16" table:formula="of:=SUMIF([.$F$2:.$F$39];CONCATENATE([.Z$1];[.$H149]);[.$D$2:.$D$46])" office:value-type="float" office:value="0" calcext:value-type="float">
            <text:p>0</text:p>
          </table:table-cell>
          <table:table-cell table:formula="of:=IF([.Z149]=0;0;[.Z149]*[.$K14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0]" office:value-type="string" office:string-value="Snack platter" calcext:value-type="string">
            <text:p>Snack platter</text:p>
          </table:table-cell>
          <table:table-cell table:style-name="ce23" table:formula="of:=['Unit Recipes'.H150]" office:value-type="string" office:string-value="hummus " calcext:value-type="string">
            <text:p>hummus </text:p>
          </table:table-cell>
          <table:table-cell table:style-name="ce23" table:formula="of:=['Unit Recipes'.I150]" office:value-type="float" office:value="0" calcext:value-type="float">
            <text:p>0</text:p>
          </table:table-cell>
          <table:table-cell table:style-name="ce23" table:formula="of:=['Unit Recipes'.J150]" office:value-type="float" office:value="3" calcext:value-type="float">
            <text:p>3</text:p>
          </table:table-cell>
          <table:table-cell/>
          <table:table-cell table:formula="of:=[.H150]" office:value-type="string" office:string-value="Snack platter" calcext:value-type="string">
            <text:p>Snack platter</text:p>
          </table:table-cell>
          <table:table-cell table:formula="of:=[.I150]" office:value-type="string" office:string-value="hummus " calcext:value-type="string">
            <text:p>hummus </text:p>
          </table:table-cell>
          <table:table-cell table:formula="of:=[.J150]" office:value-type="float" office:value="0" calcext:value-type="float">
            <text:p>0</text:p>
          </table:table-cell>
          <table:table-cell table:formula="of:=SUMIF([.$F$2:.$F$39];CONCATENATE([.P$1];[.$H150]);[.$D$2:.$D$46])" office:value-type="float" office:value="0" calcext:value-type="float">
            <text:p>0</text:p>
          </table:table-cell>
          <table:table-cell table:formula="of:=IF([.P150]=0;0;[.P150]*[.$K150])" office:value-type="float" office:value="0" calcext:value-type="float">
            <text:p>0</text:p>
          </table:table-cell>
          <table:table-cell table:style-name="ce16" table:formula="of:=SUMIF([.$F$2:.$F$39];CONCATENATE([.R$1];[.$H150]);[.$D$2:.$D$46])" office:value-type="float" office:value="0" calcext:value-type="float">
            <text:p>0</text:p>
          </table:table-cell>
          <table:table-cell table:formula="of:=IF([.R150]=0;0;[.R150]*[.$K150])" office:value-type="float" office:value="0" calcext:value-type="float">
            <text:p>0</text:p>
          </table:table-cell>
          <table:table-cell table:style-name="ce16" table:formula="of:=SUMIF([.$F$2:.$F$39];CONCATENATE([.T$1];[.$H150]);[.$D$2:.$D$46])" office:value-type="float" office:value="0" calcext:value-type="float">
            <text:p>0</text:p>
          </table:table-cell>
          <table:table-cell table:formula="of:=IF([.T150]=0;0;[.T150]*[.$K150])" office:value-type="float" office:value="0" calcext:value-type="float">
            <text:p>0</text:p>
          </table:table-cell>
          <table:table-cell table:style-name="ce16" table:formula="of:=SUMIF([.$F$2:.$F$39];CONCATENATE([.V$1];[.$H150]);[.$D$2:.$D$46])" office:value-type="float" office:value="0" calcext:value-type="float">
            <text:p>0</text:p>
          </table:table-cell>
          <table:table-cell table:formula="of:=IF([.V150]=0;0;[.V150]*[.$K150])" office:value-type="float" office:value="0" calcext:value-type="float">
            <text:p>0</text:p>
          </table:table-cell>
          <table:table-cell table:style-name="ce16" table:formula="of:=SUMIF([.$F$2:.$F$39];CONCATENATE([.X$1];[.$H150]);[.$D$2:.$D$46])" office:value-type="float" office:value="0" calcext:value-type="float">
            <text:p>0</text:p>
          </table:table-cell>
          <table:table-cell table:formula="of:=IF([.X150]=0;0;[.X150]*[.$K150])" office:value-type="float" office:value="0" calcext:value-type="float">
            <text:p>0</text:p>
          </table:table-cell>
          <table:table-cell table:style-name="ce16" table:formula="of:=SUMIF([.$F$2:.$F$39];CONCATENATE([.Z$1];[.$H150]);[.$D$2:.$D$46])" office:value-type="float" office:value="0" calcext:value-type="float">
            <text:p>0</text:p>
          </table:table-cell>
          <table:table-cell table:formula="of:=IF([.Z150]=0;0;[.Z150]*[.$K15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1]" office:value-type="string" office:string-value="Snack platter" calcext:value-type="string">
            <text:p>Snack platter</text:p>
          </table:table-cell>
          <table:table-cell table:style-name="ce23" table:formula="of:=['Unit Recipes'.H151]" office:value-type="string" office:string-value="pita" calcext:value-type="string">
            <text:p>pita</text:p>
          </table:table-cell>
          <table:table-cell table:style-name="ce23" table:formula="of:=['Unit Recipes'.I151]" office:value-type="float" office:value="0" calcext:value-type="float">
            <text:p>0</text:p>
          </table:table-cell>
          <table:table-cell table:style-name="ce23" table:formula="of:=['Unit Recipes'.J151]" office:value-type="float" office:value="3" calcext:value-type="float">
            <text:p>3</text:p>
          </table:table-cell>
          <table:table-cell/>
          <table:table-cell table:formula="of:=[.H151]" office:value-type="string" office:string-value="Snack platter" calcext:value-type="string">
            <text:p>Snack platter</text:p>
          </table:table-cell>
          <table:table-cell table:formula="of:=[.I151]" office:value-type="string" office:string-value="pita" calcext:value-type="string">
            <text:p>pita</text:p>
          </table:table-cell>
          <table:table-cell table:formula="of:=[.J151]" office:value-type="float" office:value="0" calcext:value-type="float">
            <text:p>0</text:p>
          </table:table-cell>
          <table:table-cell table:formula="of:=SUMIF([.$F$2:.$F$39];CONCATENATE([.P$1];[.$H151]);[.$D$2:.$D$46])" office:value-type="float" office:value="0" calcext:value-type="float">
            <text:p>0</text:p>
          </table:table-cell>
          <table:table-cell table:formula="of:=IF([.P151]=0;0;[.P151]*[.$K151])" office:value-type="float" office:value="0" calcext:value-type="float">
            <text:p>0</text:p>
          </table:table-cell>
          <table:table-cell table:style-name="ce16" table:formula="of:=SUMIF([.$F$2:.$F$39];CONCATENATE([.R$1];[.$H151]);[.$D$2:.$D$46])" office:value-type="float" office:value="0" calcext:value-type="float">
            <text:p>0</text:p>
          </table:table-cell>
          <table:table-cell table:formula="of:=IF([.R151]=0;0;[.R151]*[.$K151])" office:value-type="float" office:value="0" calcext:value-type="float">
            <text:p>0</text:p>
          </table:table-cell>
          <table:table-cell table:style-name="ce16" table:formula="of:=SUMIF([.$F$2:.$F$39];CONCATENATE([.T$1];[.$H151]);[.$D$2:.$D$46])" office:value-type="float" office:value="0" calcext:value-type="float">
            <text:p>0</text:p>
          </table:table-cell>
          <table:table-cell table:formula="of:=IF([.T151]=0;0;[.T151]*[.$K151])" office:value-type="float" office:value="0" calcext:value-type="float">
            <text:p>0</text:p>
          </table:table-cell>
          <table:table-cell table:style-name="ce16" table:formula="of:=SUMIF([.$F$2:.$F$39];CONCATENATE([.V$1];[.$H151]);[.$D$2:.$D$46])" office:value-type="float" office:value="0" calcext:value-type="float">
            <text:p>0</text:p>
          </table:table-cell>
          <table:table-cell table:formula="of:=IF([.V151]=0;0;[.V151]*[.$K151])" office:value-type="float" office:value="0" calcext:value-type="float">
            <text:p>0</text:p>
          </table:table-cell>
          <table:table-cell table:style-name="ce16" table:formula="of:=SUMIF([.$F$2:.$F$39];CONCATENATE([.X$1];[.$H151]);[.$D$2:.$D$46])" office:value-type="float" office:value="0" calcext:value-type="float">
            <text:p>0</text:p>
          </table:table-cell>
          <table:table-cell table:formula="of:=IF([.X151]=0;0;[.X151]*[.$K151])" office:value-type="float" office:value="0" calcext:value-type="float">
            <text:p>0</text:p>
          </table:table-cell>
          <table:table-cell table:style-name="ce16" table:formula="of:=SUMIF([.$F$2:.$F$39];CONCATENATE([.Z$1];[.$H151]);[.$D$2:.$D$46])" office:value-type="float" office:value="0" calcext:value-type="float">
            <text:p>0</text:p>
          </table:table-cell>
          <table:table-cell table:formula="of:=IF([.Z151]=0;0;[.Z151]*[.$K15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2]" office:value-type="string" office:string-value="Snack platter" calcext:value-type="string">
            <text:p>Snack platter</text:p>
          </table:table-cell>
          <table:table-cell table:style-name="ce23" table:formula="of:=['Unit Recipes'.H152]" office:value-type="string" office:string-value="veggies" calcext:value-type="string">
            <text:p>veggies</text:p>
          </table:table-cell>
          <table:table-cell table:style-name="ce23" table:formula="of:=['Unit Recipes'.I152]" office:value-type="float" office:value="0" calcext:value-type="float">
            <text:p>0</text:p>
          </table:table-cell>
          <table:table-cell table:style-name="ce23" table:formula="of:=['Unit Recipes'.J152]" office:value-type="float" office:value="3" calcext:value-type="float">
            <text:p>3</text:p>
          </table:table-cell>
          <table:table-cell/>
          <table:table-cell table:formula="of:=[.H152]" office:value-type="string" office:string-value="Snack platter" calcext:value-type="string">
            <text:p>Snack platter</text:p>
          </table:table-cell>
          <table:table-cell table:formula="of:=[.I152]" office:value-type="string" office:string-value="veggies" calcext:value-type="string">
            <text:p>veggies</text:p>
          </table:table-cell>
          <table:table-cell table:formula="of:=[.J152]" office:value-type="float" office:value="0" calcext:value-type="float">
            <text:p>0</text:p>
          </table:table-cell>
          <table:table-cell table:formula="of:=SUMIF([.$F$2:.$F$39];CONCATENATE([.P$1];[.$H152]);[.$D$2:.$D$46])" office:value-type="float" office:value="0" calcext:value-type="float">
            <text:p>0</text:p>
          </table:table-cell>
          <table:table-cell table:formula="of:=IF([.P152]=0;0;[.P152]*[.$K152])" office:value-type="float" office:value="0" calcext:value-type="float">
            <text:p>0</text:p>
          </table:table-cell>
          <table:table-cell table:style-name="ce16" table:formula="of:=SUMIF([.$F$2:.$F$39];CONCATENATE([.R$1];[.$H152]);[.$D$2:.$D$46])" office:value-type="float" office:value="0" calcext:value-type="float">
            <text:p>0</text:p>
          </table:table-cell>
          <table:table-cell table:formula="of:=IF([.R152]=0;0;[.R152]*[.$K152])" office:value-type="float" office:value="0" calcext:value-type="float">
            <text:p>0</text:p>
          </table:table-cell>
          <table:table-cell table:style-name="ce16" table:formula="of:=SUMIF([.$F$2:.$F$39];CONCATENATE([.T$1];[.$H152]);[.$D$2:.$D$46])" office:value-type="float" office:value="0" calcext:value-type="float">
            <text:p>0</text:p>
          </table:table-cell>
          <table:table-cell table:formula="of:=IF([.T152]=0;0;[.T152]*[.$K152])" office:value-type="float" office:value="0" calcext:value-type="float">
            <text:p>0</text:p>
          </table:table-cell>
          <table:table-cell table:style-name="ce16" table:formula="of:=SUMIF([.$F$2:.$F$39];CONCATENATE([.V$1];[.$H152]);[.$D$2:.$D$46])" office:value-type="float" office:value="0" calcext:value-type="float">
            <text:p>0</text:p>
          </table:table-cell>
          <table:table-cell table:formula="of:=IF([.V152]=0;0;[.V152]*[.$K152])" office:value-type="float" office:value="0" calcext:value-type="float">
            <text:p>0</text:p>
          </table:table-cell>
          <table:table-cell table:style-name="ce16" table:formula="of:=SUMIF([.$F$2:.$F$39];CONCATENATE([.X$1];[.$H152]);[.$D$2:.$D$46])" office:value-type="float" office:value="0" calcext:value-type="float">
            <text:p>0</text:p>
          </table:table-cell>
          <table:table-cell table:formula="of:=IF([.X152]=0;0;[.X152]*[.$K152])" office:value-type="float" office:value="0" calcext:value-type="float">
            <text:p>0</text:p>
          </table:table-cell>
          <table:table-cell table:style-name="ce16" table:formula="of:=SUMIF([.$F$2:.$F$39];CONCATENATE([.Z$1];[.$H152]);[.$D$2:.$D$46])" office:value-type="float" office:value="0" calcext:value-type="float">
            <text:p>0</text:p>
          </table:table-cell>
          <table:table-cell table:formula="of:=IF([.Z152]=0;0;[.Z152]*[.$K15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3]" office:value-type="string" office:string-value="Snack platter" calcext:value-type="string">
            <text:p>Snack platter</text:p>
          </table:table-cell>
          <table:table-cell table:style-name="ce23" table:formula="of:=['Unit Recipes'.H153]" office:value-type="string" office:string-value="fruit" calcext:value-type="string">
            <text:p>fruit</text:p>
          </table:table-cell>
          <table:table-cell table:style-name="ce23" table:formula="of:=['Unit Recipes'.I153]" office:value-type="float" office:value="0" calcext:value-type="float">
            <text:p>0</text:p>
          </table:table-cell>
          <table:table-cell table:style-name="ce23" table:formula="of:=['Unit Recipes'.J153]" office:value-type="float" office:value="3" calcext:value-type="float">
            <text:p>3</text:p>
          </table:table-cell>
          <table:table-cell/>
          <table:table-cell table:formula="of:=[.H153]" office:value-type="string" office:string-value="Snack platter" calcext:value-type="string">
            <text:p>Snack platter</text:p>
          </table:table-cell>
          <table:table-cell table:formula="of:=[.I153]" office:value-type="string" office:string-value="fruit" calcext:value-type="string">
            <text:p>fruit</text:p>
          </table:table-cell>
          <table:table-cell table:formula="of:=[.J153]" office:value-type="float" office:value="0" calcext:value-type="float">
            <text:p>0</text:p>
          </table:table-cell>
          <table:table-cell table:formula="of:=SUMIF([.$F$2:.$F$39];CONCATENATE([.P$1];[.$H153]);[.$D$2:.$D$46])" office:value-type="float" office:value="0" calcext:value-type="float">
            <text:p>0</text:p>
          </table:table-cell>
          <table:table-cell table:formula="of:=IF([.P153]=0;0;[.P153]*[.$K153])" office:value-type="float" office:value="0" calcext:value-type="float">
            <text:p>0</text:p>
          </table:table-cell>
          <table:table-cell table:style-name="ce16" table:formula="of:=SUMIF([.$F$2:.$F$39];CONCATENATE([.R$1];[.$H153]);[.$D$2:.$D$46])" office:value-type="float" office:value="0" calcext:value-type="float">
            <text:p>0</text:p>
          </table:table-cell>
          <table:table-cell table:formula="of:=IF([.R153]=0;0;[.R153]*[.$K153])" office:value-type="float" office:value="0" calcext:value-type="float">
            <text:p>0</text:p>
          </table:table-cell>
          <table:table-cell table:style-name="ce16" table:formula="of:=SUMIF([.$F$2:.$F$39];CONCATENATE([.T$1];[.$H153]);[.$D$2:.$D$46])" office:value-type="float" office:value="0" calcext:value-type="float">
            <text:p>0</text:p>
          </table:table-cell>
          <table:table-cell table:formula="of:=IF([.T153]=0;0;[.T153]*[.$K153])" office:value-type="float" office:value="0" calcext:value-type="float">
            <text:p>0</text:p>
          </table:table-cell>
          <table:table-cell table:style-name="ce16" table:formula="of:=SUMIF([.$F$2:.$F$39];CONCATENATE([.V$1];[.$H153]);[.$D$2:.$D$46])" office:value-type="float" office:value="0" calcext:value-type="float">
            <text:p>0</text:p>
          </table:table-cell>
          <table:table-cell table:formula="of:=IF([.V153]=0;0;[.V153]*[.$K153])" office:value-type="float" office:value="0" calcext:value-type="float">
            <text:p>0</text:p>
          </table:table-cell>
          <table:table-cell table:style-name="ce16" table:formula="of:=SUMIF([.$F$2:.$F$39];CONCATENATE([.X$1];[.$H153]);[.$D$2:.$D$46])" office:value-type="float" office:value="0" calcext:value-type="float">
            <text:p>0</text:p>
          </table:table-cell>
          <table:table-cell table:formula="of:=IF([.X153]=0;0;[.X153]*[.$K153])" office:value-type="float" office:value="0" calcext:value-type="float">
            <text:p>0</text:p>
          </table:table-cell>
          <table:table-cell table:style-name="ce16" table:formula="of:=SUMIF([.$F$2:.$F$39];CONCATENATE([.Z$1];[.$H153]);[.$D$2:.$D$46])" office:value-type="float" office:value="0" calcext:value-type="float">
            <text:p>0</text:p>
          </table:table-cell>
          <table:table-cell table:formula="of:=IF([.Z153]=0;0;[.Z153]*[.$K15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4]" office:value-type="string" office:string-value="Snack platter" calcext:value-type="string">
            <text:p>Snack platter</text:p>
          </table:table-cell>
          <table:table-cell table:style-name="ce23" table:formula="of:=['Unit Recipes'.H154]" office:value-type="string" office:string-value="cookies" calcext:value-type="string">
            <text:p>cookies</text:p>
          </table:table-cell>
          <table:table-cell table:style-name="ce23" table:formula="of:=['Unit Recipes'.I154]" office:value-type="float" office:value="0" calcext:value-type="float">
            <text:p>0</text:p>
          </table:table-cell>
          <table:table-cell table:style-name="ce23" table:formula="of:=['Unit Recipes'.J154]" office:value-type="float" office:value="3" calcext:value-type="float">
            <text:p>3</text:p>
          </table:table-cell>
          <table:table-cell/>
          <table:table-cell table:formula="of:=[.H154]" office:value-type="string" office:string-value="Snack platter" calcext:value-type="string">
            <text:p>Snack platter</text:p>
          </table:table-cell>
          <table:table-cell table:formula="of:=[.I154]" office:value-type="string" office:string-value="cookies" calcext:value-type="string">
            <text:p>cookies</text:p>
          </table:table-cell>
          <table:table-cell table:formula="of:=[.J154]" office:value-type="float" office:value="0" calcext:value-type="float">
            <text:p>0</text:p>
          </table:table-cell>
          <table:table-cell table:formula="of:=SUMIF([.$F$2:.$F$39];CONCATENATE([.P$1];[.$H154]);[.$D$2:.$D$46])" office:value-type="float" office:value="0" calcext:value-type="float">
            <text:p>0</text:p>
          </table:table-cell>
          <table:table-cell table:formula="of:=IF([.P154]=0;0;[.P154]*[.$K154])" office:value-type="float" office:value="0" calcext:value-type="float">
            <text:p>0</text:p>
          </table:table-cell>
          <table:table-cell table:style-name="ce16" table:formula="of:=SUMIF([.$F$2:.$F$39];CONCATENATE([.R$1];[.$H154]);[.$D$2:.$D$46])" office:value-type="float" office:value="0" calcext:value-type="float">
            <text:p>0</text:p>
          </table:table-cell>
          <table:table-cell table:formula="of:=IF([.R154]=0;0;[.R154]*[.$K154])" office:value-type="float" office:value="0" calcext:value-type="float">
            <text:p>0</text:p>
          </table:table-cell>
          <table:table-cell table:style-name="ce16" table:formula="of:=SUMIF([.$F$2:.$F$39];CONCATENATE([.T$1];[.$H154]);[.$D$2:.$D$46])" office:value-type="float" office:value="0" calcext:value-type="float">
            <text:p>0</text:p>
          </table:table-cell>
          <table:table-cell table:formula="of:=IF([.T154]=0;0;[.T154]*[.$K154])" office:value-type="float" office:value="0" calcext:value-type="float">
            <text:p>0</text:p>
          </table:table-cell>
          <table:table-cell table:style-name="ce16" table:formula="of:=SUMIF([.$F$2:.$F$39];CONCATENATE([.V$1];[.$H154]);[.$D$2:.$D$46])" office:value-type="float" office:value="0" calcext:value-type="float">
            <text:p>0</text:p>
          </table:table-cell>
          <table:table-cell table:formula="of:=IF([.V154]=0;0;[.V154]*[.$K154])" office:value-type="float" office:value="0" calcext:value-type="float">
            <text:p>0</text:p>
          </table:table-cell>
          <table:table-cell table:style-name="ce16" table:formula="of:=SUMIF([.$F$2:.$F$39];CONCATENATE([.X$1];[.$H154]);[.$D$2:.$D$46])" office:value-type="float" office:value="0" calcext:value-type="float">
            <text:p>0</text:p>
          </table:table-cell>
          <table:table-cell table:formula="of:=IF([.X154]=0;0;[.X154]*[.$K154])" office:value-type="float" office:value="0" calcext:value-type="float">
            <text:p>0</text:p>
          </table:table-cell>
          <table:table-cell table:style-name="ce16" table:formula="of:=SUMIF([.$F$2:.$F$39];CONCATENATE([.Z$1];[.$H154]);[.$D$2:.$D$46])" office:value-type="float" office:value="0" calcext:value-type="float">
            <text:p>0</text:p>
          </table:table-cell>
          <table:table-cell table:formula="of:=IF([.Z154]=0;0;[.Z154]*[.$K15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5]" office:value-type="string" office:string-value="Snack platter" calcext:value-type="string">
            <text:p>Snack platter</text:p>
          </table:table-cell>
          <table:table-cell table:style-name="ce23" table:formula="of:=['Unit Recipes'.H155]" office:value-type="string" office:string-value="crisp" calcext:value-type="string">
            <text:p>crisp</text:p>
          </table:table-cell>
          <table:table-cell table:style-name="ce23" table:formula="of:=['Unit Recipes'.I155]" office:value-type="float" office:value="0" calcext:value-type="float">
            <text:p>0</text:p>
          </table:table-cell>
          <table:table-cell table:style-name="ce23" table:formula="of:=['Unit Recipes'.J155]" office:value-type="float" office:value="3" calcext:value-type="float">
            <text:p>3</text:p>
          </table:table-cell>
          <table:table-cell/>
          <table:table-cell table:formula="of:=[.H155]" office:value-type="string" office:string-value="Snack platter" calcext:value-type="string">
            <text:p>Snack platter</text:p>
          </table:table-cell>
          <table:table-cell table:formula="of:=[.I155]" office:value-type="string" office:string-value="crisp" calcext:value-type="string">
            <text:p>crisp</text:p>
          </table:table-cell>
          <table:table-cell table:formula="of:=[.J155]" office:value-type="float" office:value="0" calcext:value-type="float">
            <text:p>0</text:p>
          </table:table-cell>
          <table:table-cell table:formula="of:=SUMIF([.$F$2:.$F$39];CONCATENATE([.P$1];[.$H155]);[.$D$2:.$D$46])" office:value-type="float" office:value="0" calcext:value-type="float">
            <text:p>0</text:p>
          </table:table-cell>
          <table:table-cell table:formula="of:=IF([.P155]=0;0;[.P155]*[.$K155])" office:value-type="float" office:value="0" calcext:value-type="float">
            <text:p>0</text:p>
          </table:table-cell>
          <table:table-cell table:style-name="ce16" table:formula="of:=SUMIF([.$F$2:.$F$39];CONCATENATE([.R$1];[.$H155]);[.$D$2:.$D$46])" office:value-type="float" office:value="0" calcext:value-type="float">
            <text:p>0</text:p>
          </table:table-cell>
          <table:table-cell table:formula="of:=IF([.R155]=0;0;[.R155]*[.$K155])" office:value-type="float" office:value="0" calcext:value-type="float">
            <text:p>0</text:p>
          </table:table-cell>
          <table:table-cell table:style-name="ce16" table:formula="of:=SUMIF([.$F$2:.$F$39];CONCATENATE([.T$1];[.$H155]);[.$D$2:.$D$46])" office:value-type="float" office:value="0" calcext:value-type="float">
            <text:p>0</text:p>
          </table:table-cell>
          <table:table-cell table:formula="of:=IF([.T155]=0;0;[.T155]*[.$K155])" office:value-type="float" office:value="0" calcext:value-type="float">
            <text:p>0</text:p>
          </table:table-cell>
          <table:table-cell table:style-name="ce16" table:formula="of:=SUMIF([.$F$2:.$F$39];CONCATENATE([.V$1];[.$H155]);[.$D$2:.$D$46])" office:value-type="float" office:value="0" calcext:value-type="float">
            <text:p>0</text:p>
          </table:table-cell>
          <table:table-cell table:formula="of:=IF([.V155]=0;0;[.V155]*[.$K155])" office:value-type="float" office:value="0" calcext:value-type="float">
            <text:p>0</text:p>
          </table:table-cell>
          <table:table-cell table:style-name="ce16" table:formula="of:=SUMIF([.$F$2:.$F$39];CONCATENATE([.X$1];[.$H155]);[.$D$2:.$D$46])" office:value-type="float" office:value="0" calcext:value-type="float">
            <text:p>0</text:p>
          </table:table-cell>
          <table:table-cell table:formula="of:=IF([.X155]=0;0;[.X155]*[.$K155])" office:value-type="float" office:value="0" calcext:value-type="float">
            <text:p>0</text:p>
          </table:table-cell>
          <table:table-cell table:style-name="ce16" table:formula="of:=SUMIF([.$F$2:.$F$39];CONCATENATE([.Z$1];[.$H155]);[.$D$2:.$D$46])" office:value-type="float" office:value="0" calcext:value-type="float">
            <text:p>0</text:p>
          </table:table-cell>
          <table:table-cell table:formula="of:=IF([.Z155]=0;0;[.Z155]*[.$K15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6]" office:value-type="string" office:string-value="Snack platter" calcext:value-type="string">
            <text:p>Snack platter</text:p>
          </table:table-cell>
          <table:table-cell table:style-name="ce23" table:formula="of:=['Unit Recipes'.H156]" office:value-type="string" office:string-value="brezeln" calcext:value-type="string">
            <text:p>brezeln</text:p>
          </table:table-cell>
          <table:table-cell table:style-name="ce23" table:formula="of:=['Unit Recipes'.I156]" office:value-type="float" office:value="0" calcext:value-type="float">
            <text:p>0</text:p>
          </table:table-cell>
          <table:table-cell table:style-name="ce23" table:formula="of:=['Unit Recipes'.J156]" office:value-type="float" office:value="3" calcext:value-type="float">
            <text:p>3</text:p>
          </table:table-cell>
          <table:table-cell/>
          <table:table-cell table:formula="of:=[.H156]" office:value-type="string" office:string-value="Snack platter" calcext:value-type="string">
            <text:p>Snack platter</text:p>
          </table:table-cell>
          <table:table-cell table:formula="of:=[.I156]" office:value-type="string" office:string-value="brezeln" calcext:value-type="string">
            <text:p>brezeln</text:p>
          </table:table-cell>
          <table:table-cell table:formula="of:=[.J156]" office:value-type="float" office:value="0" calcext:value-type="float">
            <text:p>0</text:p>
          </table:table-cell>
          <table:table-cell table:formula="of:=SUMIF([.$F$2:.$F$39];CONCATENATE([.P$1];[.$H156]);[.$D$2:.$D$46])" office:value-type="float" office:value="0" calcext:value-type="float">
            <text:p>0</text:p>
          </table:table-cell>
          <table:table-cell table:formula="of:=IF([.P156]=0;0;[.P156]*[.$K156])" office:value-type="float" office:value="0" calcext:value-type="float">
            <text:p>0</text:p>
          </table:table-cell>
          <table:table-cell table:style-name="ce16" table:formula="of:=SUMIF([.$F$2:.$F$39];CONCATENATE([.R$1];[.$H156]);[.$D$2:.$D$46])" office:value-type="float" office:value="0" calcext:value-type="float">
            <text:p>0</text:p>
          </table:table-cell>
          <table:table-cell table:formula="of:=IF([.R156]=0;0;[.R156]*[.$K156])" office:value-type="float" office:value="0" calcext:value-type="float">
            <text:p>0</text:p>
          </table:table-cell>
          <table:table-cell table:style-name="ce16" table:formula="of:=SUMIF([.$F$2:.$F$39];CONCATENATE([.T$1];[.$H156]);[.$D$2:.$D$46])" office:value-type="float" office:value="0" calcext:value-type="float">
            <text:p>0</text:p>
          </table:table-cell>
          <table:table-cell table:formula="of:=IF([.T156]=0;0;[.T156]*[.$K156])" office:value-type="float" office:value="0" calcext:value-type="float">
            <text:p>0</text:p>
          </table:table-cell>
          <table:table-cell table:style-name="ce16" table:formula="of:=SUMIF([.$F$2:.$F$39];CONCATENATE([.V$1];[.$H156]);[.$D$2:.$D$46])" office:value-type="float" office:value="0" calcext:value-type="float">
            <text:p>0</text:p>
          </table:table-cell>
          <table:table-cell table:formula="of:=IF([.V156]=0;0;[.V156]*[.$K156])" office:value-type="float" office:value="0" calcext:value-type="float">
            <text:p>0</text:p>
          </table:table-cell>
          <table:table-cell table:style-name="ce16" table:formula="of:=SUMIF([.$F$2:.$F$39];CONCATENATE([.X$1];[.$H156]);[.$D$2:.$D$46])" office:value-type="float" office:value="0" calcext:value-type="float">
            <text:p>0</text:p>
          </table:table-cell>
          <table:table-cell table:formula="of:=IF([.X156]=0;0;[.X156]*[.$K156])" office:value-type="float" office:value="0" calcext:value-type="float">
            <text:p>0</text:p>
          </table:table-cell>
          <table:table-cell table:style-name="ce16" table:formula="of:=SUMIF([.$F$2:.$F$39];CONCATENATE([.Z$1];[.$H156]);[.$D$2:.$D$46])" office:value-type="float" office:value="0" calcext:value-type="float">
            <text:p>0</text:p>
          </table:table-cell>
          <table:table-cell table:formula="of:=IF([.Z156]=0;0;[.Z156]*[.$K15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7]" office:value-type="string" office:string-value="Snack platter" calcext:value-type="string">
            <text:p>Snack platter</text:p>
          </table:table-cell>
          <table:table-cell table:style-name="ce23" table:formula="of:=['Unit Recipes'.H157]" office:value-type="string" office:string-value="salz stangen" calcext:value-type="string">
            <text:p>salz stangen</text:p>
          </table:table-cell>
          <table:table-cell table:style-name="ce23" table:formula="of:=['Unit Recipes'.I157]" office:value-type="float" office:value="0" calcext:value-type="float">
            <text:p>0</text:p>
          </table:table-cell>
          <table:table-cell table:style-name="ce23" table:formula="of:=['Unit Recipes'.J157]" office:value-type="float" office:value="3" calcext:value-type="float">
            <text:p>3</text:p>
          </table:table-cell>
          <table:table-cell/>
          <table:table-cell table:formula="of:=[.H157]" office:value-type="string" office:string-value="Snack platter" calcext:value-type="string">
            <text:p>Snack platter</text:p>
          </table:table-cell>
          <table:table-cell table:formula="of:=[.I157]" office:value-type="string" office:string-value="salz stangen" calcext:value-type="string">
            <text:p>salz stangen</text:p>
          </table:table-cell>
          <table:table-cell table:formula="of:=[.J157]" office:value-type="float" office:value="0" calcext:value-type="float">
            <text:p>0</text:p>
          </table:table-cell>
          <table:table-cell table:formula="of:=SUMIF([.$F$2:.$F$39];CONCATENATE([.P$1];[.$H157]);[.$D$2:.$D$46])" office:value-type="float" office:value="0" calcext:value-type="float">
            <text:p>0</text:p>
          </table:table-cell>
          <table:table-cell table:formula="of:=IF([.P157]=0;0;[.P157]*[.$K157])" office:value-type="float" office:value="0" calcext:value-type="float">
            <text:p>0</text:p>
          </table:table-cell>
          <table:table-cell table:style-name="ce16" table:formula="of:=SUMIF([.$F$2:.$F$39];CONCATENATE([.R$1];[.$H157]);[.$D$2:.$D$46])" office:value-type="float" office:value="0" calcext:value-type="float">
            <text:p>0</text:p>
          </table:table-cell>
          <table:table-cell table:formula="of:=IF([.R157]=0;0;[.R157]*[.$K157])" office:value-type="float" office:value="0" calcext:value-type="float">
            <text:p>0</text:p>
          </table:table-cell>
          <table:table-cell table:style-name="ce16" table:formula="of:=SUMIF([.$F$2:.$F$39];CONCATENATE([.T$1];[.$H157]);[.$D$2:.$D$46])" office:value-type="float" office:value="0" calcext:value-type="float">
            <text:p>0</text:p>
          </table:table-cell>
          <table:table-cell table:formula="of:=IF([.T157]=0;0;[.T157]*[.$K157])" office:value-type="float" office:value="0" calcext:value-type="float">
            <text:p>0</text:p>
          </table:table-cell>
          <table:table-cell table:style-name="ce16" table:formula="of:=SUMIF([.$F$2:.$F$39];CONCATENATE([.V$1];[.$H157]);[.$D$2:.$D$46])" office:value-type="float" office:value="0" calcext:value-type="float">
            <text:p>0</text:p>
          </table:table-cell>
          <table:table-cell table:formula="of:=IF([.V157]=0;0;[.V157]*[.$K157])" office:value-type="float" office:value="0" calcext:value-type="float">
            <text:p>0</text:p>
          </table:table-cell>
          <table:table-cell table:style-name="ce16" table:formula="of:=SUMIF([.$F$2:.$F$39];CONCATENATE([.X$1];[.$H157]);[.$D$2:.$D$46])" office:value-type="float" office:value="0" calcext:value-type="float">
            <text:p>0</text:p>
          </table:table-cell>
          <table:table-cell table:formula="of:=IF([.X157]=0;0;[.X157]*[.$K157])" office:value-type="float" office:value="0" calcext:value-type="float">
            <text:p>0</text:p>
          </table:table-cell>
          <table:table-cell table:style-name="ce16" table:formula="of:=SUMIF([.$F$2:.$F$39];CONCATENATE([.Z$1];[.$H157]);[.$D$2:.$D$46])" office:value-type="float" office:value="0" calcext:value-type="float">
            <text:p>0</text:p>
          </table:table-cell>
          <table:table-cell table:formula="of:=IF([.Z157]=0;0;[.Z157]*[.$K15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8]" office:value-type="string" office:string-value="Snack platter" calcext:value-type="string">
            <text:p>Snack platter</text:p>
          </table:table-cell>
          <table:table-cell table:style-name="ce23" table:formula="of:=['Unit Recipes'.H158]" office:value-type="string" office:string-value="frischekäse" calcext:value-type="string">
            <text:p>frischekäse</text:p>
          </table:table-cell>
          <table:table-cell table:style-name="ce23" table:formula="of:=['Unit Recipes'.I158]" office:value-type="float" office:value="0" calcext:value-type="float">
            <text:p>0</text:p>
          </table:table-cell>
          <table:table-cell table:style-name="ce23" table:formula="of:=['Unit Recipes'.J158]" office:value-type="float" office:value="3" calcext:value-type="float">
            <text:p>3</text:p>
          </table:table-cell>
          <table:table-cell/>
          <table:table-cell table:formula="of:=[.H158]" office:value-type="string" office:string-value="Snack platter" calcext:value-type="string">
            <text:p>Snack platter</text:p>
          </table:table-cell>
          <table:table-cell table:formula="of:=[.I158]" office:value-type="string" office:string-value="frischekäse" calcext:value-type="string">
            <text:p>frischekäse</text:p>
          </table:table-cell>
          <table:table-cell table:formula="of:=[.J158]" office:value-type="float" office:value="0" calcext:value-type="float">
            <text:p>0</text:p>
          </table:table-cell>
          <table:table-cell table:formula="of:=SUMIF([.$F$2:.$F$39];CONCATENATE([.P$1];[.$H158]);[.$D$2:.$D$46])" office:value-type="float" office:value="0" calcext:value-type="float">
            <text:p>0</text:p>
          </table:table-cell>
          <table:table-cell table:formula="of:=IF([.P158]=0;0;[.P158]*[.$K158])" office:value-type="float" office:value="0" calcext:value-type="float">
            <text:p>0</text:p>
          </table:table-cell>
          <table:table-cell table:style-name="ce16" table:formula="of:=SUMIF([.$F$2:.$F$39];CONCATENATE([.R$1];[.$H158]);[.$D$2:.$D$46])" office:value-type="float" office:value="0" calcext:value-type="float">
            <text:p>0</text:p>
          </table:table-cell>
          <table:table-cell table:formula="of:=IF([.R158]=0;0;[.R158]*[.$K158])" office:value-type="float" office:value="0" calcext:value-type="float">
            <text:p>0</text:p>
          </table:table-cell>
          <table:table-cell table:style-name="ce16" table:formula="of:=SUMIF([.$F$2:.$F$39];CONCATENATE([.T$1];[.$H158]);[.$D$2:.$D$46])" office:value-type="float" office:value="0" calcext:value-type="float">
            <text:p>0</text:p>
          </table:table-cell>
          <table:table-cell table:formula="of:=IF([.T158]=0;0;[.T158]*[.$K158])" office:value-type="float" office:value="0" calcext:value-type="float">
            <text:p>0</text:p>
          </table:table-cell>
          <table:table-cell table:style-name="ce16" table:formula="of:=SUMIF([.$F$2:.$F$39];CONCATENATE([.V$1];[.$H158]);[.$D$2:.$D$46])" office:value-type="float" office:value="0" calcext:value-type="float">
            <text:p>0</text:p>
          </table:table-cell>
          <table:table-cell table:formula="of:=IF([.V158]=0;0;[.V158]*[.$K158])" office:value-type="float" office:value="0" calcext:value-type="float">
            <text:p>0</text:p>
          </table:table-cell>
          <table:table-cell table:style-name="ce16" table:formula="of:=SUMIF([.$F$2:.$F$39];CONCATENATE([.X$1];[.$H158]);[.$D$2:.$D$46])" office:value-type="float" office:value="0" calcext:value-type="float">
            <text:p>0</text:p>
          </table:table-cell>
          <table:table-cell table:formula="of:=IF([.X158]=0;0;[.X158]*[.$K158])" office:value-type="float" office:value="0" calcext:value-type="float">
            <text:p>0</text:p>
          </table:table-cell>
          <table:table-cell table:style-name="ce16" table:formula="of:=SUMIF([.$F$2:.$F$39];CONCATENATE([.Z$1];[.$H158]);[.$D$2:.$D$46])" office:value-type="float" office:value="0" calcext:value-type="float">
            <text:p>0</text:p>
          </table:table-cell>
          <table:table-cell table:formula="of:=IF([.Z158]=0;0;[.Z158]*[.$K15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59]">
            <text:p/>
          </table:table-cell>
          <table:table-cell table:style-name="ce23" table:formula="of:=['Unit Recipes'.H159]" office:value-type="float" office:value="0" calcext:value-type="float">
            <text:p>0</text:p>
          </table:table-cell>
          <table:table-cell table:style-name="ce23" table:formula="of:=['Unit Recipes'.I159]" office:value-type="float" office:value="0" calcext:value-type="float">
            <text:p>0</text:p>
          </table:table-cell>
          <table:table-cell table:style-name="ce23" table:formula="of:=['Unit Recipes'.J159]" office:value-type="float" office:value="3" calcext:value-type="float">
            <text:p>3</text:p>
          </table:table-cell>
          <table:table-cell/>
          <table:table-cell table:formula="of:=[.H159]">
            <text:p/>
          </table:table-cell>
          <table:table-cell table:formula="of:=[.I159]" office:value-type="float" office:value="0" calcext:value-type="float">
            <text:p>0</text:p>
          </table:table-cell>
          <table:table-cell table:formula="of:=[.J159]" office:value-type="float" office:value="0" calcext:value-type="float">
            <text:p>0</text:p>
          </table:table-cell>
          <table:table-cell table:formula="of:=SUMIF([.$F$2:.$F$39];CONCATENATE([.P$1];[.$H159]);[.$D$2:.$D$46])" office:value-type="float" office:value="0" calcext:value-type="float">
            <text:p>0</text:p>
          </table:table-cell>
          <table:table-cell table:formula="of:=IF([.P159]=0;0;[.P159]*[.$K159])" office:value-type="float" office:value="0" calcext:value-type="float">
            <text:p>0</text:p>
          </table:table-cell>
          <table:table-cell table:style-name="ce16" table:formula="of:=SUMIF([.$F$2:.$F$39];CONCATENATE([.R$1];[.$H159]);[.$D$2:.$D$46])" office:value-type="float" office:value="0" calcext:value-type="float">
            <text:p>0</text:p>
          </table:table-cell>
          <table:table-cell table:formula="of:=IF([.R159]=0;0;[.R159]*[.$K159])" office:value-type="float" office:value="0" calcext:value-type="float">
            <text:p>0</text:p>
          </table:table-cell>
          <table:table-cell table:style-name="ce16" table:formula="of:=SUMIF([.$F$2:.$F$39];CONCATENATE([.T$1];[.$H159]);[.$D$2:.$D$46])" office:value-type="float" office:value="0" calcext:value-type="float">
            <text:p>0</text:p>
          </table:table-cell>
          <table:table-cell table:formula="of:=IF([.T159]=0;0;[.T159]*[.$K159])" office:value-type="float" office:value="0" calcext:value-type="float">
            <text:p>0</text:p>
          </table:table-cell>
          <table:table-cell table:style-name="ce16" table:formula="of:=SUMIF([.$F$2:.$F$39];CONCATENATE([.V$1];[.$H159]);[.$D$2:.$D$46])" office:value-type="float" office:value="0" calcext:value-type="float">
            <text:p>0</text:p>
          </table:table-cell>
          <table:table-cell table:formula="of:=IF([.V159]=0;0;[.V159]*[.$K159])" office:value-type="float" office:value="0" calcext:value-type="float">
            <text:p>0</text:p>
          </table:table-cell>
          <table:table-cell table:style-name="ce16" table:formula="of:=SUMIF([.$F$2:.$F$39];CONCATENATE([.X$1];[.$H159]);[.$D$2:.$D$46])" office:value-type="float" office:value="0" calcext:value-type="float">
            <text:p>0</text:p>
          </table:table-cell>
          <table:table-cell table:formula="of:=IF([.X159]=0;0;[.X159]*[.$K159])" office:value-type="float" office:value="0" calcext:value-type="float">
            <text:p>0</text:p>
          </table:table-cell>
          <table:table-cell table:style-name="ce16" table:formula="of:=SUMIF([.$F$2:.$F$39];CONCATENATE([.Z$1];[.$H159]);[.$D$2:.$D$46])" office:value-type="float" office:value="0" calcext:value-type="float">
            <text:p>0</text:p>
          </table:table-cell>
          <table:table-cell table:formula="of:=IF([.Z159]=0;0;[.Z159]*[.$K15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0]">
            <text:p/>
          </table:table-cell>
          <table:table-cell table:style-name="ce23" table:formula="of:=['Unit Recipes'.H160]" office:value-type="float" office:value="0" calcext:value-type="float">
            <text:p>0</text:p>
          </table:table-cell>
          <table:table-cell table:style-name="ce23" table:formula="of:=['Unit Recipes'.I160]" office:value-type="float" office:value="0" calcext:value-type="float">
            <text:p>0</text:p>
          </table:table-cell>
          <table:table-cell table:style-name="ce23" table:formula="of:=['Unit Recipes'.J160]" office:value-type="float" office:value="3" calcext:value-type="float">
            <text:p>3</text:p>
          </table:table-cell>
          <table:table-cell/>
          <table:table-cell table:formula="of:=[.H160]">
            <text:p/>
          </table:table-cell>
          <table:table-cell table:formula="of:=[.I160]" office:value-type="float" office:value="0" calcext:value-type="float">
            <text:p>0</text:p>
          </table:table-cell>
          <table:table-cell table:formula="of:=[.J160]" office:value-type="float" office:value="0" calcext:value-type="float">
            <text:p>0</text:p>
          </table:table-cell>
          <table:table-cell table:formula="of:=SUMIF([.$F$2:.$F$39];CONCATENATE([.P$1];[.$H160]);[.$D$2:.$D$46])" office:value-type="float" office:value="0" calcext:value-type="float">
            <text:p>0</text:p>
          </table:table-cell>
          <table:table-cell table:formula="of:=IF([.P160]=0;0;[.P160]*[.$K160])" office:value-type="float" office:value="0" calcext:value-type="float">
            <text:p>0</text:p>
          </table:table-cell>
          <table:table-cell table:style-name="ce16" table:formula="of:=SUMIF([.$F$2:.$F$39];CONCATENATE([.R$1];[.$H160]);[.$D$2:.$D$46])" office:value-type="float" office:value="0" calcext:value-type="float">
            <text:p>0</text:p>
          </table:table-cell>
          <table:table-cell table:formula="of:=IF([.R160]=0;0;[.R160]*[.$K160])" office:value-type="float" office:value="0" calcext:value-type="float">
            <text:p>0</text:p>
          </table:table-cell>
          <table:table-cell table:style-name="ce16" table:formula="of:=SUMIF([.$F$2:.$F$39];CONCATENATE([.T$1];[.$H160]);[.$D$2:.$D$46])" office:value-type="float" office:value="0" calcext:value-type="float">
            <text:p>0</text:p>
          </table:table-cell>
          <table:table-cell table:formula="of:=IF([.T160]=0;0;[.T160]*[.$K160])" office:value-type="float" office:value="0" calcext:value-type="float">
            <text:p>0</text:p>
          </table:table-cell>
          <table:table-cell table:style-name="ce16" table:formula="of:=SUMIF([.$F$2:.$F$39];CONCATENATE([.V$1];[.$H160]);[.$D$2:.$D$46])" office:value-type="float" office:value="0" calcext:value-type="float">
            <text:p>0</text:p>
          </table:table-cell>
          <table:table-cell table:formula="of:=IF([.V160]=0;0;[.V160]*[.$K160])" office:value-type="float" office:value="0" calcext:value-type="float">
            <text:p>0</text:p>
          </table:table-cell>
          <table:table-cell table:style-name="ce16" table:formula="of:=SUMIF([.$F$2:.$F$39];CONCATENATE([.X$1];[.$H160]);[.$D$2:.$D$46])" office:value-type="float" office:value="0" calcext:value-type="float">
            <text:p>0</text:p>
          </table:table-cell>
          <table:table-cell table:formula="of:=IF([.X160]=0;0;[.X160]*[.$K160])" office:value-type="float" office:value="0" calcext:value-type="float">
            <text:p>0</text:p>
          </table:table-cell>
          <table:table-cell table:style-name="ce16" table:formula="of:=SUMIF([.$F$2:.$F$39];CONCATENATE([.Z$1];[.$H160]);[.$D$2:.$D$46])" office:value-type="float" office:value="0" calcext:value-type="float">
            <text:p>0</text:p>
          </table:table-cell>
          <table:table-cell table:formula="of:=IF([.Z160]=0;0;[.Z160]*[.$K16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1]">
            <text:p/>
          </table:table-cell>
          <table:table-cell table:style-name="ce23" table:formula="of:=['Unit Recipes'.H161]" office:value-type="float" office:value="0" calcext:value-type="float">
            <text:p>0</text:p>
          </table:table-cell>
          <table:table-cell table:style-name="ce23" table:formula="of:=['Unit Recipes'.I161]" office:value-type="float" office:value="0" calcext:value-type="float">
            <text:p>0</text:p>
          </table:table-cell>
          <table:table-cell table:style-name="ce23" table:formula="of:=['Unit Recipes'.J161]" office:value-type="float" office:value="3" calcext:value-type="float">
            <text:p>3</text:p>
          </table:table-cell>
          <table:table-cell/>
          <table:table-cell table:formula="of:=[.H161]">
            <text:p/>
          </table:table-cell>
          <table:table-cell table:formula="of:=[.I161]" office:value-type="float" office:value="0" calcext:value-type="float">
            <text:p>0</text:p>
          </table:table-cell>
          <table:table-cell table:formula="of:=[.J161]" office:value-type="float" office:value="0" calcext:value-type="float">
            <text:p>0</text:p>
          </table:table-cell>
          <table:table-cell table:formula="of:=SUMIF([.$F$2:.$F$39];CONCATENATE([.P$1];[.$H161]);[.$D$2:.$D$46])" office:value-type="float" office:value="0" calcext:value-type="float">
            <text:p>0</text:p>
          </table:table-cell>
          <table:table-cell table:formula="of:=IF([.P161]=0;0;[.P161]*[.$K161])" office:value-type="float" office:value="0" calcext:value-type="float">
            <text:p>0</text:p>
          </table:table-cell>
          <table:table-cell table:style-name="ce16" table:formula="of:=SUMIF([.$F$2:.$F$39];CONCATENATE([.R$1];[.$H161]);[.$D$2:.$D$46])" office:value-type="float" office:value="0" calcext:value-type="float">
            <text:p>0</text:p>
          </table:table-cell>
          <table:table-cell table:formula="of:=IF([.R161]=0;0;[.R161]*[.$K161])" office:value-type="float" office:value="0" calcext:value-type="float">
            <text:p>0</text:p>
          </table:table-cell>
          <table:table-cell table:style-name="ce16" table:formula="of:=SUMIF([.$F$2:.$F$39];CONCATENATE([.T$1];[.$H161]);[.$D$2:.$D$46])" office:value-type="float" office:value="0" calcext:value-type="float">
            <text:p>0</text:p>
          </table:table-cell>
          <table:table-cell table:formula="of:=IF([.T161]=0;0;[.T161]*[.$K161])" office:value-type="float" office:value="0" calcext:value-type="float">
            <text:p>0</text:p>
          </table:table-cell>
          <table:table-cell table:style-name="ce16" table:formula="of:=SUMIF([.$F$2:.$F$39];CONCATENATE([.V$1];[.$H161]);[.$D$2:.$D$46])" office:value-type="float" office:value="0" calcext:value-type="float">
            <text:p>0</text:p>
          </table:table-cell>
          <table:table-cell table:formula="of:=IF([.V161]=0;0;[.V161]*[.$K161])" office:value-type="float" office:value="0" calcext:value-type="float">
            <text:p>0</text:p>
          </table:table-cell>
          <table:table-cell table:style-name="ce16" table:formula="of:=SUMIF([.$F$2:.$F$39];CONCATENATE([.X$1];[.$H161]);[.$D$2:.$D$46])" office:value-type="float" office:value="0" calcext:value-type="float">
            <text:p>0</text:p>
          </table:table-cell>
          <table:table-cell table:formula="of:=IF([.X161]=0;0;[.X161]*[.$K161])" office:value-type="float" office:value="0" calcext:value-type="float">
            <text:p>0</text:p>
          </table:table-cell>
          <table:table-cell table:style-name="ce16" table:formula="of:=SUMIF([.$F$2:.$F$39];CONCATENATE([.Z$1];[.$H161]);[.$D$2:.$D$46])" office:value-type="float" office:value="0" calcext:value-type="float">
            <text:p>0</text:p>
          </table:table-cell>
          <table:table-cell table:formula="of:=IF([.Z161]=0;0;[.Z161]*[.$K16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2]">
            <text:p/>
          </table:table-cell>
          <table:table-cell table:style-name="ce23" table:formula="of:=['Unit Recipes'.H162]" office:value-type="float" office:value="0" calcext:value-type="float">
            <text:p>0</text:p>
          </table:table-cell>
          <table:table-cell table:style-name="ce23" table:formula="of:=['Unit Recipes'.I162]" office:value-type="float" office:value="0" calcext:value-type="float">
            <text:p>0</text:p>
          </table:table-cell>
          <table:table-cell table:style-name="ce23" table:formula="of:=['Unit Recipes'.J162]" office:value-type="float" office:value="3" calcext:value-type="float">
            <text:p>3</text:p>
          </table:table-cell>
          <table:table-cell/>
          <table:table-cell table:formula="of:=[.H162]">
            <text:p/>
          </table:table-cell>
          <table:table-cell table:formula="of:=[.I162]" office:value-type="float" office:value="0" calcext:value-type="float">
            <text:p>0</text:p>
          </table:table-cell>
          <table:table-cell table:formula="of:=[.J162]" office:value-type="float" office:value="0" calcext:value-type="float">
            <text:p>0</text:p>
          </table:table-cell>
          <table:table-cell table:formula="of:=SUMIF([.$F$2:.$F$39];CONCATENATE([.P$1];[.$H162]);[.$D$2:.$D$46])" office:value-type="float" office:value="0" calcext:value-type="float">
            <text:p>0</text:p>
          </table:table-cell>
          <table:table-cell table:formula="of:=IF([.P162]=0;0;[.P162]*[.$K162])" office:value-type="float" office:value="0" calcext:value-type="float">
            <text:p>0</text:p>
          </table:table-cell>
          <table:table-cell table:style-name="ce16" table:formula="of:=SUMIF([.$F$2:.$F$39];CONCATENATE([.R$1];[.$H162]);[.$D$2:.$D$46])" office:value-type="float" office:value="0" calcext:value-type="float">
            <text:p>0</text:p>
          </table:table-cell>
          <table:table-cell table:formula="of:=IF([.R162]=0;0;[.R162]*[.$K162])" office:value-type="float" office:value="0" calcext:value-type="float">
            <text:p>0</text:p>
          </table:table-cell>
          <table:table-cell table:style-name="ce16" table:formula="of:=SUMIF([.$F$2:.$F$39];CONCATENATE([.T$1];[.$H162]);[.$D$2:.$D$46])" office:value-type="float" office:value="0" calcext:value-type="float">
            <text:p>0</text:p>
          </table:table-cell>
          <table:table-cell table:formula="of:=IF([.T162]=0;0;[.T162]*[.$K162])" office:value-type="float" office:value="0" calcext:value-type="float">
            <text:p>0</text:p>
          </table:table-cell>
          <table:table-cell table:style-name="ce16" table:formula="of:=SUMIF([.$F$2:.$F$39];CONCATENATE([.V$1];[.$H162]);[.$D$2:.$D$46])" office:value-type="float" office:value="0" calcext:value-type="float">
            <text:p>0</text:p>
          </table:table-cell>
          <table:table-cell table:formula="of:=IF([.V162]=0;0;[.V162]*[.$K162])" office:value-type="float" office:value="0" calcext:value-type="float">
            <text:p>0</text:p>
          </table:table-cell>
          <table:table-cell table:style-name="ce16" table:formula="of:=SUMIF([.$F$2:.$F$39];CONCATENATE([.X$1];[.$H162]);[.$D$2:.$D$46])" office:value-type="float" office:value="0" calcext:value-type="float">
            <text:p>0</text:p>
          </table:table-cell>
          <table:table-cell table:formula="of:=IF([.X162]=0;0;[.X162]*[.$K162])" office:value-type="float" office:value="0" calcext:value-type="float">
            <text:p>0</text:p>
          </table:table-cell>
          <table:table-cell table:style-name="ce16" table:formula="of:=SUMIF([.$F$2:.$F$39];CONCATENATE([.Z$1];[.$H162]);[.$D$2:.$D$46])" office:value-type="float" office:value="0" calcext:value-type="float">
            <text:p>0</text:p>
          </table:table-cell>
          <table:table-cell table:formula="of:=IF([.Z162]=0;0;[.Z162]*[.$K16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3]">
            <text:p/>
          </table:table-cell>
          <table:table-cell table:style-name="ce23" table:formula="of:=['Unit Recipes'.H163]" office:value-type="float" office:value="0" calcext:value-type="float">
            <text:p>0</text:p>
          </table:table-cell>
          <table:table-cell table:style-name="ce23" table:formula="of:=['Unit Recipes'.I163]" office:value-type="float" office:value="0" calcext:value-type="float">
            <text:p>0</text:p>
          </table:table-cell>
          <table:table-cell table:style-name="ce23" table:formula="of:=['Unit Recipes'.J163]" office:value-type="float" office:value="3" calcext:value-type="float">
            <text:p>3</text:p>
          </table:table-cell>
          <table:table-cell/>
          <table:table-cell table:formula="of:=[.H163]">
            <text:p/>
          </table:table-cell>
          <table:table-cell table:formula="of:=[.I163]" office:value-type="float" office:value="0" calcext:value-type="float">
            <text:p>0</text:p>
          </table:table-cell>
          <table:table-cell table:formula="of:=[.J163]" office:value-type="float" office:value="0" calcext:value-type="float">
            <text:p>0</text:p>
          </table:table-cell>
          <table:table-cell table:formula="of:=SUMIF([.$F$2:.$F$39];CONCATENATE([.P$1];[.$H163]);[.$D$2:.$D$46])" office:value-type="float" office:value="0" calcext:value-type="float">
            <text:p>0</text:p>
          </table:table-cell>
          <table:table-cell table:formula="of:=IF([.P163]=0;0;[.P163]*[.$K163])" office:value-type="float" office:value="0" calcext:value-type="float">
            <text:p>0</text:p>
          </table:table-cell>
          <table:table-cell table:style-name="ce16" table:formula="of:=SUMIF([.$F$2:.$F$39];CONCATENATE([.R$1];[.$H163]);[.$D$2:.$D$46])" office:value-type="float" office:value="0" calcext:value-type="float">
            <text:p>0</text:p>
          </table:table-cell>
          <table:table-cell table:formula="of:=IF([.R163]=0;0;[.R163]*[.$K163])" office:value-type="float" office:value="0" calcext:value-type="float">
            <text:p>0</text:p>
          </table:table-cell>
          <table:table-cell table:style-name="ce16" table:formula="of:=SUMIF([.$F$2:.$F$39];CONCATENATE([.T$1];[.$H163]);[.$D$2:.$D$46])" office:value-type="float" office:value="0" calcext:value-type="float">
            <text:p>0</text:p>
          </table:table-cell>
          <table:table-cell table:formula="of:=IF([.T163]=0;0;[.T163]*[.$K163])" office:value-type="float" office:value="0" calcext:value-type="float">
            <text:p>0</text:p>
          </table:table-cell>
          <table:table-cell table:style-name="ce16" table:formula="of:=SUMIF([.$F$2:.$F$39];CONCATENATE([.V$1];[.$H163]);[.$D$2:.$D$46])" office:value-type="float" office:value="0" calcext:value-type="float">
            <text:p>0</text:p>
          </table:table-cell>
          <table:table-cell table:formula="of:=IF([.V163]=0;0;[.V163]*[.$K163])" office:value-type="float" office:value="0" calcext:value-type="float">
            <text:p>0</text:p>
          </table:table-cell>
          <table:table-cell table:style-name="ce16" table:formula="of:=SUMIF([.$F$2:.$F$39];CONCATENATE([.X$1];[.$H163]);[.$D$2:.$D$46])" office:value-type="float" office:value="0" calcext:value-type="float">
            <text:p>0</text:p>
          </table:table-cell>
          <table:table-cell table:formula="of:=IF([.X163]=0;0;[.X163]*[.$K163])" office:value-type="float" office:value="0" calcext:value-type="float">
            <text:p>0</text:p>
          </table:table-cell>
          <table:table-cell table:style-name="ce16" table:formula="of:=SUMIF([.$F$2:.$F$39];CONCATENATE([.Z$1];[.$H163]);[.$D$2:.$D$46])" office:value-type="float" office:value="0" calcext:value-type="float">
            <text:p>0</text:p>
          </table:table-cell>
          <table:table-cell table:formula="of:=IF([.Z163]=0;0;[.Z163]*[.$K16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4]">
            <text:p/>
          </table:table-cell>
          <table:table-cell table:style-name="ce23" table:formula="of:=['Unit Recipes'.H164]" office:value-type="float" office:value="0" calcext:value-type="float">
            <text:p>0</text:p>
          </table:table-cell>
          <table:table-cell table:style-name="ce23" table:formula="of:=['Unit Recipes'.I164]" office:value-type="float" office:value="0" calcext:value-type="float">
            <text:p>0</text:p>
          </table:table-cell>
          <table:table-cell table:style-name="ce23" table:formula="of:=['Unit Recipes'.J164]" office:value-type="float" office:value="3" calcext:value-type="float">
            <text:p>3</text:p>
          </table:table-cell>
          <table:table-cell/>
          <table:table-cell table:formula="of:=[.H164]">
            <text:p/>
          </table:table-cell>
          <table:table-cell table:formula="of:=[.I164]" office:value-type="float" office:value="0" calcext:value-type="float">
            <text:p>0</text:p>
          </table:table-cell>
          <table:table-cell table:formula="of:=[.J164]" office:value-type="float" office:value="0" calcext:value-type="float">
            <text:p>0</text:p>
          </table:table-cell>
          <table:table-cell table:formula="of:=SUMIF([.$F$2:.$F$39];CONCATENATE([.P$1];[.$H164]);[.$D$2:.$D$46])" office:value-type="float" office:value="0" calcext:value-type="float">
            <text:p>0</text:p>
          </table:table-cell>
          <table:table-cell table:formula="of:=IF([.P164]=0;0;[.P164]*[.$K164])" office:value-type="float" office:value="0" calcext:value-type="float">
            <text:p>0</text:p>
          </table:table-cell>
          <table:table-cell table:style-name="ce16" table:formula="of:=SUMIF([.$F$2:.$F$39];CONCATENATE([.R$1];[.$H164]);[.$D$2:.$D$46])" office:value-type="float" office:value="0" calcext:value-type="float">
            <text:p>0</text:p>
          </table:table-cell>
          <table:table-cell table:formula="of:=IF([.R164]=0;0;[.R164]*[.$K164])" office:value-type="float" office:value="0" calcext:value-type="float">
            <text:p>0</text:p>
          </table:table-cell>
          <table:table-cell table:style-name="ce16" table:formula="of:=SUMIF([.$F$2:.$F$39];CONCATENATE([.T$1];[.$H164]);[.$D$2:.$D$46])" office:value-type="float" office:value="0" calcext:value-type="float">
            <text:p>0</text:p>
          </table:table-cell>
          <table:table-cell table:formula="of:=IF([.T164]=0;0;[.T164]*[.$K164])" office:value-type="float" office:value="0" calcext:value-type="float">
            <text:p>0</text:p>
          </table:table-cell>
          <table:table-cell table:style-name="ce16" table:formula="of:=SUMIF([.$F$2:.$F$39];CONCATENATE([.V$1];[.$H164]);[.$D$2:.$D$46])" office:value-type="float" office:value="0" calcext:value-type="float">
            <text:p>0</text:p>
          </table:table-cell>
          <table:table-cell table:formula="of:=IF([.V164]=0;0;[.V164]*[.$K164])" office:value-type="float" office:value="0" calcext:value-type="float">
            <text:p>0</text:p>
          </table:table-cell>
          <table:table-cell table:style-name="ce16" table:formula="of:=SUMIF([.$F$2:.$F$39];CONCATENATE([.X$1];[.$H164]);[.$D$2:.$D$46])" office:value-type="float" office:value="0" calcext:value-type="float">
            <text:p>0</text:p>
          </table:table-cell>
          <table:table-cell table:formula="of:=IF([.X164]=0;0;[.X164]*[.$K164])" office:value-type="float" office:value="0" calcext:value-type="float">
            <text:p>0</text:p>
          </table:table-cell>
          <table:table-cell table:style-name="ce16" table:formula="of:=SUMIF([.$F$2:.$F$39];CONCATENATE([.Z$1];[.$H164]);[.$D$2:.$D$46])" office:value-type="float" office:value="0" calcext:value-type="float">
            <text:p>0</text:p>
          </table:table-cell>
          <table:table-cell table:formula="of:=IF([.Z164]=0;0;[.Z164]*[.$K16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5]">
            <text:p/>
          </table:table-cell>
          <table:table-cell table:style-name="ce23" table:formula="of:=['Unit Recipes'.H165]" office:value-type="float" office:value="0" calcext:value-type="float">
            <text:p>0</text:p>
          </table:table-cell>
          <table:table-cell table:style-name="ce23" table:formula="of:=['Unit Recipes'.I165]" office:value-type="float" office:value="0" calcext:value-type="float">
            <text:p>0</text:p>
          </table:table-cell>
          <table:table-cell table:style-name="ce23" table:formula="of:=['Unit Recipes'.J165]" office:value-type="float" office:value="3" calcext:value-type="float">
            <text:p>3</text:p>
          </table:table-cell>
          <table:table-cell/>
          <table:table-cell table:formula="of:=[.H165]">
            <text:p/>
          </table:table-cell>
          <table:table-cell table:formula="of:=[.I165]" office:value-type="float" office:value="0" calcext:value-type="float">
            <text:p>0</text:p>
          </table:table-cell>
          <table:table-cell table:formula="of:=[.J165]" office:value-type="float" office:value="0" calcext:value-type="float">
            <text:p>0</text:p>
          </table:table-cell>
          <table:table-cell table:formula="of:=SUMIF([.$F$2:.$F$39];CONCATENATE([.P$1];[.$H165]);[.$D$2:.$D$46])" office:value-type="float" office:value="0" calcext:value-type="float">
            <text:p>0</text:p>
          </table:table-cell>
          <table:table-cell table:formula="of:=IF([.P165]=0;0;[.P165]*[.$K165])" office:value-type="float" office:value="0" calcext:value-type="float">
            <text:p>0</text:p>
          </table:table-cell>
          <table:table-cell table:style-name="ce16" table:formula="of:=SUMIF([.$F$2:.$F$39];CONCATENATE([.R$1];[.$H165]);[.$D$2:.$D$46])" office:value-type="float" office:value="0" calcext:value-type="float">
            <text:p>0</text:p>
          </table:table-cell>
          <table:table-cell table:formula="of:=IF([.R165]=0;0;[.R165]*[.$K165])" office:value-type="float" office:value="0" calcext:value-type="float">
            <text:p>0</text:p>
          </table:table-cell>
          <table:table-cell table:style-name="ce16" table:formula="of:=SUMIF([.$F$2:.$F$39];CONCATENATE([.T$1];[.$H165]);[.$D$2:.$D$46])" office:value-type="float" office:value="0" calcext:value-type="float">
            <text:p>0</text:p>
          </table:table-cell>
          <table:table-cell table:formula="of:=IF([.T165]=0;0;[.T165]*[.$K165])" office:value-type="float" office:value="0" calcext:value-type="float">
            <text:p>0</text:p>
          </table:table-cell>
          <table:table-cell table:style-name="ce16" table:formula="of:=SUMIF([.$F$2:.$F$39];CONCATENATE([.V$1];[.$H165]);[.$D$2:.$D$46])" office:value-type="float" office:value="0" calcext:value-type="float">
            <text:p>0</text:p>
          </table:table-cell>
          <table:table-cell table:formula="of:=IF([.V165]=0;0;[.V165]*[.$K165])" office:value-type="float" office:value="0" calcext:value-type="float">
            <text:p>0</text:p>
          </table:table-cell>
          <table:table-cell table:style-name="ce16" table:formula="of:=SUMIF([.$F$2:.$F$39];CONCATENATE([.X$1];[.$H165]);[.$D$2:.$D$46])" office:value-type="float" office:value="0" calcext:value-type="float">
            <text:p>0</text:p>
          </table:table-cell>
          <table:table-cell table:formula="of:=IF([.X165]=0;0;[.X165]*[.$K165])" office:value-type="float" office:value="0" calcext:value-type="float">
            <text:p>0</text:p>
          </table:table-cell>
          <table:table-cell table:style-name="ce16" table:formula="of:=SUMIF([.$F$2:.$F$39];CONCATENATE([.Z$1];[.$H165]);[.$D$2:.$D$46])" office:value-type="float" office:value="0" calcext:value-type="float">
            <text:p>0</text:p>
          </table:table-cell>
          <table:table-cell table:formula="of:=IF([.Z165]=0;0;[.Z165]*[.$K16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6]">
            <text:p/>
          </table:table-cell>
          <table:table-cell table:style-name="ce23" table:formula="of:=['Unit Recipes'.H166]" office:value-type="float" office:value="0" calcext:value-type="float">
            <text:p>0</text:p>
          </table:table-cell>
          <table:table-cell table:style-name="ce23" table:formula="of:=['Unit Recipes'.I166]" office:value-type="float" office:value="0" calcext:value-type="float">
            <text:p>0</text:p>
          </table:table-cell>
          <table:table-cell table:style-name="ce23" table:formula="of:=['Unit Recipes'.J166]" office:value-type="float" office:value="3" calcext:value-type="float">
            <text:p>3</text:p>
          </table:table-cell>
          <table:table-cell/>
          <table:table-cell table:formula="of:=[.H166]">
            <text:p/>
          </table:table-cell>
          <table:table-cell table:formula="of:=[.I166]" office:value-type="float" office:value="0" calcext:value-type="float">
            <text:p>0</text:p>
          </table:table-cell>
          <table:table-cell table:formula="of:=[.J166]" office:value-type="float" office:value="0" calcext:value-type="float">
            <text:p>0</text:p>
          </table:table-cell>
          <table:table-cell table:formula="of:=SUMIF([.$F$2:.$F$39];CONCATENATE([.P$1];[.$H166]);[.$D$2:.$D$46])" office:value-type="float" office:value="0" calcext:value-type="float">
            <text:p>0</text:p>
          </table:table-cell>
          <table:table-cell table:formula="of:=IF([.P166]=0;0;[.P166]*[.$K166])" office:value-type="float" office:value="0" calcext:value-type="float">
            <text:p>0</text:p>
          </table:table-cell>
          <table:table-cell table:style-name="ce16" table:formula="of:=SUMIF([.$F$2:.$F$39];CONCATENATE([.R$1];[.$H166]);[.$D$2:.$D$46])" office:value-type="float" office:value="0" calcext:value-type="float">
            <text:p>0</text:p>
          </table:table-cell>
          <table:table-cell table:formula="of:=IF([.R166]=0;0;[.R166]*[.$K166])" office:value-type="float" office:value="0" calcext:value-type="float">
            <text:p>0</text:p>
          </table:table-cell>
          <table:table-cell table:style-name="ce16" table:formula="of:=SUMIF([.$F$2:.$F$39];CONCATENATE([.T$1];[.$H166]);[.$D$2:.$D$46])" office:value-type="float" office:value="0" calcext:value-type="float">
            <text:p>0</text:p>
          </table:table-cell>
          <table:table-cell table:formula="of:=IF([.T166]=0;0;[.T166]*[.$K166])" office:value-type="float" office:value="0" calcext:value-type="float">
            <text:p>0</text:p>
          </table:table-cell>
          <table:table-cell table:style-name="ce16" table:formula="of:=SUMIF([.$F$2:.$F$39];CONCATENATE([.V$1];[.$H166]);[.$D$2:.$D$46])" office:value-type="float" office:value="0" calcext:value-type="float">
            <text:p>0</text:p>
          </table:table-cell>
          <table:table-cell table:formula="of:=IF([.V166]=0;0;[.V166]*[.$K166])" office:value-type="float" office:value="0" calcext:value-type="float">
            <text:p>0</text:p>
          </table:table-cell>
          <table:table-cell table:style-name="ce16" table:formula="of:=SUMIF([.$F$2:.$F$39];CONCATENATE([.X$1];[.$H166]);[.$D$2:.$D$46])" office:value-type="float" office:value="0" calcext:value-type="float">
            <text:p>0</text:p>
          </table:table-cell>
          <table:table-cell table:formula="of:=IF([.X166]=0;0;[.X166]*[.$K166])" office:value-type="float" office:value="0" calcext:value-type="float">
            <text:p>0</text:p>
          </table:table-cell>
          <table:table-cell table:style-name="ce16" table:formula="of:=SUMIF([.$F$2:.$F$39];CONCATENATE([.Z$1];[.$H166]);[.$D$2:.$D$46])" office:value-type="float" office:value="0" calcext:value-type="float">
            <text:p>0</text:p>
          </table:table-cell>
          <table:table-cell table:formula="of:=IF([.Z166]=0;0;[.Z166]*[.$K16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7]">
            <text:p/>
          </table:table-cell>
          <table:table-cell table:style-name="ce23" table:formula="of:=['Unit Recipes'.H167]" office:value-type="float" office:value="0" calcext:value-type="float">
            <text:p>0</text:p>
          </table:table-cell>
          <table:table-cell table:style-name="ce23" table:formula="of:=['Unit Recipes'.I167]" office:value-type="float" office:value="0" calcext:value-type="float">
            <text:p>0</text:p>
          </table:table-cell>
          <table:table-cell table:style-name="ce23" table:formula="of:=['Unit Recipes'.J167]" office:value-type="float" office:value="3" calcext:value-type="float">
            <text:p>3</text:p>
          </table:table-cell>
          <table:table-cell/>
          <table:table-cell table:formula="of:=[.H167]">
            <text:p/>
          </table:table-cell>
          <table:table-cell table:formula="of:=[.I167]" office:value-type="float" office:value="0" calcext:value-type="float">
            <text:p>0</text:p>
          </table:table-cell>
          <table:table-cell table:formula="of:=[.J167]" office:value-type="float" office:value="0" calcext:value-type="float">
            <text:p>0</text:p>
          </table:table-cell>
          <table:table-cell table:formula="of:=SUMIF([.$F$2:.$F$39];CONCATENATE([.P$1];[.$H167]);[.$D$2:.$D$46])" office:value-type="float" office:value="0" calcext:value-type="float">
            <text:p>0</text:p>
          </table:table-cell>
          <table:table-cell table:formula="of:=IF([.P167]=0;0;[.P167]*[.$K167])" office:value-type="float" office:value="0" calcext:value-type="float">
            <text:p>0</text:p>
          </table:table-cell>
          <table:table-cell table:style-name="ce16" table:formula="of:=SUMIF([.$F$2:.$F$39];CONCATENATE([.R$1];[.$H167]);[.$D$2:.$D$46])" office:value-type="float" office:value="0" calcext:value-type="float">
            <text:p>0</text:p>
          </table:table-cell>
          <table:table-cell table:formula="of:=IF([.R167]=0;0;[.R167]*[.$K167])" office:value-type="float" office:value="0" calcext:value-type="float">
            <text:p>0</text:p>
          </table:table-cell>
          <table:table-cell table:style-name="ce16" table:formula="of:=SUMIF([.$F$2:.$F$39];CONCATENATE([.T$1];[.$H167]);[.$D$2:.$D$46])" office:value-type="float" office:value="0" calcext:value-type="float">
            <text:p>0</text:p>
          </table:table-cell>
          <table:table-cell table:formula="of:=IF([.T167]=0;0;[.T167]*[.$K167])" office:value-type="float" office:value="0" calcext:value-type="float">
            <text:p>0</text:p>
          </table:table-cell>
          <table:table-cell table:style-name="ce16" table:formula="of:=SUMIF([.$F$2:.$F$39];CONCATENATE([.V$1];[.$H167]);[.$D$2:.$D$46])" office:value-type="float" office:value="0" calcext:value-type="float">
            <text:p>0</text:p>
          </table:table-cell>
          <table:table-cell table:formula="of:=IF([.V167]=0;0;[.V167]*[.$K167])" office:value-type="float" office:value="0" calcext:value-type="float">
            <text:p>0</text:p>
          </table:table-cell>
          <table:table-cell table:style-name="ce16" table:formula="of:=SUMIF([.$F$2:.$F$39];CONCATENATE([.X$1];[.$H167]);[.$D$2:.$D$46])" office:value-type="float" office:value="0" calcext:value-type="float">
            <text:p>0</text:p>
          </table:table-cell>
          <table:table-cell table:formula="of:=IF([.X167]=0;0;[.X167]*[.$K167])" office:value-type="float" office:value="0" calcext:value-type="float">
            <text:p>0</text:p>
          </table:table-cell>
          <table:table-cell table:style-name="ce16" table:formula="of:=SUMIF([.$F$2:.$F$39];CONCATENATE([.Z$1];[.$H167]);[.$D$2:.$D$46])" office:value-type="float" office:value="0" calcext:value-type="float">
            <text:p>0</text:p>
          </table:table-cell>
          <table:table-cell table:formula="of:=IF([.Z167]=0;0;[.Z167]*[.$K16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8]">
            <text:p/>
          </table:table-cell>
          <table:table-cell table:style-name="ce23" table:formula="of:=['Unit Recipes'.H168]" office:value-type="float" office:value="0" calcext:value-type="float">
            <text:p>0</text:p>
          </table:table-cell>
          <table:table-cell table:style-name="ce23" table:formula="of:=['Unit Recipes'.I168]" office:value-type="float" office:value="0" calcext:value-type="float">
            <text:p>0</text:p>
          </table:table-cell>
          <table:table-cell table:style-name="ce23" table:formula="of:=['Unit Recipes'.J168]" office:value-type="float" office:value="3" calcext:value-type="float">
            <text:p>3</text:p>
          </table:table-cell>
          <table:table-cell/>
          <table:table-cell table:formula="of:=[.H168]">
            <text:p/>
          </table:table-cell>
          <table:table-cell table:formula="of:=[.I168]" office:value-type="float" office:value="0" calcext:value-type="float">
            <text:p>0</text:p>
          </table:table-cell>
          <table:table-cell table:formula="of:=[.J168]" office:value-type="float" office:value="0" calcext:value-type="float">
            <text:p>0</text:p>
          </table:table-cell>
          <table:table-cell table:formula="of:=SUMIF([.$F$2:.$F$39];CONCATENATE([.P$1];[.$H168]);[.$D$2:.$D$46])" office:value-type="float" office:value="0" calcext:value-type="float">
            <text:p>0</text:p>
          </table:table-cell>
          <table:table-cell table:formula="of:=IF([.P168]=0;0;[.P168]*[.$K168])" office:value-type="float" office:value="0" calcext:value-type="float">
            <text:p>0</text:p>
          </table:table-cell>
          <table:table-cell table:style-name="ce16" table:formula="of:=SUMIF([.$F$2:.$F$39];CONCATENATE([.R$1];[.$H168]);[.$D$2:.$D$46])" office:value-type="float" office:value="0" calcext:value-type="float">
            <text:p>0</text:p>
          </table:table-cell>
          <table:table-cell table:formula="of:=IF([.R168]=0;0;[.R168]*[.$K168])" office:value-type="float" office:value="0" calcext:value-type="float">
            <text:p>0</text:p>
          </table:table-cell>
          <table:table-cell table:style-name="ce16" table:formula="of:=SUMIF([.$F$2:.$F$39];CONCATENATE([.T$1];[.$H168]);[.$D$2:.$D$46])" office:value-type="float" office:value="0" calcext:value-type="float">
            <text:p>0</text:p>
          </table:table-cell>
          <table:table-cell table:formula="of:=IF([.T168]=0;0;[.T168]*[.$K168])" office:value-type="float" office:value="0" calcext:value-type="float">
            <text:p>0</text:p>
          </table:table-cell>
          <table:table-cell table:style-name="ce16" table:formula="of:=SUMIF([.$F$2:.$F$39];CONCATENATE([.V$1];[.$H168]);[.$D$2:.$D$46])" office:value-type="float" office:value="0" calcext:value-type="float">
            <text:p>0</text:p>
          </table:table-cell>
          <table:table-cell table:formula="of:=IF([.V168]=0;0;[.V168]*[.$K168])" office:value-type="float" office:value="0" calcext:value-type="float">
            <text:p>0</text:p>
          </table:table-cell>
          <table:table-cell table:style-name="ce16" table:formula="of:=SUMIF([.$F$2:.$F$39];CONCATENATE([.X$1];[.$H168]);[.$D$2:.$D$46])" office:value-type="float" office:value="0" calcext:value-type="float">
            <text:p>0</text:p>
          </table:table-cell>
          <table:table-cell table:formula="of:=IF([.X168]=0;0;[.X168]*[.$K168])" office:value-type="float" office:value="0" calcext:value-type="float">
            <text:p>0</text:p>
          </table:table-cell>
          <table:table-cell table:style-name="ce16" table:formula="of:=SUMIF([.$F$2:.$F$39];CONCATENATE([.Z$1];[.$H168]);[.$D$2:.$D$46])" office:value-type="float" office:value="0" calcext:value-type="float">
            <text:p>0</text:p>
          </table:table-cell>
          <table:table-cell table:formula="of:=IF([.Z168]=0;0;[.Z168]*[.$K16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69]">
            <text:p/>
          </table:table-cell>
          <table:table-cell table:style-name="ce23" table:formula="of:=['Unit Recipes'.H169]" office:value-type="float" office:value="0" calcext:value-type="float">
            <text:p>0</text:p>
          </table:table-cell>
          <table:table-cell table:style-name="ce23" table:formula="of:=['Unit Recipes'.I169]" office:value-type="float" office:value="0" calcext:value-type="float">
            <text:p>0</text:p>
          </table:table-cell>
          <table:table-cell table:style-name="ce23" table:formula="of:=['Unit Recipes'.J169]" office:value-type="float" office:value="3" calcext:value-type="float">
            <text:p>3</text:p>
          </table:table-cell>
          <table:table-cell/>
          <table:table-cell table:formula="of:=[.H169]">
            <text:p/>
          </table:table-cell>
          <table:table-cell table:formula="of:=[.I169]" office:value-type="float" office:value="0" calcext:value-type="float">
            <text:p>0</text:p>
          </table:table-cell>
          <table:table-cell table:formula="of:=[.J169]" office:value-type="float" office:value="0" calcext:value-type="float">
            <text:p>0</text:p>
          </table:table-cell>
          <table:table-cell table:formula="of:=SUMIF([.$F$2:.$F$39];CONCATENATE([.P$1];[.$H169]);[.$D$2:.$D$46])" office:value-type="float" office:value="0" calcext:value-type="float">
            <text:p>0</text:p>
          </table:table-cell>
          <table:table-cell table:formula="of:=IF([.P169]=0;0;[.P169]*[.$K169])" office:value-type="float" office:value="0" calcext:value-type="float">
            <text:p>0</text:p>
          </table:table-cell>
          <table:table-cell table:style-name="ce16" table:formula="of:=SUMIF([.$F$2:.$F$39];CONCATENATE([.R$1];[.$H169]);[.$D$2:.$D$46])" office:value-type="float" office:value="0" calcext:value-type="float">
            <text:p>0</text:p>
          </table:table-cell>
          <table:table-cell table:formula="of:=IF([.R169]=0;0;[.R169]*[.$K169])" office:value-type="float" office:value="0" calcext:value-type="float">
            <text:p>0</text:p>
          </table:table-cell>
          <table:table-cell table:style-name="ce16" table:formula="of:=SUMIF([.$F$2:.$F$39];CONCATENATE([.T$1];[.$H169]);[.$D$2:.$D$46])" office:value-type="float" office:value="0" calcext:value-type="float">
            <text:p>0</text:p>
          </table:table-cell>
          <table:table-cell table:formula="of:=IF([.T169]=0;0;[.T169]*[.$K169])" office:value-type="float" office:value="0" calcext:value-type="float">
            <text:p>0</text:p>
          </table:table-cell>
          <table:table-cell table:style-name="ce16" table:formula="of:=SUMIF([.$F$2:.$F$39];CONCATENATE([.V$1];[.$H169]);[.$D$2:.$D$46])" office:value-type="float" office:value="0" calcext:value-type="float">
            <text:p>0</text:p>
          </table:table-cell>
          <table:table-cell table:formula="of:=IF([.V169]=0;0;[.V169]*[.$K169])" office:value-type="float" office:value="0" calcext:value-type="float">
            <text:p>0</text:p>
          </table:table-cell>
          <table:table-cell table:style-name="ce16" table:formula="of:=SUMIF([.$F$2:.$F$39];CONCATENATE([.X$1];[.$H169]);[.$D$2:.$D$46])" office:value-type="float" office:value="0" calcext:value-type="float">
            <text:p>0</text:p>
          </table:table-cell>
          <table:table-cell table:formula="of:=IF([.X169]=0;0;[.X169]*[.$K169])" office:value-type="float" office:value="0" calcext:value-type="float">
            <text:p>0</text:p>
          </table:table-cell>
          <table:table-cell table:style-name="ce16" table:formula="of:=SUMIF([.$F$2:.$F$39];CONCATENATE([.Z$1];[.$H169]);[.$D$2:.$D$46])" office:value-type="float" office:value="0" calcext:value-type="float">
            <text:p>0</text:p>
          </table:table-cell>
          <table:table-cell table:formula="of:=IF([.Z169]=0;0;[.Z169]*[.$K16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0]">
            <text:p/>
          </table:table-cell>
          <table:table-cell table:style-name="ce23" table:formula="of:=['Unit Recipes'.H170]" office:value-type="float" office:value="0" calcext:value-type="float">
            <text:p>0</text:p>
          </table:table-cell>
          <table:table-cell table:style-name="ce23" table:formula="of:=['Unit Recipes'.I170]" office:value-type="float" office:value="0" calcext:value-type="float">
            <text:p>0</text:p>
          </table:table-cell>
          <table:table-cell table:style-name="ce23" table:formula="of:=['Unit Recipes'.J170]" office:value-type="float" office:value="3" calcext:value-type="float">
            <text:p>3</text:p>
          </table:table-cell>
          <table:table-cell/>
          <table:table-cell table:formula="of:=[.H170]">
            <text:p/>
          </table:table-cell>
          <table:table-cell table:formula="of:=[.I170]" office:value-type="float" office:value="0" calcext:value-type="float">
            <text:p>0</text:p>
          </table:table-cell>
          <table:table-cell table:formula="of:=[.J170]" office:value-type="float" office:value="0" calcext:value-type="float">
            <text:p>0</text:p>
          </table:table-cell>
          <table:table-cell table:formula="of:=SUMIF([.$F$2:.$F$39];CONCATENATE([.P$1];[.$H170]);[.$D$2:.$D$46])" office:value-type="float" office:value="0" calcext:value-type="float">
            <text:p>0</text:p>
          </table:table-cell>
          <table:table-cell table:formula="of:=IF([.P170]=0;0;[.P170]*[.$K170])" office:value-type="float" office:value="0" calcext:value-type="float">
            <text:p>0</text:p>
          </table:table-cell>
          <table:table-cell table:style-name="ce16" table:formula="of:=SUMIF([.$F$2:.$F$39];CONCATENATE([.R$1];[.$H170]);[.$D$2:.$D$46])" office:value-type="float" office:value="0" calcext:value-type="float">
            <text:p>0</text:p>
          </table:table-cell>
          <table:table-cell table:formula="of:=IF([.R170]=0;0;[.R170]*[.$K170])" office:value-type="float" office:value="0" calcext:value-type="float">
            <text:p>0</text:p>
          </table:table-cell>
          <table:table-cell table:style-name="ce16" table:formula="of:=SUMIF([.$F$2:.$F$39];CONCATENATE([.T$1];[.$H170]);[.$D$2:.$D$46])" office:value-type="float" office:value="0" calcext:value-type="float">
            <text:p>0</text:p>
          </table:table-cell>
          <table:table-cell table:formula="of:=IF([.T170]=0;0;[.T170]*[.$K170])" office:value-type="float" office:value="0" calcext:value-type="float">
            <text:p>0</text:p>
          </table:table-cell>
          <table:table-cell table:style-name="ce16" table:formula="of:=SUMIF([.$F$2:.$F$39];CONCATENATE([.V$1];[.$H170]);[.$D$2:.$D$46])" office:value-type="float" office:value="0" calcext:value-type="float">
            <text:p>0</text:p>
          </table:table-cell>
          <table:table-cell table:formula="of:=IF([.V170]=0;0;[.V170]*[.$K170])" office:value-type="float" office:value="0" calcext:value-type="float">
            <text:p>0</text:p>
          </table:table-cell>
          <table:table-cell table:style-name="ce16" table:formula="of:=SUMIF([.$F$2:.$F$39];CONCATENATE([.X$1];[.$H170]);[.$D$2:.$D$46])" office:value-type="float" office:value="0" calcext:value-type="float">
            <text:p>0</text:p>
          </table:table-cell>
          <table:table-cell table:formula="of:=IF([.X170]=0;0;[.X170]*[.$K170])" office:value-type="float" office:value="0" calcext:value-type="float">
            <text:p>0</text:p>
          </table:table-cell>
          <table:table-cell table:style-name="ce16" table:formula="of:=SUMIF([.$F$2:.$F$39];CONCATENATE([.Z$1];[.$H170]);[.$D$2:.$D$46])" office:value-type="float" office:value="0" calcext:value-type="float">
            <text:p>0</text:p>
          </table:table-cell>
          <table:table-cell table:formula="of:=IF([.Z170]=0;0;[.Z170]*[.$K17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1]">
            <text:p/>
          </table:table-cell>
          <table:table-cell table:style-name="ce23" table:formula="of:=['Unit Recipes'.H171]" office:value-type="float" office:value="0" calcext:value-type="float">
            <text:p>0</text:p>
          </table:table-cell>
          <table:table-cell table:style-name="ce23" table:formula="of:=['Unit Recipes'.I171]" office:value-type="float" office:value="0" calcext:value-type="float">
            <text:p>0</text:p>
          </table:table-cell>
          <table:table-cell table:style-name="ce23" table:formula="of:=['Unit Recipes'.J171]" office:value-type="float" office:value="3" calcext:value-type="float">
            <text:p>3</text:p>
          </table:table-cell>
          <table:table-cell/>
          <table:table-cell table:formula="of:=[.H171]">
            <text:p/>
          </table:table-cell>
          <table:table-cell table:formula="of:=[.I171]" office:value-type="float" office:value="0" calcext:value-type="float">
            <text:p>0</text:p>
          </table:table-cell>
          <table:table-cell table:formula="of:=[.J171]" office:value-type="float" office:value="0" calcext:value-type="float">
            <text:p>0</text:p>
          </table:table-cell>
          <table:table-cell table:formula="of:=SUMIF([.$F$2:.$F$39];CONCATENATE([.P$1];[.$H171]);[.$D$2:.$D$46])" office:value-type="float" office:value="0" calcext:value-type="float">
            <text:p>0</text:p>
          </table:table-cell>
          <table:table-cell table:formula="of:=IF([.P171]=0;0;[.P171]*[.$K171])" office:value-type="float" office:value="0" calcext:value-type="float">
            <text:p>0</text:p>
          </table:table-cell>
          <table:table-cell table:style-name="ce16" table:formula="of:=SUMIF([.$F$2:.$F$39];CONCATENATE([.R$1];[.$H171]);[.$D$2:.$D$46])" office:value-type="float" office:value="0" calcext:value-type="float">
            <text:p>0</text:p>
          </table:table-cell>
          <table:table-cell table:formula="of:=IF([.R171]=0;0;[.R171]*[.$K171])" office:value-type="float" office:value="0" calcext:value-type="float">
            <text:p>0</text:p>
          </table:table-cell>
          <table:table-cell table:style-name="ce16" table:formula="of:=SUMIF([.$F$2:.$F$39];CONCATENATE([.T$1];[.$H171]);[.$D$2:.$D$46])" office:value-type="float" office:value="0" calcext:value-type="float">
            <text:p>0</text:p>
          </table:table-cell>
          <table:table-cell table:formula="of:=IF([.T171]=0;0;[.T171]*[.$K171])" office:value-type="float" office:value="0" calcext:value-type="float">
            <text:p>0</text:p>
          </table:table-cell>
          <table:table-cell table:style-name="ce16" table:formula="of:=SUMIF([.$F$2:.$F$39];CONCATENATE([.V$1];[.$H171]);[.$D$2:.$D$46])" office:value-type="float" office:value="0" calcext:value-type="float">
            <text:p>0</text:p>
          </table:table-cell>
          <table:table-cell table:formula="of:=IF([.V171]=0;0;[.V171]*[.$K171])" office:value-type="float" office:value="0" calcext:value-type="float">
            <text:p>0</text:p>
          </table:table-cell>
          <table:table-cell table:style-name="ce16" table:formula="of:=SUMIF([.$F$2:.$F$39];CONCATENATE([.X$1];[.$H171]);[.$D$2:.$D$46])" office:value-type="float" office:value="0" calcext:value-type="float">
            <text:p>0</text:p>
          </table:table-cell>
          <table:table-cell table:formula="of:=IF([.X171]=0;0;[.X171]*[.$K171])" office:value-type="float" office:value="0" calcext:value-type="float">
            <text:p>0</text:p>
          </table:table-cell>
          <table:table-cell table:style-name="ce16" table:formula="of:=SUMIF([.$F$2:.$F$39];CONCATENATE([.Z$1];[.$H171]);[.$D$2:.$D$46])" office:value-type="float" office:value="0" calcext:value-type="float">
            <text:p>0</text:p>
          </table:table-cell>
          <table:table-cell table:formula="of:=IF([.Z171]=0;0;[.Z171]*[.$K17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2]">
            <text:p/>
          </table:table-cell>
          <table:table-cell table:style-name="ce23" table:formula="of:=['Unit Recipes'.H172]" office:value-type="float" office:value="0" calcext:value-type="float">
            <text:p>0</text:p>
          </table:table-cell>
          <table:table-cell table:style-name="ce23" table:formula="of:=['Unit Recipes'.I172]" office:value-type="float" office:value="0" calcext:value-type="float">
            <text:p>0</text:p>
          </table:table-cell>
          <table:table-cell table:style-name="ce23" table:formula="of:=['Unit Recipes'.J172]" office:value-type="float" office:value="3" calcext:value-type="float">
            <text:p>3</text:p>
          </table:table-cell>
          <table:table-cell/>
          <table:table-cell table:formula="of:=[.H172]">
            <text:p/>
          </table:table-cell>
          <table:table-cell table:formula="of:=[.I172]" office:value-type="float" office:value="0" calcext:value-type="float">
            <text:p>0</text:p>
          </table:table-cell>
          <table:table-cell table:formula="of:=[.J172]" office:value-type="float" office:value="0" calcext:value-type="float">
            <text:p>0</text:p>
          </table:table-cell>
          <table:table-cell table:formula="of:=SUMIF([.$F$2:.$F$39];CONCATENATE([.P$1];[.$H172]);[.$D$2:.$D$46])" office:value-type="float" office:value="0" calcext:value-type="float">
            <text:p>0</text:p>
          </table:table-cell>
          <table:table-cell table:formula="of:=IF([.P172]=0;0;[.P172]*[.$K172])" office:value-type="float" office:value="0" calcext:value-type="float">
            <text:p>0</text:p>
          </table:table-cell>
          <table:table-cell table:style-name="ce16" table:formula="of:=SUMIF([.$F$2:.$F$39];CONCATENATE([.R$1];[.$H172]);[.$D$2:.$D$46])" office:value-type="float" office:value="0" calcext:value-type="float">
            <text:p>0</text:p>
          </table:table-cell>
          <table:table-cell table:formula="of:=IF([.R172]=0;0;[.R172]*[.$K172])" office:value-type="float" office:value="0" calcext:value-type="float">
            <text:p>0</text:p>
          </table:table-cell>
          <table:table-cell table:style-name="ce16" table:formula="of:=SUMIF([.$F$2:.$F$39];CONCATENATE([.T$1];[.$H172]);[.$D$2:.$D$46])" office:value-type="float" office:value="0" calcext:value-type="float">
            <text:p>0</text:p>
          </table:table-cell>
          <table:table-cell table:formula="of:=IF([.T172]=0;0;[.T172]*[.$K172])" office:value-type="float" office:value="0" calcext:value-type="float">
            <text:p>0</text:p>
          </table:table-cell>
          <table:table-cell table:style-name="ce16" table:formula="of:=SUMIF([.$F$2:.$F$39];CONCATENATE([.V$1];[.$H172]);[.$D$2:.$D$46])" office:value-type="float" office:value="0" calcext:value-type="float">
            <text:p>0</text:p>
          </table:table-cell>
          <table:table-cell table:formula="of:=IF([.V172]=0;0;[.V172]*[.$K172])" office:value-type="float" office:value="0" calcext:value-type="float">
            <text:p>0</text:p>
          </table:table-cell>
          <table:table-cell table:style-name="ce16" table:formula="of:=SUMIF([.$F$2:.$F$39];CONCATENATE([.X$1];[.$H172]);[.$D$2:.$D$46])" office:value-type="float" office:value="0" calcext:value-type="float">
            <text:p>0</text:p>
          </table:table-cell>
          <table:table-cell table:formula="of:=IF([.X172]=0;0;[.X172]*[.$K172])" office:value-type="float" office:value="0" calcext:value-type="float">
            <text:p>0</text:p>
          </table:table-cell>
          <table:table-cell table:style-name="ce16" table:formula="of:=SUMIF([.$F$2:.$F$39];CONCATENATE([.Z$1];[.$H172]);[.$D$2:.$D$46])" office:value-type="float" office:value="0" calcext:value-type="float">
            <text:p>0</text:p>
          </table:table-cell>
          <table:table-cell table:formula="of:=IF([.Z172]=0;0;[.Z172]*[.$K17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3]">
            <text:p/>
          </table:table-cell>
          <table:table-cell table:style-name="ce23" table:formula="of:=['Unit Recipes'.H173]" office:value-type="float" office:value="0" calcext:value-type="float">
            <text:p>0</text:p>
          </table:table-cell>
          <table:table-cell table:style-name="ce23" table:formula="of:=['Unit Recipes'.I173]" office:value-type="float" office:value="0" calcext:value-type="float">
            <text:p>0</text:p>
          </table:table-cell>
          <table:table-cell table:style-name="ce23" table:formula="of:=['Unit Recipes'.J173]" office:value-type="float" office:value="3" calcext:value-type="float">
            <text:p>3</text:p>
          </table:table-cell>
          <table:table-cell/>
          <table:table-cell table:formula="of:=[.H173]">
            <text:p/>
          </table:table-cell>
          <table:table-cell table:formula="of:=[.I173]" office:value-type="float" office:value="0" calcext:value-type="float">
            <text:p>0</text:p>
          </table:table-cell>
          <table:table-cell table:formula="of:=[.J173]" office:value-type="float" office:value="0" calcext:value-type="float">
            <text:p>0</text:p>
          </table:table-cell>
          <table:table-cell table:formula="of:=SUMIF([.$F$2:.$F$39];CONCATENATE([.P$1];[.$H173]);[.$D$2:.$D$46])" office:value-type="float" office:value="0" calcext:value-type="float">
            <text:p>0</text:p>
          </table:table-cell>
          <table:table-cell table:formula="of:=IF([.P173]=0;0;[.P173]*[.$K173])" office:value-type="float" office:value="0" calcext:value-type="float">
            <text:p>0</text:p>
          </table:table-cell>
          <table:table-cell table:style-name="ce16" table:formula="of:=SUMIF([.$F$2:.$F$39];CONCATENATE([.R$1];[.$H173]);[.$D$2:.$D$46])" office:value-type="float" office:value="0" calcext:value-type="float">
            <text:p>0</text:p>
          </table:table-cell>
          <table:table-cell table:formula="of:=IF([.R173]=0;0;[.R173]*[.$K173])" office:value-type="float" office:value="0" calcext:value-type="float">
            <text:p>0</text:p>
          </table:table-cell>
          <table:table-cell table:style-name="ce16" table:formula="of:=SUMIF([.$F$2:.$F$39];CONCATENATE([.T$1];[.$H173]);[.$D$2:.$D$46])" office:value-type="float" office:value="0" calcext:value-type="float">
            <text:p>0</text:p>
          </table:table-cell>
          <table:table-cell table:formula="of:=IF([.T173]=0;0;[.T173]*[.$K173])" office:value-type="float" office:value="0" calcext:value-type="float">
            <text:p>0</text:p>
          </table:table-cell>
          <table:table-cell table:style-name="ce16" table:formula="of:=SUMIF([.$F$2:.$F$39];CONCATENATE([.V$1];[.$H173]);[.$D$2:.$D$46])" office:value-type="float" office:value="0" calcext:value-type="float">
            <text:p>0</text:p>
          </table:table-cell>
          <table:table-cell table:formula="of:=IF([.V173]=0;0;[.V173]*[.$K173])" office:value-type="float" office:value="0" calcext:value-type="float">
            <text:p>0</text:p>
          </table:table-cell>
          <table:table-cell table:style-name="ce16" table:formula="of:=SUMIF([.$F$2:.$F$39];CONCATENATE([.X$1];[.$H173]);[.$D$2:.$D$46])" office:value-type="float" office:value="0" calcext:value-type="float">
            <text:p>0</text:p>
          </table:table-cell>
          <table:table-cell table:formula="of:=IF([.X173]=0;0;[.X173]*[.$K173])" office:value-type="float" office:value="0" calcext:value-type="float">
            <text:p>0</text:p>
          </table:table-cell>
          <table:table-cell table:style-name="ce16" table:formula="of:=SUMIF([.$F$2:.$F$39];CONCATENATE([.Z$1];[.$H173]);[.$D$2:.$D$46])" office:value-type="float" office:value="0" calcext:value-type="float">
            <text:p>0</text:p>
          </table:table-cell>
          <table:table-cell table:formula="of:=IF([.Z173]=0;0;[.Z173]*[.$K17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4]">
            <text:p/>
          </table:table-cell>
          <table:table-cell table:style-name="ce23" table:formula="of:=['Unit Recipes'.H174]" office:value-type="float" office:value="0" calcext:value-type="float">
            <text:p>0</text:p>
          </table:table-cell>
          <table:table-cell table:style-name="ce23" table:formula="of:=['Unit Recipes'.I174]" office:value-type="float" office:value="0" calcext:value-type="float">
            <text:p>0</text:p>
          </table:table-cell>
          <table:table-cell table:style-name="ce23" table:formula="of:=['Unit Recipes'.J174]" office:value-type="float" office:value="3" calcext:value-type="float">
            <text:p>3</text:p>
          </table:table-cell>
          <table:table-cell/>
          <table:table-cell table:formula="of:=[.H174]">
            <text:p/>
          </table:table-cell>
          <table:table-cell table:formula="of:=[.I174]" office:value-type="float" office:value="0" calcext:value-type="float">
            <text:p>0</text:p>
          </table:table-cell>
          <table:table-cell table:formula="of:=[.J174]" office:value-type="float" office:value="0" calcext:value-type="float">
            <text:p>0</text:p>
          </table:table-cell>
          <table:table-cell table:formula="of:=SUMIF([.$F$2:.$F$39];CONCATENATE([.P$1];[.$H174]);[.$D$2:.$D$46])" office:value-type="float" office:value="0" calcext:value-type="float">
            <text:p>0</text:p>
          </table:table-cell>
          <table:table-cell table:formula="of:=IF([.P174]=0;0;[.P174]*[.$K174])" office:value-type="float" office:value="0" calcext:value-type="float">
            <text:p>0</text:p>
          </table:table-cell>
          <table:table-cell table:style-name="ce16" table:formula="of:=SUMIF([.$F$2:.$F$39];CONCATENATE([.R$1];[.$H174]);[.$D$2:.$D$46])" office:value-type="float" office:value="0" calcext:value-type="float">
            <text:p>0</text:p>
          </table:table-cell>
          <table:table-cell table:formula="of:=IF([.R174]=0;0;[.R174]*[.$K174])" office:value-type="float" office:value="0" calcext:value-type="float">
            <text:p>0</text:p>
          </table:table-cell>
          <table:table-cell table:style-name="ce16" table:formula="of:=SUMIF([.$F$2:.$F$39];CONCATENATE([.T$1];[.$H174]);[.$D$2:.$D$46])" office:value-type="float" office:value="0" calcext:value-type="float">
            <text:p>0</text:p>
          </table:table-cell>
          <table:table-cell table:formula="of:=IF([.T174]=0;0;[.T174]*[.$K174])" office:value-type="float" office:value="0" calcext:value-type="float">
            <text:p>0</text:p>
          </table:table-cell>
          <table:table-cell table:style-name="ce16" table:formula="of:=SUMIF([.$F$2:.$F$39];CONCATENATE([.V$1];[.$H174]);[.$D$2:.$D$46])" office:value-type="float" office:value="0" calcext:value-type="float">
            <text:p>0</text:p>
          </table:table-cell>
          <table:table-cell table:formula="of:=IF([.V174]=0;0;[.V174]*[.$K174])" office:value-type="float" office:value="0" calcext:value-type="float">
            <text:p>0</text:p>
          </table:table-cell>
          <table:table-cell table:style-name="ce16" table:formula="of:=SUMIF([.$F$2:.$F$39];CONCATENATE([.X$1];[.$H174]);[.$D$2:.$D$46])" office:value-type="float" office:value="0" calcext:value-type="float">
            <text:p>0</text:p>
          </table:table-cell>
          <table:table-cell table:formula="of:=IF([.X174]=0;0;[.X174]*[.$K174])" office:value-type="float" office:value="0" calcext:value-type="float">
            <text:p>0</text:p>
          </table:table-cell>
          <table:table-cell table:style-name="ce16" table:formula="of:=SUMIF([.$F$2:.$F$39];CONCATENATE([.Z$1];[.$H174]);[.$D$2:.$D$46])" office:value-type="float" office:value="0" calcext:value-type="float">
            <text:p>0</text:p>
          </table:table-cell>
          <table:table-cell table:formula="of:=IF([.Z174]=0;0;[.Z174]*[.$K17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5]">
            <text:p/>
          </table:table-cell>
          <table:table-cell table:style-name="ce23" table:formula="of:=['Unit Recipes'.H175]" office:value-type="float" office:value="0" calcext:value-type="float">
            <text:p>0</text:p>
          </table:table-cell>
          <table:table-cell table:style-name="ce23" table:formula="of:=['Unit Recipes'.I175]" office:value-type="float" office:value="0" calcext:value-type="float">
            <text:p>0</text:p>
          </table:table-cell>
          <table:table-cell table:style-name="ce23" table:formula="of:=['Unit Recipes'.J175]" office:value-type="float" office:value="3" calcext:value-type="float">
            <text:p>3</text:p>
          </table:table-cell>
          <table:table-cell/>
          <table:table-cell table:formula="of:=[.H175]">
            <text:p/>
          </table:table-cell>
          <table:table-cell table:formula="of:=[.I175]" office:value-type="float" office:value="0" calcext:value-type="float">
            <text:p>0</text:p>
          </table:table-cell>
          <table:table-cell table:formula="of:=[.J175]" office:value-type="float" office:value="0" calcext:value-type="float">
            <text:p>0</text:p>
          </table:table-cell>
          <table:table-cell table:formula="of:=SUMIF([.$F$2:.$F$39];CONCATENATE([.P$1];[.$H175]);[.$D$2:.$D$46])" office:value-type="float" office:value="0" calcext:value-type="float">
            <text:p>0</text:p>
          </table:table-cell>
          <table:table-cell table:formula="of:=IF([.P175]=0;0;[.P175]*[.$K175])" office:value-type="float" office:value="0" calcext:value-type="float">
            <text:p>0</text:p>
          </table:table-cell>
          <table:table-cell table:style-name="ce16" table:formula="of:=SUMIF([.$F$2:.$F$39];CONCATENATE([.R$1];[.$H175]);[.$D$2:.$D$46])" office:value-type="float" office:value="0" calcext:value-type="float">
            <text:p>0</text:p>
          </table:table-cell>
          <table:table-cell table:formula="of:=IF([.R175]=0;0;[.R175]*[.$K175])" office:value-type="float" office:value="0" calcext:value-type="float">
            <text:p>0</text:p>
          </table:table-cell>
          <table:table-cell table:style-name="ce16" table:formula="of:=SUMIF([.$F$2:.$F$39];CONCATENATE([.T$1];[.$H175]);[.$D$2:.$D$46])" office:value-type="float" office:value="0" calcext:value-type="float">
            <text:p>0</text:p>
          </table:table-cell>
          <table:table-cell table:formula="of:=IF([.T175]=0;0;[.T175]*[.$K175])" office:value-type="float" office:value="0" calcext:value-type="float">
            <text:p>0</text:p>
          </table:table-cell>
          <table:table-cell table:style-name="ce16" table:formula="of:=SUMIF([.$F$2:.$F$39];CONCATENATE([.V$1];[.$H175]);[.$D$2:.$D$46])" office:value-type="float" office:value="0" calcext:value-type="float">
            <text:p>0</text:p>
          </table:table-cell>
          <table:table-cell table:formula="of:=IF([.V175]=0;0;[.V175]*[.$K175])" office:value-type="float" office:value="0" calcext:value-type="float">
            <text:p>0</text:p>
          </table:table-cell>
          <table:table-cell table:style-name="ce16" table:formula="of:=SUMIF([.$F$2:.$F$39];CONCATENATE([.X$1];[.$H175]);[.$D$2:.$D$46])" office:value-type="float" office:value="0" calcext:value-type="float">
            <text:p>0</text:p>
          </table:table-cell>
          <table:table-cell table:formula="of:=IF([.X175]=0;0;[.X175]*[.$K175])" office:value-type="float" office:value="0" calcext:value-type="float">
            <text:p>0</text:p>
          </table:table-cell>
          <table:table-cell table:style-name="ce16" table:formula="of:=SUMIF([.$F$2:.$F$39];CONCATENATE([.Z$1];[.$H175]);[.$D$2:.$D$46])" office:value-type="float" office:value="0" calcext:value-type="float">
            <text:p>0</text:p>
          </table:table-cell>
          <table:table-cell table:formula="of:=IF([.Z175]=0;0;[.Z175]*[.$K17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6]">
            <text:p/>
          </table:table-cell>
          <table:table-cell table:style-name="ce23" table:formula="of:=['Unit Recipes'.H176]" office:value-type="float" office:value="0" calcext:value-type="float">
            <text:p>0</text:p>
          </table:table-cell>
          <table:table-cell table:style-name="ce23" table:formula="of:=['Unit Recipes'.I176]" office:value-type="float" office:value="0" calcext:value-type="float">
            <text:p>0</text:p>
          </table:table-cell>
          <table:table-cell table:style-name="ce23" table:formula="of:=['Unit Recipes'.J176]" office:value-type="float" office:value="3" calcext:value-type="float">
            <text:p>3</text:p>
          </table:table-cell>
          <table:table-cell/>
          <table:table-cell table:formula="of:=[.H176]">
            <text:p/>
          </table:table-cell>
          <table:table-cell table:formula="of:=[.I176]" office:value-type="float" office:value="0" calcext:value-type="float">
            <text:p>0</text:p>
          </table:table-cell>
          <table:table-cell table:formula="of:=[.J176]" office:value-type="float" office:value="0" calcext:value-type="float">
            <text:p>0</text:p>
          </table:table-cell>
          <table:table-cell table:formula="of:=SUMIF([.$F$2:.$F$39];CONCATENATE([.P$1];[.$H176]);[.$D$2:.$D$46])" office:value-type="float" office:value="0" calcext:value-type="float">
            <text:p>0</text:p>
          </table:table-cell>
          <table:table-cell table:formula="of:=IF([.P176]=0;0;[.P176]*[.$K176])" office:value-type="float" office:value="0" calcext:value-type="float">
            <text:p>0</text:p>
          </table:table-cell>
          <table:table-cell table:style-name="ce16" table:formula="of:=SUMIF([.$F$2:.$F$39];CONCATENATE([.R$1];[.$H176]);[.$D$2:.$D$46])" office:value-type="float" office:value="0" calcext:value-type="float">
            <text:p>0</text:p>
          </table:table-cell>
          <table:table-cell table:formula="of:=IF([.R176]=0;0;[.R176]*[.$K176])" office:value-type="float" office:value="0" calcext:value-type="float">
            <text:p>0</text:p>
          </table:table-cell>
          <table:table-cell table:style-name="ce16" table:formula="of:=SUMIF([.$F$2:.$F$39];CONCATENATE([.T$1];[.$H176]);[.$D$2:.$D$46])" office:value-type="float" office:value="0" calcext:value-type="float">
            <text:p>0</text:p>
          </table:table-cell>
          <table:table-cell table:formula="of:=IF([.T176]=0;0;[.T176]*[.$K176])" office:value-type="float" office:value="0" calcext:value-type="float">
            <text:p>0</text:p>
          </table:table-cell>
          <table:table-cell table:style-name="ce16" table:formula="of:=SUMIF([.$F$2:.$F$39];CONCATENATE([.V$1];[.$H176]);[.$D$2:.$D$46])" office:value-type="float" office:value="0" calcext:value-type="float">
            <text:p>0</text:p>
          </table:table-cell>
          <table:table-cell table:formula="of:=IF([.V176]=0;0;[.V176]*[.$K176])" office:value-type="float" office:value="0" calcext:value-type="float">
            <text:p>0</text:p>
          </table:table-cell>
          <table:table-cell table:style-name="ce16" table:formula="of:=SUMIF([.$F$2:.$F$39];CONCATENATE([.X$1];[.$H176]);[.$D$2:.$D$46])" office:value-type="float" office:value="0" calcext:value-type="float">
            <text:p>0</text:p>
          </table:table-cell>
          <table:table-cell table:formula="of:=IF([.X176]=0;0;[.X176]*[.$K176])" office:value-type="float" office:value="0" calcext:value-type="float">
            <text:p>0</text:p>
          </table:table-cell>
          <table:table-cell table:style-name="ce16" table:formula="of:=SUMIF([.$F$2:.$F$39];CONCATENATE([.Z$1];[.$H176]);[.$D$2:.$D$46])" office:value-type="float" office:value="0" calcext:value-type="float">
            <text:p>0</text:p>
          </table:table-cell>
          <table:table-cell table:formula="of:=IF([.Z176]=0;0;[.Z176]*[.$K17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7]">
            <text:p/>
          </table:table-cell>
          <table:table-cell table:style-name="ce23" table:formula="of:=['Unit Recipes'.H177]" office:value-type="float" office:value="0" calcext:value-type="float">
            <text:p>0</text:p>
          </table:table-cell>
          <table:table-cell table:style-name="ce23" table:formula="of:=['Unit Recipes'.I177]" office:value-type="float" office:value="0" calcext:value-type="float">
            <text:p>0</text:p>
          </table:table-cell>
          <table:table-cell table:style-name="ce23" table:formula="of:=['Unit Recipes'.J177]" office:value-type="float" office:value="3" calcext:value-type="float">
            <text:p>3</text:p>
          </table:table-cell>
          <table:table-cell/>
          <table:table-cell table:formula="of:=[.H177]">
            <text:p/>
          </table:table-cell>
          <table:table-cell table:formula="of:=[.I177]" office:value-type="float" office:value="0" calcext:value-type="float">
            <text:p>0</text:p>
          </table:table-cell>
          <table:table-cell table:formula="of:=[.J177]" office:value-type="float" office:value="0" calcext:value-type="float">
            <text:p>0</text:p>
          </table:table-cell>
          <table:table-cell table:formula="of:=SUMIF([.$F$2:.$F$39];CONCATENATE([.P$1];[.$H177]);[.$D$2:.$D$46])" office:value-type="float" office:value="0" calcext:value-type="float">
            <text:p>0</text:p>
          </table:table-cell>
          <table:table-cell table:formula="of:=IF([.P177]=0;0;[.P177]*[.$K177])" office:value-type="float" office:value="0" calcext:value-type="float">
            <text:p>0</text:p>
          </table:table-cell>
          <table:table-cell table:style-name="ce16" table:formula="of:=SUMIF([.$F$2:.$F$39];CONCATENATE([.R$1];[.$H177]);[.$D$2:.$D$46])" office:value-type="float" office:value="0" calcext:value-type="float">
            <text:p>0</text:p>
          </table:table-cell>
          <table:table-cell table:formula="of:=IF([.R177]=0;0;[.R177]*[.$K177])" office:value-type="float" office:value="0" calcext:value-type="float">
            <text:p>0</text:p>
          </table:table-cell>
          <table:table-cell table:style-name="ce16" table:formula="of:=SUMIF([.$F$2:.$F$39];CONCATENATE([.T$1];[.$H177]);[.$D$2:.$D$46])" office:value-type="float" office:value="0" calcext:value-type="float">
            <text:p>0</text:p>
          </table:table-cell>
          <table:table-cell table:formula="of:=IF([.T177]=0;0;[.T177]*[.$K177])" office:value-type="float" office:value="0" calcext:value-type="float">
            <text:p>0</text:p>
          </table:table-cell>
          <table:table-cell table:style-name="ce16" table:formula="of:=SUMIF([.$F$2:.$F$39];CONCATENATE([.V$1];[.$H177]);[.$D$2:.$D$46])" office:value-type="float" office:value="0" calcext:value-type="float">
            <text:p>0</text:p>
          </table:table-cell>
          <table:table-cell table:formula="of:=IF([.V177]=0;0;[.V177]*[.$K177])" office:value-type="float" office:value="0" calcext:value-type="float">
            <text:p>0</text:p>
          </table:table-cell>
          <table:table-cell table:style-name="ce16" table:formula="of:=SUMIF([.$F$2:.$F$39];CONCATENATE([.X$1];[.$H177]);[.$D$2:.$D$46])" office:value-type="float" office:value="0" calcext:value-type="float">
            <text:p>0</text:p>
          </table:table-cell>
          <table:table-cell table:formula="of:=IF([.X177]=0;0;[.X177]*[.$K177])" office:value-type="float" office:value="0" calcext:value-type="float">
            <text:p>0</text:p>
          </table:table-cell>
          <table:table-cell table:style-name="ce16" table:formula="of:=SUMIF([.$F$2:.$F$39];CONCATENATE([.Z$1];[.$H177]);[.$D$2:.$D$46])" office:value-type="float" office:value="0" calcext:value-type="float">
            <text:p>0</text:p>
          </table:table-cell>
          <table:table-cell table:formula="of:=IF([.Z177]=0;0;[.Z177]*[.$K17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8]">
            <text:p/>
          </table:table-cell>
          <table:table-cell table:style-name="ce23" table:formula="of:=['Unit Recipes'.H178]" office:value-type="float" office:value="0" calcext:value-type="float">
            <text:p>0</text:p>
          </table:table-cell>
          <table:table-cell table:style-name="ce23" table:formula="of:=['Unit Recipes'.I178]" office:value-type="float" office:value="0" calcext:value-type="float">
            <text:p>0</text:p>
          </table:table-cell>
          <table:table-cell table:style-name="ce23" table:formula="of:=['Unit Recipes'.J178]" office:value-type="float" office:value="3" calcext:value-type="float">
            <text:p>3</text:p>
          </table:table-cell>
          <table:table-cell/>
          <table:table-cell table:formula="of:=[.H178]">
            <text:p/>
          </table:table-cell>
          <table:table-cell table:formula="of:=[.I178]" office:value-type="float" office:value="0" calcext:value-type="float">
            <text:p>0</text:p>
          </table:table-cell>
          <table:table-cell table:formula="of:=[.J178]" office:value-type="float" office:value="0" calcext:value-type="float">
            <text:p>0</text:p>
          </table:table-cell>
          <table:table-cell table:formula="of:=SUMIF([.$F$2:.$F$39];CONCATENATE([.P$1];[.$H178]);[.$D$2:.$D$46])" office:value-type="float" office:value="0" calcext:value-type="float">
            <text:p>0</text:p>
          </table:table-cell>
          <table:table-cell table:formula="of:=IF([.P178]=0;0;[.P178]*[.$K178])" office:value-type="float" office:value="0" calcext:value-type="float">
            <text:p>0</text:p>
          </table:table-cell>
          <table:table-cell table:style-name="ce16" table:formula="of:=SUMIF([.$F$2:.$F$39];CONCATENATE([.R$1];[.$H178]);[.$D$2:.$D$46])" office:value-type="float" office:value="0" calcext:value-type="float">
            <text:p>0</text:p>
          </table:table-cell>
          <table:table-cell table:formula="of:=IF([.R178]=0;0;[.R178]*[.$K178])" office:value-type="float" office:value="0" calcext:value-type="float">
            <text:p>0</text:p>
          </table:table-cell>
          <table:table-cell table:style-name="ce16" table:formula="of:=SUMIF([.$F$2:.$F$39];CONCATENATE([.T$1];[.$H178]);[.$D$2:.$D$46])" office:value-type="float" office:value="0" calcext:value-type="float">
            <text:p>0</text:p>
          </table:table-cell>
          <table:table-cell table:formula="of:=IF([.T178]=0;0;[.T178]*[.$K178])" office:value-type="float" office:value="0" calcext:value-type="float">
            <text:p>0</text:p>
          </table:table-cell>
          <table:table-cell table:style-name="ce16" table:formula="of:=SUMIF([.$F$2:.$F$39];CONCATENATE([.V$1];[.$H178]);[.$D$2:.$D$46])" office:value-type="float" office:value="0" calcext:value-type="float">
            <text:p>0</text:p>
          </table:table-cell>
          <table:table-cell table:formula="of:=IF([.V178]=0;0;[.V178]*[.$K178])" office:value-type="float" office:value="0" calcext:value-type="float">
            <text:p>0</text:p>
          </table:table-cell>
          <table:table-cell table:style-name="ce16" table:formula="of:=SUMIF([.$F$2:.$F$39];CONCATENATE([.X$1];[.$H178]);[.$D$2:.$D$46])" office:value-type="float" office:value="0" calcext:value-type="float">
            <text:p>0</text:p>
          </table:table-cell>
          <table:table-cell table:formula="of:=IF([.X178]=0;0;[.X178]*[.$K178])" office:value-type="float" office:value="0" calcext:value-type="float">
            <text:p>0</text:p>
          </table:table-cell>
          <table:table-cell table:style-name="ce16" table:formula="of:=SUMIF([.$F$2:.$F$39];CONCATENATE([.Z$1];[.$H178]);[.$D$2:.$D$46])" office:value-type="float" office:value="0" calcext:value-type="float">
            <text:p>0</text:p>
          </table:table-cell>
          <table:table-cell table:formula="of:=IF([.Z178]=0;0;[.Z178]*[.$K17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79]">
            <text:p/>
          </table:table-cell>
          <table:table-cell table:style-name="ce23" table:formula="of:=['Unit Recipes'.H179]" office:value-type="float" office:value="0" calcext:value-type="float">
            <text:p>0</text:p>
          </table:table-cell>
          <table:table-cell table:style-name="ce23" table:formula="of:=['Unit Recipes'.I179]" office:value-type="float" office:value="0" calcext:value-type="float">
            <text:p>0</text:p>
          </table:table-cell>
          <table:table-cell table:style-name="ce23" table:formula="of:=['Unit Recipes'.J179]" office:value-type="float" office:value="3" calcext:value-type="float">
            <text:p>3</text:p>
          </table:table-cell>
          <table:table-cell/>
          <table:table-cell table:formula="of:=[.H179]">
            <text:p/>
          </table:table-cell>
          <table:table-cell table:formula="of:=[.I179]" office:value-type="float" office:value="0" calcext:value-type="float">
            <text:p>0</text:p>
          </table:table-cell>
          <table:table-cell table:formula="of:=[.J179]" office:value-type="float" office:value="0" calcext:value-type="float">
            <text:p>0</text:p>
          </table:table-cell>
          <table:table-cell table:formula="of:=SUMIF([.$F$2:.$F$39];CONCATENATE([.P$1];[.$H179]);[.$D$2:.$D$46])" office:value-type="float" office:value="0" calcext:value-type="float">
            <text:p>0</text:p>
          </table:table-cell>
          <table:table-cell table:formula="of:=IF([.P179]=0;0;[.P179]*[.$K179])" office:value-type="float" office:value="0" calcext:value-type="float">
            <text:p>0</text:p>
          </table:table-cell>
          <table:table-cell table:style-name="ce16" table:formula="of:=SUMIF([.$F$2:.$F$39];CONCATENATE([.R$1];[.$H179]);[.$D$2:.$D$46])" office:value-type="float" office:value="0" calcext:value-type="float">
            <text:p>0</text:p>
          </table:table-cell>
          <table:table-cell table:formula="of:=IF([.R179]=0;0;[.R179]*[.$K179])" office:value-type="float" office:value="0" calcext:value-type="float">
            <text:p>0</text:p>
          </table:table-cell>
          <table:table-cell table:style-name="ce16" table:formula="of:=SUMIF([.$F$2:.$F$39];CONCATENATE([.T$1];[.$H179]);[.$D$2:.$D$46])" office:value-type="float" office:value="0" calcext:value-type="float">
            <text:p>0</text:p>
          </table:table-cell>
          <table:table-cell table:formula="of:=IF([.T179]=0;0;[.T179]*[.$K179])" office:value-type="float" office:value="0" calcext:value-type="float">
            <text:p>0</text:p>
          </table:table-cell>
          <table:table-cell table:style-name="ce16" table:formula="of:=SUMIF([.$F$2:.$F$39];CONCATENATE([.V$1];[.$H179]);[.$D$2:.$D$46])" office:value-type="float" office:value="0" calcext:value-type="float">
            <text:p>0</text:p>
          </table:table-cell>
          <table:table-cell table:formula="of:=IF([.V179]=0;0;[.V179]*[.$K179])" office:value-type="float" office:value="0" calcext:value-type="float">
            <text:p>0</text:p>
          </table:table-cell>
          <table:table-cell table:style-name="ce16" table:formula="of:=SUMIF([.$F$2:.$F$39];CONCATENATE([.X$1];[.$H179]);[.$D$2:.$D$46])" office:value-type="float" office:value="0" calcext:value-type="float">
            <text:p>0</text:p>
          </table:table-cell>
          <table:table-cell table:formula="of:=IF([.X179]=0;0;[.X179]*[.$K179])" office:value-type="float" office:value="0" calcext:value-type="float">
            <text:p>0</text:p>
          </table:table-cell>
          <table:table-cell table:style-name="ce16" table:formula="of:=SUMIF([.$F$2:.$F$39];CONCATENATE([.Z$1];[.$H179]);[.$D$2:.$D$46])" office:value-type="float" office:value="0" calcext:value-type="float">
            <text:p>0</text:p>
          </table:table-cell>
          <table:table-cell table:formula="of:=IF([.Z179]=0;0;[.Z179]*[.$K17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0]">
            <text:p/>
          </table:table-cell>
          <table:table-cell table:style-name="ce23" table:formula="of:=['Unit Recipes'.H180]" office:value-type="float" office:value="0" calcext:value-type="float">
            <text:p>0</text:p>
          </table:table-cell>
          <table:table-cell table:style-name="ce23" table:formula="of:=['Unit Recipes'.I180]" office:value-type="float" office:value="0" calcext:value-type="float">
            <text:p>0</text:p>
          </table:table-cell>
          <table:table-cell table:style-name="ce23" table:formula="of:=['Unit Recipes'.J180]" office:value-type="float" office:value="3" calcext:value-type="float">
            <text:p>3</text:p>
          </table:table-cell>
          <table:table-cell/>
          <table:table-cell table:formula="of:=[.H180]">
            <text:p/>
          </table:table-cell>
          <table:table-cell table:formula="of:=[.I180]" office:value-type="float" office:value="0" calcext:value-type="float">
            <text:p>0</text:p>
          </table:table-cell>
          <table:table-cell table:formula="of:=[.J180]" office:value-type="float" office:value="0" calcext:value-type="float">
            <text:p>0</text:p>
          </table:table-cell>
          <table:table-cell table:formula="of:=SUMIF([.$F$2:.$F$39];CONCATENATE([.P$1];[.$H180]);[.$D$2:.$D$46])" office:value-type="float" office:value="0" calcext:value-type="float">
            <text:p>0</text:p>
          </table:table-cell>
          <table:table-cell table:formula="of:=IF([.P180]=0;0;[.P180]*[.$K180])" office:value-type="float" office:value="0" calcext:value-type="float">
            <text:p>0</text:p>
          </table:table-cell>
          <table:table-cell table:style-name="ce16" table:formula="of:=SUMIF([.$F$2:.$F$39];CONCATENATE([.R$1];[.$H180]);[.$D$2:.$D$46])" office:value-type="float" office:value="0" calcext:value-type="float">
            <text:p>0</text:p>
          </table:table-cell>
          <table:table-cell table:formula="of:=IF([.R180]=0;0;[.R180]*[.$K180])" office:value-type="float" office:value="0" calcext:value-type="float">
            <text:p>0</text:p>
          </table:table-cell>
          <table:table-cell table:style-name="ce16" table:formula="of:=SUMIF([.$F$2:.$F$39];CONCATENATE([.T$1];[.$H180]);[.$D$2:.$D$46])" office:value-type="float" office:value="0" calcext:value-type="float">
            <text:p>0</text:p>
          </table:table-cell>
          <table:table-cell table:formula="of:=IF([.T180]=0;0;[.T180]*[.$K180])" office:value-type="float" office:value="0" calcext:value-type="float">
            <text:p>0</text:p>
          </table:table-cell>
          <table:table-cell table:style-name="ce16" table:formula="of:=SUMIF([.$F$2:.$F$39];CONCATENATE([.V$1];[.$H180]);[.$D$2:.$D$46])" office:value-type="float" office:value="0" calcext:value-type="float">
            <text:p>0</text:p>
          </table:table-cell>
          <table:table-cell table:formula="of:=IF([.V180]=0;0;[.V180]*[.$K180])" office:value-type="float" office:value="0" calcext:value-type="float">
            <text:p>0</text:p>
          </table:table-cell>
          <table:table-cell table:style-name="ce16" table:formula="of:=SUMIF([.$F$2:.$F$39];CONCATENATE([.X$1];[.$H180]);[.$D$2:.$D$46])" office:value-type="float" office:value="0" calcext:value-type="float">
            <text:p>0</text:p>
          </table:table-cell>
          <table:table-cell table:formula="of:=IF([.X180]=0;0;[.X180]*[.$K180])" office:value-type="float" office:value="0" calcext:value-type="float">
            <text:p>0</text:p>
          </table:table-cell>
          <table:table-cell table:style-name="ce16" table:formula="of:=SUMIF([.$F$2:.$F$39];CONCATENATE([.Z$1];[.$H180]);[.$D$2:.$D$46])" office:value-type="float" office:value="0" calcext:value-type="float">
            <text:p>0</text:p>
          </table:table-cell>
          <table:table-cell table:formula="of:=IF([.Z180]=0;0;[.Z180]*[.$K18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1]">
            <text:p/>
          </table:table-cell>
          <table:table-cell table:style-name="ce23" table:formula="of:=['Unit Recipes'.H181]" office:value-type="float" office:value="0" calcext:value-type="float">
            <text:p>0</text:p>
          </table:table-cell>
          <table:table-cell table:style-name="ce23" table:formula="of:=['Unit Recipes'.I181]" office:value-type="float" office:value="0" calcext:value-type="float">
            <text:p>0</text:p>
          </table:table-cell>
          <table:table-cell table:style-name="ce23" table:formula="of:=['Unit Recipes'.J181]" office:value-type="float" office:value="3" calcext:value-type="float">
            <text:p>3</text:p>
          </table:table-cell>
          <table:table-cell/>
          <table:table-cell table:formula="of:=[.H181]">
            <text:p/>
          </table:table-cell>
          <table:table-cell table:formula="of:=[.I181]" office:value-type="float" office:value="0" calcext:value-type="float">
            <text:p>0</text:p>
          </table:table-cell>
          <table:table-cell table:formula="of:=[.J181]" office:value-type="float" office:value="0" calcext:value-type="float">
            <text:p>0</text:p>
          </table:table-cell>
          <table:table-cell table:formula="of:=SUMIF([.$F$2:.$F$39];CONCATENATE([.P$1];[.$H181]);[.$D$2:.$D$46])" office:value-type="float" office:value="0" calcext:value-type="float">
            <text:p>0</text:p>
          </table:table-cell>
          <table:table-cell table:formula="of:=IF([.P181]=0;0;[.P181]*[.$K181])" office:value-type="float" office:value="0" calcext:value-type="float">
            <text:p>0</text:p>
          </table:table-cell>
          <table:table-cell table:style-name="ce16" table:formula="of:=SUMIF([.$F$2:.$F$39];CONCATENATE([.R$1];[.$H181]);[.$D$2:.$D$46])" office:value-type="float" office:value="0" calcext:value-type="float">
            <text:p>0</text:p>
          </table:table-cell>
          <table:table-cell table:formula="of:=IF([.R181]=0;0;[.R181]*[.$K181])" office:value-type="float" office:value="0" calcext:value-type="float">
            <text:p>0</text:p>
          </table:table-cell>
          <table:table-cell table:style-name="ce16" table:formula="of:=SUMIF([.$F$2:.$F$39];CONCATENATE([.T$1];[.$H181]);[.$D$2:.$D$46])" office:value-type="float" office:value="0" calcext:value-type="float">
            <text:p>0</text:p>
          </table:table-cell>
          <table:table-cell table:formula="of:=IF([.T181]=0;0;[.T181]*[.$K181])" office:value-type="float" office:value="0" calcext:value-type="float">
            <text:p>0</text:p>
          </table:table-cell>
          <table:table-cell table:style-name="ce16" table:formula="of:=SUMIF([.$F$2:.$F$39];CONCATENATE([.V$1];[.$H181]);[.$D$2:.$D$46])" office:value-type="float" office:value="0" calcext:value-type="float">
            <text:p>0</text:p>
          </table:table-cell>
          <table:table-cell table:formula="of:=IF([.V181]=0;0;[.V181]*[.$K181])" office:value-type="float" office:value="0" calcext:value-type="float">
            <text:p>0</text:p>
          </table:table-cell>
          <table:table-cell table:style-name="ce16" table:formula="of:=SUMIF([.$F$2:.$F$39];CONCATENATE([.X$1];[.$H181]);[.$D$2:.$D$46])" office:value-type="float" office:value="0" calcext:value-type="float">
            <text:p>0</text:p>
          </table:table-cell>
          <table:table-cell table:formula="of:=IF([.X181]=0;0;[.X181]*[.$K181])" office:value-type="float" office:value="0" calcext:value-type="float">
            <text:p>0</text:p>
          </table:table-cell>
          <table:table-cell table:style-name="ce16" table:formula="of:=SUMIF([.$F$2:.$F$39];CONCATENATE([.Z$1];[.$H181]);[.$D$2:.$D$46])" office:value-type="float" office:value="0" calcext:value-type="float">
            <text:p>0</text:p>
          </table:table-cell>
          <table:table-cell table:formula="of:=IF([.Z181]=0;0;[.Z181]*[.$K18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2]">
            <text:p/>
          </table:table-cell>
          <table:table-cell table:style-name="ce23" table:formula="of:=['Unit Recipes'.H182]" office:value-type="float" office:value="0" calcext:value-type="float">
            <text:p>0</text:p>
          </table:table-cell>
          <table:table-cell table:style-name="ce23" table:formula="of:=['Unit Recipes'.I182]" office:value-type="float" office:value="0" calcext:value-type="float">
            <text:p>0</text:p>
          </table:table-cell>
          <table:table-cell table:style-name="ce23" table:formula="of:=['Unit Recipes'.J182]" office:value-type="float" office:value="3" calcext:value-type="float">
            <text:p>3</text:p>
          </table:table-cell>
          <table:table-cell/>
          <table:table-cell table:formula="of:=[.H182]">
            <text:p/>
          </table:table-cell>
          <table:table-cell table:formula="of:=[.I182]" office:value-type="float" office:value="0" calcext:value-type="float">
            <text:p>0</text:p>
          </table:table-cell>
          <table:table-cell table:formula="of:=[.J182]" office:value-type="float" office:value="0" calcext:value-type="float">
            <text:p>0</text:p>
          </table:table-cell>
          <table:table-cell table:formula="of:=SUMIF([.$F$2:.$F$39];CONCATENATE([.P$1];[.$H182]);[.$D$2:.$D$46])" office:value-type="float" office:value="0" calcext:value-type="float">
            <text:p>0</text:p>
          </table:table-cell>
          <table:table-cell table:formula="of:=IF([.P182]=0;0;[.P182]*[.$K182])" office:value-type="float" office:value="0" calcext:value-type="float">
            <text:p>0</text:p>
          </table:table-cell>
          <table:table-cell table:style-name="ce16" table:formula="of:=SUMIF([.$F$2:.$F$39];CONCATENATE([.R$1];[.$H182]);[.$D$2:.$D$46])" office:value-type="float" office:value="0" calcext:value-type="float">
            <text:p>0</text:p>
          </table:table-cell>
          <table:table-cell table:formula="of:=IF([.R182]=0;0;[.R182]*[.$K182])" office:value-type="float" office:value="0" calcext:value-type="float">
            <text:p>0</text:p>
          </table:table-cell>
          <table:table-cell table:style-name="ce16" table:formula="of:=SUMIF([.$F$2:.$F$39];CONCATENATE([.T$1];[.$H182]);[.$D$2:.$D$46])" office:value-type="float" office:value="0" calcext:value-type="float">
            <text:p>0</text:p>
          </table:table-cell>
          <table:table-cell table:formula="of:=IF([.T182]=0;0;[.T182]*[.$K182])" office:value-type="float" office:value="0" calcext:value-type="float">
            <text:p>0</text:p>
          </table:table-cell>
          <table:table-cell table:style-name="ce16" table:formula="of:=SUMIF([.$F$2:.$F$39];CONCATENATE([.V$1];[.$H182]);[.$D$2:.$D$46])" office:value-type="float" office:value="0" calcext:value-type="float">
            <text:p>0</text:p>
          </table:table-cell>
          <table:table-cell table:formula="of:=IF([.V182]=0;0;[.V182]*[.$K182])" office:value-type="float" office:value="0" calcext:value-type="float">
            <text:p>0</text:p>
          </table:table-cell>
          <table:table-cell table:style-name="ce16" table:formula="of:=SUMIF([.$F$2:.$F$39];CONCATENATE([.X$1];[.$H182]);[.$D$2:.$D$46])" office:value-type="float" office:value="0" calcext:value-type="float">
            <text:p>0</text:p>
          </table:table-cell>
          <table:table-cell table:formula="of:=IF([.X182]=0;0;[.X182]*[.$K182])" office:value-type="float" office:value="0" calcext:value-type="float">
            <text:p>0</text:p>
          </table:table-cell>
          <table:table-cell table:style-name="ce16" table:formula="of:=SUMIF([.$F$2:.$F$39];CONCATENATE([.Z$1];[.$H182]);[.$D$2:.$D$46])" office:value-type="float" office:value="0" calcext:value-type="float">
            <text:p>0</text:p>
          </table:table-cell>
          <table:table-cell table:formula="of:=IF([.Z182]=0;0;[.Z182]*[.$K18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3]">
            <text:p/>
          </table:table-cell>
          <table:table-cell table:style-name="ce23" table:formula="of:=['Unit Recipes'.H183]" office:value-type="float" office:value="0" calcext:value-type="float">
            <text:p>0</text:p>
          </table:table-cell>
          <table:table-cell table:style-name="ce23" table:formula="of:=['Unit Recipes'.I183]" office:value-type="float" office:value="0" calcext:value-type="float">
            <text:p>0</text:p>
          </table:table-cell>
          <table:table-cell table:style-name="ce23" table:formula="of:=['Unit Recipes'.J183]" office:value-type="float" office:value="3" calcext:value-type="float">
            <text:p>3</text:p>
          </table:table-cell>
          <table:table-cell/>
          <table:table-cell table:formula="of:=[.H183]">
            <text:p/>
          </table:table-cell>
          <table:table-cell table:formula="of:=[.I183]" office:value-type="float" office:value="0" calcext:value-type="float">
            <text:p>0</text:p>
          </table:table-cell>
          <table:table-cell table:formula="of:=[.J183]" office:value-type="float" office:value="0" calcext:value-type="float">
            <text:p>0</text:p>
          </table:table-cell>
          <table:table-cell table:formula="of:=SUMIF([.$F$2:.$F$39];CONCATENATE([.P$1];[.$H183]);[.$D$2:.$D$46])" office:value-type="float" office:value="0" calcext:value-type="float">
            <text:p>0</text:p>
          </table:table-cell>
          <table:table-cell table:formula="of:=IF([.P183]=0;0;[.P183]*[.$K183])" office:value-type="float" office:value="0" calcext:value-type="float">
            <text:p>0</text:p>
          </table:table-cell>
          <table:table-cell table:style-name="ce16" table:formula="of:=SUMIF([.$F$2:.$F$39];CONCATENATE([.R$1];[.$H183]);[.$D$2:.$D$46])" office:value-type="float" office:value="0" calcext:value-type="float">
            <text:p>0</text:p>
          </table:table-cell>
          <table:table-cell table:formula="of:=IF([.R183]=0;0;[.R183]*[.$K183])" office:value-type="float" office:value="0" calcext:value-type="float">
            <text:p>0</text:p>
          </table:table-cell>
          <table:table-cell table:style-name="ce16" table:formula="of:=SUMIF([.$F$2:.$F$39];CONCATENATE([.T$1];[.$H183]);[.$D$2:.$D$46])" office:value-type="float" office:value="0" calcext:value-type="float">
            <text:p>0</text:p>
          </table:table-cell>
          <table:table-cell table:formula="of:=IF([.T183]=0;0;[.T183]*[.$K183])" office:value-type="float" office:value="0" calcext:value-type="float">
            <text:p>0</text:p>
          </table:table-cell>
          <table:table-cell table:style-name="ce16" table:formula="of:=SUMIF([.$F$2:.$F$39];CONCATENATE([.V$1];[.$H183]);[.$D$2:.$D$46])" office:value-type="float" office:value="0" calcext:value-type="float">
            <text:p>0</text:p>
          </table:table-cell>
          <table:table-cell table:formula="of:=IF([.V183]=0;0;[.V183]*[.$K183])" office:value-type="float" office:value="0" calcext:value-type="float">
            <text:p>0</text:p>
          </table:table-cell>
          <table:table-cell table:style-name="ce16" table:formula="of:=SUMIF([.$F$2:.$F$39];CONCATENATE([.X$1];[.$H183]);[.$D$2:.$D$46])" office:value-type="float" office:value="0" calcext:value-type="float">
            <text:p>0</text:p>
          </table:table-cell>
          <table:table-cell table:formula="of:=IF([.X183]=0;0;[.X183]*[.$K183])" office:value-type="float" office:value="0" calcext:value-type="float">
            <text:p>0</text:p>
          </table:table-cell>
          <table:table-cell table:style-name="ce16" table:formula="of:=SUMIF([.$F$2:.$F$39];CONCATENATE([.Z$1];[.$H183]);[.$D$2:.$D$46])" office:value-type="float" office:value="0" calcext:value-type="float">
            <text:p>0</text:p>
          </table:table-cell>
          <table:table-cell table:formula="of:=IF([.Z183]=0;0;[.Z183]*[.$K18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4]">
            <text:p/>
          </table:table-cell>
          <table:table-cell table:style-name="ce23" table:formula="of:=['Unit Recipes'.H184]" office:value-type="float" office:value="0" calcext:value-type="float">
            <text:p>0</text:p>
          </table:table-cell>
          <table:table-cell table:style-name="ce23" table:formula="of:=['Unit Recipes'.I184]" office:value-type="float" office:value="0" calcext:value-type="float">
            <text:p>0</text:p>
          </table:table-cell>
          <table:table-cell table:style-name="ce23" table:formula="of:=['Unit Recipes'.J184]" office:value-type="float" office:value="3" calcext:value-type="float">
            <text:p>3</text:p>
          </table:table-cell>
          <table:table-cell/>
          <table:table-cell table:formula="of:=[.H184]">
            <text:p/>
          </table:table-cell>
          <table:table-cell table:formula="of:=[.I184]" office:value-type="float" office:value="0" calcext:value-type="float">
            <text:p>0</text:p>
          </table:table-cell>
          <table:table-cell table:formula="of:=[.J184]" office:value-type="float" office:value="0" calcext:value-type="float">
            <text:p>0</text:p>
          </table:table-cell>
          <table:table-cell table:formula="of:=SUMIF([.$F$2:.$F$39];CONCATENATE([.P$1];[.$H184]);[.$D$2:.$D$46])" office:value-type="float" office:value="0" calcext:value-type="float">
            <text:p>0</text:p>
          </table:table-cell>
          <table:table-cell table:formula="of:=IF([.P184]=0;0;[.P184]*[.$K184])" office:value-type="float" office:value="0" calcext:value-type="float">
            <text:p>0</text:p>
          </table:table-cell>
          <table:table-cell table:style-name="ce16" table:formula="of:=SUMIF([.$F$2:.$F$39];CONCATENATE([.R$1];[.$H184]);[.$D$2:.$D$46])" office:value-type="float" office:value="0" calcext:value-type="float">
            <text:p>0</text:p>
          </table:table-cell>
          <table:table-cell table:formula="of:=IF([.R184]=0;0;[.R184]*[.$K184])" office:value-type="float" office:value="0" calcext:value-type="float">
            <text:p>0</text:p>
          </table:table-cell>
          <table:table-cell table:style-name="ce16" table:formula="of:=SUMIF([.$F$2:.$F$39];CONCATENATE([.T$1];[.$H184]);[.$D$2:.$D$46])" office:value-type="float" office:value="0" calcext:value-type="float">
            <text:p>0</text:p>
          </table:table-cell>
          <table:table-cell table:formula="of:=IF([.T184]=0;0;[.T184]*[.$K184])" office:value-type="float" office:value="0" calcext:value-type="float">
            <text:p>0</text:p>
          </table:table-cell>
          <table:table-cell table:style-name="ce16" table:formula="of:=SUMIF([.$F$2:.$F$39];CONCATENATE([.V$1];[.$H184]);[.$D$2:.$D$46])" office:value-type="float" office:value="0" calcext:value-type="float">
            <text:p>0</text:p>
          </table:table-cell>
          <table:table-cell table:formula="of:=IF([.V184]=0;0;[.V184]*[.$K184])" office:value-type="float" office:value="0" calcext:value-type="float">
            <text:p>0</text:p>
          </table:table-cell>
          <table:table-cell table:style-name="ce16" table:formula="of:=SUMIF([.$F$2:.$F$39];CONCATENATE([.X$1];[.$H184]);[.$D$2:.$D$46])" office:value-type="float" office:value="0" calcext:value-type="float">
            <text:p>0</text:p>
          </table:table-cell>
          <table:table-cell table:formula="of:=IF([.X184]=0;0;[.X184]*[.$K184])" office:value-type="float" office:value="0" calcext:value-type="float">
            <text:p>0</text:p>
          </table:table-cell>
          <table:table-cell table:style-name="ce16" table:formula="of:=SUMIF([.$F$2:.$F$39];CONCATENATE([.Z$1];[.$H184]);[.$D$2:.$D$46])" office:value-type="float" office:value="0" calcext:value-type="float">
            <text:p>0</text:p>
          </table:table-cell>
          <table:table-cell table:formula="of:=IF([.Z184]=0;0;[.Z184]*[.$K18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5]">
            <text:p/>
          </table:table-cell>
          <table:table-cell table:style-name="ce23" table:formula="of:=['Unit Recipes'.H185]" office:value-type="float" office:value="0" calcext:value-type="float">
            <text:p>0</text:p>
          </table:table-cell>
          <table:table-cell table:style-name="ce23" table:formula="of:=['Unit Recipes'.I185]" office:value-type="float" office:value="0" calcext:value-type="float">
            <text:p>0</text:p>
          </table:table-cell>
          <table:table-cell table:style-name="ce23" table:formula="of:=['Unit Recipes'.J185]" office:value-type="float" office:value="3" calcext:value-type="float">
            <text:p>3</text:p>
          </table:table-cell>
          <table:table-cell/>
          <table:table-cell table:formula="of:=[.H185]">
            <text:p/>
          </table:table-cell>
          <table:table-cell table:formula="of:=[.I185]" office:value-type="float" office:value="0" calcext:value-type="float">
            <text:p>0</text:p>
          </table:table-cell>
          <table:table-cell table:formula="of:=[.J185]" office:value-type="float" office:value="0" calcext:value-type="float">
            <text:p>0</text:p>
          </table:table-cell>
          <table:table-cell table:formula="of:=SUMIF([.$F$2:.$F$39];CONCATENATE([.P$1];[.$H185]);[.$D$2:.$D$46])" office:value-type="float" office:value="0" calcext:value-type="float">
            <text:p>0</text:p>
          </table:table-cell>
          <table:table-cell table:formula="of:=IF([.P185]=0;0;[.P185]*[.$K185])" office:value-type="float" office:value="0" calcext:value-type="float">
            <text:p>0</text:p>
          </table:table-cell>
          <table:table-cell table:style-name="ce16" table:formula="of:=SUMIF([.$F$2:.$F$39];CONCATENATE([.R$1];[.$H185]);[.$D$2:.$D$46])" office:value-type="float" office:value="0" calcext:value-type="float">
            <text:p>0</text:p>
          </table:table-cell>
          <table:table-cell table:formula="of:=IF([.R185]=0;0;[.R185]*[.$K185])" office:value-type="float" office:value="0" calcext:value-type="float">
            <text:p>0</text:p>
          </table:table-cell>
          <table:table-cell table:style-name="ce16" table:formula="of:=SUMIF([.$F$2:.$F$39];CONCATENATE([.T$1];[.$H185]);[.$D$2:.$D$46])" office:value-type="float" office:value="0" calcext:value-type="float">
            <text:p>0</text:p>
          </table:table-cell>
          <table:table-cell table:formula="of:=IF([.T185]=0;0;[.T185]*[.$K185])" office:value-type="float" office:value="0" calcext:value-type="float">
            <text:p>0</text:p>
          </table:table-cell>
          <table:table-cell table:style-name="ce16" table:formula="of:=SUMIF([.$F$2:.$F$39];CONCATENATE([.V$1];[.$H185]);[.$D$2:.$D$46])" office:value-type="float" office:value="0" calcext:value-type="float">
            <text:p>0</text:p>
          </table:table-cell>
          <table:table-cell table:formula="of:=IF([.V185]=0;0;[.V185]*[.$K185])" office:value-type="float" office:value="0" calcext:value-type="float">
            <text:p>0</text:p>
          </table:table-cell>
          <table:table-cell table:style-name="ce16" table:formula="of:=SUMIF([.$F$2:.$F$39];CONCATENATE([.X$1];[.$H185]);[.$D$2:.$D$46])" office:value-type="float" office:value="0" calcext:value-type="float">
            <text:p>0</text:p>
          </table:table-cell>
          <table:table-cell table:formula="of:=IF([.X185]=0;0;[.X185]*[.$K185])" office:value-type="float" office:value="0" calcext:value-type="float">
            <text:p>0</text:p>
          </table:table-cell>
          <table:table-cell table:style-name="ce16" table:formula="of:=SUMIF([.$F$2:.$F$39];CONCATENATE([.Z$1];[.$H185]);[.$D$2:.$D$46])" office:value-type="float" office:value="0" calcext:value-type="float">
            <text:p>0</text:p>
          </table:table-cell>
          <table:table-cell table:formula="of:=IF([.Z185]=0;0;[.Z185]*[.$K18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6]">
            <text:p/>
          </table:table-cell>
          <table:table-cell table:style-name="ce23" table:formula="of:=['Unit Recipes'.H186]" office:value-type="float" office:value="0" calcext:value-type="float">
            <text:p>0</text:p>
          </table:table-cell>
          <table:table-cell table:style-name="ce23" table:formula="of:=['Unit Recipes'.I186]" office:value-type="float" office:value="0" calcext:value-type="float">
            <text:p>0</text:p>
          </table:table-cell>
          <table:table-cell table:style-name="ce23" table:formula="of:=['Unit Recipes'.J186]" office:value-type="float" office:value="3" calcext:value-type="float">
            <text:p>3</text:p>
          </table:table-cell>
          <table:table-cell/>
          <table:table-cell table:formula="of:=[.H186]">
            <text:p/>
          </table:table-cell>
          <table:table-cell table:formula="of:=[.I186]" office:value-type="float" office:value="0" calcext:value-type="float">
            <text:p>0</text:p>
          </table:table-cell>
          <table:table-cell table:formula="of:=[.J186]" office:value-type="float" office:value="0" calcext:value-type="float">
            <text:p>0</text:p>
          </table:table-cell>
          <table:table-cell table:formula="of:=SUMIF([.$F$2:.$F$39];CONCATENATE([.P$1];[.$H186]);[.$D$2:.$D$46])" office:value-type="float" office:value="0" calcext:value-type="float">
            <text:p>0</text:p>
          </table:table-cell>
          <table:table-cell table:formula="of:=IF([.P186]=0;0;[.P186]*[.$K186])" office:value-type="float" office:value="0" calcext:value-type="float">
            <text:p>0</text:p>
          </table:table-cell>
          <table:table-cell table:style-name="ce16" table:formula="of:=SUMIF([.$F$2:.$F$39];CONCATENATE([.R$1];[.$H186]);[.$D$2:.$D$46])" office:value-type="float" office:value="0" calcext:value-type="float">
            <text:p>0</text:p>
          </table:table-cell>
          <table:table-cell table:formula="of:=IF([.R186]=0;0;[.R186]*[.$K186])" office:value-type="float" office:value="0" calcext:value-type="float">
            <text:p>0</text:p>
          </table:table-cell>
          <table:table-cell table:style-name="ce16" table:formula="of:=SUMIF([.$F$2:.$F$39];CONCATENATE([.T$1];[.$H186]);[.$D$2:.$D$46])" office:value-type="float" office:value="0" calcext:value-type="float">
            <text:p>0</text:p>
          </table:table-cell>
          <table:table-cell table:formula="of:=IF([.T186]=0;0;[.T186]*[.$K186])" office:value-type="float" office:value="0" calcext:value-type="float">
            <text:p>0</text:p>
          </table:table-cell>
          <table:table-cell table:style-name="ce16" table:formula="of:=SUMIF([.$F$2:.$F$39];CONCATENATE([.V$1];[.$H186]);[.$D$2:.$D$46])" office:value-type="float" office:value="0" calcext:value-type="float">
            <text:p>0</text:p>
          </table:table-cell>
          <table:table-cell table:formula="of:=IF([.V186]=0;0;[.V186]*[.$K186])" office:value-type="float" office:value="0" calcext:value-type="float">
            <text:p>0</text:p>
          </table:table-cell>
          <table:table-cell table:style-name="ce16" table:formula="of:=SUMIF([.$F$2:.$F$39];CONCATENATE([.X$1];[.$H186]);[.$D$2:.$D$46])" office:value-type="float" office:value="0" calcext:value-type="float">
            <text:p>0</text:p>
          </table:table-cell>
          <table:table-cell table:formula="of:=IF([.X186]=0;0;[.X186]*[.$K186])" office:value-type="float" office:value="0" calcext:value-type="float">
            <text:p>0</text:p>
          </table:table-cell>
          <table:table-cell table:style-name="ce16" table:formula="of:=SUMIF([.$F$2:.$F$39];CONCATENATE([.Z$1];[.$H186]);[.$D$2:.$D$46])" office:value-type="float" office:value="0" calcext:value-type="float">
            <text:p>0</text:p>
          </table:table-cell>
          <table:table-cell table:formula="of:=IF([.Z186]=0;0;[.Z186]*[.$K18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7]">
            <text:p/>
          </table:table-cell>
          <table:table-cell table:style-name="ce23" table:formula="of:=['Unit Recipes'.H187]" office:value-type="float" office:value="0" calcext:value-type="float">
            <text:p>0</text:p>
          </table:table-cell>
          <table:table-cell table:style-name="ce23" table:formula="of:=['Unit Recipes'.I187]" office:value-type="float" office:value="0" calcext:value-type="float">
            <text:p>0</text:p>
          </table:table-cell>
          <table:table-cell table:style-name="ce23" table:formula="of:=['Unit Recipes'.J187]" office:value-type="float" office:value="3" calcext:value-type="float">
            <text:p>3</text:p>
          </table:table-cell>
          <table:table-cell/>
          <table:table-cell table:formula="of:=[.H187]">
            <text:p/>
          </table:table-cell>
          <table:table-cell table:formula="of:=[.I187]" office:value-type="float" office:value="0" calcext:value-type="float">
            <text:p>0</text:p>
          </table:table-cell>
          <table:table-cell table:formula="of:=[.J187]" office:value-type="float" office:value="0" calcext:value-type="float">
            <text:p>0</text:p>
          </table:table-cell>
          <table:table-cell table:formula="of:=SUMIF([.$F$2:.$F$39];CONCATENATE([.P$1];[.$H187]);[.$D$2:.$D$46])" office:value-type="float" office:value="0" calcext:value-type="float">
            <text:p>0</text:p>
          </table:table-cell>
          <table:table-cell table:formula="of:=IF([.P187]=0;0;[.P187]*[.$K187])" office:value-type="float" office:value="0" calcext:value-type="float">
            <text:p>0</text:p>
          </table:table-cell>
          <table:table-cell table:style-name="ce16" table:formula="of:=SUMIF([.$F$2:.$F$39];CONCATENATE([.R$1];[.$H187]);[.$D$2:.$D$46])" office:value-type="float" office:value="0" calcext:value-type="float">
            <text:p>0</text:p>
          </table:table-cell>
          <table:table-cell table:formula="of:=IF([.R187]=0;0;[.R187]*[.$K187])" office:value-type="float" office:value="0" calcext:value-type="float">
            <text:p>0</text:p>
          </table:table-cell>
          <table:table-cell table:style-name="ce16" table:formula="of:=SUMIF([.$F$2:.$F$39];CONCATENATE([.T$1];[.$H187]);[.$D$2:.$D$46])" office:value-type="float" office:value="0" calcext:value-type="float">
            <text:p>0</text:p>
          </table:table-cell>
          <table:table-cell table:formula="of:=IF([.T187]=0;0;[.T187]*[.$K187])" office:value-type="float" office:value="0" calcext:value-type="float">
            <text:p>0</text:p>
          </table:table-cell>
          <table:table-cell table:style-name="ce16" table:formula="of:=SUMIF([.$F$2:.$F$39];CONCATENATE([.V$1];[.$H187]);[.$D$2:.$D$46])" office:value-type="float" office:value="0" calcext:value-type="float">
            <text:p>0</text:p>
          </table:table-cell>
          <table:table-cell table:formula="of:=IF([.V187]=0;0;[.V187]*[.$K187])" office:value-type="float" office:value="0" calcext:value-type="float">
            <text:p>0</text:p>
          </table:table-cell>
          <table:table-cell table:style-name="ce16" table:formula="of:=SUMIF([.$F$2:.$F$39];CONCATENATE([.X$1];[.$H187]);[.$D$2:.$D$46])" office:value-type="float" office:value="0" calcext:value-type="float">
            <text:p>0</text:p>
          </table:table-cell>
          <table:table-cell table:formula="of:=IF([.X187]=0;0;[.X187]*[.$K187])" office:value-type="float" office:value="0" calcext:value-type="float">
            <text:p>0</text:p>
          </table:table-cell>
          <table:table-cell table:style-name="ce16" table:formula="of:=SUMIF([.$F$2:.$F$39];CONCATENATE([.Z$1];[.$H187]);[.$D$2:.$D$46])" office:value-type="float" office:value="0" calcext:value-type="float">
            <text:p>0</text:p>
          </table:table-cell>
          <table:table-cell table:formula="of:=IF([.Z187]=0;0;[.Z187]*[.$K18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8]">
            <text:p/>
          </table:table-cell>
          <table:table-cell table:style-name="ce23" table:formula="of:=['Unit Recipes'.H188]" office:value-type="float" office:value="0" calcext:value-type="float">
            <text:p>0</text:p>
          </table:table-cell>
          <table:table-cell table:style-name="ce23" table:formula="of:=['Unit Recipes'.I188]" office:value-type="float" office:value="0" calcext:value-type="float">
            <text:p>0</text:p>
          </table:table-cell>
          <table:table-cell table:style-name="ce23" table:formula="of:=['Unit Recipes'.J188]" office:value-type="float" office:value="3" calcext:value-type="float">
            <text:p>3</text:p>
          </table:table-cell>
          <table:table-cell/>
          <table:table-cell table:formula="of:=[.H188]">
            <text:p/>
          </table:table-cell>
          <table:table-cell table:formula="of:=[.I188]" office:value-type="float" office:value="0" calcext:value-type="float">
            <text:p>0</text:p>
          </table:table-cell>
          <table:table-cell table:formula="of:=[.J188]" office:value-type="float" office:value="0" calcext:value-type="float">
            <text:p>0</text:p>
          </table:table-cell>
          <table:table-cell table:formula="of:=SUMIF([.$F$2:.$F$39];CONCATENATE([.P$1];[.$H188]);[.$D$2:.$D$46])" office:value-type="float" office:value="0" calcext:value-type="float">
            <text:p>0</text:p>
          </table:table-cell>
          <table:table-cell table:formula="of:=IF([.P188]=0;0;[.P188]*[.$K188])" office:value-type="float" office:value="0" calcext:value-type="float">
            <text:p>0</text:p>
          </table:table-cell>
          <table:table-cell table:style-name="ce16" table:formula="of:=SUMIF([.$F$2:.$F$39];CONCATENATE([.R$1];[.$H188]);[.$D$2:.$D$46])" office:value-type="float" office:value="0" calcext:value-type="float">
            <text:p>0</text:p>
          </table:table-cell>
          <table:table-cell table:formula="of:=IF([.R188]=0;0;[.R188]*[.$K188])" office:value-type="float" office:value="0" calcext:value-type="float">
            <text:p>0</text:p>
          </table:table-cell>
          <table:table-cell table:style-name="ce16" table:formula="of:=SUMIF([.$F$2:.$F$39];CONCATENATE([.T$1];[.$H188]);[.$D$2:.$D$46])" office:value-type="float" office:value="0" calcext:value-type="float">
            <text:p>0</text:p>
          </table:table-cell>
          <table:table-cell table:formula="of:=IF([.T188]=0;0;[.T188]*[.$K188])" office:value-type="float" office:value="0" calcext:value-type="float">
            <text:p>0</text:p>
          </table:table-cell>
          <table:table-cell table:style-name="ce16" table:formula="of:=SUMIF([.$F$2:.$F$39];CONCATENATE([.V$1];[.$H188]);[.$D$2:.$D$46])" office:value-type="float" office:value="0" calcext:value-type="float">
            <text:p>0</text:p>
          </table:table-cell>
          <table:table-cell table:formula="of:=IF([.V188]=0;0;[.V188]*[.$K188])" office:value-type="float" office:value="0" calcext:value-type="float">
            <text:p>0</text:p>
          </table:table-cell>
          <table:table-cell table:style-name="ce16" table:formula="of:=SUMIF([.$F$2:.$F$39];CONCATENATE([.X$1];[.$H188]);[.$D$2:.$D$46])" office:value-type="float" office:value="0" calcext:value-type="float">
            <text:p>0</text:p>
          </table:table-cell>
          <table:table-cell table:formula="of:=IF([.X188]=0;0;[.X188]*[.$K188])" office:value-type="float" office:value="0" calcext:value-type="float">
            <text:p>0</text:p>
          </table:table-cell>
          <table:table-cell table:style-name="ce16" table:formula="of:=SUMIF([.$F$2:.$F$39];CONCATENATE([.Z$1];[.$H188]);[.$D$2:.$D$46])" office:value-type="float" office:value="0" calcext:value-type="float">
            <text:p>0</text:p>
          </table:table-cell>
          <table:table-cell table:formula="of:=IF([.Z188]=0;0;[.Z188]*[.$K18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89]">
            <text:p/>
          </table:table-cell>
          <table:table-cell table:style-name="ce23" table:formula="of:=['Unit Recipes'.H189]" office:value-type="float" office:value="0" calcext:value-type="float">
            <text:p>0</text:p>
          </table:table-cell>
          <table:table-cell table:style-name="ce23" table:formula="of:=['Unit Recipes'.I189]" office:value-type="float" office:value="0" calcext:value-type="float">
            <text:p>0</text:p>
          </table:table-cell>
          <table:table-cell table:style-name="ce23" table:formula="of:=['Unit Recipes'.J189]" office:value-type="float" office:value="3" calcext:value-type="float">
            <text:p>3</text:p>
          </table:table-cell>
          <table:table-cell/>
          <table:table-cell table:formula="of:=[.H189]">
            <text:p/>
          </table:table-cell>
          <table:table-cell table:formula="of:=[.I189]" office:value-type="float" office:value="0" calcext:value-type="float">
            <text:p>0</text:p>
          </table:table-cell>
          <table:table-cell table:formula="of:=[.J189]" office:value-type="float" office:value="0" calcext:value-type="float">
            <text:p>0</text:p>
          </table:table-cell>
          <table:table-cell table:formula="of:=SUMIF([.$F$2:.$F$39];CONCATENATE([.P$1];[.$H189]);[.$D$2:.$D$46])" office:value-type="float" office:value="0" calcext:value-type="float">
            <text:p>0</text:p>
          </table:table-cell>
          <table:table-cell table:formula="of:=IF([.P189]=0;0;[.P189]*[.$K189])" office:value-type="float" office:value="0" calcext:value-type="float">
            <text:p>0</text:p>
          </table:table-cell>
          <table:table-cell table:style-name="ce16" table:formula="of:=SUMIF([.$F$2:.$F$39];CONCATENATE([.R$1];[.$H189]);[.$D$2:.$D$46])" office:value-type="float" office:value="0" calcext:value-type="float">
            <text:p>0</text:p>
          </table:table-cell>
          <table:table-cell table:formula="of:=IF([.R189]=0;0;[.R189]*[.$K189])" office:value-type="float" office:value="0" calcext:value-type="float">
            <text:p>0</text:p>
          </table:table-cell>
          <table:table-cell table:style-name="ce16" table:formula="of:=SUMIF([.$F$2:.$F$39];CONCATENATE([.T$1];[.$H189]);[.$D$2:.$D$46])" office:value-type="float" office:value="0" calcext:value-type="float">
            <text:p>0</text:p>
          </table:table-cell>
          <table:table-cell table:formula="of:=IF([.T189]=0;0;[.T189]*[.$K189])" office:value-type="float" office:value="0" calcext:value-type="float">
            <text:p>0</text:p>
          </table:table-cell>
          <table:table-cell table:style-name="ce16" table:formula="of:=SUMIF([.$F$2:.$F$39];CONCATENATE([.V$1];[.$H189]);[.$D$2:.$D$46])" office:value-type="float" office:value="0" calcext:value-type="float">
            <text:p>0</text:p>
          </table:table-cell>
          <table:table-cell table:formula="of:=IF([.V189]=0;0;[.V189]*[.$K189])" office:value-type="float" office:value="0" calcext:value-type="float">
            <text:p>0</text:p>
          </table:table-cell>
          <table:table-cell table:style-name="ce16" table:formula="of:=SUMIF([.$F$2:.$F$39];CONCATENATE([.X$1];[.$H189]);[.$D$2:.$D$46])" office:value-type="float" office:value="0" calcext:value-type="float">
            <text:p>0</text:p>
          </table:table-cell>
          <table:table-cell table:formula="of:=IF([.X189]=0;0;[.X189]*[.$K189])" office:value-type="float" office:value="0" calcext:value-type="float">
            <text:p>0</text:p>
          </table:table-cell>
          <table:table-cell table:style-name="ce16" table:formula="of:=SUMIF([.$F$2:.$F$39];CONCATENATE([.Z$1];[.$H189]);[.$D$2:.$D$46])" office:value-type="float" office:value="0" calcext:value-type="float">
            <text:p>0</text:p>
          </table:table-cell>
          <table:table-cell table:formula="of:=IF([.Z189]=0;0;[.Z189]*[.$K18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0]">
            <text:p/>
          </table:table-cell>
          <table:table-cell table:style-name="ce23" table:formula="of:=['Unit Recipes'.H190]" office:value-type="float" office:value="0" calcext:value-type="float">
            <text:p>0</text:p>
          </table:table-cell>
          <table:table-cell table:style-name="ce23" table:formula="of:=['Unit Recipes'.I190]" office:value-type="float" office:value="0" calcext:value-type="float">
            <text:p>0</text:p>
          </table:table-cell>
          <table:table-cell table:style-name="ce23" table:formula="of:=['Unit Recipes'.J190]" office:value-type="float" office:value="3" calcext:value-type="float">
            <text:p>3</text:p>
          </table:table-cell>
          <table:table-cell/>
          <table:table-cell table:formula="of:=[.H190]">
            <text:p/>
          </table:table-cell>
          <table:table-cell table:formula="of:=[.I190]" office:value-type="float" office:value="0" calcext:value-type="float">
            <text:p>0</text:p>
          </table:table-cell>
          <table:table-cell table:formula="of:=[.J190]" office:value-type="float" office:value="0" calcext:value-type="float">
            <text:p>0</text:p>
          </table:table-cell>
          <table:table-cell table:formula="of:=SUMIF([.$F$2:.$F$39];CONCATENATE([.P$1];[.$H190]);[.$D$2:.$D$46])" office:value-type="float" office:value="0" calcext:value-type="float">
            <text:p>0</text:p>
          </table:table-cell>
          <table:table-cell table:formula="of:=IF([.P190]=0;0;[.P190]*[.$K190])" office:value-type="float" office:value="0" calcext:value-type="float">
            <text:p>0</text:p>
          </table:table-cell>
          <table:table-cell table:style-name="ce16" table:formula="of:=SUMIF([.$F$2:.$F$39];CONCATENATE([.R$1];[.$H190]);[.$D$2:.$D$46])" office:value-type="float" office:value="0" calcext:value-type="float">
            <text:p>0</text:p>
          </table:table-cell>
          <table:table-cell table:formula="of:=IF([.R190]=0;0;[.R190]*[.$K190])" office:value-type="float" office:value="0" calcext:value-type="float">
            <text:p>0</text:p>
          </table:table-cell>
          <table:table-cell table:style-name="ce16" table:formula="of:=SUMIF([.$F$2:.$F$39];CONCATENATE([.T$1];[.$H190]);[.$D$2:.$D$46])" office:value-type="float" office:value="0" calcext:value-type="float">
            <text:p>0</text:p>
          </table:table-cell>
          <table:table-cell table:formula="of:=IF([.T190]=0;0;[.T190]*[.$K190])" office:value-type="float" office:value="0" calcext:value-type="float">
            <text:p>0</text:p>
          </table:table-cell>
          <table:table-cell table:style-name="ce16" table:formula="of:=SUMIF([.$F$2:.$F$39];CONCATENATE([.V$1];[.$H190]);[.$D$2:.$D$46])" office:value-type="float" office:value="0" calcext:value-type="float">
            <text:p>0</text:p>
          </table:table-cell>
          <table:table-cell table:formula="of:=IF([.V190]=0;0;[.V190]*[.$K190])" office:value-type="float" office:value="0" calcext:value-type="float">
            <text:p>0</text:p>
          </table:table-cell>
          <table:table-cell table:style-name="ce16" table:formula="of:=SUMIF([.$F$2:.$F$39];CONCATENATE([.X$1];[.$H190]);[.$D$2:.$D$46])" office:value-type="float" office:value="0" calcext:value-type="float">
            <text:p>0</text:p>
          </table:table-cell>
          <table:table-cell table:formula="of:=IF([.X190]=0;0;[.X190]*[.$K190])" office:value-type="float" office:value="0" calcext:value-type="float">
            <text:p>0</text:p>
          </table:table-cell>
          <table:table-cell table:style-name="ce16" table:formula="of:=SUMIF([.$F$2:.$F$39];CONCATENATE([.Z$1];[.$H190]);[.$D$2:.$D$46])" office:value-type="float" office:value="0" calcext:value-type="float">
            <text:p>0</text:p>
          </table:table-cell>
          <table:table-cell table:formula="of:=IF([.Z190]=0;0;[.Z190]*[.$K19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1]">
            <text:p/>
          </table:table-cell>
          <table:table-cell table:style-name="ce23" table:formula="of:=['Unit Recipes'.H191]" office:value-type="float" office:value="0" calcext:value-type="float">
            <text:p>0</text:p>
          </table:table-cell>
          <table:table-cell table:style-name="ce23" table:formula="of:=['Unit Recipes'.I191]" office:value-type="float" office:value="0" calcext:value-type="float">
            <text:p>0</text:p>
          </table:table-cell>
          <table:table-cell table:style-name="ce23" table:formula="of:=['Unit Recipes'.J191]" office:value-type="float" office:value="3" calcext:value-type="float">
            <text:p>3</text:p>
          </table:table-cell>
          <table:table-cell/>
          <table:table-cell table:formula="of:=[.H191]">
            <text:p/>
          </table:table-cell>
          <table:table-cell table:formula="of:=[.I191]" office:value-type="float" office:value="0" calcext:value-type="float">
            <text:p>0</text:p>
          </table:table-cell>
          <table:table-cell table:formula="of:=[.J191]" office:value-type="float" office:value="0" calcext:value-type="float">
            <text:p>0</text:p>
          </table:table-cell>
          <table:table-cell table:formula="of:=SUMIF([.$F$2:.$F$39];CONCATENATE([.P$1];[.$H191]);[.$D$2:.$D$46])" office:value-type="float" office:value="0" calcext:value-type="float">
            <text:p>0</text:p>
          </table:table-cell>
          <table:table-cell table:formula="of:=IF([.P191]=0;0;[.P191]*[.$K191])" office:value-type="float" office:value="0" calcext:value-type="float">
            <text:p>0</text:p>
          </table:table-cell>
          <table:table-cell table:style-name="ce16" table:formula="of:=SUMIF([.$F$2:.$F$39];CONCATENATE([.R$1];[.$H191]);[.$D$2:.$D$46])" office:value-type="float" office:value="0" calcext:value-type="float">
            <text:p>0</text:p>
          </table:table-cell>
          <table:table-cell table:formula="of:=IF([.R191]=0;0;[.R191]*[.$K191])" office:value-type="float" office:value="0" calcext:value-type="float">
            <text:p>0</text:p>
          </table:table-cell>
          <table:table-cell table:style-name="ce16" table:formula="of:=SUMIF([.$F$2:.$F$39];CONCATENATE([.T$1];[.$H191]);[.$D$2:.$D$46])" office:value-type="float" office:value="0" calcext:value-type="float">
            <text:p>0</text:p>
          </table:table-cell>
          <table:table-cell table:formula="of:=IF([.T191]=0;0;[.T191]*[.$K191])" office:value-type="float" office:value="0" calcext:value-type="float">
            <text:p>0</text:p>
          </table:table-cell>
          <table:table-cell table:style-name="ce16" table:formula="of:=SUMIF([.$F$2:.$F$39];CONCATENATE([.V$1];[.$H191]);[.$D$2:.$D$46])" office:value-type="float" office:value="0" calcext:value-type="float">
            <text:p>0</text:p>
          </table:table-cell>
          <table:table-cell table:formula="of:=IF([.V191]=0;0;[.V191]*[.$K191])" office:value-type="float" office:value="0" calcext:value-type="float">
            <text:p>0</text:p>
          </table:table-cell>
          <table:table-cell table:style-name="ce16" table:formula="of:=SUMIF([.$F$2:.$F$39];CONCATENATE([.X$1];[.$H191]);[.$D$2:.$D$46])" office:value-type="float" office:value="0" calcext:value-type="float">
            <text:p>0</text:p>
          </table:table-cell>
          <table:table-cell table:formula="of:=IF([.X191]=0;0;[.X191]*[.$K191])" office:value-type="float" office:value="0" calcext:value-type="float">
            <text:p>0</text:p>
          </table:table-cell>
          <table:table-cell table:style-name="ce16" table:formula="of:=SUMIF([.$F$2:.$F$39];CONCATENATE([.Z$1];[.$H191]);[.$D$2:.$D$46])" office:value-type="float" office:value="0" calcext:value-type="float">
            <text:p>0</text:p>
          </table:table-cell>
          <table:table-cell table:formula="of:=IF([.Z191]=0;0;[.Z191]*[.$K19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2]">
            <text:p/>
          </table:table-cell>
          <table:table-cell table:style-name="ce23" table:formula="of:=['Unit Recipes'.H192]" office:value-type="float" office:value="0" calcext:value-type="float">
            <text:p>0</text:p>
          </table:table-cell>
          <table:table-cell table:style-name="ce23" table:formula="of:=['Unit Recipes'.I192]" office:value-type="float" office:value="0" calcext:value-type="float">
            <text:p>0</text:p>
          </table:table-cell>
          <table:table-cell table:style-name="ce23" table:formula="of:=['Unit Recipes'.J192]" office:value-type="float" office:value="3" calcext:value-type="float">
            <text:p>3</text:p>
          </table:table-cell>
          <table:table-cell/>
          <table:table-cell table:formula="of:=[.H192]">
            <text:p/>
          </table:table-cell>
          <table:table-cell table:formula="of:=[.I192]" office:value-type="float" office:value="0" calcext:value-type="float">
            <text:p>0</text:p>
          </table:table-cell>
          <table:table-cell table:formula="of:=[.J192]" office:value-type="float" office:value="0" calcext:value-type="float">
            <text:p>0</text:p>
          </table:table-cell>
          <table:table-cell table:formula="of:=SUMIF([.$F$2:.$F$39];CONCATENATE([.P$1];[.$H192]);[.$D$2:.$D$46])" office:value-type="float" office:value="0" calcext:value-type="float">
            <text:p>0</text:p>
          </table:table-cell>
          <table:table-cell table:formula="of:=IF([.P192]=0;0;[.P192]*[.$K192])" office:value-type="float" office:value="0" calcext:value-type="float">
            <text:p>0</text:p>
          </table:table-cell>
          <table:table-cell table:style-name="ce16" table:formula="of:=SUMIF([.$F$2:.$F$39];CONCATENATE([.R$1];[.$H192]);[.$D$2:.$D$46])" office:value-type="float" office:value="0" calcext:value-type="float">
            <text:p>0</text:p>
          </table:table-cell>
          <table:table-cell table:formula="of:=IF([.R192]=0;0;[.R192]*[.$K192])" office:value-type="float" office:value="0" calcext:value-type="float">
            <text:p>0</text:p>
          </table:table-cell>
          <table:table-cell table:style-name="ce16" table:formula="of:=SUMIF([.$F$2:.$F$39];CONCATENATE([.T$1];[.$H192]);[.$D$2:.$D$46])" office:value-type="float" office:value="0" calcext:value-type="float">
            <text:p>0</text:p>
          </table:table-cell>
          <table:table-cell table:formula="of:=IF([.T192]=0;0;[.T192]*[.$K192])" office:value-type="float" office:value="0" calcext:value-type="float">
            <text:p>0</text:p>
          </table:table-cell>
          <table:table-cell table:style-name="ce16" table:formula="of:=SUMIF([.$F$2:.$F$39];CONCATENATE([.V$1];[.$H192]);[.$D$2:.$D$46])" office:value-type="float" office:value="0" calcext:value-type="float">
            <text:p>0</text:p>
          </table:table-cell>
          <table:table-cell table:formula="of:=IF([.V192]=0;0;[.V192]*[.$K192])" office:value-type="float" office:value="0" calcext:value-type="float">
            <text:p>0</text:p>
          </table:table-cell>
          <table:table-cell table:style-name="ce16" table:formula="of:=SUMIF([.$F$2:.$F$39];CONCATENATE([.X$1];[.$H192]);[.$D$2:.$D$46])" office:value-type="float" office:value="0" calcext:value-type="float">
            <text:p>0</text:p>
          </table:table-cell>
          <table:table-cell table:formula="of:=IF([.X192]=0;0;[.X192]*[.$K192])" office:value-type="float" office:value="0" calcext:value-type="float">
            <text:p>0</text:p>
          </table:table-cell>
          <table:table-cell table:style-name="ce16" table:formula="of:=SUMIF([.$F$2:.$F$39];CONCATENATE([.Z$1];[.$H192]);[.$D$2:.$D$46])" office:value-type="float" office:value="0" calcext:value-type="float">
            <text:p>0</text:p>
          </table:table-cell>
          <table:table-cell table:formula="of:=IF([.Z192]=0;0;[.Z192]*[.$K19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3]">
            <text:p/>
          </table:table-cell>
          <table:table-cell table:style-name="ce23" table:formula="of:=['Unit Recipes'.H193]" office:value-type="float" office:value="0" calcext:value-type="float">
            <text:p>0</text:p>
          </table:table-cell>
          <table:table-cell table:style-name="ce23" table:formula="of:=['Unit Recipes'.I193]" office:value-type="float" office:value="0" calcext:value-type="float">
            <text:p>0</text:p>
          </table:table-cell>
          <table:table-cell table:style-name="ce23" table:formula="of:=['Unit Recipes'.J193]" office:value-type="float" office:value="3" calcext:value-type="float">
            <text:p>3</text:p>
          </table:table-cell>
          <table:table-cell/>
          <table:table-cell table:formula="of:=[.H193]">
            <text:p/>
          </table:table-cell>
          <table:table-cell table:formula="of:=[.I193]" office:value-type="float" office:value="0" calcext:value-type="float">
            <text:p>0</text:p>
          </table:table-cell>
          <table:table-cell table:formula="of:=[.J193]" office:value-type="float" office:value="0" calcext:value-type="float">
            <text:p>0</text:p>
          </table:table-cell>
          <table:table-cell table:formula="of:=SUMIF([.$F$2:.$F$39];CONCATENATE([.P$1];[.$H193]);[.$D$2:.$D$46])" office:value-type="float" office:value="0" calcext:value-type="float">
            <text:p>0</text:p>
          </table:table-cell>
          <table:table-cell table:formula="of:=IF([.P193]=0;0;[.P193]*[.$K193])" office:value-type="float" office:value="0" calcext:value-type="float">
            <text:p>0</text:p>
          </table:table-cell>
          <table:table-cell table:style-name="ce16" table:formula="of:=SUMIF([.$F$2:.$F$39];CONCATENATE([.R$1];[.$H193]);[.$D$2:.$D$46])" office:value-type="float" office:value="0" calcext:value-type="float">
            <text:p>0</text:p>
          </table:table-cell>
          <table:table-cell table:formula="of:=IF([.R193]=0;0;[.R193]*[.$K193])" office:value-type="float" office:value="0" calcext:value-type="float">
            <text:p>0</text:p>
          </table:table-cell>
          <table:table-cell table:style-name="ce16" table:formula="of:=SUMIF([.$F$2:.$F$39];CONCATENATE([.T$1];[.$H193]);[.$D$2:.$D$46])" office:value-type="float" office:value="0" calcext:value-type="float">
            <text:p>0</text:p>
          </table:table-cell>
          <table:table-cell table:formula="of:=IF([.T193]=0;0;[.T193]*[.$K193])" office:value-type="float" office:value="0" calcext:value-type="float">
            <text:p>0</text:p>
          </table:table-cell>
          <table:table-cell table:style-name="ce16" table:formula="of:=SUMIF([.$F$2:.$F$39];CONCATENATE([.V$1];[.$H193]);[.$D$2:.$D$46])" office:value-type="float" office:value="0" calcext:value-type="float">
            <text:p>0</text:p>
          </table:table-cell>
          <table:table-cell table:formula="of:=IF([.V193]=0;0;[.V193]*[.$K193])" office:value-type="float" office:value="0" calcext:value-type="float">
            <text:p>0</text:p>
          </table:table-cell>
          <table:table-cell table:style-name="ce16" table:formula="of:=SUMIF([.$F$2:.$F$39];CONCATENATE([.X$1];[.$H193]);[.$D$2:.$D$46])" office:value-type="float" office:value="0" calcext:value-type="float">
            <text:p>0</text:p>
          </table:table-cell>
          <table:table-cell table:formula="of:=IF([.X193]=0;0;[.X193]*[.$K193])" office:value-type="float" office:value="0" calcext:value-type="float">
            <text:p>0</text:p>
          </table:table-cell>
          <table:table-cell table:style-name="ce16" table:formula="of:=SUMIF([.$F$2:.$F$39];CONCATENATE([.Z$1];[.$H193]);[.$D$2:.$D$46])" office:value-type="float" office:value="0" calcext:value-type="float">
            <text:p>0</text:p>
          </table:table-cell>
          <table:table-cell table:formula="of:=IF([.Z193]=0;0;[.Z193]*[.$K19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4]">
            <text:p/>
          </table:table-cell>
          <table:table-cell table:style-name="ce23" table:formula="of:=['Unit Recipes'.H194]" office:value-type="float" office:value="0" calcext:value-type="float">
            <text:p>0</text:p>
          </table:table-cell>
          <table:table-cell table:style-name="ce23" table:formula="of:=['Unit Recipes'.I194]" office:value-type="float" office:value="0" calcext:value-type="float">
            <text:p>0</text:p>
          </table:table-cell>
          <table:table-cell table:style-name="ce23" table:formula="of:=['Unit Recipes'.J194]" office:value-type="float" office:value="3" calcext:value-type="float">
            <text:p>3</text:p>
          </table:table-cell>
          <table:table-cell/>
          <table:table-cell table:formula="of:=[.H194]">
            <text:p/>
          </table:table-cell>
          <table:table-cell table:formula="of:=[.I194]" office:value-type="float" office:value="0" calcext:value-type="float">
            <text:p>0</text:p>
          </table:table-cell>
          <table:table-cell table:formula="of:=[.J194]" office:value-type="float" office:value="0" calcext:value-type="float">
            <text:p>0</text:p>
          </table:table-cell>
          <table:table-cell table:formula="of:=SUMIF([.$F$2:.$F$39];CONCATENATE([.P$1];[.$H194]);[.$D$2:.$D$46])" office:value-type="float" office:value="0" calcext:value-type="float">
            <text:p>0</text:p>
          </table:table-cell>
          <table:table-cell table:formula="of:=IF([.P194]=0;0;[.P194]*[.$K194])" office:value-type="float" office:value="0" calcext:value-type="float">
            <text:p>0</text:p>
          </table:table-cell>
          <table:table-cell table:style-name="ce16" table:formula="of:=SUMIF([.$F$2:.$F$39];CONCATENATE([.R$1];[.$H194]);[.$D$2:.$D$46])" office:value-type="float" office:value="0" calcext:value-type="float">
            <text:p>0</text:p>
          </table:table-cell>
          <table:table-cell table:formula="of:=IF([.R194]=0;0;[.R194]*[.$K194])" office:value-type="float" office:value="0" calcext:value-type="float">
            <text:p>0</text:p>
          </table:table-cell>
          <table:table-cell table:style-name="ce16" table:formula="of:=SUMIF([.$F$2:.$F$39];CONCATENATE([.T$1];[.$H194]);[.$D$2:.$D$46])" office:value-type="float" office:value="0" calcext:value-type="float">
            <text:p>0</text:p>
          </table:table-cell>
          <table:table-cell table:formula="of:=IF([.T194]=0;0;[.T194]*[.$K194])" office:value-type="float" office:value="0" calcext:value-type="float">
            <text:p>0</text:p>
          </table:table-cell>
          <table:table-cell table:style-name="ce16" table:formula="of:=SUMIF([.$F$2:.$F$39];CONCATENATE([.V$1];[.$H194]);[.$D$2:.$D$46])" office:value-type="float" office:value="0" calcext:value-type="float">
            <text:p>0</text:p>
          </table:table-cell>
          <table:table-cell table:formula="of:=IF([.V194]=0;0;[.V194]*[.$K194])" office:value-type="float" office:value="0" calcext:value-type="float">
            <text:p>0</text:p>
          </table:table-cell>
          <table:table-cell table:style-name="ce16" table:formula="of:=SUMIF([.$F$2:.$F$39];CONCATENATE([.X$1];[.$H194]);[.$D$2:.$D$46])" office:value-type="float" office:value="0" calcext:value-type="float">
            <text:p>0</text:p>
          </table:table-cell>
          <table:table-cell table:formula="of:=IF([.X194]=0;0;[.X194]*[.$K194])" office:value-type="float" office:value="0" calcext:value-type="float">
            <text:p>0</text:p>
          </table:table-cell>
          <table:table-cell table:style-name="ce16" table:formula="of:=SUMIF([.$F$2:.$F$39];CONCATENATE([.Z$1];[.$H194]);[.$D$2:.$D$46])" office:value-type="float" office:value="0" calcext:value-type="float">
            <text:p>0</text:p>
          </table:table-cell>
          <table:table-cell table:formula="of:=IF([.Z194]=0;0;[.Z194]*[.$K19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5]">
            <text:p/>
          </table:table-cell>
          <table:table-cell table:style-name="ce23" table:formula="of:=['Unit Recipes'.H195]" office:value-type="float" office:value="0" calcext:value-type="float">
            <text:p>0</text:p>
          </table:table-cell>
          <table:table-cell table:style-name="ce23" table:formula="of:=['Unit Recipes'.I195]" office:value-type="float" office:value="0" calcext:value-type="float">
            <text:p>0</text:p>
          </table:table-cell>
          <table:table-cell table:style-name="ce23" table:formula="of:=['Unit Recipes'.J195]" office:value-type="float" office:value="3" calcext:value-type="float">
            <text:p>3</text:p>
          </table:table-cell>
          <table:table-cell/>
          <table:table-cell table:formula="of:=[.H195]">
            <text:p/>
          </table:table-cell>
          <table:table-cell table:formula="of:=[.I195]" office:value-type="float" office:value="0" calcext:value-type="float">
            <text:p>0</text:p>
          </table:table-cell>
          <table:table-cell table:formula="of:=[.J195]" office:value-type="float" office:value="0" calcext:value-type="float">
            <text:p>0</text:p>
          </table:table-cell>
          <table:table-cell table:formula="of:=SUMIF([.$F$2:.$F$39];CONCATENATE([.P$1];[.$H195]);[.$D$2:.$D$46])" office:value-type="float" office:value="0" calcext:value-type="float">
            <text:p>0</text:p>
          </table:table-cell>
          <table:table-cell table:formula="of:=IF([.P195]=0;0;[.P195]*[.$K195])" office:value-type="float" office:value="0" calcext:value-type="float">
            <text:p>0</text:p>
          </table:table-cell>
          <table:table-cell table:style-name="ce16" table:formula="of:=SUMIF([.$F$2:.$F$39];CONCATENATE([.R$1];[.$H195]);[.$D$2:.$D$46])" office:value-type="float" office:value="0" calcext:value-type="float">
            <text:p>0</text:p>
          </table:table-cell>
          <table:table-cell table:formula="of:=IF([.R195]=0;0;[.R195]*[.$K195])" office:value-type="float" office:value="0" calcext:value-type="float">
            <text:p>0</text:p>
          </table:table-cell>
          <table:table-cell table:style-name="ce16" table:formula="of:=SUMIF([.$F$2:.$F$39];CONCATENATE([.T$1];[.$H195]);[.$D$2:.$D$46])" office:value-type="float" office:value="0" calcext:value-type="float">
            <text:p>0</text:p>
          </table:table-cell>
          <table:table-cell table:formula="of:=IF([.T195]=0;0;[.T195]*[.$K195])" office:value-type="float" office:value="0" calcext:value-type="float">
            <text:p>0</text:p>
          </table:table-cell>
          <table:table-cell table:style-name="ce16" table:formula="of:=SUMIF([.$F$2:.$F$39];CONCATENATE([.V$1];[.$H195]);[.$D$2:.$D$46])" office:value-type="float" office:value="0" calcext:value-type="float">
            <text:p>0</text:p>
          </table:table-cell>
          <table:table-cell table:formula="of:=IF([.V195]=0;0;[.V195]*[.$K195])" office:value-type="float" office:value="0" calcext:value-type="float">
            <text:p>0</text:p>
          </table:table-cell>
          <table:table-cell table:style-name="ce16" table:formula="of:=SUMIF([.$F$2:.$F$39];CONCATENATE([.X$1];[.$H195]);[.$D$2:.$D$46])" office:value-type="float" office:value="0" calcext:value-type="float">
            <text:p>0</text:p>
          </table:table-cell>
          <table:table-cell table:formula="of:=IF([.X195]=0;0;[.X195]*[.$K195])" office:value-type="float" office:value="0" calcext:value-type="float">
            <text:p>0</text:p>
          </table:table-cell>
          <table:table-cell table:style-name="ce16" table:formula="of:=SUMIF([.$F$2:.$F$39];CONCATENATE([.Z$1];[.$H195]);[.$D$2:.$D$46])" office:value-type="float" office:value="0" calcext:value-type="float">
            <text:p>0</text:p>
          </table:table-cell>
          <table:table-cell table:formula="of:=IF([.Z195]=0;0;[.Z195]*[.$K19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6]">
            <text:p/>
          </table:table-cell>
          <table:table-cell table:style-name="ce23" table:formula="of:=['Unit Recipes'.H196]" office:value-type="float" office:value="0" calcext:value-type="float">
            <text:p>0</text:p>
          </table:table-cell>
          <table:table-cell table:style-name="ce23" table:formula="of:=['Unit Recipes'.I196]" office:value-type="float" office:value="0" calcext:value-type="float">
            <text:p>0</text:p>
          </table:table-cell>
          <table:table-cell table:style-name="ce23" table:formula="of:=['Unit Recipes'.J196]" office:value-type="float" office:value="3" calcext:value-type="float">
            <text:p>3</text:p>
          </table:table-cell>
          <table:table-cell/>
          <table:table-cell table:formula="of:=[.H196]">
            <text:p/>
          </table:table-cell>
          <table:table-cell table:formula="of:=[.I196]" office:value-type="float" office:value="0" calcext:value-type="float">
            <text:p>0</text:p>
          </table:table-cell>
          <table:table-cell table:formula="of:=[.J196]" office:value-type="float" office:value="0" calcext:value-type="float">
            <text:p>0</text:p>
          </table:table-cell>
          <table:table-cell table:formula="of:=SUMIF([.$F$2:.$F$39];CONCATENATE([.P$1];[.$H196]);[.$D$2:.$D$46])" office:value-type="float" office:value="0" calcext:value-type="float">
            <text:p>0</text:p>
          </table:table-cell>
          <table:table-cell table:formula="of:=IF([.P196]=0;0;[.P196]*[.$K196])" office:value-type="float" office:value="0" calcext:value-type="float">
            <text:p>0</text:p>
          </table:table-cell>
          <table:table-cell table:style-name="ce16" table:formula="of:=SUMIF([.$F$2:.$F$39];CONCATENATE([.R$1];[.$H196]);[.$D$2:.$D$46])" office:value-type="float" office:value="0" calcext:value-type="float">
            <text:p>0</text:p>
          </table:table-cell>
          <table:table-cell table:formula="of:=IF([.R196]=0;0;[.R196]*[.$K196])" office:value-type="float" office:value="0" calcext:value-type="float">
            <text:p>0</text:p>
          </table:table-cell>
          <table:table-cell table:style-name="ce16" table:formula="of:=SUMIF([.$F$2:.$F$39];CONCATENATE([.T$1];[.$H196]);[.$D$2:.$D$46])" office:value-type="float" office:value="0" calcext:value-type="float">
            <text:p>0</text:p>
          </table:table-cell>
          <table:table-cell table:formula="of:=IF([.T196]=0;0;[.T196]*[.$K196])" office:value-type="float" office:value="0" calcext:value-type="float">
            <text:p>0</text:p>
          </table:table-cell>
          <table:table-cell table:style-name="ce16" table:formula="of:=SUMIF([.$F$2:.$F$39];CONCATENATE([.V$1];[.$H196]);[.$D$2:.$D$46])" office:value-type="float" office:value="0" calcext:value-type="float">
            <text:p>0</text:p>
          </table:table-cell>
          <table:table-cell table:formula="of:=IF([.V196]=0;0;[.V196]*[.$K196])" office:value-type="float" office:value="0" calcext:value-type="float">
            <text:p>0</text:p>
          </table:table-cell>
          <table:table-cell table:style-name="ce16" table:formula="of:=SUMIF([.$F$2:.$F$39];CONCATENATE([.X$1];[.$H196]);[.$D$2:.$D$46])" office:value-type="float" office:value="0" calcext:value-type="float">
            <text:p>0</text:p>
          </table:table-cell>
          <table:table-cell table:formula="of:=IF([.X196]=0;0;[.X196]*[.$K196])" office:value-type="float" office:value="0" calcext:value-type="float">
            <text:p>0</text:p>
          </table:table-cell>
          <table:table-cell table:style-name="ce16" table:formula="of:=SUMIF([.$F$2:.$F$39];CONCATENATE([.Z$1];[.$H196]);[.$D$2:.$D$46])" office:value-type="float" office:value="0" calcext:value-type="float">
            <text:p>0</text:p>
          </table:table-cell>
          <table:table-cell table:formula="of:=IF([.Z196]=0;0;[.Z196]*[.$K19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7]">
            <text:p/>
          </table:table-cell>
          <table:table-cell table:style-name="ce23" table:formula="of:=['Unit Recipes'.H197]" office:value-type="float" office:value="0" calcext:value-type="float">
            <text:p>0</text:p>
          </table:table-cell>
          <table:table-cell table:style-name="ce23" table:formula="of:=['Unit Recipes'.I197]" office:value-type="float" office:value="0" calcext:value-type="float">
            <text:p>0</text:p>
          </table:table-cell>
          <table:table-cell table:style-name="ce23" table:formula="of:=['Unit Recipes'.J197]" office:value-type="float" office:value="3" calcext:value-type="float">
            <text:p>3</text:p>
          </table:table-cell>
          <table:table-cell/>
          <table:table-cell table:formula="of:=[.H197]">
            <text:p/>
          </table:table-cell>
          <table:table-cell table:formula="of:=[.I197]" office:value-type="float" office:value="0" calcext:value-type="float">
            <text:p>0</text:p>
          </table:table-cell>
          <table:table-cell table:formula="of:=[.J197]" office:value-type="float" office:value="0" calcext:value-type="float">
            <text:p>0</text:p>
          </table:table-cell>
          <table:table-cell table:formula="of:=SUMIF([.$F$2:.$F$39];CONCATENATE([.P$1];[.$H197]);[.$D$2:.$D$46])" office:value-type="float" office:value="0" calcext:value-type="float">
            <text:p>0</text:p>
          </table:table-cell>
          <table:table-cell table:formula="of:=IF([.P197]=0;0;[.P197]*[.$K197])" office:value-type="float" office:value="0" calcext:value-type="float">
            <text:p>0</text:p>
          </table:table-cell>
          <table:table-cell table:style-name="ce16" table:formula="of:=SUMIF([.$F$2:.$F$39];CONCATENATE([.R$1];[.$H197]);[.$D$2:.$D$46])" office:value-type="float" office:value="0" calcext:value-type="float">
            <text:p>0</text:p>
          </table:table-cell>
          <table:table-cell table:formula="of:=IF([.R197]=0;0;[.R197]*[.$K197])" office:value-type="float" office:value="0" calcext:value-type="float">
            <text:p>0</text:p>
          </table:table-cell>
          <table:table-cell table:style-name="ce16" table:formula="of:=SUMIF([.$F$2:.$F$39];CONCATENATE([.T$1];[.$H197]);[.$D$2:.$D$46])" office:value-type="float" office:value="0" calcext:value-type="float">
            <text:p>0</text:p>
          </table:table-cell>
          <table:table-cell table:formula="of:=IF([.T197]=0;0;[.T197]*[.$K197])" office:value-type="float" office:value="0" calcext:value-type="float">
            <text:p>0</text:p>
          </table:table-cell>
          <table:table-cell table:style-name="ce16" table:formula="of:=SUMIF([.$F$2:.$F$39];CONCATENATE([.V$1];[.$H197]);[.$D$2:.$D$46])" office:value-type="float" office:value="0" calcext:value-type="float">
            <text:p>0</text:p>
          </table:table-cell>
          <table:table-cell table:formula="of:=IF([.V197]=0;0;[.V197]*[.$K197])" office:value-type="float" office:value="0" calcext:value-type="float">
            <text:p>0</text:p>
          </table:table-cell>
          <table:table-cell table:style-name="ce16" table:formula="of:=SUMIF([.$F$2:.$F$39];CONCATENATE([.X$1];[.$H197]);[.$D$2:.$D$46])" office:value-type="float" office:value="0" calcext:value-type="float">
            <text:p>0</text:p>
          </table:table-cell>
          <table:table-cell table:formula="of:=IF([.X197]=0;0;[.X197]*[.$K197])" office:value-type="float" office:value="0" calcext:value-type="float">
            <text:p>0</text:p>
          </table:table-cell>
          <table:table-cell table:style-name="ce16" table:formula="of:=SUMIF([.$F$2:.$F$39];CONCATENATE([.Z$1];[.$H197]);[.$D$2:.$D$46])" office:value-type="float" office:value="0" calcext:value-type="float">
            <text:p>0</text:p>
          </table:table-cell>
          <table:table-cell table:formula="of:=IF([.Z197]=0;0;[.Z197]*[.$K19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8]">
            <text:p/>
          </table:table-cell>
          <table:table-cell table:style-name="ce23" table:formula="of:=['Unit Recipes'.H198]" office:value-type="float" office:value="0" calcext:value-type="float">
            <text:p>0</text:p>
          </table:table-cell>
          <table:table-cell table:style-name="ce23" table:formula="of:=['Unit Recipes'.I198]" office:value-type="float" office:value="0" calcext:value-type="float">
            <text:p>0</text:p>
          </table:table-cell>
          <table:table-cell table:style-name="ce23" table:formula="of:=['Unit Recipes'.J198]" office:value-type="float" office:value="3" calcext:value-type="float">
            <text:p>3</text:p>
          </table:table-cell>
          <table:table-cell/>
          <table:table-cell table:formula="of:=[.H198]">
            <text:p/>
          </table:table-cell>
          <table:table-cell table:formula="of:=[.I198]" office:value-type="float" office:value="0" calcext:value-type="float">
            <text:p>0</text:p>
          </table:table-cell>
          <table:table-cell table:formula="of:=[.J198]" office:value-type="float" office:value="0" calcext:value-type="float">
            <text:p>0</text:p>
          </table:table-cell>
          <table:table-cell table:formula="of:=SUMIF([.$F$2:.$F$39];CONCATENATE([.P$1];[.$H198]);[.$D$2:.$D$46])" office:value-type="float" office:value="0" calcext:value-type="float">
            <text:p>0</text:p>
          </table:table-cell>
          <table:table-cell table:formula="of:=IF([.P198]=0;0;[.P198]*[.$K198])" office:value-type="float" office:value="0" calcext:value-type="float">
            <text:p>0</text:p>
          </table:table-cell>
          <table:table-cell table:style-name="ce16" table:formula="of:=SUMIF([.$F$2:.$F$39];CONCATENATE([.R$1];[.$H198]);[.$D$2:.$D$46])" office:value-type="float" office:value="0" calcext:value-type="float">
            <text:p>0</text:p>
          </table:table-cell>
          <table:table-cell table:formula="of:=IF([.R198]=0;0;[.R198]*[.$K198])" office:value-type="float" office:value="0" calcext:value-type="float">
            <text:p>0</text:p>
          </table:table-cell>
          <table:table-cell table:style-name="ce16" table:formula="of:=SUMIF([.$F$2:.$F$39];CONCATENATE([.T$1];[.$H198]);[.$D$2:.$D$46])" office:value-type="float" office:value="0" calcext:value-type="float">
            <text:p>0</text:p>
          </table:table-cell>
          <table:table-cell table:formula="of:=IF([.T198]=0;0;[.T198]*[.$K198])" office:value-type="float" office:value="0" calcext:value-type="float">
            <text:p>0</text:p>
          </table:table-cell>
          <table:table-cell table:style-name="ce16" table:formula="of:=SUMIF([.$F$2:.$F$39];CONCATENATE([.V$1];[.$H198]);[.$D$2:.$D$46])" office:value-type="float" office:value="0" calcext:value-type="float">
            <text:p>0</text:p>
          </table:table-cell>
          <table:table-cell table:formula="of:=IF([.V198]=0;0;[.V198]*[.$K198])" office:value-type="float" office:value="0" calcext:value-type="float">
            <text:p>0</text:p>
          </table:table-cell>
          <table:table-cell table:style-name="ce16" table:formula="of:=SUMIF([.$F$2:.$F$39];CONCATENATE([.X$1];[.$H198]);[.$D$2:.$D$46])" office:value-type="float" office:value="0" calcext:value-type="float">
            <text:p>0</text:p>
          </table:table-cell>
          <table:table-cell table:formula="of:=IF([.X198]=0;0;[.X198]*[.$K198])" office:value-type="float" office:value="0" calcext:value-type="float">
            <text:p>0</text:p>
          </table:table-cell>
          <table:table-cell table:style-name="ce16" table:formula="of:=SUMIF([.$F$2:.$F$39];CONCATENATE([.Z$1];[.$H198]);[.$D$2:.$D$46])" office:value-type="float" office:value="0" calcext:value-type="float">
            <text:p>0</text:p>
          </table:table-cell>
          <table:table-cell table:formula="of:=IF([.Z198]=0;0;[.Z198]*[.$K19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199]">
            <text:p/>
          </table:table-cell>
          <table:table-cell table:style-name="ce23" table:formula="of:=['Unit Recipes'.H199]" office:value-type="float" office:value="0" calcext:value-type="float">
            <text:p>0</text:p>
          </table:table-cell>
          <table:table-cell table:style-name="ce23" table:formula="of:=['Unit Recipes'.I199]" office:value-type="float" office:value="0" calcext:value-type="float">
            <text:p>0</text:p>
          </table:table-cell>
          <table:table-cell table:style-name="ce23" table:formula="of:=['Unit Recipes'.J199]" office:value-type="float" office:value="3" calcext:value-type="float">
            <text:p>3</text:p>
          </table:table-cell>
          <table:table-cell/>
          <table:table-cell table:formula="of:=[.H199]">
            <text:p/>
          </table:table-cell>
          <table:table-cell table:formula="of:=[.I199]" office:value-type="float" office:value="0" calcext:value-type="float">
            <text:p>0</text:p>
          </table:table-cell>
          <table:table-cell table:formula="of:=[.J199]" office:value-type="float" office:value="0" calcext:value-type="float">
            <text:p>0</text:p>
          </table:table-cell>
          <table:table-cell table:formula="of:=SUMIF([.$F$2:.$F$39];CONCATENATE([.P$1];[.$H199]);[.$D$2:.$D$46])" office:value-type="float" office:value="0" calcext:value-type="float">
            <text:p>0</text:p>
          </table:table-cell>
          <table:table-cell table:formula="of:=IF([.P199]=0;0;[.P199]*[.$K199])" office:value-type="float" office:value="0" calcext:value-type="float">
            <text:p>0</text:p>
          </table:table-cell>
          <table:table-cell table:style-name="ce16" table:formula="of:=SUMIF([.$F$2:.$F$39];CONCATENATE([.R$1];[.$H199]);[.$D$2:.$D$46])" office:value-type="float" office:value="0" calcext:value-type="float">
            <text:p>0</text:p>
          </table:table-cell>
          <table:table-cell table:formula="of:=IF([.R199]=0;0;[.R199]*[.$K199])" office:value-type="float" office:value="0" calcext:value-type="float">
            <text:p>0</text:p>
          </table:table-cell>
          <table:table-cell table:style-name="ce16" table:formula="of:=SUMIF([.$F$2:.$F$39];CONCATENATE([.T$1];[.$H199]);[.$D$2:.$D$46])" office:value-type="float" office:value="0" calcext:value-type="float">
            <text:p>0</text:p>
          </table:table-cell>
          <table:table-cell table:formula="of:=IF([.T199]=0;0;[.T199]*[.$K199])" office:value-type="float" office:value="0" calcext:value-type="float">
            <text:p>0</text:p>
          </table:table-cell>
          <table:table-cell table:style-name="ce16" table:formula="of:=SUMIF([.$F$2:.$F$39];CONCATENATE([.V$1];[.$H199]);[.$D$2:.$D$46])" office:value-type="float" office:value="0" calcext:value-type="float">
            <text:p>0</text:p>
          </table:table-cell>
          <table:table-cell table:formula="of:=IF([.V199]=0;0;[.V199]*[.$K199])" office:value-type="float" office:value="0" calcext:value-type="float">
            <text:p>0</text:p>
          </table:table-cell>
          <table:table-cell table:style-name="ce16" table:formula="of:=SUMIF([.$F$2:.$F$39];CONCATENATE([.X$1];[.$H199]);[.$D$2:.$D$46])" office:value-type="float" office:value="0" calcext:value-type="float">
            <text:p>0</text:p>
          </table:table-cell>
          <table:table-cell table:formula="of:=IF([.X199]=0;0;[.X199]*[.$K199])" office:value-type="float" office:value="0" calcext:value-type="float">
            <text:p>0</text:p>
          </table:table-cell>
          <table:table-cell table:style-name="ce16" table:formula="of:=SUMIF([.$F$2:.$F$39];CONCATENATE([.Z$1];[.$H199]);[.$D$2:.$D$46])" office:value-type="float" office:value="0" calcext:value-type="float">
            <text:p>0</text:p>
          </table:table-cell>
          <table:table-cell table:formula="of:=IF([.Z199]=0;0;[.Z199]*[.$K19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0]">
            <text:p/>
          </table:table-cell>
          <table:table-cell table:style-name="ce23" table:formula="of:=['Unit Recipes'.H200]" office:value-type="float" office:value="0" calcext:value-type="float">
            <text:p>0</text:p>
          </table:table-cell>
          <table:table-cell table:style-name="ce23" table:formula="of:=['Unit Recipes'.I200]" office:value-type="float" office:value="0" calcext:value-type="float">
            <text:p>0</text:p>
          </table:table-cell>
          <table:table-cell table:style-name="ce23" table:formula="of:=['Unit Recipes'.J200]" office:value-type="float" office:value="3" calcext:value-type="float">
            <text:p>3</text:p>
          </table:table-cell>
          <table:table-cell/>
          <table:table-cell table:formula="of:=[.H200]">
            <text:p/>
          </table:table-cell>
          <table:table-cell table:formula="of:=[.I200]" office:value-type="float" office:value="0" calcext:value-type="float">
            <text:p>0</text:p>
          </table:table-cell>
          <table:table-cell table:formula="of:=[.J200]" office:value-type="float" office:value="0" calcext:value-type="float">
            <text:p>0</text:p>
          </table:table-cell>
          <table:table-cell table:formula="of:=SUMIF([.$F$2:.$F$39];CONCATENATE([.P$1];[.$H200]);[.$D$2:.$D$46])" office:value-type="float" office:value="0" calcext:value-type="float">
            <text:p>0</text:p>
          </table:table-cell>
          <table:table-cell table:formula="of:=IF([.P200]=0;0;[.P200]*[.$K200])" office:value-type="float" office:value="0" calcext:value-type="float">
            <text:p>0</text:p>
          </table:table-cell>
          <table:table-cell table:style-name="ce16" table:formula="of:=SUMIF([.$F$2:.$F$39];CONCATENATE([.R$1];[.$H200]);[.$D$2:.$D$46])" office:value-type="float" office:value="0" calcext:value-type="float">
            <text:p>0</text:p>
          </table:table-cell>
          <table:table-cell table:formula="of:=IF([.R200]=0;0;[.R200]*[.$K200])" office:value-type="float" office:value="0" calcext:value-type="float">
            <text:p>0</text:p>
          </table:table-cell>
          <table:table-cell table:style-name="ce16" table:formula="of:=SUMIF([.$F$2:.$F$39];CONCATENATE([.T$1];[.$H200]);[.$D$2:.$D$46])" office:value-type="float" office:value="0" calcext:value-type="float">
            <text:p>0</text:p>
          </table:table-cell>
          <table:table-cell table:formula="of:=IF([.T200]=0;0;[.T200]*[.$K200])" office:value-type="float" office:value="0" calcext:value-type="float">
            <text:p>0</text:p>
          </table:table-cell>
          <table:table-cell table:style-name="ce16" table:formula="of:=SUMIF([.$F$2:.$F$39];CONCATENATE([.V$1];[.$H200]);[.$D$2:.$D$46])" office:value-type="float" office:value="0" calcext:value-type="float">
            <text:p>0</text:p>
          </table:table-cell>
          <table:table-cell table:formula="of:=IF([.V200]=0;0;[.V200]*[.$K200])" office:value-type="float" office:value="0" calcext:value-type="float">
            <text:p>0</text:p>
          </table:table-cell>
          <table:table-cell table:style-name="ce16" table:formula="of:=SUMIF([.$F$2:.$F$39];CONCATENATE([.X$1];[.$H200]);[.$D$2:.$D$46])" office:value-type="float" office:value="0" calcext:value-type="float">
            <text:p>0</text:p>
          </table:table-cell>
          <table:table-cell table:formula="of:=IF([.X200]=0;0;[.X200]*[.$K200])" office:value-type="float" office:value="0" calcext:value-type="float">
            <text:p>0</text:p>
          </table:table-cell>
          <table:table-cell table:style-name="ce16" table:formula="of:=SUMIF([.$F$2:.$F$39];CONCATENATE([.Z$1];[.$H200]);[.$D$2:.$D$46])" office:value-type="float" office:value="0" calcext:value-type="float">
            <text:p>0</text:p>
          </table:table-cell>
          <table:table-cell table:formula="of:=IF([.Z200]=0;0;[.Z200]*[.$K20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1]">
            <text:p/>
          </table:table-cell>
          <table:table-cell table:style-name="ce23" table:formula="of:=['Unit Recipes'.H201]" office:value-type="float" office:value="0" calcext:value-type="float">
            <text:p>0</text:p>
          </table:table-cell>
          <table:table-cell table:style-name="ce23" table:formula="of:=['Unit Recipes'.I201]" office:value-type="float" office:value="0" calcext:value-type="float">
            <text:p>0</text:p>
          </table:table-cell>
          <table:table-cell table:style-name="ce23" table:formula="of:=['Unit Recipes'.J201]" office:value-type="float" office:value="3" calcext:value-type="float">
            <text:p>3</text:p>
          </table:table-cell>
          <table:table-cell/>
          <table:table-cell table:formula="of:=[.H201]">
            <text:p/>
          </table:table-cell>
          <table:table-cell table:formula="of:=[.I201]" office:value-type="float" office:value="0" calcext:value-type="float">
            <text:p>0</text:p>
          </table:table-cell>
          <table:table-cell table:formula="of:=[.J201]" office:value-type="float" office:value="0" calcext:value-type="float">
            <text:p>0</text:p>
          </table:table-cell>
          <table:table-cell table:formula="of:=SUMIF([.$F$2:.$F$39];CONCATENATE([.P$1];[.$H201]);[.$D$2:.$D$46])" office:value-type="float" office:value="0" calcext:value-type="float">
            <text:p>0</text:p>
          </table:table-cell>
          <table:table-cell table:formula="of:=IF([.P201]=0;0;[.P201]*[.$K201])" office:value-type="float" office:value="0" calcext:value-type="float">
            <text:p>0</text:p>
          </table:table-cell>
          <table:table-cell table:style-name="ce16" table:formula="of:=SUMIF([.$F$2:.$F$39];CONCATENATE([.R$1];[.$H201]);[.$D$2:.$D$46])" office:value-type="float" office:value="0" calcext:value-type="float">
            <text:p>0</text:p>
          </table:table-cell>
          <table:table-cell table:formula="of:=IF([.R201]=0;0;[.R201]*[.$K201])" office:value-type="float" office:value="0" calcext:value-type="float">
            <text:p>0</text:p>
          </table:table-cell>
          <table:table-cell table:style-name="ce16" table:formula="of:=SUMIF([.$F$2:.$F$39];CONCATENATE([.T$1];[.$H201]);[.$D$2:.$D$46])" office:value-type="float" office:value="0" calcext:value-type="float">
            <text:p>0</text:p>
          </table:table-cell>
          <table:table-cell table:formula="of:=IF([.T201]=0;0;[.T201]*[.$K201])" office:value-type="float" office:value="0" calcext:value-type="float">
            <text:p>0</text:p>
          </table:table-cell>
          <table:table-cell table:style-name="ce16" table:formula="of:=SUMIF([.$F$2:.$F$39];CONCATENATE([.V$1];[.$H201]);[.$D$2:.$D$46])" office:value-type="float" office:value="0" calcext:value-type="float">
            <text:p>0</text:p>
          </table:table-cell>
          <table:table-cell table:formula="of:=IF([.V201]=0;0;[.V201]*[.$K201])" office:value-type="float" office:value="0" calcext:value-type="float">
            <text:p>0</text:p>
          </table:table-cell>
          <table:table-cell table:style-name="ce16" table:formula="of:=SUMIF([.$F$2:.$F$39];CONCATENATE([.X$1];[.$H201]);[.$D$2:.$D$46])" office:value-type="float" office:value="0" calcext:value-type="float">
            <text:p>0</text:p>
          </table:table-cell>
          <table:table-cell table:formula="of:=IF([.X201]=0;0;[.X201]*[.$K201])" office:value-type="float" office:value="0" calcext:value-type="float">
            <text:p>0</text:p>
          </table:table-cell>
          <table:table-cell table:style-name="ce16" table:formula="of:=SUMIF([.$F$2:.$F$39];CONCATENATE([.Z$1];[.$H201]);[.$D$2:.$D$46])" office:value-type="float" office:value="0" calcext:value-type="float">
            <text:p>0</text:p>
          </table:table-cell>
          <table:table-cell table:formula="of:=IF([.Z201]=0;0;[.Z201]*[.$K20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2]">
            <text:p/>
          </table:table-cell>
          <table:table-cell table:style-name="ce23" table:formula="of:=['Unit Recipes'.H202]" office:value-type="float" office:value="0" calcext:value-type="float">
            <text:p>0</text:p>
          </table:table-cell>
          <table:table-cell table:style-name="ce23" table:formula="of:=['Unit Recipes'.I202]" office:value-type="float" office:value="0" calcext:value-type="float">
            <text:p>0</text:p>
          </table:table-cell>
          <table:table-cell table:style-name="ce23" table:formula="of:=['Unit Recipes'.J202]" office:value-type="float" office:value="3" calcext:value-type="float">
            <text:p>3</text:p>
          </table:table-cell>
          <table:table-cell/>
          <table:table-cell table:formula="of:=[.H202]">
            <text:p/>
          </table:table-cell>
          <table:table-cell table:formula="of:=[.I202]" office:value-type="float" office:value="0" calcext:value-type="float">
            <text:p>0</text:p>
          </table:table-cell>
          <table:table-cell table:formula="of:=[.J202]" office:value-type="float" office:value="0" calcext:value-type="float">
            <text:p>0</text:p>
          </table:table-cell>
          <table:table-cell table:formula="of:=SUMIF([.$F$2:.$F$39];CONCATENATE([.P$1];[.$H202]);[.$D$2:.$D$46])" office:value-type="float" office:value="0" calcext:value-type="float">
            <text:p>0</text:p>
          </table:table-cell>
          <table:table-cell table:formula="of:=IF([.P202]=0;0;[.P202]*[.$K202])" office:value-type="float" office:value="0" calcext:value-type="float">
            <text:p>0</text:p>
          </table:table-cell>
          <table:table-cell table:style-name="ce16" table:formula="of:=SUMIF([.$F$2:.$F$39];CONCATENATE([.R$1];[.$H202]);[.$D$2:.$D$46])" office:value-type="float" office:value="0" calcext:value-type="float">
            <text:p>0</text:p>
          </table:table-cell>
          <table:table-cell table:formula="of:=IF([.R202]=0;0;[.R202]*[.$K202])" office:value-type="float" office:value="0" calcext:value-type="float">
            <text:p>0</text:p>
          </table:table-cell>
          <table:table-cell table:style-name="ce16" table:formula="of:=SUMIF([.$F$2:.$F$39];CONCATENATE([.T$1];[.$H202]);[.$D$2:.$D$46])" office:value-type="float" office:value="0" calcext:value-type="float">
            <text:p>0</text:p>
          </table:table-cell>
          <table:table-cell table:formula="of:=IF([.T202]=0;0;[.T202]*[.$K202])" office:value-type="float" office:value="0" calcext:value-type="float">
            <text:p>0</text:p>
          </table:table-cell>
          <table:table-cell table:style-name="ce16" table:formula="of:=SUMIF([.$F$2:.$F$39];CONCATENATE([.V$1];[.$H202]);[.$D$2:.$D$46])" office:value-type="float" office:value="0" calcext:value-type="float">
            <text:p>0</text:p>
          </table:table-cell>
          <table:table-cell table:formula="of:=IF([.V202]=0;0;[.V202]*[.$K202])" office:value-type="float" office:value="0" calcext:value-type="float">
            <text:p>0</text:p>
          </table:table-cell>
          <table:table-cell table:style-name="ce16" table:formula="of:=SUMIF([.$F$2:.$F$39];CONCATENATE([.X$1];[.$H202]);[.$D$2:.$D$46])" office:value-type="float" office:value="0" calcext:value-type="float">
            <text:p>0</text:p>
          </table:table-cell>
          <table:table-cell table:formula="of:=IF([.X202]=0;0;[.X202]*[.$K202])" office:value-type="float" office:value="0" calcext:value-type="float">
            <text:p>0</text:p>
          </table:table-cell>
          <table:table-cell table:style-name="ce16" table:formula="of:=SUMIF([.$F$2:.$F$39];CONCATENATE([.Z$1];[.$H202]);[.$D$2:.$D$46])" office:value-type="float" office:value="0" calcext:value-type="float">
            <text:p>0</text:p>
          </table:table-cell>
          <table:table-cell table:formula="of:=IF([.Z202]=0;0;[.Z202]*[.$K20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3]">
            <text:p/>
          </table:table-cell>
          <table:table-cell table:style-name="ce23" table:formula="of:=['Unit Recipes'.H203]" office:value-type="float" office:value="0" calcext:value-type="float">
            <text:p>0</text:p>
          </table:table-cell>
          <table:table-cell table:style-name="ce23" table:formula="of:=['Unit Recipes'.I203]" office:value-type="float" office:value="0" calcext:value-type="float">
            <text:p>0</text:p>
          </table:table-cell>
          <table:table-cell table:style-name="ce23" table:formula="of:=['Unit Recipes'.J203]" office:value-type="float" office:value="3" calcext:value-type="float">
            <text:p>3</text:p>
          </table:table-cell>
          <table:table-cell/>
          <table:table-cell table:formula="of:=[.H203]">
            <text:p/>
          </table:table-cell>
          <table:table-cell table:formula="of:=[.I203]" office:value-type="float" office:value="0" calcext:value-type="float">
            <text:p>0</text:p>
          </table:table-cell>
          <table:table-cell table:formula="of:=[.J203]" office:value-type="float" office:value="0" calcext:value-type="float">
            <text:p>0</text:p>
          </table:table-cell>
          <table:table-cell table:formula="of:=SUMIF([.$F$2:.$F$39];CONCATENATE([.P$1];[.$H203]);[.$D$2:.$D$46])" office:value-type="float" office:value="0" calcext:value-type="float">
            <text:p>0</text:p>
          </table:table-cell>
          <table:table-cell table:formula="of:=IF([.P203]=0;0;[.P203]*[.$K203])" office:value-type="float" office:value="0" calcext:value-type="float">
            <text:p>0</text:p>
          </table:table-cell>
          <table:table-cell table:style-name="ce16" table:formula="of:=SUMIF([.$F$2:.$F$39];CONCATENATE([.R$1];[.$H203]);[.$D$2:.$D$46])" office:value-type="float" office:value="0" calcext:value-type="float">
            <text:p>0</text:p>
          </table:table-cell>
          <table:table-cell table:formula="of:=IF([.R203]=0;0;[.R203]*[.$K203])" office:value-type="float" office:value="0" calcext:value-type="float">
            <text:p>0</text:p>
          </table:table-cell>
          <table:table-cell table:style-name="ce16" table:formula="of:=SUMIF([.$F$2:.$F$39];CONCATENATE([.T$1];[.$H203]);[.$D$2:.$D$46])" office:value-type="float" office:value="0" calcext:value-type="float">
            <text:p>0</text:p>
          </table:table-cell>
          <table:table-cell table:formula="of:=IF([.T203]=0;0;[.T203]*[.$K203])" office:value-type="float" office:value="0" calcext:value-type="float">
            <text:p>0</text:p>
          </table:table-cell>
          <table:table-cell table:style-name="ce16" table:formula="of:=SUMIF([.$F$2:.$F$39];CONCATENATE([.V$1];[.$H203]);[.$D$2:.$D$46])" office:value-type="float" office:value="0" calcext:value-type="float">
            <text:p>0</text:p>
          </table:table-cell>
          <table:table-cell table:formula="of:=IF([.V203]=0;0;[.V203]*[.$K203])" office:value-type="float" office:value="0" calcext:value-type="float">
            <text:p>0</text:p>
          </table:table-cell>
          <table:table-cell table:style-name="ce16" table:formula="of:=SUMIF([.$F$2:.$F$39];CONCATENATE([.X$1];[.$H203]);[.$D$2:.$D$46])" office:value-type="float" office:value="0" calcext:value-type="float">
            <text:p>0</text:p>
          </table:table-cell>
          <table:table-cell table:formula="of:=IF([.X203]=0;0;[.X203]*[.$K203])" office:value-type="float" office:value="0" calcext:value-type="float">
            <text:p>0</text:p>
          </table:table-cell>
          <table:table-cell table:style-name="ce16" table:formula="of:=SUMIF([.$F$2:.$F$39];CONCATENATE([.Z$1];[.$H203]);[.$D$2:.$D$46])" office:value-type="float" office:value="0" calcext:value-type="float">
            <text:p>0</text:p>
          </table:table-cell>
          <table:table-cell table:formula="of:=IF([.Z203]=0;0;[.Z203]*[.$K20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4]">
            <text:p/>
          </table:table-cell>
          <table:table-cell table:style-name="ce23" table:formula="of:=['Unit Recipes'.H204]" office:value-type="float" office:value="0" calcext:value-type="float">
            <text:p>0</text:p>
          </table:table-cell>
          <table:table-cell table:style-name="ce23" table:formula="of:=['Unit Recipes'.I204]" office:value-type="float" office:value="0" calcext:value-type="float">
            <text:p>0</text:p>
          </table:table-cell>
          <table:table-cell table:style-name="ce23" table:formula="of:=['Unit Recipes'.J204]" office:value-type="float" office:value="3" calcext:value-type="float">
            <text:p>3</text:p>
          </table:table-cell>
          <table:table-cell/>
          <table:table-cell table:formula="of:=[.H204]">
            <text:p/>
          </table:table-cell>
          <table:table-cell table:formula="of:=[.I204]" office:value-type="float" office:value="0" calcext:value-type="float">
            <text:p>0</text:p>
          </table:table-cell>
          <table:table-cell table:formula="of:=[.J204]" office:value-type="float" office:value="0" calcext:value-type="float">
            <text:p>0</text:p>
          </table:table-cell>
          <table:table-cell table:formula="of:=SUMIF([.$F$2:.$F$39];CONCATENATE([.P$1];[.$H204]);[.$D$2:.$D$46])" office:value-type="float" office:value="0" calcext:value-type="float">
            <text:p>0</text:p>
          </table:table-cell>
          <table:table-cell table:formula="of:=IF([.P204]=0;0;[.P204]*[.$K204])" office:value-type="float" office:value="0" calcext:value-type="float">
            <text:p>0</text:p>
          </table:table-cell>
          <table:table-cell table:style-name="ce16" table:formula="of:=SUMIF([.$F$2:.$F$39];CONCATENATE([.R$1];[.$H204]);[.$D$2:.$D$46])" office:value-type="float" office:value="0" calcext:value-type="float">
            <text:p>0</text:p>
          </table:table-cell>
          <table:table-cell table:formula="of:=IF([.R204]=0;0;[.R204]*[.$K204])" office:value-type="float" office:value="0" calcext:value-type="float">
            <text:p>0</text:p>
          </table:table-cell>
          <table:table-cell table:style-name="ce16" table:formula="of:=SUMIF([.$F$2:.$F$39];CONCATENATE([.T$1];[.$H204]);[.$D$2:.$D$46])" office:value-type="float" office:value="0" calcext:value-type="float">
            <text:p>0</text:p>
          </table:table-cell>
          <table:table-cell table:formula="of:=IF([.T204]=0;0;[.T204]*[.$K204])" office:value-type="float" office:value="0" calcext:value-type="float">
            <text:p>0</text:p>
          </table:table-cell>
          <table:table-cell table:style-name="ce16" table:formula="of:=SUMIF([.$F$2:.$F$39];CONCATENATE([.V$1];[.$H204]);[.$D$2:.$D$46])" office:value-type="float" office:value="0" calcext:value-type="float">
            <text:p>0</text:p>
          </table:table-cell>
          <table:table-cell table:formula="of:=IF([.V204]=0;0;[.V204]*[.$K204])" office:value-type="float" office:value="0" calcext:value-type="float">
            <text:p>0</text:p>
          </table:table-cell>
          <table:table-cell table:style-name="ce16" table:formula="of:=SUMIF([.$F$2:.$F$39];CONCATENATE([.X$1];[.$H204]);[.$D$2:.$D$46])" office:value-type="float" office:value="0" calcext:value-type="float">
            <text:p>0</text:p>
          </table:table-cell>
          <table:table-cell table:formula="of:=IF([.X204]=0;0;[.X204]*[.$K204])" office:value-type="float" office:value="0" calcext:value-type="float">
            <text:p>0</text:p>
          </table:table-cell>
          <table:table-cell table:style-name="ce16" table:formula="of:=SUMIF([.$F$2:.$F$39];CONCATENATE([.Z$1];[.$H204]);[.$D$2:.$D$46])" office:value-type="float" office:value="0" calcext:value-type="float">
            <text:p>0</text:p>
          </table:table-cell>
          <table:table-cell table:formula="of:=IF([.Z204]=0;0;[.Z204]*[.$K20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5]">
            <text:p/>
          </table:table-cell>
          <table:table-cell table:style-name="ce23" table:formula="of:=['Unit Recipes'.H205]" office:value-type="float" office:value="0" calcext:value-type="float">
            <text:p>0</text:p>
          </table:table-cell>
          <table:table-cell table:style-name="ce23" table:formula="of:=['Unit Recipes'.I205]" office:value-type="float" office:value="0" calcext:value-type="float">
            <text:p>0</text:p>
          </table:table-cell>
          <table:table-cell table:style-name="ce23" table:formula="of:=['Unit Recipes'.J205]" office:value-type="float" office:value="3" calcext:value-type="float">
            <text:p>3</text:p>
          </table:table-cell>
          <table:table-cell/>
          <table:table-cell table:formula="of:=[.H205]">
            <text:p/>
          </table:table-cell>
          <table:table-cell table:formula="of:=[.I205]" office:value-type="float" office:value="0" calcext:value-type="float">
            <text:p>0</text:p>
          </table:table-cell>
          <table:table-cell table:formula="of:=[.J205]" office:value-type="float" office:value="0" calcext:value-type="float">
            <text:p>0</text:p>
          </table:table-cell>
          <table:table-cell table:formula="of:=SUMIF([.$F$2:.$F$39];CONCATENATE([.P$1];[.$H205]);[.$D$2:.$D$46])" office:value-type="float" office:value="0" calcext:value-type="float">
            <text:p>0</text:p>
          </table:table-cell>
          <table:table-cell table:formula="of:=IF([.P205]=0;0;[.P205]*[.$K205])" office:value-type="float" office:value="0" calcext:value-type="float">
            <text:p>0</text:p>
          </table:table-cell>
          <table:table-cell table:style-name="ce16" table:formula="of:=SUMIF([.$F$2:.$F$39];CONCATENATE([.R$1];[.$H205]);[.$D$2:.$D$46])" office:value-type="float" office:value="0" calcext:value-type="float">
            <text:p>0</text:p>
          </table:table-cell>
          <table:table-cell table:formula="of:=IF([.R205]=0;0;[.R205]*[.$K205])" office:value-type="float" office:value="0" calcext:value-type="float">
            <text:p>0</text:p>
          </table:table-cell>
          <table:table-cell table:style-name="ce16" table:formula="of:=SUMIF([.$F$2:.$F$39];CONCATENATE([.T$1];[.$H205]);[.$D$2:.$D$46])" office:value-type="float" office:value="0" calcext:value-type="float">
            <text:p>0</text:p>
          </table:table-cell>
          <table:table-cell table:formula="of:=IF([.T205]=0;0;[.T205]*[.$K205])" office:value-type="float" office:value="0" calcext:value-type="float">
            <text:p>0</text:p>
          </table:table-cell>
          <table:table-cell table:style-name="ce16" table:formula="of:=SUMIF([.$F$2:.$F$39];CONCATENATE([.V$1];[.$H205]);[.$D$2:.$D$46])" office:value-type="float" office:value="0" calcext:value-type="float">
            <text:p>0</text:p>
          </table:table-cell>
          <table:table-cell table:formula="of:=IF([.V205]=0;0;[.V205]*[.$K205])" office:value-type="float" office:value="0" calcext:value-type="float">
            <text:p>0</text:p>
          </table:table-cell>
          <table:table-cell table:style-name="ce16" table:formula="of:=SUMIF([.$F$2:.$F$39];CONCATENATE([.X$1];[.$H205]);[.$D$2:.$D$46])" office:value-type="float" office:value="0" calcext:value-type="float">
            <text:p>0</text:p>
          </table:table-cell>
          <table:table-cell table:formula="of:=IF([.X205]=0;0;[.X205]*[.$K205])" office:value-type="float" office:value="0" calcext:value-type="float">
            <text:p>0</text:p>
          </table:table-cell>
          <table:table-cell table:style-name="ce16" table:formula="of:=SUMIF([.$F$2:.$F$39];CONCATENATE([.Z$1];[.$H205]);[.$D$2:.$D$46])" office:value-type="float" office:value="0" calcext:value-type="float">
            <text:p>0</text:p>
          </table:table-cell>
          <table:table-cell table:formula="of:=IF([.Z205]=0;0;[.Z205]*[.$K20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6]">
            <text:p/>
          </table:table-cell>
          <table:table-cell table:style-name="ce23" table:formula="of:=['Unit Recipes'.H206]" office:value-type="float" office:value="0" calcext:value-type="float">
            <text:p>0</text:p>
          </table:table-cell>
          <table:table-cell table:style-name="ce23" table:formula="of:=['Unit Recipes'.I206]" office:value-type="float" office:value="0" calcext:value-type="float">
            <text:p>0</text:p>
          </table:table-cell>
          <table:table-cell table:style-name="ce23" table:formula="of:=['Unit Recipes'.J206]" office:value-type="float" office:value="3" calcext:value-type="float">
            <text:p>3</text:p>
          </table:table-cell>
          <table:table-cell/>
          <table:table-cell table:formula="of:=[.H206]">
            <text:p/>
          </table:table-cell>
          <table:table-cell table:formula="of:=[.I206]" office:value-type="float" office:value="0" calcext:value-type="float">
            <text:p>0</text:p>
          </table:table-cell>
          <table:table-cell table:formula="of:=[.J206]" office:value-type="float" office:value="0" calcext:value-type="float">
            <text:p>0</text:p>
          </table:table-cell>
          <table:table-cell table:formula="of:=SUMIF([.$F$2:.$F$39];CONCATENATE([.P$1];[.$H206]);[.$D$2:.$D$46])" office:value-type="float" office:value="0" calcext:value-type="float">
            <text:p>0</text:p>
          </table:table-cell>
          <table:table-cell table:formula="of:=IF([.P206]=0;0;[.P206]*[.$K206])" office:value-type="float" office:value="0" calcext:value-type="float">
            <text:p>0</text:p>
          </table:table-cell>
          <table:table-cell table:style-name="ce16" table:formula="of:=SUMIF([.$F$2:.$F$39];CONCATENATE([.R$1];[.$H206]);[.$D$2:.$D$46])" office:value-type="float" office:value="0" calcext:value-type="float">
            <text:p>0</text:p>
          </table:table-cell>
          <table:table-cell table:formula="of:=IF([.R206]=0;0;[.R206]*[.$K206])" office:value-type="float" office:value="0" calcext:value-type="float">
            <text:p>0</text:p>
          </table:table-cell>
          <table:table-cell table:style-name="ce16" table:formula="of:=SUMIF([.$F$2:.$F$39];CONCATENATE([.T$1];[.$H206]);[.$D$2:.$D$46])" office:value-type="float" office:value="0" calcext:value-type="float">
            <text:p>0</text:p>
          </table:table-cell>
          <table:table-cell table:formula="of:=IF([.T206]=0;0;[.T206]*[.$K206])" office:value-type="float" office:value="0" calcext:value-type="float">
            <text:p>0</text:p>
          </table:table-cell>
          <table:table-cell table:style-name="ce16" table:formula="of:=SUMIF([.$F$2:.$F$39];CONCATENATE([.V$1];[.$H206]);[.$D$2:.$D$46])" office:value-type="float" office:value="0" calcext:value-type="float">
            <text:p>0</text:p>
          </table:table-cell>
          <table:table-cell table:formula="of:=IF([.V206]=0;0;[.V206]*[.$K206])" office:value-type="float" office:value="0" calcext:value-type="float">
            <text:p>0</text:p>
          </table:table-cell>
          <table:table-cell table:style-name="ce16" table:formula="of:=SUMIF([.$F$2:.$F$39];CONCATENATE([.X$1];[.$H206]);[.$D$2:.$D$46])" office:value-type="float" office:value="0" calcext:value-type="float">
            <text:p>0</text:p>
          </table:table-cell>
          <table:table-cell table:formula="of:=IF([.X206]=0;0;[.X206]*[.$K206])" office:value-type="float" office:value="0" calcext:value-type="float">
            <text:p>0</text:p>
          </table:table-cell>
          <table:table-cell table:style-name="ce16" table:formula="of:=SUMIF([.$F$2:.$F$39];CONCATENATE([.Z$1];[.$H206]);[.$D$2:.$D$46])" office:value-type="float" office:value="0" calcext:value-type="float">
            <text:p>0</text:p>
          </table:table-cell>
          <table:table-cell table:formula="of:=IF([.Z206]=0;0;[.Z206]*[.$K20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7]">
            <text:p/>
          </table:table-cell>
          <table:table-cell table:style-name="ce23" table:formula="of:=['Unit Recipes'.H207]" office:value-type="float" office:value="0" calcext:value-type="float">
            <text:p>0</text:p>
          </table:table-cell>
          <table:table-cell table:style-name="ce23" table:formula="of:=['Unit Recipes'.I207]" office:value-type="float" office:value="0" calcext:value-type="float">
            <text:p>0</text:p>
          </table:table-cell>
          <table:table-cell table:style-name="ce23" table:formula="of:=['Unit Recipes'.J207]" office:value-type="float" office:value="3" calcext:value-type="float">
            <text:p>3</text:p>
          </table:table-cell>
          <table:table-cell/>
          <table:table-cell table:formula="of:=[.H207]">
            <text:p/>
          </table:table-cell>
          <table:table-cell table:formula="of:=[.I207]" office:value-type="float" office:value="0" calcext:value-type="float">
            <text:p>0</text:p>
          </table:table-cell>
          <table:table-cell table:formula="of:=[.J207]" office:value-type="float" office:value="0" calcext:value-type="float">
            <text:p>0</text:p>
          </table:table-cell>
          <table:table-cell table:formula="of:=SUMIF([.$F$2:.$F$39];CONCATENATE([.P$1];[.$H207]);[.$D$2:.$D$46])" office:value-type="float" office:value="0" calcext:value-type="float">
            <text:p>0</text:p>
          </table:table-cell>
          <table:table-cell table:formula="of:=IF([.P207]=0;0;[.P207]*[.$K207])" office:value-type="float" office:value="0" calcext:value-type="float">
            <text:p>0</text:p>
          </table:table-cell>
          <table:table-cell table:style-name="ce16" table:formula="of:=SUMIF([.$F$2:.$F$39];CONCATENATE([.R$1];[.$H207]);[.$D$2:.$D$46])" office:value-type="float" office:value="0" calcext:value-type="float">
            <text:p>0</text:p>
          </table:table-cell>
          <table:table-cell table:formula="of:=IF([.R207]=0;0;[.R207]*[.$K207])" office:value-type="float" office:value="0" calcext:value-type="float">
            <text:p>0</text:p>
          </table:table-cell>
          <table:table-cell table:style-name="ce16" table:formula="of:=SUMIF([.$F$2:.$F$39];CONCATENATE([.T$1];[.$H207]);[.$D$2:.$D$46])" office:value-type="float" office:value="0" calcext:value-type="float">
            <text:p>0</text:p>
          </table:table-cell>
          <table:table-cell table:formula="of:=IF([.T207]=0;0;[.T207]*[.$K207])" office:value-type="float" office:value="0" calcext:value-type="float">
            <text:p>0</text:p>
          </table:table-cell>
          <table:table-cell table:style-name="ce16" table:formula="of:=SUMIF([.$F$2:.$F$39];CONCATENATE([.V$1];[.$H207]);[.$D$2:.$D$46])" office:value-type="float" office:value="0" calcext:value-type="float">
            <text:p>0</text:p>
          </table:table-cell>
          <table:table-cell table:formula="of:=IF([.V207]=0;0;[.V207]*[.$K207])" office:value-type="float" office:value="0" calcext:value-type="float">
            <text:p>0</text:p>
          </table:table-cell>
          <table:table-cell table:style-name="ce16" table:formula="of:=SUMIF([.$F$2:.$F$39];CONCATENATE([.X$1];[.$H207]);[.$D$2:.$D$46])" office:value-type="float" office:value="0" calcext:value-type="float">
            <text:p>0</text:p>
          </table:table-cell>
          <table:table-cell table:formula="of:=IF([.X207]=0;0;[.X207]*[.$K207])" office:value-type="float" office:value="0" calcext:value-type="float">
            <text:p>0</text:p>
          </table:table-cell>
          <table:table-cell table:style-name="ce16" table:formula="of:=SUMIF([.$F$2:.$F$39];CONCATENATE([.Z$1];[.$H207]);[.$D$2:.$D$46])" office:value-type="float" office:value="0" calcext:value-type="float">
            <text:p>0</text:p>
          </table:table-cell>
          <table:table-cell table:formula="of:=IF([.Z207]=0;0;[.Z207]*[.$K20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8]">
            <text:p/>
          </table:table-cell>
          <table:table-cell table:style-name="ce23" table:formula="of:=['Unit Recipes'.H208]" office:value-type="float" office:value="0" calcext:value-type="float">
            <text:p>0</text:p>
          </table:table-cell>
          <table:table-cell table:style-name="ce23" table:formula="of:=['Unit Recipes'.I208]" office:value-type="float" office:value="0" calcext:value-type="float">
            <text:p>0</text:p>
          </table:table-cell>
          <table:table-cell table:style-name="ce23" table:formula="of:=['Unit Recipes'.J208]" office:value-type="float" office:value="3" calcext:value-type="float">
            <text:p>3</text:p>
          </table:table-cell>
          <table:table-cell/>
          <table:table-cell table:formula="of:=[.H208]">
            <text:p/>
          </table:table-cell>
          <table:table-cell table:formula="of:=[.I208]" office:value-type="float" office:value="0" calcext:value-type="float">
            <text:p>0</text:p>
          </table:table-cell>
          <table:table-cell table:formula="of:=[.J208]" office:value-type="float" office:value="0" calcext:value-type="float">
            <text:p>0</text:p>
          </table:table-cell>
          <table:table-cell table:formula="of:=SUMIF([.$F$2:.$F$39];CONCATENATE([.P$1];[.$H208]);[.$D$2:.$D$46])" office:value-type="float" office:value="0" calcext:value-type="float">
            <text:p>0</text:p>
          </table:table-cell>
          <table:table-cell table:formula="of:=IF([.P208]=0;0;[.P208]*[.$K208])" office:value-type="float" office:value="0" calcext:value-type="float">
            <text:p>0</text:p>
          </table:table-cell>
          <table:table-cell table:style-name="ce16" table:formula="of:=SUMIF([.$F$2:.$F$39];CONCATENATE([.R$1];[.$H208]);[.$D$2:.$D$46])" office:value-type="float" office:value="0" calcext:value-type="float">
            <text:p>0</text:p>
          </table:table-cell>
          <table:table-cell table:formula="of:=IF([.R208]=0;0;[.R208]*[.$K208])" office:value-type="float" office:value="0" calcext:value-type="float">
            <text:p>0</text:p>
          </table:table-cell>
          <table:table-cell table:style-name="ce16" table:formula="of:=SUMIF([.$F$2:.$F$39];CONCATENATE([.T$1];[.$H208]);[.$D$2:.$D$46])" office:value-type="float" office:value="0" calcext:value-type="float">
            <text:p>0</text:p>
          </table:table-cell>
          <table:table-cell table:formula="of:=IF([.T208]=0;0;[.T208]*[.$K208])" office:value-type="float" office:value="0" calcext:value-type="float">
            <text:p>0</text:p>
          </table:table-cell>
          <table:table-cell table:style-name="ce16" table:formula="of:=SUMIF([.$F$2:.$F$39];CONCATENATE([.V$1];[.$H208]);[.$D$2:.$D$46])" office:value-type="float" office:value="0" calcext:value-type="float">
            <text:p>0</text:p>
          </table:table-cell>
          <table:table-cell table:formula="of:=IF([.V208]=0;0;[.V208]*[.$K208])" office:value-type="float" office:value="0" calcext:value-type="float">
            <text:p>0</text:p>
          </table:table-cell>
          <table:table-cell table:style-name="ce16" table:formula="of:=SUMIF([.$F$2:.$F$39];CONCATENATE([.X$1];[.$H208]);[.$D$2:.$D$46])" office:value-type="float" office:value="0" calcext:value-type="float">
            <text:p>0</text:p>
          </table:table-cell>
          <table:table-cell table:formula="of:=IF([.X208]=0;0;[.X208]*[.$K208])" office:value-type="float" office:value="0" calcext:value-type="float">
            <text:p>0</text:p>
          </table:table-cell>
          <table:table-cell table:style-name="ce16" table:formula="of:=SUMIF([.$F$2:.$F$39];CONCATENATE([.Z$1];[.$H208]);[.$D$2:.$D$46])" office:value-type="float" office:value="0" calcext:value-type="float">
            <text:p>0</text:p>
          </table:table-cell>
          <table:table-cell table:formula="of:=IF([.Z208]=0;0;[.Z208]*[.$K20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09]">
            <text:p/>
          </table:table-cell>
          <table:table-cell table:style-name="ce23" table:formula="of:=['Unit Recipes'.H209]" office:value-type="float" office:value="0" calcext:value-type="float">
            <text:p>0</text:p>
          </table:table-cell>
          <table:table-cell table:style-name="ce23" table:formula="of:=['Unit Recipes'.I209]" office:value-type="float" office:value="0" calcext:value-type="float">
            <text:p>0</text:p>
          </table:table-cell>
          <table:table-cell table:style-name="ce23" table:formula="of:=['Unit Recipes'.J209]" office:value-type="float" office:value="3" calcext:value-type="float">
            <text:p>3</text:p>
          </table:table-cell>
          <table:table-cell/>
          <table:table-cell table:formula="of:=[.H209]">
            <text:p/>
          </table:table-cell>
          <table:table-cell table:formula="of:=[.I209]" office:value-type="float" office:value="0" calcext:value-type="float">
            <text:p>0</text:p>
          </table:table-cell>
          <table:table-cell table:formula="of:=[.J209]" office:value-type="float" office:value="0" calcext:value-type="float">
            <text:p>0</text:p>
          </table:table-cell>
          <table:table-cell table:formula="of:=SUMIF([.$F$2:.$F$39];CONCATENATE([.P$1];[.$H209]);[.$D$2:.$D$46])" office:value-type="float" office:value="0" calcext:value-type="float">
            <text:p>0</text:p>
          </table:table-cell>
          <table:table-cell table:formula="of:=IF([.P209]=0;0;[.P209]*[.$K209])" office:value-type="float" office:value="0" calcext:value-type="float">
            <text:p>0</text:p>
          </table:table-cell>
          <table:table-cell table:style-name="ce16" table:formula="of:=SUMIF([.$F$2:.$F$39];CONCATENATE([.R$1];[.$H209]);[.$D$2:.$D$46])" office:value-type="float" office:value="0" calcext:value-type="float">
            <text:p>0</text:p>
          </table:table-cell>
          <table:table-cell table:formula="of:=IF([.R209]=0;0;[.R209]*[.$K209])" office:value-type="float" office:value="0" calcext:value-type="float">
            <text:p>0</text:p>
          </table:table-cell>
          <table:table-cell table:style-name="ce16" table:formula="of:=SUMIF([.$F$2:.$F$39];CONCATENATE([.T$1];[.$H209]);[.$D$2:.$D$46])" office:value-type="float" office:value="0" calcext:value-type="float">
            <text:p>0</text:p>
          </table:table-cell>
          <table:table-cell table:formula="of:=IF([.T209]=0;0;[.T209]*[.$K209])" office:value-type="float" office:value="0" calcext:value-type="float">
            <text:p>0</text:p>
          </table:table-cell>
          <table:table-cell table:style-name="ce16" table:formula="of:=SUMIF([.$F$2:.$F$39];CONCATENATE([.V$1];[.$H209]);[.$D$2:.$D$46])" office:value-type="float" office:value="0" calcext:value-type="float">
            <text:p>0</text:p>
          </table:table-cell>
          <table:table-cell table:formula="of:=IF([.V209]=0;0;[.V209]*[.$K209])" office:value-type="float" office:value="0" calcext:value-type="float">
            <text:p>0</text:p>
          </table:table-cell>
          <table:table-cell table:style-name="ce16" table:formula="of:=SUMIF([.$F$2:.$F$39];CONCATENATE([.X$1];[.$H209]);[.$D$2:.$D$46])" office:value-type="float" office:value="0" calcext:value-type="float">
            <text:p>0</text:p>
          </table:table-cell>
          <table:table-cell table:formula="of:=IF([.X209]=0;0;[.X209]*[.$K209])" office:value-type="float" office:value="0" calcext:value-type="float">
            <text:p>0</text:p>
          </table:table-cell>
          <table:table-cell table:style-name="ce16" table:formula="of:=SUMIF([.$F$2:.$F$39];CONCATENATE([.Z$1];[.$H209]);[.$D$2:.$D$46])" office:value-type="float" office:value="0" calcext:value-type="float">
            <text:p>0</text:p>
          </table:table-cell>
          <table:table-cell table:formula="of:=IF([.Z209]=0;0;[.Z209]*[.$K20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0]">
            <text:p/>
          </table:table-cell>
          <table:table-cell table:style-name="ce23" table:formula="of:=['Unit Recipes'.H210]" office:value-type="float" office:value="0" calcext:value-type="float">
            <text:p>0</text:p>
          </table:table-cell>
          <table:table-cell table:style-name="ce23" table:formula="of:=['Unit Recipes'.I210]" office:value-type="float" office:value="0" calcext:value-type="float">
            <text:p>0</text:p>
          </table:table-cell>
          <table:table-cell table:style-name="ce23" table:formula="of:=['Unit Recipes'.J210]" office:value-type="float" office:value="3" calcext:value-type="float">
            <text:p>3</text:p>
          </table:table-cell>
          <table:table-cell/>
          <table:table-cell table:formula="of:=[.H210]">
            <text:p/>
          </table:table-cell>
          <table:table-cell table:formula="of:=[.I210]" office:value-type="float" office:value="0" calcext:value-type="float">
            <text:p>0</text:p>
          </table:table-cell>
          <table:table-cell table:formula="of:=[.J210]" office:value-type="float" office:value="0" calcext:value-type="float">
            <text:p>0</text:p>
          </table:table-cell>
          <table:table-cell table:formula="of:=SUMIF([.$F$2:.$F$39];CONCATENATE([.P$1];[.$H210]);[.$D$2:.$D$46])" office:value-type="float" office:value="0" calcext:value-type="float">
            <text:p>0</text:p>
          </table:table-cell>
          <table:table-cell table:formula="of:=IF([.P210]=0;0;[.P210]*[.$K210])" office:value-type="float" office:value="0" calcext:value-type="float">
            <text:p>0</text:p>
          </table:table-cell>
          <table:table-cell table:style-name="ce16" table:formula="of:=SUMIF([.$F$2:.$F$39];CONCATENATE([.R$1];[.$H210]);[.$D$2:.$D$46])" office:value-type="float" office:value="0" calcext:value-type="float">
            <text:p>0</text:p>
          </table:table-cell>
          <table:table-cell table:formula="of:=IF([.R210]=0;0;[.R210]*[.$K210])" office:value-type="float" office:value="0" calcext:value-type="float">
            <text:p>0</text:p>
          </table:table-cell>
          <table:table-cell table:style-name="ce16" table:formula="of:=SUMIF([.$F$2:.$F$39];CONCATENATE([.T$1];[.$H210]);[.$D$2:.$D$46])" office:value-type="float" office:value="0" calcext:value-type="float">
            <text:p>0</text:p>
          </table:table-cell>
          <table:table-cell table:formula="of:=IF([.T210]=0;0;[.T210]*[.$K210])" office:value-type="float" office:value="0" calcext:value-type="float">
            <text:p>0</text:p>
          </table:table-cell>
          <table:table-cell table:style-name="ce16" table:formula="of:=SUMIF([.$F$2:.$F$39];CONCATENATE([.V$1];[.$H210]);[.$D$2:.$D$46])" office:value-type="float" office:value="0" calcext:value-type="float">
            <text:p>0</text:p>
          </table:table-cell>
          <table:table-cell table:formula="of:=IF([.V210]=0;0;[.V210]*[.$K210])" office:value-type="float" office:value="0" calcext:value-type="float">
            <text:p>0</text:p>
          </table:table-cell>
          <table:table-cell table:style-name="ce16" table:formula="of:=SUMIF([.$F$2:.$F$39];CONCATENATE([.X$1];[.$H210]);[.$D$2:.$D$46])" office:value-type="float" office:value="0" calcext:value-type="float">
            <text:p>0</text:p>
          </table:table-cell>
          <table:table-cell table:formula="of:=IF([.X210]=0;0;[.X210]*[.$K210])" office:value-type="float" office:value="0" calcext:value-type="float">
            <text:p>0</text:p>
          </table:table-cell>
          <table:table-cell table:style-name="ce16" table:formula="of:=SUMIF([.$F$2:.$F$39];CONCATENATE([.Z$1];[.$H210]);[.$D$2:.$D$46])" office:value-type="float" office:value="0" calcext:value-type="float">
            <text:p>0</text:p>
          </table:table-cell>
          <table:table-cell table:formula="of:=IF([.Z210]=0;0;[.Z210]*[.$K21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1]">
            <text:p/>
          </table:table-cell>
          <table:table-cell table:style-name="ce23" table:formula="of:=['Unit Recipes'.H211]" office:value-type="float" office:value="0" calcext:value-type="float">
            <text:p>0</text:p>
          </table:table-cell>
          <table:table-cell table:style-name="ce23" table:formula="of:=['Unit Recipes'.I211]" office:value-type="float" office:value="0" calcext:value-type="float">
            <text:p>0</text:p>
          </table:table-cell>
          <table:table-cell table:style-name="ce23" table:formula="of:=['Unit Recipes'.J211]" office:value-type="float" office:value="3" calcext:value-type="float">
            <text:p>3</text:p>
          </table:table-cell>
          <table:table-cell/>
          <table:table-cell table:formula="of:=[.H211]">
            <text:p/>
          </table:table-cell>
          <table:table-cell table:formula="of:=[.I211]" office:value-type="float" office:value="0" calcext:value-type="float">
            <text:p>0</text:p>
          </table:table-cell>
          <table:table-cell table:formula="of:=[.J211]" office:value-type="float" office:value="0" calcext:value-type="float">
            <text:p>0</text:p>
          </table:table-cell>
          <table:table-cell table:formula="of:=SUMIF([.$F$2:.$F$39];CONCATENATE([.P$1];[.$H211]);[.$D$2:.$D$46])" office:value-type="float" office:value="0" calcext:value-type="float">
            <text:p>0</text:p>
          </table:table-cell>
          <table:table-cell table:formula="of:=IF([.P211]=0;0;[.P211]*[.$K211])" office:value-type="float" office:value="0" calcext:value-type="float">
            <text:p>0</text:p>
          </table:table-cell>
          <table:table-cell table:style-name="ce16" table:formula="of:=SUMIF([.$F$2:.$F$39];CONCATENATE([.R$1];[.$H211]);[.$D$2:.$D$46])" office:value-type="float" office:value="0" calcext:value-type="float">
            <text:p>0</text:p>
          </table:table-cell>
          <table:table-cell table:formula="of:=IF([.R211]=0;0;[.R211]*[.$K211])" office:value-type="float" office:value="0" calcext:value-type="float">
            <text:p>0</text:p>
          </table:table-cell>
          <table:table-cell table:style-name="ce16" table:formula="of:=SUMIF([.$F$2:.$F$39];CONCATENATE([.T$1];[.$H211]);[.$D$2:.$D$46])" office:value-type="float" office:value="0" calcext:value-type="float">
            <text:p>0</text:p>
          </table:table-cell>
          <table:table-cell table:formula="of:=IF([.T211]=0;0;[.T211]*[.$K211])" office:value-type="float" office:value="0" calcext:value-type="float">
            <text:p>0</text:p>
          </table:table-cell>
          <table:table-cell table:style-name="ce16" table:formula="of:=SUMIF([.$F$2:.$F$39];CONCATENATE([.V$1];[.$H211]);[.$D$2:.$D$46])" office:value-type="float" office:value="0" calcext:value-type="float">
            <text:p>0</text:p>
          </table:table-cell>
          <table:table-cell table:formula="of:=IF([.V211]=0;0;[.V211]*[.$K211])" office:value-type="float" office:value="0" calcext:value-type="float">
            <text:p>0</text:p>
          </table:table-cell>
          <table:table-cell table:style-name="ce16" table:formula="of:=SUMIF([.$F$2:.$F$39];CONCATENATE([.X$1];[.$H211]);[.$D$2:.$D$46])" office:value-type="float" office:value="0" calcext:value-type="float">
            <text:p>0</text:p>
          </table:table-cell>
          <table:table-cell table:formula="of:=IF([.X211]=0;0;[.X211]*[.$K211])" office:value-type="float" office:value="0" calcext:value-type="float">
            <text:p>0</text:p>
          </table:table-cell>
          <table:table-cell table:style-name="ce16" table:formula="of:=SUMIF([.$F$2:.$F$39];CONCATENATE([.Z$1];[.$H211]);[.$D$2:.$D$46])" office:value-type="float" office:value="0" calcext:value-type="float">
            <text:p>0</text:p>
          </table:table-cell>
          <table:table-cell table:formula="of:=IF([.Z211]=0;0;[.Z211]*[.$K21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2]">
            <text:p/>
          </table:table-cell>
          <table:table-cell table:style-name="ce23" table:formula="of:=['Unit Recipes'.H212]" office:value-type="float" office:value="0" calcext:value-type="float">
            <text:p>0</text:p>
          </table:table-cell>
          <table:table-cell table:style-name="ce23" table:formula="of:=['Unit Recipes'.I212]" office:value-type="float" office:value="0" calcext:value-type="float">
            <text:p>0</text:p>
          </table:table-cell>
          <table:table-cell table:style-name="ce23" table:formula="of:=['Unit Recipes'.J212]" office:value-type="float" office:value="3" calcext:value-type="float">
            <text:p>3</text:p>
          </table:table-cell>
          <table:table-cell/>
          <table:table-cell table:formula="of:=[.H212]">
            <text:p/>
          </table:table-cell>
          <table:table-cell table:formula="of:=[.I212]" office:value-type="float" office:value="0" calcext:value-type="float">
            <text:p>0</text:p>
          </table:table-cell>
          <table:table-cell table:formula="of:=[.J212]" office:value-type="float" office:value="0" calcext:value-type="float">
            <text:p>0</text:p>
          </table:table-cell>
          <table:table-cell table:formula="of:=SUMIF([.$F$2:.$F$39];CONCATENATE([.P$1];[.$H212]);[.$D$2:.$D$46])" office:value-type="float" office:value="0" calcext:value-type="float">
            <text:p>0</text:p>
          </table:table-cell>
          <table:table-cell table:formula="of:=IF([.P212]=0;0;[.P212]*[.$K212])" office:value-type="float" office:value="0" calcext:value-type="float">
            <text:p>0</text:p>
          </table:table-cell>
          <table:table-cell table:style-name="ce16" table:formula="of:=SUMIF([.$F$2:.$F$39];CONCATENATE([.R$1];[.$H212]);[.$D$2:.$D$46])" office:value-type="float" office:value="0" calcext:value-type="float">
            <text:p>0</text:p>
          </table:table-cell>
          <table:table-cell table:formula="of:=IF([.R212]=0;0;[.R212]*[.$K212])" office:value-type="float" office:value="0" calcext:value-type="float">
            <text:p>0</text:p>
          </table:table-cell>
          <table:table-cell table:style-name="ce16" table:formula="of:=SUMIF([.$F$2:.$F$39];CONCATENATE([.T$1];[.$H212]);[.$D$2:.$D$46])" office:value-type="float" office:value="0" calcext:value-type="float">
            <text:p>0</text:p>
          </table:table-cell>
          <table:table-cell table:formula="of:=IF([.T212]=0;0;[.T212]*[.$K212])" office:value-type="float" office:value="0" calcext:value-type="float">
            <text:p>0</text:p>
          </table:table-cell>
          <table:table-cell table:style-name="ce16" table:formula="of:=SUMIF([.$F$2:.$F$39];CONCATENATE([.V$1];[.$H212]);[.$D$2:.$D$46])" office:value-type="float" office:value="0" calcext:value-type="float">
            <text:p>0</text:p>
          </table:table-cell>
          <table:table-cell table:formula="of:=IF([.V212]=0;0;[.V212]*[.$K212])" office:value-type="float" office:value="0" calcext:value-type="float">
            <text:p>0</text:p>
          </table:table-cell>
          <table:table-cell table:style-name="ce16" table:formula="of:=SUMIF([.$F$2:.$F$39];CONCATENATE([.X$1];[.$H212]);[.$D$2:.$D$46])" office:value-type="float" office:value="0" calcext:value-type="float">
            <text:p>0</text:p>
          </table:table-cell>
          <table:table-cell table:formula="of:=IF([.X212]=0;0;[.X212]*[.$K212])" office:value-type="float" office:value="0" calcext:value-type="float">
            <text:p>0</text:p>
          </table:table-cell>
          <table:table-cell table:style-name="ce16" table:formula="of:=SUMIF([.$F$2:.$F$39];CONCATENATE([.Z$1];[.$H212]);[.$D$2:.$D$46])" office:value-type="float" office:value="0" calcext:value-type="float">
            <text:p>0</text:p>
          </table:table-cell>
          <table:table-cell table:formula="of:=IF([.Z212]=0;0;[.Z212]*[.$K21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3]">
            <text:p/>
          </table:table-cell>
          <table:table-cell table:style-name="ce23" table:formula="of:=['Unit Recipes'.H213]" office:value-type="float" office:value="0" calcext:value-type="float">
            <text:p>0</text:p>
          </table:table-cell>
          <table:table-cell table:style-name="ce23" table:formula="of:=['Unit Recipes'.I213]" office:value-type="float" office:value="0" calcext:value-type="float">
            <text:p>0</text:p>
          </table:table-cell>
          <table:table-cell table:style-name="ce23" table:formula="of:=['Unit Recipes'.J213]" office:value-type="float" office:value="3" calcext:value-type="float">
            <text:p>3</text:p>
          </table:table-cell>
          <table:table-cell/>
          <table:table-cell table:formula="of:=[.H213]">
            <text:p/>
          </table:table-cell>
          <table:table-cell table:formula="of:=[.I213]" office:value-type="float" office:value="0" calcext:value-type="float">
            <text:p>0</text:p>
          </table:table-cell>
          <table:table-cell table:formula="of:=[.J213]" office:value-type="float" office:value="0" calcext:value-type="float">
            <text:p>0</text:p>
          </table:table-cell>
          <table:table-cell table:formula="of:=SUMIF([.$F$2:.$F$39];CONCATENATE([.P$1];[.$H213]);[.$D$2:.$D$46])" office:value-type="float" office:value="0" calcext:value-type="float">
            <text:p>0</text:p>
          </table:table-cell>
          <table:table-cell table:formula="of:=IF([.P213]=0;0;[.P213]*[.$K213])" office:value-type="float" office:value="0" calcext:value-type="float">
            <text:p>0</text:p>
          </table:table-cell>
          <table:table-cell table:style-name="ce16" table:formula="of:=SUMIF([.$F$2:.$F$39];CONCATENATE([.R$1];[.$H213]);[.$D$2:.$D$46])" office:value-type="float" office:value="0" calcext:value-type="float">
            <text:p>0</text:p>
          </table:table-cell>
          <table:table-cell table:formula="of:=IF([.R213]=0;0;[.R213]*[.$K213])" office:value-type="float" office:value="0" calcext:value-type="float">
            <text:p>0</text:p>
          </table:table-cell>
          <table:table-cell table:style-name="ce16" table:formula="of:=SUMIF([.$F$2:.$F$39];CONCATENATE([.T$1];[.$H213]);[.$D$2:.$D$46])" office:value-type="float" office:value="0" calcext:value-type="float">
            <text:p>0</text:p>
          </table:table-cell>
          <table:table-cell table:formula="of:=IF([.T213]=0;0;[.T213]*[.$K213])" office:value-type="float" office:value="0" calcext:value-type="float">
            <text:p>0</text:p>
          </table:table-cell>
          <table:table-cell table:style-name="ce16" table:formula="of:=SUMIF([.$F$2:.$F$39];CONCATENATE([.V$1];[.$H213]);[.$D$2:.$D$46])" office:value-type="float" office:value="0" calcext:value-type="float">
            <text:p>0</text:p>
          </table:table-cell>
          <table:table-cell table:formula="of:=IF([.V213]=0;0;[.V213]*[.$K213])" office:value-type="float" office:value="0" calcext:value-type="float">
            <text:p>0</text:p>
          </table:table-cell>
          <table:table-cell table:style-name="ce16" table:formula="of:=SUMIF([.$F$2:.$F$39];CONCATENATE([.X$1];[.$H213]);[.$D$2:.$D$46])" office:value-type="float" office:value="0" calcext:value-type="float">
            <text:p>0</text:p>
          </table:table-cell>
          <table:table-cell table:formula="of:=IF([.X213]=0;0;[.X213]*[.$K213])" office:value-type="float" office:value="0" calcext:value-type="float">
            <text:p>0</text:p>
          </table:table-cell>
          <table:table-cell table:style-name="ce16" table:formula="of:=SUMIF([.$F$2:.$F$39];CONCATENATE([.Z$1];[.$H213]);[.$D$2:.$D$46])" office:value-type="float" office:value="0" calcext:value-type="float">
            <text:p>0</text:p>
          </table:table-cell>
          <table:table-cell table:formula="of:=IF([.Z213]=0;0;[.Z213]*[.$K21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4]" office:value-type="float" office:value="0" calcext:value-type="float">
            <text:p>0</text:p>
          </table:table-cell>
          <table:table-cell table:style-name="ce23" table:formula="of:=['Unit Recipes'.H214]" office:value-type="float" office:value="0" calcext:value-type="float">
            <text:p>0</text:p>
          </table:table-cell>
          <table:table-cell table:style-name="ce23" table:formula="of:=['Unit Recipes'.I214]" office:value-type="float" office:value="0" calcext:value-type="float">
            <text:p>0</text:p>
          </table:table-cell>
          <table:table-cell table:style-name="ce23" table:formula="of:=['Unit Recipes'.J214]" office:value-type="float" office:value="0" calcext:value-type="float">
            <text:p>0</text:p>
          </table:table-cell>
          <table:table-cell/>
          <table:table-cell table:formula="of:=[.H214]" office:value-type="float" office:value="0" calcext:value-type="float">
            <text:p>0</text:p>
          </table:table-cell>
          <table:table-cell table:formula="of:=[.I214]" office:value-type="float" office:value="0" calcext:value-type="float">
            <text:p>0</text:p>
          </table:table-cell>
          <table:table-cell table:formula="of:=[.J214]" office:value-type="float" office:value="0" calcext:value-type="float">
            <text:p>0</text:p>
          </table:table-cell>
          <table:table-cell table:formula="of:=SUMIF([.$F$2:.$F$39];CONCATENATE([.P$1];[.$H214]);[.$D$2:.$D$46])" office:value-type="float" office:value="0" calcext:value-type="float">
            <text:p>0</text:p>
          </table:table-cell>
          <table:table-cell table:formula="of:=IF([.P214]=0;0;[.P214]*[.$K214])" office:value-type="float" office:value="0" calcext:value-type="float">
            <text:p>0</text:p>
          </table:table-cell>
          <table:table-cell table:style-name="ce16" table:formula="of:=SUMIF([.$F$2:.$F$39];CONCATENATE([.R$1];[.$H214]);[.$D$2:.$D$46])" office:value-type="float" office:value="0" calcext:value-type="float">
            <text:p>0</text:p>
          </table:table-cell>
          <table:table-cell table:formula="of:=IF([.R214]=0;0;[.R214]*[.$K214])" office:value-type="float" office:value="0" calcext:value-type="float">
            <text:p>0</text:p>
          </table:table-cell>
          <table:table-cell table:style-name="ce16" table:formula="of:=SUMIF([.$F$2:.$F$39];CONCATENATE([.T$1];[.$H214]);[.$D$2:.$D$46])" office:value-type="float" office:value="0" calcext:value-type="float">
            <text:p>0</text:p>
          </table:table-cell>
          <table:table-cell table:formula="of:=IF([.T214]=0;0;[.T214]*[.$K214])" office:value-type="float" office:value="0" calcext:value-type="float">
            <text:p>0</text:p>
          </table:table-cell>
          <table:table-cell table:style-name="ce16" table:formula="of:=SUMIF([.$F$2:.$F$39];CONCATENATE([.V$1];[.$H214]);[.$D$2:.$D$46])" office:value-type="float" office:value="0" calcext:value-type="float">
            <text:p>0</text:p>
          </table:table-cell>
          <table:table-cell table:formula="of:=IF([.V214]=0;0;[.V214]*[.$K214])" office:value-type="float" office:value="0" calcext:value-type="float">
            <text:p>0</text:p>
          </table:table-cell>
          <table:table-cell table:style-name="ce16" table:formula="of:=SUMIF([.$F$2:.$F$39];CONCATENATE([.X$1];[.$H214]);[.$D$2:.$D$46])" office:value-type="float" office:value="0" calcext:value-type="float">
            <text:p>0</text:p>
          </table:table-cell>
          <table:table-cell table:formula="of:=IF([.X214]=0;0;[.X214]*[.$K214])" office:value-type="float" office:value="0" calcext:value-type="float">
            <text:p>0</text:p>
          </table:table-cell>
          <table:table-cell table:style-name="ce16" table:formula="of:=SUMIF([.$F$2:.$F$39];CONCATENATE([.Z$1];[.$H214]);[.$D$2:.$D$46])" office:value-type="float" office:value="0" calcext:value-type="float">
            <text:p>0</text:p>
          </table:table-cell>
          <table:table-cell table:formula="of:=IF([.Z214]=0;0;[.Z214]*[.$K21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5]" office:value-type="float" office:value="0" calcext:value-type="float">
            <text:p>0</text:p>
          </table:table-cell>
          <table:table-cell table:style-name="ce23" table:formula="of:=['Unit Recipes'.H215]" office:value-type="float" office:value="0" calcext:value-type="float">
            <text:p>0</text:p>
          </table:table-cell>
          <table:table-cell table:style-name="ce23" table:formula="of:=['Unit Recipes'.I215]" office:value-type="float" office:value="0" calcext:value-type="float">
            <text:p>0</text:p>
          </table:table-cell>
          <table:table-cell table:style-name="ce23" table:formula="of:=['Unit Recipes'.J215]" office:value-type="float" office:value="0" calcext:value-type="float">
            <text:p>0</text:p>
          </table:table-cell>
          <table:table-cell/>
          <table:table-cell table:formula="of:=[.H215]" office:value-type="float" office:value="0" calcext:value-type="float">
            <text:p>0</text:p>
          </table:table-cell>
          <table:table-cell table:formula="of:=[.I215]" office:value-type="float" office:value="0" calcext:value-type="float">
            <text:p>0</text:p>
          </table:table-cell>
          <table:table-cell table:formula="of:=[.J215]" office:value-type="float" office:value="0" calcext:value-type="float">
            <text:p>0</text:p>
          </table:table-cell>
          <table:table-cell table:formula="of:=SUMIF([.$F$2:.$F$39];CONCATENATE([.P$1];[.$H215]);[.$D$2:.$D$46])" office:value-type="float" office:value="0" calcext:value-type="float">
            <text:p>0</text:p>
          </table:table-cell>
          <table:table-cell table:formula="of:=IF([.P215]=0;0;[.P215]*[.$K215])" office:value-type="float" office:value="0" calcext:value-type="float">
            <text:p>0</text:p>
          </table:table-cell>
          <table:table-cell table:style-name="ce16" table:formula="of:=SUMIF([.$F$2:.$F$39];CONCATENATE([.R$1];[.$H215]);[.$D$2:.$D$46])" office:value-type="float" office:value="0" calcext:value-type="float">
            <text:p>0</text:p>
          </table:table-cell>
          <table:table-cell table:formula="of:=IF([.R215]=0;0;[.R215]*[.$K215])" office:value-type="float" office:value="0" calcext:value-type="float">
            <text:p>0</text:p>
          </table:table-cell>
          <table:table-cell table:style-name="ce16" table:formula="of:=SUMIF([.$F$2:.$F$39];CONCATENATE([.T$1];[.$H215]);[.$D$2:.$D$46])" office:value-type="float" office:value="0" calcext:value-type="float">
            <text:p>0</text:p>
          </table:table-cell>
          <table:table-cell table:formula="of:=IF([.T215]=0;0;[.T215]*[.$K215])" office:value-type="float" office:value="0" calcext:value-type="float">
            <text:p>0</text:p>
          </table:table-cell>
          <table:table-cell table:style-name="ce16" table:formula="of:=SUMIF([.$F$2:.$F$39];CONCATENATE([.V$1];[.$H215]);[.$D$2:.$D$46])" office:value-type="float" office:value="0" calcext:value-type="float">
            <text:p>0</text:p>
          </table:table-cell>
          <table:table-cell table:formula="of:=IF([.V215]=0;0;[.V215]*[.$K215])" office:value-type="float" office:value="0" calcext:value-type="float">
            <text:p>0</text:p>
          </table:table-cell>
          <table:table-cell table:style-name="ce16" table:formula="of:=SUMIF([.$F$2:.$F$39];CONCATENATE([.X$1];[.$H215]);[.$D$2:.$D$46])" office:value-type="float" office:value="0" calcext:value-type="float">
            <text:p>0</text:p>
          </table:table-cell>
          <table:table-cell table:formula="of:=IF([.X215]=0;0;[.X215]*[.$K215])" office:value-type="float" office:value="0" calcext:value-type="float">
            <text:p>0</text:p>
          </table:table-cell>
          <table:table-cell table:style-name="ce16" table:formula="of:=SUMIF([.$F$2:.$F$39];CONCATENATE([.Z$1];[.$H215]);[.$D$2:.$D$46])" office:value-type="float" office:value="0" calcext:value-type="float">
            <text:p>0</text:p>
          </table:table-cell>
          <table:table-cell table:formula="of:=IF([.Z215]=0;0;[.Z215]*[.$K21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6]" office:value-type="float" office:value="0" calcext:value-type="float">
            <text:p>0</text:p>
          </table:table-cell>
          <table:table-cell table:style-name="ce23" table:formula="of:=['Unit Recipes'.H216]" office:value-type="float" office:value="0" calcext:value-type="float">
            <text:p>0</text:p>
          </table:table-cell>
          <table:table-cell table:style-name="ce23" table:formula="of:=['Unit Recipes'.I216]" office:value-type="float" office:value="0" calcext:value-type="float">
            <text:p>0</text:p>
          </table:table-cell>
          <table:table-cell table:style-name="ce23" table:formula="of:=['Unit Recipes'.J216]" office:value-type="float" office:value="0" calcext:value-type="float">
            <text:p>0</text:p>
          </table:table-cell>
          <table:table-cell/>
          <table:table-cell table:formula="of:=[.H216]" office:value-type="float" office:value="0" calcext:value-type="float">
            <text:p>0</text:p>
          </table:table-cell>
          <table:table-cell table:formula="of:=[.I216]" office:value-type="float" office:value="0" calcext:value-type="float">
            <text:p>0</text:p>
          </table:table-cell>
          <table:table-cell table:formula="of:=[.J216]" office:value-type="float" office:value="0" calcext:value-type="float">
            <text:p>0</text:p>
          </table:table-cell>
          <table:table-cell table:formula="of:=SUMIF([.$F$2:.$F$39];CONCATENATE([.P$1];[.$H216]);[.$D$2:.$D$46])" office:value-type="float" office:value="0" calcext:value-type="float">
            <text:p>0</text:p>
          </table:table-cell>
          <table:table-cell table:formula="of:=IF([.P216]=0;0;[.P216]*[.$K216])" office:value-type="float" office:value="0" calcext:value-type="float">
            <text:p>0</text:p>
          </table:table-cell>
          <table:table-cell table:style-name="ce16" table:formula="of:=SUMIF([.$F$2:.$F$39];CONCATENATE([.R$1];[.$H216]);[.$D$2:.$D$46])" office:value-type="float" office:value="0" calcext:value-type="float">
            <text:p>0</text:p>
          </table:table-cell>
          <table:table-cell table:formula="of:=IF([.R216]=0;0;[.R216]*[.$K216])" office:value-type="float" office:value="0" calcext:value-type="float">
            <text:p>0</text:p>
          </table:table-cell>
          <table:table-cell table:style-name="ce16" table:formula="of:=SUMIF([.$F$2:.$F$39];CONCATENATE([.T$1];[.$H216]);[.$D$2:.$D$46])" office:value-type="float" office:value="0" calcext:value-type="float">
            <text:p>0</text:p>
          </table:table-cell>
          <table:table-cell table:formula="of:=IF([.T216]=0;0;[.T216]*[.$K216])" office:value-type="float" office:value="0" calcext:value-type="float">
            <text:p>0</text:p>
          </table:table-cell>
          <table:table-cell table:style-name="ce16" table:formula="of:=SUMIF([.$F$2:.$F$39];CONCATENATE([.V$1];[.$H216]);[.$D$2:.$D$46])" office:value-type="float" office:value="0" calcext:value-type="float">
            <text:p>0</text:p>
          </table:table-cell>
          <table:table-cell table:formula="of:=IF([.V216]=0;0;[.V216]*[.$K216])" office:value-type="float" office:value="0" calcext:value-type="float">
            <text:p>0</text:p>
          </table:table-cell>
          <table:table-cell table:style-name="ce16" table:formula="of:=SUMIF([.$F$2:.$F$39];CONCATENATE([.X$1];[.$H216]);[.$D$2:.$D$46])" office:value-type="float" office:value="0" calcext:value-type="float">
            <text:p>0</text:p>
          </table:table-cell>
          <table:table-cell table:formula="of:=IF([.X216]=0;0;[.X216]*[.$K216])" office:value-type="float" office:value="0" calcext:value-type="float">
            <text:p>0</text:p>
          </table:table-cell>
          <table:table-cell table:style-name="ce16" table:formula="of:=SUMIF([.$F$2:.$F$39];CONCATENATE([.Z$1];[.$H216]);[.$D$2:.$D$46])" office:value-type="float" office:value="0" calcext:value-type="float">
            <text:p>0</text:p>
          </table:table-cell>
          <table:table-cell table:formula="of:=IF([.Z216]=0;0;[.Z216]*[.$K21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7]" office:value-type="float" office:value="0" calcext:value-type="float">
            <text:p>0</text:p>
          </table:table-cell>
          <table:table-cell table:style-name="ce23" table:formula="of:=['Unit Recipes'.H217]" office:value-type="float" office:value="0" calcext:value-type="float">
            <text:p>0</text:p>
          </table:table-cell>
          <table:table-cell table:style-name="ce23" table:formula="of:=['Unit Recipes'.I217]" office:value-type="float" office:value="0" calcext:value-type="float">
            <text:p>0</text:p>
          </table:table-cell>
          <table:table-cell table:style-name="ce23" table:formula="of:=['Unit Recipes'.J217]" office:value-type="float" office:value="0" calcext:value-type="float">
            <text:p>0</text:p>
          </table:table-cell>
          <table:table-cell/>
          <table:table-cell table:formula="of:=[.H217]" office:value-type="float" office:value="0" calcext:value-type="float">
            <text:p>0</text:p>
          </table:table-cell>
          <table:table-cell table:formula="of:=[.I217]" office:value-type="float" office:value="0" calcext:value-type="float">
            <text:p>0</text:p>
          </table:table-cell>
          <table:table-cell table:formula="of:=[.J217]" office:value-type="float" office:value="0" calcext:value-type="float">
            <text:p>0</text:p>
          </table:table-cell>
          <table:table-cell table:formula="of:=SUMIF([.$F$2:.$F$39];CONCATENATE([.P$1];[.$H217]);[.$D$2:.$D$46])" office:value-type="float" office:value="0" calcext:value-type="float">
            <text:p>0</text:p>
          </table:table-cell>
          <table:table-cell table:formula="of:=IF([.P217]=0;0;[.P217]*[.$K217])" office:value-type="float" office:value="0" calcext:value-type="float">
            <text:p>0</text:p>
          </table:table-cell>
          <table:table-cell table:style-name="ce16" table:formula="of:=SUMIF([.$F$2:.$F$39];CONCATENATE([.R$1];[.$H217]);[.$D$2:.$D$46])" office:value-type="float" office:value="0" calcext:value-type="float">
            <text:p>0</text:p>
          </table:table-cell>
          <table:table-cell table:formula="of:=IF([.R217]=0;0;[.R217]*[.$K217])" office:value-type="float" office:value="0" calcext:value-type="float">
            <text:p>0</text:p>
          </table:table-cell>
          <table:table-cell table:style-name="ce16" table:formula="of:=SUMIF([.$F$2:.$F$39];CONCATENATE([.T$1];[.$H217]);[.$D$2:.$D$46])" office:value-type="float" office:value="0" calcext:value-type="float">
            <text:p>0</text:p>
          </table:table-cell>
          <table:table-cell table:formula="of:=IF([.T217]=0;0;[.T217]*[.$K217])" office:value-type="float" office:value="0" calcext:value-type="float">
            <text:p>0</text:p>
          </table:table-cell>
          <table:table-cell table:style-name="ce16" table:formula="of:=SUMIF([.$F$2:.$F$39];CONCATENATE([.V$1];[.$H217]);[.$D$2:.$D$46])" office:value-type="float" office:value="0" calcext:value-type="float">
            <text:p>0</text:p>
          </table:table-cell>
          <table:table-cell table:formula="of:=IF([.V217]=0;0;[.V217]*[.$K217])" office:value-type="float" office:value="0" calcext:value-type="float">
            <text:p>0</text:p>
          </table:table-cell>
          <table:table-cell table:style-name="ce16" table:formula="of:=SUMIF([.$F$2:.$F$39];CONCATENATE([.X$1];[.$H217]);[.$D$2:.$D$46])" office:value-type="float" office:value="0" calcext:value-type="float">
            <text:p>0</text:p>
          </table:table-cell>
          <table:table-cell table:formula="of:=IF([.X217]=0;0;[.X217]*[.$K217])" office:value-type="float" office:value="0" calcext:value-type="float">
            <text:p>0</text:p>
          </table:table-cell>
          <table:table-cell table:style-name="ce16" table:formula="of:=SUMIF([.$F$2:.$F$39];CONCATENATE([.Z$1];[.$H217]);[.$D$2:.$D$46])" office:value-type="float" office:value="0" calcext:value-type="float">
            <text:p>0</text:p>
          </table:table-cell>
          <table:table-cell table:formula="of:=IF([.Z217]=0;0;[.Z217]*[.$K21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8]" office:value-type="float" office:value="0" calcext:value-type="float">
            <text:p>0</text:p>
          </table:table-cell>
          <table:table-cell table:style-name="ce23" table:formula="of:=['Unit Recipes'.H218]" office:value-type="float" office:value="0" calcext:value-type="float">
            <text:p>0</text:p>
          </table:table-cell>
          <table:table-cell table:style-name="ce23" table:formula="of:=['Unit Recipes'.I218]" office:value-type="float" office:value="0" calcext:value-type="float">
            <text:p>0</text:p>
          </table:table-cell>
          <table:table-cell table:style-name="ce23" table:formula="of:=['Unit Recipes'.J218]" office:value-type="float" office:value="0" calcext:value-type="float">
            <text:p>0</text:p>
          </table:table-cell>
          <table:table-cell/>
          <table:table-cell table:formula="of:=[.H218]" office:value-type="float" office:value="0" calcext:value-type="float">
            <text:p>0</text:p>
          </table:table-cell>
          <table:table-cell table:formula="of:=[.I218]" office:value-type="float" office:value="0" calcext:value-type="float">
            <text:p>0</text:p>
          </table:table-cell>
          <table:table-cell table:formula="of:=[.J218]" office:value-type="float" office:value="0" calcext:value-type="float">
            <text:p>0</text:p>
          </table:table-cell>
          <table:table-cell table:formula="of:=SUMIF([.$F$2:.$F$39];CONCATENATE([.P$1];[.$H218]);[.$D$2:.$D$46])" office:value-type="float" office:value="0" calcext:value-type="float">
            <text:p>0</text:p>
          </table:table-cell>
          <table:table-cell table:formula="of:=IF([.P218]=0;0;[.P218]*[.$K218])" office:value-type="float" office:value="0" calcext:value-type="float">
            <text:p>0</text:p>
          </table:table-cell>
          <table:table-cell table:style-name="ce16" table:formula="of:=SUMIF([.$F$2:.$F$39];CONCATENATE([.R$1];[.$H218]);[.$D$2:.$D$46])" office:value-type="float" office:value="0" calcext:value-type="float">
            <text:p>0</text:p>
          </table:table-cell>
          <table:table-cell table:formula="of:=IF([.R218]=0;0;[.R218]*[.$K218])" office:value-type="float" office:value="0" calcext:value-type="float">
            <text:p>0</text:p>
          </table:table-cell>
          <table:table-cell table:style-name="ce16" table:formula="of:=SUMIF([.$F$2:.$F$39];CONCATENATE([.T$1];[.$H218]);[.$D$2:.$D$46])" office:value-type="float" office:value="0" calcext:value-type="float">
            <text:p>0</text:p>
          </table:table-cell>
          <table:table-cell table:formula="of:=IF([.T218]=0;0;[.T218]*[.$K218])" office:value-type="float" office:value="0" calcext:value-type="float">
            <text:p>0</text:p>
          </table:table-cell>
          <table:table-cell table:style-name="ce16" table:formula="of:=SUMIF([.$F$2:.$F$39];CONCATENATE([.V$1];[.$H218]);[.$D$2:.$D$46])" office:value-type="float" office:value="0" calcext:value-type="float">
            <text:p>0</text:p>
          </table:table-cell>
          <table:table-cell table:formula="of:=IF([.V218]=0;0;[.V218]*[.$K218])" office:value-type="float" office:value="0" calcext:value-type="float">
            <text:p>0</text:p>
          </table:table-cell>
          <table:table-cell table:style-name="ce16" table:formula="of:=SUMIF([.$F$2:.$F$39];CONCATENATE([.X$1];[.$H218]);[.$D$2:.$D$46])" office:value-type="float" office:value="0" calcext:value-type="float">
            <text:p>0</text:p>
          </table:table-cell>
          <table:table-cell table:formula="of:=IF([.X218]=0;0;[.X218]*[.$K218])" office:value-type="float" office:value="0" calcext:value-type="float">
            <text:p>0</text:p>
          </table:table-cell>
          <table:table-cell table:style-name="ce16" table:formula="of:=SUMIF([.$F$2:.$F$39];CONCATENATE([.Z$1];[.$H218]);[.$D$2:.$D$46])" office:value-type="float" office:value="0" calcext:value-type="float">
            <text:p>0</text:p>
          </table:table-cell>
          <table:table-cell table:formula="of:=IF([.Z218]=0;0;[.Z218]*[.$K21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19]" office:value-type="float" office:value="0" calcext:value-type="float">
            <text:p>0</text:p>
          </table:table-cell>
          <table:table-cell table:style-name="ce23" table:formula="of:=['Unit Recipes'.H219]" office:value-type="float" office:value="0" calcext:value-type="float">
            <text:p>0</text:p>
          </table:table-cell>
          <table:table-cell table:style-name="ce23" table:formula="of:=['Unit Recipes'.I219]" office:value-type="float" office:value="0" calcext:value-type="float">
            <text:p>0</text:p>
          </table:table-cell>
          <table:table-cell table:style-name="ce23" table:formula="of:=['Unit Recipes'.J219]" office:value-type="float" office:value="0" calcext:value-type="float">
            <text:p>0</text:p>
          </table:table-cell>
          <table:table-cell/>
          <table:table-cell table:formula="of:=[.H219]" office:value-type="float" office:value="0" calcext:value-type="float">
            <text:p>0</text:p>
          </table:table-cell>
          <table:table-cell table:formula="of:=[.I219]" office:value-type="float" office:value="0" calcext:value-type="float">
            <text:p>0</text:p>
          </table:table-cell>
          <table:table-cell table:formula="of:=[.J219]" office:value-type="float" office:value="0" calcext:value-type="float">
            <text:p>0</text:p>
          </table:table-cell>
          <table:table-cell table:formula="of:=SUMIF([.$F$2:.$F$39];CONCATENATE([.P$1];[.$H219]);[.$D$2:.$D$46])" office:value-type="float" office:value="0" calcext:value-type="float">
            <text:p>0</text:p>
          </table:table-cell>
          <table:table-cell table:formula="of:=IF([.P219]=0;0;[.P219]*[.$K219])" office:value-type="float" office:value="0" calcext:value-type="float">
            <text:p>0</text:p>
          </table:table-cell>
          <table:table-cell table:style-name="ce16" table:formula="of:=SUMIF([.$F$2:.$F$39];CONCATENATE([.R$1];[.$H219]);[.$D$2:.$D$46])" office:value-type="float" office:value="0" calcext:value-type="float">
            <text:p>0</text:p>
          </table:table-cell>
          <table:table-cell table:formula="of:=IF([.R219]=0;0;[.R219]*[.$K219])" office:value-type="float" office:value="0" calcext:value-type="float">
            <text:p>0</text:p>
          </table:table-cell>
          <table:table-cell table:style-name="ce16" table:formula="of:=SUMIF([.$F$2:.$F$39];CONCATENATE([.T$1];[.$H219]);[.$D$2:.$D$46])" office:value-type="float" office:value="0" calcext:value-type="float">
            <text:p>0</text:p>
          </table:table-cell>
          <table:table-cell table:formula="of:=IF([.T219]=0;0;[.T219]*[.$K219])" office:value-type="float" office:value="0" calcext:value-type="float">
            <text:p>0</text:p>
          </table:table-cell>
          <table:table-cell table:style-name="ce16" table:formula="of:=SUMIF([.$F$2:.$F$39];CONCATENATE([.V$1];[.$H219]);[.$D$2:.$D$46])" office:value-type="float" office:value="0" calcext:value-type="float">
            <text:p>0</text:p>
          </table:table-cell>
          <table:table-cell table:formula="of:=IF([.V219]=0;0;[.V219]*[.$K219])" office:value-type="float" office:value="0" calcext:value-type="float">
            <text:p>0</text:p>
          </table:table-cell>
          <table:table-cell table:style-name="ce16" table:formula="of:=SUMIF([.$F$2:.$F$39];CONCATENATE([.X$1];[.$H219]);[.$D$2:.$D$46])" office:value-type="float" office:value="0" calcext:value-type="float">
            <text:p>0</text:p>
          </table:table-cell>
          <table:table-cell table:formula="of:=IF([.X219]=0;0;[.X219]*[.$K219])" office:value-type="float" office:value="0" calcext:value-type="float">
            <text:p>0</text:p>
          </table:table-cell>
          <table:table-cell table:style-name="ce16" table:formula="of:=SUMIF([.$F$2:.$F$39];CONCATENATE([.Z$1];[.$H219]);[.$D$2:.$D$46])" office:value-type="float" office:value="0" calcext:value-type="float">
            <text:p>0</text:p>
          </table:table-cell>
          <table:table-cell table:formula="of:=IF([.Z219]=0;0;[.Z219]*[.$K21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0]" office:value-type="float" office:value="0" calcext:value-type="float">
            <text:p>0</text:p>
          </table:table-cell>
          <table:table-cell table:style-name="ce23" table:formula="of:=['Unit Recipes'.H220]" office:value-type="float" office:value="0" calcext:value-type="float">
            <text:p>0</text:p>
          </table:table-cell>
          <table:table-cell table:style-name="ce23" table:formula="of:=['Unit Recipes'.I220]" office:value-type="float" office:value="0" calcext:value-type="float">
            <text:p>0</text:p>
          </table:table-cell>
          <table:table-cell table:style-name="ce23" table:formula="of:=['Unit Recipes'.J220]" office:value-type="float" office:value="0" calcext:value-type="float">
            <text:p>0</text:p>
          </table:table-cell>
          <table:table-cell/>
          <table:table-cell table:formula="of:=[.H220]" office:value-type="float" office:value="0" calcext:value-type="float">
            <text:p>0</text:p>
          </table:table-cell>
          <table:table-cell table:formula="of:=[.I220]" office:value-type="float" office:value="0" calcext:value-type="float">
            <text:p>0</text:p>
          </table:table-cell>
          <table:table-cell table:formula="of:=[.J220]" office:value-type="float" office:value="0" calcext:value-type="float">
            <text:p>0</text:p>
          </table:table-cell>
          <table:table-cell table:formula="of:=SUMIF([.$F$2:.$F$39];CONCATENATE([.P$1];[.$H220]);[.$D$2:.$D$46])" office:value-type="float" office:value="0" calcext:value-type="float">
            <text:p>0</text:p>
          </table:table-cell>
          <table:table-cell table:formula="of:=IF([.P220]=0;0;[.P220]*[.$K220])" office:value-type="float" office:value="0" calcext:value-type="float">
            <text:p>0</text:p>
          </table:table-cell>
          <table:table-cell table:style-name="ce16" table:formula="of:=SUMIF([.$F$2:.$F$39];CONCATENATE([.R$1];[.$H220]);[.$D$2:.$D$46])" office:value-type="float" office:value="0" calcext:value-type="float">
            <text:p>0</text:p>
          </table:table-cell>
          <table:table-cell table:formula="of:=IF([.R220]=0;0;[.R220]*[.$K220])" office:value-type="float" office:value="0" calcext:value-type="float">
            <text:p>0</text:p>
          </table:table-cell>
          <table:table-cell table:style-name="ce16" table:formula="of:=SUMIF([.$F$2:.$F$39];CONCATENATE([.T$1];[.$H220]);[.$D$2:.$D$46])" office:value-type="float" office:value="0" calcext:value-type="float">
            <text:p>0</text:p>
          </table:table-cell>
          <table:table-cell table:formula="of:=IF([.T220]=0;0;[.T220]*[.$K220])" office:value-type="float" office:value="0" calcext:value-type="float">
            <text:p>0</text:p>
          </table:table-cell>
          <table:table-cell table:style-name="ce16" table:formula="of:=SUMIF([.$F$2:.$F$39];CONCATENATE([.V$1];[.$H220]);[.$D$2:.$D$46])" office:value-type="float" office:value="0" calcext:value-type="float">
            <text:p>0</text:p>
          </table:table-cell>
          <table:table-cell table:formula="of:=IF([.V220]=0;0;[.V220]*[.$K220])" office:value-type="float" office:value="0" calcext:value-type="float">
            <text:p>0</text:p>
          </table:table-cell>
          <table:table-cell table:style-name="ce16" table:formula="of:=SUMIF([.$F$2:.$F$39];CONCATENATE([.X$1];[.$H220]);[.$D$2:.$D$46])" office:value-type="float" office:value="0" calcext:value-type="float">
            <text:p>0</text:p>
          </table:table-cell>
          <table:table-cell table:formula="of:=IF([.X220]=0;0;[.X220]*[.$K220])" office:value-type="float" office:value="0" calcext:value-type="float">
            <text:p>0</text:p>
          </table:table-cell>
          <table:table-cell table:style-name="ce16" table:formula="of:=SUMIF([.$F$2:.$F$39];CONCATENATE([.Z$1];[.$H220]);[.$D$2:.$D$46])" office:value-type="float" office:value="0" calcext:value-type="float">
            <text:p>0</text:p>
          </table:table-cell>
          <table:table-cell table:formula="of:=IF([.Z220]=0;0;[.Z220]*[.$K22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1]" office:value-type="float" office:value="0" calcext:value-type="float">
            <text:p>0</text:p>
          </table:table-cell>
          <table:table-cell table:style-name="ce23" table:formula="of:=['Unit Recipes'.H221]" office:value-type="float" office:value="0" calcext:value-type="float">
            <text:p>0</text:p>
          </table:table-cell>
          <table:table-cell table:style-name="ce23" table:formula="of:=['Unit Recipes'.I221]" office:value-type="float" office:value="0" calcext:value-type="float">
            <text:p>0</text:p>
          </table:table-cell>
          <table:table-cell table:style-name="ce23" table:formula="of:=['Unit Recipes'.J221]" office:value-type="float" office:value="0" calcext:value-type="float">
            <text:p>0</text:p>
          </table:table-cell>
          <table:table-cell/>
          <table:table-cell table:formula="of:=[.H221]" office:value-type="float" office:value="0" calcext:value-type="float">
            <text:p>0</text:p>
          </table:table-cell>
          <table:table-cell table:formula="of:=[.I221]" office:value-type="float" office:value="0" calcext:value-type="float">
            <text:p>0</text:p>
          </table:table-cell>
          <table:table-cell table:formula="of:=[.J221]" office:value-type="float" office:value="0" calcext:value-type="float">
            <text:p>0</text:p>
          </table:table-cell>
          <table:table-cell table:formula="of:=SUMIF([.$F$2:.$F$39];CONCATENATE([.P$1];[.$H221]);[.$D$2:.$D$46])" office:value-type="float" office:value="0" calcext:value-type="float">
            <text:p>0</text:p>
          </table:table-cell>
          <table:table-cell table:formula="of:=IF([.P221]=0;0;[.P221]*[.$K221])" office:value-type="float" office:value="0" calcext:value-type="float">
            <text:p>0</text:p>
          </table:table-cell>
          <table:table-cell table:style-name="ce16" table:formula="of:=SUMIF([.$F$2:.$F$39];CONCATENATE([.R$1];[.$H221]);[.$D$2:.$D$46])" office:value-type="float" office:value="0" calcext:value-type="float">
            <text:p>0</text:p>
          </table:table-cell>
          <table:table-cell table:formula="of:=IF([.R221]=0;0;[.R221]*[.$K221])" office:value-type="float" office:value="0" calcext:value-type="float">
            <text:p>0</text:p>
          </table:table-cell>
          <table:table-cell table:style-name="ce16" table:formula="of:=SUMIF([.$F$2:.$F$39];CONCATENATE([.T$1];[.$H221]);[.$D$2:.$D$46])" office:value-type="float" office:value="0" calcext:value-type="float">
            <text:p>0</text:p>
          </table:table-cell>
          <table:table-cell table:formula="of:=IF([.T221]=0;0;[.T221]*[.$K221])" office:value-type="float" office:value="0" calcext:value-type="float">
            <text:p>0</text:p>
          </table:table-cell>
          <table:table-cell table:style-name="ce16" table:formula="of:=SUMIF([.$F$2:.$F$39];CONCATENATE([.V$1];[.$H221]);[.$D$2:.$D$46])" office:value-type="float" office:value="0" calcext:value-type="float">
            <text:p>0</text:p>
          </table:table-cell>
          <table:table-cell table:formula="of:=IF([.V221]=0;0;[.V221]*[.$K221])" office:value-type="float" office:value="0" calcext:value-type="float">
            <text:p>0</text:p>
          </table:table-cell>
          <table:table-cell table:style-name="ce16" table:formula="of:=SUMIF([.$F$2:.$F$39];CONCATENATE([.X$1];[.$H221]);[.$D$2:.$D$46])" office:value-type="float" office:value="0" calcext:value-type="float">
            <text:p>0</text:p>
          </table:table-cell>
          <table:table-cell table:formula="of:=IF([.X221]=0;0;[.X221]*[.$K221])" office:value-type="float" office:value="0" calcext:value-type="float">
            <text:p>0</text:p>
          </table:table-cell>
          <table:table-cell table:style-name="ce16" table:formula="of:=SUMIF([.$F$2:.$F$39];CONCATENATE([.Z$1];[.$H221]);[.$D$2:.$D$46])" office:value-type="float" office:value="0" calcext:value-type="float">
            <text:p>0</text:p>
          </table:table-cell>
          <table:table-cell table:formula="of:=IF([.Z221]=0;0;[.Z221]*[.$K2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2]" office:value-type="float" office:value="0" calcext:value-type="float">
            <text:p>0</text:p>
          </table:table-cell>
          <table:table-cell table:style-name="ce23" table:formula="of:=['Unit Recipes'.H222]" office:value-type="float" office:value="0" calcext:value-type="float">
            <text:p>0</text:p>
          </table:table-cell>
          <table:table-cell table:style-name="ce23" table:formula="of:=['Unit Recipes'.I222]" office:value-type="float" office:value="0" calcext:value-type="float">
            <text:p>0</text:p>
          </table:table-cell>
          <table:table-cell table:style-name="ce23" table:formula="of:=['Unit Recipes'.J222]" office:value-type="float" office:value="0" calcext:value-type="float">
            <text:p>0</text:p>
          </table:table-cell>
          <table:table-cell/>
          <table:table-cell table:formula="of:=[.H222]" office:value-type="float" office:value="0" calcext:value-type="float">
            <text:p>0</text:p>
          </table:table-cell>
          <table:table-cell table:formula="of:=[.I222]" office:value-type="float" office:value="0" calcext:value-type="float">
            <text:p>0</text:p>
          </table:table-cell>
          <table:table-cell table:formula="of:=[.J222]" office:value-type="float" office:value="0" calcext:value-type="float">
            <text:p>0</text:p>
          </table:table-cell>
          <table:table-cell table:formula="of:=SUMIF([.$F$2:.$F$39];CONCATENATE([.P$1];[.$H222]);[.$D$2:.$D$46])" office:value-type="float" office:value="0" calcext:value-type="float">
            <text:p>0</text:p>
          </table:table-cell>
          <table:table-cell table:formula="of:=IF([.P222]=0;0;[.P222]*[.$K222])" office:value-type="float" office:value="0" calcext:value-type="float">
            <text:p>0</text:p>
          </table:table-cell>
          <table:table-cell table:style-name="ce16" table:formula="of:=SUMIF([.$F$2:.$F$39];CONCATENATE([.R$1];[.$H222]);[.$D$2:.$D$46])" office:value-type="float" office:value="0" calcext:value-type="float">
            <text:p>0</text:p>
          </table:table-cell>
          <table:table-cell table:formula="of:=IF([.R222]=0;0;[.R222]*[.$K222])" office:value-type="float" office:value="0" calcext:value-type="float">
            <text:p>0</text:p>
          </table:table-cell>
          <table:table-cell table:style-name="ce16" table:formula="of:=SUMIF([.$F$2:.$F$39];CONCATENATE([.T$1];[.$H222]);[.$D$2:.$D$46])" office:value-type="float" office:value="0" calcext:value-type="float">
            <text:p>0</text:p>
          </table:table-cell>
          <table:table-cell table:formula="of:=IF([.T222]=0;0;[.T222]*[.$K222])" office:value-type="float" office:value="0" calcext:value-type="float">
            <text:p>0</text:p>
          </table:table-cell>
          <table:table-cell table:style-name="ce16" table:formula="of:=SUMIF([.$F$2:.$F$39];CONCATENATE([.V$1];[.$H222]);[.$D$2:.$D$46])" office:value-type="float" office:value="0" calcext:value-type="float">
            <text:p>0</text:p>
          </table:table-cell>
          <table:table-cell table:formula="of:=IF([.V222]=0;0;[.V222]*[.$K222])" office:value-type="float" office:value="0" calcext:value-type="float">
            <text:p>0</text:p>
          </table:table-cell>
          <table:table-cell table:style-name="ce16" table:formula="of:=SUMIF([.$F$2:.$F$39];CONCATENATE([.X$1];[.$H222]);[.$D$2:.$D$46])" office:value-type="float" office:value="0" calcext:value-type="float">
            <text:p>0</text:p>
          </table:table-cell>
          <table:table-cell table:formula="of:=IF([.X222]=0;0;[.X222]*[.$K222])" office:value-type="float" office:value="0" calcext:value-type="float">
            <text:p>0</text:p>
          </table:table-cell>
          <table:table-cell table:style-name="ce16" table:formula="of:=SUMIF([.$F$2:.$F$39];CONCATENATE([.Z$1];[.$H222]);[.$D$2:.$D$46])" office:value-type="float" office:value="0" calcext:value-type="float">
            <text:p>0</text:p>
          </table:table-cell>
          <table:table-cell table:formula="of:=IF([.Z222]=0;0;[.Z222]*[.$K2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3]" office:value-type="float" office:value="0" calcext:value-type="float">
            <text:p>0</text:p>
          </table:table-cell>
          <table:table-cell table:style-name="ce23" table:formula="of:=['Unit Recipes'.H223]" office:value-type="float" office:value="0" calcext:value-type="float">
            <text:p>0</text:p>
          </table:table-cell>
          <table:table-cell table:style-name="ce23" table:formula="of:=['Unit Recipes'.I223]" office:value-type="float" office:value="0" calcext:value-type="float">
            <text:p>0</text:p>
          </table:table-cell>
          <table:table-cell table:style-name="ce23" table:formula="of:=['Unit Recipes'.J223]" office:value-type="float" office:value="0" calcext:value-type="float">
            <text:p>0</text:p>
          </table:table-cell>
          <table:table-cell/>
          <table:table-cell table:formula="of:=[.H223]" office:value-type="float" office:value="0" calcext:value-type="float">
            <text:p>0</text:p>
          </table:table-cell>
          <table:table-cell table:formula="of:=[.I223]" office:value-type="float" office:value="0" calcext:value-type="float">
            <text:p>0</text:p>
          </table:table-cell>
          <table:table-cell table:formula="of:=[.J223]" office:value-type="float" office:value="0" calcext:value-type="float">
            <text:p>0</text:p>
          </table:table-cell>
          <table:table-cell table:formula="of:=SUMIF([.$F$2:.$F$39];CONCATENATE([.P$1];[.$H223]);[.$D$2:.$D$46])" office:value-type="float" office:value="0" calcext:value-type="float">
            <text:p>0</text:p>
          </table:table-cell>
          <table:table-cell table:formula="of:=IF([.P223]=0;0;[.P223]*[.$K223])" office:value-type="float" office:value="0" calcext:value-type="float">
            <text:p>0</text:p>
          </table:table-cell>
          <table:table-cell table:style-name="ce16" table:formula="of:=SUMIF([.$F$2:.$F$39];CONCATENATE([.R$1];[.$H223]);[.$D$2:.$D$46])" office:value-type="float" office:value="0" calcext:value-type="float">
            <text:p>0</text:p>
          </table:table-cell>
          <table:table-cell table:formula="of:=IF([.R223]=0;0;[.R223]*[.$K223])" office:value-type="float" office:value="0" calcext:value-type="float">
            <text:p>0</text:p>
          </table:table-cell>
          <table:table-cell table:style-name="ce16" table:formula="of:=SUMIF([.$F$2:.$F$39];CONCATENATE([.T$1];[.$H223]);[.$D$2:.$D$46])" office:value-type="float" office:value="0" calcext:value-type="float">
            <text:p>0</text:p>
          </table:table-cell>
          <table:table-cell table:formula="of:=IF([.T223]=0;0;[.T223]*[.$K223])" office:value-type="float" office:value="0" calcext:value-type="float">
            <text:p>0</text:p>
          </table:table-cell>
          <table:table-cell table:style-name="ce16" table:formula="of:=SUMIF([.$F$2:.$F$39];CONCATENATE([.V$1];[.$H223]);[.$D$2:.$D$46])" office:value-type="float" office:value="0" calcext:value-type="float">
            <text:p>0</text:p>
          </table:table-cell>
          <table:table-cell table:formula="of:=IF([.V223]=0;0;[.V223]*[.$K223])" office:value-type="float" office:value="0" calcext:value-type="float">
            <text:p>0</text:p>
          </table:table-cell>
          <table:table-cell table:style-name="ce16" table:formula="of:=SUMIF([.$F$2:.$F$39];CONCATENATE([.X$1];[.$H223]);[.$D$2:.$D$46])" office:value-type="float" office:value="0" calcext:value-type="float">
            <text:p>0</text:p>
          </table:table-cell>
          <table:table-cell table:formula="of:=IF([.X223]=0;0;[.X223]*[.$K223])" office:value-type="float" office:value="0" calcext:value-type="float">
            <text:p>0</text:p>
          </table:table-cell>
          <table:table-cell table:style-name="ce16" table:formula="of:=SUMIF([.$F$2:.$F$39];CONCATENATE([.Z$1];[.$H223]);[.$D$2:.$D$46])" office:value-type="float" office:value="0" calcext:value-type="float">
            <text:p>0</text:p>
          </table:table-cell>
          <table:table-cell table:formula="of:=IF([.Z223]=0;0;[.Z223]*[.$K2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4]" office:value-type="float" office:value="0" calcext:value-type="float">
            <text:p>0</text:p>
          </table:table-cell>
          <table:table-cell table:style-name="ce23" table:formula="of:=['Unit Recipes'.H224]" office:value-type="float" office:value="0" calcext:value-type="float">
            <text:p>0</text:p>
          </table:table-cell>
          <table:table-cell table:style-name="ce23" table:formula="of:=['Unit Recipes'.I224]" office:value-type="float" office:value="0" calcext:value-type="float">
            <text:p>0</text:p>
          </table:table-cell>
          <table:table-cell table:style-name="ce23" table:formula="of:=['Unit Recipes'.J224]" office:value-type="float" office:value="0" calcext:value-type="float">
            <text:p>0</text:p>
          </table:table-cell>
          <table:table-cell/>
          <table:table-cell table:formula="of:=[.H224]" office:value-type="float" office:value="0" calcext:value-type="float">
            <text:p>0</text:p>
          </table:table-cell>
          <table:table-cell table:formula="of:=[.I224]" office:value-type="float" office:value="0" calcext:value-type="float">
            <text:p>0</text:p>
          </table:table-cell>
          <table:table-cell table:formula="of:=[.J224]" office:value-type="float" office:value="0" calcext:value-type="float">
            <text:p>0</text:p>
          </table:table-cell>
          <table:table-cell table:formula="of:=SUMIF([.$F$2:.$F$39];CONCATENATE([.P$1];[.$H224]);[.$D$2:.$D$46])" office:value-type="float" office:value="0" calcext:value-type="float">
            <text:p>0</text:p>
          </table:table-cell>
          <table:table-cell table:formula="of:=IF([.P224]=0;0;[.P224]*[.$K224])" office:value-type="float" office:value="0" calcext:value-type="float">
            <text:p>0</text:p>
          </table:table-cell>
          <table:table-cell table:style-name="ce16" table:formula="of:=SUMIF([.$F$2:.$F$39];CONCATENATE([.R$1];[.$H224]);[.$D$2:.$D$46])" office:value-type="float" office:value="0" calcext:value-type="float">
            <text:p>0</text:p>
          </table:table-cell>
          <table:table-cell table:formula="of:=IF([.R224]=0;0;[.R224]*[.$K224])" office:value-type="float" office:value="0" calcext:value-type="float">
            <text:p>0</text:p>
          </table:table-cell>
          <table:table-cell table:style-name="ce16" table:formula="of:=SUMIF([.$F$2:.$F$39];CONCATENATE([.T$1];[.$H224]);[.$D$2:.$D$46])" office:value-type="float" office:value="0" calcext:value-type="float">
            <text:p>0</text:p>
          </table:table-cell>
          <table:table-cell table:formula="of:=IF([.T224]=0;0;[.T224]*[.$K224])" office:value-type="float" office:value="0" calcext:value-type="float">
            <text:p>0</text:p>
          </table:table-cell>
          <table:table-cell table:style-name="ce16" table:formula="of:=SUMIF([.$F$2:.$F$39];CONCATENATE([.V$1];[.$H224]);[.$D$2:.$D$46])" office:value-type="float" office:value="0" calcext:value-type="float">
            <text:p>0</text:p>
          </table:table-cell>
          <table:table-cell table:formula="of:=IF([.V224]=0;0;[.V224]*[.$K224])" office:value-type="float" office:value="0" calcext:value-type="float">
            <text:p>0</text:p>
          </table:table-cell>
          <table:table-cell table:style-name="ce16" table:formula="of:=SUMIF([.$F$2:.$F$39];CONCATENATE([.X$1];[.$H224]);[.$D$2:.$D$46])" office:value-type="float" office:value="0" calcext:value-type="float">
            <text:p>0</text:p>
          </table:table-cell>
          <table:table-cell table:formula="of:=IF([.X224]=0;0;[.X224]*[.$K224])" office:value-type="float" office:value="0" calcext:value-type="float">
            <text:p>0</text:p>
          </table:table-cell>
          <table:table-cell table:style-name="ce16" table:formula="of:=SUMIF([.$F$2:.$F$39];CONCATENATE([.Z$1];[.$H224]);[.$D$2:.$D$46])" office:value-type="float" office:value="0" calcext:value-type="float">
            <text:p>0</text:p>
          </table:table-cell>
          <table:table-cell table:formula="of:=IF([.Z224]=0;0;[.Z224]*[.$K2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5]" office:value-type="float" office:value="0" calcext:value-type="float">
            <text:p>0</text:p>
          </table:table-cell>
          <table:table-cell table:style-name="ce23" table:formula="of:=['Unit Recipes'.H225]" office:value-type="float" office:value="0" calcext:value-type="float">
            <text:p>0</text:p>
          </table:table-cell>
          <table:table-cell table:style-name="ce23" table:formula="of:=['Unit Recipes'.I225]" office:value-type="float" office:value="0" calcext:value-type="float">
            <text:p>0</text:p>
          </table:table-cell>
          <table:table-cell table:style-name="ce23" table:formula="of:=['Unit Recipes'.J225]" office:value-type="float" office:value="0" calcext:value-type="float">
            <text:p>0</text:p>
          </table:table-cell>
          <table:table-cell/>
          <table:table-cell table:formula="of:=[.H225]" office:value-type="float" office:value="0" calcext:value-type="float">
            <text:p>0</text:p>
          </table:table-cell>
          <table:table-cell table:formula="of:=[.I225]" office:value-type="float" office:value="0" calcext:value-type="float">
            <text:p>0</text:p>
          </table:table-cell>
          <table:table-cell table:formula="of:=[.J225]" office:value-type="float" office:value="0" calcext:value-type="float">
            <text:p>0</text:p>
          </table:table-cell>
          <table:table-cell table:formula="of:=SUMIF([.$F$2:.$F$39];CONCATENATE([.P$1];[.$H225]);[.$D$2:.$D$46])" office:value-type="float" office:value="0" calcext:value-type="float">
            <text:p>0</text:p>
          </table:table-cell>
          <table:table-cell table:formula="of:=IF([.P225]=0;0;[.P225]*[.$K225])" office:value-type="float" office:value="0" calcext:value-type="float">
            <text:p>0</text:p>
          </table:table-cell>
          <table:table-cell table:style-name="ce16" table:formula="of:=SUMIF([.$F$2:.$F$39];CONCATENATE([.R$1];[.$H225]);[.$D$2:.$D$46])" office:value-type="float" office:value="0" calcext:value-type="float">
            <text:p>0</text:p>
          </table:table-cell>
          <table:table-cell table:formula="of:=IF([.R225]=0;0;[.R225]*[.$K225])" office:value-type="float" office:value="0" calcext:value-type="float">
            <text:p>0</text:p>
          </table:table-cell>
          <table:table-cell table:style-name="ce16" table:formula="of:=SUMIF([.$F$2:.$F$39];CONCATENATE([.T$1];[.$H225]);[.$D$2:.$D$46])" office:value-type="float" office:value="0" calcext:value-type="float">
            <text:p>0</text:p>
          </table:table-cell>
          <table:table-cell table:formula="of:=IF([.T225]=0;0;[.T225]*[.$K225])" office:value-type="float" office:value="0" calcext:value-type="float">
            <text:p>0</text:p>
          </table:table-cell>
          <table:table-cell table:style-name="ce16" table:formula="of:=SUMIF([.$F$2:.$F$39];CONCATENATE([.V$1];[.$H225]);[.$D$2:.$D$46])" office:value-type="float" office:value="0" calcext:value-type="float">
            <text:p>0</text:p>
          </table:table-cell>
          <table:table-cell table:formula="of:=IF([.V225]=0;0;[.V225]*[.$K225])" office:value-type="float" office:value="0" calcext:value-type="float">
            <text:p>0</text:p>
          </table:table-cell>
          <table:table-cell table:style-name="ce16" table:formula="of:=SUMIF([.$F$2:.$F$39];CONCATENATE([.X$1];[.$H225]);[.$D$2:.$D$46])" office:value-type="float" office:value="0" calcext:value-type="float">
            <text:p>0</text:p>
          </table:table-cell>
          <table:table-cell table:formula="of:=IF([.X225]=0;0;[.X225]*[.$K225])" office:value-type="float" office:value="0" calcext:value-type="float">
            <text:p>0</text:p>
          </table:table-cell>
          <table:table-cell table:style-name="ce16" table:formula="of:=SUMIF([.$F$2:.$F$39];CONCATENATE([.Z$1];[.$H225]);[.$D$2:.$D$46])" office:value-type="float" office:value="0" calcext:value-type="float">
            <text:p>0</text:p>
          </table:table-cell>
          <table:table-cell table:formula="of:=IF([.Z225]=0;0;[.Z225]*[.$K2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6]" office:value-type="float" office:value="0" calcext:value-type="float">
            <text:p>0</text:p>
          </table:table-cell>
          <table:table-cell table:style-name="ce23" table:formula="of:=['Unit Recipes'.H226]" office:value-type="float" office:value="0" calcext:value-type="float">
            <text:p>0</text:p>
          </table:table-cell>
          <table:table-cell table:style-name="ce23" table:formula="of:=['Unit Recipes'.I226]" office:value-type="float" office:value="0" calcext:value-type="float">
            <text:p>0</text:p>
          </table:table-cell>
          <table:table-cell table:style-name="ce23" table:formula="of:=['Unit Recipes'.J226]" office:value-type="float" office:value="0" calcext:value-type="float">
            <text:p>0</text:p>
          </table:table-cell>
          <table:table-cell/>
          <table:table-cell table:formula="of:=[.H226]" office:value-type="float" office:value="0" calcext:value-type="float">
            <text:p>0</text:p>
          </table:table-cell>
          <table:table-cell table:formula="of:=[.I226]" office:value-type="float" office:value="0" calcext:value-type="float">
            <text:p>0</text:p>
          </table:table-cell>
          <table:table-cell table:formula="of:=[.J226]" office:value-type="float" office:value="0" calcext:value-type="float">
            <text:p>0</text:p>
          </table:table-cell>
          <table:table-cell table:formula="of:=SUMIF([.$F$2:.$F$39];CONCATENATE([.P$1];[.$H226]);[.$D$2:.$D$46])" office:value-type="float" office:value="0" calcext:value-type="float">
            <text:p>0</text:p>
          </table:table-cell>
          <table:table-cell table:formula="of:=IF([.P226]=0;0;[.P226]*[.$K226])" office:value-type="float" office:value="0" calcext:value-type="float">
            <text:p>0</text:p>
          </table:table-cell>
          <table:table-cell table:style-name="ce16" table:formula="of:=SUMIF([.$F$2:.$F$39];CONCATENATE([.R$1];[.$H226]);[.$D$2:.$D$46])" office:value-type="float" office:value="0" calcext:value-type="float">
            <text:p>0</text:p>
          </table:table-cell>
          <table:table-cell table:formula="of:=IF([.R226]=0;0;[.R226]*[.$K226])" office:value-type="float" office:value="0" calcext:value-type="float">
            <text:p>0</text:p>
          </table:table-cell>
          <table:table-cell table:style-name="ce16" table:formula="of:=SUMIF([.$F$2:.$F$39];CONCATENATE([.T$1];[.$H226]);[.$D$2:.$D$46])" office:value-type="float" office:value="0" calcext:value-type="float">
            <text:p>0</text:p>
          </table:table-cell>
          <table:table-cell table:formula="of:=IF([.T226]=0;0;[.T226]*[.$K226])" office:value-type="float" office:value="0" calcext:value-type="float">
            <text:p>0</text:p>
          </table:table-cell>
          <table:table-cell table:style-name="ce16" table:formula="of:=SUMIF([.$F$2:.$F$39];CONCATENATE([.V$1];[.$H226]);[.$D$2:.$D$46])" office:value-type="float" office:value="0" calcext:value-type="float">
            <text:p>0</text:p>
          </table:table-cell>
          <table:table-cell table:formula="of:=IF([.V226]=0;0;[.V226]*[.$K226])" office:value-type="float" office:value="0" calcext:value-type="float">
            <text:p>0</text:p>
          </table:table-cell>
          <table:table-cell table:style-name="ce16" table:formula="of:=SUMIF([.$F$2:.$F$39];CONCATENATE([.X$1];[.$H226]);[.$D$2:.$D$46])" office:value-type="float" office:value="0" calcext:value-type="float">
            <text:p>0</text:p>
          </table:table-cell>
          <table:table-cell table:formula="of:=IF([.X226]=0;0;[.X226]*[.$K226])" office:value-type="float" office:value="0" calcext:value-type="float">
            <text:p>0</text:p>
          </table:table-cell>
          <table:table-cell table:style-name="ce16" table:formula="of:=SUMIF([.$F$2:.$F$39];CONCATENATE([.Z$1];[.$H226]);[.$D$2:.$D$46])" office:value-type="float" office:value="0" calcext:value-type="float">
            <text:p>0</text:p>
          </table:table-cell>
          <table:table-cell table:formula="of:=IF([.Z226]=0;0;[.Z226]*[.$K2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7]" office:value-type="float" office:value="0" calcext:value-type="float">
            <text:p>0</text:p>
          </table:table-cell>
          <table:table-cell table:style-name="ce23" table:formula="of:=['Unit Recipes'.H227]" office:value-type="float" office:value="0" calcext:value-type="float">
            <text:p>0</text:p>
          </table:table-cell>
          <table:table-cell table:style-name="ce23" table:formula="of:=['Unit Recipes'.I227]" office:value-type="float" office:value="0" calcext:value-type="float">
            <text:p>0</text:p>
          </table:table-cell>
          <table:table-cell table:style-name="ce23" table:formula="of:=['Unit Recipes'.J227]" office:value-type="float" office:value="0" calcext:value-type="float">
            <text:p>0</text:p>
          </table:table-cell>
          <table:table-cell/>
          <table:table-cell table:formula="of:=[.H227]" office:value-type="float" office:value="0" calcext:value-type="float">
            <text:p>0</text:p>
          </table:table-cell>
          <table:table-cell table:formula="of:=[.I227]" office:value-type="float" office:value="0" calcext:value-type="float">
            <text:p>0</text:p>
          </table:table-cell>
          <table:table-cell table:formula="of:=[.J227]" office:value-type="float" office:value="0" calcext:value-type="float">
            <text:p>0</text:p>
          </table:table-cell>
          <table:table-cell table:formula="of:=SUMIF([.$F$2:.$F$39];CONCATENATE([.P$1];[.$H227]);[.$D$2:.$D$46])" office:value-type="float" office:value="0" calcext:value-type="float">
            <text:p>0</text:p>
          </table:table-cell>
          <table:table-cell table:formula="of:=IF([.P227]=0;0;[.P227]*[.$K227])" office:value-type="float" office:value="0" calcext:value-type="float">
            <text:p>0</text:p>
          </table:table-cell>
          <table:table-cell table:style-name="ce16" table:formula="of:=SUMIF([.$F$2:.$F$39];CONCATENATE([.R$1];[.$H227]);[.$D$2:.$D$46])" office:value-type="float" office:value="0" calcext:value-type="float">
            <text:p>0</text:p>
          </table:table-cell>
          <table:table-cell table:formula="of:=IF([.R227]=0;0;[.R227]*[.$K227])" office:value-type="float" office:value="0" calcext:value-type="float">
            <text:p>0</text:p>
          </table:table-cell>
          <table:table-cell table:style-name="ce16" table:formula="of:=SUMIF([.$F$2:.$F$39];CONCATENATE([.T$1];[.$H227]);[.$D$2:.$D$46])" office:value-type="float" office:value="0" calcext:value-type="float">
            <text:p>0</text:p>
          </table:table-cell>
          <table:table-cell table:formula="of:=IF([.T227]=0;0;[.T227]*[.$K227])" office:value-type="float" office:value="0" calcext:value-type="float">
            <text:p>0</text:p>
          </table:table-cell>
          <table:table-cell table:style-name="ce16" table:formula="of:=SUMIF([.$F$2:.$F$39];CONCATENATE([.V$1];[.$H227]);[.$D$2:.$D$46])" office:value-type="float" office:value="0" calcext:value-type="float">
            <text:p>0</text:p>
          </table:table-cell>
          <table:table-cell table:formula="of:=IF([.V227]=0;0;[.V227]*[.$K227])" office:value-type="float" office:value="0" calcext:value-type="float">
            <text:p>0</text:p>
          </table:table-cell>
          <table:table-cell table:style-name="ce16" table:formula="of:=SUMIF([.$F$2:.$F$39];CONCATENATE([.X$1];[.$H227]);[.$D$2:.$D$46])" office:value-type="float" office:value="0" calcext:value-type="float">
            <text:p>0</text:p>
          </table:table-cell>
          <table:table-cell table:formula="of:=IF([.X227]=0;0;[.X227]*[.$K227])" office:value-type="float" office:value="0" calcext:value-type="float">
            <text:p>0</text:p>
          </table:table-cell>
          <table:table-cell table:style-name="ce16" table:formula="of:=SUMIF([.$F$2:.$F$39];CONCATENATE([.Z$1];[.$H227]);[.$D$2:.$D$46])" office:value-type="float" office:value="0" calcext:value-type="float">
            <text:p>0</text:p>
          </table:table-cell>
          <table:table-cell table:formula="of:=IF([.Z227]=0;0;[.Z227]*[.$K2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8]" office:value-type="float" office:value="0" calcext:value-type="float">
            <text:p>0</text:p>
          </table:table-cell>
          <table:table-cell table:style-name="ce23" table:formula="of:=['Unit Recipes'.H228]" office:value-type="float" office:value="0" calcext:value-type="float">
            <text:p>0</text:p>
          </table:table-cell>
          <table:table-cell table:style-name="ce23" table:formula="of:=['Unit Recipes'.I228]" office:value-type="float" office:value="0" calcext:value-type="float">
            <text:p>0</text:p>
          </table:table-cell>
          <table:table-cell table:style-name="ce23" table:formula="of:=['Unit Recipes'.J228]" office:value-type="float" office:value="0" calcext:value-type="float">
            <text:p>0</text:p>
          </table:table-cell>
          <table:table-cell/>
          <table:table-cell table:formula="of:=[.H228]" office:value-type="float" office:value="0" calcext:value-type="float">
            <text:p>0</text:p>
          </table:table-cell>
          <table:table-cell table:formula="of:=[.I228]" office:value-type="float" office:value="0" calcext:value-type="float">
            <text:p>0</text:p>
          </table:table-cell>
          <table:table-cell table:formula="of:=[.J228]" office:value-type="float" office:value="0" calcext:value-type="float">
            <text:p>0</text:p>
          </table:table-cell>
          <table:table-cell table:formula="of:=SUMIF([.$F$2:.$F$39];CONCATENATE([.P$1];[.$H228]);[.$D$2:.$D$46])" office:value-type="float" office:value="0" calcext:value-type="float">
            <text:p>0</text:p>
          </table:table-cell>
          <table:table-cell table:formula="of:=IF([.P228]=0;0;[.P228]*[.$K228])" office:value-type="float" office:value="0" calcext:value-type="float">
            <text:p>0</text:p>
          </table:table-cell>
          <table:table-cell table:style-name="ce16" table:formula="of:=SUMIF([.$F$2:.$F$39];CONCATENATE([.R$1];[.$H228]);[.$D$2:.$D$46])" office:value-type="float" office:value="0" calcext:value-type="float">
            <text:p>0</text:p>
          </table:table-cell>
          <table:table-cell table:formula="of:=IF([.R228]=0;0;[.R228]*[.$K228])" office:value-type="float" office:value="0" calcext:value-type="float">
            <text:p>0</text:p>
          </table:table-cell>
          <table:table-cell table:style-name="ce16" table:formula="of:=SUMIF([.$F$2:.$F$39];CONCATENATE([.T$1];[.$H228]);[.$D$2:.$D$46])" office:value-type="float" office:value="0" calcext:value-type="float">
            <text:p>0</text:p>
          </table:table-cell>
          <table:table-cell table:formula="of:=IF([.T228]=0;0;[.T228]*[.$K228])" office:value-type="float" office:value="0" calcext:value-type="float">
            <text:p>0</text:p>
          </table:table-cell>
          <table:table-cell table:style-name="ce16" table:formula="of:=SUMIF([.$F$2:.$F$39];CONCATENATE([.V$1];[.$H228]);[.$D$2:.$D$46])" office:value-type="float" office:value="0" calcext:value-type="float">
            <text:p>0</text:p>
          </table:table-cell>
          <table:table-cell table:formula="of:=IF([.V228]=0;0;[.V228]*[.$K228])" office:value-type="float" office:value="0" calcext:value-type="float">
            <text:p>0</text:p>
          </table:table-cell>
          <table:table-cell table:style-name="ce16" table:formula="of:=SUMIF([.$F$2:.$F$39];CONCATENATE([.X$1];[.$H228]);[.$D$2:.$D$46])" office:value-type="float" office:value="0" calcext:value-type="float">
            <text:p>0</text:p>
          </table:table-cell>
          <table:table-cell table:formula="of:=IF([.X228]=0;0;[.X228]*[.$K228])" office:value-type="float" office:value="0" calcext:value-type="float">
            <text:p>0</text:p>
          </table:table-cell>
          <table:table-cell table:style-name="ce16" table:formula="of:=SUMIF([.$F$2:.$F$39];CONCATENATE([.Z$1];[.$H228]);[.$D$2:.$D$46])" office:value-type="float" office:value="0" calcext:value-type="float">
            <text:p>0</text:p>
          </table:table-cell>
          <table:table-cell table:formula="of:=IF([.Z228]=0;0;[.Z228]*[.$K2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29]" office:value-type="float" office:value="0" calcext:value-type="float">
            <text:p>0</text:p>
          </table:table-cell>
          <table:table-cell table:style-name="ce23" table:formula="of:=['Unit Recipes'.H229]" office:value-type="float" office:value="0" calcext:value-type="float">
            <text:p>0</text:p>
          </table:table-cell>
          <table:table-cell table:style-name="ce23" table:formula="of:=['Unit Recipes'.I229]" office:value-type="float" office:value="0" calcext:value-type="float">
            <text:p>0</text:p>
          </table:table-cell>
          <table:table-cell table:style-name="ce23" table:formula="of:=['Unit Recipes'.J229]" office:value-type="float" office:value="0" calcext:value-type="float">
            <text:p>0</text:p>
          </table:table-cell>
          <table:table-cell/>
          <table:table-cell table:formula="of:=[.H229]" office:value-type="float" office:value="0" calcext:value-type="float">
            <text:p>0</text:p>
          </table:table-cell>
          <table:table-cell table:formula="of:=[.I229]" office:value-type="float" office:value="0" calcext:value-type="float">
            <text:p>0</text:p>
          </table:table-cell>
          <table:table-cell table:formula="of:=[.J229]" office:value-type="float" office:value="0" calcext:value-type="float">
            <text:p>0</text:p>
          </table:table-cell>
          <table:table-cell table:formula="of:=SUMIF([.$F$2:.$F$39];CONCATENATE([.P$1];[.$H229]);[.$D$2:.$D$46])" office:value-type="float" office:value="0" calcext:value-type="float">
            <text:p>0</text:p>
          </table:table-cell>
          <table:table-cell table:formula="of:=IF([.P229]=0;0;[.P229]*[.$K229])" office:value-type="float" office:value="0" calcext:value-type="float">
            <text:p>0</text:p>
          </table:table-cell>
          <table:table-cell table:style-name="ce16" table:formula="of:=SUMIF([.$F$2:.$F$39];CONCATENATE([.R$1];[.$H229]);[.$D$2:.$D$46])" office:value-type="float" office:value="0" calcext:value-type="float">
            <text:p>0</text:p>
          </table:table-cell>
          <table:table-cell table:formula="of:=IF([.R229]=0;0;[.R229]*[.$K229])" office:value-type="float" office:value="0" calcext:value-type="float">
            <text:p>0</text:p>
          </table:table-cell>
          <table:table-cell table:style-name="ce16" table:formula="of:=SUMIF([.$F$2:.$F$39];CONCATENATE([.T$1];[.$H229]);[.$D$2:.$D$46])" office:value-type="float" office:value="0" calcext:value-type="float">
            <text:p>0</text:p>
          </table:table-cell>
          <table:table-cell table:formula="of:=IF([.T229]=0;0;[.T229]*[.$K229])" office:value-type="float" office:value="0" calcext:value-type="float">
            <text:p>0</text:p>
          </table:table-cell>
          <table:table-cell table:style-name="ce16" table:formula="of:=SUMIF([.$F$2:.$F$39];CONCATENATE([.V$1];[.$H229]);[.$D$2:.$D$46])" office:value-type="float" office:value="0" calcext:value-type="float">
            <text:p>0</text:p>
          </table:table-cell>
          <table:table-cell table:formula="of:=IF([.V229]=0;0;[.V229]*[.$K229])" office:value-type="float" office:value="0" calcext:value-type="float">
            <text:p>0</text:p>
          </table:table-cell>
          <table:table-cell table:style-name="ce16" table:formula="of:=SUMIF([.$F$2:.$F$39];CONCATENATE([.X$1];[.$H229]);[.$D$2:.$D$46])" office:value-type="float" office:value="0" calcext:value-type="float">
            <text:p>0</text:p>
          </table:table-cell>
          <table:table-cell table:formula="of:=IF([.X229]=0;0;[.X229]*[.$K229])" office:value-type="float" office:value="0" calcext:value-type="float">
            <text:p>0</text:p>
          </table:table-cell>
          <table:table-cell table:style-name="ce16" table:formula="of:=SUMIF([.$F$2:.$F$39];CONCATENATE([.Z$1];[.$H229]);[.$D$2:.$D$46])" office:value-type="float" office:value="0" calcext:value-type="float">
            <text:p>0</text:p>
          </table:table-cell>
          <table:table-cell table:formula="of:=IF([.Z229]=0;0;[.Z229]*[.$K2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0]" office:value-type="float" office:value="0" calcext:value-type="float">
            <text:p>0</text:p>
          </table:table-cell>
          <table:table-cell table:style-name="ce23" table:formula="of:=['Unit Recipes'.H230]" office:value-type="float" office:value="0" calcext:value-type="float">
            <text:p>0</text:p>
          </table:table-cell>
          <table:table-cell table:style-name="ce23" table:formula="of:=['Unit Recipes'.I230]" office:value-type="float" office:value="0" calcext:value-type="float">
            <text:p>0</text:p>
          </table:table-cell>
          <table:table-cell table:style-name="ce23" table:formula="of:=['Unit Recipes'.J230]" office:value-type="float" office:value="0" calcext:value-type="float">
            <text:p>0</text:p>
          </table:table-cell>
          <table:table-cell/>
          <table:table-cell table:formula="of:=[.H230]" office:value-type="float" office:value="0" calcext:value-type="float">
            <text:p>0</text:p>
          </table:table-cell>
          <table:table-cell table:formula="of:=[.I230]" office:value-type="float" office:value="0" calcext:value-type="float">
            <text:p>0</text:p>
          </table:table-cell>
          <table:table-cell table:formula="of:=[.J230]" office:value-type="float" office:value="0" calcext:value-type="float">
            <text:p>0</text:p>
          </table:table-cell>
          <table:table-cell table:formula="of:=SUMIF([.$F$2:.$F$39];CONCATENATE([.P$1];[.$H230]);[.$D$2:.$D$46])" office:value-type="float" office:value="0" calcext:value-type="float">
            <text:p>0</text:p>
          </table:table-cell>
          <table:table-cell table:formula="of:=IF([.P230]=0;0;[.P230]*[.$K230])" office:value-type="float" office:value="0" calcext:value-type="float">
            <text:p>0</text:p>
          </table:table-cell>
          <table:table-cell table:style-name="ce16" table:formula="of:=SUMIF([.$F$2:.$F$39];CONCATENATE([.R$1];[.$H230]);[.$D$2:.$D$46])" office:value-type="float" office:value="0" calcext:value-type="float">
            <text:p>0</text:p>
          </table:table-cell>
          <table:table-cell table:formula="of:=IF([.R230]=0;0;[.R230]*[.$K230])" office:value-type="float" office:value="0" calcext:value-type="float">
            <text:p>0</text:p>
          </table:table-cell>
          <table:table-cell table:style-name="ce16" table:formula="of:=SUMIF([.$F$2:.$F$39];CONCATENATE([.T$1];[.$H230]);[.$D$2:.$D$46])" office:value-type="float" office:value="0" calcext:value-type="float">
            <text:p>0</text:p>
          </table:table-cell>
          <table:table-cell table:formula="of:=IF([.T230]=0;0;[.T230]*[.$K230])" office:value-type="float" office:value="0" calcext:value-type="float">
            <text:p>0</text:p>
          </table:table-cell>
          <table:table-cell table:style-name="ce16" table:formula="of:=SUMIF([.$F$2:.$F$39];CONCATENATE([.V$1];[.$H230]);[.$D$2:.$D$46])" office:value-type="float" office:value="0" calcext:value-type="float">
            <text:p>0</text:p>
          </table:table-cell>
          <table:table-cell table:formula="of:=IF([.V230]=0;0;[.V230]*[.$K230])" office:value-type="float" office:value="0" calcext:value-type="float">
            <text:p>0</text:p>
          </table:table-cell>
          <table:table-cell table:style-name="ce16" table:formula="of:=SUMIF([.$F$2:.$F$39];CONCATENATE([.X$1];[.$H230]);[.$D$2:.$D$46])" office:value-type="float" office:value="0" calcext:value-type="float">
            <text:p>0</text:p>
          </table:table-cell>
          <table:table-cell table:formula="of:=IF([.X230]=0;0;[.X230]*[.$K230])" office:value-type="float" office:value="0" calcext:value-type="float">
            <text:p>0</text:p>
          </table:table-cell>
          <table:table-cell table:style-name="ce16" table:formula="of:=SUMIF([.$F$2:.$F$39];CONCATENATE([.Z$1];[.$H230]);[.$D$2:.$D$46])" office:value-type="float" office:value="0" calcext:value-type="float">
            <text:p>0</text:p>
          </table:table-cell>
          <table:table-cell table:formula="of:=IF([.Z230]=0;0;[.Z230]*[.$K2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1]" office:value-type="float" office:value="0" calcext:value-type="float">
            <text:p>0</text:p>
          </table:table-cell>
          <table:table-cell table:style-name="ce23" table:formula="of:=['Unit Recipes'.H231]" office:value-type="float" office:value="0" calcext:value-type="float">
            <text:p>0</text:p>
          </table:table-cell>
          <table:table-cell table:style-name="ce23" table:formula="of:=['Unit Recipes'.I231]" office:value-type="float" office:value="0" calcext:value-type="float">
            <text:p>0</text:p>
          </table:table-cell>
          <table:table-cell table:style-name="ce23" table:formula="of:=['Unit Recipes'.J231]" office:value-type="float" office:value="0" calcext:value-type="float">
            <text:p>0</text:p>
          </table:table-cell>
          <table:table-cell/>
          <table:table-cell table:formula="of:=[.H231]" office:value-type="float" office:value="0" calcext:value-type="float">
            <text:p>0</text:p>
          </table:table-cell>
          <table:table-cell table:formula="of:=[.I231]" office:value-type="float" office:value="0" calcext:value-type="float">
            <text:p>0</text:p>
          </table:table-cell>
          <table:table-cell table:formula="of:=[.J231]" office:value-type="float" office:value="0" calcext:value-type="float">
            <text:p>0</text:p>
          </table:table-cell>
          <table:table-cell table:formula="of:=SUMIF([.$F$2:.$F$39];CONCATENATE([.P$1];[.$H231]);[.$D$2:.$D$46])" office:value-type="float" office:value="0" calcext:value-type="float">
            <text:p>0</text:p>
          </table:table-cell>
          <table:table-cell table:formula="of:=IF([.P231]=0;0;[.P231]*[.$K231])" office:value-type="float" office:value="0" calcext:value-type="float">
            <text:p>0</text:p>
          </table:table-cell>
          <table:table-cell table:style-name="ce16" table:formula="of:=SUMIF([.$F$2:.$F$39];CONCATENATE([.R$1];[.$H231]);[.$D$2:.$D$46])" office:value-type="float" office:value="0" calcext:value-type="float">
            <text:p>0</text:p>
          </table:table-cell>
          <table:table-cell table:formula="of:=IF([.R231]=0;0;[.R231]*[.$K231])" office:value-type="float" office:value="0" calcext:value-type="float">
            <text:p>0</text:p>
          </table:table-cell>
          <table:table-cell table:style-name="ce16" table:formula="of:=SUMIF([.$F$2:.$F$39];CONCATENATE([.T$1];[.$H231]);[.$D$2:.$D$46])" office:value-type="float" office:value="0" calcext:value-type="float">
            <text:p>0</text:p>
          </table:table-cell>
          <table:table-cell table:formula="of:=IF([.T231]=0;0;[.T231]*[.$K231])" office:value-type="float" office:value="0" calcext:value-type="float">
            <text:p>0</text:p>
          </table:table-cell>
          <table:table-cell table:style-name="ce16" table:formula="of:=SUMIF([.$F$2:.$F$39];CONCATENATE([.V$1];[.$H231]);[.$D$2:.$D$46])" office:value-type="float" office:value="0" calcext:value-type="float">
            <text:p>0</text:p>
          </table:table-cell>
          <table:table-cell table:formula="of:=IF([.V231]=0;0;[.V231]*[.$K231])" office:value-type="float" office:value="0" calcext:value-type="float">
            <text:p>0</text:p>
          </table:table-cell>
          <table:table-cell table:style-name="ce16" table:formula="of:=SUMIF([.$F$2:.$F$39];CONCATENATE([.X$1];[.$H231]);[.$D$2:.$D$46])" office:value-type="float" office:value="0" calcext:value-type="float">
            <text:p>0</text:p>
          </table:table-cell>
          <table:table-cell table:formula="of:=IF([.X231]=0;0;[.X231]*[.$K231])" office:value-type="float" office:value="0" calcext:value-type="float">
            <text:p>0</text:p>
          </table:table-cell>
          <table:table-cell table:style-name="ce16" table:formula="of:=SUMIF([.$F$2:.$F$39];CONCATENATE([.Z$1];[.$H231]);[.$D$2:.$D$46])" office:value-type="float" office:value="0" calcext:value-type="float">
            <text:p>0</text:p>
          </table:table-cell>
          <table:table-cell table:formula="of:=IF([.Z231]=0;0;[.Z231]*[.$K2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2]" office:value-type="float" office:value="0" calcext:value-type="float">
            <text:p>0</text:p>
          </table:table-cell>
          <table:table-cell table:style-name="ce23" table:formula="of:=['Unit Recipes'.H232]" office:value-type="float" office:value="0" calcext:value-type="float">
            <text:p>0</text:p>
          </table:table-cell>
          <table:table-cell table:style-name="ce23" table:formula="of:=['Unit Recipes'.I232]" office:value-type="float" office:value="0" calcext:value-type="float">
            <text:p>0</text:p>
          </table:table-cell>
          <table:table-cell table:style-name="ce23" table:formula="of:=['Unit Recipes'.J232]" office:value-type="float" office:value="0" calcext:value-type="float">
            <text:p>0</text:p>
          </table:table-cell>
          <table:table-cell/>
          <table:table-cell table:formula="of:=[.H232]" office:value-type="float" office:value="0" calcext:value-type="float">
            <text:p>0</text:p>
          </table:table-cell>
          <table:table-cell table:formula="of:=[.I232]" office:value-type="float" office:value="0" calcext:value-type="float">
            <text:p>0</text:p>
          </table:table-cell>
          <table:table-cell table:formula="of:=[.J232]" office:value-type="float" office:value="0" calcext:value-type="float">
            <text:p>0</text:p>
          </table:table-cell>
          <table:table-cell table:formula="of:=SUMIF([.$F$2:.$F$39];CONCATENATE([.P$1];[.$H232]);[.$D$2:.$D$46])" office:value-type="float" office:value="0" calcext:value-type="float">
            <text:p>0</text:p>
          </table:table-cell>
          <table:table-cell table:formula="of:=IF([.P232]=0;0;[.P232]*[.$K232])" office:value-type="float" office:value="0" calcext:value-type="float">
            <text:p>0</text:p>
          </table:table-cell>
          <table:table-cell table:style-name="ce16" table:formula="of:=SUMIF([.$F$2:.$F$39];CONCATENATE([.R$1];[.$H232]);[.$D$2:.$D$46])" office:value-type="float" office:value="0" calcext:value-type="float">
            <text:p>0</text:p>
          </table:table-cell>
          <table:table-cell table:formula="of:=IF([.R232]=0;0;[.R232]*[.$K232])" office:value-type="float" office:value="0" calcext:value-type="float">
            <text:p>0</text:p>
          </table:table-cell>
          <table:table-cell table:style-name="ce16" table:formula="of:=SUMIF([.$F$2:.$F$39];CONCATENATE([.T$1];[.$H232]);[.$D$2:.$D$46])" office:value-type="float" office:value="0" calcext:value-type="float">
            <text:p>0</text:p>
          </table:table-cell>
          <table:table-cell table:formula="of:=IF([.T232]=0;0;[.T232]*[.$K232])" office:value-type="float" office:value="0" calcext:value-type="float">
            <text:p>0</text:p>
          </table:table-cell>
          <table:table-cell table:style-name="ce16" table:formula="of:=SUMIF([.$F$2:.$F$39];CONCATENATE([.V$1];[.$H232]);[.$D$2:.$D$46])" office:value-type="float" office:value="0" calcext:value-type="float">
            <text:p>0</text:p>
          </table:table-cell>
          <table:table-cell table:formula="of:=IF([.V232]=0;0;[.V232]*[.$K232])" office:value-type="float" office:value="0" calcext:value-type="float">
            <text:p>0</text:p>
          </table:table-cell>
          <table:table-cell table:style-name="ce16" table:formula="of:=SUMIF([.$F$2:.$F$39];CONCATENATE([.X$1];[.$H232]);[.$D$2:.$D$46])" office:value-type="float" office:value="0" calcext:value-type="float">
            <text:p>0</text:p>
          </table:table-cell>
          <table:table-cell table:formula="of:=IF([.X232]=0;0;[.X232]*[.$K232])" office:value-type="float" office:value="0" calcext:value-type="float">
            <text:p>0</text:p>
          </table:table-cell>
          <table:table-cell table:style-name="ce16" table:formula="of:=SUMIF([.$F$2:.$F$39];CONCATENATE([.Z$1];[.$H232]);[.$D$2:.$D$46])" office:value-type="float" office:value="0" calcext:value-type="float">
            <text:p>0</text:p>
          </table:table-cell>
          <table:table-cell table:formula="of:=IF([.Z232]=0;0;[.Z232]*[.$K2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3]" office:value-type="float" office:value="0" calcext:value-type="float">
            <text:p>0</text:p>
          </table:table-cell>
          <table:table-cell table:style-name="ce23" table:formula="of:=['Unit Recipes'.H233]" office:value-type="float" office:value="0" calcext:value-type="float">
            <text:p>0</text:p>
          </table:table-cell>
          <table:table-cell table:style-name="ce23" table:formula="of:=['Unit Recipes'.I233]" office:value-type="float" office:value="0" calcext:value-type="float">
            <text:p>0</text:p>
          </table:table-cell>
          <table:table-cell table:style-name="ce23" table:formula="of:=['Unit Recipes'.J233]" office:value-type="float" office:value="0" calcext:value-type="float">
            <text:p>0</text:p>
          </table:table-cell>
          <table:table-cell/>
          <table:table-cell table:formula="of:=[.H233]" office:value-type="float" office:value="0" calcext:value-type="float">
            <text:p>0</text:p>
          </table:table-cell>
          <table:table-cell table:formula="of:=[.I233]" office:value-type="float" office:value="0" calcext:value-type="float">
            <text:p>0</text:p>
          </table:table-cell>
          <table:table-cell table:formula="of:=[.J233]" office:value-type="float" office:value="0" calcext:value-type="float">
            <text:p>0</text:p>
          </table:table-cell>
          <table:table-cell table:formula="of:=SUMIF([.$F$2:.$F$39];CONCATENATE([.P$1];[.$H233]);[.$D$2:.$D$46])" office:value-type="float" office:value="0" calcext:value-type="float">
            <text:p>0</text:p>
          </table:table-cell>
          <table:table-cell table:formula="of:=IF([.P233]=0;0;[.P233]*[.$K233])" office:value-type="float" office:value="0" calcext:value-type="float">
            <text:p>0</text:p>
          </table:table-cell>
          <table:table-cell table:style-name="ce16" table:formula="of:=SUMIF([.$F$2:.$F$39];CONCATENATE([.R$1];[.$H233]);[.$D$2:.$D$46])" office:value-type="float" office:value="0" calcext:value-type="float">
            <text:p>0</text:p>
          </table:table-cell>
          <table:table-cell table:formula="of:=IF([.R233]=0;0;[.R233]*[.$K233])" office:value-type="float" office:value="0" calcext:value-type="float">
            <text:p>0</text:p>
          </table:table-cell>
          <table:table-cell table:style-name="ce16" table:formula="of:=SUMIF([.$F$2:.$F$39];CONCATENATE([.T$1];[.$H233]);[.$D$2:.$D$46])" office:value-type="float" office:value="0" calcext:value-type="float">
            <text:p>0</text:p>
          </table:table-cell>
          <table:table-cell table:formula="of:=IF([.T233]=0;0;[.T233]*[.$K233])" office:value-type="float" office:value="0" calcext:value-type="float">
            <text:p>0</text:p>
          </table:table-cell>
          <table:table-cell table:style-name="ce16" table:formula="of:=SUMIF([.$F$2:.$F$39];CONCATENATE([.V$1];[.$H233]);[.$D$2:.$D$46])" office:value-type="float" office:value="0" calcext:value-type="float">
            <text:p>0</text:p>
          </table:table-cell>
          <table:table-cell table:formula="of:=IF([.V233]=0;0;[.V233]*[.$K233])" office:value-type="float" office:value="0" calcext:value-type="float">
            <text:p>0</text:p>
          </table:table-cell>
          <table:table-cell table:style-name="ce16" table:formula="of:=SUMIF([.$F$2:.$F$39];CONCATENATE([.X$1];[.$H233]);[.$D$2:.$D$46])" office:value-type="float" office:value="0" calcext:value-type="float">
            <text:p>0</text:p>
          </table:table-cell>
          <table:table-cell table:formula="of:=IF([.X233]=0;0;[.X233]*[.$K233])" office:value-type="float" office:value="0" calcext:value-type="float">
            <text:p>0</text:p>
          </table:table-cell>
          <table:table-cell table:style-name="ce16" table:formula="of:=SUMIF([.$F$2:.$F$39];CONCATENATE([.Z$1];[.$H233]);[.$D$2:.$D$46])" office:value-type="float" office:value="0" calcext:value-type="float">
            <text:p>0</text:p>
          </table:table-cell>
          <table:table-cell table:formula="of:=IF([.Z233]=0;0;[.Z233]*[.$K2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4]" office:value-type="float" office:value="0" calcext:value-type="float">
            <text:p>0</text:p>
          </table:table-cell>
          <table:table-cell table:style-name="ce23" table:formula="of:=['Unit Recipes'.H234]" office:value-type="float" office:value="0" calcext:value-type="float">
            <text:p>0</text:p>
          </table:table-cell>
          <table:table-cell table:style-name="ce23" table:formula="of:=['Unit Recipes'.I234]" office:value-type="float" office:value="0" calcext:value-type="float">
            <text:p>0</text:p>
          </table:table-cell>
          <table:table-cell table:style-name="ce23" table:formula="of:=['Unit Recipes'.J234]" office:value-type="float" office:value="0" calcext:value-type="float">
            <text:p>0</text:p>
          </table:table-cell>
          <table:table-cell/>
          <table:table-cell table:formula="of:=[.H234]" office:value-type="float" office:value="0" calcext:value-type="float">
            <text:p>0</text:p>
          </table:table-cell>
          <table:table-cell table:formula="of:=[.I234]" office:value-type="float" office:value="0" calcext:value-type="float">
            <text:p>0</text:p>
          </table:table-cell>
          <table:table-cell table:formula="of:=[.J234]" office:value-type="float" office:value="0" calcext:value-type="float">
            <text:p>0</text:p>
          </table:table-cell>
          <table:table-cell table:formula="of:=SUMIF([.$F$2:.$F$39];CONCATENATE([.P$1];[.$H234]);[.$D$2:.$D$46])" office:value-type="float" office:value="0" calcext:value-type="float">
            <text:p>0</text:p>
          </table:table-cell>
          <table:table-cell table:formula="of:=IF([.P234]=0;0;[.P234]*[.$K234])" office:value-type="float" office:value="0" calcext:value-type="float">
            <text:p>0</text:p>
          </table:table-cell>
          <table:table-cell table:style-name="ce16" table:formula="of:=SUMIF([.$F$2:.$F$39];CONCATENATE([.R$1];[.$H234]);[.$D$2:.$D$46])" office:value-type="float" office:value="0" calcext:value-type="float">
            <text:p>0</text:p>
          </table:table-cell>
          <table:table-cell table:formula="of:=IF([.R234]=0;0;[.R234]*[.$K234])" office:value-type="float" office:value="0" calcext:value-type="float">
            <text:p>0</text:p>
          </table:table-cell>
          <table:table-cell table:style-name="ce16" table:formula="of:=SUMIF([.$F$2:.$F$39];CONCATENATE([.T$1];[.$H234]);[.$D$2:.$D$46])" office:value-type="float" office:value="0" calcext:value-type="float">
            <text:p>0</text:p>
          </table:table-cell>
          <table:table-cell table:formula="of:=IF([.T234]=0;0;[.T234]*[.$K234])" office:value-type="float" office:value="0" calcext:value-type="float">
            <text:p>0</text:p>
          </table:table-cell>
          <table:table-cell table:style-name="ce16" table:formula="of:=SUMIF([.$F$2:.$F$39];CONCATENATE([.V$1];[.$H234]);[.$D$2:.$D$46])" office:value-type="float" office:value="0" calcext:value-type="float">
            <text:p>0</text:p>
          </table:table-cell>
          <table:table-cell table:formula="of:=IF([.V234]=0;0;[.V234]*[.$K234])" office:value-type="float" office:value="0" calcext:value-type="float">
            <text:p>0</text:p>
          </table:table-cell>
          <table:table-cell table:style-name="ce16" table:formula="of:=SUMIF([.$F$2:.$F$39];CONCATENATE([.X$1];[.$H234]);[.$D$2:.$D$46])" office:value-type="float" office:value="0" calcext:value-type="float">
            <text:p>0</text:p>
          </table:table-cell>
          <table:table-cell table:formula="of:=IF([.X234]=0;0;[.X234]*[.$K234])" office:value-type="float" office:value="0" calcext:value-type="float">
            <text:p>0</text:p>
          </table:table-cell>
          <table:table-cell table:style-name="ce16" table:formula="of:=SUMIF([.$F$2:.$F$39];CONCATENATE([.Z$1];[.$H234]);[.$D$2:.$D$46])" office:value-type="float" office:value="0" calcext:value-type="float">
            <text:p>0</text:p>
          </table:table-cell>
          <table:table-cell table:formula="of:=IF([.Z234]=0;0;[.Z234]*[.$K2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5]" office:value-type="float" office:value="0" calcext:value-type="float">
            <text:p>0</text:p>
          </table:table-cell>
          <table:table-cell table:style-name="ce23" table:formula="of:=['Unit Recipes'.H235]" office:value-type="float" office:value="0" calcext:value-type="float">
            <text:p>0</text:p>
          </table:table-cell>
          <table:table-cell table:style-name="ce23" table:formula="of:=['Unit Recipes'.I235]" office:value-type="float" office:value="0" calcext:value-type="float">
            <text:p>0</text:p>
          </table:table-cell>
          <table:table-cell table:style-name="ce23" table:formula="of:=['Unit Recipes'.J235]" office:value-type="float" office:value="0" calcext:value-type="float">
            <text:p>0</text:p>
          </table:table-cell>
          <table:table-cell/>
          <table:table-cell table:formula="of:=[.H235]" office:value-type="float" office:value="0" calcext:value-type="float">
            <text:p>0</text:p>
          </table:table-cell>
          <table:table-cell table:formula="of:=[.I235]" office:value-type="float" office:value="0" calcext:value-type="float">
            <text:p>0</text:p>
          </table:table-cell>
          <table:table-cell table:formula="of:=[.J235]" office:value-type="float" office:value="0" calcext:value-type="float">
            <text:p>0</text:p>
          </table:table-cell>
          <table:table-cell table:formula="of:=SUMIF([.$F$2:.$F$39];CONCATENATE([.P$1];[.$H235]);[.$D$2:.$D$46])" office:value-type="float" office:value="0" calcext:value-type="float">
            <text:p>0</text:p>
          </table:table-cell>
          <table:table-cell table:formula="of:=IF([.P235]=0;0;[.P235]*[.$K235])" office:value-type="float" office:value="0" calcext:value-type="float">
            <text:p>0</text:p>
          </table:table-cell>
          <table:table-cell table:style-name="ce16" table:formula="of:=SUMIF([.$F$2:.$F$39];CONCATENATE([.R$1];[.$H235]);[.$D$2:.$D$46])" office:value-type="float" office:value="0" calcext:value-type="float">
            <text:p>0</text:p>
          </table:table-cell>
          <table:table-cell table:formula="of:=IF([.R235]=0;0;[.R235]*[.$K235])" office:value-type="float" office:value="0" calcext:value-type="float">
            <text:p>0</text:p>
          </table:table-cell>
          <table:table-cell table:style-name="ce16" table:formula="of:=SUMIF([.$F$2:.$F$39];CONCATENATE([.T$1];[.$H235]);[.$D$2:.$D$46])" office:value-type="float" office:value="0" calcext:value-type="float">
            <text:p>0</text:p>
          </table:table-cell>
          <table:table-cell table:formula="of:=IF([.T235]=0;0;[.T235]*[.$K235])" office:value-type="float" office:value="0" calcext:value-type="float">
            <text:p>0</text:p>
          </table:table-cell>
          <table:table-cell table:style-name="ce16" table:formula="of:=SUMIF([.$F$2:.$F$39];CONCATENATE([.V$1];[.$H235]);[.$D$2:.$D$46])" office:value-type="float" office:value="0" calcext:value-type="float">
            <text:p>0</text:p>
          </table:table-cell>
          <table:table-cell table:formula="of:=IF([.V235]=0;0;[.V235]*[.$K235])" office:value-type="float" office:value="0" calcext:value-type="float">
            <text:p>0</text:p>
          </table:table-cell>
          <table:table-cell table:style-name="ce16" table:formula="of:=SUMIF([.$F$2:.$F$39];CONCATENATE([.X$1];[.$H235]);[.$D$2:.$D$46])" office:value-type="float" office:value="0" calcext:value-type="float">
            <text:p>0</text:p>
          </table:table-cell>
          <table:table-cell table:formula="of:=IF([.X235]=0;0;[.X235]*[.$K235])" office:value-type="float" office:value="0" calcext:value-type="float">
            <text:p>0</text:p>
          </table:table-cell>
          <table:table-cell table:style-name="ce16" table:formula="of:=SUMIF([.$F$2:.$F$39];CONCATENATE([.Z$1];[.$H235]);[.$D$2:.$D$46])" office:value-type="float" office:value="0" calcext:value-type="float">
            <text:p>0</text:p>
          </table:table-cell>
          <table:table-cell table:formula="of:=IF([.Z235]=0;0;[.Z235]*[.$K2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6]" office:value-type="float" office:value="0" calcext:value-type="float">
            <text:p>0</text:p>
          </table:table-cell>
          <table:table-cell table:style-name="ce23" table:formula="of:=['Unit Recipes'.H236]" office:value-type="float" office:value="0" calcext:value-type="float">
            <text:p>0</text:p>
          </table:table-cell>
          <table:table-cell table:style-name="ce23" table:formula="of:=['Unit Recipes'.I236]" office:value-type="float" office:value="0" calcext:value-type="float">
            <text:p>0</text:p>
          </table:table-cell>
          <table:table-cell table:style-name="ce23" table:formula="of:=['Unit Recipes'.J236]" office:value-type="float" office:value="0" calcext:value-type="float">
            <text:p>0</text:p>
          </table:table-cell>
          <table:table-cell/>
          <table:table-cell table:formula="of:=[.H236]" office:value-type="float" office:value="0" calcext:value-type="float">
            <text:p>0</text:p>
          </table:table-cell>
          <table:table-cell table:formula="of:=[.I236]" office:value-type="float" office:value="0" calcext:value-type="float">
            <text:p>0</text:p>
          </table:table-cell>
          <table:table-cell table:formula="of:=[.J236]" office:value-type="float" office:value="0" calcext:value-type="float">
            <text:p>0</text:p>
          </table:table-cell>
          <table:table-cell table:formula="of:=SUMIF([.$F$2:.$F$39];CONCATENATE([.P$1];[.$H236]);[.$D$2:.$D$46])" office:value-type="float" office:value="0" calcext:value-type="float">
            <text:p>0</text:p>
          </table:table-cell>
          <table:table-cell table:formula="of:=IF([.P236]=0;0;[.P236]*[.$K236])" office:value-type="float" office:value="0" calcext:value-type="float">
            <text:p>0</text:p>
          </table:table-cell>
          <table:table-cell table:style-name="ce16" table:formula="of:=SUMIF([.$F$2:.$F$39];CONCATENATE([.R$1];[.$H236]);[.$D$2:.$D$46])" office:value-type="float" office:value="0" calcext:value-type="float">
            <text:p>0</text:p>
          </table:table-cell>
          <table:table-cell table:formula="of:=IF([.R236]=0;0;[.R236]*[.$K236])" office:value-type="float" office:value="0" calcext:value-type="float">
            <text:p>0</text:p>
          </table:table-cell>
          <table:table-cell table:style-name="ce16" table:formula="of:=SUMIF([.$F$2:.$F$39];CONCATENATE([.T$1];[.$H236]);[.$D$2:.$D$46])" office:value-type="float" office:value="0" calcext:value-type="float">
            <text:p>0</text:p>
          </table:table-cell>
          <table:table-cell table:formula="of:=IF([.T236]=0;0;[.T236]*[.$K236])" office:value-type="float" office:value="0" calcext:value-type="float">
            <text:p>0</text:p>
          </table:table-cell>
          <table:table-cell table:style-name="ce16" table:formula="of:=SUMIF([.$F$2:.$F$39];CONCATENATE([.V$1];[.$H236]);[.$D$2:.$D$46])" office:value-type="float" office:value="0" calcext:value-type="float">
            <text:p>0</text:p>
          </table:table-cell>
          <table:table-cell table:formula="of:=IF([.V236]=0;0;[.V236]*[.$K236])" office:value-type="float" office:value="0" calcext:value-type="float">
            <text:p>0</text:p>
          </table:table-cell>
          <table:table-cell table:style-name="ce16" table:formula="of:=SUMIF([.$F$2:.$F$39];CONCATENATE([.X$1];[.$H236]);[.$D$2:.$D$46])" office:value-type="float" office:value="0" calcext:value-type="float">
            <text:p>0</text:p>
          </table:table-cell>
          <table:table-cell table:formula="of:=IF([.X236]=0;0;[.X236]*[.$K236])" office:value-type="float" office:value="0" calcext:value-type="float">
            <text:p>0</text:p>
          </table:table-cell>
          <table:table-cell table:style-name="ce16" table:formula="of:=SUMIF([.$F$2:.$F$39];CONCATENATE([.Z$1];[.$H236]);[.$D$2:.$D$46])" office:value-type="float" office:value="0" calcext:value-type="float">
            <text:p>0</text:p>
          </table:table-cell>
          <table:table-cell table:formula="of:=IF([.Z236]=0;0;[.Z236]*[.$K2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7]" office:value-type="float" office:value="0" calcext:value-type="float">
            <text:p>0</text:p>
          </table:table-cell>
          <table:table-cell table:style-name="ce23" table:formula="of:=['Unit Recipes'.H237]" office:value-type="float" office:value="0" calcext:value-type="float">
            <text:p>0</text:p>
          </table:table-cell>
          <table:table-cell table:style-name="ce23" table:formula="of:=['Unit Recipes'.I237]" office:value-type="float" office:value="0" calcext:value-type="float">
            <text:p>0</text:p>
          </table:table-cell>
          <table:table-cell table:style-name="ce23" table:formula="of:=['Unit Recipes'.J237]" office:value-type="float" office:value="0" calcext:value-type="float">
            <text:p>0</text:p>
          </table:table-cell>
          <table:table-cell/>
          <table:table-cell table:formula="of:=[.H237]" office:value-type="float" office:value="0" calcext:value-type="float">
            <text:p>0</text:p>
          </table:table-cell>
          <table:table-cell table:formula="of:=[.I237]" office:value-type="float" office:value="0" calcext:value-type="float">
            <text:p>0</text:p>
          </table:table-cell>
          <table:table-cell table:formula="of:=[.J237]" office:value-type="float" office:value="0" calcext:value-type="float">
            <text:p>0</text:p>
          </table:table-cell>
          <table:table-cell table:formula="of:=SUMIF([.$F$2:.$F$39];CONCATENATE([.P$1];[.$H237]);[.$D$2:.$D$46])" office:value-type="float" office:value="0" calcext:value-type="float">
            <text:p>0</text:p>
          </table:table-cell>
          <table:table-cell table:formula="of:=IF([.P237]=0;0;[.P237]*[.$K237])" office:value-type="float" office:value="0" calcext:value-type="float">
            <text:p>0</text:p>
          </table:table-cell>
          <table:table-cell table:style-name="ce16" table:formula="of:=SUMIF([.$F$2:.$F$39];CONCATENATE([.R$1];[.$H237]);[.$D$2:.$D$46])" office:value-type="float" office:value="0" calcext:value-type="float">
            <text:p>0</text:p>
          </table:table-cell>
          <table:table-cell table:formula="of:=IF([.R237]=0;0;[.R237]*[.$K237])" office:value-type="float" office:value="0" calcext:value-type="float">
            <text:p>0</text:p>
          </table:table-cell>
          <table:table-cell table:style-name="ce16" table:formula="of:=SUMIF([.$F$2:.$F$39];CONCATENATE([.T$1];[.$H237]);[.$D$2:.$D$46])" office:value-type="float" office:value="0" calcext:value-type="float">
            <text:p>0</text:p>
          </table:table-cell>
          <table:table-cell table:formula="of:=IF([.T237]=0;0;[.T237]*[.$K237])" office:value-type="float" office:value="0" calcext:value-type="float">
            <text:p>0</text:p>
          </table:table-cell>
          <table:table-cell table:style-name="ce16" table:formula="of:=SUMIF([.$F$2:.$F$39];CONCATENATE([.V$1];[.$H237]);[.$D$2:.$D$46])" office:value-type="float" office:value="0" calcext:value-type="float">
            <text:p>0</text:p>
          </table:table-cell>
          <table:table-cell table:formula="of:=IF([.V237]=0;0;[.V237]*[.$K237])" office:value-type="float" office:value="0" calcext:value-type="float">
            <text:p>0</text:p>
          </table:table-cell>
          <table:table-cell table:style-name="ce16" table:formula="of:=SUMIF([.$F$2:.$F$39];CONCATENATE([.X$1];[.$H237]);[.$D$2:.$D$46])" office:value-type="float" office:value="0" calcext:value-type="float">
            <text:p>0</text:p>
          </table:table-cell>
          <table:table-cell table:formula="of:=IF([.X237]=0;0;[.X237]*[.$K237])" office:value-type="float" office:value="0" calcext:value-type="float">
            <text:p>0</text:p>
          </table:table-cell>
          <table:table-cell table:style-name="ce16" table:formula="of:=SUMIF([.$F$2:.$F$39];CONCATENATE([.Z$1];[.$H237]);[.$D$2:.$D$46])" office:value-type="float" office:value="0" calcext:value-type="float">
            <text:p>0</text:p>
          </table:table-cell>
          <table:table-cell table:formula="of:=IF([.Z237]=0;0;[.Z237]*[.$K2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8]" office:value-type="float" office:value="0" calcext:value-type="float">
            <text:p>0</text:p>
          </table:table-cell>
          <table:table-cell table:style-name="ce23" table:formula="of:=['Unit Recipes'.H238]" office:value-type="float" office:value="0" calcext:value-type="float">
            <text:p>0</text:p>
          </table:table-cell>
          <table:table-cell table:style-name="ce23" table:formula="of:=['Unit Recipes'.I238]" office:value-type="float" office:value="0" calcext:value-type="float">
            <text:p>0</text:p>
          </table:table-cell>
          <table:table-cell table:style-name="ce23" table:formula="of:=['Unit Recipes'.J238]" office:value-type="float" office:value="0" calcext:value-type="float">
            <text:p>0</text:p>
          </table:table-cell>
          <table:table-cell/>
          <table:table-cell table:formula="of:=[.H238]" office:value-type="float" office:value="0" calcext:value-type="float">
            <text:p>0</text:p>
          </table:table-cell>
          <table:table-cell table:formula="of:=[.I238]" office:value-type="float" office:value="0" calcext:value-type="float">
            <text:p>0</text:p>
          </table:table-cell>
          <table:table-cell table:formula="of:=[.J238]" office:value-type="float" office:value="0" calcext:value-type="float">
            <text:p>0</text:p>
          </table:table-cell>
          <table:table-cell table:formula="of:=SUMIF([.$F$2:.$F$39];CONCATENATE([.P$1];[.$H238]);[.$D$2:.$D$46])" office:value-type="float" office:value="0" calcext:value-type="float">
            <text:p>0</text:p>
          </table:table-cell>
          <table:table-cell table:formula="of:=IF([.P238]=0;0;[.P238]*[.$K238])" office:value-type="float" office:value="0" calcext:value-type="float">
            <text:p>0</text:p>
          </table:table-cell>
          <table:table-cell table:style-name="ce16" table:formula="of:=SUMIF([.$F$2:.$F$39];CONCATENATE([.R$1];[.$H238]);[.$D$2:.$D$46])" office:value-type="float" office:value="0" calcext:value-type="float">
            <text:p>0</text:p>
          </table:table-cell>
          <table:table-cell table:formula="of:=IF([.R238]=0;0;[.R238]*[.$K238])" office:value-type="float" office:value="0" calcext:value-type="float">
            <text:p>0</text:p>
          </table:table-cell>
          <table:table-cell table:style-name="ce16" table:formula="of:=SUMIF([.$F$2:.$F$39];CONCATENATE([.T$1];[.$H238]);[.$D$2:.$D$46])" office:value-type="float" office:value="0" calcext:value-type="float">
            <text:p>0</text:p>
          </table:table-cell>
          <table:table-cell table:formula="of:=IF([.T238]=0;0;[.T238]*[.$K238])" office:value-type="float" office:value="0" calcext:value-type="float">
            <text:p>0</text:p>
          </table:table-cell>
          <table:table-cell table:style-name="ce16" table:formula="of:=SUMIF([.$F$2:.$F$39];CONCATENATE([.V$1];[.$H238]);[.$D$2:.$D$46])" office:value-type="float" office:value="0" calcext:value-type="float">
            <text:p>0</text:p>
          </table:table-cell>
          <table:table-cell table:formula="of:=IF([.V238]=0;0;[.V238]*[.$K238])" office:value-type="float" office:value="0" calcext:value-type="float">
            <text:p>0</text:p>
          </table:table-cell>
          <table:table-cell table:style-name="ce16" table:formula="of:=SUMIF([.$F$2:.$F$39];CONCATENATE([.X$1];[.$H238]);[.$D$2:.$D$46])" office:value-type="float" office:value="0" calcext:value-type="float">
            <text:p>0</text:p>
          </table:table-cell>
          <table:table-cell table:formula="of:=IF([.X238]=0;0;[.X238]*[.$K238])" office:value-type="float" office:value="0" calcext:value-type="float">
            <text:p>0</text:p>
          </table:table-cell>
          <table:table-cell table:style-name="ce16" table:formula="of:=SUMIF([.$F$2:.$F$39];CONCATENATE([.Z$1];[.$H238]);[.$D$2:.$D$46])" office:value-type="float" office:value="0" calcext:value-type="float">
            <text:p>0</text:p>
          </table:table-cell>
          <table:table-cell table:formula="of:=IF([.Z238]=0;0;[.Z238]*[.$K2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39]" office:value-type="float" office:value="0" calcext:value-type="float">
            <text:p>0</text:p>
          </table:table-cell>
          <table:table-cell table:style-name="ce23" table:formula="of:=['Unit Recipes'.H239]" office:value-type="float" office:value="0" calcext:value-type="float">
            <text:p>0</text:p>
          </table:table-cell>
          <table:table-cell table:style-name="ce23" table:formula="of:=['Unit Recipes'.I239]" office:value-type="float" office:value="0" calcext:value-type="float">
            <text:p>0</text:p>
          </table:table-cell>
          <table:table-cell table:style-name="ce23" table:formula="of:=['Unit Recipes'.J239]" office:value-type="float" office:value="0" calcext:value-type="float">
            <text:p>0</text:p>
          </table:table-cell>
          <table:table-cell/>
          <table:table-cell table:formula="of:=[.H239]" office:value-type="float" office:value="0" calcext:value-type="float">
            <text:p>0</text:p>
          </table:table-cell>
          <table:table-cell table:formula="of:=[.I239]" office:value-type="float" office:value="0" calcext:value-type="float">
            <text:p>0</text:p>
          </table:table-cell>
          <table:table-cell table:formula="of:=[.J239]" office:value-type="float" office:value="0" calcext:value-type="float">
            <text:p>0</text:p>
          </table:table-cell>
          <table:table-cell table:formula="of:=SUMIF([.$F$2:.$F$39];CONCATENATE([.P$1];[.$H239]);[.$D$2:.$D$46])" office:value-type="float" office:value="0" calcext:value-type="float">
            <text:p>0</text:p>
          </table:table-cell>
          <table:table-cell table:formula="of:=IF([.P239]=0;0;[.P239]*[.$K239])" office:value-type="float" office:value="0" calcext:value-type="float">
            <text:p>0</text:p>
          </table:table-cell>
          <table:table-cell table:style-name="ce16" table:formula="of:=SUMIF([.$F$2:.$F$39];CONCATENATE([.R$1];[.$H239]);[.$D$2:.$D$46])" office:value-type="float" office:value="0" calcext:value-type="float">
            <text:p>0</text:p>
          </table:table-cell>
          <table:table-cell table:formula="of:=IF([.R239]=0;0;[.R239]*[.$K239])" office:value-type="float" office:value="0" calcext:value-type="float">
            <text:p>0</text:p>
          </table:table-cell>
          <table:table-cell table:style-name="ce16" table:formula="of:=SUMIF([.$F$2:.$F$39];CONCATENATE([.T$1];[.$H239]);[.$D$2:.$D$46])" office:value-type="float" office:value="0" calcext:value-type="float">
            <text:p>0</text:p>
          </table:table-cell>
          <table:table-cell table:formula="of:=IF([.T239]=0;0;[.T239]*[.$K239])" office:value-type="float" office:value="0" calcext:value-type="float">
            <text:p>0</text:p>
          </table:table-cell>
          <table:table-cell table:style-name="ce16" table:formula="of:=SUMIF([.$F$2:.$F$39];CONCATENATE([.V$1];[.$H239]);[.$D$2:.$D$46])" office:value-type="float" office:value="0" calcext:value-type="float">
            <text:p>0</text:p>
          </table:table-cell>
          <table:table-cell table:formula="of:=IF([.V239]=0;0;[.V239]*[.$K239])" office:value-type="float" office:value="0" calcext:value-type="float">
            <text:p>0</text:p>
          </table:table-cell>
          <table:table-cell table:style-name="ce16" table:formula="of:=SUMIF([.$F$2:.$F$39];CONCATENATE([.X$1];[.$H239]);[.$D$2:.$D$46])" office:value-type="float" office:value="0" calcext:value-type="float">
            <text:p>0</text:p>
          </table:table-cell>
          <table:table-cell table:formula="of:=IF([.X239]=0;0;[.X239]*[.$K239])" office:value-type="float" office:value="0" calcext:value-type="float">
            <text:p>0</text:p>
          </table:table-cell>
          <table:table-cell table:style-name="ce16" table:formula="of:=SUMIF([.$F$2:.$F$39];CONCATENATE([.Z$1];[.$H239]);[.$D$2:.$D$46])" office:value-type="float" office:value="0" calcext:value-type="float">
            <text:p>0</text:p>
          </table:table-cell>
          <table:table-cell table:formula="of:=IF([.Z239]=0;0;[.Z239]*[.$K2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0]" office:value-type="float" office:value="0" calcext:value-type="float">
            <text:p>0</text:p>
          </table:table-cell>
          <table:table-cell table:style-name="ce23" table:formula="of:=['Unit Recipes'.H240]" office:value-type="float" office:value="0" calcext:value-type="float">
            <text:p>0</text:p>
          </table:table-cell>
          <table:table-cell table:style-name="ce23" table:formula="of:=['Unit Recipes'.I240]" office:value-type="float" office:value="0" calcext:value-type="float">
            <text:p>0</text:p>
          </table:table-cell>
          <table:table-cell table:style-name="ce23" table:formula="of:=['Unit Recipes'.J240]" office:value-type="float" office:value="0" calcext:value-type="float">
            <text:p>0</text:p>
          </table:table-cell>
          <table:table-cell/>
          <table:table-cell table:formula="of:=[.H240]" office:value-type="float" office:value="0" calcext:value-type="float">
            <text:p>0</text:p>
          </table:table-cell>
          <table:table-cell table:formula="of:=[.I240]" office:value-type="float" office:value="0" calcext:value-type="float">
            <text:p>0</text:p>
          </table:table-cell>
          <table:table-cell table:formula="of:=[.J240]" office:value-type="float" office:value="0" calcext:value-type="float">
            <text:p>0</text:p>
          </table:table-cell>
          <table:table-cell table:formula="of:=SUMIF([.$F$2:.$F$39];CONCATENATE([.P$1];[.$H240]);[.$D$2:.$D$46])" office:value-type="float" office:value="0" calcext:value-type="float">
            <text:p>0</text:p>
          </table:table-cell>
          <table:table-cell table:formula="of:=IF([.P240]=0;0;[.P240]*[.$K240])" office:value-type="float" office:value="0" calcext:value-type="float">
            <text:p>0</text:p>
          </table:table-cell>
          <table:table-cell table:style-name="ce16" table:formula="of:=SUMIF([.$F$2:.$F$39];CONCATENATE([.R$1];[.$H240]);[.$D$2:.$D$46])" office:value-type="float" office:value="0" calcext:value-type="float">
            <text:p>0</text:p>
          </table:table-cell>
          <table:table-cell table:formula="of:=IF([.R240]=0;0;[.R240]*[.$K240])" office:value-type="float" office:value="0" calcext:value-type="float">
            <text:p>0</text:p>
          </table:table-cell>
          <table:table-cell table:style-name="ce16" table:formula="of:=SUMIF([.$F$2:.$F$39];CONCATENATE([.T$1];[.$H240]);[.$D$2:.$D$46])" office:value-type="float" office:value="0" calcext:value-type="float">
            <text:p>0</text:p>
          </table:table-cell>
          <table:table-cell table:formula="of:=IF([.T240]=0;0;[.T240]*[.$K240])" office:value-type="float" office:value="0" calcext:value-type="float">
            <text:p>0</text:p>
          </table:table-cell>
          <table:table-cell table:style-name="ce16" table:formula="of:=SUMIF([.$F$2:.$F$39];CONCATENATE([.V$1];[.$H240]);[.$D$2:.$D$46])" office:value-type="float" office:value="0" calcext:value-type="float">
            <text:p>0</text:p>
          </table:table-cell>
          <table:table-cell table:formula="of:=IF([.V240]=0;0;[.V240]*[.$K240])" office:value-type="float" office:value="0" calcext:value-type="float">
            <text:p>0</text:p>
          </table:table-cell>
          <table:table-cell table:style-name="ce16" table:formula="of:=SUMIF([.$F$2:.$F$39];CONCATENATE([.X$1];[.$H240]);[.$D$2:.$D$46])" office:value-type="float" office:value="0" calcext:value-type="float">
            <text:p>0</text:p>
          </table:table-cell>
          <table:table-cell table:formula="of:=IF([.X240]=0;0;[.X240]*[.$K240])" office:value-type="float" office:value="0" calcext:value-type="float">
            <text:p>0</text:p>
          </table:table-cell>
          <table:table-cell table:style-name="ce16" table:formula="of:=SUMIF([.$F$2:.$F$39];CONCATENATE([.Z$1];[.$H240]);[.$D$2:.$D$46])" office:value-type="float" office:value="0" calcext:value-type="float">
            <text:p>0</text:p>
          </table:table-cell>
          <table:table-cell table:formula="of:=IF([.Z240]=0;0;[.Z240]*[.$K24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1]" office:value-type="float" office:value="0" calcext:value-type="float">
            <text:p>0</text:p>
          </table:table-cell>
          <table:table-cell table:style-name="ce23" table:formula="of:=['Unit Recipes'.H241]" office:value-type="float" office:value="0" calcext:value-type="float">
            <text:p>0</text:p>
          </table:table-cell>
          <table:table-cell table:style-name="ce23" table:formula="of:=['Unit Recipes'.I241]" office:value-type="float" office:value="0" calcext:value-type="float">
            <text:p>0</text:p>
          </table:table-cell>
          <table:table-cell table:style-name="ce23" table:formula="of:=['Unit Recipes'.J241]" office:value-type="float" office:value="0" calcext:value-type="float">
            <text:p>0</text:p>
          </table:table-cell>
          <table:table-cell/>
          <table:table-cell table:formula="of:=[.H241]" office:value-type="float" office:value="0" calcext:value-type="float">
            <text:p>0</text:p>
          </table:table-cell>
          <table:table-cell table:formula="of:=[.I241]" office:value-type="float" office:value="0" calcext:value-type="float">
            <text:p>0</text:p>
          </table:table-cell>
          <table:table-cell table:formula="of:=[.J241]" office:value-type="float" office:value="0" calcext:value-type="float">
            <text:p>0</text:p>
          </table:table-cell>
          <table:table-cell table:formula="of:=SUMIF([.$F$2:.$F$39];CONCATENATE([.P$1];[.$H241]);[.$D$2:.$D$46])" office:value-type="float" office:value="0" calcext:value-type="float">
            <text:p>0</text:p>
          </table:table-cell>
          <table:table-cell table:formula="of:=IF([.P241]=0;0;[.P241]*[.$K241])" office:value-type="float" office:value="0" calcext:value-type="float">
            <text:p>0</text:p>
          </table:table-cell>
          <table:table-cell table:style-name="ce16" table:formula="of:=SUMIF([.$F$2:.$F$39];CONCATENATE([.R$1];[.$H241]);[.$D$2:.$D$46])" office:value-type="float" office:value="0" calcext:value-type="float">
            <text:p>0</text:p>
          </table:table-cell>
          <table:table-cell table:formula="of:=IF([.R241]=0;0;[.R241]*[.$K241])" office:value-type="float" office:value="0" calcext:value-type="float">
            <text:p>0</text:p>
          </table:table-cell>
          <table:table-cell table:style-name="ce16" table:formula="of:=SUMIF([.$F$2:.$F$39];CONCATENATE([.T$1];[.$H241]);[.$D$2:.$D$46])" office:value-type="float" office:value="0" calcext:value-type="float">
            <text:p>0</text:p>
          </table:table-cell>
          <table:table-cell table:formula="of:=IF([.T241]=0;0;[.T241]*[.$K241])" office:value-type="float" office:value="0" calcext:value-type="float">
            <text:p>0</text:p>
          </table:table-cell>
          <table:table-cell table:style-name="ce16" table:formula="of:=SUMIF([.$F$2:.$F$39];CONCATENATE([.V$1];[.$H241]);[.$D$2:.$D$46])" office:value-type="float" office:value="0" calcext:value-type="float">
            <text:p>0</text:p>
          </table:table-cell>
          <table:table-cell table:formula="of:=IF([.V241]=0;0;[.V241]*[.$K241])" office:value-type="float" office:value="0" calcext:value-type="float">
            <text:p>0</text:p>
          </table:table-cell>
          <table:table-cell table:style-name="ce16" table:formula="of:=SUMIF([.$F$2:.$F$39];CONCATENATE([.X$1];[.$H241]);[.$D$2:.$D$46])" office:value-type="float" office:value="0" calcext:value-type="float">
            <text:p>0</text:p>
          </table:table-cell>
          <table:table-cell table:formula="of:=IF([.X241]=0;0;[.X241]*[.$K241])" office:value-type="float" office:value="0" calcext:value-type="float">
            <text:p>0</text:p>
          </table:table-cell>
          <table:table-cell table:style-name="ce16" table:formula="of:=SUMIF([.$F$2:.$F$39];CONCATENATE([.Z$1];[.$H241]);[.$D$2:.$D$46])" office:value-type="float" office:value="0" calcext:value-type="float">
            <text:p>0</text:p>
          </table:table-cell>
          <table:table-cell table:formula="of:=IF([.Z241]=0;0;[.Z241]*[.$K24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2]" office:value-type="float" office:value="0" calcext:value-type="float">
            <text:p>0</text:p>
          </table:table-cell>
          <table:table-cell table:style-name="ce23" table:formula="of:=['Unit Recipes'.H242]" office:value-type="float" office:value="0" calcext:value-type="float">
            <text:p>0</text:p>
          </table:table-cell>
          <table:table-cell table:style-name="ce23" table:formula="of:=['Unit Recipes'.I242]" office:value-type="float" office:value="0" calcext:value-type="float">
            <text:p>0</text:p>
          </table:table-cell>
          <table:table-cell table:style-name="ce23" table:formula="of:=['Unit Recipes'.J242]" office:value-type="float" office:value="0" calcext:value-type="float">
            <text:p>0</text:p>
          </table:table-cell>
          <table:table-cell/>
          <table:table-cell table:formula="of:=[.H242]" office:value-type="float" office:value="0" calcext:value-type="float">
            <text:p>0</text:p>
          </table:table-cell>
          <table:table-cell table:formula="of:=[.I242]" office:value-type="float" office:value="0" calcext:value-type="float">
            <text:p>0</text:p>
          </table:table-cell>
          <table:table-cell table:formula="of:=[.J242]" office:value-type="float" office:value="0" calcext:value-type="float">
            <text:p>0</text:p>
          </table:table-cell>
          <table:table-cell table:formula="of:=SUMIF([.$F$2:.$F$39];CONCATENATE([.P$1];[.$H242]);[.$D$2:.$D$46])" office:value-type="float" office:value="0" calcext:value-type="float">
            <text:p>0</text:p>
          </table:table-cell>
          <table:table-cell table:formula="of:=IF([.P242]=0;0;[.P242]*[.$K242])" office:value-type="float" office:value="0" calcext:value-type="float">
            <text:p>0</text:p>
          </table:table-cell>
          <table:table-cell table:style-name="ce16" table:formula="of:=SUMIF([.$F$2:.$F$39];CONCATENATE([.R$1];[.$H242]);[.$D$2:.$D$46])" office:value-type="float" office:value="0" calcext:value-type="float">
            <text:p>0</text:p>
          </table:table-cell>
          <table:table-cell table:formula="of:=IF([.R242]=0;0;[.R242]*[.$K242])" office:value-type="float" office:value="0" calcext:value-type="float">
            <text:p>0</text:p>
          </table:table-cell>
          <table:table-cell table:style-name="ce16" table:formula="of:=SUMIF([.$F$2:.$F$39];CONCATENATE([.T$1];[.$H242]);[.$D$2:.$D$46])" office:value-type="float" office:value="0" calcext:value-type="float">
            <text:p>0</text:p>
          </table:table-cell>
          <table:table-cell table:formula="of:=IF([.T242]=0;0;[.T242]*[.$K242])" office:value-type="float" office:value="0" calcext:value-type="float">
            <text:p>0</text:p>
          </table:table-cell>
          <table:table-cell table:style-name="ce16" table:formula="of:=SUMIF([.$F$2:.$F$39];CONCATENATE([.V$1];[.$H242]);[.$D$2:.$D$46])" office:value-type="float" office:value="0" calcext:value-type="float">
            <text:p>0</text:p>
          </table:table-cell>
          <table:table-cell table:formula="of:=IF([.V242]=0;0;[.V242]*[.$K242])" office:value-type="float" office:value="0" calcext:value-type="float">
            <text:p>0</text:p>
          </table:table-cell>
          <table:table-cell table:style-name="ce16" table:formula="of:=SUMIF([.$F$2:.$F$39];CONCATENATE([.X$1];[.$H242]);[.$D$2:.$D$46])" office:value-type="float" office:value="0" calcext:value-type="float">
            <text:p>0</text:p>
          </table:table-cell>
          <table:table-cell table:formula="of:=IF([.X242]=0;0;[.X242]*[.$K242])" office:value-type="float" office:value="0" calcext:value-type="float">
            <text:p>0</text:p>
          </table:table-cell>
          <table:table-cell table:style-name="ce16" table:formula="of:=SUMIF([.$F$2:.$F$39];CONCATENATE([.Z$1];[.$H242]);[.$D$2:.$D$46])" office:value-type="float" office:value="0" calcext:value-type="float">
            <text:p>0</text:p>
          </table:table-cell>
          <table:table-cell table:formula="of:=IF([.Z242]=0;0;[.Z242]*[.$K24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3]" office:value-type="float" office:value="0" calcext:value-type="float">
            <text:p>0</text:p>
          </table:table-cell>
          <table:table-cell table:style-name="ce23" table:formula="of:=['Unit Recipes'.H243]" office:value-type="float" office:value="0" calcext:value-type="float">
            <text:p>0</text:p>
          </table:table-cell>
          <table:table-cell table:style-name="ce23" table:formula="of:=['Unit Recipes'.I243]" office:value-type="float" office:value="0" calcext:value-type="float">
            <text:p>0</text:p>
          </table:table-cell>
          <table:table-cell table:style-name="ce23" table:formula="of:=['Unit Recipes'.J243]" office:value-type="float" office:value="0" calcext:value-type="float">
            <text:p>0</text:p>
          </table:table-cell>
          <table:table-cell/>
          <table:table-cell table:formula="of:=[.H243]" office:value-type="float" office:value="0" calcext:value-type="float">
            <text:p>0</text:p>
          </table:table-cell>
          <table:table-cell table:formula="of:=[.I243]" office:value-type="float" office:value="0" calcext:value-type="float">
            <text:p>0</text:p>
          </table:table-cell>
          <table:table-cell table:formula="of:=[.J243]" office:value-type="float" office:value="0" calcext:value-type="float">
            <text:p>0</text:p>
          </table:table-cell>
          <table:table-cell table:formula="of:=SUMIF([.$F$2:.$F$39];CONCATENATE([.P$1];[.$H243]);[.$D$2:.$D$46])" office:value-type="float" office:value="0" calcext:value-type="float">
            <text:p>0</text:p>
          </table:table-cell>
          <table:table-cell table:formula="of:=IF([.P243]=0;0;[.P243]*[.$K243])" office:value-type="float" office:value="0" calcext:value-type="float">
            <text:p>0</text:p>
          </table:table-cell>
          <table:table-cell table:style-name="ce16" table:formula="of:=SUMIF([.$F$2:.$F$39];CONCATENATE([.R$1];[.$H243]);[.$D$2:.$D$46])" office:value-type="float" office:value="0" calcext:value-type="float">
            <text:p>0</text:p>
          </table:table-cell>
          <table:table-cell table:formula="of:=IF([.R243]=0;0;[.R243]*[.$K243])" office:value-type="float" office:value="0" calcext:value-type="float">
            <text:p>0</text:p>
          </table:table-cell>
          <table:table-cell table:style-name="ce16" table:formula="of:=SUMIF([.$F$2:.$F$39];CONCATENATE([.T$1];[.$H243]);[.$D$2:.$D$46])" office:value-type="float" office:value="0" calcext:value-type="float">
            <text:p>0</text:p>
          </table:table-cell>
          <table:table-cell table:formula="of:=IF([.T243]=0;0;[.T243]*[.$K243])" office:value-type="float" office:value="0" calcext:value-type="float">
            <text:p>0</text:p>
          </table:table-cell>
          <table:table-cell table:style-name="ce16" table:formula="of:=SUMIF([.$F$2:.$F$39];CONCATENATE([.V$1];[.$H243]);[.$D$2:.$D$46])" office:value-type="float" office:value="0" calcext:value-type="float">
            <text:p>0</text:p>
          </table:table-cell>
          <table:table-cell table:formula="of:=IF([.V243]=0;0;[.V243]*[.$K243])" office:value-type="float" office:value="0" calcext:value-type="float">
            <text:p>0</text:p>
          </table:table-cell>
          <table:table-cell table:style-name="ce16" table:formula="of:=SUMIF([.$F$2:.$F$39];CONCATENATE([.X$1];[.$H243]);[.$D$2:.$D$46])" office:value-type="float" office:value="0" calcext:value-type="float">
            <text:p>0</text:p>
          </table:table-cell>
          <table:table-cell table:formula="of:=IF([.X243]=0;0;[.X243]*[.$K243])" office:value-type="float" office:value="0" calcext:value-type="float">
            <text:p>0</text:p>
          </table:table-cell>
          <table:table-cell table:style-name="ce16" table:formula="of:=SUMIF([.$F$2:.$F$39];CONCATENATE([.Z$1];[.$H243]);[.$D$2:.$D$46])" office:value-type="float" office:value="0" calcext:value-type="float">
            <text:p>0</text:p>
          </table:table-cell>
          <table:table-cell table:formula="of:=IF([.Z243]=0;0;[.Z243]*[.$K24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4]" office:value-type="float" office:value="0" calcext:value-type="float">
            <text:p>0</text:p>
          </table:table-cell>
          <table:table-cell table:style-name="ce23" table:formula="of:=['Unit Recipes'.H244]" office:value-type="float" office:value="0" calcext:value-type="float">
            <text:p>0</text:p>
          </table:table-cell>
          <table:table-cell table:style-name="ce23" table:formula="of:=['Unit Recipes'.I244]" office:value-type="float" office:value="0" calcext:value-type="float">
            <text:p>0</text:p>
          </table:table-cell>
          <table:table-cell table:style-name="ce23" table:formula="of:=['Unit Recipes'.J244]" office:value-type="float" office:value="0" calcext:value-type="float">
            <text:p>0</text:p>
          </table:table-cell>
          <table:table-cell/>
          <table:table-cell table:formula="of:=[.H244]" office:value-type="float" office:value="0" calcext:value-type="float">
            <text:p>0</text:p>
          </table:table-cell>
          <table:table-cell table:formula="of:=[.I244]" office:value-type="float" office:value="0" calcext:value-type="float">
            <text:p>0</text:p>
          </table:table-cell>
          <table:table-cell table:formula="of:=[.J244]" office:value-type="float" office:value="0" calcext:value-type="float">
            <text:p>0</text:p>
          </table:table-cell>
          <table:table-cell table:formula="of:=SUMIF([.$F$2:.$F$39];CONCATENATE([.P$1];[.$H244]);[.$D$2:.$D$46])" office:value-type="float" office:value="0" calcext:value-type="float">
            <text:p>0</text:p>
          </table:table-cell>
          <table:table-cell table:formula="of:=IF([.P244]=0;0;[.P244]*[.$K244])" office:value-type="float" office:value="0" calcext:value-type="float">
            <text:p>0</text:p>
          </table:table-cell>
          <table:table-cell table:style-name="ce16" table:formula="of:=SUMIF([.$F$2:.$F$39];CONCATENATE([.R$1];[.$H244]);[.$D$2:.$D$46])" office:value-type="float" office:value="0" calcext:value-type="float">
            <text:p>0</text:p>
          </table:table-cell>
          <table:table-cell table:formula="of:=IF([.R244]=0;0;[.R244]*[.$K244])" office:value-type="float" office:value="0" calcext:value-type="float">
            <text:p>0</text:p>
          </table:table-cell>
          <table:table-cell table:style-name="ce16" table:formula="of:=SUMIF([.$F$2:.$F$39];CONCATENATE([.T$1];[.$H244]);[.$D$2:.$D$46])" office:value-type="float" office:value="0" calcext:value-type="float">
            <text:p>0</text:p>
          </table:table-cell>
          <table:table-cell table:formula="of:=IF([.T244]=0;0;[.T244]*[.$K244])" office:value-type="float" office:value="0" calcext:value-type="float">
            <text:p>0</text:p>
          </table:table-cell>
          <table:table-cell table:style-name="ce16" table:formula="of:=SUMIF([.$F$2:.$F$39];CONCATENATE([.V$1];[.$H244]);[.$D$2:.$D$46])" office:value-type="float" office:value="0" calcext:value-type="float">
            <text:p>0</text:p>
          </table:table-cell>
          <table:table-cell table:formula="of:=IF([.V244]=0;0;[.V244]*[.$K244])" office:value-type="float" office:value="0" calcext:value-type="float">
            <text:p>0</text:p>
          </table:table-cell>
          <table:table-cell table:style-name="ce16" table:formula="of:=SUMIF([.$F$2:.$F$39];CONCATENATE([.X$1];[.$H244]);[.$D$2:.$D$46])" office:value-type="float" office:value="0" calcext:value-type="float">
            <text:p>0</text:p>
          </table:table-cell>
          <table:table-cell table:formula="of:=IF([.X244]=0;0;[.X244]*[.$K244])" office:value-type="float" office:value="0" calcext:value-type="float">
            <text:p>0</text:p>
          </table:table-cell>
          <table:table-cell table:style-name="ce16" table:formula="of:=SUMIF([.$F$2:.$F$39];CONCATENATE([.Z$1];[.$H244]);[.$D$2:.$D$46])" office:value-type="float" office:value="0" calcext:value-type="float">
            <text:p>0</text:p>
          </table:table-cell>
          <table:table-cell table:formula="of:=IF([.Z244]=0;0;[.Z244]*[.$K24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5]" office:value-type="float" office:value="0" calcext:value-type="float">
            <text:p>0</text:p>
          </table:table-cell>
          <table:table-cell table:style-name="ce23" table:formula="of:=['Unit Recipes'.H245]" office:value-type="float" office:value="0" calcext:value-type="float">
            <text:p>0</text:p>
          </table:table-cell>
          <table:table-cell table:style-name="ce23" table:formula="of:=['Unit Recipes'.I245]" office:value-type="float" office:value="0" calcext:value-type="float">
            <text:p>0</text:p>
          </table:table-cell>
          <table:table-cell table:style-name="ce23" table:formula="of:=['Unit Recipes'.J245]" office:value-type="float" office:value="0" calcext:value-type="float">
            <text:p>0</text:p>
          </table:table-cell>
          <table:table-cell/>
          <table:table-cell table:formula="of:=[.H245]" office:value-type="float" office:value="0" calcext:value-type="float">
            <text:p>0</text:p>
          </table:table-cell>
          <table:table-cell table:formula="of:=[.I245]" office:value-type="float" office:value="0" calcext:value-type="float">
            <text:p>0</text:p>
          </table:table-cell>
          <table:table-cell table:formula="of:=[.J245]" office:value-type="float" office:value="0" calcext:value-type="float">
            <text:p>0</text:p>
          </table:table-cell>
          <table:table-cell table:formula="of:=SUMIF([.$F$2:.$F$39];CONCATENATE([.P$1];[.$H245]);[.$D$2:.$D$46])" office:value-type="float" office:value="0" calcext:value-type="float">
            <text:p>0</text:p>
          </table:table-cell>
          <table:table-cell table:formula="of:=IF([.P245]=0;0;[.P245]*[.$K245])" office:value-type="float" office:value="0" calcext:value-type="float">
            <text:p>0</text:p>
          </table:table-cell>
          <table:table-cell table:style-name="ce16" table:formula="of:=SUMIF([.$F$2:.$F$39];CONCATENATE([.R$1];[.$H245]);[.$D$2:.$D$46])" office:value-type="float" office:value="0" calcext:value-type="float">
            <text:p>0</text:p>
          </table:table-cell>
          <table:table-cell table:formula="of:=IF([.R245]=0;0;[.R245]*[.$K245])" office:value-type="float" office:value="0" calcext:value-type="float">
            <text:p>0</text:p>
          </table:table-cell>
          <table:table-cell table:style-name="ce16" table:formula="of:=SUMIF([.$F$2:.$F$39];CONCATENATE([.T$1];[.$H245]);[.$D$2:.$D$46])" office:value-type="float" office:value="0" calcext:value-type="float">
            <text:p>0</text:p>
          </table:table-cell>
          <table:table-cell table:formula="of:=IF([.T245]=0;0;[.T245]*[.$K245])" office:value-type="float" office:value="0" calcext:value-type="float">
            <text:p>0</text:p>
          </table:table-cell>
          <table:table-cell table:style-name="ce16" table:formula="of:=SUMIF([.$F$2:.$F$39];CONCATENATE([.V$1];[.$H245]);[.$D$2:.$D$46])" office:value-type="float" office:value="0" calcext:value-type="float">
            <text:p>0</text:p>
          </table:table-cell>
          <table:table-cell table:formula="of:=IF([.V245]=0;0;[.V245]*[.$K245])" office:value-type="float" office:value="0" calcext:value-type="float">
            <text:p>0</text:p>
          </table:table-cell>
          <table:table-cell table:style-name="ce16" table:formula="of:=SUMIF([.$F$2:.$F$39];CONCATENATE([.X$1];[.$H245]);[.$D$2:.$D$46])" office:value-type="float" office:value="0" calcext:value-type="float">
            <text:p>0</text:p>
          </table:table-cell>
          <table:table-cell table:formula="of:=IF([.X245]=0;0;[.X245]*[.$K245])" office:value-type="float" office:value="0" calcext:value-type="float">
            <text:p>0</text:p>
          </table:table-cell>
          <table:table-cell table:style-name="ce16" table:formula="of:=SUMIF([.$F$2:.$F$39];CONCATENATE([.Z$1];[.$H245]);[.$D$2:.$D$46])" office:value-type="float" office:value="0" calcext:value-type="float">
            <text:p>0</text:p>
          </table:table-cell>
          <table:table-cell table:formula="of:=IF([.Z245]=0;0;[.Z245]*[.$K24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6]" office:value-type="float" office:value="0" calcext:value-type="float">
            <text:p>0</text:p>
          </table:table-cell>
          <table:table-cell table:style-name="ce23" table:formula="of:=['Unit Recipes'.H246]" office:value-type="float" office:value="0" calcext:value-type="float">
            <text:p>0</text:p>
          </table:table-cell>
          <table:table-cell table:style-name="ce23" table:formula="of:=['Unit Recipes'.I246]" office:value-type="float" office:value="0" calcext:value-type="float">
            <text:p>0</text:p>
          </table:table-cell>
          <table:table-cell table:style-name="ce23" table:formula="of:=['Unit Recipes'.J246]" office:value-type="float" office:value="0" calcext:value-type="float">
            <text:p>0</text:p>
          </table:table-cell>
          <table:table-cell/>
          <table:table-cell table:formula="of:=[.H246]" office:value-type="float" office:value="0" calcext:value-type="float">
            <text:p>0</text:p>
          </table:table-cell>
          <table:table-cell table:formula="of:=[.I246]" office:value-type="float" office:value="0" calcext:value-type="float">
            <text:p>0</text:p>
          </table:table-cell>
          <table:table-cell table:formula="of:=[.J246]" office:value-type="float" office:value="0" calcext:value-type="float">
            <text:p>0</text:p>
          </table:table-cell>
          <table:table-cell table:formula="of:=SUMIF([.$F$2:.$F$39];CONCATENATE([.P$1];[.$H246]);[.$D$2:.$D$46])" office:value-type="float" office:value="0" calcext:value-type="float">
            <text:p>0</text:p>
          </table:table-cell>
          <table:table-cell table:formula="of:=IF([.P246]=0;0;[.P246]*[.$K246])" office:value-type="float" office:value="0" calcext:value-type="float">
            <text:p>0</text:p>
          </table:table-cell>
          <table:table-cell table:style-name="ce16" table:formula="of:=SUMIF([.$F$2:.$F$39];CONCATENATE([.R$1];[.$H246]);[.$D$2:.$D$46])" office:value-type="float" office:value="0" calcext:value-type="float">
            <text:p>0</text:p>
          </table:table-cell>
          <table:table-cell table:formula="of:=IF([.R246]=0;0;[.R246]*[.$K246])" office:value-type="float" office:value="0" calcext:value-type="float">
            <text:p>0</text:p>
          </table:table-cell>
          <table:table-cell table:style-name="ce16" table:formula="of:=SUMIF([.$F$2:.$F$39];CONCATENATE([.T$1];[.$H246]);[.$D$2:.$D$46])" office:value-type="float" office:value="0" calcext:value-type="float">
            <text:p>0</text:p>
          </table:table-cell>
          <table:table-cell table:formula="of:=IF([.T246]=0;0;[.T246]*[.$K246])" office:value-type="float" office:value="0" calcext:value-type="float">
            <text:p>0</text:p>
          </table:table-cell>
          <table:table-cell table:style-name="ce16" table:formula="of:=SUMIF([.$F$2:.$F$39];CONCATENATE([.V$1];[.$H246]);[.$D$2:.$D$46])" office:value-type="float" office:value="0" calcext:value-type="float">
            <text:p>0</text:p>
          </table:table-cell>
          <table:table-cell table:formula="of:=IF([.V246]=0;0;[.V246]*[.$K246])" office:value-type="float" office:value="0" calcext:value-type="float">
            <text:p>0</text:p>
          </table:table-cell>
          <table:table-cell table:style-name="ce16" table:formula="of:=SUMIF([.$F$2:.$F$39];CONCATENATE([.X$1];[.$H246]);[.$D$2:.$D$46])" office:value-type="float" office:value="0" calcext:value-type="float">
            <text:p>0</text:p>
          </table:table-cell>
          <table:table-cell table:formula="of:=IF([.X246]=0;0;[.X246]*[.$K246])" office:value-type="float" office:value="0" calcext:value-type="float">
            <text:p>0</text:p>
          </table:table-cell>
          <table:table-cell table:style-name="ce16" table:formula="of:=SUMIF([.$F$2:.$F$39];CONCATENATE([.Z$1];[.$H246]);[.$D$2:.$D$46])" office:value-type="float" office:value="0" calcext:value-type="float">
            <text:p>0</text:p>
          </table:table-cell>
          <table:table-cell table:formula="of:=IF([.Z246]=0;0;[.Z246]*[.$K24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7]" office:value-type="float" office:value="0" calcext:value-type="float">
            <text:p>0</text:p>
          </table:table-cell>
          <table:table-cell table:style-name="ce23" table:formula="of:=['Unit Recipes'.H247]" office:value-type="float" office:value="0" calcext:value-type="float">
            <text:p>0</text:p>
          </table:table-cell>
          <table:table-cell table:style-name="ce23" table:formula="of:=['Unit Recipes'.I247]" office:value-type="float" office:value="0" calcext:value-type="float">
            <text:p>0</text:p>
          </table:table-cell>
          <table:table-cell table:style-name="ce23" table:formula="of:=['Unit Recipes'.J247]" office:value-type="float" office:value="0" calcext:value-type="float">
            <text:p>0</text:p>
          </table:table-cell>
          <table:table-cell/>
          <table:table-cell table:formula="of:=[.H247]" office:value-type="float" office:value="0" calcext:value-type="float">
            <text:p>0</text:p>
          </table:table-cell>
          <table:table-cell table:formula="of:=[.I247]" office:value-type="float" office:value="0" calcext:value-type="float">
            <text:p>0</text:p>
          </table:table-cell>
          <table:table-cell table:formula="of:=[.J247]" office:value-type="float" office:value="0" calcext:value-type="float">
            <text:p>0</text:p>
          </table:table-cell>
          <table:table-cell table:formula="of:=SUMIF([.$F$2:.$F$39];CONCATENATE([.P$1];[.$H247]);[.$D$2:.$D$46])" office:value-type="float" office:value="0" calcext:value-type="float">
            <text:p>0</text:p>
          </table:table-cell>
          <table:table-cell table:formula="of:=IF([.P247]=0;0;[.P247]*[.$K247])" office:value-type="float" office:value="0" calcext:value-type="float">
            <text:p>0</text:p>
          </table:table-cell>
          <table:table-cell table:style-name="ce16" table:formula="of:=SUMIF([.$F$2:.$F$39];CONCATENATE([.R$1];[.$H247]);[.$D$2:.$D$46])" office:value-type="float" office:value="0" calcext:value-type="float">
            <text:p>0</text:p>
          </table:table-cell>
          <table:table-cell table:formula="of:=IF([.R247]=0;0;[.R247]*[.$K247])" office:value-type="float" office:value="0" calcext:value-type="float">
            <text:p>0</text:p>
          </table:table-cell>
          <table:table-cell table:style-name="ce16" table:formula="of:=SUMIF([.$F$2:.$F$39];CONCATENATE([.T$1];[.$H247]);[.$D$2:.$D$46])" office:value-type="float" office:value="0" calcext:value-type="float">
            <text:p>0</text:p>
          </table:table-cell>
          <table:table-cell table:formula="of:=IF([.T247]=0;0;[.T247]*[.$K247])" office:value-type="float" office:value="0" calcext:value-type="float">
            <text:p>0</text:p>
          </table:table-cell>
          <table:table-cell table:style-name="ce16" table:formula="of:=SUMIF([.$F$2:.$F$39];CONCATENATE([.V$1];[.$H247]);[.$D$2:.$D$46])" office:value-type="float" office:value="0" calcext:value-type="float">
            <text:p>0</text:p>
          </table:table-cell>
          <table:table-cell table:formula="of:=IF([.V247]=0;0;[.V247]*[.$K247])" office:value-type="float" office:value="0" calcext:value-type="float">
            <text:p>0</text:p>
          </table:table-cell>
          <table:table-cell table:style-name="ce16" table:formula="of:=SUMIF([.$F$2:.$F$39];CONCATENATE([.X$1];[.$H247]);[.$D$2:.$D$46])" office:value-type="float" office:value="0" calcext:value-type="float">
            <text:p>0</text:p>
          </table:table-cell>
          <table:table-cell table:formula="of:=IF([.X247]=0;0;[.X247]*[.$K247])" office:value-type="float" office:value="0" calcext:value-type="float">
            <text:p>0</text:p>
          </table:table-cell>
          <table:table-cell table:style-name="ce16" table:formula="of:=SUMIF([.$F$2:.$F$39];CONCATENATE([.Z$1];[.$H247]);[.$D$2:.$D$46])" office:value-type="float" office:value="0" calcext:value-type="float">
            <text:p>0</text:p>
          </table:table-cell>
          <table:table-cell table:formula="of:=IF([.Z247]=0;0;[.Z247]*[.$K24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8]" office:value-type="float" office:value="0" calcext:value-type="float">
            <text:p>0</text:p>
          </table:table-cell>
          <table:table-cell table:style-name="ce23" table:formula="of:=['Unit Recipes'.H248]" office:value-type="float" office:value="0" calcext:value-type="float">
            <text:p>0</text:p>
          </table:table-cell>
          <table:table-cell table:style-name="ce23" table:formula="of:=['Unit Recipes'.I248]" office:value-type="float" office:value="0" calcext:value-type="float">
            <text:p>0</text:p>
          </table:table-cell>
          <table:table-cell table:style-name="ce23" table:formula="of:=['Unit Recipes'.J248]" office:value-type="float" office:value="0" calcext:value-type="float">
            <text:p>0</text:p>
          </table:table-cell>
          <table:table-cell/>
          <table:table-cell table:formula="of:=[.H248]" office:value-type="float" office:value="0" calcext:value-type="float">
            <text:p>0</text:p>
          </table:table-cell>
          <table:table-cell table:formula="of:=[.I248]" office:value-type="float" office:value="0" calcext:value-type="float">
            <text:p>0</text:p>
          </table:table-cell>
          <table:table-cell table:formula="of:=[.J248]" office:value-type="float" office:value="0" calcext:value-type="float">
            <text:p>0</text:p>
          </table:table-cell>
          <table:table-cell table:formula="of:=SUMIF([.$F$2:.$F$39];CONCATENATE([.P$1];[.$H248]);[.$D$2:.$D$46])" office:value-type="float" office:value="0" calcext:value-type="float">
            <text:p>0</text:p>
          </table:table-cell>
          <table:table-cell table:formula="of:=IF([.P248]=0;0;[.P248]*[.$K248])" office:value-type="float" office:value="0" calcext:value-type="float">
            <text:p>0</text:p>
          </table:table-cell>
          <table:table-cell table:style-name="ce16" table:formula="of:=SUMIF([.$F$2:.$F$39];CONCATENATE([.R$1];[.$H248]);[.$D$2:.$D$46])" office:value-type="float" office:value="0" calcext:value-type="float">
            <text:p>0</text:p>
          </table:table-cell>
          <table:table-cell table:formula="of:=IF([.R248]=0;0;[.R248]*[.$K248])" office:value-type="float" office:value="0" calcext:value-type="float">
            <text:p>0</text:p>
          </table:table-cell>
          <table:table-cell table:style-name="ce16" table:formula="of:=SUMIF([.$F$2:.$F$39];CONCATENATE([.T$1];[.$H248]);[.$D$2:.$D$46])" office:value-type="float" office:value="0" calcext:value-type="float">
            <text:p>0</text:p>
          </table:table-cell>
          <table:table-cell table:formula="of:=IF([.T248]=0;0;[.T248]*[.$K248])" office:value-type="float" office:value="0" calcext:value-type="float">
            <text:p>0</text:p>
          </table:table-cell>
          <table:table-cell table:style-name="ce16" table:formula="of:=SUMIF([.$F$2:.$F$39];CONCATENATE([.V$1];[.$H248]);[.$D$2:.$D$46])" office:value-type="float" office:value="0" calcext:value-type="float">
            <text:p>0</text:p>
          </table:table-cell>
          <table:table-cell table:formula="of:=IF([.V248]=0;0;[.V248]*[.$K248])" office:value-type="float" office:value="0" calcext:value-type="float">
            <text:p>0</text:p>
          </table:table-cell>
          <table:table-cell table:style-name="ce16" table:formula="of:=SUMIF([.$F$2:.$F$39];CONCATENATE([.X$1];[.$H248]);[.$D$2:.$D$46])" office:value-type="float" office:value="0" calcext:value-type="float">
            <text:p>0</text:p>
          </table:table-cell>
          <table:table-cell table:formula="of:=IF([.X248]=0;0;[.X248]*[.$K248])" office:value-type="float" office:value="0" calcext:value-type="float">
            <text:p>0</text:p>
          </table:table-cell>
          <table:table-cell table:style-name="ce16" table:formula="of:=SUMIF([.$F$2:.$F$39];CONCATENATE([.Z$1];[.$H248]);[.$D$2:.$D$46])" office:value-type="float" office:value="0" calcext:value-type="float">
            <text:p>0</text:p>
          </table:table-cell>
          <table:table-cell table:formula="of:=IF([.Z248]=0;0;[.Z248]*[.$K24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49]" office:value-type="float" office:value="0" calcext:value-type="float">
            <text:p>0</text:p>
          </table:table-cell>
          <table:table-cell table:style-name="ce23" table:formula="of:=['Unit Recipes'.H249]" office:value-type="float" office:value="0" calcext:value-type="float">
            <text:p>0</text:p>
          </table:table-cell>
          <table:table-cell table:style-name="ce23" table:formula="of:=['Unit Recipes'.I249]" office:value-type="float" office:value="0" calcext:value-type="float">
            <text:p>0</text:p>
          </table:table-cell>
          <table:table-cell table:style-name="ce23" table:formula="of:=['Unit Recipes'.J249]" office:value-type="float" office:value="0" calcext:value-type="float">
            <text:p>0</text:p>
          </table:table-cell>
          <table:table-cell/>
          <table:table-cell table:formula="of:=[.H249]" office:value-type="float" office:value="0" calcext:value-type="float">
            <text:p>0</text:p>
          </table:table-cell>
          <table:table-cell table:formula="of:=[.I249]" office:value-type="float" office:value="0" calcext:value-type="float">
            <text:p>0</text:p>
          </table:table-cell>
          <table:table-cell table:formula="of:=[.J249]" office:value-type="float" office:value="0" calcext:value-type="float">
            <text:p>0</text:p>
          </table:table-cell>
          <table:table-cell table:formula="of:=SUMIF([.$F$2:.$F$39];CONCATENATE([.P$1];[.$H249]);[.$D$2:.$D$46])" office:value-type="float" office:value="0" calcext:value-type="float">
            <text:p>0</text:p>
          </table:table-cell>
          <table:table-cell table:formula="of:=IF([.P249]=0;0;[.P249]*[.$K249])" office:value-type="float" office:value="0" calcext:value-type="float">
            <text:p>0</text:p>
          </table:table-cell>
          <table:table-cell table:style-name="ce16" table:formula="of:=SUMIF([.$F$2:.$F$39];CONCATENATE([.R$1];[.$H249]);[.$D$2:.$D$46])" office:value-type="float" office:value="0" calcext:value-type="float">
            <text:p>0</text:p>
          </table:table-cell>
          <table:table-cell table:formula="of:=IF([.R249]=0;0;[.R249]*[.$K249])" office:value-type="float" office:value="0" calcext:value-type="float">
            <text:p>0</text:p>
          </table:table-cell>
          <table:table-cell table:style-name="ce16" table:formula="of:=SUMIF([.$F$2:.$F$39];CONCATENATE([.T$1];[.$H249]);[.$D$2:.$D$46])" office:value-type="float" office:value="0" calcext:value-type="float">
            <text:p>0</text:p>
          </table:table-cell>
          <table:table-cell table:formula="of:=IF([.T249]=0;0;[.T249]*[.$K249])" office:value-type="float" office:value="0" calcext:value-type="float">
            <text:p>0</text:p>
          </table:table-cell>
          <table:table-cell table:style-name="ce16" table:formula="of:=SUMIF([.$F$2:.$F$39];CONCATENATE([.V$1];[.$H249]);[.$D$2:.$D$46])" office:value-type="float" office:value="0" calcext:value-type="float">
            <text:p>0</text:p>
          </table:table-cell>
          <table:table-cell table:formula="of:=IF([.V249]=0;0;[.V249]*[.$K249])" office:value-type="float" office:value="0" calcext:value-type="float">
            <text:p>0</text:p>
          </table:table-cell>
          <table:table-cell table:style-name="ce16" table:formula="of:=SUMIF([.$F$2:.$F$39];CONCATENATE([.X$1];[.$H249]);[.$D$2:.$D$46])" office:value-type="float" office:value="0" calcext:value-type="float">
            <text:p>0</text:p>
          </table:table-cell>
          <table:table-cell table:formula="of:=IF([.X249]=0;0;[.X249]*[.$K249])" office:value-type="float" office:value="0" calcext:value-type="float">
            <text:p>0</text:p>
          </table:table-cell>
          <table:table-cell table:style-name="ce16" table:formula="of:=SUMIF([.$F$2:.$F$39];CONCATENATE([.Z$1];[.$H249]);[.$D$2:.$D$46])" office:value-type="float" office:value="0" calcext:value-type="float">
            <text:p>0</text:p>
          </table:table-cell>
          <table:table-cell table:formula="of:=IF([.Z249]=0;0;[.Z249]*[.$K24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23" table:formula="of:=['Unit Recipes'.G250]" office:value-type="float" office:value="0" calcext:value-type="float">
            <text:p>0</text:p>
          </table:table-cell>
          <table:table-cell table:style-name="ce23" table:formula="of:=['Unit Recipes'.H250]" office:value-type="float" office:value="0" calcext:value-type="float">
            <text:p>0</text:p>
          </table:table-cell>
          <table:table-cell table:style-name="ce23" table:formula="of:=['Unit Recipes'.I250]" office:value-type="float" office:value="0" calcext:value-type="float">
            <text:p>0</text:p>
          </table:table-cell>
          <table:table-cell table:style-name="ce23" table:formula="of:=['Unit Recipes'.J250]" office:value-type="float" office:value="0" calcext:value-type="float">
            <text:p>0</text:p>
          </table:table-cell>
          <table:table-cell/>
          <table:table-cell table:formula="of:=[.H250]" office:value-type="float" office:value="0" calcext:value-type="float">
            <text:p>0</text:p>
          </table:table-cell>
          <table:table-cell table:formula="of:=[.I250]" office:value-type="float" office:value="0" calcext:value-type="float">
            <text:p>0</text:p>
          </table:table-cell>
          <table:table-cell table:formula="of:=[.J250]" office:value-type="float" office:value="0" calcext:value-type="float">
            <text:p>0</text:p>
          </table:table-cell>
          <table:table-cell table:formula="of:=SUMIF([.$F$2:.$F$39];CONCATENATE([.P$1];[.$H250]);[.$D$2:.$D$46])" office:value-type="float" office:value="0" calcext:value-type="float">
            <text:p>0</text:p>
          </table:table-cell>
          <table:table-cell table:formula="of:=IF([.P250]=0;0;[.P250]*[.$K250])" office:value-type="float" office:value="0" calcext:value-type="float">
            <text:p>0</text:p>
          </table:table-cell>
          <table:table-cell table:style-name="ce16" table:formula="of:=SUMIF([.$F$2:.$F$39];CONCATENATE([.R$1];[.$H250]);[.$D$2:.$D$46])" office:value-type="float" office:value="0" calcext:value-type="float">
            <text:p>0</text:p>
          </table:table-cell>
          <table:table-cell table:formula="of:=IF([.R250]=0;0;[.R250]*[.$K250])" office:value-type="float" office:value="0" calcext:value-type="float">
            <text:p>0</text:p>
          </table:table-cell>
          <table:table-cell table:style-name="ce16" table:formula="of:=SUMIF([.$F$2:.$F$39];CONCATENATE([.T$1];[.$H250]);[.$D$2:.$D$46])" office:value-type="float" office:value="0" calcext:value-type="float">
            <text:p>0</text:p>
          </table:table-cell>
          <table:table-cell table:formula="of:=IF([.T250]=0;0;[.T250]*[.$K250])" office:value-type="float" office:value="0" calcext:value-type="float">
            <text:p>0</text:p>
          </table:table-cell>
          <table:table-cell table:style-name="ce16" table:formula="of:=SUMIF([.$F$2:.$F$39];CONCATENATE([.V$1];[.$H250]);[.$D$2:.$D$46])" office:value-type="float" office:value="0" calcext:value-type="float">
            <text:p>0</text:p>
          </table:table-cell>
          <table:table-cell table:formula="of:=IF([.V250]=0;0;[.V250]*[.$K250])" office:value-type="float" office:value="0" calcext:value-type="float">
            <text:p>0</text:p>
          </table:table-cell>
          <table:table-cell table:style-name="ce16" table:formula="of:=SUMIF([.$F$2:.$F$39];CONCATENATE([.X$1];[.$H250]);[.$D$2:.$D$46])" office:value-type="float" office:value="0" calcext:value-type="float">
            <text:p>0</text:p>
          </table:table-cell>
          <table:table-cell table:formula="of:=IF([.X250]=0;0;[.X250]*[.$K250])" office:value-type="float" office:value="0" calcext:value-type="float">
            <text:p>0</text:p>
          </table:table-cell>
          <table:table-cell table:style-name="ce16" table:formula="of:=SUMIF([.$F$2:.$F$39];CONCATENATE([.Z$1];[.$H250]);[.$D$2:.$D$46])" office:value-type="float" office:value="0" calcext:value-type="float">
            <text:p>0</text:p>
          </table:table-cell>
          <table:table-cell table:formula="of:=IF([.Z250]=0;0;[.Z250]*[.$K250])" office:value-type="float" office:value="0" calcext:value-type="float">
            <text:p>0</text:p>
          </table:table-cell>
        </table:table-row>
        <table:table-row table:style-name="ro1" table:number-rows-repeated="104832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nit dates" table:style-name="ta3">
        <office:forms form:automatic-focus="false" form:apply-design-mode="false"/>
        <table:table-column table:style-name="co1" table:number-columns-repeated="8" table:default-cell-style-name="ce19"/>
        <table:table-column table:style-name="co1" table:number-columns-repeated="1016" table:default-cell-style-name="Default"/>
        <table:table-row table:style-name="ro1">
          <table:table-cell table:style-name="Default"/>
          <table:table-cell table:formula="of:=[Dates.A1]" office:value-type="string" office:string-value="Meal" calcext:value-type="string">
            <text:p>Meal</text:p>
          </table:table-cell>
          <table:table-cell table:formula="of:=[Dates.B1]" office:value-type="string" office:string-value="Friday, 18 July" calcext:value-type="string">
            <text:p>Friday, 18 July</text:p>
          </table:table-cell>
          <table:table-cell table:formula="of:=[Dates.C1]" office:value-type="string" office:string-value="Saturday, 19 July" calcext:value-type="string">
            <text:p>Saturday, 19 July</text:p>
          </table:table-cell>
          <table:table-cell table:formula="of:=[Dates.D1]" office:value-type="string" office:string-value="Sunday, 20 July" calcext:value-type="string">
            <text:p>Sunday, 20 July</text:p>
          </table:table-cell>
          <table:table-cell table:formula="of:=[Dates.E1]" office:value-type="string" office:string-value="Monday, 21 July" calcext:value-type="string">
            <text:p>Monday, 21 Jul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2]" office:value-type="string" office:string-value="Breakfast" calcext:value-type="string">
            <text:p>Breakfast</text:p>
          </table:table-cell>
          <table:table-cell table:formula="of:=[Dates.B2]" office:value-type="float" office:value="1" calcext:value-type="float">
            <text:p>1</text:p>
          </table:table-cell>
          <table:table-cell table:formula="of:=[Dates.C2]" office:value-type="float" office:value="1" calcext:value-type="float">
            <text:p>1</text:p>
          </table:table-cell>
          <table:table-cell table:formula="of:=[Dates.D2]" office:value-type="float" office:value="1" calcext:value-type="float">
            <text:p>1</text:p>
          </table:table-cell>
          <table:table-cell table:formula="of:=[Dates.E2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3]" office:value-type="string" office:string-value="Lunch" calcext:value-type="string">
            <text:p>Lunch</text:p>
          </table:table-cell>
          <table:table-cell table:formula="of:=[Dates.B3]" office:value-type="float" office:value="1" calcext:value-type="float">
            <text:p>1</text:p>
          </table:table-cell>
          <table:table-cell table:formula="of:=[Dates.C3]" office:value-type="float" office:value="1" calcext:value-type="float">
            <text:p>1</text:p>
          </table:table-cell>
          <table:table-cell table:formula="of:=[Dates.D3]" office:value-type="float" office:value="1" calcext:value-type="float">
            <text:p>1</text:p>
          </table:table-cell>
          <table:table-cell table:formula="of:=[Dates.E3]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4]" office:value-type="string" office:string-value="BBQ" calcext:value-type="string">
            <text:p>BBQ</text:p>
          </table:table-cell>
          <table:table-cell table:formula="of:=[Dates.B4]" office:value-type="float" office:value="1" calcext:value-type="float">
            <text:p>1</text:p>
          </table:table-cell>
          <table:table-cell table:formula="of:=[Dates.C4]" office:value-type="float" office:value="1" calcext:value-type="float">
            <text:p>1</text:p>
          </table:table-cell>
          <table:table-cell table:style-name="ce25" table:formula="of:=[Dates.D4]" office:value-type="boolean" office:boolean-value="false" calcext:value-type="boolean">
            <text:p>FALSE</text:p>
          </table:table-cell>
          <table:table-cell table:formula="of:=[Dates.E4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5]" office:value-type="string" office:string-value="Dinner" calcext:value-type="string">
            <text:p>Dinner</text:p>
          </table:table-cell>
          <table:table-cell table:style-name="ce25" table:formula="of:=[Dates.B5]" office:value-type="boolean" office:boolean-value="false" calcext:value-type="boolean">
            <text:p>FALSE</text:p>
          </table:table-cell>
          <table:table-cell table:style-name="ce25" table:formula="of:=[Dates.C5]" office:value-type="boolean" office:boolean-value="false" calcext:value-type="boolean">
            <text:p>FALSE</text:p>
          </table:table-cell>
          <table:table-cell table:formula="of:=[Dates.D5]" office:value-type="float" office:value="1" calcext:value-type="float">
            <text:p>1</text:p>
          </table:table-cell>
          <table:table-cell table:style-name="ce25" table:formula="of:=[Dates.E5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6]" office:value-type="string" office:string-value="Dessert" calcext:value-type="string">
            <text:p>Dessert</text:p>
          </table:table-cell>
          <table:table-cell table:style-name="ce25" table:formula="of:=[Dates.B6]" office:value-type="boolean" office:boolean-value="false" calcext:value-type="boolean">
            <text:p>FALSE</text:p>
          </table:table-cell>
          <table:table-cell table:style-name="ce25" table:formula="of:=[Dates.C6]" office:value-type="boolean" office:boolean-value="false" calcext:value-type="boolean">
            <text:p>FALSE</text:p>
          </table:table-cell>
          <table:table-cell table:formula="of:=[Dates.D6]" office:value-type="float" office:value="1" calcext:value-type="float">
            <text:p>1</text:p>
          </table:table-cell>
          <table:table-cell table:style-name="ce25" table:formula="of:=[Dates.E6]" office:value-type="boolean" office:boolean-value="false" calcext:value-type="boolean">
            <text:p>FALS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formula="of:=[Dates.A7]" office:value-type="float" office:value="0" calcext:value-type="float">
            <text:p>0</text:p>
          </table:table-cell>
          <table:table-cell table:formula="of:=[Dates.B7]" office:value-type="float" office:value="0" calcext:value-type="float">
            <text:p>0</text:p>
          </table:table-cell>
          <table:table-cell table:formula="of:=[Dates.C7]" office:value-type="float" office:value="0" calcext:value-type="float">
            <text:p>0</text:p>
          </table:table-cell>
          <table:table-cell table:formula="of:=[Dates.D7]" office:value-type="float" office:value="0" calcext:value-type="float">
            <text:p>0</text:p>
          </table:table-cell>
          <table:table-cell table:formula="of:=[Dates.E7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6" table:number-columns-repeated="4"/>
          <table:table-cell table:style-name="ce3" table:number-columns-repeated="1016"/>
          <table:table-cell table:number-columns-repeated="2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6" table:number-columns-repeated="4"/>
          <table:table-cell table:style-name="ce3" table:number-columns-repeated="1016"/>
          <table:table-cell table:number-columns-repeated="2"/>
        </table:table-row>
        <table:table-row table:style-name="ro1">
          <table:table-cell table:style-name="ce21" table:formula="of:=[.A126]" office:value-type="string" office:string-value="Dish" calcext:value-type="string">
            <text:p>Dish</text:p>
          </table:table-cell>
          <table:table-cell table:style-name="ce21" table:formula="of:=[.B126]" office:value-type="string" office:string-value="Ingredient" calcext:value-type="string">
            <text:p>Ingredient</text:p>
          </table:table-cell>
          <table:table-cell table:style-name="ce21" table:formula="of:=[.C126]" office:value-type="string" office:string-value="Measure" calcext:value-type="string">
            <text:p>Measure</text:p>
          </table:table-cell>
          <table:table-cell table:style-name="ce21" table:formula="of:=[.C1]" office:value-type="string" office:string-value="Friday, 18 July" calcext:value-type="string">
            <text:p>Friday, 18 July</text:p>
          </table:table-cell>
          <table:table-cell table:style-name="ce21" table:formula="of:=[.D1]" office:value-type="string" office:string-value="Saturday, 19 July" calcext:value-type="string">
            <text:p>Saturday, 19 July</text:p>
          </table:table-cell>
          <table:table-cell table:style-name="ce21" table:formula="of:=[.E1]" office:value-type="string" office:string-value="Sunday, 20 July" calcext:value-type="string">
            <text:p>Sunday, 20 July</text:p>
          </table:table-cell>
          <table:table-cell table:style-name="ce21" table:formula="of:=[.F1]" office:value-type="string" office:string-value="Monday, 21 July" calcext:value-type="string">
            <text:p>Monday, 21 July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27]">
            <text:p/>
          </table:table-cell>
          <table:table-cell table:style-name="ce21" table:formula="of:=[.B127]" office:value-type="float" office:value="0" calcext:value-type="float">
            <text:p>0</text:p>
          </table:table-cell>
          <table:table-cell table:style-name="ce21" table:formula="of:=[.C127]" office:value-type="float" office:value="0" calcext:value-type="float">
            <text:p>0</text:p>
          </table:table-cell>
          <table:table-cell table:style-name="ce21"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21" table:formula="of:=[.A128]" office:value-type="string" office:string-value="Cereal" calcext:value-type="string">
            <text:p>Cereal</text:p>
          </table:table-cell>
          <table:table-cell table:style-name="ce21" table:formula="of:=[.B128]" office:value-type="string" office:string-value="Joghurt" calcext:value-type="string">
            <text:p>Joghurt</text:p>
          </table:table-cell>
          <table:table-cell table:style-name="ce21" table:formula="of:=[.C128]" office:value-type="string" office:string-value="ml" calcext:value-type="string">
            <text:p>ml</text:p>
          </table:table-cell>
          <table:table-cell table:style-name="ce22" table:formula="of:=[.$D128]*[.C$2]+[.$E128]*[.C$3]+[.$F128]*[.C$4]+[.$G128]*[.C$5]*[.$H128]*[.C$6]+[.$I128]*[.C$7]" office:value-type="float" office:value="0.25" calcext:value-type="float">
            <text:p>0.25</text:p>
          </table:table-cell>
          <table:table-cell table:style-name="ce22" table:formula="of:=[.$D128]*[.D$2]+[.$E128]*[.D$3]+[.$F128]*[.D$4]+[.$G128]*[.D$5]*[.$H128]*[.D$6]+[.$I128]*[.D$7]" office:value-type="float" office:value="0.25" calcext:value-type="float">
            <text:p>0.25</text:p>
          </table:table-cell>
          <table:table-cell table:style-name="ce22" table:formula="of:=[.$D128]*[.E$2]+[.$E128]*[.E$3]+[.$F128]*[.E$4]+[.$G128]*[.E$5]*[.$H128]*[.E$6]+[.$I128]*[.E$7]" office:value-type="float" office:value="0.25" calcext:value-type="float">
            <text:p>0.25</text:p>
          </table:table-cell>
          <table:table-cell table:style-name="ce22" table:formula="of:=[.$D128]*[.F$2]+[.$E128]*[.F$3]+[.$F128]*[.F$4]+[.$G128]*[.F$5]*[.$H128]*[.F$6]+[.$I128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29]" office:value-type="string" office:string-value="Cereal" calcext:value-type="string">
            <text:p>Cereal</text:p>
          </table:table-cell>
          <table:table-cell table:style-name="ce21" table:formula="of:=[.B129]" office:value-type="string" office:string-value="Milk (UHT)" calcext:value-type="string">
            <text:p>Milk (UHT)</text:p>
          </table:table-cell>
          <table:table-cell table:style-name="ce21" table:formula="of:=[.C129]" office:value-type="string" office:string-value="ml" calcext:value-type="string">
            <text:p>ml</text:p>
          </table:table-cell>
          <table:table-cell table:style-name="ce22" table:formula="of:=[.$D129]*[.C$2]+[.$E129]*[.C$3]+[.$F129]*[.C$4]+[.$G129]*[.C$5]*[.$H129]*[.C$6]+[.$I129]*[.C$7]" office:value-type="float" office:value="0.25" calcext:value-type="float">
            <text:p>0.25</text:p>
          </table:table-cell>
          <table:table-cell table:style-name="ce22" table:formula="of:=[.$D129]*[.D$2]+[.$E129]*[.D$3]+[.$F129]*[.D$4]+[.$G129]*[.D$5]*[.$H129]*[.D$6]+[.$I129]*[.D$7]" office:value-type="float" office:value="0.25" calcext:value-type="float">
            <text:p>0.25</text:p>
          </table:table-cell>
          <table:table-cell table:style-name="ce22" table:formula="of:=[.$D129]*[.E$2]+[.$E129]*[.E$3]+[.$F129]*[.E$4]+[.$G129]*[.E$5]*[.$H129]*[.E$6]+[.$I129]*[.E$7]" office:value-type="float" office:value="0.25" calcext:value-type="float">
            <text:p>0.25</text:p>
          </table:table-cell>
          <table:table-cell table:style-name="ce22" table:formula="of:=[.$D129]*[.F$2]+[.$E129]*[.F$3]+[.$F129]*[.F$4]+[.$G129]*[.F$5]*[.$H129]*[.F$6]+[.$I129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0]" office:value-type="string" office:string-value="Cereal" calcext:value-type="string">
            <text:p>Cereal</text:p>
          </table:table-cell>
          <table:table-cell table:style-name="ce21" table:formula="of:=[.B130]" office:value-type="string" office:string-value="Cornflakes" calcext:value-type="string">
            <text:p>Cornflakes</text:p>
          </table:table-cell>
          <table:table-cell table:style-name="ce21" table:formula="of:=[.C130]" office:value-type="string" office:string-value="g" calcext:value-type="string">
            <text:p>g</text:p>
          </table:table-cell>
          <table:table-cell table:style-name="ce22" table:formula="of:=[.$D130]*[.C$2]+[.$E130]*[.C$3]+[.$F130]*[.C$4]+[.$G130]*[.C$5]*[.$H130]*[.C$6]+[.$I130]*[.C$7]" office:value-type="float" office:value="0.25" calcext:value-type="float">
            <text:p>0.25</text:p>
          </table:table-cell>
          <table:table-cell table:style-name="ce22" table:formula="of:=[.$D130]*[.D$2]+[.$E130]*[.D$3]+[.$F130]*[.D$4]+[.$G130]*[.D$5]*[.$H130]*[.D$6]+[.$I130]*[.D$7]" office:value-type="float" office:value="0.25" calcext:value-type="float">
            <text:p>0.25</text:p>
          </table:table-cell>
          <table:table-cell table:style-name="ce22" table:formula="of:=[.$D130]*[.E$2]+[.$E130]*[.E$3]+[.$F130]*[.E$4]+[.$G130]*[.E$5]*[.$H130]*[.E$6]+[.$I130]*[.E$7]" office:value-type="float" office:value="0.25" calcext:value-type="float">
            <text:p>0.25</text:p>
          </table:table-cell>
          <table:table-cell table:style-name="ce22" table:formula="of:=[.$D130]*[.F$2]+[.$E130]*[.F$3]+[.$F130]*[.F$4]+[.$G130]*[.F$5]*[.$H130]*[.F$6]+[.$I130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1]" office:value-type="string" office:string-value="Cereal" calcext:value-type="string">
            <text:p>Cereal</text:p>
          </table:table-cell>
          <table:table-cell table:style-name="ce21" table:formula="of:=[.B131]" office:value-type="string" office:string-value="Musli" calcext:value-type="string">
            <text:p>Musli</text:p>
          </table:table-cell>
          <table:table-cell table:style-name="ce21" table:formula="of:=[.C131]" office:value-type="string" office:string-value="g" calcext:value-type="string">
            <text:p>g</text:p>
          </table:table-cell>
          <table:table-cell table:style-name="ce22" table:formula="of:=[.$D131]*[.C$2]+[.$E131]*[.C$3]+[.$F131]*[.C$4]+[.$G131]*[.C$5]*[.$H131]*[.C$6]+[.$I131]*[.C$7]" office:value-type="float" office:value="0.25" calcext:value-type="float">
            <text:p>0.25</text:p>
          </table:table-cell>
          <table:table-cell table:style-name="ce22" table:formula="of:=[.$D131]*[.D$2]+[.$E131]*[.D$3]+[.$F131]*[.D$4]+[.$G131]*[.D$5]*[.$H131]*[.D$6]+[.$I131]*[.D$7]" office:value-type="float" office:value="0.25" calcext:value-type="float">
            <text:p>0.25</text:p>
          </table:table-cell>
          <table:table-cell table:style-name="ce22" table:formula="of:=[.$D131]*[.E$2]+[.$E131]*[.E$3]+[.$F131]*[.E$4]+[.$G131]*[.E$5]*[.$H131]*[.E$6]+[.$I131]*[.E$7]" office:value-type="float" office:value="0.25" calcext:value-type="float">
            <text:p>0.25</text:p>
          </table:table-cell>
          <table:table-cell table:style-name="ce22" table:formula="of:=[.$D131]*[.F$2]+[.$E131]*[.F$3]+[.$F131]*[.F$4]+[.$G131]*[.F$5]*[.$H131]*[.F$6]+[.$I131]*[.F$7]" office:value-type="float" office:value="0.25" calcext:value-type="float">
            <text:p>0.2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2]">
            <text:p/>
          </table:table-cell>
          <table:table-cell table:style-name="ce21" table:formula="of:=[.B132]" office:value-type="float" office:value="0" calcext:value-type="float">
            <text:p>0</text:p>
          </table:table-cell>
          <table:table-cell table:style-name="ce21" table:formula="of:=[.C132]" office:value-type="float" office:value="0" calcext:value-type="float">
            <text:p>0</text:p>
          </table:table-cell>
          <table:table-cell table:style-name="ce22" table:formula="of:=[.$D132]*[.C$2]+[.$E132]*[.C$3]+[.$F132]*[.C$4]+[.$G132]*[.C$5]*[.$H132]*[.C$6]+[.$I132]*[.C$7]" office:value-type="float" office:value="0" calcext:value-type="float">
            <text:p>0</text:p>
          </table:table-cell>
          <table:table-cell table:style-name="ce22" table:formula="of:=[.$D132]*[.D$2]+[.$E132]*[.D$3]+[.$F132]*[.D$4]+[.$G132]*[.D$5]*[.$H132]*[.D$6]+[.$I132]*[.D$7]" office:value-type="float" office:value="0" calcext:value-type="float">
            <text:p>0</text:p>
          </table:table-cell>
          <table:table-cell table:style-name="ce22" table:formula="of:=[.$D132]*[.E$2]+[.$E132]*[.E$3]+[.$F132]*[.E$4]+[.$G132]*[.E$5]*[.$H132]*[.E$6]+[.$I132]*[.E$7]" office:value-type="float" office:value="0" calcext:value-type="float">
            <text:p>0</text:p>
          </table:table-cell>
          <table:table-cell table:style-name="ce22" table:formula="of:=[.$D132]*[.F$2]+[.$E132]*[.F$3]+[.$F132]*[.F$4]+[.$G132]*[.F$5]*[.$H132]*[.F$6]+[.$I13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3]">
            <text:p/>
          </table:table-cell>
          <table:table-cell table:style-name="ce21" table:formula="of:=[.B133]" office:value-type="float" office:value="0" calcext:value-type="float">
            <text:p>0</text:p>
          </table:table-cell>
          <table:table-cell table:style-name="ce21" table:formula="of:=[.C133]" office:value-type="float" office:value="0" calcext:value-type="float">
            <text:p>0</text:p>
          </table:table-cell>
          <table:table-cell table:style-name="ce22" table:formula="of:=[.$D133]*[.C$2]+[.$E133]*[.C$3]+[.$F133]*[.C$4]+[.$G133]*[.C$5]*[.$H133]*[.C$6]+[.$I133]*[.C$7]" office:value-type="float" office:value="0" calcext:value-type="float">
            <text:p>0</text:p>
          </table:table-cell>
          <table:table-cell table:style-name="ce22" table:formula="of:=[.$D133]*[.D$2]+[.$E133]*[.D$3]+[.$F133]*[.D$4]+[.$G133]*[.D$5]*[.$H133]*[.D$6]+[.$I133]*[.D$7]" office:value-type="float" office:value="0" calcext:value-type="float">
            <text:p>0</text:p>
          </table:table-cell>
          <table:table-cell table:style-name="ce22" table:formula="of:=[.$D133]*[.E$2]+[.$E133]*[.E$3]+[.$F133]*[.E$4]+[.$G133]*[.E$5]*[.$H133]*[.E$6]+[.$I133]*[.E$7]" office:value-type="float" office:value="0" calcext:value-type="float">
            <text:p>0</text:p>
          </table:table-cell>
          <table:table-cell table:style-name="ce22" table:formula="of:=[.$D133]*[.F$2]+[.$E133]*[.F$3]+[.$F133]*[.F$4]+[.$G133]*[.F$5]*[.$H133]*[.F$6]+[.$I13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4]" office:value-type="string" office:string-value="Fruit" calcext:value-type="string">
            <text:p>Fruit</text:p>
          </table:table-cell>
          <table:table-cell table:style-name="ce21" table:formula="of:=[.B134]" office:value-type="string" office:string-value="- Bananas" calcext:value-type="string">
            <text:p>- Bananas</text:p>
          </table:table-cell>
          <table:table-cell table:style-name="ce21" table:formula="of:=[.C134]" office:value-type="string" office:string-value="peice" calcext:value-type="string">
            <text:p>peice</text:p>
          </table:table-cell>
          <table:table-cell table:style-name="ce22" table:formula="of:=[.$D134]*[.C$2]+[.$E134]*[.C$3]+[.$F134]*[.C$4]+[.$G134]*[.C$5]*[.$H134]*[.C$6]+[.$I134]*[.C$7]" office:value-type="float" office:value="0.75" calcext:value-type="float">
            <text:p>0.75</text:p>
          </table:table-cell>
          <table:table-cell table:style-name="ce22" table:formula="of:=[.$D134]*[.D$2]+[.$E134]*[.D$3]+[.$F134]*[.D$4]+[.$G134]*[.D$5]*[.$H134]*[.D$6]+[.$I134]*[.D$7]" office:value-type="float" office:value="0.75" calcext:value-type="float">
            <text:p>0.75</text:p>
          </table:table-cell>
          <table:table-cell table:style-name="ce22" table:formula="of:=[.$D134]*[.E$2]+[.$E134]*[.E$3]+[.$F134]*[.E$4]+[.$G134]*[.E$5]*[.$H134]*[.E$6]+[.$I134]*[.E$7]" office:value-type="float" office:value="0.75" calcext:value-type="float">
            <text:p>0.75</text:p>
          </table:table-cell>
          <table:table-cell table:style-name="ce22" table:formula="of:=[.$D134]*[.F$2]+[.$E134]*[.F$3]+[.$F134]*[.F$4]+[.$G134]*[.F$5]*[.$H134]*[.F$6]+[.$I134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5]" office:value-type="string" office:string-value="Fruit" calcext:value-type="string">
            <text:p>Fruit</text:p>
          </table:table-cell>
          <table:table-cell table:style-name="ce21" table:formula="of:=[.B135]" office:value-type="string" office:string-value="- Apples" calcext:value-type="string">
            <text:p>- Apples</text:p>
          </table:table-cell>
          <table:table-cell table:style-name="ce21" table:formula="of:=[.C135]" office:value-type="string" office:string-value="peice" calcext:value-type="string">
            <text:p>peice</text:p>
          </table:table-cell>
          <table:table-cell table:style-name="ce22" table:formula="of:=[.$D135]*[.C$2]+[.$E135]*[.C$3]+[.$F135]*[.C$4]+[.$G135]*[.C$5]*[.$H135]*[.C$6]+[.$I135]*[.C$7]" office:value-type="float" office:value="0.75" calcext:value-type="float">
            <text:p>0.75</text:p>
          </table:table-cell>
          <table:table-cell table:style-name="ce22" table:formula="of:=[.$D135]*[.D$2]+[.$E135]*[.D$3]+[.$F135]*[.D$4]+[.$G135]*[.D$5]*[.$H135]*[.D$6]+[.$I135]*[.D$7]" office:value-type="float" office:value="0.75" calcext:value-type="float">
            <text:p>0.75</text:p>
          </table:table-cell>
          <table:table-cell table:style-name="ce22" table:formula="of:=[.$D135]*[.E$2]+[.$E135]*[.E$3]+[.$F135]*[.E$4]+[.$G135]*[.E$5]*[.$H135]*[.E$6]+[.$I135]*[.E$7]" office:value-type="float" office:value="0.75" calcext:value-type="float">
            <text:p>0.75</text:p>
          </table:table-cell>
          <table:table-cell table:style-name="ce22" table:formula="of:=[.$D135]*[.F$2]+[.$E135]*[.F$3]+[.$F135]*[.F$4]+[.$G135]*[.F$5]*[.$H135]*[.F$6]+[.$I135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6]" office:value-type="string" office:string-value="Fruit" calcext:value-type="string">
            <text:p>Fruit</text:p>
          </table:table-cell>
          <table:table-cell table:style-name="ce21" table:formula="of:=[.B136]" office:value-type="string" office:string-value="- Other" calcext:value-type="string">
            <text:p>- Other</text:p>
          </table:table-cell>
          <table:table-cell table:style-name="ce21" table:formula="of:=[.C136]" office:value-type="string" office:string-value="peice" calcext:value-type="string">
            <text:p>peice</text:p>
          </table:table-cell>
          <table:table-cell table:style-name="ce22" table:formula="of:=[.$D136]*[.C$2]+[.$E136]*[.C$3]+[.$F136]*[.C$4]+[.$G136]*[.C$5]*[.$H136]*[.C$6]+[.$I136]*[.C$7]" office:value-type="float" office:value="0.75" calcext:value-type="float">
            <text:p>0.75</text:p>
          </table:table-cell>
          <table:table-cell table:style-name="ce22" table:formula="of:=[.$D136]*[.D$2]+[.$E136]*[.D$3]+[.$F136]*[.D$4]+[.$G136]*[.D$5]*[.$H136]*[.D$6]+[.$I136]*[.D$7]" office:value-type="float" office:value="0.75" calcext:value-type="float">
            <text:p>0.75</text:p>
          </table:table-cell>
          <table:table-cell table:style-name="ce22" table:formula="of:=[.$D136]*[.E$2]+[.$E136]*[.E$3]+[.$F136]*[.E$4]+[.$G136]*[.E$5]*[.$H136]*[.E$6]+[.$I136]*[.E$7]" office:value-type="float" office:value="0.75" calcext:value-type="float">
            <text:p>0.75</text:p>
          </table:table-cell>
          <table:table-cell table:style-name="ce22" table:formula="of:=[.$D136]*[.F$2]+[.$E136]*[.F$3]+[.$F136]*[.F$4]+[.$G136]*[.F$5]*[.$H136]*[.F$6]+[.$I136]*[.F$7]" office:value-type="float" office:value="0.75" calcext:value-type="float">
            <text:p>0.7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7]">
            <text:p/>
          </table:table-cell>
          <table:table-cell table:style-name="ce21" table:formula="of:=[.B137]" office:value-type="float" office:value="0" calcext:value-type="float">
            <text:p>0</text:p>
          </table:table-cell>
          <table:table-cell table:style-name="ce21" table:formula="of:=[.C137]" office:value-type="float" office:value="0" calcext:value-type="float">
            <text:p>0</text:p>
          </table:table-cell>
          <table:table-cell table:style-name="ce22" table:formula="of:=[.$D137]*[.C$2]+[.$E137]*[.C$3]+[.$F137]*[.C$4]+[.$G137]*[.C$5]*[.$H137]*[.C$6]+[.$I137]*[.C$7]" office:value-type="float" office:value="0" calcext:value-type="float">
            <text:p>0</text:p>
          </table:table-cell>
          <table:table-cell table:style-name="ce22" table:formula="of:=[.$D137]*[.D$2]+[.$E137]*[.D$3]+[.$F137]*[.D$4]+[.$G137]*[.D$5]*[.$H137]*[.D$6]+[.$I137]*[.D$7]" office:value-type="float" office:value="0" calcext:value-type="float">
            <text:p>0</text:p>
          </table:table-cell>
          <table:table-cell table:style-name="ce22" table:formula="of:=[.$D137]*[.E$2]+[.$E137]*[.E$3]+[.$F137]*[.E$4]+[.$G137]*[.E$5]*[.$H137]*[.E$6]+[.$I137]*[.E$7]" office:value-type="float" office:value="0" calcext:value-type="float">
            <text:p>0</text:p>
          </table:table-cell>
          <table:table-cell table:style-name="ce22" table:formula="of:=[.$D137]*[.F$2]+[.$E137]*[.F$3]+[.$F137]*[.F$4]+[.$G137]*[.F$5]*[.$H137]*[.F$6]+[.$I13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8]">
            <text:p/>
          </table:table-cell>
          <table:table-cell table:style-name="ce21" table:formula="of:=[.B138]" office:value-type="float" office:value="0" calcext:value-type="float">
            <text:p>0</text:p>
          </table:table-cell>
          <table:table-cell table:style-name="ce21" table:formula="of:=[.C138]" office:value-type="float" office:value="0" calcext:value-type="float">
            <text:p>0</text:p>
          </table:table-cell>
          <table:table-cell table:style-name="ce22" table:formula="of:=[.$D138]*[.C$2]+[.$E138]*[.C$3]+[.$F138]*[.C$4]+[.$G138]*[.C$5]*[.$H138]*[.C$6]+[.$I138]*[.C$7]" office:value-type="float" office:value="0" calcext:value-type="float">
            <text:p>0</text:p>
          </table:table-cell>
          <table:table-cell table:style-name="ce22" table:formula="of:=[.$D138]*[.D$2]+[.$E138]*[.D$3]+[.$F138]*[.D$4]+[.$G138]*[.D$5]*[.$H138]*[.D$6]+[.$I138]*[.D$7]" office:value-type="float" office:value="0" calcext:value-type="float">
            <text:p>0</text:p>
          </table:table-cell>
          <table:table-cell table:style-name="ce22" table:formula="of:=[.$D138]*[.E$2]+[.$E138]*[.E$3]+[.$F138]*[.E$4]+[.$G138]*[.E$5]*[.$H138]*[.E$6]+[.$I138]*[.E$7]" office:value-type="float" office:value="0" calcext:value-type="float">
            <text:p>0</text:p>
          </table:table-cell>
          <table:table-cell table:style-name="ce22" table:formula="of:=[.$D138]*[.F$2]+[.$E138]*[.F$3]+[.$F138]*[.F$4]+[.$G138]*[.F$5]*[.$H138]*[.F$6]+[.$I13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39]" office:value-type="string" office:string-value="Bread" calcext:value-type="string">
            <text:p>Bread</text:p>
          </table:table-cell>
          <table:table-cell table:style-name="ce21" table:formula="of:=[.B139]" office:value-type="string" office:string-value="Brötchen" calcext:value-type="string">
            <text:p>Brötchen</text:p>
          </table:table-cell>
          <table:table-cell table:style-name="ce21" table:formula="of:=[.C139]" office:value-type="string" office:string-value="peice" calcext:value-type="string">
            <text:p>peice</text:p>
          </table:table-cell>
          <table:table-cell table:style-name="ce22" table:formula="of:=[.$D139]*[.C$2]+[.$E139]*[.C$3]+[.$F139]*[.C$4]+[.$G139]*[.C$5]*[.$H139]*[.C$6]+[.$I139]*[.C$7]" office:value-type="float" office:value="0.5" calcext:value-type="float">
            <text:p>0.5</text:p>
          </table:table-cell>
          <table:table-cell table:style-name="ce22" table:formula="of:=[.$D139]*[.D$2]+[.$E139]*[.D$3]+[.$F139]*[.D$4]+[.$G139]*[.D$5]*[.$H139]*[.D$6]+[.$I139]*[.D$7]" office:value-type="float" office:value="0.5" calcext:value-type="float">
            <text:p>0.5</text:p>
          </table:table-cell>
          <table:table-cell table:style-name="ce22" table:formula="of:=[.$D139]*[.E$2]+[.$E139]*[.E$3]+[.$F139]*[.E$4]+[.$G139]*[.E$5]*[.$H139]*[.E$6]+[.$I139]*[.E$7]" office:value-type="float" office:value="0.5" calcext:value-type="float">
            <text:p>0.5</text:p>
          </table:table-cell>
          <table:table-cell table:style-name="ce22" table:formula="of:=[.$D139]*[.F$2]+[.$E139]*[.F$3]+[.$F139]*[.F$4]+[.$G139]*[.F$5]*[.$H139]*[.F$6]+[.$I139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0]" office:value-type="string" office:string-value="Bread" calcext:value-type="string">
            <text:p>Bread</text:p>
          </table:table-cell>
          <table:table-cell table:style-name="ce21" table:formula="of:=[.B140]" office:value-type="string" office:string-value="Brezen" calcext:value-type="string">
            <text:p>Brezen</text:p>
          </table:table-cell>
          <table:table-cell table:style-name="ce21" table:formula="of:=[.C140]" office:value-type="string" office:string-value="peice" calcext:value-type="string">
            <text:p>peice</text:p>
          </table:table-cell>
          <table:table-cell table:style-name="ce22" table:formula="of:=[.$D140]*[.C$2]+[.$E140]*[.C$3]+[.$F140]*[.C$4]+[.$G140]*[.C$5]*[.$H140]*[.C$6]+[.$I140]*[.C$7]" office:value-type="float" office:value="0.5" calcext:value-type="float">
            <text:p>0.5</text:p>
          </table:table-cell>
          <table:table-cell table:style-name="ce22" table:formula="of:=[.$D140]*[.D$2]+[.$E140]*[.D$3]+[.$F140]*[.D$4]+[.$G140]*[.D$5]*[.$H140]*[.D$6]+[.$I140]*[.D$7]" office:value-type="float" office:value="0.5" calcext:value-type="float">
            <text:p>0.5</text:p>
          </table:table-cell>
          <table:table-cell table:style-name="ce22" table:formula="of:=[.$D140]*[.E$2]+[.$E140]*[.E$3]+[.$F140]*[.E$4]+[.$G140]*[.E$5]*[.$H140]*[.E$6]+[.$I140]*[.E$7]" office:value-type="float" office:value="0.5" calcext:value-type="float">
            <text:p>0.5</text:p>
          </table:table-cell>
          <table:table-cell table:style-name="ce22" table:formula="of:=[.$D140]*[.F$2]+[.$E140]*[.F$3]+[.$F140]*[.F$4]+[.$G140]*[.F$5]*[.$H140]*[.F$6]+[.$I140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1]" office:value-type="string" office:string-value="Bread" calcext:value-type="string">
            <text:p>Bread</text:p>
          </table:table-cell>
          <table:table-cell table:style-name="ce21" table:formula="of:=[.B141]" office:value-type="string" office:string-value="Butter" calcext:value-type="string">
            <text:p>Butter</text:p>
          </table:table-cell>
          <table:table-cell table:style-name="ce21" table:formula="of:=[.C141]" office:value-type="string" office:string-value="g" calcext:value-type="string">
            <text:p>g</text:p>
          </table:table-cell>
          <table:table-cell table:style-name="ce22" table:formula="of:=[.$D141]*[.C$2]+[.$E141]*[.C$3]+[.$F141]*[.C$4]+[.$G141]*[.C$5]*[.$H141]*[.C$6]+[.$I141]*[.C$7]" office:value-type="float" office:value="0.5" calcext:value-type="float">
            <text:p>0.5</text:p>
          </table:table-cell>
          <table:table-cell table:style-name="ce22" table:formula="of:=[.$D141]*[.D$2]+[.$E141]*[.D$3]+[.$F141]*[.D$4]+[.$G141]*[.D$5]*[.$H141]*[.D$6]+[.$I141]*[.D$7]" office:value-type="float" office:value="0.5" calcext:value-type="float">
            <text:p>0.5</text:p>
          </table:table-cell>
          <table:table-cell table:style-name="ce22" table:formula="of:=[.$D141]*[.E$2]+[.$E141]*[.E$3]+[.$F141]*[.E$4]+[.$G141]*[.E$5]*[.$H141]*[.E$6]+[.$I141]*[.E$7]" office:value-type="float" office:value="0.5" calcext:value-type="float">
            <text:p>0.5</text:p>
          </table:table-cell>
          <table:table-cell table:style-name="ce22" table:formula="of:=[.$D141]*[.F$2]+[.$E141]*[.F$3]+[.$F141]*[.F$4]+[.$G141]*[.F$5]*[.$H141]*[.F$6]+[.$I141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2]">
            <text:p/>
          </table:table-cell>
          <table:table-cell table:style-name="ce21" table:formula="of:=[.B142]" office:value-type="float" office:value="0" calcext:value-type="float">
            <text:p>0</text:p>
          </table:table-cell>
          <table:table-cell table:style-name="ce21" table:formula="of:=[.C142]" office:value-type="float" office:value="0" calcext:value-type="float">
            <text:p>0</text:p>
          </table:table-cell>
          <table:table-cell table:style-name="ce22" table:formula="of:=[.$D142]*[.C$2]+[.$E142]*[.C$3]+[.$F142]*[.C$4]+[.$G142]*[.C$5]*[.$H142]*[.C$6]+[.$I142]*[.C$7]" office:value-type="float" office:value="0" calcext:value-type="float">
            <text:p>0</text:p>
          </table:table-cell>
          <table:table-cell table:style-name="ce22" table:formula="of:=[.$D142]*[.D$2]+[.$E142]*[.D$3]+[.$F142]*[.D$4]+[.$G142]*[.D$5]*[.$H142]*[.D$6]+[.$I142]*[.D$7]" office:value-type="float" office:value="0" calcext:value-type="float">
            <text:p>0</text:p>
          </table:table-cell>
          <table:table-cell table:style-name="ce22" table:formula="of:=[.$D142]*[.E$2]+[.$E142]*[.E$3]+[.$F142]*[.E$4]+[.$G142]*[.E$5]*[.$H142]*[.E$6]+[.$I142]*[.E$7]" office:value-type="float" office:value="0" calcext:value-type="float">
            <text:p>0</text:p>
          </table:table-cell>
          <table:table-cell table:style-name="ce22" table:formula="of:=[.$D142]*[.F$2]+[.$E142]*[.F$3]+[.$F142]*[.F$4]+[.$G142]*[.F$5]*[.$H142]*[.F$6]+[.$I14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3]">
            <text:p/>
          </table:table-cell>
          <table:table-cell table:style-name="ce21" table:formula="of:=[.B143]" office:value-type="float" office:value="0" calcext:value-type="float">
            <text:p>0</text:p>
          </table:table-cell>
          <table:table-cell table:style-name="ce21" table:formula="of:=[.C143]" office:value-type="float" office:value="0" calcext:value-type="float">
            <text:p>0</text:p>
          </table:table-cell>
          <table:table-cell table:style-name="ce22" table:formula="of:=[.$D143]*[.C$2]+[.$E143]*[.C$3]+[.$F143]*[.C$4]+[.$G143]*[.C$5]*[.$H143]*[.C$6]+[.$I143]*[.C$7]" office:value-type="float" office:value="0" calcext:value-type="float">
            <text:p>0</text:p>
          </table:table-cell>
          <table:table-cell table:style-name="ce22" table:formula="of:=[.$D143]*[.D$2]+[.$E143]*[.D$3]+[.$F143]*[.D$4]+[.$G143]*[.D$5]*[.$H143]*[.D$6]+[.$I143]*[.D$7]" office:value-type="float" office:value="0" calcext:value-type="float">
            <text:p>0</text:p>
          </table:table-cell>
          <table:table-cell table:style-name="ce22" table:formula="of:=[.$D143]*[.E$2]+[.$E143]*[.E$3]+[.$F143]*[.E$4]+[.$G143]*[.E$5]*[.$H143]*[.E$6]+[.$I143]*[.E$7]" office:value-type="float" office:value="0" calcext:value-type="float">
            <text:p>0</text:p>
          </table:table-cell>
          <table:table-cell table:style-name="ce22" table:formula="of:=[.$D143]*[.F$2]+[.$E143]*[.F$3]+[.$F143]*[.F$4]+[.$G143]*[.F$5]*[.$H143]*[.F$6]+[.$I14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4]" office:value-type="string" office:string-value="Drinks" calcext:value-type="string">
            <text:p>Drinks</text:p>
          </table:table-cell>
          <table:table-cell table:style-name="ce21" table:formula="of:=[.B144]" office:value-type="string" office:string-value="- Orange juice" calcext:value-type="string">
            <text:p>- Orange juice</text:p>
          </table:table-cell>
          <table:table-cell table:style-name="ce21" table:formula="of:=[.C144]" office:value-type="string" office:string-value="ml" calcext:value-type="string">
            <text:p>ml</text:p>
          </table:table-cell>
          <table:table-cell table:style-name="ce22" table:formula="of:=[.$D144]*[.C$2]+[.$E144]*[.C$3]+[.$F144]*[.C$4]+[.$G144]*[.C$5]*[.$H144]*[.C$6]+[.$I144]*[.C$7]" office:value-type="float" office:value="1" calcext:value-type="float">
            <text:p>1</text:p>
          </table:table-cell>
          <table:table-cell table:style-name="ce22" table:formula="of:=[.$D144]*[.D$2]+[.$E144]*[.D$3]+[.$F144]*[.D$4]+[.$G144]*[.D$5]*[.$H144]*[.D$6]+[.$I144]*[.D$7]" office:value-type="float" office:value="1" calcext:value-type="float">
            <text:p>1</text:p>
          </table:table-cell>
          <table:table-cell table:style-name="ce22" table:formula="of:=[.$D144]*[.E$2]+[.$E144]*[.E$3]+[.$F144]*[.E$4]+[.$G144]*[.E$5]*[.$H144]*[.E$6]+[.$I144]*[.E$7]" office:value-type="float" office:value="1" calcext:value-type="float">
            <text:p>1</text:p>
          </table:table-cell>
          <table:table-cell table:style-name="ce22" table:formula="of:=[.$D144]*[.F$2]+[.$E144]*[.F$3]+[.$F144]*[.F$4]+[.$G144]*[.F$5]*[.$H144]*[.F$6]+[.$I144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5]" office:value-type="string" office:string-value="Drinks" calcext:value-type="string">
            <text:p>Drinks</text:p>
          </table:table-cell>
          <table:table-cell table:style-name="ce21" table:formula="of:=[.B145]" office:value-type="string" office:string-value="- Apple juice" calcext:value-type="string">
            <text:p>- Apple juice</text:p>
          </table:table-cell>
          <table:table-cell table:style-name="ce21" table:formula="of:=[.C145]" office:value-type="string" office:string-value="ml" calcext:value-type="string">
            <text:p>ml</text:p>
          </table:table-cell>
          <table:table-cell table:style-name="ce22" table:formula="of:=[.$D145]*[.C$2]+[.$E145]*[.C$3]+[.$F145]*[.C$4]+[.$G145]*[.C$5]*[.$H145]*[.C$6]+[.$I145]*[.C$7]" office:value-type="float" office:value="1" calcext:value-type="float">
            <text:p>1</text:p>
          </table:table-cell>
          <table:table-cell table:style-name="ce22" table:formula="of:=[.$D145]*[.D$2]+[.$E145]*[.D$3]+[.$F145]*[.D$4]+[.$G145]*[.D$5]*[.$H145]*[.D$6]+[.$I145]*[.D$7]" office:value-type="float" office:value="1" calcext:value-type="float">
            <text:p>1</text:p>
          </table:table-cell>
          <table:table-cell table:style-name="ce22" table:formula="of:=[.$D145]*[.E$2]+[.$E145]*[.E$3]+[.$F145]*[.E$4]+[.$G145]*[.E$5]*[.$H145]*[.E$6]+[.$I145]*[.E$7]" office:value-type="float" office:value="1" calcext:value-type="float">
            <text:p>1</text:p>
          </table:table-cell>
          <table:table-cell table:style-name="ce22" table:formula="of:=[.$D145]*[.F$2]+[.$E145]*[.F$3]+[.$F145]*[.F$4]+[.$G145]*[.F$5]*[.$H145]*[.F$6]+[.$I14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6]" office:value-type="string" office:string-value="Drinks" calcext:value-type="string">
            <text:p>Drinks</text:p>
          </table:table-cell>
          <table:table-cell table:style-name="ce21" table:formula="of:=[.B146]" office:value-type="string" office:string-value="- Tea" calcext:value-type="string">
            <text:p>- Tea</text:p>
          </table:table-cell>
          <table:table-cell table:style-name="ce21" table:formula="of:=[.C146]" office:value-type="string" office:string-value="bag" calcext:value-type="string">
            <text:p>bag</text:p>
          </table:table-cell>
          <table:table-cell table:style-name="ce22" table:formula="of:=[.$D146]*[.C$2]+[.$E146]*[.C$3]+[.$F146]*[.C$4]+[.$G146]*[.C$5]*[.$H146]*[.C$6]+[.$I146]*[.C$7]" office:value-type="float" office:value="1" calcext:value-type="float">
            <text:p>1</text:p>
          </table:table-cell>
          <table:table-cell table:style-name="ce22" table:formula="of:=[.$D146]*[.D$2]+[.$E146]*[.D$3]+[.$F146]*[.D$4]+[.$G146]*[.D$5]*[.$H146]*[.D$6]+[.$I146]*[.D$7]" office:value-type="float" office:value="1" calcext:value-type="float">
            <text:p>1</text:p>
          </table:table-cell>
          <table:table-cell table:style-name="ce22" table:formula="of:=[.$D146]*[.E$2]+[.$E146]*[.E$3]+[.$F146]*[.E$4]+[.$G146]*[.E$5]*[.$H146]*[.E$6]+[.$I146]*[.E$7]" office:value-type="float" office:value="1" calcext:value-type="float">
            <text:p>1</text:p>
          </table:table-cell>
          <table:table-cell table:style-name="ce22" table:formula="of:=[.$D146]*[.F$2]+[.$E146]*[.F$3]+[.$F146]*[.F$4]+[.$G146]*[.F$5]*[.$H146]*[.F$6]+[.$I14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7]" office:value-type="string" office:string-value="Drinks" calcext:value-type="string">
            <text:p>Drinks</text:p>
          </table:table-cell>
          <table:table-cell table:style-name="ce21" table:formula="of:=[.B147]" office:value-type="string" office:string-value="- Coffee" calcext:value-type="string">
            <text:p>- Coffee</text:p>
          </table:table-cell>
          <table:table-cell table:style-name="ce21" table:formula="of:=[.C147]" office:value-type="float" office:value="0" calcext:value-type="float">
            <text:p>0</text:p>
          </table:table-cell>
          <table:table-cell table:style-name="ce22" table:formula="of:=[.$D147]*[.C$2]+[.$E147]*[.C$3]+[.$F147]*[.C$4]+[.$G147]*[.C$5]*[.$H147]*[.C$6]+[.$I147]*[.C$7]" office:value-type="float" office:value="1" calcext:value-type="float">
            <text:p>1</text:p>
          </table:table-cell>
          <table:table-cell table:style-name="ce22" table:formula="of:=[.$D147]*[.D$2]+[.$E147]*[.D$3]+[.$F147]*[.D$4]+[.$G147]*[.D$5]*[.$H147]*[.D$6]+[.$I147]*[.D$7]" office:value-type="float" office:value="1" calcext:value-type="float">
            <text:p>1</text:p>
          </table:table-cell>
          <table:table-cell table:style-name="ce22" table:formula="of:=[.$D147]*[.E$2]+[.$E147]*[.E$3]+[.$F147]*[.E$4]+[.$G147]*[.E$5]*[.$H147]*[.E$6]+[.$I147]*[.E$7]" office:value-type="float" office:value="1" calcext:value-type="float">
            <text:p>1</text:p>
          </table:table-cell>
          <table:table-cell table:style-name="ce22" table:formula="of:=[.$D147]*[.F$2]+[.$E147]*[.F$3]+[.$F147]*[.F$4]+[.$G147]*[.F$5]*[.$H147]*[.F$6]+[.$I14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8]" office:value-type="string" office:string-value="Drinks" calcext:value-type="string">
            <text:p>Drinks</text:p>
          </table:table-cell>
          <table:table-cell table:style-name="ce21" table:formula="of:=[.B148]" office:value-type="string" office:string-value="- Sugar" calcext:value-type="string">
            <text:p>- Sugar</text:p>
          </table:table-cell>
          <table:table-cell table:style-name="ce21" table:formula="of:=[.C148]" office:value-type="string" office:string-value="g" calcext:value-type="string">
            <text:p>g</text:p>
          </table:table-cell>
          <table:table-cell table:style-name="ce22" table:formula="of:=[.$D148]*[.C$2]+[.$E148]*[.C$3]+[.$F148]*[.C$4]+[.$G148]*[.C$5]*[.$H148]*[.C$6]+[.$I148]*[.C$7]" office:value-type="float" office:value="1" calcext:value-type="float">
            <text:p>1</text:p>
          </table:table-cell>
          <table:table-cell table:style-name="ce22" table:formula="of:=[.$D148]*[.D$2]+[.$E148]*[.D$3]+[.$F148]*[.D$4]+[.$G148]*[.D$5]*[.$H148]*[.D$6]+[.$I148]*[.D$7]" office:value-type="float" office:value="1" calcext:value-type="float">
            <text:p>1</text:p>
          </table:table-cell>
          <table:table-cell table:style-name="ce22" table:formula="of:=[.$D148]*[.E$2]+[.$E148]*[.E$3]+[.$F148]*[.E$4]+[.$G148]*[.E$5]*[.$H148]*[.E$6]+[.$I148]*[.E$7]" office:value-type="float" office:value="1" calcext:value-type="float">
            <text:p>1</text:p>
          </table:table-cell>
          <table:table-cell table:style-name="ce22" table:formula="of:=[.$D148]*[.F$2]+[.$E148]*[.F$3]+[.$F148]*[.F$4]+[.$G148]*[.F$5]*[.$H148]*[.F$6]+[.$I148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49]" office:value-type="string" office:string-value="Drinks" calcext:value-type="string">
            <text:p>Drinks</text:p>
          </table:table-cell>
          <table:table-cell table:style-name="ce21" table:formula="of:=[.B149]" office:value-type="string" office:string-value="- Milk" calcext:value-type="string">
            <text:p>- Milk</text:p>
          </table:table-cell>
          <table:table-cell table:style-name="ce21" table:formula="of:=[.C149]" office:value-type="string" office:string-value="ml" calcext:value-type="string">
            <text:p>ml</text:p>
          </table:table-cell>
          <table:table-cell table:style-name="ce22" table:formula="of:=[.$D149]*[.C$2]+[.$E149]*[.C$3]+[.$F149]*[.C$4]+[.$G149]*[.C$5]*[.$H149]*[.C$6]+[.$I149]*[.C$7]" office:value-type="float" office:value="1" calcext:value-type="float">
            <text:p>1</text:p>
          </table:table-cell>
          <table:table-cell table:style-name="ce22" table:formula="of:=[.$D149]*[.D$2]+[.$E149]*[.D$3]+[.$F149]*[.D$4]+[.$G149]*[.D$5]*[.$H149]*[.D$6]+[.$I149]*[.D$7]" office:value-type="float" office:value="1" calcext:value-type="float">
            <text:p>1</text:p>
          </table:table-cell>
          <table:table-cell table:style-name="ce22" table:formula="of:=[.$D149]*[.E$2]+[.$E149]*[.E$3]+[.$F149]*[.E$4]+[.$G149]*[.E$5]*[.$H149]*[.E$6]+[.$I149]*[.E$7]" office:value-type="float" office:value="1" calcext:value-type="float">
            <text:p>1</text:p>
          </table:table-cell>
          <table:table-cell table:style-name="ce22" table:formula="of:=[.$D149]*[.F$2]+[.$E149]*[.F$3]+[.$F149]*[.F$4]+[.$G149]*[.F$5]*[.$H149]*[.F$6]+[.$I149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0]">
            <text:p/>
          </table:table-cell>
          <table:table-cell table:style-name="ce21" table:formula="of:=[.B150]" office:value-type="float" office:value="0" calcext:value-type="float">
            <text:p>0</text:p>
          </table:table-cell>
          <table:table-cell table:style-name="ce21" table:formula="of:=[.C150]" office:value-type="float" office:value="0" calcext:value-type="float">
            <text:p>0</text:p>
          </table:table-cell>
          <table:table-cell table:style-name="ce22" table:formula="of:=[.$D150]*[.C$2]+[.$E150]*[.C$3]+[.$F150]*[.C$4]+[.$G150]*[.C$5]*[.$H150]*[.C$6]+[.$I150]*[.C$7]" office:value-type="float" office:value="0" calcext:value-type="float">
            <text:p>0</text:p>
          </table:table-cell>
          <table:table-cell table:style-name="ce22" table:formula="of:=[.$D150]*[.D$2]+[.$E150]*[.D$3]+[.$F150]*[.D$4]+[.$G150]*[.D$5]*[.$H150]*[.D$6]+[.$I150]*[.D$7]" office:value-type="float" office:value="0" calcext:value-type="float">
            <text:p>0</text:p>
          </table:table-cell>
          <table:table-cell table:style-name="ce22" table:formula="of:=[.$D150]*[.E$2]+[.$E150]*[.E$3]+[.$F150]*[.E$4]+[.$G150]*[.E$5]*[.$H150]*[.E$6]+[.$I150]*[.E$7]" office:value-type="float" office:value="0" calcext:value-type="float">
            <text:p>0</text:p>
          </table:table-cell>
          <table:table-cell table:style-name="ce22" table:formula="of:=[.$D150]*[.F$2]+[.$E150]*[.F$3]+[.$F150]*[.F$4]+[.$G150]*[.F$5]*[.$H150]*[.F$6]+[.$I15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1]">
            <text:p/>
          </table:table-cell>
          <table:table-cell table:style-name="ce21" table:formula="of:=[.B151]" office:value-type="float" office:value="0" calcext:value-type="float">
            <text:p>0</text:p>
          </table:table-cell>
          <table:table-cell table:style-name="ce21" table:formula="of:=[.C151]" office:value-type="float" office:value="0" calcext:value-type="float">
            <text:p>0</text:p>
          </table:table-cell>
          <table:table-cell table:style-name="ce22" table:formula="of:=[.$D151]*[.C$2]+[.$E151]*[.C$3]+[.$F151]*[.C$4]+[.$G151]*[.C$5]*[.$H151]*[.C$6]+[.$I151]*[.C$7]" office:value-type="float" office:value="0" calcext:value-type="float">
            <text:p>0</text:p>
          </table:table-cell>
          <table:table-cell table:style-name="ce22" table:formula="of:=[.$D151]*[.D$2]+[.$E151]*[.D$3]+[.$F151]*[.D$4]+[.$G151]*[.D$5]*[.$H151]*[.D$6]+[.$I151]*[.D$7]" office:value-type="float" office:value="0" calcext:value-type="float">
            <text:p>0</text:p>
          </table:table-cell>
          <table:table-cell table:style-name="ce22" table:formula="of:=[.$D151]*[.E$2]+[.$E151]*[.E$3]+[.$F151]*[.E$4]+[.$G151]*[.E$5]*[.$H151]*[.E$6]+[.$I151]*[.E$7]" office:value-type="float" office:value="0" calcext:value-type="float">
            <text:p>0</text:p>
          </table:table-cell>
          <table:table-cell table:style-name="ce22" table:formula="of:=[.$D151]*[.F$2]+[.$E151]*[.F$3]+[.$F151]*[.F$4]+[.$G151]*[.F$5]*[.$H151]*[.F$6]+[.$I15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2]" office:value-type="string" office:string-value="Egg sandwich" calcext:value-type="string">
            <text:p>Egg sandwich</text:p>
          </table:table-cell>
          <table:table-cell table:style-name="ce21" table:formula="of:=[.B152]" office:value-type="string" office:string-value="3 hard-boiled eggs, chopped" calcext:value-type="string">
            <text:p>3 hard-boiled eggs, chopped</text:p>
          </table:table-cell>
          <table:table-cell table:style-name="ce21" table:formula="of:=[.C152]" office:value-type="string" office:string-value="egg" calcext:value-type="string">
            <text:p>egg</text:p>
          </table:table-cell>
          <table:table-cell table:style-name="ce22" table:formula="of:=[.$D152]*[.C$2]+[.$E152]*[.C$3]+[.$F152]*[.C$4]+[.$G152]*[.C$5]*[.$H152]*[.C$6]+[.$I152]*[.C$7]" office:value-type="float" office:value="0" calcext:value-type="float">
            <text:p>0</text:p>
          </table:table-cell>
          <table:table-cell table:style-name="ce22" table:formula="of:=[.$D152]*[.D$2]+[.$E152]*[.D$3]+[.$F152]*[.D$4]+[.$G152]*[.D$5]*[.$H152]*[.D$6]+[.$I152]*[.D$7]" office:value-type="float" office:value="0" calcext:value-type="float">
            <text:p>0</text:p>
          </table:table-cell>
          <table:table-cell table:style-name="ce22" table:formula="of:=[.$D152]*[.E$2]+[.$E152]*[.E$3]+[.$F152]*[.E$4]+[.$G152]*[.E$5]*[.$H152]*[.E$6]+[.$I152]*[.E$7]" office:value-type="float" office:value="0" calcext:value-type="float">
            <text:p>0</text:p>
          </table:table-cell>
          <table:table-cell table:style-name="ce22" table:formula="of:=[.$D152]*[.F$2]+[.$E152]*[.F$3]+[.$F152]*[.F$4]+[.$G152]*[.F$5]*[.$H152]*[.F$6]+[.$I15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3]" office:value-type="string" office:string-value="Egg sandwich" calcext:value-type="string">
            <text:p>Egg sandwich</text:p>
          </table:table-cell>
          <table:table-cell table:style-name="ce21" table:formula="of:=[.B153]" office:value-type="string" office:string-value="1/3 spring onion" calcext:value-type="string">
            <text:p>1/3 spring onion</text:p>
          </table:table-cell>
          <table:table-cell table:style-name="ce21" table:formula="of:=[.C153]" office:value-type="string" office:string-value="onion" calcext:value-type="string">
            <text:p>onion</text:p>
          </table:table-cell>
          <table:table-cell table:style-name="ce22" table:formula="of:=[.$D153]*[.C$2]+[.$E153]*[.C$3]+[.$F153]*[.C$4]+[.$G153]*[.C$5]*[.$H153]*[.C$6]+[.$I153]*[.C$7]" office:value-type="float" office:value="0" calcext:value-type="float">
            <text:p>0</text:p>
          </table:table-cell>
          <table:table-cell table:style-name="ce22" table:formula="of:=[.$D153]*[.D$2]+[.$E153]*[.D$3]+[.$F153]*[.D$4]+[.$G153]*[.D$5]*[.$H153]*[.D$6]+[.$I153]*[.D$7]" office:value-type="float" office:value="0" calcext:value-type="float">
            <text:p>0</text:p>
          </table:table-cell>
          <table:table-cell table:style-name="ce22" table:formula="of:=[.$D153]*[.E$2]+[.$E153]*[.E$3]+[.$F153]*[.E$4]+[.$G153]*[.E$5]*[.$H153]*[.E$6]+[.$I153]*[.E$7]" office:value-type="float" office:value="0" calcext:value-type="float">
            <text:p>0</text:p>
          </table:table-cell>
          <table:table-cell table:style-name="ce22" table:formula="of:=[.$D153]*[.F$2]+[.$E153]*[.F$3]+[.$F153]*[.F$4]+[.$G153]*[.F$5]*[.$H153]*[.F$6]+[.$I15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4]" office:value-type="string" office:string-value="Egg sandwich" calcext:value-type="string">
            <text:p>Egg sandwich</text:p>
          </table:table-cell>
          <table:table-cell table:style-name="ce21" table:formula="of:=[.B154]" office:value-type="string" office:string-value="3 lettuce leaves" calcext:value-type="string">
            <text:p>3 lettuce leaves</text:p>
          </table:table-cell>
          <table:table-cell table:style-name="ce21" table:formula="of:=[.C154]" office:value-type="string" office:string-value="leaves" calcext:value-type="string">
            <text:p>leaves</text:p>
          </table:table-cell>
          <table:table-cell table:style-name="ce22" table:formula="of:=[.$D154]*[.C$2]+[.$E154]*[.C$3]+[.$F154]*[.C$4]+[.$G154]*[.C$5]*[.$H154]*[.C$6]+[.$I154]*[.C$7]" office:value-type="float" office:value="0" calcext:value-type="float">
            <text:p>0</text:p>
          </table:table-cell>
          <table:table-cell table:style-name="ce22" table:formula="of:=[.$D154]*[.D$2]+[.$E154]*[.D$3]+[.$F154]*[.D$4]+[.$G154]*[.D$5]*[.$H154]*[.D$6]+[.$I154]*[.D$7]" office:value-type="float" office:value="0" calcext:value-type="float">
            <text:p>0</text:p>
          </table:table-cell>
          <table:table-cell table:style-name="ce22" table:formula="of:=[.$D154]*[.E$2]+[.$E154]*[.E$3]+[.$F154]*[.E$4]+[.$G154]*[.E$5]*[.$H154]*[.E$6]+[.$I154]*[.E$7]" office:value-type="float" office:value="0" calcext:value-type="float">
            <text:p>0</text:p>
          </table:table-cell>
          <table:table-cell table:style-name="ce22" table:formula="of:=[.$D154]*[.F$2]+[.$E154]*[.F$3]+[.$F154]*[.F$4]+[.$G154]*[.F$5]*[.$H154]*[.F$6]+[.$I15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5]" office:value-type="string" office:string-value="Egg sandwich" calcext:value-type="string">
            <text:p>Egg sandwich</text:p>
          </table:table-cell>
          <table:table-cell table:style-name="ce21" table:formula="of:=[.B155]" office:value-type="string" office:string-value="3 tbsp mayonnaise" calcext:value-type="string">
            <text:p>3 tbsp mayonnaise</text:p>
          </table:table-cell>
          <table:table-cell table:style-name="ce21" table:formula="of:=[.C155]" office:value-type="string" office:string-value="tbsp" calcext:value-type="string">
            <text:p>tbsp</text:p>
          </table:table-cell>
          <table:table-cell table:style-name="ce22" table:formula="of:=[.$D155]*[.C$2]+[.$E155]*[.C$3]+[.$F155]*[.C$4]+[.$G155]*[.C$5]*[.$H155]*[.C$6]+[.$I155]*[.C$7]" office:value-type="float" office:value="0" calcext:value-type="float">
            <text:p>0</text:p>
          </table:table-cell>
          <table:table-cell table:style-name="ce22" table:formula="of:=[.$D155]*[.D$2]+[.$E155]*[.D$3]+[.$F155]*[.D$4]+[.$G155]*[.D$5]*[.$H155]*[.D$6]+[.$I155]*[.D$7]" office:value-type="float" office:value="0" calcext:value-type="float">
            <text:p>0</text:p>
          </table:table-cell>
          <table:table-cell table:style-name="ce22" table:formula="of:=[.$D155]*[.E$2]+[.$E155]*[.E$3]+[.$F155]*[.E$4]+[.$G155]*[.E$5]*[.$H155]*[.E$6]+[.$I155]*[.E$7]" office:value-type="float" office:value="0" calcext:value-type="float">
            <text:p>0</text:p>
          </table:table-cell>
          <table:table-cell table:style-name="ce22" table:formula="of:=[.$D155]*[.F$2]+[.$E155]*[.F$3]+[.$F155]*[.F$4]+[.$G155]*[.F$5]*[.$H155]*[.F$6]+[.$I15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6]" office:value-type="string" office:string-value="Egg sandwich" calcext:value-type="string">
            <text:p>Egg sandwich</text:p>
          </table:table-cell>
          <table:table-cell table:style-name="ce21" table:formula="of:=[.B156]" office:value-type="string" office:string-value="1 tsp mustard" calcext:value-type="string">
            <text:p>1 tsp mustard</text:p>
          </table:table-cell>
          <table:table-cell table:style-name="ce21" table:formula="of:=[.C156]" office:value-type="string" office:string-value="tsp" calcext:value-type="string">
            <text:p>tsp</text:p>
          </table:table-cell>
          <table:table-cell table:style-name="ce22" table:formula="of:=[.$D156]*[.C$2]+[.$E156]*[.C$3]+[.$F156]*[.C$4]+[.$G156]*[.C$5]*[.$H156]*[.C$6]+[.$I156]*[.C$7]" office:value-type="float" office:value="0" calcext:value-type="float">
            <text:p>0</text:p>
          </table:table-cell>
          <table:table-cell table:style-name="ce22" table:formula="of:=[.$D156]*[.D$2]+[.$E156]*[.D$3]+[.$F156]*[.D$4]+[.$G156]*[.D$5]*[.$H156]*[.D$6]+[.$I156]*[.D$7]" office:value-type="float" office:value="0" calcext:value-type="float">
            <text:p>0</text:p>
          </table:table-cell>
          <table:table-cell table:style-name="ce22" table:formula="of:=[.$D156]*[.E$2]+[.$E156]*[.E$3]+[.$F156]*[.E$4]+[.$G156]*[.E$5]*[.$H156]*[.E$6]+[.$I156]*[.E$7]" office:value-type="float" office:value="0" calcext:value-type="float">
            <text:p>0</text:p>
          </table:table-cell>
          <table:table-cell table:style-name="ce22" table:formula="of:=[.$D156]*[.F$2]+[.$E156]*[.F$3]+[.$F156]*[.F$4]+[.$G156]*[.F$5]*[.$H156]*[.F$6]+[.$I15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7]" office:value-type="string" office:string-value="Egg sandwich" calcext:value-type="string">
            <text:p>Egg sandwich</text:p>
          </table:table-cell>
          <table:table-cell table:style-name="ce21" table:formula="of:=[.B157]" office:value-type="string" office:string-value="bread" calcext:value-type="string">
            <text:p>bread</text:p>
          </table:table-cell>
          <table:table-cell table:style-name="ce21" table:formula="of:=[.C157]" office:value-type="string" office:string-value="slices" calcext:value-type="string">
            <text:p>slices</text:p>
          </table:table-cell>
          <table:table-cell table:style-name="ce22" table:formula="of:=[.$D157]*[.C$2]+[.$E157]*[.C$3]+[.$F157]*[.C$4]+[.$G157]*[.C$5]*[.$H157]*[.C$6]+[.$I157]*[.C$7]" office:value-type="float" office:value="0" calcext:value-type="float">
            <text:p>0</text:p>
          </table:table-cell>
          <table:table-cell table:style-name="ce22" table:formula="of:=[.$D157]*[.D$2]+[.$E157]*[.D$3]+[.$F157]*[.D$4]+[.$G157]*[.D$5]*[.$H157]*[.D$6]+[.$I157]*[.D$7]" office:value-type="float" office:value="0" calcext:value-type="float">
            <text:p>0</text:p>
          </table:table-cell>
          <table:table-cell table:style-name="ce22" table:formula="of:=[.$D157]*[.E$2]+[.$E157]*[.E$3]+[.$F157]*[.E$4]+[.$G157]*[.E$5]*[.$H157]*[.E$6]+[.$I157]*[.E$7]" office:value-type="float" office:value="0" calcext:value-type="float">
            <text:p>0</text:p>
          </table:table-cell>
          <table:table-cell table:style-name="ce22" table:formula="of:=[.$D157]*[.F$2]+[.$E157]*[.F$3]+[.$F157]*[.F$4]+[.$G157]*[.F$5]*[.$H157]*[.F$6]+[.$I15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8]">
            <text:p/>
          </table:table-cell>
          <table:table-cell table:style-name="ce21" table:formula="of:=[.B158]" office:value-type="float" office:value="0" calcext:value-type="float">
            <text:p>0</text:p>
          </table:table-cell>
          <table:table-cell table:style-name="ce21" table:formula="of:=[.C158]" office:value-type="float" office:value="0" calcext:value-type="float">
            <text:p>0</text:p>
          </table:table-cell>
          <table:table-cell table:style-name="ce22" table:formula="of:=[.$D158]*[.C$2]+[.$E158]*[.C$3]+[.$F158]*[.C$4]+[.$G158]*[.C$5]*[.$H158]*[.C$6]+[.$I158]*[.C$7]" office:value-type="float" office:value="0" calcext:value-type="float">
            <text:p>0</text:p>
          </table:table-cell>
          <table:table-cell table:style-name="ce22" table:formula="of:=[.$D158]*[.D$2]+[.$E158]*[.D$3]+[.$F158]*[.D$4]+[.$G158]*[.D$5]*[.$H158]*[.D$6]+[.$I158]*[.D$7]" office:value-type="float" office:value="0" calcext:value-type="float">
            <text:p>0</text:p>
          </table:table-cell>
          <table:table-cell table:style-name="ce22" table:formula="of:=[.$D158]*[.E$2]+[.$E158]*[.E$3]+[.$F158]*[.E$4]+[.$G158]*[.E$5]*[.$H158]*[.E$6]+[.$I158]*[.E$7]" office:value-type="float" office:value="0" calcext:value-type="float">
            <text:p>0</text:p>
          </table:table-cell>
          <table:table-cell table:style-name="ce22" table:formula="of:=[.$D158]*[.F$2]+[.$E158]*[.F$3]+[.$F158]*[.F$4]+[.$G158]*[.F$5]*[.$H158]*[.F$6]+[.$I15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59]">
            <text:p/>
          </table:table-cell>
          <table:table-cell table:style-name="ce21" table:formula="of:=[.B159]" office:value-type="float" office:value="0" calcext:value-type="float">
            <text:p>0</text:p>
          </table:table-cell>
          <table:table-cell table:style-name="ce21" table:formula="of:=[.C159]" office:value-type="float" office:value="0" calcext:value-type="float">
            <text:p>0</text:p>
          </table:table-cell>
          <table:table-cell table:style-name="ce22" table:formula="of:=[.$D159]*[.C$2]+[.$E159]*[.C$3]+[.$F159]*[.C$4]+[.$G159]*[.C$5]*[.$H159]*[.C$6]+[.$I159]*[.C$7]" office:value-type="float" office:value="0" calcext:value-type="float">
            <text:p>0</text:p>
          </table:table-cell>
          <table:table-cell table:style-name="ce22" table:formula="of:=[.$D159]*[.D$2]+[.$E159]*[.D$3]+[.$F159]*[.D$4]+[.$G159]*[.D$5]*[.$H159]*[.D$6]+[.$I159]*[.D$7]" office:value-type="float" office:value="0" calcext:value-type="float">
            <text:p>0</text:p>
          </table:table-cell>
          <table:table-cell table:style-name="ce22" table:formula="of:=[.$D159]*[.E$2]+[.$E159]*[.E$3]+[.$F159]*[.E$4]+[.$G159]*[.E$5]*[.$H159]*[.E$6]+[.$I159]*[.E$7]" office:value-type="float" office:value="0" calcext:value-type="float">
            <text:p>0</text:p>
          </table:table-cell>
          <table:table-cell table:style-name="ce22" table:formula="of:=[.$D159]*[.F$2]+[.$E159]*[.F$3]+[.$F159]*[.F$4]+[.$G159]*[.F$5]*[.$H159]*[.F$6]+[.$I15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0]" office:value-type="string" office:string-value="Cucumber sandwich" calcext:value-type="string">
            <text:p>Cucumber sandwich</text:p>
          </table:table-cell>
          <table:table-cell table:style-name="ce21" table:formula="of:=[.B160]" office:value-type="string" office:string-value="1 cucumber" calcext:value-type="string">
            <text:p>1 cucumber</text:p>
          </table:table-cell>
          <table:table-cell table:style-name="ce21" table:formula="of:=[.C160]" office:value-type="string" office:string-value="piece" calcext:value-type="string">
            <text:p>piece</text:p>
          </table:table-cell>
          <table:table-cell table:style-name="ce22" table:formula="of:=[.$D160]*[.C$2]+[.$E160]*[.C$3]+[.$F160]*[.C$4]+[.$G160]*[.C$5]*[.$H160]*[.C$6]+[.$I160]*[.C$7]" office:value-type="float" office:value="0" calcext:value-type="float">
            <text:p>0</text:p>
          </table:table-cell>
          <table:table-cell table:style-name="ce22" table:formula="of:=[.$D160]*[.D$2]+[.$E160]*[.D$3]+[.$F160]*[.D$4]+[.$G160]*[.D$5]*[.$H160]*[.D$6]+[.$I160]*[.D$7]" office:value-type="float" office:value="0" calcext:value-type="float">
            <text:p>0</text:p>
          </table:table-cell>
          <table:table-cell table:style-name="ce22" table:formula="of:=[.$D160]*[.E$2]+[.$E160]*[.E$3]+[.$F160]*[.E$4]+[.$G160]*[.E$5]*[.$H160]*[.E$6]+[.$I160]*[.E$7]" office:value-type="float" office:value="0" calcext:value-type="float">
            <text:p>0</text:p>
          </table:table-cell>
          <table:table-cell table:style-name="ce22" table:formula="of:=[.$D160]*[.F$2]+[.$E160]*[.F$3]+[.$F160]*[.F$4]+[.$G160]*[.F$5]*[.$H160]*[.F$6]+[.$I16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1]" office:value-type="string" office:string-value="Cucumber sandwich" calcext:value-type="string">
            <text:p>Cucumber sandwich</text:p>
          </table:table-cell>
          <table:table-cell table:style-name="ce21" table:formula="of:=[.B161]" office:value-type="string" office:string-value="185g cream cheese" calcext:value-type="string">
            <text:p>185g cream cheese</text:p>
          </table:table-cell>
          <table:table-cell table:style-name="ce21" table:formula="of:=[.C161]" office:value-type="string" office:string-value="g" calcext:value-type="string">
            <text:p>g</text:p>
          </table:table-cell>
          <table:table-cell table:style-name="ce22" table:formula="of:=[.$D161]*[.C$2]+[.$E161]*[.C$3]+[.$F161]*[.C$4]+[.$G161]*[.C$5]*[.$H161]*[.C$6]+[.$I161]*[.C$7]" office:value-type="float" office:value="0" calcext:value-type="float">
            <text:p>0</text:p>
          </table:table-cell>
          <table:table-cell table:style-name="ce22" table:formula="of:=[.$D161]*[.D$2]+[.$E161]*[.D$3]+[.$F161]*[.D$4]+[.$G161]*[.D$5]*[.$H161]*[.D$6]+[.$I161]*[.D$7]" office:value-type="float" office:value="0" calcext:value-type="float">
            <text:p>0</text:p>
          </table:table-cell>
          <table:table-cell table:style-name="ce22" table:formula="of:=[.$D161]*[.E$2]+[.$E161]*[.E$3]+[.$F161]*[.E$4]+[.$G161]*[.E$5]*[.$H161]*[.E$6]+[.$I161]*[.E$7]" office:value-type="float" office:value="0" calcext:value-type="float">
            <text:p>0</text:p>
          </table:table-cell>
          <table:table-cell table:style-name="ce22" table:formula="of:=[.$D161]*[.F$2]+[.$E161]*[.F$3]+[.$F161]*[.F$4]+[.$G161]*[.F$5]*[.$H161]*[.F$6]+[.$I16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2]" office:value-type="string" office:string-value="Cucumber sandwich" calcext:value-type="string">
            <text:p>Cucumber sandwich</text:p>
          </table:table-cell>
          <table:table-cell table:style-name="ce21" table:formula="of:=[.B162]" office:value-type="string" office:string-value="bread" calcext:value-type="string">
            <text:p>bread</text:p>
          </table:table-cell>
          <table:table-cell table:style-name="ce21" table:formula="of:=[.C162]" office:value-type="string" office:string-value="slices" calcext:value-type="string">
            <text:p>slices</text:p>
          </table:table-cell>
          <table:table-cell table:style-name="ce22" table:formula="of:=[.$D162]*[.C$2]+[.$E162]*[.C$3]+[.$F162]*[.C$4]+[.$G162]*[.C$5]*[.$H162]*[.C$6]+[.$I162]*[.C$7]" office:value-type="float" office:value="0" calcext:value-type="float">
            <text:p>0</text:p>
          </table:table-cell>
          <table:table-cell table:style-name="ce22" table:formula="of:=[.$D162]*[.D$2]+[.$E162]*[.D$3]+[.$F162]*[.D$4]+[.$G162]*[.D$5]*[.$H162]*[.D$6]+[.$I162]*[.D$7]" office:value-type="float" office:value="0" calcext:value-type="float">
            <text:p>0</text:p>
          </table:table-cell>
          <table:table-cell table:style-name="ce22" table:formula="of:=[.$D162]*[.E$2]+[.$E162]*[.E$3]+[.$F162]*[.E$4]+[.$G162]*[.E$5]*[.$H162]*[.E$6]+[.$I162]*[.E$7]" office:value-type="float" office:value="0" calcext:value-type="float">
            <text:p>0</text:p>
          </table:table-cell>
          <table:table-cell table:style-name="ce22" table:formula="of:=[.$D162]*[.F$2]+[.$E162]*[.F$3]+[.$F162]*[.F$4]+[.$G162]*[.F$5]*[.$H162]*[.F$6]+[.$I16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3]">
            <text:p/>
          </table:table-cell>
          <table:table-cell table:style-name="ce21" table:formula="of:=[.B163]" office:value-type="float" office:value="0" calcext:value-type="float">
            <text:p>0</text:p>
          </table:table-cell>
          <table:table-cell table:style-name="ce21" table:formula="of:=[.C163]" office:value-type="float" office:value="0" calcext:value-type="float">
            <text:p>0</text:p>
          </table:table-cell>
          <table:table-cell table:style-name="ce22" table:formula="of:=[.$D163]*[.C$2]+[.$E163]*[.C$3]+[.$F163]*[.C$4]+[.$G163]*[.C$5]*[.$H163]*[.C$6]+[.$I163]*[.C$7]" office:value-type="float" office:value="0" calcext:value-type="float">
            <text:p>0</text:p>
          </table:table-cell>
          <table:table-cell table:style-name="ce22" table:formula="of:=[.$D163]*[.D$2]+[.$E163]*[.D$3]+[.$F163]*[.D$4]+[.$G163]*[.D$5]*[.$H163]*[.D$6]+[.$I163]*[.D$7]" office:value-type="float" office:value="0" calcext:value-type="float">
            <text:p>0</text:p>
          </table:table-cell>
          <table:table-cell table:style-name="ce22" table:formula="of:=[.$D163]*[.E$2]+[.$E163]*[.E$3]+[.$F163]*[.E$4]+[.$G163]*[.E$5]*[.$H163]*[.E$6]+[.$I163]*[.E$7]" office:value-type="float" office:value="0" calcext:value-type="float">
            <text:p>0</text:p>
          </table:table-cell>
          <table:table-cell table:style-name="ce22" table:formula="of:=[.$D163]*[.F$2]+[.$E163]*[.F$3]+[.$F163]*[.F$4]+[.$G163]*[.F$5]*[.$H163]*[.F$6]+[.$I16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4]">
            <text:p/>
          </table:table-cell>
          <table:table-cell table:style-name="ce21" table:formula="of:=[.B164]" office:value-type="float" office:value="0" calcext:value-type="float">
            <text:p>0</text:p>
          </table:table-cell>
          <table:table-cell table:style-name="ce21" table:formula="of:=[.C164]" office:value-type="float" office:value="0" calcext:value-type="float">
            <text:p>0</text:p>
          </table:table-cell>
          <table:table-cell table:style-name="ce22" table:formula="of:=[.$D164]*[.C$2]+[.$E164]*[.C$3]+[.$F164]*[.C$4]+[.$G164]*[.C$5]*[.$H164]*[.C$6]+[.$I164]*[.C$7]" office:value-type="float" office:value="0" calcext:value-type="float">
            <text:p>0</text:p>
          </table:table-cell>
          <table:table-cell table:style-name="ce22" table:formula="of:=[.$D164]*[.D$2]+[.$E164]*[.D$3]+[.$F164]*[.D$4]+[.$G164]*[.D$5]*[.$H164]*[.D$6]+[.$I164]*[.D$7]" office:value-type="float" office:value="0" calcext:value-type="float">
            <text:p>0</text:p>
          </table:table-cell>
          <table:table-cell table:style-name="ce22" table:formula="of:=[.$D164]*[.E$2]+[.$E164]*[.E$3]+[.$F164]*[.E$4]+[.$G164]*[.E$5]*[.$H164]*[.E$6]+[.$I164]*[.E$7]" office:value-type="float" office:value="0" calcext:value-type="float">
            <text:p>0</text:p>
          </table:table-cell>
          <table:table-cell table:style-name="ce22" table:formula="of:=[.$D164]*[.F$2]+[.$E164]*[.F$3]+[.$F164]*[.F$4]+[.$G164]*[.F$5]*[.$H164]*[.F$6]+[.$I16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5]" office:value-type="string" office:string-value="Brie / Apple" calcext:value-type="string">
            <text:p>Brie / Apple</text:p>
          </table:table-cell>
          <table:table-cell table:style-name="ce21" table:formula="of:=[.B165]" office:value-type="string" office:string-value="1 apple" calcext:value-type="string">
            <text:p>1 apple</text:p>
          </table:table-cell>
          <table:table-cell table:style-name="ce21" table:formula="of:=[.C165]" office:value-type="string" office:string-value="piece" calcext:value-type="string">
            <text:p>piece</text:p>
          </table:table-cell>
          <table:table-cell table:style-name="ce22" table:formula="of:=[.$D165]*[.C$2]+[.$E165]*[.C$3]+[.$F165]*[.C$4]+[.$G165]*[.C$5]*[.$H165]*[.C$6]+[.$I165]*[.C$7]" office:value-type="float" office:value="1" calcext:value-type="float">
            <text:p>1</text:p>
          </table:table-cell>
          <table:table-cell table:style-name="ce22" table:formula="of:=[.$D165]*[.D$2]+[.$E165]*[.D$3]+[.$F165]*[.D$4]+[.$G165]*[.D$5]*[.$H165]*[.D$6]+[.$I165]*[.D$7]" office:value-type="float" office:value="1" calcext:value-type="float">
            <text:p>1</text:p>
          </table:table-cell>
          <table:table-cell table:style-name="ce22" table:formula="of:=[.$D165]*[.E$2]+[.$E165]*[.E$3]+[.$F165]*[.E$4]+[.$G165]*[.E$5]*[.$H165]*[.E$6]+[.$I165]*[.E$7]" office:value-type="float" office:value="1" calcext:value-type="float">
            <text:p>1</text:p>
          </table:table-cell>
          <table:table-cell table:style-name="ce22" table:formula="of:=[.$D165]*[.F$2]+[.$E165]*[.F$3]+[.$F165]*[.F$4]+[.$G165]*[.F$5]*[.$H165]*[.F$6]+[.$I165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6]" office:value-type="string" office:string-value="Brie / Apple" calcext:value-type="string">
            <text:p>Brie / Apple</text:p>
          </table:table-cell>
          <table:table-cell table:style-name="ce21" table:formula="of:=[.B166]" office:value-type="string" office:string-value="230g brie" calcext:value-type="string">
            <text:p>230g brie</text:p>
          </table:table-cell>
          <table:table-cell table:style-name="ce21" table:formula="of:=[.C166]" office:value-type="string" office:string-value="g" calcext:value-type="string">
            <text:p>g</text:p>
          </table:table-cell>
          <table:table-cell table:style-name="ce22" table:formula="of:=[.$D166]*[.C$2]+[.$E166]*[.C$3]+[.$F166]*[.C$4]+[.$G166]*[.C$5]*[.$H166]*[.C$6]+[.$I166]*[.C$7]" office:value-type="float" office:value="1" calcext:value-type="float">
            <text:p>1</text:p>
          </table:table-cell>
          <table:table-cell table:style-name="ce22" table:formula="of:=[.$D166]*[.D$2]+[.$E166]*[.D$3]+[.$F166]*[.D$4]+[.$G166]*[.D$5]*[.$H166]*[.D$6]+[.$I166]*[.D$7]" office:value-type="float" office:value="1" calcext:value-type="float">
            <text:p>1</text:p>
          </table:table-cell>
          <table:table-cell table:style-name="ce22" table:formula="of:=[.$D166]*[.E$2]+[.$E166]*[.E$3]+[.$F166]*[.E$4]+[.$G166]*[.E$5]*[.$H166]*[.E$6]+[.$I166]*[.E$7]" office:value-type="float" office:value="1" calcext:value-type="float">
            <text:p>1</text:p>
          </table:table-cell>
          <table:table-cell table:style-name="ce22" table:formula="of:=[.$D166]*[.F$2]+[.$E166]*[.F$3]+[.$F166]*[.F$4]+[.$G166]*[.F$5]*[.$H166]*[.F$6]+[.$I166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7]" office:value-type="string" office:string-value="Brie / Apple" calcext:value-type="string">
            <text:p>Brie / Apple</text:p>
          </table:table-cell>
          <table:table-cell table:style-name="ce21" table:formula="of:=[.B167]" office:value-type="string" office:string-value="bread" calcext:value-type="string">
            <text:p>bread</text:p>
          </table:table-cell>
          <table:table-cell table:style-name="ce21" table:formula="of:=[.C167]" office:value-type="string" office:string-value="slices" calcext:value-type="string">
            <text:p>slices</text:p>
          </table:table-cell>
          <table:table-cell table:style-name="ce22" table:formula="of:=[.$D167]*[.C$2]+[.$E167]*[.C$3]+[.$F167]*[.C$4]+[.$G167]*[.C$5]*[.$H167]*[.C$6]+[.$I167]*[.C$7]" office:value-type="float" office:value="1" calcext:value-type="float">
            <text:p>1</text:p>
          </table:table-cell>
          <table:table-cell table:style-name="ce22" table:formula="of:=[.$D167]*[.D$2]+[.$E167]*[.D$3]+[.$F167]*[.D$4]+[.$G167]*[.D$5]*[.$H167]*[.D$6]+[.$I167]*[.D$7]" office:value-type="float" office:value="1" calcext:value-type="float">
            <text:p>1</text:p>
          </table:table-cell>
          <table:table-cell table:style-name="ce22" table:formula="of:=[.$D167]*[.E$2]+[.$E167]*[.E$3]+[.$F167]*[.E$4]+[.$G167]*[.E$5]*[.$H167]*[.E$6]+[.$I167]*[.E$7]" office:value-type="float" office:value="1" calcext:value-type="float">
            <text:p>1</text:p>
          </table:table-cell>
          <table:table-cell table:style-name="ce22" table:formula="of:=[.$D167]*[.F$2]+[.$E167]*[.F$3]+[.$F167]*[.F$4]+[.$G167]*[.F$5]*[.$H167]*[.F$6]+[.$I167]*[.F$7]" office:value-type="float" office:value="1" calcext:value-type="float">
            <text:p>1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8]">
            <text:p/>
          </table:table-cell>
          <table:table-cell table:style-name="ce21" table:formula="of:=[.B168]" office:value-type="float" office:value="0" calcext:value-type="float">
            <text:p>0</text:p>
          </table:table-cell>
          <table:table-cell table:style-name="ce21" table:formula="of:=[.C168]" office:value-type="float" office:value="0" calcext:value-type="float">
            <text:p>0</text:p>
          </table:table-cell>
          <table:table-cell table:style-name="ce22" table:formula="of:=[.$D168]*[.C$2]+[.$E168]*[.C$3]+[.$F168]*[.C$4]+[.$G168]*[.C$5]*[.$H168]*[.C$6]+[.$I168]*[.C$7]" office:value-type="float" office:value="0" calcext:value-type="float">
            <text:p>0</text:p>
          </table:table-cell>
          <table:table-cell table:style-name="ce22" table:formula="of:=[.$D168]*[.D$2]+[.$E168]*[.D$3]+[.$F168]*[.D$4]+[.$G168]*[.D$5]*[.$H168]*[.D$6]+[.$I168]*[.D$7]" office:value-type="float" office:value="0" calcext:value-type="float">
            <text:p>0</text:p>
          </table:table-cell>
          <table:table-cell table:style-name="ce22" table:formula="of:=[.$D168]*[.E$2]+[.$E168]*[.E$3]+[.$F168]*[.E$4]+[.$G168]*[.E$5]*[.$H168]*[.E$6]+[.$I168]*[.E$7]" office:value-type="float" office:value="0" calcext:value-type="float">
            <text:p>0</text:p>
          </table:table-cell>
          <table:table-cell table:style-name="ce22" table:formula="of:=[.$D168]*[.F$2]+[.$E168]*[.F$3]+[.$F168]*[.F$4]+[.$G168]*[.F$5]*[.$H168]*[.F$6]+[.$I16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69]">
            <text:p/>
          </table:table-cell>
          <table:table-cell table:style-name="ce21" table:formula="of:=[.B169]" office:value-type="float" office:value="0" calcext:value-type="float">
            <text:p>0</text:p>
          </table:table-cell>
          <table:table-cell table:style-name="ce21" table:formula="of:=[.C169]" office:value-type="float" office:value="0" calcext:value-type="float">
            <text:p>0</text:p>
          </table:table-cell>
          <table:table-cell table:style-name="ce22" table:formula="of:=[.$D169]*[.C$2]+[.$E169]*[.C$3]+[.$F169]*[.C$4]+[.$G169]*[.C$5]*[.$H169]*[.C$6]+[.$I169]*[.C$7]" office:value-type="float" office:value="0" calcext:value-type="float">
            <text:p>0</text:p>
          </table:table-cell>
          <table:table-cell table:style-name="ce22" table:formula="of:=[.$D169]*[.D$2]+[.$E169]*[.D$3]+[.$F169]*[.D$4]+[.$G169]*[.D$5]*[.$H169]*[.D$6]+[.$I169]*[.D$7]" office:value-type="float" office:value="0" calcext:value-type="float">
            <text:p>0</text:p>
          </table:table-cell>
          <table:table-cell table:style-name="ce22" table:formula="of:=[.$D169]*[.E$2]+[.$E169]*[.E$3]+[.$F169]*[.E$4]+[.$G169]*[.E$5]*[.$H169]*[.E$6]+[.$I169]*[.E$7]" office:value-type="float" office:value="0" calcext:value-type="float">
            <text:p>0</text:p>
          </table:table-cell>
          <table:table-cell table:style-name="ce22" table:formula="of:=[.$D169]*[.F$2]+[.$E169]*[.F$3]+[.$F169]*[.F$4]+[.$G169]*[.F$5]*[.$H169]*[.F$6]+[.$I16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0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70]" office:value-type="string" office:string-value="3 sausages" calcext:value-type="string">
            <text:p>3 sausages</text:p>
          </table:table-cell>
          <table:table-cell table:style-name="ce21" table:formula="of:=[.C170]" office:value-type="string" office:string-value="piece" calcext:value-type="string">
            <text:p>piece</text:p>
          </table:table-cell>
          <table:table-cell table:style-name="ce22" table:formula="of:=[.$D170]*[.C$2]+[.$E170]*[.C$3]+[.$F170]*[.C$4]+[.$G170]*[.C$5]*[.$H170]*[.C$6]+[.$I170]*[.C$7]" office:value-type="float" office:value="0.5" calcext:value-type="float">
            <text:p>0.5</text:p>
          </table:table-cell>
          <table:table-cell table:style-name="ce22" table:formula="of:=[.$D170]*[.D$2]+[.$E170]*[.D$3]+[.$F170]*[.D$4]+[.$G170]*[.D$5]*[.$H170]*[.D$6]+[.$I170]*[.D$7]" office:value-type="float" office:value="0.5" calcext:value-type="float">
            <text:p>0.5</text:p>
          </table:table-cell>
          <table:table-cell table:style-name="ce22" table:formula="of:=[.$D170]*[.E$2]+[.$E170]*[.E$3]+[.$F170]*[.E$4]+[.$G170]*[.E$5]*[.$H170]*[.E$6]+[.$I170]*[.E$7]" office:value-type="float" office:value="0.5" calcext:value-type="float">
            <text:p>0.5</text:p>
          </table:table-cell>
          <table:table-cell table:style-name="ce22" table:formula="of:=[.$D170]*[.F$2]+[.$E170]*[.F$3]+[.$F170]*[.F$4]+[.$G170]*[.F$5]*[.$H170]*[.F$6]+[.$I170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1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71]" office:value-type="string" office:string-value="10ml mustard" calcext:value-type="string">
            <text:p>10ml mustard</text:p>
          </table:table-cell>
          <table:table-cell table:style-name="ce21" table:formula="of:=[.C171]" office:value-type="string" office:string-value="ml" calcext:value-type="string">
            <text:p>ml</text:p>
          </table:table-cell>
          <table:table-cell table:style-name="ce22" table:formula="of:=[.$D171]*[.C$2]+[.$E171]*[.C$3]+[.$F171]*[.C$4]+[.$G171]*[.C$5]*[.$H171]*[.C$6]+[.$I171]*[.C$7]" office:value-type="float" office:value="0.5" calcext:value-type="float">
            <text:p>0.5</text:p>
          </table:table-cell>
          <table:table-cell table:style-name="ce22" table:formula="of:=[.$D171]*[.D$2]+[.$E171]*[.D$3]+[.$F171]*[.D$4]+[.$G171]*[.D$5]*[.$H171]*[.D$6]+[.$I171]*[.D$7]" office:value-type="float" office:value="0.5" calcext:value-type="float">
            <text:p>0.5</text:p>
          </table:table-cell>
          <table:table-cell table:style-name="ce22" table:formula="of:=[.$D171]*[.E$2]+[.$E171]*[.E$3]+[.$F171]*[.E$4]+[.$G171]*[.E$5]*[.$H171]*[.E$6]+[.$I171]*[.E$7]" office:value-type="float" office:value="0.5" calcext:value-type="float">
            <text:p>0.5</text:p>
          </table:table-cell>
          <table:table-cell table:style-name="ce22" table:formula="of:=[.$D171]*[.F$2]+[.$E171]*[.F$3]+[.$F171]*[.F$4]+[.$G171]*[.F$5]*[.$H171]*[.F$6]+[.$I171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2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72]" office:value-type="string" office:string-value="10ml horseradish" calcext:value-type="string">
            <text:p>10ml horseradish</text:p>
          </table:table-cell>
          <table:table-cell table:style-name="ce21" table:formula="of:=[.C172]" office:value-type="string" office:string-value="ml" calcext:value-type="string">
            <text:p>ml</text:p>
          </table:table-cell>
          <table:table-cell table:style-name="ce22" table:formula="of:=[.$D172]*[.C$2]+[.$E172]*[.C$3]+[.$F172]*[.C$4]+[.$G172]*[.C$5]*[.$H172]*[.C$6]+[.$I172]*[.C$7]" office:value-type="float" office:value="0.5" calcext:value-type="float">
            <text:p>0.5</text:p>
          </table:table-cell>
          <table:table-cell table:style-name="ce22" table:formula="of:=[.$D172]*[.D$2]+[.$E172]*[.D$3]+[.$F172]*[.D$4]+[.$G172]*[.D$5]*[.$H172]*[.D$6]+[.$I172]*[.D$7]" office:value-type="float" office:value="0.5" calcext:value-type="float">
            <text:p>0.5</text:p>
          </table:table-cell>
          <table:table-cell table:style-name="ce22" table:formula="of:=[.$D172]*[.E$2]+[.$E172]*[.E$3]+[.$F172]*[.E$4]+[.$G172]*[.E$5]*[.$H172]*[.E$6]+[.$I172]*[.E$7]" office:value-type="float" office:value="0.5" calcext:value-type="float">
            <text:p>0.5</text:p>
          </table:table-cell>
          <table:table-cell table:style-name="ce22" table:formula="of:=[.$D172]*[.F$2]+[.$E172]*[.F$3]+[.$F172]*[.F$4]+[.$G172]*[.F$5]*[.$H172]*[.F$6]+[.$I172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3]" office:value-type="string" office:string-value="Bratwurst / mustard / horseradish" calcext:value-type="string">
            <text:p>Bratwurst / mustard / horseradish</text:p>
          </table:table-cell>
          <table:table-cell table:style-name="ce21" table:formula="of:=[.B173]" office:value-type="string" office:string-value="bread" calcext:value-type="string">
            <text:p>bread</text:p>
          </table:table-cell>
          <table:table-cell table:style-name="ce21" table:formula="of:=[.C173]" office:value-type="string" office:string-value="slices" calcext:value-type="string">
            <text:p>slices</text:p>
          </table:table-cell>
          <table:table-cell table:style-name="ce22" table:formula="of:=[.$D173]*[.C$2]+[.$E173]*[.C$3]+[.$F173]*[.C$4]+[.$G173]*[.C$5]*[.$H173]*[.C$6]+[.$I173]*[.C$7]" office:value-type="float" office:value="0.5" calcext:value-type="float">
            <text:p>0.5</text:p>
          </table:table-cell>
          <table:table-cell table:style-name="ce22" table:formula="of:=[.$D173]*[.D$2]+[.$E173]*[.D$3]+[.$F173]*[.D$4]+[.$G173]*[.D$5]*[.$H173]*[.D$6]+[.$I173]*[.D$7]" office:value-type="float" office:value="0.5" calcext:value-type="float">
            <text:p>0.5</text:p>
          </table:table-cell>
          <table:table-cell table:style-name="ce22" table:formula="of:=[.$D173]*[.E$2]+[.$E173]*[.E$3]+[.$F173]*[.E$4]+[.$G173]*[.E$5]*[.$H173]*[.E$6]+[.$I173]*[.E$7]" office:value-type="float" office:value="0.5" calcext:value-type="float">
            <text:p>0.5</text:p>
          </table:table-cell>
          <table:table-cell table:style-name="ce22" table:formula="of:=[.$D173]*[.F$2]+[.$E173]*[.F$3]+[.$F173]*[.F$4]+[.$G173]*[.F$5]*[.$H173]*[.F$6]+[.$I173]*[.F$7]" office:value-type="float" office:value="0.5" calcext:value-type="float">
            <text:p>0.5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4]">
            <text:p/>
          </table:table-cell>
          <table:table-cell table:style-name="ce21" table:formula="of:=[.B174]" office:value-type="float" office:value="0" calcext:value-type="float">
            <text:p>0</text:p>
          </table:table-cell>
          <table:table-cell table:style-name="ce21" table:formula="of:=[.C174]" office:value-type="float" office:value="0" calcext:value-type="float">
            <text:p>0</text:p>
          </table:table-cell>
          <table:table-cell table:style-name="ce22" table:formula="of:=[.$D174]*[.C$2]+[.$E174]*[.C$3]+[.$F174]*[.C$4]+[.$G174]*[.C$5]*[.$H174]*[.C$6]+[.$I174]*[.C$7]" office:value-type="float" office:value="0" calcext:value-type="float">
            <text:p>0</text:p>
          </table:table-cell>
          <table:table-cell table:style-name="ce22" table:formula="of:=[.$D174]*[.D$2]+[.$E174]*[.D$3]+[.$F174]*[.D$4]+[.$G174]*[.D$5]*[.$H174]*[.D$6]+[.$I174]*[.D$7]" office:value-type="float" office:value="0" calcext:value-type="float">
            <text:p>0</text:p>
          </table:table-cell>
          <table:table-cell table:style-name="ce22" table:formula="of:=[.$D174]*[.E$2]+[.$E174]*[.E$3]+[.$F174]*[.E$4]+[.$G174]*[.E$5]*[.$H174]*[.E$6]+[.$I174]*[.E$7]" office:value-type="float" office:value="0" calcext:value-type="float">
            <text:p>0</text:p>
          </table:table-cell>
          <table:table-cell table:style-name="ce22" table:formula="of:=[.$D174]*[.F$2]+[.$E174]*[.F$3]+[.$F174]*[.F$4]+[.$G174]*[.F$5]*[.$H174]*[.F$6]+[.$I17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5]">
            <text:p/>
          </table:table-cell>
          <table:table-cell table:style-name="ce21" table:formula="of:=[.B175]" office:value-type="float" office:value="0" calcext:value-type="float">
            <text:p>0</text:p>
          </table:table-cell>
          <table:table-cell table:style-name="ce21" table:formula="of:=[.C175]" office:value-type="float" office:value="0" calcext:value-type="float">
            <text:p>0</text:p>
          </table:table-cell>
          <table:table-cell table:style-name="ce22" table:formula="of:=[.$D175]*[.C$2]+[.$E175]*[.C$3]+[.$F175]*[.C$4]+[.$G175]*[.C$5]*[.$H175]*[.C$6]+[.$I175]*[.C$7]" office:value-type="float" office:value="0" calcext:value-type="float">
            <text:p>0</text:p>
          </table:table-cell>
          <table:table-cell table:style-name="ce22" table:formula="of:=[.$D175]*[.D$2]+[.$E175]*[.D$3]+[.$F175]*[.D$4]+[.$G175]*[.D$5]*[.$H175]*[.D$6]+[.$I175]*[.D$7]" office:value-type="float" office:value="0" calcext:value-type="float">
            <text:p>0</text:p>
          </table:table-cell>
          <table:table-cell table:style-name="ce22" table:formula="of:=[.$D175]*[.E$2]+[.$E175]*[.E$3]+[.$F175]*[.E$4]+[.$G175]*[.E$5]*[.$H175]*[.E$6]+[.$I175]*[.E$7]" office:value-type="float" office:value="0" calcext:value-type="float">
            <text:p>0</text:p>
          </table:table-cell>
          <table:table-cell table:style-name="ce22" table:formula="of:=[.$D175]*[.F$2]+[.$E175]*[.F$3]+[.$F175]*[.F$4]+[.$G175]*[.F$5]*[.$H175]*[.F$6]+[.$I17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6]" office:value-type="string" office:string-value="Beef / Sausages / Bratwurst" calcext:value-type="string">
            <text:p>Beef / Sausages / Bratwurst</text:p>
          </table:table-cell>
          <table:table-cell table:style-name="ce21" table:formula="of:=[.B176]" office:value-type="string" office:string-value="1 sausage" calcext:value-type="string">
            <text:p>1 sausage</text:p>
          </table:table-cell>
          <table:table-cell table:style-name="ce21" table:formula="of:=[.C176]" office:value-type="string" office:string-value="g" calcext:value-type="string">
            <text:p>g</text:p>
          </table:table-cell>
          <table:table-cell table:style-name="ce22" table:formula="of:=[.$D176]*[.C$2]+[.$E176]*[.C$3]+[.$F176]*[.C$4]+[.$G176]*[.C$5]*[.$H176]*[.C$6]+[.$I176]*[.C$7]" office:value-type="float" office:value="0.09375" calcext:value-type="float">
            <text:p>0.09375</text:p>
          </table:table-cell>
          <table:table-cell table:style-name="ce22" table:formula="of:=[.$D176]*[.D$2]+[.$E176]*[.D$3]+[.$F176]*[.D$4]+[.$G176]*[.D$5]*[.$H176]*[.D$6]+[.$I176]*[.D$7]" office:value-type="float" office:value="0.09375" calcext:value-type="float">
            <text:p>0.09375</text:p>
          </table:table-cell>
          <table:table-cell table:style-name="ce22" table:formula="of:=[.$D176]*[.E$2]+[.$E176]*[.E$3]+[.$F176]*[.E$4]+[.$G176]*[.E$5]*[.$H176]*[.E$6]+[.$I176]*[.E$7]" office:value-type="float" office:value="0" calcext:value-type="float">
            <text:p>0</text:p>
          </table:table-cell>
          <table:table-cell table:style-name="ce22" table:formula="of:=[.$D176]*[.F$2]+[.$E176]*[.F$3]+[.$F176]*[.F$4]+[.$G176]*[.F$5]*[.$H176]*[.F$6]+[.$I17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7]">
            <text:p/>
          </table:table-cell>
          <table:table-cell table:style-name="ce21" table:formula="of:=[.B177]" office:value-type="float" office:value="0" calcext:value-type="float">
            <text:p>0</text:p>
          </table:table-cell>
          <table:table-cell table:style-name="ce21" table:formula="of:=[.C177]" office:value-type="float" office:value="0" calcext:value-type="float">
            <text:p>0</text:p>
          </table:table-cell>
          <table:table-cell table:style-name="ce22" table:formula="of:=[.$D177]*[.C$2]+[.$E177]*[.C$3]+[.$F177]*[.C$4]+[.$G177]*[.C$5]*[.$H177]*[.C$6]+[.$I177]*[.C$7]" office:value-type="float" office:value="0" calcext:value-type="float">
            <text:p>0</text:p>
          </table:table-cell>
          <table:table-cell table:style-name="ce22" table:formula="of:=[.$D177]*[.D$2]+[.$E177]*[.D$3]+[.$F177]*[.D$4]+[.$G177]*[.D$5]*[.$H177]*[.D$6]+[.$I177]*[.D$7]" office:value-type="float" office:value="0" calcext:value-type="float">
            <text:p>0</text:p>
          </table:table-cell>
          <table:table-cell table:style-name="ce22" table:formula="of:=[.$D177]*[.E$2]+[.$E177]*[.E$3]+[.$F177]*[.E$4]+[.$G177]*[.E$5]*[.$H177]*[.E$6]+[.$I177]*[.E$7]" office:value-type="float" office:value="0" calcext:value-type="float">
            <text:p>0</text:p>
          </table:table-cell>
          <table:table-cell table:style-name="ce22" table:formula="of:=[.$D177]*[.F$2]+[.$E177]*[.F$3]+[.$F177]*[.F$4]+[.$G177]*[.F$5]*[.$H177]*[.F$6]+[.$I17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8]">
            <text:p/>
          </table:table-cell>
          <table:table-cell table:style-name="ce21" table:formula="of:=[.B178]" office:value-type="float" office:value="0" calcext:value-type="float">
            <text:p>0</text:p>
          </table:table-cell>
          <table:table-cell table:style-name="ce21" table:formula="of:=[.C178]" office:value-type="float" office:value="0" calcext:value-type="float">
            <text:p>0</text:p>
          </table:table-cell>
          <table:table-cell table:style-name="ce22" table:formula="of:=[.$D178]*[.C$2]+[.$E178]*[.C$3]+[.$F178]*[.C$4]+[.$G178]*[.C$5]*[.$H178]*[.C$6]+[.$I178]*[.C$7]" office:value-type="float" office:value="0" calcext:value-type="float">
            <text:p>0</text:p>
          </table:table-cell>
          <table:table-cell table:style-name="ce22" table:formula="of:=[.$D178]*[.D$2]+[.$E178]*[.D$3]+[.$F178]*[.D$4]+[.$G178]*[.D$5]*[.$H178]*[.D$6]+[.$I178]*[.D$7]" office:value-type="float" office:value="0" calcext:value-type="float">
            <text:p>0</text:p>
          </table:table-cell>
          <table:table-cell table:style-name="ce22" table:formula="of:=[.$D178]*[.E$2]+[.$E178]*[.E$3]+[.$F178]*[.E$4]+[.$G178]*[.E$5]*[.$H178]*[.E$6]+[.$I178]*[.E$7]" office:value-type="float" office:value="0" calcext:value-type="float">
            <text:p>0</text:p>
          </table:table-cell>
          <table:table-cell table:style-name="ce22" table:formula="of:=[.$D178]*[.F$2]+[.$E178]*[.F$3]+[.$F178]*[.F$4]+[.$G178]*[.F$5]*[.$H178]*[.F$6]+[.$I17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79]" office:value-type="string" office:string-value="Fish / Salmon" calcext:value-type="string">
            <text:p>Fish / Salmon</text:p>
          </table:table-cell>
          <table:table-cell table:style-name="ce21" table:formula="of:=[.B179]" office:value-type="string" office:string-value="??" calcext:value-type="string">
            <text:p>??</text:p>
          </table:table-cell>
          <table:table-cell table:style-name="ce21" table:formula="of:=[.C179]" office:value-type="float" office:value="0" calcext:value-type="float">
            <text:p>0</text:p>
          </table:table-cell>
          <table:table-cell table:style-name="ce22" table:formula="of:=[.$D179]*[.C$2]+[.$E179]*[.C$3]+[.$F179]*[.C$4]+[.$G179]*[.C$5]*[.$H179]*[.C$6]+[.$I179]*[.C$7]" office:value-type="float" office:value="0" calcext:value-type="float">
            <text:p>0</text:p>
          </table:table-cell>
          <table:table-cell table:style-name="ce22" table:formula="of:=[.$D179]*[.D$2]+[.$E179]*[.D$3]+[.$F179]*[.D$4]+[.$G179]*[.D$5]*[.$H179]*[.D$6]+[.$I179]*[.D$7]" office:value-type="float" office:value="0" calcext:value-type="float">
            <text:p>0</text:p>
          </table:table-cell>
          <table:table-cell table:style-name="ce22" table:formula="of:=[.$D179]*[.E$2]+[.$E179]*[.E$3]+[.$F179]*[.E$4]+[.$G179]*[.E$5]*[.$H179]*[.E$6]+[.$I179]*[.E$7]" office:value-type="float" office:value="0" calcext:value-type="float">
            <text:p>0</text:p>
          </table:table-cell>
          <table:table-cell table:style-name="ce22" table:formula="of:=[.$D179]*[.F$2]+[.$E179]*[.F$3]+[.$F179]*[.F$4]+[.$G179]*[.F$5]*[.$H179]*[.F$6]+[.$I17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0]">
            <text:p/>
          </table:table-cell>
          <table:table-cell table:style-name="ce21" table:formula="of:=[.B180]" office:value-type="float" office:value="0" calcext:value-type="float">
            <text:p>0</text:p>
          </table:table-cell>
          <table:table-cell table:style-name="ce21" table:formula="of:=[.C180]" office:value-type="float" office:value="0" calcext:value-type="float">
            <text:p>0</text:p>
          </table:table-cell>
          <table:table-cell table:style-name="ce22" table:formula="of:=[.$D180]*[.C$2]+[.$E180]*[.C$3]+[.$F180]*[.C$4]+[.$G180]*[.C$5]*[.$H180]*[.C$6]+[.$I180]*[.C$7]" office:value-type="float" office:value="0" calcext:value-type="float">
            <text:p>0</text:p>
          </table:table-cell>
          <table:table-cell table:style-name="ce22" table:formula="of:=[.$D180]*[.D$2]+[.$E180]*[.D$3]+[.$F180]*[.D$4]+[.$G180]*[.D$5]*[.$H180]*[.D$6]+[.$I180]*[.D$7]" office:value-type="float" office:value="0" calcext:value-type="float">
            <text:p>0</text:p>
          </table:table-cell>
          <table:table-cell table:style-name="ce22" table:formula="of:=[.$D180]*[.E$2]+[.$E180]*[.E$3]+[.$F180]*[.E$4]+[.$G180]*[.E$5]*[.$H180]*[.E$6]+[.$I180]*[.E$7]" office:value-type="float" office:value="0" calcext:value-type="float">
            <text:p>0</text:p>
          </table:table-cell>
          <table:table-cell table:style-name="ce22" table:formula="of:=[.$D180]*[.F$2]+[.$E180]*[.F$3]+[.$F180]*[.F$4]+[.$G180]*[.F$5]*[.$H180]*[.F$6]+[.$I18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1]">
            <text:p/>
          </table:table-cell>
          <table:table-cell table:style-name="ce21" table:formula="of:=[.B181]" office:value-type="float" office:value="0" calcext:value-type="float">
            <text:p>0</text:p>
          </table:table-cell>
          <table:table-cell table:style-name="ce21" table:formula="of:=[.C181]" office:value-type="float" office:value="0" calcext:value-type="float">
            <text:p>0</text:p>
          </table:table-cell>
          <table:table-cell table:style-name="ce22" table:formula="of:=[.$D181]*[.C$2]+[.$E181]*[.C$3]+[.$F181]*[.C$4]+[.$G181]*[.C$5]*[.$H181]*[.C$6]+[.$I181]*[.C$7]" office:value-type="float" office:value="0" calcext:value-type="float">
            <text:p>0</text:p>
          </table:table-cell>
          <table:table-cell table:style-name="ce22" table:formula="of:=[.$D181]*[.D$2]+[.$E181]*[.D$3]+[.$F181]*[.D$4]+[.$G181]*[.D$5]*[.$H181]*[.D$6]+[.$I181]*[.D$7]" office:value-type="float" office:value="0" calcext:value-type="float">
            <text:p>0</text:p>
          </table:table-cell>
          <table:table-cell table:style-name="ce22" table:formula="of:=[.$D181]*[.E$2]+[.$E181]*[.E$3]+[.$F181]*[.E$4]+[.$G181]*[.E$5]*[.$H181]*[.E$6]+[.$I181]*[.E$7]" office:value-type="float" office:value="0" calcext:value-type="float">
            <text:p>0</text:p>
          </table:table-cell>
          <table:table-cell table:style-name="ce22" table:formula="of:=[.$D181]*[.F$2]+[.$E181]*[.F$3]+[.$F181]*[.F$4]+[.$G181]*[.F$5]*[.$H181]*[.F$6]+[.$I18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2]" office:value-type="string" office:string-value="Haloumi" calcext:value-type="string">
            <text:p>Haloumi</text:p>
          </table:table-cell>
          <table:table-cell table:style-name="ce21" table:formula="of:=[.B182]" office:value-type="string" office:string-value="??" calcext:value-type="string">
            <text:p>??</text:p>
          </table:table-cell>
          <table:table-cell table:style-name="ce21" table:formula="of:=[.C182]" office:value-type="string" office:string-value="g" calcext:value-type="string">
            <text:p>g</text:p>
          </table:table-cell>
          <table:table-cell table:style-name="ce22" table:formula="of:=[.$D182]*[.C$2]+[.$E182]*[.C$3]+[.$F182]*[.C$4]+[.$G182]*[.C$5]*[.$H182]*[.C$6]+[.$I182]*[.C$7]" office:value-type="float" office:value="0.000375" calcext:value-type="float">
            <text:p>0.000375</text:p>
          </table:table-cell>
          <table:table-cell table:style-name="ce22" table:formula="of:=[.$D182]*[.D$2]+[.$E182]*[.D$3]+[.$F182]*[.D$4]+[.$G182]*[.D$5]*[.$H182]*[.D$6]+[.$I182]*[.D$7]" office:value-type="float" office:value="0.000375" calcext:value-type="float">
            <text:p>0.000375</text:p>
          </table:table-cell>
          <table:table-cell table:style-name="ce22" table:formula="of:=[.$D182]*[.E$2]+[.$E182]*[.E$3]+[.$F182]*[.E$4]+[.$G182]*[.E$5]*[.$H182]*[.E$6]+[.$I182]*[.E$7]" office:value-type="float" office:value="0" calcext:value-type="float">
            <text:p>0</text:p>
          </table:table-cell>
          <table:table-cell table:style-name="ce22" table:formula="of:=[.$D182]*[.F$2]+[.$E182]*[.F$3]+[.$F182]*[.F$4]+[.$G182]*[.F$5]*[.$H182]*[.F$6]+[.$I18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3]">
            <text:p/>
          </table:table-cell>
          <table:table-cell table:style-name="ce21" table:formula="of:=[.B183]" office:value-type="float" office:value="0" calcext:value-type="float">
            <text:p>0</text:p>
          </table:table-cell>
          <table:table-cell table:style-name="ce21" table:formula="of:=[.C183]" office:value-type="float" office:value="0" calcext:value-type="float">
            <text:p>0</text:p>
          </table:table-cell>
          <table:table-cell table:style-name="ce22" table:formula="of:=[.$D183]*[.C$2]+[.$E183]*[.C$3]+[.$F183]*[.C$4]+[.$G183]*[.C$5]*[.$H183]*[.C$6]+[.$I183]*[.C$7]" office:value-type="float" office:value="0" calcext:value-type="float">
            <text:p>0</text:p>
          </table:table-cell>
          <table:table-cell table:style-name="ce22" table:formula="of:=[.$D183]*[.D$2]+[.$E183]*[.D$3]+[.$F183]*[.D$4]+[.$G183]*[.D$5]*[.$H183]*[.D$6]+[.$I183]*[.D$7]" office:value-type="float" office:value="0" calcext:value-type="float">
            <text:p>0</text:p>
          </table:table-cell>
          <table:table-cell table:style-name="ce22" table:formula="of:=[.$D183]*[.E$2]+[.$E183]*[.E$3]+[.$F183]*[.E$4]+[.$G183]*[.E$5]*[.$H183]*[.E$6]+[.$I183]*[.E$7]" office:value-type="float" office:value="0" calcext:value-type="float">
            <text:p>0</text:p>
          </table:table-cell>
          <table:table-cell table:style-name="ce22" table:formula="of:=[.$D183]*[.F$2]+[.$E183]*[.F$3]+[.$F183]*[.F$4]+[.$G183]*[.F$5]*[.$H183]*[.F$6]+[.$I18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4]">
            <text:p/>
          </table:table-cell>
          <table:table-cell table:style-name="ce21" table:formula="of:=[.B184]" office:value-type="float" office:value="0" calcext:value-type="float">
            <text:p>0</text:p>
          </table:table-cell>
          <table:table-cell table:style-name="ce21" table:formula="of:=[.C184]" office:value-type="float" office:value="0" calcext:value-type="float">
            <text:p>0</text:p>
          </table:table-cell>
          <table:table-cell table:style-name="ce22" table:formula="of:=[.$D184]*[.C$2]+[.$E184]*[.C$3]+[.$F184]*[.C$4]+[.$G184]*[.C$5]*[.$H184]*[.C$6]+[.$I184]*[.C$7]" office:value-type="float" office:value="0" calcext:value-type="float">
            <text:p>0</text:p>
          </table:table-cell>
          <table:table-cell table:style-name="ce22" table:formula="of:=[.$D184]*[.D$2]+[.$E184]*[.D$3]+[.$F184]*[.D$4]+[.$G184]*[.D$5]*[.$H184]*[.D$6]+[.$I184]*[.D$7]" office:value-type="float" office:value="0" calcext:value-type="float">
            <text:p>0</text:p>
          </table:table-cell>
          <table:table-cell table:style-name="ce22" table:formula="of:=[.$D184]*[.E$2]+[.$E184]*[.E$3]+[.$F184]*[.E$4]+[.$G184]*[.E$5]*[.$H184]*[.E$6]+[.$I184]*[.E$7]" office:value-type="float" office:value="0" calcext:value-type="float">
            <text:p>0</text:p>
          </table:table-cell>
          <table:table-cell table:style-name="ce22" table:formula="of:=[.$D184]*[.F$2]+[.$E184]*[.F$3]+[.$F184]*[.F$4]+[.$G184]*[.F$5]*[.$H184]*[.F$6]+[.$I18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5]" office:value-type="string" office:string-value="Fried onions" calcext:value-type="string">
            <text:p>Fried onions</text:p>
          </table:table-cell>
          <table:table-cell table:style-name="ce21" table:formula="of:=[.B185]" office:value-type="string" office:string-value="??" calcext:value-type="string">
            <text:p>??</text:p>
          </table:table-cell>
          <table:table-cell table:style-name="ce21" table:formula="of:=[.C185]" office:value-type="string" office:string-value="g" calcext:value-type="string">
            <text:p>g</text:p>
          </table:table-cell>
          <table:table-cell table:style-name="ce22" table:formula="of:=[.$D185]*[.C$2]+[.$E185]*[.C$3]+[.$F185]*[.C$4]+[.$G185]*[.C$5]*[.$H185]*[.C$6]+[.$I185]*[.C$7]" office:value-type="float" office:value="0.000375" calcext:value-type="float">
            <text:p>0.000375</text:p>
          </table:table-cell>
          <table:table-cell table:style-name="ce22" table:formula="of:=[.$D185]*[.D$2]+[.$E185]*[.D$3]+[.$F185]*[.D$4]+[.$G185]*[.D$5]*[.$H185]*[.D$6]+[.$I185]*[.D$7]" office:value-type="float" office:value="0.000375" calcext:value-type="float">
            <text:p>0.000375</text:p>
          </table:table-cell>
          <table:table-cell table:style-name="ce22" table:formula="of:=[.$D185]*[.E$2]+[.$E185]*[.E$3]+[.$F185]*[.E$4]+[.$G185]*[.E$5]*[.$H185]*[.E$6]+[.$I185]*[.E$7]" office:value-type="float" office:value="0" calcext:value-type="float">
            <text:p>0</text:p>
          </table:table-cell>
          <table:table-cell table:style-name="ce22" table:formula="of:=[.$D185]*[.F$2]+[.$E185]*[.F$3]+[.$F185]*[.F$4]+[.$G185]*[.F$5]*[.$H185]*[.F$6]+[.$I18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6]">
            <text:p/>
          </table:table-cell>
          <table:table-cell table:style-name="ce21" table:formula="of:=[.B186]" office:value-type="float" office:value="0" calcext:value-type="float">
            <text:p>0</text:p>
          </table:table-cell>
          <table:table-cell table:style-name="ce21" table:formula="of:=[.C186]" office:value-type="float" office:value="0" calcext:value-type="float">
            <text:p>0</text:p>
          </table:table-cell>
          <table:table-cell table:style-name="ce22" table:formula="of:=[.$D186]*[.C$2]+[.$E186]*[.C$3]+[.$F186]*[.C$4]+[.$G186]*[.C$5]*[.$H186]*[.C$6]+[.$I186]*[.C$7]" office:value-type="float" office:value="0" calcext:value-type="float">
            <text:p>0</text:p>
          </table:table-cell>
          <table:table-cell table:style-name="ce22" table:formula="of:=[.$D186]*[.D$2]+[.$E186]*[.D$3]+[.$F186]*[.D$4]+[.$G186]*[.D$5]*[.$H186]*[.D$6]+[.$I186]*[.D$7]" office:value-type="float" office:value="0" calcext:value-type="float">
            <text:p>0</text:p>
          </table:table-cell>
          <table:table-cell table:style-name="ce22" table:formula="of:=[.$D186]*[.E$2]+[.$E186]*[.E$3]+[.$F186]*[.E$4]+[.$G186]*[.E$5]*[.$H186]*[.E$6]+[.$I186]*[.E$7]" office:value-type="float" office:value="0" calcext:value-type="float">
            <text:p>0</text:p>
          </table:table-cell>
          <table:table-cell table:style-name="ce22" table:formula="of:=[.$D186]*[.F$2]+[.$E186]*[.F$3]+[.$F186]*[.F$4]+[.$G186]*[.F$5]*[.$H186]*[.F$6]+[.$I18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7]">
            <text:p/>
          </table:table-cell>
          <table:table-cell table:style-name="ce21" table:formula="of:=[.B187]" office:value-type="float" office:value="0" calcext:value-type="float">
            <text:p>0</text:p>
          </table:table-cell>
          <table:table-cell table:style-name="ce21" table:formula="of:=[.C187]" office:value-type="float" office:value="0" calcext:value-type="float">
            <text:p>0</text:p>
          </table:table-cell>
          <table:table-cell table:style-name="ce22" table:formula="of:=[.$D187]*[.C$2]+[.$E187]*[.C$3]+[.$F187]*[.C$4]+[.$G187]*[.C$5]*[.$H187]*[.C$6]+[.$I187]*[.C$7]" office:value-type="float" office:value="0" calcext:value-type="float">
            <text:p>0</text:p>
          </table:table-cell>
          <table:table-cell table:style-name="ce22" table:formula="of:=[.$D187]*[.D$2]+[.$E187]*[.D$3]+[.$F187]*[.D$4]+[.$G187]*[.D$5]*[.$H187]*[.D$6]+[.$I187]*[.D$7]" office:value-type="float" office:value="0" calcext:value-type="float">
            <text:p>0</text:p>
          </table:table-cell>
          <table:table-cell table:style-name="ce22" table:formula="of:=[.$D187]*[.E$2]+[.$E187]*[.E$3]+[.$F187]*[.E$4]+[.$G187]*[.E$5]*[.$H187]*[.E$6]+[.$I187]*[.E$7]" office:value-type="float" office:value="0" calcext:value-type="float">
            <text:p>0</text:p>
          </table:table-cell>
          <table:table-cell table:style-name="ce22" table:formula="of:=[.$D187]*[.F$2]+[.$E187]*[.F$3]+[.$F187]*[.F$4]+[.$G187]*[.F$5]*[.$H187]*[.F$6]+[.$I18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8]" office:value-type="string" office:string-value="Sauerkraut" calcext:value-type="string">
            <text:p>Sauerkraut</text:p>
          </table:table-cell>
          <table:table-cell table:style-name="ce21" table:formula="of:=[.B188]" office:value-type="string" office:string-value="??" calcext:value-type="string">
            <text:p>??</text:p>
          </table:table-cell>
          <table:table-cell table:style-name="ce21" table:formula="of:=[.C188]" office:value-type="string" office:string-value="g" calcext:value-type="string">
            <text:p>g</text:p>
          </table:table-cell>
          <table:table-cell table:style-name="ce22" table:formula="of:=[.$D188]*[.C$2]+[.$E188]*[.C$3]+[.$F188]*[.C$4]+[.$G188]*[.C$5]*[.$H188]*[.C$6]+[.$I188]*[.C$7]" office:value-type="float" office:value="0" calcext:value-type="float">
            <text:p>0</text:p>
          </table:table-cell>
          <table:table-cell table:style-name="ce22" table:formula="of:=[.$D188]*[.D$2]+[.$E188]*[.D$3]+[.$F188]*[.D$4]+[.$G188]*[.D$5]*[.$H188]*[.D$6]+[.$I188]*[.D$7]" office:value-type="float" office:value="0" calcext:value-type="float">
            <text:p>0</text:p>
          </table:table-cell>
          <table:table-cell table:style-name="ce22" table:formula="of:=[.$D188]*[.E$2]+[.$E188]*[.E$3]+[.$F188]*[.E$4]+[.$G188]*[.E$5]*[.$H188]*[.E$6]+[.$I188]*[.E$7]" office:value-type="float" office:value="0" calcext:value-type="float">
            <text:p>0</text:p>
          </table:table-cell>
          <table:table-cell table:style-name="ce22" table:formula="of:=[.$D188]*[.F$2]+[.$E188]*[.F$3]+[.$F188]*[.F$4]+[.$G188]*[.F$5]*[.$H188]*[.F$6]+[.$I18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89]">
            <text:p/>
          </table:table-cell>
          <table:table-cell table:style-name="ce21" table:formula="of:=[.B189]" office:value-type="float" office:value="0" calcext:value-type="float">
            <text:p>0</text:p>
          </table:table-cell>
          <table:table-cell table:style-name="ce21" table:formula="of:=[.C189]" office:value-type="float" office:value="0" calcext:value-type="float">
            <text:p>0</text:p>
          </table:table-cell>
          <table:table-cell table:style-name="ce22" table:formula="of:=[.$D189]*[.C$2]+[.$E189]*[.C$3]+[.$F189]*[.C$4]+[.$G189]*[.C$5]*[.$H189]*[.C$6]+[.$I189]*[.C$7]" office:value-type="float" office:value="0" calcext:value-type="float">
            <text:p>0</text:p>
          </table:table-cell>
          <table:table-cell table:style-name="ce22" table:formula="of:=[.$D189]*[.D$2]+[.$E189]*[.D$3]+[.$F189]*[.D$4]+[.$G189]*[.D$5]*[.$H189]*[.D$6]+[.$I189]*[.D$7]" office:value-type="float" office:value="0" calcext:value-type="float">
            <text:p>0</text:p>
          </table:table-cell>
          <table:table-cell table:style-name="ce22" table:formula="of:=[.$D189]*[.E$2]+[.$E189]*[.E$3]+[.$F189]*[.E$4]+[.$G189]*[.E$5]*[.$H189]*[.E$6]+[.$I189]*[.E$7]" office:value-type="float" office:value="0" calcext:value-type="float">
            <text:p>0</text:p>
          </table:table-cell>
          <table:table-cell table:style-name="ce22" table:formula="of:=[.$D189]*[.F$2]+[.$E189]*[.F$3]+[.$F189]*[.F$4]+[.$G189]*[.F$5]*[.$H189]*[.F$6]+[.$I18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0]">
            <text:p/>
          </table:table-cell>
          <table:table-cell table:style-name="ce21" table:formula="of:=[.B190]" office:value-type="float" office:value="0" calcext:value-type="float">
            <text:p>0</text:p>
          </table:table-cell>
          <table:table-cell table:style-name="ce21" table:formula="of:=[.C190]" office:value-type="float" office:value="0" calcext:value-type="float">
            <text:p>0</text:p>
          </table:table-cell>
          <table:table-cell table:style-name="ce22" table:formula="of:=[.$D190]*[.C$2]+[.$E190]*[.C$3]+[.$F190]*[.C$4]+[.$G190]*[.C$5]*[.$H190]*[.C$6]+[.$I190]*[.C$7]" office:value-type="float" office:value="0" calcext:value-type="float">
            <text:p>0</text:p>
          </table:table-cell>
          <table:table-cell table:style-name="ce22" table:formula="of:=[.$D190]*[.D$2]+[.$E190]*[.D$3]+[.$F190]*[.D$4]+[.$G190]*[.D$5]*[.$H190]*[.D$6]+[.$I190]*[.D$7]" office:value-type="float" office:value="0" calcext:value-type="float">
            <text:p>0</text:p>
          </table:table-cell>
          <table:table-cell table:style-name="ce22" table:formula="of:=[.$D190]*[.E$2]+[.$E190]*[.E$3]+[.$F190]*[.E$4]+[.$G190]*[.E$5]*[.$H190]*[.E$6]+[.$I190]*[.E$7]" office:value-type="float" office:value="0" calcext:value-type="float">
            <text:p>0</text:p>
          </table:table-cell>
          <table:table-cell table:style-name="ce22" table:formula="of:=[.$D190]*[.F$2]+[.$E190]*[.F$3]+[.$F190]*[.F$4]+[.$G190]*[.F$5]*[.$H190]*[.F$6]+[.$I19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1]" office:value-type="string" office:string-value="Corn" calcext:value-type="string">
            <text:p>Corn</text:p>
          </table:table-cell>
          <table:table-cell table:style-name="ce21" table:formula="of:=[.B191]" office:value-type="string" office:string-value="??" calcext:value-type="string">
            <text:p>??</text:p>
          </table:table-cell>
          <table:table-cell table:style-name="ce21" table:formula="of:=[.C191]" office:value-type="float" office:value="0" calcext:value-type="float">
            <text:p>0</text:p>
          </table:table-cell>
          <table:table-cell table:style-name="ce22" table:formula="of:=[.$D191]*[.C$2]+[.$E191]*[.C$3]+[.$F191]*[.C$4]+[.$G191]*[.C$5]*[.$H191]*[.C$6]+[.$I191]*[.C$7]" office:value-type="float" office:value="0" calcext:value-type="float">
            <text:p>0</text:p>
          </table:table-cell>
          <table:table-cell table:style-name="ce22" table:formula="of:=[.$D191]*[.D$2]+[.$E191]*[.D$3]+[.$F191]*[.D$4]+[.$G191]*[.D$5]*[.$H191]*[.D$6]+[.$I191]*[.D$7]" office:value-type="float" office:value="0" calcext:value-type="float">
            <text:p>0</text:p>
          </table:table-cell>
          <table:table-cell table:style-name="ce22" table:formula="of:=[.$D191]*[.E$2]+[.$E191]*[.E$3]+[.$F191]*[.E$4]+[.$G191]*[.E$5]*[.$H191]*[.E$6]+[.$I191]*[.E$7]" office:value-type="float" office:value="0" calcext:value-type="float">
            <text:p>0</text:p>
          </table:table-cell>
          <table:table-cell table:style-name="ce22" table:formula="of:=[.$D191]*[.F$2]+[.$E191]*[.F$3]+[.$F191]*[.F$4]+[.$G191]*[.F$5]*[.$H191]*[.F$6]+[.$I19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2]">
            <text:p/>
          </table:table-cell>
          <table:table-cell table:style-name="ce21" table:formula="of:=[.B192]" office:value-type="float" office:value="0" calcext:value-type="float">
            <text:p>0</text:p>
          </table:table-cell>
          <table:table-cell table:style-name="ce21" table:formula="of:=[.C192]" office:value-type="float" office:value="0" calcext:value-type="float">
            <text:p>0</text:p>
          </table:table-cell>
          <table:table-cell table:style-name="ce22" table:formula="of:=[.$D192]*[.C$2]+[.$E192]*[.C$3]+[.$F192]*[.C$4]+[.$G192]*[.C$5]*[.$H192]*[.C$6]+[.$I192]*[.C$7]" office:value-type="float" office:value="0" calcext:value-type="float">
            <text:p>0</text:p>
          </table:table-cell>
          <table:table-cell table:style-name="ce22" table:formula="of:=[.$D192]*[.D$2]+[.$E192]*[.D$3]+[.$F192]*[.D$4]+[.$G192]*[.D$5]*[.$H192]*[.D$6]+[.$I192]*[.D$7]" office:value-type="float" office:value="0" calcext:value-type="float">
            <text:p>0</text:p>
          </table:table-cell>
          <table:table-cell table:style-name="ce22" table:formula="of:=[.$D192]*[.E$2]+[.$E192]*[.E$3]+[.$F192]*[.E$4]+[.$G192]*[.E$5]*[.$H192]*[.E$6]+[.$I192]*[.E$7]" office:value-type="float" office:value="0" calcext:value-type="float">
            <text:p>0</text:p>
          </table:table-cell>
          <table:table-cell table:style-name="ce22" table:formula="of:=[.$D192]*[.F$2]+[.$E192]*[.F$3]+[.$F192]*[.F$4]+[.$G192]*[.F$5]*[.$H192]*[.F$6]+[.$I19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3]">
            <text:p/>
          </table:table-cell>
          <table:table-cell table:style-name="ce21" table:formula="of:=[.B193]" office:value-type="float" office:value="0" calcext:value-type="float">
            <text:p>0</text:p>
          </table:table-cell>
          <table:table-cell table:style-name="ce21" table:formula="of:=[.C193]" office:value-type="float" office:value="0" calcext:value-type="float">
            <text:p>0</text:p>
          </table:table-cell>
          <table:table-cell table:style-name="ce22" table:formula="of:=[.$D193]*[.C$2]+[.$E193]*[.C$3]+[.$F193]*[.C$4]+[.$G193]*[.C$5]*[.$H193]*[.C$6]+[.$I193]*[.C$7]" office:value-type="float" office:value="0" calcext:value-type="float">
            <text:p>0</text:p>
          </table:table-cell>
          <table:table-cell table:style-name="ce22" table:formula="of:=[.$D193]*[.D$2]+[.$E193]*[.D$3]+[.$F193]*[.D$4]+[.$G193]*[.D$5]*[.$H193]*[.D$6]+[.$I193]*[.D$7]" office:value-type="float" office:value="0" calcext:value-type="float">
            <text:p>0</text:p>
          </table:table-cell>
          <table:table-cell table:style-name="ce22" table:formula="of:=[.$D193]*[.E$2]+[.$E193]*[.E$3]+[.$F193]*[.E$4]+[.$G193]*[.E$5]*[.$H193]*[.E$6]+[.$I193]*[.E$7]" office:value-type="float" office:value="0" calcext:value-type="float">
            <text:p>0</text:p>
          </table:table-cell>
          <table:table-cell table:style-name="ce22" table:formula="of:=[.$D193]*[.F$2]+[.$E193]*[.F$3]+[.$F193]*[.F$4]+[.$G193]*[.F$5]*[.$H193]*[.F$6]+[.$I19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4]" office:value-type="string" office:string-value="Chicken wings" calcext:value-type="string">
            <text:p>Chicken wings</text:p>
          </table:table-cell>
          <table:table-cell table:style-name="ce21" table:formula="of:=[.B194]" office:value-type="string" office:string-value="Chicken wings (1 is 30g)" calcext:value-type="string">
            <text:p>Chicken wings (1 is 30g)</text:p>
          </table:table-cell>
          <table:table-cell table:style-name="ce21" table:formula="of:=[.C194]" office:value-type="string" office:string-value="wings" calcext:value-type="string">
            <text:p>wings</text:p>
          </table:table-cell>
          <table:table-cell table:style-name="ce22" table:formula="of:=[.$D194]*[.C$2]+[.$E194]*[.C$3]+[.$F194]*[.C$4]+[.$G194]*[.C$5]*[.$H194]*[.C$6]+[.$I194]*[.C$7]" office:value-type="float" office:value="0" calcext:value-type="float">
            <text:p>0</text:p>
          </table:table-cell>
          <table:table-cell table:style-name="ce22" table:formula="of:=[.$D194]*[.D$2]+[.$E194]*[.D$3]+[.$F194]*[.D$4]+[.$G194]*[.D$5]*[.$H194]*[.D$6]+[.$I194]*[.D$7]" office:value-type="float" office:value="0" calcext:value-type="float">
            <text:p>0</text:p>
          </table:table-cell>
          <table:table-cell table:style-name="ce22" table:formula="of:=[.$D194]*[.E$2]+[.$E194]*[.E$3]+[.$F194]*[.E$4]+[.$G194]*[.E$5]*[.$H194]*[.E$6]+[.$I194]*[.E$7]" office:value-type="float" office:value="0" calcext:value-type="float">
            <text:p>0</text:p>
          </table:table-cell>
          <table:table-cell table:style-name="ce22" table:formula="of:=[.$D194]*[.F$2]+[.$E194]*[.F$3]+[.$F194]*[.F$4]+[.$G194]*[.F$5]*[.$H194]*[.F$6]+[.$I19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5]" office:value-type="string" office:string-value="Chicken wings" calcext:value-type="string">
            <text:p>Chicken wings</text:p>
          </table:table-cell>
          <table:table-cell table:style-name="ce21" table:formula="of:=[.B195]" office:value-type="string" office:string-value="5 spring onions, finely sliced" calcext:value-type="string">
            <text:p>5 spring onions, finely sliced</text:p>
          </table:table-cell>
          <table:table-cell table:style-name="ce21" table:formula="of:=[.C195]" office:value-type="string" office:string-value="piece" calcext:value-type="string">
            <text:p>piece</text:p>
          </table:table-cell>
          <table:table-cell table:style-name="ce22" table:formula="of:=[.$D195]*[.C$2]+[.$E195]*[.C$3]+[.$F195]*[.C$4]+[.$G195]*[.C$5]*[.$H195]*[.C$6]+[.$I195]*[.C$7]" office:value-type="float" office:value="0" calcext:value-type="float">
            <text:p>0</text:p>
          </table:table-cell>
          <table:table-cell table:style-name="ce22" table:formula="of:=[.$D195]*[.D$2]+[.$E195]*[.D$3]+[.$F195]*[.D$4]+[.$G195]*[.D$5]*[.$H195]*[.D$6]+[.$I195]*[.D$7]" office:value-type="float" office:value="0" calcext:value-type="float">
            <text:p>0</text:p>
          </table:table-cell>
          <table:table-cell table:style-name="ce22" table:formula="of:=[.$D195]*[.E$2]+[.$E195]*[.E$3]+[.$F195]*[.E$4]+[.$G195]*[.E$5]*[.$H195]*[.E$6]+[.$I195]*[.E$7]" office:value-type="float" office:value="0" calcext:value-type="float">
            <text:p>0</text:p>
          </table:table-cell>
          <table:table-cell table:style-name="ce22" table:formula="of:=[.$D195]*[.F$2]+[.$E195]*[.F$3]+[.$F195]*[.F$4]+[.$G195]*[.F$5]*[.$H195]*[.F$6]+[.$I19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6]" office:value-type="string" office:string-value="Chicken wings" calcext:value-type="string">
            <text:p>Chicken wings</text:p>
          </table:table-cell>
          <table:table-cell table:style-name="ce21" table:formula="of:=[.B196]" office:value-type="string" office:string-value="5 tbsp honey" calcext:value-type="string">
            <text:p>5 tbsp honey</text:p>
          </table:table-cell>
          <table:table-cell table:style-name="ce21" table:formula="of:=[.C196]" office:value-type="string" office:string-value="tbsp" calcext:value-type="string">
            <text:p>tbsp</text:p>
          </table:table-cell>
          <table:table-cell table:style-name="ce22" table:formula="of:=[.$D196]*[.C$2]+[.$E196]*[.C$3]+[.$F196]*[.C$4]+[.$G196]*[.C$5]*[.$H196]*[.C$6]+[.$I196]*[.C$7]" office:value-type="float" office:value="0" calcext:value-type="float">
            <text:p>0</text:p>
          </table:table-cell>
          <table:table-cell table:style-name="ce22" table:formula="of:=[.$D196]*[.D$2]+[.$E196]*[.D$3]+[.$F196]*[.D$4]+[.$G196]*[.D$5]*[.$H196]*[.D$6]+[.$I196]*[.D$7]" office:value-type="float" office:value="0" calcext:value-type="float">
            <text:p>0</text:p>
          </table:table-cell>
          <table:table-cell table:style-name="ce22" table:formula="of:=[.$D196]*[.E$2]+[.$E196]*[.E$3]+[.$F196]*[.E$4]+[.$G196]*[.E$5]*[.$H196]*[.E$6]+[.$I196]*[.E$7]" office:value-type="float" office:value="0" calcext:value-type="float">
            <text:p>0</text:p>
          </table:table-cell>
          <table:table-cell table:style-name="ce22" table:formula="of:=[.$D196]*[.F$2]+[.$E196]*[.F$3]+[.$F196]*[.F$4]+[.$G196]*[.F$5]*[.$H196]*[.F$6]+[.$I19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7]" office:value-type="string" office:string-value="Chicken wings" calcext:value-type="string">
            <text:p>Chicken wings</text:p>
          </table:table-cell>
          <table:table-cell table:style-name="ce21" table:formula="of:=[.B197]" office:value-type="string" office:string-value="• 2 tbsp soy sauce" calcext:value-type="string">
            <text:p>• 2 tbsp soy sauce</text:p>
          </table:table-cell>
          <table:table-cell table:style-name="ce21" table:formula="of:=[.C197]" office:value-type="string" office:string-value="tbsp" calcext:value-type="string">
            <text:p>tbsp</text:p>
          </table:table-cell>
          <table:table-cell table:style-name="ce22" table:formula="of:=[.$D197]*[.C$2]+[.$E197]*[.C$3]+[.$F197]*[.C$4]+[.$G197]*[.C$5]*[.$H197]*[.C$6]+[.$I197]*[.C$7]" office:value-type="float" office:value="0" calcext:value-type="float">
            <text:p>0</text:p>
          </table:table-cell>
          <table:table-cell table:style-name="ce22" table:formula="of:=[.$D197]*[.D$2]+[.$E197]*[.D$3]+[.$F197]*[.D$4]+[.$G197]*[.D$5]*[.$H197]*[.D$6]+[.$I197]*[.D$7]" office:value-type="float" office:value="0" calcext:value-type="float">
            <text:p>0</text:p>
          </table:table-cell>
          <table:table-cell table:style-name="ce22" table:formula="of:=[.$D197]*[.E$2]+[.$E197]*[.E$3]+[.$F197]*[.E$4]+[.$G197]*[.E$5]*[.$H197]*[.E$6]+[.$I197]*[.E$7]" office:value-type="float" office:value="0" calcext:value-type="float">
            <text:p>0</text:p>
          </table:table-cell>
          <table:table-cell table:style-name="ce22" table:formula="of:=[.$D197]*[.F$2]+[.$E197]*[.F$3]+[.$F197]*[.F$4]+[.$G197]*[.F$5]*[.$H197]*[.F$6]+[.$I19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8]" office:value-type="string" office:string-value="Chicken wings" calcext:value-type="string">
            <text:p>Chicken wings</text:p>
          </table:table-cell>
          <table:table-cell table:style-name="ce21" table:formula="of:=[.B198]" office:value-type="string" office:string-value="• 1 red chilli, sliced" calcext:value-type="string">
            <text:p>• 1 red chilli, sliced</text:p>
          </table:table-cell>
          <table:table-cell table:style-name="ce21" table:formula="of:=[.C198]" office:value-type="string" office:string-value="piece" calcext:value-type="string">
            <text:p>piece</text:p>
          </table:table-cell>
          <table:table-cell table:style-name="ce22" table:formula="of:=[.$D198]*[.C$2]+[.$E198]*[.C$3]+[.$F198]*[.C$4]+[.$G198]*[.C$5]*[.$H198]*[.C$6]+[.$I198]*[.C$7]" office:value-type="float" office:value="0" calcext:value-type="float">
            <text:p>0</text:p>
          </table:table-cell>
          <table:table-cell table:style-name="ce22" table:formula="of:=[.$D198]*[.D$2]+[.$E198]*[.D$3]+[.$F198]*[.D$4]+[.$G198]*[.D$5]*[.$H198]*[.D$6]+[.$I198]*[.D$7]" office:value-type="float" office:value="0" calcext:value-type="float">
            <text:p>0</text:p>
          </table:table-cell>
          <table:table-cell table:style-name="ce22" table:formula="of:=[.$D198]*[.E$2]+[.$E198]*[.E$3]+[.$F198]*[.E$4]+[.$G198]*[.E$5]*[.$H198]*[.E$6]+[.$I198]*[.E$7]" office:value-type="float" office:value="0" calcext:value-type="float">
            <text:p>0</text:p>
          </table:table-cell>
          <table:table-cell table:style-name="ce22" table:formula="of:=[.$D198]*[.F$2]+[.$E198]*[.F$3]+[.$F198]*[.F$4]+[.$G198]*[.F$5]*[.$H198]*[.F$6]+[.$I19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199]" office:value-type="string" office:string-value="Chicken wings" calcext:value-type="string">
            <text:p>Chicken wings</text:p>
          </table:table-cell>
          <table:table-cell table:style-name="ce21" table:formula="of:=[.B199]" office:value-type="string" office:string-value="• 1–2 cm ginger, grated" calcext:value-type="string">
            <text:p>• 1–2 cm ginger, grated</text:p>
          </table:table-cell>
          <table:table-cell table:style-name="ce21" table:formula="of:=[.C199]" office:value-type="string" office:string-value="cm piece" calcext:value-type="string">
            <text:p>cm piece</text:p>
          </table:table-cell>
          <table:table-cell table:style-name="ce22" table:formula="of:=[.$D199]*[.C$2]+[.$E199]*[.C$3]+[.$F199]*[.C$4]+[.$G199]*[.C$5]*[.$H199]*[.C$6]+[.$I199]*[.C$7]" office:value-type="float" office:value="0" calcext:value-type="float">
            <text:p>0</text:p>
          </table:table-cell>
          <table:table-cell table:style-name="ce22" table:formula="of:=[.$D199]*[.D$2]+[.$E199]*[.D$3]+[.$F199]*[.D$4]+[.$G199]*[.D$5]*[.$H199]*[.D$6]+[.$I199]*[.D$7]" office:value-type="float" office:value="0" calcext:value-type="float">
            <text:p>0</text:p>
          </table:table-cell>
          <table:table-cell table:style-name="ce22" table:formula="of:=[.$D199]*[.E$2]+[.$E199]*[.E$3]+[.$F199]*[.E$4]+[.$G199]*[.E$5]*[.$H199]*[.E$6]+[.$I199]*[.E$7]" office:value-type="float" office:value="0" calcext:value-type="float">
            <text:p>0</text:p>
          </table:table-cell>
          <table:table-cell table:style-name="ce22" table:formula="of:=[.$D199]*[.F$2]+[.$E199]*[.F$3]+[.$F199]*[.F$4]+[.$G199]*[.F$5]*[.$H199]*[.F$6]+[.$I19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0]" office:value-type="string" office:string-value="Chicken wings" calcext:value-type="string">
            <text:p>Chicken wings</text:p>
          </table:table-cell>
          <table:table-cell table:style-name="ce21" table:formula="of:=[.B200]" office:value-type="string" office:string-value="0.625 teaspoon thyme" calcext:value-type="string">
            <text:p>0.625 teaspoon thyme</text:p>
          </table:table-cell>
          <table:table-cell table:style-name="ce21" table:formula="of:=[.C200]" office:value-type="string" office:string-value="tsp" calcext:value-type="string">
            <text:p>tsp</text:p>
          </table:table-cell>
          <table:table-cell table:style-name="ce22" table:formula="of:=[.$D200]*[.C$2]+[.$E200]*[.C$3]+[.$F200]*[.C$4]+[.$G200]*[.C$5]*[.$H200]*[.C$6]+[.$I200]*[.C$7]" office:value-type="float" office:value="0" calcext:value-type="float">
            <text:p>0</text:p>
          </table:table-cell>
          <table:table-cell table:style-name="ce22" table:formula="of:=[.$D200]*[.D$2]+[.$E200]*[.D$3]+[.$F200]*[.D$4]+[.$G200]*[.D$5]*[.$H200]*[.D$6]+[.$I200]*[.D$7]" office:value-type="float" office:value="0" calcext:value-type="float">
            <text:p>0</text:p>
          </table:table-cell>
          <table:table-cell table:style-name="ce22" table:formula="of:=[.$D200]*[.E$2]+[.$E200]*[.E$3]+[.$F200]*[.E$4]+[.$G200]*[.E$5]*[.$H200]*[.E$6]+[.$I200]*[.E$7]" office:value-type="float" office:value="0" calcext:value-type="float">
            <text:p>0</text:p>
          </table:table-cell>
          <table:table-cell table:style-name="ce22" table:formula="of:=[.$D200]*[.F$2]+[.$E200]*[.F$3]+[.$F200]*[.F$4]+[.$G200]*[.F$5]*[.$H200]*[.F$6]+[.$I20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1]">
            <text:p/>
          </table:table-cell>
          <table:table-cell table:style-name="ce21" table:formula="of:=[.B201]" office:value-type="float" office:value="0" calcext:value-type="float">
            <text:p>0</text:p>
          </table:table-cell>
          <table:table-cell table:style-name="ce21" table:formula="of:=[.C201]" office:value-type="float" office:value="0" calcext:value-type="float">
            <text:p>0</text:p>
          </table:table-cell>
          <table:table-cell table:style-name="ce22" table:formula="of:=[.$D201]*[.C$2]+[.$E201]*[.C$3]+[.$F201]*[.C$4]+[.$G201]*[.C$5]*[.$H201]*[.C$6]+[.$I201]*[.C$7]" office:value-type="float" office:value="0" calcext:value-type="float">
            <text:p>0</text:p>
          </table:table-cell>
          <table:table-cell table:style-name="ce22" table:formula="of:=[.$D201]*[.D$2]+[.$E201]*[.D$3]+[.$F201]*[.D$4]+[.$G201]*[.D$5]*[.$H201]*[.D$6]+[.$I201]*[.D$7]" office:value-type="float" office:value="0" calcext:value-type="float">
            <text:p>0</text:p>
          </table:table-cell>
          <table:table-cell table:style-name="ce22" table:formula="of:=[.$D201]*[.E$2]+[.$E201]*[.E$3]+[.$F201]*[.E$4]+[.$G201]*[.E$5]*[.$H201]*[.E$6]+[.$I201]*[.E$7]" office:value-type="float" office:value="0" calcext:value-type="float">
            <text:p>0</text:p>
          </table:table-cell>
          <table:table-cell table:style-name="ce22" table:formula="of:=[.$D201]*[.F$2]+[.$E201]*[.F$3]+[.$F201]*[.F$4]+[.$G201]*[.F$5]*[.$H201]*[.F$6]+[.$I20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2]">
            <text:p/>
          </table:table-cell>
          <table:table-cell table:style-name="ce21" table:formula="of:=[.B202]" office:value-type="float" office:value="0" calcext:value-type="float">
            <text:p>0</text:p>
          </table:table-cell>
          <table:table-cell table:style-name="ce21" table:formula="of:=[.C202]" office:value-type="float" office:value="0" calcext:value-type="float">
            <text:p>0</text:p>
          </table:table-cell>
          <table:table-cell table:style-name="ce22" table:formula="of:=[.$D202]*[.C$2]+[.$E202]*[.C$3]+[.$F202]*[.C$4]+[.$G202]*[.C$5]*[.$H202]*[.C$6]+[.$I202]*[.C$7]" office:value-type="float" office:value="0" calcext:value-type="float">
            <text:p>0</text:p>
          </table:table-cell>
          <table:table-cell table:style-name="ce22" table:formula="of:=[.$D202]*[.D$2]+[.$E202]*[.D$3]+[.$F202]*[.D$4]+[.$G202]*[.D$5]*[.$H202]*[.D$6]+[.$I202]*[.D$7]" office:value-type="float" office:value="0" calcext:value-type="float">
            <text:p>0</text:p>
          </table:table-cell>
          <table:table-cell table:style-name="ce22" table:formula="of:=[.$D202]*[.E$2]+[.$E202]*[.E$3]+[.$F202]*[.E$4]+[.$G202]*[.E$5]*[.$H202]*[.E$6]+[.$I202]*[.E$7]" office:value-type="float" office:value="0" calcext:value-type="float">
            <text:p>0</text:p>
          </table:table-cell>
          <table:table-cell table:style-name="ce22" table:formula="of:=[.$D202]*[.F$2]+[.$E202]*[.F$3]+[.$F202]*[.F$4]+[.$G202]*[.F$5]*[.$H202]*[.F$6]+[.$I20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3]" office:value-type="string" office:string-value="Veggies in Foil" calcext:value-type="string">
            <text:p>Veggies in Foil</text:p>
          </table:table-cell>
          <table:table-cell table:style-name="ce21" table:formula="of:=[.B203]" office:value-type="string" office:string-value="2 potatoes cut in batons" calcext:value-type="string">
            <text:p>2 potatoes cut in batons</text:p>
          </table:table-cell>
          <table:table-cell table:style-name="ce21" table:formula="of:=[.C203]" office:value-type="string" office:string-value="g" calcext:value-type="string">
            <text:p>g</text:p>
          </table:table-cell>
          <table:table-cell table:style-name="ce22" table:formula="of:=[.$D203]*[.C$2]+[.$E203]*[.C$3]+[.$F203]*[.C$4]+[.$G203]*[.C$5]*[.$H203]*[.C$6]+[.$I203]*[.C$7]" office:value-type="float" office:value="3" calcext:value-type="float">
            <text:p>3</text:p>
          </table:table-cell>
          <table:table-cell table:style-name="ce22" table:formula="of:=[.$D203]*[.D$2]+[.$E203]*[.D$3]+[.$F203]*[.D$4]+[.$G203]*[.D$5]*[.$H203]*[.D$6]+[.$I203]*[.D$7]" office:value-type="float" office:value="3" calcext:value-type="float">
            <text:p>3</text:p>
          </table:table-cell>
          <table:table-cell table:style-name="ce22" table:formula="of:=[.$D203]*[.E$2]+[.$E203]*[.E$3]+[.$F203]*[.E$4]+[.$G203]*[.E$5]*[.$H203]*[.E$6]+[.$I203]*[.E$7]" office:value-type="float" office:value="0" calcext:value-type="float">
            <text:p>0</text:p>
          </table:table-cell>
          <table:table-cell table:style-name="ce22" table:formula="of:=[.$D203]*[.F$2]+[.$E203]*[.F$3]+[.$F203]*[.F$4]+[.$G203]*[.F$5]*[.$H203]*[.F$6]+[.$I20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4]" office:value-type="string" office:string-value="Veggies in Foil" calcext:value-type="string">
            <text:p>Veggies in Foil</text:p>
          </table:table-cell>
          <table:table-cell table:style-name="ce21" table:formula="of:=[.B204]" office:value-type="string" office:string-value="4 Carrots cut in batons" calcext:value-type="string">
            <text:p>4 Carrots cut in batons</text:p>
          </table:table-cell>
          <table:table-cell table:style-name="ce21" table:formula="of:=[.C204]" office:value-type="string" office:string-value="g" calcext:value-type="string">
            <text:p>g</text:p>
          </table:table-cell>
          <table:table-cell table:style-name="ce22" table:formula="of:=[.$D204]*[.C$2]+[.$E204]*[.C$3]+[.$F204]*[.C$4]+[.$G204]*[.C$5]*[.$H204]*[.C$6]+[.$I204]*[.C$7]" office:value-type="float" office:value="3" calcext:value-type="float">
            <text:p>3</text:p>
          </table:table-cell>
          <table:table-cell table:style-name="ce22" table:formula="of:=[.$D204]*[.D$2]+[.$E204]*[.D$3]+[.$F204]*[.D$4]+[.$G204]*[.D$5]*[.$H204]*[.D$6]+[.$I204]*[.D$7]" office:value-type="float" office:value="3" calcext:value-type="float">
            <text:p>3</text:p>
          </table:table-cell>
          <table:table-cell table:style-name="ce22" table:formula="of:=[.$D204]*[.E$2]+[.$E204]*[.E$3]+[.$F204]*[.E$4]+[.$G204]*[.E$5]*[.$H204]*[.E$6]+[.$I204]*[.E$7]" office:value-type="float" office:value="0" calcext:value-type="float">
            <text:p>0</text:p>
          </table:table-cell>
          <table:table-cell table:style-name="ce22" table:formula="of:=[.$D204]*[.F$2]+[.$E204]*[.F$3]+[.$F204]*[.F$4]+[.$G204]*[.F$5]*[.$H204]*[.F$6]+[.$I20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5]" office:value-type="string" office:string-value="Veggies in Foil" calcext:value-type="string">
            <text:p>Veggies in Foil</text:p>
          </table:table-cell>
          <table:table-cell table:style-name="ce21" table:formula="of:=[.B205]" office:value-type="string" office:string-value="1 Onion" calcext:value-type="string">
            <text:p>1 Onion</text:p>
          </table:table-cell>
          <table:table-cell table:style-name="ce21" table:formula="of:=[.C205]" office:value-type="string" office:string-value="g" calcext:value-type="string">
            <text:p>g</text:p>
          </table:table-cell>
          <table:table-cell table:style-name="ce22" table:formula="of:=[.$D205]*[.C$2]+[.$E205]*[.C$3]+[.$F205]*[.C$4]+[.$G205]*[.C$5]*[.$H205]*[.C$6]+[.$I205]*[.C$7]" office:value-type="float" office:value="3" calcext:value-type="float">
            <text:p>3</text:p>
          </table:table-cell>
          <table:table-cell table:style-name="ce22" table:formula="of:=[.$D205]*[.D$2]+[.$E205]*[.D$3]+[.$F205]*[.D$4]+[.$G205]*[.D$5]*[.$H205]*[.D$6]+[.$I205]*[.D$7]" office:value-type="float" office:value="3" calcext:value-type="float">
            <text:p>3</text:p>
          </table:table-cell>
          <table:table-cell table:style-name="ce22" table:formula="of:=[.$D205]*[.E$2]+[.$E205]*[.E$3]+[.$F205]*[.E$4]+[.$G205]*[.E$5]*[.$H205]*[.E$6]+[.$I205]*[.E$7]" office:value-type="float" office:value="0" calcext:value-type="float">
            <text:p>0</text:p>
          </table:table-cell>
          <table:table-cell table:style-name="ce22" table:formula="of:=[.$D205]*[.F$2]+[.$E205]*[.F$3]+[.$F205]*[.F$4]+[.$G205]*[.F$5]*[.$H205]*[.F$6]+[.$I20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6]" office:value-type="string" office:string-value="Veggies in Foil" calcext:value-type="string">
            <text:p>Veggies in Foil</text:p>
          </table:table-cell>
          <table:table-cell table:style-name="ce21" table:formula="of:=[.B206]" office:value-type="string" office:string-value="Parsley" calcext:value-type="string">
            <text:p>Parsley</text:p>
          </table:table-cell>
          <table:table-cell table:style-name="ce21" table:formula="of:=[.C206]" office:value-type="string" office:string-value="bunch" calcext:value-type="string">
            <text:p>bunch</text:p>
          </table:table-cell>
          <table:table-cell table:style-name="ce22" table:formula="of:=[.$D206]*[.C$2]+[.$E206]*[.C$3]+[.$F206]*[.C$4]+[.$G206]*[.C$5]*[.$H206]*[.C$6]+[.$I206]*[.C$7]" office:value-type="float" office:value="3" calcext:value-type="float">
            <text:p>3</text:p>
          </table:table-cell>
          <table:table-cell table:style-name="ce22" table:formula="of:=[.$D206]*[.D$2]+[.$E206]*[.D$3]+[.$F206]*[.D$4]+[.$G206]*[.D$5]*[.$H206]*[.D$6]+[.$I206]*[.D$7]" office:value-type="float" office:value="3" calcext:value-type="float">
            <text:p>3</text:p>
          </table:table-cell>
          <table:table-cell table:style-name="ce22" table:formula="of:=[.$D206]*[.E$2]+[.$E206]*[.E$3]+[.$F206]*[.E$4]+[.$G206]*[.E$5]*[.$H206]*[.E$6]+[.$I206]*[.E$7]" office:value-type="float" office:value="0" calcext:value-type="float">
            <text:p>0</text:p>
          </table:table-cell>
          <table:table-cell table:style-name="ce22" table:formula="of:=[.$D206]*[.F$2]+[.$E206]*[.F$3]+[.$F206]*[.F$4]+[.$G206]*[.F$5]*[.$H206]*[.F$6]+[.$I20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7]" office:value-type="string" office:string-value="Veggies in Foil" calcext:value-type="string">
            <text:p>Veggies in Foil</text:p>
          </table:table-cell>
          <table:table-cell table:style-name="ce21" table:formula="of:=[.B207]" office:value-type="string" office:string-value="Salt" calcext:value-type="string">
            <text:p>Salt</text:p>
          </table:table-cell>
          <table:table-cell table:style-name="ce21" table:formula="of:=[.C207]" office:value-type="string" office:string-value="tsp" calcext:value-type="string">
            <text:p>tsp</text:p>
          </table:table-cell>
          <table:table-cell table:style-name="ce22" table:formula="of:=[.$D207]*[.C$2]+[.$E207]*[.C$3]+[.$F207]*[.C$4]+[.$G207]*[.C$5]*[.$H207]*[.C$6]+[.$I207]*[.C$7]" office:value-type="float" office:value="3" calcext:value-type="float">
            <text:p>3</text:p>
          </table:table-cell>
          <table:table-cell table:style-name="ce22" table:formula="of:=[.$D207]*[.D$2]+[.$E207]*[.D$3]+[.$F207]*[.D$4]+[.$G207]*[.D$5]*[.$H207]*[.D$6]+[.$I207]*[.D$7]" office:value-type="float" office:value="3" calcext:value-type="float">
            <text:p>3</text:p>
          </table:table-cell>
          <table:table-cell table:style-name="ce22" table:formula="of:=[.$D207]*[.E$2]+[.$E207]*[.E$3]+[.$F207]*[.E$4]+[.$G207]*[.E$5]*[.$H207]*[.E$6]+[.$I207]*[.E$7]" office:value-type="float" office:value="0" calcext:value-type="float">
            <text:p>0</text:p>
          </table:table-cell>
          <table:table-cell table:style-name="ce22" table:formula="of:=[.$D207]*[.F$2]+[.$E207]*[.F$3]+[.$F207]*[.F$4]+[.$G207]*[.F$5]*[.$H207]*[.F$6]+[.$I20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8]" office:value-type="string" office:string-value="Veggies in Foil" calcext:value-type="string">
            <text:p>Veggies in Foil</text:p>
          </table:table-cell>
          <table:table-cell table:style-name="ce21" table:formula="of:=[.B208]" office:value-type="string" office:string-value="Pepper" calcext:value-type="string">
            <text:p>Pepper</text:p>
          </table:table-cell>
          <table:table-cell table:style-name="ce21" table:formula="of:=[.C208]" office:value-type="string" office:string-value="tsp" calcext:value-type="string">
            <text:p>tsp</text:p>
          </table:table-cell>
          <table:table-cell table:style-name="ce22" table:formula="of:=[.$D208]*[.C$2]+[.$E208]*[.C$3]+[.$F208]*[.C$4]+[.$G208]*[.C$5]*[.$H208]*[.C$6]+[.$I208]*[.C$7]" office:value-type="float" office:value="3" calcext:value-type="float">
            <text:p>3</text:p>
          </table:table-cell>
          <table:table-cell table:style-name="ce22" table:formula="of:=[.$D208]*[.D$2]+[.$E208]*[.D$3]+[.$F208]*[.D$4]+[.$G208]*[.D$5]*[.$H208]*[.D$6]+[.$I208]*[.D$7]" office:value-type="float" office:value="3" calcext:value-type="float">
            <text:p>3</text:p>
          </table:table-cell>
          <table:table-cell table:style-name="ce22" table:formula="of:=[.$D208]*[.E$2]+[.$E208]*[.E$3]+[.$F208]*[.E$4]+[.$G208]*[.E$5]*[.$H208]*[.E$6]+[.$I208]*[.E$7]" office:value-type="float" office:value="0" calcext:value-type="float">
            <text:p>0</text:p>
          </table:table-cell>
          <table:table-cell table:style-name="ce22" table:formula="of:=[.$D208]*[.F$2]+[.$E208]*[.F$3]+[.$F208]*[.F$4]+[.$G208]*[.F$5]*[.$H208]*[.F$6]+[.$I20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09]" office:value-type="string" office:string-value="Veggies in Foil" calcext:value-type="string">
            <text:p>Veggies in Foil</text:p>
          </table:table-cell>
          <table:table-cell table:style-name="ce21" table:formula="of:=[.B209]" office:value-type="string" office:string-value="12 tbsp Butter" calcext:value-type="string">
            <text:p>12 tbsp Butter</text:p>
          </table:table-cell>
          <table:table-cell table:style-name="ce21" table:formula="of:=[.C209]" office:value-type="string" office:string-value="g" calcext:value-type="string">
            <text:p>g</text:p>
          </table:table-cell>
          <table:table-cell table:style-name="ce22" table:formula="of:=[.$D209]*[.C$2]+[.$E209]*[.C$3]+[.$F209]*[.C$4]+[.$G209]*[.C$5]*[.$H209]*[.C$6]+[.$I209]*[.C$7]" office:value-type="float" office:value="3" calcext:value-type="float">
            <text:p>3</text:p>
          </table:table-cell>
          <table:table-cell table:style-name="ce22" table:formula="of:=[.$D209]*[.D$2]+[.$E209]*[.D$3]+[.$F209]*[.D$4]+[.$G209]*[.D$5]*[.$H209]*[.D$6]+[.$I209]*[.D$7]" office:value-type="float" office:value="3" calcext:value-type="float">
            <text:p>3</text:p>
          </table:table-cell>
          <table:table-cell table:style-name="ce22" table:formula="of:=[.$D209]*[.E$2]+[.$E209]*[.E$3]+[.$F209]*[.E$4]+[.$G209]*[.E$5]*[.$H209]*[.E$6]+[.$I209]*[.E$7]" office:value-type="float" office:value="0" calcext:value-type="float">
            <text:p>0</text:p>
          </table:table-cell>
          <table:table-cell table:style-name="ce22" table:formula="of:=[.$D209]*[.F$2]+[.$E209]*[.F$3]+[.$F209]*[.F$4]+[.$G209]*[.F$5]*[.$H209]*[.F$6]+[.$I20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0]">
            <text:p/>
          </table:table-cell>
          <table:table-cell table:style-name="ce21" table:formula="of:=[.B210]" office:value-type="float" office:value="0" calcext:value-type="float">
            <text:p>0</text:p>
          </table:table-cell>
          <table:table-cell table:style-name="ce21" table:formula="of:=[.C210]" office:value-type="float" office:value="0" calcext:value-type="float">
            <text:p>0</text:p>
          </table:table-cell>
          <table:table-cell table:style-name="ce22" table:formula="of:=[.$D210]*[.C$2]+[.$E210]*[.C$3]+[.$F210]*[.C$4]+[.$G210]*[.C$5]*[.$H210]*[.C$6]+[.$I210]*[.C$7]" office:value-type="float" office:value="0" calcext:value-type="float">
            <text:p>0</text:p>
          </table:table-cell>
          <table:table-cell table:style-name="ce22" table:formula="of:=[.$D210]*[.D$2]+[.$E210]*[.D$3]+[.$F210]*[.D$4]+[.$G210]*[.D$5]*[.$H210]*[.D$6]+[.$I210]*[.D$7]" office:value-type="float" office:value="0" calcext:value-type="float">
            <text:p>0</text:p>
          </table:table-cell>
          <table:table-cell table:style-name="ce22" table:formula="of:=[.$D210]*[.E$2]+[.$E210]*[.E$3]+[.$F210]*[.E$4]+[.$G210]*[.E$5]*[.$H210]*[.E$6]+[.$I210]*[.E$7]" office:value-type="float" office:value="0" calcext:value-type="float">
            <text:p>0</text:p>
          </table:table-cell>
          <table:table-cell table:style-name="ce22" table:formula="of:=[.$D210]*[.F$2]+[.$E210]*[.F$3]+[.$F210]*[.F$4]+[.$G210]*[.F$5]*[.$H210]*[.F$6]+[.$I21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1]">
            <text:p/>
          </table:table-cell>
          <table:table-cell table:style-name="ce21" table:formula="of:=[.B211]" office:value-type="float" office:value="0" calcext:value-type="float">
            <text:p>0</text:p>
          </table:table-cell>
          <table:table-cell table:style-name="ce21" table:formula="of:=[.C211]" office:value-type="float" office:value="0" calcext:value-type="float">
            <text:p>0</text:p>
          </table:table-cell>
          <table:table-cell table:style-name="ce22" table:formula="of:=[.$D211]*[.C$2]+[.$E211]*[.C$3]+[.$F211]*[.C$4]+[.$G211]*[.C$5]*[.$H211]*[.C$6]+[.$I211]*[.C$7]" office:value-type="float" office:value="0" calcext:value-type="float">
            <text:p>0</text:p>
          </table:table-cell>
          <table:table-cell table:style-name="ce22" table:formula="of:=[.$D211]*[.D$2]+[.$E211]*[.D$3]+[.$F211]*[.D$4]+[.$G211]*[.D$5]*[.$H211]*[.D$6]+[.$I211]*[.D$7]" office:value-type="float" office:value="0" calcext:value-type="float">
            <text:p>0</text:p>
          </table:table-cell>
          <table:table-cell table:style-name="ce22" table:formula="of:=[.$D211]*[.E$2]+[.$E211]*[.E$3]+[.$F211]*[.E$4]+[.$G211]*[.E$5]*[.$H211]*[.E$6]+[.$I211]*[.E$7]" office:value-type="float" office:value="0" calcext:value-type="float">
            <text:p>0</text:p>
          </table:table-cell>
          <table:table-cell table:style-name="ce22" table:formula="of:=[.$D211]*[.F$2]+[.$E211]*[.F$3]+[.$F211]*[.F$4]+[.$G211]*[.F$5]*[.$H211]*[.F$6]+[.$I21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2]" office:value-type="string" office:string-value="Couscous salad" calcext:value-type="string">
            <text:p>Couscous salad</text:p>
          </table:table-cell>
          <table:table-cell table:style-name="ce21" table:formula="of:=[.B212]" office:value-type="string" office:string-value="160g couscous" calcext:value-type="string">
            <text:p>160g couscous</text:p>
          </table:table-cell>
          <table:table-cell table:style-name="ce21" table:formula="of:=[.C212]" office:value-type="string" office:string-value="g" calcext:value-type="string">
            <text:p>g</text:p>
          </table:table-cell>
          <table:table-cell table:style-name="ce22" table:formula="of:=[.$D212]*[.C$2]+[.$E212]*[.C$3]+[.$F212]*[.C$4]+[.$G212]*[.C$5]*[.$H212]*[.C$6]+[.$I212]*[.C$7]" office:value-type="float" office:value="2" calcext:value-type="float">
            <text:p>2</text:p>
          </table:table-cell>
          <table:table-cell table:style-name="ce22" table:formula="of:=[.$D212]*[.D$2]+[.$E212]*[.D$3]+[.$F212]*[.D$4]+[.$G212]*[.D$5]*[.$H212]*[.D$6]+[.$I212]*[.D$7]" office:value-type="float" office:value="2" calcext:value-type="float">
            <text:p>2</text:p>
          </table:table-cell>
          <table:table-cell table:style-name="ce22" table:formula="of:=[.$D212]*[.E$2]+[.$E212]*[.E$3]+[.$F212]*[.E$4]+[.$G212]*[.E$5]*[.$H212]*[.E$6]+[.$I212]*[.E$7]" office:value-type="float" office:value="0" calcext:value-type="float">
            <text:p>0</text:p>
          </table:table-cell>
          <table:table-cell table:style-name="ce22" table:formula="of:=[.$D212]*[.F$2]+[.$E212]*[.F$3]+[.$F212]*[.F$4]+[.$G212]*[.F$5]*[.$H212]*[.F$6]+[.$I21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3]" office:value-type="string" office:string-value="Couscous salad" calcext:value-type="string">
            <text:p>Couscous salad</text:p>
          </table:table-cell>
          <table:table-cell table:style-name="ce21" table:formula="of:=[.B213]" office:value-type="string" office:string-value="500ml veggie stock" calcext:value-type="string">
            <text:p>500ml veggie stock</text:p>
          </table:table-cell>
          <table:table-cell table:style-name="ce21" table:formula="of:=[.C213]" office:value-type="string" office:string-value="ml" calcext:value-type="string">
            <text:p>ml</text:p>
          </table:table-cell>
          <table:table-cell table:style-name="ce22" table:formula="of:=[.$D213]*[.C$2]+[.$E213]*[.C$3]+[.$F213]*[.C$4]+[.$G213]*[.C$5]*[.$H213]*[.C$6]+[.$I213]*[.C$7]" office:value-type="float" office:value="2" calcext:value-type="float">
            <text:p>2</text:p>
          </table:table-cell>
          <table:table-cell table:style-name="ce22" table:formula="of:=[.$D213]*[.D$2]+[.$E213]*[.D$3]+[.$F213]*[.D$4]+[.$G213]*[.D$5]*[.$H213]*[.D$6]+[.$I213]*[.D$7]" office:value-type="float" office:value="2" calcext:value-type="float">
            <text:p>2</text:p>
          </table:table-cell>
          <table:table-cell table:style-name="ce22" table:formula="of:=[.$D213]*[.E$2]+[.$E213]*[.E$3]+[.$F213]*[.E$4]+[.$G213]*[.E$5]*[.$H213]*[.E$6]+[.$I213]*[.E$7]" office:value-type="float" office:value="0" calcext:value-type="float">
            <text:p>0</text:p>
          </table:table-cell>
          <table:table-cell table:style-name="ce22" table:formula="of:=[.$D213]*[.F$2]+[.$E213]*[.F$3]+[.$F213]*[.F$4]+[.$G213]*[.F$5]*[.$H213]*[.F$6]+[.$I21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4]" office:value-type="string" office:string-value="Couscous salad" calcext:value-type="string">
            <text:p>Couscous salad</text:p>
          </table:table-cell>
          <table:table-cell table:style-name="ce21" table:formula="of:=[.B214]" office:value-type="string" office:string-value="200g dried apricots, chopped into quarters" calcext:value-type="string">
            <text:p>200g dried apricots, chopped into quarters</text:p>
          </table:table-cell>
          <table:table-cell table:style-name="ce21" table:formula="of:=[.C214]" office:value-type="string" office:string-value="g" calcext:value-type="string">
            <text:p>g</text:p>
          </table:table-cell>
          <table:table-cell table:style-name="ce22" table:formula="of:=[.$D214]*[.C$2]+[.$E214]*[.C$3]+[.$F214]*[.C$4]+[.$G214]*[.C$5]*[.$H214]*[.C$6]+[.$I214]*[.C$7]" office:value-type="float" office:value="2" calcext:value-type="float">
            <text:p>2</text:p>
          </table:table-cell>
          <table:table-cell table:style-name="ce22" table:formula="of:=[.$D214]*[.D$2]+[.$E214]*[.D$3]+[.$F214]*[.D$4]+[.$G214]*[.D$5]*[.$H214]*[.D$6]+[.$I214]*[.D$7]" office:value-type="float" office:value="2" calcext:value-type="float">
            <text:p>2</text:p>
          </table:table-cell>
          <table:table-cell table:style-name="ce22" table:formula="of:=[.$D214]*[.E$2]+[.$E214]*[.E$3]+[.$F214]*[.E$4]+[.$G214]*[.E$5]*[.$H214]*[.E$6]+[.$I214]*[.E$7]" office:value-type="float" office:value="0" calcext:value-type="float">
            <text:p>0</text:p>
          </table:table-cell>
          <table:table-cell table:style-name="ce22" table:formula="of:=[.$D214]*[.F$2]+[.$E214]*[.F$3]+[.$F214]*[.F$4]+[.$G214]*[.F$5]*[.$H214]*[.F$6]+[.$I21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5]" office:value-type="string" office:string-value="Couscous salad" calcext:value-type="string">
            <text:p>Couscous salad</text:p>
          </table:table-cell>
          <table:table-cell table:style-name="ce21" table:formula="of:=[.B215]" office:value-type="string" office:string-value="100g walnuts, very roughly chopped" calcext:value-type="string">
            <text:p>100g walnuts, very roughly chopped</text:p>
          </table:table-cell>
          <table:table-cell table:style-name="ce21" table:formula="of:=[.C215]" office:value-type="string" office:string-value="g" calcext:value-type="string">
            <text:p>g</text:p>
          </table:table-cell>
          <table:table-cell table:style-name="ce22" table:formula="of:=[.$D215]*[.C$2]+[.$E215]*[.C$3]+[.$F215]*[.C$4]+[.$G215]*[.C$5]*[.$H215]*[.C$6]+[.$I215]*[.C$7]" office:value-type="float" office:value="2" calcext:value-type="float">
            <text:p>2</text:p>
          </table:table-cell>
          <table:table-cell table:style-name="ce22" table:formula="of:=[.$D215]*[.D$2]+[.$E215]*[.D$3]+[.$F215]*[.D$4]+[.$G215]*[.D$5]*[.$H215]*[.D$6]+[.$I215]*[.D$7]" office:value-type="float" office:value="2" calcext:value-type="float">
            <text:p>2</text:p>
          </table:table-cell>
          <table:table-cell table:style-name="ce22" table:formula="of:=[.$D215]*[.E$2]+[.$E215]*[.E$3]+[.$F215]*[.E$4]+[.$G215]*[.E$5]*[.$H215]*[.E$6]+[.$I215]*[.E$7]" office:value-type="float" office:value="0" calcext:value-type="float">
            <text:p>0</text:p>
          </table:table-cell>
          <table:table-cell table:style-name="ce22" table:formula="of:=[.$D215]*[.F$2]+[.$E215]*[.F$3]+[.$F215]*[.F$4]+[.$G215]*[.F$5]*[.$H215]*[.F$6]+[.$I21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6]" office:value-type="string" office:string-value="Couscous salad" calcext:value-type="string">
            <text:p>Couscous salad</text:p>
          </table:table-cell>
          <table:table-cell table:style-name="ce21" table:formula="of:=[.B216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1" table:formula="of:=[.C216]" office:value-type="string" office:string-value="g" calcext:value-type="string">
            <text:p>g</text:p>
          </table:table-cell>
          <table:table-cell table:style-name="ce22" table:formula="of:=[.$D216]*[.C$2]+[.$E216]*[.C$3]+[.$F216]*[.C$4]+[.$G216]*[.C$5]*[.$H216]*[.C$6]+[.$I216]*[.C$7]" office:value-type="float" office:value="2" calcext:value-type="float">
            <text:p>2</text:p>
          </table:table-cell>
          <table:table-cell table:style-name="ce22" table:formula="of:=[.$D216]*[.D$2]+[.$E216]*[.D$3]+[.$F216]*[.D$4]+[.$G216]*[.D$5]*[.$H216]*[.D$6]+[.$I216]*[.D$7]" office:value-type="float" office:value="2" calcext:value-type="float">
            <text:p>2</text:p>
          </table:table-cell>
          <table:table-cell table:style-name="ce22" table:formula="of:=[.$D216]*[.E$2]+[.$E216]*[.E$3]+[.$F216]*[.E$4]+[.$G216]*[.E$5]*[.$H216]*[.E$6]+[.$I216]*[.E$7]" office:value-type="float" office:value="0" calcext:value-type="float">
            <text:p>0</text:p>
          </table:table-cell>
          <table:table-cell table:style-name="ce22" table:formula="of:=[.$D216]*[.F$2]+[.$E216]*[.F$3]+[.$F216]*[.F$4]+[.$G216]*[.F$5]*[.$H216]*[.F$6]+[.$I21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7]" office:value-type="string" office:string-value="Couscous salad" calcext:value-type="string">
            <text:p>Couscous salad</text:p>
          </table:table-cell>
          <table:table-cell table:style-name="ce21" table:formula="of:=[.B217]" office:value-type="string" office:string-value="2 spring onions (finely chopped)" calcext:value-type="string">
            <text:p>2 spring onions (finely chopped)</text:p>
          </table:table-cell>
          <table:table-cell table:style-name="ce21" table:formula="of:=[.C217]" office:value-type="string" office:string-value="piece" calcext:value-type="string">
            <text:p>piece</text:p>
          </table:table-cell>
          <table:table-cell table:style-name="ce22" table:formula="of:=[.$D217]*[.C$2]+[.$E217]*[.C$3]+[.$F217]*[.C$4]+[.$G217]*[.C$5]*[.$H217]*[.C$6]+[.$I217]*[.C$7]" office:value-type="float" office:value="2" calcext:value-type="float">
            <text:p>2</text:p>
          </table:table-cell>
          <table:table-cell table:style-name="ce22" table:formula="of:=[.$D217]*[.D$2]+[.$E217]*[.D$3]+[.$F217]*[.D$4]+[.$G217]*[.D$5]*[.$H217]*[.D$6]+[.$I217]*[.D$7]" office:value-type="float" office:value="2" calcext:value-type="float">
            <text:p>2</text:p>
          </table:table-cell>
          <table:table-cell table:style-name="ce22" table:formula="of:=[.$D217]*[.E$2]+[.$E217]*[.E$3]+[.$F217]*[.E$4]+[.$G217]*[.E$5]*[.$H217]*[.E$6]+[.$I217]*[.E$7]" office:value-type="float" office:value="0" calcext:value-type="float">
            <text:p>0</text:p>
          </table:table-cell>
          <table:table-cell table:style-name="ce22" table:formula="of:=[.$D217]*[.F$2]+[.$E217]*[.F$3]+[.$F217]*[.F$4]+[.$G217]*[.F$5]*[.$H217]*[.F$6]+[.$I21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8]" office:value-type="string" office:string-value="Couscous salad" calcext:value-type="string">
            <text:p>Couscous salad</text:p>
          </table:table-cell>
          <table:table-cell table:style-name="ce21" table:formula="of:=[.B218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1" table:formula="of:=[.C218]" office:value-type="string" office:string-value="piece" calcext:value-type="string">
            <text:p>piece</text:p>
          </table:table-cell>
          <table:table-cell table:style-name="ce22" table:formula="of:=[.$D218]*[.C$2]+[.$E218]*[.C$3]+[.$F218]*[.C$4]+[.$G218]*[.C$5]*[.$H218]*[.C$6]+[.$I218]*[.C$7]" office:value-type="float" office:value="2" calcext:value-type="float">
            <text:p>2</text:p>
          </table:table-cell>
          <table:table-cell table:style-name="ce22" table:formula="of:=[.$D218]*[.D$2]+[.$E218]*[.D$3]+[.$F218]*[.D$4]+[.$G218]*[.D$5]*[.$H218]*[.D$6]+[.$I218]*[.D$7]" office:value-type="float" office:value="2" calcext:value-type="float">
            <text:p>2</text:p>
          </table:table-cell>
          <table:table-cell table:style-name="ce22" table:formula="of:=[.$D218]*[.E$2]+[.$E218]*[.E$3]+[.$F218]*[.E$4]+[.$G218]*[.E$5]*[.$H218]*[.E$6]+[.$I218]*[.E$7]" office:value-type="float" office:value="0" calcext:value-type="float">
            <text:p>0</text:p>
          </table:table-cell>
          <table:table-cell table:style-name="ce22" table:formula="of:=[.$D218]*[.F$2]+[.$E218]*[.F$3]+[.$F218]*[.F$4]+[.$G218]*[.F$5]*[.$H218]*[.F$6]+[.$I21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19]" office:value-type="string" office:string-value="Couscous salad" calcext:value-type="string">
            <text:p>Couscous salad</text:p>
          </table:table-cell>
          <table:table-cell table:style-name="ce21" table:formula="of:=[.B219]" office:value-type="string" office:string-value="3 tbsp lemon juice" calcext:value-type="string">
            <text:p>3 tbsp lemon juice</text:p>
          </table:table-cell>
          <table:table-cell table:style-name="ce21" table:formula="of:=[.C219]" office:value-type="string" office:string-value="ml" calcext:value-type="string">
            <text:p>ml</text:p>
          </table:table-cell>
          <table:table-cell table:style-name="ce22" table:formula="of:=[.$D219]*[.C$2]+[.$E219]*[.C$3]+[.$F219]*[.C$4]+[.$G219]*[.C$5]*[.$H219]*[.C$6]+[.$I219]*[.C$7]" office:value-type="float" office:value="2" calcext:value-type="float">
            <text:p>2</text:p>
          </table:table-cell>
          <table:table-cell table:style-name="ce22" table:formula="of:=[.$D219]*[.D$2]+[.$E219]*[.D$3]+[.$F219]*[.D$4]+[.$G219]*[.D$5]*[.$H219]*[.D$6]+[.$I219]*[.D$7]" office:value-type="float" office:value="2" calcext:value-type="float">
            <text:p>2</text:p>
          </table:table-cell>
          <table:table-cell table:style-name="ce22" table:formula="of:=[.$D219]*[.E$2]+[.$E219]*[.E$3]+[.$F219]*[.E$4]+[.$G219]*[.E$5]*[.$H219]*[.E$6]+[.$I219]*[.E$7]" office:value-type="float" office:value="0" calcext:value-type="float">
            <text:p>0</text:p>
          </table:table-cell>
          <table:table-cell table:style-name="ce22" table:formula="of:=[.$D219]*[.F$2]+[.$E219]*[.F$3]+[.$F219]*[.F$4]+[.$G219]*[.F$5]*[.$H219]*[.F$6]+[.$I21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0]" office:value-type="string" office:string-value="Couscous salad" calcext:value-type="string">
            <text:p>Couscous salad</text:p>
          </table:table-cell>
          <table:table-cell table:style-name="ce21" table:formula="of:=[.B220]" office:value-type="string" office:string-value="olive oil" calcext:value-type="string">
            <text:p>olive oil</text:p>
          </table:table-cell>
          <table:table-cell table:style-name="ce21" table:formula="of:=[.C220]" office:value-type="string" office:string-value="ml" calcext:value-type="string">
            <text:p>ml</text:p>
          </table:table-cell>
          <table:table-cell table:style-name="ce22" table:formula="of:=[.$D220]*[.C$2]+[.$E220]*[.C$3]+[.$F220]*[.C$4]+[.$G220]*[.C$5]*[.$H220]*[.C$6]+[.$I220]*[.C$7]" office:value-type="float" office:value="2" calcext:value-type="float">
            <text:p>2</text:p>
          </table:table-cell>
          <table:table-cell table:style-name="ce22" table:formula="of:=[.$D220]*[.D$2]+[.$E220]*[.D$3]+[.$F220]*[.D$4]+[.$G220]*[.D$5]*[.$H220]*[.D$6]+[.$I220]*[.D$7]" office:value-type="float" office:value="2" calcext:value-type="float">
            <text:p>2</text:p>
          </table:table-cell>
          <table:table-cell table:style-name="ce22" table:formula="of:=[.$D220]*[.E$2]+[.$E220]*[.E$3]+[.$F220]*[.E$4]+[.$G220]*[.E$5]*[.$H220]*[.E$6]+[.$I220]*[.E$7]" office:value-type="float" office:value="0" calcext:value-type="float">
            <text:p>0</text:p>
          </table:table-cell>
          <table:table-cell table:style-name="ce22" table:formula="of:=[.$D220]*[.F$2]+[.$E220]*[.F$3]+[.$F220]*[.F$4]+[.$G220]*[.F$5]*[.$H220]*[.F$6]+[.$I22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1]">
            <text:p/>
          </table:table-cell>
          <table:table-cell table:style-name="ce21" table:formula="of:=[.B221]" office:value-type="float" office:value="0" calcext:value-type="float">
            <text:p>0</text:p>
          </table:table-cell>
          <table:table-cell table:style-name="ce21" table:formula="of:=[.C221]" office:value-type="float" office:value="0" calcext:value-type="float">
            <text:p>0</text:p>
          </table:table-cell>
          <table:table-cell table:style-name="ce22" table:formula="of:=[.$D221]*[.C$2]+[.$E221]*[.C$3]+[.$F221]*[.C$4]+[.$G221]*[.C$5]*[.$H221]*[.C$6]+[.$I221]*[.C$7]" office:value-type="float" office:value="0" calcext:value-type="float">
            <text:p>0</text:p>
          </table:table-cell>
          <table:table-cell table:style-name="ce22" table:formula="of:=[.$D221]*[.D$2]+[.$E221]*[.D$3]+[.$F221]*[.D$4]+[.$G221]*[.D$5]*[.$H221]*[.D$6]+[.$I221]*[.D$7]" office:value-type="float" office:value="0" calcext:value-type="float">
            <text:p>0</text:p>
          </table:table-cell>
          <table:table-cell table:style-name="ce22" table:formula="of:=[.$D221]*[.E$2]+[.$E221]*[.E$3]+[.$F221]*[.E$4]+[.$G221]*[.E$5]*[.$H221]*[.E$6]+[.$I221]*[.E$7]" office:value-type="float" office:value="0" calcext:value-type="float">
            <text:p>0</text:p>
          </table:table-cell>
          <table:table-cell table:style-name="ce22" table:formula="of:=[.$D221]*[.F$2]+[.$E221]*[.F$3]+[.$F221]*[.F$4]+[.$G221]*[.F$5]*[.$H221]*[.F$6]+[.$I221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2]">
            <text:p/>
          </table:table-cell>
          <table:table-cell table:style-name="ce21" table:formula="of:=[.B222]" office:value-type="float" office:value="0" calcext:value-type="float">
            <text:p>0</text:p>
          </table:table-cell>
          <table:table-cell table:style-name="ce21" table:formula="of:=[.C222]" office:value-type="float" office:value="0" calcext:value-type="float">
            <text:p>0</text:p>
          </table:table-cell>
          <table:table-cell table:style-name="ce22" table:formula="of:=[.$D222]*[.C$2]+[.$E222]*[.C$3]+[.$F222]*[.C$4]+[.$G222]*[.C$5]*[.$H222]*[.C$6]+[.$I222]*[.C$7]" office:value-type="float" office:value="0" calcext:value-type="float">
            <text:p>0</text:p>
          </table:table-cell>
          <table:table-cell table:style-name="ce22" table:formula="of:=[.$D222]*[.D$2]+[.$E222]*[.D$3]+[.$F222]*[.D$4]+[.$G222]*[.D$5]*[.$H222]*[.D$6]+[.$I222]*[.D$7]" office:value-type="float" office:value="0" calcext:value-type="float">
            <text:p>0</text:p>
          </table:table-cell>
          <table:table-cell table:style-name="ce22" table:formula="of:=[.$D222]*[.E$2]+[.$E222]*[.E$3]+[.$F222]*[.E$4]+[.$G222]*[.E$5]*[.$H222]*[.E$6]+[.$I222]*[.E$7]" office:value-type="float" office:value="0" calcext:value-type="float">
            <text:p>0</text:p>
          </table:table-cell>
          <table:table-cell table:style-name="ce22" table:formula="of:=[.$D222]*[.F$2]+[.$E222]*[.F$3]+[.$F222]*[.F$4]+[.$G222]*[.F$5]*[.$H222]*[.F$6]+[.$I222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3]" office:value-type="string" office:string-value="German Potato Salad" calcext:value-type="string">
            <text:p>German Potato Salad</text:p>
          </table:table-cell>
          <table:table-cell table:style-name="ce21" table:formula="of:=[.B223]" office:value-type="string" office:string-value="diced potatos" calcext:value-type="string">
            <text:p>diced potatos</text:p>
          </table:table-cell>
          <table:table-cell table:style-name="ce21" table:formula="of:=[.C223]" office:value-type="string" office:string-value="g" calcext:value-type="string">
            <text:p>g</text:p>
          </table:table-cell>
          <table:table-cell table:style-name="ce22" table:formula="of:=[.$D223]*[.C$2]+[.$E223]*[.C$3]+[.$F223]*[.C$4]+[.$G223]*[.C$5]*[.$H223]*[.C$6]+[.$I223]*[.C$7]" office:value-type="float" office:value="4" calcext:value-type="float">
            <text:p>4</text:p>
          </table:table-cell>
          <table:table-cell table:style-name="ce22" table:formula="of:=[.$D223]*[.D$2]+[.$E223]*[.D$3]+[.$F223]*[.D$4]+[.$G223]*[.D$5]*[.$H223]*[.D$6]+[.$I223]*[.D$7]" office:value-type="float" office:value="4" calcext:value-type="float">
            <text:p>4</text:p>
          </table:table-cell>
          <table:table-cell table:style-name="ce22" table:formula="of:=[.$D223]*[.E$2]+[.$E223]*[.E$3]+[.$F223]*[.E$4]+[.$G223]*[.E$5]*[.$H223]*[.E$6]+[.$I223]*[.E$7]" office:value-type="float" office:value="0" calcext:value-type="float">
            <text:p>0</text:p>
          </table:table-cell>
          <table:table-cell table:style-name="ce22" table:formula="of:=[.$D223]*[.F$2]+[.$E223]*[.F$3]+[.$F223]*[.F$4]+[.$G223]*[.F$5]*[.$H223]*[.F$6]+[.$I223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4]" office:value-type="string" office:string-value="German Potato Salad" calcext:value-type="string">
            <text:p>German Potato Salad</text:p>
          </table:table-cell>
          <table:table-cell table:style-name="ce21" table:formula="of:=[.B224]" office:value-type="string" office:string-value="bacon" calcext:value-type="string">
            <text:p>bacon</text:p>
          </table:table-cell>
          <table:table-cell table:style-name="ce21" table:formula="of:=[.C224]" office:value-type="string" office:string-value="slice" calcext:value-type="string">
            <text:p>slice</text:p>
          </table:table-cell>
          <table:table-cell table:style-name="ce22" table:formula="of:=[.$D224]*[.C$2]+[.$E224]*[.C$3]+[.$F224]*[.C$4]+[.$G224]*[.C$5]*[.$H224]*[.C$6]+[.$I224]*[.C$7]" office:value-type="float" office:value="4" calcext:value-type="float">
            <text:p>4</text:p>
          </table:table-cell>
          <table:table-cell table:style-name="ce22" table:formula="of:=[.$D224]*[.D$2]+[.$E224]*[.D$3]+[.$F224]*[.D$4]+[.$G224]*[.D$5]*[.$H224]*[.D$6]+[.$I224]*[.D$7]" office:value-type="float" office:value="4" calcext:value-type="float">
            <text:p>4</text:p>
          </table:table-cell>
          <table:table-cell table:style-name="ce22" table:formula="of:=[.$D224]*[.E$2]+[.$E224]*[.E$3]+[.$F224]*[.E$4]+[.$G224]*[.E$5]*[.$H224]*[.E$6]+[.$I224]*[.E$7]" office:value-type="float" office:value="0" calcext:value-type="float">
            <text:p>0</text:p>
          </table:table-cell>
          <table:table-cell table:style-name="ce22" table:formula="of:=[.$D224]*[.F$2]+[.$E224]*[.F$3]+[.$F224]*[.F$4]+[.$G224]*[.F$5]*[.$H224]*[.F$6]+[.$I224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5]" office:value-type="string" office:string-value="German Potato Salad" calcext:value-type="string">
            <text:p>German Potato Salad</text:p>
          </table:table-cell>
          <table:table-cell table:style-name="ce21" table:formula="of:=[.B225]" office:value-type="string" office:string-value="small onion, diced" calcext:value-type="string">
            <text:p>small onion, diced</text:p>
          </table:table-cell>
          <table:table-cell table:style-name="ce21" table:formula="of:=[.C225]" office:value-type="string" office:string-value="onion" calcext:value-type="string">
            <text:p>onion</text:p>
          </table:table-cell>
          <table:table-cell table:style-name="ce22" table:formula="of:=[.$D225]*[.C$2]+[.$E225]*[.C$3]+[.$F225]*[.C$4]+[.$G225]*[.C$5]*[.$H225]*[.C$6]+[.$I225]*[.C$7]" office:value-type="float" office:value="4" calcext:value-type="float">
            <text:p>4</text:p>
          </table:table-cell>
          <table:table-cell table:style-name="ce22" table:formula="of:=[.$D225]*[.D$2]+[.$E225]*[.D$3]+[.$F225]*[.D$4]+[.$G225]*[.D$5]*[.$H225]*[.D$6]+[.$I225]*[.D$7]" office:value-type="float" office:value="4" calcext:value-type="float">
            <text:p>4</text:p>
          </table:table-cell>
          <table:table-cell table:style-name="ce22" table:formula="of:=[.$D225]*[.E$2]+[.$E225]*[.E$3]+[.$F225]*[.E$4]+[.$G225]*[.E$5]*[.$H225]*[.E$6]+[.$I225]*[.E$7]" office:value-type="float" office:value="0" calcext:value-type="float">
            <text:p>0</text:p>
          </table:table-cell>
          <table:table-cell table:style-name="ce22" table:formula="of:=[.$D225]*[.F$2]+[.$E225]*[.F$3]+[.$F225]*[.F$4]+[.$G225]*[.F$5]*[.$H225]*[.F$6]+[.$I225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6]" office:value-type="string" office:string-value="German Potato Salad" calcext:value-type="string">
            <text:p>German Potato Salad</text:p>
          </table:table-cell>
          <table:table-cell table:style-name="ce21" table:formula="of:=[.B226]" office:value-type="string" office:string-value="white vinegar" calcext:value-type="string">
            <text:p>white vinegar</text:p>
          </table:table-cell>
          <table:table-cell table:style-name="ce21" table:formula="of:=[.C226]" office:value-type="string" office:string-value="ml" calcext:value-type="string">
            <text:p>ml</text:p>
          </table:table-cell>
          <table:table-cell table:style-name="ce22" table:formula="of:=[.$D226]*[.C$2]+[.$E226]*[.C$3]+[.$F226]*[.C$4]+[.$G226]*[.C$5]*[.$H226]*[.C$6]+[.$I226]*[.C$7]" office:value-type="float" office:value="4" calcext:value-type="float">
            <text:p>4</text:p>
          </table:table-cell>
          <table:table-cell table:style-name="ce22" table:formula="of:=[.$D226]*[.D$2]+[.$E226]*[.D$3]+[.$F226]*[.D$4]+[.$G226]*[.D$5]*[.$H226]*[.D$6]+[.$I226]*[.D$7]" office:value-type="float" office:value="4" calcext:value-type="float">
            <text:p>4</text:p>
          </table:table-cell>
          <table:table-cell table:style-name="ce22" table:formula="of:=[.$D226]*[.E$2]+[.$E226]*[.E$3]+[.$F226]*[.E$4]+[.$G226]*[.E$5]*[.$H226]*[.E$6]+[.$I226]*[.E$7]" office:value-type="float" office:value="0" calcext:value-type="float">
            <text:p>0</text:p>
          </table:table-cell>
          <table:table-cell table:style-name="ce22" table:formula="of:=[.$D226]*[.F$2]+[.$E226]*[.F$3]+[.$F226]*[.F$4]+[.$G226]*[.F$5]*[.$H226]*[.F$6]+[.$I226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7]" office:value-type="string" office:string-value="German Potato Salad" calcext:value-type="string">
            <text:p>German Potato Salad</text:p>
          </table:table-cell>
          <table:table-cell table:style-name="ce21" table:formula="of:=[.B227]" office:value-type="string" office:string-value="water" calcext:value-type="string">
            <text:p>water</text:p>
          </table:table-cell>
          <table:table-cell table:style-name="ce21" table:formula="of:=[.C227]" office:value-type="string" office:string-value="tbsp" calcext:value-type="string">
            <text:p>tbsp</text:p>
          </table:table-cell>
          <table:table-cell table:style-name="ce22" table:formula="of:=[.$D227]*[.C$2]+[.$E227]*[.C$3]+[.$F227]*[.C$4]+[.$G227]*[.C$5]*[.$H227]*[.C$6]+[.$I227]*[.C$7]" office:value-type="float" office:value="4" calcext:value-type="float">
            <text:p>4</text:p>
          </table:table-cell>
          <table:table-cell table:style-name="ce22" table:formula="of:=[.$D227]*[.D$2]+[.$E227]*[.D$3]+[.$F227]*[.D$4]+[.$G227]*[.D$5]*[.$H227]*[.D$6]+[.$I227]*[.D$7]" office:value-type="float" office:value="4" calcext:value-type="float">
            <text:p>4</text:p>
          </table:table-cell>
          <table:table-cell table:style-name="ce22" table:formula="of:=[.$D227]*[.E$2]+[.$E227]*[.E$3]+[.$F227]*[.E$4]+[.$G227]*[.E$5]*[.$H227]*[.E$6]+[.$I227]*[.E$7]" office:value-type="float" office:value="0" calcext:value-type="float">
            <text:p>0</text:p>
          </table:table-cell>
          <table:table-cell table:style-name="ce22" table:formula="of:=[.$D227]*[.F$2]+[.$E227]*[.F$3]+[.$F227]*[.F$4]+[.$G227]*[.F$5]*[.$H227]*[.F$6]+[.$I227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8]" office:value-type="string" office:string-value="German Potato Salad" calcext:value-type="string">
            <text:p>German Potato Salad</text:p>
          </table:table-cell>
          <table:table-cell table:style-name="ce21" table:formula="of:=[.B228]" office:value-type="string" office:string-value="white sugar" calcext:value-type="string">
            <text:p>white sugar</text:p>
          </table:table-cell>
          <table:table-cell table:style-name="ce21" table:formula="of:=[.C228]" office:value-type="string" office:string-value="tbsp" calcext:value-type="string">
            <text:p>tbsp</text:p>
          </table:table-cell>
          <table:table-cell table:style-name="ce22" table:formula="of:=[.$D228]*[.C$2]+[.$E228]*[.C$3]+[.$F228]*[.C$4]+[.$G228]*[.C$5]*[.$H228]*[.C$6]+[.$I228]*[.C$7]" office:value-type="float" office:value="4" calcext:value-type="float">
            <text:p>4</text:p>
          </table:table-cell>
          <table:table-cell table:style-name="ce22" table:formula="of:=[.$D228]*[.D$2]+[.$E228]*[.D$3]+[.$F228]*[.D$4]+[.$G228]*[.D$5]*[.$H228]*[.D$6]+[.$I228]*[.D$7]" office:value-type="float" office:value="4" calcext:value-type="float">
            <text:p>4</text:p>
          </table:table-cell>
          <table:table-cell table:style-name="ce22" table:formula="of:=[.$D228]*[.E$2]+[.$E228]*[.E$3]+[.$F228]*[.E$4]+[.$G228]*[.E$5]*[.$H228]*[.E$6]+[.$I228]*[.E$7]" office:value-type="float" office:value="0" calcext:value-type="float">
            <text:p>0</text:p>
          </table:table-cell>
          <table:table-cell table:style-name="ce22" table:formula="of:=[.$D228]*[.F$2]+[.$E228]*[.F$3]+[.$F228]*[.F$4]+[.$G228]*[.F$5]*[.$H228]*[.F$6]+[.$I228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29]" office:value-type="string" office:string-value="German Potato Salad" calcext:value-type="string">
            <text:p>German Potato Salad</text:p>
          </table:table-cell>
          <table:table-cell table:style-name="ce21" table:formula="of:=[.B229]" office:value-type="string" office:string-value="Salt" calcext:value-type="string">
            <text:p>Salt</text:p>
          </table:table-cell>
          <table:table-cell table:style-name="ce21" table:formula="of:=[.C229]" office:value-type="string" office:string-value="tsp" calcext:value-type="string">
            <text:p>tsp</text:p>
          </table:table-cell>
          <table:table-cell table:style-name="ce22" table:formula="of:=[.$D229]*[.C$2]+[.$E229]*[.C$3]+[.$F229]*[.C$4]+[.$G229]*[.C$5]*[.$H229]*[.C$6]+[.$I229]*[.C$7]" office:value-type="float" office:value="4" calcext:value-type="float">
            <text:p>4</text:p>
          </table:table-cell>
          <table:table-cell table:style-name="ce22" table:formula="of:=[.$D229]*[.D$2]+[.$E229]*[.D$3]+[.$F229]*[.D$4]+[.$G229]*[.D$5]*[.$H229]*[.D$6]+[.$I229]*[.D$7]" office:value-type="float" office:value="4" calcext:value-type="float">
            <text:p>4</text:p>
          </table:table-cell>
          <table:table-cell table:style-name="ce22" table:formula="of:=[.$D229]*[.E$2]+[.$E229]*[.E$3]+[.$F229]*[.E$4]+[.$G229]*[.E$5]*[.$H229]*[.E$6]+[.$I229]*[.E$7]" office:value-type="float" office:value="0" calcext:value-type="float">
            <text:p>0</text:p>
          </table:table-cell>
          <table:table-cell table:style-name="ce22" table:formula="of:=[.$D229]*[.F$2]+[.$E229]*[.F$3]+[.$F229]*[.F$4]+[.$G229]*[.F$5]*[.$H229]*[.F$6]+[.$I229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formula="of:=[.A230]" office:value-type="string" office:string-value="German Potato Salad" calcext:value-type="string">
            <text:p>German Potato Salad</text:p>
          </table:table-cell>
          <table:table-cell table:style-name="ce21" table:formula="of:=[.B230]" office:value-type="string" office:string-value="ground black pepper" calcext:value-type="string">
            <text:p>ground black pepper</text:p>
          </table:table-cell>
          <table:table-cell table:style-name="ce21" table:formula="of:=[.C230]" office:value-type="string" office:string-value="tsp" calcext:value-type="string">
            <text:p>tsp</text:p>
          </table:table-cell>
          <table:table-cell table:style-name="ce22" table:formula="of:=[.$D230]*[.C$2]+[.$E230]*[.C$3]+[.$F230]*[.C$4]+[.$G230]*[.C$5]*[.$H230]*[.C$6]+[.$I230]*[.C$7]" office:value-type="float" office:value="4" calcext:value-type="float">
            <text:p>4</text:p>
          </table:table-cell>
          <table:table-cell table:style-name="ce22" table:formula="of:=[.$D230]*[.D$2]+[.$E230]*[.D$3]+[.$F230]*[.D$4]+[.$G230]*[.D$5]*[.$H230]*[.D$6]+[.$I230]*[.D$7]" office:value-type="float" office:value="4" calcext:value-type="float">
            <text:p>4</text:p>
          </table:table-cell>
          <table:table-cell table:style-name="ce22" table:formula="of:=[.$D230]*[.E$2]+[.$E230]*[.E$3]+[.$F230]*[.E$4]+[.$G230]*[.E$5]*[.$H230]*[.E$6]+[.$I230]*[.E$7]" office:value-type="float" office:value="0" calcext:value-type="float">
            <text:p>0</text:p>
          </table:table-cell>
          <table:table-cell table:style-name="ce22" table:formula="of:=[.$D230]*[.F$2]+[.$E230]*[.F$3]+[.$F230]*[.F$4]+[.$G230]*[.F$5]*[.$H230]*[.F$6]+[.$I230]*[.F$7]" office:value-type="float" office:value="0" calcext:value-type="float">
            <text:p>0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1"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4" table:number-columns-repeated="4"/>
          <table:table-cell table:style-name="ce27" table:number-columns-repeated="4"/>
          <table:table-cell table:style-name="ce3" table:number-columns-repeated="1016"/>
        </table:table-row>
        <table:table-row table:style-name="ro1">
          <table:table-cell table:formula="of:=['Unit meals'.M1]" office:value-type="string" office:string-value="Dish" calcext:value-type="string">
            <text:p>Dish</text:p>
          </table:table-cell>
          <table:table-cell table:formula="of:=['Unit meals'.N1]" office:value-type="string" office:string-value="Ingredient" calcext:value-type="string">
            <text:p>Ingredient</text:p>
          </table:table-cell>
          <table:table-cell table:formula="of:=['Unit meals'.O1]" office:value-type="string" office:string-value="Measure" calcext:value-type="string">
            <text:p>Measure</text:p>
          </table:table-cell>
          <table:table-cell table:formula="of:=['Unit meals'.Q1]" office:value-type="string" office:string-value="Breakfast Quantity" calcext:value-type="string">
            <text:p>Breakfast Quantity</text:p>
          </table:table-cell>
          <table:table-cell table:formula="of:=['Unit meals'.S1]" office:value-type="string" office:string-value="Lunch Quantity" calcext:value-type="string">
            <text:p>Lunch Quantity</text:p>
          </table:table-cell>
          <table:table-cell table:style-name="ce23" table:formula="of:=['Unit meals'.U1]" office:value-type="string" office:string-value="BBQ Quantity" calcext:value-type="string">
            <text:p>BBQ Quantity</text:p>
          </table:table-cell>
          <table:table-cell table:style-name="ce23" table:formula="of:=['Unit meals'.W1]" office:value-type="string" office:string-value="Dinner Quantity" calcext:value-type="string">
            <text:p>Dinner Quantity</text:p>
          </table:table-cell>
          <table:table-cell table:style-name="ce23" table:formula="of:=['Unit meals'.Y1]" office:value-type="string" office:string-value="Dessert Quantity" calcext:value-type="string">
            <text:p>Dessert Quantity</text:p>
          </table:table-cell>
          <table:table-cell table:style-name="ce23" table:formula="of:=['Unit meals'.AA1]" office:value-type="string" office:string-value="Snack break Quantity" calcext:value-type="string">
            <text:p>Snack break Quantity</text:p>
          </table:table-cell>
          <table:table-cell table:number-columns-repeated="1015"/>
        </table:table-row>
        <table:table-row table:style-name="ro1">
          <table:table-cell table:formula="of:=['Unit meals'.M2]">
            <text:p/>
          </table:table-cell>
          <table:table-cell table:formula="of:=['Unit meals'.N2]" office:value-type="float" office:value="0" calcext:value-type="float">
            <text:p>0</text:p>
          </table:table-cell>
          <table:table-cell table:formula="of:=['Unit meals'.O2]" office:value-type="float" office:value="0" calcext:value-type="float">
            <text:p>0</text:p>
          </table:table-cell>
          <table:table-cell table:formula="of:=['Unit meals'.Q2]" office:value-type="float" office:value="0" calcext:value-type="float">
            <text:p>0</text:p>
          </table:table-cell>
          <table:table-cell table:formula="of:=['Unit meals'.S2]" office:value-type="float" office:value="0" calcext:value-type="float">
            <text:p>0</text:p>
          </table:table-cell>
          <table:table-cell table:style-name="ce23" table:formula="of:=['Unit meals'.U2]" office:value-type="float" office:value="0" calcext:value-type="float">
            <text:p>0</text:p>
          </table:table-cell>
          <table:table-cell table:style-name="ce23" table:formula="of:=['Unit meals'.W2]" office:value-type="float" office:value="0" calcext:value-type="float">
            <text:p>0</text:p>
          </table:table-cell>
          <table:table-cell table:style-name="ce23" table:formula="of:=['Unit meals'.Y2]" office:value-type="float" office:value="0" calcext:value-type="float">
            <text:p>0</text:p>
          </table:table-cell>
          <table:table-cell table:style-name="ce23" table:formula="of:=['Unit meals'.AA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]" office:value-type="string" office:string-value="Cereal" calcext:value-type="string">
            <text:p>Cereal</text:p>
          </table:table-cell>
          <table:table-cell table:formula="of:=['Unit meals'.N3]" office:value-type="string" office:string-value="Joghurt" calcext:value-type="string">
            <text:p>Joghurt</text:p>
          </table:table-cell>
          <table:table-cell table:formula="of:=['Unit meals'.O3]" office:value-type="string" office:string-value="ml" calcext:value-type="string">
            <text:p>ml</text:p>
          </table:table-cell>
          <table:table-cell table:formula="of:=['Unit meals'.Q3]" office:value-type="float" office:value="0.25" calcext:value-type="float">
            <text:p>0.25</text:p>
          </table:table-cell>
          <table:table-cell table:formula="of:=['Unit meals'.S3]" office:value-type="float" office:value="0" calcext:value-type="float">
            <text:p>0</text:p>
          </table:table-cell>
          <table:table-cell table:style-name="ce23" table:formula="of:=['Unit meals'.U3]" office:value-type="float" office:value="0" calcext:value-type="float">
            <text:p>0</text:p>
          </table:table-cell>
          <table:table-cell table:style-name="ce23" table:formula="of:=['Unit meals'.W3]" office:value-type="float" office:value="0" calcext:value-type="float">
            <text:p>0</text:p>
          </table:table-cell>
          <table:table-cell table:style-name="ce23" table:formula="of:=['Unit meals'.Y3]" office:value-type="float" office:value="0" calcext:value-type="float">
            <text:p>0</text:p>
          </table:table-cell>
          <table:table-cell table:style-name="ce23" table:formula="of:=['Unit meals'.AA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]" office:value-type="string" office:string-value="Cereal" calcext:value-type="string">
            <text:p>Cereal</text:p>
          </table:table-cell>
          <table:table-cell table:formula="of:=['Unit meals'.N4]" office:value-type="string" office:string-value="Milk (UHT)" calcext:value-type="string">
            <text:p>Milk (UHT)</text:p>
          </table:table-cell>
          <table:table-cell table:formula="of:=['Unit meals'.O4]" office:value-type="string" office:string-value="ml" calcext:value-type="string">
            <text:p>ml</text:p>
          </table:table-cell>
          <table:table-cell table:formula="of:=['Unit meals'.Q4]" office:value-type="float" office:value="0.25" calcext:value-type="float">
            <text:p>0.25</text:p>
          </table:table-cell>
          <table:table-cell table:formula="of:=['Unit meals'.S4]" office:value-type="float" office:value="0" calcext:value-type="float">
            <text:p>0</text:p>
          </table:table-cell>
          <table:table-cell table:style-name="ce23" table:formula="of:=['Unit meals'.U4]" office:value-type="float" office:value="0" calcext:value-type="float">
            <text:p>0</text:p>
          </table:table-cell>
          <table:table-cell table:style-name="ce23" table:formula="of:=['Unit meals'.W4]" office:value-type="float" office:value="0" calcext:value-type="float">
            <text:p>0</text:p>
          </table:table-cell>
          <table:table-cell table:style-name="ce23" table:formula="of:=['Unit meals'.Y4]" office:value-type="float" office:value="0" calcext:value-type="float">
            <text:p>0</text:p>
          </table:table-cell>
          <table:table-cell table:style-name="ce23" table:formula="of:=['Unit meals'.AA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]" office:value-type="string" office:string-value="Cereal" calcext:value-type="string">
            <text:p>Cereal</text:p>
          </table:table-cell>
          <table:table-cell table:formula="of:=['Unit meals'.N5]" office:value-type="string" office:string-value="Cornflakes" calcext:value-type="string">
            <text:p>Cornflakes</text:p>
          </table:table-cell>
          <table:table-cell table:formula="of:=['Unit meals'.O5]" office:value-type="string" office:string-value="g" calcext:value-type="string">
            <text:p>g</text:p>
          </table:table-cell>
          <table:table-cell table:formula="of:=['Unit meals'.Q5]" office:value-type="float" office:value="0.25" calcext:value-type="float">
            <text:p>0.25</text:p>
          </table:table-cell>
          <table:table-cell table:formula="of:=['Unit meals'.S5]" office:value-type="float" office:value="0" calcext:value-type="float">
            <text:p>0</text:p>
          </table:table-cell>
          <table:table-cell table:style-name="ce23" table:formula="of:=['Unit meals'.U5]" office:value-type="float" office:value="0" calcext:value-type="float">
            <text:p>0</text:p>
          </table:table-cell>
          <table:table-cell table:style-name="ce23" table:formula="of:=['Unit meals'.W5]" office:value-type="float" office:value="0" calcext:value-type="float">
            <text:p>0</text:p>
          </table:table-cell>
          <table:table-cell table:style-name="ce23" table:formula="of:=['Unit meals'.Y5]" office:value-type="float" office:value="0" calcext:value-type="float">
            <text:p>0</text:p>
          </table:table-cell>
          <table:table-cell table:style-name="ce23" table:formula="of:=['Unit meals'.AA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]" office:value-type="string" office:string-value="Cereal" calcext:value-type="string">
            <text:p>Cereal</text:p>
          </table:table-cell>
          <table:table-cell table:formula="of:=['Unit meals'.N6]" office:value-type="string" office:string-value="Musli" calcext:value-type="string">
            <text:p>Musli</text:p>
          </table:table-cell>
          <table:table-cell table:formula="of:=['Unit meals'.O6]" office:value-type="string" office:string-value="g" calcext:value-type="string">
            <text:p>g</text:p>
          </table:table-cell>
          <table:table-cell table:formula="of:=['Unit meals'.Q6]" office:value-type="float" office:value="0.25" calcext:value-type="float">
            <text:p>0.25</text:p>
          </table:table-cell>
          <table:table-cell table:formula="of:=['Unit meals'.S6]" office:value-type="float" office:value="0" calcext:value-type="float">
            <text:p>0</text:p>
          </table:table-cell>
          <table:table-cell table:style-name="ce23" table:formula="of:=['Unit meals'.U6]" office:value-type="float" office:value="0" calcext:value-type="float">
            <text:p>0</text:p>
          </table:table-cell>
          <table:table-cell table:style-name="ce23" table:formula="of:=['Unit meals'.W6]" office:value-type="float" office:value="0" calcext:value-type="float">
            <text:p>0</text:p>
          </table:table-cell>
          <table:table-cell table:style-name="ce23" table:formula="of:=['Unit meals'.Y6]" office:value-type="float" office:value="0" calcext:value-type="float">
            <text:p>0</text:p>
          </table:table-cell>
          <table:table-cell table:style-name="ce23" table:formula="of:=['Unit meals'.AA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]">
            <text:p/>
          </table:table-cell>
          <table:table-cell table:formula="of:=['Unit meals'.N7]" office:value-type="float" office:value="0" calcext:value-type="float">
            <text:p>0</text:p>
          </table:table-cell>
          <table:table-cell table:formula="of:=['Unit meals'.O7]" office:value-type="float" office:value="0" calcext:value-type="float">
            <text:p>0</text:p>
          </table:table-cell>
          <table:table-cell table:formula="of:=['Unit meals'.Q7]" office:value-type="float" office:value="0" calcext:value-type="float">
            <text:p>0</text:p>
          </table:table-cell>
          <table:table-cell table:formula="of:=['Unit meals'.S7]" office:value-type="float" office:value="0" calcext:value-type="float">
            <text:p>0</text:p>
          </table:table-cell>
          <table:table-cell table:style-name="ce23" table:formula="of:=['Unit meals'.U7]" office:value-type="float" office:value="0" calcext:value-type="float">
            <text:p>0</text:p>
          </table:table-cell>
          <table:table-cell table:style-name="ce23" table:formula="of:=['Unit meals'.W7]" office:value-type="float" office:value="0" calcext:value-type="float">
            <text:p>0</text:p>
          </table:table-cell>
          <table:table-cell table:style-name="ce23" table:formula="of:=['Unit meals'.Y7]" office:value-type="float" office:value="0" calcext:value-type="float">
            <text:p>0</text:p>
          </table:table-cell>
          <table:table-cell table:style-name="ce23" table:formula="of:=['Unit meals'.AA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]">
            <text:p/>
          </table:table-cell>
          <table:table-cell table:formula="of:=['Unit meals'.N8]" office:value-type="float" office:value="0" calcext:value-type="float">
            <text:p>0</text:p>
          </table:table-cell>
          <table:table-cell table:formula="of:=['Unit meals'.O8]" office:value-type="float" office:value="0" calcext:value-type="float">
            <text:p>0</text:p>
          </table:table-cell>
          <table:table-cell table:formula="of:=['Unit meals'.Q8]" office:value-type="float" office:value="0" calcext:value-type="float">
            <text:p>0</text:p>
          </table:table-cell>
          <table:table-cell table:formula="of:=['Unit meals'.S8]" office:value-type="float" office:value="0" calcext:value-type="float">
            <text:p>0</text:p>
          </table:table-cell>
          <table:table-cell table:style-name="ce23" table:formula="of:=['Unit meals'.U8]" office:value-type="float" office:value="0" calcext:value-type="float">
            <text:p>0</text:p>
          </table:table-cell>
          <table:table-cell table:style-name="ce23" table:formula="of:=['Unit meals'.W8]" office:value-type="float" office:value="0" calcext:value-type="float">
            <text:p>0</text:p>
          </table:table-cell>
          <table:table-cell table:style-name="ce23" table:formula="of:=['Unit meals'.Y8]" office:value-type="float" office:value="0" calcext:value-type="float">
            <text:p>0</text:p>
          </table:table-cell>
          <table:table-cell table:style-name="ce23" table:formula="of:=['Unit meals'.AA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]" office:value-type="string" office:string-value="Fruit" calcext:value-type="string">
            <text:p>Fruit</text:p>
          </table:table-cell>
          <table:table-cell table:formula="of:=['Unit meals'.N9]" office:value-type="string" office:string-value="- Bananas" calcext:value-type="string">
            <text:p>- Bananas</text:p>
          </table:table-cell>
          <table:table-cell table:formula="of:=['Unit meals'.O9]" office:value-type="string" office:string-value="peice" calcext:value-type="string">
            <text:p>peice</text:p>
          </table:table-cell>
          <table:table-cell table:formula="of:=['Unit meals'.Q9]" office:value-type="float" office:value="0.75" calcext:value-type="float">
            <text:p>0.75</text:p>
          </table:table-cell>
          <table:table-cell table:formula="of:=['Unit meals'.S9]" office:value-type="float" office:value="0" calcext:value-type="float">
            <text:p>0</text:p>
          </table:table-cell>
          <table:table-cell table:style-name="ce23" table:formula="of:=['Unit meals'.U9]" office:value-type="float" office:value="0" calcext:value-type="float">
            <text:p>0</text:p>
          </table:table-cell>
          <table:table-cell table:style-name="ce23" table:formula="of:=['Unit meals'.W9]" office:value-type="float" office:value="0" calcext:value-type="float">
            <text:p>0</text:p>
          </table:table-cell>
          <table:table-cell table:style-name="ce23" table:formula="of:=['Unit meals'.Y9]" office:value-type="float" office:value="0" calcext:value-type="float">
            <text:p>0</text:p>
          </table:table-cell>
          <table:table-cell table:style-name="ce23" table:formula="of:=['Unit meals'.AA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]" office:value-type="string" office:string-value="Fruit" calcext:value-type="string">
            <text:p>Fruit</text:p>
          </table:table-cell>
          <table:table-cell table:formula="of:=['Unit meals'.N10]" office:value-type="string" office:string-value="- Apples" calcext:value-type="string">
            <text:p>- Apples</text:p>
          </table:table-cell>
          <table:table-cell table:formula="of:=['Unit meals'.O10]" office:value-type="string" office:string-value="peice" calcext:value-type="string">
            <text:p>peice</text:p>
          </table:table-cell>
          <table:table-cell table:formula="of:=['Unit meals'.Q10]" office:value-type="float" office:value="0.75" calcext:value-type="float">
            <text:p>0.75</text:p>
          </table:table-cell>
          <table:table-cell table:formula="of:=['Unit meals'.S10]" office:value-type="float" office:value="0" calcext:value-type="float">
            <text:p>0</text:p>
          </table:table-cell>
          <table:table-cell table:style-name="ce23" table:formula="of:=['Unit meals'.U10]" office:value-type="float" office:value="0" calcext:value-type="float">
            <text:p>0</text:p>
          </table:table-cell>
          <table:table-cell table:style-name="ce23" table:formula="of:=['Unit meals'.W10]" office:value-type="float" office:value="0" calcext:value-type="float">
            <text:p>0</text:p>
          </table:table-cell>
          <table:table-cell table:style-name="ce23" table:formula="of:=['Unit meals'.Y10]" office:value-type="float" office:value="0" calcext:value-type="float">
            <text:p>0</text:p>
          </table:table-cell>
          <table:table-cell table:style-name="ce23" table:formula="of:=['Unit meals'.AA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]" office:value-type="string" office:string-value="Fruit" calcext:value-type="string">
            <text:p>Fruit</text:p>
          </table:table-cell>
          <table:table-cell table:formula="of:=['Unit meals'.N11]" office:value-type="string" office:string-value="- Other" calcext:value-type="string">
            <text:p>- Other</text:p>
          </table:table-cell>
          <table:table-cell table:formula="of:=['Unit meals'.O11]" office:value-type="string" office:string-value="peice" calcext:value-type="string">
            <text:p>peice</text:p>
          </table:table-cell>
          <table:table-cell table:formula="of:=['Unit meals'.Q11]" office:value-type="float" office:value="0.75" calcext:value-type="float">
            <text:p>0.75</text:p>
          </table:table-cell>
          <table:table-cell table:formula="of:=['Unit meals'.S11]" office:value-type="float" office:value="0" calcext:value-type="float">
            <text:p>0</text:p>
          </table:table-cell>
          <table:table-cell table:style-name="ce23" table:formula="of:=['Unit meals'.U11]" office:value-type="float" office:value="0" calcext:value-type="float">
            <text:p>0</text:p>
          </table:table-cell>
          <table:table-cell table:style-name="ce23" table:formula="of:=['Unit meals'.W11]" office:value-type="float" office:value="0" calcext:value-type="float">
            <text:p>0</text:p>
          </table:table-cell>
          <table:table-cell table:style-name="ce23" table:formula="of:=['Unit meals'.Y11]" office:value-type="float" office:value="0" calcext:value-type="float">
            <text:p>0</text:p>
          </table:table-cell>
          <table:table-cell table:style-name="ce23" table:formula="of:=['Unit meals'.AA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]">
            <text:p/>
          </table:table-cell>
          <table:table-cell table:formula="of:=['Unit meals'.N12]" office:value-type="float" office:value="0" calcext:value-type="float">
            <text:p>0</text:p>
          </table:table-cell>
          <table:table-cell table:formula="of:=['Unit meals'.O12]" office:value-type="float" office:value="0" calcext:value-type="float">
            <text:p>0</text:p>
          </table:table-cell>
          <table:table-cell table:formula="of:=['Unit meals'.Q12]" office:value-type="float" office:value="0" calcext:value-type="float">
            <text:p>0</text:p>
          </table:table-cell>
          <table:table-cell table:formula="of:=['Unit meals'.S12]" office:value-type="float" office:value="0" calcext:value-type="float">
            <text:p>0</text:p>
          </table:table-cell>
          <table:table-cell table:style-name="ce23" table:formula="of:=['Unit meals'.U12]" office:value-type="float" office:value="0" calcext:value-type="float">
            <text:p>0</text:p>
          </table:table-cell>
          <table:table-cell table:style-name="ce23" table:formula="of:=['Unit meals'.W12]" office:value-type="float" office:value="0" calcext:value-type="float">
            <text:p>0</text:p>
          </table:table-cell>
          <table:table-cell table:style-name="ce23" table:formula="of:=['Unit meals'.Y12]" office:value-type="float" office:value="0" calcext:value-type="float">
            <text:p>0</text:p>
          </table:table-cell>
          <table:table-cell table:style-name="ce23" table:formula="of:=['Unit meals'.AA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]">
            <text:p/>
          </table:table-cell>
          <table:table-cell table:formula="of:=['Unit meals'.N13]" office:value-type="float" office:value="0" calcext:value-type="float">
            <text:p>0</text:p>
          </table:table-cell>
          <table:table-cell table:formula="of:=['Unit meals'.O13]" office:value-type="float" office:value="0" calcext:value-type="float">
            <text:p>0</text:p>
          </table:table-cell>
          <table:table-cell table:formula="of:=['Unit meals'.Q13]" office:value-type="float" office:value="0" calcext:value-type="float">
            <text:p>0</text:p>
          </table:table-cell>
          <table:table-cell table:formula="of:=['Unit meals'.S13]" office:value-type="float" office:value="0" calcext:value-type="float">
            <text:p>0</text:p>
          </table:table-cell>
          <table:table-cell table:style-name="ce23" table:formula="of:=['Unit meals'.U13]" office:value-type="float" office:value="0" calcext:value-type="float">
            <text:p>0</text:p>
          </table:table-cell>
          <table:table-cell table:style-name="ce23" table:formula="of:=['Unit meals'.W13]" office:value-type="float" office:value="0" calcext:value-type="float">
            <text:p>0</text:p>
          </table:table-cell>
          <table:table-cell table:style-name="ce23" table:formula="of:=['Unit meals'.Y13]" office:value-type="float" office:value="0" calcext:value-type="float">
            <text:p>0</text:p>
          </table:table-cell>
          <table:table-cell table:style-name="ce23" table:formula="of:=['Unit meals'.AA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]" office:value-type="string" office:string-value="Bread" calcext:value-type="string">
            <text:p>Bread</text:p>
          </table:table-cell>
          <table:table-cell table:formula="of:=['Unit meals'.N14]" office:value-type="string" office:string-value="Brötchen" calcext:value-type="string">
            <text:p>Brötchen</text:p>
          </table:table-cell>
          <table:table-cell table:formula="of:=['Unit meals'.O14]" office:value-type="string" office:string-value="peice" calcext:value-type="string">
            <text:p>peice</text:p>
          </table:table-cell>
          <table:table-cell table:formula="of:=['Unit meals'.Q14]" office:value-type="float" office:value="0.5" calcext:value-type="float">
            <text:p>0.5</text:p>
          </table:table-cell>
          <table:table-cell table:formula="of:=['Unit meals'.S14]" office:value-type="float" office:value="0" calcext:value-type="float">
            <text:p>0</text:p>
          </table:table-cell>
          <table:table-cell table:style-name="ce23" table:formula="of:=['Unit meals'.U14]" office:value-type="float" office:value="0" calcext:value-type="float">
            <text:p>0</text:p>
          </table:table-cell>
          <table:table-cell table:style-name="ce23" table:formula="of:=['Unit meals'.W14]" office:value-type="float" office:value="0" calcext:value-type="float">
            <text:p>0</text:p>
          </table:table-cell>
          <table:table-cell table:style-name="ce23" table:formula="of:=['Unit meals'.Y14]" office:value-type="float" office:value="0" calcext:value-type="float">
            <text:p>0</text:p>
          </table:table-cell>
          <table:table-cell table:style-name="ce23" table:formula="of:=['Unit meals'.AA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]" office:value-type="string" office:string-value="Bread" calcext:value-type="string">
            <text:p>Bread</text:p>
          </table:table-cell>
          <table:table-cell table:formula="of:=['Unit meals'.N15]" office:value-type="string" office:string-value="Brezen" calcext:value-type="string">
            <text:p>Brezen</text:p>
          </table:table-cell>
          <table:table-cell table:formula="of:=['Unit meals'.O15]" office:value-type="string" office:string-value="peice" calcext:value-type="string">
            <text:p>peice</text:p>
          </table:table-cell>
          <table:table-cell table:formula="of:=['Unit meals'.Q15]" office:value-type="float" office:value="0.5" calcext:value-type="float">
            <text:p>0.5</text:p>
          </table:table-cell>
          <table:table-cell table:formula="of:=['Unit meals'.S15]" office:value-type="float" office:value="0" calcext:value-type="float">
            <text:p>0</text:p>
          </table:table-cell>
          <table:table-cell table:style-name="ce23" table:formula="of:=['Unit meals'.U15]" office:value-type="float" office:value="0" calcext:value-type="float">
            <text:p>0</text:p>
          </table:table-cell>
          <table:table-cell table:style-name="ce23" table:formula="of:=['Unit meals'.W15]" office:value-type="float" office:value="0" calcext:value-type="float">
            <text:p>0</text:p>
          </table:table-cell>
          <table:table-cell table:style-name="ce23" table:formula="of:=['Unit meals'.Y15]" office:value-type="float" office:value="0" calcext:value-type="float">
            <text:p>0</text:p>
          </table:table-cell>
          <table:table-cell table:style-name="ce23" table:formula="of:=['Unit meals'.AA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6]" office:value-type="string" office:string-value="Bread" calcext:value-type="string">
            <text:p>Bread</text:p>
          </table:table-cell>
          <table:table-cell table:formula="of:=['Unit meals'.N16]" office:value-type="string" office:string-value="Butter" calcext:value-type="string">
            <text:p>Butter</text:p>
          </table:table-cell>
          <table:table-cell table:formula="of:=['Unit meals'.O16]" office:value-type="string" office:string-value="g" calcext:value-type="string">
            <text:p>g</text:p>
          </table:table-cell>
          <table:table-cell table:formula="of:=['Unit meals'.Q16]" office:value-type="float" office:value="0.5" calcext:value-type="float">
            <text:p>0.5</text:p>
          </table:table-cell>
          <table:table-cell table:formula="of:=['Unit meals'.S16]" office:value-type="float" office:value="0" calcext:value-type="float">
            <text:p>0</text:p>
          </table:table-cell>
          <table:table-cell table:style-name="ce23" table:formula="of:=['Unit meals'.U16]" office:value-type="float" office:value="0" calcext:value-type="float">
            <text:p>0</text:p>
          </table:table-cell>
          <table:table-cell table:style-name="ce23" table:formula="of:=['Unit meals'.W16]" office:value-type="float" office:value="0" calcext:value-type="float">
            <text:p>0</text:p>
          </table:table-cell>
          <table:table-cell table:style-name="ce23" table:formula="of:=['Unit meals'.Y16]" office:value-type="float" office:value="0" calcext:value-type="float">
            <text:p>0</text:p>
          </table:table-cell>
          <table:table-cell table:style-name="ce23" table:formula="of:=['Unit meals'.AA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7]">
            <text:p/>
          </table:table-cell>
          <table:table-cell table:formula="of:=['Unit meals'.N17]" office:value-type="float" office:value="0" calcext:value-type="float">
            <text:p>0</text:p>
          </table:table-cell>
          <table:table-cell table:formula="of:=['Unit meals'.O17]" office:value-type="float" office:value="0" calcext:value-type="float">
            <text:p>0</text:p>
          </table:table-cell>
          <table:table-cell table:formula="of:=['Unit meals'.Q17]" office:value-type="float" office:value="0" calcext:value-type="float">
            <text:p>0</text:p>
          </table:table-cell>
          <table:table-cell table:formula="of:=['Unit meals'.S17]" office:value-type="float" office:value="0" calcext:value-type="float">
            <text:p>0</text:p>
          </table:table-cell>
          <table:table-cell table:style-name="ce23" table:formula="of:=['Unit meals'.U17]" office:value-type="float" office:value="0" calcext:value-type="float">
            <text:p>0</text:p>
          </table:table-cell>
          <table:table-cell table:style-name="ce23" table:formula="of:=['Unit meals'.W17]" office:value-type="float" office:value="0" calcext:value-type="float">
            <text:p>0</text:p>
          </table:table-cell>
          <table:table-cell table:style-name="ce23" table:formula="of:=['Unit meals'.Y17]" office:value-type="float" office:value="0" calcext:value-type="float">
            <text:p>0</text:p>
          </table:table-cell>
          <table:table-cell table:style-name="ce23" table:formula="of:=['Unit meals'.AA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8]">
            <text:p/>
          </table:table-cell>
          <table:table-cell table:formula="of:=['Unit meals'.N18]" office:value-type="float" office:value="0" calcext:value-type="float">
            <text:p>0</text:p>
          </table:table-cell>
          <table:table-cell table:formula="of:=['Unit meals'.O18]" office:value-type="float" office:value="0" calcext:value-type="float">
            <text:p>0</text:p>
          </table:table-cell>
          <table:table-cell table:formula="of:=['Unit meals'.Q18]" office:value-type="float" office:value="0" calcext:value-type="float">
            <text:p>0</text:p>
          </table:table-cell>
          <table:table-cell table:formula="of:=['Unit meals'.S18]" office:value-type="float" office:value="0" calcext:value-type="float">
            <text:p>0</text:p>
          </table:table-cell>
          <table:table-cell table:style-name="ce23" table:formula="of:=['Unit meals'.U18]" office:value-type="float" office:value="0" calcext:value-type="float">
            <text:p>0</text:p>
          </table:table-cell>
          <table:table-cell table:style-name="ce23" table:formula="of:=['Unit meals'.W18]" office:value-type="float" office:value="0" calcext:value-type="float">
            <text:p>0</text:p>
          </table:table-cell>
          <table:table-cell table:style-name="ce23" table:formula="of:=['Unit meals'.Y18]" office:value-type="float" office:value="0" calcext:value-type="float">
            <text:p>0</text:p>
          </table:table-cell>
          <table:table-cell table:style-name="ce23" table:formula="of:=['Unit meals'.AA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9]" office:value-type="string" office:string-value="Drinks" calcext:value-type="string">
            <text:p>Drinks</text:p>
          </table:table-cell>
          <table:table-cell table:formula="of:=['Unit meals'.N19]" office:value-type="string" office:string-value="- Orange juice" calcext:value-type="string">
            <text:p>- Orange juice</text:p>
          </table:table-cell>
          <table:table-cell table:formula="of:=['Unit meals'.O19]" office:value-type="string" office:string-value="ml" calcext:value-type="string">
            <text:p>ml</text:p>
          </table:table-cell>
          <table:table-cell table:formula="of:=['Unit meals'.Q19]" office:value-type="float" office:value="1" calcext:value-type="float">
            <text:p>1</text:p>
          </table:table-cell>
          <table:table-cell table:formula="of:=['Unit meals'.S19]" office:value-type="float" office:value="0" calcext:value-type="float">
            <text:p>0</text:p>
          </table:table-cell>
          <table:table-cell table:style-name="ce23" table:formula="of:=['Unit meals'.U19]" office:value-type="float" office:value="0" calcext:value-type="float">
            <text:p>0</text:p>
          </table:table-cell>
          <table:table-cell table:style-name="ce23" table:formula="of:=['Unit meals'.W19]" office:value-type="float" office:value="0" calcext:value-type="float">
            <text:p>0</text:p>
          </table:table-cell>
          <table:table-cell table:style-name="ce23" table:formula="of:=['Unit meals'.Y19]" office:value-type="float" office:value="0" calcext:value-type="float">
            <text:p>0</text:p>
          </table:table-cell>
          <table:table-cell table:style-name="ce23" table:formula="of:=['Unit meals'.AA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0]" office:value-type="string" office:string-value="Drinks" calcext:value-type="string">
            <text:p>Drinks</text:p>
          </table:table-cell>
          <table:table-cell table:formula="of:=['Unit meals'.N20]" office:value-type="string" office:string-value="- Apple juice" calcext:value-type="string">
            <text:p>- Apple juice</text:p>
          </table:table-cell>
          <table:table-cell table:formula="of:=['Unit meals'.O20]" office:value-type="string" office:string-value="ml" calcext:value-type="string">
            <text:p>ml</text:p>
          </table:table-cell>
          <table:table-cell table:formula="of:=['Unit meals'.Q20]" office:value-type="float" office:value="1" calcext:value-type="float">
            <text:p>1</text:p>
          </table:table-cell>
          <table:table-cell table:formula="of:=['Unit meals'.S20]" office:value-type="float" office:value="0" calcext:value-type="float">
            <text:p>0</text:p>
          </table:table-cell>
          <table:table-cell table:style-name="ce23" table:formula="of:=['Unit meals'.U20]" office:value-type="float" office:value="0" calcext:value-type="float">
            <text:p>0</text:p>
          </table:table-cell>
          <table:table-cell table:style-name="ce23" table:formula="of:=['Unit meals'.W20]" office:value-type="float" office:value="0" calcext:value-type="float">
            <text:p>0</text:p>
          </table:table-cell>
          <table:table-cell table:style-name="ce23" table:formula="of:=['Unit meals'.Y20]" office:value-type="float" office:value="0" calcext:value-type="float">
            <text:p>0</text:p>
          </table:table-cell>
          <table:table-cell table:style-name="ce23" table:formula="of:=['Unit meals'.AA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1]" office:value-type="string" office:string-value="Drinks" calcext:value-type="string">
            <text:p>Drinks</text:p>
          </table:table-cell>
          <table:table-cell table:formula="of:=['Unit meals'.N21]" office:value-type="string" office:string-value="- Tea" calcext:value-type="string">
            <text:p>- Tea</text:p>
          </table:table-cell>
          <table:table-cell table:formula="of:=['Unit meals'.O21]" office:value-type="string" office:string-value="bag" calcext:value-type="string">
            <text:p>bag</text:p>
          </table:table-cell>
          <table:table-cell table:formula="of:=['Unit meals'.Q21]" office:value-type="float" office:value="1" calcext:value-type="float">
            <text:p>1</text:p>
          </table:table-cell>
          <table:table-cell table:formula="of:=['Unit meals'.S21]" office:value-type="float" office:value="0" calcext:value-type="float">
            <text:p>0</text:p>
          </table:table-cell>
          <table:table-cell table:style-name="ce23" table:formula="of:=['Unit meals'.U21]" office:value-type="float" office:value="0" calcext:value-type="float">
            <text:p>0</text:p>
          </table:table-cell>
          <table:table-cell table:style-name="ce23" table:formula="of:=['Unit meals'.W21]" office:value-type="float" office:value="0" calcext:value-type="float">
            <text:p>0</text:p>
          </table:table-cell>
          <table:table-cell table:style-name="ce23" table:formula="of:=['Unit meals'.Y21]" office:value-type="float" office:value="0" calcext:value-type="float">
            <text:p>0</text:p>
          </table:table-cell>
          <table:table-cell table:style-name="ce23" table:formula="of:=['Unit meals'.AA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2]" office:value-type="string" office:string-value="Drinks" calcext:value-type="string">
            <text:p>Drinks</text:p>
          </table:table-cell>
          <table:table-cell table:formula="of:=['Unit meals'.N22]" office:value-type="string" office:string-value="- Coffee" calcext:value-type="string">
            <text:p>- Coffee</text:p>
          </table:table-cell>
          <table:table-cell table:formula="of:=['Unit meals'.O22]" office:value-type="float" office:value="0" calcext:value-type="float">
            <text:p>0</text:p>
          </table:table-cell>
          <table:table-cell table:formula="of:=['Unit meals'.Q22]" office:value-type="float" office:value="1" calcext:value-type="float">
            <text:p>1</text:p>
          </table:table-cell>
          <table:table-cell table:formula="of:=['Unit meals'.S22]" office:value-type="float" office:value="0" calcext:value-type="float">
            <text:p>0</text:p>
          </table:table-cell>
          <table:table-cell table:style-name="ce23" table:formula="of:=['Unit meals'.U22]" office:value-type="float" office:value="0" calcext:value-type="float">
            <text:p>0</text:p>
          </table:table-cell>
          <table:table-cell table:style-name="ce23" table:formula="of:=['Unit meals'.W22]" office:value-type="float" office:value="0" calcext:value-type="float">
            <text:p>0</text:p>
          </table:table-cell>
          <table:table-cell table:style-name="ce23" table:formula="of:=['Unit meals'.Y22]" office:value-type="float" office:value="0" calcext:value-type="float">
            <text:p>0</text:p>
          </table:table-cell>
          <table:table-cell table:style-name="ce23" table:formula="of:=['Unit meals'.AA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3]" office:value-type="string" office:string-value="Drinks" calcext:value-type="string">
            <text:p>Drinks</text:p>
          </table:table-cell>
          <table:table-cell table:formula="of:=['Unit meals'.N23]" office:value-type="string" office:string-value="- Sugar" calcext:value-type="string">
            <text:p>- Sugar</text:p>
          </table:table-cell>
          <table:table-cell table:formula="of:=['Unit meals'.O23]" office:value-type="string" office:string-value="g" calcext:value-type="string">
            <text:p>g</text:p>
          </table:table-cell>
          <table:table-cell table:formula="of:=['Unit meals'.Q23]" office:value-type="float" office:value="1" calcext:value-type="float">
            <text:p>1</text:p>
          </table:table-cell>
          <table:table-cell table:formula="of:=['Unit meals'.S23]" office:value-type="float" office:value="0" calcext:value-type="float">
            <text:p>0</text:p>
          </table:table-cell>
          <table:table-cell table:style-name="ce23" table:formula="of:=['Unit meals'.U23]" office:value-type="float" office:value="0" calcext:value-type="float">
            <text:p>0</text:p>
          </table:table-cell>
          <table:table-cell table:style-name="ce23" table:formula="of:=['Unit meals'.W23]" office:value-type="float" office:value="0" calcext:value-type="float">
            <text:p>0</text:p>
          </table:table-cell>
          <table:table-cell table:style-name="ce23" table:formula="of:=['Unit meals'.Y23]" office:value-type="float" office:value="0" calcext:value-type="float">
            <text:p>0</text:p>
          </table:table-cell>
          <table:table-cell table:style-name="ce23" table:formula="of:=['Unit meals'.AA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4]" office:value-type="string" office:string-value="Drinks" calcext:value-type="string">
            <text:p>Drinks</text:p>
          </table:table-cell>
          <table:table-cell table:formula="of:=['Unit meals'.N24]" office:value-type="string" office:string-value="- Milk" calcext:value-type="string">
            <text:p>- Milk</text:p>
          </table:table-cell>
          <table:table-cell table:formula="of:=['Unit meals'.O24]" office:value-type="string" office:string-value="ml" calcext:value-type="string">
            <text:p>ml</text:p>
          </table:table-cell>
          <table:table-cell table:formula="of:=['Unit meals'.Q24]" office:value-type="float" office:value="1" calcext:value-type="float">
            <text:p>1</text:p>
          </table:table-cell>
          <table:table-cell table:formula="of:=['Unit meals'.S24]" office:value-type="float" office:value="0" calcext:value-type="float">
            <text:p>0</text:p>
          </table:table-cell>
          <table:table-cell table:style-name="ce23" table:formula="of:=['Unit meals'.U24]" office:value-type="float" office:value="0" calcext:value-type="float">
            <text:p>0</text:p>
          </table:table-cell>
          <table:table-cell table:style-name="ce23" table:formula="of:=['Unit meals'.W24]" office:value-type="float" office:value="0" calcext:value-type="float">
            <text:p>0</text:p>
          </table:table-cell>
          <table:table-cell table:style-name="ce23" table:formula="of:=['Unit meals'.Y24]" office:value-type="float" office:value="0" calcext:value-type="float">
            <text:p>0</text:p>
          </table:table-cell>
          <table:table-cell table:style-name="ce23" table:formula="of:=['Unit meals'.AA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5]">
            <text:p/>
          </table:table-cell>
          <table:table-cell table:formula="of:=['Unit meals'.N25]" office:value-type="float" office:value="0" calcext:value-type="float">
            <text:p>0</text:p>
          </table:table-cell>
          <table:table-cell table:formula="of:=['Unit meals'.O25]" office:value-type="float" office:value="0" calcext:value-type="float">
            <text:p>0</text:p>
          </table:table-cell>
          <table:table-cell table:formula="of:=['Unit meals'.Q25]" office:value-type="float" office:value="0" calcext:value-type="float">
            <text:p>0</text:p>
          </table:table-cell>
          <table:table-cell table:formula="of:=['Unit meals'.S25]" office:value-type="float" office:value="0" calcext:value-type="float">
            <text:p>0</text:p>
          </table:table-cell>
          <table:table-cell table:style-name="ce23" table:formula="of:=['Unit meals'.U25]" office:value-type="float" office:value="0" calcext:value-type="float">
            <text:p>0</text:p>
          </table:table-cell>
          <table:table-cell table:style-name="ce23" table:formula="of:=['Unit meals'.W25]" office:value-type="float" office:value="0" calcext:value-type="float">
            <text:p>0</text:p>
          </table:table-cell>
          <table:table-cell table:style-name="ce23" table:formula="of:=['Unit meals'.Y25]" office:value-type="float" office:value="0" calcext:value-type="float">
            <text:p>0</text:p>
          </table:table-cell>
          <table:table-cell table:style-name="ce23" table:formula="of:=['Unit meals'.AA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6]">
            <text:p/>
          </table:table-cell>
          <table:table-cell table:formula="of:=['Unit meals'.N26]" office:value-type="float" office:value="0" calcext:value-type="float">
            <text:p>0</text:p>
          </table:table-cell>
          <table:table-cell table:formula="of:=['Unit meals'.O26]" office:value-type="float" office:value="0" calcext:value-type="float">
            <text:p>0</text:p>
          </table:table-cell>
          <table:table-cell table:formula="of:=['Unit meals'.Q26]" office:value-type="float" office:value="0" calcext:value-type="float">
            <text:p>0</text:p>
          </table:table-cell>
          <table:table-cell table:formula="of:=['Unit meals'.S26]" office:value-type="float" office:value="0" calcext:value-type="float">
            <text:p>0</text:p>
          </table:table-cell>
          <table:table-cell table:style-name="ce23" table:formula="of:=['Unit meals'.U26]" office:value-type="float" office:value="0" calcext:value-type="float">
            <text:p>0</text:p>
          </table:table-cell>
          <table:table-cell table:style-name="ce23" table:formula="of:=['Unit meals'.W26]" office:value-type="float" office:value="0" calcext:value-type="float">
            <text:p>0</text:p>
          </table:table-cell>
          <table:table-cell table:style-name="ce23" table:formula="of:=['Unit meals'.Y26]" office:value-type="float" office:value="0" calcext:value-type="float">
            <text:p>0</text:p>
          </table:table-cell>
          <table:table-cell table:style-name="ce23" table:formula="of:=['Unit meals'.AA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7]" office:value-type="string" office:string-value="Egg sandwich" calcext:value-type="string">
            <text:p>Egg sandwich</text:p>
          </table:table-cell>
          <table:table-cell table:formula="of:=['Unit meals'.N27]" office:value-type="string" office:string-value="3 hard-boiled eggs, chopped" calcext:value-type="string">
            <text:p>3 hard-boiled eggs, chopped</text:p>
          </table:table-cell>
          <table:table-cell table:formula="of:=['Unit meals'.O27]" office:value-type="string" office:string-value="egg" calcext:value-type="string">
            <text:p>egg</text:p>
          </table:table-cell>
          <table:table-cell table:formula="of:=['Unit meals'.Q27]" office:value-type="float" office:value="0" calcext:value-type="float">
            <text:p>0</text:p>
          </table:table-cell>
          <table:table-cell table:formula="of:=['Unit meals'.S27]" office:value-type="float" office:value="0" calcext:value-type="float">
            <text:p>0</text:p>
          </table:table-cell>
          <table:table-cell table:style-name="ce23" table:formula="of:=['Unit meals'.U27]" office:value-type="float" office:value="0" calcext:value-type="float">
            <text:p>0</text:p>
          </table:table-cell>
          <table:table-cell table:style-name="ce23" table:formula="of:=['Unit meals'.W27]" office:value-type="float" office:value="0" calcext:value-type="float">
            <text:p>0</text:p>
          </table:table-cell>
          <table:table-cell table:style-name="ce23" table:formula="of:=['Unit meals'.Y27]" office:value-type="float" office:value="0" calcext:value-type="float">
            <text:p>0</text:p>
          </table:table-cell>
          <table:table-cell table:style-name="ce23" table:formula="of:=['Unit meals'.AA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8]" office:value-type="string" office:string-value="Egg sandwich" calcext:value-type="string">
            <text:p>Egg sandwich</text:p>
          </table:table-cell>
          <table:table-cell table:formula="of:=['Unit meals'.N28]" office:value-type="string" office:string-value="1/3 spring onion" calcext:value-type="string">
            <text:p>1/3 spring onion</text:p>
          </table:table-cell>
          <table:table-cell table:formula="of:=['Unit meals'.O28]" office:value-type="string" office:string-value="onion" calcext:value-type="string">
            <text:p>onion</text:p>
          </table:table-cell>
          <table:table-cell table:formula="of:=['Unit meals'.Q28]" office:value-type="float" office:value="0" calcext:value-type="float">
            <text:p>0</text:p>
          </table:table-cell>
          <table:table-cell table:formula="of:=['Unit meals'.S28]" office:value-type="float" office:value="0" calcext:value-type="float">
            <text:p>0</text:p>
          </table:table-cell>
          <table:table-cell table:style-name="ce23" table:formula="of:=['Unit meals'.U28]" office:value-type="float" office:value="0" calcext:value-type="float">
            <text:p>0</text:p>
          </table:table-cell>
          <table:table-cell table:style-name="ce23" table:formula="of:=['Unit meals'.W28]" office:value-type="float" office:value="0" calcext:value-type="float">
            <text:p>0</text:p>
          </table:table-cell>
          <table:table-cell table:style-name="ce23" table:formula="of:=['Unit meals'.Y28]" office:value-type="float" office:value="0" calcext:value-type="float">
            <text:p>0</text:p>
          </table:table-cell>
          <table:table-cell table:style-name="ce23" table:formula="of:=['Unit meals'.AA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29]" office:value-type="string" office:string-value="Egg sandwich" calcext:value-type="string">
            <text:p>Egg sandwich</text:p>
          </table:table-cell>
          <table:table-cell table:formula="of:=['Unit meals'.N29]" office:value-type="string" office:string-value="3 lettuce leaves" calcext:value-type="string">
            <text:p>3 lettuce leaves</text:p>
          </table:table-cell>
          <table:table-cell table:formula="of:=['Unit meals'.O29]" office:value-type="string" office:string-value="leaves" calcext:value-type="string">
            <text:p>leaves</text:p>
          </table:table-cell>
          <table:table-cell table:formula="of:=['Unit meals'.Q29]" office:value-type="float" office:value="0" calcext:value-type="float">
            <text:p>0</text:p>
          </table:table-cell>
          <table:table-cell table:formula="of:=['Unit meals'.S29]" office:value-type="float" office:value="0" calcext:value-type="float">
            <text:p>0</text:p>
          </table:table-cell>
          <table:table-cell table:style-name="ce23" table:formula="of:=['Unit meals'.U29]" office:value-type="float" office:value="0" calcext:value-type="float">
            <text:p>0</text:p>
          </table:table-cell>
          <table:table-cell table:style-name="ce23" table:formula="of:=['Unit meals'.W29]" office:value-type="float" office:value="0" calcext:value-type="float">
            <text:p>0</text:p>
          </table:table-cell>
          <table:table-cell table:style-name="ce23" table:formula="of:=['Unit meals'.Y29]" office:value-type="float" office:value="0" calcext:value-type="float">
            <text:p>0</text:p>
          </table:table-cell>
          <table:table-cell table:style-name="ce23" table:formula="of:=['Unit meals'.AA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0]" office:value-type="string" office:string-value="Egg sandwich" calcext:value-type="string">
            <text:p>Egg sandwich</text:p>
          </table:table-cell>
          <table:table-cell table:formula="of:=['Unit meals'.N30]" office:value-type="string" office:string-value="3 tbsp mayonnaise" calcext:value-type="string">
            <text:p>3 tbsp mayonnaise</text:p>
          </table:table-cell>
          <table:table-cell table:formula="of:=['Unit meals'.O30]" office:value-type="string" office:string-value="tbsp" calcext:value-type="string">
            <text:p>tbsp</text:p>
          </table:table-cell>
          <table:table-cell table:formula="of:=['Unit meals'.Q30]" office:value-type="float" office:value="0" calcext:value-type="float">
            <text:p>0</text:p>
          </table:table-cell>
          <table:table-cell table:formula="of:=['Unit meals'.S30]" office:value-type="float" office:value="0" calcext:value-type="float">
            <text:p>0</text:p>
          </table:table-cell>
          <table:table-cell table:style-name="ce23" table:formula="of:=['Unit meals'.U30]" office:value-type="float" office:value="0" calcext:value-type="float">
            <text:p>0</text:p>
          </table:table-cell>
          <table:table-cell table:style-name="ce23" table:formula="of:=['Unit meals'.W30]" office:value-type="float" office:value="0" calcext:value-type="float">
            <text:p>0</text:p>
          </table:table-cell>
          <table:table-cell table:style-name="ce23" table:formula="of:=['Unit meals'.Y30]" office:value-type="float" office:value="0" calcext:value-type="float">
            <text:p>0</text:p>
          </table:table-cell>
          <table:table-cell table:style-name="ce23" table:formula="of:=['Unit meals'.AA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1]" office:value-type="string" office:string-value="Egg sandwich" calcext:value-type="string">
            <text:p>Egg sandwich</text:p>
          </table:table-cell>
          <table:table-cell table:formula="of:=['Unit meals'.N31]" office:value-type="string" office:string-value="1 tsp mustard" calcext:value-type="string">
            <text:p>1 tsp mustard</text:p>
          </table:table-cell>
          <table:table-cell table:formula="of:=['Unit meals'.O31]" office:value-type="string" office:string-value="tsp" calcext:value-type="string">
            <text:p>tsp</text:p>
          </table:table-cell>
          <table:table-cell table:formula="of:=['Unit meals'.Q31]" office:value-type="float" office:value="0" calcext:value-type="float">
            <text:p>0</text:p>
          </table:table-cell>
          <table:table-cell table:formula="of:=['Unit meals'.S31]" office:value-type="float" office:value="0" calcext:value-type="float">
            <text:p>0</text:p>
          </table:table-cell>
          <table:table-cell table:style-name="ce23" table:formula="of:=['Unit meals'.U31]" office:value-type="float" office:value="0" calcext:value-type="float">
            <text:p>0</text:p>
          </table:table-cell>
          <table:table-cell table:style-name="ce23" table:formula="of:=['Unit meals'.W31]" office:value-type="float" office:value="0" calcext:value-type="float">
            <text:p>0</text:p>
          </table:table-cell>
          <table:table-cell table:style-name="ce23" table:formula="of:=['Unit meals'.Y31]" office:value-type="float" office:value="0" calcext:value-type="float">
            <text:p>0</text:p>
          </table:table-cell>
          <table:table-cell table:style-name="ce23" table:formula="of:=['Unit meals'.AA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2]" office:value-type="string" office:string-value="Egg sandwich" calcext:value-type="string">
            <text:p>Egg sandwich</text:p>
          </table:table-cell>
          <table:table-cell table:formula="of:=['Unit meals'.N32]" office:value-type="string" office:string-value="bread" calcext:value-type="string">
            <text:p>bread</text:p>
          </table:table-cell>
          <table:table-cell table:formula="of:=['Unit meals'.O32]" office:value-type="string" office:string-value="slices" calcext:value-type="string">
            <text:p>slices</text:p>
          </table:table-cell>
          <table:table-cell table:formula="of:=['Unit meals'.Q32]" office:value-type="float" office:value="0" calcext:value-type="float">
            <text:p>0</text:p>
          </table:table-cell>
          <table:table-cell table:formula="of:=['Unit meals'.S32]" office:value-type="float" office:value="0" calcext:value-type="float">
            <text:p>0</text:p>
          </table:table-cell>
          <table:table-cell table:style-name="ce23" table:formula="of:=['Unit meals'.U32]" office:value-type="float" office:value="0" calcext:value-type="float">
            <text:p>0</text:p>
          </table:table-cell>
          <table:table-cell table:style-name="ce23" table:formula="of:=['Unit meals'.W32]" office:value-type="float" office:value="0" calcext:value-type="float">
            <text:p>0</text:p>
          </table:table-cell>
          <table:table-cell table:style-name="ce23" table:formula="of:=['Unit meals'.Y32]" office:value-type="float" office:value="0" calcext:value-type="float">
            <text:p>0</text:p>
          </table:table-cell>
          <table:table-cell table:style-name="ce23" table:formula="of:=['Unit meals'.AA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3]">
            <text:p/>
          </table:table-cell>
          <table:table-cell table:formula="of:=['Unit meals'.N33]" office:value-type="float" office:value="0" calcext:value-type="float">
            <text:p>0</text:p>
          </table:table-cell>
          <table:table-cell table:formula="of:=['Unit meals'.O33]" office:value-type="float" office:value="0" calcext:value-type="float">
            <text:p>0</text:p>
          </table:table-cell>
          <table:table-cell table:formula="of:=['Unit meals'.Q33]" office:value-type="float" office:value="0" calcext:value-type="float">
            <text:p>0</text:p>
          </table:table-cell>
          <table:table-cell table:formula="of:=['Unit meals'.S33]" office:value-type="float" office:value="0" calcext:value-type="float">
            <text:p>0</text:p>
          </table:table-cell>
          <table:table-cell table:style-name="ce23" table:formula="of:=['Unit meals'.U33]" office:value-type="float" office:value="0" calcext:value-type="float">
            <text:p>0</text:p>
          </table:table-cell>
          <table:table-cell table:style-name="ce23" table:formula="of:=['Unit meals'.W33]" office:value-type="float" office:value="0" calcext:value-type="float">
            <text:p>0</text:p>
          </table:table-cell>
          <table:table-cell table:style-name="ce23" table:formula="of:=['Unit meals'.Y33]" office:value-type="float" office:value="0" calcext:value-type="float">
            <text:p>0</text:p>
          </table:table-cell>
          <table:table-cell table:style-name="ce23" table:formula="of:=['Unit meals'.AA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4]">
            <text:p/>
          </table:table-cell>
          <table:table-cell table:formula="of:=['Unit meals'.N34]" office:value-type="float" office:value="0" calcext:value-type="float">
            <text:p>0</text:p>
          </table:table-cell>
          <table:table-cell table:formula="of:=['Unit meals'.O34]" office:value-type="float" office:value="0" calcext:value-type="float">
            <text:p>0</text:p>
          </table:table-cell>
          <table:table-cell table:formula="of:=['Unit meals'.Q34]" office:value-type="float" office:value="0" calcext:value-type="float">
            <text:p>0</text:p>
          </table:table-cell>
          <table:table-cell table:formula="of:=['Unit meals'.S34]" office:value-type="float" office:value="0" calcext:value-type="float">
            <text:p>0</text:p>
          </table:table-cell>
          <table:table-cell table:style-name="ce23" table:formula="of:=['Unit meals'.U34]" office:value-type="float" office:value="0" calcext:value-type="float">
            <text:p>0</text:p>
          </table:table-cell>
          <table:table-cell table:style-name="ce23" table:formula="of:=['Unit meals'.W34]" office:value-type="float" office:value="0" calcext:value-type="float">
            <text:p>0</text:p>
          </table:table-cell>
          <table:table-cell table:style-name="ce23" table:formula="of:=['Unit meals'.Y34]" office:value-type="float" office:value="0" calcext:value-type="float">
            <text:p>0</text:p>
          </table:table-cell>
          <table:table-cell table:style-name="ce23" table:formula="of:=['Unit meals'.AA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5]" office:value-type="string" office:string-value="Cucumber sandwich" calcext:value-type="string">
            <text:p>Cucumber sandwich</text:p>
          </table:table-cell>
          <table:table-cell table:formula="of:=['Unit meals'.N35]" office:value-type="string" office:string-value="1 cucumber" calcext:value-type="string">
            <text:p>1 cucumber</text:p>
          </table:table-cell>
          <table:table-cell table:formula="of:=['Unit meals'.O35]" office:value-type="string" office:string-value="piece" calcext:value-type="string">
            <text:p>piece</text:p>
          </table:table-cell>
          <table:table-cell table:formula="of:=['Unit meals'.Q35]" office:value-type="float" office:value="0" calcext:value-type="float">
            <text:p>0</text:p>
          </table:table-cell>
          <table:table-cell table:formula="of:=['Unit meals'.S35]" office:value-type="float" office:value="0" calcext:value-type="float">
            <text:p>0</text:p>
          </table:table-cell>
          <table:table-cell table:style-name="ce23" table:formula="of:=['Unit meals'.U35]" office:value-type="float" office:value="0" calcext:value-type="float">
            <text:p>0</text:p>
          </table:table-cell>
          <table:table-cell table:style-name="ce23" table:formula="of:=['Unit meals'.W35]" office:value-type="float" office:value="0" calcext:value-type="float">
            <text:p>0</text:p>
          </table:table-cell>
          <table:table-cell table:style-name="ce23" table:formula="of:=['Unit meals'.Y35]" office:value-type="float" office:value="0" calcext:value-type="float">
            <text:p>0</text:p>
          </table:table-cell>
          <table:table-cell table:style-name="ce23" table:formula="of:=['Unit meals'.AA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6]" office:value-type="string" office:string-value="Cucumber sandwich" calcext:value-type="string">
            <text:p>Cucumber sandwich</text:p>
          </table:table-cell>
          <table:table-cell table:formula="of:=['Unit meals'.N36]" office:value-type="string" office:string-value="185g cream cheese" calcext:value-type="string">
            <text:p>185g cream cheese</text:p>
          </table:table-cell>
          <table:table-cell table:formula="of:=['Unit meals'.O36]" office:value-type="string" office:string-value="g" calcext:value-type="string">
            <text:p>g</text:p>
          </table:table-cell>
          <table:table-cell table:formula="of:=['Unit meals'.Q36]" office:value-type="float" office:value="0" calcext:value-type="float">
            <text:p>0</text:p>
          </table:table-cell>
          <table:table-cell table:formula="of:=['Unit meals'.S36]" office:value-type="float" office:value="0" calcext:value-type="float">
            <text:p>0</text:p>
          </table:table-cell>
          <table:table-cell table:style-name="ce23" table:formula="of:=['Unit meals'.U36]" office:value-type="float" office:value="0" calcext:value-type="float">
            <text:p>0</text:p>
          </table:table-cell>
          <table:table-cell table:style-name="ce23" table:formula="of:=['Unit meals'.W36]" office:value-type="float" office:value="0" calcext:value-type="float">
            <text:p>0</text:p>
          </table:table-cell>
          <table:table-cell table:style-name="ce23" table:formula="of:=['Unit meals'.Y36]" office:value-type="float" office:value="0" calcext:value-type="float">
            <text:p>0</text:p>
          </table:table-cell>
          <table:table-cell table:style-name="ce23" table:formula="of:=['Unit meals'.AA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7]" office:value-type="string" office:string-value="Cucumber sandwich" calcext:value-type="string">
            <text:p>Cucumber sandwich</text:p>
          </table:table-cell>
          <table:table-cell table:formula="of:=['Unit meals'.N37]" office:value-type="string" office:string-value="bread" calcext:value-type="string">
            <text:p>bread</text:p>
          </table:table-cell>
          <table:table-cell table:formula="of:=['Unit meals'.O37]" office:value-type="string" office:string-value="slices" calcext:value-type="string">
            <text:p>slices</text:p>
          </table:table-cell>
          <table:table-cell table:formula="of:=['Unit meals'.Q37]" office:value-type="float" office:value="0" calcext:value-type="float">
            <text:p>0</text:p>
          </table:table-cell>
          <table:table-cell table:formula="of:=['Unit meals'.S37]" office:value-type="float" office:value="0" calcext:value-type="float">
            <text:p>0</text:p>
          </table:table-cell>
          <table:table-cell table:style-name="ce23" table:formula="of:=['Unit meals'.U37]" office:value-type="float" office:value="0" calcext:value-type="float">
            <text:p>0</text:p>
          </table:table-cell>
          <table:table-cell table:style-name="ce23" table:formula="of:=['Unit meals'.W37]" office:value-type="float" office:value="0" calcext:value-type="float">
            <text:p>0</text:p>
          </table:table-cell>
          <table:table-cell table:style-name="ce23" table:formula="of:=['Unit meals'.Y37]" office:value-type="float" office:value="0" calcext:value-type="float">
            <text:p>0</text:p>
          </table:table-cell>
          <table:table-cell table:style-name="ce23" table:formula="of:=['Unit meals'.AA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8]">
            <text:p/>
          </table:table-cell>
          <table:table-cell table:formula="of:=['Unit meals'.N38]" office:value-type="float" office:value="0" calcext:value-type="float">
            <text:p>0</text:p>
          </table:table-cell>
          <table:table-cell table:formula="of:=['Unit meals'.O38]" office:value-type="float" office:value="0" calcext:value-type="float">
            <text:p>0</text:p>
          </table:table-cell>
          <table:table-cell table:formula="of:=['Unit meals'.Q38]" office:value-type="float" office:value="0" calcext:value-type="float">
            <text:p>0</text:p>
          </table:table-cell>
          <table:table-cell table:formula="of:=['Unit meals'.S38]" office:value-type="float" office:value="0" calcext:value-type="float">
            <text:p>0</text:p>
          </table:table-cell>
          <table:table-cell table:style-name="ce23" table:formula="of:=['Unit meals'.U38]" office:value-type="float" office:value="0" calcext:value-type="float">
            <text:p>0</text:p>
          </table:table-cell>
          <table:table-cell table:style-name="ce23" table:formula="of:=['Unit meals'.W38]" office:value-type="float" office:value="0" calcext:value-type="float">
            <text:p>0</text:p>
          </table:table-cell>
          <table:table-cell table:style-name="ce23" table:formula="of:=['Unit meals'.Y38]" office:value-type="float" office:value="0" calcext:value-type="float">
            <text:p>0</text:p>
          </table:table-cell>
          <table:table-cell table:style-name="ce23" table:formula="of:=['Unit meals'.AA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39]">
            <text:p/>
          </table:table-cell>
          <table:table-cell table:formula="of:=['Unit meals'.N39]" office:value-type="float" office:value="0" calcext:value-type="float">
            <text:p>0</text:p>
          </table:table-cell>
          <table:table-cell table:formula="of:=['Unit meals'.O39]" office:value-type="float" office:value="0" calcext:value-type="float">
            <text:p>0</text:p>
          </table:table-cell>
          <table:table-cell table:formula="of:=['Unit meals'.Q39]" office:value-type="float" office:value="0" calcext:value-type="float">
            <text:p>0</text:p>
          </table:table-cell>
          <table:table-cell table:formula="of:=['Unit meals'.S39]" office:value-type="float" office:value="0" calcext:value-type="float">
            <text:p>0</text:p>
          </table:table-cell>
          <table:table-cell table:style-name="ce23" table:formula="of:=['Unit meals'.U39]" office:value-type="float" office:value="0" calcext:value-type="float">
            <text:p>0</text:p>
          </table:table-cell>
          <table:table-cell table:style-name="ce23" table:formula="of:=['Unit meals'.W39]" office:value-type="float" office:value="0" calcext:value-type="float">
            <text:p>0</text:p>
          </table:table-cell>
          <table:table-cell table:style-name="ce23" table:formula="of:=['Unit meals'.Y39]" office:value-type="float" office:value="0" calcext:value-type="float">
            <text:p>0</text:p>
          </table:table-cell>
          <table:table-cell table:style-name="ce23" table:formula="of:=['Unit meals'.AA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0]" office:value-type="string" office:string-value="Brie / Apple" calcext:value-type="string">
            <text:p>Brie / Apple</text:p>
          </table:table-cell>
          <table:table-cell table:formula="of:=['Unit meals'.N40]" office:value-type="string" office:string-value="1 apple" calcext:value-type="string">
            <text:p>1 apple</text:p>
          </table:table-cell>
          <table:table-cell table:formula="of:=['Unit meals'.O40]" office:value-type="string" office:string-value="piece" calcext:value-type="string">
            <text:p>piece</text:p>
          </table:table-cell>
          <table:table-cell table:formula="of:=['Unit meals'.Q40]" office:value-type="float" office:value="0" calcext:value-type="float">
            <text:p>0</text:p>
          </table:table-cell>
          <table:table-cell table:formula="of:=['Unit meals'.S40]" office:value-type="float" office:value="1" calcext:value-type="float">
            <text:p>1</text:p>
          </table:table-cell>
          <table:table-cell table:style-name="ce23" table:formula="of:=['Unit meals'.U40]" office:value-type="float" office:value="0" calcext:value-type="float">
            <text:p>0</text:p>
          </table:table-cell>
          <table:table-cell table:style-name="ce23" table:formula="of:=['Unit meals'.W40]" office:value-type="float" office:value="0" calcext:value-type="float">
            <text:p>0</text:p>
          </table:table-cell>
          <table:table-cell table:style-name="ce23" table:formula="of:=['Unit meals'.Y40]" office:value-type="float" office:value="0" calcext:value-type="float">
            <text:p>0</text:p>
          </table:table-cell>
          <table:table-cell table:style-name="ce23" table:formula="of:=['Unit meals'.AA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1]" office:value-type="string" office:string-value="Brie / Apple" calcext:value-type="string">
            <text:p>Brie / Apple</text:p>
          </table:table-cell>
          <table:table-cell table:formula="of:=['Unit meals'.N41]" office:value-type="string" office:string-value="230g brie" calcext:value-type="string">
            <text:p>230g brie</text:p>
          </table:table-cell>
          <table:table-cell table:formula="of:=['Unit meals'.O41]" office:value-type="string" office:string-value="g" calcext:value-type="string">
            <text:p>g</text:p>
          </table:table-cell>
          <table:table-cell table:formula="of:=['Unit meals'.Q41]" office:value-type="float" office:value="0" calcext:value-type="float">
            <text:p>0</text:p>
          </table:table-cell>
          <table:table-cell table:formula="of:=['Unit meals'.S41]" office:value-type="float" office:value="1" calcext:value-type="float">
            <text:p>1</text:p>
          </table:table-cell>
          <table:table-cell table:style-name="ce23" table:formula="of:=['Unit meals'.U41]" office:value-type="float" office:value="0" calcext:value-type="float">
            <text:p>0</text:p>
          </table:table-cell>
          <table:table-cell table:style-name="ce23" table:formula="of:=['Unit meals'.W41]" office:value-type="float" office:value="0" calcext:value-type="float">
            <text:p>0</text:p>
          </table:table-cell>
          <table:table-cell table:style-name="ce23" table:formula="of:=['Unit meals'.Y41]" office:value-type="float" office:value="0" calcext:value-type="float">
            <text:p>0</text:p>
          </table:table-cell>
          <table:table-cell table:style-name="ce23" table:formula="of:=['Unit meals'.AA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2]" office:value-type="string" office:string-value="Brie / Apple" calcext:value-type="string">
            <text:p>Brie / Apple</text:p>
          </table:table-cell>
          <table:table-cell table:formula="of:=['Unit meals'.N42]" office:value-type="string" office:string-value="bread" calcext:value-type="string">
            <text:p>bread</text:p>
          </table:table-cell>
          <table:table-cell table:formula="of:=['Unit meals'.O42]" office:value-type="string" office:string-value="slices" calcext:value-type="string">
            <text:p>slices</text:p>
          </table:table-cell>
          <table:table-cell table:formula="of:=['Unit meals'.Q42]" office:value-type="float" office:value="0" calcext:value-type="float">
            <text:p>0</text:p>
          </table:table-cell>
          <table:table-cell table:formula="of:=['Unit meals'.S42]" office:value-type="float" office:value="1" calcext:value-type="float">
            <text:p>1</text:p>
          </table:table-cell>
          <table:table-cell table:style-name="ce23" table:formula="of:=['Unit meals'.U42]" office:value-type="float" office:value="0" calcext:value-type="float">
            <text:p>0</text:p>
          </table:table-cell>
          <table:table-cell table:style-name="ce23" table:formula="of:=['Unit meals'.W42]" office:value-type="float" office:value="0" calcext:value-type="float">
            <text:p>0</text:p>
          </table:table-cell>
          <table:table-cell table:style-name="ce23" table:formula="of:=['Unit meals'.Y42]" office:value-type="float" office:value="0" calcext:value-type="float">
            <text:p>0</text:p>
          </table:table-cell>
          <table:table-cell table:style-name="ce23" table:formula="of:=['Unit meals'.AA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3]">
            <text:p/>
          </table:table-cell>
          <table:table-cell table:formula="of:=['Unit meals'.N43]" office:value-type="float" office:value="0" calcext:value-type="float">
            <text:p>0</text:p>
          </table:table-cell>
          <table:table-cell table:formula="of:=['Unit meals'.O43]" office:value-type="float" office:value="0" calcext:value-type="float">
            <text:p>0</text:p>
          </table:table-cell>
          <table:table-cell table:formula="of:=['Unit meals'.Q43]" office:value-type="float" office:value="0" calcext:value-type="float">
            <text:p>0</text:p>
          </table:table-cell>
          <table:table-cell table:formula="of:=['Unit meals'.S43]" office:value-type="float" office:value="0" calcext:value-type="float">
            <text:p>0</text:p>
          </table:table-cell>
          <table:table-cell table:style-name="ce23" table:formula="of:=['Unit meals'.U43]" office:value-type="float" office:value="0" calcext:value-type="float">
            <text:p>0</text:p>
          </table:table-cell>
          <table:table-cell table:style-name="ce23" table:formula="of:=['Unit meals'.W43]" office:value-type="float" office:value="0" calcext:value-type="float">
            <text:p>0</text:p>
          </table:table-cell>
          <table:table-cell table:style-name="ce23" table:formula="of:=['Unit meals'.Y43]" office:value-type="float" office:value="0" calcext:value-type="float">
            <text:p>0</text:p>
          </table:table-cell>
          <table:table-cell table:style-name="ce23" table:formula="of:=['Unit meals'.AA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4]">
            <text:p/>
          </table:table-cell>
          <table:table-cell table:formula="of:=['Unit meals'.N44]" office:value-type="float" office:value="0" calcext:value-type="float">
            <text:p>0</text:p>
          </table:table-cell>
          <table:table-cell table:formula="of:=['Unit meals'.O44]" office:value-type="float" office:value="0" calcext:value-type="float">
            <text:p>0</text:p>
          </table:table-cell>
          <table:table-cell table:formula="of:=['Unit meals'.Q44]" office:value-type="float" office:value="0" calcext:value-type="float">
            <text:p>0</text:p>
          </table:table-cell>
          <table:table-cell table:formula="of:=['Unit meals'.S44]" office:value-type="float" office:value="0" calcext:value-type="float">
            <text:p>0</text:p>
          </table:table-cell>
          <table:table-cell table:style-name="ce23" table:formula="of:=['Unit meals'.U44]" office:value-type="float" office:value="0" calcext:value-type="float">
            <text:p>0</text:p>
          </table:table-cell>
          <table:table-cell table:style-name="ce23" table:formula="of:=['Unit meals'.W44]" office:value-type="float" office:value="0" calcext:value-type="float">
            <text:p>0</text:p>
          </table:table-cell>
          <table:table-cell table:style-name="ce23" table:formula="of:=['Unit meals'.Y44]" office:value-type="float" office:value="0" calcext:value-type="float">
            <text:p>0</text:p>
          </table:table-cell>
          <table:table-cell table:style-name="ce23" table:formula="of:=['Unit meals'.AA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5]" office:value-type="string" office:string-value="Bratwurst / mustard / horseradish" calcext:value-type="string">
            <text:p>Bratwurst / mustard / horseradish</text:p>
          </table:table-cell>
          <table:table-cell table:formula="of:=['Unit meals'.N45]" office:value-type="string" office:string-value="3 sausages" calcext:value-type="string">
            <text:p>3 sausages</text:p>
          </table:table-cell>
          <table:table-cell table:formula="of:=['Unit meals'.O45]" office:value-type="string" office:string-value="piece" calcext:value-type="string">
            <text:p>piece</text:p>
          </table:table-cell>
          <table:table-cell table:formula="of:=['Unit meals'.Q45]" office:value-type="float" office:value="0" calcext:value-type="float">
            <text:p>0</text:p>
          </table:table-cell>
          <table:table-cell table:formula="of:=['Unit meals'.S45]" office:value-type="float" office:value="0.5" calcext:value-type="float">
            <text:p>0.5</text:p>
          </table:table-cell>
          <table:table-cell table:style-name="ce23" table:formula="of:=['Unit meals'.U45]" office:value-type="float" office:value="0" calcext:value-type="float">
            <text:p>0</text:p>
          </table:table-cell>
          <table:table-cell table:style-name="ce23" table:formula="of:=['Unit meals'.W45]" office:value-type="float" office:value="0" calcext:value-type="float">
            <text:p>0</text:p>
          </table:table-cell>
          <table:table-cell table:style-name="ce23" table:formula="of:=['Unit meals'.Y45]" office:value-type="float" office:value="0" calcext:value-type="float">
            <text:p>0</text:p>
          </table:table-cell>
          <table:table-cell table:style-name="ce23" table:formula="of:=['Unit meals'.AA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6]" office:value-type="string" office:string-value="Bratwurst / mustard / horseradish" calcext:value-type="string">
            <text:p>Bratwurst / mustard / horseradish</text:p>
          </table:table-cell>
          <table:table-cell table:formula="of:=['Unit meals'.N46]" office:value-type="string" office:string-value="10ml mustard" calcext:value-type="string">
            <text:p>10ml mustard</text:p>
          </table:table-cell>
          <table:table-cell table:formula="of:=['Unit meals'.O46]" office:value-type="string" office:string-value="ml" calcext:value-type="string">
            <text:p>ml</text:p>
          </table:table-cell>
          <table:table-cell table:formula="of:=['Unit meals'.Q46]" office:value-type="float" office:value="0" calcext:value-type="float">
            <text:p>0</text:p>
          </table:table-cell>
          <table:table-cell table:formula="of:=['Unit meals'.S46]" office:value-type="float" office:value="0.5" calcext:value-type="float">
            <text:p>0.5</text:p>
          </table:table-cell>
          <table:table-cell table:style-name="ce23" table:formula="of:=['Unit meals'.U46]" office:value-type="float" office:value="0" calcext:value-type="float">
            <text:p>0</text:p>
          </table:table-cell>
          <table:table-cell table:style-name="ce23" table:formula="of:=['Unit meals'.W46]" office:value-type="float" office:value="0" calcext:value-type="float">
            <text:p>0</text:p>
          </table:table-cell>
          <table:table-cell table:style-name="ce23" table:formula="of:=['Unit meals'.Y46]" office:value-type="float" office:value="0" calcext:value-type="float">
            <text:p>0</text:p>
          </table:table-cell>
          <table:table-cell table:style-name="ce23" table:formula="of:=['Unit meals'.AA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7]" office:value-type="string" office:string-value="Bratwurst / mustard / horseradish" calcext:value-type="string">
            <text:p>Bratwurst / mustard / horseradish</text:p>
          </table:table-cell>
          <table:table-cell table:formula="of:=['Unit meals'.N47]" office:value-type="string" office:string-value="10ml horseradish" calcext:value-type="string">
            <text:p>10ml horseradish</text:p>
          </table:table-cell>
          <table:table-cell table:formula="of:=['Unit meals'.O47]" office:value-type="string" office:string-value="ml" calcext:value-type="string">
            <text:p>ml</text:p>
          </table:table-cell>
          <table:table-cell table:formula="of:=['Unit meals'.Q47]" office:value-type="float" office:value="0" calcext:value-type="float">
            <text:p>0</text:p>
          </table:table-cell>
          <table:table-cell table:formula="of:=['Unit meals'.S47]" office:value-type="float" office:value="0.5" calcext:value-type="float">
            <text:p>0.5</text:p>
          </table:table-cell>
          <table:table-cell table:style-name="ce23" table:formula="of:=['Unit meals'.U47]" office:value-type="float" office:value="0" calcext:value-type="float">
            <text:p>0</text:p>
          </table:table-cell>
          <table:table-cell table:style-name="ce23" table:formula="of:=['Unit meals'.W47]" office:value-type="float" office:value="0" calcext:value-type="float">
            <text:p>0</text:p>
          </table:table-cell>
          <table:table-cell table:style-name="ce23" table:formula="of:=['Unit meals'.Y47]" office:value-type="float" office:value="0" calcext:value-type="float">
            <text:p>0</text:p>
          </table:table-cell>
          <table:table-cell table:style-name="ce23" table:formula="of:=['Unit meals'.AA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8]" office:value-type="string" office:string-value="Bratwurst / mustard / horseradish" calcext:value-type="string">
            <text:p>Bratwurst / mustard / horseradish</text:p>
          </table:table-cell>
          <table:table-cell table:formula="of:=['Unit meals'.N48]" office:value-type="string" office:string-value="bread" calcext:value-type="string">
            <text:p>bread</text:p>
          </table:table-cell>
          <table:table-cell table:formula="of:=['Unit meals'.O48]" office:value-type="string" office:string-value="slices" calcext:value-type="string">
            <text:p>slices</text:p>
          </table:table-cell>
          <table:table-cell table:formula="of:=['Unit meals'.Q48]" office:value-type="float" office:value="0" calcext:value-type="float">
            <text:p>0</text:p>
          </table:table-cell>
          <table:table-cell table:formula="of:=['Unit meals'.S48]" office:value-type="float" office:value="0.5" calcext:value-type="float">
            <text:p>0.5</text:p>
          </table:table-cell>
          <table:table-cell table:style-name="ce23" table:formula="of:=['Unit meals'.U48]" office:value-type="float" office:value="0" calcext:value-type="float">
            <text:p>0</text:p>
          </table:table-cell>
          <table:table-cell table:style-name="ce23" table:formula="of:=['Unit meals'.W48]" office:value-type="float" office:value="0" calcext:value-type="float">
            <text:p>0</text:p>
          </table:table-cell>
          <table:table-cell table:style-name="ce23" table:formula="of:=['Unit meals'.Y48]" office:value-type="float" office:value="0" calcext:value-type="float">
            <text:p>0</text:p>
          </table:table-cell>
          <table:table-cell table:style-name="ce23" table:formula="of:=['Unit meals'.AA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49]">
            <text:p/>
          </table:table-cell>
          <table:table-cell table:formula="of:=['Unit meals'.N49]" office:value-type="float" office:value="0" calcext:value-type="float">
            <text:p>0</text:p>
          </table:table-cell>
          <table:table-cell table:formula="of:=['Unit meals'.O49]" office:value-type="float" office:value="0" calcext:value-type="float">
            <text:p>0</text:p>
          </table:table-cell>
          <table:table-cell table:formula="of:=['Unit meals'.Q49]" office:value-type="float" office:value="0" calcext:value-type="float">
            <text:p>0</text:p>
          </table:table-cell>
          <table:table-cell table:formula="of:=['Unit meals'.S49]" office:value-type="float" office:value="0" calcext:value-type="float">
            <text:p>0</text:p>
          </table:table-cell>
          <table:table-cell table:style-name="ce23" table:formula="of:=['Unit meals'.U49]" office:value-type="float" office:value="0" calcext:value-type="float">
            <text:p>0</text:p>
          </table:table-cell>
          <table:table-cell table:style-name="ce23" table:formula="of:=['Unit meals'.W49]" office:value-type="float" office:value="0" calcext:value-type="float">
            <text:p>0</text:p>
          </table:table-cell>
          <table:table-cell table:style-name="ce23" table:formula="of:=['Unit meals'.Y49]" office:value-type="float" office:value="0" calcext:value-type="float">
            <text:p>0</text:p>
          </table:table-cell>
          <table:table-cell table:style-name="ce23" table:formula="of:=['Unit meals'.AA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0]">
            <text:p/>
          </table:table-cell>
          <table:table-cell table:formula="of:=['Unit meals'.N50]" office:value-type="float" office:value="0" calcext:value-type="float">
            <text:p>0</text:p>
          </table:table-cell>
          <table:table-cell table:formula="of:=['Unit meals'.O50]" office:value-type="float" office:value="0" calcext:value-type="float">
            <text:p>0</text:p>
          </table:table-cell>
          <table:table-cell table:formula="of:=['Unit meals'.Q50]" office:value-type="float" office:value="0" calcext:value-type="float">
            <text:p>0</text:p>
          </table:table-cell>
          <table:table-cell table:formula="of:=['Unit meals'.S50]" office:value-type="float" office:value="0" calcext:value-type="float">
            <text:p>0</text:p>
          </table:table-cell>
          <table:table-cell table:style-name="ce23" table:formula="of:=['Unit meals'.U50]" office:value-type="float" office:value="0" calcext:value-type="float">
            <text:p>0</text:p>
          </table:table-cell>
          <table:table-cell table:style-name="ce23" table:formula="of:=['Unit meals'.W50]" office:value-type="float" office:value="0" calcext:value-type="float">
            <text:p>0</text:p>
          </table:table-cell>
          <table:table-cell table:style-name="ce23" table:formula="of:=['Unit meals'.Y50]" office:value-type="float" office:value="0" calcext:value-type="float">
            <text:p>0</text:p>
          </table:table-cell>
          <table:table-cell table:style-name="ce23" table:formula="of:=['Unit meals'.AA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1]" office:value-type="string" office:string-value="Beef / Sausages / Bratwurst" calcext:value-type="string">
            <text:p>Beef / Sausages / Bratwurst</text:p>
          </table:table-cell>
          <table:table-cell table:formula="of:=['Unit meals'.N51]" office:value-type="string" office:string-value="1 sausage" calcext:value-type="string">
            <text:p>1 sausage</text:p>
          </table:table-cell>
          <table:table-cell table:formula="of:=['Unit meals'.O51]" office:value-type="string" office:string-value="g" calcext:value-type="string">
            <text:p>g</text:p>
          </table:table-cell>
          <table:table-cell table:formula="of:=['Unit meals'.Q51]" office:value-type="float" office:value="0" calcext:value-type="float">
            <text:p>0</text:p>
          </table:table-cell>
          <table:table-cell table:formula="of:=['Unit meals'.S51]" office:value-type="float" office:value="0" calcext:value-type="float">
            <text:p>0</text:p>
          </table:table-cell>
          <table:table-cell table:style-name="ce23" table:formula="of:=['Unit meals'.U51]" office:value-type="float" office:value="0.09375" calcext:value-type="float">
            <text:p>0.09375</text:p>
          </table:table-cell>
          <table:table-cell table:style-name="ce23" table:formula="of:=['Unit meals'.W51]" office:value-type="float" office:value="0" calcext:value-type="float">
            <text:p>0</text:p>
          </table:table-cell>
          <table:table-cell table:style-name="ce23" table:formula="of:=['Unit meals'.Y51]" office:value-type="float" office:value="0" calcext:value-type="float">
            <text:p>0</text:p>
          </table:table-cell>
          <table:table-cell table:style-name="ce23" table:formula="of:=['Unit meals'.AA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2]">
            <text:p/>
          </table:table-cell>
          <table:table-cell table:formula="of:=['Unit meals'.N52]" office:value-type="float" office:value="0" calcext:value-type="float">
            <text:p>0</text:p>
          </table:table-cell>
          <table:table-cell table:formula="of:=['Unit meals'.O52]" office:value-type="float" office:value="0" calcext:value-type="float">
            <text:p>0</text:p>
          </table:table-cell>
          <table:table-cell table:formula="of:=['Unit meals'.Q52]" office:value-type="float" office:value="0" calcext:value-type="float">
            <text:p>0</text:p>
          </table:table-cell>
          <table:table-cell table:formula="of:=['Unit meals'.S52]" office:value-type="float" office:value="0" calcext:value-type="float">
            <text:p>0</text:p>
          </table:table-cell>
          <table:table-cell table:style-name="ce23" table:formula="of:=['Unit meals'.U52]" office:value-type="float" office:value="0" calcext:value-type="float">
            <text:p>0</text:p>
          </table:table-cell>
          <table:table-cell table:style-name="ce23" table:formula="of:=['Unit meals'.W52]" office:value-type="float" office:value="0" calcext:value-type="float">
            <text:p>0</text:p>
          </table:table-cell>
          <table:table-cell table:style-name="ce23" table:formula="of:=['Unit meals'.Y52]" office:value-type="float" office:value="0" calcext:value-type="float">
            <text:p>0</text:p>
          </table:table-cell>
          <table:table-cell table:style-name="ce23" table:formula="of:=['Unit meals'.AA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3]">
            <text:p/>
          </table:table-cell>
          <table:table-cell table:formula="of:=['Unit meals'.N53]" office:value-type="float" office:value="0" calcext:value-type="float">
            <text:p>0</text:p>
          </table:table-cell>
          <table:table-cell table:formula="of:=['Unit meals'.O53]" office:value-type="float" office:value="0" calcext:value-type="float">
            <text:p>0</text:p>
          </table:table-cell>
          <table:table-cell table:formula="of:=['Unit meals'.Q53]" office:value-type="float" office:value="0" calcext:value-type="float">
            <text:p>0</text:p>
          </table:table-cell>
          <table:table-cell table:formula="of:=['Unit meals'.S53]" office:value-type="float" office:value="0" calcext:value-type="float">
            <text:p>0</text:p>
          </table:table-cell>
          <table:table-cell table:style-name="ce23" table:formula="of:=['Unit meals'.U53]" office:value-type="float" office:value="0" calcext:value-type="float">
            <text:p>0</text:p>
          </table:table-cell>
          <table:table-cell table:style-name="ce23" table:formula="of:=['Unit meals'.W53]" office:value-type="float" office:value="0" calcext:value-type="float">
            <text:p>0</text:p>
          </table:table-cell>
          <table:table-cell table:style-name="ce23" table:formula="of:=['Unit meals'.Y53]" office:value-type="float" office:value="0" calcext:value-type="float">
            <text:p>0</text:p>
          </table:table-cell>
          <table:table-cell table:style-name="ce23" table:formula="of:=['Unit meals'.AA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4]" office:value-type="string" office:string-value="Fish / Salmon" calcext:value-type="string">
            <text:p>Fish / Salmon</text:p>
          </table:table-cell>
          <table:table-cell table:formula="of:=['Unit meals'.N54]" office:value-type="string" office:string-value="??" calcext:value-type="string">
            <text:p>??</text:p>
          </table:table-cell>
          <table:table-cell table:formula="of:=['Unit meals'.O54]" office:value-type="float" office:value="0" calcext:value-type="float">
            <text:p>0</text:p>
          </table:table-cell>
          <table:table-cell table:formula="of:=['Unit meals'.Q54]" office:value-type="float" office:value="0" calcext:value-type="float">
            <text:p>0</text:p>
          </table:table-cell>
          <table:table-cell table:formula="of:=['Unit meals'.S54]" office:value-type="float" office:value="0" calcext:value-type="float">
            <text:p>0</text:p>
          </table:table-cell>
          <table:table-cell table:style-name="ce23" table:formula="of:=['Unit meals'.U54]" office:value-type="float" office:value="0" calcext:value-type="float">
            <text:p>0</text:p>
          </table:table-cell>
          <table:table-cell table:style-name="ce23" table:formula="of:=['Unit meals'.W54]" office:value-type="float" office:value="0" calcext:value-type="float">
            <text:p>0</text:p>
          </table:table-cell>
          <table:table-cell table:style-name="ce23" table:formula="of:=['Unit meals'.Y54]" office:value-type="float" office:value="0" calcext:value-type="float">
            <text:p>0</text:p>
          </table:table-cell>
          <table:table-cell table:style-name="ce23" table:formula="of:=['Unit meals'.AA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5]">
            <text:p/>
          </table:table-cell>
          <table:table-cell table:formula="of:=['Unit meals'.N55]" office:value-type="float" office:value="0" calcext:value-type="float">
            <text:p>0</text:p>
          </table:table-cell>
          <table:table-cell table:formula="of:=['Unit meals'.O55]" office:value-type="float" office:value="0" calcext:value-type="float">
            <text:p>0</text:p>
          </table:table-cell>
          <table:table-cell table:formula="of:=['Unit meals'.Q55]" office:value-type="float" office:value="0" calcext:value-type="float">
            <text:p>0</text:p>
          </table:table-cell>
          <table:table-cell table:formula="of:=['Unit meals'.S55]" office:value-type="float" office:value="0" calcext:value-type="float">
            <text:p>0</text:p>
          </table:table-cell>
          <table:table-cell table:style-name="ce23" table:formula="of:=['Unit meals'.U55]" office:value-type="float" office:value="0" calcext:value-type="float">
            <text:p>0</text:p>
          </table:table-cell>
          <table:table-cell table:style-name="ce23" table:formula="of:=['Unit meals'.W55]" office:value-type="float" office:value="0" calcext:value-type="float">
            <text:p>0</text:p>
          </table:table-cell>
          <table:table-cell table:style-name="ce23" table:formula="of:=['Unit meals'.Y55]" office:value-type="float" office:value="0" calcext:value-type="float">
            <text:p>0</text:p>
          </table:table-cell>
          <table:table-cell table:style-name="ce23" table:formula="of:=['Unit meals'.AA5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6]">
            <text:p/>
          </table:table-cell>
          <table:table-cell table:formula="of:=['Unit meals'.N56]" office:value-type="float" office:value="0" calcext:value-type="float">
            <text:p>0</text:p>
          </table:table-cell>
          <table:table-cell table:formula="of:=['Unit meals'.O56]" office:value-type="float" office:value="0" calcext:value-type="float">
            <text:p>0</text:p>
          </table:table-cell>
          <table:table-cell table:formula="of:=['Unit meals'.Q56]" office:value-type="float" office:value="0" calcext:value-type="float">
            <text:p>0</text:p>
          </table:table-cell>
          <table:table-cell table:formula="of:=['Unit meals'.S56]" office:value-type="float" office:value="0" calcext:value-type="float">
            <text:p>0</text:p>
          </table:table-cell>
          <table:table-cell table:style-name="ce23" table:formula="of:=['Unit meals'.U56]" office:value-type="float" office:value="0" calcext:value-type="float">
            <text:p>0</text:p>
          </table:table-cell>
          <table:table-cell table:style-name="ce23" table:formula="of:=['Unit meals'.W56]" office:value-type="float" office:value="0" calcext:value-type="float">
            <text:p>0</text:p>
          </table:table-cell>
          <table:table-cell table:style-name="ce23" table:formula="of:=['Unit meals'.Y56]" office:value-type="float" office:value="0" calcext:value-type="float">
            <text:p>0</text:p>
          </table:table-cell>
          <table:table-cell table:style-name="ce23" table:formula="of:=['Unit meals'.AA5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7]" office:value-type="string" office:string-value="Haloumi" calcext:value-type="string">
            <text:p>Haloumi</text:p>
          </table:table-cell>
          <table:table-cell table:formula="of:=['Unit meals'.N57]" office:value-type="string" office:string-value="??" calcext:value-type="string">
            <text:p>??</text:p>
          </table:table-cell>
          <table:table-cell table:formula="of:=['Unit meals'.O57]" office:value-type="string" office:string-value="g" calcext:value-type="string">
            <text:p>g</text:p>
          </table:table-cell>
          <table:table-cell table:formula="of:=['Unit meals'.Q57]" office:value-type="float" office:value="0" calcext:value-type="float">
            <text:p>0</text:p>
          </table:table-cell>
          <table:table-cell table:formula="of:=['Unit meals'.S57]" office:value-type="float" office:value="0" calcext:value-type="float">
            <text:p>0</text:p>
          </table:table-cell>
          <table:table-cell table:style-name="ce23" table:formula="of:=['Unit meals'.U57]" office:value-type="float" office:value="0.000375" calcext:value-type="float">
            <text:p>0.000375</text:p>
          </table:table-cell>
          <table:table-cell table:style-name="ce23" table:formula="of:=['Unit meals'.W57]" office:value-type="float" office:value="0" calcext:value-type="float">
            <text:p>0</text:p>
          </table:table-cell>
          <table:table-cell table:style-name="ce23" table:formula="of:=['Unit meals'.Y57]" office:value-type="float" office:value="0" calcext:value-type="float">
            <text:p>0</text:p>
          </table:table-cell>
          <table:table-cell table:style-name="ce23" table:formula="of:=['Unit meals'.AA5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8]">
            <text:p/>
          </table:table-cell>
          <table:table-cell table:formula="of:=['Unit meals'.N58]" office:value-type="float" office:value="0" calcext:value-type="float">
            <text:p>0</text:p>
          </table:table-cell>
          <table:table-cell table:formula="of:=['Unit meals'.O58]" office:value-type="float" office:value="0" calcext:value-type="float">
            <text:p>0</text:p>
          </table:table-cell>
          <table:table-cell table:formula="of:=['Unit meals'.Q58]" office:value-type="float" office:value="0" calcext:value-type="float">
            <text:p>0</text:p>
          </table:table-cell>
          <table:table-cell table:formula="of:=['Unit meals'.S58]" office:value-type="float" office:value="0" calcext:value-type="float">
            <text:p>0</text:p>
          </table:table-cell>
          <table:table-cell table:style-name="ce23" table:formula="of:=['Unit meals'.U58]" office:value-type="float" office:value="0" calcext:value-type="float">
            <text:p>0</text:p>
          </table:table-cell>
          <table:table-cell table:style-name="ce23" table:formula="of:=['Unit meals'.W58]" office:value-type="float" office:value="0" calcext:value-type="float">
            <text:p>0</text:p>
          </table:table-cell>
          <table:table-cell table:style-name="ce23" table:formula="of:=['Unit meals'.Y58]" office:value-type="float" office:value="0" calcext:value-type="float">
            <text:p>0</text:p>
          </table:table-cell>
          <table:table-cell table:style-name="ce23" table:formula="of:=['Unit meals'.AA5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59]">
            <text:p/>
          </table:table-cell>
          <table:table-cell table:formula="of:=['Unit meals'.N59]" office:value-type="float" office:value="0" calcext:value-type="float">
            <text:p>0</text:p>
          </table:table-cell>
          <table:table-cell table:formula="of:=['Unit meals'.O59]" office:value-type="float" office:value="0" calcext:value-type="float">
            <text:p>0</text:p>
          </table:table-cell>
          <table:table-cell table:formula="of:=['Unit meals'.Q59]" office:value-type="float" office:value="0" calcext:value-type="float">
            <text:p>0</text:p>
          </table:table-cell>
          <table:table-cell table:formula="of:=['Unit meals'.S59]" office:value-type="float" office:value="0" calcext:value-type="float">
            <text:p>0</text:p>
          </table:table-cell>
          <table:table-cell table:style-name="ce23" table:formula="of:=['Unit meals'.U59]" office:value-type="float" office:value="0" calcext:value-type="float">
            <text:p>0</text:p>
          </table:table-cell>
          <table:table-cell table:style-name="ce23" table:formula="of:=['Unit meals'.W59]" office:value-type="float" office:value="0" calcext:value-type="float">
            <text:p>0</text:p>
          </table:table-cell>
          <table:table-cell table:style-name="ce23" table:formula="of:=['Unit meals'.Y59]" office:value-type="float" office:value="0" calcext:value-type="float">
            <text:p>0</text:p>
          </table:table-cell>
          <table:table-cell table:style-name="ce23" table:formula="of:=['Unit meals'.AA5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0]" office:value-type="string" office:string-value="Fried onions" calcext:value-type="string">
            <text:p>Fried onions</text:p>
          </table:table-cell>
          <table:table-cell table:formula="of:=['Unit meals'.N60]" office:value-type="string" office:string-value="??" calcext:value-type="string">
            <text:p>??</text:p>
          </table:table-cell>
          <table:table-cell table:formula="of:=['Unit meals'.O60]" office:value-type="string" office:string-value="g" calcext:value-type="string">
            <text:p>g</text:p>
          </table:table-cell>
          <table:table-cell table:formula="of:=['Unit meals'.Q60]" office:value-type="float" office:value="0" calcext:value-type="float">
            <text:p>0</text:p>
          </table:table-cell>
          <table:table-cell table:formula="of:=['Unit meals'.S60]" office:value-type="float" office:value="0" calcext:value-type="float">
            <text:p>0</text:p>
          </table:table-cell>
          <table:table-cell table:style-name="ce23" table:formula="of:=['Unit meals'.U60]" office:value-type="float" office:value="0.000375" calcext:value-type="float">
            <text:p>0.000375</text:p>
          </table:table-cell>
          <table:table-cell table:style-name="ce23" table:formula="of:=['Unit meals'.W60]" office:value-type="float" office:value="0" calcext:value-type="float">
            <text:p>0</text:p>
          </table:table-cell>
          <table:table-cell table:style-name="ce23" table:formula="of:=['Unit meals'.Y60]" office:value-type="float" office:value="0" calcext:value-type="float">
            <text:p>0</text:p>
          </table:table-cell>
          <table:table-cell table:style-name="ce23" table:formula="of:=['Unit meals'.AA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1]">
            <text:p/>
          </table:table-cell>
          <table:table-cell table:formula="of:=['Unit meals'.N61]" office:value-type="float" office:value="0" calcext:value-type="float">
            <text:p>0</text:p>
          </table:table-cell>
          <table:table-cell table:formula="of:=['Unit meals'.O61]" office:value-type="float" office:value="0" calcext:value-type="float">
            <text:p>0</text:p>
          </table:table-cell>
          <table:table-cell table:formula="of:=['Unit meals'.Q61]" office:value-type="float" office:value="0" calcext:value-type="float">
            <text:p>0</text:p>
          </table:table-cell>
          <table:table-cell table:formula="of:=['Unit meals'.S61]" office:value-type="float" office:value="0" calcext:value-type="float">
            <text:p>0</text:p>
          </table:table-cell>
          <table:table-cell table:style-name="ce23" table:formula="of:=['Unit meals'.U61]" office:value-type="float" office:value="0" calcext:value-type="float">
            <text:p>0</text:p>
          </table:table-cell>
          <table:table-cell table:style-name="ce23" table:formula="of:=['Unit meals'.W61]" office:value-type="float" office:value="0" calcext:value-type="float">
            <text:p>0</text:p>
          </table:table-cell>
          <table:table-cell table:style-name="ce23" table:formula="of:=['Unit meals'.Y61]" office:value-type="float" office:value="0" calcext:value-type="float">
            <text:p>0</text:p>
          </table:table-cell>
          <table:table-cell table:style-name="ce23" table:formula="of:=['Unit meals'.AA6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2]">
            <text:p/>
          </table:table-cell>
          <table:table-cell table:formula="of:=['Unit meals'.N62]" office:value-type="float" office:value="0" calcext:value-type="float">
            <text:p>0</text:p>
          </table:table-cell>
          <table:table-cell table:formula="of:=['Unit meals'.O62]" office:value-type="float" office:value="0" calcext:value-type="float">
            <text:p>0</text:p>
          </table:table-cell>
          <table:table-cell table:formula="of:=['Unit meals'.Q62]" office:value-type="float" office:value="0" calcext:value-type="float">
            <text:p>0</text:p>
          </table:table-cell>
          <table:table-cell table:formula="of:=['Unit meals'.S62]" office:value-type="float" office:value="0" calcext:value-type="float">
            <text:p>0</text:p>
          </table:table-cell>
          <table:table-cell table:style-name="ce23" table:formula="of:=['Unit meals'.U62]" office:value-type="float" office:value="0" calcext:value-type="float">
            <text:p>0</text:p>
          </table:table-cell>
          <table:table-cell table:style-name="ce23" table:formula="of:=['Unit meals'.W62]" office:value-type="float" office:value="0" calcext:value-type="float">
            <text:p>0</text:p>
          </table:table-cell>
          <table:table-cell table:style-name="ce23" table:formula="of:=['Unit meals'.Y62]" office:value-type="float" office:value="0" calcext:value-type="float">
            <text:p>0</text:p>
          </table:table-cell>
          <table:table-cell table:style-name="ce23" table:formula="of:=['Unit meals'.AA6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3]" office:value-type="string" office:string-value="Sauerkraut" calcext:value-type="string">
            <text:p>Sauerkraut</text:p>
          </table:table-cell>
          <table:table-cell table:formula="of:=['Unit meals'.N63]" office:value-type="string" office:string-value="??" calcext:value-type="string">
            <text:p>??</text:p>
          </table:table-cell>
          <table:table-cell table:formula="of:=['Unit meals'.O63]" office:value-type="string" office:string-value="g" calcext:value-type="string">
            <text:p>g</text:p>
          </table:table-cell>
          <table:table-cell table:formula="of:=['Unit meals'.Q63]" office:value-type="float" office:value="0" calcext:value-type="float">
            <text:p>0</text:p>
          </table:table-cell>
          <table:table-cell table:formula="of:=['Unit meals'.S63]" office:value-type="float" office:value="0" calcext:value-type="float">
            <text:p>0</text:p>
          </table:table-cell>
          <table:table-cell table:style-name="ce23" table:formula="of:=['Unit meals'.U63]" office:value-type="float" office:value="0" calcext:value-type="float">
            <text:p>0</text:p>
          </table:table-cell>
          <table:table-cell table:style-name="ce23" table:formula="of:=['Unit meals'.W63]" office:value-type="float" office:value="0" calcext:value-type="float">
            <text:p>0</text:p>
          </table:table-cell>
          <table:table-cell table:style-name="ce23" table:formula="of:=['Unit meals'.Y63]" office:value-type="float" office:value="0" calcext:value-type="float">
            <text:p>0</text:p>
          </table:table-cell>
          <table:table-cell table:style-name="ce23" table:formula="of:=['Unit meals'.AA6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4]">
            <text:p/>
          </table:table-cell>
          <table:table-cell table:formula="of:=['Unit meals'.N64]" office:value-type="float" office:value="0" calcext:value-type="float">
            <text:p>0</text:p>
          </table:table-cell>
          <table:table-cell table:formula="of:=['Unit meals'.O64]" office:value-type="float" office:value="0" calcext:value-type="float">
            <text:p>0</text:p>
          </table:table-cell>
          <table:table-cell table:formula="of:=['Unit meals'.Q64]" office:value-type="float" office:value="0" calcext:value-type="float">
            <text:p>0</text:p>
          </table:table-cell>
          <table:table-cell table:formula="of:=['Unit meals'.S64]" office:value-type="float" office:value="0" calcext:value-type="float">
            <text:p>0</text:p>
          </table:table-cell>
          <table:table-cell table:style-name="ce23" table:formula="of:=['Unit meals'.U64]" office:value-type="float" office:value="0" calcext:value-type="float">
            <text:p>0</text:p>
          </table:table-cell>
          <table:table-cell table:style-name="ce23" table:formula="of:=['Unit meals'.W64]" office:value-type="float" office:value="0" calcext:value-type="float">
            <text:p>0</text:p>
          </table:table-cell>
          <table:table-cell table:style-name="ce23" table:formula="of:=['Unit meals'.Y64]" office:value-type="float" office:value="0" calcext:value-type="float">
            <text:p>0</text:p>
          </table:table-cell>
          <table:table-cell table:style-name="ce23" table:formula="of:=['Unit meals'.AA6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5]">
            <text:p/>
          </table:table-cell>
          <table:table-cell table:formula="of:=['Unit meals'.N65]" office:value-type="float" office:value="0" calcext:value-type="float">
            <text:p>0</text:p>
          </table:table-cell>
          <table:table-cell table:formula="of:=['Unit meals'.O65]" office:value-type="float" office:value="0" calcext:value-type="float">
            <text:p>0</text:p>
          </table:table-cell>
          <table:table-cell table:formula="of:=['Unit meals'.Q65]" office:value-type="float" office:value="0" calcext:value-type="float">
            <text:p>0</text:p>
          </table:table-cell>
          <table:table-cell table:formula="of:=['Unit meals'.S65]" office:value-type="float" office:value="0" calcext:value-type="float">
            <text:p>0</text:p>
          </table:table-cell>
          <table:table-cell table:style-name="ce23" table:formula="of:=['Unit meals'.U65]" office:value-type="float" office:value="0" calcext:value-type="float">
            <text:p>0</text:p>
          </table:table-cell>
          <table:table-cell table:style-name="ce23" table:formula="of:=['Unit meals'.W65]" office:value-type="float" office:value="0" calcext:value-type="float">
            <text:p>0</text:p>
          </table:table-cell>
          <table:table-cell table:style-name="ce23" table:formula="of:=['Unit meals'.Y65]" office:value-type="float" office:value="0" calcext:value-type="float">
            <text:p>0</text:p>
          </table:table-cell>
          <table:table-cell table:style-name="ce23" table:formula="of:=['Unit meals'.AA6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6]" office:value-type="string" office:string-value="Corn" calcext:value-type="string">
            <text:p>Corn</text:p>
          </table:table-cell>
          <table:table-cell table:formula="of:=['Unit meals'.N66]" office:value-type="string" office:string-value="??" calcext:value-type="string">
            <text:p>??</text:p>
          </table:table-cell>
          <table:table-cell table:formula="of:=['Unit meals'.O66]" office:value-type="float" office:value="0" calcext:value-type="float">
            <text:p>0</text:p>
          </table:table-cell>
          <table:table-cell table:formula="of:=['Unit meals'.Q66]" office:value-type="float" office:value="0" calcext:value-type="float">
            <text:p>0</text:p>
          </table:table-cell>
          <table:table-cell table:formula="of:=['Unit meals'.S66]" office:value-type="float" office:value="0" calcext:value-type="float">
            <text:p>0</text:p>
          </table:table-cell>
          <table:table-cell table:style-name="ce23" table:formula="of:=['Unit meals'.U66]" office:value-type="float" office:value="0" calcext:value-type="float">
            <text:p>0</text:p>
          </table:table-cell>
          <table:table-cell table:style-name="ce23" table:formula="of:=['Unit meals'.W66]" office:value-type="float" office:value="0" calcext:value-type="float">
            <text:p>0</text:p>
          </table:table-cell>
          <table:table-cell table:style-name="ce23" table:formula="of:=['Unit meals'.Y66]" office:value-type="float" office:value="0" calcext:value-type="float">
            <text:p>0</text:p>
          </table:table-cell>
          <table:table-cell table:style-name="ce23" table:formula="of:=['Unit meals'.AA6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7]">
            <text:p/>
          </table:table-cell>
          <table:table-cell table:formula="of:=['Unit meals'.N67]" office:value-type="float" office:value="0" calcext:value-type="float">
            <text:p>0</text:p>
          </table:table-cell>
          <table:table-cell table:formula="of:=['Unit meals'.O67]" office:value-type="float" office:value="0" calcext:value-type="float">
            <text:p>0</text:p>
          </table:table-cell>
          <table:table-cell table:formula="of:=['Unit meals'.Q67]" office:value-type="float" office:value="0" calcext:value-type="float">
            <text:p>0</text:p>
          </table:table-cell>
          <table:table-cell table:formula="of:=['Unit meals'.S67]" office:value-type="float" office:value="0" calcext:value-type="float">
            <text:p>0</text:p>
          </table:table-cell>
          <table:table-cell table:style-name="ce23" table:formula="of:=['Unit meals'.U67]" office:value-type="float" office:value="0" calcext:value-type="float">
            <text:p>0</text:p>
          </table:table-cell>
          <table:table-cell table:style-name="ce23" table:formula="of:=['Unit meals'.W67]" office:value-type="float" office:value="0" calcext:value-type="float">
            <text:p>0</text:p>
          </table:table-cell>
          <table:table-cell table:style-name="ce23" table:formula="of:=['Unit meals'.Y67]" office:value-type="float" office:value="0" calcext:value-type="float">
            <text:p>0</text:p>
          </table:table-cell>
          <table:table-cell table:style-name="ce23" table:formula="of:=['Unit meals'.AA6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8]">
            <text:p/>
          </table:table-cell>
          <table:table-cell table:formula="of:=['Unit meals'.N68]" office:value-type="float" office:value="0" calcext:value-type="float">
            <text:p>0</text:p>
          </table:table-cell>
          <table:table-cell table:formula="of:=['Unit meals'.O68]" office:value-type="float" office:value="0" calcext:value-type="float">
            <text:p>0</text:p>
          </table:table-cell>
          <table:table-cell table:formula="of:=['Unit meals'.Q68]" office:value-type="float" office:value="0" calcext:value-type="float">
            <text:p>0</text:p>
          </table:table-cell>
          <table:table-cell table:formula="of:=['Unit meals'.S68]" office:value-type="float" office:value="0" calcext:value-type="float">
            <text:p>0</text:p>
          </table:table-cell>
          <table:table-cell table:style-name="ce23" table:formula="of:=['Unit meals'.U68]" office:value-type="float" office:value="0" calcext:value-type="float">
            <text:p>0</text:p>
          </table:table-cell>
          <table:table-cell table:style-name="ce23" table:formula="of:=['Unit meals'.W68]" office:value-type="float" office:value="0" calcext:value-type="float">
            <text:p>0</text:p>
          </table:table-cell>
          <table:table-cell table:style-name="ce23" table:formula="of:=['Unit meals'.Y68]" office:value-type="float" office:value="0" calcext:value-type="float">
            <text:p>0</text:p>
          </table:table-cell>
          <table:table-cell table:style-name="ce23" table:formula="of:=['Unit meals'.AA6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69]" office:value-type="string" office:string-value="Chicken wings" calcext:value-type="string">
            <text:p>Chicken wings</text:p>
          </table:table-cell>
          <table:table-cell table:formula="of:=['Unit meals'.N69]" office:value-type="string" office:string-value="Chicken wings (1 is 30g)" calcext:value-type="string">
            <text:p>Chicken wings (1 is 30g)</text:p>
          </table:table-cell>
          <table:table-cell table:formula="of:=['Unit meals'.O69]" office:value-type="string" office:string-value="wings" calcext:value-type="string">
            <text:p>wings</text:p>
          </table:table-cell>
          <table:table-cell table:formula="of:=['Unit meals'.Q69]" office:value-type="float" office:value="0" calcext:value-type="float">
            <text:p>0</text:p>
          </table:table-cell>
          <table:table-cell table:formula="of:=['Unit meals'.S69]" office:value-type="float" office:value="0" calcext:value-type="float">
            <text:p>0</text:p>
          </table:table-cell>
          <table:table-cell table:style-name="ce23" table:formula="of:=['Unit meals'.U69]" office:value-type="float" office:value="0" calcext:value-type="float">
            <text:p>0</text:p>
          </table:table-cell>
          <table:table-cell table:style-name="ce23" table:formula="of:=['Unit meals'.W69]" office:value-type="float" office:value="0" calcext:value-type="float">
            <text:p>0</text:p>
          </table:table-cell>
          <table:table-cell table:style-name="ce23" table:formula="of:=['Unit meals'.Y69]" office:value-type="float" office:value="0" calcext:value-type="float">
            <text:p>0</text:p>
          </table:table-cell>
          <table:table-cell table:style-name="ce23" table:formula="of:=['Unit meals'.AA6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0]" office:value-type="string" office:string-value="Chicken wings" calcext:value-type="string">
            <text:p>Chicken wings</text:p>
          </table:table-cell>
          <table:table-cell table:formula="of:=['Unit meals'.N70]" office:value-type="string" office:string-value="5 spring onions, finely sliced" calcext:value-type="string">
            <text:p>5 spring onions, finely sliced</text:p>
          </table:table-cell>
          <table:table-cell table:formula="of:=['Unit meals'.O70]" office:value-type="string" office:string-value="piece" calcext:value-type="string">
            <text:p>piece</text:p>
          </table:table-cell>
          <table:table-cell table:formula="of:=['Unit meals'.Q70]" office:value-type="float" office:value="0" calcext:value-type="float">
            <text:p>0</text:p>
          </table:table-cell>
          <table:table-cell table:formula="of:=['Unit meals'.S70]" office:value-type="float" office:value="0" calcext:value-type="float">
            <text:p>0</text:p>
          </table:table-cell>
          <table:table-cell table:style-name="ce23" table:formula="of:=['Unit meals'.U70]" office:value-type="float" office:value="0" calcext:value-type="float">
            <text:p>0</text:p>
          </table:table-cell>
          <table:table-cell table:style-name="ce23" table:formula="of:=['Unit meals'.W70]" office:value-type="float" office:value="0" calcext:value-type="float">
            <text:p>0</text:p>
          </table:table-cell>
          <table:table-cell table:style-name="ce23" table:formula="of:=['Unit meals'.Y70]" office:value-type="float" office:value="0" calcext:value-type="float">
            <text:p>0</text:p>
          </table:table-cell>
          <table:table-cell table:style-name="ce23" table:formula="of:=['Unit meals'.AA7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1]" office:value-type="string" office:string-value="Chicken wings" calcext:value-type="string">
            <text:p>Chicken wings</text:p>
          </table:table-cell>
          <table:table-cell table:formula="of:=['Unit meals'.N71]" office:value-type="string" office:string-value="5 tbsp honey" calcext:value-type="string">
            <text:p>5 tbsp honey</text:p>
          </table:table-cell>
          <table:table-cell table:formula="of:=['Unit meals'.O71]" office:value-type="string" office:string-value="tbsp" calcext:value-type="string">
            <text:p>tbsp</text:p>
          </table:table-cell>
          <table:table-cell table:formula="of:=['Unit meals'.Q71]" office:value-type="float" office:value="0" calcext:value-type="float">
            <text:p>0</text:p>
          </table:table-cell>
          <table:table-cell table:formula="of:=['Unit meals'.S71]" office:value-type="float" office:value="0" calcext:value-type="float">
            <text:p>0</text:p>
          </table:table-cell>
          <table:table-cell table:style-name="ce23" table:formula="of:=['Unit meals'.U71]" office:value-type="float" office:value="0" calcext:value-type="float">
            <text:p>0</text:p>
          </table:table-cell>
          <table:table-cell table:style-name="ce23" table:formula="of:=['Unit meals'.W71]" office:value-type="float" office:value="0" calcext:value-type="float">
            <text:p>0</text:p>
          </table:table-cell>
          <table:table-cell table:style-name="ce23" table:formula="of:=['Unit meals'.Y71]" office:value-type="float" office:value="0" calcext:value-type="float">
            <text:p>0</text:p>
          </table:table-cell>
          <table:table-cell table:style-name="ce23" table:formula="of:=['Unit meals'.AA7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2]" office:value-type="string" office:string-value="Chicken wings" calcext:value-type="string">
            <text:p>Chicken wings</text:p>
          </table:table-cell>
          <table:table-cell table:formula="of:=['Unit meals'.N72]" office:value-type="string" office:string-value="• 2 tbsp soy sauce" calcext:value-type="string">
            <text:p>• 2 tbsp soy sauce</text:p>
          </table:table-cell>
          <table:table-cell table:formula="of:=['Unit meals'.O72]" office:value-type="string" office:string-value="tbsp" calcext:value-type="string">
            <text:p>tbsp</text:p>
          </table:table-cell>
          <table:table-cell table:formula="of:=['Unit meals'.Q72]" office:value-type="float" office:value="0" calcext:value-type="float">
            <text:p>0</text:p>
          </table:table-cell>
          <table:table-cell table:formula="of:=['Unit meals'.S72]" office:value-type="float" office:value="0" calcext:value-type="float">
            <text:p>0</text:p>
          </table:table-cell>
          <table:table-cell table:style-name="ce23" table:formula="of:=['Unit meals'.U72]" office:value-type="float" office:value="0" calcext:value-type="float">
            <text:p>0</text:p>
          </table:table-cell>
          <table:table-cell table:style-name="ce23" table:formula="of:=['Unit meals'.W72]" office:value-type="float" office:value="0" calcext:value-type="float">
            <text:p>0</text:p>
          </table:table-cell>
          <table:table-cell table:style-name="ce23" table:formula="of:=['Unit meals'.Y72]" office:value-type="float" office:value="0" calcext:value-type="float">
            <text:p>0</text:p>
          </table:table-cell>
          <table:table-cell table:style-name="ce23" table:formula="of:=['Unit meals'.AA7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3]" office:value-type="string" office:string-value="Chicken wings" calcext:value-type="string">
            <text:p>Chicken wings</text:p>
          </table:table-cell>
          <table:table-cell table:formula="of:=['Unit meals'.N73]" office:value-type="string" office:string-value="• 1 red chilli, sliced" calcext:value-type="string">
            <text:p>• 1 red chilli, sliced</text:p>
          </table:table-cell>
          <table:table-cell table:formula="of:=['Unit meals'.O73]" office:value-type="string" office:string-value="piece" calcext:value-type="string">
            <text:p>piece</text:p>
          </table:table-cell>
          <table:table-cell table:formula="of:=['Unit meals'.Q73]" office:value-type="float" office:value="0" calcext:value-type="float">
            <text:p>0</text:p>
          </table:table-cell>
          <table:table-cell table:formula="of:=['Unit meals'.S73]" office:value-type="float" office:value="0" calcext:value-type="float">
            <text:p>0</text:p>
          </table:table-cell>
          <table:table-cell table:style-name="ce23" table:formula="of:=['Unit meals'.U73]" office:value-type="float" office:value="0" calcext:value-type="float">
            <text:p>0</text:p>
          </table:table-cell>
          <table:table-cell table:style-name="ce23" table:formula="of:=['Unit meals'.W73]" office:value-type="float" office:value="0" calcext:value-type="float">
            <text:p>0</text:p>
          </table:table-cell>
          <table:table-cell table:style-name="ce23" table:formula="of:=['Unit meals'.Y73]" office:value-type="float" office:value="0" calcext:value-type="float">
            <text:p>0</text:p>
          </table:table-cell>
          <table:table-cell table:style-name="ce23" table:formula="of:=['Unit meals'.AA7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4]" office:value-type="string" office:string-value="Chicken wings" calcext:value-type="string">
            <text:p>Chicken wings</text:p>
          </table:table-cell>
          <table:table-cell table:formula="of:=['Unit meals'.N74]" office:value-type="string" office:string-value="• 1–2 cm ginger, grated" calcext:value-type="string">
            <text:p>• 1–2 cm ginger, grated</text:p>
          </table:table-cell>
          <table:table-cell table:formula="of:=['Unit meals'.O74]" office:value-type="string" office:string-value="cm piece" calcext:value-type="string">
            <text:p>cm piece</text:p>
          </table:table-cell>
          <table:table-cell table:formula="of:=['Unit meals'.Q74]" office:value-type="float" office:value="0" calcext:value-type="float">
            <text:p>0</text:p>
          </table:table-cell>
          <table:table-cell table:formula="of:=['Unit meals'.S74]" office:value-type="float" office:value="0" calcext:value-type="float">
            <text:p>0</text:p>
          </table:table-cell>
          <table:table-cell table:style-name="ce23" table:formula="of:=['Unit meals'.U74]" office:value-type="float" office:value="0" calcext:value-type="float">
            <text:p>0</text:p>
          </table:table-cell>
          <table:table-cell table:style-name="ce23" table:formula="of:=['Unit meals'.W74]" office:value-type="float" office:value="0" calcext:value-type="float">
            <text:p>0</text:p>
          </table:table-cell>
          <table:table-cell table:style-name="ce23" table:formula="of:=['Unit meals'.Y74]" office:value-type="float" office:value="0" calcext:value-type="float">
            <text:p>0</text:p>
          </table:table-cell>
          <table:table-cell table:style-name="ce23" table:formula="of:=['Unit meals'.AA7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5]" office:value-type="string" office:string-value="Chicken wings" calcext:value-type="string">
            <text:p>Chicken wings</text:p>
          </table:table-cell>
          <table:table-cell table:formula="of:=['Unit meals'.N75]" office:value-type="string" office:string-value="0.625 teaspoon thyme" calcext:value-type="string">
            <text:p>0.625 teaspoon thyme</text:p>
          </table:table-cell>
          <table:table-cell table:formula="of:=['Unit meals'.O75]" office:value-type="string" office:string-value="tsp" calcext:value-type="string">
            <text:p>tsp</text:p>
          </table:table-cell>
          <table:table-cell table:formula="of:=['Unit meals'.Q75]" office:value-type="float" office:value="0" calcext:value-type="float">
            <text:p>0</text:p>
          </table:table-cell>
          <table:table-cell table:formula="of:=['Unit meals'.S75]" office:value-type="float" office:value="0" calcext:value-type="float">
            <text:p>0</text:p>
          </table:table-cell>
          <table:table-cell table:style-name="ce23" table:formula="of:=['Unit meals'.U75]" office:value-type="float" office:value="0" calcext:value-type="float">
            <text:p>0</text:p>
          </table:table-cell>
          <table:table-cell table:style-name="ce23" table:formula="of:=['Unit meals'.W75]" office:value-type="float" office:value="0" calcext:value-type="float">
            <text:p>0</text:p>
          </table:table-cell>
          <table:table-cell table:style-name="ce23" table:formula="of:=['Unit meals'.Y75]" office:value-type="float" office:value="0" calcext:value-type="float">
            <text:p>0</text:p>
          </table:table-cell>
          <table:table-cell table:style-name="ce23" table:formula="of:=['Unit meals'.AA7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6]">
            <text:p/>
          </table:table-cell>
          <table:table-cell table:formula="of:=['Unit meals'.N76]" office:value-type="float" office:value="0" calcext:value-type="float">
            <text:p>0</text:p>
          </table:table-cell>
          <table:table-cell table:formula="of:=['Unit meals'.O76]" office:value-type="float" office:value="0" calcext:value-type="float">
            <text:p>0</text:p>
          </table:table-cell>
          <table:table-cell table:formula="of:=['Unit meals'.Q76]" office:value-type="float" office:value="0" calcext:value-type="float">
            <text:p>0</text:p>
          </table:table-cell>
          <table:table-cell table:formula="of:=['Unit meals'.S76]" office:value-type="float" office:value="0" calcext:value-type="float">
            <text:p>0</text:p>
          </table:table-cell>
          <table:table-cell table:style-name="ce23" table:formula="of:=['Unit meals'.U76]" office:value-type="float" office:value="0" calcext:value-type="float">
            <text:p>0</text:p>
          </table:table-cell>
          <table:table-cell table:style-name="ce23" table:formula="of:=['Unit meals'.W76]" office:value-type="float" office:value="0" calcext:value-type="float">
            <text:p>0</text:p>
          </table:table-cell>
          <table:table-cell table:style-name="ce23" table:formula="of:=['Unit meals'.Y76]" office:value-type="float" office:value="0" calcext:value-type="float">
            <text:p>0</text:p>
          </table:table-cell>
          <table:table-cell table:style-name="ce23" table:formula="of:=['Unit meals'.AA7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7]">
            <text:p/>
          </table:table-cell>
          <table:table-cell table:formula="of:=['Unit meals'.N77]" office:value-type="float" office:value="0" calcext:value-type="float">
            <text:p>0</text:p>
          </table:table-cell>
          <table:table-cell table:formula="of:=['Unit meals'.O77]" office:value-type="float" office:value="0" calcext:value-type="float">
            <text:p>0</text:p>
          </table:table-cell>
          <table:table-cell table:formula="of:=['Unit meals'.Q77]" office:value-type="float" office:value="0" calcext:value-type="float">
            <text:p>0</text:p>
          </table:table-cell>
          <table:table-cell table:formula="of:=['Unit meals'.S77]" office:value-type="float" office:value="0" calcext:value-type="float">
            <text:p>0</text:p>
          </table:table-cell>
          <table:table-cell table:style-name="ce23" table:formula="of:=['Unit meals'.U77]" office:value-type="float" office:value="0" calcext:value-type="float">
            <text:p>0</text:p>
          </table:table-cell>
          <table:table-cell table:style-name="ce23" table:formula="of:=['Unit meals'.W77]" office:value-type="float" office:value="0" calcext:value-type="float">
            <text:p>0</text:p>
          </table:table-cell>
          <table:table-cell table:style-name="ce23" table:formula="of:=['Unit meals'.Y77]" office:value-type="float" office:value="0" calcext:value-type="float">
            <text:p>0</text:p>
          </table:table-cell>
          <table:table-cell table:style-name="ce23" table:formula="of:=['Unit meals'.AA7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8]" office:value-type="string" office:string-value="Veggies in Foil" calcext:value-type="string">
            <text:p>Veggies in Foil</text:p>
          </table:table-cell>
          <table:table-cell table:formula="of:=['Unit meals'.N78]" office:value-type="string" office:string-value="2 potatoes cut in batons" calcext:value-type="string">
            <text:p>2 potatoes cut in batons</text:p>
          </table:table-cell>
          <table:table-cell table:formula="of:=['Unit meals'.O78]" office:value-type="string" office:string-value="g" calcext:value-type="string">
            <text:p>g</text:p>
          </table:table-cell>
          <table:table-cell table:formula="of:=['Unit meals'.Q78]" office:value-type="float" office:value="0" calcext:value-type="float">
            <text:p>0</text:p>
          </table:table-cell>
          <table:table-cell table:formula="of:=['Unit meals'.S78]" office:value-type="float" office:value="0" calcext:value-type="float">
            <text:p>0</text:p>
          </table:table-cell>
          <table:table-cell table:style-name="ce23" table:formula="of:=['Unit meals'.U78]" office:value-type="float" office:value="3" calcext:value-type="float">
            <text:p>3</text:p>
          </table:table-cell>
          <table:table-cell table:style-name="ce23" table:formula="of:=['Unit meals'.W78]" office:value-type="float" office:value="0" calcext:value-type="float">
            <text:p>0</text:p>
          </table:table-cell>
          <table:table-cell table:style-name="ce23" table:formula="of:=['Unit meals'.Y78]" office:value-type="float" office:value="0" calcext:value-type="float">
            <text:p>0</text:p>
          </table:table-cell>
          <table:table-cell table:style-name="ce23" table:formula="of:=['Unit meals'.AA7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79]" office:value-type="string" office:string-value="Veggies in Foil" calcext:value-type="string">
            <text:p>Veggies in Foil</text:p>
          </table:table-cell>
          <table:table-cell table:formula="of:=['Unit meals'.N79]" office:value-type="string" office:string-value="4 Carrots cut in batons" calcext:value-type="string">
            <text:p>4 Carrots cut in batons</text:p>
          </table:table-cell>
          <table:table-cell table:formula="of:=['Unit meals'.O79]" office:value-type="string" office:string-value="g" calcext:value-type="string">
            <text:p>g</text:p>
          </table:table-cell>
          <table:table-cell table:formula="of:=['Unit meals'.Q79]" office:value-type="float" office:value="0" calcext:value-type="float">
            <text:p>0</text:p>
          </table:table-cell>
          <table:table-cell table:formula="of:=['Unit meals'.S79]" office:value-type="float" office:value="0" calcext:value-type="float">
            <text:p>0</text:p>
          </table:table-cell>
          <table:table-cell table:style-name="ce23" table:formula="of:=['Unit meals'.U79]" office:value-type="float" office:value="3" calcext:value-type="float">
            <text:p>3</text:p>
          </table:table-cell>
          <table:table-cell table:style-name="ce23" table:formula="of:=['Unit meals'.W79]" office:value-type="float" office:value="0" calcext:value-type="float">
            <text:p>0</text:p>
          </table:table-cell>
          <table:table-cell table:style-name="ce23" table:formula="of:=['Unit meals'.Y79]" office:value-type="float" office:value="0" calcext:value-type="float">
            <text:p>0</text:p>
          </table:table-cell>
          <table:table-cell table:style-name="ce23" table:formula="of:=['Unit meals'.AA7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0]" office:value-type="string" office:string-value="Veggies in Foil" calcext:value-type="string">
            <text:p>Veggies in Foil</text:p>
          </table:table-cell>
          <table:table-cell table:formula="of:=['Unit meals'.N80]" office:value-type="string" office:string-value="1 Onion" calcext:value-type="string">
            <text:p>1 Onion</text:p>
          </table:table-cell>
          <table:table-cell table:formula="of:=['Unit meals'.O80]" office:value-type="string" office:string-value="g" calcext:value-type="string">
            <text:p>g</text:p>
          </table:table-cell>
          <table:table-cell table:formula="of:=['Unit meals'.Q80]" office:value-type="float" office:value="0" calcext:value-type="float">
            <text:p>0</text:p>
          </table:table-cell>
          <table:table-cell table:formula="of:=['Unit meals'.S80]" office:value-type="float" office:value="0" calcext:value-type="float">
            <text:p>0</text:p>
          </table:table-cell>
          <table:table-cell table:style-name="ce23" table:formula="of:=['Unit meals'.U80]" office:value-type="float" office:value="3" calcext:value-type="float">
            <text:p>3</text:p>
          </table:table-cell>
          <table:table-cell table:style-name="ce23" table:formula="of:=['Unit meals'.W80]" office:value-type="float" office:value="0" calcext:value-type="float">
            <text:p>0</text:p>
          </table:table-cell>
          <table:table-cell table:style-name="ce23" table:formula="of:=['Unit meals'.Y80]" office:value-type="float" office:value="0" calcext:value-type="float">
            <text:p>0</text:p>
          </table:table-cell>
          <table:table-cell table:style-name="ce23" table:formula="of:=['Unit meals'.AA8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1]" office:value-type="string" office:string-value="Veggies in Foil" calcext:value-type="string">
            <text:p>Veggies in Foil</text:p>
          </table:table-cell>
          <table:table-cell table:formula="of:=['Unit meals'.N81]" office:value-type="string" office:string-value="Parsley" calcext:value-type="string">
            <text:p>Parsley</text:p>
          </table:table-cell>
          <table:table-cell table:formula="of:=['Unit meals'.O81]" office:value-type="string" office:string-value="bunch" calcext:value-type="string">
            <text:p>bunch</text:p>
          </table:table-cell>
          <table:table-cell table:formula="of:=['Unit meals'.Q81]" office:value-type="float" office:value="0" calcext:value-type="float">
            <text:p>0</text:p>
          </table:table-cell>
          <table:table-cell table:formula="of:=['Unit meals'.S81]" office:value-type="float" office:value="0" calcext:value-type="float">
            <text:p>0</text:p>
          </table:table-cell>
          <table:table-cell table:style-name="ce23" table:formula="of:=['Unit meals'.U81]" office:value-type="float" office:value="3" calcext:value-type="float">
            <text:p>3</text:p>
          </table:table-cell>
          <table:table-cell table:style-name="ce23" table:formula="of:=['Unit meals'.W81]" office:value-type="float" office:value="0" calcext:value-type="float">
            <text:p>0</text:p>
          </table:table-cell>
          <table:table-cell table:style-name="ce23" table:formula="of:=['Unit meals'.Y81]" office:value-type="float" office:value="0" calcext:value-type="float">
            <text:p>0</text:p>
          </table:table-cell>
          <table:table-cell table:style-name="ce23" table:formula="of:=['Unit meals'.AA8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2]" office:value-type="string" office:string-value="Veggies in Foil" calcext:value-type="string">
            <text:p>Veggies in Foil</text:p>
          </table:table-cell>
          <table:table-cell table:formula="of:=['Unit meals'.N82]" office:value-type="string" office:string-value="Salt" calcext:value-type="string">
            <text:p>Salt</text:p>
          </table:table-cell>
          <table:table-cell table:formula="of:=['Unit meals'.O82]" office:value-type="string" office:string-value="tsp" calcext:value-type="string">
            <text:p>tsp</text:p>
          </table:table-cell>
          <table:table-cell table:formula="of:=['Unit meals'.Q82]" office:value-type="float" office:value="0" calcext:value-type="float">
            <text:p>0</text:p>
          </table:table-cell>
          <table:table-cell table:formula="of:=['Unit meals'.S82]" office:value-type="float" office:value="0" calcext:value-type="float">
            <text:p>0</text:p>
          </table:table-cell>
          <table:table-cell table:style-name="ce23" table:formula="of:=['Unit meals'.U82]" office:value-type="float" office:value="3" calcext:value-type="float">
            <text:p>3</text:p>
          </table:table-cell>
          <table:table-cell table:style-name="ce23" table:formula="of:=['Unit meals'.W82]" office:value-type="float" office:value="0" calcext:value-type="float">
            <text:p>0</text:p>
          </table:table-cell>
          <table:table-cell table:style-name="ce23" table:formula="of:=['Unit meals'.Y82]" office:value-type="float" office:value="0" calcext:value-type="float">
            <text:p>0</text:p>
          </table:table-cell>
          <table:table-cell table:style-name="ce23" table:formula="of:=['Unit meals'.AA8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3]" office:value-type="string" office:string-value="Veggies in Foil" calcext:value-type="string">
            <text:p>Veggies in Foil</text:p>
          </table:table-cell>
          <table:table-cell table:formula="of:=['Unit meals'.N83]" office:value-type="string" office:string-value="Pepper" calcext:value-type="string">
            <text:p>Pepper</text:p>
          </table:table-cell>
          <table:table-cell table:formula="of:=['Unit meals'.O83]" office:value-type="string" office:string-value="tsp" calcext:value-type="string">
            <text:p>tsp</text:p>
          </table:table-cell>
          <table:table-cell table:formula="of:=['Unit meals'.Q83]" office:value-type="float" office:value="0" calcext:value-type="float">
            <text:p>0</text:p>
          </table:table-cell>
          <table:table-cell table:formula="of:=['Unit meals'.S83]" office:value-type="float" office:value="0" calcext:value-type="float">
            <text:p>0</text:p>
          </table:table-cell>
          <table:table-cell table:style-name="ce23" table:formula="of:=['Unit meals'.U83]" office:value-type="float" office:value="3" calcext:value-type="float">
            <text:p>3</text:p>
          </table:table-cell>
          <table:table-cell table:style-name="ce23" table:formula="of:=['Unit meals'.W83]" office:value-type="float" office:value="0" calcext:value-type="float">
            <text:p>0</text:p>
          </table:table-cell>
          <table:table-cell table:style-name="ce23" table:formula="of:=['Unit meals'.Y83]" office:value-type="float" office:value="0" calcext:value-type="float">
            <text:p>0</text:p>
          </table:table-cell>
          <table:table-cell table:style-name="ce23" table:formula="of:=['Unit meals'.AA8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4]" office:value-type="string" office:string-value="Veggies in Foil" calcext:value-type="string">
            <text:p>Veggies in Foil</text:p>
          </table:table-cell>
          <table:table-cell table:formula="of:=['Unit meals'.N84]" office:value-type="string" office:string-value="12 tbsp Butter" calcext:value-type="string">
            <text:p>12 tbsp Butter</text:p>
          </table:table-cell>
          <table:table-cell table:formula="of:=['Unit meals'.O84]" office:value-type="string" office:string-value="g" calcext:value-type="string">
            <text:p>g</text:p>
          </table:table-cell>
          <table:table-cell table:formula="of:=['Unit meals'.Q84]" office:value-type="float" office:value="0" calcext:value-type="float">
            <text:p>0</text:p>
          </table:table-cell>
          <table:table-cell table:formula="of:=['Unit meals'.S84]" office:value-type="float" office:value="0" calcext:value-type="float">
            <text:p>0</text:p>
          </table:table-cell>
          <table:table-cell table:style-name="ce23" table:formula="of:=['Unit meals'.U84]" office:value-type="float" office:value="3" calcext:value-type="float">
            <text:p>3</text:p>
          </table:table-cell>
          <table:table-cell table:style-name="ce23" table:formula="of:=['Unit meals'.W84]" office:value-type="float" office:value="0" calcext:value-type="float">
            <text:p>0</text:p>
          </table:table-cell>
          <table:table-cell table:style-name="ce23" table:formula="of:=['Unit meals'.Y84]" office:value-type="float" office:value="0" calcext:value-type="float">
            <text:p>0</text:p>
          </table:table-cell>
          <table:table-cell table:style-name="ce23" table:formula="of:=['Unit meals'.AA8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5]">
            <text:p/>
          </table:table-cell>
          <table:table-cell table:formula="of:=['Unit meals'.N85]" office:value-type="float" office:value="0" calcext:value-type="float">
            <text:p>0</text:p>
          </table:table-cell>
          <table:table-cell table:formula="of:=['Unit meals'.O85]" office:value-type="float" office:value="0" calcext:value-type="float">
            <text:p>0</text:p>
          </table:table-cell>
          <table:table-cell table:formula="of:=['Unit meals'.Q85]" office:value-type="float" office:value="0" calcext:value-type="float">
            <text:p>0</text:p>
          </table:table-cell>
          <table:table-cell table:formula="of:=['Unit meals'.S85]" office:value-type="float" office:value="0" calcext:value-type="float">
            <text:p>0</text:p>
          </table:table-cell>
          <table:table-cell table:style-name="ce23" table:formula="of:=['Unit meals'.U85]" office:value-type="float" office:value="0" calcext:value-type="float">
            <text:p>0</text:p>
          </table:table-cell>
          <table:table-cell table:style-name="ce23" table:formula="of:=['Unit meals'.W85]" office:value-type="float" office:value="0" calcext:value-type="float">
            <text:p>0</text:p>
          </table:table-cell>
          <table:table-cell table:style-name="ce23" table:formula="of:=['Unit meals'.Y85]" office:value-type="float" office:value="0" calcext:value-type="float">
            <text:p>0</text:p>
          </table:table-cell>
          <table:table-cell table:style-name="ce23" table:formula="of:=['Unit meals'.AA8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6]">
            <text:p/>
          </table:table-cell>
          <table:table-cell table:formula="of:=['Unit meals'.N86]" office:value-type="float" office:value="0" calcext:value-type="float">
            <text:p>0</text:p>
          </table:table-cell>
          <table:table-cell table:formula="of:=['Unit meals'.O86]" office:value-type="float" office:value="0" calcext:value-type="float">
            <text:p>0</text:p>
          </table:table-cell>
          <table:table-cell table:formula="of:=['Unit meals'.Q86]" office:value-type="float" office:value="0" calcext:value-type="float">
            <text:p>0</text:p>
          </table:table-cell>
          <table:table-cell table:formula="of:=['Unit meals'.S86]" office:value-type="float" office:value="0" calcext:value-type="float">
            <text:p>0</text:p>
          </table:table-cell>
          <table:table-cell table:style-name="ce23" table:formula="of:=['Unit meals'.U86]" office:value-type="float" office:value="0" calcext:value-type="float">
            <text:p>0</text:p>
          </table:table-cell>
          <table:table-cell table:style-name="ce23" table:formula="of:=['Unit meals'.W86]" office:value-type="float" office:value="0" calcext:value-type="float">
            <text:p>0</text:p>
          </table:table-cell>
          <table:table-cell table:style-name="ce23" table:formula="of:=['Unit meals'.Y86]" office:value-type="float" office:value="0" calcext:value-type="float">
            <text:p>0</text:p>
          </table:table-cell>
          <table:table-cell table:style-name="ce23" table:formula="of:=['Unit meals'.AA8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7]" office:value-type="string" office:string-value="Couscous salad" calcext:value-type="string">
            <text:p>Couscous salad</text:p>
          </table:table-cell>
          <table:table-cell table:formula="of:=['Unit meals'.N87]" office:value-type="string" office:string-value="160g couscous" calcext:value-type="string">
            <text:p>160g couscous</text:p>
          </table:table-cell>
          <table:table-cell table:formula="of:=['Unit meals'.O87]" office:value-type="string" office:string-value="g" calcext:value-type="string">
            <text:p>g</text:p>
          </table:table-cell>
          <table:table-cell table:formula="of:=['Unit meals'.Q87]" office:value-type="float" office:value="0" calcext:value-type="float">
            <text:p>0</text:p>
          </table:table-cell>
          <table:table-cell table:formula="of:=['Unit meals'.S87]" office:value-type="float" office:value="0" calcext:value-type="float">
            <text:p>0</text:p>
          </table:table-cell>
          <table:table-cell table:style-name="ce23" table:formula="of:=['Unit meals'.U87]" office:value-type="float" office:value="2" calcext:value-type="float">
            <text:p>2</text:p>
          </table:table-cell>
          <table:table-cell table:style-name="ce23" table:formula="of:=['Unit meals'.W87]" office:value-type="float" office:value="0" calcext:value-type="float">
            <text:p>0</text:p>
          </table:table-cell>
          <table:table-cell table:style-name="ce23" table:formula="of:=['Unit meals'.Y87]" office:value-type="float" office:value="0" calcext:value-type="float">
            <text:p>0</text:p>
          </table:table-cell>
          <table:table-cell table:style-name="ce23" table:formula="of:=['Unit meals'.AA8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8]" office:value-type="string" office:string-value="Couscous salad" calcext:value-type="string">
            <text:p>Couscous salad</text:p>
          </table:table-cell>
          <table:table-cell table:formula="of:=['Unit meals'.N88]" office:value-type="string" office:string-value="500ml veggie stock" calcext:value-type="string">
            <text:p>500ml veggie stock</text:p>
          </table:table-cell>
          <table:table-cell table:formula="of:=['Unit meals'.O88]" office:value-type="string" office:string-value="ml" calcext:value-type="string">
            <text:p>ml</text:p>
          </table:table-cell>
          <table:table-cell table:formula="of:=['Unit meals'.Q88]" office:value-type="float" office:value="0" calcext:value-type="float">
            <text:p>0</text:p>
          </table:table-cell>
          <table:table-cell table:formula="of:=['Unit meals'.S88]" office:value-type="float" office:value="0" calcext:value-type="float">
            <text:p>0</text:p>
          </table:table-cell>
          <table:table-cell table:style-name="ce23" table:formula="of:=['Unit meals'.U88]" office:value-type="float" office:value="2" calcext:value-type="float">
            <text:p>2</text:p>
          </table:table-cell>
          <table:table-cell table:style-name="ce23" table:formula="of:=['Unit meals'.W88]" office:value-type="float" office:value="0" calcext:value-type="float">
            <text:p>0</text:p>
          </table:table-cell>
          <table:table-cell table:style-name="ce23" table:formula="of:=['Unit meals'.Y88]" office:value-type="float" office:value="0" calcext:value-type="float">
            <text:p>0</text:p>
          </table:table-cell>
          <table:table-cell table:style-name="ce23" table:formula="of:=['Unit meals'.AA8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89]" office:value-type="string" office:string-value="Couscous salad" calcext:value-type="string">
            <text:p>Couscous salad</text:p>
          </table:table-cell>
          <table:table-cell table:formula="of:=['Unit meals'.N89]" office:value-type="string" office:string-value="200g dried apricots, chopped into quarters" calcext:value-type="string">
            <text:p>200g dried apricots, chopped into quarters</text:p>
          </table:table-cell>
          <table:table-cell table:formula="of:=['Unit meals'.O89]" office:value-type="string" office:string-value="g" calcext:value-type="string">
            <text:p>g</text:p>
          </table:table-cell>
          <table:table-cell table:formula="of:=['Unit meals'.Q89]" office:value-type="float" office:value="0" calcext:value-type="float">
            <text:p>0</text:p>
          </table:table-cell>
          <table:table-cell table:formula="of:=['Unit meals'.S89]" office:value-type="float" office:value="0" calcext:value-type="float">
            <text:p>0</text:p>
          </table:table-cell>
          <table:table-cell table:style-name="ce23" table:formula="of:=['Unit meals'.U89]" office:value-type="float" office:value="2" calcext:value-type="float">
            <text:p>2</text:p>
          </table:table-cell>
          <table:table-cell table:style-name="ce23" table:formula="of:=['Unit meals'.W89]" office:value-type="float" office:value="0" calcext:value-type="float">
            <text:p>0</text:p>
          </table:table-cell>
          <table:table-cell table:style-name="ce23" table:formula="of:=['Unit meals'.Y89]" office:value-type="float" office:value="0" calcext:value-type="float">
            <text:p>0</text:p>
          </table:table-cell>
          <table:table-cell table:style-name="ce23" table:formula="of:=['Unit meals'.AA8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0]" office:value-type="string" office:string-value="Couscous salad" calcext:value-type="string">
            <text:p>Couscous salad</text:p>
          </table:table-cell>
          <table:table-cell table:formula="of:=['Unit meals'.N90]" office:value-type="string" office:string-value="100g walnuts, very roughly chopped" calcext:value-type="string">
            <text:p>100g walnuts, very roughly chopped</text:p>
          </table:table-cell>
          <table:table-cell table:formula="of:=['Unit meals'.O90]" office:value-type="string" office:string-value="g" calcext:value-type="string">
            <text:p>g</text:p>
          </table:table-cell>
          <table:table-cell table:formula="of:=['Unit meals'.Q90]" office:value-type="float" office:value="0" calcext:value-type="float">
            <text:p>0</text:p>
          </table:table-cell>
          <table:table-cell table:formula="of:=['Unit meals'.S90]" office:value-type="float" office:value="0" calcext:value-type="float">
            <text:p>0</text:p>
          </table:table-cell>
          <table:table-cell table:style-name="ce23" table:formula="of:=['Unit meals'.U90]" office:value-type="float" office:value="2" calcext:value-type="float">
            <text:p>2</text:p>
          </table:table-cell>
          <table:table-cell table:style-name="ce23" table:formula="of:=['Unit meals'.W90]" office:value-type="float" office:value="0" calcext:value-type="float">
            <text:p>0</text:p>
          </table:table-cell>
          <table:table-cell table:style-name="ce23" table:formula="of:=['Unit meals'.Y90]" office:value-type="float" office:value="0" calcext:value-type="float">
            <text:p>0</text:p>
          </table:table-cell>
          <table:table-cell table:style-name="ce23" table:formula="of:=['Unit meals'.AA9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1]" office:value-type="string" office:string-value="Couscous salad" calcext:value-type="string">
            <text:p>Couscous salad</text:p>
          </table:table-cell>
          <table:table-cell table:formula="of:=['Unit meals'.N91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'Unit meals'.O91]" office:value-type="string" office:string-value="g" calcext:value-type="string">
            <text:p>g</text:p>
          </table:table-cell>
          <table:table-cell table:formula="of:=['Unit meals'.Q91]" office:value-type="float" office:value="0" calcext:value-type="float">
            <text:p>0</text:p>
          </table:table-cell>
          <table:table-cell table:formula="of:=['Unit meals'.S91]" office:value-type="float" office:value="0" calcext:value-type="float">
            <text:p>0</text:p>
          </table:table-cell>
          <table:table-cell table:style-name="ce23" table:formula="of:=['Unit meals'.U91]" office:value-type="float" office:value="2" calcext:value-type="float">
            <text:p>2</text:p>
          </table:table-cell>
          <table:table-cell table:style-name="ce23" table:formula="of:=['Unit meals'.W91]" office:value-type="float" office:value="0" calcext:value-type="float">
            <text:p>0</text:p>
          </table:table-cell>
          <table:table-cell table:style-name="ce23" table:formula="of:=['Unit meals'.Y91]" office:value-type="float" office:value="0" calcext:value-type="float">
            <text:p>0</text:p>
          </table:table-cell>
          <table:table-cell table:style-name="ce23" table:formula="of:=['Unit meals'.AA9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2]" office:value-type="string" office:string-value="Couscous salad" calcext:value-type="string">
            <text:p>Couscous salad</text:p>
          </table:table-cell>
          <table:table-cell table:formula="of:=['Unit meals'.N92]" office:value-type="string" office:string-value="2 spring onions (finely chopped)" calcext:value-type="string">
            <text:p>2 spring onions (finely chopped)</text:p>
          </table:table-cell>
          <table:table-cell table:formula="of:=['Unit meals'.O92]" office:value-type="string" office:string-value="piece" calcext:value-type="string">
            <text:p>piece</text:p>
          </table:table-cell>
          <table:table-cell table:formula="of:=['Unit meals'.Q92]" office:value-type="float" office:value="0" calcext:value-type="float">
            <text:p>0</text:p>
          </table:table-cell>
          <table:table-cell table:formula="of:=['Unit meals'.S92]" office:value-type="float" office:value="0" calcext:value-type="float">
            <text:p>0</text:p>
          </table:table-cell>
          <table:table-cell table:style-name="ce23" table:formula="of:=['Unit meals'.U92]" office:value-type="float" office:value="2" calcext:value-type="float">
            <text:p>2</text:p>
          </table:table-cell>
          <table:table-cell table:style-name="ce23" table:formula="of:=['Unit meals'.W92]" office:value-type="float" office:value="0" calcext:value-type="float">
            <text:p>0</text:p>
          </table:table-cell>
          <table:table-cell table:style-name="ce23" table:formula="of:=['Unit meals'.Y92]" office:value-type="float" office:value="0" calcext:value-type="float">
            <text:p>0</text:p>
          </table:table-cell>
          <table:table-cell table:style-name="ce23" table:formula="of:=['Unit meals'.AA9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3]" office:value-type="string" office:string-value="Couscous salad" calcext:value-type="string">
            <text:p>Couscous salad</text:p>
          </table:table-cell>
          <table:table-cell table:formula="of:=['Unit meals'.N93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'Unit meals'.O93]" office:value-type="string" office:string-value="piece" calcext:value-type="string">
            <text:p>piece</text:p>
          </table:table-cell>
          <table:table-cell table:formula="of:=['Unit meals'.Q93]" office:value-type="float" office:value="0" calcext:value-type="float">
            <text:p>0</text:p>
          </table:table-cell>
          <table:table-cell table:formula="of:=['Unit meals'.S93]" office:value-type="float" office:value="0" calcext:value-type="float">
            <text:p>0</text:p>
          </table:table-cell>
          <table:table-cell table:style-name="ce23" table:formula="of:=['Unit meals'.U93]" office:value-type="float" office:value="2" calcext:value-type="float">
            <text:p>2</text:p>
          </table:table-cell>
          <table:table-cell table:style-name="ce23" table:formula="of:=['Unit meals'.W93]" office:value-type="float" office:value="0" calcext:value-type="float">
            <text:p>0</text:p>
          </table:table-cell>
          <table:table-cell table:style-name="ce23" table:formula="of:=['Unit meals'.Y93]" office:value-type="float" office:value="0" calcext:value-type="float">
            <text:p>0</text:p>
          </table:table-cell>
          <table:table-cell table:style-name="ce23" table:formula="of:=['Unit meals'.AA9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4]" office:value-type="string" office:string-value="Couscous salad" calcext:value-type="string">
            <text:p>Couscous salad</text:p>
          </table:table-cell>
          <table:table-cell table:formula="of:=['Unit meals'.N94]" office:value-type="string" office:string-value="3 tbsp lemon juice" calcext:value-type="string">
            <text:p>3 tbsp lemon juice</text:p>
          </table:table-cell>
          <table:table-cell table:formula="of:=['Unit meals'.O94]" office:value-type="string" office:string-value="ml" calcext:value-type="string">
            <text:p>ml</text:p>
          </table:table-cell>
          <table:table-cell table:formula="of:=['Unit meals'.Q94]" office:value-type="float" office:value="0" calcext:value-type="float">
            <text:p>0</text:p>
          </table:table-cell>
          <table:table-cell table:formula="of:=['Unit meals'.S94]" office:value-type="float" office:value="0" calcext:value-type="float">
            <text:p>0</text:p>
          </table:table-cell>
          <table:table-cell table:style-name="ce23" table:formula="of:=['Unit meals'.U94]" office:value-type="float" office:value="2" calcext:value-type="float">
            <text:p>2</text:p>
          </table:table-cell>
          <table:table-cell table:style-name="ce23" table:formula="of:=['Unit meals'.W94]" office:value-type="float" office:value="0" calcext:value-type="float">
            <text:p>0</text:p>
          </table:table-cell>
          <table:table-cell table:style-name="ce23" table:formula="of:=['Unit meals'.Y94]" office:value-type="float" office:value="0" calcext:value-type="float">
            <text:p>0</text:p>
          </table:table-cell>
          <table:table-cell table:style-name="ce23" table:formula="of:=['Unit meals'.AA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5]" office:value-type="string" office:string-value="Couscous salad" calcext:value-type="string">
            <text:p>Couscous salad</text:p>
          </table:table-cell>
          <table:table-cell table:formula="of:=['Unit meals'.N95]" office:value-type="string" office:string-value="olive oil" calcext:value-type="string">
            <text:p>olive oil</text:p>
          </table:table-cell>
          <table:table-cell table:formula="of:=['Unit meals'.O95]" office:value-type="string" office:string-value="ml" calcext:value-type="string">
            <text:p>ml</text:p>
          </table:table-cell>
          <table:table-cell table:formula="of:=['Unit meals'.Q95]" office:value-type="float" office:value="0" calcext:value-type="float">
            <text:p>0</text:p>
          </table:table-cell>
          <table:table-cell table:formula="of:=['Unit meals'.S95]" office:value-type="float" office:value="0" calcext:value-type="float">
            <text:p>0</text:p>
          </table:table-cell>
          <table:table-cell table:style-name="ce23" table:formula="of:=['Unit meals'.U95]" office:value-type="float" office:value="2" calcext:value-type="float">
            <text:p>2</text:p>
          </table:table-cell>
          <table:table-cell table:style-name="ce23" table:formula="of:=['Unit meals'.W95]" office:value-type="float" office:value="0" calcext:value-type="float">
            <text:p>0</text:p>
          </table:table-cell>
          <table:table-cell table:style-name="ce23" table:formula="of:=['Unit meals'.Y95]" office:value-type="float" office:value="0" calcext:value-type="float">
            <text:p>0</text:p>
          </table:table-cell>
          <table:table-cell table:style-name="ce23" table:formula="of:=['Unit meals'.AA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6]">
            <text:p/>
          </table:table-cell>
          <table:table-cell table:formula="of:=['Unit meals'.N96]" office:value-type="float" office:value="0" calcext:value-type="float">
            <text:p>0</text:p>
          </table:table-cell>
          <table:table-cell table:formula="of:=['Unit meals'.O96]" office:value-type="float" office:value="0" calcext:value-type="float">
            <text:p>0</text:p>
          </table:table-cell>
          <table:table-cell table:formula="of:=['Unit meals'.Q96]" office:value-type="float" office:value="0" calcext:value-type="float">
            <text:p>0</text:p>
          </table:table-cell>
          <table:table-cell table:formula="of:=['Unit meals'.S96]" office:value-type="float" office:value="0" calcext:value-type="float">
            <text:p>0</text:p>
          </table:table-cell>
          <table:table-cell table:style-name="ce23" table:formula="of:=['Unit meals'.U96]" office:value-type="float" office:value="0" calcext:value-type="float">
            <text:p>0</text:p>
          </table:table-cell>
          <table:table-cell table:style-name="ce23" table:formula="of:=['Unit meals'.W96]" office:value-type="float" office:value="0" calcext:value-type="float">
            <text:p>0</text:p>
          </table:table-cell>
          <table:table-cell table:style-name="ce23" table:formula="of:=['Unit meals'.Y96]" office:value-type="float" office:value="0" calcext:value-type="float">
            <text:p>0</text:p>
          </table:table-cell>
          <table:table-cell table:style-name="ce23" table:formula="of:=['Unit meals'.AA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7]">
            <text:p/>
          </table:table-cell>
          <table:table-cell table:formula="of:=['Unit meals'.N97]" office:value-type="float" office:value="0" calcext:value-type="float">
            <text:p>0</text:p>
          </table:table-cell>
          <table:table-cell table:formula="of:=['Unit meals'.O97]" office:value-type="float" office:value="0" calcext:value-type="float">
            <text:p>0</text:p>
          </table:table-cell>
          <table:table-cell table:formula="of:=['Unit meals'.Q97]" office:value-type="float" office:value="0" calcext:value-type="float">
            <text:p>0</text:p>
          </table:table-cell>
          <table:table-cell table:formula="of:=['Unit meals'.S97]" office:value-type="float" office:value="0" calcext:value-type="float">
            <text:p>0</text:p>
          </table:table-cell>
          <table:table-cell table:style-name="ce23" table:formula="of:=['Unit meals'.U97]" office:value-type="float" office:value="0" calcext:value-type="float">
            <text:p>0</text:p>
          </table:table-cell>
          <table:table-cell table:style-name="ce23" table:formula="of:=['Unit meals'.W97]" office:value-type="float" office:value="0" calcext:value-type="float">
            <text:p>0</text:p>
          </table:table-cell>
          <table:table-cell table:style-name="ce23" table:formula="of:=['Unit meals'.Y97]" office:value-type="float" office:value="0" calcext:value-type="float">
            <text:p>0</text:p>
          </table:table-cell>
          <table:table-cell table:style-name="ce23" table:formula="of:=['Unit meals'.AA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8]" office:value-type="string" office:string-value="German Potato Salad" calcext:value-type="string">
            <text:p>German Potato Salad</text:p>
          </table:table-cell>
          <table:table-cell table:formula="of:=['Unit meals'.N98]" office:value-type="string" office:string-value="diced potatos" calcext:value-type="string">
            <text:p>diced potatos</text:p>
          </table:table-cell>
          <table:table-cell table:formula="of:=['Unit meals'.O98]" office:value-type="string" office:string-value="g" calcext:value-type="string">
            <text:p>g</text:p>
          </table:table-cell>
          <table:table-cell table:formula="of:=['Unit meals'.Q98]" office:value-type="float" office:value="0" calcext:value-type="float">
            <text:p>0</text:p>
          </table:table-cell>
          <table:table-cell table:formula="of:=['Unit meals'.S98]" office:value-type="float" office:value="0" calcext:value-type="float">
            <text:p>0</text:p>
          </table:table-cell>
          <table:table-cell table:style-name="ce23" table:formula="of:=['Unit meals'.U98]" office:value-type="float" office:value="4" calcext:value-type="float">
            <text:p>4</text:p>
          </table:table-cell>
          <table:table-cell table:style-name="ce23" table:formula="of:=['Unit meals'.W98]" office:value-type="float" office:value="0" calcext:value-type="float">
            <text:p>0</text:p>
          </table:table-cell>
          <table:table-cell table:style-name="ce23" table:formula="of:=['Unit meals'.Y98]" office:value-type="float" office:value="0" calcext:value-type="float">
            <text:p>0</text:p>
          </table:table-cell>
          <table:table-cell table:style-name="ce23" table:formula="of:=['Unit meals'.AA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99]" office:value-type="string" office:string-value="German Potato Salad" calcext:value-type="string">
            <text:p>German Potato Salad</text:p>
          </table:table-cell>
          <table:table-cell table:formula="of:=['Unit meals'.N99]" office:value-type="string" office:string-value="bacon" calcext:value-type="string">
            <text:p>bacon</text:p>
          </table:table-cell>
          <table:table-cell table:formula="of:=['Unit meals'.O99]" office:value-type="string" office:string-value="slice" calcext:value-type="string">
            <text:p>slice</text:p>
          </table:table-cell>
          <table:table-cell table:formula="of:=['Unit meals'.Q99]" office:value-type="float" office:value="0" calcext:value-type="float">
            <text:p>0</text:p>
          </table:table-cell>
          <table:table-cell table:formula="of:=['Unit meals'.S99]" office:value-type="float" office:value="0" calcext:value-type="float">
            <text:p>0</text:p>
          </table:table-cell>
          <table:table-cell table:style-name="ce23" table:formula="of:=['Unit meals'.U99]" office:value-type="float" office:value="4" calcext:value-type="float">
            <text:p>4</text:p>
          </table:table-cell>
          <table:table-cell table:style-name="ce23" table:formula="of:=['Unit meals'.W99]" office:value-type="float" office:value="0" calcext:value-type="float">
            <text:p>0</text:p>
          </table:table-cell>
          <table:table-cell table:style-name="ce23" table:formula="of:=['Unit meals'.Y99]" office:value-type="float" office:value="0" calcext:value-type="float">
            <text:p>0</text:p>
          </table:table-cell>
          <table:table-cell table:style-name="ce23" table:formula="of:=['Unit meals'.AA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0]" office:value-type="string" office:string-value="German Potato Salad" calcext:value-type="string">
            <text:p>German Potato Salad</text:p>
          </table:table-cell>
          <table:table-cell table:formula="of:=['Unit meals'.N100]" office:value-type="string" office:string-value="small onion, diced" calcext:value-type="string">
            <text:p>small onion, diced</text:p>
          </table:table-cell>
          <table:table-cell table:formula="of:=['Unit meals'.O100]" office:value-type="string" office:string-value="onion" calcext:value-type="string">
            <text:p>onion</text:p>
          </table:table-cell>
          <table:table-cell table:formula="of:=['Unit meals'.Q100]" office:value-type="float" office:value="0" calcext:value-type="float">
            <text:p>0</text:p>
          </table:table-cell>
          <table:table-cell table:formula="of:=['Unit meals'.S100]" office:value-type="float" office:value="0" calcext:value-type="float">
            <text:p>0</text:p>
          </table:table-cell>
          <table:table-cell table:style-name="ce23" table:formula="of:=['Unit meals'.U100]" office:value-type="float" office:value="4" calcext:value-type="float">
            <text:p>4</text:p>
          </table:table-cell>
          <table:table-cell table:style-name="ce23" table:formula="of:=['Unit meals'.W100]" office:value-type="float" office:value="0" calcext:value-type="float">
            <text:p>0</text:p>
          </table:table-cell>
          <table:table-cell table:style-name="ce23" table:formula="of:=['Unit meals'.Y100]" office:value-type="float" office:value="0" calcext:value-type="float">
            <text:p>0</text:p>
          </table:table-cell>
          <table:table-cell table:style-name="ce23" table:formula="of:=['Unit meals'.AA1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1]" office:value-type="string" office:string-value="German Potato Salad" calcext:value-type="string">
            <text:p>German Potato Salad</text:p>
          </table:table-cell>
          <table:table-cell table:formula="of:=['Unit meals'.N101]" office:value-type="string" office:string-value="white vinegar" calcext:value-type="string">
            <text:p>white vinegar</text:p>
          </table:table-cell>
          <table:table-cell table:formula="of:=['Unit meals'.O101]" office:value-type="string" office:string-value="ml" calcext:value-type="string">
            <text:p>ml</text:p>
          </table:table-cell>
          <table:table-cell table:formula="of:=['Unit meals'.Q101]" office:value-type="float" office:value="0" calcext:value-type="float">
            <text:p>0</text:p>
          </table:table-cell>
          <table:table-cell table:formula="of:=['Unit meals'.S101]" office:value-type="float" office:value="0" calcext:value-type="float">
            <text:p>0</text:p>
          </table:table-cell>
          <table:table-cell table:style-name="ce23" table:formula="of:=['Unit meals'.U101]" office:value-type="float" office:value="4" calcext:value-type="float">
            <text:p>4</text:p>
          </table:table-cell>
          <table:table-cell table:style-name="ce23" table:formula="of:=['Unit meals'.W101]" office:value-type="float" office:value="0" calcext:value-type="float">
            <text:p>0</text:p>
          </table:table-cell>
          <table:table-cell table:style-name="ce23" table:formula="of:=['Unit meals'.Y101]" office:value-type="float" office:value="0" calcext:value-type="float">
            <text:p>0</text:p>
          </table:table-cell>
          <table:table-cell table:style-name="ce23" table:formula="of:=['Unit meals'.AA10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2]" office:value-type="string" office:string-value="German Potato Salad" calcext:value-type="string">
            <text:p>German Potato Salad</text:p>
          </table:table-cell>
          <table:table-cell table:formula="of:=['Unit meals'.N102]" office:value-type="string" office:string-value="water" calcext:value-type="string">
            <text:p>water</text:p>
          </table:table-cell>
          <table:table-cell table:formula="of:=['Unit meals'.O102]" office:value-type="string" office:string-value="tbsp" calcext:value-type="string">
            <text:p>tbsp</text:p>
          </table:table-cell>
          <table:table-cell table:formula="of:=['Unit meals'.Q102]" office:value-type="float" office:value="0" calcext:value-type="float">
            <text:p>0</text:p>
          </table:table-cell>
          <table:table-cell table:formula="of:=['Unit meals'.S102]" office:value-type="float" office:value="0" calcext:value-type="float">
            <text:p>0</text:p>
          </table:table-cell>
          <table:table-cell table:style-name="ce23" table:formula="of:=['Unit meals'.U102]" office:value-type="float" office:value="4" calcext:value-type="float">
            <text:p>4</text:p>
          </table:table-cell>
          <table:table-cell table:style-name="ce23" table:formula="of:=['Unit meals'.W102]" office:value-type="float" office:value="0" calcext:value-type="float">
            <text:p>0</text:p>
          </table:table-cell>
          <table:table-cell table:style-name="ce23" table:formula="of:=['Unit meals'.Y102]" office:value-type="float" office:value="0" calcext:value-type="float">
            <text:p>0</text:p>
          </table:table-cell>
          <table:table-cell table:style-name="ce23" table:formula="of:=['Unit meals'.AA10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3]" office:value-type="string" office:string-value="German Potato Salad" calcext:value-type="string">
            <text:p>German Potato Salad</text:p>
          </table:table-cell>
          <table:table-cell table:formula="of:=['Unit meals'.N103]" office:value-type="string" office:string-value="white sugar" calcext:value-type="string">
            <text:p>white sugar</text:p>
          </table:table-cell>
          <table:table-cell table:formula="of:=['Unit meals'.O103]" office:value-type="string" office:string-value="tbsp" calcext:value-type="string">
            <text:p>tbsp</text:p>
          </table:table-cell>
          <table:table-cell table:formula="of:=['Unit meals'.Q103]" office:value-type="float" office:value="0" calcext:value-type="float">
            <text:p>0</text:p>
          </table:table-cell>
          <table:table-cell table:formula="of:=['Unit meals'.S103]" office:value-type="float" office:value="0" calcext:value-type="float">
            <text:p>0</text:p>
          </table:table-cell>
          <table:table-cell table:style-name="ce23" table:formula="of:=['Unit meals'.U103]" office:value-type="float" office:value="4" calcext:value-type="float">
            <text:p>4</text:p>
          </table:table-cell>
          <table:table-cell table:style-name="ce23" table:formula="of:=['Unit meals'.W103]" office:value-type="float" office:value="0" calcext:value-type="float">
            <text:p>0</text:p>
          </table:table-cell>
          <table:table-cell table:style-name="ce23" table:formula="of:=['Unit meals'.Y103]" office:value-type="float" office:value="0" calcext:value-type="float">
            <text:p>0</text:p>
          </table:table-cell>
          <table:table-cell table:style-name="ce23" table:formula="of:=['Unit meals'.AA10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4]" office:value-type="string" office:string-value="German Potato Salad" calcext:value-type="string">
            <text:p>German Potato Salad</text:p>
          </table:table-cell>
          <table:table-cell table:formula="of:=['Unit meals'.N104]" office:value-type="string" office:string-value="Salt" calcext:value-type="string">
            <text:p>Salt</text:p>
          </table:table-cell>
          <table:table-cell table:formula="of:=['Unit meals'.O104]" office:value-type="string" office:string-value="tsp" calcext:value-type="string">
            <text:p>tsp</text:p>
          </table:table-cell>
          <table:table-cell table:formula="of:=['Unit meals'.Q104]" office:value-type="float" office:value="0" calcext:value-type="float">
            <text:p>0</text:p>
          </table:table-cell>
          <table:table-cell table:formula="of:=['Unit meals'.S104]" office:value-type="float" office:value="0" calcext:value-type="float">
            <text:p>0</text:p>
          </table:table-cell>
          <table:table-cell table:style-name="ce23" table:formula="of:=['Unit meals'.U104]" office:value-type="float" office:value="4" calcext:value-type="float">
            <text:p>4</text:p>
          </table:table-cell>
          <table:table-cell table:style-name="ce23" table:formula="of:=['Unit meals'.W104]" office:value-type="float" office:value="0" calcext:value-type="float">
            <text:p>0</text:p>
          </table:table-cell>
          <table:table-cell table:style-name="ce23" table:formula="of:=['Unit meals'.Y104]" office:value-type="float" office:value="0" calcext:value-type="float">
            <text:p>0</text:p>
          </table:table-cell>
          <table:table-cell table:style-name="ce23" table:formula="of:=['Unit meals'.AA10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5]" office:value-type="string" office:string-value="German Potato Salad" calcext:value-type="string">
            <text:p>German Potato Salad</text:p>
          </table:table-cell>
          <table:table-cell table:formula="of:=['Unit meals'.N105]" office:value-type="string" office:string-value="ground black pepper" calcext:value-type="string">
            <text:p>ground black pepper</text:p>
          </table:table-cell>
          <table:table-cell table:formula="of:=['Unit meals'.O105]" office:value-type="string" office:string-value="tsp" calcext:value-type="string">
            <text:p>tsp</text:p>
          </table:table-cell>
          <table:table-cell table:formula="of:=['Unit meals'.Q105]" office:value-type="float" office:value="0" calcext:value-type="float">
            <text:p>0</text:p>
          </table:table-cell>
          <table:table-cell table:formula="of:=['Unit meals'.S105]" office:value-type="float" office:value="0" calcext:value-type="float">
            <text:p>0</text:p>
          </table:table-cell>
          <table:table-cell table:style-name="ce23" table:formula="of:=['Unit meals'.U105]" office:value-type="float" office:value="4" calcext:value-type="float">
            <text:p>4</text:p>
          </table:table-cell>
          <table:table-cell table:style-name="ce23" table:formula="of:=['Unit meals'.W105]" office:value-type="float" office:value="0" calcext:value-type="float">
            <text:p>0</text:p>
          </table:table-cell>
          <table:table-cell table:style-name="ce23" table:formula="of:=['Unit meals'.Y105]" office:value-type="float" office:value="0" calcext:value-type="float">
            <text:p>0</text:p>
          </table:table-cell>
          <table:table-cell table:style-name="ce23" table:formula="of:=['Unit meals'.AA10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6]" office:value-type="string" office:string-value="German Potato Salad" calcext:value-type="string">
            <text:p>German Potato Salad</text:p>
          </table:table-cell>
          <table:table-cell table:formula="of:=['Unit meals'.N106]" office:value-type="string" office:string-value="chopped fresh parsley" calcext:value-type="string">
            <text:p>chopped fresh parsley</text:p>
          </table:table-cell>
          <table:table-cell table:formula="of:=['Unit meals'.O106]" office:value-type="string" office:string-value="tbsp" calcext:value-type="string">
            <text:p>tbsp</text:p>
          </table:table-cell>
          <table:table-cell table:formula="of:=['Unit meals'.Q106]" office:value-type="float" office:value="0" calcext:value-type="float">
            <text:p>0</text:p>
          </table:table-cell>
          <table:table-cell table:formula="of:=['Unit meals'.S106]" office:value-type="float" office:value="0" calcext:value-type="float">
            <text:p>0</text:p>
          </table:table-cell>
          <table:table-cell table:style-name="ce23" table:formula="of:=['Unit meals'.U106]" office:value-type="float" office:value="4" calcext:value-type="float">
            <text:p>4</text:p>
          </table:table-cell>
          <table:table-cell table:style-name="ce23" table:formula="of:=['Unit meals'.W106]" office:value-type="float" office:value="0" calcext:value-type="float">
            <text:p>0</text:p>
          </table:table-cell>
          <table:table-cell table:style-name="ce23" table:formula="of:=['Unit meals'.Y106]" office:value-type="float" office:value="0" calcext:value-type="float">
            <text:p>0</text:p>
          </table:table-cell>
          <table:table-cell table:style-name="ce23" table:formula="of:=['Unit meals'.AA10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7]">
            <text:p/>
          </table:table-cell>
          <table:table-cell table:formula="of:=['Unit meals'.N107]" office:value-type="float" office:value="0" calcext:value-type="float">
            <text:p>0</text:p>
          </table:table-cell>
          <table:table-cell table:formula="of:=['Unit meals'.O107]" office:value-type="float" office:value="0" calcext:value-type="float">
            <text:p>0</text:p>
          </table:table-cell>
          <table:table-cell table:formula="of:=['Unit meals'.Q107]" office:value-type="float" office:value="0" calcext:value-type="float">
            <text:p>0</text:p>
          </table:table-cell>
          <table:table-cell table:formula="of:=['Unit meals'.S107]" office:value-type="float" office:value="0" calcext:value-type="float">
            <text:p>0</text:p>
          </table:table-cell>
          <table:table-cell table:style-name="ce23" table:formula="of:=['Unit meals'.U107]" office:value-type="float" office:value="0" calcext:value-type="float">
            <text:p>0</text:p>
          </table:table-cell>
          <table:table-cell table:style-name="ce23" table:formula="of:=['Unit meals'.W107]" office:value-type="float" office:value="0" calcext:value-type="float">
            <text:p>0</text:p>
          </table:table-cell>
          <table:table-cell table:style-name="ce23" table:formula="of:=['Unit meals'.Y107]" office:value-type="float" office:value="0" calcext:value-type="float">
            <text:p>0</text:p>
          </table:table-cell>
          <table:table-cell table:style-name="ce23" table:formula="of:=['Unit meals'.AA10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8]">
            <text:p/>
          </table:table-cell>
          <table:table-cell table:formula="of:=['Unit meals'.N108]" office:value-type="float" office:value="0" calcext:value-type="float">
            <text:p>0</text:p>
          </table:table-cell>
          <table:table-cell table:formula="of:=['Unit meals'.O108]" office:value-type="float" office:value="0" calcext:value-type="float">
            <text:p>0</text:p>
          </table:table-cell>
          <table:table-cell table:formula="of:=['Unit meals'.Q108]" office:value-type="float" office:value="0" calcext:value-type="float">
            <text:p>0</text:p>
          </table:table-cell>
          <table:table-cell table:formula="of:=['Unit meals'.S108]" office:value-type="float" office:value="0" calcext:value-type="float">
            <text:p>0</text:p>
          </table:table-cell>
          <table:table-cell table:style-name="ce23" table:formula="of:=['Unit meals'.U108]" office:value-type="float" office:value="0" calcext:value-type="float">
            <text:p>0</text:p>
          </table:table-cell>
          <table:table-cell table:style-name="ce23" table:formula="of:=['Unit meals'.W108]" office:value-type="float" office:value="0" calcext:value-type="float">
            <text:p>0</text:p>
          </table:table-cell>
          <table:table-cell table:style-name="ce23" table:formula="of:=['Unit meals'.Y108]" office:value-type="float" office:value="0" calcext:value-type="float">
            <text:p>0</text:p>
          </table:table-cell>
          <table:table-cell table:style-name="ce23" table:formula="of:=['Unit meals'.AA10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09]" office:value-type="string" office:string-value="Sweet Potato and Black bean chili" calcext:value-type="string">
            <text:p>Sweet Potato and Black bean chili</text:p>
          </table:table-cell>
          <table:table-cell table:formula="of:=['Unit meals'.N109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'Unit meals'.O109]" office:value-type="string" office:string-value="ml" calcext:value-type="string">
            <text:p>ml</text:p>
          </table:table-cell>
          <table:table-cell table:formula="of:=['Unit meals'.Q109]" office:value-type="float" office:value="0" calcext:value-type="float">
            <text:p>0</text:p>
          </table:table-cell>
          <table:table-cell table:formula="of:=['Unit meals'.S109]" office:value-type="float" office:value="0" calcext:value-type="float">
            <text:p>0</text:p>
          </table:table-cell>
          <table:table-cell table:style-name="ce23" table:formula="of:=['Unit meals'.U109]" office:value-type="float" office:value="0" calcext:value-type="float">
            <text:p>0</text:p>
          </table:table-cell>
          <table:table-cell table:style-name="ce23" table:formula="of:=['Unit meals'.W109]" office:value-type="float" office:value="4" calcext:value-type="float">
            <text:p>4</text:p>
          </table:table-cell>
          <table:table-cell table:style-name="ce23" table:formula="of:=['Unit meals'.Y109]" office:value-type="float" office:value="0" calcext:value-type="float">
            <text:p>0</text:p>
          </table:table-cell>
          <table:table-cell table:style-name="ce23" table:formula="of:=['Unit meals'.AA10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0]" office:value-type="string" office:string-value="Sweet Potato and Black bean chili" calcext:value-type="string">
            <text:p>Sweet Potato and Black bean chili</text:p>
          </table:table-cell>
          <table:table-cell table:formula="of:=['Unit meals'.N110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'Unit meals'.O110]" office:value-type="string" office:string-value="g" calcext:value-type="string">
            <text:p>g</text:p>
          </table:table-cell>
          <table:table-cell table:formula="of:=['Unit meals'.Q110]" office:value-type="float" office:value="0" calcext:value-type="float">
            <text:p>0</text:p>
          </table:table-cell>
          <table:table-cell table:formula="of:=['Unit meals'.S110]" office:value-type="float" office:value="0" calcext:value-type="float">
            <text:p>0</text:p>
          </table:table-cell>
          <table:table-cell table:style-name="ce23" table:formula="of:=['Unit meals'.U110]" office:value-type="float" office:value="0" calcext:value-type="float">
            <text:p>0</text:p>
          </table:table-cell>
          <table:table-cell table:style-name="ce23" table:formula="of:=['Unit meals'.W110]" office:value-type="float" office:value="4" calcext:value-type="float">
            <text:p>4</text:p>
          </table:table-cell>
          <table:table-cell table:style-name="ce23" table:formula="of:=['Unit meals'.Y110]" office:value-type="float" office:value="0" calcext:value-type="float">
            <text:p>0</text:p>
          </table:table-cell>
          <table:table-cell table:style-name="ce23" table:formula="of:=['Unit meals'.AA1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1]" office:value-type="string" office:string-value="Sweet Potato and Black bean chili" calcext:value-type="string">
            <text:p>Sweet Potato and Black bean chili</text:p>
          </table:table-cell>
          <table:table-cell table:formula="of:=['Unit meals'.N111]" office:value-type="string" office:string-value="1 large onion, diced" calcext:value-type="string">
            <text:p>1 large onion, diced</text:p>
          </table:table-cell>
          <table:table-cell table:formula="of:=['Unit meals'.O111]" office:value-type="string" office:string-value="g" calcext:value-type="string">
            <text:p>g</text:p>
          </table:table-cell>
          <table:table-cell table:formula="of:=['Unit meals'.Q111]" office:value-type="float" office:value="0" calcext:value-type="float">
            <text:p>0</text:p>
          </table:table-cell>
          <table:table-cell table:formula="of:=['Unit meals'.S111]" office:value-type="float" office:value="0" calcext:value-type="float">
            <text:p>0</text:p>
          </table:table-cell>
          <table:table-cell table:style-name="ce23" table:formula="of:=['Unit meals'.U111]" office:value-type="float" office:value="0" calcext:value-type="float">
            <text:p>0</text:p>
          </table:table-cell>
          <table:table-cell table:style-name="ce23" table:formula="of:=['Unit meals'.W111]" office:value-type="float" office:value="4" calcext:value-type="float">
            <text:p>4</text:p>
          </table:table-cell>
          <table:table-cell table:style-name="ce23" table:formula="of:=['Unit meals'.Y111]" office:value-type="float" office:value="0" calcext:value-type="float">
            <text:p>0</text:p>
          </table:table-cell>
          <table:table-cell table:style-name="ce23" table:formula="of:=['Unit meals'.AA1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2]" office:value-type="string" office:string-value="Sweet Potato and Black bean chili" calcext:value-type="string">
            <text:p>Sweet Potato and Black bean chili</text:p>
          </table:table-cell>
          <table:table-cell table:formula="of:=['Unit meals'.N112]" office:value-type="string" office:string-value="4 cloves garlic, minced" calcext:value-type="string">
            <text:p>4 cloves garlic, minced</text:p>
          </table:table-cell>
          <table:table-cell table:formula="of:=['Unit meals'.O112]" office:value-type="string" office:string-value="cloves" calcext:value-type="string">
            <text:p>cloves</text:p>
          </table:table-cell>
          <table:table-cell table:formula="of:=['Unit meals'.Q112]" office:value-type="float" office:value="0" calcext:value-type="float">
            <text:p>0</text:p>
          </table:table-cell>
          <table:table-cell table:formula="of:=['Unit meals'.S112]" office:value-type="float" office:value="0" calcext:value-type="float">
            <text:p>0</text:p>
          </table:table-cell>
          <table:table-cell table:style-name="ce23" table:formula="of:=['Unit meals'.U112]" office:value-type="float" office:value="0" calcext:value-type="float">
            <text:p>0</text:p>
          </table:table-cell>
          <table:table-cell table:style-name="ce23" table:formula="of:=['Unit meals'.W112]" office:value-type="float" office:value="4" calcext:value-type="float">
            <text:p>4</text:p>
          </table:table-cell>
          <table:table-cell table:style-name="ce23" table:formula="of:=['Unit meals'.Y112]" office:value-type="float" office:value="0" calcext:value-type="float">
            <text:p>0</text:p>
          </table:table-cell>
          <table:table-cell table:style-name="ce23" table:formula="of:=['Unit meals'.AA1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3]" office:value-type="string" office:string-value="Sweet Potato and Black bean chili" calcext:value-type="string">
            <text:p>Sweet Potato and Black bean chili</text:p>
          </table:table-cell>
          <table:table-cell table:formula="of:=['Unit meals'.N113]" office:value-type="string" office:string-value="2 tablespoons chili powder" calcext:value-type="string">
            <text:p>2 tablespoons chili powder</text:p>
          </table:table-cell>
          <table:table-cell table:formula="of:=['Unit meals'.O113]" office:value-type="string" office:string-value="tbsp" calcext:value-type="string">
            <text:p>tbsp</text:p>
          </table:table-cell>
          <table:table-cell table:formula="of:=['Unit meals'.Q113]" office:value-type="float" office:value="0" calcext:value-type="float">
            <text:p>0</text:p>
          </table:table-cell>
          <table:table-cell table:formula="of:=['Unit meals'.S113]" office:value-type="float" office:value="0" calcext:value-type="float">
            <text:p>0</text:p>
          </table:table-cell>
          <table:table-cell table:style-name="ce23" table:formula="of:=['Unit meals'.U113]" office:value-type="float" office:value="0" calcext:value-type="float">
            <text:p>0</text:p>
          </table:table-cell>
          <table:table-cell table:style-name="ce23" table:formula="of:=['Unit meals'.W113]" office:value-type="float" office:value="4" calcext:value-type="float">
            <text:p>4</text:p>
          </table:table-cell>
          <table:table-cell table:style-name="ce23" table:formula="of:=['Unit meals'.Y113]" office:value-type="float" office:value="0" calcext:value-type="float">
            <text:p>0</text:p>
          </table:table-cell>
          <table:table-cell table:style-name="ce23" table:formula="of:=['Unit meals'.AA11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4]" office:value-type="string" office:string-value="Sweet Potato and Black bean chili" calcext:value-type="string">
            <text:p>Sweet Potato and Black bean chili</text:p>
          </table:table-cell>
          <table:table-cell table:formula="of:=['Unit meals'.N114]" office:value-type="string" office:string-value="4 teaspoons ground cumin" calcext:value-type="string">
            <text:p>4 teaspoons ground cumin</text:p>
          </table:table-cell>
          <table:table-cell table:formula="of:=['Unit meals'.O114]" office:value-type="string" office:string-value="tsp" calcext:value-type="string">
            <text:p>tsp</text:p>
          </table:table-cell>
          <table:table-cell table:formula="of:=['Unit meals'.Q114]" office:value-type="float" office:value="0" calcext:value-type="float">
            <text:p>0</text:p>
          </table:table-cell>
          <table:table-cell table:formula="of:=['Unit meals'.S114]" office:value-type="float" office:value="0" calcext:value-type="float">
            <text:p>0</text:p>
          </table:table-cell>
          <table:table-cell table:style-name="ce23" table:formula="of:=['Unit meals'.U114]" office:value-type="float" office:value="0" calcext:value-type="float">
            <text:p>0</text:p>
          </table:table-cell>
          <table:table-cell table:style-name="ce23" table:formula="of:=['Unit meals'.W114]" office:value-type="float" office:value="4" calcext:value-type="float">
            <text:p>4</text:p>
          </table:table-cell>
          <table:table-cell table:style-name="ce23" table:formula="of:=['Unit meals'.Y114]" office:value-type="float" office:value="0" calcext:value-type="float">
            <text:p>0</text:p>
          </table:table-cell>
          <table:table-cell table:style-name="ce23" table:formula="of:=['Unit meals'.AA11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5]" office:value-type="string" office:string-value="Sweet Potato and Black bean chili" calcext:value-type="string">
            <text:p>Sweet Potato and Black bean chili</text:p>
          </table:table-cell>
          <table:table-cell table:formula="of:=['Unit meals'.N115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'Unit meals'.O115]" office:value-type="string" office:string-value="tsp" calcext:value-type="string">
            <text:p>tsp</text:p>
          </table:table-cell>
          <table:table-cell table:formula="of:=['Unit meals'.Q115]" office:value-type="float" office:value="0" calcext:value-type="float">
            <text:p>0</text:p>
          </table:table-cell>
          <table:table-cell table:formula="of:=['Unit meals'.S115]" office:value-type="float" office:value="0" calcext:value-type="float">
            <text:p>0</text:p>
          </table:table-cell>
          <table:table-cell table:style-name="ce23" table:formula="of:=['Unit meals'.U115]" office:value-type="float" office:value="0" calcext:value-type="float">
            <text:p>0</text:p>
          </table:table-cell>
          <table:table-cell table:style-name="ce23" table:formula="of:=['Unit meals'.W115]" office:value-type="float" office:value="4" calcext:value-type="float">
            <text:p>4</text:p>
          </table:table-cell>
          <table:table-cell table:style-name="ce23" table:formula="of:=['Unit meals'.Y115]" office:value-type="float" office:value="0" calcext:value-type="float">
            <text:p>0</text:p>
          </table:table-cell>
          <table:table-cell table:style-name="ce23" table:formula="of:=['Unit meals'.AA11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6]" office:value-type="string" office:string-value="Sweet Potato and Black bean chili" calcext:value-type="string">
            <text:p>Sweet Potato and Black bean chili</text:p>
          </table:table-cell>
          <table:table-cell table:formula="of:=['Unit meals'.N116]" office:value-type="string" office:string-value="1/4 teaspoon salt" calcext:value-type="string">
            <text:p>1/4 teaspoon salt</text:p>
          </table:table-cell>
          <table:table-cell table:formula="of:=['Unit meals'.O116]" office:value-type="string" office:string-value="tsp" calcext:value-type="string">
            <text:p>tsp</text:p>
          </table:table-cell>
          <table:table-cell table:formula="of:=['Unit meals'.Q116]" office:value-type="float" office:value="0" calcext:value-type="float">
            <text:p>0</text:p>
          </table:table-cell>
          <table:table-cell table:formula="of:=['Unit meals'.S116]" office:value-type="float" office:value="0" calcext:value-type="float">
            <text:p>0</text:p>
          </table:table-cell>
          <table:table-cell table:style-name="ce23" table:formula="of:=['Unit meals'.U116]" office:value-type="float" office:value="0" calcext:value-type="float">
            <text:p>0</text:p>
          </table:table-cell>
          <table:table-cell table:style-name="ce23" table:formula="of:=['Unit meals'.W116]" office:value-type="float" office:value="4" calcext:value-type="float">
            <text:p>4</text:p>
          </table:table-cell>
          <table:table-cell table:style-name="ce23" table:formula="of:=['Unit meals'.Y116]" office:value-type="float" office:value="0" calcext:value-type="float">
            <text:p>0</text:p>
          </table:table-cell>
          <table:table-cell table:style-name="ce23" table:formula="of:=['Unit meals'.AA1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7]" office:value-type="string" office:string-value="Sweet Potato and Black bean chili" calcext:value-type="string">
            <text:p>Sweet Potato and Black bean chili</text:p>
          </table:table-cell>
          <table:table-cell table:formula="of:=['Unit meals'.N117]" office:value-type="string" office:string-value="2 1/2 cups water" calcext:value-type="string">
            <text:p>2 1/2 cups water</text:p>
          </table:table-cell>
          <table:table-cell table:formula="of:=['Unit meals'.O117]" office:value-type="string" office:string-value="cups" calcext:value-type="string">
            <text:p>cups</text:p>
          </table:table-cell>
          <table:table-cell table:formula="of:=['Unit meals'.Q117]" office:value-type="float" office:value="0" calcext:value-type="float">
            <text:p>0</text:p>
          </table:table-cell>
          <table:table-cell table:formula="of:=['Unit meals'.S117]" office:value-type="float" office:value="0" calcext:value-type="float">
            <text:p>0</text:p>
          </table:table-cell>
          <table:table-cell table:style-name="ce23" table:formula="of:=['Unit meals'.U117]" office:value-type="float" office:value="0" calcext:value-type="float">
            <text:p>0</text:p>
          </table:table-cell>
          <table:table-cell table:style-name="ce23" table:formula="of:=['Unit meals'.W117]" office:value-type="float" office:value="4" calcext:value-type="float">
            <text:p>4</text:p>
          </table:table-cell>
          <table:table-cell table:style-name="ce23" table:formula="of:=['Unit meals'.Y117]" office:value-type="float" office:value="0" calcext:value-type="float">
            <text:p>0</text:p>
          </table:table-cell>
          <table:table-cell table:style-name="ce23" table:formula="of:=['Unit meals'.AA11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8]" office:value-type="string" office:string-value="Sweet Potato and Black bean chili" calcext:value-type="string">
            <text:p>Sweet Potato and Black bean chili</text:p>
          </table:table-cell>
          <table:table-cell table:formula="of:=['Unit meals'.N118]" office:value-type="string" office:string-value="2 15-ounce cans black beans, rinsed" calcext:value-type="string">
            <text:p>2 15-ounce cans black beans, rinsed</text:p>
          </table:table-cell>
          <table:table-cell table:formula="of:=['Unit meals'.O118]" office:value-type="string" office:string-value="g" calcext:value-type="string">
            <text:p>g</text:p>
          </table:table-cell>
          <table:table-cell table:formula="of:=['Unit meals'.Q118]" office:value-type="float" office:value="0" calcext:value-type="float">
            <text:p>0</text:p>
          </table:table-cell>
          <table:table-cell table:formula="of:=['Unit meals'.S118]" office:value-type="float" office:value="0" calcext:value-type="float">
            <text:p>0</text:p>
          </table:table-cell>
          <table:table-cell table:style-name="ce23" table:formula="of:=['Unit meals'.U118]" office:value-type="float" office:value="0" calcext:value-type="float">
            <text:p>0</text:p>
          </table:table-cell>
          <table:table-cell table:style-name="ce23" table:formula="of:=['Unit meals'.W118]" office:value-type="float" office:value="4" calcext:value-type="float">
            <text:p>4</text:p>
          </table:table-cell>
          <table:table-cell table:style-name="ce23" table:formula="of:=['Unit meals'.Y118]" office:value-type="float" office:value="0" calcext:value-type="float">
            <text:p>0</text:p>
          </table:table-cell>
          <table:table-cell table:style-name="ce23" table:formula="of:=['Unit meals'.AA1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19]" office:value-type="string" office:string-value="Sweet Potato and Black bean chili" calcext:value-type="string">
            <text:p>Sweet Potato and Black bean chili</text:p>
          </table:table-cell>
          <table:table-cell table:formula="of:=['Unit meals'.N119]" office:value-type="string" office:string-value="1 14-ounce can diced tomatoes" calcext:value-type="string">
            <text:p>1 14-ounce can diced tomatoes</text:p>
          </table:table-cell>
          <table:table-cell table:formula="of:=['Unit meals'.O119]" office:value-type="string" office:string-value="g" calcext:value-type="string">
            <text:p>g</text:p>
          </table:table-cell>
          <table:table-cell table:formula="of:=['Unit meals'.Q119]" office:value-type="float" office:value="0" calcext:value-type="float">
            <text:p>0</text:p>
          </table:table-cell>
          <table:table-cell table:formula="of:=['Unit meals'.S119]" office:value-type="float" office:value="0" calcext:value-type="float">
            <text:p>0</text:p>
          </table:table-cell>
          <table:table-cell table:style-name="ce23" table:formula="of:=['Unit meals'.U119]" office:value-type="float" office:value="0" calcext:value-type="float">
            <text:p>0</text:p>
          </table:table-cell>
          <table:table-cell table:style-name="ce23" table:formula="of:=['Unit meals'.W119]" office:value-type="float" office:value="4" calcext:value-type="float">
            <text:p>4</text:p>
          </table:table-cell>
          <table:table-cell table:style-name="ce23" table:formula="of:=['Unit meals'.Y119]" office:value-type="float" office:value="0" calcext:value-type="float">
            <text:p>0</text:p>
          </table:table-cell>
          <table:table-cell table:style-name="ce23" table:formula="of:=['Unit meals'.AA11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0]" office:value-type="string" office:string-value="Sweet Potato and Black bean chili" calcext:value-type="string">
            <text:p>Sweet Potato and Black bean chili</text:p>
          </table:table-cell>
          <table:table-cell table:formula="of:=['Unit meals'.N120]" office:value-type="string" office:string-value="4 teaspoons lime juice" calcext:value-type="string">
            <text:p>4 teaspoons lime juice</text:p>
          </table:table-cell>
          <table:table-cell table:formula="of:=['Unit meals'.O120]" office:value-type="string" office:string-value="tsp" calcext:value-type="string">
            <text:p>tsp</text:p>
          </table:table-cell>
          <table:table-cell table:formula="of:=['Unit meals'.Q120]" office:value-type="float" office:value="0" calcext:value-type="float">
            <text:p>0</text:p>
          </table:table-cell>
          <table:table-cell table:formula="of:=['Unit meals'.S120]" office:value-type="float" office:value="0" calcext:value-type="float">
            <text:p>0</text:p>
          </table:table-cell>
          <table:table-cell table:style-name="ce23" table:formula="of:=['Unit meals'.U120]" office:value-type="float" office:value="0" calcext:value-type="float">
            <text:p>0</text:p>
          </table:table-cell>
          <table:table-cell table:style-name="ce23" table:formula="of:=['Unit meals'.W120]" office:value-type="float" office:value="4" calcext:value-type="float">
            <text:p>4</text:p>
          </table:table-cell>
          <table:table-cell table:style-name="ce23" table:formula="of:=['Unit meals'.Y120]" office:value-type="float" office:value="0" calcext:value-type="float">
            <text:p>0</text:p>
          </table:table-cell>
          <table:table-cell table:style-name="ce23" table:formula="of:=['Unit meals'.AA12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1]" office:value-type="string" office:string-value="Sweet Potato and Black bean chili" calcext:value-type="string">
            <text:p>Sweet Potato and Black bean chili</text:p>
          </table:table-cell>
          <table:table-cell table:formula="of:=['Unit meals'.N121]" office:value-type="string" office:string-value="1/2 cup chopped fresh cilantro" calcext:value-type="string">
            <text:p>1/2 cup chopped fresh cilantro</text:p>
          </table:table-cell>
          <table:table-cell table:formula="of:=['Unit meals'.O121]" office:value-type="string" office:string-value="cup" calcext:value-type="string">
            <text:p>cup</text:p>
          </table:table-cell>
          <table:table-cell table:formula="of:=['Unit meals'.Q121]" office:value-type="float" office:value="0" calcext:value-type="float">
            <text:p>0</text:p>
          </table:table-cell>
          <table:table-cell table:formula="of:=['Unit meals'.S121]" office:value-type="float" office:value="0" calcext:value-type="float">
            <text:p>0</text:p>
          </table:table-cell>
          <table:table-cell table:style-name="ce23" table:formula="of:=['Unit meals'.U121]" office:value-type="float" office:value="0" calcext:value-type="float">
            <text:p>0</text:p>
          </table:table-cell>
          <table:table-cell table:style-name="ce23" table:formula="of:=['Unit meals'.W121]" office:value-type="float" office:value="4" calcext:value-type="float">
            <text:p>4</text:p>
          </table:table-cell>
          <table:table-cell table:style-name="ce23" table:formula="of:=['Unit meals'.Y121]" office:value-type="float" office:value="0" calcext:value-type="float">
            <text:p>0</text:p>
          </table:table-cell>
          <table:table-cell table:style-name="ce23" table:formula="of:=['Unit meals'.AA12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2]" office:value-type="string" office:string-value="Sweet Potato and Black bean chili" calcext:value-type="string">
            <text:p>Sweet Potato and Black bean chili</text:p>
          </table:table-cell>
          <table:table-cell table:formula="of:=['Unit meals'.N122]" office:value-type="string" office:string-value="2 teaspoons unsweetened cocoa powder" calcext:value-type="string">
            <text:p>2 teaspoons unsweetened cocoa powder</text:p>
          </table:table-cell>
          <table:table-cell table:formula="of:=['Unit meals'.O122]" office:value-type="float" office:value="0" calcext:value-type="float">
            <text:p>0</text:p>
          </table:table-cell>
          <table:table-cell table:formula="of:=['Unit meals'.Q122]" office:value-type="float" office:value="0" calcext:value-type="float">
            <text:p>0</text:p>
          </table:table-cell>
          <table:table-cell table:formula="of:=['Unit meals'.S122]" office:value-type="float" office:value="0" calcext:value-type="float">
            <text:p>0</text:p>
          </table:table-cell>
          <table:table-cell table:style-name="ce23" table:formula="of:=['Unit meals'.U122]" office:value-type="float" office:value="0" calcext:value-type="float">
            <text:p>0</text:p>
          </table:table-cell>
          <table:table-cell table:style-name="ce23" table:formula="of:=['Unit meals'.W122]" office:value-type="float" office:value="4" calcext:value-type="float">
            <text:p>4</text:p>
          </table:table-cell>
          <table:table-cell table:style-name="ce23" table:formula="of:=['Unit meals'.Y122]" office:value-type="float" office:value="0" calcext:value-type="float">
            <text:p>0</text:p>
          </table:table-cell>
          <table:table-cell table:style-name="ce23" table:formula="of:=['Unit meals'.AA12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3]" office:value-type="string" office:string-value="Sweet Potato and Black bean chili" calcext:value-type="string">
            <text:p>Sweet Potato and Black bean chili</text:p>
          </table:table-cell>
          <table:table-cell table:formula="of:=['Unit meals'.N123]" office:value-type="string" office:string-value="¼ teaspoon ground cinnamon" calcext:value-type="string">
            <text:p>¼ teaspoon ground cinnamon</text:p>
          </table:table-cell>
          <table:table-cell table:formula="of:=['Unit meals'.O123]" office:value-type="float" office:value="0" calcext:value-type="float">
            <text:p>0</text:p>
          </table:table-cell>
          <table:table-cell table:formula="of:=['Unit meals'.Q123]" office:value-type="float" office:value="0" calcext:value-type="float">
            <text:p>0</text:p>
          </table:table-cell>
          <table:table-cell table:formula="of:=['Unit meals'.S123]" office:value-type="float" office:value="0" calcext:value-type="float">
            <text:p>0</text:p>
          </table:table-cell>
          <table:table-cell table:style-name="ce23" table:formula="of:=['Unit meals'.U123]" office:value-type="float" office:value="0" calcext:value-type="float">
            <text:p>0</text:p>
          </table:table-cell>
          <table:table-cell table:style-name="ce23" table:formula="of:=['Unit meals'.W123]" office:value-type="float" office:value="4" calcext:value-type="float">
            <text:p>4</text:p>
          </table:table-cell>
          <table:table-cell table:style-name="ce23" table:formula="of:=['Unit meals'.Y123]" office:value-type="float" office:value="0" calcext:value-type="float">
            <text:p>0</text:p>
          </table:table-cell>
          <table:table-cell table:style-name="ce23" table:formula="of:=['Unit meals'.AA12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4]" office:value-type="string" office:string-value="Sweet Potato and Black bean chili" calcext:value-type="string">
            <text:p>Sweet Potato and Black bean chili</text:p>
          </table:table-cell>
          <table:table-cell table:formula="of:=['Unit meals'.N124]" office:value-type="string" office:string-value="avocado" calcext:value-type="string">
            <text:p>avocado</text:p>
          </table:table-cell>
          <table:table-cell table:formula="of:=['Unit meals'.O124]" office:value-type="string" office:string-value="piece" calcext:value-type="string">
            <text:p>piece</text:p>
          </table:table-cell>
          <table:table-cell table:formula="of:=['Unit meals'.Q124]" office:value-type="float" office:value="0" calcext:value-type="float">
            <text:p>0</text:p>
          </table:table-cell>
          <table:table-cell table:formula="of:=['Unit meals'.S124]" office:value-type="float" office:value="0" calcext:value-type="float">
            <text:p>0</text:p>
          </table:table-cell>
          <table:table-cell table:style-name="ce23" table:formula="of:=['Unit meals'.U124]" office:value-type="float" office:value="0" calcext:value-type="float">
            <text:p>0</text:p>
          </table:table-cell>
          <table:table-cell table:style-name="ce23" table:formula="of:=['Unit meals'.W124]" office:value-type="float" office:value="4" calcext:value-type="float">
            <text:p>4</text:p>
          </table:table-cell>
          <table:table-cell table:style-name="ce23" table:formula="of:=['Unit meals'.Y124]" office:value-type="float" office:value="0" calcext:value-type="float">
            <text:p>0</text:p>
          </table:table-cell>
          <table:table-cell table:style-name="ce23" table:formula="of:=['Unit meals'.AA12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5]" office:value-type="string" office:string-value="Sweet Potato and Black bean chili" calcext:value-type="string">
            <text:p>Sweet Potato and Black bean chili</text:p>
          </table:table-cell>
          <table:table-cell table:formula="of:=['Unit meals'.N125]" office:value-type="string" office:string-value="crema" calcext:value-type="string">
            <text:p>crema</text:p>
          </table:table-cell>
          <table:table-cell table:formula="of:=['Unit meals'.O125]" office:value-type="string" office:string-value="g" calcext:value-type="string">
            <text:p>g</text:p>
          </table:table-cell>
          <table:table-cell table:formula="of:=['Unit meals'.Q125]" office:value-type="float" office:value="0" calcext:value-type="float">
            <text:p>0</text:p>
          </table:table-cell>
          <table:table-cell table:formula="of:=['Unit meals'.S125]" office:value-type="float" office:value="0" calcext:value-type="float">
            <text:p>0</text:p>
          </table:table-cell>
          <table:table-cell table:style-name="ce23" table:formula="of:=['Unit meals'.U125]" office:value-type="float" office:value="0" calcext:value-type="float">
            <text:p>0</text:p>
          </table:table-cell>
          <table:table-cell table:style-name="ce23" table:formula="of:=['Unit meals'.W125]" office:value-type="float" office:value="4" calcext:value-type="float">
            <text:p>4</text:p>
          </table:table-cell>
          <table:table-cell table:style-name="ce23" table:formula="of:=['Unit meals'.Y125]" office:value-type="float" office:value="0" calcext:value-type="float">
            <text:p>0</text:p>
          </table:table-cell>
          <table:table-cell table:style-name="ce23" table:formula="of:=['Unit meals'.AA12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6]" office:value-type="string" office:string-value="Sweet Potato and Black bean chili" calcext:value-type="string">
            <text:p>Sweet Potato and Black bean chili</text:p>
          </table:table-cell>
          <table:table-cell table:formula="of:=['Unit meals'.N126]" office:value-type="string" office:string-value="Rice" calcext:value-type="string">
            <text:p>Rice</text:p>
          </table:table-cell>
          <table:table-cell table:formula="of:=['Unit meals'.O126]" office:value-type="string" office:string-value="g" calcext:value-type="string">
            <text:p>g</text:p>
          </table:table-cell>
          <table:table-cell table:formula="of:=['Unit meals'.Q126]" office:value-type="float" office:value="0" calcext:value-type="float">
            <text:p>0</text:p>
          </table:table-cell>
          <table:table-cell table:formula="of:=['Unit meals'.S126]" office:value-type="float" office:value="0" calcext:value-type="float">
            <text:p>0</text:p>
          </table:table-cell>
          <table:table-cell table:style-name="ce23" table:formula="of:=['Unit meals'.U126]" office:value-type="float" office:value="0" calcext:value-type="float">
            <text:p>0</text:p>
          </table:table-cell>
          <table:table-cell table:style-name="ce23" table:formula="of:=['Unit meals'.W126]" office:value-type="float" office:value="4" calcext:value-type="float">
            <text:p>4</text:p>
          </table:table-cell>
          <table:table-cell table:style-name="ce23" table:formula="of:=['Unit meals'.Y126]" office:value-type="float" office:value="0" calcext:value-type="float">
            <text:p>0</text:p>
          </table:table-cell>
          <table:table-cell table:style-name="ce23" table:formula="of:=['Unit meals'.AA12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7]" office:value-type="string" office:string-value="Sweet Potato and Black bean chili" calcext:value-type="string">
            <text:p>Sweet Potato and Black bean chili</text:p>
          </table:table-cell>
          <table:table-cell table:formula="of:=['Unit meals'.N127]" office:value-type="string" office:string-value="bread" calcext:value-type="string">
            <text:p>bread</text:p>
          </table:table-cell>
          <table:table-cell table:formula="of:=['Unit meals'.O127]" office:value-type="string" office:string-value="loaf" calcext:value-type="string">
            <text:p>loaf</text:p>
          </table:table-cell>
          <table:table-cell table:formula="of:=['Unit meals'.Q127]" office:value-type="float" office:value="0" calcext:value-type="float">
            <text:p>0</text:p>
          </table:table-cell>
          <table:table-cell table:formula="of:=['Unit meals'.S127]" office:value-type="float" office:value="0" calcext:value-type="float">
            <text:p>0</text:p>
          </table:table-cell>
          <table:table-cell table:style-name="ce23" table:formula="of:=['Unit meals'.U127]" office:value-type="float" office:value="0" calcext:value-type="float">
            <text:p>0</text:p>
          </table:table-cell>
          <table:table-cell table:style-name="ce23" table:formula="of:=['Unit meals'.W127]" office:value-type="float" office:value="4" calcext:value-type="float">
            <text:p>4</text:p>
          </table:table-cell>
          <table:table-cell table:style-name="ce23" table:formula="of:=['Unit meals'.Y127]" office:value-type="float" office:value="0" calcext:value-type="float">
            <text:p>0</text:p>
          </table:table-cell>
          <table:table-cell table:style-name="ce23" table:formula="of:=['Unit meals'.AA12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8]">
            <text:p/>
          </table:table-cell>
          <table:table-cell table:formula="of:=['Unit meals'.N128]" office:value-type="float" office:value="0" calcext:value-type="float">
            <text:p>0</text:p>
          </table:table-cell>
          <table:table-cell table:formula="of:=['Unit meals'.O128]" office:value-type="float" office:value="0" calcext:value-type="float">
            <text:p>0</text:p>
          </table:table-cell>
          <table:table-cell table:formula="of:=['Unit meals'.Q128]" office:value-type="float" office:value="0" calcext:value-type="float">
            <text:p>0</text:p>
          </table:table-cell>
          <table:table-cell table:formula="of:=['Unit meals'.S128]" office:value-type="float" office:value="0" calcext:value-type="float">
            <text:p>0</text:p>
          </table:table-cell>
          <table:table-cell table:style-name="ce23" table:formula="of:=['Unit meals'.U128]" office:value-type="float" office:value="0" calcext:value-type="float">
            <text:p>0</text:p>
          </table:table-cell>
          <table:table-cell table:style-name="ce23" table:formula="of:=['Unit meals'.W128]" office:value-type="float" office:value="0" calcext:value-type="float">
            <text:p>0</text:p>
          </table:table-cell>
          <table:table-cell table:style-name="ce23" table:formula="of:=['Unit meals'.Y128]" office:value-type="float" office:value="0" calcext:value-type="float">
            <text:p>0</text:p>
          </table:table-cell>
          <table:table-cell table:style-name="ce23" table:formula="of:=['Unit meals'.AA12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29]">
            <text:p/>
          </table:table-cell>
          <table:table-cell table:formula="of:=['Unit meals'.N129]" office:value-type="float" office:value="0" calcext:value-type="float">
            <text:p>0</text:p>
          </table:table-cell>
          <table:table-cell table:formula="of:=['Unit meals'.O129]" office:value-type="float" office:value="0" calcext:value-type="float">
            <text:p>0</text:p>
          </table:table-cell>
          <table:table-cell table:formula="of:=['Unit meals'.Q129]" office:value-type="float" office:value="0" calcext:value-type="float">
            <text:p>0</text:p>
          </table:table-cell>
          <table:table-cell table:formula="of:=['Unit meals'.S129]" office:value-type="float" office:value="0" calcext:value-type="float">
            <text:p>0</text:p>
          </table:table-cell>
          <table:table-cell table:style-name="ce23" table:formula="of:=['Unit meals'.U129]" office:value-type="float" office:value="0" calcext:value-type="float">
            <text:p>0</text:p>
          </table:table-cell>
          <table:table-cell table:style-name="ce23" table:formula="of:=['Unit meals'.W129]" office:value-type="float" office:value="0" calcext:value-type="float">
            <text:p>0</text:p>
          </table:table-cell>
          <table:table-cell table:style-name="ce23" table:formula="of:=['Unit meals'.Y129]" office:value-type="float" office:value="0" calcext:value-type="float">
            <text:p>0</text:p>
          </table:table-cell>
          <table:table-cell table:style-name="ce23" table:formula="of:=['Unit meals'.AA12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0]">
            <text:p/>
          </table:table-cell>
          <table:table-cell table:formula="of:=['Unit meals'.N130]" office:value-type="float" office:value="0" calcext:value-type="float">
            <text:p>0</text:p>
          </table:table-cell>
          <table:table-cell table:formula="of:=['Unit meals'.O130]" office:value-type="float" office:value="0" calcext:value-type="float">
            <text:p>0</text:p>
          </table:table-cell>
          <table:table-cell table:formula="of:=['Unit meals'.Q130]" office:value-type="float" office:value="0" calcext:value-type="float">
            <text:p>0</text:p>
          </table:table-cell>
          <table:table-cell table:formula="of:=['Unit meals'.S130]" office:value-type="float" office:value="0" calcext:value-type="float">
            <text:p>0</text:p>
          </table:table-cell>
          <table:table-cell table:style-name="ce23" table:formula="of:=['Unit meals'.U130]" office:value-type="float" office:value="0" calcext:value-type="float">
            <text:p>0</text:p>
          </table:table-cell>
          <table:table-cell table:style-name="ce23" table:formula="of:=['Unit meals'.W130]" office:value-type="float" office:value="0" calcext:value-type="float">
            <text:p>0</text:p>
          </table:table-cell>
          <table:table-cell table:style-name="ce23" table:formula="of:=['Unit meals'.Y130]" office:value-type="float" office:value="0" calcext:value-type="float">
            <text:p>0</text:p>
          </table:table-cell>
          <table:table-cell table:style-name="ce23" table:formula="of:=['Unit meals'.AA13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1]" office:value-type="string" office:string-value="Clafourtis" calcext:value-type="string">
            <text:p>Clafourtis</text:p>
          </table:table-cell>
          <table:table-cell table:formula="of:=['Unit meals'.N131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'Unit meals'.O131]" office:value-type="string" office:string-value="g" calcext:value-type="string">
            <text:p>g</text:p>
          </table:table-cell>
          <table:table-cell table:formula="of:=['Unit meals'.Q131]" office:value-type="float" office:value="0" calcext:value-type="float">
            <text:p>0</text:p>
          </table:table-cell>
          <table:table-cell table:formula="of:=['Unit meals'.S131]" office:value-type="float" office:value="0" calcext:value-type="float">
            <text:p>0</text:p>
          </table:table-cell>
          <table:table-cell table:style-name="ce23" table:formula="of:=['Unit meals'.U131]" office:value-type="float" office:value="0" calcext:value-type="float">
            <text:p>0</text:p>
          </table:table-cell>
          <table:table-cell table:style-name="ce23" table:formula="of:=['Unit meals'.W131]" office:value-type="float" office:value="0" calcext:value-type="float">
            <text:p>0</text:p>
          </table:table-cell>
          <table:table-cell table:style-name="ce23" table:formula="of:=['Unit meals'.Y131]" office:value-type="float" office:value="0" calcext:value-type="float">
            <text:p>0</text:p>
          </table:table-cell>
          <table:table-cell table:style-name="ce23" table:formula="of:=['Unit meals'.AA13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2]" office:value-type="string" office:string-value="Clafourtis" calcext:value-type="string">
            <text:p>Clafourtis</text:p>
          </table:table-cell>
          <table:table-cell table:formula="of:=['Unit meals'.N132]" office:value-type="string" office:string-value="75g sugar powder" calcext:value-type="string">
            <text:p>75g sugar powder</text:p>
          </table:table-cell>
          <table:table-cell table:formula="of:=['Unit meals'.O132]" office:value-type="string" office:string-value="g" calcext:value-type="string">
            <text:p>g</text:p>
          </table:table-cell>
          <table:table-cell table:formula="of:=['Unit meals'.Q132]" office:value-type="float" office:value="0" calcext:value-type="float">
            <text:p>0</text:p>
          </table:table-cell>
          <table:table-cell table:formula="of:=['Unit meals'.S132]" office:value-type="float" office:value="0" calcext:value-type="float">
            <text:p>0</text:p>
          </table:table-cell>
          <table:table-cell table:style-name="ce23" table:formula="of:=['Unit meals'.U132]" office:value-type="float" office:value="0" calcext:value-type="float">
            <text:p>0</text:p>
          </table:table-cell>
          <table:table-cell table:style-name="ce23" table:formula="of:=['Unit meals'.W132]" office:value-type="float" office:value="0" calcext:value-type="float">
            <text:p>0</text:p>
          </table:table-cell>
          <table:table-cell table:style-name="ce23" table:formula="of:=['Unit meals'.Y132]" office:value-type="float" office:value="0" calcext:value-type="float">
            <text:p>0</text:p>
          </table:table-cell>
          <table:table-cell table:style-name="ce23" table:formula="of:=['Unit meals'.AA13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3]" office:value-type="string" office:string-value="Clafourtis" calcext:value-type="string">
            <text:p>Clafourtis</text:p>
          </table:table-cell>
          <table:table-cell table:formula="of:=['Unit meals'.N133]" office:value-type="string" office:string-value="75g flour" calcext:value-type="string">
            <text:p>75g flour</text:p>
          </table:table-cell>
          <table:table-cell table:formula="of:=['Unit meals'.O133]" office:value-type="string" office:string-value="g" calcext:value-type="string">
            <text:p>g</text:p>
          </table:table-cell>
          <table:table-cell table:formula="of:=['Unit meals'.Q133]" office:value-type="float" office:value="0" calcext:value-type="float">
            <text:p>0</text:p>
          </table:table-cell>
          <table:table-cell table:formula="of:=['Unit meals'.S133]" office:value-type="float" office:value="0" calcext:value-type="float">
            <text:p>0</text:p>
          </table:table-cell>
          <table:table-cell table:style-name="ce23" table:formula="of:=['Unit meals'.U133]" office:value-type="float" office:value="0" calcext:value-type="float">
            <text:p>0</text:p>
          </table:table-cell>
          <table:table-cell table:style-name="ce23" table:formula="of:=['Unit meals'.W133]" office:value-type="float" office:value="0" calcext:value-type="float">
            <text:p>0</text:p>
          </table:table-cell>
          <table:table-cell table:style-name="ce23" table:formula="of:=['Unit meals'.Y133]" office:value-type="float" office:value="0" calcext:value-type="float">
            <text:p>0</text:p>
          </table:table-cell>
          <table:table-cell table:style-name="ce23" table:formula="of:=['Unit meals'.AA13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4]" office:value-type="string" office:string-value="Clafourtis" calcext:value-type="string">
            <text:p>Clafourtis</text:p>
          </table:table-cell>
          <table:table-cell table:formula="of:=['Unit meals'.N134]" office:value-type="string" office:string-value="50g butter" calcext:value-type="string">
            <text:p>50g butter</text:p>
          </table:table-cell>
          <table:table-cell table:formula="of:=['Unit meals'.O134]" office:value-type="string" office:string-value="g" calcext:value-type="string">
            <text:p>g</text:p>
          </table:table-cell>
          <table:table-cell table:formula="of:=['Unit meals'.Q134]" office:value-type="float" office:value="0" calcext:value-type="float">
            <text:p>0</text:p>
          </table:table-cell>
          <table:table-cell table:formula="of:=['Unit meals'.S134]" office:value-type="float" office:value="0" calcext:value-type="float">
            <text:p>0</text:p>
          </table:table-cell>
          <table:table-cell table:style-name="ce23" table:formula="of:=['Unit meals'.U134]" office:value-type="float" office:value="0" calcext:value-type="float">
            <text:p>0</text:p>
          </table:table-cell>
          <table:table-cell table:style-name="ce23" table:formula="of:=['Unit meals'.W134]" office:value-type="float" office:value="0" calcext:value-type="float">
            <text:p>0</text:p>
          </table:table-cell>
          <table:table-cell table:style-name="ce23" table:formula="of:=['Unit meals'.Y134]" office:value-type="float" office:value="0" calcext:value-type="float">
            <text:p>0</text:p>
          </table:table-cell>
          <table:table-cell table:style-name="ce23" table:formula="of:=['Unit meals'.AA13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5]" office:value-type="string" office:string-value="Clafourtis" calcext:value-type="string">
            <text:p>Clafourtis</text:p>
          </table:table-cell>
          <table:table-cell table:formula="of:=['Unit meals'.N135]" office:value-type="string" office:string-value="2 egg" calcext:value-type="string">
            <text:p>2 egg</text:p>
          </table:table-cell>
          <table:table-cell table:formula="of:=['Unit meals'.O135]" office:value-type="string" office:string-value="egg" calcext:value-type="string">
            <text:p>egg</text:p>
          </table:table-cell>
          <table:table-cell table:formula="of:=['Unit meals'.Q135]" office:value-type="float" office:value="0" calcext:value-type="float">
            <text:p>0</text:p>
          </table:table-cell>
          <table:table-cell table:formula="of:=['Unit meals'.S135]" office:value-type="float" office:value="0" calcext:value-type="float">
            <text:p>0</text:p>
          </table:table-cell>
          <table:table-cell table:style-name="ce23" table:formula="of:=['Unit meals'.U135]" office:value-type="float" office:value="0" calcext:value-type="float">
            <text:p>0</text:p>
          </table:table-cell>
          <table:table-cell table:style-name="ce23" table:formula="of:=['Unit meals'.W135]" office:value-type="float" office:value="0" calcext:value-type="float">
            <text:p>0</text:p>
          </table:table-cell>
          <table:table-cell table:style-name="ce23" table:formula="of:=['Unit meals'.Y135]" office:value-type="float" office:value="0" calcext:value-type="float">
            <text:p>0</text:p>
          </table:table-cell>
          <table:table-cell table:style-name="ce23" table:formula="of:=['Unit meals'.AA13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6]" office:value-type="string" office:string-value="Clafourtis" calcext:value-type="string">
            <text:p>Clafourtis</text:p>
          </table:table-cell>
          <table:table-cell table:formula="of:=['Unit meals'.N136]" office:value-type="string" office:string-value="33 ml milk" calcext:value-type="string">
            <text:p>33 ml milk</text:p>
          </table:table-cell>
          <table:table-cell table:formula="of:=['Unit meals'.O136]" office:value-type="string" office:string-value="ml" calcext:value-type="string">
            <text:p>ml</text:p>
          </table:table-cell>
          <table:table-cell table:formula="of:=['Unit meals'.Q136]" office:value-type="float" office:value="0" calcext:value-type="float">
            <text:p>0</text:p>
          </table:table-cell>
          <table:table-cell table:formula="of:=['Unit meals'.S136]" office:value-type="float" office:value="0" calcext:value-type="float">
            <text:p>0</text:p>
          </table:table-cell>
          <table:table-cell table:style-name="ce23" table:formula="of:=['Unit meals'.U136]" office:value-type="float" office:value="0" calcext:value-type="float">
            <text:p>0</text:p>
          </table:table-cell>
          <table:table-cell table:style-name="ce23" table:formula="of:=['Unit meals'.W136]" office:value-type="float" office:value="0" calcext:value-type="float">
            <text:p>0</text:p>
          </table:table-cell>
          <table:table-cell table:style-name="ce23" table:formula="of:=['Unit meals'.Y136]" office:value-type="float" office:value="0" calcext:value-type="float">
            <text:p>0</text:p>
          </table:table-cell>
          <table:table-cell table:style-name="ce23" table:formula="of:=['Unit meals'.AA13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7]" office:value-type="string" office:string-value="Clafourtis" calcext:value-type="string">
            <text:p>Clafourtis</text:p>
          </table:table-cell>
          <table:table-cell table:formula="of:=['Unit meals'.N137]" office:value-type="string" office:string-value="200 ml creme fraiche" calcext:value-type="string">
            <text:p>200 ml creme fraiche</text:p>
          </table:table-cell>
          <table:table-cell table:formula="of:=['Unit meals'.O137]" office:value-type="string" office:string-value="ml" calcext:value-type="string">
            <text:p>ml</text:p>
          </table:table-cell>
          <table:table-cell table:formula="of:=['Unit meals'.Q137]" office:value-type="float" office:value="0" calcext:value-type="float">
            <text:p>0</text:p>
          </table:table-cell>
          <table:table-cell table:formula="of:=['Unit meals'.S137]" office:value-type="float" office:value="0" calcext:value-type="float">
            <text:p>0</text:p>
          </table:table-cell>
          <table:table-cell table:style-name="ce23" table:formula="of:=['Unit meals'.U137]" office:value-type="float" office:value="0" calcext:value-type="float">
            <text:p>0</text:p>
          </table:table-cell>
          <table:table-cell table:style-name="ce23" table:formula="of:=['Unit meals'.W137]" office:value-type="float" office:value="0" calcext:value-type="float">
            <text:p>0</text:p>
          </table:table-cell>
          <table:table-cell table:style-name="ce23" table:formula="of:=['Unit meals'.Y137]" office:value-type="float" office:value="0" calcext:value-type="float">
            <text:p>0</text:p>
          </table:table-cell>
          <table:table-cell table:style-name="ce23" table:formula="of:=['Unit meals'.AA13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8]" office:value-type="string" office:string-value="Clafourtis" calcext:value-type="string">
            <text:p>Clafourtis</text:p>
          </table:table-cell>
          <table:table-cell table:formula="of:=['Unit meals'.N138]" office:value-type="string" office:string-value="1 pinch salt" calcext:value-type="string">
            <text:p>1 pinch salt</text:p>
          </table:table-cell>
          <table:table-cell table:formula="of:=['Unit meals'.O138]" office:value-type="string" office:string-value="pinch" calcext:value-type="string">
            <text:p>pinch</text:p>
          </table:table-cell>
          <table:table-cell table:formula="of:=['Unit meals'.Q138]" office:value-type="float" office:value="0" calcext:value-type="float">
            <text:p>0</text:p>
          </table:table-cell>
          <table:table-cell table:formula="of:=['Unit meals'.S138]" office:value-type="float" office:value="0" calcext:value-type="float">
            <text:p>0</text:p>
          </table:table-cell>
          <table:table-cell table:style-name="ce23" table:formula="of:=['Unit meals'.U138]" office:value-type="float" office:value="0" calcext:value-type="float">
            <text:p>0</text:p>
          </table:table-cell>
          <table:table-cell table:style-name="ce23" table:formula="of:=['Unit meals'.W138]" office:value-type="float" office:value="0" calcext:value-type="float">
            <text:p>0</text:p>
          </table:table-cell>
          <table:table-cell table:style-name="ce23" table:formula="of:=['Unit meals'.Y138]" office:value-type="float" office:value="0" calcext:value-type="float">
            <text:p>0</text:p>
          </table:table-cell>
          <table:table-cell table:style-name="ce23" table:formula="of:=['Unit meals'.AA13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39]" office:value-type="string" office:string-value="Clafourtis" calcext:value-type="string">
            <text:p>Clafourtis</text:p>
          </table:table-cell>
          <table:table-cell table:formula="of:=['Unit meals'.N139]" office:value-type="string" office:string-value="1 sachet vanilla " calcext:value-type="string">
            <text:p>1 sachet vanilla </text:p>
          </table:table-cell>
          <table:table-cell table:formula="of:=['Unit meals'.O139]" office:value-type="string" office:string-value="sachet" calcext:value-type="string">
            <text:p>sachet</text:p>
          </table:table-cell>
          <table:table-cell table:formula="of:=['Unit meals'.Q139]" office:value-type="float" office:value="0" calcext:value-type="float">
            <text:p>0</text:p>
          </table:table-cell>
          <table:table-cell table:formula="of:=['Unit meals'.S139]" office:value-type="float" office:value="0" calcext:value-type="float">
            <text:p>0</text:p>
          </table:table-cell>
          <table:table-cell table:style-name="ce23" table:formula="of:=['Unit meals'.U139]" office:value-type="float" office:value="0" calcext:value-type="float">
            <text:p>0</text:p>
          </table:table-cell>
          <table:table-cell table:style-name="ce23" table:formula="of:=['Unit meals'.W139]" office:value-type="float" office:value="0" calcext:value-type="float">
            <text:p>0</text:p>
          </table:table-cell>
          <table:table-cell table:style-name="ce23" table:formula="of:=['Unit meals'.Y139]" office:value-type="float" office:value="0" calcext:value-type="float">
            <text:p>0</text:p>
          </table:table-cell>
          <table:table-cell table:style-name="ce23" table:formula="of:=['Unit meals'.AA13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0]">
            <text:p/>
          </table:table-cell>
          <table:table-cell table:formula="of:=['Unit meals'.N140]" office:value-type="float" office:value="0" calcext:value-type="float">
            <text:p>0</text:p>
          </table:table-cell>
          <table:table-cell table:formula="of:=['Unit meals'.O140]" office:value-type="float" office:value="0" calcext:value-type="float">
            <text:p>0</text:p>
          </table:table-cell>
          <table:table-cell table:formula="of:=['Unit meals'.Q140]" office:value-type="float" office:value="0" calcext:value-type="float">
            <text:p>0</text:p>
          </table:table-cell>
          <table:table-cell table:formula="of:=['Unit meals'.S140]" office:value-type="float" office:value="0" calcext:value-type="float">
            <text:p>0</text:p>
          </table:table-cell>
          <table:table-cell table:style-name="ce23" table:formula="of:=['Unit meals'.U140]" office:value-type="float" office:value="0" calcext:value-type="float">
            <text:p>0</text:p>
          </table:table-cell>
          <table:table-cell table:style-name="ce23" table:formula="of:=['Unit meals'.W140]" office:value-type="float" office:value="0" calcext:value-type="float">
            <text:p>0</text:p>
          </table:table-cell>
          <table:table-cell table:style-name="ce23" table:formula="of:=['Unit meals'.Y140]" office:value-type="float" office:value="0" calcext:value-type="float">
            <text:p>0</text:p>
          </table:table-cell>
          <table:table-cell table:style-name="ce23" table:formula="of:=['Unit meals'.AA14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1]">
            <text:p/>
          </table:table-cell>
          <table:table-cell table:formula="of:=['Unit meals'.N141]" office:value-type="float" office:value="0" calcext:value-type="float">
            <text:p>0</text:p>
          </table:table-cell>
          <table:table-cell table:formula="of:=['Unit meals'.O141]" office:value-type="float" office:value="0" calcext:value-type="float">
            <text:p>0</text:p>
          </table:table-cell>
          <table:table-cell table:formula="of:=['Unit meals'.Q141]" office:value-type="float" office:value="0" calcext:value-type="float">
            <text:p>0</text:p>
          </table:table-cell>
          <table:table-cell table:formula="of:=['Unit meals'.S141]" office:value-type="float" office:value="0" calcext:value-type="float">
            <text:p>0</text:p>
          </table:table-cell>
          <table:table-cell table:style-name="ce23" table:formula="of:=['Unit meals'.U141]" office:value-type="float" office:value="0" calcext:value-type="float">
            <text:p>0</text:p>
          </table:table-cell>
          <table:table-cell table:style-name="ce23" table:formula="of:=['Unit meals'.W141]" office:value-type="float" office:value="0" calcext:value-type="float">
            <text:p>0</text:p>
          </table:table-cell>
          <table:table-cell table:style-name="ce23" table:formula="of:=['Unit meals'.Y141]" office:value-type="float" office:value="0" calcext:value-type="float">
            <text:p>0</text:p>
          </table:table-cell>
          <table:table-cell table:style-name="ce23" table:formula="of:=['Unit meals'.AA14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2]" office:value-type="string" office:string-value="Custard" calcext:value-type="string">
            <text:p>Custard</text:p>
          </table:table-cell>
          <table:table-cell table:formula="of:=['Unit meals'.N142]" office:value-type="string" office:string-value="1 cup (250ml) milk" calcext:value-type="string">
            <text:p>1 cup (250ml) milk</text:p>
          </table:table-cell>
          <table:table-cell table:formula="of:=['Unit meals'.O142]" office:value-type="string" office:string-value="ml" calcext:value-type="string">
            <text:p>ml</text:p>
          </table:table-cell>
          <table:table-cell table:formula="of:=['Unit meals'.Q142]" office:value-type="float" office:value="0" calcext:value-type="float">
            <text:p>0</text:p>
          </table:table-cell>
          <table:table-cell table:formula="of:=['Unit meals'.S142]" office:value-type="float" office:value="0" calcext:value-type="float">
            <text:p>0</text:p>
          </table:table-cell>
          <table:table-cell table:style-name="ce23" table:formula="of:=['Unit meals'.U142]" office:value-type="float" office:value="0" calcext:value-type="float">
            <text:p>0</text:p>
          </table:table-cell>
          <table:table-cell table:style-name="ce23" table:formula="of:=['Unit meals'.W142]" office:value-type="float" office:value="0" calcext:value-type="float">
            <text:p>0</text:p>
          </table:table-cell>
          <table:table-cell table:style-name="ce23" table:formula="of:=['Unit meals'.Y142]" office:value-type="float" office:value="3" calcext:value-type="float">
            <text:p>3</text:p>
          </table:table-cell>
          <table:table-cell table:style-name="ce23" table:formula="of:=['Unit meals'.AA14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3]" office:value-type="string" office:string-value="Custard" calcext:value-type="string">
            <text:p>Custard</text:p>
          </table:table-cell>
          <table:table-cell table:formula="of:=['Unit meals'.N143]" office:value-type="string" office:string-value="1 egg" calcext:value-type="string">
            <text:p>1 egg</text:p>
          </table:table-cell>
          <table:table-cell table:formula="of:=['Unit meals'.O143]" office:value-type="string" office:string-value="eggs" calcext:value-type="string">
            <text:p>eggs</text:p>
          </table:table-cell>
          <table:table-cell table:formula="of:=['Unit meals'.Q143]" office:value-type="float" office:value="0" calcext:value-type="float">
            <text:p>0</text:p>
          </table:table-cell>
          <table:table-cell table:formula="of:=['Unit meals'.S143]" office:value-type="float" office:value="0" calcext:value-type="float">
            <text:p>0</text:p>
          </table:table-cell>
          <table:table-cell table:style-name="ce23" table:formula="of:=['Unit meals'.U143]" office:value-type="float" office:value="0" calcext:value-type="float">
            <text:p>0</text:p>
          </table:table-cell>
          <table:table-cell table:style-name="ce23" table:formula="of:=['Unit meals'.W143]" office:value-type="float" office:value="0" calcext:value-type="float">
            <text:p>0</text:p>
          </table:table-cell>
          <table:table-cell table:style-name="ce23" table:formula="of:=['Unit meals'.Y143]" office:value-type="float" office:value="3" calcext:value-type="float">
            <text:p>3</text:p>
          </table:table-cell>
          <table:table-cell table:style-name="ce23" table:formula="of:=['Unit meals'.AA14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4]" office:value-type="string" office:string-value="Custard" calcext:value-type="string">
            <text:p>Custard</text:p>
          </table:table-cell>
          <table:table-cell table:formula="of:=['Unit meals'.N144]" office:value-type="string" office:string-value="2 tbsps CSR Golden Syrup" calcext:value-type="string">
            <text:p>2 tbsps CSR Golden Syrup</text:p>
          </table:table-cell>
          <table:table-cell table:formula="of:=['Unit meals'.O144]" office:value-type="string" office:string-value="ml" calcext:value-type="string">
            <text:p>ml</text:p>
          </table:table-cell>
          <table:table-cell table:formula="of:=['Unit meals'.Q144]" office:value-type="float" office:value="0" calcext:value-type="float">
            <text:p>0</text:p>
          </table:table-cell>
          <table:table-cell table:formula="of:=['Unit meals'.S144]" office:value-type="float" office:value="0" calcext:value-type="float">
            <text:p>0</text:p>
          </table:table-cell>
          <table:table-cell table:style-name="ce23" table:formula="of:=['Unit meals'.U144]" office:value-type="float" office:value="0" calcext:value-type="float">
            <text:p>0</text:p>
          </table:table-cell>
          <table:table-cell table:style-name="ce23" table:formula="of:=['Unit meals'.W144]" office:value-type="float" office:value="0" calcext:value-type="float">
            <text:p>0</text:p>
          </table:table-cell>
          <table:table-cell table:style-name="ce23" table:formula="of:=['Unit meals'.Y144]" office:value-type="float" office:value="3" calcext:value-type="float">
            <text:p>3</text:p>
          </table:table-cell>
          <table:table-cell table:style-name="ce23" table:formula="of:=['Unit meals'.AA14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5]" office:value-type="string" office:string-value="Custard" calcext:value-type="string">
            <text:p>Custard</text:p>
          </table:table-cell>
          <table:table-cell table:formula="of:=['Unit meals'.N145]" office:value-type="string" office:string-value="1 tbsp cornflour" calcext:value-type="string">
            <text:p>1 tbsp cornflour</text:p>
          </table:table-cell>
          <table:table-cell table:formula="of:=['Unit meals'.O145]" office:value-type="string" office:string-value="tbsp" calcext:value-type="string">
            <text:p>tbsp</text:p>
          </table:table-cell>
          <table:table-cell table:formula="of:=['Unit meals'.Q145]" office:value-type="float" office:value="0" calcext:value-type="float">
            <text:p>0</text:p>
          </table:table-cell>
          <table:table-cell table:formula="of:=['Unit meals'.S145]" office:value-type="float" office:value="0" calcext:value-type="float">
            <text:p>0</text:p>
          </table:table-cell>
          <table:table-cell table:style-name="ce23" table:formula="of:=['Unit meals'.U145]" office:value-type="float" office:value="0" calcext:value-type="float">
            <text:p>0</text:p>
          </table:table-cell>
          <table:table-cell table:style-name="ce23" table:formula="of:=['Unit meals'.W145]" office:value-type="float" office:value="0" calcext:value-type="float">
            <text:p>0</text:p>
          </table:table-cell>
          <table:table-cell table:style-name="ce23" table:formula="of:=['Unit meals'.Y145]" office:value-type="float" office:value="3" calcext:value-type="float">
            <text:p>3</text:p>
          </table:table-cell>
          <table:table-cell table:style-name="ce23" table:formula="of:=['Unit meals'.AA14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6]" office:value-type="string" office:string-value="Custard" calcext:value-type="string">
            <text:p>Custard</text:p>
          </table:table-cell>
          <table:table-cell table:formula="of:=['Unit meals'.N146]" office:value-type="string" office:string-value="1/2 tsp vanilla" calcext:value-type="string">
            <text:p>1/2 tsp vanilla</text:p>
          </table:table-cell>
          <table:table-cell table:formula="of:=['Unit meals'.O146]" office:value-type="string" office:string-value="ml" calcext:value-type="string">
            <text:p>ml</text:p>
          </table:table-cell>
          <table:table-cell table:formula="of:=['Unit meals'.Q146]" office:value-type="float" office:value="0" calcext:value-type="float">
            <text:p>0</text:p>
          </table:table-cell>
          <table:table-cell table:formula="of:=['Unit meals'.S146]" office:value-type="float" office:value="0" calcext:value-type="float">
            <text:p>0</text:p>
          </table:table-cell>
          <table:table-cell table:style-name="ce23" table:formula="of:=['Unit meals'.U146]" office:value-type="float" office:value="0" calcext:value-type="float">
            <text:p>0</text:p>
          </table:table-cell>
          <table:table-cell table:style-name="ce23" table:formula="of:=['Unit meals'.W146]" office:value-type="float" office:value="0" calcext:value-type="float">
            <text:p>0</text:p>
          </table:table-cell>
          <table:table-cell table:style-name="ce23" table:formula="of:=['Unit meals'.Y146]" office:value-type="float" office:value="3" calcext:value-type="float">
            <text:p>3</text:p>
          </table:table-cell>
          <table:table-cell table:style-name="ce23" table:formula="of:=['Unit meals'.AA14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7]" office:value-type="string" office:string-value="Custard" calcext:value-type="string">
            <text:p>Custard</text:p>
          </table:table-cell>
          <table:table-cell table:formula="of:=['Unit meals'.N147]" office:value-type="string" office:string-value="3/4 banana" calcext:value-type="string">
            <text:p>3/4 banana</text:p>
          </table:table-cell>
          <table:table-cell table:formula="of:=['Unit meals'.O147]" office:value-type="string" office:string-value="each" calcext:value-type="string">
            <text:p>each</text:p>
          </table:table-cell>
          <table:table-cell table:formula="of:=['Unit meals'.Q147]" office:value-type="float" office:value="0" calcext:value-type="float">
            <text:p>0</text:p>
          </table:table-cell>
          <table:table-cell table:formula="of:=['Unit meals'.S147]" office:value-type="float" office:value="0" calcext:value-type="float">
            <text:p>0</text:p>
          </table:table-cell>
          <table:table-cell table:style-name="ce23" table:formula="of:=['Unit meals'.U147]" office:value-type="float" office:value="0" calcext:value-type="float">
            <text:p>0</text:p>
          </table:table-cell>
          <table:table-cell table:style-name="ce23" table:formula="of:=['Unit meals'.W147]" office:value-type="float" office:value="0" calcext:value-type="float">
            <text:p>0</text:p>
          </table:table-cell>
          <table:table-cell table:style-name="ce23" table:formula="of:=['Unit meals'.Y147]" office:value-type="float" office:value="3" calcext:value-type="float">
            <text:p>3</text:p>
          </table:table-cell>
          <table:table-cell table:style-name="ce23" table:formula="of:=['Unit meals'.AA14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8]">
            <text:p/>
          </table:table-cell>
          <table:table-cell table:formula="of:=['Unit meals'.N148]" office:value-type="float" office:value="0" calcext:value-type="float">
            <text:p>0</text:p>
          </table:table-cell>
          <table:table-cell table:formula="of:=['Unit meals'.O148]" office:value-type="float" office:value="0" calcext:value-type="float">
            <text:p>0</text:p>
          </table:table-cell>
          <table:table-cell table:formula="of:=['Unit meals'.Q148]" office:value-type="float" office:value="0" calcext:value-type="float">
            <text:p>0</text:p>
          </table:table-cell>
          <table:table-cell table:formula="of:=['Unit meals'.S148]" office:value-type="float" office:value="0" calcext:value-type="float">
            <text:p>0</text:p>
          </table:table-cell>
          <table:table-cell table:style-name="ce23" table:formula="of:=['Unit meals'.U148]" office:value-type="float" office:value="0" calcext:value-type="float">
            <text:p>0</text:p>
          </table:table-cell>
          <table:table-cell table:style-name="ce23" table:formula="of:=['Unit meals'.W148]" office:value-type="float" office:value="0" calcext:value-type="float">
            <text:p>0</text:p>
          </table:table-cell>
          <table:table-cell table:style-name="ce23" table:formula="of:=['Unit meals'.Y148]" office:value-type="float" office:value="0" calcext:value-type="float">
            <text:p>0</text:p>
          </table:table-cell>
          <table:table-cell table:style-name="ce23" table:formula="of:=['Unit meals'.AA14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49]">
            <text:p/>
          </table:table-cell>
          <table:table-cell table:formula="of:=['Unit meals'.N149]" office:value-type="float" office:value="0" calcext:value-type="float">
            <text:p>0</text:p>
          </table:table-cell>
          <table:table-cell table:formula="of:=['Unit meals'.O149]" office:value-type="float" office:value="0" calcext:value-type="float">
            <text:p>0</text:p>
          </table:table-cell>
          <table:table-cell table:formula="of:=['Unit meals'.Q149]" office:value-type="float" office:value="0" calcext:value-type="float">
            <text:p>0</text:p>
          </table:table-cell>
          <table:table-cell table:formula="of:=['Unit meals'.S149]" office:value-type="float" office:value="0" calcext:value-type="float">
            <text:p>0</text:p>
          </table:table-cell>
          <table:table-cell table:style-name="ce23" table:formula="of:=['Unit meals'.U149]" office:value-type="float" office:value="0" calcext:value-type="float">
            <text:p>0</text:p>
          </table:table-cell>
          <table:table-cell table:style-name="ce23" table:formula="of:=['Unit meals'.W149]" office:value-type="float" office:value="0" calcext:value-type="float">
            <text:p>0</text:p>
          </table:table-cell>
          <table:table-cell table:style-name="ce23" table:formula="of:=['Unit meals'.Y149]" office:value-type="float" office:value="0" calcext:value-type="float">
            <text:p>0</text:p>
          </table:table-cell>
          <table:table-cell table:style-name="ce23" table:formula="of:=['Unit meals'.AA14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0]" office:value-type="string" office:string-value="Snack platter" calcext:value-type="string">
            <text:p>Snack platter</text:p>
          </table:table-cell>
          <table:table-cell table:formula="of:=['Unit meals'.N150]" office:value-type="string" office:string-value="hummus " calcext:value-type="string">
            <text:p>hummus </text:p>
          </table:table-cell>
          <table:table-cell table:formula="of:=['Unit meals'.O150]" office:value-type="float" office:value="0" calcext:value-type="float">
            <text:p>0</text:p>
          </table:table-cell>
          <table:table-cell table:formula="of:=['Unit meals'.Q150]" office:value-type="float" office:value="0" calcext:value-type="float">
            <text:p>0</text:p>
          </table:table-cell>
          <table:table-cell table:formula="of:=['Unit meals'.S150]" office:value-type="float" office:value="0" calcext:value-type="float">
            <text:p>0</text:p>
          </table:table-cell>
          <table:table-cell table:style-name="ce23" table:formula="of:=['Unit meals'.U150]" office:value-type="float" office:value="0" calcext:value-type="float">
            <text:p>0</text:p>
          </table:table-cell>
          <table:table-cell table:style-name="ce23" table:formula="of:=['Unit meals'.W150]" office:value-type="float" office:value="0" calcext:value-type="float">
            <text:p>0</text:p>
          </table:table-cell>
          <table:table-cell table:style-name="ce23" table:formula="of:=['Unit meals'.Y150]" office:value-type="float" office:value="0" calcext:value-type="float">
            <text:p>0</text:p>
          </table:table-cell>
          <table:table-cell table:style-name="ce23" table:formula="of:=['Unit meals'.AA15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1]" office:value-type="string" office:string-value="Snack platter" calcext:value-type="string">
            <text:p>Snack platter</text:p>
          </table:table-cell>
          <table:table-cell table:formula="of:=['Unit meals'.N151]" office:value-type="string" office:string-value="pita" calcext:value-type="string">
            <text:p>pita</text:p>
          </table:table-cell>
          <table:table-cell table:formula="of:=['Unit meals'.O151]" office:value-type="float" office:value="0" calcext:value-type="float">
            <text:p>0</text:p>
          </table:table-cell>
          <table:table-cell table:formula="of:=['Unit meals'.Q151]" office:value-type="float" office:value="0" calcext:value-type="float">
            <text:p>0</text:p>
          </table:table-cell>
          <table:table-cell table:formula="of:=['Unit meals'.S151]" office:value-type="float" office:value="0" calcext:value-type="float">
            <text:p>0</text:p>
          </table:table-cell>
          <table:table-cell table:style-name="ce23" table:formula="of:=['Unit meals'.U151]" office:value-type="float" office:value="0" calcext:value-type="float">
            <text:p>0</text:p>
          </table:table-cell>
          <table:table-cell table:style-name="ce23" table:formula="of:=['Unit meals'.W151]" office:value-type="float" office:value="0" calcext:value-type="float">
            <text:p>0</text:p>
          </table:table-cell>
          <table:table-cell table:style-name="ce23" table:formula="of:=['Unit meals'.Y151]" office:value-type="float" office:value="0" calcext:value-type="float">
            <text:p>0</text:p>
          </table:table-cell>
          <table:table-cell table:style-name="ce23" table:formula="of:=['Unit meals'.AA15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2]" office:value-type="string" office:string-value="Snack platter" calcext:value-type="string">
            <text:p>Snack platter</text:p>
          </table:table-cell>
          <table:table-cell table:formula="of:=['Unit meals'.N152]" office:value-type="string" office:string-value="veggies" calcext:value-type="string">
            <text:p>veggies</text:p>
          </table:table-cell>
          <table:table-cell table:formula="of:=['Unit meals'.O152]" office:value-type="float" office:value="0" calcext:value-type="float">
            <text:p>0</text:p>
          </table:table-cell>
          <table:table-cell table:formula="of:=['Unit meals'.Q152]" office:value-type="float" office:value="0" calcext:value-type="float">
            <text:p>0</text:p>
          </table:table-cell>
          <table:table-cell table:formula="of:=['Unit meals'.S152]" office:value-type="float" office:value="0" calcext:value-type="float">
            <text:p>0</text:p>
          </table:table-cell>
          <table:table-cell table:style-name="ce23" table:formula="of:=['Unit meals'.U152]" office:value-type="float" office:value="0" calcext:value-type="float">
            <text:p>0</text:p>
          </table:table-cell>
          <table:table-cell table:style-name="ce23" table:formula="of:=['Unit meals'.W152]" office:value-type="float" office:value="0" calcext:value-type="float">
            <text:p>0</text:p>
          </table:table-cell>
          <table:table-cell table:style-name="ce23" table:formula="of:=['Unit meals'.Y152]" office:value-type="float" office:value="0" calcext:value-type="float">
            <text:p>0</text:p>
          </table:table-cell>
          <table:table-cell table:style-name="ce23" table:formula="of:=['Unit meals'.AA15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3]" office:value-type="string" office:string-value="Snack platter" calcext:value-type="string">
            <text:p>Snack platter</text:p>
          </table:table-cell>
          <table:table-cell table:formula="of:=['Unit meals'.N153]" office:value-type="string" office:string-value="fruit" calcext:value-type="string">
            <text:p>fruit</text:p>
          </table:table-cell>
          <table:table-cell table:formula="of:=['Unit meals'.O153]" office:value-type="float" office:value="0" calcext:value-type="float">
            <text:p>0</text:p>
          </table:table-cell>
          <table:table-cell table:formula="of:=['Unit meals'.Q153]" office:value-type="float" office:value="0" calcext:value-type="float">
            <text:p>0</text:p>
          </table:table-cell>
          <table:table-cell table:formula="of:=['Unit meals'.S153]" office:value-type="float" office:value="0" calcext:value-type="float">
            <text:p>0</text:p>
          </table:table-cell>
          <table:table-cell table:style-name="ce23" table:formula="of:=['Unit meals'.U153]" office:value-type="float" office:value="0" calcext:value-type="float">
            <text:p>0</text:p>
          </table:table-cell>
          <table:table-cell table:style-name="ce23" table:formula="of:=['Unit meals'.W153]" office:value-type="float" office:value="0" calcext:value-type="float">
            <text:p>0</text:p>
          </table:table-cell>
          <table:table-cell table:style-name="ce23" table:formula="of:=['Unit meals'.Y153]" office:value-type="float" office:value="0" calcext:value-type="float">
            <text:p>0</text:p>
          </table:table-cell>
          <table:table-cell table:style-name="ce23" table:formula="of:=['Unit meals'.AA153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4]" office:value-type="string" office:string-value="Snack platter" calcext:value-type="string">
            <text:p>Snack platter</text:p>
          </table:table-cell>
          <table:table-cell table:formula="of:=['Unit meals'.N154]" office:value-type="string" office:string-value="cookies" calcext:value-type="string">
            <text:p>cookies</text:p>
          </table:table-cell>
          <table:table-cell table:formula="of:=['Unit meals'.O154]" office:value-type="float" office:value="0" calcext:value-type="float">
            <text:p>0</text:p>
          </table:table-cell>
          <table:table-cell table:formula="of:=['Unit meals'.Q154]" office:value-type="float" office:value="0" calcext:value-type="float">
            <text:p>0</text:p>
          </table:table-cell>
          <table:table-cell table:formula="of:=['Unit meals'.S154]" office:value-type="float" office:value="0" calcext:value-type="float">
            <text:p>0</text:p>
          </table:table-cell>
          <table:table-cell table:style-name="ce23" table:formula="of:=['Unit meals'.U154]" office:value-type="float" office:value="0" calcext:value-type="float">
            <text:p>0</text:p>
          </table:table-cell>
          <table:table-cell table:style-name="ce23" table:formula="of:=['Unit meals'.W154]" office:value-type="float" office:value="0" calcext:value-type="float">
            <text:p>0</text:p>
          </table:table-cell>
          <table:table-cell table:style-name="ce23" table:formula="of:=['Unit meals'.Y154]" office:value-type="float" office:value="0" calcext:value-type="float">
            <text:p>0</text:p>
          </table:table-cell>
          <table:table-cell table:style-name="ce23" table:formula="of:=['Unit meals'.AA15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'Unit meals'.M155]" office:value-type="string" office:string-value="Snack platter" calcext:value-type="string">
            <text:p>Snack platter</text:p>
          </table:table-cell>
          <table:table-cell table:formula="of:=['Unit meals'.N155]" office:value-type="string" office:string-value="crisp" calcext:value-type="string">
            <text:p>crisp</text:p>
          </table:table-cell>
          <table:table-cell table:formula="of:=['Unit meals'.O155]" office:value-type="float" office:value="0" calcext:value-type="float">
            <text:p>0</text:p>
          </table:table-cell>
          <table:table-cell table:formula="of:=['Unit meals'.Q155]" office:value-type="float" office:value="0" calcext:value-type="float">
            <text:p>0</text:p>
          </table:table-cell>
          <table:table-cell table:formula="of:=['Unit meals'.S155]" office:value-type="float" office:value="0" calcext:value-type="float">
            <text:p>0</text:p>
          </table:table-cell>
          <table:table-cell table:style-name="ce23" table:formula="of:=['Unit meals'.U155]" office:value-type="float" office:value="0" calcext:value-type="float">
            <text:p>0</text:p>
          </table:table-cell>
          <table:table-cell table:style-name="ce23" table:formula="of:=['Unit meals'.W155]" office:value-type="float" office:value="0" calcext:value-type="float">
            <text:p>0</text:p>
          </table:table-cell>
          <table:table-cell table:style-name="ce23" table:formula="of:=['Unit meals'.Y155]" office:value-type="float" office:value="0" calcext:value-type="float">
            <text:p>0</text:p>
          </table:table-cell>
          <table:table-cell table:style-name="ce23" table:formula="of:=['Unit meals'.AA155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opping List" table:style-name="ta5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1" table:default-cell-style-name="ce32"/>
        <table:table-row table:style-name="ro1">
          <table:table-cell/>
          <table:table-cell table:style-name="ce29" office:value-type="string" calcext:value-type="string">
            <text:p>How many people are eating?</text:p>
          </table:table-cell>
          <table:table-cell table:style-name="ce30" office:value-type="float" office:value="60" calcext:value-type="float">
            <text:p>60</text:p>
          </table:table-cell>
          <table:table-cell table:style-name="ce31" office:value-type="string" calcext:value-type="string" table:number-columns-spanned="4" table:number-rows-spanned="1">
            <text:p>Amount to buy</text:p>
          </table:table-cell>
          <table:covered-table-cell table:number-columns-repeated="3"/>
        </table:table-row>
        <table:table-row table:style-name="ro1">
          <table:table-cell table:formula="of:=['Unit dates'.A19]" office:value-type="string" office:string-value="Dish" calcext:value-type="string">
            <text:p>Dish</text:p>
          </table:table-cell>
          <table:table-cell table:formula="of:=['Unit dates'.B19]" office:value-type="string" office:string-value="Ingredient" calcext:value-type="string">
            <text:p>Ingredient</text:p>
          </table:table-cell>
          <table:table-cell table:formula="of:=['Unit dates'.C19]" office:value-type="string" office:string-value="Measure" calcext:value-type="string">
            <text:p>Measure</text:p>
          </table:table-cell>
          <table:table-cell table:formula="of:=['Unit dates'.D19]" office:value-type="string" office:string-value="Friday, 18 July" calcext:value-type="string">
            <text:p>Friday, 18 July</text:p>
          </table:table-cell>
          <table:table-cell table:formula="of:=['Unit dates'.E19]" office:value-type="string" office:string-value="Saturday, 19 July" calcext:value-type="string">
            <text:p>Saturday, 19 July</text:p>
          </table:table-cell>
          <table:table-cell table:formula="of:=['Unit dates'.F19]" office:value-type="string" office:string-value="Sunday, 20 July" calcext:value-type="string">
            <text:p>Sunday, 20 July</text:p>
          </table:table-cell>
          <table:table-cell table:formula="of:=['Unit dates'.G19]" office:value-type="string" office:string-value="Monday, 21 July" calcext:value-type="string">
            <text:p>Monday, 21 July</text:p>
          </table:table-cell>
        </table:table-row>
        <table:table-row table:style-name="ro1" table:visibility="filter">
          <table:table-cell table:style-name="ce28" table:formula="of:=['Unit dates'.A20]">
            <text:p/>
          </table:table-cell>
          <table:table-cell table:style-name="ce28" table:formula="of:=['Unit dates'.B20]" office:value-type="float" office:value="0" calcext:value-type="float">
            <text:p>0</text:p>
          </table:table-cell>
          <table:table-cell table:style-name="ce28" table:formula="of:=['Unit dates'.C20]" office:value-type="float" office:value="0" calcext:value-type="float">
            <text:p>0</text:p>
          </table:table-cell>
          <table:table-cell table:formula="of:=['Unit dates'.D20]*[.$C$1]" office:value-type="float" office:value="0" calcext:value-type="float">
            <text:p>0</text:p>
          </table:table-cell>
          <table:table-cell table:formula="of:=['Unit dates'.E20]*[.$C$1]" office:value-type="float" office:value="0" calcext:value-type="float">
            <text:p>0</text:p>
          </table:table-cell>
          <table:table-cell table:formula="of:=['Unit dates'.F20]*[.$C$1]" office:value-type="float" office:value="0" calcext:value-type="float">
            <text:p>0</text:p>
          </table:table-cell>
          <table:table-cell table:formula="of:=['Unit dates'.G2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21]" office:value-type="string" office:string-value="Cereal" calcext:value-type="string">
            <text:p>Cereal</text:p>
          </table:table-cell>
          <table:table-cell table:style-name="ce28" table:formula="of:=['Unit dates'.B21]" office:value-type="string" office:string-value="Joghurt" calcext:value-type="string">
            <text:p>Joghurt</text:p>
          </table:table-cell>
          <table:table-cell table:style-name="ce28" table:formula="of:=['Unit dates'.C21]" office:value-type="string" office:string-value="ml" calcext:value-type="string">
            <text:p>ml</text:p>
          </table:table-cell>
          <table:table-cell table:formula="of:=['Unit dates'.D21]*[.$C$1]" office:value-type="float" office:value="15" calcext:value-type="float">
            <text:p>15</text:p>
          </table:table-cell>
          <table:table-cell table:formula="of:=['Unit dates'.E21]*[.$C$1]" office:value-type="float" office:value="15" calcext:value-type="float">
            <text:p>15</text:p>
          </table:table-cell>
          <table:table-cell table:formula="of:=['Unit dates'.F21]*[.$C$1]" office:value-type="float" office:value="15" calcext:value-type="float">
            <text:p>15</text:p>
          </table:table-cell>
          <table:table-cell table:formula="of:=['Unit dates'.G21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2]" office:value-type="string" office:string-value="Cereal" calcext:value-type="string">
            <text:p>Cereal</text:p>
          </table:table-cell>
          <table:table-cell table:style-name="ce28" table:formula="of:=['Unit dates'.B22]" office:value-type="string" office:string-value="Milk (UHT)" calcext:value-type="string">
            <text:p>Milk (UHT)</text:p>
          </table:table-cell>
          <table:table-cell table:style-name="ce28" table:formula="of:=['Unit dates'.C22]" office:value-type="string" office:string-value="ml" calcext:value-type="string">
            <text:p>ml</text:p>
          </table:table-cell>
          <table:table-cell table:formula="of:=['Unit dates'.D22]*[.$C$1]" office:value-type="float" office:value="15" calcext:value-type="float">
            <text:p>15</text:p>
          </table:table-cell>
          <table:table-cell table:formula="of:=['Unit dates'.E22]*[.$C$1]" office:value-type="float" office:value="15" calcext:value-type="float">
            <text:p>15</text:p>
          </table:table-cell>
          <table:table-cell table:formula="of:=['Unit dates'.F22]*[.$C$1]" office:value-type="float" office:value="15" calcext:value-type="float">
            <text:p>15</text:p>
          </table:table-cell>
          <table:table-cell table:formula="of:=['Unit dates'.G22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3]" office:value-type="string" office:string-value="Cereal" calcext:value-type="string">
            <text:p>Cereal</text:p>
          </table:table-cell>
          <table:table-cell table:style-name="ce28" table:formula="of:=['Unit dates'.B23]" office:value-type="string" office:string-value="Cornflakes" calcext:value-type="string">
            <text:p>Cornflakes</text:p>
          </table:table-cell>
          <table:table-cell table:style-name="ce28" table:formula="of:=['Unit dates'.C23]" office:value-type="string" office:string-value="g" calcext:value-type="string">
            <text:p>g</text:p>
          </table:table-cell>
          <table:table-cell table:formula="of:=['Unit dates'.D23]*[.$C$1]" office:value-type="float" office:value="15" calcext:value-type="float">
            <text:p>15</text:p>
          </table:table-cell>
          <table:table-cell table:formula="of:=['Unit dates'.E23]*[.$C$1]" office:value-type="float" office:value="15" calcext:value-type="float">
            <text:p>15</text:p>
          </table:table-cell>
          <table:table-cell table:formula="of:=['Unit dates'.F23]*[.$C$1]" office:value-type="float" office:value="15" calcext:value-type="float">
            <text:p>15</text:p>
          </table:table-cell>
          <table:table-cell table:formula="of:=['Unit dates'.G23]*[.$C$1]" office:value-type="float" office:value="15" calcext:value-type="float">
            <text:p>15</text:p>
          </table:table-cell>
        </table:table-row>
        <table:table-row table:style-name="ro1">
          <table:table-cell table:style-name="ce28" table:formula="of:=['Unit dates'.A24]" office:value-type="string" office:string-value="Cereal" calcext:value-type="string">
            <text:p>Cereal</text:p>
          </table:table-cell>
          <table:table-cell table:style-name="ce28" table:formula="of:=['Unit dates'.B24]" office:value-type="string" office:string-value="Musli" calcext:value-type="string">
            <text:p>Musli</text:p>
          </table:table-cell>
          <table:table-cell table:style-name="ce28" table:formula="of:=['Unit dates'.C24]" office:value-type="string" office:string-value="g" calcext:value-type="string">
            <text:p>g</text:p>
          </table:table-cell>
          <table:table-cell table:formula="of:=['Unit dates'.D24]*[.$C$1]" office:value-type="float" office:value="15" calcext:value-type="float">
            <text:p>15</text:p>
          </table:table-cell>
          <table:table-cell table:formula="of:=['Unit dates'.E24]*[.$C$1]" office:value-type="float" office:value="15" calcext:value-type="float">
            <text:p>15</text:p>
          </table:table-cell>
          <table:table-cell table:formula="of:=['Unit dates'.F24]*[.$C$1]" office:value-type="float" office:value="15" calcext:value-type="float">
            <text:p>15</text:p>
          </table:table-cell>
          <table:table-cell table:formula="of:=['Unit dates'.G24]*[.$C$1]" office:value-type="float" office:value="15" calcext:value-type="float">
            <text:p>15</text:p>
          </table:table-cell>
        </table:table-row>
        <table:table-row table:style-name="ro1" table:visibility="filter">
          <table:table-cell table:style-name="ce28" table:formula="of:=['Unit dates'.A25]">
            <text:p/>
          </table:table-cell>
          <table:table-cell table:style-name="ce28" table:formula="of:=['Unit dates'.B25]" office:value-type="float" office:value="0" calcext:value-type="float">
            <text:p>0</text:p>
          </table:table-cell>
          <table:table-cell table:style-name="ce28" table:formula="of:=['Unit dates'.C25]" office:value-type="float" office:value="0" calcext:value-type="float">
            <text:p>0</text:p>
          </table:table-cell>
          <table:table-cell table:formula="of:=['Unit dates'.D25]*[.$C$1]" office:value-type="float" office:value="0" calcext:value-type="float">
            <text:p>0</text:p>
          </table:table-cell>
          <table:table-cell table:formula="of:=['Unit dates'.E25]*[.$C$1]" office:value-type="float" office:value="0" calcext:value-type="float">
            <text:p>0</text:p>
          </table:table-cell>
          <table:table-cell table:formula="of:=['Unit dates'.F25]*[.$C$1]" office:value-type="float" office:value="0" calcext:value-type="float">
            <text:p>0</text:p>
          </table:table-cell>
          <table:table-cell table:formula="of:=['Unit dates'.G2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26]">
            <text:p/>
          </table:table-cell>
          <table:table-cell table:style-name="ce28" table:formula="of:=['Unit dates'.B26]" office:value-type="float" office:value="0" calcext:value-type="float">
            <text:p>0</text:p>
          </table:table-cell>
          <table:table-cell table:style-name="ce28" table:formula="of:=['Unit dates'.C26]" office:value-type="float" office:value="0" calcext:value-type="float">
            <text:p>0</text:p>
          </table:table-cell>
          <table:table-cell table:formula="of:=['Unit dates'.D26]*[.$C$1]" office:value-type="float" office:value="0" calcext:value-type="float">
            <text:p>0</text:p>
          </table:table-cell>
          <table:table-cell table:formula="of:=['Unit dates'.E26]*[.$C$1]" office:value-type="float" office:value="0" calcext:value-type="float">
            <text:p>0</text:p>
          </table:table-cell>
          <table:table-cell table:formula="of:=['Unit dates'.F26]*[.$C$1]" office:value-type="float" office:value="0" calcext:value-type="float">
            <text:p>0</text:p>
          </table:table-cell>
          <table:table-cell table:formula="of:=['Unit dates'.G2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27]" office:value-type="string" office:string-value="Fruit" calcext:value-type="string">
            <text:p>Fruit</text:p>
          </table:table-cell>
          <table:table-cell table:style-name="ce28" table:formula="of:=['Unit dates'.B27]" office:value-type="string" office:string-value="- Bananas" calcext:value-type="string">
            <text:p>- Bananas</text:p>
          </table:table-cell>
          <table:table-cell table:style-name="ce28" table:formula="of:=['Unit dates'.C27]" office:value-type="string" office:string-value="peice" calcext:value-type="string">
            <text:p>peice</text:p>
          </table:table-cell>
          <table:table-cell table:formula="of:=['Unit dates'.D27]*[.$C$1]" office:value-type="float" office:value="45" calcext:value-type="float">
            <text:p>45</text:p>
          </table:table-cell>
          <table:table-cell table:formula="of:=['Unit dates'.E27]*[.$C$1]" office:value-type="float" office:value="45" calcext:value-type="float">
            <text:p>45</text:p>
          </table:table-cell>
          <table:table-cell table:formula="of:=['Unit dates'.F27]*[.$C$1]" office:value-type="float" office:value="45" calcext:value-type="float">
            <text:p>45</text:p>
          </table:table-cell>
          <table:table-cell table:formula="of:=['Unit dates'.G27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28]" office:value-type="string" office:string-value="Fruit" calcext:value-type="string">
            <text:p>Fruit</text:p>
          </table:table-cell>
          <table:table-cell table:style-name="ce28" table:formula="of:=['Unit dates'.B28]" office:value-type="string" office:string-value="- Apples" calcext:value-type="string">
            <text:p>- Apples</text:p>
          </table:table-cell>
          <table:table-cell table:style-name="ce28" table:formula="of:=['Unit dates'.C28]" office:value-type="string" office:string-value="peice" calcext:value-type="string">
            <text:p>peice</text:p>
          </table:table-cell>
          <table:table-cell table:formula="of:=['Unit dates'.D28]*[.$C$1]" office:value-type="float" office:value="45" calcext:value-type="float">
            <text:p>45</text:p>
          </table:table-cell>
          <table:table-cell table:formula="of:=['Unit dates'.E28]*[.$C$1]" office:value-type="float" office:value="45" calcext:value-type="float">
            <text:p>45</text:p>
          </table:table-cell>
          <table:table-cell table:formula="of:=['Unit dates'.F28]*[.$C$1]" office:value-type="float" office:value="45" calcext:value-type="float">
            <text:p>45</text:p>
          </table:table-cell>
          <table:table-cell table:formula="of:=['Unit dates'.G28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29]" office:value-type="string" office:string-value="Fruit" calcext:value-type="string">
            <text:p>Fruit</text:p>
          </table:table-cell>
          <table:table-cell table:style-name="ce28" table:formula="of:=['Unit dates'.B29]" office:value-type="string" office:string-value="- Other" calcext:value-type="string">
            <text:p>- Other</text:p>
          </table:table-cell>
          <table:table-cell table:style-name="ce28" table:formula="of:=['Unit dates'.C29]" office:value-type="string" office:string-value="peice" calcext:value-type="string">
            <text:p>peice</text:p>
          </table:table-cell>
          <table:table-cell table:formula="of:=['Unit dates'.D29]*[.$C$1]" office:value-type="float" office:value="45" calcext:value-type="float">
            <text:p>45</text:p>
          </table:table-cell>
          <table:table-cell table:formula="of:=['Unit dates'.E29]*[.$C$1]" office:value-type="float" office:value="45" calcext:value-type="float">
            <text:p>45</text:p>
          </table:table-cell>
          <table:table-cell table:formula="of:=['Unit dates'.F29]*[.$C$1]" office:value-type="float" office:value="45" calcext:value-type="float">
            <text:p>45</text:p>
          </table:table-cell>
          <table:table-cell table:formula="of:=['Unit dates'.G29]*[.$C$1]" office:value-type="float" office:value="45" calcext:value-type="float">
            <text:p>45</text:p>
          </table:table-cell>
        </table:table-row>
        <table:table-row table:style-name="ro1">
          <table:table-cell table:style-name="ce28" table:formula="of:=['Unit dates'.A30]">
            <text:p/>
          </table:table-cell>
          <table:table-cell table:style-name="ce28" table:formula="of:=['Unit dates'.B30]" office:value-type="float" office:value="0" calcext:value-type="float">
            <text:p>0</text:p>
          </table:table-cell>
          <table:table-cell table:style-name="ce28" table:formula="of:=['Unit dates'.C30]" office:value-type="float" office:value="0" calcext:value-type="float">
            <text:p>0</text:p>
          </table:table-cell>
          <table:table-cell table:formula="of:=['Unit dates'.D30]*[.$C$1]" office:value-type="float" office:value="0" calcext:value-type="float">
            <text:p>0</text:p>
          </table:table-cell>
          <table:table-cell table:formula="of:=['Unit dates'.E30]*[.$C$1]" office:value-type="float" office:value="0" calcext:value-type="float">
            <text:p>0</text:p>
          </table:table-cell>
          <table:table-cell table:formula="of:=['Unit dates'.F30]*[.$C$1]" office:value-type="float" office:value="0" calcext:value-type="float">
            <text:p>0</text:p>
          </table:table-cell>
          <table:table-cell table:formula="of:=['Unit dates'.G3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1]">
            <text:p/>
          </table:table-cell>
          <table:table-cell table:style-name="ce28" table:formula="of:=['Unit dates'.B31]" office:value-type="float" office:value="0" calcext:value-type="float">
            <text:p>0</text:p>
          </table:table-cell>
          <table:table-cell table:style-name="ce28" table:formula="of:=['Unit dates'.C31]" office:value-type="float" office:value="0" calcext:value-type="float">
            <text:p>0</text:p>
          </table:table-cell>
          <table:table-cell table:formula="of:=['Unit dates'.D31]*[.$C$1]" office:value-type="float" office:value="0" calcext:value-type="float">
            <text:p>0</text:p>
          </table:table-cell>
          <table:table-cell table:formula="of:=['Unit dates'.E31]*[.$C$1]" office:value-type="float" office:value="0" calcext:value-type="float">
            <text:p>0</text:p>
          </table:table-cell>
          <table:table-cell table:formula="of:=['Unit dates'.F31]*[.$C$1]" office:value-type="float" office:value="0" calcext:value-type="float">
            <text:p>0</text:p>
          </table:table-cell>
          <table:table-cell table:formula="of:=['Unit dates'.G3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2]" office:value-type="string" office:string-value="Bread" calcext:value-type="string">
            <text:p>Bread</text:p>
          </table:table-cell>
          <table:table-cell table:style-name="ce28" table:formula="of:=['Unit dates'.B32]" office:value-type="string" office:string-value="Brötchen" calcext:value-type="string">
            <text:p>Brötchen</text:p>
          </table:table-cell>
          <table:table-cell table:style-name="ce28" table:formula="of:=['Unit dates'.C32]" office:value-type="string" office:string-value="peice" calcext:value-type="string">
            <text:p>peice</text:p>
          </table:table-cell>
          <table:table-cell table:formula="of:=['Unit dates'.D32]*[.$C$1]" office:value-type="float" office:value="30" calcext:value-type="float">
            <text:p>30</text:p>
          </table:table-cell>
          <table:table-cell table:formula="of:=['Unit dates'.E32]*[.$C$1]" office:value-type="float" office:value="30" calcext:value-type="float">
            <text:p>30</text:p>
          </table:table-cell>
          <table:table-cell table:formula="of:=['Unit dates'.F32]*[.$C$1]" office:value-type="float" office:value="30" calcext:value-type="float">
            <text:p>30</text:p>
          </table:table-cell>
          <table:table-cell table:formula="of:=['Unit dates'.G32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33]" office:value-type="string" office:string-value="Bread" calcext:value-type="string">
            <text:p>Bread</text:p>
          </table:table-cell>
          <table:table-cell table:style-name="ce28" table:formula="of:=['Unit dates'.B33]" office:value-type="string" office:string-value="Brezen" calcext:value-type="string">
            <text:p>Brezen</text:p>
          </table:table-cell>
          <table:table-cell table:style-name="ce28" table:formula="of:=['Unit dates'.C33]" office:value-type="string" office:string-value="peice" calcext:value-type="string">
            <text:p>peice</text:p>
          </table:table-cell>
          <table:table-cell table:formula="of:=['Unit dates'.D33]*[.$C$1]" office:value-type="float" office:value="30" calcext:value-type="float">
            <text:p>30</text:p>
          </table:table-cell>
          <table:table-cell table:formula="of:=['Unit dates'.E33]*[.$C$1]" office:value-type="float" office:value="30" calcext:value-type="float">
            <text:p>30</text:p>
          </table:table-cell>
          <table:table-cell table:formula="of:=['Unit dates'.F33]*[.$C$1]" office:value-type="float" office:value="30" calcext:value-type="float">
            <text:p>30</text:p>
          </table:table-cell>
          <table:table-cell table:formula="of:=['Unit dates'.G33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34]" office:value-type="string" office:string-value="Bread" calcext:value-type="string">
            <text:p>Bread</text:p>
          </table:table-cell>
          <table:table-cell table:style-name="ce28" table:formula="of:=['Unit dates'.B34]" office:value-type="string" office:string-value="Butter" calcext:value-type="string">
            <text:p>Butter</text:p>
          </table:table-cell>
          <table:table-cell table:style-name="ce28" table:formula="of:=['Unit dates'.C34]" office:value-type="string" office:string-value="g" calcext:value-type="string">
            <text:p>g</text:p>
          </table:table-cell>
          <table:table-cell table:formula="of:=['Unit dates'.D34]*[.$C$1]" office:value-type="float" office:value="30" calcext:value-type="float">
            <text:p>30</text:p>
          </table:table-cell>
          <table:table-cell table:formula="of:=['Unit dates'.E34]*[.$C$1]" office:value-type="float" office:value="30" calcext:value-type="float">
            <text:p>30</text:p>
          </table:table-cell>
          <table:table-cell table:formula="of:=['Unit dates'.F34]*[.$C$1]" office:value-type="float" office:value="30" calcext:value-type="float">
            <text:p>30</text:p>
          </table:table-cell>
          <table:table-cell table:formula="of:=['Unit dates'.G34]*[.$C$1]" office:value-type="float" office:value="30" calcext:value-type="float">
            <text:p>30</text:p>
          </table:table-cell>
        </table:table-row>
        <table:table-row table:style-name="ro1">
          <table:table-cell table:style-name="ce28" table:formula="of:=['Unit dates'.A35]">
            <text:p/>
          </table:table-cell>
          <table:table-cell table:style-name="ce28" table:formula="of:=['Unit dates'.B35]" office:value-type="float" office:value="0" calcext:value-type="float">
            <text:p>0</text:p>
          </table:table-cell>
          <table:table-cell table:style-name="ce28" table:formula="of:=['Unit dates'.C35]" office:value-type="float" office:value="0" calcext:value-type="float">
            <text:p>0</text:p>
          </table:table-cell>
          <table:table-cell table:formula="of:=['Unit dates'.D35]*[.$C$1]" office:value-type="float" office:value="0" calcext:value-type="float">
            <text:p>0</text:p>
          </table:table-cell>
          <table:table-cell table:formula="of:=['Unit dates'.E35]*[.$C$1]" office:value-type="float" office:value="0" calcext:value-type="float">
            <text:p>0</text:p>
          </table:table-cell>
          <table:table-cell table:formula="of:=['Unit dates'.F35]*[.$C$1]" office:value-type="float" office:value="0" calcext:value-type="float">
            <text:p>0</text:p>
          </table:table-cell>
          <table:table-cell table:formula="of:=['Unit dates'.G3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6]">
            <text:p/>
          </table:table-cell>
          <table:table-cell table:style-name="ce28" table:formula="of:=['Unit dates'.B36]" office:value-type="float" office:value="0" calcext:value-type="float">
            <text:p>0</text:p>
          </table:table-cell>
          <table:table-cell table:style-name="ce28" table:formula="of:=['Unit dates'.C36]" office:value-type="float" office:value="0" calcext:value-type="float">
            <text:p>0</text:p>
          </table:table-cell>
          <table:table-cell table:formula="of:=['Unit dates'.D36]*[.$C$1]" office:value-type="float" office:value="0" calcext:value-type="float">
            <text:p>0</text:p>
          </table:table-cell>
          <table:table-cell table:formula="of:=['Unit dates'.E36]*[.$C$1]" office:value-type="float" office:value="0" calcext:value-type="float">
            <text:p>0</text:p>
          </table:table-cell>
          <table:table-cell table:formula="of:=['Unit dates'.F36]*[.$C$1]" office:value-type="float" office:value="0" calcext:value-type="float">
            <text:p>0</text:p>
          </table:table-cell>
          <table:table-cell table:formula="of:=['Unit dates'.G3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37]" office:value-type="string" office:string-value="Drinks" calcext:value-type="string">
            <text:p>Drinks</text:p>
          </table:table-cell>
          <table:table-cell table:style-name="ce28" table:formula="of:=['Unit dates'.B37]" office:value-type="string" office:string-value="- Orange juice" calcext:value-type="string">
            <text:p>- Orange juice</text:p>
          </table:table-cell>
          <table:table-cell table:style-name="ce28" table:formula="of:=['Unit dates'.C37]" office:value-type="string" office:string-value="ml" calcext:value-type="string">
            <text:p>ml</text:p>
          </table:table-cell>
          <table:table-cell table:formula="of:=['Unit dates'.D37]*[.$C$1]" office:value-type="float" office:value="60" calcext:value-type="float">
            <text:p>60</text:p>
          </table:table-cell>
          <table:table-cell table:formula="of:=['Unit dates'.E37]*[.$C$1]" office:value-type="float" office:value="60" calcext:value-type="float">
            <text:p>60</text:p>
          </table:table-cell>
          <table:table-cell table:formula="of:=['Unit dates'.F37]*[.$C$1]" office:value-type="float" office:value="60" calcext:value-type="float">
            <text:p>60</text:p>
          </table:table-cell>
          <table:table-cell table:formula="of:=['Unit dates'.G37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38]" office:value-type="string" office:string-value="Drinks" calcext:value-type="string">
            <text:p>Drinks</text:p>
          </table:table-cell>
          <table:table-cell table:style-name="ce28" table:formula="of:=['Unit dates'.B38]" office:value-type="string" office:string-value="- Apple juice" calcext:value-type="string">
            <text:p>- Apple juice</text:p>
          </table:table-cell>
          <table:table-cell table:style-name="ce28" table:formula="of:=['Unit dates'.C38]" office:value-type="string" office:string-value="ml" calcext:value-type="string">
            <text:p>ml</text:p>
          </table:table-cell>
          <table:table-cell table:formula="of:=['Unit dates'.D38]*[.$C$1]" office:value-type="float" office:value="60" calcext:value-type="float">
            <text:p>60</text:p>
          </table:table-cell>
          <table:table-cell table:formula="of:=['Unit dates'.E38]*[.$C$1]" office:value-type="float" office:value="60" calcext:value-type="float">
            <text:p>60</text:p>
          </table:table-cell>
          <table:table-cell table:formula="of:=['Unit dates'.F38]*[.$C$1]" office:value-type="float" office:value="60" calcext:value-type="float">
            <text:p>60</text:p>
          </table:table-cell>
          <table:table-cell table:formula="of:=['Unit dates'.G38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39]" office:value-type="string" office:string-value="Drinks" calcext:value-type="string">
            <text:p>Drinks</text:p>
          </table:table-cell>
          <table:table-cell table:style-name="ce28" table:formula="of:=['Unit dates'.B39]" office:value-type="string" office:string-value="- Tea" calcext:value-type="string">
            <text:p>- Tea</text:p>
          </table:table-cell>
          <table:table-cell table:style-name="ce28" table:formula="of:=['Unit dates'.C39]" office:value-type="string" office:string-value="bag" calcext:value-type="string">
            <text:p>bag</text:p>
          </table:table-cell>
          <table:table-cell table:formula="of:=['Unit dates'.D39]*[.$C$1]" office:value-type="float" office:value="60" calcext:value-type="float">
            <text:p>60</text:p>
          </table:table-cell>
          <table:table-cell table:formula="of:=['Unit dates'.E39]*[.$C$1]" office:value-type="float" office:value="60" calcext:value-type="float">
            <text:p>60</text:p>
          </table:table-cell>
          <table:table-cell table:formula="of:=['Unit dates'.F39]*[.$C$1]" office:value-type="float" office:value="60" calcext:value-type="float">
            <text:p>60</text:p>
          </table:table-cell>
          <table:table-cell table:formula="of:=['Unit dates'.G39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40]" office:value-type="string" office:string-value="Drinks" calcext:value-type="string">
            <text:p>Drinks</text:p>
          </table:table-cell>
          <table:table-cell table:style-name="ce28" table:formula="of:=['Unit dates'.B40]" office:value-type="string" office:string-value="- Coffee" calcext:value-type="string">
            <text:p>- Coffee</text:p>
          </table:table-cell>
          <table:table-cell table:style-name="ce28" table:formula="of:=['Unit dates'.C40]" office:value-type="float" office:value="0" calcext:value-type="float">
            <text:p>0</text:p>
          </table:table-cell>
          <table:table-cell table:formula="of:=['Unit dates'.D40]*[.$C$1]" office:value-type="float" office:value="60" calcext:value-type="float">
            <text:p>60</text:p>
          </table:table-cell>
          <table:table-cell table:formula="of:=['Unit dates'.E40]*[.$C$1]" office:value-type="float" office:value="60" calcext:value-type="float">
            <text:p>60</text:p>
          </table:table-cell>
          <table:table-cell table:formula="of:=['Unit dates'.F40]*[.$C$1]" office:value-type="float" office:value="60" calcext:value-type="float">
            <text:p>60</text:p>
          </table:table-cell>
          <table:table-cell table:formula="of:=['Unit dates'.G40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41]" office:value-type="string" office:string-value="Drinks" calcext:value-type="string">
            <text:p>Drinks</text:p>
          </table:table-cell>
          <table:table-cell table:style-name="ce28" table:formula="of:=['Unit dates'.B41]" office:value-type="string" office:string-value="- Sugar" calcext:value-type="string">
            <text:p>- Sugar</text:p>
          </table:table-cell>
          <table:table-cell table:style-name="ce28" table:formula="of:=['Unit dates'.C41]" office:value-type="string" office:string-value="g" calcext:value-type="string">
            <text:p>g</text:p>
          </table:table-cell>
          <table:table-cell table:formula="of:=['Unit dates'.D41]*[.$C$1]" office:value-type="float" office:value="60" calcext:value-type="float">
            <text:p>60</text:p>
          </table:table-cell>
          <table:table-cell table:formula="of:=['Unit dates'.E41]*[.$C$1]" office:value-type="float" office:value="60" calcext:value-type="float">
            <text:p>60</text:p>
          </table:table-cell>
          <table:table-cell table:formula="of:=['Unit dates'.F41]*[.$C$1]" office:value-type="float" office:value="60" calcext:value-type="float">
            <text:p>60</text:p>
          </table:table-cell>
          <table:table-cell table:formula="of:=['Unit dates'.G41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42]" office:value-type="string" office:string-value="Drinks" calcext:value-type="string">
            <text:p>Drinks</text:p>
          </table:table-cell>
          <table:table-cell table:style-name="ce28" table:formula="of:=['Unit dates'.B42]" office:value-type="string" office:string-value="- Milk" calcext:value-type="string">
            <text:p>- Milk</text:p>
          </table:table-cell>
          <table:table-cell table:style-name="ce28" table:formula="of:=['Unit dates'.C42]" office:value-type="string" office:string-value="ml" calcext:value-type="string">
            <text:p>ml</text:p>
          </table:table-cell>
          <table:table-cell table:formula="of:=['Unit dates'.D42]*[.$C$1]" office:value-type="float" office:value="60" calcext:value-type="float">
            <text:p>60</text:p>
          </table:table-cell>
          <table:table-cell table:formula="of:=['Unit dates'.E42]*[.$C$1]" office:value-type="float" office:value="60" calcext:value-type="float">
            <text:p>60</text:p>
          </table:table-cell>
          <table:table-cell table:formula="of:=['Unit dates'.F42]*[.$C$1]" office:value-type="float" office:value="60" calcext:value-type="float">
            <text:p>60</text:p>
          </table:table-cell>
          <table:table-cell table:formula="of:=['Unit dates'.G42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43]">
            <text:p/>
          </table:table-cell>
          <table:table-cell table:style-name="ce28" table:formula="of:=['Unit dates'.B43]" office:value-type="float" office:value="0" calcext:value-type="float">
            <text:p>0</text:p>
          </table:table-cell>
          <table:table-cell table:style-name="ce28" table:formula="of:=['Unit dates'.C43]" office:value-type="float" office:value="0" calcext:value-type="float">
            <text:p>0</text:p>
          </table:table-cell>
          <table:table-cell table:formula="of:=['Unit dates'.D43]*[.$C$1]" office:value-type="float" office:value="0" calcext:value-type="float">
            <text:p>0</text:p>
          </table:table-cell>
          <table:table-cell table:formula="of:=['Unit dates'.E43]*[.$C$1]" office:value-type="float" office:value="0" calcext:value-type="float">
            <text:p>0</text:p>
          </table:table-cell>
          <table:table-cell table:formula="of:=['Unit dates'.F43]*[.$C$1]" office:value-type="float" office:value="0" calcext:value-type="float">
            <text:p>0</text:p>
          </table:table-cell>
          <table:table-cell table:formula="of:=['Unit dates'.G43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4]">
            <text:p/>
          </table:table-cell>
          <table:table-cell table:style-name="ce28" table:formula="of:=['Unit dates'.B44]" office:value-type="float" office:value="0" calcext:value-type="float">
            <text:p>0</text:p>
          </table:table-cell>
          <table:table-cell table:style-name="ce28" table:formula="of:=['Unit dates'.C44]" office:value-type="float" office:value="0" calcext:value-type="float">
            <text:p>0</text:p>
          </table:table-cell>
          <table:table-cell table:formula="of:=['Unit dates'.D44]*[.$C$1]" office:value-type="float" office:value="0" calcext:value-type="float">
            <text:p>0</text:p>
          </table:table-cell>
          <table:table-cell table:formula="of:=['Unit dates'.E44]*[.$C$1]" office:value-type="float" office:value="0" calcext:value-type="float">
            <text:p>0</text:p>
          </table:table-cell>
          <table:table-cell table:formula="of:=['Unit dates'.F44]*[.$C$1]" office:value-type="float" office:value="0" calcext:value-type="float">
            <text:p>0</text:p>
          </table:table-cell>
          <table:table-cell table:formula="of:=['Unit dates'.G44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5]" office:value-type="string" office:string-value="Egg sandwich" calcext:value-type="string">
            <text:p>Egg sandwich</text:p>
          </table:table-cell>
          <table:table-cell table:style-name="ce28" table:formula="of:=['Unit dates'.B45]" office:value-type="string" office:string-value="3 hard-boiled eggs, chopped" calcext:value-type="string">
            <text:p>3 hard-boiled eggs, chopped</text:p>
          </table:table-cell>
          <table:table-cell table:style-name="ce28" table:formula="of:=['Unit dates'.C45]" office:value-type="string" office:string-value="egg" calcext:value-type="string">
            <text:p>egg</text:p>
          </table:table-cell>
          <table:table-cell table:formula="of:=['Unit dates'.D45]*[.$C$1]" office:value-type="float" office:value="0" calcext:value-type="float">
            <text:p>0</text:p>
          </table:table-cell>
          <table:table-cell table:formula="of:=['Unit dates'.E45]*[.$C$1]" office:value-type="float" office:value="0" calcext:value-type="float">
            <text:p>0</text:p>
          </table:table-cell>
          <table:table-cell table:formula="of:=['Unit dates'.F45]*[.$C$1]" office:value-type="float" office:value="0" calcext:value-type="float">
            <text:p>0</text:p>
          </table:table-cell>
          <table:table-cell table:formula="of:=['Unit dates'.G4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46]" office:value-type="string" office:string-value="Egg sandwich" calcext:value-type="string">
            <text:p>Egg sandwich</text:p>
          </table:table-cell>
          <table:table-cell table:style-name="ce28" table:formula="of:=['Unit dates'.B46]" office:value-type="string" office:string-value="1/3 spring onion" calcext:value-type="string">
            <text:p>1/3 spring onion</text:p>
          </table:table-cell>
          <table:table-cell table:style-name="ce28" table:formula="of:=['Unit dates'.C46]" office:value-type="string" office:string-value="onion" calcext:value-type="string">
            <text:p>onion</text:p>
          </table:table-cell>
          <table:table-cell table:formula="of:=['Unit dates'.D46]*[.$C$1]" office:value-type="float" office:value="0" calcext:value-type="float">
            <text:p>0</text:p>
          </table:table-cell>
          <table:table-cell table:formula="of:=['Unit dates'.E46]*[.$C$1]" office:value-type="float" office:value="0" calcext:value-type="float">
            <text:p>0</text:p>
          </table:table-cell>
          <table:table-cell table:formula="of:=['Unit dates'.F46]*[.$C$1]" office:value-type="float" office:value="0" calcext:value-type="float">
            <text:p>0</text:p>
          </table:table-cell>
          <table:table-cell table:formula="of:=['Unit dates'.G4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47]" office:value-type="string" office:string-value="Egg sandwich" calcext:value-type="string">
            <text:p>Egg sandwich</text:p>
          </table:table-cell>
          <table:table-cell table:style-name="ce28" table:formula="of:=['Unit dates'.B47]" office:value-type="string" office:string-value="3 lettuce leaves" calcext:value-type="string">
            <text:p>3 lettuce leaves</text:p>
          </table:table-cell>
          <table:table-cell table:style-name="ce28" table:formula="of:=['Unit dates'.C47]" office:value-type="string" office:string-value="leaves" calcext:value-type="string">
            <text:p>leaves</text:p>
          </table:table-cell>
          <table:table-cell table:formula="of:=['Unit dates'.D47]*[.$C$1]" office:value-type="float" office:value="0" calcext:value-type="float">
            <text:p>0</text:p>
          </table:table-cell>
          <table:table-cell table:formula="of:=['Unit dates'.E47]*[.$C$1]" office:value-type="float" office:value="0" calcext:value-type="float">
            <text:p>0</text:p>
          </table:table-cell>
          <table:table-cell table:formula="of:=['Unit dates'.F47]*[.$C$1]" office:value-type="float" office:value="0" calcext:value-type="float">
            <text:p>0</text:p>
          </table:table-cell>
          <table:table-cell table:formula="of:=['Unit dates'.G47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8]" office:value-type="string" office:string-value="Egg sandwich" calcext:value-type="string">
            <text:p>Egg sandwich</text:p>
          </table:table-cell>
          <table:table-cell table:style-name="ce28" table:formula="of:=['Unit dates'.B48]" office:value-type="string" office:string-value="3 tbsp mayonnaise" calcext:value-type="string">
            <text:p>3 tbsp mayonnaise</text:p>
          </table:table-cell>
          <table:table-cell table:style-name="ce28" table:formula="of:=['Unit dates'.C48]" office:value-type="string" office:string-value="tbsp" calcext:value-type="string">
            <text:p>tbsp</text:p>
          </table:table-cell>
          <table:table-cell table:formula="of:=['Unit dates'.D48]*[.$C$1]" office:value-type="float" office:value="0" calcext:value-type="float">
            <text:p>0</text:p>
          </table:table-cell>
          <table:table-cell table:formula="of:=['Unit dates'.E48]*[.$C$1]" office:value-type="float" office:value="0" calcext:value-type="float">
            <text:p>0</text:p>
          </table:table-cell>
          <table:table-cell table:formula="of:=['Unit dates'.F48]*[.$C$1]" office:value-type="float" office:value="0" calcext:value-type="float">
            <text:p>0</text:p>
          </table:table-cell>
          <table:table-cell table:formula="of:=['Unit dates'.G4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49]" office:value-type="string" office:string-value="Egg sandwich" calcext:value-type="string">
            <text:p>Egg sandwich</text:p>
          </table:table-cell>
          <table:table-cell table:style-name="ce28" table:formula="of:=['Unit dates'.B49]" office:value-type="string" office:string-value="1 tsp mustard" calcext:value-type="string">
            <text:p>1 tsp mustard</text:p>
          </table:table-cell>
          <table:table-cell table:style-name="ce28" table:formula="of:=['Unit dates'.C49]" office:value-type="string" office:string-value="tsp" calcext:value-type="string">
            <text:p>tsp</text:p>
          </table:table-cell>
          <table:table-cell table:formula="of:=['Unit dates'.D49]*[.$C$1]" office:value-type="float" office:value="0" calcext:value-type="float">
            <text:p>0</text:p>
          </table:table-cell>
          <table:table-cell table:formula="of:=['Unit dates'.E49]*[.$C$1]" office:value-type="float" office:value="0" calcext:value-type="float">
            <text:p>0</text:p>
          </table:table-cell>
          <table:table-cell table:formula="of:=['Unit dates'.F49]*[.$C$1]" office:value-type="float" office:value="0" calcext:value-type="float">
            <text:p>0</text:p>
          </table:table-cell>
          <table:table-cell table:formula="of:=['Unit dates'.G4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0]" office:value-type="string" office:string-value="Egg sandwich" calcext:value-type="string">
            <text:p>Egg sandwich</text:p>
          </table:table-cell>
          <table:table-cell table:style-name="ce28" table:formula="of:=['Unit dates'.B50]" office:value-type="string" office:string-value="bread" calcext:value-type="string">
            <text:p>bread</text:p>
          </table:table-cell>
          <table:table-cell table:style-name="ce28" table:formula="of:=['Unit dates'.C50]" office:value-type="string" office:string-value="slices" calcext:value-type="string">
            <text:p>slices</text:p>
          </table:table-cell>
          <table:table-cell table:formula="of:=['Unit dates'.D50]*[.$C$1]" office:value-type="float" office:value="0" calcext:value-type="float">
            <text:p>0</text:p>
          </table:table-cell>
          <table:table-cell table:formula="of:=['Unit dates'.E50]*[.$C$1]" office:value-type="float" office:value="0" calcext:value-type="float">
            <text:p>0</text:p>
          </table:table-cell>
          <table:table-cell table:formula="of:=['Unit dates'.F50]*[.$C$1]" office:value-type="float" office:value="0" calcext:value-type="float">
            <text:p>0</text:p>
          </table:table-cell>
          <table:table-cell table:formula="of:=['Unit dates'.G5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1]">
            <text:p/>
          </table:table-cell>
          <table:table-cell table:style-name="ce28" table:formula="of:=['Unit dates'.B51]" office:value-type="float" office:value="0" calcext:value-type="float">
            <text:p>0</text:p>
          </table:table-cell>
          <table:table-cell table:style-name="ce28" table:formula="of:=['Unit dates'.C51]" office:value-type="float" office:value="0" calcext:value-type="float">
            <text:p>0</text:p>
          </table:table-cell>
          <table:table-cell table:formula="of:=['Unit dates'.D51]*[.$C$1]" office:value-type="float" office:value="0" calcext:value-type="float">
            <text:p>0</text:p>
          </table:table-cell>
          <table:table-cell table:formula="of:=['Unit dates'.E51]*[.$C$1]" office:value-type="float" office:value="0" calcext:value-type="float">
            <text:p>0</text:p>
          </table:table-cell>
          <table:table-cell table:formula="of:=['Unit dates'.F51]*[.$C$1]" office:value-type="float" office:value="0" calcext:value-type="float">
            <text:p>0</text:p>
          </table:table-cell>
          <table:table-cell table:formula="of:=['Unit dates'.G5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2]">
            <text:p/>
          </table:table-cell>
          <table:table-cell table:style-name="ce28" table:formula="of:=['Unit dates'.B52]" office:value-type="float" office:value="0" calcext:value-type="float">
            <text:p>0</text:p>
          </table:table-cell>
          <table:table-cell table:style-name="ce28" table:formula="of:=['Unit dates'.C52]" office:value-type="float" office:value="0" calcext:value-type="float">
            <text:p>0</text:p>
          </table:table-cell>
          <table:table-cell table:formula="of:=['Unit dates'.D52]*[.$C$1]" office:value-type="float" office:value="0" calcext:value-type="float">
            <text:p>0</text:p>
          </table:table-cell>
          <table:table-cell table:formula="of:=['Unit dates'.E52]*[.$C$1]" office:value-type="float" office:value="0" calcext:value-type="float">
            <text:p>0</text:p>
          </table:table-cell>
          <table:table-cell table:formula="of:=['Unit dates'.F52]*[.$C$1]" office:value-type="float" office:value="0" calcext:value-type="float">
            <text:p>0</text:p>
          </table:table-cell>
          <table:table-cell table:formula="of:=['Unit dates'.G52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3]" office:value-type="string" office:string-value="Cucumber sandwich" calcext:value-type="string">
            <text:p>Cucumber sandwich</text:p>
          </table:table-cell>
          <table:table-cell table:style-name="ce28" table:formula="of:=['Unit dates'.B53]" office:value-type="string" office:string-value="1 cucumber" calcext:value-type="string">
            <text:p>1 cucumber</text:p>
          </table:table-cell>
          <table:table-cell table:style-name="ce28" table:formula="of:=['Unit dates'.C53]" office:value-type="string" office:string-value="piece" calcext:value-type="string">
            <text:p>piece</text:p>
          </table:table-cell>
          <table:table-cell table:formula="of:=['Unit dates'.D53]*[.$C$1]" office:value-type="float" office:value="0" calcext:value-type="float">
            <text:p>0</text:p>
          </table:table-cell>
          <table:table-cell table:formula="of:=['Unit dates'.E53]*[.$C$1]" office:value-type="float" office:value="0" calcext:value-type="float">
            <text:p>0</text:p>
          </table:table-cell>
          <table:table-cell table:formula="of:=['Unit dates'.F53]*[.$C$1]" office:value-type="float" office:value="0" calcext:value-type="float">
            <text:p>0</text:p>
          </table:table-cell>
          <table:table-cell table:formula="of:=['Unit dates'.G53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4]" office:value-type="string" office:string-value="Cucumber sandwich" calcext:value-type="string">
            <text:p>Cucumber sandwich</text:p>
          </table:table-cell>
          <table:table-cell table:style-name="ce28" table:formula="of:=['Unit dates'.B54]" office:value-type="string" office:string-value="185g cream cheese" calcext:value-type="string">
            <text:p>185g cream cheese</text:p>
          </table:table-cell>
          <table:table-cell table:style-name="ce28" table:formula="of:=['Unit dates'.C54]" office:value-type="string" office:string-value="g" calcext:value-type="string">
            <text:p>g</text:p>
          </table:table-cell>
          <table:table-cell table:formula="of:=['Unit dates'.D54]*[.$C$1]" office:value-type="float" office:value="0" calcext:value-type="float">
            <text:p>0</text:p>
          </table:table-cell>
          <table:table-cell table:formula="of:=['Unit dates'.E54]*[.$C$1]" office:value-type="float" office:value="0" calcext:value-type="float">
            <text:p>0</text:p>
          </table:table-cell>
          <table:table-cell table:formula="of:=['Unit dates'.F54]*[.$C$1]" office:value-type="float" office:value="0" calcext:value-type="float">
            <text:p>0</text:p>
          </table:table-cell>
          <table:table-cell table:formula="of:=['Unit dates'.G5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5]" office:value-type="string" office:string-value="Cucumber sandwich" calcext:value-type="string">
            <text:p>Cucumber sandwich</text:p>
          </table:table-cell>
          <table:table-cell table:style-name="ce28" table:formula="of:=['Unit dates'.B55]" office:value-type="string" office:string-value="bread" calcext:value-type="string">
            <text:p>bread</text:p>
          </table:table-cell>
          <table:table-cell table:style-name="ce28" table:formula="of:=['Unit dates'.C55]" office:value-type="string" office:string-value="slices" calcext:value-type="string">
            <text:p>slices</text:p>
          </table:table-cell>
          <table:table-cell table:formula="of:=['Unit dates'.D55]*[.$C$1]" office:value-type="float" office:value="0" calcext:value-type="float">
            <text:p>0</text:p>
          </table:table-cell>
          <table:table-cell table:formula="of:=['Unit dates'.E55]*[.$C$1]" office:value-type="float" office:value="0" calcext:value-type="float">
            <text:p>0</text:p>
          </table:table-cell>
          <table:table-cell table:formula="of:=['Unit dates'.F55]*[.$C$1]" office:value-type="float" office:value="0" calcext:value-type="float">
            <text:p>0</text:p>
          </table:table-cell>
          <table:table-cell table:formula="of:=['Unit dates'.G55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6]">
            <text:p/>
          </table:table-cell>
          <table:table-cell table:style-name="ce28" table:formula="of:=['Unit dates'.B56]" office:value-type="float" office:value="0" calcext:value-type="float">
            <text:p>0</text:p>
          </table:table-cell>
          <table:table-cell table:style-name="ce28" table:formula="of:=['Unit dates'.C56]" office:value-type="float" office:value="0" calcext:value-type="float">
            <text:p>0</text:p>
          </table:table-cell>
          <table:table-cell table:formula="of:=['Unit dates'.D56]*[.$C$1]" office:value-type="float" office:value="0" calcext:value-type="float">
            <text:p>0</text:p>
          </table:table-cell>
          <table:table-cell table:formula="of:=['Unit dates'.E56]*[.$C$1]" office:value-type="float" office:value="0" calcext:value-type="float">
            <text:p>0</text:p>
          </table:table-cell>
          <table:table-cell table:formula="of:=['Unit dates'.F56]*[.$C$1]" office:value-type="float" office:value="0" calcext:value-type="float">
            <text:p>0</text:p>
          </table:table-cell>
          <table:table-cell table:formula="of:=['Unit dates'.G56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57]">
            <text:p/>
          </table:table-cell>
          <table:table-cell table:style-name="ce28" table:formula="of:=['Unit dates'.B57]" office:value-type="float" office:value="0" calcext:value-type="float">
            <text:p>0</text:p>
          </table:table-cell>
          <table:table-cell table:style-name="ce28" table:formula="of:=['Unit dates'.C57]" office:value-type="float" office:value="0" calcext:value-type="float">
            <text:p>0</text:p>
          </table:table-cell>
          <table:table-cell table:formula="of:=['Unit dates'.D57]*[.$C$1]" office:value-type="float" office:value="0" calcext:value-type="float">
            <text:p>0</text:p>
          </table:table-cell>
          <table:table-cell table:formula="of:=['Unit dates'.E57]*[.$C$1]" office:value-type="float" office:value="0" calcext:value-type="float">
            <text:p>0</text:p>
          </table:table-cell>
          <table:table-cell table:formula="of:=['Unit dates'.F57]*[.$C$1]" office:value-type="float" office:value="0" calcext:value-type="float">
            <text:p>0</text:p>
          </table:table-cell>
          <table:table-cell table:formula="of:=['Unit dates'.G5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58]" office:value-type="string" office:string-value="Brie / Apple" calcext:value-type="string">
            <text:p>Brie / Apple</text:p>
          </table:table-cell>
          <table:table-cell table:style-name="ce28" table:formula="of:=['Unit dates'.B58]" office:value-type="string" office:string-value="1 apple" calcext:value-type="string">
            <text:p>1 apple</text:p>
          </table:table-cell>
          <table:table-cell table:style-name="ce28" table:formula="of:=['Unit dates'.C58]" office:value-type="string" office:string-value="piece" calcext:value-type="string">
            <text:p>piece</text:p>
          </table:table-cell>
          <table:table-cell table:formula="of:=['Unit dates'.D58]*[.$C$1]" office:value-type="float" office:value="60" calcext:value-type="float">
            <text:p>60</text:p>
          </table:table-cell>
          <table:table-cell table:formula="of:=['Unit dates'.E58]*[.$C$1]" office:value-type="float" office:value="60" calcext:value-type="float">
            <text:p>60</text:p>
          </table:table-cell>
          <table:table-cell table:formula="of:=['Unit dates'.F58]*[.$C$1]" office:value-type="float" office:value="60" calcext:value-type="float">
            <text:p>60</text:p>
          </table:table-cell>
          <table:table-cell table:formula="of:=['Unit dates'.G58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59]" office:value-type="string" office:string-value="Brie / Apple" calcext:value-type="string">
            <text:p>Brie / Apple</text:p>
          </table:table-cell>
          <table:table-cell table:style-name="ce28" table:formula="of:=['Unit dates'.B59]" office:value-type="string" office:string-value="230g brie" calcext:value-type="string">
            <text:p>230g brie</text:p>
          </table:table-cell>
          <table:table-cell table:style-name="ce28" table:formula="of:=['Unit dates'.C59]" office:value-type="string" office:string-value="g" calcext:value-type="string">
            <text:p>g</text:p>
          </table:table-cell>
          <table:table-cell table:formula="of:=['Unit dates'.D59]*[.$C$1]" office:value-type="float" office:value="60" calcext:value-type="float">
            <text:p>60</text:p>
          </table:table-cell>
          <table:table-cell table:formula="of:=['Unit dates'.E59]*[.$C$1]" office:value-type="float" office:value="60" calcext:value-type="float">
            <text:p>60</text:p>
          </table:table-cell>
          <table:table-cell table:formula="of:=['Unit dates'.F59]*[.$C$1]" office:value-type="float" office:value="60" calcext:value-type="float">
            <text:p>60</text:p>
          </table:table-cell>
          <table:table-cell table:formula="of:=['Unit dates'.G59]*[.$C$1]" office:value-type="float" office:value="60" calcext:value-type="float">
            <text:p>60</text:p>
          </table:table-cell>
        </table:table-row>
        <table:table-row table:style-name="ro1" table:visibility="filter">
          <table:table-cell table:style-name="ce28" table:formula="of:=['Unit dates'.A60]" office:value-type="string" office:string-value="Brie / Apple" calcext:value-type="string">
            <text:p>Brie / Apple</text:p>
          </table:table-cell>
          <table:table-cell table:style-name="ce28" table:formula="of:=['Unit dates'.B60]" office:value-type="string" office:string-value="bread" calcext:value-type="string">
            <text:p>bread</text:p>
          </table:table-cell>
          <table:table-cell table:style-name="ce28" table:formula="of:=['Unit dates'.C60]" office:value-type="string" office:string-value="slices" calcext:value-type="string">
            <text:p>slices</text:p>
          </table:table-cell>
          <table:table-cell table:formula="of:=['Unit dates'.D60]*[.$C$1]" office:value-type="float" office:value="60" calcext:value-type="float">
            <text:p>60</text:p>
          </table:table-cell>
          <table:table-cell table:formula="of:=['Unit dates'.E60]*[.$C$1]" office:value-type="float" office:value="60" calcext:value-type="float">
            <text:p>60</text:p>
          </table:table-cell>
          <table:table-cell table:formula="of:=['Unit dates'.F60]*[.$C$1]" office:value-type="float" office:value="60" calcext:value-type="float">
            <text:p>60</text:p>
          </table:table-cell>
          <table:table-cell table:formula="of:=['Unit dates'.G60]*[.$C$1]" office:value-type="float" office:value="60" calcext:value-type="float">
            <text:p>60</text:p>
          </table:table-cell>
        </table:table-row>
        <table:table-row table:style-name="ro1">
          <table:table-cell table:style-name="ce28" table:formula="of:=['Unit dates'.A61]">
            <text:p/>
          </table:table-cell>
          <table:table-cell table:style-name="ce28" table:formula="of:=['Unit dates'.B61]" office:value-type="float" office:value="0" calcext:value-type="float">
            <text:p>0</text:p>
          </table:table-cell>
          <table:table-cell table:style-name="ce28" table:formula="of:=['Unit dates'.C61]" office:value-type="float" office:value="0" calcext:value-type="float">
            <text:p>0</text:p>
          </table:table-cell>
          <table:table-cell table:formula="of:=['Unit dates'.D61]*[.$C$1]" office:value-type="float" office:value="0" calcext:value-type="float">
            <text:p>0</text:p>
          </table:table-cell>
          <table:table-cell table:formula="of:=['Unit dates'.E61]*[.$C$1]" office:value-type="float" office:value="0" calcext:value-type="float">
            <text:p>0</text:p>
          </table:table-cell>
          <table:table-cell table:formula="of:=['Unit dates'.F61]*[.$C$1]" office:value-type="float" office:value="0" calcext:value-type="float">
            <text:p>0</text:p>
          </table:table-cell>
          <table:table-cell table:formula="of:=['Unit dates'.G6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2]">
            <text:p/>
          </table:table-cell>
          <table:table-cell table:style-name="ce28" table:formula="of:=['Unit dates'.B62]" office:value-type="float" office:value="0" calcext:value-type="float">
            <text:p>0</text:p>
          </table:table-cell>
          <table:table-cell table:style-name="ce28" table:formula="of:=['Unit dates'.C62]" office:value-type="float" office:value="0" calcext:value-type="float">
            <text:p>0</text:p>
          </table:table-cell>
          <table:table-cell table:formula="of:=['Unit dates'.D62]*[.$C$1]" office:value-type="float" office:value="0" calcext:value-type="float">
            <text:p>0</text:p>
          </table:table-cell>
          <table:table-cell table:formula="of:=['Unit dates'.E62]*[.$C$1]" office:value-type="float" office:value="0" calcext:value-type="float">
            <text:p>0</text:p>
          </table:table-cell>
          <table:table-cell table:formula="of:=['Unit dates'.F62]*[.$C$1]" office:value-type="float" office:value="0" calcext:value-type="float">
            <text:p>0</text:p>
          </table:table-cell>
          <table:table-cell table:formula="of:=['Unit dates'.G62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3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3]" office:value-type="string" office:string-value="3 sausages" calcext:value-type="string">
            <text:p>3 sausages</text:p>
          </table:table-cell>
          <table:table-cell table:style-name="ce28" table:formula="of:=['Unit dates'.C63]" office:value-type="string" office:string-value="piece" calcext:value-type="string">
            <text:p>piece</text:p>
          </table:table-cell>
          <table:table-cell table:formula="of:=['Unit dates'.D63]*[.$C$1]" office:value-type="float" office:value="30" calcext:value-type="float">
            <text:p>30</text:p>
          </table:table-cell>
          <table:table-cell table:formula="of:=['Unit dates'.E63]*[.$C$1]" office:value-type="float" office:value="30" calcext:value-type="float">
            <text:p>30</text:p>
          </table:table-cell>
          <table:table-cell table:formula="of:=['Unit dates'.F63]*[.$C$1]" office:value-type="float" office:value="30" calcext:value-type="float">
            <text:p>30</text:p>
          </table:table-cell>
          <table:table-cell table:formula="of:=['Unit dates'.G63]*[.$C$1]" office:value-type="float" office:value="30" calcext:value-type="float">
            <text:p>30</text:p>
          </table:table-cell>
        </table:table-row>
        <table:table-row table:style-name="ro1">
          <table:table-cell table:style-name="ce28" table:formula="of:=['Unit dates'.A64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4]" office:value-type="string" office:string-value="10ml mustard" calcext:value-type="string">
            <text:p>10ml mustard</text:p>
          </table:table-cell>
          <table:table-cell table:style-name="ce28" table:formula="of:=['Unit dates'.C64]" office:value-type="string" office:string-value="ml" calcext:value-type="string">
            <text:p>ml</text:p>
          </table:table-cell>
          <table:table-cell table:formula="of:=['Unit dates'.D64]*[.$C$1]" office:value-type="float" office:value="30" calcext:value-type="float">
            <text:p>30</text:p>
          </table:table-cell>
          <table:table-cell table:formula="of:=['Unit dates'.E64]*[.$C$1]" office:value-type="float" office:value="30" calcext:value-type="float">
            <text:p>30</text:p>
          </table:table-cell>
          <table:table-cell table:formula="of:=['Unit dates'.F64]*[.$C$1]" office:value-type="float" office:value="30" calcext:value-type="float">
            <text:p>30</text:p>
          </table:table-cell>
          <table:table-cell table:formula="of:=['Unit dates'.G64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65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5]" office:value-type="string" office:string-value="10ml horseradish" calcext:value-type="string">
            <text:p>10ml horseradish</text:p>
          </table:table-cell>
          <table:table-cell table:style-name="ce28" table:formula="of:=['Unit dates'.C65]" office:value-type="string" office:string-value="ml" calcext:value-type="string">
            <text:p>ml</text:p>
          </table:table-cell>
          <table:table-cell table:formula="of:=['Unit dates'.D65]*[.$C$1]" office:value-type="float" office:value="30" calcext:value-type="float">
            <text:p>30</text:p>
          </table:table-cell>
          <table:table-cell table:formula="of:=['Unit dates'.E65]*[.$C$1]" office:value-type="float" office:value="30" calcext:value-type="float">
            <text:p>30</text:p>
          </table:table-cell>
          <table:table-cell table:formula="of:=['Unit dates'.F65]*[.$C$1]" office:value-type="float" office:value="30" calcext:value-type="float">
            <text:p>30</text:p>
          </table:table-cell>
          <table:table-cell table:formula="of:=['Unit dates'.G65]*[.$C$1]"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28" table:formula="of:=['Unit dates'.A66]" office:value-type="string" office:string-value="Bratwurst / mustard / horseradish" calcext:value-type="string">
            <text:p>Bratwurst / mustard / horseradish</text:p>
          </table:table-cell>
          <table:table-cell table:style-name="ce28" table:formula="of:=['Unit dates'.B66]" office:value-type="string" office:string-value="bread" calcext:value-type="string">
            <text:p>bread</text:p>
          </table:table-cell>
          <table:table-cell table:style-name="ce28" table:formula="of:=['Unit dates'.C66]" office:value-type="string" office:string-value="slices" calcext:value-type="string">
            <text:p>slices</text:p>
          </table:table-cell>
          <table:table-cell table:formula="of:=['Unit dates'.D66]*[.$C$1]" office:value-type="float" office:value="30" calcext:value-type="float">
            <text:p>30</text:p>
          </table:table-cell>
          <table:table-cell table:formula="of:=['Unit dates'.E66]*[.$C$1]" office:value-type="float" office:value="30" calcext:value-type="float">
            <text:p>30</text:p>
          </table:table-cell>
          <table:table-cell table:formula="of:=['Unit dates'.F66]*[.$C$1]" office:value-type="float" office:value="30" calcext:value-type="float">
            <text:p>30</text:p>
          </table:table-cell>
          <table:table-cell table:formula="of:=['Unit dates'.G66]*[.$C$1]" office:value-type="float" office:value="30" calcext:value-type="float">
            <text:p>30</text:p>
          </table:table-cell>
        </table:table-row>
        <table:table-row table:style-name="ro1">
          <table:table-cell table:style-name="ce28" table:formula="of:=['Unit dates'.A67]">
            <text:p/>
          </table:table-cell>
          <table:table-cell table:style-name="ce28" table:formula="of:=['Unit dates'.B67]" office:value-type="float" office:value="0" calcext:value-type="float">
            <text:p>0</text:p>
          </table:table-cell>
          <table:table-cell table:style-name="ce28" table:formula="of:=['Unit dates'.C67]" office:value-type="float" office:value="0" calcext:value-type="float">
            <text:p>0</text:p>
          </table:table-cell>
          <table:table-cell table:formula="of:=['Unit dates'.D67]*[.$C$1]" office:value-type="float" office:value="0" calcext:value-type="float">
            <text:p>0</text:p>
          </table:table-cell>
          <table:table-cell table:formula="of:=['Unit dates'.E67]*[.$C$1]" office:value-type="float" office:value="0" calcext:value-type="float">
            <text:p>0</text:p>
          </table:table-cell>
          <table:table-cell table:formula="of:=['Unit dates'.F67]*[.$C$1]" office:value-type="float" office:value="0" calcext:value-type="float">
            <text:p>0</text:p>
          </table:table-cell>
          <table:table-cell table:formula="of:=['Unit dates'.G67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8]">
            <text:p/>
          </table:table-cell>
          <table:table-cell table:style-name="ce28" table:formula="of:=['Unit dates'.B68]" office:value-type="float" office:value="0" calcext:value-type="float">
            <text:p>0</text:p>
          </table:table-cell>
          <table:table-cell table:style-name="ce28" table:formula="of:=['Unit dates'.C68]" office:value-type="float" office:value="0" calcext:value-type="float">
            <text:p>0</text:p>
          </table:table-cell>
          <table:table-cell table:formula="of:=['Unit dates'.D68]*[.$C$1]" office:value-type="float" office:value="0" calcext:value-type="float">
            <text:p>0</text:p>
          </table:table-cell>
          <table:table-cell table:formula="of:=['Unit dates'.E68]*[.$C$1]" office:value-type="float" office:value="0" calcext:value-type="float">
            <text:p>0</text:p>
          </table:table-cell>
          <table:table-cell table:formula="of:=['Unit dates'.F68]*[.$C$1]" office:value-type="float" office:value="0" calcext:value-type="float">
            <text:p>0</text:p>
          </table:table-cell>
          <table:table-cell table:formula="of:=['Unit dates'.G6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69]" office:value-type="string" office:string-value="Beef / Sausages / Bratwurst" calcext:value-type="string">
            <text:p>Beef / Sausages / Bratwurst</text:p>
          </table:table-cell>
          <table:table-cell table:style-name="ce28" table:formula="of:=['Unit dates'.B69]" office:value-type="string" office:string-value="1 sausage" calcext:value-type="string">
            <text:p>1 sausage</text:p>
          </table:table-cell>
          <table:table-cell table:style-name="ce28" table:formula="of:=['Unit dates'.C69]" office:value-type="string" office:string-value="g" calcext:value-type="string">
            <text:p>g</text:p>
          </table:table-cell>
          <table:table-cell table:formula="of:=['Unit dates'.D69]*[.$C$1]" office:value-type="float" office:value="5.625" calcext:value-type="float">
            <text:p>5.625</text:p>
          </table:table-cell>
          <table:table-cell table:formula="of:=['Unit dates'.E69]*[.$C$1]" office:value-type="float" office:value="5.625" calcext:value-type="float">
            <text:p>5.625</text:p>
          </table:table-cell>
          <table:table-cell table:formula="of:=['Unit dates'.F69]*[.$C$1]" office:value-type="float" office:value="0" calcext:value-type="float">
            <text:p>0</text:p>
          </table:table-cell>
          <table:table-cell table:formula="of:=['Unit dates'.G6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0]">
            <text:p/>
          </table:table-cell>
          <table:table-cell table:style-name="ce28" table:formula="of:=['Unit dates'.B70]" office:value-type="float" office:value="0" calcext:value-type="float">
            <text:p>0</text:p>
          </table:table-cell>
          <table:table-cell table:style-name="ce28" table:formula="of:=['Unit dates'.C70]" office:value-type="float" office:value="0" calcext:value-type="float">
            <text:p>0</text:p>
          </table:table-cell>
          <table:table-cell table:formula="of:=['Unit dates'.D70]*[.$C$1]" office:value-type="float" office:value="0" calcext:value-type="float">
            <text:p>0</text:p>
          </table:table-cell>
          <table:table-cell table:formula="of:=['Unit dates'.E70]*[.$C$1]" office:value-type="float" office:value="0" calcext:value-type="float">
            <text:p>0</text:p>
          </table:table-cell>
          <table:table-cell table:formula="of:=['Unit dates'.F70]*[.$C$1]" office:value-type="float" office:value="0" calcext:value-type="float">
            <text:p>0</text:p>
          </table:table-cell>
          <table:table-cell table:formula="of:=['Unit dates'.G7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71]">
            <text:p/>
          </table:table-cell>
          <table:table-cell table:style-name="ce28" table:formula="of:=['Unit dates'.B71]" office:value-type="float" office:value="0" calcext:value-type="float">
            <text:p>0</text:p>
          </table:table-cell>
          <table:table-cell table:style-name="ce28" table:formula="of:=['Unit dates'.C71]" office:value-type="float" office:value="0" calcext:value-type="float">
            <text:p>0</text:p>
          </table:table-cell>
          <table:table-cell table:formula="of:=['Unit dates'.D71]*[.$C$1]" office:value-type="float" office:value="0" calcext:value-type="float">
            <text:p>0</text:p>
          </table:table-cell>
          <table:table-cell table:formula="of:=['Unit dates'.E71]*[.$C$1]" office:value-type="float" office:value="0" calcext:value-type="float">
            <text:p>0</text:p>
          </table:table-cell>
          <table:table-cell table:formula="of:=['Unit dates'.F71]*[.$C$1]" office:value-type="float" office:value="0" calcext:value-type="float">
            <text:p>0</text:p>
          </table:table-cell>
          <table:table-cell table:formula="of:=['Unit dates'.G7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72]" office:value-type="string" office:string-value="Fish / Salmon" calcext:value-type="string">
            <text:p>Fish / Salmon</text:p>
          </table:table-cell>
          <table:table-cell table:style-name="ce28" table:formula="of:=['Unit dates'.B72]" office:value-type="string" office:string-value="??" calcext:value-type="string">
            <text:p>??</text:p>
          </table:table-cell>
          <table:table-cell table:style-name="ce28" table:formula="of:=['Unit dates'.C72]" office:value-type="float" office:value="0" calcext:value-type="float">
            <text:p>0</text:p>
          </table:table-cell>
          <table:table-cell table:formula="of:=['Unit dates'.D72]*[.$C$1]" office:value-type="float" office:value="0" calcext:value-type="float">
            <text:p>0</text:p>
          </table:table-cell>
          <table:table-cell table:formula="of:=['Unit dates'.E72]*[.$C$1]" office:value-type="float" office:value="0" calcext:value-type="float">
            <text:p>0</text:p>
          </table:table-cell>
          <table:table-cell table:formula="of:=['Unit dates'.F72]*[.$C$1]" office:value-type="float" office:value="0" calcext:value-type="float">
            <text:p>0</text:p>
          </table:table-cell>
          <table:table-cell table:formula="of:=['Unit dates'.G7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3]">
            <text:p/>
          </table:table-cell>
          <table:table-cell table:style-name="ce28" table:formula="of:=['Unit dates'.B73]" office:value-type="float" office:value="0" calcext:value-type="float">
            <text:p>0</text:p>
          </table:table-cell>
          <table:table-cell table:style-name="ce28" table:formula="of:=['Unit dates'.C73]" office:value-type="float" office:value="0" calcext:value-type="float">
            <text:p>0</text:p>
          </table:table-cell>
          <table:table-cell table:formula="of:=['Unit dates'.D73]*[.$C$1]" office:value-type="float" office:value="0" calcext:value-type="float">
            <text:p>0</text:p>
          </table:table-cell>
          <table:table-cell table:formula="of:=['Unit dates'.E73]*[.$C$1]" office:value-type="float" office:value="0" calcext:value-type="float">
            <text:p>0</text:p>
          </table:table-cell>
          <table:table-cell table:formula="of:=['Unit dates'.F73]*[.$C$1]" office:value-type="float" office:value="0" calcext:value-type="float">
            <text:p>0</text:p>
          </table:table-cell>
          <table:table-cell table:formula="of:=['Unit dates'.G7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4]">
            <text:p/>
          </table:table-cell>
          <table:table-cell table:style-name="ce28" table:formula="of:=['Unit dates'.B74]" office:value-type="float" office:value="0" calcext:value-type="float">
            <text:p>0</text:p>
          </table:table-cell>
          <table:table-cell table:style-name="ce28" table:formula="of:=['Unit dates'.C74]" office:value-type="float" office:value="0" calcext:value-type="float">
            <text:p>0</text:p>
          </table:table-cell>
          <table:table-cell table:formula="of:=['Unit dates'.D74]*[.$C$1]" office:value-type="float" office:value="0" calcext:value-type="float">
            <text:p>0</text:p>
          </table:table-cell>
          <table:table-cell table:formula="of:=['Unit dates'.E74]*[.$C$1]" office:value-type="float" office:value="0" calcext:value-type="float">
            <text:p>0</text:p>
          </table:table-cell>
          <table:table-cell table:formula="of:=['Unit dates'.F74]*[.$C$1]" office:value-type="float" office:value="0" calcext:value-type="float">
            <text:p>0</text:p>
          </table:table-cell>
          <table:table-cell table:formula="of:=['Unit dates'.G7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5]" office:value-type="string" office:string-value="Haloumi" calcext:value-type="string">
            <text:p>Haloumi</text:p>
          </table:table-cell>
          <table:table-cell table:style-name="ce28" table:formula="of:=['Unit dates'.B75]" office:value-type="string" office:string-value="??" calcext:value-type="string">
            <text:p>??</text:p>
          </table:table-cell>
          <table:table-cell table:style-name="ce28" table:formula="of:=['Unit dates'.C75]" office:value-type="string" office:string-value="g" calcext:value-type="string">
            <text:p>g</text:p>
          </table:table-cell>
          <table:table-cell table:formula="of:=['Unit dates'.D75]*[.$C$1]" office:value-type="float" office:value="0.0225" calcext:value-type="float">
            <text:p>0.0225</text:p>
          </table:table-cell>
          <table:table-cell table:formula="of:=['Unit dates'.E75]*[.$C$1]" office:value-type="float" office:value="0.0225" calcext:value-type="float">
            <text:p>0.0225</text:p>
          </table:table-cell>
          <table:table-cell table:formula="of:=['Unit dates'.F75]*[.$C$1]" office:value-type="float" office:value="0" calcext:value-type="float">
            <text:p>0</text:p>
          </table:table-cell>
          <table:table-cell table:formula="of:=['Unit dates'.G7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6]">
            <text:p/>
          </table:table-cell>
          <table:table-cell table:style-name="ce28" table:formula="of:=['Unit dates'.B76]" office:value-type="float" office:value="0" calcext:value-type="float">
            <text:p>0</text:p>
          </table:table-cell>
          <table:table-cell table:style-name="ce28" table:formula="of:=['Unit dates'.C76]" office:value-type="float" office:value="0" calcext:value-type="float">
            <text:p>0</text:p>
          </table:table-cell>
          <table:table-cell table:formula="of:=['Unit dates'.D76]*[.$C$1]" office:value-type="float" office:value="0" calcext:value-type="float">
            <text:p>0</text:p>
          </table:table-cell>
          <table:table-cell table:formula="of:=['Unit dates'.E76]*[.$C$1]" office:value-type="float" office:value="0" calcext:value-type="float">
            <text:p>0</text:p>
          </table:table-cell>
          <table:table-cell table:formula="of:=['Unit dates'.F76]*[.$C$1]" office:value-type="float" office:value="0" calcext:value-type="float">
            <text:p>0</text:p>
          </table:table-cell>
          <table:table-cell table:formula="of:=['Unit dates'.G7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7]">
            <text:p/>
          </table:table-cell>
          <table:table-cell table:style-name="ce28" table:formula="of:=['Unit dates'.B77]" office:value-type="float" office:value="0" calcext:value-type="float">
            <text:p>0</text:p>
          </table:table-cell>
          <table:table-cell table:style-name="ce28" table:formula="of:=['Unit dates'.C77]" office:value-type="float" office:value="0" calcext:value-type="float">
            <text:p>0</text:p>
          </table:table-cell>
          <table:table-cell table:formula="of:=['Unit dates'.D77]*[.$C$1]" office:value-type="float" office:value="0" calcext:value-type="float">
            <text:p>0</text:p>
          </table:table-cell>
          <table:table-cell table:formula="of:=['Unit dates'.E77]*[.$C$1]" office:value-type="float" office:value="0" calcext:value-type="float">
            <text:p>0</text:p>
          </table:table-cell>
          <table:table-cell table:formula="of:=['Unit dates'.F77]*[.$C$1]" office:value-type="float" office:value="0" calcext:value-type="float">
            <text:p>0</text:p>
          </table:table-cell>
          <table:table-cell table:formula="of:=['Unit dates'.G7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8]" office:value-type="string" office:string-value="Fried onions" calcext:value-type="string">
            <text:p>Fried onions</text:p>
          </table:table-cell>
          <table:table-cell table:style-name="ce28" table:formula="of:=['Unit dates'.B78]" office:value-type="string" office:string-value="??" calcext:value-type="string">
            <text:p>??</text:p>
          </table:table-cell>
          <table:table-cell table:style-name="ce28" table:formula="of:=['Unit dates'.C78]" office:value-type="string" office:string-value="g" calcext:value-type="string">
            <text:p>g</text:p>
          </table:table-cell>
          <table:table-cell table:formula="of:=['Unit dates'.D78]*[.$C$1]" office:value-type="float" office:value="0.0225" calcext:value-type="float">
            <text:p>0.0225</text:p>
          </table:table-cell>
          <table:table-cell table:formula="of:=['Unit dates'.E78]*[.$C$1]" office:value-type="float" office:value="0.0225" calcext:value-type="float">
            <text:p>0.0225</text:p>
          </table:table-cell>
          <table:table-cell table:formula="of:=['Unit dates'.F78]*[.$C$1]" office:value-type="float" office:value="0" calcext:value-type="float">
            <text:p>0</text:p>
          </table:table-cell>
          <table:table-cell table:formula="of:=['Unit dates'.G7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79]">
            <text:p/>
          </table:table-cell>
          <table:table-cell table:style-name="ce28" table:formula="of:=['Unit dates'.B79]" office:value-type="float" office:value="0" calcext:value-type="float">
            <text:p>0</text:p>
          </table:table-cell>
          <table:table-cell table:style-name="ce28" table:formula="of:=['Unit dates'.C79]" office:value-type="float" office:value="0" calcext:value-type="float">
            <text:p>0</text:p>
          </table:table-cell>
          <table:table-cell table:formula="of:=['Unit dates'.D79]*[.$C$1]" office:value-type="float" office:value="0" calcext:value-type="float">
            <text:p>0</text:p>
          </table:table-cell>
          <table:table-cell table:formula="of:=['Unit dates'.E79]*[.$C$1]" office:value-type="float" office:value="0" calcext:value-type="float">
            <text:p>0</text:p>
          </table:table-cell>
          <table:table-cell table:formula="of:=['Unit dates'.F79]*[.$C$1]" office:value-type="float" office:value="0" calcext:value-type="float">
            <text:p>0</text:p>
          </table:table-cell>
          <table:table-cell table:formula="of:=['Unit dates'.G7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0]">
            <text:p/>
          </table:table-cell>
          <table:table-cell table:style-name="ce28" table:formula="of:=['Unit dates'.B80]" office:value-type="float" office:value="0" calcext:value-type="float">
            <text:p>0</text:p>
          </table:table-cell>
          <table:table-cell table:style-name="ce28" table:formula="of:=['Unit dates'.C80]" office:value-type="float" office:value="0" calcext:value-type="float">
            <text:p>0</text:p>
          </table:table-cell>
          <table:table-cell table:formula="of:=['Unit dates'.D80]*[.$C$1]" office:value-type="float" office:value="0" calcext:value-type="float">
            <text:p>0</text:p>
          </table:table-cell>
          <table:table-cell table:formula="of:=['Unit dates'.E80]*[.$C$1]" office:value-type="float" office:value="0" calcext:value-type="float">
            <text:p>0</text:p>
          </table:table-cell>
          <table:table-cell table:formula="of:=['Unit dates'.F80]*[.$C$1]" office:value-type="float" office:value="0" calcext:value-type="float">
            <text:p>0</text:p>
          </table:table-cell>
          <table:table-cell table:formula="of:=['Unit dates'.G8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1]" office:value-type="string" office:string-value="Sauerkraut" calcext:value-type="string">
            <text:p>Sauerkraut</text:p>
          </table:table-cell>
          <table:table-cell table:style-name="ce28" table:formula="of:=['Unit dates'.B81]" office:value-type="string" office:string-value="??" calcext:value-type="string">
            <text:p>??</text:p>
          </table:table-cell>
          <table:table-cell table:style-name="ce28" table:formula="of:=['Unit dates'.C81]" office:value-type="string" office:string-value="g" calcext:value-type="string">
            <text:p>g</text:p>
          </table:table-cell>
          <table:table-cell table:formula="of:=['Unit dates'.D81]*[.$C$1]" office:value-type="float" office:value="0" calcext:value-type="float">
            <text:p>0</text:p>
          </table:table-cell>
          <table:table-cell table:formula="of:=['Unit dates'.E81]*[.$C$1]" office:value-type="float" office:value="0" calcext:value-type="float">
            <text:p>0</text:p>
          </table:table-cell>
          <table:table-cell table:formula="of:=['Unit dates'.F81]*[.$C$1]" office:value-type="float" office:value="0" calcext:value-type="float">
            <text:p>0</text:p>
          </table:table-cell>
          <table:table-cell table:formula="of:=['Unit dates'.G8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2]">
            <text:p/>
          </table:table-cell>
          <table:table-cell table:style-name="ce28" table:formula="of:=['Unit dates'.B82]" office:value-type="float" office:value="0" calcext:value-type="float">
            <text:p>0</text:p>
          </table:table-cell>
          <table:table-cell table:style-name="ce28" table:formula="of:=['Unit dates'.C82]" office:value-type="float" office:value="0" calcext:value-type="float">
            <text:p>0</text:p>
          </table:table-cell>
          <table:table-cell table:formula="of:=['Unit dates'.D82]*[.$C$1]" office:value-type="float" office:value="0" calcext:value-type="float">
            <text:p>0</text:p>
          </table:table-cell>
          <table:table-cell table:formula="of:=['Unit dates'.E82]*[.$C$1]" office:value-type="float" office:value="0" calcext:value-type="float">
            <text:p>0</text:p>
          </table:table-cell>
          <table:table-cell table:formula="of:=['Unit dates'.F82]*[.$C$1]" office:value-type="float" office:value="0" calcext:value-type="float">
            <text:p>0</text:p>
          </table:table-cell>
          <table:table-cell table:formula="of:=['Unit dates'.G8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3]">
            <text:p/>
          </table:table-cell>
          <table:table-cell table:style-name="ce28" table:formula="of:=['Unit dates'.B83]" office:value-type="float" office:value="0" calcext:value-type="float">
            <text:p>0</text:p>
          </table:table-cell>
          <table:table-cell table:style-name="ce28" table:formula="of:=['Unit dates'.C83]" office:value-type="float" office:value="0" calcext:value-type="float">
            <text:p>0</text:p>
          </table:table-cell>
          <table:table-cell table:formula="of:=['Unit dates'.D83]*[.$C$1]" office:value-type="float" office:value="0" calcext:value-type="float">
            <text:p>0</text:p>
          </table:table-cell>
          <table:table-cell table:formula="of:=['Unit dates'.E83]*[.$C$1]" office:value-type="float" office:value="0" calcext:value-type="float">
            <text:p>0</text:p>
          </table:table-cell>
          <table:table-cell table:formula="of:=['Unit dates'.F83]*[.$C$1]" office:value-type="float" office:value="0" calcext:value-type="float">
            <text:p>0</text:p>
          </table:table-cell>
          <table:table-cell table:formula="of:=['Unit dates'.G8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4]" office:value-type="string" office:string-value="Corn" calcext:value-type="string">
            <text:p>Corn</text:p>
          </table:table-cell>
          <table:table-cell table:style-name="ce28" table:formula="of:=['Unit dates'.B84]" office:value-type="string" office:string-value="??" calcext:value-type="string">
            <text:p>??</text:p>
          </table:table-cell>
          <table:table-cell table:style-name="ce28" table:formula="of:=['Unit dates'.C84]" office:value-type="float" office:value="0" calcext:value-type="float">
            <text:p>0</text:p>
          </table:table-cell>
          <table:table-cell table:formula="of:=['Unit dates'.D84]*[.$C$1]" office:value-type="float" office:value="0" calcext:value-type="float">
            <text:p>0</text:p>
          </table:table-cell>
          <table:table-cell table:formula="of:=['Unit dates'.E84]*[.$C$1]" office:value-type="float" office:value="0" calcext:value-type="float">
            <text:p>0</text:p>
          </table:table-cell>
          <table:table-cell table:formula="of:=['Unit dates'.F84]*[.$C$1]" office:value-type="float" office:value="0" calcext:value-type="float">
            <text:p>0</text:p>
          </table:table-cell>
          <table:table-cell table:formula="of:=['Unit dates'.G8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5]">
            <text:p/>
          </table:table-cell>
          <table:table-cell table:style-name="ce28" table:formula="of:=['Unit dates'.B85]" office:value-type="float" office:value="0" calcext:value-type="float">
            <text:p>0</text:p>
          </table:table-cell>
          <table:table-cell table:style-name="ce28" table:formula="of:=['Unit dates'.C85]" office:value-type="float" office:value="0" calcext:value-type="float">
            <text:p>0</text:p>
          </table:table-cell>
          <table:table-cell table:formula="of:=['Unit dates'.D85]*[.$C$1]" office:value-type="float" office:value="0" calcext:value-type="float">
            <text:p>0</text:p>
          </table:table-cell>
          <table:table-cell table:formula="of:=['Unit dates'.E85]*[.$C$1]" office:value-type="float" office:value="0" calcext:value-type="float">
            <text:p>0</text:p>
          </table:table-cell>
          <table:table-cell table:formula="of:=['Unit dates'.F85]*[.$C$1]" office:value-type="float" office:value="0" calcext:value-type="float">
            <text:p>0</text:p>
          </table:table-cell>
          <table:table-cell table:formula="of:=['Unit dates'.G8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6]">
            <text:p/>
          </table:table-cell>
          <table:table-cell table:style-name="ce28" table:formula="of:=['Unit dates'.B86]" office:value-type="float" office:value="0" calcext:value-type="float">
            <text:p>0</text:p>
          </table:table-cell>
          <table:table-cell table:style-name="ce28" table:formula="of:=['Unit dates'.C86]" office:value-type="float" office:value="0" calcext:value-type="float">
            <text:p>0</text:p>
          </table:table-cell>
          <table:table-cell table:formula="of:=['Unit dates'.D86]*[.$C$1]" office:value-type="float" office:value="0" calcext:value-type="float">
            <text:p>0</text:p>
          </table:table-cell>
          <table:table-cell table:formula="of:=['Unit dates'.E86]*[.$C$1]" office:value-type="float" office:value="0" calcext:value-type="float">
            <text:p>0</text:p>
          </table:table-cell>
          <table:table-cell table:formula="of:=['Unit dates'.F86]*[.$C$1]" office:value-type="float" office:value="0" calcext:value-type="float">
            <text:p>0</text:p>
          </table:table-cell>
          <table:table-cell table:formula="of:=['Unit dates'.G8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7]" office:value-type="string" office:string-value="Chicken wings" calcext:value-type="string">
            <text:p>Chicken wings</text:p>
          </table:table-cell>
          <table:table-cell table:style-name="ce28" table:formula="of:=['Unit dates'.B87]" office:value-type="string" office:string-value="Chicken wings (1 is 30g)" calcext:value-type="string">
            <text:p>Chicken wings (1 is 30g)</text:p>
          </table:table-cell>
          <table:table-cell table:style-name="ce28" table:formula="of:=['Unit dates'.C87]" office:value-type="string" office:string-value="wings" calcext:value-type="string">
            <text:p>wings</text:p>
          </table:table-cell>
          <table:table-cell table:formula="of:=['Unit dates'.D87]*[.$C$1]" office:value-type="float" office:value="0" calcext:value-type="float">
            <text:p>0</text:p>
          </table:table-cell>
          <table:table-cell table:formula="of:=['Unit dates'.E87]*[.$C$1]" office:value-type="float" office:value="0" calcext:value-type="float">
            <text:p>0</text:p>
          </table:table-cell>
          <table:table-cell table:formula="of:=['Unit dates'.F87]*[.$C$1]" office:value-type="float" office:value="0" calcext:value-type="float">
            <text:p>0</text:p>
          </table:table-cell>
          <table:table-cell table:formula="of:=['Unit dates'.G8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88]" office:value-type="string" office:string-value="Chicken wings" calcext:value-type="string">
            <text:p>Chicken wings</text:p>
          </table:table-cell>
          <table:table-cell table:style-name="ce28" table:formula="of:=['Unit dates'.B88]" office:value-type="string" office:string-value="5 spring onions, finely sliced" calcext:value-type="string">
            <text:p>5 spring onions, finely sliced</text:p>
          </table:table-cell>
          <table:table-cell table:style-name="ce28" table:formula="of:=['Unit dates'.C88]" office:value-type="string" office:string-value="piece" calcext:value-type="string">
            <text:p>piece</text:p>
          </table:table-cell>
          <table:table-cell table:formula="of:=['Unit dates'.D88]*[.$C$1]" office:value-type="float" office:value="0" calcext:value-type="float">
            <text:p>0</text:p>
          </table:table-cell>
          <table:table-cell table:formula="of:=['Unit dates'.E88]*[.$C$1]" office:value-type="float" office:value="0" calcext:value-type="float">
            <text:p>0</text:p>
          </table:table-cell>
          <table:table-cell table:formula="of:=['Unit dates'.F88]*[.$C$1]" office:value-type="float" office:value="0" calcext:value-type="float">
            <text:p>0</text:p>
          </table:table-cell>
          <table:table-cell table:formula="of:=['Unit dates'.G88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89]" office:value-type="string" office:string-value="Chicken wings" calcext:value-type="string">
            <text:p>Chicken wings</text:p>
          </table:table-cell>
          <table:table-cell table:style-name="ce28" table:formula="of:=['Unit dates'.B89]" office:value-type="string" office:string-value="5 tbsp honey" calcext:value-type="string">
            <text:p>5 tbsp honey</text:p>
          </table:table-cell>
          <table:table-cell table:style-name="ce28" table:formula="of:=['Unit dates'.C89]" office:value-type="string" office:string-value="tbsp" calcext:value-type="string">
            <text:p>tbsp</text:p>
          </table:table-cell>
          <table:table-cell table:formula="of:=['Unit dates'.D89]*[.$C$1]" office:value-type="float" office:value="0" calcext:value-type="float">
            <text:p>0</text:p>
          </table:table-cell>
          <table:table-cell table:formula="of:=['Unit dates'.E89]*[.$C$1]" office:value-type="float" office:value="0" calcext:value-type="float">
            <text:p>0</text:p>
          </table:table-cell>
          <table:table-cell table:formula="of:=['Unit dates'.F89]*[.$C$1]" office:value-type="float" office:value="0" calcext:value-type="float">
            <text:p>0</text:p>
          </table:table-cell>
          <table:table-cell table:formula="of:=['Unit dates'.G8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90]" office:value-type="string" office:string-value="Chicken wings" calcext:value-type="string">
            <text:p>Chicken wings</text:p>
          </table:table-cell>
          <table:table-cell table:style-name="ce28" table:formula="of:=['Unit dates'.B90]" office:value-type="string" office:string-value="• 2 tbsp soy sauce" calcext:value-type="string">
            <text:p>• 2 tbsp soy sauce</text:p>
          </table:table-cell>
          <table:table-cell table:style-name="ce28" table:formula="of:=['Unit dates'.C90]" office:value-type="string" office:string-value="tbsp" calcext:value-type="string">
            <text:p>tbsp</text:p>
          </table:table-cell>
          <table:table-cell table:formula="of:=['Unit dates'.D90]*[.$C$1]" office:value-type="float" office:value="0" calcext:value-type="float">
            <text:p>0</text:p>
          </table:table-cell>
          <table:table-cell table:formula="of:=['Unit dates'.E90]*[.$C$1]" office:value-type="float" office:value="0" calcext:value-type="float">
            <text:p>0</text:p>
          </table:table-cell>
          <table:table-cell table:formula="of:=['Unit dates'.F90]*[.$C$1]" office:value-type="float" office:value="0" calcext:value-type="float">
            <text:p>0</text:p>
          </table:table-cell>
          <table:table-cell table:formula="of:=['Unit dates'.G9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1]" office:value-type="string" office:string-value="Chicken wings" calcext:value-type="string">
            <text:p>Chicken wings</text:p>
          </table:table-cell>
          <table:table-cell table:style-name="ce28" table:formula="of:=['Unit dates'.B91]" office:value-type="string" office:string-value="• 1 red chilli, sliced" calcext:value-type="string">
            <text:p>• 1 red chilli, sliced</text:p>
          </table:table-cell>
          <table:table-cell table:style-name="ce28" table:formula="of:=['Unit dates'.C91]" office:value-type="string" office:string-value="piece" calcext:value-type="string">
            <text:p>piece</text:p>
          </table:table-cell>
          <table:table-cell table:formula="of:=['Unit dates'.D91]*[.$C$1]" office:value-type="float" office:value="0" calcext:value-type="float">
            <text:p>0</text:p>
          </table:table-cell>
          <table:table-cell table:formula="of:=['Unit dates'.E91]*[.$C$1]" office:value-type="float" office:value="0" calcext:value-type="float">
            <text:p>0</text:p>
          </table:table-cell>
          <table:table-cell table:formula="of:=['Unit dates'.F91]*[.$C$1]" office:value-type="float" office:value="0" calcext:value-type="float">
            <text:p>0</text:p>
          </table:table-cell>
          <table:table-cell table:formula="of:=['Unit dates'.G9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2]" office:value-type="string" office:string-value="Chicken wings" calcext:value-type="string">
            <text:p>Chicken wings</text:p>
          </table:table-cell>
          <table:table-cell table:style-name="ce28" table:formula="of:=['Unit dates'.B92]" office:value-type="string" office:string-value="• 1–2 cm ginger, grated" calcext:value-type="string">
            <text:p>• 1–2 cm ginger, grated</text:p>
          </table:table-cell>
          <table:table-cell table:style-name="ce28" table:formula="of:=['Unit dates'.C92]" office:value-type="string" office:string-value="cm piece" calcext:value-type="string">
            <text:p>cm piece</text:p>
          </table:table-cell>
          <table:table-cell table:formula="of:=['Unit dates'.D92]*[.$C$1]" office:value-type="float" office:value="0" calcext:value-type="float">
            <text:p>0</text:p>
          </table:table-cell>
          <table:table-cell table:formula="of:=['Unit dates'.E92]*[.$C$1]" office:value-type="float" office:value="0" calcext:value-type="float">
            <text:p>0</text:p>
          </table:table-cell>
          <table:table-cell table:formula="of:=['Unit dates'.F92]*[.$C$1]" office:value-type="float" office:value="0" calcext:value-type="float">
            <text:p>0</text:p>
          </table:table-cell>
          <table:table-cell table:formula="of:=['Unit dates'.G9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3]" office:value-type="string" office:string-value="Chicken wings" calcext:value-type="string">
            <text:p>Chicken wings</text:p>
          </table:table-cell>
          <table:table-cell table:style-name="ce28" table:formula="of:=['Unit dates'.B93]" office:value-type="string" office:string-value="0.625 teaspoon thyme" calcext:value-type="string">
            <text:p>0.625 teaspoon thyme</text:p>
          </table:table-cell>
          <table:table-cell table:style-name="ce28" table:formula="of:=['Unit dates'.C93]" office:value-type="string" office:string-value="tsp" calcext:value-type="string">
            <text:p>tsp</text:p>
          </table:table-cell>
          <table:table-cell table:formula="of:=['Unit dates'.D93]*[.$C$1]" office:value-type="float" office:value="0" calcext:value-type="float">
            <text:p>0</text:p>
          </table:table-cell>
          <table:table-cell table:formula="of:=['Unit dates'.E93]*[.$C$1]" office:value-type="float" office:value="0" calcext:value-type="float">
            <text:p>0</text:p>
          </table:table-cell>
          <table:table-cell table:formula="of:=['Unit dates'.F93]*[.$C$1]" office:value-type="float" office:value="0" calcext:value-type="float">
            <text:p>0</text:p>
          </table:table-cell>
          <table:table-cell table:formula="of:=['Unit dates'.G9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4]">
            <text:p/>
          </table:table-cell>
          <table:table-cell table:style-name="ce28" table:formula="of:=['Unit dates'.B94]" office:value-type="float" office:value="0" calcext:value-type="float">
            <text:p>0</text:p>
          </table:table-cell>
          <table:table-cell table:style-name="ce28" table:formula="of:=['Unit dates'.C94]" office:value-type="float" office:value="0" calcext:value-type="float">
            <text:p>0</text:p>
          </table:table-cell>
          <table:table-cell table:formula="of:=['Unit dates'.D94]*[.$C$1]" office:value-type="float" office:value="0" calcext:value-type="float">
            <text:p>0</text:p>
          </table:table-cell>
          <table:table-cell table:formula="of:=['Unit dates'.E94]*[.$C$1]" office:value-type="float" office:value="0" calcext:value-type="float">
            <text:p>0</text:p>
          </table:table-cell>
          <table:table-cell table:formula="of:=['Unit dates'.F94]*[.$C$1]" office:value-type="float" office:value="0" calcext:value-type="float">
            <text:p>0</text:p>
          </table:table-cell>
          <table:table-cell table:formula="of:=['Unit dates'.G9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5]">
            <text:p/>
          </table:table-cell>
          <table:table-cell table:style-name="ce28" table:formula="of:=['Unit dates'.B95]" office:value-type="float" office:value="0" calcext:value-type="float">
            <text:p>0</text:p>
          </table:table-cell>
          <table:table-cell table:style-name="ce28" table:formula="of:=['Unit dates'.C95]" office:value-type="float" office:value="0" calcext:value-type="float">
            <text:p>0</text:p>
          </table:table-cell>
          <table:table-cell table:formula="of:=['Unit dates'.D95]*[.$C$1]" office:value-type="float" office:value="0" calcext:value-type="float">
            <text:p>0</text:p>
          </table:table-cell>
          <table:table-cell table:formula="of:=['Unit dates'.E95]*[.$C$1]" office:value-type="float" office:value="0" calcext:value-type="float">
            <text:p>0</text:p>
          </table:table-cell>
          <table:table-cell table:formula="of:=['Unit dates'.F95]*[.$C$1]" office:value-type="float" office:value="0" calcext:value-type="float">
            <text:p>0</text:p>
          </table:table-cell>
          <table:table-cell table:formula="of:=['Unit dates'.G9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6]" office:value-type="string" office:string-value="Veggies in Foil" calcext:value-type="string">
            <text:p>Veggies in Foil</text:p>
          </table:table-cell>
          <table:table-cell table:style-name="ce28" table:formula="of:=['Unit dates'.B96]" office:value-type="string" office:string-value="2 potatoes cut in batons" calcext:value-type="string">
            <text:p>2 potatoes cut in batons</text:p>
          </table:table-cell>
          <table:table-cell table:style-name="ce28" table:formula="of:=['Unit dates'.C96]" office:value-type="string" office:string-value="g" calcext:value-type="string">
            <text:p>g</text:p>
          </table:table-cell>
          <table:table-cell table:formula="of:=['Unit dates'.D96]*[.$C$1]" office:value-type="float" office:value="180" calcext:value-type="float">
            <text:p>180</text:p>
          </table:table-cell>
          <table:table-cell table:formula="of:=['Unit dates'.E96]*[.$C$1]" office:value-type="float" office:value="180" calcext:value-type="float">
            <text:p>180</text:p>
          </table:table-cell>
          <table:table-cell table:formula="of:=['Unit dates'.F96]*[.$C$1]" office:value-type="float" office:value="0" calcext:value-type="float">
            <text:p>0</text:p>
          </table:table-cell>
          <table:table-cell table:formula="of:=['Unit dates'.G9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7]" office:value-type="string" office:string-value="Veggies in Foil" calcext:value-type="string">
            <text:p>Veggies in Foil</text:p>
          </table:table-cell>
          <table:table-cell table:style-name="ce28" table:formula="of:=['Unit dates'.B97]" office:value-type="string" office:string-value="4 Carrots cut in batons" calcext:value-type="string">
            <text:p>4 Carrots cut in batons</text:p>
          </table:table-cell>
          <table:table-cell table:style-name="ce28" table:formula="of:=['Unit dates'.C97]" office:value-type="string" office:string-value="g" calcext:value-type="string">
            <text:p>g</text:p>
          </table:table-cell>
          <table:table-cell table:formula="of:=['Unit dates'.D97]*[.$C$1]" office:value-type="float" office:value="180" calcext:value-type="float">
            <text:p>180</text:p>
          </table:table-cell>
          <table:table-cell table:formula="of:=['Unit dates'.E97]*[.$C$1]" office:value-type="float" office:value="180" calcext:value-type="float">
            <text:p>180</text:p>
          </table:table-cell>
          <table:table-cell table:formula="of:=['Unit dates'.F97]*[.$C$1]" office:value-type="float" office:value="0" calcext:value-type="float">
            <text:p>0</text:p>
          </table:table-cell>
          <table:table-cell table:formula="of:=['Unit dates'.G9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8]" office:value-type="string" office:string-value="Veggies in Foil" calcext:value-type="string">
            <text:p>Veggies in Foil</text:p>
          </table:table-cell>
          <table:table-cell table:style-name="ce28" table:formula="of:=['Unit dates'.B98]" office:value-type="string" office:string-value="1 Onion" calcext:value-type="string">
            <text:p>1 Onion</text:p>
          </table:table-cell>
          <table:table-cell table:style-name="ce28" table:formula="of:=['Unit dates'.C98]" office:value-type="string" office:string-value="g" calcext:value-type="string">
            <text:p>g</text:p>
          </table:table-cell>
          <table:table-cell table:formula="of:=['Unit dates'.D98]*[.$C$1]" office:value-type="float" office:value="180" calcext:value-type="float">
            <text:p>180</text:p>
          </table:table-cell>
          <table:table-cell table:formula="of:=['Unit dates'.E98]*[.$C$1]" office:value-type="float" office:value="180" calcext:value-type="float">
            <text:p>180</text:p>
          </table:table-cell>
          <table:table-cell table:formula="of:=['Unit dates'.F98]*[.$C$1]" office:value-type="float" office:value="0" calcext:value-type="float">
            <text:p>0</text:p>
          </table:table-cell>
          <table:table-cell table:formula="of:=['Unit dates'.G9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99]" office:value-type="string" office:string-value="Veggies in Foil" calcext:value-type="string">
            <text:p>Veggies in Foil</text:p>
          </table:table-cell>
          <table:table-cell table:style-name="ce28" table:formula="of:=['Unit dates'.B99]" office:value-type="string" office:string-value="Parsley" calcext:value-type="string">
            <text:p>Parsley</text:p>
          </table:table-cell>
          <table:table-cell table:style-name="ce28" table:formula="of:=['Unit dates'.C99]" office:value-type="string" office:string-value="bunch" calcext:value-type="string">
            <text:p>bunch</text:p>
          </table:table-cell>
          <table:table-cell table:formula="of:=['Unit dates'.D99]*[.$C$1]" office:value-type="float" office:value="180" calcext:value-type="float">
            <text:p>180</text:p>
          </table:table-cell>
          <table:table-cell table:formula="of:=['Unit dates'.E99]*[.$C$1]" office:value-type="float" office:value="180" calcext:value-type="float">
            <text:p>180</text:p>
          </table:table-cell>
          <table:table-cell table:formula="of:=['Unit dates'.F99]*[.$C$1]" office:value-type="float" office:value="0" calcext:value-type="float">
            <text:p>0</text:p>
          </table:table-cell>
          <table:table-cell table:formula="of:=['Unit dates'.G99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00]" office:value-type="string" office:string-value="Veggies in Foil" calcext:value-type="string">
            <text:p>Veggies in Foil</text:p>
          </table:table-cell>
          <table:table-cell table:style-name="ce28" table:formula="of:=['Unit dates'.B100]" office:value-type="string" office:string-value="Salt" calcext:value-type="string">
            <text:p>Salt</text:p>
          </table:table-cell>
          <table:table-cell table:style-name="ce28" table:formula="of:=['Unit dates'.C100]" office:value-type="string" office:string-value="tsp" calcext:value-type="string">
            <text:p>tsp</text:p>
          </table:table-cell>
          <table:table-cell table:formula="of:=['Unit dates'.D100]*[.$C$1]" office:value-type="float" office:value="180" calcext:value-type="float">
            <text:p>180</text:p>
          </table:table-cell>
          <table:table-cell table:formula="of:=['Unit dates'.E100]*[.$C$1]" office:value-type="float" office:value="180" calcext:value-type="float">
            <text:p>180</text:p>
          </table:table-cell>
          <table:table-cell table:formula="of:=['Unit dates'.F100]*[.$C$1]" office:value-type="float" office:value="0" calcext:value-type="float">
            <text:p>0</text:p>
          </table:table-cell>
          <table:table-cell table:formula="of:=['Unit dates'.G10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01]" office:value-type="string" office:string-value="Veggies in Foil" calcext:value-type="string">
            <text:p>Veggies in Foil</text:p>
          </table:table-cell>
          <table:table-cell table:style-name="ce28" table:formula="of:=['Unit dates'.B101]" office:value-type="string" office:string-value="Pepper" calcext:value-type="string">
            <text:p>Pepper</text:p>
          </table:table-cell>
          <table:table-cell table:style-name="ce28" table:formula="of:=['Unit dates'.C101]" office:value-type="string" office:string-value="tsp" calcext:value-type="string">
            <text:p>tsp</text:p>
          </table:table-cell>
          <table:table-cell table:formula="of:=['Unit dates'.D101]*[.$C$1]" office:value-type="float" office:value="180" calcext:value-type="float">
            <text:p>180</text:p>
          </table:table-cell>
          <table:table-cell table:formula="of:=['Unit dates'.E101]*[.$C$1]" office:value-type="float" office:value="180" calcext:value-type="float">
            <text:p>180</text:p>
          </table:table-cell>
          <table:table-cell table:formula="of:=['Unit dates'.F101]*[.$C$1]" office:value-type="float" office:value="0" calcext:value-type="float">
            <text:p>0</text:p>
          </table:table-cell>
          <table:table-cell table:formula="of:=['Unit dates'.G10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2]" office:value-type="string" office:string-value="Veggies in Foil" calcext:value-type="string">
            <text:p>Veggies in Foil</text:p>
          </table:table-cell>
          <table:table-cell table:style-name="ce28" table:formula="of:=['Unit dates'.B102]" office:value-type="string" office:string-value="12 tbsp Butter" calcext:value-type="string">
            <text:p>12 tbsp Butter</text:p>
          </table:table-cell>
          <table:table-cell table:style-name="ce28" table:formula="of:=['Unit dates'.C102]" office:value-type="string" office:string-value="g" calcext:value-type="string">
            <text:p>g</text:p>
          </table:table-cell>
          <table:table-cell table:formula="of:=['Unit dates'.D102]*[.$C$1]" office:value-type="float" office:value="180" calcext:value-type="float">
            <text:p>180</text:p>
          </table:table-cell>
          <table:table-cell table:formula="of:=['Unit dates'.E102]*[.$C$1]" office:value-type="float" office:value="180" calcext:value-type="float">
            <text:p>180</text:p>
          </table:table-cell>
          <table:table-cell table:formula="of:=['Unit dates'.F102]*[.$C$1]" office:value-type="float" office:value="0" calcext:value-type="float">
            <text:p>0</text:p>
          </table:table-cell>
          <table:table-cell table:formula="of:=['Unit dates'.G10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3]">
            <text:p/>
          </table:table-cell>
          <table:table-cell table:style-name="ce28" table:formula="of:=['Unit dates'.B103]" office:value-type="float" office:value="0" calcext:value-type="float">
            <text:p>0</text:p>
          </table:table-cell>
          <table:table-cell table:style-name="ce28" table:formula="of:=['Unit dates'.C103]" office:value-type="float" office:value="0" calcext:value-type="float">
            <text:p>0</text:p>
          </table:table-cell>
          <table:table-cell table:formula="of:=['Unit dates'.D103]*[.$C$1]" office:value-type="float" office:value="0" calcext:value-type="float">
            <text:p>0</text:p>
          </table:table-cell>
          <table:table-cell table:formula="of:=['Unit dates'.E103]*[.$C$1]" office:value-type="float" office:value="0" calcext:value-type="float">
            <text:p>0</text:p>
          </table:table-cell>
          <table:table-cell table:formula="of:=['Unit dates'.F103]*[.$C$1]" office:value-type="float" office:value="0" calcext:value-type="float">
            <text:p>0</text:p>
          </table:table-cell>
          <table:table-cell table:formula="of:=['Unit dates'.G10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4]">
            <text:p/>
          </table:table-cell>
          <table:table-cell table:style-name="ce28" table:formula="of:=['Unit dates'.B104]" office:value-type="float" office:value="0" calcext:value-type="float">
            <text:p>0</text:p>
          </table:table-cell>
          <table:table-cell table:style-name="ce28" table:formula="of:=['Unit dates'.C104]" office:value-type="float" office:value="0" calcext:value-type="float">
            <text:p>0</text:p>
          </table:table-cell>
          <table:table-cell table:formula="of:=['Unit dates'.D104]*[.$C$1]" office:value-type="float" office:value="0" calcext:value-type="float">
            <text:p>0</text:p>
          </table:table-cell>
          <table:table-cell table:formula="of:=['Unit dates'.E104]*[.$C$1]" office:value-type="float" office:value="0" calcext:value-type="float">
            <text:p>0</text:p>
          </table:table-cell>
          <table:table-cell table:formula="of:=['Unit dates'.F104]*[.$C$1]" office:value-type="float" office:value="0" calcext:value-type="float">
            <text:p>0</text:p>
          </table:table-cell>
          <table:table-cell table:formula="of:=['Unit dates'.G10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5]" office:value-type="string" office:string-value="Couscous salad" calcext:value-type="string">
            <text:p>Couscous salad</text:p>
          </table:table-cell>
          <table:table-cell table:style-name="ce28" table:formula="of:=['Unit dates'.B105]" office:value-type="string" office:string-value="160g couscous" calcext:value-type="string">
            <text:p>160g couscous</text:p>
          </table:table-cell>
          <table:table-cell table:style-name="ce28" table:formula="of:=['Unit dates'.C105]" office:value-type="string" office:string-value="g" calcext:value-type="string">
            <text:p>g</text:p>
          </table:table-cell>
          <table:table-cell table:formula="of:=['Unit dates'.D105]*[.$C$1]" office:value-type="float" office:value="120" calcext:value-type="float">
            <text:p>120</text:p>
          </table:table-cell>
          <table:table-cell table:formula="of:=['Unit dates'.E105]*[.$C$1]" office:value-type="float" office:value="120" calcext:value-type="float">
            <text:p>120</text:p>
          </table:table-cell>
          <table:table-cell table:formula="of:=['Unit dates'.F105]*[.$C$1]" office:value-type="float" office:value="0" calcext:value-type="float">
            <text:p>0</text:p>
          </table:table-cell>
          <table:table-cell table:formula="of:=['Unit dates'.G10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6]" office:value-type="string" office:string-value="Couscous salad" calcext:value-type="string">
            <text:p>Couscous salad</text:p>
          </table:table-cell>
          <table:table-cell table:style-name="ce28" table:formula="of:=['Unit dates'.B106]" office:value-type="string" office:string-value="500ml veggie stock" calcext:value-type="string">
            <text:p>500ml veggie stock</text:p>
          </table:table-cell>
          <table:table-cell table:style-name="ce28" table:formula="of:=['Unit dates'.C106]" office:value-type="string" office:string-value="ml" calcext:value-type="string">
            <text:p>ml</text:p>
          </table:table-cell>
          <table:table-cell table:formula="of:=['Unit dates'.D106]*[.$C$1]" office:value-type="float" office:value="120" calcext:value-type="float">
            <text:p>120</text:p>
          </table:table-cell>
          <table:table-cell table:formula="of:=['Unit dates'.E106]*[.$C$1]" office:value-type="float" office:value="120" calcext:value-type="float">
            <text:p>120</text:p>
          </table:table-cell>
          <table:table-cell table:formula="of:=['Unit dates'.F106]*[.$C$1]" office:value-type="float" office:value="0" calcext:value-type="float">
            <text:p>0</text:p>
          </table:table-cell>
          <table:table-cell table:formula="of:=['Unit dates'.G10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7]" office:value-type="string" office:string-value="Couscous salad" calcext:value-type="string">
            <text:p>Couscous salad</text:p>
          </table:table-cell>
          <table:table-cell table:style-name="ce28" table:formula="of:=['Unit dates'.B107]" office:value-type="string" office:string-value="200g dried apricots, chopped into quarters" calcext:value-type="string">
            <text:p>200g dried apricots, chopped into quarters</text:p>
          </table:table-cell>
          <table:table-cell table:style-name="ce28" table:formula="of:=['Unit dates'.C107]" office:value-type="string" office:string-value="g" calcext:value-type="string">
            <text:p>g</text:p>
          </table:table-cell>
          <table:table-cell table:formula="of:=['Unit dates'.D107]*[.$C$1]" office:value-type="float" office:value="120" calcext:value-type="float">
            <text:p>120</text:p>
          </table:table-cell>
          <table:table-cell table:formula="of:=['Unit dates'.E107]*[.$C$1]" office:value-type="float" office:value="120" calcext:value-type="float">
            <text:p>120</text:p>
          </table:table-cell>
          <table:table-cell table:formula="of:=['Unit dates'.F107]*[.$C$1]" office:value-type="float" office:value="0" calcext:value-type="float">
            <text:p>0</text:p>
          </table:table-cell>
          <table:table-cell table:formula="of:=['Unit dates'.G10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8]" office:value-type="string" office:string-value="Couscous salad" calcext:value-type="string">
            <text:p>Couscous salad</text:p>
          </table:table-cell>
          <table:table-cell table:style-name="ce28" table:formula="of:=['Unit dates'.B108]" office:value-type="string" office:string-value="100g walnuts, very roughly chopped" calcext:value-type="string">
            <text:p>100g walnuts, very roughly chopped</text:p>
          </table:table-cell>
          <table:table-cell table:style-name="ce28" table:formula="of:=['Unit dates'.C108]" office:value-type="string" office:string-value="g" calcext:value-type="string">
            <text:p>g</text:p>
          </table:table-cell>
          <table:table-cell table:formula="of:=['Unit dates'.D108]*[.$C$1]" office:value-type="float" office:value="120" calcext:value-type="float">
            <text:p>120</text:p>
          </table:table-cell>
          <table:table-cell table:formula="of:=['Unit dates'.E108]*[.$C$1]" office:value-type="float" office:value="120" calcext:value-type="float">
            <text:p>120</text:p>
          </table:table-cell>
          <table:table-cell table:formula="of:=['Unit dates'.F108]*[.$C$1]" office:value-type="float" office:value="0" calcext:value-type="float">
            <text:p>0</text:p>
          </table:table-cell>
          <table:table-cell table:formula="of:=['Unit dates'.G10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09]" office:value-type="string" office:string-value="Couscous salad" calcext:value-type="string">
            <text:p>Couscous salad</text:p>
          </table:table-cell>
          <table:table-cell table:style-name="ce28" table:formula="of:=['Unit dates'.B109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28" table:formula="of:=['Unit dates'.C109]" office:value-type="string" office:string-value="g" calcext:value-type="string">
            <text:p>g</text:p>
          </table:table-cell>
          <table:table-cell table:formula="of:=['Unit dates'.D109]*[.$C$1]" office:value-type="float" office:value="120" calcext:value-type="float">
            <text:p>120</text:p>
          </table:table-cell>
          <table:table-cell table:formula="of:=['Unit dates'.E109]*[.$C$1]" office:value-type="float" office:value="120" calcext:value-type="float">
            <text:p>120</text:p>
          </table:table-cell>
          <table:table-cell table:formula="of:=['Unit dates'.F109]*[.$C$1]" office:value-type="float" office:value="0" calcext:value-type="float">
            <text:p>0</text:p>
          </table:table-cell>
          <table:table-cell table:formula="of:=['Unit dates'.G10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0]" office:value-type="string" office:string-value="Couscous salad" calcext:value-type="string">
            <text:p>Couscous salad</text:p>
          </table:table-cell>
          <table:table-cell table:style-name="ce28" table:formula="of:=['Unit dates'.B110]" office:value-type="string" office:string-value="2 spring onions (finely chopped)" calcext:value-type="string">
            <text:p>2 spring onions (finely chopped)</text:p>
          </table:table-cell>
          <table:table-cell table:style-name="ce28" table:formula="of:=['Unit dates'.C110]" office:value-type="string" office:string-value="piece" calcext:value-type="string">
            <text:p>piece</text:p>
          </table:table-cell>
          <table:table-cell table:formula="of:=['Unit dates'.D110]*[.$C$1]" office:value-type="float" office:value="120" calcext:value-type="float">
            <text:p>120</text:p>
          </table:table-cell>
          <table:table-cell table:formula="of:=['Unit dates'.E110]*[.$C$1]" office:value-type="float" office:value="120" calcext:value-type="float">
            <text:p>120</text:p>
          </table:table-cell>
          <table:table-cell table:formula="of:=['Unit dates'.F110]*[.$C$1]" office:value-type="float" office:value="0" calcext:value-type="float">
            <text:p>0</text:p>
          </table:table-cell>
          <table:table-cell table:formula="of:=['Unit dates'.G110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11]" office:value-type="string" office:string-value="Couscous salad" calcext:value-type="string">
            <text:p>Couscous salad</text:p>
          </table:table-cell>
          <table:table-cell table:style-name="ce28" table:formula="of:=['Unit dates'.B111]" office:value-type="string" office:string-value="some pomegranate seeds (about 1/4 of a fruit)" calcext:value-type="string">
            <text:p>some pomegranate seeds (about 1/4 of a fruit)</text:p>
          </table:table-cell>
          <table:table-cell table:style-name="ce28" table:formula="of:=['Unit dates'.C111]" office:value-type="string" office:string-value="piece" calcext:value-type="string">
            <text:p>piece</text:p>
          </table:table-cell>
          <table:table-cell table:formula="of:=['Unit dates'.D111]*[.$C$1]" office:value-type="float" office:value="120" calcext:value-type="float">
            <text:p>120</text:p>
          </table:table-cell>
          <table:table-cell table:formula="of:=['Unit dates'.E111]*[.$C$1]" office:value-type="float" office:value="120" calcext:value-type="float">
            <text:p>120</text:p>
          </table:table-cell>
          <table:table-cell table:formula="of:=['Unit dates'.F111]*[.$C$1]" office:value-type="float" office:value="0" calcext:value-type="float">
            <text:p>0</text:p>
          </table:table-cell>
          <table:table-cell table:formula="of:=['Unit dates'.G111]*[.$C$1]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28" table:formula="of:=['Unit dates'.A112]" office:value-type="string" office:string-value="Couscous salad" calcext:value-type="string">
            <text:p>Couscous salad</text:p>
          </table:table-cell>
          <table:table-cell table:style-name="ce28" table:formula="of:=['Unit dates'.B112]" office:value-type="string" office:string-value="3 tbsp lemon juice" calcext:value-type="string">
            <text:p>3 tbsp lemon juice</text:p>
          </table:table-cell>
          <table:table-cell table:style-name="ce28" table:formula="of:=['Unit dates'.C112]" office:value-type="string" office:string-value="ml" calcext:value-type="string">
            <text:p>ml</text:p>
          </table:table-cell>
          <table:table-cell table:formula="of:=['Unit dates'.D112]*[.$C$1]" office:value-type="float" office:value="120" calcext:value-type="float">
            <text:p>120</text:p>
          </table:table-cell>
          <table:table-cell table:formula="of:=['Unit dates'.E112]*[.$C$1]" office:value-type="float" office:value="120" calcext:value-type="float">
            <text:p>120</text:p>
          </table:table-cell>
          <table:table-cell table:formula="of:=['Unit dates'.F112]*[.$C$1]" office:value-type="float" office:value="0" calcext:value-type="float">
            <text:p>0</text:p>
          </table:table-cell>
          <table:table-cell table:formula="of:=['Unit dates'.G11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3]" office:value-type="string" office:string-value="Couscous salad" calcext:value-type="string">
            <text:p>Couscous salad</text:p>
          </table:table-cell>
          <table:table-cell table:style-name="ce28" table:formula="of:=['Unit dates'.B113]" office:value-type="string" office:string-value="olive oil" calcext:value-type="string">
            <text:p>olive oil</text:p>
          </table:table-cell>
          <table:table-cell table:style-name="ce28" table:formula="of:=['Unit dates'.C113]" office:value-type="string" office:string-value="ml" calcext:value-type="string">
            <text:p>ml</text:p>
          </table:table-cell>
          <table:table-cell table:formula="of:=['Unit dates'.D113]*[.$C$1]" office:value-type="float" office:value="120" calcext:value-type="float">
            <text:p>120</text:p>
          </table:table-cell>
          <table:table-cell table:formula="of:=['Unit dates'.E113]*[.$C$1]" office:value-type="float" office:value="120" calcext:value-type="float">
            <text:p>120</text:p>
          </table:table-cell>
          <table:table-cell table:formula="of:=['Unit dates'.F113]*[.$C$1]" office:value-type="float" office:value="0" calcext:value-type="float">
            <text:p>0</text:p>
          </table:table-cell>
          <table:table-cell table:formula="of:=['Unit dates'.G113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4]">
            <text:p/>
          </table:table-cell>
          <table:table-cell table:style-name="ce28" table:formula="of:=['Unit dates'.B114]" office:value-type="float" office:value="0" calcext:value-type="float">
            <text:p>0</text:p>
          </table:table-cell>
          <table:table-cell table:style-name="ce28" table:formula="of:=['Unit dates'.C114]" office:value-type="float" office:value="0" calcext:value-type="float">
            <text:p>0</text:p>
          </table:table-cell>
          <table:table-cell table:formula="of:=['Unit dates'.D114]*[.$C$1]" office:value-type="float" office:value="0" calcext:value-type="float">
            <text:p>0</text:p>
          </table:table-cell>
          <table:table-cell table:formula="of:=['Unit dates'.E114]*[.$C$1]" office:value-type="float" office:value="0" calcext:value-type="float">
            <text:p>0</text:p>
          </table:table-cell>
          <table:table-cell table:formula="of:=['Unit dates'.F114]*[.$C$1]" office:value-type="float" office:value="0" calcext:value-type="float">
            <text:p>0</text:p>
          </table:table-cell>
          <table:table-cell table:formula="of:=['Unit dates'.G114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5]">
            <text:p/>
          </table:table-cell>
          <table:table-cell table:style-name="ce28" table:formula="of:=['Unit dates'.B115]" office:value-type="float" office:value="0" calcext:value-type="float">
            <text:p>0</text:p>
          </table:table-cell>
          <table:table-cell table:style-name="ce28" table:formula="of:=['Unit dates'.C115]" office:value-type="float" office:value="0" calcext:value-type="float">
            <text:p>0</text:p>
          </table:table-cell>
          <table:table-cell table:formula="of:=['Unit dates'.D115]*[.$C$1]" office:value-type="float" office:value="0" calcext:value-type="float">
            <text:p>0</text:p>
          </table:table-cell>
          <table:table-cell table:formula="of:=['Unit dates'.E115]*[.$C$1]" office:value-type="float" office:value="0" calcext:value-type="float">
            <text:p>0</text:p>
          </table:table-cell>
          <table:table-cell table:formula="of:=['Unit dates'.F115]*[.$C$1]" office:value-type="float" office:value="0" calcext:value-type="float">
            <text:p>0</text:p>
          </table:table-cell>
          <table:table-cell table:formula="of:=['Unit dates'.G115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6]" office:value-type="string" office:string-value="German Potato Salad" calcext:value-type="string">
            <text:p>German Potato Salad</text:p>
          </table:table-cell>
          <table:table-cell table:style-name="ce28" table:formula="of:=['Unit dates'.B116]" office:value-type="string" office:string-value="diced potatos" calcext:value-type="string">
            <text:p>diced potatos</text:p>
          </table:table-cell>
          <table:table-cell table:style-name="ce28" table:formula="of:=['Unit dates'.C116]" office:value-type="string" office:string-value="g" calcext:value-type="string">
            <text:p>g</text:p>
          </table:table-cell>
          <table:table-cell table:formula="of:=['Unit dates'.D116]*[.$C$1]" office:value-type="float" office:value="240" calcext:value-type="float">
            <text:p>240</text:p>
          </table:table-cell>
          <table:table-cell table:formula="of:=['Unit dates'.E116]*[.$C$1]" office:value-type="float" office:value="240" calcext:value-type="float">
            <text:p>240</text:p>
          </table:table-cell>
          <table:table-cell table:formula="of:=['Unit dates'.F116]*[.$C$1]" office:value-type="float" office:value="0" calcext:value-type="float">
            <text:p>0</text:p>
          </table:table-cell>
          <table:table-cell table:formula="of:=['Unit dates'.G116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7]" office:value-type="string" office:string-value="German Potato Salad" calcext:value-type="string">
            <text:p>German Potato Salad</text:p>
          </table:table-cell>
          <table:table-cell table:style-name="ce28" table:formula="of:=['Unit dates'.B117]" office:value-type="string" office:string-value="bacon" calcext:value-type="string">
            <text:p>bacon</text:p>
          </table:table-cell>
          <table:table-cell table:style-name="ce28" table:formula="of:=['Unit dates'.C117]" office:value-type="string" office:string-value="slice" calcext:value-type="string">
            <text:p>slice</text:p>
          </table:table-cell>
          <table:table-cell table:formula="of:=['Unit dates'.D117]*[.$C$1]" office:value-type="float" office:value="240" calcext:value-type="float">
            <text:p>240</text:p>
          </table:table-cell>
          <table:table-cell table:formula="of:=['Unit dates'.E117]*[.$C$1]" office:value-type="float" office:value="240" calcext:value-type="float">
            <text:p>240</text:p>
          </table:table-cell>
          <table:table-cell table:formula="of:=['Unit dates'.F117]*[.$C$1]" office:value-type="float" office:value="0" calcext:value-type="float">
            <text:p>0</text:p>
          </table:table-cell>
          <table:table-cell table:formula="of:=['Unit dates'.G117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8]" office:value-type="string" office:string-value="German Potato Salad" calcext:value-type="string">
            <text:p>German Potato Salad</text:p>
          </table:table-cell>
          <table:table-cell table:style-name="ce28" table:formula="of:=['Unit dates'.B118]" office:value-type="string" office:string-value="small onion, diced" calcext:value-type="string">
            <text:p>small onion, diced</text:p>
          </table:table-cell>
          <table:table-cell table:style-name="ce28" table:formula="of:=['Unit dates'.C118]" office:value-type="string" office:string-value="onion" calcext:value-type="string">
            <text:p>onion</text:p>
          </table:table-cell>
          <table:table-cell table:formula="of:=['Unit dates'.D118]*[.$C$1]" office:value-type="float" office:value="240" calcext:value-type="float">
            <text:p>240</text:p>
          </table:table-cell>
          <table:table-cell table:formula="of:=['Unit dates'.E118]*[.$C$1]" office:value-type="float" office:value="240" calcext:value-type="float">
            <text:p>240</text:p>
          </table:table-cell>
          <table:table-cell table:formula="of:=['Unit dates'.F118]*[.$C$1]" office:value-type="float" office:value="0" calcext:value-type="float">
            <text:p>0</text:p>
          </table:table-cell>
          <table:table-cell table:formula="of:=['Unit dates'.G118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19]" office:value-type="string" office:string-value="German Potato Salad" calcext:value-type="string">
            <text:p>German Potato Salad</text:p>
          </table:table-cell>
          <table:table-cell table:style-name="ce28" table:formula="of:=['Unit dates'.B119]" office:value-type="string" office:string-value="white vinegar" calcext:value-type="string">
            <text:p>white vinegar</text:p>
          </table:table-cell>
          <table:table-cell table:style-name="ce28" table:formula="of:=['Unit dates'.C119]" office:value-type="string" office:string-value="ml" calcext:value-type="string">
            <text:p>ml</text:p>
          </table:table-cell>
          <table:table-cell table:formula="of:=['Unit dates'.D119]*[.$C$1]" office:value-type="float" office:value="240" calcext:value-type="float">
            <text:p>240</text:p>
          </table:table-cell>
          <table:table-cell table:formula="of:=['Unit dates'.E119]*[.$C$1]" office:value-type="float" office:value="240" calcext:value-type="float">
            <text:p>240</text:p>
          </table:table-cell>
          <table:table-cell table:formula="of:=['Unit dates'.F119]*[.$C$1]" office:value-type="float" office:value="0" calcext:value-type="float">
            <text:p>0</text:p>
          </table:table-cell>
          <table:table-cell table:formula="of:=['Unit dates'.G119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0]" office:value-type="string" office:string-value="German Potato Salad" calcext:value-type="string">
            <text:p>German Potato Salad</text:p>
          </table:table-cell>
          <table:table-cell table:style-name="ce28" table:formula="of:=['Unit dates'.B120]" office:value-type="string" office:string-value="water" calcext:value-type="string">
            <text:p>water</text:p>
          </table:table-cell>
          <table:table-cell table:style-name="ce28" table:formula="of:=['Unit dates'.C120]" office:value-type="string" office:string-value="tbsp" calcext:value-type="string">
            <text:p>tbsp</text:p>
          </table:table-cell>
          <table:table-cell table:formula="of:=['Unit dates'.D120]*[.$C$1]" office:value-type="float" office:value="240" calcext:value-type="float">
            <text:p>240</text:p>
          </table:table-cell>
          <table:table-cell table:formula="of:=['Unit dates'.E120]*[.$C$1]" office:value-type="float" office:value="240" calcext:value-type="float">
            <text:p>240</text:p>
          </table:table-cell>
          <table:table-cell table:formula="of:=['Unit dates'.F120]*[.$C$1]" office:value-type="float" office:value="0" calcext:value-type="float">
            <text:p>0</text:p>
          </table:table-cell>
          <table:table-cell table:formula="of:=['Unit dates'.G120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1]" office:value-type="string" office:string-value="German Potato Salad" calcext:value-type="string">
            <text:p>German Potato Salad</text:p>
          </table:table-cell>
          <table:table-cell table:style-name="ce28" table:formula="of:=['Unit dates'.B121]" office:value-type="string" office:string-value="white sugar" calcext:value-type="string">
            <text:p>white sugar</text:p>
          </table:table-cell>
          <table:table-cell table:style-name="ce28" table:formula="of:=['Unit dates'.C121]" office:value-type="string" office:string-value="tbsp" calcext:value-type="string">
            <text:p>tbsp</text:p>
          </table:table-cell>
          <table:table-cell table:formula="of:=['Unit dates'.D121]*[.$C$1]" office:value-type="float" office:value="240" calcext:value-type="float">
            <text:p>240</text:p>
          </table:table-cell>
          <table:table-cell table:formula="of:=['Unit dates'.E121]*[.$C$1]" office:value-type="float" office:value="240" calcext:value-type="float">
            <text:p>240</text:p>
          </table:table-cell>
          <table:table-cell table:formula="of:=['Unit dates'.F121]*[.$C$1]" office:value-type="float" office:value="0" calcext:value-type="float">
            <text:p>0</text:p>
          </table:table-cell>
          <table:table-cell table:formula="of:=['Unit dates'.G121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2]" office:value-type="string" office:string-value="German Potato Salad" calcext:value-type="string">
            <text:p>German Potato Salad</text:p>
          </table:table-cell>
          <table:table-cell table:style-name="ce28" table:formula="of:=['Unit dates'.B122]" office:value-type="string" office:string-value="Salt" calcext:value-type="string">
            <text:p>Salt</text:p>
          </table:table-cell>
          <table:table-cell table:style-name="ce28" table:formula="of:=['Unit dates'.C122]" office:value-type="string" office:string-value="tsp" calcext:value-type="string">
            <text:p>tsp</text:p>
          </table:table-cell>
          <table:table-cell table:formula="of:=['Unit dates'.D122]*[.$C$1]" office:value-type="float" office:value="240" calcext:value-type="float">
            <text:p>240</text:p>
          </table:table-cell>
          <table:table-cell table:formula="of:=['Unit dates'.E122]*[.$C$1]" office:value-type="float" office:value="240" calcext:value-type="float">
            <text:p>240</text:p>
          </table:table-cell>
          <table:table-cell table:formula="of:=['Unit dates'.F122]*[.$C$1]" office:value-type="float" office:value="0" calcext:value-type="float">
            <text:p>0</text:p>
          </table:table-cell>
          <table:table-cell table:formula="of:=['Unit dates'.G122]*[.$C$1]" office:value-type="float" office:value="0" calcext:value-type="float">
            <text:p>0</text:p>
          </table:table-cell>
        </table:table-row>
        <table:table-row table:style-name="ro1">
          <table:table-cell table:style-name="ce28" table:formula="of:=['Unit dates'.A123]" office:value-type="string" office:string-value="German Potato Salad" calcext:value-type="string">
            <text:p>German Potato Salad</text:p>
          </table:table-cell>
          <table:table-cell table:style-name="ce28" table:formula="of:=['Unit dates'.B123]" office:value-type="string" office:string-value="ground black pepper" calcext:value-type="string">
            <text:p>ground black pepper</text:p>
          </table:table-cell>
          <table:table-cell table:style-name="ce28" table:formula="of:=['Unit dates'.C123]" office:value-type="string" office:string-value="tsp" calcext:value-type="string">
            <text:p>tsp</text:p>
          </table:table-cell>
          <table:table-cell table:formula="of:=['Unit dates'.D123]*[.$C$1]" office:value-type="float" office:value="240" calcext:value-type="float">
            <text:p>240</text:p>
          </table:table-cell>
          <table:table-cell table:formula="of:=['Unit dates'.E123]*[.$C$1]" office:value-type="float" office:value="240" calcext:value-type="float">
            <text:p>240</text:p>
          </table:table-cell>
          <table:table-cell table:formula="of:=['Unit dates'.F123]*[.$C$1]" office:value-type="float" office:value="0" calcext:value-type="float">
            <text:p>0</text:p>
          </table:table-cell>
          <table:table-cell table:formula="of:=['Unit dates'.G123]*[.$C$1]" office:value-type="float" office:value="0" calcext:value-type="float">
            <text:p>0</text:p>
          </table:table-cell>
        </table:table-row>
        <table:table-row table:style-name="ro1">
          <table:table-cell table:style-name="ce28"/>
          <table:table-cell table:style-name="ce28" table:formula="of:=['Unit dates'.B124]" office:value-type="float" office:value="0" calcext:value-type="float">
            <text:p>0</text:p>
          </table:table-cell>
          <table:table-cell table:style-name="ce28" table:formula="of:=['Unit dates'.C124]" office:value-type="float" office:value="0" calcext:value-type="float">
            <text:p>0</text:p>
          </table:table-cell>
          <table:table-cell table:formula="of:=['Unit dates'.D124]*[.$C$1]" office:value-type="float" office:value="0" calcext:value-type="float">
            <text:p>0</text:p>
          </table:table-cell>
          <table:table-cell table:formula="of:=['Unit dates'.E124]*[.$C$1]" office:value-type="float" office:value="0" calcext:value-type="float">
            <text:p>0</text:p>
          </table:table-cell>
          <table:table-cell table:formula="of:=['Unit dates'.F124]*[.$C$1]" office:value-type="float" office:value="0" calcext:value-type="float">
            <text:p>0</text:p>
          </table:table-cell>
          <table:table-cell table:formula="of:=['Unit dates'.G124]*[.$C$1]" office:value-type="float" office:value="0" calcext:value-type="float">
            <text:p>0</text:p>
          </table:table-cell>
        </table:table-row>
        <table:table-row table:style-name="ro1">
          <table:table-cell table:style-name="ce28"/>
          <table:table-cell table:style-name="ce28" table:formula="of:=['Unit dates'.B125]" office:value-type="float" office:value="0" calcext:value-type="float">
            <text:p>0</text:p>
          </table:table-cell>
          <table:table-cell table:style-name="ce28" table:formula="of:=['Unit dates'.C125]" office:value-type="float" office:value="0" calcext:value-type="float">
            <text:p>0</text:p>
          </table:table-cell>
          <table:table-cell table:formula="of:=['Unit dates'.D125]*[.$C$1]" office:value-type="float" office:value="0" calcext:value-type="float">
            <text:p>0</text:p>
          </table:table-cell>
          <table:table-cell table:formula="of:=['Unit dates'.E125]*[.$C$1]" office:value-type="float" office:value="0" calcext:value-type="float">
            <text:p>0</text:p>
          </table:table-cell>
          <table:table-cell table:formula="of:=['Unit dates'.F125]*[.$C$1]" office:value-type="float" office:value="0" calcext:value-type="float">
            <text:p>0</text:p>
          </table:table-cell>
          <table:table-cell table:formula="of:=['Unit dates'.G125]*[.$C$1]" office:value-type="float" office:value="0" calcext:value-type="float">
            <text:p>0</text:p>
          </table:table-cell>
        </table:table-row>
        <table:table-row table:style-name="ro1" table:number-rows-repeated="19">
          <table:table-cell table:style-name="ce28" table:number-columns-repeated="3"/>
          <table:table-cell table:number-columns-repeated="4"/>
        </table:table-row>
        <table:table-row table:style-name="ro1" table:number-rows-repeated="10484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nual" table:style-name="ta4">
        <table:table-column table:style-name="co1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4" table:target-range-address="'Unit meals'.A1:'Unit meals'.E54" table:contains-header="false" table:orientation="column"/>
        <table:database-range table:name="__Anonymous_Sheet_DB__6" table:target-range-address="'Shopping List'.A1:'Shopping List'.G106" table:contains-header="false">
          <table:filter>
            <table:filter-and>
              <table:filter-condition table:field-number="1" table:data-type="number" table:value="0" table:operator="!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5:48:14.241774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6:12:16.578106582</dc:date>
    <meta:editing-duration>PT5H9M3S</meta:editing-duration>
    <meta:editing-cycles>48</meta:editing-cycles>
    <meta:document-statistic meta:table-count="8" meta:cell-count="10990" meta:object-count="0"/>
  </office:meta>
</office:document-meta>
</file>